
<file path=META-INF/manifest.xml><?xml version="1.0" encoding="utf-8"?>
<manifest:manifest xmlns:manifest="urn:oasis:names:tc:opendocument:xmlns:manifest:1.0">
  <manifest:file-entry manifest:media-type="application/vnd.oasis.opendocument.tex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svg="urn:oasis:names:tc:opendocument:xmlns:svg-compatible:1.0" xmlns:fo="urn:oasis:names:tc:opendocument:xmlns:xsl-fo-compatible:1.0" xmlns:xlink="http://www.w3.org/1999/xlink" xmlns:table="urn:oasis:names:tc:opendocument:xmlns:table:1.0" xmlns:draw="urn:oasis:names:tc:opendocument:xmlns:drawing:1.0">
  <office:automatic-styles>
    <style:style style:family="text" style:name="T1" style:display-name="T1" style:parent-style-name="CharStyle3">
      <style:text-properties fo:color="#000000"/>
    </style:style>
    <style:style style:family="text" style:name="T2" style:display-name="T2" style:parent-style-name="CharStyle5">
      <style:text-properties fo:color="#000000"/>
    </style:style>
    <style:style style:family="text" style:name="T3" style:display-name="T3" style:parent-style-name="CharStyle7">
      <style:text-properties fo:color="#000000"/>
    </style:style>
    <style:style style:family="text" style:name="T4" style:display-name="T4" style:parent-style-name="CharStyle8">
      <style:text-properties fo:color="#000000"/>
    </style:style>
    <style:style style:family="text" style:name="T6" style:display-name="T6" style:parent-style-name="CharStyle13">
      <style:text-properties fo:color="#000000"/>
    </style:style>
    <style:style style:family="text" style:name="T7" style:display-name="T7" style:parent-style-name="CharStyle14">
      <style:text-properties fo:color="#000000"/>
    </style:style>
    <style:style style:family="text" style:name="T8" style:display-name="T8" style:parent-style-name="CharStyle15">
      <style:text-properties fo:color="#000000"/>
    </style:style>
    <style:style style:family="text" style:name="T9" style:display-name="T9" style:parent-style-name="CharStyle17">
      <style:text-properties fo:color="#000000"/>
    </style:style>
    <style:style style:family="text" style:name="T10" style:display-name="T10" style:parent-style-name="CharStyle19">
      <style:text-properties fo:color="#000000"/>
    </style:style>
    <style:style style:family="text" style:name="T11" style:display-name="T11" style:parent-style-name="CharStyle22">
      <style:text-properties fo:color="#000000"/>
    </style:style>
    <style:style style:family="text" style:name="T12" style:display-name="T12" style:parent-style-name="CharStyle21">
      <style:text-properties fo:color="#000000"/>
    </style:style>
    <style:style style:family="text" style:name="T13" style:display-name="T13" style:parent-style-name="CharStyle24">
      <style:text-properties fo:color="#000000"/>
    </style:style>
    <style:style style:family="text" style:name="T14" style:display-name="T14" style:parent-style-name="CharStyle25">
      <style:text-properties fo:color="#000000"/>
    </style:style>
    <style:style style:family="text" style:name="T15" style:display-name="T15" style:parent-style-name="CharStyle27">
      <style:text-properties fo:color="#000000"/>
    </style:style>
    <style:style style:family="text" style:name="T16" style:display-name="T16" style:parent-style-name="CharStyle30">
      <style:text-properties fo:color="#000000"/>
    </style:style>
    <style:style style:family="text" style:name="T17" style:display-name="T17" style:parent-style-name="CharStyle31">
      <style:text-properties fo:color="#000000"/>
    </style:style>
    <style:style style:family="text" style:name="T18" style:display-name="T18" style:parent-style-name="CharStyle32">
      <style:text-properties fo:color="#000000"/>
    </style:style>
    <style:style style:family="text" style:name="T19" style:display-name="T19" style:parent-style-name="CharStyle34">
      <style:text-properties fo:color="#000000"/>
    </style:style>
    <style:style style:family="text" style:name="T20" style:display-name="T20" style:parent-style-name="CharStyle29">
      <style:text-properties fo:color="#000000"/>
    </style:style>
    <style:style style:family="text" style:name="T21" style:display-name="T21" style:parent-style-name="CharStyle35">
      <style:text-properties fo:color="#000000"/>
    </style:style>
    <style:style style:family="text" style:name="T22" style:display-name="T22" style:parent-style-name="CharStyle37">
      <style:text-properties fo:color="#000000"/>
    </style:style>
    <style:style style:family="text" style:name="T23" style:display-name="T23" style:parent-style-name="CharStyle38">
      <style:text-properties fo:color="#000000"/>
    </style:style>
    <style:style style:family="text" style:name="T24" style:display-name="T24" style:parent-style-name="CharStyle39">
      <style:text-properties fo:color="#000000"/>
    </style:style>
    <style:style style:family="text" style:name="T25" style:display-name="T25" style:parent-style-name="CharStyle40">
      <style:text-properties fo:color="#000000"/>
    </style:style>
    <style:style style:family="text" style:name="T26" style:display-name="T26" style:parent-style-name="CharStyle41">
      <style:text-properties fo:color="#000000"/>
    </style:style>
    <style:style style:family="text" style:name="T27" style:display-name="T27" style:parent-style-name="CharStyle42">
      <style:text-properties fo:color="#000000"/>
    </style:style>
    <style:style style:family="text" style:name="T28" style:display-name="T28" style:parent-style-name="CharStyle43">
      <style:text-properties fo:color="#000000"/>
    </style:style>
    <style:style style:family="text" style:name="T29" style:display-name="T29" style:parent-style-name="CharStyle45">
      <style:text-properties fo:color="#000000"/>
    </style:style>
    <style:style style:family="text" style:name="T30" style:display-name="T30" style:parent-style-name="CharStyle47">
      <style:text-properties fo:color="#000000"/>
    </style:style>
    <style:style style:family="text" style:name="T33" style:display-name="T33" style:parent-style-name="CharStyle51">
      <style:text-properties fo:color="#000000"/>
    </style:style>
    <style:style style:family="text" style:name="T34" style:display-name="T34" style:parent-style-name="CharStyle52">
      <style:text-properties fo:color="#000000"/>
    </style:style>
    <style:style style:family="text" style:name="T36" style:display-name="T36" style:parent-style-name="CharStyle53">
      <style:text-properties fo:color="#000000"/>
    </style:style>
    <style:style style:family="text" style:name="T37" style:display-name="T37" style:parent-style-name="CharStyle55">
      <style:text-properties fo:color="#000000"/>
    </style:style>
    <style:style style:family="text" style:name="T38" style:display-name="T38" style:parent-style-name="CharStyle57">
      <style:text-properties fo:color="#000000"/>
    </style:style>
    <style:style style:family="text" style:name="T39" style:display-name="T39" style:parent-style-name="CharStyle59">
      <style:text-properties fo:color="#000000"/>
    </style:style>
    <style:style style:family="text" style:name="T40" style:display-name="T40" style:parent-style-name="CharStyle60">
      <style:text-properties fo:color="#000000"/>
    </style:style>
    <style:style style:family="text" style:name="T41" style:display-name="T41" style:parent-style-name="CharStyle61">
      <style:text-properties fo:color="#000000"/>
    </style:style>
    <style:style style:family="text" style:name="T42" style:display-name="T42" style:parent-style-name="CharStyle63">
      <style:text-properties fo:color="#000000"/>
    </style:style>
    <style:style style:family="text" style:name="T43" style:display-name="T43" style:parent-style-name="CharStyle64">
      <style:text-properties fo:color="#000000"/>
    </style:style>
    <style:style style:family="text" style:name="T44" style:display-name="T44" style:parent-style-name="CharStyle66">
      <style:text-properties fo:color="#000000"/>
    </style:style>
    <style:style style:family="text" style:name="T45" style:display-name="T45" style:parent-style-name="CharStyle68">
      <style:text-properties fo:color="#000000"/>
    </style:style>
    <style:style style:family="text" style:name="T46" style:display-name="T46" style:parent-style-name="CharStyle69">
      <style:text-properties fo:color="#000000"/>
    </style:style>
    <style:style style:family="text" style:name="T48" style:display-name="T48" style:parent-style-name="CharStyle72">
      <style:text-properties fo:color="#000000"/>
    </style:style>
    <style:style style:family="text" style:name="T49" style:display-name="T49" style:parent-style-name="CharStyle73">
      <style:text-properties fo:color="#000000"/>
    </style:style>
    <style:style style:family="text" style:name="T50" style:display-name="T50" style:parent-style-name="CharStyle74">
      <style:text-properties fo:color="#000000"/>
    </style:style>
    <style:style style:family="text" style:name="T51" style:display-name="T51" style:parent-style-name="CharStyle10">
      <style:text-properties fo:color="#000000"/>
    </style:style>
    <style:style style:family="text" style:name="T52" style:display-name="T52" style:parent-style-name="CharStyle75">
      <style:text-properties fo:color="#000000"/>
    </style:style>
    <style:style style:family="text" style:name="T53" style:display-name="T53" style:parent-style-name="CharStyle77">
      <style:text-properties fo:color="#000000"/>
    </style:style>
    <style:style style:family="text" style:name="T54" style:display-name="T54" style:parent-style-name="CharStyle78">
      <style:text-properties fo:color="#000000"/>
    </style:style>
    <style:style style:family="text" style:name="T55" style:display-name="T55" style:parent-style-name="CharStyle80">
      <style:text-properties fo:color="#000000"/>
    </style:style>
    <style:style style:family="text" style:name="T56" style:display-name="T56" style:parent-style-name="CharStyle81">
      <style:text-properties fo:color="#000000"/>
    </style:style>
    <style:style style:family="text" style:name="T57" style:display-name="T57" style:parent-style-name="CharStyle83">
      <style:text-properties fo:color="#000000"/>
    </style:style>
    <style:style style:family="text" style:name="T58" style:display-name="T58" style:parent-style-name="CharStyle84">
      <style:text-properties fo:color="#000000"/>
    </style:style>
    <style:style style:family="text" style:name="T59" style:display-name="T59" style:parent-style-name="CharStyle85">
      <style:text-properties fo:color="#000000"/>
    </style:style>
    <style:style style:family="text" style:name="T60" style:display-name="T60" style:parent-style-name="CharStyle86">
      <style:text-properties fo:color="#000000"/>
    </style:style>
    <style:style style:family="text" style:name="T61" style:display-name="T61" style:parent-style-name="CharStyle87">
      <style:text-properties fo:color="#000000"/>
    </style:style>
    <style:style style:family="text" style:name="T62" style:display-name="T62" style:parent-style-name="CharStyle88">
      <style:text-properties fo:color="#000000"/>
    </style:style>
    <style:style style:family="text" style:name="T63" style:display-name="T63" style:parent-style-name="CharStyle90">
      <style:text-properties fo:color="#000000"/>
    </style:style>
    <style:style style:family="text" style:name="T65" style:display-name="T65" style:parent-style-name="CharStyle93">
      <style:text-properties fo:color="#000000"/>
    </style:style>
    <style:style style:family="text" style:name="T66" style:display-name="T66" style:parent-style-name="CharStyle94">
      <style:text-properties fo:color="#000000"/>
    </style:style>
    <style:style style:family="text" style:name="T69" style:display-name="T69" style:parent-style-name="CharStyle96">
      <style:text-properties fo:color="#000000"/>
    </style:style>
    <style:style style:family="text" style:name="T70" style:display-name="T70" style:parent-style-name="CharStyle98">
      <style:text-properties fo:color="#000000"/>
    </style:style>
    <style:style style:family="text" style:name="T71" style:display-name="T71" style:parent-style-name="CharStyle100">
      <style:text-properties fo:color="#000000"/>
    </style:style>
    <style:style style:family="text" style:name="T72" style:display-name="T72" style:parent-style-name="CharStyle102">
      <style:text-properties fo:color="#000000"/>
    </style:style>
    <style:style style:family="text" style:name="T73" style:display-name="T73" style:parent-style-name="CharStyle103">
      <style:text-properties fo:color="#000000"/>
    </style:style>
    <style:style style:family="text" style:name="T74" style:display-name="T74" style:parent-style-name="CharStyle105">
      <style:text-properties fo:color="#000000"/>
    </style:style>
    <style:style style:family="text" style:name="T75" style:display-name="T75" style:parent-style-name="CharStyle107">
      <style:text-properties fo:color="#000000"/>
    </style:style>
    <style:style style:family="text" style:name="T76" style:display-name="T76" style:parent-style-name="CharStyle108">
      <style:text-properties fo:color="#000000"/>
    </style:style>
    <style:style style:family="text" style:name="T77" style:display-name="T77" style:parent-style-name="CharStyle7">
      <style:text-properties fo:language="ms" style:language-asian="ms" style:language-complex="ms" fo:color="#000000"/>
    </style:style>
    <style:style style:family="text" style:name="T78" style:display-name="T78" style:parent-style-name="CharStyle110">
      <style:text-properties fo:color="#000000"/>
    </style:style>
    <style:style style:family="text" style:name="T79" style:display-name="T79" style:parent-style-name="CharStyle112">
      <style:text-properties fo:color="#000000"/>
    </style:style>
    <style:style style:family="text" style:name="T80" style:display-name="T80" style:parent-style-name="CharStyle113">
      <style:text-properties fo:color="#000000"/>
    </style:style>
    <style:style style:family="text" style:name="T81" style:display-name="T81" style:parent-style-name="CharStyle115">
      <style:text-properties fo:color="#000000"/>
    </style:style>
    <style:style style:family="text" style:name="T82" style:display-name="T82" style:parent-style-name="CharStyle117">
      <style:text-properties fo:color="#000000"/>
    </style:style>
    <style:style style:family="text" style:name="T83" style:display-name="T83" style:parent-style-name="CharStyle118">
      <style:text-properties fo:color="#000000"/>
    </style:style>
    <style:style style:family="text" style:name="T85" style:display-name="T85" style:parent-style-name="CharStyle121">
      <style:text-properties fo:color="#000000"/>
    </style:style>
    <style:style style:family="text" style:name="T86" style:display-name="T86" style:parent-style-name="CharStyle122">
      <style:text-properties fo:color="#000000"/>
    </style:style>
    <style:style style:family="text" style:name="T87" style:display-name="T87" style:parent-style-name="CharStyle124">
      <style:text-properties fo:color="#000000"/>
    </style:style>
    <style:style style:family="text" style:name="T88" style:display-name="T88" style:parent-style-name="CharStyle125">
      <style:text-properties fo:color="#000000"/>
    </style:style>
    <style:style style:family="paragraph" style:name="P2">
      <style:paragraph-properties fo:line-height="0.968cm" style:page-number="auto"/>
      <style:text-properties/>
    </style:style>
    <style:style style:family="paragraph" style:name="P3">
      <style:paragraph-properties style:page-number="auto"/>
      <style:text-properties fo:font-size="1pt" style:font-size-asian="1pt" style:font-size-complex="1pt"/>
    </style:style>
    <style:style style:family="paragraph" style:name="P4">
      <style:paragraph-properties fo:line-height="0.635cm" style:page-number="auto"/>
      <style:text-properties/>
    </style:style>
    <style:style style:family="paragraph" style:name="P5">
      <style:paragraph-properties fo:line-height="0.635cm" style:page-number="auto"/>
      <style:text-properties/>
    </style:style>
    <style:style style:family="paragraph" style:name="P6">
      <style:paragraph-properties fo:line-height="0.635cm" style:page-number="auto"/>
      <style:text-properties/>
    </style:style>
    <style:style style:family="paragraph" style:name="P7">
      <style:paragraph-properties fo:line-height="0.635cm" style:page-number="auto"/>
      <style:text-properties/>
    </style:style>
    <style:style style:family="paragraph" style:name="P8">
      <style:paragraph-properties fo:line-height="0.635cm" style:page-number="auto"/>
      <style:text-properties/>
    </style:style>
    <style:style style:family="paragraph" style:name="P9">
      <style:paragraph-properties fo:line-height="0.635cm" style:page-number="auto"/>
      <style:text-properties/>
    </style:style>
    <style:style style:family="paragraph" style:name="P10">
      <style:paragraph-properties fo:line-height="0.635cm" style:page-number="auto"/>
      <style:text-properties/>
    </style:style>
    <style:style style:family="paragraph" style:name="P11">
      <style:paragraph-properties fo:line-height="0.635cm" style:page-number="auto"/>
      <style:text-properties/>
    </style:style>
    <style:style style:family="paragraph" style:name="P12">
      <style:paragraph-properties fo:line-height="0.635cm" style:page-number="auto"/>
      <style:text-properties/>
    </style:style>
    <style:style style:family="paragraph" style:name="P13">
      <style:paragraph-properties fo:line-height="0.635cm" style:page-number="auto"/>
      <style:text-properties/>
    </style:style>
    <style:style style:family="paragraph" style:name="P14">
      <style:paragraph-properties fo:line-height="0.635cm" style:page-number="auto"/>
      <style:text-properties/>
    </style:style>
    <style:style style:family="paragraph" style:name="P15">
      <style:paragraph-properties fo:line-height="0.635cm" style:page-number="auto"/>
      <style:text-properties/>
    </style:style>
    <style:style style:family="paragraph" style:name="P16">
      <style:paragraph-properties fo:line-height="0.635cm" style:page-number="auto"/>
      <style:text-properties/>
    </style:style>
    <style:style style:family="paragraph" style:name="P17">
      <style:paragraph-properties fo:line-height="0.635cm" style:page-number="auto"/>
      <style:text-properties/>
    </style:style>
    <style:style style:family="paragraph" style:name="P18">
      <style:paragraph-properties fo:line-height="0.635cm" style:page-number="auto"/>
      <style:text-properties/>
    </style:style>
    <style:style style:family="paragraph" style:name="P19">
      <style:paragraph-properties fo:line-height="0.635cm" style:page-number="auto"/>
      <style:text-properties/>
    </style:style>
    <style:style style:family="paragraph" style:name="P20">
      <style:paragraph-properties fo:line-height="0.635cm" style:page-number="auto"/>
      <style:text-properties/>
    </style:style>
    <style:style style:family="paragraph" style:name="P21">
      <style:paragraph-properties fo:line-height="0.635cm" style:page-number="auto"/>
      <style:text-properties/>
    </style:style>
    <style:style style:family="paragraph" style:name="P22">
      <style:paragraph-properties fo:line-height="0.635cm" style:page-number="auto"/>
      <style:text-properties/>
    </style:style>
    <style:style style:family="paragraph" style:name="P23">
      <style:paragraph-properties fo:line-height="0.635cm" style:page-number="auto"/>
      <style:text-properties/>
    </style:style>
    <style:style style:family="paragraph" style:name="P24">
      <style:paragraph-properties fo:line-height="0.635cm" style:page-number="auto"/>
      <style:text-properties/>
    </style:style>
    <style:style style:family="paragraph" style:name="P25">
      <style:paragraph-properties fo:line-height="0.635cm" style:page-number="auto"/>
      <style:text-properties/>
    </style:style>
    <style:style style:family="paragraph" style:name="P26">
      <style:paragraph-properties fo:line-height="0.635cm" style:page-number="auto"/>
      <style:text-properties/>
    </style:style>
    <style:style style:family="paragraph" style:name="P27">
      <style:paragraph-properties fo:line-height="0.635cm" style:page-number="auto"/>
      <style:text-properties/>
    </style:style>
    <style:style style:family="paragraph" style:name="P28">
      <style:paragraph-properties fo:line-height="0.635cm" style:page-number="auto"/>
      <style:text-properties/>
    </style:style>
    <style:style style:family="paragraph" style:name="P29">
      <style:paragraph-properties fo:line-height="0.635cm" style:page-number="auto"/>
      <style:text-properties/>
    </style:style>
    <style:style style:family="paragraph" style:name="P30">
      <style:paragraph-properties fo:line-height="0.635cm" style:page-number="auto"/>
      <style:text-properties/>
    </style:style>
    <style:style style:family="paragraph" style:name="P31">
      <style:paragraph-properties fo:line-height="0.635cm" style:page-number="auto"/>
      <style:text-properties/>
    </style:style>
    <style:style style:family="paragraph" style:name="P32">
      <style:paragraph-properties fo:line-height="0.635cm" style:page-number="auto"/>
      <style:text-properties/>
    </style:style>
    <style:style style:family="paragraph" style:name="P33">
      <style:paragraph-properties fo:line-height="0.635cm" style:page-number="auto"/>
      <style:text-properties/>
    </style:style>
    <style:style style:family="paragraph" style:name="P34">
      <style:paragraph-properties fo:line-height="0.635cm" style:page-number="auto"/>
      <style:text-properties/>
    </style:style>
    <style:style style:family="paragraph" style:name="P35">
      <style:paragraph-properties fo:line-height="0.635cm" style:page-number="auto"/>
      <style:text-properties/>
    </style:style>
    <style:style style:family="paragraph" style:name="P36">
      <style:paragraph-properties fo:line-height="0.635cm" style:page-number="auto"/>
      <style:text-properties/>
    </style:style>
    <style:style style:family="paragraph" style:name="P37">
      <style:paragraph-properties fo:line-height="0.635cm" style:page-number="auto"/>
      <style:text-properties/>
    </style:style>
    <style:style style:family="paragraph" style:name="P38">
      <style:paragraph-properties fo:line-height="0.635cm" style:page-number="auto"/>
      <style:text-properties/>
    </style:style>
    <style:style style:family="paragraph" style:name="P39">
      <style:paragraph-properties fo:line-height="0.635cm" style:page-number="auto"/>
      <style:text-properties/>
    </style:style>
    <style:style style:family="paragraph" style:name="P40">
      <style:paragraph-properties fo:line-height="0.635cm" style:page-number="auto"/>
      <style:text-properties/>
    </style:style>
    <style:style style:family="paragraph" style:name="P41">
      <style:paragraph-properties fo:line-height="0.635cm" style:page-number="auto"/>
      <style:text-properties/>
    </style:style>
    <style:style style:family="paragraph" style:name="P42">
      <style:paragraph-properties fo:line-height="0.635cm" style:page-number="auto"/>
      <style:text-properties/>
    </style:style>
    <style:style style:family="paragraph" style:name="P43">
      <style:paragraph-properties fo:line-height="0.635cm" style:page-number="auto"/>
      <style:text-properties/>
    </style:style>
    <style:style style:family="paragraph" style:name="P44">
      <style:paragraph-properties fo:line-height="0.635cm" style:page-number="auto"/>
      <style:text-properties/>
    </style:style>
    <style:style style:family="paragraph" style:name="P45">
      <style:paragraph-properties fo:line-height="0.672cm" style:page-number="auto"/>
      <style:text-properties/>
    </style:style>
    <style:style style:family="paragraph" style:name="P46">
      <style:paragraph-properties style:page-number="auto"/>
      <style:text-properties fo:font-size="1pt" style:font-size-asian="1pt" style:font-size-complex="1pt"/>
    </style:style>
    <style:style style:family="paragraph" style:name="P47">
      <style:paragraph-properties style:page-number="auto"/>
      <style:text-properties fo:font-size="1pt" style:font-size-asian="1pt" style:font-size-complex="1pt"/>
    </style:style>
    <style:style style:family="paragraph" style:name="P49">
      <style:paragraph-properties style:page-number="auto"/>
      <style:text-properties fo:font-size="1pt" style:font-size-asian="1pt" style:font-size-complex="1pt"/>
    </style:style>
    <style:style style:family="paragraph" style:name="P50">
      <style:paragraph-properties fo:line-height="0.635cm" style:page-number="auto"/>
      <style:text-properties/>
    </style:style>
    <style:style style:family="paragraph" style:name="P51">
      <style:paragraph-properties fo:line-height="0.635cm" style:page-number="auto"/>
      <style:text-properties/>
    </style:style>
    <style:style style:family="paragraph" style:name="P52">
      <style:paragraph-properties fo:line-height="0.635cm" style:page-number="auto"/>
      <style:text-properties/>
    </style:style>
    <style:style style:family="paragraph" style:name="P53">
      <style:paragraph-properties fo:line-height="0.635cm" style:page-number="auto"/>
      <style:text-properties/>
    </style:style>
    <style:style style:family="paragraph" style:name="P54">
      <style:paragraph-properties fo:line-height="0.635cm" style:page-number="auto"/>
      <style:text-properties/>
    </style:style>
    <style:style style:family="paragraph" style:name="P55">
      <style:paragraph-properties fo:line-height="0.635cm" style:page-number="auto"/>
      <style:text-properties/>
    </style:style>
    <style:style style:family="paragraph" style:name="P56">
      <style:paragraph-properties fo:line-height="0.635cm" style:page-number="auto"/>
      <style:text-properties/>
    </style:style>
    <style:style style:family="paragraph" style:name="P57">
      <style:paragraph-properties fo:line-height="0.635cm" style:page-number="auto"/>
      <style:text-properties/>
    </style:style>
    <style:style style:family="paragraph" style:name="P58">
      <style:paragraph-properties fo:line-height="0.635cm" style:page-number="auto"/>
      <style:text-properties/>
    </style:style>
    <style:style style:family="paragraph" style:name="P59">
      <style:paragraph-properties fo:line-height="0.635cm" style:page-number="auto"/>
      <style:text-properties/>
    </style:style>
    <style:style style:family="paragraph" style:name="P60">
      <style:paragraph-properties fo:line-height="0.635cm" style:page-number="auto"/>
      <style:text-properties/>
    </style:style>
    <style:style style:family="paragraph" style:name="P61">
      <style:paragraph-properties fo:line-height="0.635cm" style:page-number="auto"/>
      <style:text-properties/>
    </style:style>
    <style:style style:family="paragraph" style:name="P62">
      <style:paragraph-properties fo:line-height="0.635cm" style:page-number="auto"/>
      <style:text-properties/>
    </style:style>
    <style:style style:family="paragraph" style:name="P63">
      <style:paragraph-properties fo:line-height="0.635cm" style:page-number="auto"/>
      <style:text-properties/>
    </style:style>
    <style:style style:family="paragraph" style:name="P64">
      <style:paragraph-properties fo:line-height="0.635cm" style:page-number="auto"/>
      <style:text-properties/>
    </style:style>
    <style:style style:family="paragraph" style:name="P65">
      <style:paragraph-properties fo:line-height="0.635cm" style:page-number="auto"/>
      <style:text-properties/>
    </style:style>
    <style:style style:family="paragraph" style:name="P66">
      <style:paragraph-properties fo:line-height="0.635cm" style:page-number="auto"/>
      <style:text-properties/>
    </style:style>
    <style:style style:family="paragraph" style:name="P67">
      <style:paragraph-properties fo:line-height="0.635cm" style:page-number="auto"/>
      <style:text-properties/>
    </style:style>
    <style:style style:family="paragraph" style:name="P68">
      <style:paragraph-properties fo:line-height="0.635cm" style:page-number="auto"/>
      <style:text-properties/>
    </style:style>
    <style:style style:family="paragraph" style:name="P69">
      <style:paragraph-properties fo:line-height="0.635cm" style:page-number="auto"/>
      <style:text-properties/>
    </style:style>
    <style:style style:family="paragraph" style:name="P70">
      <style:paragraph-properties fo:line-height="0.635cm" style:page-number="auto"/>
      <style:text-properties/>
    </style:style>
    <style:style style:family="paragraph" style:name="P71">
      <style:paragraph-properties fo:line-height="0.635cm" style:page-number="auto"/>
      <style:text-properties/>
    </style:style>
    <style:style style:family="paragraph" style:name="P72">
      <style:paragraph-properties fo:line-height="0.635cm" style:page-number="auto"/>
      <style:text-properties/>
    </style:style>
    <style:style style:family="paragraph" style:name="P73">
      <style:paragraph-properties fo:line-height="0.635cm" style:page-number="auto"/>
      <style:text-properties/>
    </style:style>
    <style:style style:family="paragraph" style:name="P74">
      <style:paragraph-properties fo:line-height="0.635cm" style:page-number="auto"/>
      <style:text-properties/>
    </style:style>
    <style:style style:family="paragraph" style:name="P75">
      <style:paragraph-properties fo:line-height="0.635cm" style:page-number="auto"/>
      <style:text-properties/>
    </style:style>
    <style:style style:family="paragraph" style:name="P76">
      <style:paragraph-properties fo:line-height="0.635cm" style:page-number="auto"/>
      <style:text-properties/>
    </style:style>
    <style:style style:family="paragraph" style:name="P77">
      <style:paragraph-properties fo:line-height="0.635cm" style:page-number="auto"/>
      <style:text-properties/>
    </style:style>
    <style:style style:family="paragraph" style:name="P78">
      <style:paragraph-properties fo:line-height="0.635cm" style:page-number="auto"/>
      <style:text-properties/>
    </style:style>
    <style:style style:family="paragraph" style:name="P79">
      <style:paragraph-properties fo:line-height="0.635cm" style:page-number="auto"/>
      <style:text-properties/>
    </style:style>
    <style:style style:family="paragraph" style:name="P80">
      <style:paragraph-properties fo:line-height="0.635cm" style:page-number="auto"/>
      <style:text-properties/>
    </style:style>
    <style:style style:family="paragraph" style:name="P81">
      <style:paragraph-properties fo:line-height="0.635cm" style:page-number="auto"/>
      <style:text-properties/>
    </style:style>
    <style:style style:family="paragraph" style:name="P82">
      <style:paragraph-properties fo:line-height="0.635cm" style:page-number="auto"/>
      <style:text-properties/>
    </style:style>
    <style:style style:family="paragraph" style:name="P83">
      <style:paragraph-properties fo:line-height="0.635cm" style:page-number="auto"/>
      <style:text-properties/>
    </style:style>
    <style:style style:family="paragraph" style:name="P84">
      <style:paragraph-properties fo:line-height="0.635cm" style:page-number="auto"/>
      <style:text-properties/>
    </style:style>
    <style:style style:family="paragraph" style:name="P85">
      <style:paragraph-properties fo:line-height="0.635cm" style:page-number="auto"/>
      <style:text-properties/>
    </style:style>
    <style:style style:family="paragraph" style:name="P86">
      <style:paragraph-properties fo:line-height="0.635cm" style:page-number="auto"/>
      <style:text-properties/>
    </style:style>
    <style:style style:family="paragraph" style:name="P87">
      <style:paragraph-properties fo:line-height="0.635cm" style:page-number="auto"/>
      <style:text-properties/>
    </style:style>
    <style:style style:family="paragraph" style:name="P88">
      <style:paragraph-properties fo:line-height="0.635cm" style:page-number="auto"/>
      <style:text-properties/>
    </style:style>
    <style:style style:family="paragraph" style:name="P89">
      <style:paragraph-properties fo:line-height="0.635cm" style:page-number="auto"/>
      <style:text-properties/>
    </style:style>
    <style:style style:family="paragraph" style:name="P90">
      <style:paragraph-properties fo:line-height="0.635cm" style:page-number="auto"/>
      <style:text-properties/>
    </style:style>
    <style:style style:family="paragraph" style:name="P91">
      <style:paragraph-properties fo:line-height="0.672cm" style:page-number="auto"/>
      <style:text-properties/>
    </style:style>
    <style:style style:family="paragraph" style:name="P92">
      <style:paragraph-properties style:page-number="auto"/>
      <style:text-properties fo:font-size="1pt" style:font-size-asian="1pt" style:font-size-complex="1pt"/>
    </style:style>
    <style:style style:family="paragraph" style:name="P93">
      <style:paragraph-properties style:page-number="auto"/>
      <style:text-properties fo:font-size="1pt" style:font-size-asian="1pt" style:font-size-complex="1pt"/>
    </style:style>
    <style:style style:family="paragraph" style:name="P95">
      <style:paragraph-properties fo:line-height="0.635cm" style:page-number="auto"/>
      <style:text-properties/>
    </style:style>
    <style:style style:family="paragraph" style:name="P96">
      <style:paragraph-properties fo:line-height="0.635cm" style:page-number="auto"/>
      <style:text-properties/>
    </style:style>
    <style:style style:family="paragraph" style:name="P97">
      <style:paragraph-properties fo:line-height="0.635cm" style:page-number="auto"/>
      <style:text-properties/>
    </style:style>
    <style:style style:family="paragraph" style:name="P98">
      <style:paragraph-properties fo:line-height="0.635cm" style:page-number="auto"/>
      <style:text-properties/>
    </style:style>
    <style:style style:family="paragraph" style:name="P99">
      <style:paragraph-properties fo:line-height="0.635cm" style:page-number="auto"/>
      <style:text-properties/>
    </style:style>
    <style:style style:family="paragraph" style:name="P100">
      <style:paragraph-properties fo:line-height="0.635cm" style:page-number="auto"/>
      <style:text-properties/>
    </style:style>
    <style:style style:family="paragraph" style:name="P101">
      <style:paragraph-properties fo:line-height="0.635cm" style:page-number="auto"/>
      <style:text-properties/>
    </style:style>
    <style:style style:family="paragraph" style:name="P102">
      <style:paragraph-properties fo:line-height="0.635cm" style:page-number="auto"/>
      <style:text-properties/>
    </style:style>
    <style:style style:family="paragraph" style:name="P103">
      <style:paragraph-properties fo:line-height="0.635cm" style:page-number="auto"/>
      <style:text-properties/>
    </style:style>
    <style:style style:family="paragraph" style:name="P104">
      <style:paragraph-properties fo:line-height="0.635cm" style:page-number="auto"/>
      <style:text-properties/>
    </style:style>
    <style:style style:family="paragraph" style:name="P105">
      <style:paragraph-properties fo:line-height="0.635cm" style:page-number="auto"/>
      <style:text-properties/>
    </style:style>
    <style:style style:family="paragraph" style:name="P106">
      <style:paragraph-properties fo:line-height="0.635cm" style:page-number="auto"/>
      <style:text-properties/>
    </style:style>
    <style:style style:family="paragraph" style:name="P107">
      <style:paragraph-properties fo:line-height="0.635cm" style:page-number="auto"/>
      <style:text-properties/>
    </style:style>
    <style:style style:family="paragraph" style:name="P108">
      <style:paragraph-properties fo:line-height="0.635cm" style:page-number="auto"/>
      <style:text-properties/>
    </style:style>
    <style:style style:family="paragraph" style:name="P109">
      <style:paragraph-properties fo:line-height="0.635cm" style:page-number="auto"/>
      <style:text-properties/>
    </style:style>
    <style:style style:family="paragraph" style:name="P110">
      <style:paragraph-properties fo:line-height="0.635cm" style:page-number="auto"/>
      <style:text-properties/>
    </style:style>
    <style:style style:family="paragraph" style:name="P111">
      <style:paragraph-properties fo:line-height="0.635cm" style:page-number="auto"/>
      <style:text-properties/>
    </style:style>
    <style:style style:family="paragraph" style:name="P112">
      <style:paragraph-properties fo:line-height="0.635cm" style:page-number="auto"/>
      <style:text-properties/>
    </style:style>
    <style:style style:family="paragraph" style:name="P113">
      <style:paragraph-properties fo:line-height="0.635cm" style:page-number="auto"/>
      <style:text-properties/>
    </style:style>
    <style:style style:family="paragraph" style:name="P114">
      <style:paragraph-properties fo:line-height="0.635cm" style:page-number="auto"/>
      <style:text-properties/>
    </style:style>
    <style:style style:family="paragraph" style:name="P115">
      <style:paragraph-properties fo:line-height="0.635cm" style:page-number="auto"/>
      <style:text-properties/>
    </style:style>
    <style:style style:family="paragraph" style:name="P116">
      <style:paragraph-properties fo:line-height="0.635cm" style:page-number="auto"/>
      <style:text-properties/>
    </style:style>
    <style:style style:family="paragraph" style:name="P117">
      <style:paragraph-properties fo:line-height="0.635cm" style:page-number="auto"/>
      <style:text-properties/>
    </style:style>
    <style:style style:family="paragraph" style:name="P118">
      <style:paragraph-properties fo:line-height="0.635cm" style:page-number="auto"/>
      <style:text-properties/>
    </style:style>
    <style:style style:family="paragraph" style:name="P119">
      <style:paragraph-properties fo:line-height="0.635cm" style:page-number="auto"/>
      <style:text-properties/>
    </style:style>
    <style:style style:family="paragraph" style:name="P120">
      <style:paragraph-properties fo:line-height="0.635cm" style:page-number="auto"/>
      <style:text-properties/>
    </style:style>
    <style:style style:family="paragraph" style:name="P121">
      <style:paragraph-properties fo:line-height="0.635cm" style:page-number="auto"/>
      <style:text-properties/>
    </style:style>
    <style:style style:family="paragraph" style:name="P122">
      <style:paragraph-properties fo:line-height="0.635cm" style:page-number="auto"/>
      <style:text-properties/>
    </style:style>
    <style:style style:family="paragraph" style:name="P123">
      <style:paragraph-properties fo:line-height="0.635cm" style:page-number="auto"/>
      <style:text-properties/>
    </style:style>
    <style:style style:family="paragraph" style:name="P124">
      <style:paragraph-properties fo:line-height="0.635cm" style:page-number="auto"/>
      <style:text-properties/>
    </style:style>
    <style:style style:family="paragraph" style:name="P125">
      <style:paragraph-properties fo:line-height="0.635cm" style:page-number="auto"/>
      <style:text-properties/>
    </style:style>
    <style:style style:family="paragraph" style:name="P126">
      <style:paragraph-properties fo:line-height="0.635cm" style:page-number="auto"/>
      <style:text-properties/>
    </style:style>
    <style:style style:family="paragraph" style:name="P127">
      <style:paragraph-properties fo:line-height="0.635cm" style:page-number="auto"/>
      <style:text-properties/>
    </style:style>
    <style:style style:family="paragraph" style:name="P128">
      <style:paragraph-properties fo:line-height="0.635cm" style:page-number="auto"/>
      <style:text-properties/>
    </style:style>
    <style:style style:family="paragraph" style:name="P129">
      <style:paragraph-properties fo:line-height="0.635cm" style:page-number="auto"/>
      <style:text-properties/>
    </style:style>
    <style:style style:family="paragraph" style:name="P130">
      <style:paragraph-properties fo:line-height="0.635cm" style:page-number="auto"/>
      <style:text-properties/>
    </style:style>
    <style:style style:family="paragraph" style:name="P131">
      <style:paragraph-properties fo:line-height="0.635cm" style:page-number="auto"/>
      <style:text-properties/>
    </style:style>
    <style:style style:family="paragraph" style:name="P132">
      <style:paragraph-properties fo:line-height="0.635cm" style:page-number="auto"/>
      <style:text-properties/>
    </style:style>
    <style:style style:family="paragraph" style:name="P133">
      <style:paragraph-properties fo:line-height="0.635cm" style:page-number="auto"/>
      <style:text-properties/>
    </style:style>
    <style:style style:family="paragraph" style:name="P134">
      <style:paragraph-properties fo:line-height="0.635cm" style:page-number="auto"/>
      <style:text-properties/>
    </style:style>
    <style:style style:family="paragraph" style:name="P135">
      <style:paragraph-properties fo:line-height="0.635cm" style:page-number="auto"/>
      <style:text-properties/>
    </style:style>
    <style:style style:family="paragraph" style:name="P136">
      <style:paragraph-properties fo:line-height="0.672cm" style:page-number="auto"/>
      <style:text-properties/>
    </style:style>
    <style:style style:family="paragraph" style:name="P137">
      <style:paragraph-properties style:page-number="auto"/>
      <style:text-properties fo:font-size="1pt" style:font-size-asian="1pt" style:font-size-complex="1pt"/>
    </style:style>
    <style:style style:family="paragraph" style:name="P138">
      <style:paragraph-properties fo:line-height="0.635cm" style:page-number="auto"/>
      <style:text-properties/>
    </style:style>
    <style:style style:family="paragraph" style:name="P140">
      <style:paragraph-properties fo:line-height="0.635cm" style:page-number="auto"/>
      <style:text-properties/>
    </style:style>
    <style:style style:family="paragraph" style:name="P141">
      <style:paragraph-properties fo:line-height="0.635cm" style:page-number="auto"/>
      <style:text-properties/>
    </style:style>
    <style:style style:family="paragraph" style:name="P142">
      <style:paragraph-properties fo:line-height="0.635cm" style:page-number="auto"/>
      <style:text-properties/>
    </style:style>
    <style:style style:family="paragraph" style:name="P143">
      <style:paragraph-properties fo:line-height="0.635cm" style:page-number="auto"/>
      <style:text-properties/>
    </style:style>
    <style:style style:family="paragraph" style:name="P144">
      <style:paragraph-properties fo:line-height="0.635cm" style:page-number="auto"/>
      <style:text-properties/>
    </style:style>
    <style:style style:family="paragraph" style:name="P145">
      <style:paragraph-properties fo:line-height="0.635cm" style:page-number="auto"/>
      <style:text-properties/>
    </style:style>
    <style:style style:family="paragraph" style:name="P146">
      <style:paragraph-properties fo:line-height="0.635cm" style:page-number="auto"/>
      <style:text-properties/>
    </style:style>
    <style:style style:family="paragraph" style:name="P147">
      <style:paragraph-properties fo:line-height="0.635cm" style:page-number="auto"/>
      <style:text-properties/>
    </style:style>
    <style:style style:family="paragraph" style:name="P148">
      <style:paragraph-properties fo:line-height="0.635cm" style:page-number="auto"/>
      <style:text-properties/>
    </style:style>
    <style:style style:family="paragraph" style:name="P149">
      <style:paragraph-properties fo:line-height="0.635cm" style:page-number="auto"/>
      <style:text-properties/>
    </style:style>
    <style:style style:family="paragraph" style:name="P150">
      <style:paragraph-properties fo:line-height="0.635cm" style:page-number="auto"/>
      <style:text-properties/>
    </style:style>
    <style:style style:family="paragraph" style:name="P151">
      <style:paragraph-properties fo:line-height="0.635cm" style:page-number="auto"/>
      <style:text-properties/>
    </style:style>
    <style:style style:family="paragraph" style:name="P152">
      <style:paragraph-properties fo:line-height="0.635cm" style:page-number="auto"/>
      <style:text-properties/>
    </style:style>
    <style:style style:family="paragraph" style:name="P153">
      <style:paragraph-properties fo:line-height="0.635cm" style:page-number="auto"/>
      <style:text-properties/>
    </style:style>
    <style:style style:family="paragraph" style:name="P154">
      <style:paragraph-properties fo:line-height="0.635cm" style:page-number="auto"/>
      <style:text-properties/>
    </style:style>
    <style:style style:family="paragraph" style:name="P155">
      <style:paragraph-properties fo:line-height="0.635cm" style:page-number="auto"/>
      <style:text-properties/>
    </style:style>
    <style:style style:family="paragraph" style:name="P156">
      <style:paragraph-properties fo:line-height="0.635cm" style:page-number="auto"/>
      <style:text-properties/>
    </style:style>
    <style:style style:family="paragraph" style:name="P157">
      <style:paragraph-properties fo:line-height="0.635cm" style:page-number="auto"/>
      <style:text-properties/>
    </style:style>
    <style:style style:family="paragraph" style:name="P158">
      <style:paragraph-properties fo:line-height="0.635cm" style:page-number="auto"/>
      <style:text-properties/>
    </style:style>
    <style:style style:family="paragraph" style:name="P159">
      <style:paragraph-properties fo:line-height="0.635cm" style:page-number="auto"/>
      <style:text-properties/>
    </style:style>
    <style:style style:family="paragraph" style:name="P160">
      <style:paragraph-properties fo:line-height="0.635cm" style:page-number="auto"/>
      <style:text-properties/>
    </style:style>
    <style:style style:family="paragraph" style:name="P161">
      <style:paragraph-properties fo:line-height="0.635cm" style:page-number="auto"/>
      <style:text-properties/>
    </style:style>
    <style:style style:family="paragraph" style:name="P162">
      <style:paragraph-properties fo:line-height="0.635cm" style:page-number="auto"/>
      <style:text-properties/>
    </style:style>
    <style:style style:family="paragraph" style:name="P163">
      <style:paragraph-properties fo:line-height="0.635cm" style:page-number="auto"/>
      <style:text-properties/>
    </style:style>
    <style:style style:family="paragraph" style:name="P164">
      <style:paragraph-properties fo:line-height="0.635cm" style:page-number="auto"/>
      <style:text-properties/>
    </style:style>
    <style:style style:family="paragraph" style:name="P165">
      <style:paragraph-properties fo:line-height="0.635cm" style:page-number="auto"/>
      <style:text-properties/>
    </style:style>
    <style:style style:family="paragraph" style:name="P166">
      <style:paragraph-properties fo:line-height="0.635cm" style:page-number="auto"/>
      <style:text-properties/>
    </style:style>
    <style:style style:family="paragraph" style:name="P167">
      <style:paragraph-properties fo:line-height="0.635cm" style:page-number="auto"/>
      <style:text-properties/>
    </style:style>
    <style:style style:family="paragraph" style:name="P168">
      <style:paragraph-properties fo:line-height="0.635cm" style:page-number="auto"/>
      <style:text-properties/>
    </style:style>
    <style:style style:family="paragraph" style:name="P169">
      <style:paragraph-properties fo:line-height="0.635cm" style:page-number="auto"/>
      <style:text-properties/>
    </style:style>
    <style:style style:family="paragraph" style:name="P170">
      <style:paragraph-properties fo:line-height="0.635cm" style:page-number="auto"/>
      <style:text-properties/>
    </style:style>
    <style:style style:family="paragraph" style:name="P171">
      <style:paragraph-properties fo:line-height="0.635cm" style:page-number="auto"/>
      <style:text-properties/>
    </style:style>
    <style:style style:family="paragraph" style:name="P172">
      <style:paragraph-properties fo:line-height="0.635cm" style:page-number="auto"/>
      <style:text-properties/>
    </style:style>
    <style:style style:family="paragraph" style:name="P173">
      <style:paragraph-properties fo:line-height="0.635cm" style:page-number="auto"/>
      <style:text-properties/>
    </style:style>
    <style:style style:family="paragraph" style:name="P174">
      <style:paragraph-properties fo:line-height="0.635cm" style:page-number="auto"/>
      <style:text-properties/>
    </style:style>
    <style:style style:family="paragraph" style:name="P175">
      <style:paragraph-properties fo:line-height="0.773cm" style:page-number="auto"/>
      <style:text-properties/>
    </style:style>
    <style:style style:family="paragraph" style:name="P176">
      <style:paragraph-properties style:page-number="auto"/>
      <style:text-properties fo:font-size="1pt" style:font-size-asian="1pt" style:font-size-complex="1pt"/>
    </style:style>
    <style:style style:family="paragraph" style:name="P177">
      <style:paragraph-properties style:page-number="auto"/>
      <style:text-properties fo:font-size="1pt" style:font-size-asian="1pt" style:font-size-complex="1pt"/>
    </style:style>
    <style:style style:family="paragraph" style:name="P178">
      <style:paragraph-properties style:page-number="auto"/>
      <style:text-properties fo:font-size="1pt" style:font-size-asian="1pt" style:font-size-complex="1pt"/>
    </style:style>
    <style:style style:family="paragraph" style:name="P179">
      <style:paragraph-properties fo:line-height="0.635cm" style:page-number="auto"/>
      <style:text-properties/>
    </style:style>
    <style:style style:family="paragraph" style:name="P180">
      <style:paragraph-properties fo:line-height="0.635cm" style:page-number="auto"/>
      <style:text-properties/>
    </style:style>
    <style:style style:family="paragraph" style:name="P181">
      <style:paragraph-properties fo:line-height="0.635cm" style:page-number="auto"/>
      <style:text-properties/>
    </style:style>
    <style:style style:family="paragraph" style:name="P182">
      <style:paragraph-properties fo:line-height="0.635cm" style:page-number="auto"/>
      <style:text-properties/>
    </style:style>
    <style:style style:family="paragraph" style:name="P183">
      <style:paragraph-properties fo:line-height="0.635cm" style:page-number="auto"/>
      <style:text-properties/>
    </style:style>
    <style:style style:family="paragraph" style:name="P184">
      <style:paragraph-properties fo:line-height="0.635cm" style:page-number="auto"/>
      <style:text-properties/>
    </style:style>
    <style:style style:family="paragraph" style:name="P185">
      <style:paragraph-properties fo:line-height="0.635cm" style:page-number="auto"/>
      <style:text-properties/>
    </style:style>
    <style:style style:family="paragraph" style:name="P186">
      <style:paragraph-properties fo:line-height="0.635cm" style:page-number="auto"/>
      <style:text-properties/>
    </style:style>
    <style:style style:family="paragraph" style:name="P187">
      <style:paragraph-properties fo:line-height="0.635cm" style:page-number="auto"/>
      <style:text-properties/>
    </style:style>
    <style:style style:family="paragraph" style:name="P188">
      <style:paragraph-properties fo:line-height="0.635cm" style:page-number="auto"/>
      <style:text-properties/>
    </style:style>
    <style:style style:family="paragraph" style:name="P189">
      <style:paragraph-properties fo:line-height="0.635cm" style:page-number="auto"/>
      <style:text-properties/>
    </style:style>
    <style:style style:family="paragraph" style:name="P190">
      <style:paragraph-properties fo:line-height="0.635cm" style:page-number="auto"/>
      <style:text-properties/>
    </style:style>
    <style:style style:family="paragraph" style:name="P191">
      <style:paragraph-properties fo:line-height="0.635cm" style:page-number="auto"/>
      <style:text-properties/>
    </style:style>
    <style:style style:family="paragraph" style:name="P192">
      <style:paragraph-properties fo:line-height="0.635cm" style:page-number="auto"/>
      <style:text-properties/>
    </style:style>
    <style:style style:family="paragraph" style:name="P193">
      <style:paragraph-properties fo:line-height="0.635cm" style:page-number="auto"/>
      <style:text-properties/>
    </style:style>
    <style:style style:family="paragraph" style:name="P194">
      <style:paragraph-properties fo:line-height="0.635cm" style:page-number="auto"/>
      <style:text-properties/>
    </style:style>
    <style:style style:family="paragraph" style:name="P195">
      <style:paragraph-properties fo:line-height="0.635cm" style:page-number="auto"/>
      <style:text-properties/>
    </style:style>
    <style:style style:family="paragraph" style:name="P196">
      <style:paragraph-properties fo:line-height="0.635cm" style:page-number="auto"/>
      <style:text-properties/>
    </style:style>
    <style:style style:family="paragraph" style:name="P197">
      <style:paragraph-properties fo:line-height="0.635cm" style:page-number="auto"/>
      <style:text-properties/>
    </style:style>
    <style:style style:family="paragraph" style:name="P198">
      <style:paragraph-properties fo:line-height="0.635cm" style:page-number="auto"/>
      <style:text-properties/>
    </style:style>
    <style:style style:family="paragraph" style:name="P199">
      <style:paragraph-properties fo:line-height="0.635cm" style:page-number="auto"/>
      <style:text-properties/>
    </style:style>
    <style:style style:family="paragraph" style:name="P200">
      <style:paragraph-properties fo:line-height="0.635cm" style:page-number="auto"/>
      <style:text-properties/>
    </style:style>
    <style:style style:family="paragraph" style:name="P201">
      <style:paragraph-properties fo:line-height="0.635cm" style:page-number="auto"/>
      <style:text-properties/>
    </style:style>
    <style:style style:family="paragraph" style:name="P202">
      <style:paragraph-properties fo:line-height="0.635cm" style:page-number="auto"/>
      <style:text-properties/>
    </style:style>
    <style:style style:family="paragraph" style:name="P203">
      <style:paragraph-properties fo:line-height="0.635cm" style:page-number="auto"/>
      <style:text-properties/>
    </style:style>
    <style:style style:family="paragraph" style:name="P204">
      <style:paragraph-properties fo:line-height="0.635cm" style:page-number="auto"/>
      <style:text-properties/>
    </style:style>
    <style:style style:family="paragraph" style:name="P205">
      <style:paragraph-properties fo:line-height="0.635cm" style:page-number="auto"/>
      <style:text-properties/>
    </style:style>
    <style:style style:family="paragraph" style:name="P206">
      <style:paragraph-properties fo:line-height="0.635cm" style:page-number="auto"/>
      <style:text-properties/>
    </style:style>
    <style:style style:family="paragraph" style:name="P207">
      <style:paragraph-properties fo:line-height="0.635cm" style:page-number="auto"/>
      <style:text-properties/>
    </style:style>
    <style:style style:family="paragraph" style:name="P208">
      <style:paragraph-properties fo:line-height="0.635cm" style:page-number="auto"/>
      <style:text-properties/>
    </style:style>
    <style:style style:family="paragraph" style:name="P209">
      <style:paragraph-properties fo:line-height="0.635cm" style:page-number="auto"/>
      <style:text-properties/>
    </style:style>
    <style:style style:family="paragraph" style:name="P210">
      <style:paragraph-properties fo:line-height="0.635cm" style:page-number="auto"/>
      <style:text-properties/>
    </style:style>
    <style:style style:family="paragraph" style:name="P211">
      <style:paragraph-properties fo:line-height="0.756cm" style:page-number="auto"/>
      <style:text-properties/>
    </style:style>
    <style:style style:family="paragraph" style:name="P212">
      <style:paragraph-properties style:page-number="auto"/>
      <style:text-properties fo:font-size="1pt" style:font-size-asian="1pt" style:font-size-complex="1pt"/>
    </style:style>
    <style:style style:family="paragraph" style:name="P213">
      <style:paragraph-properties fo:line-height="0.635cm" style:page-number="auto"/>
      <style:text-properties/>
    </style:style>
    <style:style style:family="paragraph" style:name="P214">
      <style:paragraph-properties fo:line-height="0.635cm" style:page-number="auto"/>
      <style:text-properties/>
    </style:style>
    <style:style style:family="paragraph" style:name="P215">
      <style:paragraph-properties fo:line-height="0.635cm" style:page-number="auto"/>
      <style:text-properties/>
    </style:style>
    <style:style style:family="paragraph" style:name="P216">
      <style:paragraph-properties fo:line-height="0.635cm" style:page-number="auto"/>
      <style:text-properties/>
    </style:style>
    <style:style style:family="paragraph" style:name="P217">
      <style:paragraph-properties fo:line-height="0.635cm" style:page-number="auto"/>
      <style:text-properties/>
    </style:style>
    <style:style style:family="paragraph" style:name="P218">
      <style:paragraph-properties fo:line-height="0.635cm" style:page-number="auto"/>
      <style:text-properties/>
    </style:style>
    <style:style style:family="paragraph" style:name="P219">
      <style:paragraph-properties fo:line-height="0.635cm" style:page-number="auto"/>
      <style:text-properties/>
    </style:style>
    <style:style style:family="paragraph" style:name="P220">
      <style:paragraph-properties fo:line-height="0.635cm" style:page-number="auto"/>
      <style:text-properties/>
    </style:style>
    <style:style style:family="paragraph" style:name="P221">
      <style:paragraph-properties fo:line-height="0.635cm" style:page-number="auto"/>
      <style:text-properties/>
    </style:style>
    <style:style style:family="paragraph" style:name="P222">
      <style:paragraph-properties fo:line-height="0.635cm" style:page-number="auto"/>
      <style:text-properties/>
    </style:style>
    <style:style style:family="paragraph" style:name="P223">
      <style:paragraph-properties fo:line-height="0.635cm" style:page-number="auto"/>
      <style:text-properties/>
    </style:style>
    <style:style style:family="paragraph" style:name="P224">
      <style:paragraph-properties fo:line-height="0.635cm" style:page-number="auto"/>
      <style:text-properties/>
    </style:style>
    <style:style style:family="paragraph" style:name="P225">
      <style:paragraph-properties fo:line-height="0.635cm" style:page-number="auto"/>
      <style:text-properties/>
    </style:style>
    <style:style style:family="paragraph" style:name="P226">
      <style:paragraph-properties fo:line-height="0.635cm" style:page-number="auto"/>
      <style:text-properties/>
    </style:style>
    <style:style style:family="paragraph" style:name="P227">
      <style:paragraph-properties fo:line-height="0.635cm" style:page-number="auto"/>
      <style:text-properties/>
    </style:style>
    <style:style style:family="paragraph" style:name="P228">
      <style:paragraph-properties fo:line-height="0.635cm" style:page-number="auto"/>
      <style:text-properties/>
    </style:style>
    <style:style style:family="paragraph" style:name="P229">
      <style:paragraph-properties fo:line-height="0.635cm" style:page-number="auto"/>
      <style:text-properties/>
    </style:style>
    <style:style style:family="paragraph" style:name="P230">
      <style:paragraph-properties fo:line-height="0.635cm" style:page-number="auto"/>
      <style:text-properties/>
    </style:style>
    <style:style style:family="paragraph" style:name="P231">
      <style:paragraph-properties fo:line-height="0.635cm" style:page-number="auto"/>
      <style:text-properties/>
    </style:style>
    <style:style style:family="paragraph" style:name="P232">
      <style:paragraph-properties fo:line-height="0.635cm" style:page-number="auto"/>
      <style:text-properties/>
    </style:style>
    <style:style style:family="paragraph" style:name="P233">
      <style:paragraph-properties fo:line-height="0.635cm" style:page-number="auto"/>
      <style:text-properties/>
    </style:style>
    <style:style style:family="paragraph" style:name="P234">
      <style:paragraph-properties fo:line-height="0.635cm" style:page-number="auto"/>
      <style:text-properties/>
    </style:style>
    <style:style style:family="paragraph" style:name="P235">
      <style:paragraph-properties fo:line-height="0.635cm" style:page-number="auto"/>
      <style:text-properties/>
    </style:style>
    <style:style style:family="paragraph" style:name="P236">
      <style:paragraph-properties fo:line-height="0.635cm" style:page-number="auto"/>
      <style:text-properties/>
    </style:style>
    <style:style style:family="paragraph" style:name="P237">
      <style:paragraph-properties fo:line-height="0.635cm" style:page-number="auto"/>
      <style:text-properties/>
    </style:style>
    <style:style style:family="paragraph" style:name="P238">
      <style:paragraph-properties fo:line-height="0.635cm" style:page-number="auto"/>
      <style:text-properties/>
    </style:style>
    <style:style style:family="paragraph" style:name="P239">
      <style:paragraph-properties fo:line-height="0.635cm" style:page-number="auto"/>
      <style:text-properties/>
    </style:style>
    <style:style style:family="paragraph" style:name="P240">
      <style:paragraph-properties fo:line-height="0.635cm" style:page-number="auto"/>
      <style:text-properties/>
    </style:style>
    <style:style style:family="paragraph" style:name="P241">
      <style:paragraph-properties fo:line-height="0.635cm" style:page-number="auto"/>
      <style:text-properties/>
    </style:style>
    <style:style style:family="paragraph" style:name="P242">
      <style:paragraph-properties fo:line-height="0.635cm" style:page-number="auto"/>
      <style:text-properties/>
    </style:style>
    <style:style style:family="paragraph" style:name="P243">
      <style:paragraph-properties fo:line-height="0.635cm" style:page-number="auto"/>
      <style:text-properties/>
    </style:style>
    <style:style style:family="paragraph" style:name="P244">
      <style:paragraph-properties fo:line-height="0.635cm" style:page-number="auto"/>
      <style:text-properties/>
    </style:style>
    <style:style style:family="paragraph" style:name="P245">
      <style:paragraph-properties fo:line-height="0.635cm" style:page-number="auto"/>
      <style:text-properties/>
    </style:style>
    <style:style style:family="paragraph" style:name="P246">
      <style:paragraph-properties fo:line-height="0.635cm" style:page-number="auto"/>
      <style:text-properties/>
    </style:style>
    <style:style style:family="paragraph" style:name="P247">
      <style:paragraph-properties fo:line-height="0.635cm" style:page-number="auto"/>
      <style:text-properties/>
    </style:style>
    <style:style style:family="paragraph" style:name="P248">
      <style:paragraph-properties fo:line-height="0.635cm" style:page-number="auto"/>
      <style:text-properties/>
    </style:style>
    <style:style style:family="paragraph" style:name="P249">
      <style:paragraph-properties fo:line-height="0.765cm" style:page-number="auto"/>
      <style:text-properties/>
    </style:style>
    <style:style style:family="paragraph" style:name="P250">
      <style:paragraph-properties style:page-number="auto"/>
      <style:text-properties fo:font-size="1pt" style:font-size-asian="1pt" style:font-size-complex="1pt"/>
    </style:style>
    <style:style style:family="paragraph" style:name="P251">
      <style:paragraph-properties style:page-number="auto"/>
      <style:text-properties fo:font-size="1pt" style:font-size-asian="1pt" style:font-size-complex="1pt"/>
    </style:style>
    <style:style style:family="paragraph" style:name="P252">
      <style:paragraph-properties style:page-number="auto"/>
      <style:text-properties fo:font-size="1pt" style:font-size-asian="1pt" style:font-size-complex="1pt"/>
    </style:style>
    <style:style style:family="paragraph" style:name="P253">
      <style:paragraph-properties fo:line-height="0.968cm" style:page-number="auto"/>
      <style:text-properties/>
    </style:style>
    <style:style style:family="paragraph" style:name="P254">
      <style:paragraph-properties style:page-number="auto"/>
      <style:text-properties fo:font-size="1pt" style:font-size-asian="1pt" style:font-size-complex="1pt"/>
    </style:style>
    <style:style style:family="paragraph" style:name="P255">
      <style:paragraph-properties fo:line-height="0.635cm" style:page-number="auto"/>
      <style:text-properties/>
    </style:style>
    <style:style style:family="paragraph" style:name="P256">
      <style:paragraph-properties fo:line-height="0.635cm" style:page-number="auto"/>
      <style:text-properties/>
    </style:style>
    <style:style style:family="paragraph" style:name="P257">
      <style:paragraph-properties fo:line-height="0.635cm" style:page-number="auto"/>
      <style:text-properties/>
    </style:style>
    <style:style style:family="paragraph" style:name="P258">
      <style:paragraph-properties fo:line-height="0.635cm" style:page-number="auto"/>
      <style:text-properties/>
    </style:style>
    <style:style style:family="paragraph" style:name="P259">
      <style:paragraph-properties fo:line-height="0.635cm" style:page-number="auto"/>
      <style:text-properties/>
    </style:style>
    <style:style style:family="paragraph" style:name="P260">
      <style:paragraph-properties fo:line-height="0.635cm" style:page-number="auto"/>
      <style:text-properties/>
    </style:style>
    <style:style style:family="paragraph" style:name="P261">
      <style:paragraph-properties fo:line-height="0.635cm" style:page-number="auto"/>
      <style:text-properties/>
    </style:style>
    <style:style style:family="paragraph" style:name="P262">
      <style:paragraph-properties fo:line-height="0.635cm" style:page-number="auto"/>
      <style:text-properties/>
    </style:style>
    <style:style style:family="paragraph" style:name="P263">
      <style:paragraph-properties fo:line-height="0.635cm" style:page-number="auto"/>
      <style:text-properties/>
    </style:style>
    <style:style style:family="paragraph" style:name="P264">
      <style:paragraph-properties fo:line-height="0.635cm" style:page-number="auto"/>
      <style:text-properties/>
    </style:style>
    <style:style style:family="paragraph" style:name="P265">
      <style:paragraph-properties fo:line-height="0.635cm" style:page-number="auto"/>
      <style:text-properties/>
    </style:style>
    <style:style style:family="paragraph" style:name="P266">
      <style:paragraph-properties fo:line-height="0.635cm" style:page-number="auto"/>
      <style:text-properties/>
    </style:style>
    <style:style style:family="paragraph" style:name="P267">
      <style:paragraph-properties fo:line-height="0.635cm" style:page-number="auto"/>
      <style:text-properties/>
    </style:style>
    <style:style style:family="paragraph" style:name="P268">
      <style:paragraph-properties fo:line-height="0.635cm" style:page-number="auto"/>
      <style:text-properties/>
    </style:style>
    <style:style style:family="paragraph" style:name="P269">
      <style:paragraph-properties fo:line-height="0.635cm" style:page-number="auto"/>
      <style:text-properties/>
    </style:style>
    <style:style style:family="paragraph" style:name="P270">
      <style:paragraph-properties fo:line-height="0.635cm" style:page-number="auto"/>
      <style:text-properties/>
    </style:style>
    <style:style style:family="paragraph" style:name="P271">
      <style:paragraph-properties fo:line-height="0.635cm" style:page-number="auto"/>
      <style:text-properties/>
    </style:style>
    <style:style style:family="paragraph" style:name="P272">
      <style:paragraph-properties fo:line-height="0.635cm" style:page-number="auto"/>
      <style:text-properties/>
    </style:style>
    <style:style style:family="paragraph" style:name="P273">
      <style:paragraph-properties fo:line-height="0.635cm" style:page-number="auto"/>
      <style:text-properties/>
    </style:style>
    <style:style style:family="paragraph" style:name="P274">
      <style:paragraph-properties fo:line-height="0.635cm" style:page-number="auto"/>
      <style:text-properties/>
    </style:style>
    <style:style style:family="paragraph" style:name="P275">
      <style:paragraph-properties fo:line-height="0.635cm" style:page-number="auto"/>
      <style:text-properties/>
    </style:style>
    <style:style style:family="paragraph" style:name="P276">
      <style:paragraph-properties fo:line-height="0.635cm" style:page-number="auto"/>
      <style:text-properties/>
    </style:style>
    <style:style style:family="paragraph" style:name="P277">
      <style:paragraph-properties fo:line-height="0.635cm" style:page-number="auto"/>
      <style:text-properties/>
    </style:style>
    <style:style style:family="paragraph" style:name="P278">
      <style:paragraph-properties fo:line-height="0.635cm" style:page-number="auto"/>
      <style:text-properties/>
    </style:style>
    <style:style style:family="paragraph" style:name="P279">
      <style:paragraph-properties fo:line-height="0.635cm" style:page-number="auto"/>
      <style:text-properties/>
    </style:style>
    <style:style style:family="paragraph" style:name="P280">
      <style:paragraph-properties fo:line-height="0.635cm" style:page-number="auto"/>
      <style:text-properties/>
    </style:style>
    <style:style style:family="paragraph" style:name="P281">
      <style:paragraph-properties fo:line-height="0.635cm" style:page-number="auto"/>
      <style:text-properties/>
    </style:style>
    <style:style style:family="paragraph" style:name="P282">
      <style:paragraph-properties fo:line-height="0.635cm" style:page-number="auto"/>
      <style:text-properties/>
    </style:style>
    <style:style style:family="paragraph" style:name="P283">
      <style:paragraph-properties fo:line-height="0.635cm" style:page-number="auto"/>
      <style:text-properties/>
    </style:style>
    <style:style style:family="paragraph" style:name="P284">
      <style:paragraph-properties fo:line-height="0.635cm" style:page-number="auto"/>
      <style:text-properties/>
    </style:style>
    <style:style style:family="paragraph" style:name="P285">
      <style:paragraph-properties fo:line-height="0.635cm" style:page-number="auto"/>
      <style:text-properties/>
    </style:style>
    <style:style style:family="paragraph" style:name="P286">
      <style:paragraph-properties fo:line-height="0.635cm" style:page-number="auto"/>
      <style:text-properties/>
    </style:style>
    <style:style style:family="paragraph" style:name="P287">
      <style:paragraph-properties fo:line-height="0.635cm" style:page-number="auto"/>
      <style:text-properties/>
    </style:style>
    <style:style style:family="paragraph" style:name="P288">
      <style:paragraph-properties fo:line-height="0.635cm" style:page-number="auto"/>
      <style:text-properties/>
    </style:style>
    <style:style style:family="paragraph" style:name="P289">
      <style:paragraph-properties fo:line-height="0.635cm" style:page-number="auto"/>
      <style:text-properties/>
    </style:style>
    <style:style style:family="paragraph" style:name="P290">
      <style:paragraph-properties fo:line-height="0.635cm" style:page-number="auto"/>
      <style:text-properties/>
    </style:style>
    <style:style style:family="paragraph" style:name="P291">
      <style:paragraph-properties fo:line-height="0.635cm" style:page-number="auto"/>
      <style:text-properties/>
    </style:style>
    <style:style style:family="paragraph" style:name="P292">
      <style:paragraph-properties fo:line-height="0.635cm" style:page-number="auto"/>
      <style:text-properties/>
    </style:style>
    <style:style style:family="paragraph" style:name="P293">
      <style:paragraph-properties fo:line-height="0.635cm" style:page-number="auto"/>
      <style:text-properties/>
    </style:style>
    <style:style style:family="paragraph" style:name="P294">
      <style:paragraph-properties fo:line-height="0.635cm" style:page-number="auto"/>
      <style:text-properties/>
    </style:style>
    <style:style style:family="paragraph" style:name="P295">
      <style:paragraph-properties fo:line-height="0.635cm" style:page-number="auto"/>
      <style:text-properties/>
    </style:style>
    <style:style style:family="paragraph" style:name="P296">
      <style:paragraph-properties fo:line-height="0.672cm" style:page-number="auto"/>
      <style:text-properties/>
    </style:style>
    <style:style style:family="paragraph" style:name="P297">
      <style:paragraph-properties style:page-number="auto"/>
      <style:text-properties fo:font-size="1pt" style:font-size-asian="1pt" style:font-size-complex="1pt"/>
    </style:style>
    <style:style style:family="paragraph" style:name="P298">
      <style:paragraph-properties style:page-number="auto"/>
      <style:text-properties fo:font-size="1pt" style:font-size-asian="1pt" style:font-size-complex="1pt"/>
    </style:style>
    <style:style style:family="paragraph" style:name="P300">
      <style:paragraph-properties style:page-number="auto"/>
      <style:text-properties fo:font-size="1pt" style:font-size-asian="1pt" style:font-size-complex="1pt"/>
    </style:style>
    <style:style style:family="paragraph" style:name="P301">
      <style:paragraph-properties fo:line-height="0.635cm" style:page-number="auto"/>
      <style:text-properties/>
    </style:style>
    <style:style style:family="paragraph" style:name="P302">
      <style:paragraph-properties fo:line-height="0.635cm" style:page-number="auto"/>
      <style:text-properties/>
    </style:style>
    <style:style style:family="paragraph" style:name="P303">
      <style:paragraph-properties fo:line-height="0.790cm" style:page-number="auto"/>
      <style:text-properties/>
    </style:style>
    <style:style style:family="paragraph" style:name="P304">
      <style:paragraph-properties style:page-number="auto"/>
      <style:text-properties fo:font-size="1pt" style:font-size-asian="1pt" style:font-size-complex="1pt"/>
    </style:style>
    <style:style style:family="paragraph" style:name="P305">
      <style:paragraph-properties fo:line-height="0.635cm" style:page-number="auto"/>
      <style:text-properties/>
    </style:style>
    <style:style style:family="paragraph" style:name="P307">
      <style:paragraph-properties fo:line-height="0.635cm" style:page-number="auto"/>
      <style:text-properties/>
    </style:style>
    <style:style style:family="paragraph" style:name="P308">
      <style:paragraph-properties fo:line-height="0.635cm" style:page-number="auto"/>
      <style:text-properties/>
    </style:style>
    <style:style style:family="paragraph" style:name="P309">
      <style:paragraph-properties fo:line-height="0.635cm" style:page-number="auto"/>
      <style:text-properties/>
    </style:style>
    <style:style style:family="paragraph" style:name="P310">
      <style:paragraph-properties fo:line-height="0.635cm" style:page-number="auto"/>
      <style:text-properties/>
    </style:style>
    <style:style style:family="paragraph" style:name="P311">
      <style:paragraph-properties fo:line-height="0.635cm" style:page-number="auto"/>
      <style:text-properties/>
    </style:style>
    <style:style style:family="paragraph" style:name="P312">
      <style:paragraph-properties fo:line-height="0.635cm" style:page-number="auto"/>
      <style:text-properties/>
    </style:style>
    <style:style style:family="paragraph" style:name="P313">
      <style:paragraph-properties fo:line-height="0.635cm" style:page-number="auto"/>
      <style:text-properties/>
    </style:style>
    <style:style style:family="paragraph" style:name="P314">
      <style:paragraph-properties fo:line-height="0.635cm" style:page-number="auto"/>
      <style:text-properties/>
    </style:style>
    <style:style style:family="paragraph" style:name="P315">
      <style:paragraph-properties fo:line-height="0.635cm" style:page-number="auto"/>
      <style:text-properties/>
    </style:style>
    <style:style style:family="paragraph" style:name="P316">
      <style:paragraph-properties fo:line-height="0.635cm" style:page-number="auto"/>
      <style:text-properties/>
    </style:style>
    <style:style style:family="paragraph" style:name="P317">
      <style:paragraph-properties fo:line-height="0.635cm" style:page-number="auto"/>
      <style:text-properties/>
    </style:style>
    <style:style style:family="paragraph" style:name="P318">
      <style:paragraph-properties fo:line-height="0.635cm" style:page-number="auto"/>
      <style:text-properties/>
    </style:style>
    <style:style style:family="paragraph" style:name="P319">
      <style:paragraph-properties fo:line-height="0.635cm" style:page-number="auto"/>
      <style:text-properties/>
    </style:style>
    <style:style style:family="paragraph" style:name="P320">
      <style:paragraph-properties fo:line-height="0.635cm" style:page-number="auto"/>
      <style:text-properties/>
    </style:style>
    <style:style style:family="paragraph" style:name="P321">
      <style:paragraph-properties fo:line-height="0.635cm" style:page-number="auto"/>
      <style:text-properties/>
    </style:style>
    <style:style style:family="paragraph" style:name="P322">
      <style:paragraph-properties fo:line-height="0.635cm" style:page-number="auto"/>
      <style:text-properties/>
    </style:style>
    <style:style style:family="paragraph" style:name="P323">
      <style:paragraph-properties fo:line-height="0.635cm" style:page-number="auto"/>
      <style:text-properties/>
    </style:style>
    <style:style style:family="paragraph" style:name="P324">
      <style:paragraph-properties fo:line-height="0.635cm" style:page-number="auto"/>
      <style:text-properties/>
    </style:style>
    <style:style style:family="paragraph" style:name="P325">
      <style:paragraph-properties fo:line-height="0.635cm" style:page-number="auto"/>
      <style:text-properties/>
    </style:style>
    <style:style style:family="paragraph" style:name="P326">
      <style:paragraph-properties fo:line-height="0.635cm" style:page-number="auto"/>
      <style:text-properties/>
    </style:style>
    <style:style style:family="paragraph" style:name="P327">
      <style:paragraph-properties fo:line-height="0.635cm" style:page-number="auto"/>
      <style:text-properties/>
    </style:style>
    <style:style style:family="paragraph" style:name="P328">
      <style:paragraph-properties fo:line-height="0.635cm" style:page-number="auto"/>
      <style:text-properties/>
    </style:style>
    <style:style style:family="paragraph" style:name="P329">
      <style:paragraph-properties fo:line-height="0.635cm" style:page-number="auto"/>
      <style:text-properties/>
    </style:style>
    <style:style style:family="paragraph" style:name="P330">
      <style:paragraph-properties fo:line-height="0.635cm" style:page-number="auto"/>
      <style:text-properties/>
    </style:style>
    <style:style style:family="paragraph" style:name="P331">
      <style:paragraph-properties fo:line-height="0.635cm" style:page-number="auto"/>
      <style:text-properties/>
    </style:style>
    <style:style style:family="paragraph" style:name="P332">
      <style:paragraph-properties fo:line-height="0.635cm" style:page-number="auto"/>
      <style:text-properties/>
    </style:style>
    <style:style style:family="paragraph" style:name="P333">
      <style:paragraph-properties fo:line-height="0.635cm" style:page-number="auto"/>
      <style:text-properties/>
    </style:style>
    <style:style style:family="paragraph" style:name="P334">
      <style:paragraph-properties fo:line-height="0.635cm" style:page-number="auto"/>
      <style:text-properties/>
    </style:style>
    <style:style style:family="paragraph" style:name="P335">
      <style:paragraph-properties fo:line-height="0.635cm" style:page-number="auto"/>
      <style:text-properties/>
    </style:style>
    <style:style style:family="paragraph" style:name="P336">
      <style:paragraph-properties fo:line-height="0.635cm" style:page-number="auto"/>
      <style:text-properties/>
    </style:style>
    <style:style style:family="paragraph" style:name="P337">
      <style:paragraph-properties fo:line-height="0.635cm" style:page-number="auto"/>
      <style:text-properties/>
    </style:style>
    <style:style style:family="paragraph" style:name="P338">
      <style:paragraph-properties fo:line-height="0.635cm" style:page-number="auto"/>
      <style:text-properties/>
    </style:style>
    <style:style style:family="paragraph" style:name="P339">
      <style:paragraph-properties fo:line-height="0.635cm" style:page-number="auto"/>
      <style:text-properties/>
    </style:style>
    <style:style style:family="paragraph" style:name="P340">
      <style:paragraph-properties fo:line-height="0.635cm" style:page-number="auto"/>
      <style:text-properties/>
    </style:style>
    <style:style style:family="paragraph" style:name="P341">
      <style:paragraph-properties fo:line-height="0.635cm" style:page-number="auto"/>
      <style:text-properties/>
    </style:style>
    <style:style style:family="paragraph" style:name="P342">
      <style:paragraph-properties fo:line-height="0.635cm" style:page-number="auto"/>
      <style:text-properties/>
    </style:style>
    <style:style style:family="paragraph" style:name="P343">
      <style:paragraph-properties fo:line-height="0.635cm" style:page-number="auto"/>
      <style:text-properties/>
    </style:style>
    <style:style style:family="paragraph" style:name="P344">
      <style:paragraph-properties fo:line-height="1.223cm" style:page-number="auto"/>
      <style:text-properties/>
    </style:style>
    <style:style style:family="paragraph" style:name="P345">
      <style:paragraph-properties style:page-number="auto"/>
      <style:text-properties fo:font-size="1pt" style:font-size-asian="1pt" style:font-size-complex="1pt"/>
    </style:style>
    <style:style style:family="paragraph" style:name="P346">
      <style:paragraph-properties style:page-number="auto"/>
      <style:text-properties fo:font-size="1pt" style:font-size-asian="1pt" style:font-size-complex="1pt"/>
    </style:style>
    <style:style style:family="paragraph" style:name="P347">
      <style:paragraph-properties style:page-number="auto"/>
      <style:text-properties fo:font-size="1pt" style:font-size-asian="1pt" style:font-size-complex="1pt"/>
    </style:style>
    <style:style style:family="paragraph" style:name="P348">
      <style:paragraph-properties fo:line-height="0.635cm" style:page-number="auto"/>
      <style:text-properties/>
    </style:style>
    <style:style style:family="paragraph" style:name="P349">
      <style:paragraph-properties fo:line-height="0.635cm" style:page-number="auto"/>
      <style:text-properties/>
    </style:style>
    <style:style style:family="paragraph" style:name="P350">
      <style:paragraph-properties fo:line-height="0.635cm" style:page-number="auto"/>
      <style:text-properties/>
    </style:style>
    <style:style style:family="paragraph" style:name="P351">
      <style:paragraph-properties fo:line-height="0.635cm" style:page-number="auto"/>
      <style:text-properties/>
    </style:style>
    <style:style style:family="paragraph" style:name="P352">
      <style:paragraph-properties fo:line-height="0.635cm" style:page-number="auto"/>
      <style:text-properties/>
    </style:style>
    <style:style style:family="paragraph" style:name="P353">
      <style:paragraph-properties fo:line-height="0.635cm" style:page-number="auto"/>
      <style:text-properties/>
    </style:style>
    <style:style style:family="paragraph" style:name="P354">
      <style:paragraph-properties fo:line-height="0.635cm" style:page-number="auto"/>
      <style:text-properties/>
    </style:style>
    <style:style style:family="paragraph" style:name="P355">
      <style:paragraph-properties fo:line-height="0.635cm" style:page-number="auto"/>
      <style:text-properties/>
    </style:style>
    <style:style style:family="paragraph" style:name="P356">
      <style:paragraph-properties fo:line-height="0.635cm" style:page-number="auto"/>
      <style:text-properties/>
    </style:style>
    <style:style style:family="paragraph" style:name="P357">
      <style:paragraph-properties fo:line-height="0.635cm" style:page-number="auto"/>
      <style:text-properties/>
    </style:style>
    <style:style style:family="paragraph" style:name="P358">
      <style:paragraph-properties fo:line-height="0.635cm" style:page-number="auto"/>
      <style:text-properties/>
    </style:style>
    <style:style style:family="paragraph" style:name="P359">
      <style:paragraph-properties fo:line-height="0.635cm" style:page-number="auto"/>
      <style:text-properties/>
    </style:style>
    <style:style style:family="paragraph" style:name="P360">
      <style:paragraph-properties fo:line-height="0.635cm" style:page-number="auto"/>
      <style:text-properties/>
    </style:style>
    <style:style style:family="paragraph" style:name="P361">
      <style:paragraph-properties fo:line-height="0.635cm" style:page-number="auto"/>
      <style:text-properties/>
    </style:style>
    <style:style style:family="paragraph" style:name="P362">
      <style:paragraph-properties fo:line-height="0.635cm" style:page-number="auto"/>
      <style:text-properties/>
    </style:style>
    <style:style style:family="paragraph" style:name="P363">
      <style:paragraph-properties fo:line-height="0.635cm" style:page-number="auto"/>
      <style:text-properties/>
    </style:style>
    <style:style style:family="paragraph" style:name="P364">
      <style:paragraph-properties fo:line-height="0.635cm" style:page-number="auto"/>
      <style:text-properties/>
    </style:style>
    <style:style style:family="paragraph" style:name="P365">
      <style:paragraph-properties fo:line-height="0.635cm" style:page-number="auto"/>
      <style:text-properties/>
    </style:style>
    <style:style style:family="paragraph" style:name="P366">
      <style:paragraph-properties fo:line-height="0.635cm" style:page-number="auto"/>
      <style:text-properties/>
    </style:style>
    <style:style style:family="paragraph" style:name="P367">
      <style:paragraph-properties fo:line-height="0.635cm" style:page-number="auto"/>
      <style:text-properties/>
    </style:style>
    <style:style style:family="paragraph" style:name="P368">
      <style:paragraph-properties fo:line-height="0.635cm" style:page-number="auto"/>
      <style:text-properties/>
    </style:style>
    <style:style style:family="paragraph" style:name="P369">
      <style:paragraph-properties fo:line-height="0.635cm" style:page-number="auto"/>
      <style:text-properties/>
    </style:style>
    <style:style style:family="paragraph" style:name="P370">
      <style:paragraph-properties fo:line-height="0.635cm" style:page-number="auto"/>
      <style:text-properties/>
    </style:style>
    <style:style style:family="paragraph" style:name="P371">
      <style:paragraph-properties fo:line-height="0.635cm" style:page-number="auto"/>
      <style:text-properties/>
    </style:style>
    <style:style style:family="paragraph" style:name="P372">
      <style:paragraph-properties fo:line-height="0.635cm" style:page-number="auto"/>
      <style:text-properties/>
    </style:style>
    <style:style style:family="paragraph" style:name="P373">
      <style:paragraph-properties fo:line-height="0.635cm" style:page-number="auto"/>
      <style:text-properties/>
    </style:style>
    <style:style style:family="paragraph" style:name="P374">
      <style:paragraph-properties fo:line-height="0.635cm" style:page-number="auto"/>
      <style:text-properties/>
    </style:style>
    <style:style style:family="paragraph" style:name="P375">
      <style:paragraph-properties fo:line-height="0.635cm" style:page-number="auto"/>
      <style:text-properties/>
    </style:style>
    <style:style style:family="paragraph" style:name="P376">
      <style:paragraph-properties fo:line-height="0.635cm" style:page-number="auto"/>
      <style:text-properties/>
    </style:style>
    <style:style style:family="paragraph" style:name="P377">
      <style:paragraph-properties fo:line-height="0.635cm" style:page-number="auto"/>
      <style:text-properties/>
    </style:style>
    <style:style style:family="paragraph" style:name="P378">
      <style:paragraph-properties fo:line-height="0.635cm" style:page-number="auto"/>
      <style:text-properties/>
    </style:style>
    <style:style style:family="paragraph" style:name="P379">
      <style:paragraph-properties fo:line-height="0.635cm" style:page-number="auto"/>
      <style:text-properties/>
    </style:style>
    <style:style style:family="paragraph" style:name="P380">
      <style:paragraph-properties fo:line-height="0.635cm" style:page-number="auto"/>
      <style:text-properties/>
    </style:style>
    <style:style style:family="paragraph" style:name="P381">
      <style:paragraph-properties fo:line-height="0.635cm" style:page-number="auto"/>
      <style:text-properties/>
    </style:style>
    <style:style style:family="paragraph" style:name="P382">
      <style:paragraph-properties fo:line-height="0.635cm" style:page-number="auto"/>
      <style:text-properties/>
    </style:style>
    <style:style style:family="paragraph" style:name="P383">
      <style:paragraph-properties fo:line-height="0.635cm" style:page-number="auto"/>
      <style:text-properties/>
    </style:style>
    <style:style style:family="paragraph" style:name="P384">
      <style:paragraph-properties fo:line-height="0.635cm" style:page-number="auto"/>
      <style:text-properties/>
    </style:style>
    <style:style style:family="paragraph" style:name="P385">
      <style:paragraph-properties fo:line-height="0.635cm" style:page-number="auto"/>
      <style:text-properties/>
    </style:style>
    <style:style style:family="paragraph" style:name="P386">
      <style:paragraph-properties fo:line-height="0.635cm" style:page-number="auto"/>
      <style:text-properties/>
    </style:style>
    <style:style style:family="paragraph" style:name="P387">
      <style:paragraph-properties fo:line-height="0.635cm" style:page-number="auto"/>
      <style:text-properties/>
    </style:style>
    <style:style style:family="paragraph" style:name="P388">
      <style:paragraph-properties fo:line-height="0.635cm" style:page-number="auto"/>
      <style:text-properties/>
    </style:style>
    <style:style style:family="paragraph" style:name="P389">
      <style:paragraph-properties fo:line-height="0.672cm" style:page-number="auto"/>
      <style:text-properties/>
    </style:style>
    <style:style style:family="paragraph" style:name="P390">
      <style:paragraph-properties style:page-number="auto"/>
      <style:text-properties fo:font-size="1pt" style:font-size-asian="1pt" style:font-size-complex="1pt"/>
    </style:style>
    <style:style style:family="paragraph" style:name="P391">
      <style:paragraph-properties fo:line-height="0.635cm" style:page-number="auto"/>
      <style:text-properties/>
    </style:style>
    <style:style style:family="paragraph" style:name="P393">
      <style:paragraph-properties fo:line-height="0.635cm" style:page-number="auto"/>
      <style:text-properties/>
    </style:style>
    <style:style style:family="paragraph" style:name="P394">
      <style:paragraph-properties fo:line-height="0.635cm" style:page-number="auto"/>
      <style:text-properties/>
    </style:style>
    <style:style style:family="paragraph" style:name="P395">
      <style:paragraph-properties fo:line-height="0.635cm" style:page-number="auto"/>
      <style:text-properties/>
    </style:style>
    <style:style style:family="paragraph" style:name="P396">
      <style:paragraph-properties fo:line-height="0.635cm" style:page-number="auto"/>
      <style:text-properties/>
    </style:style>
    <style:style style:family="paragraph" style:name="P397">
      <style:paragraph-properties fo:line-height="0.635cm" style:page-number="auto"/>
      <style:text-properties/>
    </style:style>
    <style:style style:family="paragraph" style:name="P398">
      <style:paragraph-properties fo:line-height="0.635cm" style:page-number="auto"/>
      <style:text-properties/>
    </style:style>
    <style:style style:family="paragraph" style:name="P399">
      <style:paragraph-properties fo:line-height="0.635cm" style:page-number="auto"/>
      <style:text-properties/>
    </style:style>
    <style:style style:family="paragraph" style:name="P400">
      <style:paragraph-properties fo:line-height="0.635cm" style:page-number="auto"/>
      <style:text-properties/>
    </style:style>
    <style:style style:family="paragraph" style:name="P401">
      <style:paragraph-properties fo:line-height="0.635cm" style:page-number="auto"/>
      <style:text-properties/>
    </style:style>
    <style:style style:family="paragraph" style:name="P402">
      <style:paragraph-properties fo:line-height="0.635cm" style:page-number="auto"/>
      <style:text-properties/>
    </style:style>
    <style:style style:family="paragraph" style:name="P403">
      <style:paragraph-properties fo:line-height="0.635cm" style:page-number="auto"/>
      <style:text-properties/>
    </style:style>
    <style:style style:family="paragraph" style:name="P404">
      <style:paragraph-properties fo:line-height="0.635cm" style:page-number="auto"/>
      <style:text-properties/>
    </style:style>
    <style:style style:family="paragraph" style:name="P405">
      <style:paragraph-properties fo:line-height="0.635cm" style:page-number="auto"/>
      <style:text-properties/>
    </style:style>
    <style:style style:family="paragraph" style:name="P406">
      <style:paragraph-properties fo:line-height="0.635cm" style:page-number="auto"/>
      <style:text-properties/>
    </style:style>
    <style:style style:family="paragraph" style:name="P407">
      <style:paragraph-properties fo:line-height="0.635cm" style:page-number="auto"/>
      <style:text-properties/>
    </style:style>
    <style:style style:family="paragraph" style:name="P408">
      <style:paragraph-properties fo:line-height="0.635cm" style:page-number="auto"/>
      <style:text-properties/>
    </style:style>
    <style:style style:family="paragraph" style:name="P409">
      <style:paragraph-properties fo:line-height="0.635cm" style:page-number="auto"/>
      <style:text-properties/>
    </style:style>
    <style:style style:family="paragraph" style:name="P410">
      <style:paragraph-properties fo:line-height="0.635cm" style:page-number="auto"/>
      <style:text-properties/>
    </style:style>
    <style:style style:family="paragraph" style:name="P411">
      <style:paragraph-properties fo:line-height="0.635cm" style:page-number="auto"/>
      <style:text-properties/>
    </style:style>
    <style:style style:family="paragraph" style:name="P412">
      <style:paragraph-properties fo:line-height="0.635cm" style:page-number="auto"/>
      <style:text-properties/>
    </style:style>
    <style:style style:family="paragraph" style:name="P413">
      <style:paragraph-properties fo:line-height="0.635cm" style:page-number="auto"/>
      <style:text-properties/>
    </style:style>
    <style:style style:family="paragraph" style:name="P414">
      <style:paragraph-properties fo:line-height="0.635cm" style:page-number="auto"/>
      <style:text-properties/>
    </style:style>
    <style:style style:family="paragraph" style:name="P415">
      <style:paragraph-properties fo:line-height="0.635cm" style:page-number="auto"/>
      <style:text-properties/>
    </style:style>
    <style:style style:family="paragraph" style:name="P416">
      <style:paragraph-properties fo:line-height="0.635cm" style:page-number="auto"/>
      <style:text-properties/>
    </style:style>
    <style:style style:family="paragraph" style:name="P417">
      <style:paragraph-properties fo:line-height="0.635cm" style:page-number="auto"/>
      <style:text-properties/>
    </style:style>
    <style:style style:family="paragraph" style:name="P418">
      <style:paragraph-properties fo:line-height="0.635cm" style:page-number="auto"/>
      <style:text-properties/>
    </style:style>
    <style:style style:family="paragraph" style:name="P419">
      <style:paragraph-properties fo:line-height="0.635cm" style:page-number="auto"/>
      <style:text-properties/>
    </style:style>
    <style:style style:family="paragraph" style:name="P420">
      <style:paragraph-properties fo:line-height="0.635cm" style:page-number="auto"/>
      <style:text-properties/>
    </style:style>
    <style:style style:family="paragraph" style:name="P421">
      <style:paragraph-properties fo:line-height="0.635cm" style:page-number="auto"/>
      <style:text-properties/>
    </style:style>
    <style:style style:family="paragraph" style:name="P422">
      <style:paragraph-properties fo:line-height="0.635cm" style:page-number="auto"/>
      <style:text-properties/>
    </style:style>
    <style:style style:family="paragraph" style:name="P423">
      <style:paragraph-properties fo:line-height="0.635cm" style:page-number="auto"/>
      <style:text-properties/>
    </style:style>
    <style:style style:family="paragraph" style:name="P424">
      <style:paragraph-properties fo:line-height="0.635cm" style:page-number="auto"/>
      <style:text-properties/>
    </style:style>
    <style:style style:family="paragraph" style:name="P425">
      <style:paragraph-properties fo:line-height="0.635cm" style:page-number="auto"/>
      <style:text-properties/>
    </style:style>
    <style:style style:family="paragraph" style:name="P426">
      <style:paragraph-properties fo:line-height="0.635cm" style:page-number="auto"/>
      <style:text-properties/>
    </style:style>
    <style:style style:family="paragraph" style:name="P427">
      <style:paragraph-properties fo:line-height="0.635cm" style:page-number="auto"/>
      <style:text-properties/>
    </style:style>
    <style:style style:family="paragraph" style:name="P428">
      <style:paragraph-properties fo:line-height="0.635cm" style:page-number="auto"/>
      <style:text-properties/>
    </style:style>
    <style:style style:family="paragraph" style:name="P429">
      <style:paragraph-properties fo:line-height="0.635cm" style:page-number="auto"/>
      <style:text-properties/>
    </style:style>
    <style:style style:family="paragraph" style:name="P430">
      <style:paragraph-properties fo:line-height="1.154cm" style:page-number="auto"/>
      <style:text-properties/>
    </style:style>
    <style:style style:family="paragraph" style:name="P431">
      <style:paragraph-properties style:page-number="auto"/>
      <style:text-properties fo:font-size="1pt" style:font-size-asian="1pt" style:font-size-complex="1pt"/>
    </style:style>
    <style:style style:family="paragraph" style:name="P432">
      <style:paragraph-properties fo:line-height="0.635cm" style:page-number="auto"/>
      <style:text-properties/>
    </style:style>
    <style:style style:family="paragraph" style:name="P433">
      <style:paragraph-properties fo:line-height="0.635cm" style:page-number="auto"/>
      <style:text-properties/>
    </style:style>
    <style:style style:family="paragraph" style:name="P434">
      <style:paragraph-properties fo:line-height="0.635cm" style:page-number="auto"/>
      <style:text-properties/>
    </style:style>
    <style:style style:family="paragraph" style:name="P435">
      <style:paragraph-properties fo:line-height="0.635cm" style:page-number="auto"/>
      <style:text-properties/>
    </style:style>
    <style:style style:family="paragraph" style:name="P436">
      <style:paragraph-properties fo:line-height="0.635cm" style:page-number="auto"/>
      <style:text-properties/>
    </style:style>
    <style:style style:family="paragraph" style:name="P437">
      <style:paragraph-properties fo:line-height="0.635cm" style:page-number="auto"/>
      <style:text-properties/>
    </style:style>
    <style:style style:family="paragraph" style:name="P438">
      <style:paragraph-properties fo:line-height="0.635cm" style:page-number="auto"/>
      <style:text-properties/>
    </style:style>
    <style:style style:family="paragraph" style:name="P439">
      <style:paragraph-properties fo:line-height="0.635cm" style:page-number="auto"/>
      <style:text-properties/>
    </style:style>
    <style:style style:family="paragraph" style:name="P440">
      <style:paragraph-properties fo:line-height="0.635cm" style:page-number="auto"/>
      <style:text-properties/>
    </style:style>
    <style:style style:family="paragraph" style:name="P441">
      <style:paragraph-properties fo:line-height="0.635cm" style:page-number="auto"/>
      <style:text-properties/>
    </style:style>
    <style:style style:family="paragraph" style:name="P442">
      <style:paragraph-properties fo:line-height="0.635cm" style:page-number="auto"/>
      <style:text-properties/>
    </style:style>
    <style:style style:family="paragraph" style:name="P443">
      <style:paragraph-properties fo:line-height="0.635cm" style:page-number="auto"/>
      <style:text-properties/>
    </style:style>
    <style:style style:family="paragraph" style:name="P444">
      <style:paragraph-properties fo:line-height="0.635cm" style:page-number="auto"/>
      <style:text-properties/>
    </style:style>
    <style:style style:family="paragraph" style:name="P445">
      <style:paragraph-properties fo:line-height="0.635cm" style:page-number="auto"/>
      <style:text-properties/>
    </style:style>
    <style:style style:family="paragraph" style:name="P446">
      <style:paragraph-properties fo:line-height="0.635cm" style:page-number="auto"/>
      <style:text-properties/>
    </style:style>
    <style:style style:family="paragraph" style:name="P447">
      <style:paragraph-properties fo:line-height="0.635cm" style:page-number="auto"/>
      <style:text-properties/>
    </style:style>
    <style:style style:family="paragraph" style:name="P448">
      <style:paragraph-properties fo:line-height="0.635cm" style:page-number="auto"/>
      <style:text-properties/>
    </style:style>
    <style:style style:family="paragraph" style:name="P449">
      <style:paragraph-properties fo:line-height="0.635cm" style:page-number="auto"/>
      <style:text-properties/>
    </style:style>
    <style:style style:family="paragraph" style:name="P450">
      <style:paragraph-properties fo:line-height="0.635cm" style:page-number="auto"/>
      <style:text-properties/>
    </style:style>
    <style:style style:family="paragraph" style:name="P451">
      <style:paragraph-properties fo:line-height="0.635cm" style:page-number="auto"/>
      <style:text-properties/>
    </style:style>
    <style:style style:family="paragraph" style:name="P452">
      <style:paragraph-properties fo:line-height="0.635cm" style:page-number="auto"/>
      <style:text-properties/>
    </style:style>
    <style:style style:family="paragraph" style:name="P453">
      <style:paragraph-properties fo:line-height="0.635cm" style:page-number="auto"/>
      <style:text-properties/>
    </style:style>
    <style:style style:family="paragraph" style:name="P454">
      <style:paragraph-properties fo:line-height="0.635cm" style:page-number="auto"/>
      <style:text-properties/>
    </style:style>
    <style:style style:family="paragraph" style:name="P455">
      <style:paragraph-properties fo:line-height="0.635cm" style:page-number="auto"/>
      <style:text-properties/>
    </style:style>
    <style:style style:family="paragraph" style:name="P456">
      <style:paragraph-properties fo:line-height="0.635cm" style:page-number="auto"/>
      <style:text-properties/>
    </style:style>
    <style:style style:family="paragraph" style:name="P457">
      <style:paragraph-properties fo:line-height="0.635cm" style:page-number="auto"/>
      <style:text-properties/>
    </style:style>
    <style:style style:family="paragraph" style:name="P458">
      <style:paragraph-properties fo:line-height="0.635cm" style:page-number="auto"/>
      <style:text-properties/>
    </style:style>
    <style:style style:family="paragraph" style:name="P459">
      <style:paragraph-properties fo:line-height="0.635cm" style:page-number="auto"/>
      <style:text-properties/>
    </style:style>
    <style:style style:family="paragraph" style:name="P460">
      <style:paragraph-properties fo:line-height="0.635cm" style:page-number="auto"/>
      <style:text-properties/>
    </style:style>
    <style:style style:family="paragraph" style:name="P461">
      <style:paragraph-properties fo:line-height="0.635cm" style:page-number="auto"/>
      <style:text-properties/>
    </style:style>
    <style:style style:family="paragraph" style:name="P462">
      <style:paragraph-properties fo:line-height="0.635cm" style:page-number="auto"/>
      <style:text-properties/>
    </style:style>
    <style:style style:family="paragraph" style:name="P463">
      <style:paragraph-properties fo:line-height="0.635cm" style:page-number="auto"/>
      <style:text-properties/>
    </style:style>
    <style:style style:family="paragraph" style:name="P464">
      <style:paragraph-properties fo:line-height="0.635cm" style:page-number="auto"/>
      <style:text-properties/>
    </style:style>
    <style:style style:family="paragraph" style:name="P465">
      <style:paragraph-properties fo:line-height="0.635cm" style:page-number="auto"/>
      <style:text-properties/>
    </style:style>
    <style:style style:family="paragraph" style:name="P466">
      <style:paragraph-properties fo:line-height="0.635cm" style:page-number="auto"/>
      <style:text-properties/>
    </style:style>
    <style:style style:family="paragraph" style:name="P467">
      <style:paragraph-properties fo:line-height="1.105cm" style:page-number="auto"/>
      <style:text-properties/>
    </style:style>
    <style:style style:family="paragraph" style:name="P468">
      <style:paragraph-properties style:page-number="auto"/>
      <style:text-properties fo:font-size="1pt" style:font-size-asian="1pt" style:font-size-complex="1pt"/>
    </style:style>
    <style:style style:family="paragraph" style:name="P469">
      <style:paragraph-properties style:page-number="auto"/>
      <style:text-properties fo:font-size="1pt" style:font-size-asian="1pt" style:font-size-complex="1pt"/>
    </style:style>
    <style:style style:family="paragraph" style:name="P470">
      <style:paragraph-properties fo:margin-bottom="2.681cm" fo:line-height="0.071cm" style:page-number="auto"/>
      <style:text-properties fo:font-size="1pt" style:font-size-asian="1pt" style:font-size-complex="1pt"/>
    </style:style>
    <style:style style:family="paragraph" style:name="P471">
      <style:paragraph-properties style:page-number="auto"/>
      <style:text-properties fo:font-size="1pt" style:font-size-asian="1pt" style:font-size-complex="1pt"/>
    </style:style>
    <style:style style:family="paragraph" style:name="P472">
      <style:paragraph-properties style:page-number="auto"/>
      <style:text-properties fo:font-size="1pt" style:font-size-asian="1pt" style:font-size-complex="1pt"/>
    </style:style>
    <style:style style:family="paragraph" style:name="P473">
      <style:paragraph-properties fo:line-height="0.635cm" style:page-number="auto"/>
      <style:text-properties/>
    </style:style>
    <style:style style:family="paragraph" style:name="P474">
      <style:paragraph-properties fo:line-height="0.635cm" style:page-number="auto"/>
      <style:text-properties/>
    </style:style>
    <style:style style:family="paragraph" style:name="P475">
      <style:paragraph-properties fo:line-height="0.635cm" style:page-number="auto"/>
      <style:text-properties/>
    </style:style>
    <style:style style:family="paragraph" style:name="P476">
      <style:paragraph-properties fo:line-height="0.635cm" style:page-number="auto"/>
      <style:text-properties/>
    </style:style>
    <style:style style:family="paragraph" style:name="P477">
      <style:paragraph-properties fo:line-height="0.635cm" style:page-number="auto"/>
      <style:text-properties/>
    </style:style>
    <style:style style:family="paragraph" style:name="P478">
      <style:paragraph-properties fo:line-height="0.635cm" style:page-number="auto"/>
      <style:text-properties/>
    </style:style>
    <style:style style:family="paragraph" style:name="P479">
      <style:paragraph-properties fo:line-height="0.635cm" style:page-number="auto"/>
      <style:text-properties/>
    </style:style>
    <style:style style:family="paragraph" style:name="P480">
      <style:paragraph-properties fo:line-height="0.635cm" style:page-number="auto"/>
      <style:text-properties/>
    </style:style>
    <style:style style:family="paragraph" style:name="P481">
      <style:paragraph-properties fo:line-height="0.635cm" style:page-number="auto"/>
      <style:text-properties/>
    </style:style>
    <style:style style:family="paragraph" style:name="P482">
      <style:paragraph-properties fo:line-height="0.635cm" style:page-number="auto"/>
      <style:text-properties/>
    </style:style>
    <style:style style:family="paragraph" style:name="P483">
      <style:paragraph-properties fo:line-height="0.635cm" style:page-number="auto"/>
      <style:text-properties/>
    </style:style>
    <style:style style:family="paragraph" style:name="P484">
      <style:paragraph-properties fo:line-height="0.635cm" style:page-number="auto"/>
      <style:text-properties/>
    </style:style>
    <style:style style:family="paragraph" style:name="P485">
      <style:paragraph-properties fo:line-height="0.635cm" style:page-number="auto"/>
      <style:text-properties/>
    </style:style>
    <style:style style:family="paragraph" style:name="P486">
      <style:paragraph-properties fo:line-height="0.635cm" style:page-number="auto"/>
      <style:text-properties/>
    </style:style>
    <style:style style:family="paragraph" style:name="P487">
      <style:paragraph-properties fo:line-height="0.635cm" style:page-number="auto"/>
      <style:text-properties/>
    </style:style>
    <style:style style:family="paragraph" style:name="P488">
      <style:paragraph-properties fo:line-height="0.635cm" style:page-number="auto"/>
      <style:text-properties/>
    </style:style>
    <style:style style:family="paragraph" style:name="P489">
      <style:paragraph-properties fo:line-height="0.635cm" style:page-number="auto"/>
      <style:text-properties/>
    </style:style>
    <style:style style:family="paragraph" style:name="P490">
      <style:paragraph-properties fo:line-height="0.635cm" style:page-number="auto"/>
      <style:text-properties/>
    </style:style>
    <style:style style:family="paragraph" style:name="P491">
      <style:paragraph-properties fo:line-height="0.635cm" style:page-number="auto"/>
      <style:text-properties/>
    </style:style>
    <style:style style:family="paragraph" style:name="P492">
      <style:paragraph-properties fo:line-height="0.635cm" style:page-number="auto"/>
      <style:text-properties/>
    </style:style>
    <style:style style:family="paragraph" style:name="P493">
      <style:paragraph-properties fo:line-height="0.635cm" style:page-number="auto"/>
      <style:text-properties/>
    </style:style>
    <style:style style:family="paragraph" style:name="P494">
      <style:paragraph-properties fo:line-height="0.635cm" style:page-number="auto"/>
      <style:text-properties/>
    </style:style>
    <style:style style:family="paragraph" style:name="P495">
      <style:paragraph-properties fo:line-height="0.635cm" style:page-number="auto"/>
      <style:text-properties/>
    </style:style>
    <style:style style:family="paragraph" style:name="P496">
      <style:paragraph-properties fo:line-height="0.635cm" style:page-number="auto"/>
      <style:text-properties/>
    </style:style>
    <style:style style:family="paragraph" style:name="P497">
      <style:paragraph-properties fo:line-height="0.635cm" style:page-number="auto"/>
      <style:text-properties/>
    </style:style>
    <style:style style:family="paragraph" style:name="P498">
      <style:paragraph-properties fo:line-height="0.635cm" style:page-number="auto"/>
      <style:text-properties/>
    </style:style>
    <style:style style:family="paragraph" style:name="P499">
      <style:paragraph-properties fo:line-height="0.635cm" style:page-number="auto"/>
      <style:text-properties/>
    </style:style>
    <style:style style:family="paragraph" style:name="P500">
      <style:paragraph-properties fo:line-height="0.635cm" style:page-number="auto"/>
      <style:text-properties/>
    </style:style>
    <style:style style:family="paragraph" style:name="P501">
      <style:paragraph-properties fo:line-height="0.635cm" style:page-number="auto"/>
      <style:text-properties/>
    </style:style>
    <style:style style:family="paragraph" style:name="P502">
      <style:paragraph-properties fo:line-height="0.635cm" style:page-number="auto"/>
      <style:text-properties/>
    </style:style>
    <style:style style:family="paragraph" style:name="P503">
      <style:paragraph-properties fo:line-height="0.635cm" style:page-number="auto"/>
      <style:text-properties/>
    </style:style>
    <style:style style:family="paragraph" style:name="P504">
      <style:paragraph-properties fo:line-height="0.635cm" style:page-number="auto"/>
      <style:text-properties/>
    </style:style>
    <style:style style:family="paragraph" style:name="P505">
      <style:paragraph-properties fo:line-height="0.635cm" style:page-number="auto"/>
      <style:text-properties/>
    </style:style>
    <style:style style:family="paragraph" style:name="P506">
      <style:paragraph-properties fo:line-height="0.635cm" style:page-number="auto"/>
      <style:text-properties/>
    </style:style>
    <style:style style:family="paragraph" style:name="P507">
      <style:paragraph-properties fo:line-height="0.635cm" style:page-number="auto"/>
      <style:text-properties/>
    </style:style>
    <style:style style:family="paragraph" style:name="P508">
      <style:paragraph-properties fo:line-height="0.635cm" style:page-number="auto"/>
      <style:text-properties/>
    </style:style>
    <style:style style:family="paragraph" style:name="P509">
      <style:paragraph-properties fo:line-height="0.635cm" style:page-number="auto"/>
      <style:text-properties/>
    </style:style>
    <style:style style:family="paragraph" style:name="P510">
      <style:paragraph-properties fo:line-height="0.635cm" style:page-number="auto"/>
      <style:text-properties/>
    </style:style>
    <style:style style:family="paragraph" style:name="P511">
      <style:paragraph-properties fo:line-height="0.635cm" style:page-number="auto"/>
      <style:text-properties/>
    </style:style>
    <style:style style:family="paragraph" style:name="P512">
      <style:paragraph-properties fo:line-height="0.635cm" style:page-number="auto"/>
      <style:text-properties/>
    </style:style>
    <style:style style:family="paragraph" style:name="P513">
      <style:paragraph-properties fo:line-height="0.635cm" style:page-number="auto"/>
      <style:text-properties/>
    </style:style>
    <style:style style:family="paragraph" style:name="P514">
      <style:paragraph-properties fo:line-height="0.672cm" style:page-number="auto"/>
      <style:text-properties/>
    </style:style>
    <style:style style:family="paragraph" style:name="P515">
      <style:paragraph-properties style:page-number="auto"/>
      <style:text-properties fo:font-size="1pt" style:font-size-asian="1pt" style:font-size-complex="1pt"/>
    </style:style>
    <style:style style:family="paragraph" style:name="P516">
      <style:paragraph-properties fo:margin-bottom="3.104cm" fo:line-height="0.071cm" style:page-number="auto"/>
      <style:text-properties fo:font-size="1pt" style:font-size-asian="1pt" style:font-size-complex="1pt"/>
    </style:style>
    <style:style style:family="paragraph" style:name="P517">
      <style:paragraph-properties style:page-number="auto"/>
      <style:text-properties fo:font-size="1pt" style:font-size-asian="1pt" style:font-size-complex="1pt"/>
    </style:style>
    <style:style style:family="paragraph" style:name="P518">
      <style:paragraph-properties style:page-number="auto"/>
      <style:text-properties fo:font-size="1pt" style:font-size-asian="1pt" style:font-size-complex="1pt"/>
    </style:style>
    <style:style style:family="paragraph" style:name="P519">
      <style:paragraph-properties fo:line-height="0.635cm" style:page-number="auto"/>
      <style:text-properties/>
    </style:style>
    <style:style style:family="paragraph" style:name="P521">
      <style:paragraph-properties fo:line-height="0.635cm" style:page-number="auto"/>
      <style:text-properties/>
    </style:style>
    <style:style style:family="paragraph" style:name="P522">
      <style:paragraph-properties fo:line-height="0.635cm" style:page-number="auto"/>
      <style:text-properties/>
    </style:style>
    <style:style style:family="paragraph" style:name="P523">
      <style:paragraph-properties fo:line-height="0.635cm" style:page-number="auto"/>
      <style:text-properties/>
    </style:style>
    <style:style style:family="paragraph" style:name="P524">
      <style:paragraph-properties fo:line-height="0.635cm" style:page-number="auto"/>
      <style:text-properties/>
    </style:style>
    <style:style style:family="paragraph" style:name="P525">
      <style:paragraph-properties fo:line-height="0.635cm" style:page-number="auto"/>
      <style:text-properties/>
    </style:style>
    <style:style style:family="paragraph" style:name="P526">
      <style:paragraph-properties fo:line-height="0.635cm" style:page-number="auto"/>
      <style:text-properties/>
    </style:style>
    <style:style style:family="paragraph" style:name="P527">
      <style:paragraph-properties fo:line-height="0.635cm" style:page-number="auto"/>
      <style:text-properties/>
    </style:style>
    <style:style style:family="paragraph" style:name="P528">
      <style:paragraph-properties fo:line-height="0.635cm" style:page-number="auto"/>
      <style:text-properties/>
    </style:style>
    <style:style style:family="paragraph" style:name="P529">
      <style:paragraph-properties fo:line-height="0.635cm" style:page-number="auto"/>
      <style:text-properties/>
    </style:style>
    <style:style style:family="paragraph" style:name="P530">
      <style:paragraph-properties fo:line-height="0.635cm" style:page-number="auto"/>
      <style:text-properties/>
    </style:style>
    <style:style style:family="paragraph" style:name="P531">
      <style:paragraph-properties fo:line-height="0.635cm" style:page-number="auto"/>
      <style:text-properties/>
    </style:style>
    <style:style style:family="paragraph" style:name="P532">
      <style:paragraph-properties fo:line-height="0.635cm" style:page-number="auto"/>
      <style:text-properties/>
    </style:style>
    <style:style style:family="paragraph" style:name="P533">
      <style:paragraph-properties fo:line-height="0.635cm" style:page-number="auto"/>
      <style:text-properties/>
    </style:style>
    <style:style style:family="paragraph" style:name="P534">
      <style:paragraph-properties fo:line-height="0.635cm" style:page-number="auto"/>
      <style:text-properties/>
    </style:style>
    <style:style style:family="paragraph" style:name="P535">
      <style:paragraph-properties fo:line-height="0.635cm" style:page-number="auto"/>
      <style:text-properties/>
    </style:style>
    <style:style style:family="paragraph" style:name="P536">
      <style:paragraph-properties fo:line-height="0.635cm" style:page-number="auto"/>
      <style:text-properties/>
    </style:style>
    <style:style style:family="paragraph" style:name="P537">
      <style:paragraph-properties fo:line-height="0.635cm" style:page-number="auto"/>
      <style:text-properties/>
    </style:style>
    <style:style style:family="paragraph" style:name="P538">
      <style:paragraph-properties fo:line-height="0.635cm" style:page-number="auto"/>
      <style:text-properties/>
    </style:style>
    <style:style style:family="paragraph" style:name="P539">
      <style:paragraph-properties fo:line-height="0.635cm" style:page-number="auto"/>
      <style:text-properties/>
    </style:style>
    <style:style style:family="paragraph" style:name="P540">
      <style:paragraph-properties fo:line-height="0.635cm" style:page-number="auto"/>
      <style:text-properties/>
    </style:style>
    <style:style style:family="paragraph" style:name="P541">
      <style:paragraph-properties fo:line-height="0.635cm" style:page-number="auto"/>
      <style:text-properties/>
    </style:style>
    <style:style style:family="paragraph" style:name="P542">
      <style:paragraph-properties fo:line-height="0.635cm" style:page-number="auto"/>
      <style:text-properties/>
    </style:style>
    <style:style style:family="paragraph" style:name="P543">
      <style:paragraph-properties fo:line-height="0.635cm" style:page-number="auto"/>
      <style:text-properties/>
    </style:style>
    <style:style style:family="paragraph" style:name="P544">
      <style:paragraph-properties fo:line-height="0.635cm" style:page-number="auto"/>
      <style:text-properties/>
    </style:style>
    <style:style style:family="paragraph" style:name="P545">
      <style:paragraph-properties fo:line-height="0.635cm" style:page-number="auto"/>
      <style:text-properties/>
    </style:style>
    <style:style style:family="paragraph" style:name="P546">
      <style:paragraph-properties fo:line-height="0.635cm" style:page-number="auto"/>
      <style:text-properties/>
    </style:style>
    <style:style style:family="paragraph" style:name="P547">
      <style:paragraph-properties fo:line-height="0.635cm" style:page-number="auto"/>
      <style:text-properties/>
    </style:style>
    <style:style style:family="paragraph" style:name="P548">
      <style:paragraph-properties fo:line-height="0.635cm" style:page-number="auto"/>
      <style:text-properties/>
    </style:style>
    <style:style style:family="paragraph" style:name="P549">
      <style:paragraph-properties fo:line-height="0.635cm" style:page-number="auto"/>
      <style:text-properties/>
    </style:style>
    <style:style style:family="paragraph" style:name="P550">
      <style:paragraph-properties fo:line-height="0.635cm" style:page-number="auto"/>
      <style:text-properties/>
    </style:style>
    <style:style style:family="paragraph" style:name="P551">
      <style:paragraph-properties fo:line-height="0.635cm" style:page-number="auto"/>
      <style:text-properties/>
    </style:style>
    <style:style style:family="paragraph" style:name="P552">
      <style:paragraph-properties fo:line-height="0.635cm" style:page-number="auto"/>
      <style:text-properties/>
    </style:style>
    <style:style style:family="paragraph" style:name="P553">
      <style:paragraph-properties fo:line-height="0.635cm" style:page-number="auto"/>
      <style:text-properties/>
    </style:style>
    <style:style style:family="paragraph" style:name="P554">
      <style:paragraph-properties fo:line-height="0.635cm" style:page-number="auto"/>
      <style:text-properties/>
    </style:style>
    <style:style style:family="paragraph" style:name="P555">
      <style:paragraph-properties fo:line-height="0.635cm" style:page-number="auto"/>
      <style:text-properties/>
    </style:style>
    <style:style style:family="paragraph" style:name="P556">
      <style:paragraph-properties fo:line-height="0.635cm" style:page-number="auto"/>
      <style:text-properties/>
    </style:style>
    <style:style style:family="paragraph" style:name="P557">
      <style:paragraph-properties fo:line-height="0.635cm" style:page-number="auto"/>
      <style:text-properties/>
    </style:style>
    <style:style style:family="paragraph" style:name="P558">
      <style:paragraph-properties fo:line-height="1.188cm" style:page-number="auto"/>
      <style:text-properties/>
    </style:style>
    <style:style style:family="paragraph" style:name="P559">
      <style:paragraph-properties style:page-number="auto"/>
      <style:text-properties fo:font-size="1pt" style:font-size-asian="1pt" style:font-size-complex="1pt"/>
    </style:style>
    <style:style style:family="paragraph" style:name="P560">
      <style:paragraph-properties fo:margin-bottom="1.517cm" fo:line-height="0.071cm" style:page-number="auto"/>
      <style:text-properties fo:font-size="1pt" style:font-size-asian="1pt" style:font-size-complex="1pt"/>
    </style:style>
    <style:style style:family="paragraph" style:name="P561">
      <style:paragraph-properties style:page-number="auto"/>
      <style:text-properties fo:font-size="1pt" style:font-size-asian="1pt" style:font-size-complex="1pt"/>
    </style:style>
    <style:style style:family="paragraph" style:name="P562">
      <style:paragraph-properties fo:line-height="0.635cm" style:page-number="auto"/>
      <style:text-properties/>
    </style:style>
    <style:style style:family="paragraph" style:name="P563">
      <style:paragraph-properties fo:line-height="0.635cm" style:page-number="auto"/>
      <style:text-properties/>
    </style:style>
    <style:style style:family="paragraph" style:name="P564">
      <style:paragraph-properties fo:line-height="0.635cm" style:page-number="auto"/>
      <style:text-properties/>
    </style:style>
    <style:style style:family="paragraph" style:name="P565">
      <style:paragraph-properties fo:line-height="0.635cm" style:page-number="auto"/>
      <style:text-properties/>
    </style:style>
    <style:style style:family="paragraph" style:name="P566">
      <style:paragraph-properties fo:line-height="0.635cm" style:page-number="auto"/>
      <style:text-properties/>
    </style:style>
    <style:style style:family="paragraph" style:name="P567">
      <style:paragraph-properties fo:line-height="0.635cm" style:page-number="auto"/>
      <style:text-properties/>
    </style:style>
    <style:style style:family="paragraph" style:name="P568">
      <style:paragraph-properties fo:line-height="0.635cm" style:page-number="auto"/>
      <style:text-properties/>
    </style:style>
    <style:style style:family="paragraph" style:name="P569">
      <style:paragraph-properties fo:line-height="0.635cm" style:page-number="auto"/>
      <style:text-properties/>
    </style:style>
    <style:style style:family="paragraph" style:name="P570">
      <style:paragraph-properties fo:line-height="0.635cm" style:page-number="auto"/>
      <style:text-properties/>
    </style:style>
    <style:style style:family="paragraph" style:name="P571">
      <style:paragraph-properties fo:line-height="0.635cm" style:page-number="auto"/>
      <style:text-properties/>
    </style:style>
    <style:style style:family="paragraph" style:name="P572">
      <style:paragraph-properties fo:line-height="0.635cm" style:page-number="auto"/>
      <style:text-properties/>
    </style:style>
    <style:style style:family="paragraph" style:name="P573">
      <style:paragraph-properties fo:line-height="0.635cm" style:page-number="auto"/>
      <style:text-properties/>
    </style:style>
    <style:style style:family="paragraph" style:name="P574">
      <style:paragraph-properties fo:line-height="0.635cm" style:page-number="auto"/>
      <style:text-properties/>
    </style:style>
    <style:style style:family="paragraph" style:name="P575">
      <style:paragraph-properties fo:line-height="0.635cm" style:page-number="auto"/>
      <style:text-properties/>
    </style:style>
    <style:style style:family="paragraph" style:name="P576">
      <style:paragraph-properties fo:line-height="0.635cm" style:page-number="auto"/>
      <style:text-properties/>
    </style:style>
    <style:style style:family="paragraph" style:name="P577">
      <style:paragraph-properties fo:line-height="0.635cm" style:page-number="auto"/>
      <style:text-properties/>
    </style:style>
    <style:style style:family="paragraph" style:name="P578">
      <style:paragraph-properties fo:line-height="0.635cm" style:page-number="auto"/>
      <style:text-properties/>
    </style:style>
    <style:style style:family="paragraph" style:name="P579">
      <style:paragraph-properties fo:line-height="0.635cm" style:page-number="auto"/>
      <style:text-properties/>
    </style:style>
    <style:style style:family="paragraph" style:name="P580">
      <style:paragraph-properties fo:line-height="0.635cm" style:page-number="auto"/>
      <style:text-properties/>
    </style:style>
    <style:style style:family="paragraph" style:name="P581">
      <style:paragraph-properties fo:line-height="0.635cm" style:page-number="auto"/>
      <style:text-properties/>
    </style:style>
    <style:style style:family="paragraph" style:name="P582">
      <style:paragraph-properties fo:line-height="0.635cm" style:page-number="auto"/>
      <style:text-properties/>
    </style:style>
    <style:style style:family="paragraph" style:name="P583">
      <style:paragraph-properties fo:line-height="0.635cm" style:page-number="auto"/>
      <style:text-properties/>
    </style:style>
    <style:style style:family="paragraph" style:name="P584">
      <style:paragraph-properties fo:line-height="0.635cm" style:page-number="auto"/>
      <style:text-properties/>
    </style:style>
    <style:style style:family="paragraph" style:name="P585">
      <style:paragraph-properties fo:line-height="0.635cm" style:page-number="auto"/>
      <style:text-properties/>
    </style:style>
    <style:style style:family="paragraph" style:name="P586">
      <style:paragraph-properties fo:line-height="0.635cm" style:page-number="auto"/>
      <style:text-properties/>
    </style:style>
    <style:style style:family="paragraph" style:name="P587">
      <style:paragraph-properties fo:line-height="0.635cm" style:page-number="auto"/>
      <style:text-properties/>
    </style:style>
    <style:style style:family="paragraph" style:name="P588">
      <style:paragraph-properties fo:line-height="0.635cm" style:page-number="auto"/>
      <style:text-properties/>
    </style:style>
    <style:style style:family="paragraph" style:name="P589">
      <style:paragraph-properties fo:line-height="0.635cm" style:page-number="auto"/>
      <style:text-properties/>
    </style:style>
    <style:style style:family="paragraph" style:name="P590">
      <style:paragraph-properties fo:line-height="0.635cm" style:page-number="auto"/>
      <style:text-properties/>
    </style:style>
    <style:style style:family="paragraph" style:name="P591">
      <style:paragraph-properties fo:line-height="0.635cm" style:page-number="auto"/>
      <style:text-properties/>
    </style:style>
    <style:style style:family="paragraph" style:name="P592">
      <style:paragraph-properties fo:line-height="0.635cm" style:page-number="auto"/>
      <style:text-properties/>
    </style:style>
    <style:style style:family="paragraph" style:name="P593">
      <style:paragraph-properties fo:line-height="0.635cm" style:page-number="auto"/>
      <style:text-properties/>
    </style:style>
    <style:style style:family="paragraph" style:name="P594">
      <style:paragraph-properties fo:line-height="0.635cm" style:page-number="auto"/>
      <style:text-properties/>
    </style:style>
    <style:style style:family="paragraph" style:name="P595">
      <style:paragraph-properties fo:line-height="0.635cm" style:page-number="auto"/>
      <style:text-properties/>
    </style:style>
    <style:style style:family="paragraph" style:name="P596">
      <style:paragraph-properties fo:line-height="0.635cm" style:page-number="auto"/>
      <style:text-properties/>
    </style:style>
    <style:style style:family="paragraph" style:name="P597">
      <style:paragraph-properties fo:line-height="0.635cm" style:page-number="auto"/>
      <style:text-properties/>
    </style:style>
    <style:style style:family="paragraph" style:name="P598">
      <style:paragraph-properties fo:line-height="0.635cm" style:page-number="auto"/>
      <style:text-properties/>
    </style:style>
    <style:style style:family="paragraph" style:name="P599">
      <style:paragraph-properties fo:line-height="0.635cm" style:page-number="auto"/>
      <style:text-properties/>
    </style:style>
    <style:style style:family="paragraph" style:name="P600">
      <style:paragraph-properties fo:line-height="0.635cm" style:page-number="auto"/>
      <style:text-properties/>
    </style:style>
    <style:style style:family="paragraph" style:name="P601">
      <style:paragraph-properties fo:line-height="0.635cm" style:page-number="auto"/>
      <style:text-properties/>
    </style:style>
    <style:style style:family="paragraph" style:name="P602">
      <style:paragraph-properties fo:line-height="0.635cm" style:page-number="auto"/>
      <style:text-properties/>
    </style:style>
    <style:style style:family="paragraph" style:name="P603">
      <style:paragraph-properties fo:line-height="0.672cm" style:page-number="auto"/>
      <style:text-properties/>
    </style:style>
    <style:style style:family="paragraph" style:name="P604">
      <style:paragraph-properties style:page-number="auto"/>
      <style:text-properties fo:font-size="1pt" style:font-size-asian="1pt" style:font-size-complex="1pt"/>
    </style:style>
    <style:style style:family="paragraph" style:name="P605">
      <style:paragraph-properties fo:line-height="0.635cm" style:page-number="auto"/>
      <style:text-properties/>
    </style:style>
    <style:style style:family="paragraph" style:name="P606">
      <style:paragraph-properties fo:line-height="0.635cm" style:page-number="auto"/>
      <style:text-properties/>
    </style:style>
    <style:style style:family="paragraph" style:name="P607">
      <style:paragraph-properties fo:line-height="0.635cm" style:page-number="auto"/>
      <style:text-properties/>
    </style:style>
    <style:style style:family="paragraph" style:name="P608">
      <style:paragraph-properties fo:line-height="0.635cm" style:page-number="auto"/>
      <style:text-properties/>
    </style:style>
    <style:style style:family="paragraph" style:name="P609">
      <style:paragraph-properties fo:line-height="0.635cm" style:page-number="auto"/>
      <style:text-properties/>
    </style:style>
    <style:style style:family="paragraph" style:name="P610">
      <style:paragraph-properties fo:line-height="0.635cm" style:page-number="auto"/>
      <style:text-properties/>
    </style:style>
    <style:style style:family="paragraph" style:name="P611">
      <style:paragraph-properties fo:line-height="0.635cm" style:page-number="auto"/>
      <style:text-properties/>
    </style:style>
    <style:style style:family="paragraph" style:name="P612">
      <style:paragraph-properties fo:line-height="0.635cm" style:page-number="auto"/>
      <style:text-properties/>
    </style:style>
    <style:style style:family="paragraph" style:name="P613">
      <style:paragraph-properties fo:line-height="0.635cm" style:page-number="auto"/>
      <style:text-properties/>
    </style:style>
    <style:style style:family="paragraph" style:name="P614">
      <style:paragraph-properties fo:line-height="0.635cm" style:page-number="auto"/>
      <style:text-properties/>
    </style:style>
    <style:style style:family="paragraph" style:name="P615">
      <style:paragraph-properties fo:line-height="0.635cm" style:page-number="auto"/>
      <style:text-properties/>
    </style:style>
    <style:style style:family="paragraph" style:name="P616">
      <style:paragraph-properties fo:line-height="0.635cm" style:page-number="auto"/>
      <style:text-properties/>
    </style:style>
    <style:style style:family="paragraph" style:name="P617">
      <style:paragraph-properties fo:line-height="0.635cm" style:page-number="auto"/>
      <style:text-properties/>
    </style:style>
    <style:style style:family="paragraph" style:name="P618">
      <style:paragraph-properties fo:line-height="0.635cm" style:page-number="auto"/>
      <style:text-properties/>
    </style:style>
    <style:style style:family="paragraph" style:name="P619">
      <style:paragraph-properties fo:line-height="0.635cm" style:page-number="auto"/>
      <style:text-properties/>
    </style:style>
    <style:style style:family="paragraph" style:name="P620">
      <style:paragraph-properties fo:line-height="0.635cm" style:page-number="auto"/>
      <style:text-properties/>
    </style:style>
    <style:style style:family="paragraph" style:name="P621">
      <style:paragraph-properties fo:line-height="0.635cm" style:page-number="auto"/>
      <style:text-properties/>
    </style:style>
    <style:style style:family="paragraph" style:name="P622">
      <style:paragraph-properties fo:line-height="0.635cm" style:page-number="auto"/>
      <style:text-properties/>
    </style:style>
    <style:style style:family="paragraph" style:name="P623">
      <style:paragraph-properties fo:line-height="0.635cm" style:page-number="auto"/>
      <style:text-properties/>
    </style:style>
    <style:style style:family="paragraph" style:name="P624">
      <style:paragraph-properties fo:line-height="0.635cm" style:page-number="auto"/>
      <style:text-properties/>
    </style:style>
    <style:style style:family="paragraph" style:name="P625">
      <style:paragraph-properties fo:line-height="0.635cm" style:page-number="auto"/>
      <style:text-properties/>
    </style:style>
    <style:style style:family="paragraph" style:name="P626">
      <style:paragraph-properties fo:line-height="0.635cm" style:page-number="auto"/>
      <style:text-properties/>
    </style:style>
    <style:style style:family="paragraph" style:name="P627">
      <style:paragraph-properties fo:line-height="0.635cm" style:page-number="auto"/>
      <style:text-properties/>
    </style:style>
    <style:style style:family="paragraph" style:name="P628">
      <style:paragraph-properties fo:line-height="0.635cm" style:page-number="auto"/>
      <style:text-properties/>
    </style:style>
    <style:style style:family="paragraph" style:name="P629">
      <style:paragraph-properties fo:line-height="0.635cm" style:page-number="auto"/>
      <style:text-properties/>
    </style:style>
    <style:style style:family="paragraph" style:name="P630">
      <style:paragraph-properties fo:line-height="0.635cm" style:page-number="auto"/>
      <style:text-properties/>
    </style:style>
    <style:style style:family="paragraph" style:name="P631">
      <style:paragraph-properties fo:line-height="0.635cm" style:page-number="auto"/>
      <style:text-properties/>
    </style:style>
    <style:style style:family="paragraph" style:name="P632">
      <style:paragraph-properties fo:line-height="0.635cm" style:page-number="auto"/>
      <style:text-properties/>
    </style:style>
    <style:style style:family="paragraph" style:name="P633">
      <style:paragraph-properties fo:line-height="0.635cm" style:page-number="auto"/>
      <style:text-properties/>
    </style:style>
    <style:style style:family="paragraph" style:name="P634">
      <style:paragraph-properties fo:line-height="0.635cm" style:page-number="auto"/>
      <style:text-properties/>
    </style:style>
    <style:style style:family="paragraph" style:name="P635">
      <style:paragraph-properties fo:line-height="0.635cm" style:page-number="auto"/>
      <style:text-properties/>
    </style:style>
    <style:style style:family="paragraph" style:name="P636">
      <style:paragraph-properties fo:line-height="0.635cm" style:page-number="auto"/>
      <style:text-properties/>
    </style:style>
    <style:style style:family="paragraph" style:name="P637">
      <style:paragraph-properties fo:line-height="0.635cm" style:page-number="auto"/>
      <style:text-properties/>
    </style:style>
    <style:style style:family="paragraph" style:name="P638">
      <style:paragraph-properties fo:line-height="0.635cm" style:page-number="auto"/>
      <style:text-properties/>
    </style:style>
    <style:style style:family="paragraph" style:name="P639">
      <style:paragraph-properties fo:line-height="0.635cm" style:page-number="auto"/>
      <style:text-properties/>
    </style:style>
    <style:style style:family="paragraph" style:name="P640">
      <style:paragraph-properties fo:line-height="0.635cm" style:page-number="auto"/>
      <style:text-properties/>
    </style:style>
    <style:style style:family="paragraph" style:name="P641">
      <style:paragraph-properties fo:line-height="0.635cm" style:page-number="auto"/>
      <style:text-properties/>
    </style:style>
    <style:style style:family="paragraph" style:name="P642">
      <style:paragraph-properties fo:line-height="0.635cm" style:page-number="auto"/>
      <style:text-properties/>
    </style:style>
    <style:style style:family="paragraph" style:name="P643">
      <style:paragraph-properties fo:line-height="0.635cm" style:page-number="auto"/>
      <style:text-properties/>
    </style:style>
    <style:style style:family="paragraph" style:name="P644">
      <style:paragraph-properties fo:line-height="0.635cm" style:page-number="auto"/>
      <style:text-properties/>
    </style:style>
    <style:style style:family="paragraph" style:name="P645">
      <style:paragraph-properties fo:line-height="0.635cm" style:page-number="auto"/>
      <style:text-properties/>
    </style:style>
    <style:style style:family="paragraph" style:name="P646">
      <style:paragraph-properties fo:line-height="0.680cm" style:page-number="auto"/>
      <style:text-properties/>
    </style:style>
    <style:style style:family="paragraph" style:name="P647">
      <style:paragraph-properties style:page-number="auto"/>
      <style:text-properties fo:font-size="1pt" style:font-size-asian="1pt" style:font-size-complex="1pt"/>
    </style:style>
    <style:style style:family="paragraph" style:name="P648">
      <style:paragraph-properties style:page-number="auto"/>
      <style:text-properties fo:font-size="1pt" style:font-size-asian="1pt" style:font-size-complex="1pt"/>
    </style:style>
    <style:style style:family="paragraph" style:name="P649">
      <style:paragraph-properties fo:line-height="0.635cm" style:page-number="auto"/>
      <style:text-properties/>
    </style:style>
    <style:style style:family="paragraph" style:name="P650">
      <style:paragraph-properties fo:line-height="0.635cm" style:page-number="auto"/>
      <style:text-properties/>
    </style:style>
    <style:style style:family="paragraph" style:name="P651">
      <style:paragraph-properties fo:line-height="0.635cm" style:page-number="auto"/>
      <style:text-properties/>
    </style:style>
    <style:style style:family="paragraph" style:name="P652">
      <style:paragraph-properties fo:line-height="0.635cm" style:page-number="auto"/>
      <style:text-properties/>
    </style:style>
    <style:style style:family="paragraph" style:name="P653">
      <style:paragraph-properties fo:line-height="0.635cm" style:page-number="auto"/>
      <style:text-properties/>
    </style:style>
    <style:style style:family="paragraph" style:name="P654">
      <style:paragraph-properties fo:line-height="0.635cm" style:page-number="auto"/>
      <style:text-properties/>
    </style:style>
    <style:style style:family="paragraph" style:name="P655">
      <style:paragraph-properties fo:line-height="0.635cm" style:page-number="auto"/>
      <style:text-properties/>
    </style:style>
    <style:style style:family="paragraph" style:name="P656">
      <style:paragraph-properties fo:line-height="0.635cm" style:page-number="auto"/>
      <style:text-properties/>
    </style:style>
    <style:style style:family="paragraph" style:name="P657">
      <style:paragraph-properties fo:line-height="0.635cm" style:page-number="auto"/>
      <style:text-properties/>
    </style:style>
    <style:style style:family="paragraph" style:name="P658">
      <style:paragraph-properties fo:line-height="0.635cm" style:page-number="auto"/>
      <style:text-properties/>
    </style:style>
    <style:style style:family="paragraph" style:name="P659">
      <style:paragraph-properties fo:line-height="0.635cm" style:page-number="auto"/>
      <style:text-properties/>
    </style:style>
    <style:style style:family="paragraph" style:name="P660">
      <style:paragraph-properties fo:line-height="0.635cm" style:page-number="auto"/>
      <style:text-properties/>
    </style:style>
    <style:style style:family="paragraph" style:name="P661">
      <style:paragraph-properties fo:line-height="0.635cm" style:page-number="auto"/>
      <style:text-properties/>
    </style:style>
    <style:style style:family="paragraph" style:name="P662">
      <style:paragraph-properties fo:line-height="0.635cm" style:page-number="auto"/>
      <style:text-properties/>
    </style:style>
    <style:style style:family="paragraph" style:name="P663">
      <style:paragraph-properties fo:line-height="0.635cm" style:page-number="auto"/>
      <style:text-properties/>
    </style:style>
    <style:style style:family="paragraph" style:name="P664">
      <style:paragraph-properties fo:line-height="0.635cm" style:page-number="auto"/>
      <style:text-properties/>
    </style:style>
    <style:style style:family="paragraph" style:name="P665">
      <style:paragraph-properties fo:line-height="0.635cm" style:page-number="auto"/>
      <style:text-properties/>
    </style:style>
    <style:style style:family="paragraph" style:name="P666">
      <style:paragraph-properties fo:line-height="0.635cm" style:page-number="auto"/>
      <style:text-properties/>
    </style:style>
    <style:style style:family="paragraph" style:name="P667">
      <style:paragraph-properties fo:line-height="0.635cm" style:page-number="auto"/>
      <style:text-properties/>
    </style:style>
    <style:style style:family="paragraph" style:name="P668">
      <style:paragraph-properties fo:line-height="0.635cm" style:page-number="auto"/>
      <style:text-properties/>
    </style:style>
    <style:style style:family="paragraph" style:name="P669">
      <style:paragraph-properties fo:line-height="0.635cm" style:page-number="auto"/>
      <style:text-properties/>
    </style:style>
    <style:style style:family="paragraph" style:name="P670">
      <style:paragraph-properties fo:line-height="0.635cm" style:page-number="auto"/>
      <style:text-properties/>
    </style:style>
    <style:style style:family="paragraph" style:name="P671">
      <style:paragraph-properties fo:line-height="0.635cm" style:page-number="auto"/>
      <style:text-properties/>
    </style:style>
    <style:style style:family="paragraph" style:name="P672">
      <style:paragraph-properties fo:line-height="0.635cm" style:page-number="auto"/>
      <style:text-properties/>
    </style:style>
    <style:style style:family="paragraph" style:name="P673">
      <style:paragraph-properties fo:line-height="0.635cm" style:page-number="auto"/>
      <style:text-properties/>
    </style:style>
    <style:style style:family="paragraph" style:name="P674">
      <style:paragraph-properties fo:line-height="0.635cm" style:page-number="auto"/>
      <style:text-properties/>
    </style:style>
    <style:style style:family="paragraph" style:name="P675">
      <style:paragraph-properties fo:line-height="0.635cm" style:page-number="auto"/>
      <style:text-properties/>
    </style:style>
    <style:style style:family="paragraph" style:name="P676">
      <style:paragraph-properties fo:line-height="0.635cm" style:page-number="auto"/>
      <style:text-properties/>
    </style:style>
    <style:style style:family="paragraph" style:name="P677">
      <style:paragraph-properties fo:line-height="0.635cm" style:page-number="auto"/>
      <style:text-properties/>
    </style:style>
    <style:style style:family="paragraph" style:name="P678">
      <style:paragraph-properties fo:line-height="0.635cm" style:page-number="auto"/>
      <style:text-properties/>
    </style:style>
    <style:style style:family="paragraph" style:name="P679">
      <style:paragraph-properties fo:line-height="0.635cm" style:page-number="auto"/>
      <style:text-properties/>
    </style:style>
    <style:style style:family="paragraph" style:name="P680">
      <style:paragraph-properties fo:line-height="0.635cm" style:page-number="auto"/>
      <style:text-properties/>
    </style:style>
    <style:style style:family="paragraph" style:name="P681">
      <style:paragraph-properties fo:line-height="0.635cm" style:page-number="auto"/>
      <style:text-properties/>
    </style:style>
    <style:style style:family="paragraph" style:name="P682">
      <style:paragraph-properties fo:line-height="0.635cm" style:page-number="auto"/>
      <style:text-properties/>
    </style:style>
    <style:style style:family="paragraph" style:name="P683">
      <style:paragraph-properties fo:line-height="0.635cm" style:page-number="auto"/>
      <style:text-properties/>
    </style:style>
    <style:style style:family="paragraph" style:name="P684">
      <style:paragraph-properties fo:line-height="0.635cm" style:page-number="auto"/>
      <style:text-properties/>
    </style:style>
    <style:style style:family="paragraph" style:name="P685">
      <style:paragraph-properties fo:line-height="0.635cm" style:page-number="auto"/>
      <style:text-properties/>
    </style:style>
    <style:style style:family="paragraph" style:name="P686">
      <style:paragraph-properties fo:line-height="0.635cm" style:page-number="auto"/>
      <style:text-properties/>
    </style:style>
    <style:style style:family="paragraph" style:name="P687">
      <style:paragraph-properties fo:line-height="1.214cm" style:page-number="auto"/>
      <style:text-properties/>
    </style:style>
    <style:style style:family="paragraph" style:name="P688">
      <style:paragraph-properties style:page-number="auto"/>
      <style:text-properties fo:font-size="1pt" style:font-size-asian="1pt" style:font-size-complex="1pt"/>
    </style:style>
    <style:style style:family="paragraph" style:name="P689">
      <style:paragraph-properties fo:line-height="0.635cm" style:page-number="auto"/>
      <style:text-properties/>
    </style:style>
    <style:style style:family="paragraph" style:name="P690">
      <style:paragraph-properties fo:line-height="0.635cm" style:page-number="auto"/>
      <style:text-properties/>
    </style:style>
    <style:style style:family="paragraph" style:name="P691">
      <style:paragraph-properties fo:line-height="0.635cm" style:page-number="auto"/>
      <style:text-properties/>
    </style:style>
    <style:style style:family="paragraph" style:name="P692">
      <style:paragraph-properties fo:line-height="0.635cm" style:page-number="auto"/>
      <style:text-properties/>
    </style:style>
    <style:style style:family="paragraph" style:name="P693">
      <style:paragraph-properties fo:line-height="0.635cm" style:page-number="auto"/>
      <style:text-properties/>
    </style:style>
    <style:style style:family="paragraph" style:name="P694">
      <style:paragraph-properties fo:line-height="0.635cm" style:page-number="auto"/>
      <style:text-properties/>
    </style:style>
    <style:style style:family="paragraph" style:name="P695">
      <style:paragraph-properties fo:line-height="0.635cm" style:page-number="auto"/>
      <style:text-properties/>
    </style:style>
    <style:style style:family="paragraph" style:name="P696">
      <style:paragraph-properties fo:line-height="0.635cm" style:page-number="auto"/>
      <style:text-properties/>
    </style:style>
    <style:style style:family="paragraph" style:name="P697">
      <style:paragraph-properties fo:line-height="0.635cm" style:page-number="auto"/>
      <style:text-properties/>
    </style:style>
    <style:style style:family="paragraph" style:name="P698">
      <style:paragraph-properties fo:line-height="0.635cm" style:page-number="auto"/>
      <style:text-properties/>
    </style:style>
    <style:style style:family="paragraph" style:name="P699">
      <style:paragraph-properties fo:line-height="0.635cm" style:page-number="auto"/>
      <style:text-properties/>
    </style:style>
    <style:style style:family="paragraph" style:name="P700">
      <style:paragraph-properties fo:line-height="0.635cm" style:page-number="auto"/>
      <style:text-properties/>
    </style:style>
    <style:style style:family="paragraph" style:name="P701">
      <style:paragraph-properties fo:line-height="0.635cm" style:page-number="auto"/>
      <style:text-properties/>
    </style:style>
    <style:style style:family="paragraph" style:name="P702">
      <style:paragraph-properties fo:line-height="0.635cm" style:page-number="auto"/>
      <style:text-properties/>
    </style:style>
    <style:style style:family="paragraph" style:name="P703">
      <style:paragraph-properties fo:line-height="0.635cm" style:page-number="auto"/>
      <style:text-properties/>
    </style:style>
    <style:style style:family="paragraph" style:name="P704">
      <style:paragraph-properties fo:line-height="0.635cm" style:page-number="auto"/>
      <style:text-properties/>
    </style:style>
    <style:style style:family="paragraph" style:name="P705">
      <style:paragraph-properties fo:line-height="0.635cm" style:page-number="auto"/>
      <style:text-properties/>
    </style:style>
    <style:style style:family="paragraph" style:name="P706">
      <style:paragraph-properties fo:line-height="0.635cm" style:page-number="auto"/>
      <style:text-properties/>
    </style:style>
    <style:style style:family="paragraph" style:name="P707">
      <style:paragraph-properties fo:line-height="0.635cm" style:page-number="auto"/>
      <style:text-properties/>
    </style:style>
    <style:style style:family="paragraph" style:name="P708">
      <style:paragraph-properties fo:line-height="0.635cm" style:page-number="auto"/>
      <style:text-properties/>
    </style:style>
    <style:style style:family="paragraph" style:name="P709">
      <style:paragraph-properties fo:line-height="0.635cm" style:page-number="auto"/>
      <style:text-properties/>
    </style:style>
    <style:style style:family="paragraph" style:name="P710">
      <style:paragraph-properties fo:line-height="0.635cm" style:page-number="auto"/>
      <style:text-properties/>
    </style:style>
    <style:style style:family="paragraph" style:name="P711">
      <style:paragraph-properties fo:line-height="0.635cm" style:page-number="auto"/>
      <style:text-properties/>
    </style:style>
    <style:style style:family="paragraph" style:name="P712">
      <style:paragraph-properties fo:line-height="0.635cm" style:page-number="auto"/>
      <style:text-properties/>
    </style:style>
    <style:style style:family="paragraph" style:name="P713">
      <style:paragraph-properties fo:line-height="0.635cm" style:page-number="auto"/>
      <style:text-properties/>
    </style:style>
    <style:style style:family="paragraph" style:name="P714">
      <style:paragraph-properties fo:line-height="0.635cm" style:page-number="auto"/>
      <style:text-properties/>
    </style:style>
    <style:style style:family="paragraph" style:name="P715">
      <style:paragraph-properties fo:line-height="0.635cm" style:page-number="auto"/>
      <style:text-properties/>
    </style:style>
    <style:style style:family="paragraph" style:name="P716">
      <style:paragraph-properties fo:line-height="0.635cm" style:page-number="auto"/>
      <style:text-properties/>
    </style:style>
    <style:style style:family="paragraph" style:name="P717">
      <style:paragraph-properties fo:line-height="0.635cm" style:page-number="auto"/>
      <style:text-properties/>
    </style:style>
    <style:style style:family="paragraph" style:name="P718">
      <style:paragraph-properties fo:line-height="0.635cm" style:page-number="auto"/>
      <style:text-properties/>
    </style:style>
    <style:style style:family="paragraph" style:name="P719">
      <style:paragraph-properties fo:line-height="0.635cm" style:page-number="auto"/>
      <style:text-properties/>
    </style:style>
    <style:style style:family="paragraph" style:name="P720">
      <style:paragraph-properties fo:line-height="0.635cm" style:page-number="auto"/>
      <style:text-properties/>
    </style:style>
    <style:style style:family="paragraph" style:name="P721">
      <style:paragraph-properties fo:line-height="0.635cm" style:page-number="auto"/>
      <style:text-properties/>
    </style:style>
    <style:style style:family="paragraph" style:name="P722">
      <style:paragraph-properties fo:line-height="0.635cm" style:page-number="auto"/>
      <style:text-properties/>
    </style:style>
    <style:style style:family="paragraph" style:name="P723">
      <style:paragraph-properties fo:line-height="0.635cm" style:page-number="auto"/>
      <style:text-properties/>
    </style:style>
    <style:style style:family="paragraph" style:name="P724">
      <style:paragraph-properties fo:line-height="0.635cm" style:page-number="auto"/>
      <style:text-properties/>
    </style:style>
    <style:style style:family="paragraph" style:name="P725">
      <style:paragraph-properties fo:line-height="0.635cm" style:page-number="auto"/>
      <style:text-properties/>
    </style:style>
    <style:style style:family="paragraph" style:name="P726">
      <style:paragraph-properties fo:line-height="0.635cm" style:page-number="auto"/>
      <style:text-properties/>
    </style:style>
    <style:style style:family="paragraph" style:name="P727">
      <style:paragraph-properties fo:line-height="0.635cm" style:page-number="auto"/>
      <style:text-properties/>
    </style:style>
    <style:style style:family="paragraph" style:name="P728">
      <style:paragraph-properties fo:line-height="0.635cm" style:page-number="auto"/>
      <style:text-properties/>
    </style:style>
    <style:style style:family="paragraph" style:name="P729">
      <style:paragraph-properties fo:line-height="0.635cm" style:page-number="auto"/>
      <style:text-properties/>
    </style:style>
    <style:style style:family="paragraph" style:name="P730">
      <style:paragraph-properties fo:line-height="0.680cm" style:page-number="auto"/>
      <style:text-properties/>
    </style:style>
    <style:style style:family="paragraph" style:name="P731">
      <style:paragraph-properties style:page-number="auto"/>
      <style:text-properties fo:font-size="1pt" style:font-size-asian="1pt" style:font-size-complex="1pt"/>
    </style:style>
    <style:style style:family="paragraph" style:name="P732">
      <style:paragraph-properties style:page-number="auto"/>
      <style:text-properties fo:font-size="1pt" style:font-size-asian="1pt" style:font-size-complex="1pt"/>
    </style:style>
    <style:style style:family="paragraph" style:name="P733">
      <style:paragraph-properties fo:line-height="0.635cm" style:page-number="auto"/>
      <style:text-properties/>
    </style:style>
    <style:style style:family="paragraph" style:name="P734">
      <style:paragraph-properties fo:line-height="0.635cm" style:page-number="auto"/>
      <style:text-properties/>
    </style:style>
    <style:style style:family="paragraph" style:name="P735">
      <style:paragraph-properties fo:line-height="0.635cm" style:page-number="auto"/>
      <style:text-properties/>
    </style:style>
    <style:style style:family="paragraph" style:name="P736">
      <style:paragraph-properties fo:line-height="0.635cm" style:page-number="auto"/>
      <style:text-properties/>
    </style:style>
    <style:style style:family="paragraph" style:name="P737">
      <style:paragraph-properties fo:line-height="0.635cm" style:page-number="auto"/>
      <style:text-properties/>
    </style:style>
    <style:style style:family="paragraph" style:name="P738">
      <style:paragraph-properties fo:line-height="0.635cm" style:page-number="auto"/>
      <style:text-properties/>
    </style:style>
    <style:style style:family="paragraph" style:name="P739">
      <style:paragraph-properties fo:line-height="0.635cm" style:page-number="auto"/>
      <style:text-properties/>
    </style:style>
    <style:style style:family="paragraph" style:name="P740">
      <style:paragraph-properties fo:line-height="0.635cm" style:page-number="auto"/>
      <style:text-properties/>
    </style:style>
    <style:style style:family="paragraph" style:name="P741">
      <style:paragraph-properties fo:line-height="0.635cm" style:page-number="auto"/>
      <style:text-properties/>
    </style:style>
    <style:style style:family="paragraph" style:name="P742">
      <style:paragraph-properties fo:line-height="0.635cm" style:page-number="auto"/>
      <style:text-properties/>
    </style:style>
    <style:style style:family="paragraph" style:name="P743">
      <style:paragraph-properties fo:line-height="0.635cm" style:page-number="auto"/>
      <style:text-properties/>
    </style:style>
    <style:style style:family="paragraph" style:name="P744">
      <style:paragraph-properties fo:line-height="0.635cm" style:page-number="auto"/>
      <style:text-properties/>
    </style:style>
    <style:style style:family="paragraph" style:name="P745">
      <style:paragraph-properties fo:line-height="0.635cm" style:page-number="auto"/>
      <style:text-properties/>
    </style:style>
    <style:style style:family="paragraph" style:name="P746">
      <style:paragraph-properties fo:line-height="0.635cm" style:page-number="auto"/>
      <style:text-properties/>
    </style:style>
    <style:style style:family="paragraph" style:name="P747">
      <style:paragraph-properties fo:line-height="0.635cm" style:page-number="auto"/>
      <style:text-properties/>
    </style:style>
    <style:style style:family="paragraph" style:name="P748">
      <style:paragraph-properties fo:line-height="0.635cm" style:page-number="auto"/>
      <style:text-properties/>
    </style:style>
    <style:style style:family="paragraph" style:name="P749">
      <style:paragraph-properties fo:line-height="0.635cm" style:page-number="auto"/>
      <style:text-properties/>
    </style:style>
    <style:style style:family="paragraph" style:name="P750">
      <style:paragraph-properties fo:line-height="0.635cm" style:page-number="auto"/>
      <style:text-properties/>
    </style:style>
    <style:style style:family="paragraph" style:name="P751">
      <style:paragraph-properties fo:line-height="0.635cm" style:page-number="auto"/>
      <style:text-properties/>
    </style:style>
    <style:style style:family="paragraph" style:name="P752">
      <style:paragraph-properties fo:line-height="0.635cm" style:page-number="auto"/>
      <style:text-properties/>
    </style:style>
    <style:style style:family="paragraph" style:name="P753">
      <style:paragraph-properties fo:line-height="0.635cm" style:page-number="auto"/>
      <style:text-properties/>
    </style:style>
    <style:style style:family="paragraph" style:name="P754">
      <style:paragraph-properties fo:line-height="0.635cm" style:page-number="auto"/>
      <style:text-properties/>
    </style:style>
    <style:style style:family="paragraph" style:name="P755">
      <style:paragraph-properties fo:line-height="0.635cm" style:page-number="auto"/>
      <style:text-properties/>
    </style:style>
    <style:style style:family="paragraph" style:name="P756">
      <style:paragraph-properties fo:line-height="0.635cm" style:page-number="auto"/>
      <style:text-properties/>
    </style:style>
    <style:style style:family="paragraph" style:name="P757">
      <style:paragraph-properties fo:line-height="0.635cm" style:page-number="auto"/>
      <style:text-properties/>
    </style:style>
    <style:style style:family="paragraph" style:name="P758">
      <style:paragraph-properties fo:line-height="0.635cm" style:page-number="auto"/>
      <style:text-properties/>
    </style:style>
    <style:style style:family="paragraph" style:name="P759">
      <style:paragraph-properties fo:line-height="0.635cm" style:page-number="auto"/>
      <style:text-properties/>
    </style:style>
    <style:style style:family="paragraph" style:name="P760">
      <style:paragraph-properties fo:line-height="0.635cm" style:page-number="auto"/>
      <style:text-properties/>
    </style:style>
    <style:style style:family="paragraph" style:name="P761">
      <style:paragraph-properties fo:line-height="0.635cm" style:page-number="auto"/>
      <style:text-properties/>
    </style:style>
    <style:style style:family="paragraph" style:name="P762">
      <style:paragraph-properties fo:line-height="0.635cm" style:page-number="auto"/>
      <style:text-properties/>
    </style:style>
    <style:style style:family="paragraph" style:name="P763">
      <style:paragraph-properties fo:line-height="0.635cm" style:page-number="auto"/>
      <style:text-properties/>
    </style:style>
    <style:style style:family="paragraph" style:name="P764">
      <style:paragraph-properties fo:line-height="0.635cm" style:page-number="auto"/>
      <style:text-properties/>
    </style:style>
    <style:style style:family="paragraph" style:name="P765">
      <style:paragraph-properties fo:line-height="0.635cm" style:page-number="auto"/>
      <style:text-properties/>
    </style:style>
    <style:style style:family="paragraph" style:name="P766">
      <style:paragraph-properties fo:line-height="0.635cm" style:page-number="auto"/>
      <style:text-properties/>
    </style:style>
    <style:style style:family="paragraph" style:name="P767">
      <style:paragraph-properties fo:line-height="0.635cm" style:page-number="auto"/>
      <style:text-properties/>
    </style:style>
    <style:style style:family="paragraph" style:name="P768">
      <style:paragraph-properties fo:line-height="0.635cm" style:page-number="auto"/>
      <style:text-properties/>
    </style:style>
    <style:style style:family="paragraph" style:name="P769">
      <style:paragraph-properties fo:line-height="0.635cm" style:page-number="auto"/>
      <style:text-properties/>
    </style:style>
    <style:style style:family="paragraph" style:name="P770">
      <style:paragraph-properties fo:line-height="0.635cm" style:page-number="auto"/>
      <style:text-properties/>
    </style:style>
    <style:style style:family="paragraph" style:name="P771">
      <style:paragraph-properties fo:line-height="0.635cm" style:page-number="auto"/>
      <style:text-properties/>
    </style:style>
    <style:style style:family="paragraph" style:name="P772">
      <style:paragraph-properties fo:line-height="0.635cm" style:page-number="auto"/>
      <style:text-properties/>
    </style:style>
    <style:style style:family="paragraph" style:name="P773">
      <style:paragraph-properties fo:line-height="0.635cm" style:page-number="auto"/>
      <style:text-properties/>
    </style:style>
    <style:style style:family="paragraph" style:name="P774">
      <style:paragraph-properties fo:line-height="0.680cm" style:page-number="auto"/>
      <style:text-properties/>
    </style:style>
    <style:style style:family="paragraph" style:name="P775">
      <style:paragraph-properties style:page-number="auto"/>
      <style:text-properties fo:font-size="1pt" style:font-size-asian="1pt" style:font-size-complex="1pt"/>
    </style:style>
    <style:style style:family="paragraph" style:name="P776">
      <style:paragraph-properties fo:line-height="0.635cm" style:page-number="auto"/>
      <style:text-properties/>
    </style:style>
    <style:style style:family="paragraph" style:name="P778">
      <style:paragraph-properties fo:line-height="0.635cm" style:page-number="auto"/>
      <style:text-properties/>
    </style:style>
    <style:style style:family="paragraph" style:name="P779">
      <style:paragraph-properties fo:line-height="0.635cm" style:page-number="auto"/>
      <style:text-properties/>
    </style:style>
    <style:style style:family="paragraph" style:name="P780">
      <style:paragraph-properties fo:line-height="0.635cm" style:page-number="auto"/>
      <style:text-properties/>
    </style:style>
    <style:style style:family="paragraph" style:name="P781">
      <style:paragraph-properties fo:line-height="0.635cm" style:page-number="auto"/>
      <style:text-properties/>
    </style:style>
    <style:style style:family="paragraph" style:name="P782">
      <style:paragraph-properties fo:line-height="0.635cm" style:page-number="auto"/>
      <style:text-properties/>
    </style:style>
    <style:style style:family="paragraph" style:name="P783">
      <style:paragraph-properties fo:line-height="0.635cm" style:page-number="auto"/>
      <style:text-properties/>
    </style:style>
    <style:style style:family="paragraph" style:name="P784">
      <style:paragraph-properties fo:line-height="0.635cm" style:page-number="auto"/>
      <style:text-properties/>
    </style:style>
    <style:style style:family="paragraph" style:name="P785">
      <style:paragraph-properties fo:line-height="0.635cm" style:page-number="auto"/>
      <style:text-properties/>
    </style:style>
    <style:style style:family="paragraph" style:name="P786">
      <style:paragraph-properties fo:line-height="0.635cm" style:page-number="auto"/>
      <style:text-properties/>
    </style:style>
    <style:style style:family="paragraph" style:name="P787">
      <style:paragraph-properties fo:line-height="0.635cm" style:page-number="auto"/>
      <style:text-properties/>
    </style:style>
    <style:style style:family="paragraph" style:name="P788">
      <style:paragraph-properties fo:line-height="0.635cm" style:page-number="auto"/>
      <style:text-properties/>
    </style:style>
    <style:style style:family="paragraph" style:name="P789">
      <style:paragraph-properties fo:line-height="0.635cm" style:page-number="auto"/>
      <style:text-properties/>
    </style:style>
    <style:style style:family="paragraph" style:name="P790">
      <style:paragraph-properties fo:line-height="0.635cm" style:page-number="auto"/>
      <style:text-properties/>
    </style:style>
    <style:style style:family="paragraph" style:name="P791">
      <style:paragraph-properties fo:line-height="0.635cm" style:page-number="auto"/>
      <style:text-properties/>
    </style:style>
    <style:style style:family="paragraph" style:name="P792">
      <style:paragraph-properties fo:line-height="0.635cm" style:page-number="auto"/>
      <style:text-properties/>
    </style:style>
    <style:style style:family="paragraph" style:name="P793">
      <style:paragraph-properties fo:line-height="0.635cm" style:page-number="auto"/>
      <style:text-properties/>
    </style:style>
    <style:style style:family="paragraph" style:name="P794">
      <style:paragraph-properties fo:line-height="0.635cm" style:page-number="auto"/>
      <style:text-properties/>
    </style:style>
    <style:style style:family="paragraph" style:name="P795">
      <style:paragraph-properties fo:line-height="0.635cm" style:page-number="auto"/>
      <style:text-properties/>
    </style:style>
    <style:style style:family="paragraph" style:name="P796">
      <style:paragraph-properties fo:line-height="0.635cm" style:page-number="auto"/>
      <style:text-properties/>
    </style:style>
    <style:style style:family="paragraph" style:name="P797">
      <style:paragraph-properties fo:line-height="0.635cm" style:page-number="auto"/>
      <style:text-properties/>
    </style:style>
    <style:style style:family="paragraph" style:name="P798">
      <style:paragraph-properties fo:line-height="0.635cm" style:page-number="auto"/>
      <style:text-properties/>
    </style:style>
    <style:style style:family="paragraph" style:name="P799">
      <style:paragraph-properties fo:line-height="0.635cm" style:page-number="auto"/>
      <style:text-properties/>
    </style:style>
    <style:style style:family="paragraph" style:name="P800">
      <style:paragraph-properties fo:line-height="0.635cm" style:page-number="auto"/>
      <style:text-properties/>
    </style:style>
    <style:style style:family="paragraph" style:name="P801">
      <style:paragraph-properties fo:line-height="0.635cm" style:page-number="auto"/>
      <style:text-properties/>
    </style:style>
    <style:style style:family="paragraph" style:name="P802">
      <style:paragraph-properties fo:line-height="0.635cm" style:page-number="auto"/>
      <style:text-properties/>
    </style:style>
    <style:style style:family="paragraph" style:name="P803">
      <style:paragraph-properties fo:line-height="0.635cm" style:page-number="auto"/>
      <style:text-properties/>
    </style:style>
    <style:style style:family="paragraph" style:name="P804">
      <style:paragraph-properties fo:line-height="0.635cm" style:page-number="auto"/>
      <style:text-properties/>
    </style:style>
    <style:style style:family="paragraph" style:name="P805">
      <style:paragraph-properties fo:line-height="0.635cm" style:page-number="auto"/>
      <style:text-properties/>
    </style:style>
    <style:style style:family="paragraph" style:name="P806">
      <style:paragraph-properties fo:line-height="0.635cm" style:page-number="auto"/>
      <style:text-properties/>
    </style:style>
    <style:style style:family="paragraph" style:name="P807">
      <style:paragraph-properties fo:line-height="0.635cm" style:page-number="auto"/>
      <style:text-properties/>
    </style:style>
    <style:style style:family="paragraph" style:name="P808">
      <style:paragraph-properties fo:line-height="0.635cm" style:page-number="auto"/>
      <style:text-properties/>
    </style:style>
    <style:style style:family="paragraph" style:name="P809">
      <style:paragraph-properties fo:line-height="0.635cm" style:page-number="auto"/>
      <style:text-properties/>
    </style:style>
    <style:style style:family="paragraph" style:name="P810">
      <style:paragraph-properties fo:line-height="0.635cm" style:page-number="auto"/>
      <style:text-properties/>
    </style:style>
    <style:style style:family="paragraph" style:name="P811">
      <style:paragraph-properties fo:line-height="0.635cm" style:page-number="auto"/>
      <style:text-properties/>
    </style:style>
    <style:style style:family="paragraph" style:name="P812">
      <style:paragraph-properties fo:line-height="0.635cm" style:page-number="auto"/>
      <style:text-properties/>
    </style:style>
    <style:style style:family="paragraph" style:name="P813">
      <style:paragraph-properties fo:line-height="0.635cm" style:page-number="auto"/>
      <style:text-properties/>
    </style:style>
    <style:style style:family="paragraph" style:name="P814">
      <style:paragraph-properties fo:line-height="1.256cm" style:page-number="auto"/>
      <style:text-properties/>
    </style:style>
    <style:style style:family="paragraph" style:name="P815">
      <style:paragraph-properties style:page-number="auto"/>
      <style:text-properties fo:font-size="1pt" style:font-size-asian="1pt" style:font-size-complex="1pt"/>
    </style:style>
    <style:style style:family="paragraph" style:name="P816">
      <style:paragraph-properties style:page-number="auto"/>
      <style:text-properties fo:font-size="1pt" style:font-size-asian="1pt" style:font-size-complex="1pt"/>
    </style:style>
    <style:style style:family="paragraph" style:name="P817">
      <style:paragraph-properties fo:margin-bottom="2.681cm" fo:line-height="0.071cm" style:page-number="auto"/>
      <style:text-properties fo:font-size="1pt" style:font-size-asian="1pt" style:font-size-complex="1pt"/>
    </style:style>
    <style:style style:family="paragraph" style:name="P819">
      <style:paragraph-properties style:page-number="auto"/>
      <style:text-properties fo:font-size="1pt" style:font-size-asian="1pt" style:font-size-complex="1pt"/>
    </style:style>
    <style:style style:family="paragraph" style:name="P820">
      <style:paragraph-properties style:page-number="auto"/>
      <style:text-properties fo:font-size="1pt" style:font-size-asian="1pt" style:font-size-complex="1pt"/>
    </style:style>
    <style:style style:family="paragraph" style:name="P821">
      <style:paragraph-properties fo:line-height="0.968cm" style:page-number="auto"/>
      <style:text-properties/>
    </style:style>
    <style:style style:family="paragraph" style:name="P822">
      <style:paragraph-properties style:page-number="auto"/>
      <style:text-properties fo:font-size="1pt" style:font-size-asian="1pt" style:font-size-complex="1pt"/>
    </style:style>
    <style:style style:family="paragraph" style:name="P823">
      <style:paragraph-properties style:page-number="auto"/>
      <style:text-properties fo:font-size="1pt" style:font-size-asian="1pt" style:font-size-complex="1pt"/>
    </style:style>
    <style:style style:family="paragraph" style:name="P825">
      <style:paragraph-properties fo:line-height="0.635cm" style:page-number="auto"/>
      <style:text-properties/>
    </style:style>
    <style:style style:family="paragraph" style:name="P826">
      <style:paragraph-properties fo:line-height="0.635cm" style:page-number="auto"/>
      <style:text-properties/>
    </style:style>
    <style:style style:family="paragraph" style:name="P827">
      <style:paragraph-properties fo:line-height="0.635cm" style:page-number="auto"/>
      <style:text-properties/>
    </style:style>
    <style:style style:family="paragraph" style:name="P828">
      <style:paragraph-properties fo:line-height="0.635cm" style:page-number="auto"/>
      <style:text-properties/>
    </style:style>
    <style:style style:family="paragraph" style:name="P829">
      <style:paragraph-properties fo:line-height="0.635cm" style:page-number="auto"/>
      <style:text-properties/>
    </style:style>
    <style:style style:family="paragraph" style:name="P830">
      <style:paragraph-properties fo:line-height="0.635cm" style:page-number="auto"/>
      <style:text-properties/>
    </style:style>
    <style:style style:family="paragraph" style:name="P831">
      <style:paragraph-properties fo:line-height="0.635cm" style:page-number="auto"/>
      <style:text-properties/>
    </style:style>
    <style:style style:family="paragraph" style:name="P832">
      <style:paragraph-properties fo:line-height="0.635cm" style:page-number="auto"/>
      <style:text-properties/>
    </style:style>
    <style:style style:family="paragraph" style:name="P833">
      <style:paragraph-properties fo:line-height="0.635cm" style:page-number="auto"/>
      <style:text-properties/>
    </style:style>
    <style:style style:family="paragraph" style:name="P834">
      <style:paragraph-properties fo:line-height="0.635cm" style:page-number="auto"/>
      <style:text-properties/>
    </style:style>
    <style:style style:family="paragraph" style:name="P835">
      <style:paragraph-properties fo:line-height="0.635cm" style:page-number="auto"/>
      <style:text-properties/>
    </style:style>
    <style:style style:family="paragraph" style:name="P836">
      <style:paragraph-properties fo:line-height="0.635cm" style:page-number="auto"/>
      <style:text-properties/>
    </style:style>
    <style:style style:family="paragraph" style:name="P837">
      <style:paragraph-properties fo:line-height="0.635cm" style:page-number="auto"/>
      <style:text-properties/>
    </style:style>
    <style:style style:family="paragraph" style:name="P838">
      <style:paragraph-properties fo:line-height="0.635cm" style:page-number="auto"/>
      <style:text-properties/>
    </style:style>
    <style:style style:family="paragraph" style:name="P839">
      <style:paragraph-properties fo:line-height="0.635cm" style:page-number="auto"/>
      <style:text-properties/>
    </style:style>
    <style:style style:family="paragraph" style:name="P840">
      <style:paragraph-properties fo:line-height="0.635cm" style:page-number="auto"/>
      <style:text-properties/>
    </style:style>
    <style:style style:family="paragraph" style:name="P841">
      <style:paragraph-properties fo:line-height="0.635cm" style:page-number="auto"/>
      <style:text-properties/>
    </style:style>
    <style:style style:family="paragraph" style:name="P842">
      <style:paragraph-properties fo:line-height="0.635cm" style:page-number="auto"/>
      <style:text-properties/>
    </style:style>
    <style:style style:family="paragraph" style:name="P843">
      <style:paragraph-properties fo:line-height="0.635cm" style:page-number="auto"/>
      <style:text-properties/>
    </style:style>
    <style:style style:family="paragraph" style:name="P844">
      <style:paragraph-properties fo:line-height="0.635cm" style:page-number="auto"/>
      <style:text-properties/>
    </style:style>
    <style:style style:family="paragraph" style:name="P845">
      <style:paragraph-properties fo:line-height="0.635cm" style:page-number="auto"/>
      <style:text-properties/>
    </style:style>
    <style:style style:family="paragraph" style:name="P846">
      <style:paragraph-properties fo:line-height="0.635cm" style:page-number="auto"/>
      <style:text-properties/>
    </style:style>
    <style:style style:family="paragraph" style:name="P847">
      <style:paragraph-properties fo:line-height="0.635cm" style:page-number="auto"/>
      <style:text-properties/>
    </style:style>
    <style:style style:family="paragraph" style:name="P848">
      <style:paragraph-properties fo:line-height="0.635cm" style:page-number="auto"/>
      <style:text-properties/>
    </style:style>
    <style:style style:family="paragraph" style:name="P849">
      <style:paragraph-properties fo:line-height="0.635cm" style:page-number="auto"/>
      <style:text-properties/>
    </style:style>
    <style:style style:family="paragraph" style:name="P850">
      <style:paragraph-properties fo:line-height="0.635cm" style:page-number="auto"/>
      <style:text-properties/>
    </style:style>
    <style:style style:family="paragraph" style:name="P851">
      <style:paragraph-properties fo:line-height="0.635cm" style:page-number="auto"/>
      <style:text-properties/>
    </style:style>
    <style:style style:family="paragraph" style:name="P852">
      <style:paragraph-properties fo:line-height="0.635cm" style:page-number="auto"/>
      <style:text-properties/>
    </style:style>
    <style:style style:family="paragraph" style:name="P853">
      <style:paragraph-properties fo:line-height="0.635cm" style:page-number="auto"/>
      <style:text-properties/>
    </style:style>
    <style:style style:family="paragraph" style:name="P854">
      <style:paragraph-properties fo:line-height="0.635cm" style:page-number="auto"/>
      <style:text-properties/>
    </style:style>
    <style:style style:family="paragraph" style:name="P855">
      <style:paragraph-properties fo:line-height="0.635cm" style:page-number="auto"/>
      <style:text-properties/>
    </style:style>
    <style:style style:family="paragraph" style:name="P856">
      <style:paragraph-properties fo:line-height="0.635cm" style:page-number="auto"/>
      <style:text-properties/>
    </style:style>
    <style:style style:family="paragraph" style:name="P857">
      <style:paragraph-properties fo:line-height="0.635cm" style:page-number="auto"/>
      <style:text-properties/>
    </style:style>
    <style:style style:family="paragraph" style:name="P858">
      <style:paragraph-properties fo:line-height="0.635cm" style:page-number="auto"/>
      <style:text-properties/>
    </style:style>
    <style:style style:family="paragraph" style:name="P859">
      <style:paragraph-properties fo:line-height="0.635cm" style:page-number="auto"/>
      <style:text-properties/>
    </style:style>
    <style:style style:family="paragraph" style:name="P860">
      <style:paragraph-properties fo:line-height="0.635cm" style:page-number="auto"/>
      <style:text-properties/>
    </style:style>
    <style:style style:family="paragraph" style:name="P861">
      <style:paragraph-properties fo:line-height="0.635cm" style:page-number="auto"/>
      <style:text-properties/>
    </style:style>
    <style:style style:family="paragraph" style:name="P862">
      <style:paragraph-properties fo:line-height="0.635cm" style:page-number="auto"/>
      <style:text-properties/>
    </style:style>
    <style:style style:family="paragraph" style:name="P863">
      <style:paragraph-properties fo:line-height="0.635cm" style:page-number="auto"/>
      <style:text-properties/>
    </style:style>
    <style:style style:family="paragraph" style:name="P864">
      <style:paragraph-properties fo:line-height="0.635cm" style:page-number="auto"/>
      <style:text-properties/>
    </style:style>
    <style:style style:family="paragraph" style:name="P865">
      <style:paragraph-properties fo:line-height="0.635cm" style:page-number="auto"/>
      <style:text-properties/>
    </style:style>
    <style:style style:family="paragraph" style:name="P866">
      <style:paragraph-properties fo:line-height="0.672cm" style:page-number="auto"/>
      <style:text-properties/>
    </style:style>
    <style:style style:family="paragraph" style:name="P867">
      <style:paragraph-properties style:page-number="auto"/>
      <style:text-properties fo:font-size="1pt" style:font-size-asian="1pt" style:font-size-complex="1pt"/>
    </style:style>
    <style:style style:family="paragraph" style:name="P868">
      <style:paragraph-properties fo:line-height="0.635cm" style:page-number="auto"/>
      <style:text-properties/>
    </style:style>
    <style:style style:family="paragraph" style:name="P869">
      <style:paragraph-properties fo:line-height="0.635cm" style:page-number="auto"/>
      <style:text-properties/>
    </style:style>
    <style:style style:family="paragraph" style:name="P870">
      <style:paragraph-properties fo:line-height="0.635cm" style:page-number="auto"/>
      <style:text-properties/>
    </style:style>
    <style:style style:family="paragraph" style:name="P871">
      <style:paragraph-properties fo:line-height="0.635cm" style:page-number="auto"/>
      <style:text-properties/>
    </style:style>
    <style:style style:family="paragraph" style:name="P872">
      <style:paragraph-properties fo:line-height="0.635cm" style:page-number="auto"/>
      <style:text-properties/>
    </style:style>
    <style:style style:family="paragraph" style:name="P873">
      <style:paragraph-properties fo:line-height="0.635cm" style:page-number="auto"/>
      <style:text-properties/>
    </style:style>
    <style:style style:family="paragraph" style:name="P874">
      <style:paragraph-properties fo:line-height="0.635cm" style:page-number="auto"/>
      <style:text-properties/>
    </style:style>
    <style:style style:family="paragraph" style:name="P875">
      <style:paragraph-properties fo:line-height="0.635cm" style:page-number="auto"/>
      <style:text-properties/>
    </style:style>
    <style:style style:family="paragraph" style:name="P876">
      <style:paragraph-properties fo:line-height="0.635cm" style:page-number="auto"/>
      <style:text-properties/>
    </style:style>
    <style:style style:family="paragraph" style:name="P877">
      <style:paragraph-properties fo:line-height="0.635cm" style:page-number="auto"/>
      <style:text-properties/>
    </style:style>
    <style:style style:family="paragraph" style:name="P878">
      <style:paragraph-properties fo:line-height="0.635cm" style:page-number="auto"/>
      <style:text-properties/>
    </style:style>
    <style:style style:family="paragraph" style:name="P879">
      <style:paragraph-properties fo:line-height="0.635cm" style:page-number="auto"/>
      <style:text-properties/>
    </style:style>
    <style:style style:family="paragraph" style:name="P880">
      <style:paragraph-properties fo:line-height="0.635cm" style:page-number="auto"/>
      <style:text-properties/>
    </style:style>
    <style:style style:family="paragraph" style:name="P881">
      <style:paragraph-properties fo:line-height="0.635cm" style:page-number="auto"/>
      <style:text-properties/>
    </style:style>
    <style:style style:family="paragraph" style:name="P882">
      <style:paragraph-properties fo:line-height="0.635cm" style:page-number="auto"/>
      <style:text-properties/>
    </style:style>
    <style:style style:family="paragraph" style:name="P883">
      <style:paragraph-properties fo:line-height="0.635cm" style:page-number="auto"/>
      <style:text-properties/>
    </style:style>
    <style:style style:family="paragraph" style:name="P884">
      <style:paragraph-properties fo:line-height="0.635cm" style:page-number="auto"/>
      <style:text-properties/>
    </style:style>
    <style:style style:family="paragraph" style:name="P885">
      <style:paragraph-properties fo:line-height="0.635cm" style:page-number="auto"/>
      <style:text-properties/>
    </style:style>
    <style:style style:family="paragraph" style:name="P886">
      <style:paragraph-properties fo:line-height="0.635cm" style:page-number="auto"/>
      <style:text-properties/>
    </style:style>
    <style:style style:family="paragraph" style:name="P887">
      <style:paragraph-properties fo:line-height="0.635cm" style:page-number="auto"/>
      <style:text-properties/>
    </style:style>
    <style:style style:family="paragraph" style:name="P888">
      <style:paragraph-properties fo:line-height="0.635cm" style:page-number="auto"/>
      <style:text-properties/>
    </style:style>
    <style:style style:family="paragraph" style:name="P889">
      <style:paragraph-properties fo:line-height="0.635cm" style:page-number="auto"/>
      <style:text-properties/>
    </style:style>
    <style:style style:family="paragraph" style:name="P890">
      <style:paragraph-properties fo:line-height="0.635cm" style:page-number="auto"/>
      <style:text-properties/>
    </style:style>
    <style:style style:family="paragraph" style:name="P891">
      <style:paragraph-properties fo:line-height="0.635cm" style:page-number="auto"/>
      <style:text-properties/>
    </style:style>
    <style:style style:family="paragraph" style:name="P892">
      <style:paragraph-properties fo:line-height="0.635cm" style:page-number="auto"/>
      <style:text-properties/>
    </style:style>
    <style:style style:family="paragraph" style:name="P893">
      <style:paragraph-properties fo:line-height="0.635cm" style:page-number="auto"/>
      <style:text-properties/>
    </style:style>
    <style:style style:family="paragraph" style:name="P894">
      <style:paragraph-properties fo:line-height="0.635cm" style:page-number="auto"/>
      <style:text-properties/>
    </style:style>
    <style:style style:family="paragraph" style:name="P895">
      <style:paragraph-properties fo:line-height="0.635cm" style:page-number="auto"/>
      <style:text-properties/>
    </style:style>
    <style:style style:family="paragraph" style:name="P896">
      <style:paragraph-properties fo:line-height="0.635cm" style:page-number="auto"/>
      <style:text-properties/>
    </style:style>
    <style:style style:family="paragraph" style:name="P897">
      <style:paragraph-properties fo:line-height="0.635cm" style:page-number="auto"/>
      <style:text-properties/>
    </style:style>
    <style:style style:family="paragraph" style:name="P898">
      <style:paragraph-properties fo:line-height="0.635cm" style:page-number="auto"/>
      <style:text-properties/>
    </style:style>
    <style:style style:family="paragraph" style:name="P899">
      <style:paragraph-properties fo:line-height="0.635cm" style:page-number="auto"/>
      <style:text-properties/>
    </style:style>
    <style:style style:family="paragraph" style:name="P900">
      <style:paragraph-properties fo:line-height="0.635cm" style:page-number="auto"/>
      <style:text-properties/>
    </style:style>
    <style:style style:family="paragraph" style:name="P901">
      <style:paragraph-properties fo:line-height="0.635cm" style:page-number="auto"/>
      <style:text-properties/>
    </style:style>
    <style:style style:family="paragraph" style:name="P902">
      <style:paragraph-properties fo:line-height="0.635cm" style:page-number="auto"/>
      <style:text-properties/>
    </style:style>
    <style:style style:family="paragraph" style:name="P903">
      <style:paragraph-properties fo:line-height="0.635cm" style:page-number="auto"/>
      <style:text-properties/>
    </style:style>
    <style:style style:family="paragraph" style:name="P904">
      <style:paragraph-properties fo:line-height="0.635cm" style:page-number="auto"/>
      <style:text-properties/>
    </style:style>
    <style:style style:family="paragraph" style:name="P905">
      <style:paragraph-properties fo:line-height="0.635cm" style:page-number="auto"/>
      <style:text-properties/>
    </style:style>
    <style:style style:family="paragraph" style:name="P906">
      <style:paragraph-properties fo:line-height="0.635cm" style:page-number="auto"/>
      <style:text-properties/>
    </style:style>
    <style:style style:family="paragraph" style:name="P907">
      <style:paragraph-properties fo:line-height="0.635cm" style:page-number="auto"/>
      <style:text-properties/>
    </style:style>
    <style:style style:family="paragraph" style:name="P908">
      <style:paragraph-properties fo:line-height="0.635cm" style:page-number="auto"/>
      <style:text-properties/>
    </style:style>
    <style:style style:family="paragraph" style:name="P909">
      <style:paragraph-properties fo:line-height="0.680cm" style:page-number="auto"/>
      <style:text-properties/>
    </style:style>
    <style:style style:family="paragraph" style:name="P910">
      <style:paragraph-properties style:page-number="auto"/>
      <style:text-properties fo:font-size="1pt" style:font-size-asian="1pt" style:font-size-complex="1pt"/>
    </style:style>
    <style:style style:family="paragraph" style:name="P911">
      <style:paragraph-properties style:page-number="auto"/>
      <style:text-properties fo:font-size="1pt" style:font-size-asian="1pt" style:font-size-complex="1pt"/>
    </style:style>
    <style:style style:family="paragraph" style:name="P912">
      <style:paragraph-properties fo:line-height="0.635cm" style:page-number="auto"/>
      <style:text-properties/>
    </style:style>
    <style:style style:family="paragraph" style:name="P914">
      <style:paragraph-properties fo:line-height="0.635cm" style:page-number="auto"/>
      <style:text-properties/>
    </style:style>
    <style:style style:family="paragraph" style:name="P915">
      <style:paragraph-properties fo:line-height="0.635cm" style:page-number="auto"/>
      <style:text-properties/>
    </style:style>
    <style:style style:family="paragraph" style:name="P916">
      <style:paragraph-properties fo:line-height="0.635cm" style:page-number="auto"/>
      <style:text-properties/>
    </style:style>
    <style:style style:family="paragraph" style:name="P917">
      <style:paragraph-properties fo:line-height="0.635cm" style:page-number="auto"/>
      <style:text-properties/>
    </style:style>
    <style:style style:family="paragraph" style:name="P918">
      <style:paragraph-properties fo:line-height="0.635cm" style:page-number="auto"/>
      <style:text-properties/>
    </style:style>
    <style:style style:family="paragraph" style:name="P919">
      <style:paragraph-properties fo:line-height="0.635cm" style:page-number="auto"/>
      <style:text-properties/>
    </style:style>
    <style:style style:family="paragraph" style:name="P920">
      <style:paragraph-properties fo:line-height="0.635cm" style:page-number="auto"/>
      <style:text-properties/>
    </style:style>
    <style:style style:family="paragraph" style:name="P921">
      <style:paragraph-properties fo:line-height="0.635cm" style:page-number="auto"/>
      <style:text-properties/>
    </style:style>
    <style:style style:family="paragraph" style:name="P922">
      <style:paragraph-properties fo:line-height="0.635cm" style:page-number="auto"/>
      <style:text-properties/>
    </style:style>
    <style:style style:family="paragraph" style:name="P923">
      <style:paragraph-properties fo:line-height="0.635cm" style:page-number="auto"/>
      <style:text-properties/>
    </style:style>
    <style:style style:family="paragraph" style:name="P924">
      <style:paragraph-properties fo:line-height="0.635cm" style:page-number="auto"/>
      <style:text-properties/>
    </style:style>
    <style:style style:family="paragraph" style:name="P925">
      <style:paragraph-properties fo:line-height="0.635cm" style:page-number="auto"/>
      <style:text-properties/>
    </style:style>
    <style:style style:family="paragraph" style:name="P926">
      <style:paragraph-properties fo:line-height="0.635cm" style:page-number="auto"/>
      <style:text-properties/>
    </style:style>
    <style:style style:family="paragraph" style:name="P927">
      <style:paragraph-properties fo:line-height="0.635cm" style:page-number="auto"/>
      <style:text-properties/>
    </style:style>
    <style:style style:family="paragraph" style:name="P928">
      <style:paragraph-properties fo:line-height="0.635cm" style:page-number="auto"/>
      <style:text-properties/>
    </style:style>
    <style:style style:family="paragraph" style:name="P929">
      <style:paragraph-properties fo:line-height="0.635cm" style:page-number="auto"/>
      <style:text-properties/>
    </style:style>
    <style:style style:family="paragraph" style:name="P930">
      <style:paragraph-properties fo:line-height="0.635cm" style:page-number="auto"/>
      <style:text-properties/>
    </style:style>
    <style:style style:family="paragraph" style:name="P931">
      <style:paragraph-properties fo:line-height="0.635cm" style:page-number="auto"/>
      <style:text-properties/>
    </style:style>
    <style:style style:family="paragraph" style:name="P932">
      <style:paragraph-properties fo:line-height="0.635cm" style:page-number="auto"/>
      <style:text-properties/>
    </style:style>
    <style:style style:family="paragraph" style:name="P933">
      <style:paragraph-properties fo:line-height="0.635cm" style:page-number="auto"/>
      <style:text-properties/>
    </style:style>
    <style:style style:family="paragraph" style:name="P934">
      <style:paragraph-properties fo:line-height="0.635cm" style:page-number="auto"/>
      <style:text-properties/>
    </style:style>
    <style:style style:family="paragraph" style:name="P935">
      <style:paragraph-properties fo:line-height="0.635cm" style:page-number="auto"/>
      <style:text-properties/>
    </style:style>
    <style:style style:family="paragraph" style:name="P936">
      <style:paragraph-properties fo:line-height="0.635cm" style:page-number="auto"/>
      <style:text-properties/>
    </style:style>
    <style:style style:family="paragraph" style:name="P937">
      <style:paragraph-properties fo:line-height="0.635cm" style:page-number="auto"/>
      <style:text-properties/>
    </style:style>
    <style:style style:family="paragraph" style:name="P938">
      <style:paragraph-properties fo:line-height="0.635cm" style:page-number="auto"/>
      <style:text-properties/>
    </style:style>
    <style:style style:family="paragraph" style:name="P939">
      <style:paragraph-properties fo:line-height="0.635cm" style:page-number="auto"/>
      <style:text-properties/>
    </style:style>
    <style:style style:family="paragraph" style:name="P940">
      <style:paragraph-properties fo:line-height="0.635cm" style:page-number="auto"/>
      <style:text-properties/>
    </style:style>
    <style:style style:family="paragraph" style:name="P941">
      <style:paragraph-properties fo:line-height="0.635cm" style:page-number="auto"/>
      <style:text-properties/>
    </style:style>
    <style:style style:family="paragraph" style:name="P942">
      <style:paragraph-properties fo:line-height="0.635cm" style:page-number="auto"/>
      <style:text-properties/>
    </style:style>
    <style:style style:family="paragraph" style:name="P943">
      <style:paragraph-properties fo:line-height="0.635cm" style:page-number="auto"/>
      <style:text-properties/>
    </style:style>
    <style:style style:family="paragraph" style:name="P944">
      <style:paragraph-properties fo:line-height="0.635cm" style:page-number="auto"/>
      <style:text-properties/>
    </style:style>
    <style:style style:family="paragraph" style:name="P945">
      <style:paragraph-properties fo:line-height="0.635cm" style:page-number="auto"/>
      <style:text-properties/>
    </style:style>
    <style:style style:family="paragraph" style:name="P946">
      <style:paragraph-properties fo:line-height="0.635cm" style:page-number="auto"/>
      <style:text-properties/>
    </style:style>
    <style:style style:family="paragraph" style:name="P947">
      <style:paragraph-properties fo:line-height="0.635cm" style:page-number="auto"/>
      <style:text-properties/>
    </style:style>
    <style:style style:family="paragraph" style:name="P948">
      <style:paragraph-properties fo:line-height="0.635cm" style:page-number="auto"/>
      <style:text-properties/>
    </style:style>
    <style:style style:family="paragraph" style:name="P949">
      <style:paragraph-properties fo:line-height="0.635cm" style:page-number="auto"/>
      <style:text-properties/>
    </style:style>
    <style:style style:family="paragraph" style:name="P950">
      <style:paragraph-properties fo:line-height="0.748cm" style:page-number="auto"/>
      <style:text-properties/>
    </style:style>
    <style:style style:family="paragraph" style:name="P951">
      <style:paragraph-properties style:page-number="auto"/>
      <style:text-properties fo:font-size="1pt" style:font-size-asian="1pt" style:font-size-complex="1pt"/>
    </style:style>
    <style:style style:family="paragraph" style:name="P952">
      <style:paragraph-properties fo:line-height="0.635cm" style:page-number="auto"/>
      <style:text-properties/>
    </style:style>
    <style:style style:family="paragraph" style:name="P953">
      <style:paragraph-properties fo:line-height="0.635cm" style:page-number="auto"/>
      <style:text-properties/>
    </style:style>
    <style:style style:family="paragraph" style:name="P954">
      <style:paragraph-properties fo:line-height="0.635cm" style:page-number="auto"/>
      <style:text-properties/>
    </style:style>
    <style:style style:family="paragraph" style:name="P955">
      <style:paragraph-properties fo:line-height="0.635cm" style:page-number="auto"/>
      <style:text-properties/>
    </style:style>
    <style:style style:family="paragraph" style:name="P956">
      <style:paragraph-properties fo:line-height="0.635cm" style:page-number="auto"/>
      <style:text-properties/>
    </style:style>
    <style:style style:family="paragraph" style:name="P957">
      <style:paragraph-properties fo:line-height="0.635cm" style:page-number="auto"/>
      <style:text-properties/>
    </style:style>
    <style:style style:family="paragraph" style:name="P958">
      <style:paragraph-properties fo:line-height="0.635cm" style:page-number="auto"/>
      <style:text-properties/>
    </style:style>
    <style:style style:family="paragraph" style:name="P959">
      <style:paragraph-properties fo:line-height="0.635cm" style:page-number="auto"/>
      <style:text-properties/>
    </style:style>
    <style:style style:family="paragraph" style:name="P960">
      <style:paragraph-properties fo:line-height="0.635cm" style:page-number="auto"/>
      <style:text-properties/>
    </style:style>
    <style:style style:family="paragraph" style:name="P961">
      <style:paragraph-properties fo:line-height="0.635cm" style:page-number="auto"/>
      <style:text-properties/>
    </style:style>
    <style:style style:family="paragraph" style:name="P962">
      <style:paragraph-properties fo:line-height="0.635cm" style:page-number="auto"/>
      <style:text-properties/>
    </style:style>
    <style:style style:family="paragraph" style:name="P963">
      <style:paragraph-properties fo:line-height="0.635cm" style:page-number="auto"/>
      <style:text-properties/>
    </style:style>
    <style:style style:family="paragraph" style:name="P964">
      <style:paragraph-properties fo:line-height="0.635cm" style:page-number="auto"/>
      <style:text-properties/>
    </style:style>
    <style:style style:family="paragraph" style:name="P965">
      <style:paragraph-properties fo:line-height="0.635cm" style:page-number="auto"/>
      <style:text-properties/>
    </style:style>
    <style:style style:family="paragraph" style:name="P966">
      <style:paragraph-properties fo:line-height="0.635cm" style:page-number="auto"/>
      <style:text-properties/>
    </style:style>
    <style:style style:family="paragraph" style:name="P967">
      <style:paragraph-properties fo:line-height="0.635cm" style:page-number="auto"/>
      <style:text-properties/>
    </style:style>
    <style:style style:family="paragraph" style:name="P968">
      <style:paragraph-properties fo:line-height="0.635cm" style:page-number="auto"/>
      <style:text-properties/>
    </style:style>
    <style:style style:family="paragraph" style:name="P969">
      <style:paragraph-properties fo:line-height="0.635cm" style:page-number="auto"/>
      <style:text-properties/>
    </style:style>
    <style:style style:family="paragraph" style:name="P970">
      <style:paragraph-properties fo:line-height="0.635cm" style:page-number="auto"/>
      <style:text-properties/>
    </style:style>
    <style:style style:family="paragraph" style:name="P971">
      <style:paragraph-properties fo:line-height="0.635cm" style:page-number="auto"/>
      <style:text-properties/>
    </style:style>
    <style:style style:family="paragraph" style:name="P972">
      <style:paragraph-properties fo:line-height="0.635cm" style:page-number="auto"/>
      <style:text-properties/>
    </style:style>
    <style:style style:family="paragraph" style:name="P973">
      <style:paragraph-properties fo:line-height="0.635cm" style:page-number="auto"/>
      <style:text-properties/>
    </style:style>
    <style:style style:family="paragraph" style:name="P974">
      <style:paragraph-properties fo:line-height="0.635cm" style:page-number="auto"/>
      <style:text-properties/>
    </style:style>
    <style:style style:family="paragraph" style:name="P975">
      <style:paragraph-properties fo:line-height="0.635cm" style:page-number="auto"/>
      <style:text-properties/>
    </style:style>
    <style:style style:family="paragraph" style:name="P976">
      <style:paragraph-properties fo:line-height="0.635cm" style:page-number="auto"/>
      <style:text-properties/>
    </style:style>
    <style:style style:family="paragraph" style:name="P977">
      <style:paragraph-properties fo:line-height="0.900cm" style:page-number="auto"/>
      <style:text-properties/>
    </style:style>
    <style:style style:family="paragraph" style:name="P978">
      <style:paragraph-properties style:page-number="auto"/>
      <style:text-properties fo:font-size="1pt" style:font-size-asian="1pt" style:font-size-complex="1pt"/>
    </style:style>
    <style:style style:family="paragraph" style:name="P979">
      <style:paragraph-properties fo:line-height="0.635cm" style:page-number="auto"/>
      <style:text-properties/>
    </style:style>
    <style:style style:family="paragraph" style:name="P980">
      <style:paragraph-properties fo:line-height="0.635cm" style:page-number="auto"/>
      <style:text-properties/>
    </style:style>
    <style:style style:family="paragraph" style:name="P981">
      <style:paragraph-properties fo:line-height="0.635cm" style:page-number="auto"/>
      <style:text-properties/>
    </style:style>
    <style:style style:family="paragraph" style:name="P982">
      <style:paragraph-properties fo:line-height="0.635cm" style:page-number="auto"/>
      <style:text-properties/>
    </style:style>
    <style:style style:family="paragraph" style:name="P983">
      <style:paragraph-properties fo:line-height="0.635cm" style:page-number="auto"/>
      <style:text-properties/>
    </style:style>
    <style:style style:family="paragraph" style:name="P984">
      <style:paragraph-properties fo:line-height="0.635cm" style:page-number="auto"/>
      <style:text-properties/>
    </style:style>
    <style:style style:family="paragraph" style:name="P985">
      <style:paragraph-properties fo:line-height="0.635cm" style:page-number="auto"/>
      <style:text-properties/>
    </style:style>
    <style:style style:family="paragraph" style:name="P986">
      <style:paragraph-properties fo:line-height="0.635cm" style:page-number="auto"/>
      <style:text-properties/>
    </style:style>
    <style:style style:family="paragraph" style:name="P987">
      <style:paragraph-properties fo:line-height="0.635cm" style:page-number="auto"/>
      <style:text-properties/>
    </style:style>
    <style:style style:family="paragraph" style:name="P988">
      <style:paragraph-properties fo:line-height="0.635cm" style:page-number="auto"/>
      <style:text-properties/>
    </style:style>
    <style:style style:family="paragraph" style:name="P989">
      <style:paragraph-properties fo:line-height="0.635cm" style:page-number="auto"/>
      <style:text-properties/>
    </style:style>
    <style:style style:family="paragraph" style:name="P990">
      <style:paragraph-properties fo:line-height="0.635cm" style:page-number="auto"/>
      <style:text-properties/>
    </style:style>
    <style:style style:family="paragraph" style:name="P991">
      <style:paragraph-properties fo:line-height="0.635cm" style:page-number="auto"/>
      <style:text-properties/>
    </style:style>
    <style:style style:family="paragraph" style:name="P992">
      <style:paragraph-properties fo:line-height="0.635cm" style:page-number="auto"/>
      <style:text-properties/>
    </style:style>
    <style:style style:family="paragraph" style:name="P993">
      <style:paragraph-properties fo:line-height="0.635cm" style:page-number="auto"/>
      <style:text-properties/>
    </style:style>
    <style:style style:family="paragraph" style:name="P994">
      <style:paragraph-properties fo:line-height="0.635cm" style:page-number="auto"/>
      <style:text-properties/>
    </style:style>
    <style:style style:family="paragraph" style:name="P995">
      <style:paragraph-properties fo:line-height="0.635cm" style:page-number="auto"/>
      <style:text-properties/>
    </style:style>
    <style:style style:family="paragraph" style:name="P996">
      <style:paragraph-properties fo:line-height="0.635cm" style:page-number="auto"/>
      <style:text-properties/>
    </style:style>
    <style:style style:family="paragraph" style:name="P997">
      <style:paragraph-properties fo:line-height="0.635cm" style:page-number="auto"/>
      <style:text-properties/>
    </style:style>
    <style:style style:family="paragraph" style:name="P998">
      <style:paragraph-properties fo:line-height="0.635cm" style:page-number="auto"/>
      <style:text-properties/>
    </style:style>
    <style:style style:family="paragraph" style:name="P999">
      <style:paragraph-properties fo:line-height="0.635cm" style:page-number="auto"/>
      <style:text-properties/>
    </style:style>
    <style:style style:family="paragraph" style:name="P1000">
      <style:paragraph-properties fo:line-height="0.635cm" style:page-number="auto"/>
      <style:text-properties/>
    </style:style>
    <style:style style:family="paragraph" style:name="P1001">
      <style:paragraph-properties fo:line-height="0.635cm" style:page-number="auto"/>
      <style:text-properties/>
    </style:style>
    <style:style style:family="paragraph" style:name="P1002">
      <style:paragraph-properties fo:line-height="0.635cm" style:page-number="auto"/>
      <style:text-properties/>
    </style:style>
    <style:style style:family="paragraph" style:name="P1003">
      <style:paragraph-properties fo:line-height="0.635cm" style:page-number="auto"/>
      <style:text-properties/>
    </style:style>
    <style:style style:family="paragraph" style:name="P1004">
      <style:paragraph-properties fo:line-height="0.635cm" style:page-number="auto"/>
      <style:text-properties/>
    </style:style>
    <style:style style:family="paragraph" style:name="P1005">
      <style:paragraph-properties fo:line-height="0.635cm" style:page-number="auto"/>
      <style:text-properties/>
    </style:style>
    <style:style style:family="paragraph" style:name="P1006">
      <style:paragraph-properties fo:line-height="0.635cm" style:page-number="auto"/>
      <style:text-properties/>
    </style:style>
    <style:style style:family="paragraph" style:name="P1007">
      <style:paragraph-properties fo:line-height="0.635cm" style:page-number="auto"/>
      <style:text-properties/>
    </style:style>
    <style:style style:family="paragraph" style:name="P1008">
      <style:paragraph-properties fo:line-height="0.635cm" style:page-number="auto"/>
      <style:text-properties/>
    </style:style>
    <style:style style:family="paragraph" style:name="P1009">
      <style:paragraph-properties fo:line-height="0.635cm" style:page-number="auto"/>
      <style:text-properties/>
    </style:style>
    <style:style style:family="paragraph" style:name="P1010">
      <style:paragraph-properties fo:line-height="0.635cm" style:page-number="auto"/>
      <style:text-properties/>
    </style:style>
    <style:style style:family="paragraph" style:name="P1011">
      <style:paragraph-properties fo:line-height="0.635cm" style:page-number="auto"/>
      <style:text-properties/>
    </style:style>
    <style:style style:family="paragraph" style:name="P1012">
      <style:paragraph-properties fo:line-height="0.635cm" style:page-number="auto"/>
      <style:text-properties/>
    </style:style>
    <style:style style:family="paragraph" style:name="P1013">
      <style:paragraph-properties fo:line-height="0.635cm" style:page-number="auto"/>
      <style:text-properties/>
    </style:style>
    <style:style style:family="paragraph" style:name="P1014">
      <style:paragraph-properties fo:line-height="0.635cm" style:page-number="auto"/>
      <style:text-properties/>
    </style:style>
    <style:style style:family="paragraph" style:name="P1015">
      <style:paragraph-properties fo:line-height="0.635cm" style:page-number="auto"/>
      <style:text-properties/>
    </style:style>
    <style:style style:family="paragraph" style:name="P1016">
      <style:paragraph-properties fo:line-height="0.635cm" style:page-number="auto"/>
      <style:text-properties/>
    </style:style>
    <style:style style:family="paragraph" style:name="P1017">
      <style:paragraph-properties fo:line-height="1.171cm" style:page-number="auto"/>
      <style:text-properties/>
    </style:style>
    <style:style style:family="paragraph" style:name="P1018">
      <style:paragraph-properties style:page-number="auto"/>
      <style:text-properties fo:font-size="1pt" style:font-size-asian="1pt" style:font-size-complex="1pt"/>
    </style:style>
    <style:style style:family="paragraph" style:name="P1019">
      <style:paragraph-properties style:page-number="auto"/>
      <style:text-properties fo:font-size="1pt" style:font-size-asian="1pt" style:font-size-complex="1pt"/>
    </style:style>
    <style:style style:family="paragraph" style:name="P1020">
      <style:paragraph-properties fo:line-height="0.635cm" style:page-number="auto"/>
      <style:text-properties/>
    </style:style>
    <style:style style:family="paragraph" style:name="P1021">
      <style:paragraph-properties fo:line-height="0.635cm" style:page-number="auto"/>
      <style:text-properties/>
    </style:style>
    <style:style style:family="paragraph" style:name="P1022">
      <style:paragraph-properties fo:line-height="0.635cm" style:page-number="auto"/>
      <style:text-properties/>
    </style:style>
    <style:style style:family="paragraph" style:name="P1023">
      <style:paragraph-properties fo:line-height="0.635cm" style:page-number="auto"/>
      <style:text-properties/>
    </style:style>
    <style:style style:family="paragraph" style:name="P1024">
      <style:paragraph-properties fo:line-height="0.635cm" style:page-number="auto"/>
      <style:text-properties/>
    </style:style>
    <style:style style:family="paragraph" style:name="P1025">
      <style:paragraph-properties fo:line-height="0.635cm" style:page-number="auto"/>
      <style:text-properties/>
    </style:style>
    <style:style style:family="paragraph" style:name="P1026">
      <style:paragraph-properties fo:line-height="0.635cm" style:page-number="auto"/>
      <style:text-properties/>
    </style:style>
    <style:style style:family="paragraph" style:name="P1027">
      <style:paragraph-properties fo:line-height="0.635cm" style:page-number="auto"/>
      <style:text-properties/>
    </style:style>
    <style:style style:family="paragraph" style:name="P1028">
      <style:paragraph-properties fo:line-height="0.635cm" style:page-number="auto"/>
      <style:text-properties/>
    </style:style>
    <style:style style:family="paragraph" style:name="P1029">
      <style:paragraph-properties fo:line-height="0.635cm" style:page-number="auto"/>
      <style:text-properties/>
    </style:style>
    <style:style style:family="paragraph" style:name="P1030">
      <style:paragraph-properties fo:line-height="0.635cm" style:page-number="auto"/>
      <style:text-properties/>
    </style:style>
    <style:style style:family="paragraph" style:name="P1031">
      <style:paragraph-properties fo:line-height="0.635cm" style:page-number="auto"/>
      <style:text-properties/>
    </style:style>
    <style:style style:family="paragraph" style:name="P1032">
      <style:paragraph-properties fo:line-height="0.635cm" style:page-number="auto"/>
      <style:text-properties/>
    </style:style>
    <style:style style:family="paragraph" style:name="P1033">
      <style:paragraph-properties fo:line-height="0.635cm" style:page-number="auto"/>
      <style:text-properties/>
    </style:style>
    <style:style style:family="paragraph" style:name="P1034">
      <style:paragraph-properties fo:line-height="0.635cm" style:page-number="auto"/>
      <style:text-properties/>
    </style:style>
    <style:style style:family="paragraph" style:name="P1035">
      <style:paragraph-properties fo:line-height="0.635cm" style:page-number="auto"/>
      <style:text-properties/>
    </style:style>
    <style:style style:family="paragraph" style:name="P1036">
      <style:paragraph-properties fo:line-height="0.635cm" style:page-number="auto"/>
      <style:text-properties/>
    </style:style>
    <style:style style:family="paragraph" style:name="P1037">
      <style:paragraph-properties fo:line-height="0.635cm" style:page-number="auto"/>
      <style:text-properties/>
    </style:style>
    <style:style style:family="paragraph" style:name="P1038">
      <style:paragraph-properties fo:line-height="0.635cm" style:page-number="auto"/>
      <style:text-properties/>
    </style:style>
    <style:style style:family="paragraph" style:name="P1039">
      <style:paragraph-properties fo:line-height="0.635cm" style:page-number="auto"/>
      <style:text-properties/>
    </style:style>
    <style:style style:family="paragraph" style:name="P1040">
      <style:paragraph-properties fo:line-height="0.635cm" style:page-number="auto"/>
      <style:text-properties/>
    </style:style>
    <style:style style:family="paragraph" style:name="P1041">
      <style:paragraph-properties fo:line-height="0.635cm" style:page-number="auto"/>
      <style:text-properties/>
    </style:style>
    <style:style style:family="paragraph" style:name="P1042">
      <style:paragraph-properties fo:line-height="0.635cm" style:page-number="auto"/>
      <style:text-properties/>
    </style:style>
    <style:style style:family="paragraph" style:name="P1043">
      <style:paragraph-properties fo:line-height="0.635cm" style:page-number="auto"/>
      <style:text-properties/>
    </style:style>
    <style:style style:family="paragraph" style:name="P1044">
      <style:paragraph-properties fo:line-height="0.635cm" style:page-number="auto"/>
      <style:text-properties/>
    </style:style>
    <style:style style:family="paragraph" style:name="P1045">
      <style:paragraph-properties fo:line-height="0.635cm" style:page-number="auto"/>
      <style:text-properties/>
    </style:style>
    <style:style style:family="paragraph" style:name="P1046">
      <style:paragraph-properties fo:line-height="0.635cm" style:page-number="auto"/>
      <style:text-properties/>
    </style:style>
    <style:style style:family="paragraph" style:name="P1047">
      <style:paragraph-properties fo:line-height="0.635cm" style:page-number="auto"/>
      <style:text-properties/>
    </style:style>
    <style:style style:family="paragraph" style:name="P1048">
      <style:paragraph-properties fo:line-height="0.635cm" style:page-number="auto"/>
      <style:text-properties/>
    </style:style>
    <style:style style:family="paragraph" style:name="P1049">
      <style:paragraph-properties fo:line-height="0.635cm" style:page-number="auto"/>
      <style:text-properties/>
    </style:style>
    <style:style style:family="paragraph" style:name="P1050">
      <style:paragraph-properties fo:line-height="0.635cm" style:page-number="auto"/>
      <style:text-properties/>
    </style:style>
    <style:style style:family="paragraph" style:name="P1051">
      <style:paragraph-properties fo:line-height="0.635cm" style:page-number="auto"/>
      <style:text-properties/>
    </style:style>
    <style:style style:family="paragraph" style:name="P1052">
      <style:paragraph-properties fo:line-height="0.635cm" style:page-number="auto"/>
      <style:text-properties/>
    </style:style>
    <style:style style:family="paragraph" style:name="P1053">
      <style:paragraph-properties fo:line-height="0.635cm" style:page-number="auto"/>
      <style:text-properties/>
    </style:style>
    <style:style style:family="paragraph" style:name="P1054">
      <style:paragraph-properties fo:line-height="0.635cm" style:page-number="auto"/>
      <style:text-properties/>
    </style:style>
    <style:style style:family="paragraph" style:name="P1055">
      <style:paragraph-properties fo:line-height="0.635cm" style:page-number="auto"/>
      <style:text-properties/>
    </style:style>
    <style:style style:family="paragraph" style:name="P1056">
      <style:paragraph-properties fo:line-height="0.635cm" style:page-number="auto"/>
      <style:text-properties/>
    </style:style>
    <style:style style:family="paragraph" style:name="P1057">
      <style:paragraph-properties fo:line-height="0.635cm" style:page-number="auto"/>
      <style:text-properties/>
    </style:style>
    <style:style style:family="paragraph" style:name="P1058">
      <style:paragraph-properties fo:line-height="1.197cm" style:page-number="auto"/>
      <style:text-properties/>
    </style:style>
    <style:style style:family="paragraph" style:name="P1059">
      <style:paragraph-properties style:page-number="auto"/>
      <style:text-properties fo:font-size="1pt" style:font-size-asian="1pt" style:font-size-complex="1pt"/>
    </style:style>
    <style:style style:family="paragraph" style:name="P1060">
      <style:paragraph-properties fo:line-height="0.635cm" style:page-number="auto"/>
      <style:text-properties/>
    </style:style>
    <style:style style:family="paragraph" style:name="P1061">
      <style:paragraph-properties fo:line-height="0.635cm" style:page-number="auto"/>
      <style:text-properties/>
    </style:style>
    <style:style style:family="paragraph" style:name="P1062">
      <style:paragraph-properties fo:line-height="0.635cm" style:page-number="auto"/>
      <style:text-properties/>
    </style:style>
    <style:style style:family="paragraph" style:name="P1063">
      <style:paragraph-properties fo:line-height="0.635cm" style:page-number="auto"/>
      <style:text-properties/>
    </style:style>
    <style:style style:family="paragraph" style:name="P1064">
      <style:paragraph-properties fo:line-height="0.635cm" style:page-number="auto"/>
      <style:text-properties/>
    </style:style>
    <style:style style:family="paragraph" style:name="P1065">
      <style:paragraph-properties fo:line-height="0.635cm" style:page-number="auto"/>
      <style:text-properties/>
    </style:style>
    <style:style style:family="paragraph" style:name="P1066">
      <style:paragraph-properties fo:line-height="0.635cm" style:page-number="auto"/>
      <style:text-properties/>
    </style:style>
    <style:style style:family="paragraph" style:name="P1067">
      <style:paragraph-properties fo:line-height="0.635cm" style:page-number="auto"/>
      <style:text-properties/>
    </style:style>
    <style:style style:family="paragraph" style:name="P1068">
      <style:paragraph-properties fo:line-height="0.635cm" style:page-number="auto"/>
      <style:text-properties/>
    </style:style>
    <style:style style:family="paragraph" style:name="P1069">
      <style:paragraph-properties fo:line-height="0.635cm" style:page-number="auto"/>
      <style:text-properties/>
    </style:style>
    <style:style style:family="paragraph" style:name="P1070">
      <style:paragraph-properties fo:line-height="0.635cm" style:page-number="auto"/>
      <style:text-properties/>
    </style:style>
    <style:style style:family="paragraph" style:name="P1071">
      <style:paragraph-properties fo:line-height="0.635cm" style:page-number="auto"/>
      <style:text-properties/>
    </style:style>
    <style:style style:family="paragraph" style:name="P1072">
      <style:paragraph-properties fo:line-height="0.635cm" style:page-number="auto"/>
      <style:text-properties/>
    </style:style>
    <style:style style:family="paragraph" style:name="P1073">
      <style:paragraph-properties fo:line-height="0.635cm" style:page-number="auto"/>
      <style:text-properties/>
    </style:style>
    <style:style style:family="paragraph" style:name="P1074">
      <style:paragraph-properties fo:line-height="0.635cm" style:page-number="auto"/>
      <style:text-properties/>
    </style:style>
    <style:style style:family="paragraph" style:name="P1075">
      <style:paragraph-properties fo:line-height="0.635cm" style:page-number="auto"/>
      <style:text-properties/>
    </style:style>
    <style:style style:family="paragraph" style:name="P1076">
      <style:paragraph-properties fo:line-height="0.635cm" style:page-number="auto"/>
      <style:text-properties/>
    </style:style>
    <style:style style:family="paragraph" style:name="P1077">
      <style:paragraph-properties fo:line-height="0.635cm" style:page-number="auto"/>
      <style:text-properties/>
    </style:style>
    <style:style style:family="paragraph" style:name="P1078">
      <style:paragraph-properties fo:line-height="0.635cm" style:page-number="auto"/>
      <style:text-properties/>
    </style:style>
    <style:style style:family="paragraph" style:name="P1079">
      <style:paragraph-properties fo:line-height="0.635cm" style:page-number="auto"/>
      <style:text-properties/>
    </style:style>
    <style:style style:family="paragraph" style:name="P1080">
      <style:paragraph-properties fo:line-height="0.635cm" style:page-number="auto"/>
      <style:text-properties/>
    </style:style>
    <style:style style:family="paragraph" style:name="P1081">
      <style:paragraph-properties fo:line-height="0.635cm" style:page-number="auto"/>
      <style:text-properties/>
    </style:style>
    <style:style style:family="paragraph" style:name="P1082">
      <style:paragraph-properties fo:line-height="0.635cm" style:page-number="auto"/>
      <style:text-properties/>
    </style:style>
    <style:style style:family="paragraph" style:name="P1083">
      <style:paragraph-properties fo:line-height="0.635cm" style:page-number="auto"/>
      <style:text-properties/>
    </style:style>
    <style:style style:family="paragraph" style:name="P1084">
      <style:paragraph-properties fo:line-height="0.635cm" style:page-number="auto"/>
      <style:text-properties/>
    </style:style>
    <style:style style:family="paragraph" style:name="P1085">
      <style:paragraph-properties fo:line-height="0.635cm" style:page-number="auto"/>
      <style:text-properties/>
    </style:style>
    <style:style style:family="paragraph" style:name="P1086">
      <style:paragraph-properties fo:line-height="0.635cm" style:page-number="auto"/>
      <style:text-properties/>
    </style:style>
    <style:style style:family="paragraph" style:name="P1087">
      <style:paragraph-properties fo:line-height="0.635cm" style:page-number="auto"/>
      <style:text-properties/>
    </style:style>
    <style:style style:family="paragraph" style:name="P1088">
      <style:paragraph-properties fo:line-height="0.635cm" style:page-number="auto"/>
      <style:text-properties/>
    </style:style>
    <style:style style:family="paragraph" style:name="P1089">
      <style:paragraph-properties fo:line-height="0.635cm" style:page-number="auto"/>
      <style:text-properties/>
    </style:style>
    <style:style style:family="paragraph" style:name="P1090">
      <style:paragraph-properties fo:line-height="0.635cm" style:page-number="auto"/>
      <style:text-properties/>
    </style:style>
    <style:style style:family="paragraph" style:name="P1091">
      <style:paragraph-properties fo:line-height="0.635cm" style:page-number="auto"/>
      <style:text-properties/>
    </style:style>
    <style:style style:family="paragraph" style:name="P1092">
      <style:paragraph-properties fo:line-height="0.635cm" style:page-number="auto"/>
      <style:text-properties/>
    </style:style>
    <style:style style:family="paragraph" style:name="P1093">
      <style:paragraph-properties fo:line-height="0.635cm" style:page-number="auto"/>
      <style:text-properties/>
    </style:style>
    <style:style style:family="paragraph" style:name="P1094">
      <style:paragraph-properties fo:line-height="0.635cm" style:page-number="auto"/>
      <style:text-properties/>
    </style:style>
    <style:style style:family="paragraph" style:name="P1095">
      <style:paragraph-properties fo:line-height="0.635cm" style:page-number="auto"/>
      <style:text-properties/>
    </style:style>
    <style:style style:family="paragraph" style:name="P1096">
      <style:paragraph-properties fo:line-height="0.635cm" style:page-number="auto"/>
      <style:text-properties/>
    </style:style>
    <style:style style:family="paragraph" style:name="P1097">
      <style:paragraph-properties fo:line-height="0.635cm" style:page-number="auto"/>
      <style:text-properties/>
    </style:style>
    <style:style style:family="paragraph" style:name="P1098">
      <style:paragraph-properties fo:line-height="0.635cm" style:page-number="auto"/>
      <style:text-properties/>
    </style:style>
    <style:style style:family="paragraph" style:name="P1099">
      <style:paragraph-properties fo:line-height="0.635cm" style:page-number="auto"/>
      <style:text-properties/>
    </style:style>
    <style:style style:family="paragraph" style:name="P1100">
      <style:paragraph-properties fo:line-height="0.635cm" style:page-number="auto"/>
      <style:text-properties/>
    </style:style>
    <style:style style:family="paragraph" style:name="P1101">
      <style:paragraph-properties fo:line-height="0.672cm" style:page-number="auto"/>
      <style:text-properties/>
    </style:style>
    <style:style style:family="paragraph" style:name="P1102">
      <style:paragraph-properties style:page-number="auto"/>
      <style:text-properties fo:font-size="1pt" style:font-size-asian="1pt" style:font-size-complex="1pt"/>
    </style:style>
    <style:style style:family="paragraph" style:name="P1103">
      <style:paragraph-properties fo:line-height="0.635cm" style:page-number="auto"/>
      <style:text-properties/>
    </style:style>
    <style:style style:family="paragraph" style:name="P1105">
      <style:paragraph-properties fo:line-height="0.635cm" style:page-number="auto"/>
      <style:text-properties/>
    </style:style>
    <style:style style:family="paragraph" style:name="P1106">
      <style:paragraph-properties fo:line-height="0.635cm" style:page-number="auto"/>
      <style:text-properties/>
    </style:style>
    <style:style style:family="paragraph" style:name="P1107">
      <style:paragraph-properties fo:line-height="0.635cm" style:page-number="auto"/>
      <style:text-properties/>
    </style:style>
    <style:style style:family="paragraph" style:name="P1108">
      <style:paragraph-properties fo:line-height="0.635cm" style:page-number="auto"/>
      <style:text-properties/>
    </style:style>
    <style:style style:family="paragraph" style:name="P1109">
      <style:paragraph-properties fo:line-height="0.635cm" style:page-number="auto"/>
      <style:text-properties/>
    </style:style>
    <style:style style:family="paragraph" style:name="P1110">
      <style:paragraph-properties fo:line-height="0.635cm" style:page-number="auto"/>
      <style:text-properties/>
    </style:style>
    <style:style style:family="paragraph" style:name="P1111">
      <style:paragraph-properties fo:line-height="0.635cm" style:page-number="auto"/>
      <style:text-properties/>
    </style:style>
    <style:style style:family="paragraph" style:name="P1112">
      <style:paragraph-properties fo:line-height="0.635cm" style:page-number="auto"/>
      <style:text-properties/>
    </style:style>
    <style:style style:family="paragraph" style:name="P1113">
      <style:paragraph-properties fo:line-height="0.635cm" style:page-number="auto"/>
      <style:text-properties/>
    </style:style>
    <style:style style:family="paragraph" style:name="P1114">
      <style:paragraph-properties fo:line-height="0.635cm" style:page-number="auto"/>
      <style:text-properties/>
    </style:style>
    <style:style style:family="paragraph" style:name="P1115">
      <style:paragraph-properties fo:line-height="0.635cm" style:page-number="auto"/>
      <style:text-properties/>
    </style:style>
    <style:style style:family="paragraph" style:name="P1116">
      <style:paragraph-properties fo:line-height="0.635cm" style:page-number="auto"/>
      <style:text-properties/>
    </style:style>
    <style:style style:family="paragraph" style:name="P1117">
      <style:paragraph-properties fo:line-height="0.635cm" style:page-number="auto"/>
      <style:text-properties/>
    </style:style>
    <style:style style:family="paragraph" style:name="P1118">
      <style:paragraph-properties fo:line-height="0.635cm" style:page-number="auto"/>
      <style:text-properties/>
    </style:style>
    <style:style style:family="paragraph" style:name="P1119">
      <style:paragraph-properties fo:line-height="0.635cm" style:page-number="auto"/>
      <style:text-properties/>
    </style:style>
    <style:style style:family="paragraph" style:name="P1120">
      <style:paragraph-properties fo:line-height="0.635cm" style:page-number="auto"/>
      <style:text-properties/>
    </style:style>
    <style:style style:family="paragraph" style:name="P1121">
      <style:paragraph-properties fo:line-height="0.635cm" style:page-number="auto"/>
      <style:text-properties/>
    </style:style>
    <style:style style:family="paragraph" style:name="P1122">
      <style:paragraph-properties fo:line-height="0.635cm" style:page-number="auto"/>
      <style:text-properties/>
    </style:style>
    <style:style style:family="paragraph" style:name="P1123">
      <style:paragraph-properties fo:line-height="0.635cm" style:page-number="auto"/>
      <style:text-properties/>
    </style:style>
    <style:style style:family="paragraph" style:name="P1124">
      <style:paragraph-properties fo:line-height="0.635cm" style:page-number="auto"/>
      <style:text-properties/>
    </style:style>
    <style:style style:family="paragraph" style:name="P1125">
      <style:paragraph-properties fo:line-height="0.635cm" style:page-number="auto"/>
      <style:text-properties/>
    </style:style>
    <style:style style:family="paragraph" style:name="P1126">
      <style:paragraph-properties fo:line-height="0.635cm" style:page-number="auto"/>
      <style:text-properties/>
    </style:style>
    <style:style style:family="paragraph" style:name="P1127">
      <style:paragraph-properties fo:line-height="0.635cm" style:page-number="auto"/>
      <style:text-properties/>
    </style:style>
    <style:style style:family="paragraph" style:name="P1128">
      <style:paragraph-properties fo:line-height="0.635cm" style:page-number="auto"/>
      <style:text-properties/>
    </style:style>
    <style:style style:family="paragraph" style:name="P1129">
      <style:paragraph-properties fo:line-height="0.635cm" style:page-number="auto"/>
      <style:text-properties/>
    </style:style>
    <style:style style:family="paragraph" style:name="P1130">
      <style:paragraph-properties fo:line-height="0.635cm" style:page-number="auto"/>
      <style:text-properties/>
    </style:style>
    <style:style style:family="paragraph" style:name="P1131">
      <style:paragraph-properties fo:line-height="0.635cm" style:page-number="auto"/>
      <style:text-properties/>
    </style:style>
    <style:style style:family="paragraph" style:name="P1132">
      <style:paragraph-properties fo:line-height="0.635cm" style:page-number="auto"/>
      <style:text-properties/>
    </style:style>
    <style:style style:family="paragraph" style:name="P1133">
      <style:paragraph-properties fo:line-height="0.635cm" style:page-number="auto"/>
      <style:text-properties/>
    </style:style>
    <style:style style:family="paragraph" style:name="P1134">
      <style:paragraph-properties fo:line-height="0.635cm" style:page-number="auto"/>
      <style:text-properties/>
    </style:style>
    <style:style style:family="paragraph" style:name="P1135">
      <style:paragraph-properties fo:line-height="0.635cm" style:page-number="auto"/>
      <style:text-properties/>
    </style:style>
    <style:style style:family="paragraph" style:name="P1136">
      <style:paragraph-properties fo:line-height="0.635cm" style:page-number="auto"/>
      <style:text-properties/>
    </style:style>
    <style:style style:family="paragraph" style:name="P1137">
      <style:paragraph-properties fo:line-height="0.635cm" style:page-number="auto"/>
      <style:text-properties/>
    </style:style>
    <style:style style:family="paragraph" style:name="P1138">
      <style:paragraph-properties fo:line-height="0.635cm" style:page-number="auto"/>
      <style:text-properties/>
    </style:style>
    <style:style style:family="paragraph" style:name="P1139">
      <style:paragraph-properties fo:line-height="0.635cm" style:page-number="auto"/>
      <style:text-properties/>
    </style:style>
    <style:style style:family="paragraph" style:name="P1140">
      <style:paragraph-properties fo:line-height="0.635cm" style:page-number="auto"/>
      <style:text-properties/>
    </style:style>
    <style:style style:family="paragraph" style:name="P1141">
      <style:paragraph-properties fo:line-height="0.635cm" style:page-number="auto"/>
      <style:text-properties/>
    </style:style>
    <style:style style:family="paragraph" style:name="P1142">
      <style:paragraph-properties fo:line-height="1.215cm" style:page-number="auto"/>
      <style:text-properties/>
    </style:style>
    <style:style style:family="paragraph" style:name="P1143">
      <style:paragraph-properties style:page-number="auto"/>
      <style:text-properties fo:font-size="1pt" style:font-size-asian="1pt" style:font-size-complex="1pt"/>
    </style:style>
    <style:style style:family="paragraph" style:name="P1144">
      <style:paragraph-properties fo:line-height="0.635cm" style:page-number="auto"/>
      <style:text-properties/>
    </style:style>
    <style:style style:family="paragraph" style:name="P1145">
      <style:paragraph-properties fo:line-height="0.635cm" style:page-number="auto"/>
      <style:text-properties/>
    </style:style>
    <style:style style:family="paragraph" style:name="P1146">
      <style:paragraph-properties fo:line-height="0.635cm" style:page-number="auto"/>
      <style:text-properties/>
    </style:style>
    <style:style style:family="paragraph" style:name="P1147">
      <style:paragraph-properties fo:line-height="0.635cm" style:page-number="auto"/>
      <style:text-properties/>
    </style:style>
    <style:style style:family="paragraph" style:name="P1148">
      <style:paragraph-properties fo:line-height="0.635cm" style:page-number="auto"/>
      <style:text-properties/>
    </style:style>
    <style:style style:family="paragraph" style:name="P1149">
      <style:paragraph-properties fo:line-height="0.635cm" style:page-number="auto"/>
      <style:text-properties/>
    </style:style>
    <style:style style:family="paragraph" style:name="P1150">
      <style:paragraph-properties fo:line-height="0.635cm" style:page-number="auto"/>
      <style:text-properties/>
    </style:style>
    <style:style style:family="paragraph" style:name="P1151">
      <style:paragraph-properties fo:line-height="0.635cm" style:page-number="auto"/>
      <style:text-properties/>
    </style:style>
    <style:style style:family="paragraph" style:name="P1152">
      <style:paragraph-properties fo:line-height="0.635cm" style:page-number="auto"/>
      <style:text-properties/>
    </style:style>
    <style:style style:family="paragraph" style:name="P1153">
      <style:paragraph-properties fo:line-height="0.635cm" style:page-number="auto"/>
      <style:text-properties/>
    </style:style>
    <style:style style:family="paragraph" style:name="P1154">
      <style:paragraph-properties fo:line-height="0.635cm" style:page-number="auto"/>
      <style:text-properties/>
    </style:style>
    <style:style style:family="paragraph" style:name="P1155">
      <style:paragraph-properties fo:line-height="0.635cm" style:page-number="auto"/>
      <style:text-properties/>
    </style:style>
    <style:style style:family="paragraph" style:name="P1156">
      <style:paragraph-properties fo:line-height="0.635cm" style:page-number="auto"/>
      <style:text-properties/>
    </style:style>
    <style:style style:family="paragraph" style:name="P1157">
      <style:paragraph-properties fo:line-height="0.635cm" style:page-number="auto"/>
      <style:text-properties/>
    </style:style>
    <style:style style:family="paragraph" style:name="P1158">
      <style:paragraph-properties fo:line-height="0.635cm" style:page-number="auto"/>
      <style:text-properties/>
    </style:style>
    <style:style style:family="paragraph" style:name="P1159">
      <style:paragraph-properties fo:line-height="0.635cm" style:page-number="auto"/>
      <style:text-properties/>
    </style:style>
    <style:style style:family="paragraph" style:name="P1160">
      <style:paragraph-properties fo:line-height="0.635cm" style:page-number="auto"/>
      <style:text-properties/>
    </style:style>
    <style:style style:family="paragraph" style:name="P1161">
      <style:paragraph-properties fo:line-height="0.635cm" style:page-number="auto"/>
      <style:text-properties/>
    </style:style>
    <style:style style:family="paragraph" style:name="P1162">
      <style:paragraph-properties fo:line-height="0.635cm" style:page-number="auto"/>
      <style:text-properties/>
    </style:style>
    <style:style style:family="paragraph" style:name="P1163">
      <style:paragraph-properties fo:line-height="0.635cm" style:page-number="auto"/>
      <style:text-properties/>
    </style:style>
    <style:style style:family="paragraph" style:name="P1164">
      <style:paragraph-properties fo:line-height="0.635cm" style:page-number="auto"/>
      <style:text-properties/>
    </style:style>
    <style:style style:family="paragraph" style:name="P1165">
      <style:paragraph-properties fo:line-height="0.635cm" style:page-number="auto"/>
      <style:text-properties/>
    </style:style>
    <style:style style:family="paragraph" style:name="P1166">
      <style:paragraph-properties fo:line-height="0.635cm" style:page-number="auto"/>
      <style:text-properties/>
    </style:style>
    <style:style style:family="paragraph" style:name="P1167">
      <style:paragraph-properties fo:line-height="0.635cm" style:page-number="auto"/>
      <style:text-properties/>
    </style:style>
    <style:style style:family="paragraph" style:name="P1168">
      <style:paragraph-properties fo:line-height="0.635cm" style:page-number="auto"/>
      <style:text-properties/>
    </style:style>
    <style:style style:family="paragraph" style:name="P1169">
      <style:paragraph-properties fo:line-height="0.635cm" style:page-number="auto"/>
      <style:text-properties/>
    </style:style>
    <style:style style:family="paragraph" style:name="P1170">
      <style:paragraph-properties fo:line-height="0.635cm" style:page-number="auto"/>
      <style:text-properties/>
    </style:style>
    <style:style style:family="paragraph" style:name="P1171">
      <style:paragraph-properties fo:line-height="0.635cm" style:page-number="auto"/>
      <style:text-properties/>
    </style:style>
    <style:style style:family="paragraph" style:name="P1172">
      <style:paragraph-properties fo:line-height="0.635cm" style:page-number="auto"/>
      <style:text-properties/>
    </style:style>
    <style:style style:family="paragraph" style:name="P1173">
      <style:paragraph-properties fo:line-height="0.635cm" style:page-number="auto"/>
      <style:text-properties/>
    </style:style>
    <style:style style:family="paragraph" style:name="P1174">
      <style:paragraph-properties fo:line-height="0.635cm" style:page-number="auto"/>
      <style:text-properties/>
    </style:style>
    <style:style style:family="paragraph" style:name="P1175">
      <style:paragraph-properties fo:line-height="0.635cm" style:page-number="auto"/>
      <style:text-properties/>
    </style:style>
    <style:style style:family="paragraph" style:name="P1176">
      <style:paragraph-properties fo:line-height="0.635cm" style:page-number="auto"/>
      <style:text-properties/>
    </style:style>
    <style:style style:family="paragraph" style:name="P1177">
      <style:paragraph-properties fo:line-height="0.635cm" style:page-number="auto"/>
      <style:text-properties/>
    </style:style>
    <style:style style:family="paragraph" style:name="P1178">
      <style:paragraph-properties fo:line-height="0.635cm" style:page-number="auto"/>
      <style:text-properties/>
    </style:style>
    <style:style style:family="paragraph" style:name="P1179">
      <style:paragraph-properties fo:line-height="0.635cm" style:page-number="auto"/>
      <style:text-properties/>
    </style:style>
    <style:style style:family="paragraph" style:name="P1180">
      <style:paragraph-properties fo:line-height="0.635cm" style:page-number="auto"/>
      <style:text-properties/>
    </style:style>
    <style:style style:family="paragraph" style:name="P1181">
      <style:paragraph-properties fo:line-height="0.635cm" style:page-number="auto"/>
      <style:text-properties/>
    </style:style>
    <style:style style:family="paragraph" style:name="P1182">
      <style:paragraph-properties fo:line-height="1.197cm" style:page-number="auto"/>
      <style:text-properties/>
    </style:style>
    <style:style style:family="paragraph" style:name="P1183">
      <style:paragraph-properties style:page-number="auto"/>
      <style:text-properties fo:font-size="1pt" style:font-size-asian="1pt" style:font-size-complex="1pt"/>
    </style:style>
    <style:style style:family="paragraph" style:name="P1184">
      <style:paragraph-properties fo:margin-bottom="1.940cm" fo:line-height="0.071cm" style:page-number="auto"/>
      <style:text-properties fo:font-size="1pt" style:font-size-asian="1pt" style:font-size-complex="1pt"/>
    </style:style>
    <style:style style:family="paragraph" style:name="P1185">
      <style:paragraph-properties style:page-number="auto"/>
      <style:text-properties fo:font-size="1pt" style:font-size-asian="1pt" style:font-size-complex="1pt"/>
    </style:style>
    <style:style style:family="paragraph" style:name="P1186">
      <style:paragraph-properties fo:line-height="0.635cm" style:page-number="auto"/>
      <style:text-properties/>
    </style:style>
    <style:style style:family="paragraph" style:name="P1187">
      <style:paragraph-properties fo:line-height="0.635cm" style:page-number="auto"/>
      <style:text-properties/>
    </style:style>
    <style:style style:family="paragraph" style:name="P1188">
      <style:paragraph-properties fo:line-height="0.635cm" style:page-number="auto"/>
      <style:text-properties/>
    </style:style>
    <style:style style:family="paragraph" style:name="P1189">
      <style:paragraph-properties fo:line-height="0.635cm" style:page-number="auto"/>
      <style:text-properties/>
    </style:style>
    <style:style style:family="paragraph" style:name="P1190">
      <style:paragraph-properties fo:line-height="0.635cm" style:page-number="auto"/>
      <style:text-properties/>
    </style:style>
    <style:style style:family="paragraph" style:name="P1191">
      <style:paragraph-properties fo:line-height="0.635cm" style:page-number="auto"/>
      <style:text-properties/>
    </style:style>
    <style:style style:family="paragraph" style:name="P1192">
      <style:paragraph-properties fo:line-height="0.635cm" style:page-number="auto"/>
      <style:text-properties/>
    </style:style>
    <style:style style:family="paragraph" style:name="P1193">
      <style:paragraph-properties fo:line-height="0.635cm" style:page-number="auto"/>
      <style:text-properties/>
    </style:style>
    <style:style style:family="paragraph" style:name="P1194">
      <style:paragraph-properties fo:line-height="0.635cm" style:page-number="auto"/>
      <style:text-properties/>
    </style:style>
    <style:style style:family="paragraph" style:name="P1195">
      <style:paragraph-properties fo:line-height="0.635cm" style:page-number="auto"/>
      <style:text-properties/>
    </style:style>
    <style:style style:family="paragraph" style:name="P1196">
      <style:paragraph-properties fo:line-height="0.635cm" style:page-number="auto"/>
      <style:text-properties/>
    </style:style>
    <style:style style:family="paragraph" style:name="P1197">
      <style:paragraph-properties fo:line-height="0.635cm" style:page-number="auto"/>
      <style:text-properties/>
    </style:style>
    <style:style style:family="paragraph" style:name="P1198">
      <style:paragraph-properties fo:line-height="0.635cm" style:page-number="auto"/>
      <style:text-properties/>
    </style:style>
    <style:style style:family="paragraph" style:name="P1199">
      <style:paragraph-properties fo:line-height="0.635cm" style:page-number="auto"/>
      <style:text-properties/>
    </style:style>
    <style:style style:family="paragraph" style:name="P1200">
      <style:paragraph-properties fo:line-height="0.635cm" style:page-number="auto"/>
      <style:text-properties/>
    </style:style>
    <style:style style:family="paragraph" style:name="P1201">
      <style:paragraph-properties fo:line-height="0.635cm" style:page-number="auto"/>
      <style:text-properties/>
    </style:style>
    <style:style style:family="paragraph" style:name="P1202">
      <style:paragraph-properties fo:line-height="0.635cm" style:page-number="auto"/>
      <style:text-properties/>
    </style:style>
    <style:style style:family="paragraph" style:name="P1203">
      <style:paragraph-properties fo:line-height="0.635cm" style:page-number="auto"/>
      <style:text-properties/>
    </style:style>
    <style:style style:family="paragraph" style:name="P1204">
      <style:paragraph-properties fo:line-height="0.635cm" style:page-number="auto"/>
      <style:text-properties/>
    </style:style>
    <style:style style:family="paragraph" style:name="P1205">
      <style:paragraph-properties fo:line-height="0.635cm" style:page-number="auto"/>
      <style:text-properties/>
    </style:style>
    <style:style style:family="paragraph" style:name="P1206">
      <style:paragraph-properties fo:line-height="0.635cm" style:page-number="auto"/>
      <style:text-properties/>
    </style:style>
    <style:style style:family="paragraph" style:name="P1207">
      <style:paragraph-properties fo:line-height="0.635cm" style:page-number="auto"/>
      <style:text-properties/>
    </style:style>
    <style:style style:family="paragraph" style:name="P1208">
      <style:paragraph-properties fo:line-height="0.635cm" style:page-number="auto"/>
      <style:text-properties/>
    </style:style>
    <style:style style:family="paragraph" style:name="P1209">
      <style:paragraph-properties fo:line-height="0.635cm" style:page-number="auto"/>
      <style:text-properties/>
    </style:style>
    <style:style style:family="paragraph" style:name="P1210">
      <style:paragraph-properties fo:line-height="0.635cm" style:page-number="auto"/>
      <style:text-properties/>
    </style:style>
    <style:style style:family="paragraph" style:name="P1211">
      <style:paragraph-properties fo:line-height="0.635cm" style:page-number="auto"/>
      <style:text-properties/>
    </style:style>
    <style:style style:family="paragraph" style:name="P1212">
      <style:paragraph-properties fo:line-height="0.635cm" style:page-number="auto"/>
      <style:text-properties/>
    </style:style>
    <style:style style:family="paragraph" style:name="P1213">
      <style:paragraph-properties fo:line-height="0.635cm" style:page-number="auto"/>
      <style:text-properties/>
    </style:style>
    <style:style style:family="paragraph" style:name="P1214">
      <style:paragraph-properties fo:line-height="0.635cm" style:page-number="auto"/>
      <style:text-properties/>
    </style:style>
    <style:style style:family="paragraph" style:name="P1215">
      <style:paragraph-properties fo:line-height="0.635cm" style:page-number="auto"/>
      <style:text-properties/>
    </style:style>
    <style:style style:family="paragraph" style:name="P1216">
      <style:paragraph-properties fo:line-height="0.635cm" style:page-number="auto"/>
      <style:text-properties/>
    </style:style>
    <style:style style:family="paragraph" style:name="P1217">
      <style:paragraph-properties fo:line-height="0.635cm" style:page-number="auto"/>
      <style:text-properties/>
    </style:style>
    <style:style style:family="paragraph" style:name="P1218">
      <style:paragraph-properties fo:line-height="0.635cm" style:page-number="auto"/>
      <style:text-properties/>
    </style:style>
    <style:style style:family="paragraph" style:name="P1219">
      <style:paragraph-properties fo:line-height="0.635cm" style:page-number="auto"/>
      <style:text-properties/>
    </style:style>
    <style:style style:family="paragraph" style:name="P1220">
      <style:paragraph-properties fo:line-height="0.635cm" style:page-number="auto"/>
      <style:text-properties/>
    </style:style>
    <style:style style:family="paragraph" style:name="P1221">
      <style:paragraph-properties fo:line-height="0.635cm" style:page-number="auto"/>
      <style:text-properties/>
    </style:style>
    <style:style style:family="paragraph" style:name="P1222">
      <style:paragraph-properties fo:line-height="0.635cm" style:page-number="auto"/>
      <style:text-properties/>
    </style:style>
    <style:style style:family="paragraph" style:name="P1223">
      <style:paragraph-properties fo:line-height="0.635cm" style:page-number="auto"/>
      <style:text-properties/>
    </style:style>
    <style:style style:family="paragraph" style:name="P1224">
      <style:paragraph-properties fo:line-height="1.223cm" style:page-number="auto"/>
      <style:text-properties/>
    </style:style>
    <style:style style:family="paragraph" style:name="P1225">
      <style:paragraph-properties style:page-number="auto"/>
      <style:text-properties fo:font-size="1pt" style:font-size-asian="1pt" style:font-size-complex="1pt"/>
    </style:style>
    <style:style style:family="paragraph" style:name="P1226">
      <style:paragraph-properties fo:line-height="0.635cm" style:page-number="auto"/>
      <style:text-properties/>
    </style:style>
    <style:style style:family="paragraph" style:name="P1227">
      <style:paragraph-properties fo:line-height="0.635cm" style:page-number="auto"/>
      <style:text-properties/>
    </style:style>
    <style:style style:family="paragraph" style:name="P1228">
      <style:paragraph-properties fo:line-height="0.635cm" style:page-number="auto"/>
      <style:text-properties/>
    </style:style>
    <style:style style:family="paragraph" style:name="P1229">
      <style:paragraph-properties fo:line-height="0.635cm" style:page-number="auto"/>
      <style:text-properties/>
    </style:style>
    <style:style style:family="paragraph" style:name="P1230">
      <style:paragraph-properties fo:line-height="0.635cm" style:page-number="auto"/>
      <style:text-properties/>
    </style:style>
    <style:style style:family="paragraph" style:name="P1231">
      <style:paragraph-properties fo:line-height="0.635cm" style:page-number="auto"/>
      <style:text-properties/>
    </style:style>
    <style:style style:family="paragraph" style:name="P1232">
      <style:paragraph-properties fo:line-height="0.635cm" style:page-number="auto"/>
      <style:text-properties/>
    </style:style>
    <style:style style:family="paragraph" style:name="P1233">
      <style:paragraph-properties fo:line-height="0.635cm" style:page-number="auto"/>
      <style:text-properties/>
    </style:style>
    <style:style style:family="paragraph" style:name="P1234">
      <style:paragraph-properties fo:line-height="0.635cm" style:page-number="auto"/>
      <style:text-properties/>
    </style:style>
    <style:style style:family="paragraph" style:name="P1235">
      <style:paragraph-properties fo:line-height="0.635cm" style:page-number="auto"/>
      <style:text-properties/>
    </style:style>
    <style:style style:family="paragraph" style:name="P1236">
      <style:paragraph-properties fo:line-height="0.635cm" style:page-number="auto"/>
      <style:text-properties/>
    </style:style>
    <style:style style:family="paragraph" style:name="P1237">
      <style:paragraph-properties fo:line-height="0.635cm" style:page-number="auto"/>
      <style:text-properties/>
    </style:style>
    <style:style style:family="paragraph" style:name="P1238">
      <style:paragraph-properties fo:line-height="0.635cm" style:page-number="auto"/>
      <style:text-properties/>
    </style:style>
    <style:style style:family="paragraph" style:name="P1239">
      <style:paragraph-properties fo:line-height="0.635cm" style:page-number="auto"/>
      <style:text-properties/>
    </style:style>
    <style:style style:family="paragraph" style:name="P1240">
      <style:paragraph-properties fo:line-height="0.635cm" style:page-number="auto"/>
      <style:text-properties/>
    </style:style>
    <style:style style:family="paragraph" style:name="P1241">
      <style:paragraph-properties fo:line-height="0.635cm" style:page-number="auto"/>
      <style:text-properties/>
    </style:style>
    <style:style style:family="paragraph" style:name="P1242">
      <style:paragraph-properties fo:line-height="0.635cm" style:page-number="auto"/>
      <style:text-properties/>
    </style:style>
    <style:style style:family="paragraph" style:name="P1243">
      <style:paragraph-properties fo:line-height="0.635cm" style:page-number="auto"/>
      <style:text-properties/>
    </style:style>
    <style:style style:family="paragraph" style:name="P1244">
      <style:paragraph-properties fo:line-height="0.635cm" style:page-number="auto"/>
      <style:text-properties/>
    </style:style>
    <style:style style:family="paragraph" style:name="P1245">
      <style:paragraph-properties fo:line-height="0.635cm" style:page-number="auto"/>
      <style:text-properties/>
    </style:style>
    <style:style style:family="paragraph" style:name="P1246">
      <style:paragraph-properties fo:line-height="0.635cm" style:page-number="auto"/>
      <style:text-properties/>
    </style:style>
    <style:style style:family="paragraph" style:name="P1247">
      <style:paragraph-properties fo:line-height="0.635cm" style:page-number="auto"/>
      <style:text-properties/>
    </style:style>
    <style:style style:family="paragraph" style:name="P1248">
      <style:paragraph-properties fo:line-height="0.635cm" style:page-number="auto"/>
      <style:text-properties/>
    </style:style>
    <style:style style:family="paragraph" style:name="P1249">
      <style:paragraph-properties fo:line-height="0.635cm" style:page-number="auto"/>
      <style:text-properties/>
    </style:style>
    <style:style style:family="paragraph" style:name="P1250">
      <style:paragraph-properties fo:line-height="0.635cm" style:page-number="auto"/>
      <style:text-properties/>
    </style:style>
    <style:style style:family="paragraph" style:name="P1251">
      <style:paragraph-properties fo:line-height="0.635cm" style:page-number="auto"/>
      <style:text-properties/>
    </style:style>
    <style:style style:family="paragraph" style:name="P1252">
      <style:paragraph-properties fo:line-height="0.635cm" style:page-number="auto"/>
      <style:text-properties/>
    </style:style>
    <style:style style:family="paragraph" style:name="P1253">
      <style:paragraph-properties fo:line-height="0.635cm" style:page-number="auto"/>
      <style:text-properties/>
    </style:style>
    <style:style style:family="paragraph" style:name="P1254">
      <style:paragraph-properties fo:line-height="0.635cm" style:page-number="auto"/>
      <style:text-properties/>
    </style:style>
    <style:style style:family="paragraph" style:name="P1255">
      <style:paragraph-properties fo:line-height="0.635cm" style:page-number="auto"/>
      <style:text-properties/>
    </style:style>
    <style:style style:family="paragraph" style:name="P1256">
      <style:paragraph-properties fo:line-height="0.635cm" style:page-number="auto"/>
      <style:text-properties/>
    </style:style>
    <style:style style:family="paragraph" style:name="P1257">
      <style:paragraph-properties fo:line-height="0.635cm" style:page-number="auto"/>
      <style:text-properties/>
    </style:style>
    <style:style style:family="paragraph" style:name="P1258">
      <style:paragraph-properties fo:line-height="0.635cm" style:page-number="auto"/>
      <style:text-properties/>
    </style:style>
    <style:style style:family="paragraph" style:name="P1259">
      <style:paragraph-properties fo:line-height="0.635cm" style:page-number="auto"/>
      <style:text-properties/>
    </style:style>
    <style:style style:family="paragraph" style:name="P1260">
      <style:paragraph-properties fo:line-height="0.635cm" style:page-number="auto"/>
      <style:text-properties/>
    </style:style>
    <style:style style:family="paragraph" style:name="P1261">
      <style:paragraph-properties fo:line-height="0.635cm" style:page-number="auto"/>
      <style:text-properties/>
    </style:style>
    <style:style style:family="paragraph" style:name="P1262">
      <style:paragraph-properties fo:line-height="0.635cm" style:page-number="auto"/>
      <style:text-properties/>
    </style:style>
    <style:style style:family="paragraph" style:name="P1263">
      <style:paragraph-properties fo:line-height="0.635cm" style:page-number="auto"/>
      <style:text-properties/>
    </style:style>
    <style:style style:family="paragraph" style:name="P1264">
      <style:paragraph-properties fo:line-height="1.154cm" style:page-number="auto"/>
      <style:text-properties/>
    </style:style>
    <style:style style:family="paragraph" style:name="P1265">
      <style:paragraph-properties style:page-number="auto"/>
      <style:text-properties fo:font-size="1pt" style:font-size-asian="1pt" style:font-size-complex="1pt"/>
    </style:style>
    <style:style style:family="paragraph" style:name="P1266">
      <style:paragraph-properties fo:line-height="0.635cm" style:page-number="auto"/>
      <style:text-properties/>
    </style:style>
    <style:style style:family="paragraph" style:name="P1267">
      <style:paragraph-properties fo:line-height="0.635cm" style:page-number="auto"/>
      <style:text-properties/>
    </style:style>
    <style:style style:family="paragraph" style:name="P1268">
      <style:paragraph-properties fo:line-height="0.635cm" style:page-number="auto"/>
      <style:text-properties/>
    </style:style>
    <style:style style:family="paragraph" style:name="P1269">
      <style:paragraph-properties fo:line-height="0.635cm" style:page-number="auto"/>
      <style:text-properties/>
    </style:style>
    <style:style style:family="paragraph" style:name="P1270">
      <style:paragraph-properties fo:line-height="0.635cm" style:page-number="auto"/>
      <style:text-properties/>
    </style:style>
    <style:style style:family="paragraph" style:name="P1271">
      <style:paragraph-properties fo:line-height="0.635cm" style:page-number="auto"/>
      <style:text-properties/>
    </style:style>
    <style:style style:family="paragraph" style:name="P1272">
      <style:paragraph-properties fo:line-height="0.635cm" style:page-number="auto"/>
      <style:text-properties/>
    </style:style>
    <style:style style:family="paragraph" style:name="P1273">
      <style:paragraph-properties fo:line-height="0.635cm" style:page-number="auto"/>
      <style:text-properties/>
    </style:style>
    <style:style style:family="paragraph" style:name="P1274">
      <style:paragraph-properties fo:line-height="0.635cm" style:page-number="auto"/>
      <style:text-properties/>
    </style:style>
    <style:style style:family="paragraph" style:name="P1275">
      <style:paragraph-properties fo:line-height="0.635cm" style:page-number="auto"/>
      <style:text-properties/>
    </style:style>
    <style:style style:family="paragraph" style:name="P1276">
      <style:paragraph-properties fo:line-height="0.635cm" style:page-number="auto"/>
      <style:text-properties/>
    </style:style>
    <style:style style:family="paragraph" style:name="P1277">
      <style:paragraph-properties fo:line-height="0.635cm" style:page-number="auto"/>
      <style:text-properties/>
    </style:style>
    <style:style style:family="paragraph" style:name="P1278">
      <style:paragraph-properties fo:line-height="0.635cm" style:page-number="auto"/>
      <style:text-properties/>
    </style:style>
    <style:style style:family="paragraph" style:name="P1279">
      <style:paragraph-properties fo:line-height="0.635cm" style:page-number="auto"/>
      <style:text-properties/>
    </style:style>
    <style:style style:family="paragraph" style:name="P1280">
      <style:paragraph-properties fo:line-height="0.635cm" style:page-number="auto"/>
      <style:text-properties/>
    </style:style>
    <style:style style:family="paragraph" style:name="P1281">
      <style:paragraph-properties fo:line-height="0.635cm" style:page-number="auto"/>
      <style:text-properties/>
    </style:style>
    <style:style style:family="paragraph" style:name="P1282">
      <style:paragraph-properties fo:line-height="0.635cm" style:page-number="auto"/>
      <style:text-properties/>
    </style:style>
    <style:style style:family="paragraph" style:name="P1283">
      <style:paragraph-properties fo:line-height="0.635cm" style:page-number="auto"/>
      <style:text-properties/>
    </style:style>
    <style:style style:family="paragraph" style:name="P1284">
      <style:paragraph-properties fo:line-height="0.635cm" style:page-number="auto"/>
      <style:text-properties/>
    </style:style>
    <style:style style:family="paragraph" style:name="P1285">
      <style:paragraph-properties fo:line-height="0.635cm" style:page-number="auto"/>
      <style:text-properties/>
    </style:style>
    <style:style style:family="paragraph" style:name="P1286">
      <style:paragraph-properties fo:line-height="0.635cm" style:page-number="auto"/>
      <style:text-properties/>
    </style:style>
    <style:style style:family="paragraph" style:name="P1287">
      <style:paragraph-properties fo:line-height="0.635cm" style:page-number="auto"/>
      <style:text-properties/>
    </style:style>
    <style:style style:family="paragraph" style:name="P1288">
      <style:paragraph-properties fo:line-height="0.635cm" style:page-number="auto"/>
      <style:text-properties/>
    </style:style>
    <style:style style:family="paragraph" style:name="P1289">
      <style:paragraph-properties fo:line-height="0.635cm" style:page-number="auto"/>
      <style:text-properties/>
    </style:style>
    <style:style style:family="paragraph" style:name="P1290">
      <style:paragraph-properties fo:line-height="0.635cm" style:page-number="auto"/>
      <style:text-properties/>
    </style:style>
    <style:style style:family="paragraph" style:name="P1291">
      <style:paragraph-properties fo:line-height="0.635cm" style:page-number="auto"/>
      <style:text-properties/>
    </style:style>
    <style:style style:family="paragraph" style:name="P1292">
      <style:paragraph-properties fo:line-height="0.635cm" style:page-number="auto"/>
      <style:text-properties/>
    </style:style>
    <style:style style:family="paragraph" style:name="P1293">
      <style:paragraph-properties fo:line-height="0.635cm" style:page-number="auto"/>
      <style:text-properties/>
    </style:style>
    <style:style style:family="paragraph" style:name="P1294">
      <style:paragraph-properties fo:line-height="0.635cm" style:page-number="auto"/>
      <style:text-properties/>
    </style:style>
    <style:style style:family="paragraph" style:name="P1295">
      <style:paragraph-properties fo:line-height="0.635cm" style:page-number="auto"/>
      <style:text-properties/>
    </style:style>
    <style:style style:family="paragraph" style:name="P1296">
      <style:paragraph-properties fo:line-height="1.010cm" style:page-number="auto"/>
      <style:text-properties/>
    </style:style>
    <style:style style:family="paragraph" style:name="P1297">
      <style:paragraph-properties style:page-number="auto"/>
      <style:text-properties fo:font-size="1pt" style:font-size-asian="1pt" style:font-size-complex="1pt"/>
    </style:style>
    <style:style style:family="paragraph" style:name="P1298">
      <style:paragraph-properties style:page-number="auto"/>
      <style:text-properties fo:font-size="1pt" style:font-size-asian="1pt" style:font-size-complex="1pt"/>
    </style:style>
    <style:style style:family="paragraph" style:name="P1299">
      <style:paragraph-properties fo:line-height="0.635cm" style:page-number="auto"/>
      <style:text-properties/>
    </style:style>
    <style:style style:family="paragraph" style:name="P1300">
      <style:paragraph-properties fo:line-height="0.635cm" style:page-number="auto"/>
      <style:text-properties/>
    </style:style>
    <style:style style:family="paragraph" style:name="P1301">
      <style:paragraph-properties fo:line-height="0.635cm" style:page-number="auto"/>
      <style:text-properties/>
    </style:style>
    <style:style style:family="paragraph" style:name="P1302">
      <style:paragraph-properties fo:line-height="0.635cm" style:page-number="auto"/>
      <style:text-properties/>
    </style:style>
    <style:style style:family="paragraph" style:name="P1303">
      <style:paragraph-properties fo:line-height="0.635cm" style:page-number="auto"/>
      <style:text-properties/>
    </style:style>
    <style:style style:family="paragraph" style:name="P1304">
      <style:paragraph-properties fo:line-height="0.635cm" style:page-number="auto"/>
      <style:text-properties/>
    </style:style>
    <style:style style:family="paragraph" style:name="P1305">
      <style:paragraph-properties fo:line-height="0.635cm" style:page-number="auto"/>
      <style:text-properties/>
    </style:style>
    <style:style style:family="paragraph" style:name="P1306">
      <style:paragraph-properties fo:line-height="0.635cm" style:page-number="auto"/>
      <style:text-properties/>
    </style:style>
    <style:style style:family="paragraph" style:name="P1307">
      <style:paragraph-properties fo:line-height="0.635cm" style:page-number="auto"/>
      <style:text-properties/>
    </style:style>
    <style:style style:family="paragraph" style:name="P1308">
      <style:paragraph-properties fo:line-height="0.635cm" style:page-number="auto"/>
      <style:text-properties/>
    </style:style>
    <style:style style:family="paragraph" style:name="P1309">
      <style:paragraph-properties fo:line-height="0.635cm" style:page-number="auto"/>
      <style:text-properties/>
    </style:style>
    <style:style style:family="paragraph" style:name="P1310">
      <style:paragraph-properties fo:line-height="0.635cm" style:page-number="auto"/>
      <style:text-properties/>
    </style:style>
    <style:style style:family="paragraph" style:name="P1311">
      <style:paragraph-properties fo:line-height="0.635cm" style:page-number="auto"/>
      <style:text-properties/>
    </style:style>
    <style:style style:family="paragraph" style:name="P1312">
      <style:paragraph-properties fo:line-height="0.635cm" style:page-number="auto"/>
      <style:text-properties/>
    </style:style>
    <style:style style:family="paragraph" style:name="P1313">
      <style:paragraph-properties fo:line-height="0.635cm" style:page-number="auto"/>
      <style:text-properties/>
    </style:style>
    <style:style style:family="paragraph" style:name="P1314">
      <style:paragraph-properties fo:line-height="0.635cm" style:page-number="auto"/>
      <style:text-properties/>
    </style:style>
    <style:style style:family="paragraph" style:name="P1315">
      <style:paragraph-properties fo:line-height="0.635cm" style:page-number="auto"/>
      <style:text-properties/>
    </style:style>
    <style:style style:family="paragraph" style:name="P1316">
      <style:paragraph-properties fo:line-height="0.635cm" style:page-number="auto"/>
      <style:text-properties/>
    </style:style>
    <style:style style:family="paragraph" style:name="P1317">
      <style:paragraph-properties fo:line-height="0.635cm" style:page-number="auto"/>
      <style:text-properties/>
    </style:style>
    <style:style style:family="paragraph" style:name="P1318">
      <style:paragraph-properties fo:line-height="0.635cm" style:page-number="auto"/>
      <style:text-properties/>
    </style:style>
    <style:style style:family="paragraph" style:name="P1319">
      <style:paragraph-properties fo:line-height="0.635cm" style:page-number="auto"/>
      <style:text-properties/>
    </style:style>
    <style:style style:family="paragraph" style:name="P1320">
      <style:paragraph-properties fo:line-height="0.635cm" style:page-number="auto"/>
      <style:text-properties/>
    </style:style>
    <style:style style:family="paragraph" style:name="P1321">
      <style:paragraph-properties fo:line-height="0.635cm" style:page-number="auto"/>
      <style:text-properties/>
    </style:style>
    <style:style style:family="paragraph" style:name="P1322">
      <style:paragraph-properties fo:line-height="0.635cm" style:page-number="auto"/>
      <style:text-properties/>
    </style:style>
    <style:style style:family="paragraph" style:name="P1323">
      <style:paragraph-properties fo:line-height="0.635cm" style:page-number="auto"/>
      <style:text-properties/>
    </style:style>
    <style:style style:family="paragraph" style:name="P1324">
      <style:paragraph-properties fo:line-height="0.635cm" style:page-number="auto"/>
      <style:text-properties/>
    </style:style>
    <style:style style:family="paragraph" style:name="P1325">
      <style:paragraph-properties fo:line-height="0.635cm" style:page-number="auto"/>
      <style:text-properties/>
    </style:style>
    <style:style style:family="paragraph" style:name="P1326">
      <style:paragraph-properties fo:line-height="0.635cm" style:page-number="auto"/>
      <style:text-properties/>
    </style:style>
    <style:style style:family="paragraph" style:name="P1327">
      <style:paragraph-properties fo:line-height="0.635cm" style:page-number="auto"/>
      <style:text-properties/>
    </style:style>
    <style:style style:family="paragraph" style:name="P1328">
      <style:paragraph-properties fo:line-height="0.635cm" style:page-number="auto"/>
      <style:text-properties/>
    </style:style>
    <style:style style:family="paragraph" style:name="P1329">
      <style:paragraph-properties fo:line-height="0.635cm" style:page-number="auto"/>
      <style:text-properties/>
    </style:style>
    <style:style style:family="paragraph" style:name="P1330">
      <style:paragraph-properties fo:line-height="0.635cm" style:page-number="auto"/>
      <style:text-properties/>
    </style:style>
    <style:style style:family="paragraph" style:name="P1331">
      <style:paragraph-properties fo:line-height="0.635cm" style:page-number="auto"/>
      <style:text-properties/>
    </style:style>
    <style:style style:family="paragraph" style:name="P1332">
      <style:paragraph-properties fo:line-height="0.635cm" style:page-number="auto"/>
      <style:text-properties/>
    </style:style>
    <style:style style:family="paragraph" style:name="P1333">
      <style:paragraph-properties fo:line-height="0.635cm" style:page-number="auto"/>
      <style:text-properties/>
    </style:style>
    <style:style style:family="paragraph" style:name="P1334">
      <style:paragraph-properties fo:line-height="0.635cm" style:page-number="auto"/>
      <style:text-properties/>
    </style:style>
    <style:style style:family="paragraph" style:name="P1335">
      <style:paragraph-properties fo:line-height="0.635cm" style:page-number="auto"/>
      <style:text-properties/>
    </style:style>
    <style:style style:family="paragraph" style:name="P1336">
      <style:paragraph-properties fo:line-height="0.635cm" style:page-number="auto"/>
      <style:text-properties/>
    </style:style>
    <style:style style:family="paragraph" style:name="P1337">
      <style:paragraph-properties fo:line-height="0.635cm" style:page-number="auto"/>
      <style:text-properties/>
    </style:style>
    <style:style style:family="paragraph" style:name="P1338">
      <style:paragraph-properties fo:line-height="0.635cm" style:page-number="auto"/>
      <style:text-properties/>
    </style:style>
    <style:style style:family="paragraph" style:name="P1339">
      <style:paragraph-properties fo:line-height="0.635cm" style:page-number="auto"/>
      <style:text-properties/>
    </style:style>
    <style:style style:family="paragraph" style:name="P1340">
      <style:paragraph-properties fo:line-height="0.663cm" style:page-number="auto"/>
      <style:text-properties/>
    </style:style>
    <style:style style:family="paragraph" style:name="P1341">
      <style:paragraph-properties style:page-number="auto"/>
      <style:text-properties fo:font-size="1pt" style:font-size-asian="1pt" style:font-size-complex="1pt"/>
    </style:style>
    <style:style style:family="paragraph" style:name="P1342">
      <style:paragraph-properties fo:line-height="0.635cm" style:page-number="auto"/>
      <style:text-properties/>
    </style:style>
    <style:style style:family="paragraph" style:name="P1343">
      <style:paragraph-properties fo:line-height="0.635cm" style:page-number="auto"/>
      <style:text-properties/>
    </style:style>
    <style:style style:family="paragraph" style:name="P1344">
      <style:paragraph-properties fo:line-height="0.635cm" style:page-number="auto"/>
      <style:text-properties/>
    </style:style>
    <style:style style:family="paragraph" style:name="P1345">
      <style:paragraph-properties fo:line-height="0.635cm" style:page-number="auto"/>
      <style:text-properties/>
    </style:style>
    <style:style style:family="paragraph" style:name="P1346">
      <style:paragraph-properties fo:line-height="0.635cm" style:page-number="auto"/>
      <style:text-properties/>
    </style:style>
    <style:style style:family="paragraph" style:name="P1347">
      <style:paragraph-properties fo:line-height="0.635cm" style:page-number="auto"/>
      <style:text-properties/>
    </style:style>
    <style:style style:family="paragraph" style:name="P1348">
      <style:paragraph-properties fo:line-height="0.635cm" style:page-number="auto"/>
      <style:text-properties/>
    </style:style>
    <style:style style:family="paragraph" style:name="P1349">
      <style:paragraph-properties fo:line-height="0.635cm" style:page-number="auto"/>
      <style:text-properties/>
    </style:style>
    <style:style style:family="paragraph" style:name="P1350">
      <style:paragraph-properties fo:line-height="0.635cm" style:page-number="auto"/>
      <style:text-properties/>
    </style:style>
    <style:style style:family="paragraph" style:name="P1351">
      <style:paragraph-properties fo:line-height="0.635cm" style:page-number="auto"/>
      <style:text-properties/>
    </style:style>
    <style:style style:family="paragraph" style:name="P1352">
      <style:paragraph-properties fo:line-height="0.635cm" style:page-number="auto"/>
      <style:text-properties/>
    </style:style>
    <style:style style:family="paragraph" style:name="P1353">
      <style:paragraph-properties fo:line-height="0.635cm" style:page-number="auto"/>
      <style:text-properties/>
    </style:style>
    <style:style style:family="paragraph" style:name="P1354">
      <style:paragraph-properties fo:line-height="0.635cm" style:page-number="auto"/>
      <style:text-properties/>
    </style:style>
    <style:style style:family="paragraph" style:name="P1355">
      <style:paragraph-properties fo:line-height="0.635cm" style:page-number="auto"/>
      <style:text-properties/>
    </style:style>
    <style:style style:family="paragraph" style:name="P1356">
      <style:paragraph-properties fo:line-height="0.635cm" style:page-number="auto"/>
      <style:text-properties/>
    </style:style>
    <style:style style:family="paragraph" style:name="P1357">
      <style:paragraph-properties fo:line-height="0.635cm" style:page-number="auto"/>
      <style:text-properties/>
    </style:style>
    <style:style style:family="paragraph" style:name="P1358">
      <style:paragraph-properties fo:line-height="0.635cm" style:page-number="auto"/>
      <style:text-properties/>
    </style:style>
    <style:style style:family="paragraph" style:name="P1359">
      <style:paragraph-properties fo:line-height="0.635cm" style:page-number="auto"/>
      <style:text-properties/>
    </style:style>
    <style:style style:family="paragraph" style:name="P1360">
      <style:paragraph-properties fo:line-height="0.635cm" style:page-number="auto"/>
      <style:text-properties/>
    </style:style>
    <style:style style:family="paragraph" style:name="P1361">
      <style:paragraph-properties fo:line-height="0.635cm" style:page-number="auto"/>
      <style:text-properties/>
    </style:style>
    <style:style style:family="paragraph" style:name="P1362">
      <style:paragraph-properties fo:line-height="0.635cm" style:page-number="auto"/>
      <style:text-properties/>
    </style:style>
    <style:style style:family="paragraph" style:name="P1363">
      <style:paragraph-properties fo:line-height="0.635cm" style:page-number="auto"/>
      <style:text-properties/>
    </style:style>
    <style:style style:family="paragraph" style:name="P1364">
      <style:paragraph-properties fo:line-height="0.635cm" style:page-number="auto"/>
      <style:text-properties/>
    </style:style>
    <style:style style:family="paragraph" style:name="P1365">
      <style:paragraph-properties fo:line-height="0.635cm" style:page-number="auto"/>
      <style:text-properties/>
    </style:style>
    <style:style style:family="paragraph" style:name="P1366">
      <style:paragraph-properties fo:line-height="0.635cm" style:page-number="auto"/>
      <style:text-properties/>
    </style:style>
    <style:style style:family="paragraph" style:name="P1367">
      <style:paragraph-properties fo:line-height="0.635cm" style:page-number="auto"/>
      <style:text-properties/>
    </style:style>
    <style:style style:family="paragraph" style:name="P1368">
      <style:paragraph-properties fo:line-height="0.635cm" style:page-number="auto"/>
      <style:text-properties/>
    </style:style>
    <style:style style:family="paragraph" style:name="P1369">
      <style:paragraph-properties fo:line-height="0.635cm" style:page-number="auto"/>
      <style:text-properties/>
    </style:style>
    <style:style style:family="paragraph" style:name="P1370">
      <style:paragraph-properties fo:line-height="0.635cm" style:page-number="auto"/>
      <style:text-properties/>
    </style:style>
    <style:style style:family="paragraph" style:name="P1371">
      <style:paragraph-properties fo:line-height="0.635cm" style:page-number="auto"/>
      <style:text-properties/>
    </style:style>
    <style:style style:family="paragraph" style:name="P1372">
      <style:paragraph-properties fo:line-height="0.635cm" style:page-number="auto"/>
      <style:text-properties/>
    </style:style>
    <style:style style:family="paragraph" style:name="P1373">
      <style:paragraph-properties fo:line-height="0.635cm" style:page-number="auto"/>
      <style:text-properties/>
    </style:style>
    <style:style style:family="paragraph" style:name="P1374">
      <style:paragraph-properties fo:line-height="0.635cm" style:page-number="auto"/>
      <style:text-properties/>
    </style:style>
    <style:style style:family="paragraph" style:name="P1375">
      <style:paragraph-properties fo:line-height="0.635cm" style:page-number="auto"/>
      <style:text-properties/>
    </style:style>
    <style:style style:family="paragraph" style:name="P1376">
      <style:paragraph-properties fo:line-height="0.635cm" style:page-number="auto"/>
      <style:text-properties/>
    </style:style>
    <style:style style:family="paragraph" style:name="P1377">
      <style:paragraph-properties fo:line-height="0.635cm" style:page-number="auto"/>
      <style:text-properties/>
    </style:style>
    <style:style style:family="paragraph" style:name="P1378">
      <style:paragraph-properties fo:line-height="0.635cm" style:page-number="auto"/>
      <style:text-properties/>
    </style:style>
    <style:style style:family="paragraph" style:name="P1379">
      <style:paragraph-properties fo:line-height="0.635cm" style:page-number="auto"/>
      <style:text-properties/>
    </style:style>
    <style:style style:family="paragraph" style:name="P1380">
      <style:paragraph-properties fo:line-height="0.635cm" style:page-number="auto"/>
      <style:text-properties/>
    </style:style>
    <style:style style:family="paragraph" style:name="P1381">
      <style:paragraph-properties fo:line-height="0.635cm" style:page-number="auto"/>
      <style:text-properties/>
    </style:style>
    <style:style style:family="paragraph" style:name="P1382">
      <style:paragraph-properties fo:line-height="0.635cm" style:page-number="auto"/>
      <style:text-properties/>
    </style:style>
    <style:style style:family="paragraph" style:name="P1383">
      <style:paragraph-properties fo:line-height="0.672cm" style:page-number="auto"/>
      <style:text-properties/>
    </style:style>
    <style:style style:family="paragraph" style:name="P1384">
      <style:paragraph-properties style:page-number="auto"/>
      <style:text-properties fo:font-size="1pt" style:font-size-asian="1pt" style:font-size-complex="1pt"/>
    </style:style>
    <style:style style:family="paragraph" style:name="P1385">
      <style:paragraph-properties style:page-number="auto"/>
      <style:text-properties fo:font-size="1pt" style:font-size-asian="1pt" style:font-size-complex="1pt"/>
    </style:style>
    <style:style style:family="paragraph" style:name="P1386">
      <style:paragraph-properties style:page-number="auto"/>
      <style:text-properties fo:font-size="1pt" style:font-size-asian="1pt" style:font-size-complex="1pt"/>
    </style:style>
    <style:style style:family="paragraph" style:name="P1387">
      <style:paragraph-properties fo:line-height="0.635cm" style:page-number="auto"/>
      <style:text-properties/>
    </style:style>
    <style:style style:family="paragraph" style:name="P1389">
      <style:paragraph-properties fo:line-height="0.635cm" style:page-number="auto"/>
      <style:text-properties/>
    </style:style>
    <style:style style:family="paragraph" style:name="P1390">
      <style:paragraph-properties fo:line-height="0.635cm" style:page-number="auto"/>
      <style:text-properties/>
    </style:style>
    <style:style style:family="paragraph" style:name="P1391">
      <style:paragraph-properties fo:line-height="0.635cm" style:page-number="auto"/>
      <style:text-properties/>
    </style:style>
    <style:style style:family="paragraph" style:name="P1392">
      <style:paragraph-properties fo:line-height="0.635cm" style:page-number="auto"/>
      <style:text-properties/>
    </style:style>
    <style:style style:family="paragraph" style:name="P1393">
      <style:paragraph-properties fo:line-height="0.635cm" style:page-number="auto"/>
      <style:text-properties/>
    </style:style>
    <style:style style:family="paragraph" style:name="P1394">
      <style:paragraph-properties fo:line-height="0.635cm" style:page-number="auto"/>
      <style:text-properties/>
    </style:style>
    <style:style style:family="paragraph" style:name="P1395">
      <style:paragraph-properties fo:line-height="0.635cm" style:page-number="auto"/>
      <style:text-properties/>
    </style:style>
    <style:style style:family="paragraph" style:name="P1396">
      <style:paragraph-properties fo:line-height="0.635cm" style:page-number="auto"/>
      <style:text-properties/>
    </style:style>
    <style:style style:family="paragraph" style:name="P1397">
      <style:paragraph-properties fo:line-height="0.635cm" style:page-number="auto"/>
      <style:text-properties/>
    </style:style>
    <style:style style:family="paragraph" style:name="P1398">
      <style:paragraph-properties fo:line-height="0.635cm" style:page-number="auto"/>
      <style:text-properties/>
    </style:style>
    <style:style style:family="paragraph" style:name="P1399">
      <style:paragraph-properties fo:line-height="0.635cm" style:page-number="auto"/>
      <style:text-properties/>
    </style:style>
    <style:style style:family="paragraph" style:name="P1400">
      <style:paragraph-properties fo:line-height="0.635cm" style:page-number="auto"/>
      <style:text-properties/>
    </style:style>
    <style:style style:family="paragraph" style:name="P1401">
      <style:paragraph-properties fo:line-height="0.635cm" style:page-number="auto"/>
      <style:text-properties/>
    </style:style>
    <style:style style:family="paragraph" style:name="P1402">
      <style:paragraph-properties fo:line-height="0.635cm" style:page-number="auto"/>
      <style:text-properties/>
    </style:style>
    <style:style style:family="paragraph" style:name="P1403">
      <style:paragraph-properties fo:line-height="0.635cm" style:page-number="auto"/>
      <style:text-properties/>
    </style:style>
    <style:style style:family="paragraph" style:name="P1404">
      <style:paragraph-properties fo:line-height="0.635cm" style:page-number="auto"/>
      <style:text-properties/>
    </style:style>
    <style:style style:family="paragraph" style:name="P1405">
      <style:paragraph-properties fo:line-height="0.635cm" style:page-number="auto"/>
      <style:text-properties/>
    </style:style>
    <style:style style:family="paragraph" style:name="P1406">
      <style:paragraph-properties fo:line-height="0.635cm" style:page-number="auto"/>
      <style:text-properties/>
    </style:style>
    <style:style style:family="paragraph" style:name="P1407">
      <style:paragraph-properties fo:line-height="0.635cm" style:page-number="auto"/>
      <style:text-properties/>
    </style:style>
    <style:style style:family="paragraph" style:name="P1408">
      <style:paragraph-properties fo:line-height="0.635cm" style:page-number="auto"/>
      <style:text-properties/>
    </style:style>
    <style:style style:family="paragraph" style:name="P1409">
      <style:paragraph-properties fo:line-height="0.635cm" style:page-number="auto"/>
      <style:text-properties/>
    </style:style>
    <style:style style:family="paragraph" style:name="P1410">
      <style:paragraph-properties fo:line-height="0.635cm" style:page-number="auto"/>
      <style:text-properties/>
    </style:style>
    <style:style style:family="paragraph" style:name="P1411">
      <style:paragraph-properties fo:line-height="0.635cm" style:page-number="auto"/>
      <style:text-properties/>
    </style:style>
    <style:style style:family="paragraph" style:name="P1412">
      <style:paragraph-properties fo:line-height="0.635cm" style:page-number="auto"/>
      <style:text-properties/>
    </style:style>
    <style:style style:family="paragraph" style:name="P1413">
      <style:paragraph-properties fo:line-height="0.635cm" style:page-number="auto"/>
      <style:text-properties/>
    </style:style>
    <style:style style:family="paragraph" style:name="P1414">
      <style:paragraph-properties fo:line-height="0.635cm" style:page-number="auto"/>
      <style:text-properties/>
    </style:style>
    <style:style style:family="paragraph" style:name="P1415">
      <style:paragraph-properties fo:line-height="0.635cm" style:page-number="auto"/>
      <style:text-properties/>
    </style:style>
    <style:style style:family="paragraph" style:name="P1416">
      <style:paragraph-properties fo:line-height="0.635cm" style:page-number="auto"/>
      <style:text-properties/>
    </style:style>
    <style:style style:family="paragraph" style:name="P1417">
      <style:paragraph-properties fo:line-height="0.635cm" style:page-number="auto"/>
      <style:text-properties/>
    </style:style>
    <style:style style:family="paragraph" style:name="P1418">
      <style:paragraph-properties fo:line-height="0.635cm" style:page-number="auto"/>
      <style:text-properties/>
    </style:style>
    <style:style style:family="paragraph" style:name="P1419">
      <style:paragraph-properties fo:line-height="0.635cm" style:page-number="auto"/>
      <style:text-properties/>
    </style:style>
    <style:style style:family="paragraph" style:name="P1420">
      <style:paragraph-properties fo:line-height="0.635cm" style:page-number="auto"/>
      <style:text-properties/>
    </style:style>
    <style:style style:family="paragraph" style:name="P1421">
      <style:paragraph-properties fo:line-height="0.635cm" style:page-number="auto"/>
      <style:text-properties/>
    </style:style>
    <style:style style:family="paragraph" style:name="P1422">
      <style:paragraph-properties fo:line-height="0.635cm" style:page-number="auto"/>
      <style:text-properties/>
    </style:style>
    <style:style style:family="paragraph" style:name="P1423">
      <style:paragraph-properties fo:line-height="0.635cm" style:page-number="auto"/>
      <style:text-properties/>
    </style:style>
    <style:style style:family="paragraph" style:name="P1424">
      <style:paragraph-properties fo:line-height="0.635cm" style:page-number="auto"/>
      <style:text-properties/>
    </style:style>
    <style:style style:family="paragraph" style:name="P1425">
      <style:paragraph-properties fo:line-height="1.205cm" style:page-number="auto"/>
      <style:text-properties/>
    </style:style>
    <style:style style:family="paragraph" style:name="P1426">
      <style:paragraph-properties style:page-number="auto"/>
      <style:text-properties fo:font-size="1pt" style:font-size-asian="1pt" style:font-size-complex="1pt"/>
    </style:style>
    <style:style style:family="paragraph" style:name="P1427">
      <style:paragraph-properties fo:line-height="0.635cm" style:page-number="auto"/>
      <style:text-properties/>
    </style:style>
    <style:style style:family="paragraph" style:name="P1428">
      <style:paragraph-properties fo:line-height="0.635cm" style:page-number="auto"/>
      <style:text-properties/>
    </style:style>
    <style:style style:family="paragraph" style:name="P1429">
      <style:paragraph-properties fo:line-height="0.635cm" style:page-number="auto"/>
      <style:text-properties/>
    </style:style>
    <style:style style:family="paragraph" style:name="P1430">
      <style:paragraph-properties fo:line-height="0.635cm" style:page-number="auto"/>
      <style:text-properties/>
    </style:style>
    <style:style style:family="paragraph" style:name="P1431">
      <style:paragraph-properties fo:line-height="0.635cm" style:page-number="auto"/>
      <style:text-properties/>
    </style:style>
    <style:style style:family="paragraph" style:name="P1432">
      <style:paragraph-properties fo:line-height="0.635cm" style:page-number="auto"/>
      <style:text-properties/>
    </style:style>
    <style:style style:family="paragraph" style:name="P1433">
      <style:paragraph-properties fo:line-height="0.635cm" style:page-number="auto"/>
      <style:text-properties/>
    </style:style>
    <style:style style:family="paragraph" style:name="P1434">
      <style:paragraph-properties fo:line-height="0.635cm" style:page-number="auto"/>
      <style:text-properties/>
    </style:style>
    <style:style style:family="paragraph" style:name="P1435">
      <style:paragraph-properties fo:line-height="0.635cm" style:page-number="auto"/>
      <style:text-properties/>
    </style:style>
    <style:style style:family="paragraph" style:name="P1436">
      <style:paragraph-properties fo:line-height="0.635cm" style:page-number="auto"/>
      <style:text-properties/>
    </style:style>
    <style:style style:family="paragraph" style:name="P1437">
      <style:paragraph-properties fo:line-height="0.635cm" style:page-number="auto"/>
      <style:text-properties/>
    </style:style>
    <style:style style:family="paragraph" style:name="P1438">
      <style:paragraph-properties fo:line-height="0.635cm" style:page-number="auto"/>
      <style:text-properties/>
    </style:style>
    <style:style style:family="paragraph" style:name="P1439">
      <style:paragraph-properties fo:line-height="0.635cm" style:page-number="auto"/>
      <style:text-properties/>
    </style:style>
    <style:style style:family="paragraph" style:name="P1440">
      <style:paragraph-properties fo:line-height="0.635cm" style:page-number="auto"/>
      <style:text-properties/>
    </style:style>
    <style:style style:family="paragraph" style:name="P1441">
      <style:paragraph-properties fo:line-height="0.635cm" style:page-number="auto"/>
      <style:text-properties/>
    </style:style>
    <style:style style:family="paragraph" style:name="P1442">
      <style:paragraph-properties fo:line-height="0.635cm" style:page-number="auto"/>
      <style:text-properties/>
    </style:style>
    <style:style style:family="paragraph" style:name="P1443">
      <style:paragraph-properties fo:line-height="0.635cm" style:page-number="auto"/>
      <style:text-properties/>
    </style:style>
    <style:style style:family="paragraph" style:name="P1444">
      <style:paragraph-properties fo:line-height="0.635cm" style:page-number="auto"/>
      <style:text-properties/>
    </style:style>
    <style:style style:family="paragraph" style:name="P1445">
      <style:paragraph-properties fo:line-height="0.635cm" style:page-number="auto"/>
      <style:text-properties/>
    </style:style>
    <style:style style:family="paragraph" style:name="P1446">
      <style:paragraph-properties fo:line-height="0.635cm" style:page-number="auto"/>
      <style:text-properties/>
    </style:style>
    <style:style style:family="paragraph" style:name="P1447">
      <style:paragraph-properties fo:line-height="0.635cm" style:page-number="auto"/>
      <style:text-properties/>
    </style:style>
    <style:style style:family="paragraph" style:name="P1448">
      <style:paragraph-properties fo:line-height="0.635cm" style:page-number="auto"/>
      <style:text-properties/>
    </style:style>
    <style:style style:family="paragraph" style:name="P1449">
      <style:paragraph-properties fo:line-height="0.635cm" style:page-number="auto"/>
      <style:text-properties/>
    </style:style>
    <style:style style:family="paragraph" style:name="P1450">
      <style:paragraph-properties fo:line-height="0.635cm" style:page-number="auto"/>
      <style:text-properties/>
    </style:style>
    <style:style style:family="paragraph" style:name="P1451">
      <style:paragraph-properties fo:line-height="0.635cm" style:page-number="auto"/>
      <style:text-properties/>
    </style:style>
    <style:style style:family="paragraph" style:name="P1452">
      <style:paragraph-properties fo:line-height="0.635cm" style:page-number="auto"/>
      <style:text-properties/>
    </style:style>
    <style:style style:family="paragraph" style:name="P1453">
      <style:paragraph-properties fo:line-height="0.635cm" style:page-number="auto"/>
      <style:text-properties/>
    </style:style>
    <style:style style:family="paragraph" style:name="P1454">
      <style:paragraph-properties fo:line-height="0.635cm" style:page-number="auto"/>
      <style:text-properties/>
    </style:style>
    <style:style style:family="paragraph" style:name="P1455">
      <style:paragraph-properties fo:line-height="0.635cm" style:page-number="auto"/>
      <style:text-properties/>
    </style:style>
    <style:style style:family="paragraph" style:name="P1456">
      <style:paragraph-properties fo:line-height="0.635cm" style:page-number="auto"/>
      <style:text-properties/>
    </style:style>
    <style:style style:family="paragraph" style:name="P1457">
      <style:paragraph-properties fo:line-height="0.635cm" style:page-number="auto"/>
      <style:text-properties/>
    </style:style>
    <style:style style:family="paragraph" style:name="P1458">
      <style:paragraph-properties fo:line-height="0.635cm" style:page-number="auto"/>
      <style:text-properties/>
    </style:style>
    <style:style style:family="paragraph" style:name="P1459">
      <style:paragraph-properties fo:line-height="0.635cm" style:page-number="auto"/>
      <style:text-properties/>
    </style:style>
    <style:style style:family="paragraph" style:name="P1460">
      <style:paragraph-properties fo:line-height="0.635cm" style:page-number="auto"/>
      <style:text-properties/>
    </style:style>
    <style:style style:family="paragraph" style:name="P1461">
      <style:paragraph-properties fo:line-height="0.635cm" style:page-number="auto"/>
      <style:text-properties/>
    </style:style>
    <style:style style:family="paragraph" style:name="P1462">
      <style:paragraph-properties fo:line-height="0.635cm" style:page-number="auto"/>
      <style:text-properties/>
    </style:style>
    <style:style style:family="paragraph" style:name="P1463">
      <style:paragraph-properties fo:line-height="0.635cm" style:page-number="auto"/>
      <style:text-properties/>
    </style:style>
    <style:style style:family="paragraph" style:name="P1464">
      <style:paragraph-properties fo:line-height="0.635cm" style:page-number="auto"/>
      <style:text-properties/>
    </style:style>
    <style:style style:family="paragraph" style:name="P1465">
      <style:paragraph-properties fo:line-height="0.635cm" style:page-number="auto"/>
      <style:text-properties/>
    </style:style>
    <style:style style:family="paragraph" style:name="P1466">
      <style:paragraph-properties fo:line-height="0.635cm" style:page-number="auto"/>
      <style:text-properties/>
    </style:style>
    <style:style style:family="paragraph" style:name="P1467">
      <style:paragraph-properties fo:line-height="0.635cm" style:page-number="auto"/>
      <style:text-properties/>
    </style:style>
    <style:style style:family="paragraph" style:name="P1468">
      <style:paragraph-properties fo:line-height="0.672cm" style:page-number="auto"/>
      <style:text-properties/>
    </style:style>
    <style:style style:family="paragraph" style:name="P1469">
      <style:paragraph-properties style:page-number="auto"/>
      <style:text-properties fo:font-size="1pt" style:font-size-asian="1pt" style:font-size-complex="1pt"/>
    </style:style>
    <style:style style:family="paragraph" style:name="P1470">
      <style:paragraph-properties style:page-number="auto"/>
      <style:text-properties fo:font-size="1pt" style:font-size-asian="1pt" style:font-size-complex="1pt"/>
    </style:style>
    <style:style style:family="paragraph" style:name="P1472">
      <style:paragraph-properties style:page-number="auto"/>
      <style:text-properties fo:font-size="1pt" style:font-size-asian="1pt" style:font-size-complex="1pt"/>
    </style:style>
    <style:style style:family="paragraph" style:name="P1473">
      <style:paragraph-properties fo:line-height="0.968cm" style:page-number="auto"/>
      <style:text-properties/>
    </style:style>
    <style:style style:family="paragraph" style:name="P1474">
      <style:paragraph-properties style:page-number="auto"/>
      <style:text-properties fo:font-size="1pt" style:font-size-asian="1pt" style:font-size-complex="1pt"/>
    </style:style>
    <style:style style:family="paragraph" style:name="P1475">
      <style:paragraph-properties style:page-number="auto"/>
      <style:text-properties fo:font-size="1pt" style:font-size-asian="1pt" style:font-size-complex="1pt"/>
    </style:style>
    <style:style style:family="paragraph" style:name="P1476">
      <style:paragraph-properties style:page-number="auto"/>
      <style:text-properties fo:font-size="1pt" style:font-size-asian="1pt" style:font-size-complex="1pt"/>
    </style:style>
    <style:style style:family="paragraph" style:name="P1477">
      <style:paragraph-properties fo:line-height="0.635cm" style:page-number="auto"/>
      <style:text-properties/>
    </style:style>
    <style:style style:family="paragraph" style:name="P1478">
      <style:paragraph-properties fo:line-height="0.635cm" style:page-number="auto"/>
      <style:text-properties/>
    </style:style>
    <style:style style:family="paragraph" style:name="P1479">
      <style:paragraph-properties fo:line-height="0.635cm" style:page-number="auto"/>
      <style:text-properties/>
    </style:style>
    <style:style style:family="paragraph" style:name="P1480">
      <style:paragraph-properties fo:line-height="0.635cm" style:page-number="auto"/>
      <style:text-properties/>
    </style:style>
    <style:style style:family="paragraph" style:name="P1481">
      <style:paragraph-properties fo:line-height="0.635cm" style:page-number="auto"/>
      <style:text-properties/>
    </style:style>
    <style:style style:family="paragraph" style:name="P1482">
      <style:paragraph-properties fo:line-height="0.635cm" style:page-number="auto"/>
      <style:text-properties/>
    </style:style>
    <style:style style:family="paragraph" style:name="P1483">
      <style:paragraph-properties fo:line-height="0.635cm" style:page-number="auto"/>
      <style:text-properties/>
    </style:style>
    <style:style style:family="paragraph" style:name="P1484">
      <style:paragraph-properties fo:line-height="0.635cm" style:page-number="auto"/>
      <style:text-properties/>
    </style:style>
    <style:style style:family="paragraph" style:name="P1485">
      <style:paragraph-properties fo:line-height="0.635cm" style:page-number="auto"/>
      <style:text-properties/>
    </style:style>
    <style:style style:family="paragraph" style:name="P1486">
      <style:paragraph-properties fo:line-height="0.635cm" style:page-number="auto"/>
      <style:text-properties/>
    </style:style>
    <style:style style:family="paragraph" style:name="P1487">
      <style:paragraph-properties fo:line-height="0.635cm" style:page-number="auto"/>
      <style:text-properties/>
    </style:style>
    <style:style style:family="paragraph" style:name="P1488">
      <style:paragraph-properties fo:line-height="0.635cm" style:page-number="auto"/>
      <style:text-properties/>
    </style:style>
    <style:style style:family="paragraph" style:name="P1489">
      <style:paragraph-properties fo:line-height="0.635cm" style:page-number="auto"/>
      <style:text-properties/>
    </style:style>
    <style:style style:family="paragraph" style:name="P1490">
      <style:paragraph-properties fo:line-height="0.635cm" style:page-number="auto"/>
      <style:text-properties/>
    </style:style>
    <style:style style:family="paragraph" style:name="P1491">
      <style:paragraph-properties fo:line-height="0.635cm" style:page-number="auto"/>
      <style:text-properties/>
    </style:style>
    <style:style style:family="paragraph" style:name="P1492">
      <style:paragraph-properties fo:line-height="0.635cm" style:page-number="auto"/>
      <style:text-properties/>
    </style:style>
    <style:style style:family="paragraph" style:name="P1493">
      <style:paragraph-properties fo:line-height="0.635cm" style:page-number="auto"/>
      <style:text-properties/>
    </style:style>
    <style:style style:family="paragraph" style:name="P1494">
      <style:paragraph-properties fo:line-height="0.635cm" style:page-number="auto"/>
      <style:text-properties/>
    </style:style>
    <style:style style:family="paragraph" style:name="P1495">
      <style:paragraph-properties fo:line-height="0.635cm" style:page-number="auto"/>
      <style:text-properties/>
    </style:style>
    <style:style style:family="paragraph" style:name="P1496">
      <style:paragraph-properties fo:line-height="0.635cm" style:page-number="auto"/>
      <style:text-properties/>
    </style:style>
    <style:style style:family="paragraph" style:name="P1497">
      <style:paragraph-properties fo:line-height="0.635cm" style:page-number="auto"/>
      <style:text-properties/>
    </style:style>
    <style:style style:family="paragraph" style:name="P1498">
      <style:paragraph-properties fo:line-height="0.635cm" style:page-number="auto"/>
      <style:text-properties/>
    </style:style>
    <style:style style:family="paragraph" style:name="P1499">
      <style:paragraph-properties fo:line-height="0.635cm" style:page-number="auto"/>
      <style:text-properties/>
    </style:style>
    <style:style style:family="paragraph" style:name="P1500">
      <style:paragraph-properties fo:line-height="0.635cm" style:page-number="auto"/>
      <style:text-properties/>
    </style:style>
    <style:style style:family="paragraph" style:name="P1501">
      <style:paragraph-properties fo:line-height="0.635cm" style:page-number="auto"/>
      <style:text-properties/>
    </style:style>
    <style:style style:family="paragraph" style:name="P1502">
      <style:paragraph-properties fo:line-height="0.635cm" style:page-number="auto"/>
      <style:text-properties/>
    </style:style>
    <style:style style:family="paragraph" style:name="P1503">
      <style:paragraph-properties fo:line-height="0.635cm" style:page-number="auto"/>
      <style:text-properties/>
    </style:style>
    <style:style style:family="paragraph" style:name="P1504">
      <style:paragraph-properties fo:line-height="0.635cm" style:page-number="auto"/>
      <style:text-properties/>
    </style:style>
    <style:style style:family="paragraph" style:name="P1505">
      <style:paragraph-properties fo:line-height="0.635cm" style:page-number="auto"/>
      <style:text-properties/>
    </style:style>
    <style:style style:family="paragraph" style:name="P1506">
      <style:paragraph-properties fo:line-height="0.635cm" style:page-number="auto"/>
      <style:text-properties/>
    </style:style>
    <style:style style:family="paragraph" style:name="P1507">
      <style:paragraph-properties fo:line-height="0.635cm" style:page-number="auto"/>
      <style:text-properties/>
    </style:style>
    <style:style style:family="paragraph" style:name="P1508">
      <style:paragraph-properties fo:line-height="0.635cm" style:page-number="auto"/>
      <style:text-properties/>
    </style:style>
    <style:style style:family="paragraph" style:name="P1509">
      <style:paragraph-properties fo:line-height="0.635cm" style:page-number="auto"/>
      <style:text-properties/>
    </style:style>
    <style:style style:family="paragraph" style:name="P1510">
      <style:paragraph-properties fo:line-height="0.635cm" style:page-number="auto"/>
      <style:text-properties/>
    </style:style>
    <style:style style:family="paragraph" style:name="P1511">
      <style:paragraph-properties fo:line-height="0.635cm" style:page-number="auto"/>
      <style:text-properties/>
    </style:style>
    <style:style style:family="paragraph" style:name="P1512">
      <style:paragraph-properties fo:line-height="0.635cm" style:page-number="auto"/>
      <style:text-properties/>
    </style:style>
    <style:style style:family="paragraph" style:name="P1513">
      <style:paragraph-properties fo:line-height="0.635cm" style:page-number="auto"/>
      <style:text-properties/>
    </style:style>
    <style:style style:family="paragraph" style:name="P1514">
      <style:paragraph-properties fo:line-height="0.635cm" style:page-number="auto"/>
      <style:text-properties/>
    </style:style>
    <style:style style:family="paragraph" style:name="P1515">
      <style:paragraph-properties fo:line-height="0.635cm" style:page-number="auto"/>
      <style:text-properties/>
    </style:style>
    <style:style style:family="paragraph" style:name="P1516">
      <style:paragraph-properties fo:line-height="0.635cm" style:page-number="auto"/>
      <style:text-properties/>
    </style:style>
    <style:style style:family="paragraph" style:name="P1517">
      <style:paragraph-properties fo:line-height="0.635cm" style:page-number="auto"/>
      <style:text-properties/>
    </style:style>
    <style:style style:family="paragraph" style:name="P1518">
      <style:paragraph-properties fo:line-height="0.856cm" style:page-number="auto"/>
      <style:text-properties/>
    </style:style>
    <style:style style:family="paragraph" style:name="P1519">
      <style:paragraph-properties style:page-number="auto"/>
      <style:text-properties fo:font-size="1pt" style:font-size-asian="1pt" style:font-size-complex="1pt"/>
    </style:style>
    <style:style style:family="paragraph" style:name="P1520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2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52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523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52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25" style:parent-style-name="Body text (2)">
      <style:paragraph-properties fo:background-color="transparent" fo:margin-top="0.000cm" fo:margin-bottom="0.000cm" fo:line-height="0.423cm" fo:margin-left="0.670cm" fo:margin-right="0.000cm" fo:text-indent="0.011cm" fo:text-align="left" style:page-number="auto"/>
      <style:text-properties/>
    </style:style>
    <style:style style:family="paragraph" style:name="P15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2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5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2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31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1532" style:parent-style-name="Heading #1 (6)">
      <style:paragraph-properties fo:keep-with-next="always" fo:keep-together="always" fo:background-color="transparent" fo:margin-top="0.000cm" fo:margin-bottom="0.000cm" fo:line-height="0.728cm" fo:margin-left="1.799cm" fo:margin-right="0.000cm" fo:text-indent="-0.004cm" fo:text-align="justify" style:page-number="auto">
        <style:tab-stops>
          <style:tab-stop style:position="8.166cm" style:type="right"/>
          <style:tab-stop style:position="8.293cm" style:type="left"/>
        </style:tab-stops>
      </style:paragraph-properties>
      <style:text-properties/>
    </style:style>
    <style:style style:family="paragraph" style:name="P1533" style:parent-style-name="Body text (2)">
      <style:paragraph-properties fo:background-color="transparent" fo:margin-top="0.000cm" fo:margin-bottom="0.000cm" fo:line-height="0.423cm" fo:margin-left="0.000cm" fo:margin-right="0.000cm" fo:text-indent="0.143cm" fo:text-align="left" style:page-number="auto"/>
      <style:text-properties/>
    </style:style>
    <style:style style:family="paragraph" style:name="P153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5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36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537" style:parent-style-name="Body text (2)">
      <style:paragraph-properties fo:background-color="transparent" fo:margin-top="0.000cm" fo:margin-bottom="0.106cm" fo:line-height="0.423cm" fo:margin-left="5.256cm" fo:margin-right="0.000cm" fo:text-indent="0.001cm" fo:text-align="left" style:page-number="auto"/>
      <style:text-properties/>
    </style:style>
    <style:style style:family="paragraph" style:name="P1538" style:parent-style-name="Table caption (6)">
      <style:paragraph-properties fo:background-color="transparent" fo:margin-top="0.000cm" fo:margin-bottom="0.000cm" fo:line-height="0.353cm" fo:margin-left="0.000cm" fo:margin-right="0.000cm" fo:text-indent="0.000cm" fo:text-align="left" style:page-number="auto"/>
      <style:text-properties/>
    </style:style>
    <style:style style:family="paragraph" style:name="P15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40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15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4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544" style:parent-style-name="Body text (2)">
      <style:paragraph-properties fo:background-color="transparent" fo:margin-top="0.000cm" fo:margin-bottom="0.000cm" fo:line-height="0.423cm" fo:margin-left="0.000cm" fo:margin-right="0.000cm" fo:text-indent="0.141cm" fo:text-align="left" style:page-number="auto"/>
      <style:text-properties/>
    </style:style>
    <style:style style:family="paragraph" style:name="P154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54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547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54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49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155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551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15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53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554" style:parent-style-name="Body text (2)">
      <style:paragraph-properties fo:background-color="transparent" fo:margin-top="0.000cm" fo:margin-bottom="0.000cm" fo:line-height="0.423cm" fo:margin-left="1.764cm" fo:margin-right="0.000cm" fo:text-indent="0.006cm" fo:text-align="left" style:page-number="auto"/>
      <style:text-properties/>
    </style:style>
    <style:style style:family="paragraph" style:name="P1555" style:parent-style-name="Body text (2)">
      <style:paragraph-properties fo:background-color="transparent" fo:margin-top="0.000cm" fo:margin-bottom="0.000cm" fo:line-height="0.423cm" fo:margin-left="0.000cm" fo:margin-right="0.000cm" fo:text-indent="0.155cm" fo:text-align="left" style:page-number="auto"/>
      <style:text-properties/>
    </style:style>
    <style:style style:family="paragraph" style:name="P1556" style:parent-style-name="Body text (2)">
      <style:paragraph-properties fo:break-after="page" fo:background-color="transparent" fo:margin-top="0.000cm" fo:margin-bottom="0.000cm" fo:line-height="0.745cm" fo:margin-left="0.000cm" fo:margin-right="0.000cm" fo:text-indent="0.064cm" fo:text-align="justify" style:page-number="auto">
        <style:tab-stops>
          <style:tab-stop style:position="1.276cm" style:type="left"/>
        </style:tab-stops>
      </style:paragraph-properties>
      <style:text-properties/>
    </style:style>
    <style:style style:family="paragraph" style:name="P1557" style:parent-style-name="Body text (2)">
      <style:paragraph-properties fo:background-color="transparent" fo:margin-top="0.000cm" fo:margin-bottom="0.000cm" fo:line-height="0.423cm" fo:margin-left="0.670cm" fo:margin-right="0.000cm" fo:text-indent="0.007cm" fo:text-align="left" style:page-number="auto"/>
      <style:text-properties/>
    </style:style>
    <style:style style:family="paragraph" style:name="P155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559" style:parent-style-name="Body text (2)">
      <style:paragraph-properties fo:background-color="transparent" fo:margin-top="0.000cm" fo:margin-bottom="0.000cm" fo:line-height="0.423cm" fo:margin-left="2.293cm" fo:margin-right="0.000cm" fo:text-indent="0.010cm" fo:text-align="left" style:page-number="auto"/>
      <style:text-properties/>
    </style:style>
    <style:style style:family="paragraph" style:name="P156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63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00cm" fo:text-indent="0.000cm" fo:text-align="center" style:page-number="auto"/>
      <style:text-properties/>
    </style:style>
    <style:style style:family="paragraph" style:name="P156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66" style:parent-style-name="Body text (5)">
      <style:paragraph-properties fo:break-after="page" fo:background-color="transparent" fo:margin-top="0.000cm" fo:margin-bottom="0.000cm" fo:line-height="0.353cm" fo:margin-left="7.902cm" fo:margin-right="0.000cm" fo:text-indent="0.006cm" fo:text-align="left" style:page-number="auto"/>
      <style:text-properties/>
    </style:style>
    <style:style style:family="paragraph" style:name="P1567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71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1572" style:parent-style-name="Body text (2)">
      <style:paragraph-properties fo:background-color="transparent" fo:margin-top="0.000cm" fo:margin-bottom="0.000cm" fo:line-height="0.423cm" fo:margin-left="0.670cm" fo:margin-right="0.000cm" fo:text-indent="0.007cm" fo:text-align="left" style:page-number="auto"/>
      <style:text-properties/>
    </style:style>
    <style:style style:family="paragraph" style:name="P1573" style:parent-style-name="Header or footer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574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5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7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577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5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7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5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83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1584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585" style:parent-style-name="Body text (9)">
      <style:paragraph-properties fo:background-color="transparent" fo:margin-top="0.000cm" fo:margin-bottom="0.000cm" fo:margin-left="0.000cm" fo:margin-right="2.364cm" fo:text-indent="0.070cm" fo:text-align="left" style:page-number="auto"/>
      <style:text-properties/>
    </style:style>
    <style:style style:family="paragraph" style:name="P1586" style:parent-style-name="Body text (9)">
      <style:paragraph-properties fo:background-color="transparent" fo:margin-top="0.000cm" fo:margin-bottom="0.000cm" fo:line-height="0.728cm" fo:margin-left="0.423cm" fo:margin-right="0.000cm" fo:text-indent="0.000cm" fo:text-align="center" style:page-number="auto"/>
      <style:text-properties/>
    </style:style>
    <style:style style:family="paragraph" style:name="P158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5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89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159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591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59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5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9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596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5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98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599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600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1601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602" style:parent-style-name="Body text (2)">
      <style:paragraph-properties fo:background-color="transparent" fo:margin-top="0.000cm" fo:margin-bottom="0.000cm" fo:line-height="0.423cm" fo:margin-left="2.646cm" fo:margin-right="0.000cm" fo:text-indent="-0.013cm" fo:text-align="left" style:page-number="auto"/>
      <style:text-properties/>
    </style:style>
    <style:style style:family="paragraph" style:name="P160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0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09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1610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1611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61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613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6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15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6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17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618" style:parent-style-name="Heading #1">
      <style:paragraph-properties fo:keep-with-next="always" fo:keep-together="always" fo:background-color="transparent" fo:margin-top="0.000cm" fo:margin-bottom="0.191cm" fo:line-height="0.423cm" fo:margin-left="0.000cm" fo:margin-right="0.000cm" fo:text-indent="0.000cm" fo:text-align="center" style:page-number="auto"/>
      <style:text-properties/>
    </style:style>
    <style:style style:family="paragraph" style:name="P1619" style:parent-style-name="Body text (8)">
      <style:paragraph-properties fo:background-color="transparent" fo:margin-top="0.000cm" fo:margin-bottom="0.605cm" fo:line-height="0.423cm" fo:margin-left="6.103cm" fo:margin-right="0.000cm" fo:text-indent="0.010cm" fo:text-align="left" style:page-number="auto"/>
      <style:text-properties/>
    </style:style>
    <style:style style:family="paragraph" style:name="P1620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62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62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24" style:parent-style-name="Body text (2)">
      <style:paragraph-properties fo:background-color="transparent" fo:margin-top="0.000cm" fo:margin-bottom="0.025cm" fo:line-height="1.003cm" fo:margin-left="0.000cm" fo:margin-right="2.787cm" fo:text-indent="2.883cm" fo:text-align="left" style:page-number="auto"/>
      <style:text-properties/>
    </style:style>
    <style:style style:family="paragraph" style:name="P16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2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27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6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30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31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632" style:parent-style-name="Body text (2)">
      <style:paragraph-properties fo:background-color="transparent" fo:margin-top="0.000cm" fo:margin-bottom="0.000cm" fo:line-height="0.423cm" fo:margin-left="0.000cm" fo:margin-right="0.000cm" fo:text-indent="0.169cm" fo:text-align="left" style:page-number="auto"/>
      <style:text-properties/>
    </style:style>
    <style:style style:family="paragraph" style:name="P1633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634" style:parent-style-name="Body text (2)">
      <style:paragraph-properties fo:background-color="transparent" fo:margin-top="0.000cm" fo:margin-bottom="0.000cm" fo:line-height="0.423cm" fo:margin-left="1.587cm" fo:margin-right="0.000cm" fo:text-indent="0.004cm" fo:text-align="left" style:page-number="auto"/>
      <style:text-properties/>
    </style:style>
    <style:style style:family="paragraph" style:name="P1635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63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3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3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639" style:parent-style-name="Header or footer (3)">
      <style:paragraph-properties fo:background-color="transparent" fo:margin-top="0.000cm" fo:margin-bottom="0.000cm" fo:line-height="0.388cm" fo:margin-left="0.000cm" fo:margin-right="0.000cm" fo:text-indent="0.051cm" fo:text-align="left" style:page-number="auto"/>
      <style:text-properties/>
    </style:style>
    <style:style style:family="paragraph" style:name="P16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4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643" style:parent-style-name="Body text (2)">
      <style:paragraph-properties fo:background-color="transparent" fo:margin-top="0.000cm" fo:margin-bottom="0.000cm" fo:line-height="0.423cm" fo:margin-left="0.000cm" fo:margin-right="1.623cm" fo:text-indent="0.000cm" fo:text-align="right" style:page-number="auto"/>
      <style:text-properties/>
    </style:style>
    <style:style style:family="paragraph" style:name="P16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4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46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647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64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49" style:parent-style-name="Body text (2)">
      <style:paragraph-properties fo:background-color="transparent" fo:margin-top="0.000cm" fo:margin-bottom="0.000cm" fo:line-height="0.423cm" fo:margin-left="0.000cm" fo:margin-right="0.000cm" fo:text-indent="0.072cm" fo:text-align="left" style:page-number="auto"/>
      <style:text-properties/>
    </style:style>
    <style:style style:family="paragraph" style:name="P16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5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52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6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54" style:parent-style-name="Body text (2)">
      <style:paragraph-properties fo:background-color="transparent" fo:margin-top="0.000cm" fo:margin-bottom="0.000cm" fo:line-height="0.423cm" fo:margin-left="1.058cm" fo:margin-right="0.000cm" fo:text-indent="-0.017cm" fo:text-align="left" style:page-number="auto"/>
      <style:text-properties/>
    </style:style>
    <style:style style:family="paragraph" style:name="P165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5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60" style:parent-style-name="Body text (2)">
      <style:paragraph-properties fo:background-color="transparent" fo:margin-top="0.000cm" fo:margin-bottom="0.000cm" fo:line-height="0.423cm" fo:margin-left="0.000cm" fo:margin-right="0.000cm" fo:text-indent="0.155cm" fo:text-align="left" style:page-number="auto"/>
      <style:text-properties/>
    </style:style>
    <style:style style:family="paragraph" style:name="P166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6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63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1664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16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6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67" style:parent-style-name="Header or footer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6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70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6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7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6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75" style:parent-style-name="Body text (2)">
      <style:paragraph-properties fo:background-color="transparent" fo:margin-top="0.000cm" fo:margin-bottom="0.000cm" fo:line-height="0.423cm" fo:margin-left="0.423cm" fo:margin-right="0.000cm" fo:text-indent="-0.017cm" fo:text-align="left" style:page-number="auto"/>
      <style:text-properties/>
    </style:style>
    <style:style style:family="paragraph" style:name="P16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78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00cm" fo:text-indent="0.000cm" fo:text-align="center" style:page-number="auto"/>
      <style:text-properties/>
    </style:style>
    <style:style style:family="paragraph" style:name="P167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8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68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6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83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684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16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86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687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168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689" style:parent-style-name="Body text (2)">
      <style:paragraph-properties fo:background-color="transparent" fo:margin-top="0.000cm" fo:margin-bottom="0.000cm" fo:line-height="1.105cm" fo:margin-left="0.000cm" fo:margin-right="0.000cm" fo:text-indent="0.104cm" fo:text-align="left" style:page-number="auto"/>
      <style:text-properties/>
    </style:style>
    <style:style style:family="paragraph" style:name="P16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93" style:parent-style-name="Body text (2)">
      <style:paragraph-properties fo:background-color="transparent" fo:margin-top="0.000cm" fo:margin-bottom="0.000cm" fo:line-height="0.423cm" fo:margin-left="0.953cm" fo:margin-right="0.000cm" fo:text-indent="-0.004cm" fo:text-align="left" style:page-number="auto"/>
      <style:text-properties/>
    </style:style>
    <style:style style:family="paragraph" style:name="P1694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1695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6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9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98" style:parent-style-name="Body text (2)">
      <style:paragraph-properties fo:background-color="transparent" fo:margin-top="0.000cm" fo:margin-bottom="0.000cm" fo:line-height="0.423cm" fo:margin-left="1.729cm" fo:margin-right="0.000cm" fo:text-indent="0.016cm" fo:text-align="left" style:page-number="auto"/>
      <style:text-properties/>
    </style:style>
    <style:style style:family="paragraph" style:name="P1699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17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04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705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1706" style:parent-style-name="Header or footer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707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708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7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1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711" style:parent-style-name="Body text (2)">
      <style:paragraph-properties fo:background-color="transparent" fo:margin-top="0.000cm" fo:margin-bottom="0.000cm" fo:line-height="0.423cm" fo:margin-left="0.000cm" fo:margin-right="2.399cm" fo:text-indent="0.000cm" fo:text-align="right" style:page-number="auto"/>
      <style:text-properties/>
    </style:style>
    <style:style style:family="paragraph" style:name="P171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13" style:parent-style-name="Header or footer (4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714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00cm" fo:text-indent="0.000cm" fo:text-align="center" style:page-number="auto"/>
      <style:text-properties/>
    </style:style>
    <style:style style:family="paragraph" style:name="P17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16" style:parent-style-name="Body text (8)">
      <style:paragraph-properties fo:background-color="transparent" fo:margin-top="0.000cm" fo:margin-bottom="0.076cm" fo:line-height="0.423cm" fo:margin-left="0.000cm" fo:margin-right="0.000cm" fo:text-indent="0.064cm" fo:text-align="left" style:page-number="auto"/>
      <style:text-properties/>
    </style:style>
    <style:style style:family="paragraph" style:name="P17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2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721" style:parent-style-name="Body text (2)">
      <style:paragraph-properties fo:background-color="transparent" fo:margin-top="0.000cm" fo:margin-bottom="0.500cm" fo:margin-left="0.035cm" fo:margin-right="0.000cm" fo:text-indent="0.000cm" style:page-number="auto"/>
      <style:text-properties/>
    </style:style>
    <style:style style:family="paragraph" style:name="P172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723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24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72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726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72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7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2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30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3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34" style:parent-style-name="Body text (2)">
      <style:paragraph-properties fo:background-color="transparent" fo:margin-top="0.000cm" fo:margin-bottom="0.000cm" fo:line-height="0.423cm" fo:margin-left="0.000cm" fo:margin-right="0.000cm" fo:text-indent="0.154cm" fo:text-align="left" style:page-number="auto"/>
      <style:text-properties/>
    </style:style>
    <style:style style:family="paragraph" style:name="P1735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736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737" style:parent-style-name="Body text (2)">
      <style:paragraph-properties fo:background-color="transparent" fo:margin-top="0.000cm" fo:margin-bottom="0.000cm" fo:line-height="0.423cm" fo:margin-left="0.000cm" fo:margin-right="0.000cm" fo:text-indent="0.169cm" fo:text-align="left" style:page-number="auto"/>
      <style:text-properties/>
    </style:style>
    <style:style style:family="paragraph" style:name="P173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39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740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1741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74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4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7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45" style:parent-style-name="Body text (5)">
      <style:paragraph-properties fo:break-after="page" fo:background-color="transparent" fo:margin-top="15.944cm" fo:margin-bottom="0.000cm" fo:line-height="0.353cm" fo:margin-left="7.197cm" fo:margin-right="0.000cm" fo:text-indent="0.008cm" fo:text-align="left" style:page-number="auto"/>
      <style:text-properties/>
    </style:style>
    <style:style style:family="paragraph" style:name="P1746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5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75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7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56" style:parent-style-name="Body text (2)">
      <style:paragraph-properties fo:background-color="transparent" fo:margin-top="0.000cm" fo:margin-bottom="0.635cm" fo:line-height="0.745cm" fo:margin-left="0.000cm" fo:margin-right="0.000cm" fo:text-indent="0.064cm" fo:text-align="justify" style:page-number="auto"/>
      <style:text-properties/>
    </style:style>
    <style:style style:family="paragraph" style:name="P17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58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759" style:parent-style-name="Body text (2)">
      <style:paragraph-properties fo:background-color="transparent" fo:margin-top="0.000cm" fo:margin-bottom="0.000cm" fo:line-height="0.423cm" fo:margin-left="0.000cm" fo:margin-right="0.000cm" fo:text-indent="0.141cm" fo:text-align="left" style:page-number="auto"/>
      <style:text-properties/>
    </style:style>
    <style:style style:family="paragraph" style:name="P176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761" style:parent-style-name="Body text (2)">
      <style:paragraph-properties fo:background-color="transparent" fo:margin-top="0.000cm" fo:margin-bottom="0.000cm" fo:line-height="0.423cm" fo:margin-left="0.000cm" fo:margin-right="0.000cm" fo:text-indent="0.072cm" fo:text-align="left" style:page-number="auto"/>
      <style:text-properties/>
    </style:style>
    <style:style style:family="paragraph" style:name="P176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7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64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176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66" style:parent-style-name="Body text (17)">
      <style:paragraph-properties fo:background-color="transparent" fo:margin-top="0.000cm" fo:margin-bottom="0.000cm" fo:line-height="0.335cm" fo:margin-left="0.000cm" fo:margin-right="0.000cm" fo:text-indent="0.051cm" fo:text-align="left" style:page-number="auto"/>
      <style:text-properties/>
    </style:style>
    <style:style style:family="paragraph" style:name="P1767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17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6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7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71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1772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7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7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75" style:parent-style-name="Body text (2)">
      <style:paragraph-properties fo:background-color="transparent" fo:margin-top="0.000cm" fo:margin-bottom="0.000cm" fo:line-height="0.423cm" fo:margin-left="0.000cm" fo:margin-right="0.000cm" fo:text-indent="0.155cm" fo:text-align="left" style:page-number="auto"/>
      <style:text-properties/>
    </style:style>
    <style:style style:family="paragraph" style:name="P1776" style:parent-style-name="Body text (2)">
      <style:paragraph-properties fo:background-color="transparent" fo:margin-top="0.000cm" fo:margin-bottom="0.000cm" fo:line-height="0.423cm" fo:margin-left="0.670cm" fo:margin-right="0.000cm" fo:text-indent="0.007cm" fo:text-align="left" style:page-number="auto"/>
      <style:text-properties/>
    </style:style>
    <style:style style:family="paragraph" style:name="P1777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7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79" style:parent-style-name="Body text (2)">
      <style:paragraph-properties fo:background-color="transparent" fo:margin-top="0.000cm" fo:margin-bottom="0.635cm" fo:line-height="0.745cm" fo:margin-left="2.540cm" fo:margin-right="0.000cm" fo:text-indent="-1.228cm" fo:text-align="justify" style:page-number="auto">
        <style:tab-stops>
          <style:tab-stop style:position="0.020cm" style:type="left"/>
        </style:tab-stops>
      </style:paragraph-properties>
      <style:text-properties/>
    </style:style>
    <style:style style:family="paragraph" style:name="P17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8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78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86" style:parent-style-name="Body text (2)">
      <style:paragraph-properties fo:background-color="transparent" fo:margin-top="0.000cm" fo:margin-bottom="0.000cm" fo:line-height="1.105cm" fo:margin-left="0.000cm" fo:margin-right="0.000cm" fo:text-indent="0.104cm" fo:text-align="left" style:page-number="auto"/>
      <style:text-properties/>
    </style:style>
    <style:style style:family="paragraph" style:name="P1787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788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17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9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791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792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79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794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795" style:parent-style-name="Body text (5)">
      <style:paragraph-properties fo:background-color="transparent" fo:margin-top="17.002cm" fo:margin-bottom="0.000cm" fo:line-height="0.353cm" fo:margin-left="7.056cm" fo:margin-right="0.000cm" fo:text-indent="0.014cm" fo:text-align="left" style:page-number="auto"/>
      <style:text-properties/>
    </style:style>
    <style:style style:family="paragraph" style:name="P17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9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98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799" style:parent-style-name="Heading #1">
      <style:paragraph-properties fo:keep-with-next="always" fo:keep-together="always" fo:background-color="transparent" fo:margin-top="0.000cm" fo:margin-bottom="0.000cm" fo:line-height="0.406cm" fo:margin-left="0.000cm" fo:margin-right="0.000cm" fo:text-indent="0.000cm" fo:text-align="center" style:page-number="auto"/>
      <style:text-properties/>
    </style:style>
    <style:style style:family="paragraph" style:name="P18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0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802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803" style:parent-style-name="Body text (2)">
      <style:paragraph-properties fo:background-color="transparent" fo:margin-top="0.000cm" fo:margin-bottom="0.000cm" fo:line-height="0.423cm" fo:margin-left="0.000cm" fo:margin-right="0.000cm" fo:text-indent="0.178cm" fo:text-align="left" style:page-number="auto"/>
      <style:text-properties/>
    </style:style>
    <style:style style:family="paragraph" style:name="P180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05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806" style:parent-style-name="Body text (2)">
      <style:paragraph-properties fo:background-color="transparent" fo:margin-top="0.000cm" fo:margin-bottom="0.000cm" fo:line-height="0.745cm" fo:margin-left="0.000cm" fo:margin-right="0.035cm" fo:text-indent="0.000cm" style:page-number="auto"/>
      <style:text-properties/>
    </style:style>
    <style:style style:family="paragraph" style:name="P180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08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8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1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1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8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1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814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18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1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18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8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20" style:parent-style-name="Body text (2)">
      <style:paragraph-properties fo:background-color="transparent" fo:margin-top="0.000cm" fo:margin-bottom="0.000cm" fo:line-height="0.423cm" fo:margin-left="2.575cm" fo:margin-right="0.000cm" fo:text-indent="0.007cm" fo:text-align="left" style:page-number="auto"/>
      <style:text-properties/>
    </style:style>
    <style:style style:family="paragraph" style:name="P1821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8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23" style:parent-style-name="Body text (2)">
      <style:paragraph-properties fo:background-color="transparent" fo:margin-top="0.000cm" fo:margin-bottom="0.000cm" fo:line-height="0.423cm" fo:margin-left="2.540cm" fo:margin-right="0.000cm" fo:text-indent="-0.008cm" fo:text-align="left" style:page-number="auto"/>
      <style:text-properties/>
    </style:style>
    <style:style style:family="paragraph" style:name="P18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25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18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2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28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82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32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833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834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835" style:parent-style-name="Body text (5)">
      <style:paragraph-properties fo:background-color="transparent" fo:margin-top="1.550cm" fo:margin-bottom="0.000cm" fo:line-height="0.353cm" fo:margin-left="7.620cm" fo:margin-right="0.000cm" fo:text-indent="0.000cm" fo:text-align="left" style:page-number="auto"/>
      <style:text-properties/>
    </style:style>
    <style:style style:family="paragraph" style:name="P183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38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839" style:parent-style-name="Header or footer (4)">
      <style:paragraph-properties fo:background-color="transparent" fo:margin-top="0.000cm" fo:margin-bottom="0.000cm" fo:line-height="0.576cm" fo:margin-left="0.000cm" fo:margin-right="0.000cm" fo:text-indent="0.000cm" style:page-number="auto"/>
      <style:text-properties/>
    </style:style>
    <style:style style:family="paragraph" style:name="P18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45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846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8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48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8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50" style:parent-style-name="Body text (9)">
      <style:paragraph-properties fo:background-color="transparent" fo:margin-top="0.000cm" fo:margin-bottom="0.000cm" fo:margin-left="0.000cm" fo:margin-right="2.364cm" fo:text-indent="0.070cm" fo:text-align="left" style:page-number="auto"/>
      <style:text-properties/>
    </style:style>
    <style:style style:family="paragraph" style:name="P1851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852" style:parent-style-name="Body text (9)">
      <style:paragraph-properties fo:background-color="transparent" fo:margin-top="0.000cm" fo:margin-bottom="0.000cm" fo:line-height="0.728cm" fo:margin-left="0.388cm" fo:margin-right="0.000cm" fo:text-indent="0.000cm" fo:text-align="center" style:page-number="auto"/>
      <style:text-properties/>
    </style:style>
    <style:style style:family="paragraph" style:name="P18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5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85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58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8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61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1862" style:parent-style-name="Body text (2)">
      <style:paragraph-properties fo:background-color="transparent" fo:margin-top="0.000cm" fo:margin-bottom="0.000cm" fo:line-height="0.423cm" fo:margin-left="2.328cm" fo:margin-right="0.000cm" fo:text-indent="0.000cm" fo:text-align="left" style:page-number="auto"/>
      <style:text-properties/>
    </style:style>
    <style:style style:family="paragraph" style:name="P1863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186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8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66" style:parent-style-name="Heading #1 (11)">
      <style:paragraph-properties fo:keep-with-next="always" fo:keep-together="always" fo:background-color="transparent" fo:margin-top="0.000cm" fo:margin-bottom="0.000cm" fo:line-height="0.406cm" fo:margin-left="0.000cm" fo:margin-right="0.035cm" fo:text-indent="0.000cm" style:page-number="auto"/>
      <style:text-properties/>
    </style:style>
    <style:style style:family="paragraph" style:name="P18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68" style:parent-style-name="Body text (7)">
      <style:paragraph-properties fo:background-color="transparent" fo:margin-top="0.000cm" fo:margin-bottom="0.605cm" fo:line-height="0.423cm" fo:margin-left="4.480cm" fo:margin-right="0.000cm" fo:text-indent="0.007cm" fo:text-align="left" style:page-number="auto"/>
      <style:text-properties/>
    </style:style>
    <style:style style:family="paragraph" style:name="P1869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87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871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872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87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874" style:parent-style-name="Body text (2)">
      <style:paragraph-properties fo:background-color="transparent" fo:margin-top="0.000cm" fo:margin-bottom="0.000cm" fo:line-height="1.105cm" fo:margin-left="0.000cm" fo:margin-right="0.000cm" fo:text-indent="0.104cm" fo:text-align="left" style:page-number="auto"/>
      <style:text-properties/>
    </style:style>
    <style:style style:family="paragraph" style:name="P187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77" style:parent-style-name="Table caption (3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18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80" style:parent-style-name="Body text (2)">
      <style:paragraph-properties fo:background-color="transparent" fo:margin-top="0.000cm" fo:margin-bottom="0.000cm" fo:line-height="0.423cm" fo:margin-left="0.953cm" fo:margin-right="0.000cm" fo:text-indent="-0.004cm" fo:text-align="left" style:page-number="auto"/>
      <style:text-properties/>
    </style:style>
    <style:style style:family="paragraph" style:name="P1881" style:parent-style-name="Body text (2)">
      <style:paragraph-properties fo:background-color="transparent" fo:margin-top="0.000cm" fo:margin-bottom="0.000cm" fo:line-height="0.423cm" fo:margin-left="0.000cm" fo:margin-right="0.000cm" fo:text-indent="0.141cm" fo:text-align="left" style:page-number="auto"/>
      <style:text-properties/>
    </style:style>
    <style:style style:family="paragraph" style:name="P18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83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18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85" style:parent-style-name="Body text (2)">
      <style:paragraph-properties fo:background-color="transparent" fo:margin-top="0.000cm" fo:margin-bottom="0.000cm" fo:line-height="0.423cm" fo:margin-left="1.058cm" fo:margin-right="0.000cm" fo:text-indent="-0.017cm" fo:text-align="left" style:page-number="auto"/>
      <style:text-properties/>
    </style:style>
    <style:style style:family="paragraph" style:name="P188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87" style:parent-style-name="Heading #1 (14)">
      <style:paragraph-properties fo:keep-with-next="always" fo:keep-together="always" fo:background-color="transparent" fo:margin-top="0.000cm" fo:margin-bottom="0.000cm" fo:line-height="0.728cm" fo:margin-left="1.799cm" fo:margin-right="0.000cm" fo:text-indent="-0.013cm" fo:text-align="justify" style:page-number="auto">
        <style:tab-stops>
          <style:tab-stop style:position="8.031cm" style:type="right"/>
          <style:tab-stop style:position="8.158cm" style:type="left"/>
        </style:tab-stops>
      </style:paragraph-properties>
      <style:text-properties/>
    </style:style>
    <style:style style:family="paragraph" style:name="P1888" style:parent-style-name="Body text (2)">
      <style:paragraph-properties fo:background-color="transparent" fo:margin-top="0.000cm" fo:margin-bottom="0.000cm" fo:margin-left="5.962cm" fo:margin-right="0.000cm" fo:text-indent="-0.014cm" fo:text-align="left" style:page-number="auto"/>
      <style:text-properties/>
    </style:style>
    <style:style style:family="paragraph" style:name="P1889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8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92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8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9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898" style:parent-style-name="Table caption (3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189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90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901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902" style:parent-style-name="Body text (2)">
      <style:paragraph-properties fo:background-color="transparent" fo:margin-top="0.000cm" fo:margin-bottom="0.000cm" fo:line-height="0.423cm" fo:margin-left="3.845cm" fo:margin-right="0.000cm" fo:text-indent="0.016cm" fo:text-align="left" style:page-number="auto"/>
      <style:text-properties/>
    </style:style>
    <style:style style:family="paragraph" style:name="P19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05" style:parent-style-name="Body text (6)">
      <style:paragraph-properties fo:background-color="transparent" fo:margin-top="0.000cm" fo:margin-bottom="0.635cm" fo:line-height="0.737cm" fo:margin-left="0.000cm" fo:margin-right="0.000cm" fo:text-indent="0.083cm" style:page-number="auto">
        <style:tab-stops>
          <style:tab-stop style:position="1.275cm" style:type="left"/>
        </style:tab-stops>
      </style:paragraph-properties>
      <style:text-properties/>
    </style:style>
    <style:style style:family="paragraph" style:name="P1906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19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08" style:parent-style-name="Body text (2)">
      <style:paragraph-properties fo:background-color="transparent" fo:margin-top="0.000cm" fo:margin-bottom="0.000cm" fo:line-height="0.423cm" fo:margin-left="10.054cm" fo:margin-right="0.000cm" fo:text-indent="-0.013cm" fo:text-align="justify" style:page-number="auto">
        <style:tab-stops>
          <style:tab-stop style:position="0.507cm" style:type="left"/>
        </style:tab-stops>
      </style:paragraph-properties>
      <style:text-properties/>
    </style:style>
    <style:style style:family="paragraph" style:name="P19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10" style:parent-style-name="Body text (2)">
      <style:paragraph-properties fo:background-color="transparent" fo:margin-top="0.000cm" fo:margin-bottom="0.635cm" fo:line-height="0.737cm" fo:margin-left="0.000cm" fo:margin-right="0.000cm" fo:text-indent="0.060cm" fo:text-align="justify" style:page-number="auto"/>
      <style:text-properties/>
    </style:style>
    <style:style style:family="paragraph" style:name="P19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13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1914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9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1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917" style:parent-style-name="Body text (2)">
      <style:paragraph-properties fo:background-color="transparent" fo:margin-top="0.000cm" fo:margin-bottom="0.000cm" fo:line-height="0.423cm" fo:margin-left="0.000cm" fo:margin-right="0.000cm" fo:text-indent="0.143cm" fo:text-align="left" style:page-number="auto"/>
      <style:text-properties/>
    </style:style>
    <style:style style:family="paragraph" style:name="P19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19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92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9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2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923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924" style:parent-style-name="Body text (7)">
      <style:paragraph-properties fo:background-color="transparent" fo:margin-top="0.000cm" fo:margin-bottom="0.000cm" fo:line-height="0.567cm" fo:margin-left="0.000cm" fo:margin-right="0.000cm" fo:text-indent="0.000cm" style:page-number="auto"/>
      <style:text-properties/>
    </style:style>
    <style:style style:family="paragraph" style:name="P192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92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927" style:parent-style-name="Body text (6)">
      <style:paragraph-properties fo:background-color="transparent" fo:margin-top="0.000cm" fo:margin-bottom="1.266cm" fo:margin-left="2.575cm" fo:margin-right="0.000cm" fo:text-indent="-1.246cm" fo:text-align="left" style:page-number="auto">
        <style:tab-stops>
          <style:tab-stop style:position="0.010cm" style:type="left"/>
        </style:tab-stops>
      </style:paragraph-properties>
      <style:text-properties/>
    </style:style>
    <style:style style:family="paragraph" style:name="P19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2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9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31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932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1933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934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93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93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9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40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41" style:parent-style-name="Body text (2)">
      <style:paragraph-properties fo:background-color="transparent" fo:margin-top="0.000cm" fo:margin-bottom="0.000cm" fo:line-height="0.423cm" fo:margin-left="0.000cm" fo:margin-right="0.000cm" fo:text-indent="0.154cm" fo:text-align="left" style:page-number="auto"/>
      <style:text-properties/>
    </style:style>
    <style:style style:family="paragraph" style:name="P194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943" style:parent-style-name="Body text (2)">
      <style:paragraph-properties fo:background-color="transparent" fo:margin-top="0.901cm" fo:margin-bottom="6.757cm" fo:line-height="0.423cm" fo:margin-left="0.000cm" fo:margin-right="0.000cm" fo:text-indent="0.000cm" fo:text-align="right" style:page-number="auto"/>
      <style:text-properties/>
    </style:style>
    <style:style style:family="paragraph" style:name="P19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45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946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9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49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95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5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952" style:parent-style-name="Body text (9)">
      <style:paragraph-properties fo:background-color="transparent" fo:margin-top="0.000cm" fo:margin-bottom="0.000cm" fo:line-height="0.728cm" fo:margin-left="0.423cm" fo:margin-right="0.000cm" fo:text-indent="0.000cm" fo:text-align="center" style:page-number="auto"/>
      <style:text-properties/>
    </style:style>
    <style:style style:family="paragraph" style:name="P1953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1954" style:parent-style-name="Body text (2)">
      <style:paragraph-properties fo:background-color="transparent" fo:margin-top="0.000cm" fo:margin-bottom="0.741cm" fo:line-height="0.423cm" fo:margin-left="0.000cm" fo:margin-right="0.000cm" fo:text-indent="0.000cm" fo:text-align="right" style:page-number="auto"/>
      <style:text-properties/>
    </style:style>
    <style:style style:family="paragraph" style:name="P19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56" style:parent-style-name="Body text (2)">
      <style:paragraph-properties fo:background-color="transparent" fo:margin-top="0.000cm" fo:margin-bottom="0.000cm" fo:line-height="0.423cm" fo:margin-left="2.011cm" fo:margin-right="0.000cm" fo:text-indent="-0.004cm" fo:text-align="left" style:page-number="auto"/>
      <style:text-properties/>
    </style:style>
    <style:style style:family="paragraph" style:name="P195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5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9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61" style:parent-style-name="Body text (2)">
      <style:paragraph-properties fo:background-color="transparent" fo:margin-top="0.000cm" fo:margin-bottom="0.028cm" fo:line-height="0.743cm" fo:margin-left="0.000cm" fo:margin-right="1.411cm" fo:text-indent="0.104cm" fo:text-align="left" style:page-number="auto"/>
      <style:text-properties/>
    </style:style>
    <style:style style:family="paragraph" style:name="P19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63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9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65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966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9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68" style:parent-style-name="Header or footer (4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96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9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7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97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7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97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97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79" style:parent-style-name="Body text (2)">
      <style:paragraph-properties fo:background-color="transparent" fo:margin-top="0.000cm" fo:margin-bottom="0.000cm" fo:line-height="0.423cm" fo:margin-left="0.000cm" fo:margin-right="1.623cm" fo:text-indent="0.000cm" fo:text-align="right" style:page-number="auto"/>
      <style:text-properties/>
    </style:style>
    <style:style style:family="paragraph" style:name="P19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81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98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983" style:parent-style-name="Body text (2)">
      <style:paragraph-properties fo:background-color="transparent" fo:margin-top="0.000cm" fo:margin-bottom="0.000cm" fo:line-height="0.423cm" fo:margin-left="0.000cm" fo:margin-right="0.000cm" fo:text-indent="0.072cm" fo:text-align="left" style:page-number="auto"/>
      <style:text-properties/>
    </style:style>
    <style:style style:family="paragraph" style:name="P198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8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86" style:parent-style-name="Body text (2)">
      <style:paragraph-properties fo:background-color="transparent" fo:margin-top="0.000cm" fo:margin-bottom="0.000cm" fo:line-height="0.423cm" fo:margin-left="0.953cm" fo:margin-right="0.000cm" fo:text-indent="-0.004cm" fo:text-align="left" style:page-number="auto"/>
      <style:text-properties/>
    </style:style>
    <style:style style:family="paragraph" style:name="P19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89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990" style:parent-style-name="Body text (2)">
      <style:paragraph-properties fo:background-color="transparent" fo:margin-top="0.000cm" fo:margin-bottom="0.000cm" fo:line-height="0.423cm" fo:margin-left="0.000cm" fo:margin-right="0.000cm" fo:text-indent="0.110cm" fo:text-align="left" style:page-number="auto"/>
      <style:text-properties/>
    </style:style>
    <style:style style:family="paragraph" style:name="P1991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8.094cm" style:type="right"/>
          <style:tab-stop style:position="8.221cm" style:type="left"/>
        </style:tab-stops>
      </style:paragraph-properties>
      <style:text-properties/>
    </style:style>
    <style:style style:family="paragraph" style:name="P1992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199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994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199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9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998" style:parent-style-name="Body text (2)">
      <style:paragraph-properties fo:background-color="transparent" fo:margin-top="0.741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99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00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0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02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2003" style:parent-style-name="Body text (6)">
      <style:paragraph-properties fo:background-color="transparent" fo:margin-top="0.000cm" fo:margin-bottom="0.635cm" fo:line-height="0.737cm" fo:margin-left="0.000cm" fo:margin-right="0.000cm" fo:text-indent="0.083cm" style:page-number="auto">
        <style:tab-stops>
          <style:tab-stop style:position="1.275cm" style:type="left"/>
        </style:tab-stops>
      </style:paragraph-properties>
      <style:text-properties/>
    </style:style>
    <style:style style:family="paragraph" style:name="P2004" style:parent-style-name="Body text (2)">
      <style:paragraph-properties fo:background-color="transparent" fo:margin-top="0.000cm" fo:margin-bottom="0.000cm" fo:line-height="0.423cm" fo:margin-left="0.000cm" fo:margin-right="0.388cm" fo:text-indent="0.000cm" fo:text-align="right" style:page-number="auto"/>
      <style:text-properties/>
    </style:style>
    <style:style style:family="paragraph" style:name="P200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0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09" style:parent-style-name="Body text (2)">
      <style:paragraph-properties fo:background-color="transparent" fo:margin-top="0.318cm" fo:margin-bottom="0.000cm" fo:line-height="0.423cm" fo:margin-left="0.423cm" fo:margin-right="0.000cm" fo:text-indent="-0.008cm" fo:text-align="left" style:page-number="auto"/>
      <style:text-properties/>
    </style:style>
    <style:style style:family="paragraph" style:name="P2010" style:parent-style-name="Header or footer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0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12" style:parent-style-name="Body text (2)">
      <style:paragraph-properties fo:background-color="transparent" fo:margin-top="0.000cm" fo:margin-bottom="0.000cm" fo:line-height="0.423cm" fo:margin-left="0.423cm" fo:margin-right="0.000cm" fo:text-indent="-0.017cm" fo:text-align="left" style:page-number="auto"/>
      <style:text-properties/>
    </style:style>
    <style:style style:family="paragraph" style:name="P2013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0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1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0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18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01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0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2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0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26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027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2028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2029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203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0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3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033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20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35" style:parent-style-name="Header or footer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0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38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20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41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0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4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044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2045" style:parent-style-name="Body text (7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046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00cm" fo:text-indent="0.000cm" fo:text-align="center" style:page-number="auto"/>
      <style:text-properties/>
    </style:style>
    <style:style style:family="paragraph" style:name="P204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048" style:parent-style-name="Body text (2)">
      <style:paragraph-properties fo:background-color="transparent" fo:margin-top="0.000cm" fo:margin-bottom="0.000cm" fo:line-height="0.423cm" fo:margin-left="0.000cm" fo:margin-right="0.000cm" fo:text-indent="0.169cm" fo:text-align="left" style:page-number="auto"/>
      <style:text-properties/>
    </style:style>
    <style:style style:family="paragraph" style:name="P20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5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051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052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2053" style:parent-style-name="Body text (2)">
      <style:paragraph-properties fo:background-color="transparent" fo:margin-top="0.000cm" fo:margin-bottom="0.000cm" fo:line-height="0.423cm" fo:margin-left="0.953cm" fo:margin-right="0.000cm" fo:text-indent="-0.004cm" fo:text-align="left" style:page-number="auto"/>
      <style:text-properties/>
    </style:style>
    <style:style style:family="paragraph" style:name="P2054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05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057" style:parent-style-name="Body text (2)">
      <style:paragraph-properties fo:background-color="transparent" fo:margin-top="0.000cm" fo:margin-bottom="0.000cm" fo:line-height="0.423cm" fo:margin-left="0.000cm" fo:margin-right="0.000cm" fo:text-indent="0.143cm" fo:text-align="left" style:page-number="auto"/>
      <style:text-properties/>
    </style:style>
    <style:style style:family="paragraph" style:name="P20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60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0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6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0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6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0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68" style:parent-style-name="Body text (2)">
      <style:paragraph-properties fo:background-color="transparent" fo:margin-top="0.000cm" fo:margin-bottom="0.000cm" fo:line-height="0.423cm" fo:margin-left="1.729cm" fo:margin-right="0.000cm" fo:text-indent="0.016cm" fo:text-align="left" style:page-number="auto"/>
      <style:text-properties/>
    </style:style>
    <style:style style:family="paragraph" style:name="P20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71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2072" style:parent-style-name="Table caption (3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207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074" style:parent-style-name="Body text (2)">
      <style:paragraph-properties fo:background-color="transparent" fo:margin-top="0.000cm" fo:margin-bottom="0.000cm" fo:line-height="0.423cm" fo:margin-left="1.799cm" fo:margin-right="0.000cm" fo:text-indent="-0.004cm" fo:text-align="left" style:page-number="auto"/>
      <style:text-properties/>
    </style:style>
    <style:style style:family="paragraph" style:name="P2075" style:parent-style-name="Table of contents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0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7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078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2079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0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82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2083" style:parent-style-name="Body text (2)">
      <style:paragraph-properties fo:background-color="transparent" fo:margin-top="0.000cm" fo:margin-bottom="0.000cm" fo:line-height="0.423cm" fo:margin-left="0.000cm" fo:margin-right="0.000cm" fo:text-indent="0.155cm" fo:text-align="left" style:page-number="auto"/>
      <style:text-properties/>
    </style:style>
    <style:style style:family="paragraph" style:name="P2084" style:parent-style-name="Body text (7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085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2086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08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08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0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9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0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9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09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095" style:parent-style-name="Body text (2)">
      <style:paragraph-properties fo:background-color="transparent" fo:margin-top="0.000cm" fo:margin-bottom="0.000cm" fo:line-height="0.423cm" fo:margin-left="0.000cm" fo:margin-right="0.000cm" fo:text-indent="0.102cm" fo:text-align="left" style:page-number="auto"/>
      <style:text-properties/>
    </style:style>
    <style:style style:family="paragraph" style:name="P2096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097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2098" style:parent-style-name="Body text (2)">
      <style:paragraph-properties fo:background-color="transparent" fo:margin-top="0.000cm" fo:margin-bottom="0.000cm" fo:line-height="0.423cm" fo:margin-left="0.000cm" fo:margin-right="0.000cm" fo:text-indent="0.141cm" fo:text-align="left" style:page-number="auto"/>
      <style:text-properties/>
    </style:style>
    <style:style style:family="paragraph" style:name="P2099" style:parent-style-name="Body text (2)">
      <style:paragraph-properties fo:background-color="transparent" fo:margin-top="0.000cm" fo:margin-bottom="0.000cm" fo:line-height="0.423cm" fo:margin-left="0.000cm" fo:margin-right="0.000cm" fo:text-indent="0.072cm" fo:text-align="left" style:page-number="auto"/>
      <style:text-properties/>
    </style:style>
    <style:style style:family="paragraph" style:name="P210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1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04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1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06" style:parent-style-name="Body text (2)">
      <style:paragraph-properties fo:background-color="transparent" fo:margin-top="0.000cm" fo:margin-bottom="0.000cm" fo:line-height="0.423cm" fo:margin-left="1.058cm" fo:margin-right="0.000cm" fo:text-indent="-0.017cm" fo:text-align="left" style:page-number="auto"/>
      <style:text-properties/>
    </style:style>
    <style:style style:family="paragraph" style:name="P2107" style:parent-style-name="Body text (3)">
      <style:paragraph-properties fo:background-color="transparent" fo:margin-top="0.000cm" fo:margin-bottom="1.694cm" fo:margin-left="0.000cm" fo:margin-right="0.035cm" fo:text-indent="0.000cm" style:page-number="auto"/>
      <style:text-properties/>
    </style:style>
    <style:style style:family="paragraph" style:name="P210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1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11" style:parent-style-name="Body text (2)">
      <style:paragraph-properties fo:background-color="transparent" fo:margin-top="0.000cm" fo:margin-bottom="0.000cm" fo:line-height="0.423cm" fo:margin-left="0.000cm" fo:margin-right="0.000cm" fo:text-indent="0.056cm" fo:text-align="left" style:page-number="auto"/>
      <style:text-properties/>
    </style:style>
    <style:style style:family="paragraph" style:name="P211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1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15" style:parent-style-name="Body text (7)">
      <style:paragraph-properties fo:background-color="transparent" fo:margin-top="0.000cm" fo:margin-bottom="0.076cm" fo:line-height="0.423cm" fo:margin-left="0.035cm" fo:margin-right="0.000cm" fo:text-indent="0.000cm" style:page-number="auto"/>
      <style:text-properties/>
    </style:style>
    <style:style style:family="paragraph" style:name="P2116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2117" style:parent-style-name="Body text (2)">
      <style:paragraph-properties fo:background-color="transparent" fo:margin-top="0.000cm" fo:margin-bottom="0.318cm" fo:line-height="0.423cm" fo:margin-left="2.752cm" fo:margin-right="0.000cm" fo:text-indent="-0.017cm" fo:text-align="left" style:page-number="auto"/>
      <style:text-properties/>
    </style:style>
    <style:style style:family="paragraph" style:name="P2118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21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2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121" style:parent-style-name="Heading #1">
      <style:paragraph-properties fo:keep-with-next="always" fo:keep-together="always" fo:background-color="transparent" fo:margin-top="0.000cm" fo:margin-bottom="0.000cm" fo:line-height="0.423cm" fo:margin-left="6.773cm" fo:margin-right="0.000cm" fo:text-indent="0.000cm" fo:text-align="left" style:page-number="auto"/>
      <style:text-properties/>
    </style:style>
    <style:style style:family="paragraph" style:name="P2122" style:parent-style-name="Body text (18)">
      <style:paragraph-properties fo:background-color="transparent" fo:margin-top="0.000cm" fo:margin-bottom="0.000cm" fo:line-height="0.335cm" fo:margin-left="0.000cm" fo:margin-right="0.000cm" fo:text-indent="0.051cm" fo:text-align="left" style:page-number="auto"/>
      <style:text-properties/>
    </style:style>
    <style:style style:family="paragraph" style:name="P2123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2124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125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1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29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8.331cm" style:type="right"/>
          <style:tab-stop style:position="8.684cm" style:type="left"/>
          <style:tab-stop style:position="14.550cm" style:type="right"/>
          <style:tab-stop style:position="16.085cm" style:type="right"/>
        </style:tab-stops>
      </style:paragraph-properties>
      <style:text-properties/>
    </style:style>
    <style:style style:family="paragraph" style:name="P21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31" style:parent-style-name="Body text (2)">
      <style:paragraph-properties fo:background-color="transparent" fo:margin-top="0.000cm" fo:margin-bottom="0.000cm" fo:line-height="0.423cm" fo:margin-left="2.540cm" fo:margin-right="0.000cm" fo:text-indent="-1.228cm" fo:text-align="justify" style:page-number="auto">
        <style:tab-stops>
          <style:tab-stop style:position="0.020cm" style:type="left"/>
        </style:tab-stops>
      </style:paragraph-properties>
      <style:text-properties/>
    </style:style>
    <style:style style:family="paragraph" style:name="P213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1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3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135" style:parent-style-name="Body text (9)">
      <style:paragraph-properties fo:background-color="transparent" fo:margin-top="0.000cm" fo:margin-bottom="13.189cm" fo:margin-left="0.000cm" fo:margin-right="0.000cm" fo:text-indent="0.225cm" style:page-number="auto">
        <style:tab-stops>
          <style:tab-stop style:position="0.884cm" style:type="left"/>
        </style:tab-stops>
      </style:paragraph-properties>
      <style:text-properties/>
    </style:style>
    <style:style style:family="paragraph" style:name="P21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3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1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41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214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14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145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14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147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21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50" style:parent-style-name="Body text (2)">
      <style:paragraph-properties fo:background-color="transparent" fo:margin-top="0.000cm" fo:margin-bottom="0.635cm" fo:line-height="0.745cm" fo:margin-left="0.000cm" fo:margin-right="0.000cm" fo:text-indent="0.064cm" fo:text-align="justify" style:page-number="auto">
        <style:tab-stops>
          <style:tab-stop style:position="1.281cm" style:type="left"/>
        </style:tab-stops>
      </style:paragraph-properties>
      <style:text-properties/>
    </style:style>
    <style:style style:family="paragraph" style:name="P215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152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2153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15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155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1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57" style:parent-style-name="Body text (2)">
      <style:paragraph-properties fo:background-color="transparent" fo:margin-top="0.000cm" fo:margin-bottom="0.000cm" fo:line-height="0.423cm" fo:margin-left="0.000cm" fo:margin-right="0.000cm" fo:text-indent="0.154cm" fo:text-align="left" style:page-number="auto"/>
      <style:text-properties/>
    </style:style>
    <style:style style:family="paragraph" style:name="P21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59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2160" style:parent-style-name="Body text (2)">
      <style:paragraph-properties fo:background-color="transparent" fo:margin-top="0.000cm" fo:margin-bottom="0.000cm" fo:line-height="0.423cm" fo:margin-left="0.000cm" fo:margin-right="0.000cm" fo:text-indent="0.178cm" fo:text-align="left" style:page-number="auto"/>
      <style:text-properties/>
    </style:style>
    <style:style style:family="paragraph" style:name="P2161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1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64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2165" style:parent-style-name="Header or footer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166" style:parent-style-name="Body text (2)">
      <style:paragraph-properties fo:background-color="transparent" fo:margin-top="0.000cm" fo:margin-bottom="0.539cm" fo:margin-left="0.000cm" fo:margin-right="0.141cm" fo:text-indent="0.000cm" style:page-number="auto"/>
      <style:text-properties/>
    </style:style>
    <style:style style:family="paragraph" style:name="P21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6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1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7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17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17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1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75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176" style:parent-style-name="Body text (21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217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178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00cm" fo:text-indent="0.000cm" fo:text-align="center" style:page-number="auto"/>
      <style:text-properties/>
    </style:style>
    <style:style style:family="paragraph" style:name="P217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180" style:parent-style-name="Header or footer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181" style:parent-style-name="Body text (2)">
      <style:paragraph-properties fo:background-color="transparent" fo:margin-top="0.000cm" fo:margin-bottom="0.000cm" fo:line-height="0.423cm" fo:margin-left="2.011cm" fo:margin-right="0.000cm" fo:text-indent="-0.004cm" fo:text-align="left" style:page-number="auto"/>
      <style:text-properties/>
    </style:style>
    <style:style style:family="paragraph" style:name="P21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83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184" style:parent-style-name="Header or footer (4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185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21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89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2190" style:parent-style-name="Body text (2)">
      <style:paragraph-properties fo:background-color="transparent" fo:margin-top="0.000cm" fo:margin-bottom="0.000cm" fo:line-height="0.423cm" fo:margin-left="0.000cm" fo:margin-right="0.000cm" fo:text-indent="0.056cm" fo:text-align="left" style:page-number="auto"/>
      <style:text-properties/>
    </style:style>
    <style:style style:family="paragraph" style:name="P219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1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9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194" style:parent-style-name="Table caption">
      <style:paragraph-properties fo:background-color="transparent" fo:margin-top="0.000cm" fo:margin-bottom="0.000cm" fo:line-height="0.423cm" fo:margin-left="0.000cm" fo:margin-right="0.000cm" fo:text-indent="0.000cm" style:page-number="auto">
        <style:tab-stops>
          <style:tab-stop style:position="6.409cm" style:type="right"/>
        </style:tab-stops>
      </style:paragraph-properties>
      <style:text-properties/>
    </style:style>
    <style:style style:family="paragraph" style:name="P219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196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21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9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199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200" style:parent-style-name="Body text (2)">
      <style:paragraph-properties fo:background-color="transparent" fo:margin-top="0.000cm" fo:margin-bottom="0.000cm" fo:line-height="0.423cm" fo:margin-left="0.000cm" fo:margin-right="0.000cm" fo:text-indent="0.141cm" fo:text-align="left" style:page-number="auto"/>
      <style:text-properties/>
    </style:style>
    <style:style style:family="paragraph" style:name="P22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02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2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0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205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206" style:parent-style-name="Body text (2)">
      <style:paragraph-properties fo:background-color="transparent" fo:margin-top="0.000cm" fo:margin-bottom="0.000cm" fo:line-height="0.423cm" fo:margin-left="0.000cm" fo:margin-right="0.000cm" fo:text-indent="0.212cm" fo:text-align="left" style:page-number="auto"/>
      <style:text-properties/>
    </style:style>
    <style:style style:family="paragraph" style:name="P2207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208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220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210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00cm" fo:text-indent="0.000cm" fo:text-align="center" style:page-number="auto"/>
      <style:text-properties/>
    </style:style>
    <style:style style:family="paragraph" style:name="P2211" style:parent-style-name="Table caption (4)">
      <style:paragraph-properties fo:background-color="transparent" fo:margin-top="0.000cm" fo:margin-bottom="0.000cm" fo:line-height="0.353cm" fo:margin-left="0.000cm" fo:margin-right="0.000cm" fo:text-indent="0.000cm" fo:text-align="left" style:page-number="auto"/>
      <style:text-properties/>
    </style:style>
    <style:style style:family="paragraph" style:name="P2212" style:parent-style-name="Body text (2)">
      <style:paragraph-properties fo:background-color="transparent" fo:margin-top="0.000cm" fo:margin-bottom="0.710cm" fo:line-height="0.423cm" fo:margin-left="10.548cm" fo:margin-right="0.000cm" fo:text-indent="0.001cm" fo:text-align="left" style:page-number="auto"/>
      <style:text-properties/>
    </style:style>
    <style:style style:family="paragraph" style:name="P221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214" style:parent-style-name="Body text (16)">
      <style:paragraph-properties fo:background-color="transparent" fo:margin-top="0.000cm" fo:margin-bottom="0.000cm" fo:line-height="0.335cm" fo:margin-left="0.000cm" fo:margin-right="0.000cm" fo:text-indent="0.051cm" fo:text-align="left" style:page-number="auto"/>
      <style:text-properties/>
    </style:style>
    <style:style style:family="paragraph" style:name="P2215" style:parent-style-name="Body text (2)">
      <style:paragraph-properties fo:background-color="transparent" fo:margin-top="0.000cm" fo:margin-bottom="0.000cm" fo:line-height="0.423cm" fo:margin-left="1.834cm" fo:margin-right="0.000cm" fo:text-indent="-0.006cm" fo:text-align="left" style:page-number="auto"/>
      <style:text-properties/>
    </style:style>
    <style:style style:family="paragraph" style:name="P2216" style:parent-style-name="Body text (2)">
      <style:paragraph-properties fo:background-color="transparent" fo:margin-top="0.000cm" fo:margin-bottom="0.000cm" fo:line-height="0.423cm" fo:margin-left="0.000cm" fo:margin-right="0.000cm" fo:text-indent="0.143cm" fo:text-align="left" style:page-number="auto"/>
      <style:text-properties/>
    </style:style>
    <style:style style:family="paragraph" style:name="P2217" style:parent-style-name="Body text (8)">
      <style:paragraph-properties fo:background-color="transparent" fo:margin-top="0.000cm" fo:margin-bottom="0.605cm" fo:line-height="0.423cm" fo:margin-left="4.198cm" fo:margin-right="0.000cm" fo:text-indent="0.001cm" fo:text-align="left" style:page-number="auto"/>
      <style:text-properties/>
    </style:style>
    <style:style style:family="paragraph" style:name="P2218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21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220" style:parent-style-name="Body text (2)">
      <style:paragraph-properties fo:background-color="transparent" fo:margin-top="0.000cm" fo:margin-bottom="0.000cm" fo:line-height="0.423cm" fo:margin-left="0.000cm" fo:margin-right="0.000cm" fo:text-indent="0.085cm" fo:text-align="left" style:page-number="auto"/>
      <style:text-properties/>
    </style:style>
    <style:style style:family="paragraph" style:name="P222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2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23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222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22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2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2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2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31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223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233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23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235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223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237" style:parent-style-name="Body text (2)">
      <style:paragraph-properties fo:background-color="transparent" fo:margin-top="0.000cm" fo:margin-bottom="0.000cm" fo:line-height="0.406cm" fo:margin-left="0.000cm" fo:margin-right="0.000cm" fo:text-indent="0.068cm" fo:text-align="left" style:page-number="auto"/>
      <style:text-properties/>
    </style:style>
    <style:style style:family="paragraph" style:name="P2238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2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4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24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2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43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22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45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2246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2247" style:parent-style-name="Body text (12)">
      <style:paragraph-properties fo:background-color="transparent" fo:margin-top="0.000cm" fo:margin-bottom="0.000cm" fo:line-height="0.335cm" fo:margin-left="0.000cm" fo:margin-right="0.000cm" fo:text-indent="0.051cm" fo:text-align="left" style:page-number="auto"/>
      <style:text-properties/>
    </style:style>
    <style:style style:family="paragraph" style:name="P2248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24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2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54" style:parent-style-name="Body text (2)">
      <style:paragraph-properties fo:background-color="transparent" fo:margin-top="0.000cm" fo:margin-bottom="0.000cm" fo:line-height="0.423cm" fo:margin-left="0.000cm" fo:margin-right="2.117cm" fo:text-indent="0.000cm" fo:text-align="right" style:page-number="auto"/>
      <style:text-properties/>
    </style:style>
    <style:style style:family="paragraph" style:name="P22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56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2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59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226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261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2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63" style:parent-style-name="Body text (2)">
      <style:paragraph-properties fo:background-color="transparent" fo:margin-top="0.000cm" fo:margin-bottom="0.000cm" fo:line-height="0.745cm" fo:margin-left="2.540cm" fo:margin-right="0.000cm" fo:text-indent="-1.228cm" fo:text-align="justify" style:page-number="auto">
        <style:tab-stops>
          <style:tab-stop style:position="0.020cm" style:type="left"/>
        </style:tab-stops>
      </style:paragraph-properties>
      <style:text-properties/>
    </style:style>
    <style:style style:family="paragraph" style:name="P22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65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266" style:parent-style-name="Body text (2)">
      <style:paragraph-properties fo:background-color="transparent" fo:margin-top="0.000cm" fo:margin-bottom="0.000cm" fo:line-height="0.423cm" fo:margin-left="0.000cm" fo:margin-right="0.000cm" fo:text-indent="0.143cm" fo:text-align="left" style:page-number="auto"/>
      <style:text-properties/>
    </style:style>
    <style:style style:family="paragraph" style:name="P226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268" style:parent-style-name="Body text (2)">
      <style:paragraph-properties fo:background-color="transparent" fo:margin-top="0.000cm" fo:margin-bottom="8.342cm" fo:line-height="0.576cm" fo:margin-left="10.548cm" fo:margin-right="0.000cm" fo:text-indent="-0.498cm" fo:text-align="left" style:page-number="auto">
        <style:tab-stops>
          <style:tab-stop style:position="0.117cm" style:type="left"/>
        </style:tab-stops>
      </style:paragraph-properties>
      <style:text-properties/>
    </style:style>
    <style:style style:family="paragraph" style:name="P226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270" style:parent-style-name="Body text (7)">
      <style:paragraph-properties fo:background-color="transparent" fo:margin-top="0.000cm" fo:margin-bottom="0.490cm" fo:line-height="0.423cm" fo:margin-left="0.000cm" fo:margin-right="0.000cm" fo:text-indent="0.000cm" style:page-number="auto"/>
      <style:text-properties/>
    </style:style>
    <style:style style:family="paragraph" style:name="P22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7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273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27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2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76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277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22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8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281" style:parent-style-name="Header or footer (4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28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283" style:parent-style-name="Body text (9)">
      <style:paragraph-properties fo:background-color="transparent" fo:margin-top="0.000cm" fo:margin-bottom="0.000cm" fo:line-height="0.728cm" fo:margin-left="0.388cm" fo:margin-right="0.000cm" fo:text-indent="0.000cm" fo:text-align="center" style:page-number="auto"/>
      <style:text-properties/>
    </style:style>
    <style:style style:family="paragraph" style:name="P2284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2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86" style:parent-style-name="Body text (2)">
      <style:paragraph-properties fo:background-color="transparent" fo:margin-top="0.000cm" fo:margin-bottom="0.000cm" fo:line-height="0.423cm" fo:margin-left="0.706cm" fo:margin-right="0.000cm" fo:text-indent="-0.003cm" fo:text-align="left" style:page-number="auto"/>
      <style:text-properties/>
    </style:style>
    <style:style style:family="paragraph" style:name="P2288" style:parent-style-name="Body text (2)">
      <style:paragraph-properties fo:background-color="transparent" fo:margin-top="0.000cm" fo:margin-bottom="0.000cm" fo:line-height="0.423cm" fo:margin-left="1.305cm" fo:margin-right="0.000cm" fo:text-indent="0.016cm" fo:text-align="left" style:page-number="auto"/>
      <style:text-properties/>
    </style:style>
    <style:style style:family="paragraph" style:name="P228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2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91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22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9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295" style:parent-style-name="Body text (2)">
      <style:paragraph-properties fo:background-color="transparent" fo:margin-top="0.000cm" fo:margin-bottom="0.000cm" fo:line-height="0.423cm" fo:margin-left="0.000cm" fo:margin-right="1.623cm" fo:text-indent="0.000cm" fo:text-align="right" style:page-number="auto"/>
      <style:text-properties/>
    </style:style>
    <style:style style:family="paragraph" style:name="P22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97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29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299" style:parent-style-name="Body text (2)">
      <style:paragraph-properties fo:background-color="transparent" fo:margin-top="0.000cm" fo:margin-bottom="0.000cm" fo:line-height="0.423cm" fo:margin-left="0.000cm" fo:margin-right="0.000cm" fo:text-indent="0.072cm" fo:text-align="left" style:page-number="auto"/>
      <style:text-properties/>
    </style:style>
    <style:style style:family="paragraph" style:name="P230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3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02" style:parent-style-name="Body text (2)">
      <style:paragraph-properties fo:background-color="transparent" fo:margin-top="0.000cm" fo:margin-bottom="0.000cm" fo:line-height="0.406cm" fo:margin-left="0.000cm" fo:margin-right="0.000cm" fo:text-indent="0.068cm" fo:text-align="left" style:page-number="auto"/>
      <style:text-properties/>
    </style:style>
    <style:style style:family="paragraph" style:name="P2303" style:parent-style-name="Body text (2)">
      <style:paragraph-properties fo:background-color="transparent" fo:margin-top="0.000cm" fo:margin-bottom="0.000cm" fo:line-height="0.423cm" fo:margin-left="0.670cm" fo:margin-right="0.000cm" fo:text-indent="0.007cm" fo:text-align="left" style:page-number="auto"/>
      <style:text-properties/>
    </style:style>
    <style:style style:family="paragraph" style:name="P2304" style:parent-style-name="Body text (2)">
      <style:paragraph-properties fo:background-color="transparent" fo:margin-top="0.000cm" fo:margin-bottom="0.000cm" fo:line-height="0.423cm" fo:margin-left="2.011cm" fo:margin-right="0.000cm" fo:text-indent="0.004cm" fo:text-align="left" style:page-number="auto"/>
      <style:text-properties/>
    </style:style>
    <style:style style:family="paragraph" style:name="P23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06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3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08" style:parent-style-name="Heading #1 (12)">
      <style:paragraph-properties fo:keep-with-next="always" fo:keep-together="always" fo:background-color="transparent" fo:margin-top="0.000cm" fo:margin-bottom="0.000cm" fo:line-height="0.728cm" fo:margin-left="1.799cm" fo:margin-right="0.000cm" fo:text-indent="-0.013cm" fo:text-align="justify" style:page-number="auto">
        <style:tab-stops>
          <style:tab-stop style:position="8.031cm" style:type="right"/>
          <style:tab-stop style:position="8.158cm" style:type="left"/>
        </style:tab-stops>
      </style:paragraph-properties>
      <style:text-properties/>
    </style:style>
    <style:style style:family="paragraph" style:name="P2309" style:parent-style-name="Body text (2)">
      <style:paragraph-properties fo:background-color="transparent" fo:margin-top="0.000cm" fo:margin-bottom="0.000cm" fo:line-height="0.423cm" fo:margin-left="1.058cm" fo:margin-right="0.000cm" fo:text-indent="-0.017cm" fo:text-align="left" style:page-number="auto"/>
      <style:text-properties/>
    </style:style>
    <style:style style:family="paragraph" style:name="P2310" style:parent-style-name="Body text (2)">
      <style:paragraph-properties fo:background-color="transparent" fo:margin-top="0.000cm" fo:margin-bottom="0.000cm" fo:line-height="0.423cm" fo:margin-left="1.058cm" fo:margin-right="0.000cm" fo:text-indent="-0.017cm" fo:text-align="left" style:page-number="auto"/>
      <style:text-properties/>
    </style:style>
    <style:style style:family="paragraph" style:name="P2311" style:parent-style-name="Body text (2)">
      <style:paragraph-properties fo:background-color="transparent" fo:margin-top="0.000cm" fo:margin-bottom="0.000cm" fo:line-height="0.423cm" fo:margin-left="2.399cm" fo:margin-right="0.000cm" fo:text-indent="-0.003cm" fo:text-align="left" style:page-number="auto"/>
      <style:text-properties/>
    </style:style>
    <style:style style:family="paragraph" style:name="P23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1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3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15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00cm" fo:text-indent="0.000cm" fo:text-align="center" style:page-number="auto"/>
      <style:text-properties/>
    </style:style>
    <style:style style:family="paragraph" style:name="P23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17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3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1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32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3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22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3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25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3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27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23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3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331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23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33" style:parent-style-name="Body text (2)">
      <style:paragraph-properties fo:background-color="transparent" fo:margin-top="0.000cm" fo:margin-bottom="0.000cm" fo:line-height="0.423cm" fo:margin-left="0.000cm" fo:margin-right="0.000cm" fo:text-indent="0.178cm" fo:text-align="left" style:page-number="auto"/>
      <style:text-properties/>
    </style:style>
    <style:style style:family="paragraph" style:name="P2334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3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3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33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34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34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342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234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34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345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34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3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48" style:parent-style-name="Body text (2)">
      <style:paragraph-properties fo:background-color="transparent" fo:margin-top="0.000cm" fo:margin-bottom="0.000cm" fo:line-height="0.572cm" fo:margin-left="0.000cm" fo:margin-right="0.000cm" fo:text-indent="0.054cm" fo:text-align="justify" style:page-number="auto"/>
      <style:text-properties/>
    </style:style>
    <style:style style:family="paragraph" style:name="P23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52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2353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2354" style:parent-style-name="Body text (2)">
      <style:paragraph-properties fo:background-color="transparent" fo:margin-top="0.000cm" fo:margin-bottom="0.000cm" fo:line-height="0.423cm" fo:margin-left="0.670cm" fo:margin-right="0.000cm" fo:text-indent="0.016cm" fo:text-align="left" style:page-number="auto"/>
      <style:text-properties/>
    </style:style>
    <style:style style:family="paragraph" style:name="P2355" style:parent-style-name="Body text (2)">
      <style:paragraph-properties fo:background-color="transparent" fo:margin-top="0.000cm" fo:margin-bottom="0.000cm" fo:line-height="0.423cm" fo:margin-left="0.423cm" fo:margin-right="0.000cm" fo:text-indent="-0.017cm" fo:text-align="left" style:page-number="auto"/>
      <style:text-properties/>
    </style:style>
    <style:style style:family="paragraph" style:name="P235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35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35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359" style:parent-style-name="Body text (2)">
      <style:paragraph-properties fo:background-color="transparent" fo:margin-top="0.000cm" fo:margin-bottom="0.000cm" fo:line-height="0.423cm" fo:margin-left="0.000cm" fo:margin-right="0.000cm" fo:text-indent="0.154cm" fo:text-align="left" style:page-number="auto"/>
      <style:text-properties/>
    </style:style>
    <style:style style:family="paragraph" style:name="P23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61" style:parent-style-name="Body text (2)">
      <style:paragraph-properties fo:background-color="transparent" fo:margin-top="0.000cm" fo:margin-bottom="0.000cm" fo:line-height="0.754cm" fo:margin-left="0.000cm" fo:margin-right="0.000cm" fo:text-indent="0.000cm" style:page-number="auto"/>
      <style:text-properties/>
    </style:style>
    <style:style style:family="paragraph" style:name="P2362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236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364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2365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366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2367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2368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369" style:parent-style-name="Body text (2)">
      <style:paragraph-properties fo:background-color="transparent" fo:margin-top="0.000cm" fo:margin-bottom="0.000cm" fo:line-height="0.423cm" fo:margin-left="0.000cm" fo:margin-right="0.000cm" fo:text-indent="0.178cm" fo:text-align="left" style:page-number="auto"/>
      <style:text-properties/>
    </style:style>
    <style:style style:family="paragraph" style:name="P2370" style:parent-style-name="Body text (2)">
      <style:paragraph-properties fo:background-color="transparent" fo:margin-top="0.000cm" fo:margin-bottom="0.000cm" fo:line-height="0.406cm" fo:margin-left="0.000cm" fo:margin-right="0.318cm" fo:text-indent="0.000cm" fo:text-align="right" style:page-number="auto"/>
      <style:text-properties/>
    </style:style>
    <style:style style:family="paragraph" style:name="P2371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3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73" style:parent-style-name="Body text (2)">
      <style:paragraph-properties fo:background-color="transparent" fo:margin-top="0.000cm" fo:margin-bottom="0.635cm" fo:line-height="0.745cm" fo:margin-left="2.611cm" fo:margin-right="0.000cm" fo:text-indent="-1.307cm" fo:text-align="justify" style:page-number="auto">
        <style:tab-stops>
          <style:tab-stop style:position="-0.066cm" style:type="left"/>
        </style:tab-stops>
      </style:paragraph-properties>
      <style:text-properties/>
    </style:style>
    <style:style style:family="paragraph" style:name="P23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77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2378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37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3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8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382" style:parent-style-name="Body text (5)">
      <style:paragraph-properties fo:background-color="transparent" fo:margin-top="14.780cm" fo:margin-bottom="0.000cm" fo:line-height="0.353cm" fo:margin-left="7.091cm" fo:margin-right="0.000cm" fo:text-indent="0.013cm" fo:text-align="left" style:page-number="auto"/>
      <style:text-properties/>
    </style:style>
    <style:style style:family="paragraph" style:name="P238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384" style:parent-style-name="Body text (2)">
      <style:paragraph-properties fo:background-color="transparent" fo:margin-top="0.000cm" fo:margin-bottom="0.000cm" fo:line-height="0.423cm" fo:margin-left="1.799cm" fo:margin-right="0.000cm" fo:text-indent="-0.004cm" fo:text-align="left" style:page-number="auto"/>
      <style:text-properties/>
    </style:style>
    <style:style style:family="paragraph" style:name="P238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3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88" style:parent-style-name="Body text (2)">
      <style:paragraph-properties fo:background-color="transparent" fo:margin-top="0.000cm" fo:margin-bottom="0.000cm" fo:line-height="0.423cm" fo:margin-left="0.000cm" fo:margin-right="0.000cm" fo:text-indent="0.154cm" fo:text-align="left" style:page-number="auto"/>
      <style:text-properties/>
    </style:style>
    <style:style style:family="paragraph" style:name="P23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9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394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395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23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97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39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39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4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03" style:parent-style-name="Header or footer (4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4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0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41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41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41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413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414" style:parent-style-name="Body text (6)">
      <style:paragraph-properties fo:background-color="transparent" fo:margin-top="0.000cm" fo:margin-bottom="0.000cm" fo:margin-left="1.341cm" fo:margin-right="0.000cm" fo:text-indent="-0.011cm" style:page-number="auto">
        <style:tab-stops>
          <style:tab-stop style:position="1.245cm" style:type="left"/>
        </style:tab-stops>
      </style:paragraph-properties>
      <style:text-properties/>
    </style:style>
    <style:style style:family="paragraph" style:name="P2415" style:parent-style-name="Body text (2)">
      <style:paragraph-properties fo:background-color="transparent" fo:margin-top="0.000cm" fo:margin-bottom="0.000cm" fo:line-height="0.423cm" fo:margin-left="0.000cm" fo:margin-right="0.000cm" fo:text-indent="0.141cm" fo:text-align="left" style:page-number="auto"/>
      <style:text-properties/>
    </style:style>
    <style:style style:family="paragraph" style:name="P24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1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418" style:parent-style-name="Body text (2)">
      <style:paragraph-properties fo:background-color="transparent" fo:margin-top="0.000cm" fo:margin-bottom="0.000cm" fo:line-height="0.423cm" fo:margin-left="0.000cm" fo:margin-right="0.000cm" fo:text-indent="0.072cm" fo:text-align="left" style:page-number="auto"/>
      <style:text-properties/>
    </style:style>
    <style:style style:family="paragraph" style:name="P24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20" style:parent-style-name="Body text (2)">
      <style:paragraph-properties fo:background-color="transparent" fo:margin-top="0.000cm" fo:margin-bottom="0.000cm" fo:line-height="0.423cm" fo:margin-left="2.011cm" fo:margin-right="0.000cm" fo:text-indent="-0.004cm" fo:text-align="left" style:page-number="auto"/>
      <style:text-properties/>
    </style:style>
    <style:style style:family="paragraph" style:name="P24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22" style:parent-style-name="Body text (5)">
      <style:paragraph-properties fo:background-color="transparent" fo:margin-top="1.233cm" fo:margin-bottom="0.000cm" fo:line-height="0.353cm" fo:margin-left="7.126cm" fo:margin-right="0.000cm" fo:text-indent="-0.014cm" fo:text-align="left" style:page-number="auto"/>
      <style:text-properties/>
    </style:style>
    <style:style style:family="paragraph" style:name="P2423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424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2425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2426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2427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428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8.094cm" style:type="right"/>
          <style:tab-stop style:position="8.221cm" style:type="left"/>
        </style:tab-stops>
      </style:paragraph-properties>
      <style:text-properties/>
    </style:style>
    <style:style style:family="paragraph" style:name="P2429" style:parent-style-name="Header or footer">
      <style:paragraph-properties fo:background-color="transparent" fo:margin-top="0.000cm" fo:margin-bottom="0.000cm" fo:margin-left="1.764cm" fo:margin-right="0.000cm" fo:text-indent="-0.003cm" fo:text-align="left" style:page-number="auto"/>
      <style:text-properties/>
    </style:style>
    <style:style style:family="paragraph" style:name="P2430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2431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24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3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4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36" style:parent-style-name="Body text (2)">
      <style:paragraph-properties fo:background-color="transparent" fo:margin-top="0.000cm" fo:margin-bottom="0.000cm" fo:line-height="0.406cm" fo:margin-left="0.000cm" fo:margin-right="0.000cm" fo:text-indent="0.068cm" fo:text-align="left" style:page-number="auto"/>
      <style:text-properties/>
    </style:style>
    <style:style style:family="paragraph" style:name="P243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438" style:parent-style-name="Header or footer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4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4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442" style:parent-style-name="Body text (2)">
      <style:paragraph-properties fo:background-color="transparent" fo:margin-top="0.000cm" fo:margin-bottom="0.000cm" fo:line-height="0.423cm" fo:margin-left="0.000cm" fo:margin-right="0.000cm" fo:text-indent="0.057cm" fo:text-align="left" style:page-number="auto"/>
      <style:text-properties/>
    </style:style>
    <style:style style:family="paragraph" style:name="P24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44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24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4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4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4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4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51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4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53" style:parent-style-name="Header or footer (4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454" style:parent-style-name="Body text (2)">
      <style:paragraph-properties fo:background-color="transparent" fo:margin-top="0.000cm" fo:margin-bottom="0.000cm" fo:line-height="0.423cm" fo:margin-left="0.000cm" fo:margin-right="0.000cm" fo:text-indent="0.169cm" fo:text-align="left" style:page-number="auto"/>
      <style:text-properties/>
    </style:style>
    <style:style style:family="paragraph" style:name="P245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4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58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45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4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61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4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63" style:parent-style-name="Body text (2)">
      <style:paragraph-properties fo:background-color="transparent" fo:margin-top="0.000cm" fo:margin-bottom="0.000cm" fo:line-height="0.423cm" fo:margin-left="0.000cm" fo:margin-right="0.000cm" fo:text-indent="0.143cm" fo:text-align="left" style:page-number="auto"/>
      <style:text-properties/>
    </style:style>
    <style:style style:family="paragraph" style:name="P24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65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4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67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246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46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47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4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74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475" style:parent-style-name="Heading #1">
      <style:paragraph-properties fo:keep-with-next="always" fo:keep-together="always" fo:background-color="transparent" fo:margin-top="0.000cm" fo:margin-bottom="0.000cm" fo:line-height="0.406cm" fo:margin-left="0.000cm" fo:margin-right="0.000cm" fo:text-indent="0.000cm" fo:text-align="center" style:page-number="auto"/>
      <style:text-properties/>
    </style:style>
    <style:style style:family="paragraph" style:name="P24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77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478" style:parent-style-name="Body text (2)">
      <style:paragraph-properties fo:background-color="transparent" fo:margin-top="0.000cm" fo:margin-bottom="0.000cm" fo:line-height="0.423cm" fo:margin-left="0.000cm" fo:margin-right="0.000cm" fo:text-indent="0.154cm" fo:text-align="left" style:page-number="auto"/>
      <style:text-properties/>
    </style:style>
    <style:style style:family="paragraph" style:name="P2479" style:parent-style-name="Body text (2)">
      <style:paragraph-properties fo:background-color="transparent" fo:margin-top="0.000cm" fo:margin-bottom="0.318cm" fo:line-height="0.423cm" fo:margin-left="0.000cm" fo:margin-right="0.000cm" fo:text-indent="0.000cm" style:page-number="auto"/>
      <style:text-properties/>
    </style:style>
    <style:style style:family="paragraph" style:name="P2480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48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482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2483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4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86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2487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48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48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4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9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49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49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49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49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4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98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499" style:parent-style-name="Body text (2)">
      <style:paragraph-properties fo:background-color="transparent" fo:margin-top="0.000cm" fo:margin-bottom="0.635cm" fo:line-height="0.745cm" fo:margin-left="0.000cm" fo:margin-right="0.000cm" fo:text-indent="0.064cm" fo:text-align="justify" style:page-number="auto">
        <style:tab-stops>
          <style:tab-stop style:position="1.276cm" style:type="left"/>
        </style:tab-stops>
      </style:paragraph-properties>
      <style:text-properties/>
    </style:style>
    <style:style style:family="paragraph" style:name="P2500" style:parent-style-name="Body text (2)">
      <style:paragraph-properties fo:background-color="transparent" fo:margin-top="0.000cm" fo:margin-bottom="0.000cm" fo:line-height="1.105cm" fo:margin-left="0.000cm" fo:margin-right="0.000cm" fo:text-indent="0.104cm" fo:text-align="left" style:page-number="auto"/>
      <style:text-properties/>
    </style:style>
    <style:style style:family="paragraph" style:name="P25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02" style:parent-style-name="Body text (5)">
      <style:paragraph-properties fo:break-after="page" fo:background-color="transparent" fo:margin-top="0.000cm" fo:margin-bottom="0.000cm" fo:line-height="0.353cm" fo:margin-left="7.938cm" fo:margin-right="0.000cm" fo:text-indent="-0.013cm" fo:text-align="left" style:page-number="auto"/>
      <style:text-properties/>
    </style:style>
    <style:style style:family="paragraph" style:name="P25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05" style:parent-style-name="Body text (5)">
      <style:paragraph-properties fo:background-color="transparent" fo:margin-top="0.000cm" fo:margin-bottom="0.000cm" fo:line-height="0.353cm" fo:margin-left="7.197cm" fo:margin-right="0.000cm" fo:text-indent="0.000cm" fo:text-align="left" style:page-number="auto"/>
      <style:text-properties/>
    </style:style>
    <style:style style:family="paragraph" style:name="P25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0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5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11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25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13" style:parent-style-name="Body text (2)">
      <style:paragraph-properties fo:background-color="transparent" fo:margin-top="0.000cm" fo:margin-bottom="0.000cm" fo:line-height="0.406cm" fo:margin-left="0.000cm" fo:margin-right="0.000cm" fo:text-indent="0.068cm" fo:text-align="left" style:page-number="auto"/>
      <style:text-properties/>
    </style:style>
    <style:style style:family="paragraph" style:name="P2514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25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1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51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5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19" style:parent-style-name="Body text (2)">
      <style:paragraph-properties fo:background-color="transparent" fo:margin-top="0.000cm" fo:margin-bottom="0.000cm" fo:line-height="0.406cm" fo:margin-left="0.000cm" fo:margin-right="0.000cm" fo:text-indent="0.068cm" fo:text-align="left" style:page-number="auto"/>
      <style:text-properties/>
    </style:style>
    <style:style style:family="paragraph" style:name="P2520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521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25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2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524" style:parent-style-name="Body text (2)">
      <style:paragraph-properties fo:background-color="transparent" fo:margin-top="0.000cm" fo:margin-bottom="0.000cm" fo:line-height="0.489cm" fo:margin-left="0.000cm" fo:margin-right="0.000cm" fo:text-indent="0.054cm" fo:text-align="justify" style:page-number="auto"/>
      <style:text-properties/>
    </style:style>
    <style:style style:family="paragraph" style:name="P252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526" style:parent-style-name="Header or footer (4)">
      <style:paragraph-properties fo:background-color="transparent" fo:margin-top="0.000cm" fo:margin-bottom="0.628cm" fo:margin-left="3.528cm" fo:margin-right="0.000cm" fo:text-indent="0.011cm" fo:text-align="left" style:page-number="auto"/>
      <style:text-properties/>
    </style:style>
    <style:style style:family="paragraph" style:name="P2527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52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52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53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532" style:parent-style-name="Body text (2)">
      <style:paragraph-properties fo:background-color="transparent" fo:margin-top="0.000cm" fo:margin-bottom="0.000cm" fo:line-height="0.423cm" fo:margin-left="0.000cm" fo:margin-right="0.000cm" fo:text-indent="0.072cm" fo:text-align="left" style:page-number="auto"/>
      <style:text-properties/>
    </style:style>
    <style:style style:family="paragraph" style:name="P2533" style:parent-style-name="Body text (2)">
      <style:paragraph-properties fo:background-color="transparent" fo:margin-top="0.318cm" fo:margin-bottom="0.000cm" fo:line-height="0.423cm" fo:margin-left="0.000cm" fo:margin-right="0.000cm" fo:text-indent="0.000cm" style:page-number="auto"/>
      <style:text-properties/>
    </style:style>
    <style:style style:family="paragraph" style:name="P253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5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36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2537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253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5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4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5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4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5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44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5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46" style:parent-style-name="Body text (2)">
      <style:paragraph-properties fo:background-color="transparent" fo:margin-top="0.000cm" fo:margin-bottom="0.000cm" fo:line-height="0.423cm" fo:margin-left="1.764cm" fo:margin-right="0.000cm" fo:text-indent="-0.011cm" fo:text-align="left" style:page-number="auto"/>
      <style:text-properties/>
    </style:style>
    <style:style style:family="paragraph" style:name="P2547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5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49" style:parent-style-name="Header or footer (4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550" style:parent-style-name="Body text (9)">
      <style:paragraph-properties fo:background-color="transparent" fo:margin-top="0.000cm" fo:margin-bottom="0.000cm" fo:margin-left="0.000cm" fo:margin-right="0.000cm" fo:text-indent="0.225cm" style:page-number="auto"/>
      <style:text-properties/>
    </style:style>
    <style:style style:family="paragraph" style:name="P25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53" style:parent-style-name="Body text (2)">
      <style:paragraph-properties fo:background-color="transparent" fo:margin-top="0.000cm" fo:margin-bottom="0.635cm" fo:line-height="0.745cm" fo:margin-left="2.611cm" fo:margin-right="0.000cm" fo:text-indent="-1.307cm" fo:text-align="justify" style:page-number="auto">
        <style:tab-stops>
          <style:tab-stop style:position="-0.066cm" style:type="left"/>
        </style:tab-stops>
      </style:paragraph-properties>
      <style:text-properties/>
    </style:style>
    <style:style style:family="paragraph" style:name="P255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555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2556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25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6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561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2562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5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6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5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66" style:parent-style-name="Body text (9)">
      <style:paragraph-properties fo:background-color="transparent" fo:margin-top="0.000cm" fo:margin-bottom="0.000cm" fo:margin-left="0.000cm" fo:margin-right="2.364cm" fo:text-indent="0.070cm" fo:text-align="left" style:page-number="auto"/>
      <style:text-properties/>
    </style:style>
    <style:style style:family="paragraph" style:name="P2567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25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6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57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5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7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573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574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257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5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7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578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5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8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5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83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2584" style:parent-style-name="Header or footer">
      <style:paragraph-properties fo:background-color="transparent" fo:margin-top="0.000cm" fo:margin-bottom="0.000cm" fo:margin-left="1.870cm" fo:margin-right="0.000cm" fo:text-indent="-0.016cm" fo:text-align="left" style:page-number="auto"/>
      <style:text-properties/>
    </style:style>
    <style:style style:family="paragraph" style:name="P2585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586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258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5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8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59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5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92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59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594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2595" style:parent-style-name="Body text (7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596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597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5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99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260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6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02" style:parent-style-name="Body text (2)">
      <style:paragraph-properties fo:background-color="transparent" fo:margin-top="0.000cm" fo:margin-bottom="0.000cm" fo:line-height="0.423cm" fo:margin-left="0.000cm" fo:margin-right="0.000cm" fo:text-indent="0.155cm" fo:text-align="left" style:page-number="auto"/>
      <style:text-properties/>
    </style:style>
    <style:style style:family="paragraph" style:name="P26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0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605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2606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26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0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6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11" style:parent-style-name="Body text (4)">
      <style:paragraph-properties fo:background-color="transparent" fo:margin-top="0.000cm" fo:margin-bottom="0.000cm" fo:margin-left="0.000cm" fo:margin-right="0.035cm" fo:text-indent="0.000cm" style:page-number="auto"/>
      <style:text-properties/>
    </style:style>
    <style:style style:family="paragraph" style:name="P261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61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61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615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2616" style:parent-style-name="Body text (2)">
      <style:paragraph-properties fo:background-color="transparent" fo:margin-top="0.318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617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61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6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20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621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6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23" style:parent-style-name="Body text (2)">
      <style:paragraph-properties fo:background-color="transparent" fo:margin-top="0.000cm" fo:margin-bottom="0.000cm" fo:line-height="0.423cm" fo:margin-left="2.646cm" fo:margin-right="0.000cm" fo:text-indent="0.013cm" fo:text-align="left" style:page-number="auto"/>
      <style:text-properties/>
    </style:style>
    <style:style style:family="paragraph" style:name="P2624" style:parent-style-name="Header or footer">
      <style:paragraph-properties fo:background-color="transparent" fo:margin-top="0.000cm" fo:margin-bottom="0.000cm" fo:margin-left="2.399cm" fo:margin-right="0.000cm" fo:text-indent="0.014cm" fo:text-align="left" style:page-number="auto"/>
      <style:text-properties/>
    </style:style>
    <style:style style:family="paragraph" style:name="P26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2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6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2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630" style:parent-style-name="Body text (2)">
      <style:paragraph-properties fo:background-color="transparent" fo:margin-top="0.000cm" fo:margin-bottom="0.000cm" fo:line-height="0.423cm" fo:margin-left="0.000cm" fo:margin-right="0.000cm" fo:text-indent="0.154cm" fo:text-align="left" style:page-number="auto"/>
      <style:text-properties/>
    </style:style>
    <style:style style:family="paragraph" style:name="P26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32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633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2634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26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38" style:parent-style-name="Table caption (4)">
      <style:paragraph-properties fo:background-color="transparent" fo:margin-top="0.000cm" fo:margin-bottom="0.000cm" fo:line-height="0.353cm" fo:margin-left="0.000cm" fo:margin-right="0.000cm" fo:text-indent="0.000cm" fo:text-align="left" style:page-number="auto"/>
      <style:text-properties/>
    </style:style>
    <style:style style:family="paragraph" style:name="P26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40" style:parent-style-name="Body text (2)">
      <style:paragraph-properties fo:background-color="transparent" fo:margin-top="0.000cm" fo:margin-bottom="0.000cm" fo:line-height="0.423cm" fo:margin-left="0.000cm" fo:margin-right="0.000cm" fo:text-indent="0.141cm" fo:text-align="left" style:page-number="auto"/>
      <style:text-properties/>
    </style:style>
    <style:style style:family="paragraph" style:name="P2641" style:parent-style-name="Body text (2)">
      <style:paragraph-properties fo:background-color="transparent" fo:margin-top="0.000cm" fo:margin-bottom="0.318cm" fo:line-height="0.423cm" fo:margin-left="2.540cm" fo:margin-right="0.000cm" fo:text-indent="0.000cm" fo:text-align="left" style:page-number="auto"/>
      <style:text-properties/>
    </style:style>
    <style:style style:family="paragraph" style:name="P26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43" style:parent-style-name="Body text (2)">
      <style:paragraph-properties fo:background-color="transparent" fo:margin-top="0.000cm" fo:margin-bottom="0.000cm" fo:line-height="0.423cm" fo:margin-left="1.799cm" fo:margin-right="0.000cm" fo:text-indent="-0.013cm" fo:text-align="left" style:page-number="auto"/>
      <style:text-properties/>
    </style:style>
    <style:style style:family="paragraph" style:name="P26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45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646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2647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26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49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2650" style:parent-style-name="Body text (2)">
      <style:paragraph-properties fo:background-color="transparent" fo:margin-top="0.000cm" fo:margin-bottom="0.000cm" fo:line-height="0.423cm" fo:margin-left="1.446cm" fo:margin-right="0.000cm" fo:text-indent="0.010cm" fo:text-align="left" style:page-number="auto"/>
      <style:text-properties/>
    </style:style>
    <style:style style:family="paragraph" style:name="P26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53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65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655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265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6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59" style:parent-style-name="Body text (2)">
      <style:paragraph-properties fo:background-color="transparent" fo:margin-top="0.000cm" fo:margin-bottom="0.000cm" fo:line-height="0.423cm" fo:margin-left="0.670cm" fo:margin-right="0.000cm" fo:text-indent="0.007cm" fo:text-align="left" style:page-number="auto"/>
      <style:text-properties/>
    </style:style>
    <style:style style:family="paragraph" style:name="P26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61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26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63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66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665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6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6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669" style:parent-style-name="Body text (2)">
      <style:paragraph-properties fo:background-color="transparent" fo:margin-top="0.000cm" fo:margin-bottom="0.530cm" fo:line-height="0.745cm" fo:margin-left="2.575cm" fo:margin-right="0.000cm" fo:text-indent="-1.263cm" fo:text-align="justify" style:page-number="auto">
        <style:tab-stops>
          <style:tab-stop style:position="-0.027cm" style:type="left"/>
        </style:tab-stops>
      </style:paragraph-properties>
      <style:text-properties/>
    </style:style>
    <style:style style:family="paragraph" style:name="P26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7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673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2674" style:parent-style-name="Header or footer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675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2676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67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678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6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8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68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68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6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8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6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86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2687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2688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689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690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691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269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693" style:parent-style-name="Body text (2)">
      <style:paragraph-properties fo:background-color="transparent" fo:margin-top="0.000cm" fo:margin-bottom="0.000cm" fo:line-height="0.423cm" fo:margin-left="1.799cm" fo:margin-right="0.000cm" fo:text-indent="-0.013cm" fo:text-align="left" style:page-number="auto"/>
      <style:text-properties/>
    </style:style>
    <style:style style:family="paragraph" style:name="P2694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695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26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9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698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2699" style:parent-style-name="Body text (2)">
      <style:paragraph-properties fo:background-color="transparent" fo:margin-top="0.000cm" fo:margin-bottom="0.000cm" fo:line-height="0.423cm" fo:margin-left="0.000cm" fo:margin-right="0.000cm" fo:text-indent="0.169cm" fo:text-align="left" style:page-number="auto"/>
      <style:text-properties/>
    </style:style>
    <style:style style:family="paragraph" style:name="P2700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7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0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703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704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27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06" style:parent-style-name="Body text (2)">
      <style:paragraph-properties fo:background-color="transparent" fo:margin-top="0.000cm" fo:margin-bottom="0.536cm" fo:line-height="0.576cm" fo:margin-left="0.035cm" fo:margin-right="0.000cm" fo:text-indent="0.000cm" style:page-number="auto"/>
      <style:text-properties/>
    </style:style>
    <style:style style:family="paragraph" style:name="P2707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27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10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7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1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71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7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1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717" style:parent-style-name="Body text (6)">
      <style:paragraph-properties fo:background-color="transparent" fo:margin-top="0.000cm" fo:margin-bottom="0.635cm" fo:line-height="0.737cm" fo:margin-left="0.000cm" fo:margin-right="0.000cm" fo:text-indent="0.083cm" style:page-number="auto">
        <style:tab-stops>
          <style:tab-stop style:position="1.275cm" style:type="left"/>
        </style:tab-stops>
      </style:paragraph-properties>
      <style:text-properties/>
    </style:style>
    <style:style style:family="paragraph" style:name="P27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21" style:parent-style-name="Body text (2)">
      <style:paragraph-properties fo:background-color="transparent" fo:margin-top="0.000cm" fo:margin-bottom="0.000cm" fo:line-height="0.423cm" fo:margin-left="0.000cm" fo:margin-right="0.000cm" fo:text-indent="0.154cm" fo:text-align="left" style:page-number="auto"/>
      <style:text-properties/>
    </style:style>
    <style:style style:family="paragraph" style:name="P272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7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2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725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72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727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27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29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2730" style:parent-style-name="Body text (2)">
      <style:paragraph-properties fo:background-color="transparent" fo:margin-top="0.000cm" fo:margin-bottom="0.000cm" fo:line-height="0.423cm" fo:margin-left="0.706cm" fo:margin-right="0.000cm" fo:text-indent="-0.011cm" fo:text-align="left" style:page-number="auto"/>
      <style:text-properties/>
    </style:style>
    <style:style style:family="paragraph" style:name="P27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3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733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7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37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738" style:parent-style-name="Body text (14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273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740" style:parent-style-name="Body text (2)">
      <style:paragraph-properties fo:background-color="transparent" fo:margin-top="0.000cm" fo:margin-bottom="0.000cm" fo:line-height="0.423cm" fo:margin-left="0.000cm" fo:margin-right="0.000cm" fo:text-indent="0.072cm" fo:text-align="left" style:page-number="auto"/>
      <style:text-properties/>
    </style:style>
    <style:style style:family="paragraph" style:name="P274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742" style:parent-style-name="Table caption (3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27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45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746" style:parent-style-name="Body text (2)">
      <style:paragraph-properties fo:background-color="transparent" fo:margin-top="0.000cm" fo:margin-bottom="0.000cm" fo:line-height="0.423cm" fo:margin-left="0.670cm" fo:margin-right="0.000cm" fo:text-indent="0.011cm" fo:text-align="left" style:page-number="auto"/>
      <style:text-properties/>
    </style:style>
    <style:style style:family="paragraph" style:name="P27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48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2749" style:parent-style-name="Body text (2)">
      <style:paragraph-properties fo:background-color="transparent" fo:margin-top="0.000cm" fo:margin-bottom="0.000cm" fo:line-height="0.406cm" fo:margin-left="0.000cm" fo:margin-right="0.318cm" fo:text-indent="0.000cm" fo:text-align="right" style:page-number="auto"/>
      <style:text-properties/>
    </style:style>
    <style:style style:family="paragraph" style:name="P2750" style:parent-style-name="Body text (2)">
      <style:paragraph-properties fo:background-color="transparent" fo:margin-top="0.000cm" fo:margin-bottom="0.000cm" fo:line-height="0.423cm" fo:margin-left="1.058cm" fo:margin-right="0.000cm" fo:text-indent="-0.017cm" fo:text-align="left" style:page-number="auto"/>
      <style:text-properties/>
    </style:style>
    <style:style style:family="paragraph" style:name="P27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52" style:parent-style-name="Body text (2)">
      <style:paragraph-properties fo:background-color="transparent" fo:margin-top="0.000cm" fo:margin-bottom="0.000cm" fo:line-height="0.423cm" fo:margin-left="1.058cm" fo:margin-right="0.000cm" fo:text-indent="-0.017cm" fo:text-align="left" style:page-number="auto"/>
      <style:text-properties/>
    </style:style>
    <style:style style:family="paragraph" style:name="P2753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754" style:parent-style-name="Body text (9)">
      <style:paragraph-properties fo:background-color="transparent" fo:margin-top="0.000cm" fo:margin-bottom="0.523cm" fo:margin-left="5.115cm" fo:margin-right="0.000cm" fo:text-indent="-0.014cm" style:page-number="auto">
        <style:tab-stops>
          <style:tab-stop style:position="7.034cm" style:type="right"/>
          <style:tab-stop style:position="9.397cm" style:type="right"/>
        </style:tab-stops>
      </style:paragraph-properties>
      <style:text-properties/>
    </style:style>
    <style:style style:family="paragraph" style:name="P2755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2756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2757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758" style:parent-style-name="Body text (11)">
      <style:paragraph-properties fo:background-color="transparent" fo:margin-top="0.000cm" fo:margin-bottom="0.000cm" fo:line-height="0.388cm" fo:margin-left="0.000cm" fo:margin-right="0.000cm" fo:text-indent="0.000cm" style:page-number="auto"/>
      <style:text-properties/>
    </style:style>
    <style:style style:family="paragraph" style:name="P27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61" style:parent-style-name="Body text (2)">
      <style:paragraph-properties fo:background-color="transparent" fo:margin-top="0.000cm" fo:margin-bottom="0.530cm" fo:margin-left="0.035cm" fo:margin-right="0.000cm" fo:text-indent="0.000cm" style:page-number="auto"/>
      <style:text-properties/>
    </style:style>
    <style:style style:family="paragraph" style:name="P2762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27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64" style:parent-style-name="Header or footer (4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7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6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7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69" style:parent-style-name="Body text (9)">
      <style:paragraph-properties fo:background-color="transparent" fo:margin-top="0.000cm" fo:margin-bottom="0.000cm" fo:line-height="0.423cm" fo:margin-left="0.000cm" fo:margin-right="0.000cm" fo:text-indent="0.054cm" fo:text-align="left" style:page-number="auto"/>
      <style:text-properties/>
    </style:style>
    <style:style style:family="paragraph" style:name="P2770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771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2772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277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7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7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77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77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7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79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278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781" style:parent-style-name="Body text (2)">
      <style:paragraph-properties fo:background-color="transparent" fo:margin-top="0.000cm" fo:margin-bottom="0.000cm" fo:line-height="0.406cm" fo:margin-left="0.000cm" fo:margin-right="0.000cm" fo:text-indent="0.068cm" fo:text-align="left" style:page-number="auto"/>
      <style:text-properties/>
    </style:style>
    <style:style style:family="paragraph" style:name="P278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783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7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8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78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78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789" style:parent-style-name="Body text (2)">
      <style:paragraph-properties fo:background-color="transparent" fo:margin-top="0.000cm" fo:margin-bottom="20.703cm" fo:margin-left="2.646cm" fo:margin-right="6.668cm" fo:text-indent="0.009cm" fo:text-align="left" style:page-number="auto"/>
      <style:text-properties/>
    </style:style>
    <style:style style:family="paragraph" style:name="P279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79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7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9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79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79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7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9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800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280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8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09" style:parent-style-name="Body text (2)">
      <style:paragraph-properties fo:background-color="transparent" fo:margin-top="0.000cm" fo:margin-bottom="0.000cm" fo:line-height="0.423cm" fo:margin-left="0.000cm" fo:margin-right="2.117cm" fo:text-indent="0.000cm" fo:text-align="right" style:page-number="auto"/>
      <style:text-properties/>
    </style:style>
    <style:style style:family="paragraph" style:name="P281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81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8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1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814" style:parent-style-name="Header or footer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8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1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818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8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20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2821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8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24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2825" style:parent-style-name="Table of contents (4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8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27" style:parent-style-name="Body text (2)">
      <style:paragraph-properties fo:background-color="transparent" fo:margin-top="0.000cm" fo:margin-bottom="0.000cm" fo:line-height="0.728cm" fo:margin-left="1.482cm" fo:margin-right="0.000cm" fo:text-indent="-0.017cm" fo:text-align="left" style:page-number="auto"/>
      <style:text-properties/>
    </style:style>
    <style:style style:family="paragraph" style:name="P28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29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8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3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832" style:parent-style-name="Body text (2)">
      <style:paragraph-properties fo:background-color="transparent" fo:margin-top="0.000cm" fo:margin-bottom="2.216cm" fo:margin-left="2.611cm" fo:margin-right="6.703cm" fo:text-indent="-0.014cm" fo:text-align="left" style:page-number="auto"/>
      <style:text-properties/>
    </style:style>
    <style:style style:family="paragraph" style:name="P2833" style:parent-style-name="Body text (2)">
      <style:paragraph-properties fo:background-color="transparent" fo:margin-top="0.000cm" fo:margin-bottom="0.603cm" fo:line-height="0.423cm" fo:margin-left="0.000cm" fo:margin-right="0.000cm" fo:text-indent="0.054cm" fo:text-align="left" style:page-number="auto"/>
      <style:text-properties/>
    </style:style>
    <style:style style:family="paragraph" style:name="P283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83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83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837" style:parent-style-name="Body text (5)">
      <style:paragraph-properties fo:background-color="transparent" fo:margin-top="1.339cm" fo:margin-bottom="0.000cm" fo:line-height="0.353cm" fo:margin-left="7.620cm" fo:margin-right="0.000cm" fo:text-indent="0.017cm" fo:text-align="left" style:page-number="auto"/>
      <style:text-properties/>
    </style:style>
    <style:style style:family="paragraph" style:name="P28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39" style:parent-style-name="Body text (2)">
      <style:paragraph-properties fo:background-color="transparent" fo:margin-top="0.000cm" fo:margin-bottom="0.000cm" fo:line-height="0.423cm" fo:margin-left="2.011cm" fo:margin-right="0.000cm" fo:text-indent="0.004cm" fo:text-align="left" style:page-number="auto"/>
      <style:text-properties/>
    </style:style>
    <style:style style:family="paragraph" style:name="P28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4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8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45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2846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847" style:parent-style-name="Body text (2)">
      <style:paragraph-properties fo:background-color="transparent" fo:margin-top="0.000cm" fo:margin-bottom="0.000cm" fo:line-height="0.423cm" fo:margin-left="2.011cm" fo:margin-right="0.000cm" fo:text-indent="0.004cm" fo:text-align="left" style:page-number="auto"/>
      <style:text-properties/>
    </style:style>
    <style:style style:family="paragraph" style:name="P2848" style:parent-style-name="Body text (2)">
      <style:paragraph-properties fo:background-color="transparent" fo:margin-top="0.000cm" fo:margin-bottom="0.000cm" fo:line-height="0.423cm" fo:margin-left="0.423cm" fo:margin-right="0.000cm" fo:text-indent="-0.008cm" fo:text-align="left" style:page-number="auto"/>
      <style:text-properties/>
    </style:style>
    <style:style style:family="paragraph" style:name="P28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5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852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285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854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8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56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8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58" style:parent-style-name="Body text (2)">
      <style:paragraph-properties fo:background-color="transparent" fo:margin-top="0.000cm" fo:margin-bottom="0.000cm" fo:line-height="0.423cm" fo:margin-left="0.000cm" fo:margin-right="0.000cm" fo:text-indent="0.141cm" fo:text-align="left" style:page-number="auto"/>
      <style:text-properties/>
    </style:style>
    <style:style style:family="paragraph" style:name="P2859" style:parent-style-name="Body text (2)">
      <style:paragraph-properties fo:background-color="transparent" fo:margin-top="0.000cm" fo:margin-bottom="0.000cm" fo:line-height="0.423cm" fo:margin-left="2.011cm" fo:margin-right="0.000cm" fo:text-indent="0.004cm" fo:text-align="left" style:page-number="auto"/>
      <style:text-properties/>
    </style:style>
    <style:style style:family="paragraph" style:name="P28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61" style:parent-style-name="Body text (2)">
      <style:paragraph-properties fo:background-color="transparent" fo:margin-top="0.000cm" fo:margin-bottom="0.000cm" fo:line-height="0.423cm" fo:margin-left="0.000cm" fo:margin-right="0.000cm" fo:text-indent="0.072cm" fo:text-align="left" style:page-number="auto"/>
      <style:text-properties/>
    </style:style>
    <style:style style:family="paragraph" style:name="P2862" style:parent-style-name="Body text (2)">
      <style:paragraph-properties fo:background-color="transparent" fo:margin-top="0.000cm" fo:margin-bottom="0.000cm" fo:line-height="0.423cm" fo:margin-left="0.000cm" fo:margin-right="0.000cm" fo:text-indent="0.056cm" fo:text-align="left" style:page-number="auto"/>
      <style:text-properties/>
    </style:style>
    <style:style style:family="paragraph" style:name="P2863" style:parent-style-name="Body text (2)">
      <style:paragraph-properties fo:background-color="transparent" fo:margin-top="0.000cm" fo:margin-bottom="0.000cm" fo:line-height="0.423cm" fo:margin-left="2.963cm" fo:margin-right="0.000cm" fo:text-indent="0.017cm" fo:text-align="left" style:page-number="auto"/>
      <style:text-properties/>
    </style:style>
    <style:style style:family="paragraph" style:name="P28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65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8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67" style:parent-style-name="Body text (5)">
      <style:paragraph-properties fo:break-after="page" fo:background-color="transparent" fo:margin-top="1.656cm" fo:margin-bottom="0.000cm" fo:line-height="0.353cm" fo:margin-left="7.620cm" fo:margin-right="0.000cm" fo:text-indent="-0.017cm" fo:text-align="left" style:page-number="auto"/>
      <style:text-properties/>
    </style:style>
    <style:style style:family="paragraph" style:name="P2868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286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87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871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2872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87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874" style:parent-style-name="Body text (2)">
      <style:paragraph-properties fo:background-color="transparent" fo:margin-top="0.000cm" fo:margin-bottom="0.000cm" fo:line-height="0.423cm" fo:margin-left="1.764cm" fo:margin-right="0.000cm" fo:text-indent="0.006cm" fo:text-align="left" style:page-number="auto"/>
      <style:text-properties/>
    </style:style>
    <style:style style:family="paragraph" style:name="P28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7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8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78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879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880" style:parent-style-name="Body text (2)">
      <style:paragraph-properties fo:background-color="transparent" fo:margin-top="0.000cm" fo:margin-bottom="0.000cm" fo:line-height="0.423cm" fo:margin-left="1.799cm" fo:margin-right="0.000cm" fo:text-indent="-0.013cm" fo:text-align="left" style:page-number="auto"/>
      <style:text-properties/>
    </style:style>
    <style:style style:family="paragraph" style:name="P28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8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883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2884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8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86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887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28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9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8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9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8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94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00cm" fo:text-indent="0.000cm" fo:text-align="center" style:page-number="auto"/>
      <style:text-properties/>
    </style:style>
    <style:style style:family="paragraph" style:name="P2895" style:parent-style-name="Body text (2)">
      <style:paragraph-properties fo:background-color="transparent" fo:margin-top="0.000cm" fo:margin-bottom="0.000cm" fo:line-height="0.423cm" fo:margin-left="0.000cm" fo:margin-right="0.000cm" fo:text-indent="0.178cm" fo:text-align="left" style:page-number="auto"/>
      <style:text-properties/>
    </style:style>
    <style:style style:family="paragraph" style:name="P2896" style:parent-style-name="Body text (2)">
      <style:paragraph-properties fo:background-color="transparent" fo:margin-top="0.000cm" fo:margin-bottom="0.000cm" fo:line-height="0.423cm" fo:margin-left="0.000cm" fo:margin-right="0.000cm" fo:text-indent="0.155cm" fo:text-align="left" style:page-number="auto"/>
      <style:text-properties/>
    </style:style>
    <style:style style:family="paragraph" style:name="P289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89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8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29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0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90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90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04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290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0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0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910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2911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2912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91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1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15" style:parent-style-name="Body text (8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9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1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920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921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2922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2923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9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2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9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30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931" style:parent-style-name="Body text (2)">
      <style:paragraph-properties fo:background-color="transparent" fo:margin-top="0.000cm" fo:margin-bottom="0.000cm" fo:line-height="0.423cm" fo:margin-left="0.000cm" fo:margin-right="0.000cm" fo:text-indent="0.056cm" fo:text-align="left" style:page-number="auto"/>
      <style:text-properties/>
    </style:style>
    <style:style style:family="paragraph" style:name="P29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36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293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38" style:parent-style-name="Body text (1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293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9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4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9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4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948" style:parent-style-name="Body text (2)">
      <style:paragraph-properties fo:background-color="transparent" fo:margin-top="0.000cm" fo:margin-bottom="0.000cm" fo:line-height="0.423cm" fo:margin-left="1.446cm" fo:margin-right="0.000cm" fo:text-indent="0.010cm" fo:text-align="left" style:page-number="auto"/>
      <style:text-properties/>
    </style:style>
    <style:style style:family="paragraph" style:name="P29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50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2951" style:parent-style-name="Body text (2)">
      <style:paragraph-properties fo:background-color="transparent" fo:margin-top="0.000cm" fo:margin-bottom="0.000cm" fo:line-height="0.728cm" fo:margin-left="1.799cm" fo:margin-right="0.000cm" fo:text-indent="-0.004cm" fo:text-align="justify" style:page-number="auto">
        <style:tab-stops>
          <style:tab-stop style:position="6.793cm" style:type="left"/>
          <style:tab-stop style:position="12.751cm" style:type="right"/>
        </style:tab-stops>
      </style:paragraph-properties>
      <style:text-properties/>
    </style:style>
    <style:style style:family="paragraph" style:name="P2952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953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2954" style:parent-style-name="Body text (5)">
      <style:paragraph-properties fo:break-after="page" fo:background-color="transparent" fo:margin-top="0.000cm" fo:margin-bottom="0.000cm" fo:line-height="0.353cm" fo:margin-left="7.902cm" fo:margin-right="0.000cm" fo:text-indent="-0.011cm" fo:text-align="left" style:page-number="auto"/>
      <style:text-properties/>
    </style:style>
    <style:style style:family="paragraph" style:name="P295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57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00cm" fo:text-indent="0.000cm" fo:text-align="center" style:page-number="auto"/>
      <style:text-properties/>
    </style:style>
    <style:style style:family="paragraph" style:name="P2958" style:parent-style-name="Body text (2)">
      <style:paragraph-properties fo:background-color="transparent" fo:margin-top="0.000cm" fo:margin-bottom="0.000cm" fo:line-height="0.423cm" fo:margin-left="0.000cm" fo:margin-right="0.000cm" fo:text-indent="0.143cm" fo:text-align="left" style:page-number="auto"/>
      <style:text-properties/>
    </style:style>
    <style:style style:family="paragraph" style:name="P29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6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9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6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9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65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966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967" style:parent-style-name="Body text (6)">
      <style:paragraph-properties fo:background-color="transparent" fo:margin-top="0.000cm" fo:margin-bottom="0.000cm" fo:line-height="0.459cm" fo:margin-left="0.000cm" fo:margin-right="0.000cm" fo:text-indent="0.051cm" fo:text-align="left" style:page-number="auto"/>
      <style:text-properties/>
    </style:style>
    <style:style style:family="paragraph" style:name="P296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71" style:parent-style-name="Body text (2)">
      <style:paragraph-properties fo:background-color="transparent" fo:margin-top="0.000cm" fo:margin-bottom="0.000cm" fo:line-height="0.423cm" fo:margin-left="2.611cm" fo:margin-right="0.000cm" fo:text-indent="-0.003cm" fo:text-align="left" style:page-number="auto"/>
      <style:text-properties/>
    </style:style>
    <style:style style:family="paragraph" style:name="P2972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973" style:parent-style-name="Body text (2)">
      <style:paragraph-properties fo:background-color="transparent" fo:margin-top="0.000cm" fo:margin-bottom="0.000cm" fo:line-height="0.423cm" fo:margin-left="0.000cm" fo:margin-right="0.000cm" fo:text-indent="0.141cm" fo:text-align="left" style:page-number="auto"/>
      <style:text-properties/>
    </style:style>
    <style:style style:family="paragraph" style:name="P2974" style:parent-style-name="Body text (2)">
      <style:paragraph-properties fo:background-color="transparent" fo:margin-top="0.000cm" fo:margin-bottom="0.629cm" fo:line-height="0.737cm" fo:margin-left="0.000cm" fo:margin-right="0.000cm" fo:text-indent="0.064cm" fo:text-align="justify" style:page-number="auto"/>
      <style:text-properties/>
    </style:style>
    <style:style style:family="paragraph" style:name="P2975" style:parent-style-name="Header or footer (4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976" style:parent-style-name="Body text (2)">
      <style:paragraph-properties fo:background-color="transparent" fo:margin-top="0.000cm" fo:margin-bottom="0.000cm" fo:line-height="0.423cm" fo:margin-left="1.482cm" fo:margin-right="0.000cm" fo:text-indent="-0.017cm" fo:text-align="left" style:page-number="auto"/>
      <style:text-properties/>
    </style:style>
    <style:style style:family="paragraph" style:name="P29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78" style:parent-style-name="Table of contents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979" style:parent-style-name="Body text (2)">
      <style:paragraph-properties fo:background-color="transparent" fo:margin-top="0.000cm" fo:margin-bottom="0.000cm" fo:line-height="0.423cm" fo:margin-left="1.058cm" fo:margin-right="0.000cm" fo:text-indent="-0.017cm" fo:text-align="left" style:page-number="auto"/>
      <style:text-properties/>
    </style:style>
    <style:style style:family="paragraph" style:name="P2980" style:parent-style-name="Body text (2)">
      <style:paragraph-properties fo:background-color="transparent" fo:margin-top="0.000cm" fo:margin-bottom="0.000cm" fo:line-height="0.423cm" fo:margin-left="0.000cm" fo:margin-right="0.000cm" fo:text-indent="0.169cm" fo:text-align="left" style:page-number="auto"/>
      <style:text-properties/>
    </style:style>
    <style:style style:family="paragraph" style:name="P2981" style:parent-style-name="Body text (2)">
      <style:paragraph-properties fo:background-color="transparent" fo:margin-top="0.000cm" fo:margin-bottom="0.000cm" fo:line-height="0.423cm" fo:margin-left="1.058cm" fo:margin-right="0.000cm" fo:text-indent="-0.017cm" fo:text-align="left" style:page-number="auto"/>
      <style:text-properties/>
    </style:style>
    <style:style style:family="paragraph" style:name="P2982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983" style:parent-style-name="Body text (2)">
      <style:paragraph-properties fo:background-color="transparent" fo:margin-top="0.000cm" fo:margin-bottom="0.000cm" fo:line-height="0.423cm" fo:margin-left="0.000cm" fo:margin-right="0.000cm" fo:text-indent="0.110cm" fo:text-align="left" style:page-number="auto"/>
      <style:text-properties/>
    </style:style>
    <style:style style:family="paragraph" style:name="P29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85" style:parent-style-name="Body text (13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298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98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988" style:parent-style-name="Body text (2)">
      <style:paragraph-properties fo:background-color="transparent" fo:margin-top="0.000cm" fo:margin-bottom="0.000cm" fo:line-height="0.423cm" fo:margin-left="2.011cm" fo:margin-right="0.000cm" fo:text-indent="0.013cm" fo:text-align="left" style:page-number="auto"/>
      <style:text-properties/>
    </style:style>
    <style:style style:family="paragraph" style:name="P2989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2990" style:parent-style-name="Header or footer (4)">
      <style:paragraph-properties fo:background-color="transparent" fo:margin-top="0.000cm" fo:margin-bottom="0.628cm" fo:margin-left="4.092cm" fo:margin-right="0.000cm" fo:text-indent="0.006cm" fo:text-align="left" style:page-number="auto"/>
      <style:text-properties/>
    </style:style>
    <style:style style:family="paragraph" style:name="P299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92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9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95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299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99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98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99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0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04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0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11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3012" style:parent-style-name="Body text (2)">
      <style:paragraph-properties fo:background-color="transparent" fo:margin-top="0.000cm" fo:margin-bottom="0.000cm" fo:line-height="0.423cm" fo:margin-left="0.000cm" fo:margin-right="0.000cm" fo:text-indent="0.155cm" fo:text-align="left" style:page-number="auto"/>
      <style:text-properties/>
    </style:style>
    <style:style style:family="paragraph" style:name="P30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14" style:parent-style-name="Body text (2)">
      <style:paragraph-properties fo:background-color="transparent" fo:margin-top="0.000cm" fo:margin-bottom="0.000cm" fo:line-height="0.754cm" fo:margin-left="0.000cm" fo:margin-right="0.000cm" fo:text-indent="0.000cm" style:page-number="auto"/>
      <style:text-properties/>
    </style:style>
    <style:style style:family="paragraph" style:name="P3015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0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1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018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301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020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302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0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23" style:parent-style-name="Body text (2)">
      <style:paragraph-properties fo:background-color="transparent" fo:margin-top="0.000cm" fo:margin-bottom="0.000cm" fo:line-height="0.423cm" fo:margin-left="1.305cm" fo:margin-right="0.000cm" fo:text-indent="0.016cm" fo:text-align="left" style:page-number="auto"/>
      <style:text-properties/>
    </style:style>
    <style:style style:family="paragraph" style:name="P302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025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30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27" style:parent-style-name="Body text (2)">
      <style:paragraph-properties fo:background-color="transparent" fo:margin-top="0.000cm" fo:margin-bottom="0.000cm" fo:line-height="0.423cm" fo:margin-left="0.706cm" fo:margin-right="0.000cm" fo:text-indent="-0.011cm" fo:text-align="left" style:page-number="auto"/>
      <style:text-properties/>
    </style:style>
    <style:style style:family="paragraph" style:name="P3028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00cm" fo:text-indent="0.000cm" fo:text-align="center" style:page-number="auto"/>
      <style:text-properties/>
    </style:style>
    <style:style style:family="paragraph" style:name="P302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030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3031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3032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033" style:parent-style-name="Body text (2)">
      <style:paragraph-properties fo:background-color="transparent" fo:margin-top="0.000cm" fo:margin-bottom="0.000cm" fo:line-height="0.423cm" fo:margin-left="2.011cm" fo:margin-right="0.000cm" fo:text-indent="0.004cm" fo:text-align="left" style:page-number="auto"/>
      <style:text-properties/>
    </style:style>
    <style:style style:family="paragraph" style:name="P30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3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03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0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41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04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043" style:parent-style-name="Body text (2)">
      <style:paragraph-properties fo:background-color="transparent" fo:margin-top="0.000cm" fo:margin-bottom="0.000cm" fo:line-height="0.406cm" fo:margin-left="0.000cm" fo:margin-right="0.000cm" fo:text-indent="0.067cm" fo:text-align="left" style:page-number="auto"/>
      <style:text-properties/>
    </style:style>
    <style:style style:family="paragraph" style:name="P304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045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30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47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3048" style:parent-style-name="Body text (2)">
      <style:paragraph-properties fo:background-color="transparent" fo:margin-top="0.000cm" fo:margin-bottom="0.000cm" fo:line-height="0.423cm" fo:margin-left="0.000cm" fo:margin-right="0.000cm" fo:text-indent="0.178cm" fo:text-align="left" style:page-number="auto"/>
      <style:text-properties/>
    </style:style>
    <style:style style:family="paragraph" style:name="P3049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8.221cm" style:type="right"/>
          <style:tab-stop style:position="8.348cm" style:type="left"/>
        </style:tab-stops>
      </style:paragraph-properties>
      <style:text-properties/>
    </style:style>
    <style:style style:family="paragraph" style:name="P3050" style:parent-style-name="Body text (7)">
      <style:paragraph-properties fo:background-color="transparent" fo:margin-top="0.000cm" fo:margin-bottom="19.990cm" fo:line-height="0.423cm" fo:margin-left="1.976cm" fo:margin-right="0.000cm" fo:text-indent="-0.003cm" fo:text-align="left" style:page-number="auto"/>
      <style:text-properties/>
    </style:style>
    <style:style style:family="paragraph" style:name="P3051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305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05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0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5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0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61" style:parent-style-name="Header or footer">
      <style:paragraph-properties fo:background-color="transparent" fo:margin-top="0.000cm" fo:margin-bottom="0.000cm" fo:line-height="0.576cm" fo:margin-left="0.000cm" fo:margin-right="0.000cm" fo:text-indent="0.000cm" style:page-number="auto"/>
      <style:text-properties/>
    </style:style>
    <style:style style:family="paragraph" style:name="P306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063" style:parent-style-name="Header or footer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306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0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68" style:parent-style-name="Body text (9)">
      <style:paragraph-properties fo:background-color="transparent" fo:margin-top="0.000cm" fo:margin-bottom="0.000cm" fo:line-height="0.728cm" fo:margin-left="0.388cm" fo:margin-right="0.000cm" fo:text-indent="0.000cm" fo:text-align="center" style:page-number="auto"/>
      <style:text-properties/>
    </style:style>
    <style:style style:family="paragraph" style:name="P30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71" style:parent-style-name="Header or footer (4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3072" style:parent-style-name="Body text (2)">
      <style:paragraph-properties fo:background-color="transparent" fo:margin-top="0.000cm" fo:margin-bottom="0.000cm" fo:line-height="0.745cm" fo:margin-left="0.000cm" fo:margin-right="0.000cm" fo:text-indent="0.064cm" fo:text-align="justify" style:page-number="auto">
        <style:tab-stops>
          <style:tab-stop style:position="1.281cm" style:type="left"/>
          <style:tab-stop style:position="3.357cm" style:type="left"/>
        </style:tab-stops>
      </style:paragraph-properties>
      <style:text-properties/>
    </style:style>
    <style:style style:family="paragraph" style:name="P307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07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075" style:parent-style-name="Body text (2)">
      <style:paragraph-properties fo:background-color="transparent" fo:margin-top="0.000cm" fo:margin-bottom="0.000cm" fo:line-height="0.423cm" fo:margin-left="0.000cm" fo:margin-right="0.000cm" fo:text-indent="0.072cm" fo:text-align="left" style:page-number="auto"/>
      <style:text-properties/>
    </style:style>
    <style:style style:family="paragraph" style:name="P3076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0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8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0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82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3083" style:parent-style-name="Body text (2)">
      <style:paragraph-properties fo:background-color="transparent" fo:margin-top="0.000cm" fo:margin-bottom="0.000cm" fo:line-height="0.423cm" fo:margin-left="1.764cm" fo:margin-right="0.000cm" fo:text-indent="-0.011cm" fo:text-align="left" style:page-number="auto"/>
      <style:text-properties/>
    </style:style>
    <style:style style:family="paragraph" style:name="P308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0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88" style:parent-style-name="Body text (2)">
      <style:paragraph-properties fo:background-color="transparent" fo:margin-top="0.000cm" fo:margin-bottom="0.831cm" fo:line-height="0.423cm" fo:margin-left="0.000cm" fo:margin-right="0.000cm" fo:text-indent="0.000cm" fo:text-align="right" style:page-number="auto"/>
      <style:text-properties/>
    </style:style>
    <style:style style:family="paragraph" style:name="P3089" style:parent-style-name="Body text (6)">
      <style:paragraph-properties fo:background-color="transparent" fo:margin-top="0.000cm" fo:margin-bottom="0.629cm" fo:line-height="0.737cm" fo:margin-left="0.000cm" fo:margin-right="0.000cm" fo:text-indent="0.083cm" style:page-number="auto">
        <style:tab-stops>
          <style:tab-stop style:position="1.275cm" style:type="left"/>
        </style:tab-stops>
      </style:paragraph-properties>
      <style:text-properties/>
    </style:style>
    <style:style style:family="paragraph" style:name="P3090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309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0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93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3094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3095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309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0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00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3101" style:parent-style-name="Body text (2)">
      <style:paragraph-properties fo:background-color="transparent" fo:margin-top="0.000cm" fo:margin-bottom="0.000cm" fo:line-height="0.423cm" fo:margin-left="2.681cm" fo:margin-right="0.000cm" fo:text-indent="-0.014cm" fo:text-align="left" style:page-number="auto"/>
      <style:text-properties/>
    </style:style>
    <style:style style:family="paragraph" style:name="P31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03" style:parent-style-name="Body text (2)">
      <style:paragraph-properties fo:background-color="transparent" fo:margin-top="0.000cm" fo:margin-bottom="0.000cm" fo:line-height="0.423cm" fo:margin-left="0.000cm" fo:margin-right="0.000cm" fo:text-indent="0.155cm" fo:text-align="left" style:page-number="auto"/>
      <style:text-properties/>
    </style:style>
    <style:style style:family="paragraph" style:name="P310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1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0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1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09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311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111" style:parent-style-name="Body text (2)">
      <style:paragraph-properties fo:background-color="transparent" fo:margin-top="0.000cm" fo:margin-bottom="0.106cm" fo:line-height="0.423cm" fo:margin-left="0.000cm" fo:margin-right="0.000cm" fo:text-indent="0.000cm" style:page-number="auto"/>
      <style:text-properties/>
    </style:style>
    <style:style style:family="paragraph" style:name="P3112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31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1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1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18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1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2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121" style:parent-style-name="Body text (2)">
      <style:paragraph-properties fo:background-color="transparent" fo:margin-top="0.000cm" fo:margin-bottom="0.000cm" fo:line-height="0.406cm" fo:margin-left="0.000cm" fo:margin-right="0.000cm" fo:text-indent="0.068cm" fo:text-align="left" style:page-number="auto"/>
      <style:text-properties/>
    </style:style>
    <style:style style:family="paragraph" style:name="P3122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1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24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312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1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27" style:parent-style-name="Body text (2)">
      <style:paragraph-properties fo:background-color="transparent" fo:margin-top="0.000cm" fo:margin-bottom="0.000cm" fo:line-height="0.406cm" fo:margin-left="0.000cm" fo:margin-right="0.000cm" fo:text-indent="0.068cm" fo:text-align="left" style:page-number="auto"/>
      <style:text-properties/>
    </style:style>
    <style:style style:family="paragraph" style:name="P3128" style:parent-style-name="Body text (2)">
      <style:paragraph-properties fo:background-color="transparent" fo:margin-top="0.000cm" fo:margin-bottom="0.000cm" fo:line-height="0.423cm" fo:margin-left="0.388cm" fo:margin-right="0.000cm" fo:text-indent="0.010cm" fo:text-align="left" style:page-number="auto"/>
      <style:text-properties/>
    </style:style>
    <style:style style:family="paragraph" style:name="P312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1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3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134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135" style:parent-style-name="Body text (2)">
      <style:paragraph-properties fo:background-color="transparent" fo:margin-top="0.000cm" fo:margin-bottom="0.000cm" fo:line-height="0.423cm" fo:margin-left="0.388cm" fo:margin-right="0.000cm" fo:text-indent="0.010cm" fo:text-align="left" style:page-number="auto"/>
      <style:text-properties/>
    </style:style>
    <style:style style:family="paragraph" style:name="P31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37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1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39" style:parent-style-name="Body text (2)">
      <style:paragraph-properties fo:background-color="transparent" fo:margin-top="0.000cm" fo:margin-bottom="0.629cm" fo:line-height="0.737cm" fo:margin-left="0.000cm" fo:margin-right="0.000cm" fo:text-indent="0.060cm" fo:text-align="justify" style:page-number="auto">
        <style:tab-stops>
          <style:tab-stop style:position="1.270cm" style:type="left"/>
        </style:tab-stops>
      </style:paragraph-properties>
      <style:text-properties/>
    </style:style>
    <style:style style:family="paragraph" style:name="P3140" style:parent-style-name="Body text (2)">
      <style:paragraph-properties fo:background-color="transparent" fo:margin-top="0.000cm" fo:margin-bottom="0.000cm" fo:line-height="0.423cm" fo:margin-left="0.000cm" fo:margin-right="2.399cm" fo:text-indent="0.000cm" fo:text-align="right" style:page-number="auto"/>
      <style:text-properties/>
    </style:style>
    <style:style style:family="paragraph" style:name="P314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142" style:parent-style-name="Body text (2)">
      <style:paragraph-properties fo:background-color="transparent" fo:margin-top="0.000cm" fo:margin-bottom="0.000cm" fo:line-height="0.423cm" fo:margin-left="0.000cm" fo:margin-right="0.000cm" fo:text-indent="0.143cm" fo:text-align="left" style:page-number="auto"/>
      <style:text-properties/>
    </style:style>
    <style:style style:family="paragraph" style:name="P31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4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145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314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1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48" style:parent-style-name="Body text (2)">
      <style:paragraph-properties fo:background-color="transparent" fo:margin-top="0.000cm" fo:margin-bottom="0.635cm" fo:line-height="0.745cm" fo:margin-left="2.575cm" fo:margin-right="0.000cm" fo:text-indent="-1.263cm" fo:text-align="justify" style:page-number="auto">
        <style:tab-stops>
          <style:tab-stop style:position="-0.027cm" style:type="left"/>
        </style:tab-stops>
      </style:paragraph-properties>
      <style:text-properties/>
    </style:style>
    <style:style style:family="paragraph" style:name="P3149" style:parent-style-name="Body text (2)">
      <style:paragraph-properties fo:background-color="transparent" fo:margin-top="0.000cm" fo:margin-bottom="0.000cm" fo:line-height="0.423cm" fo:margin-left="0.670cm" fo:margin-right="0.000cm" fo:text-indent="0.007cm" fo:text-align="left" style:page-number="auto"/>
      <style:text-properties/>
    </style:style>
    <style:style style:family="paragraph" style:name="P31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51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31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53" style:parent-style-name="Body text (2)">
      <style:paragraph-properties fo:background-color="transparent" fo:margin-top="0.000cm" fo:margin-bottom="0.811cm" fo:margin-left="0.035cm" fo:margin-right="0.000cm" fo:text-indent="0.000cm" style:page-number="auto"/>
      <style:text-properties/>
    </style:style>
    <style:style style:family="paragraph" style:name="P315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1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57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1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5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160" style:parent-style-name="Body text (2)">
      <style:paragraph-properties fo:background-color="transparent" fo:margin-top="0.000cm" fo:margin-bottom="0.000cm" fo:line-height="0.423cm" fo:margin-left="0.953cm" fo:margin-right="0.000cm" fo:text-indent="-0.004cm" fo:text-align="left" style:page-number="auto"/>
      <style:text-properties/>
    </style:style>
    <style:style style:family="paragraph" style:name="P3161" style:parent-style-name="Header or footer (4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3162" style:parent-style-name="Body text (9)">
      <style:paragraph-properties fo:background-color="transparent" fo:margin-top="0.000cm" fo:margin-bottom="0.490cm" fo:line-height="0.728cm" fo:margin-left="0.423cm" fo:margin-right="0.000cm" fo:text-indent="-0.017cm" style:page-number="auto">
        <style:tab-stops>
          <style:tab-stop style:position="7.908cm" style:type="right"/>
          <style:tab-stop style:position="8.379cm" style:type="left"/>
          <style:tab-stop style:position="15.662cm" style:type="right"/>
          <style:tab-stop style:position="16.033cm" style:type="right"/>
        </style:tab-stops>
      </style:paragraph-properties>
      <style:text-properties/>
    </style:style>
    <style:style style:family="paragraph" style:name="P31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6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16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1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6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16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170" style:parent-style-name="Body text (2)">
      <style:paragraph-properties fo:background-color="transparent" fo:margin-top="0.106cm" fo:margin-bottom="0.000cm" fo:line-height="0.576cm" fo:margin-left="0.000cm" fo:margin-right="0.000cm" fo:text-indent="0.000cm" style:page-number="auto"/>
      <style:text-properties/>
    </style:style>
    <style:style style:family="paragraph" style:name="P31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7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173" style:parent-style-name="Body text (2)">
      <style:paragraph-properties fo:background-color="transparent" fo:margin-top="0.000cm" fo:margin-bottom="0.000cm" fo:line-height="0.521cm" fo:margin-left="0.000cm" fo:margin-right="0.000cm" fo:text-indent="0.813cm" fo:text-align="left" style:page-number="auto"/>
      <style:text-properties/>
    </style:style>
    <style:style style:family="paragraph" style:name="P3174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3175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176" style:parent-style-name="Body text (2)">
      <style:paragraph-properties fo:background-color="transparent" fo:margin-top="0.000cm" fo:margin-bottom="0.000cm" fo:line-height="0.423cm" fo:margin-left="0.000cm" fo:margin-right="0.000cm" fo:text-indent="0.141cm" fo:text-align="left" style:page-number="auto"/>
      <style:text-properties/>
    </style:style>
    <style:style style:family="paragraph" style:name="P3177" style:parent-style-name="Header or footer (4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3178" style:parent-style-name="Body text (2)">
      <style:paragraph-properties fo:background-color="transparent" fo:margin-top="0.000cm" fo:margin-bottom="0.000cm" fo:line-height="0.423cm" fo:margin-left="0.000cm" fo:margin-right="0.000cm" fo:text-indent="0.072cm" fo:text-align="left" style:page-number="auto"/>
      <style:text-properties/>
    </style:style>
    <style:style style:family="paragraph" style:name="P31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80" style:parent-style-name="Table caption (3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3181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1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83" style:parent-style-name="Body text (2)">
      <style:paragraph-properties fo:background-color="transparent" fo:margin-top="0.000cm" fo:margin-bottom="0.000cm" fo:line-height="0.423cm" fo:margin-left="1.058cm" fo:margin-right="0.000cm" fo:text-indent="-0.017cm" fo:text-align="left" style:page-number="auto"/>
      <style:text-properties/>
    </style:style>
    <style:style style:family="paragraph" style:name="P3184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31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86" style:parent-style-name="Body text (2)">
      <style:paragraph-properties fo:background-color="transparent" fo:margin-top="0.000cm" fo:margin-bottom="0.000cm" fo:line-height="0.423cm" fo:margin-left="1.058cm" fo:margin-right="0.000cm" fo:text-indent="-0.017cm" fo:text-align="left" style:page-number="auto"/>
      <style:text-properties/>
    </style:style>
    <style:style style:family="paragraph" style:name="P31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88" style:parent-style-name="Body text (2)">
      <style:paragraph-properties fo:background-color="transparent" fo:margin-top="0.000cm" fo:margin-bottom="4.340cm" fo:line-height="0.576cm" fo:margin-left="0.000cm" fo:margin-right="2.223cm" fo:text-indent="0.000cm" style:page-number="auto"/>
      <style:text-properties/>
    </style:style>
    <style:style style:family="paragraph" style:name="P31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91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8.094cm" style:type="right"/>
          <style:tab-stop style:position="8.221cm" style:type="left"/>
        </style:tab-stops>
      </style:paragraph-properties>
      <style:text-properties/>
    </style:style>
    <style:style style:family="paragraph" style:name="P31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93" style:parent-style-name="Body text (2)">
      <style:paragraph-properties fo:background-color="transparent" fo:margin-top="0.000cm" fo:margin-bottom="0.530cm" fo:line-height="0.745cm" fo:margin-left="2.575cm" fo:margin-right="0.000cm" fo:text-indent="-1.263cm" fo:text-align="justify" style:page-number="auto">
        <style:tab-stops>
          <style:tab-stop style:position="-0.027cm" style:type="left"/>
        </style:tab-stops>
      </style:paragraph-properties>
      <style:text-properties/>
    </style:style>
    <style:style style:family="paragraph" style:name="P31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9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19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1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99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320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201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71cm" fo:text-indent="0.000cm" fo:text-align="center" style:page-number="auto"/>
      <style:text-properties/>
    </style:style>
    <style:style style:family="paragraph" style:name="P320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203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320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2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0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208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3209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32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11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321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2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15" style:parent-style-name="Body text (2)">
      <style:paragraph-properties fo:background-color="transparent" fo:margin-top="0.000cm" fo:margin-bottom="0.000cm" fo:line-height="0.423cm" fo:margin-left="0.423cm" fo:margin-right="0.000cm" fo:text-indent="-0.008cm" fo:text-align="left" style:page-number="auto"/>
      <style:text-properties/>
    </style:style>
    <style:style style:family="paragraph" style:name="P3216" style:parent-style-name="Body text (2)">
      <style:paragraph-properties fo:background-color="transparent" fo:margin-top="0.000cm" fo:margin-bottom="0.000cm" fo:margin-left="0.000cm" fo:margin-right="0.000cm" fo:text-indent="0.225cm" fo:text-align="justify" style:page-number="auto"/>
      <style:text-properties/>
    </style:style>
    <style:style style:family="paragraph" style:name="P32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19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32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21" style:parent-style-name="Body text (2)">
      <style:paragraph-properties fo:background-color="transparent" fo:margin-top="0.000cm" fo:margin-bottom="0.000cm" fo:line-height="0.423cm" fo:margin-left="0.000cm" fo:margin-right="0.000cm" fo:text-indent="0.143cm" fo:text-align="left" style:page-number="auto"/>
      <style:text-properties/>
    </style:style>
    <style:style style:family="paragraph" style:name="P3222" style:parent-style-name="Table caption (2)">
      <style:paragraph-properties fo:background-color="transparent" fo:margin-top="0.000cm" fo:margin-bottom="0.000cm" fo:line-height="0.353cm" fo:margin-left="0.000cm" fo:margin-right="0.000cm" fo:text-indent="0.000cm" fo:text-align="left" style:page-number="auto"/>
      <style:text-properties/>
    </style:style>
    <style:style style:family="paragraph" style:name="P322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224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225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3226" style:parent-style-name="Body text (2)">
      <style:paragraph-properties fo:background-color="transparent" fo:margin-top="0.000cm" fo:margin-bottom="0.000cm" fo:line-height="0.423cm" fo:margin-left="0.000cm" fo:margin-right="0.000cm" fo:text-indent="0.143cm" fo:text-align="left" style:page-number="auto"/>
      <style:text-properties/>
    </style:style>
    <style:style style:family="paragraph" style:name="P322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2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2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23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2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3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2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34" style:parent-style-name="Body text (7)">
      <style:paragraph-properties fo:background-color="transparent" fo:margin-top="0.000cm" fo:margin-bottom="0.530cm" fo:line-height="0.567cm" fo:margin-left="0.000cm" fo:margin-right="0.000cm" fo:text-indent="0.000cm" style:page-number="auto"/>
      <style:text-properties/>
    </style:style>
    <style:style style:family="paragraph" style:name="P3235" style:parent-style-name="Body text (7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23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237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32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4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2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43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2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4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247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248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3249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32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5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252" style:parent-style-name="Body text (7)">
      <style:paragraph-properties fo:background-color="transparent" fo:margin-top="0.000cm" fo:margin-bottom="0.605cm" fo:line-height="0.423cm" fo:margin-left="0.035cm" fo:margin-right="0.000cm" fo:text-indent="0.000cm" style:page-number="auto"/>
      <style:text-properties/>
    </style:style>
    <style:style style:family="paragraph" style:name="P3253" style:parent-style-name="Header or footer (2)">
      <style:paragraph-properties fo:background-color="transparent" fo:margin-top="0.000cm" fo:margin-bottom="0.000cm" fo:line-height="0.353cm" fo:margin-left="7.620cm" fo:margin-right="0.000cm" fo:text-indent="0.008cm" fo:text-align="left" style:page-number="auto"/>
      <style:text-properties/>
    </style:style>
    <style:style style:family="paragraph" style:name="P3254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2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5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257" style:parent-style-name="Body text (2)">
      <style:paragraph-properties fo:background-color="transparent" fo:margin-top="0.000cm" fo:margin-bottom="0.000cm" fo:line-height="0.423cm" fo:margin-left="0.953cm" fo:margin-right="0.000cm" fo:text-indent="-0.004cm" fo:text-align="left" style:page-number="auto"/>
      <style:text-properties/>
    </style:style>
    <style:style style:family="paragraph" style:name="P325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2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6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26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2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64" style:parent-style-name="Body text (2)">
      <style:paragraph-properties fo:background-color="transparent" fo:margin-top="0.000cm" fo:margin-bottom="0.000cm" fo:line-height="0.423cm" fo:margin-left="0.953cm" fo:margin-right="0.000cm" fo:text-indent="-0.004cm" fo:text-align="left" style:page-number="auto"/>
      <style:text-properties/>
    </style:style>
    <style:style style:family="paragraph" style:name="P32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66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326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268" style:parent-style-name="Body text (2)">
      <style:paragraph-properties fo:background-color="transparent" fo:margin-top="0.000cm" fo:margin-bottom="0.635cm" fo:line-height="0.745cm" fo:margin-left="0.000cm" fo:margin-right="0.000cm" fo:text-indent="0.064cm" fo:text-align="justify" style:page-number="auto">
        <style:tab-stops>
          <style:tab-stop style:position="1.276cm" style:type="left"/>
        </style:tab-stops>
      </style:paragraph-properties>
      <style:text-properties/>
    </style:style>
    <style:style style:family="paragraph" style:name="P3269" style:parent-style-name="Body text (5)">
      <style:paragraph-properties fo:background-color="transparent" fo:margin-top="18.060cm" fo:margin-bottom="0.000cm" fo:line-height="0.353cm" fo:margin-left="7.056cm" fo:margin-right="0.000cm" fo:text-indent="0.014cm" fo:text-align="left" style:page-number="auto"/>
      <style:text-properties/>
    </style:style>
    <style:style style:family="paragraph" style:name="P327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27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272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32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74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32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76" style:parent-style-name="Body text (2)">
      <style:paragraph-properties fo:background-color="transparent" fo:margin-top="0.000cm" fo:margin-bottom="0.000cm" fo:line-height="0.423cm" fo:margin-left="0.000cm" fo:margin-right="0.000cm" fo:text-indent="0.169cm" fo:text-align="left" style:page-number="auto"/>
      <style:text-properties/>
    </style:style>
    <style:style style:family="paragraph" style:name="P327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278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327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2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81" style:parent-style-name="Body text (5)">
      <style:paragraph-properties fo:background-color="transparent" fo:margin-top="8.218cm" fo:margin-bottom="0.000cm" fo:line-height="0.353cm" fo:margin-left="7.338cm" fo:margin-right="0.000cm" fo:text-indent="0.011cm" fo:text-align="left" style:page-number="auto"/>
      <style:text-properties/>
    </style:style>
    <style:style style:family="paragraph" style:name="P328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2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8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285" style:parent-style-name="Body text (5)">
      <style:paragraph-properties fo:background-color="transparent" fo:margin-top="6.101cm" fo:margin-bottom="0.000cm" fo:line-height="0.353cm" fo:margin-left="7.655cm" fo:margin-right="0.000cm" fo:text-indent="-0.010cm" fo:text-align="left" style:page-number="auto"/>
      <style:text-properties/>
    </style:style>
    <style:style style:family="paragraph" style:name="P328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28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288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289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32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91" style:parent-style-name="Body text (2)">
      <style:paragraph-properties fo:background-color="transparent" fo:margin-top="0.000cm" fo:margin-bottom="0.000cm" fo:line-height="0.423cm" fo:margin-left="1.764cm" fo:margin-right="0.000cm" fo:text-indent="-0.003cm" fo:text-align="left" style:page-number="auto"/>
      <style:text-properties/>
    </style:style>
    <style:style style:family="paragraph" style:name="P32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9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294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295" style:parent-style-name="Body text (2)">
      <style:paragraph-properties fo:background-color="transparent" fo:margin-top="0.000cm" fo:margin-bottom="0.000cm" fo:line-height="0.423cm" fo:margin-left="0.423cm" fo:margin-right="0.000cm" fo:text-indent="0.000cm" fo:text-align="left" style:page-number="auto"/>
      <style:text-properties/>
    </style:style>
    <style:style style:family="paragraph" style:name="P329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297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3298" style:parent-style-name="Body text (2)">
      <style:paragraph-properties fo:background-color="transparent" fo:margin-top="0.000cm" fo:margin-bottom="0.000cm" fo:line-height="0.423cm" fo:margin-left="0.000cm" fo:margin-right="0.000cm" fo:text-indent="0.056cm" fo:text-align="left" style:page-number="auto"/>
      <style:text-properties/>
    </style:style>
    <style:style style:family="paragraph" style:name="P32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00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3301" style:parent-style-name="Body text (2)">
      <style:paragraph-properties fo:background-color="transparent" fo:margin-top="0.000cm" fo:margin-bottom="0.318cm" fo:line-height="0.423cm" fo:margin-left="2.752cm" fo:margin-right="0.000cm" fo:text-indent="-0.017cm" fo:text-align="left" style:page-number="auto"/>
      <style:text-properties/>
    </style:style>
    <style:style style:family="paragraph" style:name="P330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3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05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3306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3307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33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10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33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12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331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31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31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316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3317" style:parent-style-name="Body text (5)">
      <style:paragraph-properties fo:background-color="transparent" fo:margin-top="1.656cm" fo:margin-bottom="0.000cm" fo:line-height="0.353cm" fo:margin-left="7.373cm" fo:margin-right="0.000cm" fo:text-indent="-0.016cm" fo:text-align="left" style:page-number="auto"/>
      <style:text-properties/>
    </style:style>
    <style:style style:family="paragraph" style:name="P3318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31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3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22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33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2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3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27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328" style:parent-style-name="Body text (7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329" style:parent-style-name="Body text (2)">
      <style:paragraph-properties fo:background-color="transparent" fo:margin-top="0.000cm" fo:margin-bottom="0.000cm" fo:line-height="0.423cm" fo:margin-left="2.011cm" fo:margin-right="0.000cm" fo:text-indent="-0.004cm" fo:text-align="left" style:page-number="auto"/>
      <style:text-properties/>
    </style:style>
    <style:style style:family="paragraph" style:name="P3330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33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332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333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334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3335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333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337" style:parent-style-name="Header or footer (3)">
      <style:paragraph-properties fo:background-color="transparent" fo:margin-top="0.000cm" fo:margin-bottom="0.000cm" fo:line-height="0.388cm" fo:margin-left="0.000cm" fo:margin-right="0.000cm" fo:text-indent="0.051cm" fo:text-align="left" style:page-number="auto"/>
      <style:text-properties/>
    </style:style>
    <style:style style:family="paragraph" style:name="P33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3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3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41" style:parent-style-name="Body text (5)">
      <style:paragraph-properties fo:break-after="page"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33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43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33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45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334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34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348" style:parent-style-name="Body text (8)">
      <style:paragraph-properties fo:background-color="transparent" fo:margin-top="0.000cm" fo:margin-bottom="0.645cm" fo:margin-left="0.000cm" fo:margin-right="0.000cm" fo:text-indent="0.000cm" style:page-number="auto"/>
      <style:text-properties/>
    </style:style>
    <style:style style:family="paragraph" style:name="P3349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335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35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35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353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35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35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35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35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35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3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60" style:parent-style-name="Body text (2)">
      <style:paragraph-properties fo:background-color="transparent" fo:margin-top="0.000cm" fo:margin-bottom="0.000cm" fo:line-height="0.423cm" fo:margin-left="2.716cm" fo:margin-right="0.000cm" fo:text-indent="-0.016cm" fo:text-align="left" style:page-number="auto"/>
      <style:text-properties/>
    </style:style>
    <style:style style:family="paragraph" style:name="P33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62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336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364" style:parent-style-name="Header or footer">
      <style:paragraph-properties fo:background-color="transparent" fo:margin-top="0.000cm" fo:margin-bottom="0.000cm" fo:margin-left="1.870cm" fo:margin-right="0.000cm" fo:text-indent="-0.016cm" fo:text-align="left" style:page-number="auto"/>
      <style:text-properties/>
    </style:style>
    <style:style style:family="paragraph" style:name="P336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366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3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70" style:parent-style-name="Body text (2)">
      <style:paragraph-properties fo:background-color="transparent" fo:margin-top="0.000cm" fo:margin-bottom="0.000cm" fo:line-height="0.423cm" fo:margin-left="0.000cm" fo:margin-right="0.000cm" fo:text-indent="0.056cm" fo:text-align="left" style:page-number="auto"/>
      <style:text-properties/>
    </style:style>
    <style:style style:family="paragraph" style:name="P337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3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74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337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376" style:parent-style-name="Body text (2)">
      <style:paragraph-properties fo:background-color="transparent" fo:margin-top="0.000cm" fo:margin-bottom="0.000cm" fo:line-height="0.423cm" fo:margin-left="0.000cm" fo:margin-right="0.000cm" fo:text-indent="0.143cm" fo:text-align="left" style:page-number="auto"/>
      <style:text-properties/>
    </style:style>
    <style:style style:family="paragraph" style:name="P337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378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3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81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3382" style:parent-style-name="Body text (2)">
      <style:paragraph-properties fo:background-color="transparent" fo:margin-top="0.000cm" fo:margin-bottom="0.000cm" fo:line-height="0.423cm" fo:margin-left="2.716cm" fo:margin-right="0.000cm" fo:text-indent="-0.016cm" fo:text-align="left" style:page-number="auto"/>
      <style:text-properties/>
    </style:style>
    <style:style style:family="paragraph" style:name="P33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8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3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86" style:parent-style-name="Body text (2)">
      <style:paragraph-properties fo:background-color="transparent" fo:margin-top="0.000cm" fo:margin-bottom="0.000cm" fo:line-height="0.423cm" fo:margin-left="0.423cm" fo:margin-right="0.000cm" fo:text-indent="0.000cm" fo:text-align="left" style:page-number="auto"/>
      <style:text-properties/>
    </style:style>
    <style:style style:family="paragraph" style:name="P338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3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90" style:parent-style-name="Header or footer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3391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33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96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339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3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99" style:parent-style-name="Body text (2)">
      <style:paragraph-properties fo:background-color="transparent" fo:margin-top="0.000cm" fo:margin-bottom="0.000cm" fo:line-height="0.423cm" fo:margin-left="1.058cm" fo:margin-right="0.000cm" fo:text-indent="-0.017cm" fo:text-align="left" style:page-number="auto"/>
      <style:text-properties/>
    </style:style>
    <style:style style:family="paragraph" style:name="P340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4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02" style:parent-style-name="Body text (2)">
      <style:paragraph-properties fo:background-color="transparent" fo:margin-top="0.000cm" fo:margin-bottom="0.000cm" fo:margin-left="0.000cm" fo:margin-right="0.000cm" fo:text-indent="0.070cm" fo:text-align="left" style:page-number="auto"/>
      <style:text-properties/>
    </style:style>
    <style:style style:family="paragraph" style:name="P3403" style:parent-style-name="Body text (20)">
      <style:paragraph-properties fo:background-color="transparent" fo:margin-top="0.000cm" fo:margin-bottom="0.000cm" fo:line-height="0.335cm" fo:margin-left="0.000cm" fo:margin-right="0.000cm" fo:text-indent="0.051cm" fo:text-align="left" style:page-number="auto"/>
      <style:text-properties/>
    </style:style>
    <style:style style:family="paragraph" style:name="P3404" style:parent-style-name="Body text (2)">
      <style:paragraph-properties fo:background-color="transparent" fo:margin-top="0.000cm" fo:margin-bottom="0.000cm" fo:line-height="0.423cm" fo:margin-left="1.834cm" fo:margin-right="0.000cm" fo:text-indent="-0.006cm" fo:text-align="left" style:page-number="auto"/>
      <style:text-properties/>
    </style:style>
    <style:style style:family="paragraph" style:name="P3405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34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08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3409" style:parent-style-name="Body text (2)">
      <style:paragraph-properties fo:background-color="transparent" fo:margin-top="0.000cm" fo:margin-bottom="0.000cm" fo:line-height="0.423cm" fo:margin-left="0.000cm" fo:margin-right="0.000cm" fo:text-indent="0.154cm" fo:text-align="left" style:page-number="auto"/>
      <style:text-properties/>
    </style:style>
    <style:style style:family="paragraph" style:name="P34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1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412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3413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34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15" style:parent-style-name="Body text (2)">
      <style:paragraph-properties fo:background-color="transparent" fo:margin-top="0.000cm" fo:margin-bottom="0.000cm" fo:line-height="0.423cm" fo:margin-left="0.000cm" fo:margin-right="0.000cm" fo:text-indent="0.154cm" fo:text-align="left" style:page-number="auto"/>
      <style:text-properties/>
    </style:style>
    <style:style style:family="paragraph" style:name="P341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4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18" style:parent-style-name="Body text (2)">
      <style:paragraph-properties fo:background-color="transparent" fo:margin-top="0.000cm" fo:margin-bottom="0.000cm" fo:line-height="0.423cm" fo:margin-left="2.681cm" fo:margin-right="0.000cm" fo:text-indent="-0.014cm" fo:text-align="left" style:page-number="auto"/>
      <style:text-properties/>
    </style:style>
    <style:style style:family="paragraph" style:name="P3419" style:parent-style-name="Body text (6)">
      <style:paragraph-properties fo:background-color="transparent" fo:margin-top="0.000cm" fo:margin-bottom="0.000cm" fo:margin-left="2.575cm" fo:margin-right="0.000cm" fo:text-indent="-1.246cm" fo:text-align="left" style:page-number="auto">
        <style:tab-stops>
          <style:tab-stop style:position="0.010cm" style:type="left"/>
        </style:tab-stops>
      </style:paragraph-properties>
      <style:text-properties/>
    </style:style>
    <style:style style:family="paragraph" style:name="P3420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342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4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23" style:parent-style-name="Body text (2)">
      <style:paragraph-properties fo:background-color="transparent" fo:margin-top="0.000cm" fo:margin-bottom="0.000cm" fo:line-height="0.406cm" fo:margin-left="0.000cm" fo:margin-right="0.318cm" fo:text-indent="0.000cm" fo:text-align="right" style:page-number="auto"/>
      <style:text-properties/>
    </style:style>
    <style:style style:family="paragraph" style:name="P34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27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3428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3429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343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431" style:parent-style-name="Body text (2)">
      <style:paragraph-properties fo:background-color="transparent" fo:margin-top="0.000cm" fo:margin-bottom="0.318cm" fo:line-height="0.423cm" fo:margin-left="1.764cm" fo:margin-right="0.000cm" fo:text-indent="-0.011cm" fo:text-align="left" style:page-number="auto"/>
      <style:text-properties/>
    </style:style>
    <style:style style:family="paragraph" style:name="P3432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3433" style:parent-style-name="Body text (2)">
      <style:paragraph-properties fo:background-color="transparent" fo:margin-top="0.000cm" fo:margin-bottom="0.000cm" fo:line-height="0.423cm" fo:margin-left="0.000cm" fo:margin-right="0.000cm" fo:text-indent="0.178cm" fo:text-align="left" style:page-number="auto"/>
      <style:text-properties/>
    </style:style>
    <style:style style:family="paragraph" style:name="P343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4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3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437" style:parent-style-name="Body text (2)">
      <style:paragraph-properties fo:background-color="transparent" fo:margin-top="0.000cm" fo:margin-bottom="0.000cm" fo:line-height="0.423cm" fo:margin-left="0.000cm" fo:margin-right="0.000cm" fo:text-indent="0.056cm" fo:text-align="left" style:page-number="auto"/>
      <style:text-properties/>
    </style:style>
    <style:style style:family="paragraph" style:name="P3438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43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44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4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4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443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444" style:parent-style-name="Body text (2)">
      <style:paragraph-properties fo:background-color="transparent" fo:margin-top="0.000cm" fo:margin-bottom="0.000cm" fo:line-height="0.423cm" fo:margin-left="0.670cm" fo:margin-right="0.000cm" fo:text-indent="0.007cm" fo:text-align="left" style:page-number="auto"/>
      <style:text-properties/>
    </style:style>
    <style:style style:family="paragraph" style:name="P3445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344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4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48" style:parent-style-name="Body text (2)">
      <style:paragraph-properties fo:background-color="transparent" fo:margin-top="0.000cm" fo:margin-bottom="0.000cm" fo:line-height="0.423cm" fo:margin-left="0.000cm" fo:margin-right="2.117cm" fo:text-indent="0.000cm" fo:text-align="right" style:page-number="auto"/>
      <style:text-properties/>
    </style:style>
    <style:style style:family="paragraph" style:name="P34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50" style:parent-style-name="Header or footer (2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345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452" style:parent-style-name="Header or footer (2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3453" style:parent-style-name="Body text (6)">
      <style:paragraph-properties fo:background-color="transparent" fo:margin-top="0.000cm" fo:margin-bottom="0.642cm" fo:margin-left="0.000cm" fo:margin-right="0.000cm" fo:text-indent="0.083cm" style:page-number="auto"/>
      <style:text-properties/>
    </style:style>
    <style:style style:family="paragraph" style:name="P34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55" style:parent-style-name="Table caption (5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34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5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45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4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6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4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62" style:parent-style-name="Body text (2)">
      <style:paragraph-properties fo:background-color="transparent" fo:margin-top="0.000cm" fo:margin-bottom="0.000cm" fo:line-height="0.423cm" fo:margin-left="0.000cm" fo:margin-right="0.000cm" fo:text-indent="0.178cm" fo:text-align="left" style:page-number="auto"/>
      <style:text-properties/>
    </style:style>
    <style:style style:family="paragraph" style:name="P3463" style:parent-style-name="Body text (2)">
      <style:paragraph-properties fo:background-color="transparent" fo:margin-top="0.000cm" fo:margin-bottom="0.000cm" fo:line-height="0.423cm" fo:margin-left="0.423cm" fo:margin-right="0.000cm" fo:text-indent="0.008cm" fo:text-align="left" style:page-number="auto"/>
      <style:text-properties/>
    </style:style>
    <style:style style:family="paragraph" style:name="P3464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3465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34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67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34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69" style:parent-style-name="Body text (5)">
      <style:paragraph-properties fo:break-after="page" fo:background-color="transparent" fo:margin-top="0.000cm" fo:margin-bottom="0.000cm" fo:line-height="0.353cm" fo:margin-left="7.902cm" fo:margin-right="0.000cm" fo:text-indent="0.006cm" fo:text-align="left" style:page-number="auto"/>
      <style:text-properties/>
    </style:style>
    <style:style style:family="paragraph" style:name="P3470" style:parent-style-name="Header or footer (4)">
      <style:paragraph-properties fo:background-color="transparent" fo:margin-top="0.000cm" fo:margin-bottom="0.628cm" fo:margin-left="3.457cm" fo:margin-right="0.000cm" fo:text-indent="0.014cm" fo:text-align="left" style:page-number="auto"/>
      <style:text-properties/>
    </style:style>
    <style:style style:family="paragraph" style:name="P347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472" style:parent-style-name="Body text (2)">
      <style:paragraph-properties fo:background-color="transparent" fo:margin-top="0.000cm" fo:margin-bottom="0.000cm" fo:line-height="0.423cm" fo:margin-left="0.917cm" fo:margin-right="0.000cm" fo:text-indent="0.006cm" fo:text-align="left" style:page-number="auto"/>
      <style:text-properties/>
    </style:style>
    <style:style style:family="paragraph" style:name="P34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74" style:parent-style-name="Body text (2)">
      <style:paragraph-properties fo:background-color="transparent" fo:margin-top="0.000cm" fo:margin-bottom="0.000cm" fo:line-height="0.423cm" fo:margin-left="0.000cm" fo:margin-right="0.000cm" fo:text-indent="0.169cm" fo:text-align="left" style:page-number="auto"/>
      <style:text-properties/>
    </style:style>
    <style:style style:family="paragraph" style:name="P3475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47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4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78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479" style:parent-style-name="Header or footer (4)">
      <style:paragraph-properties fo:background-color="transparent" fo:margin-top="0.000cm" fo:margin-bottom="0.628cm" fo:margin-left="3.563cm" fo:margin-right="0.000cm" fo:text-indent="-0.016cm" fo:text-align="left" style:page-number="auto"/>
      <style:text-properties/>
    </style:style>
    <style:style style:family="paragraph" style:name="P34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82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348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484" style:parent-style-name="Body text (7)">
      <style:paragraph-properties fo:background-color="transparent" fo:margin-top="0.000cm" fo:margin-bottom="0.076cm" fo:line-height="0.423cm" fo:margin-left="0.000cm" fo:margin-right="0.000cm" fo:text-indent="0.064cm" fo:text-align="left" style:page-number="auto"/>
      <style:text-properties/>
    </style:style>
    <style:style style:family="paragraph" style:name="P3485" style:parent-style-name="Body text (2)">
      <style:paragraph-properties fo:background-color="transparent" fo:margin-top="0.000cm" fo:margin-bottom="0.000cm" fo:line-height="0.423cm" fo:margin-left="0.000cm" fo:margin-right="0.000cm" fo:text-indent="0.143cm" fo:text-align="left" style:page-number="auto"/>
      <style:text-properties/>
    </style:style>
    <style:style style:family="paragraph" style:name="P348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487" style:parent-style-name="Body text (2)">
      <style:paragraph-properties fo:background-color="transparent" fo:margin-top="0.000cm" fo:margin-bottom="0.000cm" fo:line-height="0.423cm" fo:margin-left="0.000cm" fo:margin-right="0.000cm" fo:text-indent="0.143cm" fo:text-align="left" style:page-number="auto"/>
      <style:text-properties/>
    </style:style>
    <style:style style:family="paragraph" style:name="P3488" style:parent-style-name="Body text (2)">
      <style:paragraph-properties fo:background-color="transparent" fo:margin-top="0.000cm" fo:margin-bottom="0.000cm" fo:line-height="0.423cm" fo:margin-left="0.000cm" fo:margin-right="0.000cm" fo:text-indent="0.056cm" fo:text-align="left" style:page-number="auto"/>
      <style:text-properties/>
    </style:style>
    <style:style style:family="paragraph" style:name="P34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9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491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34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94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4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9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4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00" style:parent-style-name="Table caption">
      <style:paragraph-properties fo:background-color="transparent" fo:margin-top="0.000cm" fo:margin-bottom="0.000cm" fo:line-height="0.423cm" fo:margin-left="0.000cm" fo:margin-right="0.000cm" fo:text-indent="0.000cm" style:page-number="auto">
        <style:tab-stops>
          <style:tab-stop style:position="6.409cm" style:type="right"/>
        </style:tab-stops>
      </style:paragraph-properties>
      <style:text-properties/>
    </style:style>
    <style:style style:family="paragraph" style:name="P35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02" style:parent-style-name="Body text (2)">
      <style:paragraph-properties fo:background-color="transparent" fo:margin-top="0.000cm" fo:margin-bottom="0.000cm" fo:line-height="0.406cm" fo:margin-left="0.000cm" fo:margin-right="0.318cm" fo:text-indent="0.000cm" fo:text-align="right" style:page-number="auto"/>
      <style:text-properties/>
    </style:style>
    <style:style style:family="paragraph" style:name="P350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5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0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5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1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512" style:parent-style-name="Table caption">
      <style:paragraph-properties fo:background-color="transparent" fo:margin-top="0.000cm" fo:margin-bottom="0.000cm" fo:line-height="0.567cm" fo:margin-left="0.000cm" fo:margin-right="0.000cm" fo:text-indent="0.000cm" style:page-number="auto"/>
      <style:text-properties/>
    </style:style>
    <style:style style:family="paragraph" style:name="P351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514" style:parent-style-name="Body text (2)">
      <style:paragraph-properties fo:background-color="transparent" fo:margin-top="0.000cm" fo:margin-bottom="0.000cm" fo:line-height="0.423cm" fo:margin-left="0.000cm" fo:margin-right="2.117cm" fo:text-indent="0.000cm" fo:text-align="right" style:page-number="auto"/>
      <style:text-properties/>
    </style:style>
    <style:style style:family="paragraph" style:name="P351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5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17" style:parent-style-name="Body text (2)">
      <style:paragraph-properties fo:background-color="transparent" fo:margin-top="0.000cm" fo:margin-bottom="0.000cm" fo:line-height="0.423cm" fo:margin-left="0.423cm" fo:margin-right="0.000cm" fo:text-indent="0.000cm" fo:text-align="left" style:page-number="auto"/>
      <style:text-properties/>
    </style:style>
    <style:style style:family="paragraph" style:name="P3518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519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5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22" style:parent-style-name="Body text (2)">
      <style:paragraph-properties fo:background-color="transparent" fo:margin-top="0.000cm" fo:margin-bottom="0.000cm" fo:line-height="0.423cm" fo:margin-left="0.000cm" fo:margin-right="0.000cm" fo:text-indent="0.169cm" fo:text-align="left" style:page-number="auto"/>
      <style:text-properties/>
    </style:style>
    <style:style style:family="paragraph" style:name="P35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24" style:parent-style-name="Body text (2)">
      <style:paragraph-properties fo:background-color="transparent" fo:margin-top="0.000cm" fo:margin-bottom="0.000cm" fo:line-height="0.423cm" fo:margin-left="0.000cm" fo:margin-right="0.000cm" fo:text-indent="0.169cm" fo:text-align="left" style:page-number="auto"/>
      <style:text-properties/>
    </style:style>
    <style:style style:family="paragraph" style:name="P352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5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27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528" style:parent-style-name="Body text (2)">
      <style:paragraph-properties fo:background-color="transparent" fo:margin-top="0.000cm" fo:margin-bottom="0.000cm" fo:line-height="0.423cm" fo:margin-left="0.000cm" fo:margin-right="0.000cm" fo:text-indent="0.169cm" fo:text-align="left" style:page-number="auto"/>
      <style:text-properties/>
    </style:style>
    <style:style style:family="paragraph" style:name="P35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3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533" style:parent-style-name="Body text (2)">
      <style:paragraph-properties fo:background-color="transparent" fo:margin-top="0.000cm" fo:margin-bottom="0.000cm" fo:line-height="0.423cm" fo:margin-left="0.000cm" fo:margin-right="0.000cm" fo:text-indent="0.178cm" fo:text-align="left" style:page-number="auto"/>
      <style:text-properties/>
    </style:style>
    <style:style style:family="paragraph" style:name="P353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5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36" style:parent-style-name="Body text (2)">
      <style:paragraph-properties fo:background-color="transparent" fo:margin-top="0.000cm" fo:margin-bottom="0.000cm" fo:line-height="0.423cm" fo:margin-left="2.399cm" fo:margin-right="0.000cm" fo:text-indent="-0.011cm" fo:text-align="left" style:page-number="auto"/>
      <style:text-properties/>
    </style:style>
    <style:style style:family="paragraph" style:name="P3537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3538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539" style:parent-style-name="Body text (2)">
      <style:paragraph-properties fo:background-color="transparent" fo:margin-top="0.000cm" fo:margin-bottom="0.000cm" fo:line-height="0.423cm" fo:margin-left="0.000cm" fo:margin-right="0.000cm" fo:text-indent="0.154cm" fo:text-align="left" style:page-number="auto"/>
      <style:text-properties/>
    </style:style>
    <style:style style:family="paragraph" style:name="P3540" style:parent-style-name="Header or footer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354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5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4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54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5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4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54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548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354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55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55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552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355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5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59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560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3561" style:parent-style-name="Body text (2)">
      <style:paragraph-properties fo:background-color="transparent" fo:margin-top="0.000cm" fo:margin-bottom="0.631cm" fo:line-height="0.745cm" fo:margin-left="0.000cm" fo:margin-right="0.000cm" fo:text-indent="0.060cm" fo:text-align="justify" style:page-number="auto">
        <style:tab-stops>
          <style:tab-stop style:position="1.270cm" style:type="left"/>
        </style:tab-stops>
      </style:paragraph-properties>
      <style:text-properties/>
    </style:style>
    <style:style style:family="paragraph" style:name="P356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56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56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5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6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5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6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56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57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571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357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5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7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5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80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35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83" style:parent-style-name="Body text (2)">
      <style:paragraph-properties fo:background-color="transparent" fo:margin-top="0.000cm" fo:margin-bottom="0.000cm" fo:line-height="0.423cm" fo:margin-left="0.000cm" fo:margin-right="0.000cm" fo:text-indent="0.056cm" fo:text-align="left" style:page-number="auto"/>
      <style:text-properties/>
    </style:style>
    <style:style style:family="paragraph" style:name="P3584" style:parent-style-name="Body text (2)">
      <style:paragraph-properties fo:background-color="transparent" fo:margin-top="0.000cm" fo:margin-bottom="0.000cm" fo:line-height="0.423cm" fo:margin-left="0.388cm" fo:margin-right="0.000cm" fo:text-indent="0.010cm" fo:text-align="left" style:page-number="auto"/>
      <style:text-properties/>
    </style:style>
    <style:style style:family="paragraph" style:name="P35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86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35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89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359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5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9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5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94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359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5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97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3598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3599" style:parent-style-name="Body text (2)">
      <style:paragraph-properties fo:background-color="transparent" fo:margin-top="0.000cm" fo:margin-bottom="0.000cm" fo:line-height="0.423cm" fo:margin-left="0.000cm" fo:margin-right="1.623cm" fo:text-indent="0.000cm" fo:text-align="right" style:page-number="auto"/>
      <style:text-properties/>
    </style:style>
    <style:style style:family="paragraph" style:name="P36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0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60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604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3605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6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08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609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610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361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61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6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1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618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619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3620" style:parent-style-name="Body text (2)">
      <style:paragraph-properties fo:background-color="transparent" fo:margin-top="0.000cm" fo:margin-bottom="0.000cm" fo:line-height="0.423cm" fo:margin-left="0.000cm" fo:margin-right="1.623cm" fo:text-indent="0.000cm" fo:text-align="right" style:page-number="auto"/>
      <style:text-properties/>
    </style:style>
    <style:style style:family="paragraph" style:name="P36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2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62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625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3626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6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3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63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632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363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63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63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636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363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6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4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64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642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364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6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48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3649" style:parent-style-name="Header or footer (2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365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6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53" style:parent-style-name="Body text (5)">
      <style:paragraph-properties fo:background-color="transparent" fo:margin-top="13.721cm" fo:margin-bottom="0.000cm" fo:line-height="0.353cm" fo:margin-left="7.056cm" fo:margin-right="0.000cm" fo:text-indent="0.014cm" fo:text-align="left" style:page-number="auto"/>
      <style:text-properties/>
    </style:style>
    <style:style style:family="paragraph" style:name="P365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6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56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3657" style:parent-style-name="Table caption (4)">
      <style:paragraph-properties fo:background-color="transparent" fo:margin-top="0.000cm" fo:margin-bottom="0.000cm" fo:line-height="0.353cm" fo:margin-left="0.000cm" fo:margin-right="0.000cm" fo:text-indent="0.000cm" fo:text-align="left" style:page-number="auto"/>
      <style:text-properties/>
    </style:style>
    <style:style style:family="paragraph" style:name="P3659" style:parent-style-name="Body text (2)">
      <style:paragraph-properties fo:background-color="transparent" fo:margin-top="0.000cm" fo:margin-bottom="0.000cm" fo:margin-left="0.000cm" fo:margin-right="0.000cm" fo:text-indent="0.225cm" fo:text-align="justify" style:page-number="auto">
        <style:tab-stops>
          <style:tab-stop style:position="0.909cm" style:type="left"/>
        </style:tab-stops>
      </style:paragraph-properties>
      <style:text-properties/>
    </style:style>
    <style:style style:family="paragraph" style:name="P3660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36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6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6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64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3665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36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67" style:parent-style-name="Body text (2)">
      <style:paragraph-properties fo:background-color="transparent" fo:margin-top="0.000cm" fo:margin-bottom="0.000cm" fo:line-height="0.423cm" fo:margin-left="0.000cm" fo:margin-right="2.399cm" fo:text-indent="0.000cm" fo:text-align="right" style:page-number="auto"/>
      <style:text-properties/>
    </style:style>
    <style:style style:family="paragraph" style:name="P3668" style:parent-style-name="Heading #1 (5)">
      <style:paragraph-properties fo:keep-with-next="always" fo:keep-together="always" fo:background-color="transparent" fo:margin-top="0.000cm" fo:margin-bottom="0.000cm" fo:line-height="0.728cm" fo:margin-left="1.799cm" fo:margin-right="0.000cm" fo:text-indent="-0.004cm" fo:text-align="justify" style:page-number="auto">
        <style:tab-stops>
          <style:tab-stop style:position="8.166cm" style:type="right"/>
          <style:tab-stop style:position="8.293cm" style:type="left"/>
        </style:tab-stops>
      </style:paragraph-properties>
      <style:text-properties/>
    </style:style>
    <style:style style:family="paragraph" style:name="P366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6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71" style:parent-style-name="Body text (2)">
      <style:paragraph-properties fo:background-color="transparent" fo:margin-top="0.000cm" fo:margin-bottom="0.000cm" fo:line-height="0.423cm" fo:margin-left="1.764cm" fo:margin-right="0.000cm" fo:text-indent="-0.003cm" fo:text-align="left" style:page-number="auto"/>
      <style:text-properties/>
    </style:style>
    <style:style style:family="paragraph" style:name="P367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6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74" style:parent-style-name="Body text (2)">
      <style:paragraph-properties fo:background-color="transparent" fo:margin-top="0.000cm" fo:margin-bottom="0.000cm" fo:line-height="0.423cm" fo:margin-left="0.000cm" fo:margin-right="0.000cm" fo:text-indent="0.056cm" fo:text-align="left" style:page-number="auto"/>
      <style:text-properties/>
    </style:style>
    <style:style style:family="paragraph" style:name="P36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7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677" style:parent-style-name="Body text (2)">
      <style:paragraph-properties fo:background-color="transparent" fo:margin-top="0.000cm" fo:margin-bottom="0.000cm" fo:line-height="0.423cm" fo:margin-left="2.011cm" fo:margin-right="0.000cm" fo:text-indent="-0.004cm" fo:text-align="left" style:page-number="auto"/>
      <style:text-properties/>
    </style:style>
    <style:style style:family="paragraph" style:name="P367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6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80" style:parent-style-name="Body text (2)">
      <style:paragraph-properties fo:background-color="transparent" fo:margin-top="0.000cm" fo:margin-bottom="0.000cm" fo:line-height="0.423cm" fo:margin-left="1.446cm" fo:margin-right="0.000cm" fo:text-indent="0.010cm" fo:text-align="left" style:page-number="auto"/>
      <style:text-properties/>
    </style:style>
    <style:style style:family="paragraph" style:name="P3681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682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6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8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685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3686" style:parent-style-name="Body text (10)">
      <style:paragraph-properties fo:break-after="page" fo:background-color="transparent" fo:margin-top="0.000cm" fo:margin-bottom="0.000cm" fo:line-height="0.335cm" fo:margin-left="7.902cm" fo:margin-right="0.000cm" fo:text-indent="-0.011cm" fo:text-align="left" style:page-number="auto"/>
      <style:text-properties/>
    </style:style>
    <style:style style:family="paragraph" style:name="P3687" style:parent-style-name="Body text (2)">
      <style:paragraph-properties fo:background-color="transparent" fo:margin-top="0.000cm" fo:margin-bottom="0.000cm" fo:line-height="0.423cm" fo:margin-left="0.917cm" fo:margin-right="0.000cm" fo:text-indent="0.006cm" fo:text-align="left" style:page-number="auto"/>
      <style:text-properties/>
    </style:style>
    <style:style style:family="paragraph" style:name="P368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6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92" style:parent-style-name="Body text (2)">
      <style:paragraph-properties fo:background-color="transparent" fo:margin-top="0.000cm" fo:margin-bottom="0.000cm" fo:line-height="0.423cm" fo:margin-left="0.000cm" fo:margin-right="0.000cm" fo:text-indent="0.143cm" fo:text-align="left" style:page-number="auto"/>
      <style:text-properties/>
    </style:style>
    <style:style style:family="paragraph" style:name="P36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95" style:parent-style-name="Body text (7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696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697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3698" style:parent-style-name="Body text (6)">
      <style:paragraph-properties fo:background-color="transparent" fo:margin-top="0.000cm" fo:margin-bottom="0.635cm" fo:line-height="0.737cm" fo:margin-left="0.000cm" fo:margin-right="0.000cm" fo:text-indent="0.083cm" style:page-number="auto">
        <style:tab-stops>
          <style:tab-stop style:position="1.275cm" style:type="left"/>
        </style:tab-stops>
      </style:paragraph-properties>
      <style:text-properties/>
    </style:style>
    <style:style style:family="paragraph" style:name="P3699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3700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701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370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703" style:parent-style-name="Header or footer (4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370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7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0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707" style:parent-style-name="Body text (2)">
      <style:paragraph-properties fo:background-color="transparent" fo:margin-top="0.318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70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70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7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11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371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713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3714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71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71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717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37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19" style:parent-style-name="Body text (2)">
      <style:paragraph-properties fo:background-color="transparent" fo:margin-top="0.318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7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2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724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7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2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7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28" style:parent-style-name="Body text (2)">
      <style:paragraph-properties fo:background-color="transparent" fo:margin-top="0.000cm" fo:margin-bottom="0.000cm" fo:line-height="0.423cm" fo:margin-left="0.000cm" fo:margin-right="0.000cm" fo:text-indent="0.155cm" fo:text-align="left" style:page-number="auto"/>
      <style:text-properties/>
    </style:style>
    <style:style style:family="paragraph" style:name="P37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31" style:parent-style-name="Body text (2)">
      <style:paragraph-properties fo:background-color="transparent" fo:margin-top="0.000cm" fo:margin-bottom="0.000cm" fo:line-height="0.423cm" fo:margin-left="2.399cm" fo:margin-right="0.000cm" fo:text-indent="0.014cm" fo:text-align="left" style:page-number="auto"/>
      <style:text-properties/>
    </style:style>
    <style:style style:family="paragraph" style:name="P37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33" style:parent-style-name="Body text (2)">
      <style:paragraph-properties fo:background-color="transparent" fo:margin-top="0.000cm" fo:margin-bottom="0.000cm" fo:line-height="0.406cm" fo:margin-left="0.000cm" fo:margin-right="0.000cm" fo:text-indent="0.067cm" fo:text-align="left" style:page-number="auto"/>
      <style:text-properties/>
    </style:style>
    <style:style style:family="paragraph" style:name="P3734" style:parent-style-name="Body text (2)">
      <style:paragraph-properties fo:background-color="transparent" fo:margin-top="0.000cm" fo:margin-bottom="0.000cm" fo:line-height="0.423cm" fo:margin-left="0.000cm" fo:margin-right="0.000cm" fo:text-indent="0.155cm" fo:text-align="left" style:page-number="auto"/>
      <style:text-properties/>
    </style:style>
    <style:style style:family="paragraph" style:name="P3735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7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37" style:parent-style-name="Body text (2)">
      <style:paragraph-properties fo:background-color="transparent" fo:margin-top="0.000cm" fo:margin-bottom="0.635cm" fo:line-height="0.745cm" fo:margin-left="2.611cm" fo:margin-right="0.000cm" fo:text-indent="-1.307cm" fo:text-align="justify" style:page-number="auto">
        <style:tab-stops>
          <style:tab-stop style:position="-0.066cm" style:type="left"/>
        </style:tab-stops>
      </style:paragraph-properties>
      <style:text-properties/>
    </style:style>
    <style:style style:family="paragraph" style:name="P3738" style:parent-style-name="Body text (2)">
      <style:paragraph-properties fo:background-color="transparent" fo:margin-top="0.000cm" fo:margin-bottom="0.000cm" fo:line-height="0.423cm" fo:margin-left="0.000cm" fo:margin-right="0.000cm" fo:text-indent="0.155cm" fo:text-align="left" style:page-number="auto"/>
      <style:text-properties/>
    </style:style>
    <style:style style:family="paragraph" style:name="P373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740" style:parent-style-name="Body text (2)">
      <style:paragraph-properties fo:background-color="transparent" fo:margin-top="0.000cm" fo:margin-bottom="0.000cm" fo:margin-left="0.000cm" fo:margin-right="0.000cm" fo:text-indent="0.070cm" fo:text-align="left" style:page-number="auto"/>
      <style:text-properties/>
    </style:style>
    <style:style style:family="paragraph" style:name="P3741" style:parent-style-name="Body text (2)">
      <style:paragraph-properties fo:background-color="transparent" fo:margin-top="0.000cm" fo:margin-bottom="0.893cm" fo:line-height="0.745cm" fo:margin-left="0.000cm" fo:margin-right="0.000cm" fo:text-indent="0.064cm" fo:text-align="justify" style:page-number="auto">
        <style:tab-stops>
          <style:tab-stop style:position="1.281cm" style:type="left"/>
        </style:tab-stops>
      </style:paragraph-properties>
      <style:text-properties/>
    </style:style>
    <style:style style:family="paragraph" style:name="P3742" style:parent-style-name="Body text (2)">
      <style:paragraph-properties fo:background-color="transparent" fo:margin-top="0.000cm" fo:margin-bottom="0.000cm" fo:line-height="0.423cm" fo:margin-left="2.434cm" fo:margin-right="0.000cm" fo:text-indent="0.013cm" fo:text-align="left" style:page-number="auto"/>
      <style:text-properties/>
    </style:style>
    <style:style style:family="paragraph" style:name="P37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46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3747" style:parent-style-name="Body text (2)">
      <style:paragraph-properties fo:background-color="transparent" fo:margin-top="0.000cm" fo:margin-bottom="0.635cm" fo:line-height="0.745cm" fo:margin-left="0.000cm" fo:margin-right="0.000cm" fo:text-indent="0.064cm" fo:text-align="justify" style:page-number="auto"/>
      <style:text-properties/>
    </style:style>
    <style:style style:family="paragraph" style:name="P37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50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3751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37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53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37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55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75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7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59" style:parent-style-name="Body text (2)">
      <style:paragraph-properties fo:background-color="transparent" fo:margin-top="0.000cm" fo:margin-bottom="0.635cm" fo:line-height="0.745cm" fo:margin-left="0.000cm" fo:margin-right="0.000cm" fo:text-indent="0.064cm" fo:text-align="justify" style:page-number="auto">
        <style:tab-stops>
          <style:tab-stop style:position="1.281cm" style:type="left"/>
        </style:tab-stops>
      </style:paragraph-properties>
      <style:text-properties/>
    </style:style>
    <style:style style:family="paragraph" style:name="P376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7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62" style:parent-style-name="Body text (2)">
      <style:paragraph-properties fo:background-color="transparent" fo:margin-top="0.000cm" fo:margin-bottom="0.635cm" fo:line-height="0.745cm" fo:margin-left="2.575cm" fo:margin-right="0.000cm" fo:text-indent="-1.263cm" fo:text-align="justify" style:page-number="auto">
        <style:tab-stops>
          <style:tab-stop style:position="-0.027cm" style:type="left"/>
        </style:tab-stops>
      </style:paragraph-properties>
      <style:text-properties/>
    </style:style>
    <style:style style:family="paragraph" style:name="P376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764" style:parent-style-name="Body text (2)">
      <style:paragraph-properties fo:background-color="transparent" fo:margin-top="0.000cm" fo:margin-bottom="0.672cm" fo:line-height="0.745cm" fo:margin-left="0.000cm" fo:margin-right="0.000cm" fo:text-indent="0.054cm" fo:text-align="justify" style:page-number="auto">
        <style:tab-stops>
          <style:tab-stop style:position="1.253cm" style:type="left"/>
        </style:tab-stops>
      </style:paragraph-properties>
      <style:text-properties/>
    </style:style>
    <style:style style:family="paragraph" style:name="P376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766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3767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3768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37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71" style:parent-style-name="Header or footer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3772" style:parent-style-name="Heading #1 (16)">
      <style:paragraph-properties fo:keep-with-next="always" fo:keep-together="always" fo:background-color="transparent" fo:margin-top="0.000cm" fo:margin-bottom="0.000cm" fo:margin-left="1.799cm" fo:margin-right="0.000cm" fo:text-indent="-0.013cm" style:page-number="auto">
        <style:tab-stops>
          <style:tab-stop style:position="8.031cm" style:type="right"/>
          <style:tab-stop style:position="8.158cm" style:type="left"/>
        </style:tab-stops>
      </style:paragraph-properties>
      <style:text-properties/>
    </style:style>
    <style:style style:family="paragraph" style:name="P377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77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775" style:parent-style-name="Body text (2)">
      <style:paragraph-properties fo:background-color="transparent" fo:margin-top="0.000cm" fo:margin-bottom="0.635cm" fo:line-height="0.745cm" fo:margin-left="2.611cm" fo:margin-right="0.000cm" fo:text-indent="-1.307cm" fo:text-align="justify" style:page-number="auto">
        <style:tab-stops>
          <style:tab-stop style:position="-0.066cm" style:type="left"/>
        </style:tab-stops>
      </style:paragraph-properties>
      <style:text-properties/>
    </style:style>
    <style:style style:family="paragraph" style:name="P3776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3777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3778" style:parent-style-name="Body text (2)">
      <style:paragraph-properties fo:background-color="transparent" fo:margin-top="0.000cm" fo:margin-bottom="0.000cm" fo:line-height="0.423cm" fo:margin-left="1.764cm" fo:margin-right="0.000cm" fo:text-indent="-0.003cm" fo:text-align="left" style:page-number="auto"/>
      <style:text-properties/>
    </style:style>
    <style:style style:family="paragraph" style:name="P37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80" style:parent-style-name="Body text (2)">
      <style:paragraph-properties fo:background-color="transparent" fo:margin-top="0.000cm" fo:margin-bottom="0.000cm" fo:line-height="0.423cm" fo:margin-left="0.423cm" fo:margin-right="0.000cm" fo:text-indent="0.000cm" fo:text-align="left" style:page-number="auto"/>
      <style:text-properties/>
    </style:style>
    <style:style style:family="paragraph" style:name="P378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7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83" style:parent-style-name="Body text (2)">
      <style:paragraph-properties fo:background-color="transparent" fo:margin-top="0.000cm" fo:margin-bottom="0.000cm" fo:line-height="0.423cm" fo:margin-left="0.423cm" fo:margin-right="0.000cm" fo:text-indent="0.008cm" fo:text-align="left" style:page-number="auto"/>
      <style:text-properties/>
    </style:style>
    <style:style style:family="paragraph" style:name="P3784" style:parent-style-name="Body text (2)">
      <style:paragraph-properties fo:background-color="transparent" fo:margin-top="0.000cm" fo:margin-bottom="0.000cm" fo:margin-left="5.115cm" fo:margin-right="0.000cm" fo:text-indent="-0.014cm" fo:text-align="justify" style:page-number="auto">
        <style:tab-stops>
          <style:tab-stop style:position="7.034cm" style:type="right"/>
          <style:tab-stop style:position="8.334cm" style:type="right"/>
          <style:tab-stop style:position="9.397cm" style:type="right"/>
          <style:tab-stop style:position="10.612cm" style:type="right"/>
        </style:tab-stops>
      </style:paragraph-properties>
      <style:text-properties/>
    </style:style>
    <style:style style:family="paragraph" style:name="P3785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378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787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3788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3789" style:parent-style-name="Heading #1">
      <style:paragraph-properties fo:keep-with-next="always" fo:keep-together="always" fo:background-color="transparent" fo:margin-top="0.000cm" fo:margin-bottom="0.000cm" fo:line-height="0.423cm" fo:margin-left="6.773cm" fo:margin-right="0.000cm" fo:text-indent="0.000cm" fo:text-align="justify" style:page-number="auto">
        <style:tab-stops>
          <style:tab-stop style:position="5.994cm" style:type="left"/>
        </style:tab-stops>
      </style:paragraph-properties>
      <style:text-properties/>
    </style:style>
    <style:style style:family="paragraph" style:name="P3790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379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79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793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37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95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3796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797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37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99" style:parent-style-name="Body text (2)">
      <style:paragraph-properties fo:background-color="transparent" fo:margin-top="0.000cm" fo:margin-bottom="0.000cm" fo:line-height="0.406cm" fo:margin-left="0.000cm" fo:margin-right="0.000cm" fo:text-indent="0.066cm" fo:text-align="left" style:page-number="auto"/>
      <style:text-properties/>
    </style:style>
    <style:style style:family="paragraph" style:name="P380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801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3802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8.221cm" style:type="right"/>
          <style:tab-stop style:position="8.348cm" style:type="left"/>
        </style:tab-stops>
      </style:paragraph-properties>
      <style:text-properties/>
    </style:style>
    <style:style style:family="paragraph" style:name="P38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05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38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07" style:parent-style-name="Body text (2)">
      <style:paragraph-properties fo:background-color="transparent" fo:margin-top="0.000cm" fo:margin-bottom="0.000cm" fo:line-height="0.423cm" fo:margin-left="0.000cm" fo:margin-right="0.000cm" fo:text-indent="0.141cm" fo:text-align="left" style:page-number="auto"/>
      <style:text-properties/>
    </style:style>
    <style:style style:family="paragraph" style:name="P3808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809" style:parent-style-name="Body text (2)">
      <style:paragraph-properties fo:background-color="transparent" fo:margin-top="0.000cm" fo:margin-bottom="0.000cm" fo:line-height="0.423cm" fo:margin-left="0.000cm" fo:margin-right="0.000cm" fo:text-indent="0.141cm" fo:text-align="left" style:page-number="auto"/>
      <style:text-properties/>
    </style:style>
    <style:style style:family="paragraph" style:name="P381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8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1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813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381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815" style:parent-style-name="Body text (2)">
      <style:paragraph-properties fo:background-color="transparent" fo:margin-top="0.000cm" fo:margin-bottom="0.000cm" fo:line-height="0.423cm" fo:margin-left="2.469cm" fo:margin-right="0.000cm" fo:text-indent="0.011cm" fo:text-align="left" style:page-number="auto"/>
      <style:text-properties/>
    </style:style>
    <style:style style:family="paragraph" style:name="P381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817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8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2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8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22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38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2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82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828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38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3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8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3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833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38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38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8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4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8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42" style:parent-style-name="Header or footer (4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384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84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84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846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384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848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3849" style:parent-style-name="Body text (2)">
      <style:paragraph-properties fo:background-color="transparent" fo:margin-top="0.000cm" fo:margin-bottom="0.000cm" fo:line-height="0.423cm" fo:margin-left="0.706cm" fo:margin-right="0.000cm" fo:text-indent="-0.003cm" fo:text-align="left" style:page-number="auto"/>
      <style:text-properties/>
    </style:style>
    <style:style style:family="paragraph" style:name="P38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5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852" style:parent-style-name="Body text (2)">
      <style:paragraph-properties fo:background-color="transparent" fo:margin-top="0.000cm" fo:margin-bottom="0.000cm" fo:line-height="0.406cm" fo:margin-left="0.000cm" fo:margin-right="0.000cm" fo:text-indent="0.066cm" fo:text-align="left" style:page-number="auto"/>
      <style:text-properties/>
    </style:style>
    <style:style style:family="paragraph" style:name="P3853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854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3855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38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58" style:parent-style-name="Heading #1">
      <style:paragraph-properties fo:keep-with-next="always" fo:keep-together="always" fo:background-color="transparent" fo:margin-top="0.000cm" fo:margin-bottom="0.000cm" fo:line-height="0.406cm" fo:margin-left="0.000cm" fo:margin-right="0.000cm" fo:text-indent="0.000cm" fo:text-align="center" style:page-number="auto"/>
      <style:text-properties/>
    </style:style>
    <style:style style:family="paragraph" style:name="P385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860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386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862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3863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38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6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8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6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86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8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72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3873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3874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38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81" style:parent-style-name="Body text (7)">
      <style:paragraph-properties fo:background-color="transparent" fo:margin-top="0.000cm" fo:margin-bottom="0.605cm" fo:line-height="0.423cm" fo:margin-left="0.035cm" fo:margin-right="0.000cm" fo:text-indent="0.000cm" style:page-number="auto"/>
      <style:text-properties/>
    </style:style>
    <style:style style:family="paragraph" style:name="P388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883" style:parent-style-name="Body text (2)">
      <style:paragraph-properties fo:background-color="transparent" fo:margin-top="0.106cm" fo:margin-bottom="0.000cm" fo:line-height="0.423cm" fo:margin-left="3.598cm" fo:margin-right="0.000cm" fo:text-indent="0.000cm" fo:text-align="left" style:page-number="auto"/>
      <style:text-properties/>
    </style:style>
    <style:style style:family="paragraph" style:name="P388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885" style:parent-style-name="Body text (2)">
      <style:paragraph-properties fo:background-color="transparent" fo:margin-top="0.000cm" fo:margin-bottom="0.000cm" fo:line-height="0.423cm" fo:margin-left="1.058cm" fo:margin-right="0.000cm" fo:text-indent="-0.017cm" fo:text-align="left" style:page-number="auto"/>
      <style:text-properties/>
    </style:style>
    <style:style style:family="paragraph" style:name="P388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887" style:parent-style-name="Body text (2)">
      <style:paragraph-properties fo:background-color="transparent" fo:margin-top="0.000cm" fo:margin-bottom="0.000cm" fo:line-height="0.423cm" fo:margin-left="1.058cm" fo:margin-right="0.000cm" fo:text-indent="-0.017cm" fo:text-align="left" style:page-number="auto"/>
      <style:text-properties/>
    </style:style>
    <style:style style:family="paragraph" style:name="P38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89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3890" style:parent-style-name="Body text (2)">
      <style:paragraph-properties fo:background-color="transparent" fo:margin-top="0.000cm" fo:margin-bottom="0.000cm" fo:line-height="0.745cm" fo:margin-left="0.000cm" fo:margin-right="0.000cm" fo:text-indent="0.064cm" fo:text-align="justify" style:page-number="auto">
        <style:tab-stops>
          <style:tab-stop style:position="1.281cm" style:type="left"/>
        </style:tab-stops>
      </style:paragraph-properties>
      <style:text-properties/>
    </style:style>
    <style:style style:family="paragraph" style:name="P3891" style:parent-style-name="Body text (2)">
      <style:paragraph-properties fo:background-color="transparent" fo:margin-top="0.000cm" fo:margin-bottom="0.000cm" fo:line-height="0.423cm" fo:margin-left="1.058cm" fo:margin-right="0.000cm" fo:text-indent="-0.017cm" fo:text-align="left" style:page-number="auto"/>
      <style:text-properties/>
    </style:style>
    <style:style style:family="paragraph" style:name="P389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893" style:parent-style-name="Body text (2)">
      <style:paragraph-properties fo:background-color="transparent" fo:margin-top="0.000cm" fo:margin-bottom="0.000cm" fo:line-height="0.423cm" fo:margin-left="1.058cm" fo:margin-right="0.000cm" fo:text-indent="-0.017cm" fo:text-align="left" style:page-number="auto"/>
      <style:text-properties/>
    </style:style>
    <style:style style:family="paragraph" style:name="P38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95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389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897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38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99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39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01" style:parent-style-name="Heading #1 (15)">
      <style:paragraph-properties fo:keep-with-next="always" fo:keep-together="always" fo:background-color="transparent" fo:margin-top="0.000cm" fo:margin-bottom="0.000cm" fo:line-height="0.423cm" fo:margin-left="0.000cm" fo:margin-right="0.106cm" fo:text-indent="0.000cm" style:page-number="auto"/>
      <style:text-properties/>
    </style:style>
    <style:style style:family="paragraph" style:name="P3902" style:parent-style-name="Body text (2)">
      <style:paragraph-properties fo:background-color="transparent" fo:margin-top="0.000cm" fo:margin-bottom="0.000cm" fo:line-height="0.423cm" fo:margin-left="0.000cm" fo:margin-right="0.000cm" fo:text-indent="0.072cm" fo:text-align="left" style:page-number="auto"/>
      <style:text-properties/>
    </style:style>
    <style:style style:family="paragraph" style:name="P3903" style:parent-style-name="Body text (2)">
      <style:paragraph-properties fo:background-color="transparent" fo:margin-top="0.000cm" fo:margin-bottom="0.000cm" fo:line-height="0.565cm" fo:margin-left="0.000cm" fo:margin-right="0.106cm" fo:text-indent="0.000cm" style:page-number="auto"/>
      <style:text-properties/>
    </style:style>
    <style:style style:family="paragraph" style:name="P390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905" style:parent-style-name="Body text (9)">
      <style:paragraph-properties fo:background-color="transparent" fo:margin-top="0.000cm" fo:margin-bottom="0.000cm" fo:line-height="1.003cm" fo:margin-left="0.000cm" fo:margin-right="0.000cm" fo:text-indent="0.914cm" fo:text-align="left" style:page-number="auto"/>
      <style:text-properties/>
    </style:style>
    <style:style style:family="paragraph" style:name="P39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07" style:parent-style-name="Body text (2)">
      <style:paragraph-properties fo:background-color="transparent" fo:margin-top="0.000cm" fo:margin-bottom="0.000cm" fo:line-height="1.099cm" fo:margin-left="0.000cm" fo:margin-right="0.000cm" fo:text-indent="0.109cm" fo:text-align="left" style:page-number="auto"/>
      <style:text-properties/>
    </style:style>
    <style:style style:family="paragraph" style:name="P39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09" style:parent-style-name="Body text (2)">
      <style:paragraph-properties fo:background-color="transparent" fo:margin-top="0.000cm" fo:margin-bottom="0.000cm" fo:line-height="1.099cm" fo:margin-left="0.000cm" fo:margin-right="0.000cm" fo:text-indent="0.109cm" fo:text-align="left" style:page-number="auto"/>
      <style:text-properties/>
    </style:style>
    <style:style style:family="paragraph" style:name="P391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911" style:parent-style-name="Body text (2)">
      <style:paragraph-properties fo:background-color="transparent" fo:margin-top="0.000cm" fo:margin-bottom="0.000cm" fo:line-height="1.099cm" fo:margin-left="0.000cm" fo:margin-right="0.000cm" fo:text-indent="0.109cm" fo:text-align="left" style:page-number="auto"/>
      <style:text-properties/>
    </style:style>
    <style:style style:family="paragraph" style:name="P39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13" style:parent-style-name="Body text (2)">
      <style:paragraph-properties fo:background-color="transparent" fo:margin-top="0.000cm" fo:margin-bottom="0.741cm" fo:line-height="1.099cm" fo:margin-left="0.000cm" fo:margin-right="0.000cm" fo:text-indent="0.109cm" fo:text-align="left" style:page-number="auto"/>
      <style:text-properties/>
    </style:style>
    <style:style style:family="paragraph" style:name="P39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15" style:parent-style-name="Body text (2)">
      <style:paragraph-properties fo:background-color="transparent" fo:margin-top="0.000cm" fo:margin-bottom="0.000cm" fo:line-height="1.099cm" fo:margin-left="0.000cm" fo:margin-right="0.000cm" fo:text-indent="0.109cm" fo:text-align="left" style:page-number="auto"/>
      <style:text-properties/>
    </style:style>
    <style:style style:family="paragraph" style:name="P3916" style:parent-style-name="Body text (2)">
      <style:paragraph-properties fo:background-color="transparent" fo:margin-top="0.000cm" fo:margin-bottom="0.000cm" fo:line-height="0.423cm" fo:margin-left="0.670cm" fo:margin-right="0.000cm" fo:text-indent="0.016cm" fo:text-align="left" style:page-number="auto"/>
      <style:text-properties/>
    </style:style>
    <style:style style:family="paragraph" style:name="P3917" style:parent-style-name="Body text (2)">
      <style:paragraph-properties fo:background-color="transparent" fo:margin-top="0.000cm" fo:margin-bottom="0.575cm" fo:line-height="0.423cm" fo:margin-left="0.000cm" fo:margin-right="0.071cm" fo:text-indent="0.000cm" style:page-number="auto"/>
      <style:text-properties/>
    </style:style>
    <style:style style:family="paragraph" style:name="P3918" style:parent-style-name="Body text (8)">
      <style:paragraph-properties fo:background-color="transparent" fo:margin-top="0.000cm" fo:margin-bottom="0.656cm" fo:line-height="0.423cm" fo:margin-left="0.035cm" fo:margin-right="0.000cm" fo:text-indent="0.000cm" style:page-number="auto"/>
      <style:text-properties/>
    </style:style>
    <style:style style:family="paragraph" style:name="P3919" style:parent-style-name="Body text (2)">
      <style:paragraph-properties fo:background-color="transparent" fo:margin-top="0.000cm" fo:margin-bottom="0.000cm" fo:line-height="0.423cm" fo:margin-left="0.000cm" fo:margin-right="0.212cm" fo:text-indent="0.000cm" style:page-number="auto"/>
      <style:text-properties/>
    </style:style>
    <style:style style:family="paragraph" style:name="P3920">
      <style:paragraph-properties style:page-number="auto"/>
      <style:text-properties fo:font-size="5pt" style:font-size-asian="5pt" style:font-size-complex="5pt"/>
    </style:style>
    <style:style style:family="paragraph" style:name="P3921">
      <style:paragraph-properties style:page-number="auto"/>
      <style:text-properties fo:font-size="5.e-02pt" style:font-size-asian="5.e-02pt" style:font-size-complex="5.e-02pt"/>
    </style:style>
    <style:style style:family="paragraph" style:name="P3923">
      <style:paragraph-properties style:page-number="auto"/>
      <style:text-properties fo:font-size="0.1pt" style:font-size-asian="0.1pt" style:font-size-complex="0.1pt"/>
    </style:style>
    <style:style style:family="paragraph" style:name="P3924">
      <style:paragraph-properties style:page-number="auto"/>
      <style:text-properties fo:font-size="0.1pt" style:font-size-asian="0.1pt" style:font-size-complex="0.1pt"/>
    </style:style>
    <style:style style:family="paragraph" style:name="P3925">
      <style:paragraph-properties style:page-number="auto"/>
      <style:text-properties fo:font-size="0.1pt" style:font-size-asian="0.1pt" style:font-size-complex="0.1pt"/>
    </style:style>
    <style:style style:family="paragraph" style:name="P3926">
      <style:paragraph-properties style:page-number="auto"/>
      <style:text-properties fo:font-size="0.1pt" style:font-size-asian="0.1pt" style:font-size-complex="0.1pt"/>
    </style:style>
    <style:style style:family="paragraph" style:name="P3927">
      <style:paragraph-properties style:page-number="auto"/>
      <style:text-properties fo:font-size="0.1pt" style:font-size-asian="0.1pt" style:font-size-complex="0.1pt"/>
    </style:style>
    <style:style style:family="paragraph" style:name="P3928">
      <style:paragraph-properties style:page-number="auto"/>
      <style:text-properties fo:font-size="0.1pt" style:font-size-asian="0.1pt" style:font-size-complex="0.1pt"/>
    </style:style>
    <style:style style:family="paragraph" style:name="P3929">
      <style:paragraph-properties style:page-number="auto"/>
      <style:text-properties fo:font-size="0.1pt" style:font-size-asian="0.1pt" style:font-size-complex="0.1pt"/>
    </style:style>
    <style:style style:family="paragraph" style:name="P3930">
      <style:paragraph-properties style:page-number="auto"/>
      <style:text-properties fo:font-size="0.1pt" style:font-size-asian="0.1pt" style:font-size-complex="0.1pt"/>
    </style:style>
    <style:style style:family="paragraph" style:name="P3931">
      <style:paragraph-properties style:page-number="auto"/>
      <style:text-properties fo:font-size="0.1pt" style:font-size-asian="0.1pt" style:font-size-complex="0.1pt"/>
    </style:style>
    <style:style style:family="paragraph" style:name="P3932">
      <style:paragraph-properties style:page-number="auto"/>
      <style:text-properties fo:font-size="0.1pt" style:font-size-asian="0.1pt" style:font-size-complex="0.1pt"/>
    </style:style>
    <style:style style:family="paragraph" style:name="P3933">
      <style:paragraph-properties style:page-number="auto"/>
      <style:text-properties fo:font-size="0.1pt" style:font-size-asian="0.1pt" style:font-size-complex="0.1pt"/>
    </style:style>
    <style:style style:family="paragraph" style:name="P3934">
      <style:paragraph-properties style:page-number="auto"/>
      <style:text-properties fo:font-size="0.1pt" style:font-size-asian="0.1pt" style:font-size-complex="0.1pt"/>
    </style:style>
    <style:style style:family="paragraph" style:name="P3935">
      <style:paragraph-properties style:page-number="auto"/>
      <style:text-properties fo:font-size="0.1pt" style:font-size-asian="0.1pt" style:font-size-complex="0.1pt"/>
    </style:style>
    <style:style style:family="paragraph" style:name="P3936">
      <style:paragraph-properties style:page-number="auto"/>
      <style:text-properties fo:font-size="0.1pt" style:font-size-asian="0.1pt" style:font-size-complex="0.1pt"/>
    </style:style>
    <style:style style:family="paragraph" style:name="P3937">
      <style:paragraph-properties style:page-number="auto"/>
      <style:text-properties fo:font-size="0.1pt" style:font-size-asian="0.1pt" style:font-size-complex="0.1pt"/>
    </style:style>
    <style:style style:family="paragraph" style:name="P3938">
      <style:paragraph-properties style:page-number="auto"/>
      <style:text-properties fo:font-size="0.1pt" style:font-size-asian="0.1pt" style:font-size-complex="0.1pt"/>
    </style:style>
    <style:style style:family="paragraph" style:name="P3939">
      <style:paragraph-properties style:page-number="auto"/>
      <style:text-properties fo:font-size="0.1pt" style:font-size-asian="0.1pt" style:font-size-complex="0.1pt"/>
    </style:style>
    <style:style style:family="paragraph" style:name="P3940">
      <style:paragraph-properties style:page-number="auto"/>
      <style:text-properties fo:font-size="0.1pt" style:font-size-asian="0.1pt" style:font-size-complex="0.1pt"/>
    </style:style>
    <style:style style:family="paragraph" style:name="P3941">
      <style:paragraph-properties style:page-number="auto"/>
      <style:text-properties fo:font-size="0.1pt" style:font-size-asian="0.1pt" style:font-size-complex="0.1pt"/>
    </style:style>
    <style:style style:family="paragraph" style:name="P3942">
      <style:paragraph-properties style:page-number="auto"/>
      <style:text-properties fo:font-size="0.1pt" style:font-size-asian="0.1pt" style:font-size-complex="0.1pt"/>
    </style:style>
    <style:style style:family="paragraph" style:name="P3943">
      <style:paragraph-properties style:page-number="auto"/>
      <style:text-properties fo:font-size="0.1pt" style:font-size-asian="0.1pt" style:font-size-complex="0.1pt"/>
    </style:style>
    <style:style style:family="paragraph" style:name="P3944">
      <style:paragraph-properties style:page-number="auto"/>
      <style:text-properties fo:font-size="0.1pt" style:font-size-asian="0.1pt" style:font-size-complex="0.1pt"/>
    </style:style>
    <style:style style:family="paragraph" style:name="P3945">
      <style:paragraph-properties style:page-number="auto"/>
      <style:text-properties fo:font-size="0.1pt" style:font-size-asian="0.1pt" style:font-size-complex="0.1pt"/>
    </style:style>
    <style:style style:family="paragraph" style:name="P3946">
      <style:paragraph-properties style:page-number="auto"/>
      <style:text-properties fo:font-size="0.1pt" style:font-size-asian="0.1pt" style:font-size-complex="0.1pt"/>
    </style:style>
    <style:style style:family="paragraph" style:name="P3947">
      <style:paragraph-properties style:page-number="auto"/>
      <style:text-properties fo:font-size="0.1pt" style:font-size-asian="0.1pt" style:font-size-complex="0.1pt"/>
    </style:style>
    <style:style style:family="paragraph" style:name="P3948">
      <style:paragraph-properties style:page-number="auto"/>
      <style:text-properties fo:font-size="0.1pt" style:font-size-asian="0.1pt" style:font-size-complex="0.1pt"/>
    </style:style>
    <style:style style:family="paragraph" style:name="P3949">
      <style:paragraph-properties style:page-number="auto"/>
      <style:text-properties fo:font-size="0.1pt" style:font-size-asian="0.1pt" style:font-size-complex="0.1pt"/>
    </style:style>
    <style:style style:family="paragraph" style:name="P3950">
      <style:paragraph-properties style:page-number="auto"/>
      <style:text-properties fo:font-size="0.1pt" style:font-size-asian="0.1pt" style:font-size-complex="0.1pt"/>
    </style:style>
    <style:style style:family="paragraph" style:name="P3951">
      <style:paragraph-properties style:page-number="auto"/>
      <style:text-properties fo:font-size="0.1pt" style:font-size-asian="0.1pt" style:font-size-complex="0.1pt"/>
    </style:style>
    <style:style style:family="paragraph" style:name="P3952">
      <style:paragraph-properties style:page-number="auto"/>
      <style:text-properties fo:font-size="0.1pt" style:font-size-asian="0.1pt" style:font-size-complex="0.1pt"/>
    </style:style>
    <style:style style:family="paragraph" style:name="P3953">
      <style:paragraph-properties style:page-number="auto"/>
      <style:text-properties fo:font-size="0.1pt" style:font-size-asian="0.1pt" style:font-size-complex="0.1pt"/>
    </style:style>
    <style:style style:family="paragraph" style:name="P3954">
      <style:paragraph-properties style:page-number="auto"/>
      <style:text-properties fo:font-size="0.1pt" style:font-size-asian="0.1pt" style:font-size-complex="0.1pt"/>
    </style:style>
    <style:style style:family="paragraph" style:name="P3955">
      <style:paragraph-properties style:page-number="auto"/>
      <style:text-properties fo:font-size="0.1pt" style:font-size-asian="0.1pt" style:font-size-complex="0.1pt"/>
    </style:style>
    <style:style style:family="paragraph" style:name="P3956">
      <style:paragraph-properties style:page-number="auto"/>
      <style:text-properties fo:font-size="0.1pt" style:font-size-asian="0.1pt" style:font-size-complex="0.1pt"/>
    </style:style>
    <style:style style:family="paragraph" style:name="P3957">
      <style:paragraph-properties style:page-number="auto"/>
      <style:text-properties fo:font-size="0.1pt" style:font-size-asian="0.1pt" style:font-size-complex="0.1pt"/>
    </style:style>
    <style:style style:family="paragraph" style:name="P3958">
      <style:paragraph-properties style:page-number="auto"/>
      <style:text-properties fo:font-size="0.1pt" style:font-size-asian="0.1pt" style:font-size-complex="0.1pt"/>
    </style:style>
    <style:style style:family="paragraph" style:name="P3959">
      <style:paragraph-properties style:page-number="auto"/>
      <style:text-properties fo:font-size="0.1pt" style:font-size-asian="0.1pt" style:font-size-complex="0.1pt"/>
    </style:style>
    <style:style style:family="paragraph" style:name="P3960">
      <style:paragraph-properties style:page-number="auto"/>
      <style:text-properties fo:font-size="0.1pt" style:font-size-asian="0.1pt" style:font-size-complex="0.1pt"/>
    </style:style>
    <style:style style:family="paragraph" style:name="P3961">
      <style:paragraph-properties style:page-number="auto"/>
      <style:text-properties fo:font-size="0.1pt" style:font-size-asian="0.1pt" style:font-size-complex="0.1pt"/>
    </style:style>
    <style:style style:family="paragraph" style:name="P3962">
      <style:paragraph-properties style:page-number="auto"/>
      <style:text-properties fo:font-size="0.1pt" style:font-size-asian="0.1pt" style:font-size-complex="0.1pt"/>
    </style:style>
    <style:style style:family="paragraph" style:name="P3963">
      <style:paragraph-properties style:page-number="auto"/>
      <style:text-properties fo:font-size="0.1pt" style:font-size-asian="0.1pt" style:font-size-complex="0.1pt"/>
    </style:style>
    <style:style style:family="paragraph" style:name="P3964">
      <style:paragraph-properties style:page-number="auto"/>
      <style:text-properties fo:font-size="0.1pt" style:font-size-asian="0.1pt" style:font-size-complex="0.1pt"/>
    </style:style>
    <style:style style:family="paragraph" style:name="P3965">
      <style:paragraph-properties style:page-number="auto"/>
      <style:text-properties fo:font-size="0.1pt" style:font-size-asian="0.1pt" style:font-size-complex="0.1pt"/>
    </style:style>
    <style:style style:family="paragraph" style:name="P3966">
      <style:paragraph-properties style:page-number="auto"/>
      <style:text-properties fo:font-size="0.1pt" style:font-size-asian="0.1pt" style:font-size-complex="0.1pt"/>
    </style:style>
    <style:style style:family="paragraph" style:name="P3967">
      <style:paragraph-properties style:page-number="auto"/>
      <style:text-properties fo:font-size="0.1pt" style:font-size-asian="0.1pt" style:font-size-complex="0.1pt"/>
    </style:style>
    <style:style style:family="paragraph" style:name="P3968">
      <style:paragraph-properties style:page-number="auto"/>
      <style:text-properties fo:font-size="0.1pt" style:font-size-asian="0.1pt" style:font-size-complex="0.1pt"/>
    </style:style>
    <style:style style:family="paragraph" style:name="P3969">
      <style:paragraph-properties style:page-number="auto"/>
      <style:text-properties fo:font-size="0.1pt" style:font-size-asian="0.1pt" style:font-size-complex="0.1pt"/>
    </style:style>
    <style:style style:family="paragraph" style:name="P3970">
      <style:paragraph-properties style:page-number="auto"/>
      <style:text-properties fo:font-size="0.1pt" style:font-size-asian="0.1pt" style:font-size-complex="0.1pt"/>
    </style:style>
    <style:style style:family="paragraph" style:name="P3971">
      <style:paragraph-properties style:page-number="auto"/>
      <style:text-properties fo:font-size="0.1pt" style:font-size-asian="0.1pt" style:font-size-complex="0.1pt"/>
    </style:style>
    <style:style style:family="paragraph" style:name="P3972">
      <style:paragraph-properties style:page-number="auto"/>
      <style:text-properties fo:font-size="0.1pt" style:font-size-asian="0.1pt" style:font-size-complex="0.1pt"/>
    </style:style>
    <style:style style:family="paragraph" style:name="P3973">
      <style:paragraph-properties style:page-number="auto"/>
      <style:text-properties fo:font-size="0.1pt" style:font-size-asian="0.1pt" style:font-size-complex="0.1pt"/>
    </style:style>
    <style:style style:family="paragraph" style:name="P3974">
      <style:paragraph-properties style:page-number="auto"/>
      <style:text-properties fo:font-size="0.1pt" style:font-size-asian="0.1pt" style:font-size-complex="0.1pt"/>
    </style:style>
    <style:style style:family="paragraph" style:name="P3975">
      <style:paragraph-properties style:page-number="auto"/>
      <style:text-properties fo:font-size="0.1pt" style:font-size-asian="0.1pt" style:font-size-complex="0.1pt"/>
    </style:style>
    <style:style style:family="paragraph" style:name="P3976">
      <style:paragraph-properties style:page-number="auto"/>
      <style:text-properties fo:font-size="0.1pt" style:font-size-asian="0.1pt" style:font-size-complex="0.1pt"/>
    </style:style>
    <style:style style:family="paragraph" style:name="P3977">
      <style:paragraph-properties style:page-number="auto"/>
      <style:text-properties fo:font-size="0.1pt" style:font-size-asian="0.1pt" style:font-size-complex="0.1pt"/>
    </style:style>
    <style:style style:family="paragraph" style:name="P3978">
      <style:paragraph-properties style:page-number="auto"/>
      <style:text-properties fo:font-size="0.1pt" style:font-size-asian="0.1pt" style:font-size-complex="0.1pt"/>
    </style:style>
    <style:style style:family="paragraph" style:name="P3979">
      <style:paragraph-properties style:page-number="auto"/>
      <style:text-properties fo:font-size="0.1pt" style:font-size-asian="0.1pt" style:font-size-complex="0.1pt"/>
    </style:style>
    <style:style style:family="paragraph" style:name="P3980">
      <style:paragraph-properties style:page-number="auto"/>
      <style:text-properties fo:font-size="0.1pt" style:font-size-asian="0.1pt" style:font-size-complex="0.1pt"/>
    </style:style>
    <style:style style:family="paragraph" style:name="P3981">
      <style:paragraph-properties style:page-number="auto"/>
      <style:text-properties fo:font-size="0.1pt" style:font-size-asian="0.1pt" style:font-size-complex="0.1pt"/>
    </style:style>
    <style:style style:family="paragraph" style:name="P3982">
      <style:paragraph-properties style:page-number="auto"/>
      <style:text-properties fo:font-size="0.1pt" style:font-size-asian="0.1pt" style:font-size-complex="0.1pt"/>
    </style:style>
    <style:style style:family="paragraph" style:name="P3983">
      <style:paragraph-properties style:page-number="auto"/>
      <style:text-properties fo:font-size="0.1pt" style:font-size-asian="0.1pt" style:font-size-complex="0.1pt"/>
    </style:style>
    <style:style style:family="paragraph" style:name="P3984">
      <style:paragraph-properties style:page-number="auto"/>
      <style:text-properties fo:font-size="0.1pt" style:font-size-asian="0.1pt" style:font-size-complex="0.1pt"/>
    </style:style>
    <style:style style:family="paragraph" style:name="P3985" style:parent-style-name="Body text (3)" style:master-page-name="PageStyle0">
      <style:paragraph-properties fo:background-color="transparent" fo:margin-top="0.000cm" fo:margin-bottom="1.694cm" fo:margin-left="0.000cm" fo:margin-right="0.035cm" fo:text-indent="0.000cm" style:page-number="1"/>
      <style:text-properties/>
    </style:style>
    <style:style style:family="paragraph" style:name="P3986" style:parent-style-name="Body text (2)" style:master-page-name="PageStyle1">
      <style:paragraph-properties fo:background-color="transparent" fo:margin-top="0.000cm" fo:margin-bottom="0.530cm" fo:margin-left="0.035cm" fo:margin-right="0.000cm" fo:text-indent="0.000cm" style:page-number="1"/>
      <style:text-properties/>
    </style:style>
    <style:style style:family="paragraph" style:name="P3987" style:parent-style-name="Body text (2)" style:master-page-name="PageStyle2">
      <style:paragraph-properties fo:background-color="transparent" fo:margin-top="0.000cm" fo:margin-bottom="2.216cm" fo:margin-left="2.611cm" fo:margin-right="6.703cm" fo:text-indent="-0.014cm" fo:text-align="left" style:page-number="4"/>
      <style:text-properties/>
    </style:style>
    <style:style style:family="paragraph" style:name="P3988" style:master-page-name="PageStyle3">
      <style:paragraph-properties fo:line-height="0.968cm" style:page-number="10"/>
      <style:text-properties/>
    </style:style>
    <style:style style:family="paragraph" style:name="P3989" style:master-page-name="PageStyle4">
      <style:paragraph-properties fo:line-height="0.635cm" style:page-number="11"/>
      <style:text-properties/>
    </style:style>
    <style:style style:family="paragraph" style:name="P3990" style:master-page-name="PageStyle5">
      <style:paragraph-properties style:page-number="12"/>
      <style:text-properties fo:font-size="1pt" style:font-size-asian="1pt" style:font-size-complex="1pt"/>
    </style:style>
    <style:style style:family="paragraph" style:name="P3991" style:master-page-name="PageStyle6">
      <style:paragraph-properties fo:line-height="0.635cm" style:page-number="13"/>
      <style:text-properties/>
    </style:style>
    <style:style style:family="paragraph" style:name="P3992" style:master-page-name="PageStyle7">
      <style:paragraph-properties style:page-number="14"/>
      <style:text-properties fo:font-size="1pt" style:font-size-asian="1pt" style:font-size-complex="1pt"/>
    </style:style>
    <style:style style:family="paragraph" style:name="P3993" style:master-page-name="PageStyle8">
      <style:paragraph-properties fo:line-height="0.635cm" style:page-number="15"/>
      <style:text-properties/>
    </style:style>
    <style:style style:family="paragraph" style:name="P3994" style:master-page-name="PageStyle9">
      <style:paragraph-properties fo:line-height="0.635cm" style:page-number="15"/>
      <style:text-properties/>
    </style:style>
    <style:style style:family="paragraph" style:name="P3995" style:master-page-name="PageStyle10">
      <style:paragraph-properties style:page-number="16"/>
      <style:text-properties fo:font-size="1pt" style:font-size-asian="1pt" style:font-size-complex="1pt"/>
    </style:style>
    <style:style style:family="paragraph" style:name="P3996" style:master-page-name="PageStyle11">
      <style:paragraph-properties fo:line-height="0.635cm" style:page-number="18"/>
      <style:text-properties/>
    </style:style>
    <style:style style:family="paragraph" style:name="P3997" style:master-page-name="PageStyle12">
      <style:paragraph-properties fo:line-height="0.635cm" style:page-number="18"/>
      <style:text-properties/>
    </style:style>
    <style:style style:family="paragraph" style:name="P3998" style:master-page-name="PageStyle13">
      <style:paragraph-properties style:page-number="19"/>
      <style:text-properties fo:font-size="1pt" style:font-size-asian="1pt" style:font-size-complex="1pt"/>
    </style:style>
    <style:style style:family="paragraph" style:name="P3999" style:master-page-name="PageStyle14">
      <style:paragraph-properties fo:line-height="0.968cm" style:page-number="21"/>
      <style:text-properties/>
    </style:style>
    <style:style style:family="paragraph" style:name="P4000" style:master-page-name="PageStyle15">
      <style:paragraph-properties fo:line-height="0.635cm" style:page-number="22"/>
      <style:text-properties/>
    </style:style>
    <style:style style:family="paragraph" style:name="P4001" style:master-page-name="PageStyle16">
      <style:paragraph-properties style:page-number="23"/>
      <style:text-properties fo:font-size="1pt" style:font-size-asian="1pt" style:font-size-complex="1pt"/>
    </style:style>
    <style:style style:family="paragraph" style:name="P4002" style:master-page-name="PageStyle17">
      <style:paragraph-properties fo:line-height="0.635cm" style:page-number="24"/>
      <style:text-properties/>
    </style:style>
    <style:style style:family="paragraph" style:name="P4003" style:master-page-name="PageStyle18">
      <style:paragraph-properties fo:line-height="0.635cm" style:page-number="25"/>
      <style:text-properties/>
    </style:style>
    <style:style style:family="paragraph" style:name="P4004" style:parent-style-name="Header or footer" style:master-page-name="PageStyle19">
      <style:paragraph-properties fo:background-color="transparent" fo:margin-top="0.000cm" fo:margin-bottom="0.000cm" fo:margin-left="2.399cm" fo:margin-right="0.000cm" fo:text-indent="0.014cm" fo:text-align="left" style:page-number="26"/>
      <style:text-properties/>
    </style:style>
    <style:style style:family="paragraph" style:name="P4005" style:master-page-name="PageStyle20">
      <style:paragraph-properties fo:line-height="0.635cm" style:page-number="27"/>
      <style:text-properties/>
    </style:style>
    <style:style style:family="paragraph" style:name="P4006" style:master-page-name="PageStyle21">
      <style:paragraph-properties fo:line-height="0.635cm" style:page-number="27"/>
      <style:text-properties/>
    </style:style>
    <style:style style:family="paragraph" style:name="P4007" style:master-page-name="PageStyle22">
      <style:paragraph-properties fo:line-height="0.635cm" style:page-number="29"/>
      <style:text-properties/>
    </style:style>
    <style:style style:family="paragraph" style:name="P4008" style:master-page-name="PageStyle23">
      <style:paragraph-properties style:page-number="30"/>
      <style:text-properties fo:font-size="1pt" style:font-size-asian="1pt" style:font-size-complex="1pt"/>
    </style:style>
    <style:style style:family="paragraph" style:name="P4009" style:master-page-name="PageStyle24">
      <style:paragraph-properties fo:line-height="0.635cm" style:page-number="32"/>
      <style:text-properties/>
    </style:style>
    <style:style style:family="paragraph" style:name="P4010" style:parent-style-name="Header or footer" style:master-page-name="PageStyle25">
      <style:paragraph-properties fo:background-color="transparent" fo:margin-top="0.000cm" fo:margin-bottom="0.000cm" fo:margin-left="1.870cm" fo:margin-right="0.000cm" fo:text-indent="-0.016cm" fo:text-align="left" style:page-number="33"/>
      <style:text-properties/>
    </style:style>
    <style:style style:family="paragraph" style:name="P4011" style:master-page-name="PageStyle26">
      <style:paragraph-properties fo:line-height="0.635cm" style:page-number="34"/>
      <style:text-properties/>
    </style:style>
    <style:style style:family="paragraph" style:name="P4012" style:master-page-name="PageStyle27">
      <style:paragraph-properties fo:margin-bottom="1.517cm" fo:line-height="0.071cm" style:page-number="36"/>
      <style:text-properties fo:font-size="1pt" style:font-size-asian="1pt" style:font-size-complex="1pt"/>
    </style:style>
    <style:style style:family="paragraph" style:name="P4013" style:master-page-name="PageStyle28">
      <style:paragraph-properties fo:line-height="0.635cm" style:page-number="37"/>
      <style:text-properties/>
    </style:style>
    <style:style style:family="paragraph" style:name="P4014" style:master-page-name="PageStyle29">
      <style:paragraph-properties fo:line-height="0.635cm" style:page-number="38"/>
      <style:text-properties/>
    </style:style>
    <style:style style:family="paragraph" style:name="P4015" style:master-page-name="PageStyle30">
      <style:paragraph-properties style:page-number="39"/>
      <style:text-properties fo:font-size="1pt" style:font-size-asian="1pt" style:font-size-complex="1pt"/>
    </style:style>
    <style:style style:family="paragraph" style:name="P4016" style:master-page-name="PageStyle31">
      <style:paragraph-properties fo:line-height="0.635cm" style:page-number="39"/>
      <style:text-properties/>
    </style:style>
    <style:style style:family="paragraph" style:name="P4017" style:parent-style-name="Body text (5)" style:master-page-name="PageStyle32">
      <style:paragraph-properties fo:break-after="page" fo:background-color="transparent" fo:margin-top="0.000cm" fo:margin-bottom="0.000cm" fo:line-height="0.353cm" fo:margin-left="0.000cm" fo:margin-right="0.000cm" fo:text-indent="0.051cm" fo:text-align="left" style:page-number="41"/>
      <style:text-properties/>
    </style:style>
    <style:style style:family="paragraph" style:name="P4018" style:master-page-name="PageStyle33">
      <style:paragraph-properties fo:line-height="0.635cm" style:page-number="43"/>
      <style:text-properties/>
    </style:style>
    <style:style style:family="paragraph" style:name="P4019" style:master-page-name="PageStyle34">
      <style:paragraph-properties style:page-number="44"/>
      <style:text-properties fo:font-size="1pt" style:font-size-asian="1pt" style:font-size-complex="1pt"/>
    </style:style>
    <style:style style:family="paragraph" style:name="P4020" style:master-page-name="PageStyle35">
      <style:paragraph-properties fo:line-height="0.635cm" style:page-number="45"/>
      <style:text-properties/>
    </style:style>
    <style:style style:family="paragraph" style:name="P4021" style:master-page-name="PageStyle36">
      <style:paragraph-properties fo:line-height="0.635cm" style:page-number="45"/>
      <style:text-properties/>
    </style:style>
    <style:style style:family="paragraph" style:name="P4022" style:master-page-name="PageStyle37">
      <style:paragraph-properties style:page-number="47"/>
      <style:text-properties fo:font-size="1pt" style:font-size-asian="1pt" style:font-size-complex="1pt"/>
    </style:style>
    <style:style style:family="paragraph" style:name="P4023" style:master-page-name="PageStyle38">
      <style:paragraph-properties fo:margin-bottom="2.681cm" fo:line-height="0.071cm" style:page-number="48"/>
      <style:text-properties fo:font-size="1pt" style:font-size-asian="1pt" style:font-size-complex="1pt"/>
    </style:style>
    <style:style style:family="paragraph" style:name="P4024" style:master-page-name="PageStyle39">
      <style:paragraph-properties fo:line-height="0.968cm" style:page-number="49"/>
      <style:text-properties/>
    </style:style>
    <style:style style:family="paragraph" style:name="P4025" style:master-page-name="PageStyle40">
      <style:paragraph-properties style:page-number="50"/>
      <style:text-properties fo:font-size="1pt" style:font-size-asian="1pt" style:font-size-complex="1pt"/>
    </style:style>
    <style:style style:family="paragraph" style:name="P4026" style:master-page-name="PageStyle41">
      <style:paragraph-properties fo:line-height="0.635cm" style:page-number="51"/>
      <style:text-properties/>
    </style:style>
    <style:style style:family="paragraph" style:name="P4027" style:master-page-name="PageStyle42">
      <style:paragraph-properties fo:line-height="0.635cm" style:page-number="52"/>
      <style:text-properties/>
    </style:style>
    <style:style style:family="paragraph" style:name="P4028" style:master-page-name="PageStyle43">
      <style:paragraph-properties style:page-number="53"/>
      <style:text-properties fo:font-size="1pt" style:font-size-asian="1pt" style:font-size-complex="1pt"/>
    </style:style>
    <style:style style:family="paragraph" style:name="P4029" style:master-page-name="PageStyle44">
      <style:paragraph-properties fo:line-height="0.635cm" style:page-number="53"/>
      <style:text-properties/>
    </style:style>
    <style:style style:family="paragraph" style:name="P4030" style:master-page-name="PageStyle45">
      <style:paragraph-properties fo:line-height="0.635cm" style:page-number="55"/>
      <style:text-properties/>
    </style:style>
    <style:style style:family="paragraph" style:name="P4031" style:parent-style-name="Heading #1" style:master-page-name="PageStyle46">
      <style:paragraph-properties fo:keep-with-next="always" fo:keep-together="always" fo:background-color="transparent" fo:margin-top="0.000cm" fo:margin-bottom="0.000cm" fo:line-height="0.423cm" fo:margin-left="0.000cm" fo:margin-right="0.000cm" fo:text-indent="0.000cm" fo:text-align="center" style:page-number="56"/>
      <style:text-properties/>
    </style:style>
    <style:style style:family="paragraph" style:name="P4032" style:master-page-name="PageStyle47">
      <style:paragraph-properties fo:line-height="0.635cm" style:page-number="56"/>
      <style:text-properties/>
    </style:style>
    <style:style style:family="paragraph" style:name="P4033" style:parent-style-name="Body text (5)" style:master-page-name="PageStyle48">
      <style:paragraph-properties fo:background-color="transparent" fo:margin-top="0.000cm" fo:margin-bottom="0.000cm" fo:line-height="0.353cm" fo:margin-left="0.000cm" fo:margin-right="0.000cm" fo:text-indent="0.051cm" fo:text-align="left" style:page-number="58"/>
      <style:text-properties/>
    </style:style>
    <style:style style:family="paragraph" style:name="P4034" style:master-page-name="PageStyle49">
      <style:paragraph-properties style:page-number="59"/>
      <style:text-properties fo:font-size="1pt" style:font-size-asian="1pt" style:font-size-complex="1pt"/>
    </style:style>
    <style:style style:family="paragraph" style:name="P4035" style:master-page-name="PageStyle50">
      <style:paragraph-properties fo:line-height="0.635cm" style:page-number="59"/>
      <style:text-properties/>
    </style:style>
    <style:style style:family="paragraph" style:name="P4036" style:master-page-name="PageStyle51">
      <style:paragraph-properties fo:line-height="0.635cm" style:page-number="61"/>
      <style:text-properties/>
    </style:style>
    <style:style style:family="paragraph" style:name="P4037" style:master-page-name="PageStyle52">
      <style:paragraph-properties fo:line-height="0.635cm" style:page-number="62"/>
      <style:text-properties/>
    </style:style>
    <style:style style:family="paragraph" style:name="P4038" style:master-page-name="PageStyle53">
      <style:paragraph-properties fo:line-height="0.635cm" style:page-number="62"/>
      <style:text-properties/>
    </style:style>
    <style:style style:family="paragraph" style:name="P4039" style:master-page-name="PageStyle54">
      <style:paragraph-properties fo:margin-bottom="1.940cm" fo:line-height="0.071cm" style:page-number="64"/>
      <style:text-properties fo:font-size="1pt" style:font-size-asian="1pt" style:font-size-complex="1pt"/>
    </style:style>
    <style:style style:family="paragraph" style:name="P4040" style:master-page-name="PageStyle55">
      <style:paragraph-properties fo:line-height="0.635cm" style:page-number="65"/>
      <style:text-properties/>
    </style:style>
    <style:style style:family="paragraph" style:name="P4041" style:master-page-name="PageStyle56">
      <style:paragraph-properties fo:line-height="0.635cm" style:page-number="65"/>
      <style:text-properties/>
    </style:style>
    <style:style style:family="paragraph" style:name="P4042" style:master-page-name="PageStyle57">
      <style:paragraph-properties fo:line-height="0.635cm" style:page-number="67"/>
      <style:text-properties/>
    </style:style>
    <style:style style:family="paragraph" style:name="P4043" style:master-page-name="PageStyle58">
      <style:paragraph-properties style:page-number="68"/>
      <style:text-properties fo:font-size="1pt" style:font-size-asian="1pt" style:font-size-complex="1pt"/>
    </style:style>
    <style:style style:family="paragraph" style:name="P4044" style:master-page-name="PageStyle59">
      <style:paragraph-properties fo:line-height="0.635cm" style:page-number="69"/>
      <style:text-properties/>
    </style:style>
    <style:style style:family="paragraph" style:name="P4045" style:master-page-name="PageStyle60">
      <style:paragraph-properties fo:line-height="0.635cm" style:page-number="70"/>
      <style:text-properties/>
    </style:style>
    <style:style style:family="paragraph" style:name="P4046" style:parent-style-name="Heading #1" style:master-page-name="PageStyle61">
      <style:paragraph-properties fo:keep-with-next="always" fo:keep-together="always" fo:background-color="transparent" fo:margin-top="0.000cm" fo:margin-bottom="0.000cm" fo:line-height="0.423cm" fo:margin-left="0.000cm" fo:margin-right="0.000cm" fo:text-indent="0.000cm" fo:text-align="center" style:page-number="71"/>
      <style:text-properties/>
    </style:style>
    <style:style style:family="paragraph" style:name="P4047" style:parent-style-name="Header or footer" style:master-page-name="PageStyle62">
      <style:paragraph-properties fo:background-color="transparent" fo:margin-top="0.000cm" fo:margin-bottom="0.000cm" fo:margin-left="1.870cm" fo:margin-right="0.000cm" fo:text-indent="-0.016cm" fo:text-align="left" style:page-number="72"/>
      <style:text-properties/>
    </style:style>
    <style:style style:family="paragraph" style:name="P4048" style:master-page-name="PageStyle63">
      <style:paragraph-properties fo:line-height="0.635cm" style:page-number="72"/>
      <style:text-properties/>
    </style:style>
    <style:style style:family="paragraph" style:name="P4049" style:master-page-name="PageStyle64">
      <style:paragraph-properties fo:line-height="0.635cm" style:page-number="74"/>
      <style:text-properties/>
    </style:style>
    <style:style style:family="paragraph" style:name="P4050" style:master-page-name="PageStyle65">
      <style:paragraph-properties style:page-number="75"/>
      <style:text-properties fo:font-size="1pt" style:font-size-asian="1pt" style:font-size-complex="1pt"/>
    </style:style>
    <style:style style:family="paragraph" style:name="P4051" style:master-page-name="PageStyle66">
      <style:paragraph-properties fo:line-height="0.968cm" style:page-number="76"/>
      <style:text-properties/>
    </style:style>
    <style:style style:family="paragraph" style:name="P4052" style:parent-style-name="Body text (7)" style:master-page-name="PageStyle67">
      <style:paragraph-properties fo:background-color="transparent" fo:margin-top="0.000cm" fo:margin-bottom="0.605cm" fo:line-height="0.423cm" fo:margin-left="0.035cm" fo:margin-right="0.000cm" fo:text-indent="0.000cm" style:page-number="77"/>
      <style:text-properties/>
    </style:style>
    <style:style style:family="paragraph" style:name="P4053" style:master-page-name="PageStyle68">
      <style:paragraph-properties fo:line-height="0.635cm" style:page-number="78"/>
      <style:text-properties/>
    </style:style>
    <style:style style:name="Table1" style:family="table">
      <style:table-properties style:writing-mode="lr-tb" style:width="10.617cm" table:align="center"/>
    </style:style>
    <style:style style:name="Table1.C1" style:family="table-column">
      <style:table-column-properties style:column-width="6.198cm"/>
    </style:style>
    <style:style style:name="Table1.C2" style:family="table-column">
      <style:table-column-properties style:column-width="4.420cm"/>
    </style:style>
    <style:style style:name="Table1.R1" style:family="table-row">
      <style:table-row-properties style:row-height="0.610cm"/>
    </style:style>
    <style:style style:name="Table1.R2" style:family="table-row">
      <style:table-row-properties style:row-height="1.118cm"/>
    </style:style>
    <style:style style:name="Table1.R3" style:family="table-row">
      <style:table-row-properties style:row-height="1.295cm"/>
    </style:style>
    <style:style style:name="Table1.R4" style:family="table-row">
      <style:table-row-properties style:row-height="1.058cm"/>
    </style:style>
    <style:style style:name="Table1.R5" style:family="table-row">
      <style:table-row-properties style:row-height="1.109cm"/>
    </style:style>
    <style:style style:name="Table1.R6" style:family="table-row">
      <style:table-row-properties style:row-height="1.109cm"/>
    </style:style>
    <style:style style:name="Table1.R7" style:family="table-row">
      <style:table-row-properties style:row-height="1.134cm"/>
    </style:style>
    <style:style style:name="Table1.R8" style:family="table-row">
      <style:table-row-properties style:row-height="1.050cm"/>
    </style:style>
    <style:style style:name="Table1.R9" style:family="table-row">
      <style:table-row-properties style:row-height="1.101cm"/>
    </style:style>
    <style:style style:name="Table1.R10" style:family="table-row">
      <style:table-row-properties style:row-height="1.125cm"/>
    </style:style>
    <style:style style:name="Table1.R11" style:family="table-row">
      <style:table-row-properties style:row-height="1.118cm"/>
    </style:style>
    <style:style style:name="Table1.R12" style:family="table-row">
      <style:table-row-properties style:row-height="1.092cm"/>
    </style:style>
    <style:style style:name="Table1.R13" style:family="table-row">
      <style:table-row-properties style:row-height="1.118cm"/>
    </style:style>
    <style:style style:name="Table1.R14" style:family="table-row">
      <style:table-row-properties style:row-height="0.771cm"/>
    </style:style>
    <style:style style:name="Table1.Cell1" style:family="table-cell">
      <style:table-cell-properties fo:background-color="#FFFFFF" style:vertical-align="top"/>
    </style:style>
    <style:style style:name="Table1.Cell2" style:family="table-cell">
      <style:table-cell-properties fo:background-color="#FFFFFF" style:vertical-align="top"/>
    </style:style>
    <style:style style:name="Table1.Cell3" style:family="table-cell">
      <style:table-cell-properties fo:background-color="#FFFFFF" style:vertical-align="top"/>
    </style:style>
    <style:style style:name="Table1.Cell4" style:family="table-cell">
      <style:table-cell-properties fo:background-color="#FFFFFF" style:vertical-align="top"/>
    </style:style>
    <style:style style:name="Table1.Cell5" style:family="table-cell">
      <style:table-cell-properties fo:background-color="#FFFFFF" style:vertical-align="middle"/>
    </style:style>
    <style:style style:name="Table1.Cell6" style:family="table-cell">
      <style:table-cell-properties fo:background-color="#FFFFFF" style:vertical-align="middle"/>
    </style:style>
    <style:style style:name="Table1.Cell7" style:family="table-cell">
      <style:table-cell-properties fo:background-color="#FFFFFF" style:vertical-align="middle"/>
    </style:style>
    <style:style style:name="Table1.Cell8" style:family="table-cell">
      <style:table-cell-properties fo:background-color="#FFFFFF" style:vertical-align="middle"/>
    </style:style>
    <style:style style:name="Table1.Cell9" style:family="table-cell">
      <style:table-cell-properties fo:background-color="#FFFFFF" style:vertical-align="middle"/>
    </style:style>
    <style:style style:name="Table1.Cell10" style:family="table-cell">
      <style:table-cell-properties fo:background-color="#FFFFFF" style:vertical-align="middle"/>
    </style:style>
    <style:style style:name="Table1.Cell11" style:family="table-cell">
      <style:table-cell-properties fo:background-color="#FFFFFF" style:vertical-align="middle"/>
    </style:style>
    <style:style style:name="Table1.Cell12" style:family="table-cell">
      <style:table-cell-properties fo:background-color="#FFFFFF" style:vertical-align="middle"/>
    </style:style>
    <style:style style:name="Table1.Cell13" style:family="table-cell">
      <style:table-cell-properties fo:background-color="#FFFFFF" style:vertical-align="middle"/>
    </style:style>
    <style:style style:name="Table1.Cell14" style:family="table-cell">
      <style:table-cell-properties fo:background-color="#FFFFFF" style:vertical-align="middle"/>
    </style:style>
    <style:style style:name="Table1.Cell15" style:family="table-cell">
      <style:table-cell-properties fo:background-color="#FFFFFF" style:vertical-align="middle"/>
    </style:style>
    <style:style style:name="Table1.Cell16" style:family="table-cell">
      <style:table-cell-properties fo:background-color="#FFFFFF" style:vertical-align="middle"/>
    </style:style>
    <style:style style:name="Table1.Cell17" style:family="table-cell">
      <style:table-cell-properties fo:background-color="#FFFFFF" style:vertical-align="middle"/>
    </style:style>
    <style:style style:name="Table1.Cell18" style:family="table-cell">
      <style:table-cell-properties fo:background-color="#FFFFFF" style:vertical-align="middle"/>
    </style:style>
    <style:style style:name="Table1.Cell19" style:family="table-cell">
      <style:table-cell-properties fo:background-color="#FFFFFF" style:vertical-align="middle"/>
    </style:style>
    <style:style style:name="Table1.Cell20" style:family="table-cell">
      <style:table-cell-properties fo:background-color="#FFFFFF" style:vertical-align="middle"/>
    </style:style>
    <style:style style:name="Table1.Cell21" style:family="table-cell">
      <style:table-cell-properties fo:background-color="#FFFFFF" style:vertical-align="middle"/>
    </style:style>
    <style:style style:name="Table1.Cell22" style:family="table-cell">
      <style:table-cell-properties fo:background-color="#FFFFFF" style:vertical-align="middle"/>
    </style:style>
    <style:style style:name="Table1.Cell23" style:family="table-cell">
      <style:table-cell-properties fo:background-color="#FFFFFF" style:vertical-align="middle"/>
    </style:style>
    <style:style style:name="Table1.Cell24" style:family="table-cell">
      <style:table-cell-properties fo:background-color="#FFFFFF" style:vertical-align="middle"/>
    </style:style>
    <style:style style:name="Table1.Cell25" style:family="table-cell">
      <style:table-cell-properties fo:background-color="#FFFFFF" style:vertical-align="middle"/>
    </style:style>
    <style:style style:name="Table1.Cell26" style:family="table-cell">
      <style:table-cell-properties fo:background-color="#FFFFFF" style:vertical-align="middle"/>
    </style:style>
    <style:style style:name="Table1.Cell27" style:family="table-cell">
      <style:table-cell-properties fo:background-color="#FFFFFF" style:vertical-align="top"/>
    </style:style>
    <style:style style:name="Table1.Cell28" style:family="table-cell">
      <style:table-cell-properties fo:background-color="#FFFFFF"/>
    </style:style>
    <style:style style:name="Table2" style:family="table">
      <style:table-properties style:writing-mode="lr-tb" style:width="16.688cm" table:align="center"/>
    </style:style>
    <style:style style:name="Table2.C1" style:family="table-column">
      <style:table-column-properties style:column-width="5.267cm"/>
    </style:style>
    <style:style style:name="Table2.C2" style:family="table-column">
      <style:table-column-properties style:column-width="1.431cm"/>
    </style:style>
    <style:style style:name="Table2.C3" style:family="table-column">
      <style:table-column-properties style:column-width="5.715cm"/>
    </style:style>
    <style:style style:name="Table2.C4" style:family="table-column">
      <style:table-column-properties style:column-width="4.276cm"/>
    </style:style>
    <style:style style:name="Table2.R1" style:family="table-row">
      <style:table-row-properties style:row-height="0.617cm"/>
    </style:style>
    <style:style style:name="Table2.R2" style:family="table-row">
      <style:table-row-properties style:row-height="0.744cm"/>
    </style:style>
    <style:style style:name="Table2.R3" style:family="table-row">
      <style:table-row-properties style:row-height="0.744cm"/>
    </style:style>
    <style:style style:name="Table2.R4" style:family="table-row">
      <style:table-row-properties style:row-height="0.923cm"/>
    </style:style>
    <style:style style:name="Table2.R5" style:family="table-row">
      <style:table-row-properties style:row-height="1.050cm"/>
    </style:style>
    <style:style style:name="Table2.R6" style:family="table-row">
      <style:table-row-properties style:row-height="1.109cm"/>
    </style:style>
    <style:style style:name="Table2.R7" style:family="table-row">
      <style:table-row-properties style:row-height="1.092cm"/>
    </style:style>
    <style:style style:name="Table2.R8" style:family="table-row">
      <style:table-row-properties style:row-height="1.101cm"/>
    </style:style>
    <style:style style:name="Table2.R9" style:family="table-row">
      <style:table-row-properties style:row-height="1.118cm"/>
    </style:style>
    <style:style style:name="Table2.R10" style:family="table-row">
      <style:table-row-properties style:row-height="1.118cm"/>
    </style:style>
    <style:style style:name="Table2.R11" style:family="table-row">
      <style:table-row-properties style:row-height="1.109cm"/>
    </style:style>
    <style:style style:name="Table2.R12" style:family="table-row">
      <style:table-row-properties style:row-height="1.101cm"/>
    </style:style>
    <style:style style:name="Table2.R13" style:family="table-row">
      <style:table-row-properties style:row-height="1.101cm"/>
    </style:style>
    <style:style style:name="Table2.R14" style:family="table-row">
      <style:table-row-properties style:row-height="1.067cm"/>
    </style:style>
    <style:style style:name="Table2.R15" style:family="table-row">
      <style:table-row-properties style:row-height="1.134cm"/>
    </style:style>
    <style:style style:name="Table2.R16" style:family="table-row">
      <style:table-row-properties style:row-height="1.058cm"/>
    </style:style>
    <style:style style:name="Table2.R17" style:family="table-row">
      <style:table-row-properties style:row-height="1.152cm"/>
    </style:style>
    <style:style style:name="Table2.R18" style:family="table-row">
      <style:table-row-properties style:row-height="1.609cm"/>
    </style:style>
    <style:style style:name="Table2.R19" style:family="table-row">
      <style:table-row-properties style:row-height="1.669cm"/>
    </style:style>
    <style:style style:name="Table2.R20" style:family="table-row">
      <style:table-row-properties style:row-height="1.118cm"/>
    </style:style>
    <style:style style:name="Table2.R21" style:family="table-row">
      <style:table-row-properties style:row-height="1.058cm"/>
    </style:style>
    <style:style style:name="Table2.R22" style:family="table-row">
      <style:table-row-properties style:row-height="0.847cm"/>
    </style:style>
    <style:style style:name="Table2.Cell1" style:family="table-cell">
      <style:table-cell-properties fo:background-color="#FFFFFF" style:vertical-align="top"/>
    </style:style>
    <style:style style:name="Table2.Cell2" style:family="table-cell">
      <style:table-cell-properties fo:background-color="#FFFFFF" style:vertical-align="top"/>
    </style:style>
    <style:style style:name="Table2.Cell3" style:family="table-cell">
      <style:table-cell-properties fo:background-color="#FFFFFF" style:vertical-align="top"/>
    </style:style>
    <style:style style:name="Table2.Cell4" style:family="table-cell">
      <style:table-cell-properties fo:background-color="#FFFFFF" style:vertical-align="top"/>
    </style:style>
    <style:style style:name="Table2.Cell5" style:family="table-cell">
      <style:table-cell-properties fo:background-color="#FFFFFF" style:vertical-align="top"/>
    </style:style>
    <style:style style:name="Table2.Cell6" style:family="table-cell">
      <style:table-cell-properties fo:background-color="#FFFFFF" style:vertical-align="top"/>
    </style:style>
    <style:style style:name="Table2.Cell7" style:family="table-cell">
      <style:table-cell-properties fo:background-color="#FFFFFF" style:vertical-align="top"/>
    </style:style>
    <style:style style:name="Table2.Cell8" style:family="table-cell">
      <style:table-cell-properties fo:background-color="#FFFFFF" style:vertical-align="top"/>
    </style:style>
    <style:style style:name="Table2.Cell9" style:family="table-cell">
      <style:table-cell-properties fo:background-color="#FFFFFF"/>
    </style:style>
    <style:style style:name="Table2.Cell10" style:family="table-cell">
      <style:table-cell-properties fo:background-color="#FFFFFF" style:vertical-align="top"/>
    </style:style>
    <style:style style:name="Table2.Cell11" style:family="table-cell">
      <style:table-cell-properties fo:background-color="#FFFFFF" style:vertical-align="top"/>
    </style:style>
    <style:style style:name="Table2.Cell12" style:family="table-cell">
      <style:table-cell-properties fo:background-color="#FFFFFF" style:vertical-align="top"/>
    </style:style>
    <style:style style:name="Table2.Cell13" style:family="table-cell">
      <style:table-cell-properties fo:background-color="#FFFFFF" style:vertical-align="top"/>
    </style:style>
    <style:style style:name="Table2.Cell14" style:family="table-cell">
      <style:table-cell-properties fo:background-color="#FFFFFF" style:vertical-align="top"/>
    </style:style>
    <style:style style:name="Table2.Cell15" style:family="table-cell">
      <style:table-cell-properties fo:background-color="#FFFFFF" style:vertical-align="top"/>
    </style:style>
    <style:style style:name="Table2.Cell16" style:family="table-cell">
      <style:table-cell-properties fo:background-color="#FFFFFF" style:vertical-align="top"/>
    </style:style>
    <style:style style:name="Table2.Cell17" style:family="table-cell">
      <style:table-cell-properties fo:background-color="#FFFFFF" style:vertical-align="middle"/>
    </style:style>
    <style:style style:name="Table2.Cell18" style:family="table-cell">
      <style:table-cell-properties fo:background-color="#FFFFFF" style:vertical-align="middle"/>
    </style:style>
    <style:style style:name="Table2.Cell19" style:family="table-cell">
      <style:table-cell-properties fo:background-color="#FFFFFF" style:vertical-align="middle"/>
    </style:style>
    <style:style style:name="Table2.Cell20" style:family="table-cell">
      <style:table-cell-properties fo:background-color="#FFFFFF" style:vertical-align="middle"/>
    </style:style>
    <style:style style:name="Table2.Cell21" style:family="table-cell">
      <style:table-cell-properties fo:background-color="#FFFFFF" style:vertical-align="top"/>
    </style:style>
    <style:style style:name="Table2.Cell22" style:family="table-cell">
      <style:table-cell-properties fo:background-color="#FFFFFF" style:vertical-align="middle"/>
    </style:style>
    <style:style style:name="Table2.Cell23" style:family="table-cell">
      <style:table-cell-properties fo:background-color="#FFFFFF" style:vertical-align="middle"/>
    </style:style>
    <style:style style:name="Table2.Cell24" style:family="table-cell">
      <style:table-cell-properties fo:background-color="#FFFFFF" style:vertical-align="middle"/>
    </style:style>
    <style:style style:name="Table2.Cell25" style:family="table-cell">
      <style:table-cell-properties fo:background-color="#FFFFFF" style:vertical-align="top"/>
    </style:style>
    <style:style style:name="Table2.Cell26" style:family="table-cell">
      <style:table-cell-properties fo:background-color="#FFFFFF" style:vertical-align="middle"/>
    </style:style>
    <style:style style:name="Table2.Cell27" style:family="table-cell">
      <style:table-cell-properties fo:background-color="#FFFFFF" style:vertical-align="middle"/>
    </style:style>
    <style:style style:name="Table2.Cell28" style:family="table-cell">
      <style:table-cell-properties fo:background-color="#FFFFFF" style:vertical-align="middle"/>
    </style:style>
    <style:style style:name="Table2.Cell29" style:family="table-cell">
      <style:table-cell-properties fo:background-color="#FFFFFF" style:vertical-align="top"/>
    </style:style>
    <style:style style:name="Table2.Cell30" style:family="table-cell">
      <style:table-cell-properties fo:background-color="#FFFFFF" style:vertical-align="middle"/>
    </style:style>
    <style:style style:name="Table2.Cell31" style:family="table-cell">
      <style:table-cell-properties fo:background-color="#FFFFFF" style:vertical-align="middle"/>
    </style:style>
    <style:style style:name="Table2.Cell32" style:family="table-cell">
      <style:table-cell-properties fo:background-color="#FFFFFF" style:vertical-align="middle"/>
    </style:style>
    <style:style style:name="Table2.Cell33" style:family="table-cell">
      <style:table-cell-properties fo:background-color="#FFFFFF" style:vertical-align="top"/>
    </style:style>
    <style:style style:name="Table2.Cell34" style:family="table-cell">
      <style:table-cell-properties fo:background-color="#FFFFFF" style:vertical-align="middle"/>
    </style:style>
    <style:style style:name="Table2.Cell35" style:family="table-cell">
      <style:table-cell-properties fo:background-color="#FFFFFF" style:vertical-align="middle"/>
    </style:style>
    <style:style style:name="Table2.Cell36" style:family="table-cell">
      <style:table-cell-properties fo:background-color="#FFFFFF" style:vertical-align="middle"/>
    </style:style>
    <style:style style:name="Table2.Cell37" style:family="table-cell">
      <style:table-cell-properties fo:background-color="#FFFFFF" style:vertical-align="top"/>
    </style:style>
    <style:style style:name="Table2.Cell38" style:family="table-cell">
      <style:table-cell-properties fo:background-color="#FFFFFF" style:vertical-align="middle"/>
    </style:style>
    <style:style style:name="Table2.Cell39" style:family="table-cell">
      <style:table-cell-properties fo:background-color="#FFFFFF" style:vertical-align="middle"/>
    </style:style>
    <style:style style:name="Table2.Cell40" style:family="table-cell">
      <style:table-cell-properties fo:background-color="#FFFFFF" style:vertical-align="middle"/>
    </style:style>
    <style:style style:name="Table2.Cell41" style:family="table-cell">
      <style:table-cell-properties fo:background-color="#FFFFFF" style:vertical-align="top"/>
    </style:style>
    <style:style style:name="Table2.Cell42" style:family="table-cell">
      <style:table-cell-properties fo:background-color="#FFFFFF" style:vertical-align="middle"/>
    </style:style>
    <style:style style:name="Table2.Cell43" style:family="table-cell">
      <style:table-cell-properties fo:background-color="#FFFFFF" style:vertical-align="middle"/>
    </style:style>
    <style:style style:name="Table2.Cell44" style:family="table-cell">
      <style:table-cell-properties fo:background-color="#FFFFFF" style:vertical-align="middle"/>
    </style:style>
    <style:style style:name="Table2.Cell45" style:family="table-cell">
      <style:table-cell-properties fo:background-color="#FFFFFF" style:vertical-align="top"/>
    </style:style>
    <style:style style:name="Table2.Cell46" style:family="table-cell">
      <style:table-cell-properties fo:background-color="#FFFFFF" style:vertical-align="middle"/>
    </style:style>
    <style:style style:name="Table2.Cell47" style:family="table-cell">
      <style:table-cell-properties fo:background-color="#FFFFFF" style:vertical-align="middle"/>
    </style:style>
    <style:style style:name="Table2.Cell48" style:family="table-cell">
      <style:table-cell-properties fo:background-color="#FFFFFF" style:vertical-align="middle"/>
    </style:style>
    <style:style style:name="Table2.Cell49" style:family="table-cell">
      <style:table-cell-properties fo:background-color="#FFFFFF" style:vertical-align="top"/>
    </style:style>
    <style:style style:name="Table2.Cell50" style:family="table-cell">
      <style:table-cell-properties fo:background-color="#FFFFFF" style:vertical-align="middle"/>
    </style:style>
    <style:style style:name="Table2.Cell51" style:family="table-cell">
      <style:table-cell-properties fo:background-color="#FFFFFF" style:vertical-align="middle"/>
    </style:style>
    <style:style style:name="Table2.Cell52" style:family="table-cell">
      <style:table-cell-properties fo:background-color="#FFFFFF" style:vertical-align="middle"/>
    </style:style>
    <style:style style:name="Table2.Cell53" style:family="table-cell">
      <style:table-cell-properties fo:background-color="#FFFFFF" style:vertical-align="top"/>
    </style:style>
    <style:style style:name="Table2.Cell54" style:family="table-cell">
      <style:table-cell-properties fo:background-color="#FFFFFF" style:vertical-align="middle"/>
    </style:style>
    <style:style style:name="Table2.Cell55" style:family="table-cell">
      <style:table-cell-properties fo:background-color="#FFFFFF" style:vertical-align="middle"/>
    </style:style>
    <style:style style:name="Table2.Cell56" style:family="table-cell">
      <style:table-cell-properties fo:background-color="#FFFFFF" style:vertical-align="middle"/>
    </style:style>
    <style:style style:name="Table2.Cell57" style:family="table-cell">
      <style:table-cell-properties fo:background-color="#FFFFFF" style:vertical-align="top"/>
    </style:style>
    <style:style style:name="Table2.Cell58" style:family="table-cell">
      <style:table-cell-properties fo:background-color="#FFFFFF" style:vertical-align="middle"/>
    </style:style>
    <style:style style:name="Table2.Cell59" style:family="table-cell">
      <style:table-cell-properties fo:background-color="#FFFFFF" style:vertical-align="middle"/>
    </style:style>
    <style:style style:name="Table2.Cell60" style:family="table-cell">
      <style:table-cell-properties fo:background-color="#FFFFFF" style:vertical-align="middle"/>
    </style:style>
    <style:style style:name="Table2.Cell61" style:family="table-cell">
      <style:table-cell-properties fo:background-color="#FFFFFF" style:vertical-align="top"/>
    </style:style>
    <style:style style:name="Table2.Cell62" style:family="table-cell">
      <style:table-cell-properties fo:background-color="#FFFFFF" style:vertical-align="middle"/>
    </style:style>
    <style:style style:name="Table2.Cell63" style:family="table-cell">
      <style:table-cell-properties fo:background-color="#FFFFFF" style:vertical-align="middle"/>
    </style:style>
    <style:style style:name="Table2.Cell64" style:family="table-cell">
      <style:table-cell-properties fo:background-color="#FFFFFF" style:vertical-align="middle"/>
    </style:style>
    <style:style style:name="Table2.Cell65" style:family="table-cell">
      <style:table-cell-properties fo:background-color="#FFFFFF" style:vertical-align="top"/>
    </style:style>
    <style:style style:name="Table2.Cell66" style:family="table-cell">
      <style:table-cell-properties fo:background-color="#FFFFFF" style:vertical-align="middle"/>
    </style:style>
    <style:style style:name="Table2.Cell67" style:family="table-cell">
      <style:table-cell-properties fo:background-color="#FFFFFF" style:vertical-align="middle"/>
    </style:style>
    <style:style style:name="Table2.Cell68" style:family="table-cell">
      <style:table-cell-properties fo:background-color="#FFFFFF" style:vertical-align="middle"/>
    </style:style>
    <style:style style:name="Table2.Cell69" style:family="table-cell">
      <style:table-cell-properties fo:background-color="#FFFFFF" style:vertical-align="top"/>
    </style:style>
    <style:style style:name="Table2.Cell70" style:family="table-cell">
      <style:table-cell-properties fo:background-color="#FFFFFF" style:vertical-align="top"/>
    </style:style>
    <style:style style:name="Table2.Cell71" style:family="table-cell">
      <style:table-cell-properties fo:background-color="#FFFFFF" style:vertical-align="top"/>
    </style:style>
    <style:style style:name="Table2.Cell72" style:family="table-cell">
      <style:table-cell-properties fo:background-color="#FFFFFF" style:vertical-align="middle"/>
    </style:style>
    <style:style style:name="Table2.Cell73" style:family="table-cell">
      <style:table-cell-properties fo:background-color="#FFFFFF"/>
    </style:style>
    <style:style style:name="Table2.Cell74" style:family="table-cell">
      <style:table-cell-properties fo:background-color="#FFFFFF"/>
    </style:style>
    <style:style style:name="Table2.Cell75" style:family="table-cell">
      <style:table-cell-properties fo:background-color="#FFFFFF"/>
    </style:style>
    <style:style style:name="Table2.Cell76" style:family="table-cell">
      <style:table-cell-properties fo:background-color="#FFFFFF"/>
    </style:style>
    <style:style style:name="Table2.Cell77" style:family="table-cell">
      <style:table-cell-properties fo:background-color="#FFFFFF" style:vertical-align="top"/>
    </style:style>
    <style:style style:name="Table2.Cell78" style:family="table-cell">
      <style:table-cell-properties fo:background-color="#FFFFFF" style:vertical-align="middle"/>
    </style:style>
    <style:style style:name="Table2.Cell79" style:family="table-cell">
      <style:table-cell-properties fo:background-color="#FFFFFF" style:vertical-align="middle"/>
    </style:style>
    <style:style style:name="Table2.Cell80" style:family="table-cell">
      <style:table-cell-properties fo:background-color="#FFFFFF" style:vertical-align="middle"/>
    </style:style>
    <style:style style:name="Table2.Cell81" style:family="table-cell">
      <style:table-cell-properties fo:background-color="#FFFFFF" style:vertical-align="top"/>
    </style:style>
    <style:style style:name="Table2.Cell82" style:family="table-cell">
      <style:table-cell-properties fo:background-color="#FFFFFF" style:vertical-align="middle"/>
    </style:style>
    <style:style style:name="Table2.Cell83" style:family="table-cell">
      <style:table-cell-properties fo:background-color="#FFFFFF" style:vertical-align="middle"/>
    </style:style>
    <style:style style:name="Table2.Cell84" style:family="table-cell">
      <style:table-cell-properties fo:background-color="#FFFFFF" style:vertical-align="middle"/>
    </style:style>
    <style:style style:name="Table2.Cell85" style:family="table-cell">
      <style:table-cell-properties fo:background-color="#FFFFFF" style:vertical-align="top"/>
    </style:style>
    <style:style style:name="Table2.Cell86" style:family="table-cell">
      <style:table-cell-properties fo:background-color="#FFFFFF"/>
    </style:style>
    <style:style style:name="Table2.Cell87" style:family="table-cell">
      <style:table-cell-properties fo:background-color="#FFFFFF"/>
    </style:style>
    <style:style style:name="Table2.Cell88" style:family="table-cell">
      <style:table-cell-properties fo:background-color="#FFFFFF"/>
    </style:style>
    <style:style style:name="Table3" style:family="table">
      <style:table-properties style:writing-mode="lr-tb" style:width="10.634cm" table:align="center"/>
    </style:style>
    <style:style style:name="Table3.C1" style:family="table-column">
      <style:table-column-properties style:column-width="0.653cm"/>
    </style:style>
    <style:style style:name="Table3.C2" style:family="table-column">
      <style:table-column-properties style:column-width="5.588cm"/>
    </style:style>
    <style:style style:name="Table3.C3" style:family="table-column">
      <style:table-column-properties style:column-width="4.394cm"/>
    </style:style>
    <style:style style:name="Table3.R1" style:family="table-row">
      <style:table-row-properties style:row-height="0.610cm"/>
    </style:style>
    <style:style style:name="Table3.R2" style:family="table-row">
      <style:table-row-properties style:row-height="1.109cm"/>
    </style:style>
    <style:style style:name="Table3.R3" style:family="table-row">
      <style:table-row-properties style:row-height="1.304cm"/>
    </style:style>
    <style:style style:name="Table3.R4" style:family="table-row">
      <style:table-row-properties style:row-height="1.101cm"/>
    </style:style>
    <style:style style:name="Table3.R5" style:family="table-row">
      <style:table-row-properties style:row-height="1.058cm"/>
    </style:style>
    <style:style style:name="Table3.R6" style:family="table-row">
      <style:table-row-properties style:row-height="1.143cm"/>
    </style:style>
    <style:style style:name="Table3.R7" style:family="table-row">
      <style:table-row-properties style:row-height="1.092cm"/>
    </style:style>
    <style:style style:name="Table3.R8" style:family="table-row">
      <style:table-row-properties style:row-height="1.076cm"/>
    </style:style>
    <style:style style:name="Table3.R9" style:family="table-row">
      <style:table-row-properties style:row-height="1.118cm"/>
    </style:style>
    <style:style style:name="Table3.R10" style:family="table-row">
      <style:table-row-properties style:row-height="1.118cm"/>
    </style:style>
    <style:style style:name="Table3.R11" style:family="table-row">
      <style:table-row-properties style:row-height="1.083cm"/>
    </style:style>
    <style:style style:name="Table3.R12" style:family="table-row">
      <style:table-row-properties style:row-height="1.092cm"/>
    </style:style>
    <style:style style:name="Table3.R13" style:family="table-row">
      <style:table-row-properties style:row-height="0.804cm"/>
    </style:style>
    <style:style style:name="Table3.Cell1" style:family="table-cell">
      <style:table-cell-properties fo:background-color="#FFFFFF" style:vertical-align="top"/>
    </style:style>
    <style:style style:name="Table3.Cell2" style:family="table-cell">
      <style:table-cell-properties fo:background-color="#FFFFFF" style:vertical-align="top"/>
    </style:style>
    <style:style style:name="Table3.Cell3" style:family="table-cell">
      <style:table-cell-properties fo:background-color="#FFFFFF" style:vertical-align="top"/>
    </style:style>
    <style:style style:name="Table3.Cell4" style:family="table-cell">
      <style:table-cell-properties fo:background-color="#FFFFFF" style:vertical-align="top"/>
    </style:style>
    <style:style style:name="Table3.Cell5" style:family="table-cell">
      <style:table-cell-properties fo:background-color="#FFFFFF" style:vertical-align="top"/>
    </style:style>
    <style:style style:name="Table3.Cell6" style:family="table-cell">
      <style:table-cell-properties fo:background-color="#FFFFFF" style:vertical-align="top"/>
    </style:style>
    <style:style style:name="Table3.Cell7" style:family="table-cell">
      <style:table-cell-properties fo:background-color="#FFFFFF" style:vertical-align="top"/>
    </style:style>
    <style:style style:name="Table3.Cell8" style:family="table-cell">
      <style:table-cell-properties fo:background-color="#FFFFFF" style:vertical-align="middle"/>
    </style:style>
    <style:style style:name="Table3.Cell9" style:family="table-cell">
      <style:table-cell-properties fo:background-color="#FFFFFF" style:vertical-align="middle"/>
    </style:style>
    <style:style style:name="Table3.Cell10" style:family="table-cell">
      <style:table-cell-properties fo:background-color="#FFFFFF" style:vertical-align="middle"/>
    </style:style>
    <style:style style:name="Table3.Cell11" style:family="table-cell">
      <style:table-cell-properties fo:background-color="#FFFFFF" style:vertical-align="middle"/>
    </style:style>
    <style:style style:name="Table3.Cell12" style:family="table-cell">
      <style:table-cell-properties fo:background-color="#FFFFFF" style:vertical-align="middle"/>
    </style:style>
    <style:style style:name="Table3.Cell13" style:family="table-cell">
      <style:table-cell-properties fo:background-color="#FFFFFF" style:vertical-align="middle"/>
    </style:style>
    <style:style style:name="Table3.Cell14" style:family="table-cell">
      <style:table-cell-properties fo:background-color="#FFFFFF" style:vertical-align="middle"/>
    </style:style>
    <style:style style:name="Table3.Cell15" style:family="table-cell">
      <style:table-cell-properties fo:background-color="#FFFFFF" style:vertical-align="middle"/>
    </style:style>
    <style:style style:name="Table3.Cell16" style:family="table-cell">
      <style:table-cell-properties fo:background-color="#FFFFFF" style:vertical-align="middle"/>
    </style:style>
    <style:style style:name="Table3.Cell17" style:family="table-cell">
      <style:table-cell-properties fo:background-color="#FFFFFF" style:vertical-align="middle"/>
    </style:style>
    <style:style style:name="Table3.Cell18" style:family="table-cell">
      <style:table-cell-properties fo:background-color="#FFFFFF" style:vertical-align="middle"/>
    </style:style>
    <style:style style:name="Table3.Cell19" style:family="table-cell">
      <style:table-cell-properties fo:background-color="#FFFFFF" style:vertical-align="middle"/>
    </style:style>
    <style:style style:name="Table3.Cell20" style:family="table-cell">
      <style:table-cell-properties fo:background-color="#FFFFFF" style:vertical-align="middle"/>
    </style:style>
    <style:style style:name="Table3.Cell21" style:family="table-cell">
      <style:table-cell-properties fo:background-color="#FFFFFF" style:vertical-align="middle"/>
    </style:style>
    <style:style style:name="Table3.Cell22" style:family="table-cell">
      <style:table-cell-properties fo:background-color="#FFFFFF" style:vertical-align="middle"/>
    </style:style>
    <style:style style:name="Table3.Cell23" style:family="table-cell">
      <style:table-cell-properties fo:background-color="#FFFFFF" style:vertical-align="middle"/>
    </style:style>
    <style:style style:name="Table3.Cell24" style:family="table-cell">
      <style:table-cell-properties fo:background-color="#FFFFFF" style:vertical-align="middle"/>
    </style:style>
    <style:style style:name="Table3.Cell25" style:family="table-cell">
      <style:table-cell-properties fo:background-color="#FFFFFF" style:vertical-align="middle"/>
    </style:style>
    <style:style style:name="Table3.Cell26" style:family="table-cell">
      <style:table-cell-properties fo:background-color="#FFFFFF" style:vertical-align="middle"/>
    </style:style>
    <style:style style:name="Table3.Cell27" style:family="table-cell">
      <style:table-cell-properties fo:background-color="#FFFFFF" style:vertical-align="middle"/>
    </style:style>
    <style:style style:name="Table3.Cell28" style:family="table-cell">
      <style:table-cell-properties fo:background-color="#FFFFFF" style:vertical-align="middle"/>
    </style:style>
    <style:style style:name="Table3.Cell29" style:family="table-cell">
      <style:table-cell-properties fo:background-color="#FFFFFF" style:vertical-align="middle"/>
    </style:style>
    <style:style style:name="Table3.Cell30" style:family="table-cell">
      <style:table-cell-properties fo:background-color="#FFFFFF" style:vertical-align="middle"/>
    </style:style>
    <style:style style:name="Table3.Cell31" style:family="table-cell">
      <style:table-cell-properties fo:background-color="#FFFFFF" style:vertical-align="middle"/>
    </style:style>
    <style:style style:name="Table3.Cell32" style:family="table-cell">
      <style:table-cell-properties fo:background-color="#FFFFFF" style:vertical-align="middle"/>
    </style:style>
    <style:style style:name="Table3.Cell33" style:family="table-cell">
      <style:table-cell-properties fo:background-color="#FFFFFF" style:vertical-align="middle"/>
    </style:style>
    <style:style style:name="Table3.Cell34" style:family="table-cell">
      <style:table-cell-properties fo:background-color="#FFFFFF" style:vertical-align="middle"/>
    </style:style>
    <style:style style:name="Table3.Cell35" style:family="table-cell">
      <style:table-cell-properties fo:background-color="#FFFFFF" style:vertical-align="middle"/>
    </style:style>
    <style:style style:name="Table3.Cell36" style:family="table-cell">
      <style:table-cell-properties fo:background-color="#FFFFFF" style:vertical-align="middle"/>
    </style:style>
    <style:style style:name="Table3.Cell37" style:family="table-cell">
      <style:table-cell-properties fo:background-color="#FFFFFF" style:vertical-align="top"/>
    </style:style>
    <style:style style:name="Table3.Cell38" style:family="table-cell">
      <style:table-cell-properties fo:background-color="#FFFFFF" style:vertical-align="top"/>
    </style:style>
    <style:style style:name="Table3.Cell39" style:family="table-cell">
      <style:table-cell-properties fo:background-color="#FFFFFF"/>
    </style:style>
    <style:style style:name="Table4" style:family="table">
      <style:table-properties style:writing-mode="lr-tb" style:width="16.688cm" table:align="center"/>
    </style:style>
    <style:style style:name="Table4.C1" style:family="table-column">
      <style:table-column-properties style:column-width="5.267cm"/>
    </style:style>
    <style:style style:name="Table4.C2" style:family="table-column">
      <style:table-column-properties style:column-width="1.431cm"/>
    </style:style>
    <style:style style:name="Table4.C3" style:family="table-column">
      <style:table-column-properties style:column-width="5.225cm"/>
    </style:style>
    <style:style style:name="Table4.C4" style:family="table-column">
      <style:table-column-properties style:column-width="4.766cm"/>
    </style:style>
    <style:style style:name="Table4.R1" style:family="table-row">
      <style:table-row-properties style:row-height="0.617cm"/>
    </style:style>
    <style:style style:name="Table4.R2" style:family="table-row">
      <style:table-row-properties style:row-height="0.744cm"/>
    </style:style>
    <style:style style:name="Table4.R3" style:family="table-row">
      <style:table-row-properties style:row-height="0.744cm"/>
    </style:style>
    <style:style style:name="Table4.R4" style:family="table-row">
      <style:table-row-properties style:row-height="0.907cm"/>
    </style:style>
    <style:style style:name="Table4.R5" style:family="table-row">
      <style:table-row-properties style:row-height="1.076cm"/>
    </style:style>
    <style:style style:name="Table4.R6" style:family="table-row">
      <style:table-row-properties style:row-height="1.050cm"/>
    </style:style>
    <style:style style:name="Table4.R7" style:family="table-row">
      <style:table-row-properties style:row-height="1.101cm"/>
    </style:style>
    <style:style style:name="Table4.R8" style:family="table-row">
      <style:table-row-properties style:row-height="1.050cm"/>
    </style:style>
    <style:style style:name="Table4.R9" style:family="table-row">
      <style:table-row-properties style:row-height="1.109cm"/>
    </style:style>
    <style:style style:name="Table4.R10" style:family="table-row">
      <style:table-row-properties style:row-height="1.058cm"/>
    </style:style>
    <style:style style:name="Table4.R11" style:family="table-row">
      <style:table-row-properties style:row-height="1.109cm"/>
    </style:style>
    <style:style style:name="Table4.R12" style:family="table-row">
      <style:table-row-properties style:row-height="1.050cm"/>
    </style:style>
    <style:style style:name="Table4.R13" style:family="table-row">
      <style:table-row-properties style:row-height="1.109cm"/>
    </style:style>
    <style:style style:name="Table4.R14" style:family="table-row">
      <style:table-row-properties style:row-height="1.076cm"/>
    </style:style>
    <style:style style:name="Table4.R15" style:family="table-row">
      <style:table-row-properties style:row-height="1.083cm"/>
    </style:style>
    <style:style style:name="Table4.R16" style:family="table-row">
      <style:table-row-properties style:row-height="1.092cm"/>
    </style:style>
    <style:style style:name="Table4.R17" style:family="table-row">
      <style:table-row-properties style:row-height="1.575cm"/>
    </style:style>
    <style:style style:name="Table4.R18" style:family="table-row">
      <style:table-row-properties style:row-height="1.617cm"/>
    </style:style>
    <style:style style:name="Table4.R19" style:family="table-row">
      <style:table-row-properties style:row-height="1.083cm"/>
    </style:style>
    <style:style style:name="Table4.R20" style:family="table-row">
      <style:table-row-properties style:row-height="1.109cm"/>
    </style:style>
    <style:style style:name="Table4.R21" style:family="table-row">
      <style:table-row-properties style:row-height="1.083cm"/>
    </style:style>
    <style:style style:name="Table4.R22" style:family="table-row">
      <style:table-row-properties style:row-height="0.796cm"/>
    </style:style>
    <style:style style:name="Table4.Cell1" style:family="table-cell">
      <style:table-cell-properties fo:background-color="#FFFFFF" style:vertical-align="top"/>
    </style:style>
    <style:style style:name="Table4.Cell2" style:family="table-cell">
      <style:table-cell-properties fo:background-color="#FFFFFF" style:vertical-align="top"/>
    </style:style>
    <style:style style:name="Table4.Cell3" style:family="table-cell">
      <style:table-cell-properties fo:background-color="#FFFFFF" style:vertical-align="top"/>
    </style:style>
    <style:style style:name="Table4.Cell4" style:family="table-cell">
      <style:table-cell-properties fo:background-color="#FFFFFF" style:vertical-align="top"/>
    </style:style>
    <style:style style:name="Table4.Cell5" style:family="table-cell">
      <style:table-cell-properties fo:background-color="#FFFFFF" style:vertical-align="top"/>
    </style:style>
    <style:style style:name="Table4.Cell6" style:family="table-cell">
      <style:table-cell-properties fo:background-color="#FFFFFF" style:vertical-align="top"/>
    </style:style>
    <style:style style:name="Table4.Cell7" style:family="table-cell">
      <style:table-cell-properties fo:background-color="#FFFFFF" style:vertical-align="top"/>
    </style:style>
    <style:style style:name="Table4.Cell8" style:family="table-cell">
      <style:table-cell-properties fo:background-color="#FFFFFF" style:vertical-align="top"/>
    </style:style>
    <style:style style:name="Table4.Cell9" style:family="table-cell">
      <style:table-cell-properties fo:background-color="#FFFFFF"/>
    </style:style>
    <style:style style:name="Table4.Cell10" style:family="table-cell">
      <style:table-cell-properties fo:background-color="#FFFFFF" style:vertical-align="top"/>
    </style:style>
    <style:style style:name="Table4.Cell11" style:family="table-cell">
      <style:table-cell-properties fo:background-color="#FFFFFF" style:vertical-align="top"/>
    </style:style>
    <style:style style:name="Table4.Cell12" style:family="table-cell">
      <style:table-cell-properties fo:background-color="#FFFFFF" style:vertical-align="top"/>
    </style:style>
    <style:style style:name="Table4.Cell13" style:family="table-cell">
      <style:table-cell-properties fo:background-color="#FFFFFF" style:vertical-align="top"/>
    </style:style>
    <style:style style:name="Table4.Cell14" style:family="table-cell">
      <style:table-cell-properties fo:background-color="#FFFFFF" style:vertical-align="top"/>
    </style:style>
    <style:style style:name="Table4.Cell15" style:family="table-cell">
      <style:table-cell-properties fo:background-color="#FFFFFF" style:vertical-align="top"/>
    </style:style>
    <style:style style:name="Table4.Cell16" style:family="table-cell">
      <style:table-cell-properties fo:background-color="#FFFFFF" style:vertical-align="top"/>
    </style:style>
    <style:style style:name="Table4.Cell17" style:family="table-cell">
      <style:table-cell-properties fo:background-color="#FFFFFF" style:vertical-align="middle"/>
    </style:style>
    <style:style style:name="Table4.Cell18" style:family="table-cell">
      <style:table-cell-properties fo:background-color="#FFFFFF" style:vertical-align="middle"/>
    </style:style>
    <style:style style:name="Table4.Cell19" style:family="table-cell">
      <style:table-cell-properties fo:background-color="#FFFFFF" style:vertical-align="middle"/>
    </style:style>
    <style:style style:name="Table4.Cell20" style:family="table-cell">
      <style:table-cell-properties fo:background-color="#FFFFFF" style:vertical-align="middle"/>
    </style:style>
    <style:style style:name="Table4.Cell21" style:family="table-cell">
      <style:table-cell-properties fo:background-color="#FFFFFF" style:vertical-align="top"/>
    </style:style>
    <style:style style:name="Table4.Cell22" style:family="table-cell">
      <style:table-cell-properties fo:background-color="#FFFFFF" style:vertical-align="middle"/>
    </style:style>
    <style:style style:name="Table4.Cell23" style:family="table-cell">
      <style:table-cell-properties fo:background-color="#FFFFFF" style:vertical-align="middle"/>
    </style:style>
    <style:style style:name="Table4.Cell24" style:family="table-cell">
      <style:table-cell-properties fo:background-color="#FFFFFF" style:vertical-align="middle"/>
    </style:style>
    <style:style style:name="Table4.Cell25" style:family="table-cell">
      <style:table-cell-properties fo:background-color="#FFFFFF" style:vertical-align="top"/>
    </style:style>
    <style:style style:name="Table4.Cell26" style:family="table-cell">
      <style:table-cell-properties fo:background-color="#FFFFFF" style:vertical-align="middle"/>
    </style:style>
    <style:style style:name="Table4.Cell27" style:family="table-cell">
      <style:table-cell-properties fo:background-color="#FFFFFF" style:vertical-align="middle"/>
    </style:style>
    <style:style style:name="Table4.Cell28" style:family="table-cell">
      <style:table-cell-properties fo:background-color="#FFFFFF" style:vertical-align="middle"/>
    </style:style>
    <style:style style:name="Table4.Cell29" style:family="table-cell">
      <style:table-cell-properties fo:background-color="#FFFFFF" style:vertical-align="top"/>
    </style:style>
    <style:style style:name="Table4.Cell30" style:family="table-cell">
      <style:table-cell-properties fo:background-color="#FFFFFF" style:vertical-align="middle"/>
    </style:style>
    <style:style style:name="Table4.Cell31" style:family="table-cell">
      <style:table-cell-properties fo:background-color="#FFFFFF" style:vertical-align="middle"/>
    </style:style>
    <style:style style:name="Table4.Cell32" style:family="table-cell">
      <style:table-cell-properties fo:background-color="#FFFFFF" style:vertical-align="middle"/>
    </style:style>
    <style:style style:name="Table4.Cell33" style:family="table-cell">
      <style:table-cell-properties fo:background-color="#FFFFFF" style:vertical-align="top"/>
    </style:style>
    <style:style style:name="Table4.Cell34" style:family="table-cell">
      <style:table-cell-properties fo:background-color="#FFFFFF" style:vertical-align="middle"/>
    </style:style>
    <style:style style:name="Table4.Cell35" style:family="table-cell">
      <style:table-cell-properties fo:background-color="#FFFFFF" style:vertical-align="middle"/>
    </style:style>
    <style:style style:name="Table4.Cell36" style:family="table-cell">
      <style:table-cell-properties fo:background-color="#FFFFFF" style:vertical-align="middle"/>
    </style:style>
    <style:style style:name="Table4.Cell37" style:family="table-cell">
      <style:table-cell-properties fo:background-color="#FFFFFF" style:vertical-align="top"/>
    </style:style>
    <style:style style:name="Table4.Cell38" style:family="table-cell">
      <style:table-cell-properties fo:background-color="#FFFFFF" style:vertical-align="middle"/>
    </style:style>
    <style:style style:name="Table4.Cell39" style:family="table-cell">
      <style:table-cell-properties fo:background-color="#FFFFFF" style:vertical-align="middle"/>
    </style:style>
    <style:style style:name="Table4.Cell40" style:family="table-cell">
      <style:table-cell-properties fo:background-color="#FFFFFF" style:vertical-align="middle"/>
    </style:style>
    <style:style style:name="Table4.Cell41" style:family="table-cell">
      <style:table-cell-properties fo:background-color="#FFFFFF" style:vertical-align="top"/>
    </style:style>
    <style:style style:name="Table4.Cell42" style:family="table-cell">
      <style:table-cell-properties fo:background-color="#FFFFFF" style:vertical-align="middle"/>
    </style:style>
    <style:style style:name="Table4.Cell43" style:family="table-cell">
      <style:table-cell-properties fo:background-color="#FFFFFF" style:vertical-align="middle"/>
    </style:style>
    <style:style style:name="Table4.Cell44" style:family="table-cell">
      <style:table-cell-properties fo:background-color="#FFFFFF" style:vertical-align="middle"/>
    </style:style>
    <style:style style:name="Table4.Cell45" style:family="table-cell">
      <style:table-cell-properties fo:background-color="#FFFFFF" style:vertical-align="top"/>
    </style:style>
    <style:style style:name="Table4.Cell46" style:family="table-cell">
      <style:table-cell-properties fo:background-color="#FFFFFF" style:vertical-align="middle"/>
    </style:style>
    <style:style style:name="Table4.Cell47" style:family="table-cell">
      <style:table-cell-properties fo:background-color="#FFFFFF" style:vertical-align="middle"/>
    </style:style>
    <style:style style:name="Table4.Cell48" style:family="table-cell">
      <style:table-cell-properties fo:background-color="#FFFFFF" style:vertical-align="middle"/>
    </style:style>
    <style:style style:name="Table4.Cell49" style:family="table-cell">
      <style:table-cell-properties fo:background-color="#FFFFFF" style:vertical-align="top"/>
    </style:style>
    <style:style style:name="Table4.Cell50" style:family="table-cell">
      <style:table-cell-properties fo:background-color="#FFFFFF" style:vertical-align="middle"/>
    </style:style>
    <style:style style:name="Table4.Cell51" style:family="table-cell">
      <style:table-cell-properties fo:background-color="#FFFFFF" style:vertical-align="middle"/>
    </style:style>
    <style:style style:name="Table4.Cell52" style:family="table-cell">
      <style:table-cell-properties fo:background-color="#FFFFFF" style:vertical-align="middle"/>
    </style:style>
    <style:style style:name="Table4.Cell53" style:family="table-cell">
      <style:table-cell-properties fo:background-color="#FFFFFF" style:vertical-align="top"/>
    </style:style>
    <style:style style:name="Table4.Cell54" style:family="table-cell">
      <style:table-cell-properties fo:background-color="#FFFFFF" style:vertical-align="middle"/>
    </style:style>
    <style:style style:name="Table4.Cell55" style:family="table-cell">
      <style:table-cell-properties fo:background-color="#FFFFFF" style:vertical-align="middle"/>
    </style:style>
    <style:style style:name="Table4.Cell56" style:family="table-cell">
      <style:table-cell-properties fo:background-color="#FFFFFF" style:vertical-align="middle"/>
    </style:style>
    <style:style style:name="Table4.Cell57" style:family="table-cell">
      <style:table-cell-properties fo:background-color="#FFFFFF" style:vertical-align="top"/>
    </style:style>
    <style:style style:name="Table4.Cell58" style:family="table-cell">
      <style:table-cell-properties fo:background-color="#FFFFFF" style:vertical-align="middle"/>
    </style:style>
    <style:style style:name="Table4.Cell59" style:family="table-cell">
      <style:table-cell-properties fo:background-color="#FFFFFF" style:vertical-align="middle"/>
    </style:style>
    <style:style style:name="Table4.Cell60" style:family="table-cell">
      <style:table-cell-properties fo:background-color="#FFFFFF" style:vertical-align="middle"/>
    </style:style>
    <style:style style:name="Table4.Cell61" style:family="table-cell">
      <style:table-cell-properties fo:background-color="#FFFFFF" style:vertical-align="top"/>
    </style:style>
    <style:style style:name="Table4.Cell62" style:family="table-cell">
      <style:table-cell-properties fo:background-color="#FFFFFF" style:vertical-align="middle"/>
    </style:style>
    <style:style style:name="Table4.Cell63" style:family="table-cell">
      <style:table-cell-properties fo:background-color="#FFFFFF" style:vertical-align="middle"/>
    </style:style>
    <style:style style:name="Table4.Cell64" style:family="table-cell">
      <style:table-cell-properties fo:background-color="#FFFFFF" style:vertical-align="middle"/>
    </style:style>
    <style:style style:name="Table4.Cell65" style:family="table-cell">
      <style:table-cell-properties fo:background-color="#FFFFFF" style:vertical-align="top"/>
    </style:style>
    <style:style style:name="Table4.Cell66" style:family="table-cell">
      <style:table-cell-properties fo:background-color="#FFFFFF" style:vertical-align="top"/>
    </style:style>
    <style:style style:name="Table4.Cell67" style:family="table-cell">
      <style:table-cell-properties fo:background-color="#FFFFFF" style:vertical-align="top"/>
    </style:style>
    <style:style style:name="Table4.Cell68" style:family="table-cell">
      <style:table-cell-properties fo:background-color="#FFFFFF" style:vertical-align="top"/>
    </style:style>
    <style:style style:name="Table4.Cell69" style:family="table-cell">
      <style:table-cell-properties fo:background-color="#FFFFFF"/>
    </style:style>
    <style:style style:name="Table4.Cell70" style:family="table-cell">
      <style:table-cell-properties fo:background-color="#FFFFFF"/>
    </style:style>
    <style:style style:name="Table4.Cell71" style:family="table-cell">
      <style:table-cell-properties fo:background-color="#FFFFFF"/>
    </style:style>
    <style:style style:name="Table4.Cell72" style:family="table-cell">
      <style:table-cell-properties fo:background-color="#FFFFFF"/>
    </style:style>
    <style:style style:name="Table4.Cell73" style:family="table-cell">
      <style:table-cell-properties fo:background-color="#FFFFFF" style:vertical-align="top"/>
    </style:style>
    <style:style style:name="Table4.Cell74" style:family="table-cell">
      <style:table-cell-properties fo:background-color="#FFFFFF" style:vertical-align="middle"/>
    </style:style>
    <style:style style:name="Table4.Cell75" style:family="table-cell">
      <style:table-cell-properties fo:background-color="#FFFFFF" style:vertical-align="middle"/>
    </style:style>
    <style:style style:name="Table4.Cell76" style:family="table-cell">
      <style:table-cell-properties fo:background-color="#FFFFFF" style:vertical-align="middle"/>
    </style:style>
    <style:style style:name="Table4.Cell77" style:family="table-cell">
      <style:table-cell-properties fo:background-color="#FFFFFF" style:vertical-align="top"/>
    </style:style>
    <style:style style:name="Table4.Cell78" style:family="table-cell">
      <style:table-cell-properties fo:background-color="#FFFFFF" style:vertical-align="middle"/>
    </style:style>
    <style:style style:name="Table4.Cell79" style:family="table-cell">
      <style:table-cell-properties fo:background-color="#FFFFFF" style:vertical-align="middle"/>
    </style:style>
    <style:style style:name="Table4.Cell80" style:family="table-cell">
      <style:table-cell-properties fo:background-color="#FFFFFF" style:vertical-align="middle"/>
    </style:style>
    <style:style style:name="Table4.Cell81" style:family="table-cell">
      <style:table-cell-properties fo:background-color="#FFFFFF" style:vertical-align="top"/>
    </style:style>
    <style:style style:name="Table4.Cell82" style:family="table-cell">
      <style:table-cell-properties fo:background-color="#FFFFFF" style:vertical-align="middle"/>
    </style:style>
    <style:style style:name="Table4.Cell83" style:family="table-cell">
      <style:table-cell-properties fo:background-color="#FFFFFF" style:vertical-align="middle"/>
    </style:style>
    <style:style style:name="Table4.Cell84" style:family="table-cell">
      <style:table-cell-properties fo:background-color="#FFFFFF" style:vertical-align="middle"/>
    </style:style>
    <style:style style:name="Table4.Cell85" style:family="table-cell">
      <style:table-cell-properties fo:background-color="#FFFFFF" style:vertical-align="top"/>
    </style:style>
    <style:style style:name="Table4.Cell86" style:family="table-cell">
      <style:table-cell-properties fo:background-color="#FFFFFF"/>
    </style:style>
    <style:style style:name="Table4.Cell87" style:family="table-cell">
      <style:table-cell-properties fo:background-color="#FFFFFF"/>
    </style:style>
    <style:style style:name="Table4.Cell88" style:family="table-cell">
      <style:table-cell-properties fo:background-color="#FFFFFF"/>
    </style:style>
    <style:style style:name="Table5" style:family="table">
      <style:table-properties style:writing-mode="lr-tb" style:width="10.626cm" table:align="center"/>
    </style:style>
    <style:style style:name="Table5.C1" style:family="table-column">
      <style:table-column-properties style:column-width="6.722cm"/>
    </style:style>
    <style:style style:name="Table5.C2" style:family="table-column">
      <style:table-column-properties style:column-width="3.903cm"/>
    </style:style>
    <style:style style:name="Table5.R1" style:family="table-row">
      <style:table-row-properties style:row-height="0.610cm"/>
    </style:style>
    <style:style style:name="Table5.R2" style:family="table-row">
      <style:table-row-properties style:row-height="1.109cm"/>
    </style:style>
    <style:style style:name="Table5.R3" style:family="table-row">
      <style:table-row-properties style:row-height="1.295cm"/>
    </style:style>
    <style:style style:name="Table5.R4" style:family="table-row">
      <style:table-row-properties style:row-height="1.076cm"/>
    </style:style>
    <style:style style:name="Table5.R5" style:family="table-row">
      <style:table-row-properties style:row-height="1.067cm"/>
    </style:style>
    <style:style style:name="Table5.R6" style:family="table-row">
      <style:table-row-properties style:row-height="1.092cm"/>
    </style:style>
    <style:style style:name="Table5.R7" style:family="table-row">
      <style:table-row-properties style:row-height="1.067cm"/>
    </style:style>
    <style:style style:name="Table5.R8" style:family="table-row">
      <style:table-row-properties style:row-height="1.050cm"/>
    </style:style>
    <style:style style:name="Table5.R9" style:family="table-row">
      <style:table-row-properties style:row-height="1.092cm"/>
    </style:style>
    <style:style style:name="Table5.R10" style:family="table-row">
      <style:table-row-properties style:row-height="1.092cm"/>
    </style:style>
    <style:style style:name="Table5.R11" style:family="table-row">
      <style:table-row-properties style:row-height="1.058cm"/>
    </style:style>
    <style:style style:name="Table5.R12" style:family="table-row">
      <style:table-row-properties style:row-height="1.076cm"/>
    </style:style>
    <style:style style:name="Table5.R13" style:family="table-row">
      <style:table-row-properties style:row-height="1.101cm"/>
    </style:style>
    <style:style style:name="Table5.R14" style:family="table-row">
      <style:table-row-properties style:row-height="1.067cm"/>
    </style:style>
    <style:style style:name="Table5.R15" style:family="table-row">
      <style:table-row-properties style:row-height="1.109cm"/>
    </style:style>
    <style:style style:name="Table5.R16" style:family="table-row">
      <style:table-row-properties style:row-height="1.041cm"/>
    </style:style>
    <style:style style:name="Table5.R17" style:family="table-row">
      <style:table-row-properties style:row-height="1.109cm"/>
    </style:style>
    <style:style style:name="Table5.R18" style:family="table-row">
      <style:table-row-properties style:row-height="1.092cm"/>
    </style:style>
    <style:style style:name="Table5.R19" style:family="table-row">
      <style:table-row-properties style:row-height="1.058cm"/>
    </style:style>
    <style:style style:name="Table5.R20" style:family="table-row">
      <style:table-row-properties style:row-height="1.092cm"/>
    </style:style>
    <style:style style:name="Table5.R21" style:family="table-row">
      <style:table-row-properties style:row-height="0.780cm"/>
    </style:style>
    <style:style style:name="Table5.Cell1" style:family="table-cell">
      <style:table-cell-properties fo:background-color="#FFFFFF" style:vertical-align="top"/>
    </style:style>
    <style:style style:name="Table5.Cell2" style:family="table-cell">
      <style:table-cell-properties fo:background-color="#FFFFFF" style:vertical-align="top"/>
    </style:style>
    <style:style style:name="Table5.Cell3" style:family="table-cell">
      <style:table-cell-properties fo:background-color="#FFFFFF" style:vertical-align="top"/>
    </style:style>
    <style:style style:name="Table5.Cell4" style:family="table-cell">
      <style:table-cell-properties fo:background-color="#FFFFFF" style:vertical-align="top"/>
    </style:style>
    <style:style style:name="Table5.Cell5" style:family="table-cell">
      <style:table-cell-properties fo:background-color="#FFFFFF" style:vertical-align="middle"/>
    </style:style>
    <style:style style:name="Table5.Cell6" style:family="table-cell">
      <style:table-cell-properties fo:background-color="#FFFFFF" style:vertical-align="middle"/>
    </style:style>
    <style:style style:name="Table5.Cell7" style:family="table-cell">
      <style:table-cell-properties fo:background-color="#FFFFFF" style:vertical-align="middle"/>
    </style:style>
    <style:style style:name="Table5.Cell8" style:family="table-cell">
      <style:table-cell-properties fo:background-color="#FFFFFF" style:vertical-align="middle"/>
    </style:style>
    <style:style style:name="Table5.Cell9" style:family="table-cell">
      <style:table-cell-properties fo:background-color="#FFFFFF" style:vertical-align="middle"/>
    </style:style>
    <style:style style:name="Table5.Cell10" style:family="table-cell">
      <style:table-cell-properties fo:background-color="#FFFFFF" style:vertical-align="middle"/>
    </style:style>
    <style:style style:name="Table5.Cell11" style:family="table-cell">
      <style:table-cell-properties fo:background-color="#FFFFFF" style:vertical-align="middle"/>
    </style:style>
    <style:style style:name="Table5.Cell12" style:family="table-cell">
      <style:table-cell-properties fo:background-color="#FFFFFF" style:vertical-align="middle"/>
    </style:style>
    <style:style style:name="Table5.Cell13" style:family="table-cell">
      <style:table-cell-properties fo:background-color="#FFFFFF" style:vertical-align="middle"/>
    </style:style>
    <style:style style:name="Table5.Cell14" style:family="table-cell">
      <style:table-cell-properties fo:background-color="#FFFFFF" style:vertical-align="middle"/>
    </style:style>
    <style:style style:name="Table5.Cell15" style:family="table-cell">
      <style:table-cell-properties fo:background-color="#FFFFFF" style:vertical-align="middle"/>
    </style:style>
    <style:style style:name="Table5.Cell16" style:family="table-cell">
      <style:table-cell-properties fo:background-color="#FFFFFF" style:vertical-align="middle"/>
    </style:style>
    <style:style style:name="Table5.Cell17" style:family="table-cell">
      <style:table-cell-properties fo:background-color="#FFFFFF" style:vertical-align="middle"/>
    </style:style>
    <style:style style:name="Table5.Cell18" style:family="table-cell">
      <style:table-cell-properties fo:background-color="#FFFFFF" style:vertical-align="middle"/>
    </style:style>
    <style:style style:name="Table5.Cell19" style:family="table-cell">
      <style:table-cell-properties fo:background-color="#FFFFFF" style:vertical-align="middle"/>
    </style:style>
    <style:style style:name="Table5.Cell20" style:family="table-cell">
      <style:table-cell-properties fo:background-color="#FFFFFF" style:vertical-align="middle"/>
    </style:style>
    <style:style style:name="Table5.Cell21" style:family="table-cell">
      <style:table-cell-properties fo:background-color="#FFFFFF" style:vertical-align="middle"/>
    </style:style>
    <style:style style:name="Table5.Cell22" style:family="table-cell">
      <style:table-cell-properties fo:background-color="#FFFFFF" style:vertical-align="middle"/>
    </style:style>
    <style:style style:name="Table5.Cell23" style:family="table-cell">
      <style:table-cell-properties fo:background-color="#FFFFFF" style:vertical-align="middle"/>
    </style:style>
    <style:style style:name="Table5.Cell24" style:family="table-cell">
      <style:table-cell-properties fo:background-color="#FFFFFF" style:vertical-align="middle"/>
    </style:style>
    <style:style style:name="Table5.Cell25" style:family="table-cell">
      <style:table-cell-properties fo:background-color="#FFFFFF" style:vertical-align="middle"/>
    </style:style>
    <style:style style:name="Table5.Cell26" style:family="table-cell">
      <style:table-cell-properties fo:background-color="#FFFFFF" style:vertical-align="middle"/>
    </style:style>
    <style:style style:name="Table5.Cell27" style:family="table-cell">
      <style:table-cell-properties fo:background-color="#FFFFFF" style:vertical-align="middle"/>
    </style:style>
    <style:style style:name="Table5.Cell28" style:family="table-cell">
      <style:table-cell-properties fo:background-color="#FFFFFF" style:vertical-align="middle"/>
    </style:style>
    <style:style style:name="Table5.Cell29" style:family="table-cell">
      <style:table-cell-properties fo:background-color="#FFFFFF" style:vertical-align="middle"/>
    </style:style>
    <style:style style:name="Table5.Cell30" style:family="table-cell">
      <style:table-cell-properties fo:background-color="#FFFFFF" style:vertical-align="middle"/>
    </style:style>
    <style:style style:name="Table5.Cell31" style:family="table-cell">
      <style:table-cell-properties fo:background-color="#FFFFFF" style:vertical-align="middle"/>
    </style:style>
    <style:style style:name="Table5.Cell32" style:family="table-cell">
      <style:table-cell-properties fo:background-color="#FFFFFF" style:vertical-align="middle"/>
    </style:style>
    <style:style style:name="Table5.Cell33" style:family="table-cell">
      <style:table-cell-properties fo:background-color="#FFFFFF" style:vertical-align="middle"/>
    </style:style>
    <style:style style:name="Table5.Cell34" style:family="table-cell">
      <style:table-cell-properties fo:background-color="#FFFFFF" style:vertical-align="middle"/>
    </style:style>
    <style:style style:name="Table5.Cell35" style:family="table-cell">
      <style:table-cell-properties fo:background-color="#FFFFFF" style:vertical-align="middle"/>
    </style:style>
    <style:style style:name="Table5.Cell36" style:family="table-cell">
      <style:table-cell-properties fo:background-color="#FFFFFF" style:vertical-align="middle"/>
    </style:style>
    <style:style style:name="Table5.Cell37" style:family="table-cell">
      <style:table-cell-properties fo:background-color="#FFFFFF" style:vertical-align="middle"/>
    </style:style>
    <style:style style:name="Table5.Cell38" style:family="table-cell">
      <style:table-cell-properties fo:background-color="#FFFFFF" style:vertical-align="middle"/>
    </style:style>
    <style:style style:name="Table5.Cell39" style:family="table-cell">
      <style:table-cell-properties fo:background-color="#FFFFFF" style:vertical-align="middle"/>
    </style:style>
    <style:style style:name="Table5.Cell40" style:family="table-cell">
      <style:table-cell-properties fo:background-color="#FFFFFF" style:vertical-align="middle"/>
    </style:style>
    <style:style style:name="Table5.Cell41" style:family="table-cell">
      <style:table-cell-properties fo:background-color="#FFFFFF" style:vertical-align="top"/>
    </style:style>
    <style:style style:name="Table5.Cell42" style:family="table-cell">
      <style:table-cell-properties fo:background-color="#FFFFFF"/>
    </style:style>
    <style:style style:name="Table6" style:family="table">
      <style:table-properties style:writing-mode="lr-tb" style:width="10.634cm" table:align="center"/>
    </style:style>
    <style:style style:name="Table6.C1" style:family="table-column">
      <style:table-column-properties style:column-width="0.653cm"/>
    </style:style>
    <style:style style:name="Table6.C2" style:family="table-column">
      <style:table-column-properties style:column-width="5.241cm"/>
    </style:style>
    <style:style style:name="Table6.C3" style:family="table-column">
      <style:table-column-properties style:column-width="4.741cm"/>
    </style:style>
    <style:style style:name="Table6.R1" style:family="table-row">
      <style:table-row-properties style:row-height="0.982cm"/>
    </style:style>
    <style:style style:name="Table6.R2" style:family="table-row">
      <style:table-row-properties style:row-height="1.228cm"/>
    </style:style>
    <style:style style:name="Table6.R3" style:family="table-row">
      <style:table-row-properties style:row-height="1.083cm"/>
    </style:style>
    <style:style style:name="Table6.R4" style:family="table-row">
      <style:table-row-properties style:row-height="1.228cm"/>
    </style:style>
    <style:style style:name="Table6.R5" style:family="table-row">
      <style:table-row-properties style:row-height="1.185cm"/>
    </style:style>
    <style:style style:name="Table6.R6" style:family="table-row">
      <style:table-row-properties style:row-height="1.252cm"/>
    </style:style>
    <style:style style:name="Table6.R7" style:family="table-row">
      <style:table-row-properties style:row-height="1.210cm"/>
    </style:style>
    <style:style style:name="Table6.R8" style:family="table-row">
      <style:table-row-properties style:row-height="1.219cm"/>
    </style:style>
    <style:style style:name="Table6.R9" style:family="table-row">
      <style:table-row-properties style:row-height="1.228cm"/>
    </style:style>
    <style:style style:name="Table6.R10" style:family="table-row">
      <style:table-row-properties style:row-height="1.219cm"/>
    </style:style>
    <style:style style:name="Table6.R11" style:family="table-row">
      <style:table-row-properties style:row-height="1.219cm"/>
    </style:style>
    <style:style style:name="Table6.R12" style:family="table-row">
      <style:table-row-properties style:row-height="1.210cm"/>
    </style:style>
    <style:style style:name="Table6.R13" style:family="table-row">
      <style:table-row-properties style:row-height="1.219cm"/>
    </style:style>
    <style:style style:name="Table6.R14" style:family="table-row">
      <style:table-row-properties style:row-height="1.219cm"/>
    </style:style>
    <style:style style:name="Table6.R15" style:family="table-row">
      <style:table-row-properties style:row-height="1.194cm"/>
    </style:style>
    <style:style style:name="Table6.R16" style:family="table-row">
      <style:table-row-properties style:row-height="1.210cm"/>
    </style:style>
    <style:style style:name="Table6.R17" style:family="table-row">
      <style:table-row-properties style:row-height="0.898cm"/>
    </style:style>
    <style:style style:name="Table6.Cell1" style:family="table-cell">
      <style:table-cell-properties fo:background-color="#FFFFFF" style:vertical-align="top"/>
    </style:style>
    <style:style style:name="Table6.Cell2" style:family="table-cell">
      <style:table-cell-properties fo:background-color="#FFFFFF" style:vertical-align="top"/>
    </style:style>
    <style:style style:name="Table6.Cell3" style:family="table-cell">
      <style:table-cell-properties fo:background-color="#FFFFFF" style:vertical-align="top"/>
    </style:style>
    <style:style style:name="Table6.Cell4" style:family="table-cell">
      <style:table-cell-properties fo:background-color="#FFFFFF" style:vertical-align="top"/>
    </style:style>
    <style:style style:name="Table6.Cell5" style:family="table-cell">
      <style:table-cell-properties fo:background-color="#FFFFFF" style:vertical-align="middle"/>
    </style:style>
    <style:style style:name="Table6.Cell6" style:family="table-cell">
      <style:table-cell-properties fo:background-color="#FFFFFF" style:vertical-align="middle"/>
    </style:style>
    <style:style style:name="Table6.Cell7" style:family="table-cell">
      <style:table-cell-properties fo:background-color="#FFFFFF" style:vertical-align="middle"/>
    </style:style>
    <style:style style:name="Table6.Cell8" style:family="table-cell">
      <style:table-cell-properties fo:background-color="#FFFFFF" style:vertical-align="middle"/>
    </style:style>
    <style:style style:name="Table6.Cell9" style:family="table-cell">
      <style:table-cell-properties fo:background-color="#FFFFFF" style:vertical-align="middle"/>
    </style:style>
    <style:style style:name="Table6.Cell10" style:family="table-cell">
      <style:table-cell-properties fo:background-color="#FFFFFF" style:vertical-align="middle"/>
    </style:style>
    <style:style style:name="Table6.Cell11" style:family="table-cell">
      <style:table-cell-properties fo:background-color="#FFFFFF" style:vertical-align="middle"/>
    </style:style>
    <style:style style:name="Table6.Cell12" style:family="table-cell">
      <style:table-cell-properties fo:background-color="#FFFFFF" style:vertical-align="middle"/>
    </style:style>
    <style:style style:name="Table6.Cell13" style:family="table-cell">
      <style:table-cell-properties fo:background-color="#FFFFFF" style:vertical-align="middle"/>
    </style:style>
    <style:style style:name="Table6.Cell14" style:family="table-cell">
      <style:table-cell-properties fo:background-color="#FFFFFF" style:vertical-align="middle"/>
    </style:style>
    <style:style style:name="Table6.Cell15" style:family="table-cell">
      <style:table-cell-properties fo:background-color="#FFFFFF" style:vertical-align="middle"/>
    </style:style>
    <style:style style:name="Table6.Cell16" style:family="table-cell">
      <style:table-cell-properties fo:background-color="#FFFFFF" style:vertical-align="middle"/>
    </style:style>
    <style:style style:name="Table6.Cell17" style:family="table-cell">
      <style:table-cell-properties fo:background-color="#FFFFFF" style:vertical-align="middle"/>
    </style:style>
    <style:style style:name="Table6.Cell18" style:family="table-cell">
      <style:table-cell-properties fo:background-color="#FFFFFF" style:vertical-align="middle"/>
    </style:style>
    <style:style style:name="Table6.Cell19" style:family="table-cell">
      <style:table-cell-properties fo:background-color="#FFFFFF" style:vertical-align="middle"/>
    </style:style>
    <style:style style:name="Table6.Cell20" style:family="table-cell">
      <style:table-cell-properties fo:background-color="#FFFFFF" style:vertical-align="middle"/>
    </style:style>
    <style:style style:name="Table6.Cell21" style:family="table-cell">
      <style:table-cell-properties fo:background-color="#FFFFFF" style:vertical-align="middle"/>
    </style:style>
    <style:style style:name="Table6.Cell22" style:family="table-cell">
      <style:table-cell-properties fo:background-color="#FFFFFF" style:vertical-align="middle"/>
    </style:style>
    <style:style style:name="Table6.Cell23" style:family="table-cell">
      <style:table-cell-properties fo:background-color="#FFFFFF" style:vertical-align="middle"/>
    </style:style>
    <style:style style:name="Table6.Cell24" style:family="table-cell">
      <style:table-cell-properties fo:background-color="#FFFFFF" style:vertical-align="middle"/>
    </style:style>
    <style:style style:name="Table6.Cell25" style:family="table-cell">
      <style:table-cell-properties fo:background-color="#FFFFFF" style:vertical-align="middle"/>
    </style:style>
    <style:style style:name="Table6.Cell26" style:family="table-cell">
      <style:table-cell-properties fo:background-color="#FFFFFF" style:vertical-align="middle"/>
    </style:style>
    <style:style style:name="Table6.Cell27" style:family="table-cell">
      <style:table-cell-properties fo:background-color="#FFFFFF" style:vertical-align="middle"/>
    </style:style>
    <style:style style:name="Table6.Cell28" style:family="table-cell">
      <style:table-cell-properties fo:background-color="#FFFFFF" style:vertical-align="middle"/>
    </style:style>
    <style:style style:name="Table6.Cell29" style:family="table-cell">
      <style:table-cell-properties fo:background-color="#FFFFFF" style:vertical-align="middle"/>
    </style:style>
    <style:style style:name="Table6.Cell30" style:family="table-cell">
      <style:table-cell-properties fo:background-color="#FFFFFF" style:vertical-align="middle"/>
    </style:style>
    <style:style style:name="Table6.Cell31" style:family="table-cell">
      <style:table-cell-properties fo:background-color="#FFFFFF" style:vertical-align="middle"/>
    </style:style>
    <style:style style:name="Table6.Cell32" style:family="table-cell">
      <style:table-cell-properties fo:background-color="#FFFFFF" style:vertical-align="middle"/>
    </style:style>
    <style:style style:name="Table6.Cell33" style:family="table-cell">
      <style:table-cell-properties fo:background-color="#FFFFFF" style:vertical-align="middle"/>
    </style:style>
    <style:style style:name="Table6.Cell34" style:family="table-cell">
      <style:table-cell-properties fo:background-color="#FFFFFF" style:vertical-align="middle"/>
    </style:style>
    <style:style style:name="Table6.Cell35" style:family="table-cell">
      <style:table-cell-properties fo:background-color="#FFFFFF" style:vertical-align="middle"/>
    </style:style>
    <style:style style:name="Table6.Cell36" style:family="table-cell">
      <style:table-cell-properties fo:background-color="#FFFFFF" style:vertical-align="middle"/>
    </style:style>
    <style:style style:name="Table6.Cell37" style:family="table-cell">
      <style:table-cell-properties fo:background-color="#FFFFFF" style:vertical-align="middle"/>
    </style:style>
    <style:style style:name="Table6.Cell38" style:family="table-cell">
      <style:table-cell-properties fo:background-color="#FFFFFF" style:vertical-align="middle"/>
    </style:style>
    <style:style style:name="Table6.Cell39" style:family="table-cell">
      <style:table-cell-properties fo:background-color="#FFFFFF" style:vertical-align="middle"/>
    </style:style>
    <style:style style:name="Table6.Cell40" style:family="table-cell">
      <style:table-cell-properties fo:background-color="#FFFFFF" style:vertical-align="middle"/>
    </style:style>
    <style:style style:name="Table6.Cell41" style:family="table-cell">
      <style:table-cell-properties fo:background-color="#FFFFFF" style:vertical-align="middle"/>
    </style:style>
    <style:style style:name="Table6.Cell42" style:family="table-cell">
      <style:table-cell-properties fo:background-color="#FFFFFF" style:vertical-align="middle"/>
    </style:style>
    <style:style style:name="Table6.Cell43" style:family="table-cell">
      <style:table-cell-properties fo:background-color="#FFFFFF" style:vertical-align="middle"/>
    </style:style>
    <style:style style:name="Table6.Cell44" style:family="table-cell">
      <style:table-cell-properties fo:background-color="#FFFFFF" style:vertical-align="middle"/>
    </style:style>
    <style:style style:name="Table6.Cell45" style:family="table-cell">
      <style:table-cell-properties fo:background-color="#FFFFFF" style:vertical-align="middle"/>
    </style:style>
    <style:style style:name="Table6.Cell46" style:family="table-cell">
      <style:table-cell-properties fo:background-color="#FFFFFF" style:vertical-align="middle"/>
    </style:style>
    <style:style style:name="Table6.Cell47" style:family="table-cell">
      <style:table-cell-properties fo:background-color="#FFFFFF" style:vertical-align="middle"/>
    </style:style>
    <style:style style:name="Table6.Cell48" style:family="table-cell">
      <style:table-cell-properties fo:background-color="#FFFFFF" style:vertical-align="middle"/>
    </style:style>
    <style:style style:name="Table6.Cell49" style:family="table-cell">
      <style:table-cell-properties fo:background-color="#FFFFFF"/>
    </style:style>
    <style:style style:name="Table6.Cell50" style:family="table-cell">
      <style:table-cell-properties fo:background-color="#FFFFFF"/>
    </style:style>
    <style:style style:name="Table6.Cell51" style:family="table-cell">
      <style:table-cell-properties fo:background-color="#FFFFFF"/>
    </style:style>
    <style:style style:name="Table7" style:family="table">
      <style:table-properties style:writing-mode="lr-tb" style:width="10.634cm" table:align="center"/>
    </style:style>
    <style:style style:name="Table7.C1" style:family="table-column">
      <style:table-column-properties style:column-width="0.653cm"/>
    </style:style>
    <style:style style:name="Table7.C2" style:family="table-column">
      <style:table-column-properties style:column-width="5.579cm"/>
    </style:style>
    <style:style style:name="Table7.C3" style:family="table-column">
      <style:table-column-properties style:column-width="4.403cm"/>
    </style:style>
    <style:style style:name="Table7.R1" style:family="table-row">
      <style:table-row-properties style:row-height="0.610cm"/>
    </style:style>
    <style:style style:name="Table7.R2" style:family="table-row">
      <style:table-row-properties style:row-height="1.109cm"/>
    </style:style>
    <style:style style:name="Table7.R3" style:family="table-row">
      <style:table-row-properties style:row-height="1.236cm"/>
    </style:style>
    <style:style style:name="Table7.R4" style:family="table-row">
      <style:table-row-properties style:row-height="1.058cm"/>
    </style:style>
    <style:style style:name="Table7.R5" style:family="table-row">
      <style:table-row-properties style:row-height="1.252cm"/>
    </style:style>
    <style:style style:name="Table7.R6" style:family="table-row">
      <style:table-row-properties style:row-height="1.177cm"/>
    </style:style>
    <style:style style:name="Table7.R7" style:family="table-row">
      <style:table-row-properties style:row-height="1.228cm"/>
    </style:style>
    <style:style style:name="Table7.R8" style:family="table-row">
      <style:table-row-properties style:row-height="1.252cm"/>
    </style:style>
    <style:style style:name="Table7.R9" style:family="table-row">
      <style:table-row-properties style:row-height="1.210cm"/>
    </style:style>
    <style:style style:name="Table7.R10" style:family="table-row">
      <style:table-row-properties style:row-height="1.219cm"/>
    </style:style>
    <style:style style:name="Table7.R11" style:family="table-row">
      <style:table-row-properties style:row-height="1.228cm"/>
    </style:style>
    <style:style style:name="Table7.R12" style:family="table-row">
      <style:table-row-properties style:row-height="1.219cm"/>
    </style:style>
    <style:style style:name="Table7.R13" style:family="table-row">
      <style:table-row-properties style:row-height="1.219cm"/>
    </style:style>
    <style:style style:name="Table7.R14" style:family="table-row">
      <style:table-row-properties style:row-height="1.210cm"/>
    </style:style>
    <style:style style:name="Table7.R15" style:family="table-row">
      <style:table-row-properties style:row-height="1.228cm"/>
    </style:style>
    <style:style style:name="Table7.R16" style:family="table-row">
      <style:table-row-properties style:row-height="1.210cm"/>
    </style:style>
    <style:style style:name="Table7.R17" style:family="table-row">
      <style:table-row-properties style:row-height="1.177cm"/>
    </style:style>
    <style:style style:name="Table7.R18" style:family="table-row">
      <style:table-row-properties style:row-height="1.219cm"/>
    </style:style>
    <style:style style:name="Table7.R19" style:family="table-row">
      <style:table-row-properties style:row-height="1.219cm"/>
    </style:style>
    <style:style style:name="Table7.R20" style:family="table-row">
      <style:table-row-properties style:row-height="1.219cm"/>
    </style:style>
    <style:style style:name="Table7.R21" style:family="table-row">
      <style:table-row-properties style:row-height="0.907cm"/>
    </style:style>
    <style:style style:name="Table7.Cell1" style:family="table-cell">
      <style:table-cell-properties fo:background-color="#FFFFFF" style:vertical-align="top"/>
    </style:style>
    <style:style style:name="Table7.Cell2" style:family="table-cell">
      <style:table-cell-properties fo:background-color="#FFFFFF" style:vertical-align="top"/>
    </style:style>
    <style:style style:name="Table7.Cell3" style:family="table-cell">
      <style:table-cell-properties fo:background-color="#FFFFFF" style:vertical-align="top"/>
    </style:style>
    <style:style style:name="Table7.Cell4" style:family="table-cell">
      <style:table-cell-properties fo:background-color="#FFFFFF" style:vertical-align="top"/>
    </style:style>
    <style:style style:name="Table7.Cell5" style:family="table-cell">
      <style:table-cell-properties fo:background-color="#FFFFFF" style:vertical-align="top"/>
    </style:style>
    <style:style style:name="Table7.Cell6" style:family="table-cell">
      <style:table-cell-properties fo:background-color="#FFFFFF" style:vertical-align="top"/>
    </style:style>
    <style:style style:name="Table7.Cell7" style:family="table-cell">
      <style:table-cell-properties fo:background-color="#FFFFFF" style:vertical-align="top"/>
    </style:style>
    <style:style style:name="Table7.Cell8" style:family="table-cell">
      <style:table-cell-properties fo:background-color="#FFFFFF" style:vertical-align="middle"/>
    </style:style>
    <style:style style:name="Table7.Cell9" style:family="table-cell">
      <style:table-cell-properties fo:background-color="#FFFFFF" style:vertical-align="middle"/>
    </style:style>
    <style:style style:name="Table7.Cell10" style:family="table-cell">
      <style:table-cell-properties fo:background-color="#FFFFFF" style:vertical-align="middle"/>
    </style:style>
    <style:style style:name="Table7.Cell11" style:family="table-cell">
      <style:table-cell-properties fo:background-color="#FFFFFF" style:vertical-align="middle"/>
    </style:style>
    <style:style style:name="Table7.Cell12" style:family="table-cell">
      <style:table-cell-properties fo:background-color="#FFFFFF" style:vertical-align="middle"/>
    </style:style>
    <style:style style:name="Table7.Cell13" style:family="table-cell">
      <style:table-cell-properties fo:background-color="#FFFFFF" style:vertical-align="middle"/>
    </style:style>
    <style:style style:name="Table7.Cell14" style:family="table-cell">
      <style:table-cell-properties fo:background-color="#FFFFFF" style:vertical-align="middle"/>
    </style:style>
    <style:style style:name="Table7.Cell15" style:family="table-cell">
      <style:table-cell-properties fo:background-color="#FFFFFF" style:vertical-align="middle"/>
    </style:style>
    <style:style style:name="Table7.Cell16" style:family="table-cell">
      <style:table-cell-properties fo:background-color="#FFFFFF" style:vertical-align="middle"/>
    </style:style>
    <style:style style:name="Table7.Cell17" style:family="table-cell">
      <style:table-cell-properties fo:background-color="#FFFFFF" style:vertical-align="middle"/>
    </style:style>
    <style:style style:name="Table7.Cell18" style:family="table-cell">
      <style:table-cell-properties fo:background-color="#FFFFFF" style:vertical-align="middle"/>
    </style:style>
    <style:style style:name="Table7.Cell19" style:family="table-cell">
      <style:table-cell-properties fo:background-color="#FFFFFF" style:vertical-align="middle"/>
    </style:style>
    <style:style style:name="Table7.Cell20" style:family="table-cell">
      <style:table-cell-properties fo:background-color="#FFFFFF" style:vertical-align="middle"/>
    </style:style>
    <style:style style:name="Table7.Cell21" style:family="table-cell">
      <style:table-cell-properties fo:background-color="#FFFFFF" style:vertical-align="middle"/>
    </style:style>
    <style:style style:name="Table7.Cell22" style:family="table-cell">
      <style:table-cell-properties fo:background-color="#FFFFFF" style:vertical-align="middle"/>
    </style:style>
    <style:style style:name="Table7.Cell23" style:family="table-cell">
      <style:table-cell-properties fo:background-color="#FFFFFF" style:vertical-align="middle"/>
    </style:style>
    <style:style style:name="Table7.Cell24" style:family="table-cell">
      <style:table-cell-properties fo:background-color="#FFFFFF" style:vertical-align="middle"/>
    </style:style>
    <style:style style:name="Table7.Cell25" style:family="table-cell">
      <style:table-cell-properties fo:background-color="#FFFFFF" style:vertical-align="middle"/>
    </style:style>
    <style:style style:name="Table7.Cell26" style:family="table-cell">
      <style:table-cell-properties fo:background-color="#FFFFFF" style:vertical-align="middle"/>
    </style:style>
    <style:style style:name="Table7.Cell27" style:family="table-cell">
      <style:table-cell-properties fo:background-color="#FFFFFF" style:vertical-align="middle"/>
    </style:style>
    <style:style style:name="Table7.Cell28" style:family="table-cell">
      <style:table-cell-properties fo:background-color="#FFFFFF" style:vertical-align="middle"/>
    </style:style>
    <style:style style:name="Table7.Cell29" style:family="table-cell">
      <style:table-cell-properties fo:background-color="#FFFFFF" style:vertical-align="middle"/>
    </style:style>
    <style:style style:name="Table7.Cell30" style:family="table-cell">
      <style:table-cell-properties fo:background-color="#FFFFFF" style:vertical-align="middle"/>
    </style:style>
    <style:style style:name="Table7.Cell31" style:family="table-cell">
      <style:table-cell-properties fo:background-color="#FFFFFF" style:vertical-align="middle"/>
    </style:style>
    <style:style style:name="Table7.Cell32" style:family="table-cell">
      <style:table-cell-properties fo:background-color="#FFFFFF" style:vertical-align="middle"/>
    </style:style>
    <style:style style:name="Table7.Cell33" style:family="table-cell">
      <style:table-cell-properties fo:background-color="#FFFFFF" style:vertical-align="middle"/>
    </style:style>
    <style:style style:name="Table7.Cell34" style:family="table-cell">
      <style:table-cell-properties fo:background-color="#FFFFFF" style:vertical-align="middle"/>
    </style:style>
    <style:style style:name="Table7.Cell35" style:family="table-cell">
      <style:table-cell-properties fo:background-color="#FFFFFF" style:vertical-align="middle"/>
    </style:style>
    <style:style style:name="Table7.Cell36" style:family="table-cell">
      <style:table-cell-properties fo:background-color="#FFFFFF" style:vertical-align="middle"/>
    </style:style>
    <style:style style:name="Table7.Cell37" style:family="table-cell">
      <style:table-cell-properties fo:background-color="#FFFFFF" style:vertical-align="middle"/>
    </style:style>
    <style:style style:name="Table7.Cell38" style:family="table-cell">
      <style:table-cell-properties fo:background-color="#FFFFFF" style:vertical-align="middle"/>
    </style:style>
    <style:style style:name="Table7.Cell39" style:family="table-cell">
      <style:table-cell-properties fo:background-color="#FFFFFF" style:vertical-align="middle"/>
    </style:style>
    <style:style style:name="Table7.Cell40" style:family="table-cell">
      <style:table-cell-properties fo:background-color="#FFFFFF" style:vertical-align="middle"/>
    </style:style>
    <style:style style:name="Table7.Cell41" style:family="table-cell">
      <style:table-cell-properties fo:background-color="#FFFFFF" style:vertical-align="middle"/>
    </style:style>
    <style:style style:name="Table7.Cell42" style:family="table-cell">
      <style:table-cell-properties fo:background-color="#FFFFFF" style:vertical-align="middle"/>
    </style:style>
    <style:style style:name="Table7.Cell43" style:family="table-cell">
      <style:table-cell-properties fo:background-color="#FFFFFF" style:vertical-align="middle"/>
    </style:style>
    <style:style style:name="Table7.Cell44" style:family="table-cell">
      <style:table-cell-properties fo:background-color="#FFFFFF" style:vertical-align="middle"/>
    </style:style>
    <style:style style:name="Table7.Cell45" style:family="table-cell">
      <style:table-cell-properties fo:background-color="#FFFFFF" style:vertical-align="middle"/>
    </style:style>
    <style:style style:name="Table7.Cell46" style:family="table-cell">
      <style:table-cell-properties fo:background-color="#FFFFFF" style:vertical-align="middle"/>
    </style:style>
    <style:style style:name="Table7.Cell47" style:family="table-cell">
      <style:table-cell-properties fo:background-color="#FFFFFF" style:vertical-align="middle"/>
    </style:style>
    <style:style style:name="Table7.Cell48" style:family="table-cell">
      <style:table-cell-properties fo:background-color="#FFFFFF" style:vertical-align="middle"/>
    </style:style>
    <style:style style:name="Table7.Cell49" style:family="table-cell">
      <style:table-cell-properties fo:background-color="#FFFFFF" style:vertical-align="middle"/>
    </style:style>
    <style:style style:name="Table7.Cell50" style:family="table-cell">
      <style:table-cell-properties fo:background-color="#FFFFFF" style:vertical-align="middle"/>
    </style:style>
    <style:style style:name="Table7.Cell51" style:family="table-cell">
      <style:table-cell-properties fo:background-color="#FFFFFF" style:vertical-align="middle"/>
    </style:style>
    <style:style style:name="Table7.Cell52" style:family="table-cell">
      <style:table-cell-properties fo:background-color="#FFFFFF" style:vertical-align="middle"/>
    </style:style>
    <style:style style:name="Table7.Cell53" style:family="table-cell">
      <style:table-cell-properties fo:background-color="#FFFFFF" style:vertical-align="middle"/>
    </style:style>
    <style:style style:name="Table7.Cell54" style:family="table-cell">
      <style:table-cell-properties fo:background-color="#FFFFFF" style:vertical-align="middle"/>
    </style:style>
    <style:style style:name="Table7.Cell55" style:family="table-cell">
      <style:table-cell-properties fo:background-color="#FFFFFF" style:vertical-align="middle"/>
    </style:style>
    <style:style style:name="Table7.Cell56" style:family="table-cell">
      <style:table-cell-properties fo:background-color="#FFFFFF" style:vertical-align="middle"/>
    </style:style>
    <style:style style:name="Table7.Cell57" style:family="table-cell">
      <style:table-cell-properties fo:background-color="#FFFFFF" style:vertical-align="middle"/>
    </style:style>
    <style:style style:name="Table7.Cell58" style:family="table-cell">
      <style:table-cell-properties fo:background-color="#FFFFFF" style:vertical-align="middle"/>
    </style:style>
    <style:style style:name="Table7.Cell59" style:family="table-cell">
      <style:table-cell-properties fo:background-color="#FFFFFF" style:vertical-align="middle"/>
    </style:style>
    <style:style style:name="Table7.Cell60" style:family="table-cell">
      <style:table-cell-properties fo:background-color="#FFFFFF" style:vertical-align="middle"/>
    </style:style>
    <style:style style:name="Table7.Cell61" style:family="table-cell">
      <style:table-cell-properties fo:background-color="#FFFFFF"/>
    </style:style>
    <style:style style:name="Table7.Cell62" style:family="table-cell">
      <style:table-cell-properties fo:background-color="#FFFFFF"/>
    </style:style>
    <style:style style:name="Table7.Cell63" style:family="table-cell">
      <style:table-cell-properties fo:background-color="#FFFFFF"/>
    </style:style>
    <style:style style:name="Table8" style:family="table">
      <style:table-properties style:writing-mode="lr-tb" style:width="10.634cm" table:align="center"/>
    </style:style>
    <style:style style:name="Table8.C1" style:family="table-column">
      <style:table-column-properties style:column-width="0.653cm"/>
    </style:style>
    <style:style style:name="Table8.C2" style:family="table-column">
      <style:table-column-properties style:column-width="5.352cm"/>
    </style:style>
    <style:style style:name="Table8.C3" style:family="table-column">
      <style:table-column-properties style:column-width="4.632cm"/>
    </style:style>
    <style:style style:name="Table8.R1" style:family="table-row">
      <style:table-row-properties style:row-height="0.617cm"/>
    </style:style>
    <style:style style:name="Table8.R2" style:family="table-row">
      <style:table-row-properties style:row-height="1.109cm"/>
    </style:style>
    <style:style style:name="Table8.R3" style:family="table-row">
      <style:table-row-properties style:row-height="1.236cm"/>
    </style:style>
    <style:style style:name="Table8.R4" style:family="table-row">
      <style:table-row-properties style:row-height="1.083cm"/>
    </style:style>
    <style:style style:name="Table8.R5" style:family="table-row">
      <style:table-row-properties style:row-height="1.219cm"/>
    </style:style>
    <style:style style:name="Table8.R6" style:family="table-row">
      <style:table-row-properties style:row-height="1.185cm"/>
    </style:style>
    <style:style style:name="Table8.R7" style:family="table-row">
      <style:table-row-properties style:row-height="1.252cm"/>
    </style:style>
    <style:style style:name="Table8.R8" style:family="table-row">
      <style:table-row-properties style:row-height="1.219cm"/>
    </style:style>
    <style:style style:name="Table8.R9" style:family="table-row">
      <style:table-row-properties style:row-height="1.219cm"/>
    </style:style>
    <style:style style:name="Table8.R10" style:family="table-row">
      <style:table-row-properties style:row-height="1.185cm"/>
    </style:style>
    <style:style style:name="Table8.R11" style:family="table-row">
      <style:table-row-properties style:row-height="1.210cm"/>
    </style:style>
    <style:style style:name="Table8.R12" style:family="table-row">
      <style:table-row-properties style:row-height="1.228cm"/>
    </style:style>
    <style:style style:name="Table8.R13" style:family="table-row">
      <style:table-row-properties style:row-height="1.252cm"/>
    </style:style>
    <style:style style:name="Table8.R14" style:family="table-row">
      <style:table-row-properties style:row-height="1.210cm"/>
    </style:style>
    <style:style style:name="Table8.R15" style:family="table-row">
      <style:table-row-properties style:row-height="1.219cm"/>
    </style:style>
    <style:style style:name="Table8.R16" style:family="table-row">
      <style:table-row-properties style:row-height="1.228cm"/>
    </style:style>
    <style:style style:name="Table8.R17" style:family="table-row">
      <style:table-row-properties style:row-height="1.203cm"/>
    </style:style>
    <style:style style:name="Table8.R18" style:family="table-row">
      <style:table-row-properties style:row-height="1.194cm"/>
    </style:style>
    <style:style style:name="Table8.R19" style:family="table-row">
      <style:table-row-properties style:row-height="0.855cm"/>
    </style:style>
    <style:style style:name="Table8.Cell1" style:family="table-cell">
      <style:table-cell-properties fo:background-color="#FFFFFF" style:vertical-align="top"/>
    </style:style>
    <style:style style:name="Table8.Cell2" style:family="table-cell">
      <style:table-cell-properties fo:background-color="#FFFFFF" style:vertical-align="top"/>
    </style:style>
    <style:style style:name="Table8.Cell3" style:family="table-cell">
      <style:table-cell-properties fo:background-color="#FFFFFF" style:vertical-align="top"/>
    </style:style>
    <style:style style:name="Table8.Cell4" style:family="table-cell">
      <style:table-cell-properties fo:background-color="#FFFFFF" style:vertical-align="top"/>
    </style:style>
    <style:style style:name="Table8.Cell5" style:family="table-cell">
      <style:table-cell-properties fo:background-color="#FFFFFF" style:vertical-align="top"/>
    </style:style>
    <style:style style:name="Table8.Cell6" style:family="table-cell">
      <style:table-cell-properties fo:background-color="#FFFFFF" style:vertical-align="top"/>
    </style:style>
    <style:style style:name="Table8.Cell7" style:family="table-cell">
      <style:table-cell-properties fo:background-color="#FFFFFF" style:vertical-align="top"/>
    </style:style>
    <style:style style:name="Table8.Cell8" style:family="table-cell">
      <style:table-cell-properties fo:background-color="#FFFFFF" style:vertical-align="middle"/>
    </style:style>
    <style:style style:name="Table8.Cell9" style:family="table-cell">
      <style:table-cell-properties fo:background-color="#FFFFFF" style:vertical-align="middle"/>
    </style:style>
    <style:style style:name="Table8.Cell10" style:family="table-cell">
      <style:table-cell-properties fo:background-color="#FFFFFF" style:vertical-align="middle"/>
    </style:style>
    <style:style style:name="Table8.Cell11" style:family="table-cell">
      <style:table-cell-properties fo:background-color="#FFFFFF" style:vertical-align="middle"/>
    </style:style>
    <style:style style:name="Table8.Cell12" style:family="table-cell">
      <style:table-cell-properties fo:background-color="#FFFFFF" style:vertical-align="middle"/>
    </style:style>
    <style:style style:name="Table8.Cell13" style:family="table-cell">
      <style:table-cell-properties fo:background-color="#FFFFFF" style:vertical-align="middle"/>
    </style:style>
    <style:style style:name="Table8.Cell14" style:family="table-cell">
      <style:table-cell-properties fo:background-color="#FFFFFF" style:vertical-align="middle"/>
    </style:style>
    <style:style style:name="Table8.Cell15" style:family="table-cell">
      <style:table-cell-properties fo:background-color="#FFFFFF" style:vertical-align="middle"/>
    </style:style>
    <style:style style:name="Table8.Cell16" style:family="table-cell">
      <style:table-cell-properties fo:background-color="#FFFFFF" style:vertical-align="middle"/>
    </style:style>
    <style:style style:name="Table8.Cell17" style:family="table-cell">
      <style:table-cell-properties fo:background-color="#FFFFFF" style:vertical-align="middle"/>
    </style:style>
    <style:style style:name="Table8.Cell18" style:family="table-cell">
      <style:table-cell-properties fo:background-color="#FFFFFF" style:vertical-align="middle"/>
    </style:style>
    <style:style style:name="Table8.Cell19" style:family="table-cell">
      <style:table-cell-properties fo:background-color="#FFFFFF" style:vertical-align="middle"/>
    </style:style>
    <style:style style:name="Table8.Cell20" style:family="table-cell">
      <style:table-cell-properties fo:background-color="#FFFFFF" style:vertical-align="middle"/>
    </style:style>
    <style:style style:name="Table8.Cell21" style:family="table-cell">
      <style:table-cell-properties fo:background-color="#FFFFFF" style:vertical-align="middle"/>
    </style:style>
    <style:style style:name="Table8.Cell22" style:family="table-cell">
      <style:table-cell-properties fo:background-color="#FFFFFF" style:vertical-align="middle"/>
    </style:style>
    <style:style style:name="Table8.Cell23" style:family="table-cell">
      <style:table-cell-properties fo:background-color="#FFFFFF" style:vertical-align="middle"/>
    </style:style>
    <style:style style:name="Table8.Cell24" style:family="table-cell">
      <style:table-cell-properties fo:background-color="#FFFFFF" style:vertical-align="middle"/>
    </style:style>
    <style:style style:name="Table8.Cell25" style:family="table-cell">
      <style:table-cell-properties fo:background-color="#FFFFFF" style:vertical-align="middle"/>
    </style:style>
    <style:style style:name="Table8.Cell26" style:family="table-cell">
      <style:table-cell-properties fo:background-color="#FFFFFF" style:vertical-align="middle"/>
    </style:style>
    <style:style style:name="Table8.Cell27" style:family="table-cell">
      <style:table-cell-properties fo:background-color="#FFFFFF" style:vertical-align="middle"/>
    </style:style>
    <style:style style:name="Table8.Cell28" style:family="table-cell">
      <style:table-cell-properties fo:background-color="#FFFFFF" style:vertical-align="middle"/>
    </style:style>
    <style:style style:name="Table8.Cell29" style:family="table-cell">
      <style:table-cell-properties fo:background-color="#FFFFFF" style:vertical-align="middle"/>
    </style:style>
    <style:style style:name="Table8.Cell30" style:family="table-cell">
      <style:table-cell-properties fo:background-color="#FFFFFF" style:vertical-align="middle"/>
    </style:style>
    <style:style style:name="Table8.Cell31" style:family="table-cell">
      <style:table-cell-properties fo:background-color="#FFFFFF" style:vertical-align="middle"/>
    </style:style>
    <style:style style:name="Table8.Cell32" style:family="table-cell">
      <style:table-cell-properties fo:background-color="#FFFFFF" style:vertical-align="middle"/>
    </style:style>
    <style:style style:name="Table8.Cell33" style:family="table-cell">
      <style:table-cell-properties fo:background-color="#FFFFFF" style:vertical-align="middle"/>
    </style:style>
    <style:style style:name="Table8.Cell34" style:family="table-cell">
      <style:table-cell-properties fo:background-color="#FFFFFF" style:vertical-align="middle"/>
    </style:style>
    <style:style style:name="Table8.Cell35" style:family="table-cell">
      <style:table-cell-properties fo:background-color="#FFFFFF" style:vertical-align="middle"/>
    </style:style>
    <style:style style:name="Table8.Cell36" style:family="table-cell">
      <style:table-cell-properties fo:background-color="#FFFFFF" style:vertical-align="middle"/>
    </style:style>
    <style:style style:name="Table8.Cell37" style:family="table-cell">
      <style:table-cell-properties fo:background-color="#FFFFFF" style:vertical-align="middle"/>
    </style:style>
    <style:style style:name="Table8.Cell38" style:family="table-cell">
      <style:table-cell-properties fo:background-color="#FFFFFF" style:vertical-align="middle"/>
    </style:style>
    <style:style style:name="Table8.Cell39" style:family="table-cell">
      <style:table-cell-properties fo:background-color="#FFFFFF" style:vertical-align="middle"/>
    </style:style>
    <style:style style:name="Table8.Cell40" style:family="table-cell">
      <style:table-cell-properties fo:background-color="#FFFFFF" style:vertical-align="middle"/>
    </style:style>
    <style:style style:name="Table8.Cell41" style:family="table-cell">
      <style:table-cell-properties fo:background-color="#FFFFFF" style:vertical-align="middle"/>
    </style:style>
    <style:style style:name="Table8.Cell42" style:family="table-cell">
      <style:table-cell-properties fo:background-color="#FFFFFF" style:vertical-align="middle"/>
    </style:style>
    <style:style style:name="Table8.Cell43" style:family="table-cell">
      <style:table-cell-properties fo:background-color="#FFFFFF" style:vertical-align="middle"/>
    </style:style>
    <style:style style:name="Table8.Cell44" style:family="table-cell">
      <style:table-cell-properties fo:background-color="#FFFFFF" style:vertical-align="middle"/>
    </style:style>
    <style:style style:name="Table8.Cell45" style:family="table-cell">
      <style:table-cell-properties fo:background-color="#FFFFFF" style:vertical-align="middle"/>
    </style:style>
    <style:style style:name="Table8.Cell46" style:family="table-cell">
      <style:table-cell-properties fo:background-color="#FFFFFF" style:vertical-align="middle"/>
    </style:style>
    <style:style style:name="Table8.Cell47" style:family="table-cell">
      <style:table-cell-properties fo:background-color="#FFFFFF" style:vertical-align="middle"/>
    </style:style>
    <style:style style:name="Table8.Cell48" style:family="table-cell">
      <style:table-cell-properties fo:background-color="#FFFFFF" style:vertical-align="middle"/>
    </style:style>
    <style:style style:name="Table8.Cell49" style:family="table-cell">
      <style:table-cell-properties fo:background-color="#FFFFFF" style:vertical-align="middle"/>
    </style:style>
    <style:style style:name="Table8.Cell50" style:family="table-cell">
      <style:table-cell-properties fo:background-color="#FFFFFF" style:vertical-align="middle"/>
    </style:style>
    <style:style style:name="Table8.Cell51" style:family="table-cell">
      <style:table-cell-properties fo:background-color="#FFFFFF" style:vertical-align="middle"/>
    </style:style>
    <style:style style:name="Table8.Cell52" style:family="table-cell">
      <style:table-cell-properties fo:background-color="#FFFFFF" style:vertical-align="middle"/>
    </style:style>
    <style:style style:name="Table8.Cell53" style:family="table-cell">
      <style:table-cell-properties fo:background-color="#FFFFFF" style:vertical-align="middle"/>
    </style:style>
    <style:style style:name="Table8.Cell54" style:family="table-cell">
      <style:table-cell-properties fo:background-color="#FFFFFF" style:vertical-align="middle"/>
    </style:style>
    <style:style style:name="Table8.Cell55" style:family="table-cell">
      <style:table-cell-properties fo:background-color="#FFFFFF"/>
    </style:style>
    <style:style style:name="Table8.Cell56" style:family="table-cell">
      <style:table-cell-properties fo:background-color="#FFFFFF"/>
    </style:style>
    <style:style style:name="Table8.Cell57" style:family="table-cell">
      <style:table-cell-properties fo:background-color="#FFFFFF"/>
    </style:style>
    <style:style style:name="Table9" style:family="table">
      <style:table-properties style:writing-mode="lr-tb" style:width="16.316cm" table:align="center"/>
    </style:style>
    <style:style style:name="Table9.C1" style:family="table-column">
      <style:table-column-properties style:column-width="4.893cm"/>
    </style:style>
    <style:style style:name="Table9.C2" style:family="table-column">
      <style:table-column-properties style:column-width="1.482cm"/>
    </style:style>
    <style:style style:name="Table9.C3" style:family="table-column">
      <style:table-column-properties style:column-width="5.648cm"/>
    </style:style>
    <style:style style:name="Table9.C4" style:family="table-column">
      <style:table-column-properties style:column-width="4.293cm"/>
    </style:style>
    <style:style style:name="Table9.R1" style:family="table-row">
      <style:table-row-properties style:row-height="0.610cm"/>
    </style:style>
    <style:style style:name="Table9.R2" style:family="table-row">
      <style:table-row-properties style:row-height="0.744cm"/>
    </style:style>
    <style:style style:name="Table9.R3" style:family="table-row">
      <style:table-row-properties style:row-height="0.753cm"/>
    </style:style>
    <style:style style:name="Table9.R4" style:family="table-row">
      <style:table-row-properties style:row-height="0.855cm"/>
    </style:style>
    <style:style style:name="Table9.R5" style:family="table-row">
      <style:table-row-properties style:row-height="1.076cm"/>
    </style:style>
    <style:style style:name="Table9.R6" style:family="table-row">
      <style:table-row-properties style:row-height="1.185cm"/>
    </style:style>
    <style:style style:name="Table9.R7" style:family="table-row">
      <style:table-row-properties style:row-height="1.219cm"/>
    </style:style>
    <style:style style:name="Table9.R8" style:family="table-row">
      <style:table-row-properties style:row-height="1.219cm"/>
    </style:style>
    <style:style style:name="Table9.R9" style:family="table-row">
      <style:table-row-properties style:row-height="1.228cm"/>
    </style:style>
    <style:style style:name="Table9.R10" style:family="table-row">
      <style:table-row-properties style:row-height="1.829cm"/>
    </style:style>
    <style:style style:name="Table9.R11" style:family="table-row">
      <style:table-row-properties style:row-height="1.820cm"/>
    </style:style>
    <style:style style:name="Table9.R12" style:family="table-row">
      <style:table-row-properties style:row-height="1.261cm"/>
    </style:style>
    <style:style style:name="Table9.R13" style:family="table-row">
      <style:table-row-properties style:row-height="1.185cm"/>
    </style:style>
    <style:style style:name="Table9.R14" style:family="table-row">
      <style:table-row-properties style:row-height="1.245cm"/>
    </style:style>
    <style:style style:name="Table9.R15" style:family="table-row">
      <style:table-row-properties style:row-height="1.185cm"/>
    </style:style>
    <style:style style:name="Table9.R16" style:family="table-row">
      <style:table-row-properties style:row-height="1.252cm"/>
    </style:style>
    <style:style style:name="Table9.R17" style:family="table-row">
      <style:table-row-properties style:row-height="1.228cm"/>
    </style:style>
    <style:style style:name="Table9.R18" style:family="table-row">
      <style:table-row-properties style:row-height="1.219cm"/>
    </style:style>
    <style:style style:name="Table9.R19" style:family="table-row">
      <style:table-row-properties style:row-height="1.210cm"/>
    </style:style>
    <style:style style:name="Table9.R20" style:family="table-row">
      <style:table-row-properties style:row-height="1.210cm"/>
    </style:style>
    <style:style style:name="Table9.R21" style:family="table-row">
      <style:table-row-properties style:row-height="0.880cm"/>
    </style:style>
    <style:style style:name="Table9.Cell1" style:family="table-cell">
      <style:table-cell-properties fo:background-color="#FFFFFF" style:vertical-align="top"/>
    </style:style>
    <style:style style:name="Table9.Cell2" style:family="table-cell">
      <style:table-cell-properties fo:background-color="#FFFFFF" style:vertical-align="top"/>
    </style:style>
    <style:style style:name="Table9.Cell3" style:family="table-cell">
      <style:table-cell-properties fo:background-color="#FFFFFF" style:vertical-align="top"/>
    </style:style>
    <style:style style:name="Table9.Cell4" style:family="table-cell">
      <style:table-cell-properties fo:background-color="#FFFFFF" style:vertical-align="top"/>
    </style:style>
    <style:style style:name="Table9.Cell5" style:family="table-cell">
      <style:table-cell-properties fo:background-color="#FFFFFF"/>
    </style:style>
    <style:style style:name="Table9.Cell6" style:family="table-cell">
      <style:table-cell-properties fo:background-color="#FFFFFF" style:vertical-align="top"/>
    </style:style>
    <style:style style:name="Table9.Cell7" style:family="table-cell">
      <style:table-cell-properties fo:background-color="#FFFFFF" style:vertical-align="top"/>
    </style:style>
    <style:style style:name="Table9.Cell8" style:family="table-cell">
      <style:table-cell-properties fo:background-color="#FFFFFF" style:vertical-align="top"/>
    </style:style>
    <style:style style:name="Table9.Cell9" style:family="table-cell">
      <style:table-cell-properties fo:background-color="#FFFFFF" style:vertical-align="top"/>
    </style:style>
    <style:style style:name="Table9.Cell10" style:family="table-cell">
      <style:table-cell-properties fo:background-color="#FFFFFF" style:vertical-align="middle"/>
    </style:style>
    <style:style style:name="Table9.Cell11" style:family="table-cell">
      <style:table-cell-properties fo:background-color="#FFFFFF" style:vertical-align="top"/>
    </style:style>
    <style:style style:name="Table9.Cell12" style:family="table-cell">
      <style:table-cell-properties fo:background-color="#FFFFFF" style:vertical-align="middle"/>
    </style:style>
    <style:style style:name="Table9.Cell13" style:family="table-cell">
      <style:table-cell-properties fo:background-color="#FFFFFF" style:vertical-align="top"/>
    </style:style>
    <style:style style:name="Table9.Cell14" style:family="table-cell">
      <style:table-cell-properties fo:background-color="#FFFFFF" style:vertical-align="middle"/>
    </style:style>
    <style:style style:name="Table9.Cell15" style:family="table-cell">
      <style:table-cell-properties fo:background-color="#FFFFFF" style:vertical-align="top"/>
    </style:style>
    <style:style style:name="Table9.Cell16" style:family="table-cell">
      <style:table-cell-properties fo:background-color="#FFFFFF" style:vertical-align="middle"/>
    </style:style>
    <style:style style:name="Table9.Cell17" style:family="table-cell">
      <style:table-cell-properties fo:background-color="#FFFFFF" style:vertical-align="top"/>
    </style:style>
    <style:style style:name="Table9.Cell18" style:family="table-cell">
      <style:table-cell-properties fo:background-color="#FFFFFF" style:vertical-align="middle"/>
    </style:style>
    <style:style style:name="Table9.Cell19" style:family="table-cell">
      <style:table-cell-properties fo:background-color="#FFFFFF" style:vertical-align="top"/>
    </style:style>
    <style:style style:name="Table9.Cell20" style:family="table-cell">
      <style:table-cell-properties fo:background-color="#FFFFFF" style:vertical-align="top"/>
    </style:style>
    <style:style style:name="Table9.Cell21" style:family="table-cell">
      <style:table-cell-properties fo:background-color="#FFFFFF"/>
    </style:style>
    <style:style style:name="Table9.Cell22" style:family="table-cell">
      <style:table-cell-properties fo:background-color="#FFFFFF"/>
    </style:style>
    <style:style style:name="Table9.Cell23" style:family="table-cell">
      <style:table-cell-properties fo:background-color="#FFFFFF" style:vertical-align="top"/>
    </style:style>
    <style:style style:name="Table9.Cell24" style:family="table-cell">
      <style:table-cell-properties fo:background-color="#FFFFFF" style:vertical-align="middle"/>
    </style:style>
    <style:style style:name="Table9.Cell25" style:family="table-cell">
      <style:table-cell-properties fo:background-color="#FFFFFF" style:vertical-align="top"/>
    </style:style>
    <style:style style:name="Table9.Cell26" style:family="table-cell">
      <style:table-cell-properties fo:background-color="#FFFFFF" style:vertical-align="middle"/>
    </style:style>
    <style:style style:name="Table9.Cell27" style:family="table-cell">
      <style:table-cell-properties fo:background-color="#FFFFFF" style:vertical-align="top"/>
    </style:style>
    <style:style style:name="Table9.Cell28" style:family="table-cell">
      <style:table-cell-properties fo:background-color="#FFFFFF" style:vertical-align="middle"/>
    </style:style>
    <style:style style:name="Table9.Cell29" style:family="table-cell">
      <style:table-cell-properties fo:background-color="#FFFFFF" style:vertical-align="top"/>
    </style:style>
    <style:style style:name="Table9.Cell30" style:family="table-cell">
      <style:table-cell-properties fo:background-color="#FFFFFF" style:vertical-align="middle"/>
    </style:style>
    <style:style style:name="Table9.Cell31" style:family="table-cell">
      <style:table-cell-properties fo:background-color="#FFFFFF" style:vertical-align="top"/>
    </style:style>
    <style:style style:name="Table9.Cell32" style:family="table-cell">
      <style:table-cell-properties fo:background-color="#FFFFFF" style:vertical-align="middle"/>
    </style:style>
    <style:style style:name="Table9.Cell33" style:family="table-cell">
      <style:table-cell-properties fo:background-color="#FFFFFF" style:vertical-align="top"/>
    </style:style>
    <style:style style:name="Table9.Cell34" style:family="table-cell">
      <style:table-cell-properties fo:background-color="#FFFFFF" style:vertical-align="middle"/>
    </style:style>
    <style:style style:name="Table9.Cell35" style:family="table-cell">
      <style:table-cell-properties fo:background-color="#FFFFFF" style:vertical-align="top"/>
    </style:style>
    <style:style style:name="Table9.Cell36" style:family="table-cell">
      <style:table-cell-properties fo:background-color="#FFFFFF" style:vertical-align="middle"/>
    </style:style>
    <style:style style:name="Table9.Cell37" style:family="table-cell">
      <style:table-cell-properties fo:background-color="#FFFFFF" style:vertical-align="top"/>
    </style:style>
    <style:style style:name="Table9.Cell38" style:family="table-cell">
      <style:table-cell-properties fo:background-color="#FFFFFF" style:vertical-align="middle"/>
    </style:style>
    <style:style style:name="Table9.Cell39" style:family="table-cell">
      <style:table-cell-properties fo:background-color="#FFFFFF" style:vertical-align="top"/>
    </style:style>
    <style:style style:name="Table9.Cell40" style:family="table-cell">
      <style:table-cell-properties fo:background-color="#FFFFFF" style:vertical-align="middle"/>
    </style:style>
    <style:style style:name="Table9.Cell41" style:family="table-cell">
      <style:table-cell-properties fo:background-color="#FFFFFF" style:vertical-align="top"/>
    </style:style>
    <style:style style:name="Table9.Cell42" style:family="table-cell">
      <style:table-cell-properties fo:background-color="#FFFFFF"/>
    </style:style>
    <style:style style:name="Table9.Cell43" style:family="table-cell">
      <style:table-cell-properties fo:background-color="#FFFFFF" style:vertical-align="top"/>
    </style:style>
    <style:style style:name="Table9.Cell44" style:family="table-cell">
      <style:table-cell-properties fo:background-color="#FFFFFF" style:vertical-align="top"/>
    </style:style>
    <style:style style:name="Table9.Cell45" style:family="table-cell">
      <style:table-cell-properties fo:background-color="#FFFFFF" style:vertical-align="top"/>
    </style:style>
    <style:style style:name="Table9.Cell46" style:family="table-cell">
      <style:table-cell-properties fo:background-color="#FFFFFF" style:vertical-align="top"/>
    </style:style>
    <style:style style:name="Table9.Cell47" style:family="table-cell">
      <style:table-cell-properties fo:background-color="#FFFFFF" style:vertical-align="top"/>
    </style:style>
    <style:style style:name="Table9.Cell48" style:family="table-cell">
      <style:table-cell-properties fo:background-color="#FFFFFF" style:vertical-align="top"/>
    </style:style>
    <style:style style:name="Table9.Cell49" style:family="table-cell">
      <style:table-cell-properties fo:background-color="#FFFFFF" style:vertical-align="top"/>
    </style:style>
    <style:style style:name="Table9.Cell50" style:family="table-cell">
      <style:table-cell-properties fo:background-color="#FFFFFF" style:vertical-align="top"/>
    </style:style>
    <style:style style:name="Table9.Cell51" style:family="table-cell">
      <style:table-cell-properties fo:background-color="#FFFFFF" style:vertical-align="top"/>
    </style:style>
    <style:style style:name="Table9.Cell52" style:family="table-cell">
      <style:table-cell-properties fo:background-color="#FFFFFF" style:vertical-align="top"/>
    </style:style>
    <style:style style:name="Table9.Cell53" style:family="table-cell">
      <style:table-cell-properties fo:background-color="#FFFFFF" style:vertical-align="top"/>
    </style:style>
    <style:style style:name="Table9.Cell54" style:family="table-cell">
      <style:table-cell-properties fo:background-color="#FFFFFF" style:vertical-align="top"/>
    </style:style>
    <style:style style:name="Table9.Cell55" style:family="table-cell">
      <style:table-cell-properties fo:background-color="#FFFFFF" style:vertical-align="top"/>
    </style:style>
    <style:style style:name="Table9.Cell56" style:family="table-cell">
      <style:table-cell-properties fo:background-color="#FFFFFF" style:vertical-align="top"/>
    </style:style>
    <style:style style:name="Table9.Cell57" style:family="table-cell">
      <style:table-cell-properties fo:background-color="#FFFFFF" style:vertical-align="top"/>
    </style:style>
    <style:style style:name="Table9.Cell58" style:family="table-cell">
      <style:table-cell-properties fo:background-color="#FFFFFF" style:vertical-align="top"/>
    </style:style>
    <style:style style:name="Table9.Cell59" style:family="table-cell">
      <style:table-cell-properties fo:background-color="#FFFFFF" style:vertical-align="top"/>
    </style:style>
    <style:style style:name="Table9.Cell60" style:family="table-cell">
      <style:table-cell-properties fo:background-color="#FFFFFF" style:vertical-align="top"/>
    </style:style>
    <style:style style:name="Table9.Cell61" style:family="table-cell">
      <style:table-cell-properties fo:background-color="#FFFFFF" style:vertical-align="top"/>
    </style:style>
    <style:style style:name="Table9.Cell62" style:family="table-cell">
      <style:table-cell-properties fo:background-color="#FFFFFF" style:vertical-align="top"/>
    </style:style>
    <style:style style:name="Table9.Cell63" style:family="table-cell">
      <style:table-cell-properties fo:background-color="#FFFFFF" style:vertical-align="top"/>
    </style:style>
    <style:style style:name="Table9.Cell64" style:family="table-cell">
      <style:table-cell-properties fo:background-color="#FFFFFF" style:vertical-align="top"/>
    </style:style>
    <style:style style:name="Table9.Cell65" style:family="table-cell">
      <style:table-cell-properties fo:background-color="#FFFFFF" style:vertical-align="top"/>
    </style:style>
    <style:style style:name="Table9.Cell66" style:family="table-cell">
      <style:table-cell-properties fo:background-color="#FFFFFF" style:vertical-align="top"/>
    </style:style>
    <style:style style:name="Table9.Cell67" style:family="table-cell">
      <style:table-cell-properties fo:background-color="#FFFFFF" style:vertical-align="top"/>
    </style:style>
    <style:style style:name="Table9.Cell68" style:family="table-cell">
      <style:table-cell-properties fo:background-color="#FFFFFF" style:vertical-align="top"/>
    </style:style>
    <style:style style:name="Table9.Cell69" style:family="table-cell">
      <style:table-cell-properties fo:background-color="#FFFFFF" style:vertical-align="top"/>
    </style:style>
    <style:style style:name="Table9.Cell70" style:family="table-cell">
      <style:table-cell-properties fo:background-color="#FFFFFF" style:vertical-align="top"/>
    </style:style>
    <style:style style:name="Table9.Cell71" style:family="table-cell">
      <style:table-cell-properties fo:background-color="#FFFFFF" style:vertical-align="top"/>
    </style:style>
    <style:style style:name="Table9.Cell72" style:family="table-cell">
      <style:table-cell-properties fo:background-color="#FFFFFF" style:vertical-align="top"/>
    </style:style>
    <style:style style:name="Table9.Cell73" style:family="table-cell">
      <style:table-cell-properties fo:background-color="#FFFFFF" style:vertical-align="top"/>
    </style:style>
    <style:style style:name="Table9.Cell74" style:family="table-cell">
      <style:table-cell-properties fo:background-color="#FFFFFF" style:vertical-align="top"/>
    </style:style>
    <style:style style:name="Table9.Cell75" style:family="table-cell">
      <style:table-cell-properties fo:background-color="#FFFFFF" style:vertical-align="top"/>
    </style:style>
    <style:style style:name="Table9.Cell76" style:family="table-cell">
      <style:table-cell-properties fo:background-color="#FFFFFF" style:vertical-align="top"/>
    </style:style>
    <style:style style:name="Table9.Cell77" style:family="table-cell">
      <style:table-cell-properties fo:background-color="#FFFFFF" style:vertical-align="top"/>
    </style:style>
    <style:style style:name="Table9.Cell78" style:family="table-cell">
      <style:table-cell-properties fo:background-color="#FFFFFF" style:vertical-align="top"/>
    </style:style>
    <style:style style:name="Table9.Cell79" style:family="table-cell">
      <style:table-cell-properties fo:background-color="#FFFFFF" style:vertical-align="top"/>
    </style:style>
    <style:style style:name="Table9.Cell80" style:family="table-cell">
      <style:table-cell-properties fo:background-color="#FFFFFF" style:vertical-align="top"/>
    </style:style>
    <style:style style:name="Table9.Cell81" style:family="table-cell">
      <style:table-cell-properties fo:background-color="#FFFFFF" style:vertical-align="top"/>
    </style:style>
    <style:style style:name="Table9.Cell82" style:family="table-cell">
      <style:table-cell-properties fo:background-color="#FFFFFF" style:vertical-align="top"/>
    </style:style>
    <style:style style:name="Table9.Cell83" style:family="table-cell">
      <style:table-cell-properties fo:background-color="#FFFFFF" style:vertical-align="top"/>
    </style:style>
    <style:style style:name="Table9.Cell84" style:family="table-cell">
      <style:table-cell-properties fo:background-color="#FFFFFF" style:vertical-align="top"/>
    </style:style>
    <style:style style:name="Table10" style:family="table">
      <style:table-properties style:writing-mode="lr-tb" style:width="10.626cm" table:align="center"/>
    </style:style>
    <style:style style:name="Table10.C1" style:family="table-column">
      <style:table-column-properties style:column-width="6.114cm"/>
    </style:style>
    <style:style style:name="Table10.C2" style:family="table-column">
      <style:table-column-properties style:column-width="4.512cm"/>
    </style:style>
    <style:style style:name="Table10.R1" style:family="table-row">
      <style:table-row-properties style:row-height="0.610cm"/>
    </style:style>
    <style:style style:name="Table10.R2" style:family="table-row">
      <style:table-row-properties style:row-height="1.109cm"/>
    </style:style>
    <style:style style:name="Table10.R3" style:family="table-row">
      <style:table-row-properties style:row-height="1.236cm"/>
    </style:style>
    <style:style style:name="Table10.R4" style:family="table-row">
      <style:table-row-properties style:row-height="1.050cm"/>
    </style:style>
    <style:style style:name="Table10.R5" style:family="table-row">
      <style:table-row-properties style:row-height="1.228cm"/>
    </style:style>
    <style:style style:name="Table10.R6" style:family="table-row">
      <style:table-row-properties style:row-height="1.245cm"/>
    </style:style>
    <style:style style:name="Table10.R7" style:family="table-row">
      <style:table-row-properties style:row-height="1.219cm"/>
    </style:style>
    <style:style style:name="Table10.R8" style:family="table-row">
      <style:table-row-properties style:row-height="1.210cm"/>
    </style:style>
    <style:style style:name="Table10.R9" style:family="table-row">
      <style:table-row-properties style:row-height="1.236cm"/>
    </style:style>
    <style:style style:name="Table10.R10" style:family="table-row">
      <style:table-row-properties style:row-height="1.219cm"/>
    </style:style>
    <style:style style:name="Table10.R11" style:family="table-row">
      <style:table-row-properties style:row-height="1.210cm"/>
    </style:style>
    <style:style style:name="Table10.R12" style:family="table-row">
      <style:table-row-properties style:row-height="1.228cm"/>
    </style:style>
    <style:style style:name="Table10.R13" style:family="table-row">
      <style:table-row-properties style:row-height="1.185cm"/>
    </style:style>
    <style:style style:name="Table10.R14" style:family="table-row">
      <style:table-row-properties style:row-height="1.252cm"/>
    </style:style>
    <style:style style:name="Table10.R15" style:family="table-row">
      <style:table-row-properties style:row-height="1.219cm"/>
    </style:style>
    <style:style style:name="Table10.R16" style:family="table-row">
      <style:table-row-properties style:row-height="1.219cm"/>
    </style:style>
    <style:style style:name="Table10.R17" style:family="table-row">
      <style:table-row-properties style:row-height="0.829cm"/>
    </style:style>
    <style:style style:name="Table10.Cell1" style:family="table-cell">
      <style:table-cell-properties fo:background-color="#FFFFFF" style:vertical-align="top"/>
    </style:style>
    <style:style style:name="Table10.Cell2" style:family="table-cell">
      <style:table-cell-properties fo:background-color="#FFFFFF" style:vertical-align="top"/>
    </style:style>
    <style:style style:name="Table10.Cell3" style:family="table-cell">
      <style:table-cell-properties fo:background-color="#FFFFFF" style:vertical-align="top"/>
    </style:style>
    <style:style style:name="Table10.Cell4" style:family="table-cell">
      <style:table-cell-properties fo:background-color="#FFFFFF" style:vertical-align="top"/>
    </style:style>
    <style:style style:name="Table10.Cell5" style:family="table-cell">
      <style:table-cell-properties fo:background-color="#FFFFFF" style:vertical-align="middle"/>
    </style:style>
    <style:style style:name="Table10.Cell6" style:family="table-cell">
      <style:table-cell-properties fo:background-color="#FFFFFF" style:vertical-align="middle"/>
    </style:style>
    <style:style style:name="Table10.Cell7" style:family="table-cell">
      <style:table-cell-properties fo:background-color="#FFFFFF" style:vertical-align="middle"/>
    </style:style>
    <style:style style:name="Table10.Cell8" style:family="table-cell">
      <style:table-cell-properties fo:background-color="#FFFFFF" style:vertical-align="middle"/>
    </style:style>
    <style:style style:name="Table10.Cell9" style:family="table-cell">
      <style:table-cell-properties fo:background-color="#FFFFFF" style:vertical-align="middle"/>
    </style:style>
    <style:style style:name="Table10.Cell10" style:family="table-cell">
      <style:table-cell-properties fo:background-color="#FFFFFF" style:vertical-align="middle"/>
    </style:style>
    <style:style style:name="Table10.Cell11" style:family="table-cell">
      <style:table-cell-properties fo:background-color="#FFFFFF" style:vertical-align="middle"/>
    </style:style>
    <style:style style:name="Table10.Cell12" style:family="table-cell">
      <style:table-cell-properties fo:background-color="#FFFFFF" style:vertical-align="middle"/>
    </style:style>
    <style:style style:name="Table10.Cell13" style:family="table-cell">
      <style:table-cell-properties fo:background-color="#FFFFFF" style:vertical-align="middle"/>
    </style:style>
    <style:style style:name="Table10.Cell14" style:family="table-cell">
      <style:table-cell-properties fo:background-color="#FFFFFF" style:vertical-align="middle"/>
    </style:style>
    <style:style style:name="Table10.Cell15" style:family="table-cell">
      <style:table-cell-properties fo:background-color="#FFFFFF" style:vertical-align="middle"/>
    </style:style>
    <style:style style:name="Table10.Cell16" style:family="table-cell">
      <style:table-cell-properties fo:background-color="#FFFFFF" style:vertical-align="middle"/>
    </style:style>
    <style:style style:name="Table10.Cell17" style:family="table-cell">
      <style:table-cell-properties fo:background-color="#FFFFFF" style:vertical-align="middle"/>
    </style:style>
    <style:style style:name="Table10.Cell18" style:family="table-cell">
      <style:table-cell-properties fo:background-color="#FFFFFF" style:vertical-align="middle"/>
    </style:style>
    <style:style style:name="Table10.Cell19" style:family="table-cell">
      <style:table-cell-properties fo:background-color="#FFFFFF" style:vertical-align="middle"/>
    </style:style>
    <style:style style:name="Table10.Cell20" style:family="table-cell">
      <style:table-cell-properties fo:background-color="#FFFFFF" style:vertical-align="middle"/>
    </style:style>
    <style:style style:name="Table10.Cell21" style:family="table-cell">
      <style:table-cell-properties fo:background-color="#FFFFFF" style:vertical-align="middle"/>
    </style:style>
    <style:style style:name="Table10.Cell22" style:family="table-cell">
      <style:table-cell-properties fo:background-color="#FFFFFF" style:vertical-align="middle"/>
    </style:style>
    <style:style style:name="Table10.Cell23" style:family="table-cell">
      <style:table-cell-properties fo:background-color="#FFFFFF" style:vertical-align="middle"/>
    </style:style>
    <style:style style:name="Table10.Cell24" style:family="table-cell">
      <style:table-cell-properties fo:background-color="#FFFFFF" style:vertical-align="middle"/>
    </style:style>
    <style:style style:name="Table10.Cell25" style:family="table-cell">
      <style:table-cell-properties fo:background-color="#FFFFFF" style:vertical-align="middle"/>
    </style:style>
    <style:style style:name="Table10.Cell26" style:family="table-cell">
      <style:table-cell-properties fo:background-color="#FFFFFF" style:vertical-align="middle"/>
    </style:style>
    <style:style style:name="Table10.Cell27" style:family="table-cell">
      <style:table-cell-properties fo:background-color="#FFFFFF" style:vertical-align="middle"/>
    </style:style>
    <style:style style:name="Table10.Cell28" style:family="table-cell">
      <style:table-cell-properties fo:background-color="#FFFFFF" style:vertical-align="middle"/>
    </style:style>
    <style:style style:name="Table10.Cell29" style:family="table-cell">
      <style:table-cell-properties fo:background-color="#FFFFFF" style:vertical-align="middle"/>
    </style:style>
    <style:style style:name="Table10.Cell30" style:family="table-cell">
      <style:table-cell-properties fo:background-color="#FFFFFF" style:vertical-align="middle"/>
    </style:style>
    <style:style style:name="Table10.Cell31" style:family="table-cell">
      <style:table-cell-properties fo:background-color="#FFFFFF" style:vertical-align="middle"/>
    </style:style>
    <style:style style:name="Table10.Cell32" style:family="table-cell">
      <style:table-cell-properties fo:background-color="#FFFFFF" style:vertical-align="middle"/>
    </style:style>
    <style:style style:name="Table10.Cell33" style:family="table-cell">
      <style:table-cell-properties fo:background-color="#FFFFFF" style:vertical-align="top"/>
    </style:style>
    <style:style style:name="Table10.Cell34" style:family="table-cell">
      <style:table-cell-properties fo:background-color="#FFFFFF"/>
    </style:style>
    <style:style style:name="Table11" style:family="table">
      <style:table-properties style:writing-mode="lr-tb" style:width="16.688cm" table:align="center"/>
    </style:style>
    <style:style style:name="Table11.C1" style:family="table-column">
      <style:table-column-properties style:column-width="5.267cm"/>
    </style:style>
    <style:style style:name="Table11.C2" style:family="table-column">
      <style:table-column-properties style:column-width="1.422cm"/>
    </style:style>
    <style:style style:name="Table11.C3" style:family="table-column">
      <style:table-column-properties style:column-width="5.782cm"/>
    </style:style>
    <style:style style:name="Table11.C4" style:family="table-column">
      <style:table-column-properties style:column-width="4.216cm"/>
    </style:style>
    <style:style style:name="Table11.R1" style:family="table-row">
      <style:table-row-properties style:row-height="0.617cm"/>
    </style:style>
    <style:style style:name="Table11.R2" style:family="table-row">
      <style:table-row-properties style:row-height="0.744cm"/>
    </style:style>
    <style:style style:name="Table11.R3" style:family="table-row">
      <style:table-row-properties style:row-height="0.744cm"/>
    </style:style>
    <style:style style:name="Table11.R4" style:family="table-row">
      <style:table-row-properties style:row-height="0.914cm"/>
    </style:style>
    <style:style style:name="Table11.R5" style:family="table-row">
      <style:table-row-properties style:row-height="1.076cm"/>
    </style:style>
    <style:style style:name="Table11.R6" style:family="table-row">
      <style:table-row-properties style:row-height="1.118cm"/>
    </style:style>
    <style:style style:name="Table11.R7" style:family="table-row">
      <style:table-row-properties style:row-height="1.161cm"/>
    </style:style>
    <style:style style:name="Table11.R8" style:family="table-row">
      <style:table-row-properties style:row-height="1.007cm"/>
    </style:style>
    <style:style style:name="Table11.R9" style:family="table-row">
      <style:table-row-properties style:row-height="1.152cm"/>
    </style:style>
    <style:style style:name="Table11.R10" style:family="table-row">
      <style:table-row-properties style:row-height="1.050cm"/>
    </style:style>
    <style:style style:name="Table11.R11" style:family="table-row">
      <style:table-row-properties style:row-height="1.101cm"/>
    </style:style>
    <style:style style:name="Table11.R12" style:family="table-row">
      <style:table-row-properties style:row-height="1.109cm"/>
    </style:style>
    <style:style style:name="Table11.R13" style:family="table-row">
      <style:table-row-properties style:row-height="1.101cm"/>
    </style:style>
    <style:style style:name="Table11.R14" style:family="table-row">
      <style:table-row-properties style:row-height="1.092cm"/>
    </style:style>
    <style:style style:name="Table11.R15" style:family="table-row">
      <style:table-row-properties style:row-height="1.143cm"/>
    </style:style>
    <style:style style:name="Table11.R16" style:family="table-row">
      <style:table-row-properties style:row-height="1.101cm"/>
    </style:style>
    <style:style style:name="Table11.R17" style:family="table-row">
      <style:table-row-properties style:row-height="1.058cm"/>
    </style:style>
    <style:style style:name="Table11.R18" style:family="table-row">
      <style:table-row-properties style:row-height="1.660cm"/>
    </style:style>
    <style:style style:name="Table11.R19" style:family="table-row">
      <style:table-row-properties style:row-height="1.669cm"/>
    </style:style>
    <style:style style:name="Table11.R20" style:family="table-row">
      <style:table-row-properties style:row-height="1.118cm"/>
    </style:style>
    <style:style style:name="Table11.R21" style:family="table-row">
      <style:table-row-properties style:row-height="1.101cm"/>
    </style:style>
    <style:style style:name="Table11.R22" style:family="table-row">
      <style:table-row-properties style:row-height="1.295cm"/>
    </style:style>
    <style:style style:name="Table11.R23" style:family="table-row">
      <style:table-row-properties style:row-height="0.880cm"/>
    </style:style>
    <style:style style:name="Table11.Cell1" style:family="table-cell">
      <style:table-cell-properties fo:background-color="#FFFFFF" style:vertical-align="top"/>
    </style:style>
    <style:style style:name="Table11.Cell2" style:family="table-cell">
      <style:table-cell-properties fo:background-color="#FFFFFF" style:vertical-align="top"/>
    </style:style>
    <style:style style:name="Table11.Cell3" style:family="table-cell">
      <style:table-cell-properties fo:background-color="#FFFFFF" style:vertical-align="top"/>
    </style:style>
    <style:style style:name="Table11.Cell4" style:family="table-cell">
      <style:table-cell-properties fo:background-color="#FFFFFF" style:vertical-align="top"/>
    </style:style>
    <style:style style:name="Table11.Cell5" style:family="table-cell">
      <style:table-cell-properties fo:background-color="#FFFFFF" style:vertical-align="top"/>
    </style:style>
    <style:style style:name="Table11.Cell6" style:family="table-cell">
      <style:table-cell-properties fo:background-color="#FFFFFF" style:vertical-align="top"/>
    </style:style>
    <style:style style:name="Table11.Cell7" style:family="table-cell">
      <style:table-cell-properties fo:background-color="#FFFFFF" style:vertical-align="top"/>
    </style:style>
    <style:style style:name="Table11.Cell8" style:family="table-cell">
      <style:table-cell-properties fo:background-color="#FFFFFF" style:vertical-align="top"/>
    </style:style>
    <style:style style:name="Table11.Cell9" style:family="table-cell">
      <style:table-cell-properties fo:background-color="#FFFFFF"/>
    </style:style>
    <style:style style:name="Table11.Cell10" style:family="table-cell">
      <style:table-cell-properties fo:background-color="#FFFFFF" style:vertical-align="top"/>
    </style:style>
    <style:style style:name="Table11.Cell11" style:family="table-cell">
      <style:table-cell-properties fo:background-color="#FFFFFF" style:vertical-align="top"/>
    </style:style>
    <style:style style:name="Table11.Cell12" style:family="table-cell">
      <style:table-cell-properties fo:background-color="#FFFFFF" style:vertical-align="top"/>
    </style:style>
    <style:style style:name="Table11.Cell13" style:family="table-cell">
      <style:table-cell-properties fo:background-color="#FFFFFF" style:vertical-align="top"/>
    </style:style>
    <style:style style:name="Table11.Cell14" style:family="table-cell">
      <style:table-cell-properties fo:background-color="#FFFFFF" style:vertical-align="top"/>
    </style:style>
    <style:style style:name="Table11.Cell15" style:family="table-cell">
      <style:table-cell-properties fo:background-color="#FFFFFF" style:vertical-align="top"/>
    </style:style>
    <style:style style:name="Table11.Cell16" style:family="table-cell">
      <style:table-cell-properties fo:background-color="#FFFFFF" style:vertical-align="top"/>
    </style:style>
    <style:style style:name="Table11.Cell17" style:family="table-cell">
      <style:table-cell-properties fo:background-color="#FFFFFF" style:vertical-align="middle"/>
    </style:style>
    <style:style style:name="Table11.Cell18" style:family="table-cell">
      <style:table-cell-properties fo:background-color="#FFFFFF" style:vertical-align="middle"/>
    </style:style>
    <style:style style:name="Table11.Cell19" style:family="table-cell">
      <style:table-cell-properties fo:background-color="#FFFFFF" style:vertical-align="middle"/>
    </style:style>
    <style:style style:name="Table11.Cell20" style:family="table-cell">
      <style:table-cell-properties fo:background-color="#FFFFFF" style:vertical-align="middle"/>
    </style:style>
    <style:style style:name="Table11.Cell21" style:family="table-cell">
      <style:table-cell-properties fo:background-color="#FFFFFF" style:vertical-align="top"/>
    </style:style>
    <style:style style:name="Table11.Cell22" style:family="table-cell">
      <style:table-cell-properties fo:background-color="#FFFFFF" style:vertical-align="middle"/>
    </style:style>
    <style:style style:name="Table11.Cell23" style:family="table-cell">
      <style:table-cell-properties fo:background-color="#FFFFFF" style:vertical-align="middle"/>
    </style:style>
    <style:style style:name="Table11.Cell24" style:family="table-cell">
      <style:table-cell-properties fo:background-color="#FFFFFF" style:vertical-align="middle"/>
    </style:style>
    <style:style style:name="Table11.Cell25" style:family="table-cell">
      <style:table-cell-properties fo:background-color="#FFFFFF" style:vertical-align="top"/>
    </style:style>
    <style:style style:name="Table11.Cell26" style:family="table-cell">
      <style:table-cell-properties fo:background-color="#FFFFFF" style:vertical-align="middle"/>
    </style:style>
    <style:style style:name="Table11.Cell27" style:family="table-cell">
      <style:table-cell-properties fo:background-color="#FFFFFF" style:vertical-align="middle"/>
    </style:style>
    <style:style style:name="Table11.Cell28" style:family="table-cell">
      <style:table-cell-properties fo:background-color="#FFFFFF" style:vertical-align="middle"/>
    </style:style>
    <style:style style:name="Table11.Cell29" style:family="table-cell">
      <style:table-cell-properties fo:background-color="#FFFFFF" style:vertical-align="top"/>
    </style:style>
    <style:style style:name="Table11.Cell30" style:family="table-cell">
      <style:table-cell-properties fo:background-color="#FFFFFF" style:vertical-align="middle"/>
    </style:style>
    <style:style style:name="Table11.Cell31" style:family="table-cell">
      <style:table-cell-properties fo:background-color="#FFFFFF" style:vertical-align="middle"/>
    </style:style>
    <style:style style:name="Table11.Cell32" style:family="table-cell">
      <style:table-cell-properties fo:background-color="#FFFFFF" style:vertical-align="middle"/>
    </style:style>
    <style:style style:name="Table11.Cell33" style:family="table-cell">
      <style:table-cell-properties fo:background-color="#FFFFFF" style:vertical-align="top"/>
    </style:style>
    <style:style style:name="Table11.Cell34" style:family="table-cell">
      <style:table-cell-properties fo:background-color="#FFFFFF" style:vertical-align="middle"/>
    </style:style>
    <style:style style:name="Table11.Cell35" style:family="table-cell">
      <style:table-cell-properties fo:background-color="#FFFFFF" style:vertical-align="middle"/>
    </style:style>
    <style:style style:name="Table11.Cell36" style:family="table-cell">
      <style:table-cell-properties fo:background-color="#FFFFFF" style:vertical-align="middle"/>
    </style:style>
    <style:style style:name="Table11.Cell37" style:family="table-cell">
      <style:table-cell-properties fo:background-color="#FFFFFF" style:vertical-align="top"/>
    </style:style>
    <style:style style:name="Table11.Cell38" style:family="table-cell">
      <style:table-cell-properties fo:background-color="#FFFFFF" style:vertical-align="middle"/>
    </style:style>
    <style:style style:name="Table11.Cell39" style:family="table-cell">
      <style:table-cell-properties fo:background-color="#FFFFFF" style:vertical-align="middle"/>
    </style:style>
    <style:style style:name="Table11.Cell40" style:family="table-cell">
      <style:table-cell-properties fo:background-color="#FFFFFF" style:vertical-align="middle"/>
    </style:style>
    <style:style style:name="Table11.Cell41" style:family="table-cell">
      <style:table-cell-properties fo:background-color="#FFFFFF" style:vertical-align="top"/>
    </style:style>
    <style:style style:name="Table11.Cell42" style:family="table-cell">
      <style:table-cell-properties fo:background-color="#FFFFFF" style:vertical-align="middle"/>
    </style:style>
    <style:style style:name="Table11.Cell43" style:family="table-cell">
      <style:table-cell-properties fo:background-color="#FFFFFF" style:vertical-align="middle"/>
    </style:style>
    <style:style style:name="Table11.Cell44" style:family="table-cell">
      <style:table-cell-properties fo:background-color="#FFFFFF" style:vertical-align="middle"/>
    </style:style>
    <style:style style:name="Table11.Cell45" style:family="table-cell">
      <style:table-cell-properties fo:background-color="#FFFFFF" style:vertical-align="top"/>
    </style:style>
    <style:style style:name="Table11.Cell46" style:family="table-cell">
      <style:table-cell-properties fo:background-color="#FFFFFF" style:vertical-align="middle"/>
    </style:style>
    <style:style style:name="Table11.Cell47" style:family="table-cell">
      <style:table-cell-properties fo:background-color="#FFFFFF" style:vertical-align="middle"/>
    </style:style>
    <style:style style:name="Table11.Cell48" style:family="table-cell">
      <style:table-cell-properties fo:background-color="#FFFFFF" style:vertical-align="middle"/>
    </style:style>
    <style:style style:name="Table11.Cell49" style:family="table-cell">
      <style:table-cell-properties fo:background-color="#FFFFFF" style:vertical-align="top"/>
    </style:style>
    <style:style style:name="Table11.Cell50" style:family="table-cell">
      <style:table-cell-properties fo:background-color="#FFFFFF" style:vertical-align="middle"/>
    </style:style>
    <style:style style:name="Table11.Cell51" style:family="table-cell">
      <style:table-cell-properties fo:background-color="#FFFFFF" style:vertical-align="middle"/>
    </style:style>
    <style:style style:name="Table11.Cell52" style:family="table-cell">
      <style:table-cell-properties fo:background-color="#FFFFFF" style:vertical-align="middle"/>
    </style:style>
    <style:style style:name="Table11.Cell53" style:family="table-cell">
      <style:table-cell-properties fo:background-color="#FFFFFF" style:vertical-align="top"/>
    </style:style>
    <style:style style:name="Table11.Cell54" style:family="table-cell">
      <style:table-cell-properties fo:background-color="#FFFFFF" style:vertical-align="middle"/>
    </style:style>
    <style:style style:name="Table11.Cell55" style:family="table-cell">
      <style:table-cell-properties fo:background-color="#FFFFFF" style:vertical-align="middle"/>
    </style:style>
    <style:style style:name="Table11.Cell56" style:family="table-cell">
      <style:table-cell-properties fo:background-color="#FFFFFF" style:vertical-align="middle"/>
    </style:style>
    <style:style style:name="Table11.Cell57" style:family="table-cell">
      <style:table-cell-properties fo:background-color="#FFFFFF" style:vertical-align="top"/>
    </style:style>
    <style:style style:name="Table11.Cell58" style:family="table-cell">
      <style:table-cell-properties fo:background-color="#FFFFFF" style:vertical-align="middle"/>
    </style:style>
    <style:style style:name="Table11.Cell59" style:family="table-cell">
      <style:table-cell-properties fo:background-color="#FFFFFF" style:vertical-align="middle"/>
    </style:style>
    <style:style style:name="Table11.Cell60" style:family="table-cell">
      <style:table-cell-properties fo:background-color="#FFFFFF" style:vertical-align="middle"/>
    </style:style>
    <style:style style:name="Table11.Cell61" style:family="table-cell">
      <style:table-cell-properties fo:background-color="#FFFFFF" style:vertical-align="top"/>
    </style:style>
    <style:style style:name="Table11.Cell62" style:family="table-cell">
      <style:table-cell-properties fo:background-color="#FFFFFF" style:vertical-align="middle"/>
    </style:style>
    <style:style style:name="Table11.Cell63" style:family="table-cell">
      <style:table-cell-properties fo:background-color="#FFFFFF" style:vertical-align="middle"/>
    </style:style>
    <style:style style:name="Table11.Cell64" style:family="table-cell">
      <style:table-cell-properties fo:background-color="#FFFFFF" style:vertical-align="middle"/>
    </style:style>
    <style:style style:name="Table11.Cell65" style:family="table-cell">
      <style:table-cell-properties fo:background-color="#FFFFFF" style:vertical-align="top"/>
    </style:style>
    <style:style style:name="Table11.Cell66" style:family="table-cell">
      <style:table-cell-properties fo:background-color="#FFFFFF" style:vertical-align="middle"/>
    </style:style>
    <style:style style:name="Table11.Cell67" style:family="table-cell">
      <style:table-cell-properties fo:background-color="#FFFFFF" style:vertical-align="middle"/>
    </style:style>
    <style:style style:name="Table11.Cell68" style:family="table-cell">
      <style:table-cell-properties fo:background-color="#FFFFFF" style:vertical-align="middle"/>
    </style:style>
    <style:style style:name="Table11.Cell69" style:family="table-cell">
      <style:table-cell-properties fo:background-color="#FFFFFF" style:vertical-align="top"/>
    </style:style>
    <style:style style:name="Table11.Cell70" style:family="table-cell">
      <style:table-cell-properties fo:background-color="#FFFFFF" style:vertical-align="top"/>
    </style:style>
    <style:style style:name="Table11.Cell71" style:family="table-cell">
      <style:table-cell-properties fo:background-color="#FFFFFF" style:vertical-align="top"/>
    </style:style>
    <style:style style:name="Table11.Cell72" style:family="table-cell">
      <style:table-cell-properties fo:background-color="#FFFFFF" style:vertical-align="top"/>
    </style:style>
    <style:style style:name="Table11.Cell73" style:family="table-cell">
      <style:table-cell-properties fo:background-color="#FFFFFF"/>
    </style:style>
    <style:style style:name="Table11.Cell74" style:family="table-cell">
      <style:table-cell-properties fo:background-color="#FFFFFF"/>
    </style:style>
    <style:style style:name="Table11.Cell75" style:family="table-cell">
      <style:table-cell-properties fo:background-color="#FFFFFF"/>
    </style:style>
    <style:style style:name="Table11.Cell76" style:family="table-cell">
      <style:table-cell-properties fo:background-color="#FFFFFF"/>
    </style:style>
    <style:style style:name="Table11.Cell77" style:family="table-cell">
      <style:table-cell-properties fo:background-color="#FFFFFF" style:vertical-align="top"/>
    </style:style>
    <style:style style:name="Table11.Cell78" style:family="table-cell">
      <style:table-cell-properties fo:background-color="#FFFFFF" style:vertical-align="middle"/>
    </style:style>
    <style:style style:name="Table11.Cell79" style:family="table-cell">
      <style:table-cell-properties fo:background-color="#FFFFFF" style:vertical-align="middle"/>
    </style:style>
    <style:style style:name="Table11.Cell80" style:family="table-cell">
      <style:table-cell-properties fo:background-color="#FFFFFF" style:vertical-align="middle"/>
    </style:style>
    <style:style style:name="Table11.Cell81" style:family="table-cell">
      <style:table-cell-properties fo:background-color="#FFFFFF" style:vertical-align="top"/>
    </style:style>
    <style:style style:name="Table11.Cell82" style:family="table-cell">
      <style:table-cell-properties fo:background-color="#FFFFFF" style:vertical-align="middle"/>
    </style:style>
    <style:style style:name="Table11.Cell83" style:family="table-cell">
      <style:table-cell-properties fo:background-color="#FFFFFF" style:vertical-align="middle"/>
    </style:style>
    <style:style style:name="Table11.Cell84" style:family="table-cell">
      <style:table-cell-properties fo:background-color="#FFFFFF" style:vertical-align="middle"/>
    </style:style>
    <style:style style:name="Table11.Cell85" style:family="table-cell">
      <style:table-cell-properties fo:background-color="#FFFFFF" style:vertical-align="top"/>
    </style:style>
    <style:style style:name="Table11.Cell86" style:family="table-cell">
      <style:table-cell-properties fo:background-color="#FFFFFF" style:vertical-align="middle"/>
    </style:style>
    <style:style style:name="Table11.Cell87" style:family="table-cell">
      <style:table-cell-properties fo:background-color="#FFFFFF" style:vertical-align="middle"/>
    </style:style>
    <style:style style:name="Table11.Cell88" style:family="table-cell">
      <style:table-cell-properties fo:background-color="#FFFFFF" style:vertical-align="middle"/>
    </style:style>
    <style:style style:name="Table11.Cell89" style:family="table-cell">
      <style:table-cell-properties fo:background-color="#FFFFFF" style:vertical-align="top"/>
    </style:style>
    <style:style style:name="Table11.Cell90" style:family="table-cell">
      <style:table-cell-properties fo:background-color="#FFFFFF" style:vertical-align="top"/>
    </style:style>
    <style:style style:name="Table11.Cell91" style:family="table-cell">
      <style:table-cell-properties fo:background-color="#FFFFFF"/>
    </style:style>
    <style:style style:name="Table11.Cell92" style:family="table-cell">
      <style:table-cell-properties fo:background-color="#FFFFFF" style:vertical-align="top"/>
    </style:style>
    <style:style style:name="Table12" style:family="table">
      <style:table-properties style:writing-mode="lr-tb" style:width="16.688cm" table:align="center"/>
    </style:style>
    <style:style style:name="Table12.C1" style:family="table-column">
      <style:table-column-properties style:column-width="5.267cm"/>
    </style:style>
    <style:style style:name="Table12.C2" style:family="table-column">
      <style:table-column-properties style:column-width="1.482cm"/>
    </style:style>
    <style:style style:name="Table12.C3" style:family="table-column">
      <style:table-column-properties style:column-width="5.800cm"/>
    </style:style>
    <style:style style:name="Table12.C4" style:family="table-column">
      <style:table-column-properties style:column-width="4.140cm"/>
    </style:style>
    <style:style style:name="Table12.R1" style:family="table-row">
      <style:table-row-properties style:row-height="0.617cm"/>
    </style:style>
    <style:style style:name="Table12.R2" style:family="table-row">
      <style:table-row-properties style:row-height="0.744cm"/>
    </style:style>
    <style:style style:name="Table12.R3" style:family="table-row">
      <style:table-row-properties style:row-height="0.744cm"/>
    </style:style>
    <style:style style:name="Table12.R4" style:family="table-row">
      <style:table-row-properties style:row-height="0.914cm"/>
    </style:style>
    <style:style style:name="Table12.R5" style:family="table-row">
      <style:table-row-properties style:row-height="1.067cm"/>
    </style:style>
    <style:style style:name="Table12.R6" style:family="table-row">
      <style:table-row-properties style:row-height="1.134cm"/>
    </style:style>
    <style:style style:name="Table12.R7" style:family="table-row">
      <style:table-row-properties style:row-height="1.092cm"/>
    </style:style>
    <style:style style:name="Table12.R8" style:family="table-row">
      <style:table-row-properties style:row-height="1.092cm"/>
    </style:style>
    <style:style style:name="Table12.R9" style:family="table-row">
      <style:table-row-properties style:row-height="1.118cm"/>
    </style:style>
    <style:style style:name="Table12.R10" style:family="table-row">
      <style:table-row-properties style:row-height="1.083cm"/>
    </style:style>
    <style:style style:name="Table12.R11" style:family="table-row">
      <style:table-row-properties style:row-height="1.109cm"/>
    </style:style>
    <style:style style:name="Table12.R12" style:family="table-row">
      <style:table-row-properties style:row-height="1.067cm"/>
    </style:style>
    <style:style style:name="Table12.R13" style:family="table-row">
      <style:table-row-properties style:row-height="1.109cm"/>
    </style:style>
    <style:style style:name="Table12.R14" style:family="table-row">
      <style:table-row-properties style:row-height="1.092cm"/>
    </style:style>
    <style:style style:name="Table12.R15" style:family="table-row">
      <style:table-row-properties style:row-height="1.109cm"/>
    </style:style>
    <style:style style:name="Table12.R16" style:family="table-row">
      <style:table-row-properties style:row-height="1.101cm"/>
    </style:style>
    <style:style style:name="Table12.R17" style:family="table-row">
      <style:table-row-properties style:row-height="1.118cm"/>
    </style:style>
    <style:style style:name="Table12.R18" style:family="table-row">
      <style:table-row-properties style:row-height="1.076cm"/>
    </style:style>
    <style:style style:name="Table12.R19" style:family="table-row">
      <style:table-row-properties style:row-height="1.660cm"/>
    </style:style>
    <style:style style:name="Table12.R20" style:family="table-row">
      <style:table-row-properties style:row-height="1.651cm"/>
    </style:style>
    <style:style style:name="Table12.R21" style:family="table-row">
      <style:table-row-properties style:row-height="1.101cm"/>
    </style:style>
    <style:style style:name="Table12.R22" style:family="table-row">
      <style:table-row-properties style:row-height="1.295cm"/>
    </style:style>
    <style:style style:name="Table12.R23" style:family="table-row">
      <style:table-row-properties style:row-height="0.914cm"/>
    </style:style>
    <style:style style:name="Table12.Cell1" style:family="table-cell">
      <style:table-cell-properties fo:background-color="#FFFFFF" style:vertical-align="top"/>
    </style:style>
    <style:style style:name="Table12.Cell2" style:family="table-cell">
      <style:table-cell-properties fo:background-color="#FFFFFF" style:vertical-align="top"/>
    </style:style>
    <style:style style:name="Table12.Cell3" style:family="table-cell">
      <style:table-cell-properties fo:background-color="#FFFFFF" style:vertical-align="top"/>
    </style:style>
    <style:style style:name="Table12.Cell4" style:family="table-cell">
      <style:table-cell-properties fo:background-color="#FFFFFF" style:vertical-align="top"/>
    </style:style>
    <style:style style:name="Table12.Cell5" style:family="table-cell">
      <style:table-cell-properties fo:background-color="#FFFFFF"/>
    </style:style>
    <style:style style:name="Table12.Cell6" style:family="table-cell">
      <style:table-cell-properties fo:background-color="#FFFFFF" style:vertical-align="top"/>
    </style:style>
    <style:style style:name="Table12.Cell7" style:family="table-cell">
      <style:table-cell-properties fo:background-color="#FFFFFF" style:vertical-align="top"/>
    </style:style>
    <style:style style:name="Table12.Cell8" style:family="table-cell">
      <style:table-cell-properties fo:background-color="#FFFFFF" style:vertical-align="top"/>
    </style:style>
    <style:style style:name="Table12.Cell9" style:family="table-cell">
      <style:table-cell-properties fo:background-color="#FFFFFF" style:vertical-align="middle"/>
    </style:style>
    <style:style style:name="Table12.Cell10" style:family="table-cell">
      <style:table-cell-properties fo:background-color="#FFFFFF" style:vertical-align="middle"/>
    </style:style>
    <style:style style:name="Table12.Cell11" style:family="table-cell">
      <style:table-cell-properties fo:background-color="#FFFFFF" style:vertical-align="top"/>
    </style:style>
    <style:style style:name="Table12.Cell12" style:family="table-cell">
      <style:table-cell-properties fo:background-color="#FFFFFF" style:vertical-align="middle"/>
    </style:style>
    <style:style style:name="Table12.Cell13" style:family="table-cell">
      <style:table-cell-properties fo:background-color="#FFFFFF" style:vertical-align="top"/>
    </style:style>
    <style:style style:name="Table12.Cell14" style:family="table-cell">
      <style:table-cell-properties fo:background-color="#FFFFFF" style:vertical-align="middle"/>
    </style:style>
    <style:style style:name="Table12.Cell15" style:family="table-cell">
      <style:table-cell-properties fo:background-color="#FFFFFF" style:vertical-align="top"/>
    </style:style>
    <style:style style:name="Table12.Cell16" style:family="table-cell">
      <style:table-cell-properties fo:background-color="#FFFFFF" style:vertical-align="middle"/>
    </style:style>
    <style:style style:name="Table12.Cell17" style:family="table-cell">
      <style:table-cell-properties fo:background-color="#FFFFFF" style:vertical-align="top"/>
    </style:style>
    <style:style style:name="Table12.Cell18" style:family="table-cell">
      <style:table-cell-properties fo:background-color="#FFFFFF" style:vertical-align="middle"/>
    </style:style>
    <style:style style:name="Table12.Cell19" style:family="table-cell">
      <style:table-cell-properties fo:background-color="#FFFFFF" style:vertical-align="top"/>
    </style:style>
    <style:style style:name="Table12.Cell20" style:family="table-cell">
      <style:table-cell-properties fo:background-color="#FFFFFF" style:vertical-align="middle"/>
    </style:style>
    <style:style style:name="Table12.Cell21" style:family="table-cell">
      <style:table-cell-properties fo:background-color="#FFFFFF" style:vertical-align="top"/>
    </style:style>
    <style:style style:name="Table12.Cell22" style:family="table-cell">
      <style:table-cell-properties fo:background-color="#FFFFFF" style:vertical-align="middle"/>
    </style:style>
    <style:style style:name="Table12.Cell23" style:family="table-cell">
      <style:table-cell-properties fo:background-color="#FFFFFF" style:vertical-align="top"/>
    </style:style>
    <style:style style:name="Table12.Cell24" style:family="table-cell">
      <style:table-cell-properties fo:background-color="#FFFFFF" style:vertical-align="middle"/>
    </style:style>
    <style:style style:name="Table12.Cell25" style:family="table-cell">
      <style:table-cell-properties fo:background-color="#FFFFFF" style:vertical-align="top"/>
    </style:style>
    <style:style style:name="Table12.Cell26" style:family="table-cell">
      <style:table-cell-properties fo:background-color="#FFFFFF" style:vertical-align="middle"/>
    </style:style>
    <style:style style:name="Table12.Cell27" style:family="table-cell">
      <style:table-cell-properties fo:background-color="#FFFFFF" style:vertical-align="top"/>
    </style:style>
    <style:style style:name="Table12.Cell28" style:family="table-cell">
      <style:table-cell-properties fo:background-color="#FFFFFF" style:vertical-align="middle"/>
    </style:style>
    <style:style style:name="Table12.Cell29" style:family="table-cell">
      <style:table-cell-properties fo:background-color="#FFFFFF" style:vertical-align="top"/>
    </style:style>
    <style:style style:name="Table12.Cell30" style:family="table-cell">
      <style:table-cell-properties fo:background-color="#FFFFFF" style:vertical-align="middle"/>
    </style:style>
    <style:style style:name="Table12.Cell31" style:family="table-cell">
      <style:table-cell-properties fo:background-color="#FFFFFF" style:vertical-align="top"/>
    </style:style>
    <style:style style:name="Table12.Cell32" style:family="table-cell">
      <style:table-cell-properties fo:background-color="#FFFFFF" style:vertical-align="middle"/>
    </style:style>
    <style:style style:name="Table12.Cell33" style:family="table-cell">
      <style:table-cell-properties fo:background-color="#FFFFFF" style:vertical-align="top"/>
    </style:style>
    <style:style style:name="Table12.Cell34" style:family="table-cell">
      <style:table-cell-properties fo:background-color="#FFFFFF" style:vertical-align="middle"/>
    </style:style>
    <style:style style:name="Table12.Cell35" style:family="table-cell">
      <style:table-cell-properties fo:background-color="#FFFFFF" style:vertical-align="top"/>
    </style:style>
    <style:style style:name="Table12.Cell36" style:family="table-cell">
      <style:table-cell-properties fo:background-color="#FFFFFF" style:vertical-align="middle"/>
    </style:style>
    <style:style style:name="Table12.Cell37" style:family="table-cell">
      <style:table-cell-properties fo:background-color="#FFFFFF" style:vertical-align="top"/>
    </style:style>
    <style:style style:name="Table12.Cell38" style:family="table-cell">
      <style:table-cell-properties fo:background-color="#FFFFFF" style:vertical-align="top"/>
    </style:style>
    <style:style style:name="Table12.Cell39" style:family="table-cell">
      <style:table-cell-properties fo:background-color="#FFFFFF"/>
    </style:style>
    <style:style style:name="Table12.Cell40" style:family="table-cell">
      <style:table-cell-properties fo:background-color="#FFFFFF"/>
    </style:style>
    <style:style style:name="Table12.Cell41" style:family="table-cell">
      <style:table-cell-properties fo:background-color="#FFFFFF" style:vertical-align="top"/>
    </style:style>
    <style:style style:name="Table12.Cell42" style:family="table-cell">
      <style:table-cell-properties fo:background-color="#FFFFFF" style:vertical-align="middle"/>
    </style:style>
    <style:style style:name="Table12.Cell43" style:family="table-cell">
      <style:table-cell-properties fo:background-color="#FFFFFF" style:vertical-align="top"/>
    </style:style>
    <style:style style:name="Table12.Cell44" style:family="table-cell">
      <style:table-cell-properties fo:background-color="#FFFFFF" style:vertical-align="middle"/>
    </style:style>
    <style:style style:name="Table12.Cell45" style:family="table-cell">
      <style:table-cell-properties fo:background-color="#FFFFFF" style:vertical-align="top"/>
    </style:style>
    <style:style style:name="Table12.Cell46" style:family="table-cell">
      <style:table-cell-properties fo:background-color="#FFFFFF" style:vertical-align="top"/>
    </style:style>
    <style:style style:name="Table12.Cell47" style:family="table-cell">
      <style:table-cell-properties fo:background-color="#FFFFFF" style:vertical-align="top"/>
    </style:style>
    <style:style style:name="Table12.Cell48" style:family="table-cell">
      <style:table-cell-properties fo:background-color="#FFFFFF" style:vertical-align="top"/>
    </style:style>
    <style:style style:name="Table12.Cell49" style:family="table-cell">
      <style:table-cell-properties fo:background-color="#FFFFFF" style:vertical-align="top"/>
    </style:style>
    <style:style style:name="Table12.Cell50" style:family="table-cell">
      <style:table-cell-properties fo:background-color="#FFFFFF" style:vertical-align="top"/>
    </style:style>
    <style:style style:name="Table12.Cell51" style:family="table-cell">
      <style:table-cell-properties fo:background-color="#FFFFFF" style:vertical-align="top"/>
    </style:style>
    <style:style style:name="Table12.Cell52" style:family="table-cell">
      <style:table-cell-properties fo:background-color="#FFFFFF" style:vertical-align="top"/>
    </style:style>
    <style:style style:name="Table12.Cell53" style:family="table-cell">
      <style:table-cell-properties fo:background-color="#FFFFFF" style:vertical-align="top"/>
    </style:style>
    <style:style style:name="Table12.Cell54" style:family="table-cell">
      <style:table-cell-properties fo:background-color="#FFFFFF" style:vertical-align="top"/>
    </style:style>
    <style:style style:name="Table12.Cell55" style:family="table-cell">
      <style:table-cell-properties fo:background-color="#FFFFFF" style:vertical-align="top"/>
    </style:style>
    <style:style style:name="Table12.Cell56" style:family="table-cell">
      <style:table-cell-properties fo:background-color="#FFFFFF" style:vertical-align="top"/>
    </style:style>
    <style:style style:name="Table12.Cell57" style:family="table-cell">
      <style:table-cell-properties fo:background-color="#FFFFFF" style:vertical-align="top"/>
    </style:style>
    <style:style style:name="Table12.Cell58" style:family="table-cell">
      <style:table-cell-properties fo:background-color="#FFFFFF" style:vertical-align="top"/>
    </style:style>
    <style:style style:name="Table12.Cell59" style:family="table-cell">
      <style:table-cell-properties fo:background-color="#FFFFFF" style:vertical-align="top"/>
    </style:style>
    <style:style style:name="Table12.Cell60" style:family="table-cell">
      <style:table-cell-properties fo:background-color="#FFFFFF" style:vertical-align="top"/>
    </style:style>
    <style:style style:name="Table12.Cell61" style:family="table-cell">
      <style:table-cell-properties fo:background-color="#FFFFFF" style:vertical-align="top"/>
    </style:style>
    <style:style style:name="Table12.Cell62" style:family="table-cell">
      <style:table-cell-properties fo:background-color="#FFFFFF" style:vertical-align="top"/>
    </style:style>
    <style:style style:name="Table12.Cell63" style:family="table-cell">
      <style:table-cell-properties fo:background-color="#FFFFFF" style:vertical-align="top"/>
    </style:style>
    <style:style style:name="Table12.Cell64" style:family="table-cell">
      <style:table-cell-properties fo:background-color="#FFFFFF" style:vertical-align="top"/>
    </style:style>
    <style:style style:name="Table12.Cell65" style:family="table-cell">
      <style:table-cell-properties fo:background-color="#FFFFFF" style:vertical-align="top"/>
    </style:style>
    <style:style style:name="Table12.Cell66" style:family="table-cell">
      <style:table-cell-properties fo:background-color="#FFFFFF" style:vertical-align="top"/>
    </style:style>
    <style:style style:name="Table12.Cell67" style:family="table-cell">
      <style:table-cell-properties fo:background-color="#FFFFFF" style:vertical-align="top"/>
    </style:style>
    <style:style style:name="Table12.Cell68" style:family="table-cell">
      <style:table-cell-properties fo:background-color="#FFFFFF" style:vertical-align="top"/>
    </style:style>
    <style:style style:name="Table12.Cell69" style:family="table-cell">
      <style:table-cell-properties fo:background-color="#FFFFFF" style:vertical-align="top"/>
    </style:style>
    <style:style style:name="Table12.Cell70" style:family="table-cell">
      <style:table-cell-properties fo:background-color="#FFFFFF" style:vertical-align="top"/>
    </style:style>
    <style:style style:name="Table12.Cell71" style:family="table-cell">
      <style:table-cell-properties fo:background-color="#FFFFFF" style:vertical-align="top"/>
    </style:style>
    <style:style style:name="Table12.Cell72" style:family="table-cell">
      <style:table-cell-properties fo:background-color="#FFFFFF" style:vertical-align="top"/>
    </style:style>
    <style:style style:name="Table12.Cell73" style:family="table-cell">
      <style:table-cell-properties fo:background-color="#FFFFFF" style:vertical-align="top"/>
    </style:style>
    <style:style style:name="Table12.Cell74" style:family="table-cell">
      <style:table-cell-properties fo:background-color="#FFFFFF" style:vertical-align="top"/>
    </style:style>
    <style:style style:name="Table12.Cell75" style:family="table-cell">
      <style:table-cell-properties fo:background-color="#FFFFFF" style:vertical-align="top"/>
    </style:style>
    <style:style style:name="Table12.Cell76" style:family="table-cell">
      <style:table-cell-properties fo:background-color="#FFFFFF" style:vertical-align="top"/>
    </style:style>
    <style:style style:name="Table12.Cell77" style:family="table-cell">
      <style:table-cell-properties fo:background-color="#FFFFFF" style:vertical-align="top"/>
    </style:style>
    <style:style style:name="Table12.Cell78" style:family="table-cell">
      <style:table-cell-properties fo:background-color="#FFFFFF" style:vertical-align="top"/>
    </style:style>
    <style:style style:name="Table12.Cell79" style:family="table-cell">
      <style:table-cell-properties fo:background-color="#FFFFFF" style:vertical-align="top"/>
    </style:style>
    <style:style style:name="Table12.Cell80" style:family="table-cell">
      <style:table-cell-properties fo:background-color="#FFFFFF" style:vertical-align="top"/>
    </style:style>
    <style:style style:name="Table12.Cell81" style:family="table-cell">
      <style:table-cell-properties fo:background-color="#FFFFFF" style:vertical-align="top"/>
    </style:style>
    <style:style style:name="Table12.Cell82" style:family="table-cell">
      <style:table-cell-properties fo:background-color="#FFFFFF" style:vertical-align="top"/>
    </style:style>
    <style:style style:name="Table12.Cell83" style:family="table-cell">
      <style:table-cell-properties fo:background-color="#FFFFFF" style:vertical-align="top"/>
    </style:style>
    <style:style style:name="Table12.Cell84" style:family="table-cell">
      <style:table-cell-properties fo:background-color="#FFFFFF" style:vertical-align="top"/>
    </style:style>
    <style:style style:name="Table12.Cell85" style:family="table-cell">
      <style:table-cell-properties fo:background-color="#FFFFFF" style:vertical-align="top"/>
    </style:style>
    <style:style style:name="Table12.Cell86" style:family="table-cell">
      <style:table-cell-properties fo:background-color="#FFFFFF" style:vertical-align="top"/>
    </style:style>
    <style:style style:name="Table12.Cell87" style:family="table-cell">
      <style:table-cell-properties fo:background-color="#FFFFFF" style:vertical-align="top"/>
    </style:style>
    <style:style style:name="Table12.Cell88" style:family="table-cell">
      <style:table-cell-properties fo:background-color="#FFFFFF" style:vertical-align="top"/>
    </style:style>
    <style:style style:name="Table12.Cell89" style:family="table-cell">
      <style:table-cell-properties fo:background-color="#FFFFFF" style:vertical-align="top"/>
    </style:style>
    <style:style style:name="Table12.Cell90" style:family="table-cell">
      <style:table-cell-properties fo:background-color="#FFFFFF" style:vertical-align="top"/>
    </style:style>
    <style:style style:name="Table12.Cell91" style:family="table-cell">
      <style:table-cell-properties fo:background-color="#FFFFFF" style:vertical-align="top"/>
    </style:style>
    <style:style style:name="Table12.Cell92" style:family="table-cell">
      <style:table-cell-properties fo:background-color="#FFFFFF" style:vertical-align="top"/>
    </style:style>
    <style:style style:name="Table13" style:family="table">
      <style:table-properties style:writing-mode="lr-tb" style:width="10.634cm" table:align="center"/>
    </style:style>
    <style:style style:name="Table13.C1" style:family="table-column">
      <style:table-column-properties style:column-width="6.257cm"/>
    </style:style>
    <style:style style:name="Table13.C2" style:family="table-column">
      <style:table-column-properties style:column-width="4.378cm"/>
    </style:style>
    <style:style style:name="Table13.R1" style:family="table-row">
      <style:table-row-properties style:row-height="0.610cm"/>
    </style:style>
    <style:style style:name="Table13.R2" style:family="table-row">
      <style:table-row-properties style:row-height="1.109cm"/>
    </style:style>
    <style:style style:name="Table13.R3" style:family="table-row">
      <style:table-row-properties style:row-height="1.304cm"/>
    </style:style>
    <style:style style:name="Table13.R4" style:family="table-row">
      <style:table-row-properties style:row-height="1.058cm"/>
    </style:style>
    <style:style style:name="Table13.R5" style:family="table-row">
      <style:table-row-properties style:row-height="1.125cm"/>
    </style:style>
    <style:style style:name="Table13.R6" style:family="table-row">
      <style:table-row-properties style:row-height="1.101cm"/>
    </style:style>
    <style:style style:name="Table13.R7" style:family="table-row">
      <style:table-row-properties style:row-height="1.118cm"/>
    </style:style>
    <style:style style:name="Table13.R8" style:family="table-row">
      <style:table-row-properties style:row-height="1.092cm"/>
    </style:style>
    <style:style style:name="Table13.R9" style:family="table-row">
      <style:table-row-properties style:row-height="1.101cm"/>
    </style:style>
    <style:style style:name="Table13.R10" style:family="table-row">
      <style:table-row-properties style:row-height="1.067cm"/>
    </style:style>
    <style:style style:name="Table13.R11" style:family="table-row">
      <style:table-row-properties style:row-height="1.101cm"/>
    </style:style>
    <style:style style:name="Table13.R12" style:family="table-row">
      <style:table-row-properties style:row-height="1.134cm"/>
    </style:style>
    <style:style style:name="Table13.R13" style:family="table-row">
      <style:table-row-properties style:row-height="1.109cm"/>
    </style:style>
    <style:style style:name="Table13.R14" style:family="table-row">
      <style:table-row-properties style:row-height="1.101cm"/>
    </style:style>
    <style:style style:name="Table13.R15" style:family="table-row">
      <style:table-row-properties style:row-height="1.101cm"/>
    </style:style>
    <style:style style:name="Table13.R16" style:family="table-row">
      <style:table-row-properties style:row-height="1.101cm"/>
    </style:style>
    <style:style style:name="Table13.R17" style:family="table-row">
      <style:table-row-properties style:row-height="1.067cm"/>
    </style:style>
    <style:style style:name="Table13.R18" style:family="table-row">
      <style:table-row-properties style:row-height="1.134cm"/>
    </style:style>
    <style:style style:name="Table13.R19" style:family="table-row">
      <style:table-row-properties style:row-height="1.092cm"/>
    </style:style>
    <style:style style:name="Table13.R20" style:family="table-row">
      <style:table-row-properties style:row-height="0.787cm"/>
    </style:style>
    <style:style style:name="Table13.Cell1" style:family="table-cell">
      <style:table-cell-properties fo:background-color="#FFFFFF" style:vertical-align="top"/>
    </style:style>
    <style:style style:name="Table13.Cell2" style:family="table-cell">
      <style:table-cell-properties fo:background-color="#FFFFFF" style:vertical-align="top"/>
    </style:style>
    <style:style style:name="Table13.Cell3" style:family="table-cell">
      <style:table-cell-properties fo:background-color="#FFFFFF" style:vertical-align="top"/>
    </style:style>
    <style:style style:name="Table13.Cell4" style:family="table-cell">
      <style:table-cell-properties fo:background-color="#FFFFFF" style:vertical-align="top"/>
    </style:style>
    <style:style style:name="Table13.Cell5" style:family="table-cell">
      <style:table-cell-properties fo:background-color="#FFFFFF" style:vertical-align="middle"/>
    </style:style>
    <style:style style:name="Table13.Cell6" style:family="table-cell">
      <style:table-cell-properties fo:background-color="#FFFFFF" style:vertical-align="middle"/>
    </style:style>
    <style:style style:name="Table13.Cell7" style:family="table-cell">
      <style:table-cell-properties fo:background-color="#FFFFFF" style:vertical-align="middle"/>
    </style:style>
    <style:style style:name="Table13.Cell8" style:family="table-cell">
      <style:table-cell-properties fo:background-color="#FFFFFF" style:vertical-align="middle"/>
    </style:style>
    <style:style style:name="Table13.Cell9" style:family="table-cell">
      <style:table-cell-properties fo:background-color="#FFFFFF" style:vertical-align="middle"/>
    </style:style>
    <style:style style:name="Table13.Cell10" style:family="table-cell">
      <style:table-cell-properties fo:background-color="#FFFFFF" style:vertical-align="middle"/>
    </style:style>
    <style:style style:name="Table13.Cell11" style:family="table-cell">
      <style:table-cell-properties fo:background-color="#FFFFFF" style:vertical-align="middle"/>
    </style:style>
    <style:style style:name="Table13.Cell12" style:family="table-cell">
      <style:table-cell-properties fo:background-color="#FFFFFF" style:vertical-align="middle"/>
    </style:style>
    <style:style style:name="Table13.Cell13" style:family="table-cell">
      <style:table-cell-properties fo:background-color="#FFFFFF" style:vertical-align="middle"/>
    </style:style>
    <style:style style:name="Table13.Cell14" style:family="table-cell">
      <style:table-cell-properties fo:background-color="#FFFFFF" style:vertical-align="middle"/>
    </style:style>
    <style:style style:name="Table13.Cell15" style:family="table-cell">
      <style:table-cell-properties fo:background-color="#FFFFFF" style:vertical-align="middle"/>
    </style:style>
    <style:style style:name="Table13.Cell16" style:family="table-cell">
      <style:table-cell-properties fo:background-color="#FFFFFF" style:vertical-align="middle"/>
    </style:style>
    <style:style style:name="Table13.Cell17" style:family="table-cell">
      <style:table-cell-properties fo:background-color="#FFFFFF" style:vertical-align="middle"/>
    </style:style>
    <style:style style:name="Table13.Cell18" style:family="table-cell">
      <style:table-cell-properties fo:background-color="#FFFFFF" style:vertical-align="middle"/>
    </style:style>
    <style:style style:name="Table13.Cell19" style:family="table-cell">
      <style:table-cell-properties fo:background-color="#FFFFFF" style:vertical-align="middle"/>
    </style:style>
    <style:style style:name="Table13.Cell20" style:family="table-cell">
      <style:table-cell-properties fo:background-color="#FFFFFF" style:vertical-align="middle"/>
    </style:style>
    <style:style style:name="Table13.Cell21" style:family="table-cell">
      <style:table-cell-properties fo:background-color="#FFFFFF" style:vertical-align="middle"/>
    </style:style>
    <style:style style:name="Table13.Cell22" style:family="table-cell">
      <style:table-cell-properties fo:background-color="#FFFFFF" style:vertical-align="middle"/>
    </style:style>
    <style:style style:name="Table13.Cell23" style:family="table-cell">
      <style:table-cell-properties fo:background-color="#FFFFFF" style:vertical-align="middle"/>
    </style:style>
    <style:style style:name="Table13.Cell24" style:family="table-cell">
      <style:table-cell-properties fo:background-color="#FFFFFF" style:vertical-align="middle"/>
    </style:style>
    <style:style style:name="Table13.Cell25" style:family="table-cell">
      <style:table-cell-properties fo:background-color="#FFFFFF" style:vertical-align="middle"/>
    </style:style>
    <style:style style:name="Table13.Cell26" style:family="table-cell">
      <style:table-cell-properties fo:background-color="#FFFFFF" style:vertical-align="middle"/>
    </style:style>
    <style:style style:name="Table13.Cell27" style:family="table-cell">
      <style:table-cell-properties fo:background-color="#FFFFFF" style:vertical-align="middle"/>
    </style:style>
    <style:style style:name="Table13.Cell28" style:family="table-cell">
      <style:table-cell-properties fo:background-color="#FFFFFF" style:vertical-align="middle"/>
    </style:style>
    <style:style style:name="Table13.Cell29" style:family="table-cell">
      <style:table-cell-properties fo:background-color="#FFFFFF" style:vertical-align="middle"/>
    </style:style>
    <style:style style:name="Table13.Cell30" style:family="table-cell">
      <style:table-cell-properties fo:background-color="#FFFFFF" style:vertical-align="middle"/>
    </style:style>
    <style:style style:name="Table13.Cell31" style:family="table-cell">
      <style:table-cell-properties fo:background-color="#FFFFFF" style:vertical-align="middle"/>
    </style:style>
    <style:style style:name="Table13.Cell32" style:family="table-cell">
      <style:table-cell-properties fo:background-color="#FFFFFF" style:vertical-align="middle"/>
    </style:style>
    <style:style style:name="Table13.Cell33" style:family="table-cell">
      <style:table-cell-properties fo:background-color="#FFFFFF" style:vertical-align="middle"/>
    </style:style>
    <style:style style:name="Table13.Cell34" style:family="table-cell">
      <style:table-cell-properties fo:background-color="#FFFFFF" style:vertical-align="middle"/>
    </style:style>
    <style:style style:name="Table13.Cell35" style:family="table-cell">
      <style:table-cell-properties fo:background-color="#FFFFFF" style:vertical-align="middle"/>
    </style:style>
    <style:style style:name="Table13.Cell36" style:family="table-cell">
      <style:table-cell-properties fo:background-color="#FFFFFF" style:vertical-align="middle"/>
    </style:style>
    <style:style style:name="Table13.Cell37" style:family="table-cell">
      <style:table-cell-properties fo:background-color="#FFFFFF" style:vertical-align="middle"/>
    </style:style>
    <style:style style:name="Table13.Cell38" style:family="table-cell">
      <style:table-cell-properties fo:background-color="#FFFFFF" style:vertical-align="middle"/>
    </style:style>
    <style:style style:name="Table13.Cell39" style:family="table-cell">
      <style:table-cell-properties fo:background-color="#FFFFFF" style:vertical-align="top"/>
    </style:style>
    <style:style style:name="Table13.Cell40" style:family="table-cell">
      <style:table-cell-properties fo:background-color="#FFFFFF"/>
    </style:style>
    <style:style style:name="Table14" style:family="table">
      <style:table-properties style:writing-mode="lr-tb" style:width="10.626cm" table:align="center"/>
    </style:style>
    <style:style style:name="Table14.C1" style:family="table-column">
      <style:table-column-properties style:column-width="0.653cm"/>
    </style:style>
    <style:style style:name="Table14.C2" style:family="table-column">
      <style:table-column-properties style:column-width="5.182cm"/>
    </style:style>
    <style:style style:name="Table14.C3" style:family="table-column">
      <style:table-column-properties style:column-width="4.792cm"/>
    </style:style>
    <style:style style:name="Table14.R1" style:family="table-row">
      <style:table-row-properties style:row-height="0.617cm"/>
    </style:style>
    <style:style style:name="Table14.R2" style:family="table-row">
      <style:table-row-properties style:row-height="1.109cm"/>
    </style:style>
    <style:style style:name="Table14.R3" style:family="table-row">
      <style:table-row-properties style:row-height="1.295cm"/>
    </style:style>
    <style:style style:name="Table14.R4" style:family="table-row">
      <style:table-row-properties style:row-height="1.092cm"/>
    </style:style>
    <style:style style:name="Table14.R5" style:family="table-row">
      <style:table-row-properties style:row-height="1.067cm"/>
    </style:style>
    <style:style style:name="Table14.R6" style:family="table-row">
      <style:table-row-properties style:row-height="1.143cm"/>
    </style:style>
    <style:style style:name="Table14.R7" style:family="table-row">
      <style:table-row-properties style:row-height="1.092cm"/>
    </style:style>
    <style:style style:name="Table14.R8" style:family="table-row">
      <style:table-row-properties style:row-height="1.067cm"/>
    </style:style>
    <style:style style:name="Table14.R9" style:family="table-row">
      <style:table-row-properties style:row-height="1.101cm"/>
    </style:style>
    <style:style style:name="Table14.R10" style:family="table-row">
      <style:table-row-properties style:row-height="1.109cm"/>
    </style:style>
    <style:style style:name="Table14.R11" style:family="table-row">
      <style:table-row-properties style:row-height="1.101cm"/>
    </style:style>
    <style:style style:name="Table14.R12" style:family="table-row">
      <style:table-row-properties style:row-height="1.101cm"/>
    </style:style>
    <style:style style:name="Table14.R13" style:family="table-row">
      <style:table-row-properties style:row-height="1.101cm"/>
    </style:style>
    <style:style style:name="Table14.R14" style:family="table-row">
      <style:table-row-properties style:row-height="1.134cm"/>
    </style:style>
    <style:style style:name="Table14.R15" style:family="table-row">
      <style:table-row-properties style:row-height="1.109cm"/>
    </style:style>
    <style:style style:name="Table14.R16" style:family="table-row">
      <style:table-row-properties style:row-height="1.101cm"/>
    </style:style>
    <style:style style:name="Table14.R17" style:family="table-row">
      <style:table-row-properties style:row-height="1.083cm"/>
    </style:style>
    <style:style style:name="Table14.R18" style:family="table-row">
      <style:table-row-properties style:row-height="1.109cm"/>
    </style:style>
    <style:style style:name="Table14.R19" style:family="table-row">
      <style:table-row-properties style:row-height="1.067cm"/>
    </style:style>
    <style:style style:name="Table14.R20" style:family="table-row">
      <style:table-row-properties style:row-height="1.092cm"/>
    </style:style>
    <style:style style:name="Table14.R21" style:family="table-row">
      <style:table-row-properties style:row-height="1.152cm"/>
    </style:style>
    <style:style style:name="Table14.R22" style:family="table-row">
      <style:table-row-properties style:row-height="0.753cm"/>
    </style:style>
    <style:style style:name="Table14.Cell1" style:family="table-cell">
      <style:table-cell-properties fo:background-color="#FFFFFF" style:vertical-align="top"/>
    </style:style>
    <style:style style:name="Table14.Cell2" style:family="table-cell">
      <style:table-cell-properties fo:background-color="#FFFFFF" style:vertical-align="top"/>
    </style:style>
    <style:style style:name="Table14.Cell3" style:family="table-cell">
      <style:table-cell-properties fo:background-color="#FFFFFF" style:vertical-align="top"/>
    </style:style>
    <style:style style:name="Table14.Cell4" style:family="table-cell">
      <style:table-cell-properties fo:background-color="#FFFFFF" style:vertical-align="top"/>
    </style:style>
    <style:style style:name="Table14.Cell5" style:family="table-cell">
      <style:table-cell-properties fo:background-color="#FFFFFF" style:vertical-align="top"/>
    </style:style>
    <style:style style:name="Table14.Cell6" style:family="table-cell">
      <style:table-cell-properties fo:background-color="#FFFFFF" style:vertical-align="top"/>
    </style:style>
    <style:style style:name="Table14.Cell7" style:family="table-cell">
      <style:table-cell-properties fo:background-color="#FFFFFF" style:vertical-align="top"/>
    </style:style>
    <style:style style:name="Table14.Cell8" style:family="table-cell">
      <style:table-cell-properties fo:background-color="#FFFFFF" style:vertical-align="middle"/>
    </style:style>
    <style:style style:name="Table14.Cell9" style:family="table-cell">
      <style:table-cell-properties fo:background-color="#FFFFFF" style:vertical-align="middle"/>
    </style:style>
    <style:style style:name="Table14.Cell10" style:family="table-cell">
      <style:table-cell-properties fo:background-color="#FFFFFF" style:vertical-align="middle"/>
    </style:style>
    <style:style style:name="Table14.Cell11" style:family="table-cell">
      <style:table-cell-properties fo:background-color="#FFFFFF" style:vertical-align="middle"/>
    </style:style>
    <style:style style:name="Table14.Cell12" style:family="table-cell">
      <style:table-cell-properties fo:background-color="#FFFFFF" style:vertical-align="middle"/>
    </style:style>
    <style:style style:name="Table14.Cell13" style:family="table-cell">
      <style:table-cell-properties fo:background-color="#FFFFFF" style:vertical-align="middle"/>
    </style:style>
    <style:style style:name="Table14.Cell14" style:family="table-cell">
      <style:table-cell-properties fo:background-color="#FFFFFF" style:vertical-align="middle"/>
    </style:style>
    <style:style style:name="Table14.Cell15" style:family="table-cell">
      <style:table-cell-properties fo:background-color="#FFFFFF" style:vertical-align="middle"/>
    </style:style>
    <style:style style:name="Table14.Cell16" style:family="table-cell">
      <style:table-cell-properties fo:background-color="#FFFFFF" style:vertical-align="middle"/>
    </style:style>
    <style:style style:name="Table14.Cell17" style:family="table-cell">
      <style:table-cell-properties fo:background-color="#FFFFFF" style:vertical-align="middle"/>
    </style:style>
    <style:style style:name="Table14.Cell18" style:family="table-cell">
      <style:table-cell-properties fo:background-color="#FFFFFF" style:vertical-align="middle"/>
    </style:style>
    <style:style style:name="Table14.Cell19" style:family="table-cell">
      <style:table-cell-properties fo:background-color="#FFFFFF" style:vertical-align="middle"/>
    </style:style>
    <style:style style:name="Table14.Cell20" style:family="table-cell">
      <style:table-cell-properties fo:background-color="#FFFFFF" style:vertical-align="middle"/>
    </style:style>
    <style:style style:name="Table14.Cell21" style:family="table-cell">
      <style:table-cell-properties fo:background-color="#FFFFFF" style:vertical-align="middle"/>
    </style:style>
    <style:style style:name="Table14.Cell22" style:family="table-cell">
      <style:table-cell-properties fo:background-color="#FFFFFF" style:vertical-align="middle"/>
    </style:style>
    <style:style style:name="Table14.Cell23" style:family="table-cell">
      <style:table-cell-properties fo:background-color="#FFFFFF" style:vertical-align="middle"/>
    </style:style>
    <style:style style:name="Table14.Cell24" style:family="table-cell">
      <style:table-cell-properties fo:background-color="#FFFFFF" style:vertical-align="middle"/>
    </style:style>
    <style:style style:name="Table14.Cell25" style:family="table-cell">
      <style:table-cell-properties fo:background-color="#FFFFFF" style:vertical-align="middle"/>
    </style:style>
    <style:style style:name="Table14.Cell26" style:family="table-cell">
      <style:table-cell-properties fo:background-color="#FFFFFF" style:vertical-align="middle"/>
    </style:style>
    <style:style style:name="Table14.Cell27" style:family="table-cell">
      <style:table-cell-properties fo:background-color="#FFFFFF" style:vertical-align="middle"/>
    </style:style>
    <style:style style:name="Table14.Cell28" style:family="table-cell">
      <style:table-cell-properties fo:background-color="#FFFFFF" style:vertical-align="middle"/>
    </style:style>
    <style:style style:name="Table14.Cell29" style:family="table-cell">
      <style:table-cell-properties fo:background-color="#FFFFFF" style:vertical-align="middle"/>
    </style:style>
    <style:style style:name="Table14.Cell30" style:family="table-cell">
      <style:table-cell-properties fo:background-color="#FFFFFF" style:vertical-align="middle"/>
    </style:style>
    <style:style style:name="Table14.Cell31" style:family="table-cell">
      <style:table-cell-properties fo:background-color="#FFFFFF" style:vertical-align="middle"/>
    </style:style>
    <style:style style:name="Table14.Cell32" style:family="table-cell">
      <style:table-cell-properties fo:background-color="#FFFFFF" style:vertical-align="middle"/>
    </style:style>
    <style:style style:name="Table14.Cell33" style:family="table-cell">
      <style:table-cell-properties fo:background-color="#FFFFFF" style:vertical-align="middle"/>
    </style:style>
    <style:style style:name="Table14.Cell34" style:family="table-cell">
      <style:table-cell-properties fo:background-color="#FFFFFF" style:vertical-align="middle"/>
    </style:style>
    <style:style style:name="Table14.Cell35" style:family="table-cell">
      <style:table-cell-properties fo:background-color="#FFFFFF" style:vertical-align="middle"/>
    </style:style>
    <style:style style:name="Table14.Cell36" style:family="table-cell">
      <style:table-cell-properties fo:background-color="#FFFFFF" style:vertical-align="middle"/>
    </style:style>
    <style:style style:name="Table14.Cell37" style:family="table-cell">
      <style:table-cell-properties fo:background-color="#FFFFFF" style:vertical-align="middle"/>
    </style:style>
    <style:style style:name="Table14.Cell38" style:family="table-cell">
      <style:table-cell-properties fo:background-color="#FFFFFF" style:vertical-align="middle"/>
    </style:style>
    <style:style style:name="Table14.Cell39" style:family="table-cell">
      <style:table-cell-properties fo:background-color="#FFFFFF" style:vertical-align="middle"/>
    </style:style>
    <style:style style:name="Table14.Cell40" style:family="table-cell">
      <style:table-cell-properties fo:background-color="#FFFFFF" style:vertical-align="middle"/>
    </style:style>
    <style:style style:name="Table14.Cell41" style:family="table-cell">
      <style:table-cell-properties fo:background-color="#FFFFFF" style:vertical-align="middle"/>
    </style:style>
    <style:style style:name="Table14.Cell42" style:family="table-cell">
      <style:table-cell-properties fo:background-color="#FFFFFF" style:vertical-align="middle"/>
    </style:style>
    <style:style style:name="Table14.Cell43" style:family="table-cell">
      <style:table-cell-properties fo:background-color="#FFFFFF" style:vertical-align="middle"/>
    </style:style>
    <style:style style:name="Table14.Cell44" style:family="table-cell">
      <style:table-cell-properties fo:background-color="#FFFFFF" style:vertical-align="middle"/>
    </style:style>
    <style:style style:name="Table14.Cell45" style:family="table-cell">
      <style:table-cell-properties fo:background-color="#FFFFFF" style:vertical-align="middle"/>
    </style:style>
    <style:style style:name="Table14.Cell46" style:family="table-cell">
      <style:table-cell-properties fo:background-color="#FFFFFF" style:vertical-align="middle"/>
    </style:style>
    <style:style style:name="Table14.Cell47" style:family="table-cell">
      <style:table-cell-properties fo:background-color="#FFFFFF" style:vertical-align="middle"/>
    </style:style>
    <style:style style:name="Table14.Cell48" style:family="table-cell">
      <style:table-cell-properties fo:background-color="#FFFFFF" style:vertical-align="middle"/>
    </style:style>
    <style:style style:name="Table14.Cell49" style:family="table-cell">
      <style:table-cell-properties fo:background-color="#FFFFFF" style:vertical-align="middle"/>
    </style:style>
    <style:style style:name="Table14.Cell50" style:family="table-cell">
      <style:table-cell-properties fo:background-color="#FFFFFF" style:vertical-align="middle"/>
    </style:style>
    <style:style style:name="Table14.Cell51" style:family="table-cell">
      <style:table-cell-properties fo:background-color="#FFFFFF" style:vertical-align="middle"/>
    </style:style>
    <style:style style:name="Table14.Cell52" style:family="table-cell">
      <style:table-cell-properties fo:background-color="#FFFFFF" style:vertical-align="middle"/>
    </style:style>
    <style:style style:name="Table14.Cell53" style:family="table-cell">
      <style:table-cell-properties fo:background-color="#FFFFFF" style:vertical-align="middle"/>
    </style:style>
    <style:style style:name="Table14.Cell54" style:family="table-cell">
      <style:table-cell-properties fo:background-color="#FFFFFF" style:vertical-align="middle"/>
    </style:style>
    <style:style style:name="Table14.Cell55" style:family="table-cell">
      <style:table-cell-properties fo:background-color="#FFFFFF" style:vertical-align="middle"/>
    </style:style>
    <style:style style:name="Table14.Cell56" style:family="table-cell">
      <style:table-cell-properties fo:background-color="#FFFFFF" style:vertical-align="middle"/>
    </style:style>
    <style:style style:name="Table14.Cell57" style:family="table-cell">
      <style:table-cell-properties fo:background-color="#FFFFFF" style:vertical-align="middle"/>
    </style:style>
    <style:style style:name="Table14.Cell58" style:family="table-cell">
      <style:table-cell-properties fo:background-color="#FFFFFF" style:vertical-align="middle"/>
    </style:style>
    <style:style style:name="Table14.Cell59" style:family="table-cell">
      <style:table-cell-properties fo:background-color="#FFFFFF" style:vertical-align="middle"/>
    </style:style>
    <style:style style:name="Table14.Cell60" style:family="table-cell">
      <style:table-cell-properties fo:background-color="#FFFFFF" style:vertical-align="middle"/>
    </style:style>
    <style:style style:name="Table14.Cell61" style:family="table-cell">
      <style:table-cell-properties fo:background-color="#FFFFFF" style:vertical-align="middle"/>
    </style:style>
    <style:style style:name="Table14.Cell62" style:family="table-cell">
      <style:table-cell-properties fo:background-color="#FFFFFF" style:vertical-align="middle"/>
    </style:style>
    <style:style style:name="Table14.Cell63" style:family="table-cell">
      <style:table-cell-properties fo:background-color="#FFFFFF" style:vertical-align="middle"/>
    </style:style>
    <style:style style:name="Table14.Cell64" style:family="table-cell">
      <style:table-cell-properties fo:background-color="#FFFFFF"/>
    </style:style>
    <style:style style:name="Table14.Cell65" style:family="table-cell">
      <style:table-cell-properties fo:background-color="#FFFFFF"/>
    </style:style>
    <style:style style:name="Table14.Cell66" style:family="table-cell">
      <style:table-cell-properties fo:background-color="#FFFFFF"/>
    </style:style>
    <style:style style:name="Table15" style:family="table">
      <style:table-properties style:writing-mode="lr-tb" style:width="2.930cm" table:align="center"/>
    </style:style>
    <style:style style:name="Table15.C1" style:family="table-column">
      <style:table-column-properties style:column-width="0.686cm"/>
    </style:style>
    <style:style style:name="Table15.C2" style:family="table-column">
      <style:table-column-properties style:column-width="2.244cm"/>
    </style:style>
    <style:style style:name="Table15.R1" style:family="table-row">
      <style:table-row-properties style:row-height="0.490cm"/>
    </style:style>
    <style:style style:name="Table15.Cell1" style:family="table-cell">
      <style:table-cell-properties fo:background-color="#FFFFFF"/>
    </style:style>
    <style:style style:name="Table15.Cell2" style:family="table-cell">
      <style:table-cell-properties fo:background-color="#FFFFFF" style:vertical-align="top"/>
    </style:style>
    <style:style style:name="Table16" style:family="table">
      <style:table-properties style:writing-mode="lr-tb" style:width="10.617cm" table:align="center"/>
    </style:style>
    <style:style style:name="Table16.C1" style:family="table-column">
      <style:table-column-properties style:column-width="7.257cm"/>
    </style:style>
    <style:style style:name="Table16.C2" style:family="table-column">
      <style:table-column-properties style:column-width="3.362cm"/>
    </style:style>
    <style:style style:name="Table16.R1" style:family="table-row">
      <style:table-row-properties style:row-height="0.771cm"/>
    </style:style>
    <style:style style:name="Table16.R2" style:family="table-row">
      <style:table-row-properties style:row-height="1.118cm"/>
    </style:style>
    <style:style style:name="Table16.R3" style:family="table-row">
      <style:table-row-properties style:row-height="1.101cm"/>
    </style:style>
    <style:style style:name="Table16.R4" style:family="table-row">
      <style:table-row-properties style:row-height="1.109cm"/>
    </style:style>
    <style:style style:name="Table16.R5" style:family="table-row">
      <style:table-row-properties style:row-height="0.762cm"/>
    </style:style>
    <style:style style:name="Table16.Cell1" style:family="table-cell">
      <style:table-cell-properties fo:background-color="#FFFFFF" style:vertical-align="top"/>
    </style:style>
    <style:style style:name="Table16.Cell2" style:family="table-cell">
      <style:table-cell-properties fo:background-color="#FFFFFF" style:vertical-align="top"/>
    </style:style>
    <style:style style:name="Table16.Cell3" style:family="table-cell">
      <style:table-cell-properties fo:background-color="#FFFFFF" style:vertical-align="middle"/>
    </style:style>
    <style:style style:name="Table16.Cell4" style:family="table-cell">
      <style:table-cell-properties fo:background-color="#FFFFFF" style:vertical-align="middle"/>
    </style:style>
    <style:style style:name="Table16.Cell5" style:family="table-cell">
      <style:table-cell-properties fo:background-color="#FFFFFF" style:vertical-align="middle"/>
    </style:style>
    <style:style style:name="Table16.Cell6" style:family="table-cell">
      <style:table-cell-properties fo:background-color="#FFFFFF" style:vertical-align="middle"/>
    </style:style>
    <style:style style:name="Table16.Cell7" style:family="table-cell">
      <style:table-cell-properties fo:background-color="#FFFFFF" style:vertical-align="middle"/>
    </style:style>
    <style:style style:name="Table16.Cell8" style:family="table-cell">
      <style:table-cell-properties fo:background-color="#FFFFFF" style:vertical-align="middle"/>
    </style:style>
    <style:style style:name="Table16.Cell9" style:family="table-cell">
      <style:table-cell-properties fo:background-color="#FFFFFF"/>
    </style:style>
    <style:style style:name="Table16.Cell10" style:family="table-cell">
      <style:table-cell-properties fo:background-color="#FFFFFF"/>
    </style:style>
    <style:style style:name="Table17" style:family="table">
      <style:table-properties style:writing-mode="lr-tb" style:width="2.861cm" table:align="center"/>
    </style:style>
    <style:style style:name="Table17.C1" style:family="table-column">
      <style:table-column-properties style:column-width="0.686cm"/>
    </style:style>
    <style:style style:name="Table17.C2" style:family="table-column">
      <style:table-column-properties style:column-width="2.177cm"/>
    </style:style>
    <style:style style:name="Table17.R1" style:family="table-row">
      <style:table-row-properties style:row-height="0.390cm"/>
    </style:style>
    <style:style style:name="Table17.Cell1" style:family="table-cell">
      <style:table-cell-properties fo:background-color="#FFFFFF"/>
    </style:style>
    <style:style style:name="Table17.Cell2" style:family="table-cell">
      <style:table-cell-properties fo:background-color="#FFFFFF" style:vertical-align="top"/>
    </style:style>
    <style:style style:name="Table18" style:family="table">
      <style:table-properties style:writing-mode="lr-tb" style:width="3.302cm" table:align="center"/>
    </style:style>
    <style:style style:name="Table18.C1" style:family="table-column">
      <style:table-column-properties style:column-width="0.568cm"/>
    </style:style>
    <style:style style:name="Table18.C2" style:family="table-column">
      <style:table-column-properties style:column-width="2.734cm"/>
    </style:style>
    <style:style style:name="Table18.R1" style:family="table-row">
      <style:table-row-properties style:row-height="0.483cm"/>
    </style:style>
    <style:style style:name="Table18.Cell1" style:family="table-cell">
      <style:table-cell-properties fo:background-color="#FFFFFF"/>
    </style:style>
    <style:style style:name="Table18.Cell2" style:family="table-cell">
      <style:table-cell-properties fo:background-color="#FFFFFF" style:vertical-align="top"/>
    </style:style>
    <style:style style:name="Table19" style:family="table">
      <style:table-properties style:writing-mode="lr-tb" style:width="10.634cm" table:align="center"/>
    </style:style>
    <style:style style:name="Table19.C1" style:family="table-column">
      <style:table-column-properties style:column-width="0.626cm"/>
    </style:style>
    <style:style style:name="Table19.C2" style:family="table-column">
      <style:table-column-properties style:column-width="6.359cm"/>
    </style:style>
    <style:style style:name="Table19.C3" style:family="table-column">
      <style:table-column-properties style:column-width="3.649cm"/>
    </style:style>
    <style:style style:name="Table19.R1" style:family="table-row">
      <style:table-row-properties style:row-height="0.780cm"/>
    </style:style>
    <style:style style:name="Table19.R2" style:family="table-row">
      <style:table-row-properties style:row-height="1.101cm"/>
    </style:style>
    <style:style style:name="Table19.R3" style:family="table-row">
      <style:table-row-properties style:row-height="1.092cm"/>
    </style:style>
    <style:style style:name="Table19.R4" style:family="table-row">
      <style:table-row-properties style:row-height="1.076cm"/>
    </style:style>
    <style:style style:name="Table19.R5" style:family="table-row">
      <style:table-row-properties style:row-height="1.143cm"/>
    </style:style>
    <style:style style:name="Table19.R6" style:family="table-row">
      <style:table-row-properties style:row-height="1.058cm"/>
    </style:style>
    <style:style style:name="Table19.R7" style:family="table-row">
      <style:table-row-properties style:row-height="1.125cm"/>
    </style:style>
    <style:style style:name="Table19.R8" style:family="table-row">
      <style:table-row-properties style:row-height="1.092cm"/>
    </style:style>
    <style:style style:name="Table19.R9" style:family="table-row">
      <style:table-row-properties style:row-height="0.822cm"/>
    </style:style>
    <style:style style:name="Table19.Cell1" style:family="table-cell">
      <style:table-cell-properties fo:background-color="#FFFFFF" style:vertical-align="middle"/>
    </style:style>
    <style:style style:name="Table19.Cell2" style:family="table-cell">
      <style:table-cell-properties fo:background-color="#FFFFFF" style:vertical-align="top"/>
    </style:style>
    <style:style style:name="Table19.Cell3" style:family="table-cell">
      <style:table-cell-properties fo:background-color="#FFFFFF" style:vertical-align="middle"/>
    </style:style>
    <style:style style:name="Table19.Cell4" style:family="table-cell">
      <style:table-cell-properties fo:background-color="#FFFFFF" style:vertical-align="middle"/>
    </style:style>
    <style:style style:name="Table19.Cell5" style:family="table-cell">
      <style:table-cell-properties fo:background-color="#FFFFFF" style:vertical-align="middle"/>
    </style:style>
    <style:style style:name="Table19.Cell6" style:family="table-cell">
      <style:table-cell-properties fo:background-color="#FFFFFF" style:vertical-align="middle"/>
    </style:style>
    <style:style style:name="Table19.Cell7" style:family="table-cell">
      <style:table-cell-properties fo:background-color="#FFFFFF" style:vertical-align="middle"/>
    </style:style>
    <style:style style:name="Table19.Cell8" style:family="table-cell">
      <style:table-cell-properties fo:background-color="#FFFFFF" style:vertical-align="middle"/>
    </style:style>
    <style:style style:name="Table19.Cell9" style:family="table-cell">
      <style:table-cell-properties fo:background-color="#FFFFFF" style:vertical-align="middle"/>
    </style:style>
    <style:style style:name="Table19.Cell10" style:family="table-cell">
      <style:table-cell-properties fo:background-color="#FFFFFF" style:vertical-align="middle"/>
    </style:style>
    <style:style style:name="Table19.Cell11" style:family="table-cell">
      <style:table-cell-properties fo:background-color="#FFFFFF" style:vertical-align="middle"/>
    </style:style>
    <style:style style:name="Table19.Cell12" style:family="table-cell">
      <style:table-cell-properties fo:background-color="#FFFFFF" style:vertical-align="middle"/>
    </style:style>
    <style:style style:name="Table19.Cell13" style:family="table-cell">
      <style:table-cell-properties fo:background-color="#FFFFFF" style:vertical-align="middle"/>
    </style:style>
    <style:style style:name="Table19.Cell14" style:family="table-cell">
      <style:table-cell-properties fo:background-color="#FFFFFF" style:vertical-align="middle"/>
    </style:style>
    <style:style style:name="Table19.Cell15" style:family="table-cell">
      <style:table-cell-properties fo:background-color="#FFFFFF" style:vertical-align="middle"/>
    </style:style>
    <style:style style:name="Table19.Cell16" style:family="table-cell">
      <style:table-cell-properties fo:background-color="#FFFFFF" style:vertical-align="middle"/>
    </style:style>
    <style:style style:name="Table19.Cell17" style:family="table-cell">
      <style:table-cell-properties fo:background-color="#FFFFFF" style:vertical-align="middle"/>
    </style:style>
    <style:style style:name="Table19.Cell18" style:family="table-cell">
      <style:table-cell-properties fo:background-color="#FFFFFF" style:vertical-align="middle"/>
    </style:style>
    <style:style style:name="Table19.Cell19" style:family="table-cell">
      <style:table-cell-properties fo:background-color="#FFFFFF" style:vertical-align="middle"/>
    </style:style>
    <style:style style:name="Table19.Cell20" style:family="table-cell">
      <style:table-cell-properties fo:background-color="#FFFFFF" style:vertical-align="middle"/>
    </style:style>
    <style:style style:name="Table19.Cell21" style:family="table-cell">
      <style:table-cell-properties fo:background-color="#FFFFFF" style:vertical-align="middle"/>
    </style:style>
    <style:style style:name="Table19.Cell22" style:family="table-cell">
      <style:table-cell-properties fo:background-color="#FFFFFF" style:vertical-align="middle"/>
    </style:style>
    <style:style style:name="Table19.Cell23" style:family="table-cell">
      <style:table-cell-properties fo:background-color="#FFFFFF" style:vertical-align="middle"/>
    </style:style>
    <style:style style:name="Table19.Cell24" style:family="table-cell">
      <style:table-cell-properties fo:background-color="#FFFFFF" style:vertical-align="middle"/>
    </style:style>
    <style:style style:name="Table19.Cell25" style:family="table-cell">
      <style:table-cell-properties fo:background-color="#FFFFFF"/>
    </style:style>
    <style:style style:name="Table19.Cell26" style:family="table-cell">
      <style:table-cell-properties fo:background-color="#FFFFFF"/>
    </style:style>
    <style:style style:name="Table19.Cell27" style:family="table-cell">
      <style:table-cell-properties fo:background-color="#FFFFFF"/>
    </style:style>
    <style:style style:name="Table20" style:family="table">
      <style:table-properties style:writing-mode="lr-tb" style:width="3.217cm" table:align="center"/>
    </style:style>
    <style:style style:name="Table20.C1" style:family="table-column">
      <style:table-column-properties style:column-width="0.669cm"/>
    </style:style>
    <style:style style:name="Table20.C2" style:family="table-column">
      <style:table-column-properties style:column-width="2.549cm"/>
    </style:style>
    <style:style style:name="Table20.R1" style:family="table-row">
      <style:table-row-properties style:row-height="0.399cm"/>
    </style:style>
    <style:style style:name="Table20.Cell1" style:family="table-cell">
      <style:table-cell-properties fo:background-color="#FFFFFF"/>
    </style:style>
    <style:style style:name="Table20.Cell2" style:family="table-cell">
      <style:table-cell-properties fo:background-color="#FFFFFF" style:vertical-align="top"/>
    </style:style>
    <style:style style:name="Table21" style:family="table">
      <style:table-properties style:writing-mode="lr-tb" style:width="16.265cm" table:align="center"/>
    </style:style>
    <style:style style:name="Table21.C1" style:family="table-column">
      <style:table-column-properties style:column-width="4.851cm"/>
    </style:style>
    <style:style style:name="Table21.C2" style:family="table-column">
      <style:table-column-properties style:column-width="1.506cm"/>
    </style:style>
    <style:style style:name="Table21.C3" style:family="table-column">
      <style:table-column-properties style:column-width="5.071cm"/>
    </style:style>
    <style:style style:name="Table21.C4" style:family="table-column">
      <style:table-column-properties style:column-width="4.835cm"/>
    </style:style>
    <style:style style:name="Table21.R1" style:family="table-row">
      <style:table-row-properties style:row-height="0.610cm"/>
    </style:style>
    <style:style style:name="Table21.R2" style:family="table-row">
      <style:table-row-properties style:row-height="0.744cm"/>
    </style:style>
    <style:style style:name="Table21.R3" style:family="table-row">
      <style:table-row-properties style:row-height="0.753cm"/>
    </style:style>
    <style:style style:name="Table21.R4" style:family="table-row">
      <style:table-row-properties style:row-height="0.923cm"/>
    </style:style>
    <style:style style:name="Table21.R5" style:family="table-row">
      <style:table-row-properties style:row-height="1.092cm"/>
    </style:style>
    <style:style style:name="Table21.R6" style:family="table-row">
      <style:table-row-properties style:row-height="1.092cm"/>
    </style:style>
    <style:style style:name="Table21.R7" style:family="table-row">
      <style:table-row-properties style:row-height="1.067cm"/>
    </style:style>
    <style:style style:name="Table21.R8" style:family="table-row">
      <style:table-row-properties style:row-height="1.101cm"/>
    </style:style>
    <style:style style:name="Table21.R9" style:family="table-row">
      <style:table-row-properties style:row-height="1.101cm"/>
    </style:style>
    <style:style style:name="Table21.R10" style:family="table-row">
      <style:table-row-properties style:row-height="1.109cm"/>
    </style:style>
    <style:style style:name="Table21.R11" style:family="table-row">
      <style:table-row-properties style:row-height="0.813cm"/>
    </style:style>
    <style:style style:name="Table21.Cell1" style:family="table-cell">
      <style:table-cell-properties fo:background-color="#FFFFFF" style:vertical-align="top"/>
    </style:style>
    <style:style style:name="Table21.Cell2" style:family="table-cell">
      <style:table-cell-properties fo:background-color="#FFFFFF" style:vertical-align="top"/>
    </style:style>
    <style:style style:name="Table21.Cell3" style:family="table-cell">
      <style:table-cell-properties fo:background-color="#FFFFFF" style:vertical-align="top"/>
    </style:style>
    <style:style style:name="Table21.Cell4" style:family="table-cell">
      <style:table-cell-properties fo:background-color="#FFFFFF" style:vertical-align="top"/>
    </style:style>
    <style:style style:name="Table21.Cell5" style:family="table-cell">
      <style:table-cell-properties fo:background-color="#FFFFFF"/>
    </style:style>
    <style:style style:name="Table21.Cell6" style:family="table-cell">
      <style:table-cell-properties fo:background-color="#FFFFFF" style:vertical-align="top"/>
    </style:style>
    <style:style style:name="Table21.Cell7" style:family="table-cell">
      <style:table-cell-properties fo:background-color="#FFFFFF" style:vertical-align="top"/>
    </style:style>
    <style:style style:name="Table21.Cell8" style:family="table-cell">
      <style:table-cell-properties fo:background-color="#FFFFFF" style:vertical-align="top"/>
    </style:style>
    <style:style style:name="Table21.Cell9" style:family="table-cell">
      <style:table-cell-properties fo:background-color="#FFFFFF" style:vertical-align="top"/>
    </style:style>
    <style:style style:name="Table21.Cell10" style:family="table-cell">
      <style:table-cell-properties fo:background-color="#FFFFFF" style:vertical-align="middle"/>
    </style:style>
    <style:style style:name="Table21.Cell11" style:family="table-cell">
      <style:table-cell-properties fo:background-color="#FFFFFF" style:vertical-align="top"/>
    </style:style>
    <style:style style:name="Table21.Cell12" style:family="table-cell">
      <style:table-cell-properties fo:background-color="#FFFFFF" style:vertical-align="middle"/>
    </style:style>
    <style:style style:name="Table21.Cell13" style:family="table-cell">
      <style:table-cell-properties fo:background-color="#FFFFFF" style:vertical-align="top"/>
    </style:style>
    <style:style style:name="Table21.Cell14" style:family="table-cell">
      <style:table-cell-properties fo:background-color="#FFFFFF" style:vertical-align="middle"/>
    </style:style>
    <style:style style:name="Table21.Cell15" style:family="table-cell">
      <style:table-cell-properties fo:background-color="#FFFFFF" style:vertical-align="top"/>
    </style:style>
    <style:style style:name="Table21.Cell16" style:family="table-cell">
      <style:table-cell-properties fo:background-color="#FFFFFF" style:vertical-align="middle"/>
    </style:style>
    <style:style style:name="Table21.Cell17" style:family="table-cell">
      <style:table-cell-properties fo:background-color="#FFFFFF" style:vertical-align="top"/>
    </style:style>
    <style:style style:name="Table21.Cell18" style:family="table-cell">
      <style:table-cell-properties fo:background-color="#FFFFFF" style:vertical-align="middle"/>
    </style:style>
    <style:style style:name="Table21.Cell19" style:family="table-cell">
      <style:table-cell-properties fo:background-color="#FFFFFF" style:vertical-align="top"/>
    </style:style>
    <style:style style:name="Table21.Cell20" style:family="table-cell">
      <style:table-cell-properties fo:background-color="#FFFFFF" style:vertical-align="middle"/>
    </style:style>
    <style:style style:name="Table21.Cell21" style:family="table-cell">
      <style:table-cell-properties fo:background-color="#FFFFFF" style:vertical-align="top"/>
    </style:style>
    <style:style style:name="Table21.Cell22" style:family="table-cell">
      <style:table-cell-properties fo:background-color="#FFFFFF"/>
    </style:style>
    <style:style style:name="Table21.Cell23" style:family="table-cell">
      <style:table-cell-properties fo:background-color="#FFFFFF" style:vertical-align="top"/>
    </style:style>
    <style:style style:name="Table21.Cell24" style:family="table-cell">
      <style:table-cell-properties fo:background-color="#FFFFFF" style:vertical-align="top"/>
    </style:style>
    <style:style style:name="Table21.Cell25" style:family="table-cell">
      <style:table-cell-properties fo:background-color="#FFFFFF" style:vertical-align="top"/>
    </style:style>
    <style:style style:name="Table21.Cell26" style:family="table-cell">
      <style:table-cell-properties fo:background-color="#FFFFFF" style:vertical-align="top"/>
    </style:style>
    <style:style style:name="Table21.Cell27" style:family="table-cell">
      <style:table-cell-properties fo:background-color="#FFFFFF" style:vertical-align="top"/>
    </style:style>
    <style:style style:name="Table21.Cell28" style:family="table-cell">
      <style:table-cell-properties fo:background-color="#FFFFFF" style:vertical-align="top"/>
    </style:style>
    <style:style style:name="Table21.Cell29" style:family="table-cell">
      <style:table-cell-properties fo:background-color="#FFFFFF" style:vertical-align="top"/>
    </style:style>
    <style:style style:name="Table21.Cell30" style:family="table-cell">
      <style:table-cell-properties fo:background-color="#FFFFFF" style:vertical-align="top"/>
    </style:style>
    <style:style style:name="Table21.Cell31" style:family="table-cell">
      <style:table-cell-properties fo:background-color="#FFFFFF" style:vertical-align="top"/>
    </style:style>
    <style:style style:name="Table21.Cell32" style:family="table-cell">
      <style:table-cell-properties fo:background-color="#FFFFFF" style:vertical-align="top"/>
    </style:style>
    <style:style style:name="Table21.Cell33" style:family="table-cell">
      <style:table-cell-properties fo:background-color="#FFFFFF" style:vertical-align="top"/>
    </style:style>
    <style:style style:name="Table21.Cell34" style:family="table-cell">
      <style:table-cell-properties fo:background-color="#FFFFFF" style:vertical-align="top"/>
    </style:style>
    <style:style style:name="Table21.Cell35" style:family="table-cell">
      <style:table-cell-properties fo:background-color="#FFFFFF" style:vertical-align="top"/>
    </style:style>
    <style:style style:name="Table21.Cell36" style:family="table-cell">
      <style:table-cell-properties fo:background-color="#FFFFFF" style:vertical-align="top"/>
    </style:style>
    <style:style style:name="Table21.Cell37" style:family="table-cell">
      <style:table-cell-properties fo:background-color="#FFFFFF" style:vertical-align="top"/>
    </style:style>
    <style:style style:name="Table21.Cell38" style:family="table-cell">
      <style:table-cell-properties fo:background-color="#FFFFFF" style:vertical-align="top"/>
    </style:style>
    <style:style style:name="Table21.Cell39" style:family="table-cell">
      <style:table-cell-properties fo:background-color="#FFFFFF" style:vertical-align="top"/>
    </style:style>
    <style:style style:name="Table21.Cell40" style:family="table-cell">
      <style:table-cell-properties fo:background-color="#FFFFFF" style:vertical-align="top"/>
    </style:style>
    <style:style style:name="Table21.Cell41" style:family="table-cell">
      <style:table-cell-properties fo:background-color="#FFFFFF" style:vertical-align="top"/>
    </style:style>
    <style:style style:name="Table21.Cell42" style:family="table-cell">
      <style:table-cell-properties fo:background-color="#FFFFFF" style:vertical-align="top"/>
    </style:style>
    <style:style style:name="Table21.Cell43" style:family="table-cell">
      <style:table-cell-properties fo:background-color="#FFFFFF" style:vertical-align="top"/>
    </style:style>
    <style:style style:name="Table21.Cell44" style:family="table-cell">
      <style:table-cell-properties fo:background-color="#FFFFFF" style:vertical-align="top"/>
    </style:style>
    <style:style style:name="Table22" style:family="table">
      <style:table-properties style:writing-mode="lr-tb" style:width="16.688cm" table:align="center"/>
    </style:style>
    <style:style style:name="Table22.C1" style:family="table-column">
      <style:table-column-properties style:column-width="5.267cm"/>
    </style:style>
    <style:style style:name="Table22.C2" style:family="table-column">
      <style:table-column-properties style:column-width="1.482cm"/>
    </style:style>
    <style:style style:name="Table22.C3" style:family="table-column">
      <style:table-column-properties style:column-width="5.606cm"/>
    </style:style>
    <style:style style:name="Table22.C4" style:family="table-column">
      <style:table-column-properties style:column-width="4.336cm"/>
    </style:style>
    <style:style style:name="Table22.R1" style:family="table-row">
      <style:table-row-properties style:row-height="0.617cm"/>
    </style:style>
    <style:style style:name="Table22.R2" style:family="table-row">
      <style:table-row-properties style:row-height="0.744cm"/>
    </style:style>
    <style:style style:name="Table22.R3" style:family="table-row">
      <style:table-row-properties style:row-height="0.744cm"/>
    </style:style>
    <style:style style:name="Table22.R4" style:family="table-row">
      <style:table-row-properties style:row-height="0.914cm"/>
    </style:style>
    <style:style style:name="Table22.R5" style:family="table-row">
      <style:table-row-properties style:row-height="1.083cm"/>
    </style:style>
    <style:style style:name="Table22.R6" style:family="table-row">
      <style:table-row-properties style:row-height="1.076cm"/>
    </style:style>
    <style:style style:name="Table22.R7" style:family="table-row">
      <style:table-row-properties style:row-height="1.134cm"/>
    </style:style>
    <style:style style:name="Table22.R8" style:family="table-row">
      <style:table-row-properties style:row-height="1.109cm"/>
    </style:style>
    <style:style style:name="Table22.R9" style:family="table-row">
      <style:table-row-properties style:row-height="1.101cm"/>
    </style:style>
    <style:style style:name="Table22.R10" style:family="table-row">
      <style:table-row-properties style:row-height="1.101cm"/>
    </style:style>
    <style:style style:name="Table22.R11" style:family="table-row">
      <style:table-row-properties style:row-height="1.092cm"/>
    </style:style>
    <style:style style:name="Table22.R12" style:family="table-row">
      <style:table-row-properties style:row-height="1.109cm"/>
    </style:style>
    <style:style style:name="Table22.R13" style:family="table-row">
      <style:table-row-properties style:row-height="1.092cm"/>
    </style:style>
    <style:style style:name="Table22.R14" style:family="table-row">
      <style:table-row-properties style:row-height="1.101cm"/>
    </style:style>
    <style:style style:name="Table22.R15" style:family="table-row">
      <style:table-row-properties style:row-height="1.118cm"/>
    </style:style>
    <style:style style:name="Table22.R16" style:family="table-row">
      <style:table-row-properties style:row-height="1.092cm"/>
    </style:style>
    <style:style style:name="Table22.R17" style:family="table-row">
      <style:table-row-properties style:row-height="1.076cm"/>
    </style:style>
    <style:style style:name="Table22.R18" style:family="table-row">
      <style:table-row-properties style:row-height="0.804cm"/>
    </style:style>
    <style:style style:name="Table22.Cell1" style:family="table-cell">
      <style:table-cell-properties fo:background-color="#FFFFFF" style:vertical-align="top"/>
    </style:style>
    <style:style style:name="Table22.Cell2" style:family="table-cell">
      <style:table-cell-properties fo:background-color="#FFFFFF" style:vertical-align="top"/>
    </style:style>
    <style:style style:name="Table22.Cell3" style:family="table-cell">
      <style:table-cell-properties fo:background-color="#FFFFFF" style:vertical-align="top"/>
    </style:style>
    <style:style style:name="Table22.Cell4" style:family="table-cell">
      <style:table-cell-properties fo:background-color="#FFFFFF" style:vertical-align="top"/>
    </style:style>
    <style:style style:name="Table22.Cell5" style:family="table-cell">
      <style:table-cell-properties fo:background-color="#FFFFFF"/>
    </style:style>
    <style:style style:name="Table22.Cell6" style:family="table-cell">
      <style:table-cell-properties fo:background-color="#FFFFFF" style:vertical-align="top"/>
    </style:style>
    <style:style style:name="Table22.Cell7" style:family="table-cell">
      <style:table-cell-properties fo:background-color="#FFFFFF" style:vertical-align="top"/>
    </style:style>
    <style:style style:name="Table22.Cell8" style:family="table-cell">
      <style:table-cell-properties fo:background-color="#FFFFFF" style:vertical-align="top"/>
    </style:style>
    <style:style style:name="Table22.Cell9" style:family="table-cell">
      <style:table-cell-properties fo:background-color="#FFFFFF" style:vertical-align="middle"/>
    </style:style>
    <style:style style:name="Table22.Cell10" style:family="table-cell">
      <style:table-cell-properties fo:background-color="#FFFFFF" style:vertical-align="middle"/>
    </style:style>
    <style:style style:name="Table22.Cell11" style:family="table-cell">
      <style:table-cell-properties fo:background-color="#FFFFFF" style:vertical-align="top"/>
    </style:style>
    <style:style style:name="Table22.Cell12" style:family="table-cell">
      <style:table-cell-properties fo:background-color="#FFFFFF" style:vertical-align="middle"/>
    </style:style>
    <style:style style:name="Table22.Cell13" style:family="table-cell">
      <style:table-cell-properties fo:background-color="#FFFFFF" style:vertical-align="top"/>
    </style:style>
    <style:style style:name="Table22.Cell14" style:family="table-cell">
      <style:table-cell-properties fo:background-color="#FFFFFF" style:vertical-align="middle"/>
    </style:style>
    <style:style style:name="Table22.Cell15" style:family="table-cell">
      <style:table-cell-properties fo:background-color="#FFFFFF" style:vertical-align="top"/>
    </style:style>
    <style:style style:name="Table22.Cell16" style:family="table-cell">
      <style:table-cell-properties fo:background-color="#FFFFFF" style:vertical-align="middle"/>
    </style:style>
    <style:style style:name="Table22.Cell17" style:family="table-cell">
      <style:table-cell-properties fo:background-color="#FFFFFF" style:vertical-align="top"/>
    </style:style>
    <style:style style:name="Table22.Cell18" style:family="table-cell">
      <style:table-cell-properties fo:background-color="#FFFFFF" style:vertical-align="middle"/>
    </style:style>
    <style:style style:name="Table22.Cell19" style:family="table-cell">
      <style:table-cell-properties fo:background-color="#FFFFFF" style:vertical-align="top"/>
    </style:style>
    <style:style style:name="Table22.Cell20" style:family="table-cell">
      <style:table-cell-properties fo:background-color="#FFFFFF" style:vertical-align="middle"/>
    </style:style>
    <style:style style:name="Table22.Cell21" style:family="table-cell">
      <style:table-cell-properties fo:background-color="#FFFFFF" style:vertical-align="top"/>
    </style:style>
    <style:style style:name="Table22.Cell22" style:family="table-cell">
      <style:table-cell-properties fo:background-color="#FFFFFF" style:vertical-align="middle"/>
    </style:style>
    <style:style style:name="Table22.Cell23" style:family="table-cell">
      <style:table-cell-properties fo:background-color="#FFFFFF" style:vertical-align="top"/>
    </style:style>
    <style:style style:name="Table22.Cell24" style:family="table-cell">
      <style:table-cell-properties fo:background-color="#FFFFFF" style:vertical-align="middle"/>
    </style:style>
    <style:style style:name="Table22.Cell25" style:family="table-cell">
      <style:table-cell-properties fo:background-color="#FFFFFF" style:vertical-align="top"/>
    </style:style>
    <style:style style:name="Table22.Cell26" style:family="table-cell">
      <style:table-cell-properties fo:background-color="#FFFFFF" style:vertical-align="middle"/>
    </style:style>
    <style:style style:name="Table22.Cell27" style:family="table-cell">
      <style:table-cell-properties fo:background-color="#FFFFFF" style:vertical-align="top"/>
    </style:style>
    <style:style style:name="Table22.Cell28" style:family="table-cell">
      <style:table-cell-properties fo:background-color="#FFFFFF" style:vertical-align="middle"/>
    </style:style>
    <style:style style:name="Table22.Cell29" style:family="table-cell">
      <style:table-cell-properties fo:background-color="#FFFFFF" style:vertical-align="top"/>
    </style:style>
    <style:style style:name="Table22.Cell30" style:family="table-cell">
      <style:table-cell-properties fo:background-color="#FFFFFF" style:vertical-align="middle"/>
    </style:style>
    <style:style style:name="Table22.Cell31" style:family="table-cell">
      <style:table-cell-properties fo:background-color="#FFFFFF" style:vertical-align="top"/>
    </style:style>
    <style:style style:name="Table22.Cell32" style:family="table-cell">
      <style:table-cell-properties fo:background-color="#FFFFFF" style:vertical-align="middle"/>
    </style:style>
    <style:style style:name="Table22.Cell33" style:family="table-cell">
      <style:table-cell-properties fo:background-color="#FFFFFF" style:vertical-align="top"/>
    </style:style>
    <style:style style:name="Table22.Cell34" style:family="table-cell">
      <style:table-cell-properties fo:background-color="#FFFFFF" style:vertical-align="middle"/>
    </style:style>
    <style:style style:name="Table22.Cell35" style:family="table-cell">
      <style:table-cell-properties fo:background-color="#FFFFFF" style:vertical-align="top"/>
    </style:style>
    <style:style style:name="Table22.Cell36" style:family="table-cell">
      <style:table-cell-properties fo:background-color="#FFFFFF"/>
    </style:style>
    <style:style style:name="Table22.Cell37" style:family="table-cell">
      <style:table-cell-properties fo:background-color="#FFFFFF" style:vertical-align="top"/>
    </style:style>
    <style:style style:name="Table22.Cell38" style:family="table-cell">
      <style:table-cell-properties fo:background-color="#FFFFFF" style:vertical-align="top"/>
    </style:style>
    <style:style style:name="Table22.Cell39" style:family="table-cell">
      <style:table-cell-properties fo:background-color="#FFFFFF" style:vertical-align="top"/>
    </style:style>
    <style:style style:name="Table22.Cell40" style:family="table-cell">
      <style:table-cell-properties fo:background-color="#FFFFFF" style:vertical-align="top"/>
    </style:style>
    <style:style style:name="Table22.Cell41" style:family="table-cell">
      <style:table-cell-properties fo:background-color="#FFFFFF" style:vertical-align="top"/>
    </style:style>
    <style:style style:name="Table22.Cell42" style:family="table-cell">
      <style:table-cell-properties fo:background-color="#FFFFFF" style:vertical-align="top"/>
    </style:style>
    <style:style style:name="Table22.Cell43" style:family="table-cell">
      <style:table-cell-properties fo:background-color="#FFFFFF" style:vertical-align="top"/>
    </style:style>
    <style:style style:name="Table22.Cell44" style:family="table-cell">
      <style:table-cell-properties fo:background-color="#FFFFFF" style:vertical-align="top"/>
    </style:style>
    <style:style style:name="Table22.Cell45" style:family="table-cell">
      <style:table-cell-properties fo:background-color="#FFFFFF" style:vertical-align="top"/>
    </style:style>
    <style:style style:name="Table22.Cell46" style:family="table-cell">
      <style:table-cell-properties fo:background-color="#FFFFFF" style:vertical-align="top"/>
    </style:style>
    <style:style style:name="Table22.Cell47" style:family="table-cell">
      <style:table-cell-properties fo:background-color="#FFFFFF" style:vertical-align="top"/>
    </style:style>
    <style:style style:name="Table22.Cell48" style:family="table-cell">
      <style:table-cell-properties fo:background-color="#FFFFFF" style:vertical-align="top"/>
    </style:style>
    <style:style style:name="Table22.Cell49" style:family="table-cell">
      <style:table-cell-properties fo:background-color="#FFFFFF" style:vertical-align="top"/>
    </style:style>
    <style:style style:name="Table22.Cell50" style:family="table-cell">
      <style:table-cell-properties fo:background-color="#FFFFFF" style:vertical-align="top"/>
    </style:style>
    <style:style style:name="Table22.Cell51" style:family="table-cell">
      <style:table-cell-properties fo:background-color="#FFFFFF" style:vertical-align="top"/>
    </style:style>
    <style:style style:name="Table22.Cell52" style:family="table-cell">
      <style:table-cell-properties fo:background-color="#FFFFFF" style:vertical-align="top"/>
    </style:style>
    <style:style style:name="Table22.Cell53" style:family="table-cell">
      <style:table-cell-properties fo:background-color="#FFFFFF" style:vertical-align="top"/>
    </style:style>
    <style:style style:name="Table22.Cell54" style:family="table-cell">
      <style:table-cell-properties fo:background-color="#FFFFFF" style:vertical-align="top"/>
    </style:style>
    <style:style style:name="Table22.Cell55" style:family="table-cell">
      <style:table-cell-properties fo:background-color="#FFFFFF" style:vertical-align="top"/>
    </style:style>
    <style:style style:name="Table22.Cell56" style:family="table-cell">
      <style:table-cell-properties fo:background-color="#FFFFFF" style:vertical-align="top"/>
    </style:style>
    <style:style style:name="Table22.Cell57" style:family="table-cell">
      <style:table-cell-properties fo:background-color="#FFFFFF" style:vertical-align="top"/>
    </style:style>
    <style:style style:name="Table22.Cell58" style:family="table-cell">
      <style:table-cell-properties fo:background-color="#FFFFFF" style:vertical-align="top"/>
    </style:style>
    <style:style style:name="Table22.Cell59" style:family="table-cell">
      <style:table-cell-properties fo:background-color="#FFFFFF" style:vertical-align="top"/>
    </style:style>
    <style:style style:name="Table22.Cell60" style:family="table-cell">
      <style:table-cell-properties fo:background-color="#FFFFFF" style:vertical-align="top"/>
    </style:style>
    <style:style style:name="Table22.Cell61" style:family="table-cell">
      <style:table-cell-properties fo:background-color="#FFFFFF" style:vertical-align="top"/>
    </style:style>
    <style:style style:name="Table22.Cell62" style:family="table-cell">
      <style:table-cell-properties fo:background-color="#FFFFFF" style:vertical-align="top"/>
    </style:style>
    <style:style style:name="Table22.Cell63" style:family="table-cell">
      <style:table-cell-properties fo:background-color="#FFFFFF" style:vertical-align="top"/>
    </style:style>
    <style:style style:name="Table22.Cell64" style:family="table-cell">
      <style:table-cell-properties fo:background-color="#FFFFFF" style:vertical-align="top"/>
    </style:style>
    <style:style style:name="Table22.Cell65" style:family="table-cell">
      <style:table-cell-properties fo:background-color="#FFFFFF" style:vertical-align="top"/>
    </style:style>
    <style:style style:name="Table22.Cell66" style:family="table-cell">
      <style:table-cell-properties fo:background-color="#FFFFFF" style:vertical-align="top"/>
    </style:style>
    <style:style style:name="Table22.Cell67" style:family="table-cell">
      <style:table-cell-properties fo:background-color="#FFFFFF" style:vertical-align="top"/>
    </style:style>
    <style:style style:name="Table22.Cell68" style:family="table-cell">
      <style:table-cell-properties fo:background-color="#FFFFFF" style:vertical-align="top"/>
    </style:style>
    <style:style style:name="Table22.Cell69" style:family="table-cell">
      <style:table-cell-properties fo:background-color="#FFFFFF" style:vertical-align="top"/>
    </style:style>
    <style:style style:name="Table22.Cell70" style:family="table-cell">
      <style:table-cell-properties fo:background-color="#FFFFFF" style:vertical-align="top"/>
    </style:style>
    <style:style style:name="Table22.Cell71" style:family="table-cell">
      <style:table-cell-properties fo:background-color="#FFFFFF" style:vertical-align="top"/>
    </style:style>
    <style:style style:name="Table22.Cell72" style:family="table-cell">
      <style:table-cell-properties fo:background-color="#FFFFFF" style:vertical-align="top"/>
    </style:style>
    <style:style style:name="Table23" style:family="table">
      <style:table-properties style:writing-mode="lr-tb" style:width="16.671cm" table:align="center"/>
    </style:style>
    <style:style style:name="Table23.C1" style:family="table-column">
      <style:table-column-properties style:column-width="4.639cm"/>
    </style:style>
    <style:style style:name="Table23.C2" style:family="table-column">
      <style:table-column-properties style:column-width="1.956cm"/>
    </style:style>
    <style:style style:name="Table23.C3" style:family="table-column">
      <style:table-column-properties style:column-width="6.638cm"/>
    </style:style>
    <style:style style:name="Table23.C4" style:family="table-column">
      <style:table-column-properties style:column-width="3.438cm"/>
    </style:style>
    <style:style style:name="Table23.R1" style:family="table-row">
      <style:table-row-properties style:row-height="0.753cm"/>
    </style:style>
    <style:style style:name="Table23.R2" style:family="table-row">
      <style:table-row-properties style:row-height="1.134cm"/>
    </style:style>
    <style:style style:name="Table23.R3" style:family="table-row">
      <style:table-row-properties style:row-height="0.804cm"/>
    </style:style>
    <style:style style:name="Table23.Cell1" style:family="table-cell">
      <style:table-cell-properties fo:background-color="#FFFFFF" style:vertical-align="top"/>
    </style:style>
    <style:style style:name="Table23.Cell2" style:family="table-cell">
      <style:table-cell-properties fo:background-color="#FFFFFF" style:vertical-align="middle"/>
    </style:style>
    <style:style style:name="Table23.Cell3" style:family="table-cell">
      <style:table-cell-properties fo:background-color="#FFFFFF" style:vertical-align="top"/>
    </style:style>
    <style:style style:name="Table23.Cell4" style:family="table-cell">
      <style:table-cell-properties fo:background-color="#FFFFFF" style:vertical-align="top"/>
    </style:style>
    <style:style style:name="Table23.Cell5" style:family="table-cell">
      <style:table-cell-properties fo:background-color="#FFFFFF" style:vertical-align="top"/>
    </style:style>
    <style:style style:name="Table23.Cell6" style:family="table-cell">
      <style:table-cell-properties fo:background-color="#FFFFFF" style:vertical-align="middle"/>
    </style:style>
    <style:style style:name="Table23.Cell7" style:family="table-cell">
      <style:table-cell-properties fo:background-color="#FFFFFF" style:vertical-align="middle"/>
    </style:style>
    <style:style style:name="Table23.Cell8" style:family="table-cell">
      <style:table-cell-properties fo:background-color="#FFFFFF" style:vertical-align="middle"/>
    </style:style>
    <style:style style:name="Table23.Cell9" style:family="table-cell">
      <style:table-cell-properties fo:background-color="#FFFFFF" style:vertical-align="top"/>
    </style:style>
    <style:style style:name="Table23.Cell10" style:family="table-cell">
      <style:table-cell-properties fo:background-color="#FFFFFF"/>
    </style:style>
    <style:style style:name="Table23.Cell11" style:family="table-cell">
      <style:table-cell-properties fo:background-color="#FFFFFF"/>
    </style:style>
    <style:style style:name="Table23.Cell12" style:family="table-cell">
      <style:table-cell-properties fo:background-color="#FFFFFF"/>
    </style:style>
    <style:style style:name="Table24" style:family="table">
      <style:table-properties style:writing-mode="lr-tb" style:width="10.634cm" table:align="center"/>
    </style:style>
    <style:style style:name="Table24.C1" style:family="table-column">
      <style:table-column-properties style:column-width="0.644cm"/>
    </style:style>
    <style:style style:name="Table24.C2" style:family="table-column">
      <style:table-column-properties style:column-width="5.630cm"/>
    </style:style>
    <style:style style:name="Table24.C3" style:family="table-column">
      <style:table-column-properties style:column-width="4.360cm"/>
    </style:style>
    <style:style style:name="Table24.R1" style:family="table-row">
      <style:table-row-properties style:row-height="0.610cm"/>
    </style:style>
    <style:style style:name="Table24.R2" style:family="table-row">
      <style:table-row-properties style:row-height="1.109cm"/>
    </style:style>
    <style:style style:name="Table24.R3" style:family="table-row">
      <style:table-row-properties style:row-height="1.304cm"/>
    </style:style>
    <style:style style:name="Table24.R4" style:family="table-row">
      <style:table-row-properties style:row-height="1.058cm"/>
    </style:style>
    <style:style style:name="Table24.R5" style:family="table-row">
      <style:table-row-properties style:row-height="1.134cm"/>
    </style:style>
    <style:style style:name="Table24.R6" style:family="table-row">
      <style:table-row-properties style:row-height="1.083cm"/>
    </style:style>
    <style:style style:name="Table24.R7" style:family="table-row">
      <style:table-row-properties style:row-height="1.092cm"/>
    </style:style>
    <style:style style:name="Table24.R8" style:family="table-row">
      <style:table-row-properties style:row-height="1.101cm"/>
    </style:style>
    <style:style style:name="Table24.R9" style:family="table-row">
      <style:table-row-properties style:row-height="1.109cm"/>
    </style:style>
    <style:style style:name="Table24.R10" style:family="table-row">
      <style:table-row-properties style:row-height="1.125cm"/>
    </style:style>
    <style:style style:name="Table24.R11" style:family="table-row">
      <style:table-row-properties style:row-height="1.092cm"/>
    </style:style>
    <style:style style:name="Table24.R12" style:family="table-row">
      <style:table-row-properties style:row-height="1.067cm"/>
    </style:style>
    <style:style style:name="Table24.R13" style:family="table-row">
      <style:table-row-properties style:row-height="1.109cm"/>
    </style:style>
    <style:style style:name="Table24.R14" style:family="table-row">
      <style:table-row-properties style:row-height="1.143cm"/>
    </style:style>
    <style:style style:name="Table24.R15" style:family="table-row">
      <style:table-row-properties style:row-height="0.771cm"/>
    </style:style>
    <style:style style:name="Table24.Cell1" style:family="table-cell">
      <style:table-cell-properties fo:background-color="#FFFFFF" style:vertical-align="top"/>
    </style:style>
    <style:style style:name="Table24.Cell2" style:family="table-cell">
      <style:table-cell-properties fo:background-color="#FFFFFF" style:vertical-align="top"/>
    </style:style>
    <style:style style:name="Table24.Cell3" style:family="table-cell">
      <style:table-cell-properties fo:background-color="#FFFFFF" style:vertical-align="top"/>
    </style:style>
    <style:style style:name="Table24.Cell4" style:family="table-cell">
      <style:table-cell-properties fo:background-color="#FFFFFF" style:vertical-align="top"/>
    </style:style>
    <style:style style:name="Table24.Cell5" style:family="table-cell">
      <style:table-cell-properties fo:background-color="#FFFFFF" style:vertical-align="top"/>
    </style:style>
    <style:style style:name="Table24.Cell6" style:family="table-cell">
      <style:table-cell-properties fo:background-color="#FFFFFF" style:vertical-align="top"/>
    </style:style>
    <style:style style:name="Table24.Cell7" style:family="table-cell">
      <style:table-cell-properties fo:background-color="#FFFFFF" style:vertical-align="top"/>
    </style:style>
    <style:style style:name="Table24.Cell8" style:family="table-cell">
      <style:table-cell-properties fo:background-color="#FFFFFF" style:vertical-align="middle"/>
    </style:style>
    <style:style style:name="Table24.Cell9" style:family="table-cell">
      <style:table-cell-properties fo:background-color="#FFFFFF" style:vertical-align="middle"/>
    </style:style>
    <style:style style:name="Table24.Cell10" style:family="table-cell">
      <style:table-cell-properties fo:background-color="#FFFFFF" style:vertical-align="middle"/>
    </style:style>
    <style:style style:name="Table24.Cell11" style:family="table-cell">
      <style:table-cell-properties fo:background-color="#FFFFFF" style:vertical-align="middle"/>
    </style:style>
    <style:style style:name="Table24.Cell12" style:family="table-cell">
      <style:table-cell-properties fo:background-color="#FFFFFF" style:vertical-align="middle"/>
    </style:style>
    <style:style style:name="Table24.Cell13" style:family="table-cell">
      <style:table-cell-properties fo:background-color="#FFFFFF" style:vertical-align="middle"/>
    </style:style>
    <style:style style:name="Table24.Cell14" style:family="table-cell">
      <style:table-cell-properties fo:background-color="#FFFFFF" style:vertical-align="middle"/>
    </style:style>
    <style:style style:name="Table24.Cell15" style:family="table-cell">
      <style:table-cell-properties fo:background-color="#FFFFFF" style:vertical-align="middle"/>
    </style:style>
    <style:style style:name="Table24.Cell16" style:family="table-cell">
      <style:table-cell-properties fo:background-color="#FFFFFF" style:vertical-align="middle"/>
    </style:style>
    <style:style style:name="Table24.Cell17" style:family="table-cell">
      <style:table-cell-properties fo:background-color="#FFFFFF" style:vertical-align="middle"/>
    </style:style>
    <style:style style:name="Table24.Cell18" style:family="table-cell">
      <style:table-cell-properties fo:background-color="#FFFFFF" style:vertical-align="middle"/>
    </style:style>
    <style:style style:name="Table24.Cell19" style:family="table-cell">
      <style:table-cell-properties fo:background-color="#FFFFFF" style:vertical-align="middle"/>
    </style:style>
    <style:style style:name="Table24.Cell20" style:family="table-cell">
      <style:table-cell-properties fo:background-color="#FFFFFF" style:vertical-align="middle"/>
    </style:style>
    <style:style style:name="Table24.Cell21" style:family="table-cell">
      <style:table-cell-properties fo:background-color="#FFFFFF" style:vertical-align="middle"/>
    </style:style>
    <style:style style:name="Table24.Cell22" style:family="table-cell">
      <style:table-cell-properties fo:background-color="#FFFFFF" style:vertical-align="middle"/>
    </style:style>
    <style:style style:name="Table24.Cell23" style:family="table-cell">
      <style:table-cell-properties fo:background-color="#FFFFFF" style:vertical-align="middle"/>
    </style:style>
    <style:style style:name="Table24.Cell24" style:family="table-cell">
      <style:table-cell-properties fo:background-color="#FFFFFF" style:vertical-align="middle"/>
    </style:style>
    <style:style style:name="Table24.Cell25" style:family="table-cell">
      <style:table-cell-properties fo:background-color="#FFFFFF" style:vertical-align="middle"/>
    </style:style>
    <style:style style:name="Table24.Cell26" style:family="table-cell">
      <style:table-cell-properties fo:background-color="#FFFFFF" style:vertical-align="middle"/>
    </style:style>
    <style:style style:name="Table24.Cell27" style:family="table-cell">
      <style:table-cell-properties fo:background-color="#FFFFFF" style:vertical-align="middle"/>
    </style:style>
    <style:style style:name="Table24.Cell28" style:family="table-cell">
      <style:table-cell-properties fo:background-color="#FFFFFF" style:vertical-align="middle"/>
    </style:style>
    <style:style style:name="Table24.Cell29" style:family="table-cell">
      <style:table-cell-properties fo:background-color="#FFFFFF" style:vertical-align="middle"/>
    </style:style>
    <style:style style:name="Table24.Cell30" style:family="table-cell">
      <style:table-cell-properties fo:background-color="#FFFFFF" style:vertical-align="middle"/>
    </style:style>
    <style:style style:name="Table24.Cell31" style:family="table-cell">
      <style:table-cell-properties fo:background-color="#FFFFFF" style:vertical-align="middle"/>
    </style:style>
    <style:style style:name="Table24.Cell32" style:family="table-cell">
      <style:table-cell-properties fo:background-color="#FFFFFF" style:vertical-align="middle"/>
    </style:style>
    <style:style style:name="Table24.Cell33" style:family="table-cell">
      <style:table-cell-properties fo:background-color="#FFFFFF" style:vertical-align="middle"/>
    </style:style>
    <style:style style:name="Table24.Cell34" style:family="table-cell">
      <style:table-cell-properties fo:background-color="#FFFFFF" style:vertical-align="middle"/>
    </style:style>
    <style:style style:name="Table24.Cell35" style:family="table-cell">
      <style:table-cell-properties fo:background-color="#FFFFFF" style:vertical-align="middle"/>
    </style:style>
    <style:style style:name="Table24.Cell36" style:family="table-cell">
      <style:table-cell-properties fo:background-color="#FFFFFF" style:vertical-align="middle"/>
    </style:style>
    <style:style style:name="Table24.Cell37" style:family="table-cell">
      <style:table-cell-properties fo:background-color="#FFFFFF" style:vertical-align="middle"/>
    </style:style>
    <style:style style:name="Table24.Cell38" style:family="table-cell">
      <style:table-cell-properties fo:background-color="#FFFFFF" style:vertical-align="middle"/>
    </style:style>
    <style:style style:name="Table24.Cell39" style:family="table-cell">
      <style:table-cell-properties fo:background-color="#FFFFFF" style:vertical-align="middle"/>
    </style:style>
    <style:style style:name="Table24.Cell40" style:family="table-cell">
      <style:table-cell-properties fo:background-color="#FFFFFF" style:vertical-align="middle"/>
    </style:style>
    <style:style style:name="Table24.Cell41" style:family="table-cell">
      <style:table-cell-properties fo:background-color="#FFFFFF" style:vertical-align="middle"/>
    </style:style>
    <style:style style:name="Table24.Cell42" style:family="table-cell">
      <style:table-cell-properties fo:background-color="#FFFFFF" style:vertical-align="middle"/>
    </style:style>
    <style:style style:name="Table24.Cell43" style:family="table-cell">
      <style:table-cell-properties fo:background-color="#FFFFFF" style:vertical-align="top"/>
    </style:style>
    <style:style style:name="Table24.Cell44" style:family="table-cell">
      <style:table-cell-properties fo:background-color="#FFFFFF" style:vertical-align="top"/>
    </style:style>
    <style:style style:name="Table24.Cell45" style:family="table-cell">
      <style:table-cell-properties fo:background-color="#FFFFFF"/>
    </style:style>
    <style:style style:name="Table25" style:family="table">
      <style:table-properties style:writing-mode="lr-tb" style:width="16.662cm" table:align="center"/>
    </style:style>
    <style:style style:name="Table25.C1" style:family="table-column">
      <style:table-column-properties style:column-width="5.249cm"/>
    </style:style>
    <style:style style:name="Table25.C2" style:family="table-column">
      <style:table-column-properties style:column-width="1.515cm"/>
    </style:style>
    <style:style style:name="Table25.C3" style:family="table-column">
      <style:table-column-properties style:column-width="5.697cm"/>
    </style:style>
    <style:style style:name="Table25.C4" style:family="table-column">
      <style:table-column-properties style:column-width="4.200cm"/>
    </style:style>
    <style:style style:name="Table25.R1" style:family="table-row">
      <style:table-row-properties style:row-height="0.617cm"/>
    </style:style>
    <style:style style:name="Table25.R2" style:family="table-row">
      <style:table-row-properties style:row-height="0.744cm"/>
    </style:style>
    <style:style style:name="Table25.R3" style:family="table-row">
      <style:table-row-properties style:row-height="0.744cm"/>
    </style:style>
    <style:style style:name="Table25.R4" style:family="table-row">
      <style:table-row-properties style:row-height="0.914cm"/>
    </style:style>
    <style:style style:name="Table25.R5" style:family="table-row">
      <style:table-row-properties style:row-height="1.083cm"/>
    </style:style>
    <style:style style:name="Table25.R6" style:family="table-row">
      <style:table-row-properties style:row-height="1.076cm"/>
    </style:style>
    <style:style style:name="Table25.R7" style:family="table-row">
      <style:table-row-properties style:row-height="1.101cm"/>
    </style:style>
    <style:style style:name="Table25.R8" style:family="table-row">
      <style:table-row-properties style:row-height="1.134cm"/>
    </style:style>
    <style:style style:name="Table25.R9" style:family="table-row">
      <style:table-row-properties style:row-height="1.101cm"/>
    </style:style>
    <style:style style:name="Table25.R10" style:family="table-row">
      <style:table-row-properties style:row-height="1.067cm"/>
    </style:style>
    <style:style style:name="Table25.R11" style:family="table-row">
      <style:table-row-properties style:row-height="1.101cm"/>
    </style:style>
    <style:style style:name="Table25.R12" style:family="table-row">
      <style:table-row-properties style:row-height="1.125cm"/>
    </style:style>
    <style:style style:name="Table25.R13" style:family="table-row">
      <style:table-row-properties style:row-height="1.118cm"/>
    </style:style>
    <style:style style:name="Table25.R14" style:family="table-row">
      <style:table-row-properties style:row-height="1.058cm"/>
    </style:style>
    <style:style style:name="Table25.R15" style:family="table-row">
      <style:table-row-properties style:row-height="1.101cm"/>
    </style:style>
    <style:style style:name="Table25.R16" style:family="table-row">
      <style:table-row-properties style:row-height="1.134cm"/>
    </style:style>
    <style:style style:name="Table25.R17" style:family="table-row">
      <style:table-row-properties style:row-height="1.076cm"/>
    </style:style>
    <style:style style:name="Table25.R18" style:family="table-row">
      <style:table-row-properties style:row-height="0.813cm"/>
    </style:style>
    <style:style style:name="Table25.Cell1" style:family="table-cell">
      <style:table-cell-properties fo:background-color="#FFFFFF" style:vertical-align="top"/>
    </style:style>
    <style:style style:name="Table25.Cell2" style:family="table-cell">
      <style:table-cell-properties fo:background-color="#FFFFFF" style:vertical-align="top"/>
    </style:style>
    <style:style style:name="Table25.Cell3" style:family="table-cell">
      <style:table-cell-properties fo:background-color="#FFFFFF" style:vertical-align="top"/>
    </style:style>
    <style:style style:name="Table25.Cell4" style:family="table-cell">
      <style:table-cell-properties fo:background-color="#FFFFFF" style:vertical-align="top"/>
    </style:style>
    <style:style style:name="Table25.Cell5" style:family="table-cell">
      <style:table-cell-properties fo:background-color="#FFFFFF"/>
    </style:style>
    <style:style style:name="Table25.Cell6" style:family="table-cell">
      <style:table-cell-properties fo:background-color="#FFFFFF" style:vertical-align="top"/>
    </style:style>
    <style:style style:name="Table25.Cell7" style:family="table-cell">
      <style:table-cell-properties fo:background-color="#FFFFFF" style:vertical-align="top"/>
    </style:style>
    <style:style style:name="Table25.Cell8" style:family="table-cell">
      <style:table-cell-properties fo:background-color="#FFFFFF" style:vertical-align="top"/>
    </style:style>
    <style:style style:name="Table25.Cell9" style:family="table-cell">
      <style:table-cell-properties fo:background-color="#FFFFFF" style:vertical-align="middle"/>
    </style:style>
    <style:style style:name="Table25.Cell10" style:family="table-cell">
      <style:table-cell-properties fo:background-color="#FFFFFF" style:vertical-align="middle"/>
    </style:style>
    <style:style style:name="Table25.Cell11" style:family="table-cell">
      <style:table-cell-properties fo:background-color="#FFFFFF" style:vertical-align="top"/>
    </style:style>
    <style:style style:name="Table25.Cell12" style:family="table-cell">
      <style:table-cell-properties fo:background-color="#FFFFFF" style:vertical-align="middle"/>
    </style:style>
    <style:style style:name="Table25.Cell13" style:family="table-cell">
      <style:table-cell-properties fo:background-color="#FFFFFF" style:vertical-align="top"/>
    </style:style>
    <style:style style:name="Table25.Cell14" style:family="table-cell">
      <style:table-cell-properties fo:background-color="#FFFFFF" style:vertical-align="middle"/>
    </style:style>
    <style:style style:name="Table25.Cell15" style:family="table-cell">
      <style:table-cell-properties fo:background-color="#FFFFFF" style:vertical-align="top"/>
    </style:style>
    <style:style style:name="Table25.Cell16" style:family="table-cell">
      <style:table-cell-properties fo:background-color="#FFFFFF" style:vertical-align="middle"/>
    </style:style>
    <style:style style:name="Table25.Cell17" style:family="table-cell">
      <style:table-cell-properties fo:background-color="#FFFFFF" style:vertical-align="top"/>
    </style:style>
    <style:style style:name="Table25.Cell18" style:family="table-cell">
      <style:table-cell-properties fo:background-color="#FFFFFF" style:vertical-align="middle"/>
    </style:style>
    <style:style style:name="Table25.Cell19" style:family="table-cell">
      <style:table-cell-properties fo:background-color="#FFFFFF" style:vertical-align="top"/>
    </style:style>
    <style:style style:name="Table25.Cell20" style:family="table-cell">
      <style:table-cell-properties fo:background-color="#FFFFFF" style:vertical-align="middle"/>
    </style:style>
    <style:style style:name="Table25.Cell21" style:family="table-cell">
      <style:table-cell-properties fo:background-color="#FFFFFF" style:vertical-align="top"/>
    </style:style>
    <style:style style:name="Table25.Cell22" style:family="table-cell">
      <style:table-cell-properties fo:background-color="#FFFFFF" style:vertical-align="middle"/>
    </style:style>
    <style:style style:name="Table25.Cell23" style:family="table-cell">
      <style:table-cell-properties fo:background-color="#FFFFFF" style:vertical-align="top"/>
    </style:style>
    <style:style style:name="Table25.Cell24" style:family="table-cell">
      <style:table-cell-properties fo:background-color="#FFFFFF" style:vertical-align="middle"/>
    </style:style>
    <style:style style:name="Table25.Cell25" style:family="table-cell">
      <style:table-cell-properties fo:background-color="#FFFFFF" style:vertical-align="top"/>
    </style:style>
    <style:style style:name="Table25.Cell26" style:family="table-cell">
      <style:table-cell-properties fo:background-color="#FFFFFF" style:vertical-align="middle"/>
    </style:style>
    <style:style style:name="Table25.Cell27" style:family="table-cell">
      <style:table-cell-properties fo:background-color="#FFFFFF" style:vertical-align="top"/>
    </style:style>
    <style:style style:name="Table25.Cell28" style:family="table-cell">
      <style:table-cell-properties fo:background-color="#FFFFFF" style:vertical-align="middle"/>
    </style:style>
    <style:style style:name="Table25.Cell29" style:family="table-cell">
      <style:table-cell-properties fo:background-color="#FFFFFF" style:vertical-align="top"/>
    </style:style>
    <style:style style:name="Table25.Cell30" style:family="table-cell">
      <style:table-cell-properties fo:background-color="#FFFFFF" style:vertical-align="middle"/>
    </style:style>
    <style:style style:name="Table25.Cell31" style:family="table-cell">
      <style:table-cell-properties fo:background-color="#FFFFFF" style:vertical-align="top"/>
    </style:style>
    <style:style style:name="Table25.Cell32" style:family="table-cell">
      <style:table-cell-properties fo:background-color="#FFFFFF" style:vertical-align="middle"/>
    </style:style>
    <style:style style:name="Table25.Cell33" style:family="table-cell">
      <style:table-cell-properties fo:background-color="#FFFFFF" style:vertical-align="top"/>
    </style:style>
    <style:style style:name="Table25.Cell34" style:family="table-cell">
      <style:table-cell-properties fo:background-color="#FFFFFF" style:vertical-align="middle"/>
    </style:style>
    <style:style style:name="Table25.Cell35" style:family="table-cell">
      <style:table-cell-properties fo:background-color="#FFFFFF" style:vertical-align="top"/>
    </style:style>
    <style:style style:name="Table25.Cell36" style:family="table-cell">
      <style:table-cell-properties fo:background-color="#FFFFFF"/>
    </style:style>
    <style:style style:name="Table25.Cell37" style:family="table-cell">
      <style:table-cell-properties fo:background-color="#FFFFFF" style:vertical-align="top"/>
    </style:style>
    <style:style style:name="Table25.Cell38" style:family="table-cell">
      <style:table-cell-properties fo:background-color="#FFFFFF" style:vertical-align="top"/>
    </style:style>
    <style:style style:name="Table25.Cell39" style:family="table-cell">
      <style:table-cell-properties fo:background-color="#FFFFFF" style:vertical-align="top"/>
    </style:style>
    <style:style style:name="Table25.Cell40" style:family="table-cell">
      <style:table-cell-properties fo:background-color="#FFFFFF" style:vertical-align="top"/>
    </style:style>
    <style:style style:name="Table25.Cell41" style:family="table-cell">
      <style:table-cell-properties fo:background-color="#FFFFFF" style:vertical-align="top"/>
    </style:style>
    <style:style style:name="Table25.Cell42" style:family="table-cell">
      <style:table-cell-properties fo:background-color="#FFFFFF" style:vertical-align="top"/>
    </style:style>
    <style:style style:name="Table25.Cell43" style:family="table-cell">
      <style:table-cell-properties fo:background-color="#FFFFFF" style:vertical-align="top"/>
    </style:style>
    <style:style style:name="Table25.Cell44" style:family="table-cell">
      <style:table-cell-properties fo:background-color="#FFFFFF" style:vertical-align="top"/>
    </style:style>
    <style:style style:name="Table25.Cell45" style:family="table-cell">
      <style:table-cell-properties fo:background-color="#FFFFFF" style:vertical-align="top"/>
    </style:style>
    <style:style style:name="Table25.Cell46" style:family="table-cell">
      <style:table-cell-properties fo:background-color="#FFFFFF" style:vertical-align="top"/>
    </style:style>
    <style:style style:name="Table25.Cell47" style:family="table-cell">
      <style:table-cell-properties fo:background-color="#FFFFFF" style:vertical-align="top"/>
    </style:style>
    <style:style style:name="Table25.Cell48" style:family="table-cell">
      <style:table-cell-properties fo:background-color="#FFFFFF" style:vertical-align="top"/>
    </style:style>
    <style:style style:name="Table25.Cell49" style:family="table-cell">
      <style:table-cell-properties fo:background-color="#FFFFFF" style:vertical-align="top"/>
    </style:style>
    <style:style style:name="Table25.Cell50" style:family="table-cell">
      <style:table-cell-properties fo:background-color="#FFFFFF" style:vertical-align="top"/>
    </style:style>
    <style:style style:name="Table25.Cell51" style:family="table-cell">
      <style:table-cell-properties fo:background-color="#FFFFFF" style:vertical-align="top"/>
    </style:style>
    <style:style style:name="Table25.Cell52" style:family="table-cell">
      <style:table-cell-properties fo:background-color="#FFFFFF" style:vertical-align="top"/>
    </style:style>
    <style:style style:name="Table25.Cell53" style:family="table-cell">
      <style:table-cell-properties fo:background-color="#FFFFFF" style:vertical-align="top"/>
    </style:style>
    <style:style style:name="Table25.Cell54" style:family="table-cell">
      <style:table-cell-properties fo:background-color="#FFFFFF" style:vertical-align="top"/>
    </style:style>
    <style:style style:name="Table25.Cell55" style:family="table-cell">
      <style:table-cell-properties fo:background-color="#FFFFFF" style:vertical-align="top"/>
    </style:style>
    <style:style style:name="Table25.Cell56" style:family="table-cell">
      <style:table-cell-properties fo:background-color="#FFFFFF" style:vertical-align="top"/>
    </style:style>
    <style:style style:name="Table25.Cell57" style:family="table-cell">
      <style:table-cell-properties fo:background-color="#FFFFFF" style:vertical-align="top"/>
    </style:style>
    <style:style style:name="Table25.Cell58" style:family="table-cell">
      <style:table-cell-properties fo:background-color="#FFFFFF" style:vertical-align="top"/>
    </style:style>
    <style:style style:name="Table25.Cell59" style:family="table-cell">
      <style:table-cell-properties fo:background-color="#FFFFFF" style:vertical-align="top"/>
    </style:style>
    <style:style style:name="Table25.Cell60" style:family="table-cell">
      <style:table-cell-properties fo:background-color="#FFFFFF" style:vertical-align="top"/>
    </style:style>
    <style:style style:name="Table25.Cell61" style:family="table-cell">
      <style:table-cell-properties fo:background-color="#FFFFFF" style:vertical-align="top"/>
    </style:style>
    <style:style style:name="Table25.Cell62" style:family="table-cell">
      <style:table-cell-properties fo:background-color="#FFFFFF" style:vertical-align="top"/>
    </style:style>
    <style:style style:name="Table25.Cell63" style:family="table-cell">
      <style:table-cell-properties fo:background-color="#FFFFFF" style:vertical-align="top"/>
    </style:style>
    <style:style style:name="Table25.Cell64" style:family="table-cell">
      <style:table-cell-properties fo:background-color="#FFFFFF" style:vertical-align="top"/>
    </style:style>
    <style:style style:name="Table25.Cell65" style:family="table-cell">
      <style:table-cell-properties fo:background-color="#FFFFFF" style:vertical-align="top"/>
    </style:style>
    <style:style style:name="Table25.Cell66" style:family="table-cell">
      <style:table-cell-properties fo:background-color="#FFFFFF" style:vertical-align="top"/>
    </style:style>
    <style:style style:name="Table25.Cell67" style:family="table-cell">
      <style:table-cell-properties fo:background-color="#FFFFFF" style:vertical-align="top"/>
    </style:style>
    <style:style style:name="Table25.Cell68" style:family="table-cell">
      <style:table-cell-properties fo:background-color="#FFFFFF" style:vertical-align="top"/>
    </style:style>
    <style:style style:name="Table25.Cell69" style:family="table-cell">
      <style:table-cell-properties fo:background-color="#FFFFFF" style:vertical-align="top"/>
    </style:style>
    <style:style style:name="Table25.Cell70" style:family="table-cell">
      <style:table-cell-properties fo:background-color="#FFFFFF" style:vertical-align="top"/>
    </style:style>
    <style:style style:name="Table25.Cell71" style:family="table-cell">
      <style:table-cell-properties fo:background-color="#FFFFFF" style:vertical-align="top"/>
    </style:style>
    <style:style style:name="Table25.Cell72" style:family="table-cell">
      <style:table-cell-properties fo:background-color="#FFFFFF" style:vertical-align="top"/>
    </style:style>
    <style:style style:name="Table26" style:family="table">
      <style:table-properties style:writing-mode="lr-tb" style:width="16.646cm" table:align="center"/>
    </style:style>
    <style:style style:name="Table26.C1" style:family="table-column">
      <style:table-column-properties style:column-width="4.657cm"/>
    </style:style>
    <style:style style:name="Table26.C2" style:family="table-column">
      <style:table-column-properties style:column-width="2.074cm"/>
    </style:style>
    <style:style style:name="Table26.C3" style:family="table-column">
      <style:table-column-properties style:column-width="5.876cm"/>
    </style:style>
    <style:style style:name="Table26.C4" style:family="table-column">
      <style:table-column-properties style:column-width="4.039cm"/>
    </style:style>
    <style:style style:name="Table26.R1" style:family="table-row">
      <style:table-row-properties style:row-height="0.762cm"/>
    </style:style>
    <style:style style:name="Table26.R2" style:family="table-row">
      <style:table-row-properties style:row-height="0.780cm"/>
    </style:style>
    <style:style style:name="Table26.Cell1" style:family="table-cell">
      <style:table-cell-properties fo:background-color="#FFFFFF" style:vertical-align="top"/>
    </style:style>
    <style:style style:name="Table26.Cell2" style:family="table-cell">
      <style:table-cell-properties fo:background-color="#FFFFFF" style:vertical-align="top"/>
    </style:style>
    <style:style style:name="Table26.Cell3" style:family="table-cell">
      <style:table-cell-properties fo:background-color="#FFFFFF" style:vertical-align="top"/>
    </style:style>
    <style:style style:name="Table26.Cell4" style:family="table-cell">
      <style:table-cell-properties fo:background-color="#FFFFFF"/>
    </style:style>
    <style:style style:name="Table26.Cell5" style:family="table-cell">
      <style:table-cell-properties fo:background-color="#FFFFFF" style:vertical-align="top"/>
    </style:style>
    <style:style style:name="Table26.Cell6" style:family="table-cell">
      <style:table-cell-properties fo:background-color="#FFFFFF" style:vertical-align="top"/>
    </style:style>
    <style:style style:name="Table26.Cell7" style:family="table-cell">
      <style:table-cell-properties fo:background-color="#FFFFFF" style:vertical-align="top"/>
    </style:style>
    <style:style style:name="Table26.Cell8" style:family="table-cell">
      <style:table-cell-properties fo:background-color="#FFFFFF" style:vertical-align="top"/>
    </style:style>
    <style:style style:name="Table27" style:family="table">
      <style:table-properties style:writing-mode="lr-tb" style:width="10.626cm" table:align="right"/>
    </style:style>
    <style:style style:name="Table27.C1" style:family="table-column">
      <style:table-column-properties style:column-width="0.660cm"/>
    </style:style>
    <style:style style:name="Table27.C2" style:family="table-column">
      <style:table-column-properties style:column-width="6.791cm"/>
    </style:style>
    <style:style style:name="Table27.C3" style:family="table-column">
      <style:table-column-properties style:column-width="3.175cm"/>
    </style:style>
    <style:style style:name="Table27.R1" style:family="table-row">
      <style:table-row-properties style:row-height="0.753cm"/>
    </style:style>
    <style:style style:name="Table27.R2" style:family="table-row">
      <style:table-row-properties style:row-height="1.143cm"/>
    </style:style>
    <style:style style:name="Table27.R3" style:family="table-row">
      <style:table-row-properties style:row-height="1.083cm"/>
    </style:style>
    <style:style style:name="Table27.R4" style:family="table-row">
      <style:table-row-properties style:row-height="1.118cm"/>
    </style:style>
    <style:style style:name="Table27.R5" style:family="table-row">
      <style:table-row-properties style:row-height="1.067cm"/>
    </style:style>
    <style:style style:name="Table27.R6" style:family="table-row">
      <style:table-row-properties style:row-height="1.101cm"/>
    </style:style>
    <style:style style:name="Table27.R7" style:family="table-row">
      <style:table-row-properties style:row-height="1.125cm"/>
    </style:style>
    <style:style style:name="Table27.R8" style:family="table-row">
      <style:table-row-properties style:row-height="1.109cm"/>
    </style:style>
    <style:style style:name="Table27.R9" style:family="table-row">
      <style:table-row-properties style:row-height="1.083cm"/>
    </style:style>
    <style:style style:name="Table27.R10" style:family="table-row">
      <style:table-row-properties style:row-height="1.109cm"/>
    </style:style>
    <style:style style:name="Table27.R11" style:family="table-row">
      <style:table-row-properties style:row-height="1.101cm"/>
    </style:style>
    <style:style style:name="Table27.R12" style:family="table-row">
      <style:table-row-properties style:row-height="1.067cm"/>
    </style:style>
    <style:style style:name="Table27.R13" style:family="table-row">
      <style:table-row-properties style:row-height="1.143cm"/>
    </style:style>
    <style:style style:name="Table27.R14" style:family="table-row">
      <style:table-row-properties style:row-height="0.804cm"/>
    </style:style>
    <style:style style:name="Table27.Cell1" style:family="table-cell">
      <style:table-cell-properties fo:background-color="#FFFFFF" style:vertical-align="top"/>
    </style:style>
    <style:style style:name="Table27.Cell2" style:family="table-cell">
      <style:table-cell-properties fo:background-color="#FFFFFF" style:vertical-align="top"/>
    </style:style>
    <style:style style:name="Table27.Cell3" style:family="table-cell">
      <style:table-cell-properties fo:background-color="#FFFFFF" style:vertical-align="top"/>
    </style:style>
    <style:style style:name="Table27.Cell4" style:family="table-cell">
      <style:table-cell-properties fo:background-color="#FFFFFF" style:vertical-align="middle"/>
    </style:style>
    <style:style style:name="Table27.Cell5" style:family="table-cell">
      <style:table-cell-properties fo:background-color="#FFFFFF" style:vertical-align="middle"/>
    </style:style>
    <style:style style:name="Table27.Cell6" style:family="table-cell">
      <style:table-cell-properties fo:background-color="#FFFFFF" style:vertical-align="middle"/>
    </style:style>
    <style:style style:name="Table27.Cell7" style:family="table-cell">
      <style:table-cell-properties fo:background-color="#FFFFFF" style:vertical-align="middle"/>
    </style:style>
    <style:style style:name="Table27.Cell8" style:family="table-cell">
      <style:table-cell-properties fo:background-color="#FFFFFF" style:vertical-align="middle"/>
    </style:style>
    <style:style style:name="Table27.Cell9" style:family="table-cell">
      <style:table-cell-properties fo:background-color="#FFFFFF" style:vertical-align="middle"/>
    </style:style>
    <style:style style:name="Table27.Cell10" style:family="table-cell">
      <style:table-cell-properties fo:background-color="#FFFFFF" style:vertical-align="middle"/>
    </style:style>
    <style:style style:name="Table27.Cell11" style:family="table-cell">
      <style:table-cell-properties fo:background-color="#FFFFFF" style:vertical-align="middle"/>
    </style:style>
    <style:style style:name="Table27.Cell12" style:family="table-cell">
      <style:table-cell-properties fo:background-color="#FFFFFF" style:vertical-align="middle"/>
    </style:style>
    <style:style style:name="Table27.Cell13" style:family="table-cell">
      <style:table-cell-properties fo:background-color="#FFFFFF" style:vertical-align="middle"/>
    </style:style>
    <style:style style:name="Table27.Cell14" style:family="table-cell">
      <style:table-cell-properties fo:background-color="#FFFFFF" style:vertical-align="middle"/>
    </style:style>
    <style:style style:name="Table27.Cell15" style:family="table-cell">
      <style:table-cell-properties fo:background-color="#FFFFFF" style:vertical-align="middle"/>
    </style:style>
    <style:style style:name="Table27.Cell16" style:family="table-cell">
      <style:table-cell-properties fo:background-color="#FFFFFF" style:vertical-align="middle"/>
    </style:style>
    <style:style style:name="Table27.Cell17" style:family="table-cell">
      <style:table-cell-properties fo:background-color="#FFFFFF" style:vertical-align="middle"/>
    </style:style>
    <style:style style:name="Table27.Cell18" style:family="table-cell">
      <style:table-cell-properties fo:background-color="#FFFFFF" style:vertical-align="middle"/>
    </style:style>
    <style:style style:name="Table27.Cell19" style:family="table-cell">
      <style:table-cell-properties fo:background-color="#FFFFFF" style:vertical-align="middle"/>
    </style:style>
    <style:style style:name="Table27.Cell20" style:family="table-cell">
      <style:table-cell-properties fo:background-color="#FFFFFF" style:vertical-align="middle"/>
    </style:style>
    <style:style style:name="Table27.Cell21" style:family="table-cell">
      <style:table-cell-properties fo:background-color="#FFFFFF" style:vertical-align="middle"/>
    </style:style>
    <style:style style:name="Table27.Cell22" style:family="table-cell">
      <style:table-cell-properties fo:background-color="#FFFFFF" style:vertical-align="middle"/>
    </style:style>
    <style:style style:name="Table27.Cell23" style:family="table-cell">
      <style:table-cell-properties fo:background-color="#FFFFFF" style:vertical-align="middle"/>
    </style:style>
    <style:style style:name="Table27.Cell24" style:family="table-cell">
      <style:table-cell-properties fo:background-color="#FFFFFF" style:vertical-align="middle"/>
    </style:style>
    <style:style style:name="Table27.Cell25" style:family="table-cell">
      <style:table-cell-properties fo:background-color="#FFFFFF" style:vertical-align="middle"/>
    </style:style>
    <style:style style:name="Table27.Cell26" style:family="table-cell">
      <style:table-cell-properties fo:background-color="#FFFFFF" style:vertical-align="middle"/>
    </style:style>
    <style:style style:name="Table27.Cell27" style:family="table-cell">
      <style:table-cell-properties fo:background-color="#FFFFFF" style:vertical-align="middle"/>
    </style:style>
    <style:style style:name="Table27.Cell28" style:family="table-cell">
      <style:table-cell-properties fo:background-color="#FFFFFF" style:vertical-align="middle"/>
    </style:style>
    <style:style style:name="Table27.Cell29" style:family="table-cell">
      <style:table-cell-properties fo:background-color="#FFFFFF" style:vertical-align="middle"/>
    </style:style>
    <style:style style:name="Table27.Cell30" style:family="table-cell">
      <style:table-cell-properties fo:background-color="#FFFFFF" style:vertical-align="middle"/>
    </style:style>
    <style:style style:name="Table27.Cell31" style:family="table-cell">
      <style:table-cell-properties fo:background-color="#FFFFFF" style:vertical-align="middle"/>
    </style:style>
    <style:style style:name="Table27.Cell32" style:family="table-cell">
      <style:table-cell-properties fo:background-color="#FFFFFF" style:vertical-align="middle"/>
    </style:style>
    <style:style style:name="Table27.Cell33" style:family="table-cell">
      <style:table-cell-properties fo:background-color="#FFFFFF" style:vertical-align="middle"/>
    </style:style>
    <style:style style:name="Table27.Cell34" style:family="table-cell">
      <style:table-cell-properties fo:background-color="#FFFFFF" style:vertical-align="middle"/>
    </style:style>
    <style:style style:name="Table27.Cell35" style:family="table-cell">
      <style:table-cell-properties fo:background-color="#FFFFFF" style:vertical-align="middle"/>
    </style:style>
    <style:style style:name="Table27.Cell36" style:family="table-cell">
      <style:table-cell-properties fo:background-color="#FFFFFF" style:vertical-align="middle"/>
    </style:style>
    <style:style style:name="Table27.Cell37" style:family="table-cell">
      <style:table-cell-properties fo:background-color="#FFFFFF" style:vertical-align="middle"/>
    </style:style>
    <style:style style:name="Table27.Cell38" style:family="table-cell">
      <style:table-cell-properties fo:background-color="#FFFFFF" style:vertical-align="middle"/>
    </style:style>
    <style:style style:name="Table27.Cell39" style:family="table-cell">
      <style:table-cell-properties fo:background-color="#FFFFFF" style:vertical-align="middle"/>
    </style:style>
    <style:style style:name="Table27.Cell40" style:family="table-cell">
      <style:table-cell-properties fo:background-color="#FFFFFF"/>
    </style:style>
    <style:style style:name="Table27.Cell41" style:family="table-cell">
      <style:table-cell-properties fo:background-color="#FFFFFF"/>
    </style:style>
    <style:style style:name="Table27.Cell42" style:family="table-cell">
      <style:table-cell-properties fo:background-color="#FFFFFF"/>
    </style:style>
    <style:style style:name="Table28" style:family="table">
      <style:table-properties style:writing-mode="lr-tb" style:width="10.634cm" table:align="center"/>
    </style:style>
    <style:style style:name="Table28.C1" style:family="table-column">
      <style:table-column-properties style:column-width="0.644cm"/>
    </style:style>
    <style:style style:name="Table28.C2" style:family="table-column">
      <style:table-column-properties style:column-width="6.036cm"/>
    </style:style>
    <style:style style:name="Table28.C3" style:family="table-column">
      <style:table-column-properties style:column-width="3.955cm"/>
    </style:style>
    <style:style style:name="Table28.R1" style:family="table-row">
      <style:table-row-properties style:row-height="0.617cm"/>
    </style:style>
    <style:style style:name="Table28.R2" style:family="table-row">
      <style:table-row-properties style:row-height="1.109cm"/>
    </style:style>
    <style:style style:name="Table28.R3" style:family="table-row">
      <style:table-row-properties style:row-height="1.295cm"/>
    </style:style>
    <style:style style:name="Table28.R4" style:family="table-row">
      <style:table-row-properties style:row-height="1.067cm"/>
    </style:style>
    <style:style style:name="Table28.R5" style:family="table-row">
      <style:table-row-properties style:row-height="1.101cm"/>
    </style:style>
    <style:style style:name="Table28.R6" style:family="table-row">
      <style:table-row-properties style:row-height="1.134cm"/>
    </style:style>
    <style:style style:name="Table28.R7" style:family="table-row">
      <style:table-row-properties style:row-height="1.058cm"/>
    </style:style>
    <style:style style:name="Table28.R8" style:family="table-row">
      <style:table-row-properties style:row-height="1.143cm"/>
    </style:style>
    <style:style style:name="Table28.R9" style:family="table-row">
      <style:table-row-properties style:row-height="1.109cm"/>
    </style:style>
    <style:style style:name="Table28.R10" style:family="table-row">
      <style:table-row-properties style:row-height="1.092cm"/>
    </style:style>
    <style:style style:name="Table28.R11" style:family="table-row">
      <style:table-row-properties style:row-height="1.092cm"/>
    </style:style>
    <style:style style:name="Table28.R12" style:family="table-row">
      <style:table-row-properties style:row-height="1.101cm"/>
    </style:style>
    <style:style style:name="Table28.R13" style:family="table-row">
      <style:table-row-properties style:row-height="1.076cm"/>
    </style:style>
    <style:style style:name="Table28.R14" style:family="table-row">
      <style:table-row-properties style:row-height="1.101cm"/>
    </style:style>
    <style:style style:name="Table28.R15" style:family="table-row">
      <style:table-row-properties style:row-height="1.109cm"/>
    </style:style>
    <style:style style:name="Table28.R16" style:family="table-row">
      <style:table-row-properties style:row-height="1.125cm"/>
    </style:style>
    <style:style style:name="Table28.R17" style:family="table-row">
      <style:table-row-properties style:row-height="1.067cm"/>
    </style:style>
    <style:style style:name="Table28.R18" style:family="table-row">
      <style:table-row-properties style:row-height="1.101cm"/>
    </style:style>
    <style:style style:name="Table28.R19" style:family="table-row">
      <style:table-row-properties style:row-height="1.118cm"/>
    </style:style>
    <style:style style:name="Table28.R20" style:family="table-row">
      <style:table-row-properties style:row-height="1.118cm"/>
    </style:style>
    <style:style style:name="Table28.R21" style:family="table-row">
      <style:table-row-properties style:row-height="0.762cm"/>
    </style:style>
    <style:style style:name="Table28.Cell1" style:family="table-cell">
      <style:table-cell-properties fo:background-color="#FFFFFF" style:vertical-align="top"/>
    </style:style>
    <style:style style:name="Table28.Cell2" style:family="table-cell">
      <style:table-cell-properties fo:background-color="#FFFFFF" style:vertical-align="top"/>
    </style:style>
    <style:style style:name="Table28.Cell3" style:family="table-cell">
      <style:table-cell-properties fo:background-color="#FFFFFF" style:vertical-align="top"/>
    </style:style>
    <style:style style:name="Table28.Cell4" style:family="table-cell">
      <style:table-cell-properties fo:background-color="#FFFFFF" style:vertical-align="top"/>
    </style:style>
    <style:style style:name="Table28.Cell5" style:family="table-cell">
      <style:table-cell-properties fo:background-color="#FFFFFF" style:vertical-align="top"/>
    </style:style>
    <style:style style:name="Table28.Cell6" style:family="table-cell">
      <style:table-cell-properties fo:background-color="#FFFFFF" style:vertical-align="top"/>
    </style:style>
    <style:style style:name="Table28.Cell7" style:family="table-cell">
      <style:table-cell-properties fo:background-color="#FFFFFF" style:vertical-align="top"/>
    </style:style>
    <style:style style:name="Table28.Cell8" style:family="table-cell">
      <style:table-cell-properties fo:background-color="#FFFFFF" style:vertical-align="middle"/>
    </style:style>
    <style:style style:name="Table28.Cell9" style:family="table-cell">
      <style:table-cell-properties fo:background-color="#FFFFFF" style:vertical-align="middle"/>
    </style:style>
    <style:style style:name="Table28.Cell10" style:family="table-cell">
      <style:table-cell-properties fo:background-color="#FFFFFF" style:vertical-align="middle"/>
    </style:style>
    <style:style style:name="Table28.Cell11" style:family="table-cell">
      <style:table-cell-properties fo:background-color="#FFFFFF" style:vertical-align="middle"/>
    </style:style>
    <style:style style:name="Table28.Cell12" style:family="table-cell">
      <style:table-cell-properties fo:background-color="#FFFFFF" style:vertical-align="middle"/>
    </style:style>
    <style:style style:name="Table28.Cell13" style:family="table-cell">
      <style:table-cell-properties fo:background-color="#FFFFFF" style:vertical-align="middle"/>
    </style:style>
    <style:style style:name="Table28.Cell14" style:family="table-cell">
      <style:table-cell-properties fo:background-color="#FFFFFF" style:vertical-align="middle"/>
    </style:style>
    <style:style style:name="Table28.Cell15" style:family="table-cell">
      <style:table-cell-properties fo:background-color="#FFFFFF" style:vertical-align="middle"/>
    </style:style>
    <style:style style:name="Table28.Cell16" style:family="table-cell">
      <style:table-cell-properties fo:background-color="#FFFFFF" style:vertical-align="middle"/>
    </style:style>
    <style:style style:name="Table28.Cell17" style:family="table-cell">
      <style:table-cell-properties fo:background-color="#FFFFFF" style:vertical-align="middle"/>
    </style:style>
    <style:style style:name="Table28.Cell18" style:family="table-cell">
      <style:table-cell-properties fo:background-color="#FFFFFF" style:vertical-align="middle"/>
    </style:style>
    <style:style style:name="Table28.Cell19" style:family="table-cell">
      <style:table-cell-properties fo:background-color="#FFFFFF" style:vertical-align="middle"/>
    </style:style>
    <style:style style:name="Table28.Cell20" style:family="table-cell">
      <style:table-cell-properties fo:background-color="#FFFFFF" style:vertical-align="middle"/>
    </style:style>
    <style:style style:name="Table28.Cell21" style:family="table-cell">
      <style:table-cell-properties fo:background-color="#FFFFFF" style:vertical-align="middle"/>
    </style:style>
    <style:style style:name="Table28.Cell22" style:family="table-cell">
      <style:table-cell-properties fo:background-color="#FFFFFF" style:vertical-align="middle"/>
    </style:style>
    <style:style style:name="Table28.Cell23" style:family="table-cell">
      <style:table-cell-properties fo:background-color="#FFFFFF" style:vertical-align="middle"/>
    </style:style>
    <style:style style:name="Table28.Cell24" style:family="table-cell">
      <style:table-cell-properties fo:background-color="#FFFFFF" style:vertical-align="middle"/>
    </style:style>
    <style:style style:name="Table28.Cell25" style:family="table-cell">
      <style:table-cell-properties fo:background-color="#FFFFFF" style:vertical-align="middle"/>
    </style:style>
    <style:style style:name="Table28.Cell26" style:family="table-cell">
      <style:table-cell-properties fo:background-color="#FFFFFF" style:vertical-align="middle"/>
    </style:style>
    <style:style style:name="Table28.Cell27" style:family="table-cell">
      <style:table-cell-properties fo:background-color="#FFFFFF" style:vertical-align="middle"/>
    </style:style>
    <style:style style:name="Table28.Cell28" style:family="table-cell">
      <style:table-cell-properties fo:background-color="#FFFFFF" style:vertical-align="middle"/>
    </style:style>
    <style:style style:name="Table28.Cell29" style:family="table-cell">
      <style:table-cell-properties fo:background-color="#FFFFFF" style:vertical-align="middle"/>
    </style:style>
    <style:style style:name="Table28.Cell30" style:family="table-cell">
      <style:table-cell-properties fo:background-color="#FFFFFF" style:vertical-align="middle"/>
    </style:style>
    <style:style style:name="Table28.Cell31" style:family="table-cell">
      <style:table-cell-properties fo:background-color="#FFFFFF" style:vertical-align="middle"/>
    </style:style>
    <style:style style:name="Table28.Cell32" style:family="table-cell">
      <style:table-cell-properties fo:background-color="#FFFFFF" style:vertical-align="middle"/>
    </style:style>
    <style:style style:name="Table28.Cell33" style:family="table-cell">
      <style:table-cell-properties fo:background-color="#FFFFFF" style:vertical-align="middle"/>
    </style:style>
    <style:style style:name="Table28.Cell34" style:family="table-cell">
      <style:table-cell-properties fo:background-color="#FFFFFF" style:vertical-align="middle"/>
    </style:style>
    <style:style style:name="Table28.Cell35" style:family="table-cell">
      <style:table-cell-properties fo:background-color="#FFFFFF" style:vertical-align="middle"/>
    </style:style>
    <style:style style:name="Table28.Cell36" style:family="table-cell">
      <style:table-cell-properties fo:background-color="#FFFFFF" style:vertical-align="middle"/>
    </style:style>
    <style:style style:name="Table28.Cell37" style:family="table-cell">
      <style:table-cell-properties fo:background-color="#FFFFFF" style:vertical-align="middle"/>
    </style:style>
    <style:style style:name="Table28.Cell38" style:family="table-cell">
      <style:table-cell-properties fo:background-color="#FFFFFF" style:vertical-align="middle"/>
    </style:style>
    <style:style style:name="Table28.Cell39" style:family="table-cell">
      <style:table-cell-properties fo:background-color="#FFFFFF" style:vertical-align="middle"/>
    </style:style>
    <style:style style:name="Table28.Cell40" style:family="table-cell">
      <style:table-cell-properties fo:background-color="#FFFFFF" style:vertical-align="middle"/>
    </style:style>
    <style:style style:name="Table28.Cell41" style:family="table-cell">
      <style:table-cell-properties fo:background-color="#FFFFFF" style:vertical-align="middle"/>
    </style:style>
    <style:style style:name="Table28.Cell42" style:family="table-cell">
      <style:table-cell-properties fo:background-color="#FFFFFF" style:vertical-align="middle"/>
    </style:style>
    <style:style style:name="Table28.Cell43" style:family="table-cell">
      <style:table-cell-properties fo:background-color="#FFFFFF" style:vertical-align="middle"/>
    </style:style>
    <style:style style:name="Table28.Cell44" style:family="table-cell">
      <style:table-cell-properties fo:background-color="#FFFFFF" style:vertical-align="middle"/>
    </style:style>
    <style:style style:name="Table28.Cell45" style:family="table-cell">
      <style:table-cell-properties fo:background-color="#FFFFFF" style:vertical-align="middle"/>
    </style:style>
    <style:style style:name="Table28.Cell46" style:family="table-cell">
      <style:table-cell-properties fo:background-color="#FFFFFF" style:vertical-align="middle"/>
    </style:style>
    <style:style style:name="Table28.Cell47" style:family="table-cell">
      <style:table-cell-properties fo:background-color="#FFFFFF" style:vertical-align="middle"/>
    </style:style>
    <style:style style:name="Table28.Cell48" style:family="table-cell">
      <style:table-cell-properties fo:background-color="#FFFFFF" style:vertical-align="middle"/>
    </style:style>
    <style:style style:name="Table28.Cell49" style:family="table-cell">
      <style:table-cell-properties fo:background-color="#FFFFFF" style:vertical-align="middle"/>
    </style:style>
    <style:style style:name="Table28.Cell50" style:family="table-cell">
      <style:table-cell-properties fo:background-color="#FFFFFF" style:vertical-align="middle"/>
    </style:style>
    <style:style style:name="Table28.Cell51" style:family="table-cell">
      <style:table-cell-properties fo:background-color="#FFFFFF" style:vertical-align="middle"/>
    </style:style>
    <style:style style:name="Table28.Cell52" style:family="table-cell">
      <style:table-cell-properties fo:background-color="#FFFFFF" style:vertical-align="middle"/>
    </style:style>
    <style:style style:name="Table28.Cell53" style:family="table-cell">
      <style:table-cell-properties fo:background-color="#FFFFFF" style:vertical-align="middle"/>
    </style:style>
    <style:style style:name="Table28.Cell54" style:family="table-cell">
      <style:table-cell-properties fo:background-color="#FFFFFF" style:vertical-align="middle"/>
    </style:style>
    <style:style style:name="Table28.Cell55" style:family="table-cell">
      <style:table-cell-properties fo:background-color="#FFFFFF" style:vertical-align="middle"/>
    </style:style>
    <style:style style:name="Table28.Cell56" style:family="table-cell">
      <style:table-cell-properties fo:background-color="#FFFFFF" style:vertical-align="middle"/>
    </style:style>
    <style:style style:name="Table28.Cell57" style:family="table-cell">
      <style:table-cell-properties fo:background-color="#FFFFFF" style:vertical-align="middle"/>
    </style:style>
    <style:style style:name="Table28.Cell58" style:family="table-cell">
      <style:table-cell-properties fo:background-color="#FFFFFF" style:vertical-align="middle"/>
    </style:style>
    <style:style style:name="Table28.Cell59" style:family="table-cell">
      <style:table-cell-properties fo:background-color="#FFFFFF" style:vertical-align="middle"/>
    </style:style>
    <style:style style:name="Table28.Cell60" style:family="table-cell">
      <style:table-cell-properties fo:background-color="#FFFFFF" style:vertical-align="middle"/>
    </style:style>
    <style:style style:name="Table28.Cell61" style:family="table-cell">
      <style:table-cell-properties fo:background-color="#FFFFFF"/>
    </style:style>
    <style:style style:name="Table28.Cell62" style:family="table-cell">
      <style:table-cell-properties fo:background-color="#FFFFFF"/>
    </style:style>
    <style:style style:name="Table28.Cell63" style:family="table-cell">
      <style:table-cell-properties fo:background-color="#FFFFFF"/>
    </style:style>
    <style:style style:name="Table29" style:family="table">
      <style:table-properties style:writing-mode="lr-tb" style:width="10.626cm" table:align="right"/>
    </style:style>
    <style:style style:name="Table29.C1" style:family="table-column">
      <style:table-column-properties style:column-width="0.653cm"/>
    </style:style>
    <style:style style:name="Table29.C2" style:family="table-column">
      <style:table-column-properties style:column-width="5.639cm"/>
    </style:style>
    <style:style style:name="Table29.C3" style:family="table-column">
      <style:table-column-properties style:column-width="4.336cm"/>
    </style:style>
    <style:style style:name="Table29.R1" style:family="table-row">
      <style:table-row-properties style:row-height="0.610cm"/>
    </style:style>
    <style:style style:name="Table29.R2" style:family="table-row">
      <style:table-row-properties style:row-height="1.109cm"/>
    </style:style>
    <style:style style:name="Table29.R3" style:family="table-row">
      <style:table-row-properties style:row-height="1.304cm"/>
    </style:style>
    <style:style style:name="Table29.R4" style:family="table-row">
      <style:table-row-properties style:row-height="1.058cm"/>
    </style:style>
    <style:style style:name="Table29.R5" style:family="table-row">
      <style:table-row-properties style:row-height="1.134cm"/>
    </style:style>
    <style:style style:name="Table29.R6" style:family="table-row">
      <style:table-row-properties style:row-height="1.076cm"/>
    </style:style>
    <style:style style:name="Table29.R7" style:family="table-row">
      <style:table-row-properties style:row-height="1.134cm"/>
    </style:style>
    <style:style style:name="Table29.R8" style:family="table-row">
      <style:table-row-properties style:row-height="1.101cm"/>
    </style:style>
    <style:style style:name="Table29.R9" style:family="table-row">
      <style:table-row-properties style:row-height="1.101cm"/>
    </style:style>
    <style:style style:name="Table29.R10" style:family="table-row">
      <style:table-row-properties style:row-height="1.067cm"/>
    </style:style>
    <style:style style:name="Table29.R11" style:family="table-row">
      <style:table-row-properties style:row-height="1.092cm"/>
    </style:style>
    <style:style style:name="Table29.R12" style:family="table-row">
      <style:table-row-properties style:row-height="1.109cm"/>
    </style:style>
    <style:style style:name="Table29.R13" style:family="table-row">
      <style:table-row-properties style:row-height="1.125cm"/>
    </style:style>
    <style:style style:name="Table29.R14" style:family="table-row">
      <style:table-row-properties style:row-height="1.101cm"/>
    </style:style>
    <style:style style:name="Table29.R15" style:family="table-row">
      <style:table-row-properties style:row-height="1.101cm"/>
    </style:style>
    <style:style style:name="Table29.R16" style:family="table-row">
      <style:table-row-properties style:row-height="1.101cm"/>
    </style:style>
    <style:style style:name="Table29.R17" style:family="table-row">
      <style:table-row-properties style:row-height="1.109cm"/>
    </style:style>
    <style:style style:name="Table29.R18" style:family="table-row">
      <style:table-row-properties style:row-height="1.092cm"/>
    </style:style>
    <style:style style:name="Table29.R19" style:family="table-row">
      <style:table-row-properties style:row-height="1.109cm"/>
    </style:style>
    <style:style style:name="Table29.R20" style:family="table-row">
      <style:table-row-properties style:row-height="0.780cm"/>
    </style:style>
    <style:style style:name="Table29.Cell1" style:family="table-cell">
      <style:table-cell-properties fo:background-color="#FFFFFF" style:vertical-align="top"/>
    </style:style>
    <style:style style:name="Table29.Cell2" style:family="table-cell">
      <style:table-cell-properties fo:background-color="#FFFFFF" style:vertical-align="top"/>
    </style:style>
    <style:style style:name="Table29.Cell3" style:family="table-cell">
      <style:table-cell-properties fo:background-color="#FFFFFF" style:vertical-align="top"/>
    </style:style>
    <style:style style:name="Table29.Cell4" style:family="table-cell">
      <style:table-cell-properties fo:background-color="#FFFFFF" style:vertical-align="top"/>
    </style:style>
    <style:style style:name="Table29.Cell5" style:family="table-cell">
      <style:table-cell-properties fo:background-color="#FFFFFF" style:vertical-align="top"/>
    </style:style>
    <style:style style:name="Table29.Cell6" style:family="table-cell">
      <style:table-cell-properties fo:background-color="#FFFFFF" style:vertical-align="top"/>
    </style:style>
    <style:style style:name="Table29.Cell7" style:family="table-cell">
      <style:table-cell-properties fo:background-color="#FFFFFF" style:vertical-align="top"/>
    </style:style>
    <style:style style:name="Table29.Cell8" style:family="table-cell">
      <style:table-cell-properties fo:background-color="#FFFFFF" style:vertical-align="middle"/>
    </style:style>
    <style:style style:name="Table29.Cell9" style:family="table-cell">
      <style:table-cell-properties fo:background-color="#FFFFFF" style:vertical-align="middle"/>
    </style:style>
    <style:style style:name="Table29.Cell10" style:family="table-cell">
      <style:table-cell-properties fo:background-color="#FFFFFF" style:vertical-align="middle"/>
    </style:style>
    <style:style style:name="Table29.Cell11" style:family="table-cell">
      <style:table-cell-properties fo:background-color="#FFFFFF" style:vertical-align="middle"/>
    </style:style>
    <style:style style:name="Table29.Cell12" style:family="table-cell">
      <style:table-cell-properties fo:background-color="#FFFFFF" style:vertical-align="middle"/>
    </style:style>
    <style:style style:name="Table29.Cell13" style:family="table-cell">
      <style:table-cell-properties fo:background-color="#FFFFFF" style:vertical-align="middle"/>
    </style:style>
    <style:style style:name="Table29.Cell14" style:family="table-cell">
      <style:table-cell-properties fo:background-color="#FFFFFF" style:vertical-align="middle"/>
    </style:style>
    <style:style style:name="Table29.Cell15" style:family="table-cell">
      <style:table-cell-properties fo:background-color="#FFFFFF" style:vertical-align="middle"/>
    </style:style>
    <style:style style:name="Table29.Cell16" style:family="table-cell">
      <style:table-cell-properties fo:background-color="#FFFFFF" style:vertical-align="middle"/>
    </style:style>
    <style:style style:name="Table29.Cell17" style:family="table-cell">
      <style:table-cell-properties fo:background-color="#FFFFFF" style:vertical-align="middle"/>
    </style:style>
    <style:style style:name="Table29.Cell18" style:family="table-cell">
      <style:table-cell-properties fo:background-color="#FFFFFF" style:vertical-align="middle"/>
    </style:style>
    <style:style style:name="Table29.Cell19" style:family="table-cell">
      <style:table-cell-properties fo:background-color="#FFFFFF" style:vertical-align="middle"/>
    </style:style>
    <style:style style:name="Table29.Cell20" style:family="table-cell">
      <style:table-cell-properties fo:background-color="#FFFFFF" style:vertical-align="middle"/>
    </style:style>
    <style:style style:name="Table29.Cell21" style:family="table-cell">
      <style:table-cell-properties fo:background-color="#FFFFFF" style:vertical-align="middle"/>
    </style:style>
    <style:style style:name="Table29.Cell22" style:family="table-cell">
      <style:table-cell-properties fo:background-color="#FFFFFF" style:vertical-align="middle"/>
    </style:style>
    <style:style style:name="Table29.Cell23" style:family="table-cell">
      <style:table-cell-properties fo:background-color="#FFFFFF" style:vertical-align="middle"/>
    </style:style>
    <style:style style:name="Table29.Cell24" style:family="table-cell">
      <style:table-cell-properties fo:background-color="#FFFFFF" style:vertical-align="middle"/>
    </style:style>
    <style:style style:name="Table29.Cell25" style:family="table-cell">
      <style:table-cell-properties fo:background-color="#FFFFFF" style:vertical-align="middle"/>
    </style:style>
    <style:style style:name="Table29.Cell26" style:family="table-cell">
      <style:table-cell-properties fo:background-color="#FFFFFF" style:vertical-align="middle"/>
    </style:style>
    <style:style style:name="Table29.Cell27" style:family="table-cell">
      <style:table-cell-properties fo:background-color="#FFFFFF" style:vertical-align="middle"/>
    </style:style>
    <style:style style:name="Table29.Cell28" style:family="table-cell">
      <style:table-cell-properties fo:background-color="#FFFFFF" style:vertical-align="middle"/>
    </style:style>
    <style:style style:name="Table29.Cell29" style:family="table-cell">
      <style:table-cell-properties fo:background-color="#FFFFFF" style:vertical-align="middle"/>
    </style:style>
    <style:style style:name="Table29.Cell30" style:family="table-cell">
      <style:table-cell-properties fo:background-color="#FFFFFF" style:vertical-align="middle"/>
    </style:style>
    <style:style style:name="Table29.Cell31" style:family="table-cell">
      <style:table-cell-properties fo:background-color="#FFFFFF" style:vertical-align="middle"/>
    </style:style>
    <style:style style:name="Table29.Cell32" style:family="table-cell">
      <style:table-cell-properties fo:background-color="#FFFFFF" style:vertical-align="middle"/>
    </style:style>
    <style:style style:name="Table29.Cell33" style:family="table-cell">
      <style:table-cell-properties fo:background-color="#FFFFFF" style:vertical-align="middle"/>
    </style:style>
    <style:style style:name="Table29.Cell34" style:family="table-cell">
      <style:table-cell-properties fo:background-color="#FFFFFF" style:vertical-align="middle"/>
    </style:style>
    <style:style style:name="Table29.Cell35" style:family="table-cell">
      <style:table-cell-properties fo:background-color="#FFFFFF" style:vertical-align="middle"/>
    </style:style>
    <style:style style:name="Table29.Cell36" style:family="table-cell">
      <style:table-cell-properties fo:background-color="#FFFFFF" style:vertical-align="middle"/>
    </style:style>
    <style:style style:name="Table29.Cell37" style:family="table-cell">
      <style:table-cell-properties fo:background-color="#FFFFFF" style:vertical-align="middle"/>
    </style:style>
    <style:style style:name="Table29.Cell38" style:family="table-cell">
      <style:table-cell-properties fo:background-color="#FFFFFF" style:vertical-align="middle"/>
    </style:style>
    <style:style style:name="Table29.Cell39" style:family="table-cell">
      <style:table-cell-properties fo:background-color="#FFFFFF" style:vertical-align="middle"/>
    </style:style>
    <style:style style:name="Table29.Cell40" style:family="table-cell">
      <style:table-cell-properties fo:background-color="#FFFFFF" style:vertical-align="middle"/>
    </style:style>
    <style:style style:name="Table29.Cell41" style:family="table-cell">
      <style:table-cell-properties fo:background-color="#FFFFFF" style:vertical-align="middle"/>
    </style:style>
    <style:style style:name="Table29.Cell42" style:family="table-cell">
      <style:table-cell-properties fo:background-color="#FFFFFF" style:vertical-align="middle"/>
    </style:style>
    <style:style style:name="Table29.Cell43" style:family="table-cell">
      <style:table-cell-properties fo:background-color="#FFFFFF" style:vertical-align="middle"/>
    </style:style>
    <style:style style:name="Table29.Cell44" style:family="table-cell">
      <style:table-cell-properties fo:background-color="#FFFFFF" style:vertical-align="middle"/>
    </style:style>
    <style:style style:name="Table29.Cell45" style:family="table-cell">
      <style:table-cell-properties fo:background-color="#FFFFFF" style:vertical-align="middle"/>
    </style:style>
    <style:style style:name="Table29.Cell46" style:family="table-cell">
      <style:table-cell-properties fo:background-color="#FFFFFF" style:vertical-align="middle"/>
    </style:style>
    <style:style style:name="Table29.Cell47" style:family="table-cell">
      <style:table-cell-properties fo:background-color="#FFFFFF" style:vertical-align="middle"/>
    </style:style>
    <style:style style:name="Table29.Cell48" style:family="table-cell">
      <style:table-cell-properties fo:background-color="#FFFFFF" style:vertical-align="middle"/>
    </style:style>
    <style:style style:name="Table29.Cell49" style:family="table-cell">
      <style:table-cell-properties fo:background-color="#FFFFFF" style:vertical-align="middle"/>
    </style:style>
    <style:style style:name="Table29.Cell50" style:family="table-cell">
      <style:table-cell-properties fo:background-color="#FFFFFF" style:vertical-align="middle"/>
    </style:style>
    <style:style style:name="Table29.Cell51" style:family="table-cell">
      <style:table-cell-properties fo:background-color="#FFFFFF" style:vertical-align="middle"/>
    </style:style>
    <style:style style:name="Table29.Cell52" style:family="table-cell">
      <style:table-cell-properties fo:background-color="#FFFFFF" style:vertical-align="middle"/>
    </style:style>
    <style:style style:name="Table29.Cell53" style:family="table-cell">
      <style:table-cell-properties fo:background-color="#FFFFFF" style:vertical-align="middle"/>
    </style:style>
    <style:style style:name="Table29.Cell54" style:family="table-cell">
      <style:table-cell-properties fo:background-color="#FFFFFF" style:vertical-align="middle"/>
    </style:style>
    <style:style style:name="Table29.Cell55" style:family="table-cell">
      <style:table-cell-properties fo:background-color="#FFFFFF" style:vertical-align="middle"/>
    </style:style>
    <style:style style:name="Table29.Cell56" style:family="table-cell">
      <style:table-cell-properties fo:background-color="#FFFFFF" style:vertical-align="middle"/>
    </style:style>
    <style:style style:name="Table29.Cell57" style:family="table-cell">
      <style:table-cell-properties fo:background-color="#FFFFFF" style:vertical-align="middle"/>
    </style:style>
    <style:style style:name="Table29.Cell58" style:family="table-cell">
      <style:table-cell-properties fo:background-color="#FFFFFF" style:vertical-align="top"/>
    </style:style>
    <style:style style:name="Table29.Cell59" style:family="table-cell">
      <style:table-cell-properties fo:background-color="#FFFFFF" style:vertical-align="top"/>
    </style:style>
    <style:style style:name="Table29.Cell60" style:family="table-cell">
      <style:table-cell-properties fo:background-color="#FFFFFF"/>
    </style:style>
    <style:style style:name="Table30" style:family="table">
      <style:table-properties style:writing-mode="lr-tb" style:width="16.688cm" table:align="center"/>
    </style:style>
    <style:style style:name="Table30.C1" style:family="table-column">
      <style:table-column-properties style:column-width="4.293cm"/>
    </style:style>
    <style:style style:name="Table30.C2" style:family="table-column">
      <style:table-column-properties style:column-width="6.858cm"/>
    </style:style>
    <style:style style:name="Table30.C3" style:family="table-column">
      <style:table-column-properties style:column-width="5.537cm"/>
    </style:style>
    <style:style style:name="Table30.R1" style:family="table-row">
      <style:table-row-properties style:row-height="0.771cm"/>
    </style:style>
    <style:style style:name="Table30.R2" style:family="table-row">
      <style:table-row-properties style:row-height="0.829cm"/>
    </style:style>
    <style:style style:name="Table30.Cell1" style:family="table-cell">
      <style:table-cell-properties fo:background-color="#FFFFFF" style:vertical-align="top"/>
    </style:style>
    <style:style style:name="Table30.Cell2" style:family="table-cell">
      <style:table-cell-properties fo:background-color="#FFFFFF" style:vertical-align="top"/>
    </style:style>
    <style:style style:name="Table30.Cell3" style:family="table-cell">
      <style:table-cell-properties fo:background-color="#FFFFFF" style:vertical-align="top"/>
    </style:style>
    <style:style style:name="Table30.Cell4" style:family="table-cell">
      <style:table-cell-properties fo:background-color="#FFFFFF" style:vertical-align="top"/>
    </style:style>
    <style:style style:name="Table30.Cell5" style:family="table-cell">
      <style:table-cell-properties fo:background-color="#FFFFFF"/>
    </style:style>
    <style:style style:name="Table30.Cell6" style:family="table-cell">
      <style:table-cell-properties fo:background-color="#FFFFFF"/>
    </style:style>
    <style:style style:name="Table31" style:family="table">
      <style:table-properties style:writing-mode="lr-tb" style:width="10.634cm" table:align="center"/>
    </style:style>
    <style:style style:name="Table31.C1" style:family="table-column">
      <style:table-column-properties style:column-width="0.644cm"/>
    </style:style>
    <style:style style:name="Table31.C2" style:family="table-column">
      <style:table-column-properties style:column-width="5.283cm"/>
    </style:style>
    <style:style style:name="Table31.C3" style:family="table-column">
      <style:table-column-properties style:column-width="4.708cm"/>
    </style:style>
    <style:style style:name="Table31.R1" style:family="table-row">
      <style:table-row-properties style:row-height="0.610cm"/>
    </style:style>
    <style:style style:name="Table31.R2" style:family="table-row">
      <style:table-row-properties style:row-height="1.109cm"/>
    </style:style>
    <style:style style:name="Table31.R3" style:family="table-row">
      <style:table-row-properties style:row-height="1.304cm"/>
    </style:style>
    <style:style style:name="Table31.R4" style:family="table-row">
      <style:table-row-properties style:row-height="1.101cm"/>
    </style:style>
    <style:style style:name="Table31.R5" style:family="table-row">
      <style:table-row-properties style:row-height="1.101cm"/>
    </style:style>
    <style:style style:name="Table31.R6" style:family="table-row">
      <style:table-row-properties style:row-height="1.101cm"/>
    </style:style>
    <style:style style:name="Table31.R7" style:family="table-row">
      <style:table-row-properties style:row-height="1.109cm"/>
    </style:style>
    <style:style style:name="Table31.R8" style:family="table-row">
      <style:table-row-properties style:row-height="1.092cm"/>
    </style:style>
    <style:style style:name="Table31.R9" style:family="table-row">
      <style:table-row-properties style:row-height="1.083cm"/>
    </style:style>
    <style:style style:name="Table31.R10" style:family="table-row">
      <style:table-row-properties style:row-height="1.101cm"/>
    </style:style>
    <style:style style:name="Table31.R11" style:family="table-row">
      <style:table-row-properties style:row-height="1.118cm"/>
    </style:style>
    <style:style style:name="Table31.R12" style:family="table-row">
      <style:table-row-properties style:row-height="1.092cm"/>
    </style:style>
    <style:style style:name="Table31.R13" style:family="table-row">
      <style:table-row-properties style:row-height="0.787cm"/>
    </style:style>
    <style:style style:name="Table31.Cell1" style:family="table-cell">
      <style:table-cell-properties fo:background-color="#FFFFFF" style:vertical-align="top"/>
    </style:style>
    <style:style style:name="Table31.Cell2" style:family="table-cell">
      <style:table-cell-properties fo:background-color="#FFFFFF" style:vertical-align="top"/>
    </style:style>
    <style:style style:name="Table31.Cell3" style:family="table-cell">
      <style:table-cell-properties fo:background-color="#FFFFFF" style:vertical-align="top"/>
    </style:style>
    <style:style style:name="Table31.Cell4" style:family="table-cell">
      <style:table-cell-properties fo:background-color="#FFFFFF" style:vertical-align="top"/>
    </style:style>
    <style:style style:name="Table31.Cell5" style:family="table-cell">
      <style:table-cell-properties fo:background-color="#FFFFFF" style:vertical-align="top"/>
    </style:style>
    <style:style style:name="Table31.Cell6" style:family="table-cell">
      <style:table-cell-properties fo:background-color="#FFFFFF" style:vertical-align="top"/>
    </style:style>
    <style:style style:name="Table31.Cell7" style:family="table-cell">
      <style:table-cell-properties fo:background-color="#FFFFFF" style:vertical-align="top"/>
    </style:style>
    <style:style style:name="Table31.Cell8" style:family="table-cell">
      <style:table-cell-properties fo:background-color="#FFFFFF" style:vertical-align="middle"/>
    </style:style>
    <style:style style:name="Table31.Cell9" style:family="table-cell">
      <style:table-cell-properties fo:background-color="#FFFFFF" style:vertical-align="middle"/>
    </style:style>
    <style:style style:name="Table31.Cell10" style:family="table-cell">
      <style:table-cell-properties fo:background-color="#FFFFFF" style:vertical-align="middle"/>
    </style:style>
    <style:style style:name="Table31.Cell11" style:family="table-cell">
      <style:table-cell-properties fo:background-color="#FFFFFF" style:vertical-align="middle"/>
    </style:style>
    <style:style style:name="Table31.Cell12" style:family="table-cell">
      <style:table-cell-properties fo:background-color="#FFFFFF" style:vertical-align="middle"/>
    </style:style>
    <style:style style:name="Table31.Cell13" style:family="table-cell">
      <style:table-cell-properties fo:background-color="#FFFFFF" style:vertical-align="middle"/>
    </style:style>
    <style:style style:name="Table31.Cell14" style:family="table-cell">
      <style:table-cell-properties fo:background-color="#FFFFFF" style:vertical-align="middle"/>
    </style:style>
    <style:style style:name="Table31.Cell15" style:family="table-cell">
      <style:table-cell-properties fo:background-color="#FFFFFF" style:vertical-align="middle"/>
    </style:style>
    <style:style style:name="Table31.Cell16" style:family="table-cell">
      <style:table-cell-properties fo:background-color="#FFFFFF" style:vertical-align="middle"/>
    </style:style>
    <style:style style:name="Table31.Cell17" style:family="table-cell">
      <style:table-cell-properties fo:background-color="#FFFFFF" style:vertical-align="middle"/>
    </style:style>
    <style:style style:name="Table31.Cell18" style:family="table-cell">
      <style:table-cell-properties fo:background-color="#FFFFFF" style:vertical-align="middle"/>
    </style:style>
    <style:style style:name="Table31.Cell19" style:family="table-cell">
      <style:table-cell-properties fo:background-color="#FFFFFF" style:vertical-align="middle"/>
    </style:style>
    <style:style style:name="Table31.Cell20" style:family="table-cell">
      <style:table-cell-properties fo:background-color="#FFFFFF" style:vertical-align="middle"/>
    </style:style>
    <style:style style:name="Table31.Cell21" style:family="table-cell">
      <style:table-cell-properties fo:background-color="#FFFFFF" style:vertical-align="middle"/>
    </style:style>
    <style:style style:name="Table31.Cell22" style:family="table-cell">
      <style:table-cell-properties fo:background-color="#FFFFFF" style:vertical-align="middle"/>
    </style:style>
    <style:style style:name="Table31.Cell23" style:family="table-cell">
      <style:table-cell-properties fo:background-color="#FFFFFF" style:vertical-align="middle"/>
    </style:style>
    <style:style style:name="Table31.Cell24" style:family="table-cell">
      <style:table-cell-properties fo:background-color="#FFFFFF" style:vertical-align="middle"/>
    </style:style>
    <style:style style:name="Table31.Cell25" style:family="table-cell">
      <style:table-cell-properties fo:background-color="#FFFFFF" style:vertical-align="middle"/>
    </style:style>
    <style:style style:name="Table31.Cell26" style:family="table-cell">
      <style:table-cell-properties fo:background-color="#FFFFFF" style:vertical-align="middle"/>
    </style:style>
    <style:style style:name="Table31.Cell27" style:family="table-cell">
      <style:table-cell-properties fo:background-color="#FFFFFF" style:vertical-align="middle"/>
    </style:style>
    <style:style style:name="Table31.Cell28" style:family="table-cell">
      <style:table-cell-properties fo:background-color="#FFFFFF" style:vertical-align="middle"/>
    </style:style>
    <style:style style:name="Table31.Cell29" style:family="table-cell">
      <style:table-cell-properties fo:background-color="#FFFFFF" style:vertical-align="middle"/>
    </style:style>
    <style:style style:name="Table31.Cell30" style:family="table-cell">
      <style:table-cell-properties fo:background-color="#FFFFFF" style:vertical-align="middle"/>
    </style:style>
    <style:style style:name="Table31.Cell31" style:family="table-cell">
      <style:table-cell-properties fo:background-color="#FFFFFF" style:vertical-align="middle"/>
    </style:style>
    <style:style style:name="Table31.Cell32" style:family="table-cell">
      <style:table-cell-properties fo:background-color="#FFFFFF" style:vertical-align="middle"/>
    </style:style>
    <style:style style:name="Table31.Cell33" style:family="table-cell">
      <style:table-cell-properties fo:background-color="#FFFFFF" style:vertical-align="middle"/>
    </style:style>
    <style:style style:name="Table31.Cell34" style:family="table-cell">
      <style:table-cell-properties fo:background-color="#FFFFFF" style:vertical-align="middle"/>
    </style:style>
    <style:style style:name="Table31.Cell35" style:family="table-cell">
      <style:table-cell-properties fo:background-color="#FFFFFF" style:vertical-align="middle"/>
    </style:style>
    <style:style style:name="Table31.Cell36" style:family="table-cell">
      <style:table-cell-properties fo:background-color="#FFFFFF" style:vertical-align="middle"/>
    </style:style>
    <style:style style:name="Table31.Cell37" style:family="table-cell">
      <style:table-cell-properties fo:background-color="#FFFFFF" style:vertical-align="top"/>
    </style:style>
    <style:style style:name="Table31.Cell38" style:family="table-cell">
      <style:table-cell-properties fo:background-color="#FFFFFF" style:vertical-align="top"/>
    </style:style>
    <style:style style:name="Table31.Cell39" style:family="table-cell">
      <style:table-cell-properties fo:background-color="#FFFFFF"/>
    </style:style>
    <style:style style:name="Table32" style:family="table">
      <style:table-properties style:writing-mode="lr-tb" style:width="16.713cm" table:align="center"/>
    </style:style>
    <style:style style:name="Table32.C1" style:family="table-column">
      <style:table-column-properties style:column-width="5.733cm"/>
    </style:style>
    <style:style style:name="Table32.C2" style:family="table-column">
      <style:table-column-properties style:column-width="1.076cm"/>
    </style:style>
    <style:style style:name="Table32.C3" style:family="table-column">
      <style:table-column-properties style:column-width="6.181cm"/>
    </style:style>
    <style:style style:name="Table32.C4" style:family="table-column">
      <style:table-column-properties style:column-width="3.725cm"/>
    </style:style>
    <style:style style:name="Table32.R1" style:family="table-row">
      <style:table-row-properties style:row-height="0.610cm"/>
    </style:style>
    <style:style style:name="Table32.R2" style:family="table-row">
      <style:table-row-properties style:row-height="1.499cm"/>
    </style:style>
    <style:style style:name="Table32.R3" style:family="table-row">
      <style:table-row-properties style:row-height="1.439cm"/>
    </style:style>
    <style:style style:name="Table32.R4" style:family="table-row">
      <style:table-row-properties style:row-height="0.956cm"/>
    </style:style>
    <style:style style:name="Table32.R5" style:family="table-row">
      <style:table-row-properties style:row-height="1.067cm"/>
    </style:style>
    <style:style style:name="Table32.R6" style:family="table-row">
      <style:table-row-properties style:row-height="1.143cm"/>
    </style:style>
    <style:style style:name="Table32.R7" style:family="table-row">
      <style:table-row-properties style:row-height="1.067cm"/>
    </style:style>
    <style:style style:name="Table32.R8" style:family="table-row">
      <style:table-row-properties style:row-height="1.134cm"/>
    </style:style>
    <style:style style:name="Table32.R9" style:family="table-row">
      <style:table-row-properties style:row-height="1.092cm"/>
    </style:style>
    <style:style style:name="Table32.R10" style:family="table-row">
      <style:table-row-properties style:row-height="1.109cm"/>
    </style:style>
    <style:style style:name="Table32.R11" style:family="table-row">
      <style:table-row-properties style:row-height="1.101cm"/>
    </style:style>
    <style:style style:name="Table32.R12" style:family="table-row">
      <style:table-row-properties style:row-height="1.101cm"/>
    </style:style>
    <style:style style:name="Table32.R13" style:family="table-row">
      <style:table-row-properties style:row-height="1.101cm"/>
    </style:style>
    <style:style style:name="Table32.R14" style:family="table-row">
      <style:table-row-properties style:row-height="2.718cm"/>
    </style:style>
    <style:style style:name="Table32.R15" style:family="table-row">
      <style:table-row-properties style:row-height="1.388cm"/>
    </style:style>
    <style:style style:name="Table32.Cell1" style:family="table-cell">
      <style:table-cell-properties fo:background-color="#FFFFFF" style:vertical-align="top"/>
    </style:style>
    <style:style style:name="Table32.Cell2" style:family="table-cell">
      <style:table-cell-properties fo:background-color="#FFFFFF" style:vertical-align="top"/>
    </style:style>
    <style:style style:name="Table32.Cell3" style:family="table-cell">
      <style:table-cell-properties fo:background-color="#FFFFFF" style:vertical-align="top"/>
    </style:style>
    <style:style style:name="Table32.Cell4" style:family="table-cell">
      <style:table-cell-properties fo:background-color="#FFFFFF" style:vertical-align="top"/>
    </style:style>
    <style:style style:name="Table32.Cell5" style:family="table-cell">
      <style:table-cell-properties fo:background-color="#FFFFFF" style:vertical-align="top"/>
    </style:style>
    <style:style style:name="Table32.Cell6" style:family="table-cell">
      <style:table-cell-properties fo:background-color="#FFFFFF" style:vertical-align="top"/>
    </style:style>
    <style:style style:name="Table32.Cell7" style:family="table-cell">
      <style:table-cell-properties fo:background-color="#FFFFFF" style:vertical-align="top"/>
    </style:style>
    <style:style style:name="Table32.Cell8" style:family="table-cell">
      <style:table-cell-properties fo:background-color="#FFFFFF" style:vertical-align="middle"/>
    </style:style>
    <style:style style:name="Table32.Cell9" style:family="table-cell">
      <style:table-cell-properties fo:background-color="#FFFFFF" style:vertical-align="top"/>
    </style:style>
    <style:style style:name="Table32.Cell10" style:family="table-cell">
      <style:table-cell-properties fo:background-color="#FFFFFF" style:vertical-align="middle"/>
    </style:style>
    <style:style style:name="Table32.Cell11" style:family="table-cell">
      <style:table-cell-properties fo:background-color="#FFFFFF" style:vertical-align="top"/>
    </style:style>
    <style:style style:name="Table32.Cell12" style:family="table-cell">
      <style:table-cell-properties fo:background-color="#FFFFFF" style:vertical-align="middle"/>
    </style:style>
    <style:style style:name="Table32.Cell13" style:family="table-cell">
      <style:table-cell-properties fo:background-color="#FFFFFF" style:vertical-align="top"/>
    </style:style>
    <style:style style:name="Table32.Cell14" style:family="table-cell">
      <style:table-cell-properties fo:background-color="#FFFFFF" style:vertical-align="middle"/>
    </style:style>
    <style:style style:name="Table32.Cell15" style:family="table-cell">
      <style:table-cell-properties fo:background-color="#FFFFFF" style:vertical-align="top"/>
    </style:style>
    <style:style style:name="Table32.Cell16" style:family="table-cell">
      <style:table-cell-properties fo:background-color="#FFFFFF" style:vertical-align="middle"/>
    </style:style>
    <style:style style:name="Table32.Cell17" style:family="table-cell">
      <style:table-cell-properties fo:background-color="#FFFFFF" style:vertical-align="top"/>
    </style:style>
    <style:style style:name="Table32.Cell18" style:family="table-cell">
      <style:table-cell-properties fo:background-color="#FFFFFF" style:vertical-align="middle"/>
    </style:style>
    <style:style style:name="Table32.Cell19" style:family="table-cell">
      <style:table-cell-properties fo:background-color="#FFFFFF" style:vertical-align="top"/>
    </style:style>
    <style:style style:name="Table32.Cell20" style:family="table-cell">
      <style:table-cell-properties fo:background-color="#FFFFFF" style:vertical-align="middle"/>
    </style:style>
    <style:style style:name="Table32.Cell21" style:family="table-cell">
      <style:table-cell-properties fo:background-color="#FFFFFF" style:vertical-align="top"/>
    </style:style>
    <style:style style:name="Table32.Cell22" style:family="table-cell">
      <style:table-cell-properties fo:background-color="#FFFFFF" style:vertical-align="middle"/>
    </style:style>
    <style:style style:name="Table32.Cell23" style:family="table-cell">
      <style:table-cell-properties fo:background-color="#FFFFFF" style:vertical-align="top"/>
    </style:style>
    <style:style style:name="Table32.Cell24" style:family="table-cell">
      <style:table-cell-properties fo:background-color="#FFFFFF" style:vertical-align="middle"/>
    </style:style>
    <style:style style:name="Table32.Cell25" style:family="table-cell">
      <style:table-cell-properties fo:background-color="#FFFFFF" style:vertical-align="top"/>
    </style:style>
    <style:style style:name="Table32.Cell26" style:family="table-cell">
      <style:table-cell-properties fo:background-color="#FFFFFF" style:vertical-align="middle"/>
    </style:style>
    <style:style style:name="Table32.Cell27" style:family="table-cell">
      <style:table-cell-properties fo:background-color="#FFFFFF" style:vertical-align="top"/>
    </style:style>
    <style:style style:name="Table32.Cell28" style:family="table-cell">
      <style:table-cell-properties fo:background-color="#FFFFFF" style:vertical-align="top"/>
    </style:style>
    <style:style style:name="Table32.Cell29" style:family="table-cell">
      <style:table-cell-properties fo:background-color="#FFFFFF"/>
    </style:style>
    <style:style style:name="Table32.Cell30" style:family="table-cell">
      <style:table-cell-properties fo:background-color="#FFFFFF" style:vertical-align="top"/>
    </style:style>
    <style:style style:name="Table32.Cell31" style:family="table-cell">
      <style:table-cell-properties fo:background-color="#FFFFFF" style:vertical-align="top"/>
    </style:style>
    <style:style style:name="Table32.Cell32" style:family="table-cell">
      <style:table-cell-properties fo:background-color="#FFFFFF" style:vertical-align="top"/>
    </style:style>
    <style:style style:name="Table32.Cell33" style:family="table-cell">
      <style:table-cell-properties fo:background-color="#FFFFFF" style:vertical-align="top"/>
    </style:style>
    <style:style style:name="Table32.Cell34" style:family="table-cell">
      <style:table-cell-properties fo:background-color="#FFFFFF" style:vertical-align="top"/>
    </style:style>
    <style:style style:name="Table32.Cell35" style:family="table-cell">
      <style:table-cell-properties fo:background-color="#FFFFFF" style:vertical-align="top"/>
    </style:style>
    <style:style style:name="Table32.Cell36" style:family="table-cell">
      <style:table-cell-properties fo:background-color="#FFFFFF" style:vertical-align="top"/>
    </style:style>
    <style:style style:name="Table32.Cell37" style:family="table-cell">
      <style:table-cell-properties fo:background-color="#FFFFFF" style:vertical-align="top"/>
    </style:style>
    <style:style style:name="Table32.Cell38" style:family="table-cell">
      <style:table-cell-properties fo:background-color="#FFFFFF" style:vertical-align="top"/>
    </style:style>
    <style:style style:name="Table32.Cell39" style:family="table-cell">
      <style:table-cell-properties fo:background-color="#FFFFFF" style:vertical-align="top"/>
    </style:style>
    <style:style style:name="Table32.Cell40" style:family="table-cell">
      <style:table-cell-properties fo:background-color="#FFFFFF" style:vertical-align="top"/>
    </style:style>
    <style:style style:name="Table32.Cell41" style:family="table-cell">
      <style:table-cell-properties fo:background-color="#FFFFFF" style:vertical-align="top"/>
    </style:style>
    <style:style style:name="Table32.Cell42" style:family="table-cell">
      <style:table-cell-properties fo:background-color="#FFFFFF" style:vertical-align="top"/>
    </style:style>
    <style:style style:name="Table32.Cell43" style:family="table-cell">
      <style:table-cell-properties fo:background-color="#FFFFFF" style:vertical-align="top"/>
    </style:style>
    <style:style style:name="Table32.Cell44" style:family="table-cell">
      <style:table-cell-properties fo:background-color="#FFFFFF" style:vertical-align="top"/>
    </style:style>
    <style:style style:name="Table32.Cell45" style:family="table-cell">
      <style:table-cell-properties fo:background-color="#FFFFFF" style:vertical-align="top"/>
    </style:style>
    <style:style style:name="Table32.Cell46" style:family="table-cell">
      <style:table-cell-properties fo:background-color="#FFFFFF" style:vertical-align="top"/>
    </style:style>
    <style:style style:name="Table32.Cell47" style:family="table-cell">
      <style:table-cell-properties fo:background-color="#FFFFFF" style:vertical-align="top"/>
    </style:style>
    <style:style style:name="Table32.Cell48" style:family="table-cell">
      <style:table-cell-properties fo:background-color="#FFFFFF" style:vertical-align="top"/>
    </style:style>
    <style:style style:name="Table32.Cell49" style:family="table-cell">
      <style:table-cell-properties fo:background-color="#FFFFFF" style:vertical-align="top"/>
    </style:style>
    <style:style style:name="Table32.Cell50" style:family="table-cell">
      <style:table-cell-properties fo:background-color="#FFFFFF" style:vertical-align="top"/>
    </style:style>
    <style:style style:name="Table32.Cell51" style:family="table-cell">
      <style:table-cell-properties fo:background-color="#FFFFFF" style:vertical-align="top"/>
    </style:style>
    <style:style style:name="Table32.Cell52" style:family="table-cell">
      <style:table-cell-properties fo:background-color="#FFFFFF" style:vertical-align="top"/>
    </style:style>
    <style:style style:name="Table32.Cell53" style:family="table-cell">
      <style:table-cell-properties fo:background-color="#FFFFFF" style:vertical-align="top"/>
    </style:style>
    <style:style style:name="Table32.Cell54" style:family="table-cell">
      <style:table-cell-properties fo:background-color="#FFFFFF" style:vertical-align="top"/>
    </style:style>
    <style:style style:name="Table32.Cell55" style:family="table-cell">
      <style:table-cell-properties fo:background-color="#FFFFFF" style:vertical-align="top"/>
    </style:style>
    <style:style style:name="Table32.Cell56" style:family="table-cell">
      <style:table-cell-properties fo:background-color="#FFFFFF" style:vertical-align="top"/>
    </style:style>
    <style:style style:name="Table32.Cell57" style:family="table-cell">
      <style:table-cell-properties fo:background-color="#FFFFFF" style:vertical-align="top"/>
    </style:style>
    <style:style style:name="Table32.Cell58" style:family="table-cell">
      <style:table-cell-properties fo:background-color="#FFFFFF" style:vertical-align="top"/>
    </style:style>
    <style:style style:name="Table32.Cell59" style:family="table-cell">
      <style:table-cell-properties fo:background-color="#FFFFFF" style:vertical-align="top"/>
    </style:style>
    <style:style style:name="Table33" style:family="table">
      <style:table-properties style:writing-mode="lr-tb" style:width="10.634cm" table:align="center"/>
    </style:style>
    <style:style style:name="Table33.C1" style:family="table-column">
      <style:table-column-properties style:column-width="0.653cm"/>
    </style:style>
    <style:style style:name="Table33.C2" style:family="table-column">
      <style:table-column-properties style:column-width="5.673cm"/>
    </style:style>
    <style:style style:name="Table33.C3" style:family="table-column">
      <style:table-column-properties style:column-width="4.309cm"/>
    </style:style>
    <style:style style:name="Table33.R1" style:family="table-row">
      <style:table-row-properties style:row-height="0.617cm"/>
    </style:style>
    <style:style style:name="Table33.R2" style:family="table-row">
      <style:table-row-properties style:row-height="1.109cm"/>
    </style:style>
    <style:style style:name="Table33.R3" style:family="table-row">
      <style:table-row-properties style:row-height="1.295cm"/>
    </style:style>
    <style:style style:name="Table33.R4" style:family="table-row">
      <style:table-row-properties style:row-height="1.083cm"/>
    </style:style>
    <style:style style:name="Table33.R5" style:family="table-row">
      <style:table-row-properties style:row-height="1.101cm"/>
    </style:style>
    <style:style style:name="Table33.R6" style:family="table-row">
      <style:table-row-properties style:row-height="1.101cm"/>
    </style:style>
    <style:style style:name="Table33.R7" style:family="table-row">
      <style:table-row-properties style:row-height="1.118cm"/>
    </style:style>
    <style:style style:name="Table33.R8" style:family="table-row">
      <style:table-row-properties style:row-height="1.101cm"/>
    </style:style>
    <style:style style:name="Table33.R9" style:family="table-row">
      <style:table-row-properties style:row-height="1.101cm"/>
    </style:style>
    <style:style style:name="Table33.R10" style:family="table-row">
      <style:table-row-properties style:row-height="1.067cm"/>
    </style:style>
    <style:style style:name="Table33.R11" style:family="table-row">
      <style:table-row-properties style:row-height="1.125cm"/>
    </style:style>
    <style:style style:name="Table33.R12" style:family="table-row">
      <style:table-row-properties style:row-height="1.067cm"/>
    </style:style>
    <style:style style:name="Table33.R13" style:family="table-row">
      <style:table-row-properties style:row-height="1.109cm"/>
    </style:style>
    <style:style style:name="Table33.R14" style:family="table-row">
      <style:table-row-properties style:row-height="1.101cm"/>
    </style:style>
    <style:style style:name="Table33.R15" style:family="table-row">
      <style:table-row-properties style:row-height="1.134cm"/>
    </style:style>
    <style:style style:name="Table33.R16" style:family="table-row">
      <style:table-row-properties style:row-height="1.101cm"/>
    </style:style>
    <style:style style:name="Table33.R17" style:family="table-row">
      <style:table-row-properties style:row-height="1.101cm"/>
    </style:style>
    <style:style style:name="Table33.R18" style:family="table-row">
      <style:table-row-properties style:row-height="1.092cm"/>
    </style:style>
    <style:style style:name="Table33.R19" style:family="table-row">
      <style:table-row-properties style:row-height="1.109cm"/>
    </style:style>
    <style:style style:name="Table33.R20" style:family="table-row">
      <style:table-row-properties style:row-height="1.101cm"/>
    </style:style>
    <style:style style:name="Table33.R21" style:family="table-row">
      <style:table-row-properties style:row-height="1.092cm"/>
    </style:style>
    <style:style style:name="Table33.R22" style:family="table-row">
      <style:table-row-properties style:row-height="0.813cm"/>
    </style:style>
    <style:style style:name="Table33.Cell1" style:family="table-cell">
      <style:table-cell-properties fo:background-color="#FFFFFF" style:vertical-align="top"/>
    </style:style>
    <style:style style:name="Table33.Cell2" style:family="table-cell">
      <style:table-cell-properties fo:background-color="#FFFFFF" style:vertical-align="top"/>
    </style:style>
    <style:style style:name="Table33.Cell3" style:family="table-cell">
      <style:table-cell-properties fo:background-color="#FFFFFF" style:vertical-align="top"/>
    </style:style>
    <style:style style:name="Table33.Cell4" style:family="table-cell">
      <style:table-cell-properties fo:background-color="#FFFFFF" style:vertical-align="top"/>
    </style:style>
    <style:style style:name="Table33.Cell5" style:family="table-cell">
      <style:table-cell-properties fo:background-color="#FFFFFF" style:vertical-align="top"/>
    </style:style>
    <style:style style:name="Table33.Cell6" style:family="table-cell">
      <style:table-cell-properties fo:background-color="#FFFFFF" style:vertical-align="top"/>
    </style:style>
    <style:style style:name="Table33.Cell7" style:family="table-cell">
      <style:table-cell-properties fo:background-color="#FFFFFF" style:vertical-align="top"/>
    </style:style>
    <style:style style:name="Table33.Cell8" style:family="table-cell">
      <style:table-cell-properties fo:background-color="#FFFFFF" style:vertical-align="middle"/>
    </style:style>
    <style:style style:name="Table33.Cell9" style:family="table-cell">
      <style:table-cell-properties fo:background-color="#FFFFFF" style:vertical-align="middle"/>
    </style:style>
    <style:style style:name="Table33.Cell10" style:family="table-cell">
      <style:table-cell-properties fo:background-color="#FFFFFF" style:vertical-align="middle"/>
    </style:style>
    <style:style style:name="Table33.Cell11" style:family="table-cell">
      <style:table-cell-properties fo:background-color="#FFFFFF" style:vertical-align="middle"/>
    </style:style>
    <style:style style:name="Table33.Cell12" style:family="table-cell">
      <style:table-cell-properties fo:background-color="#FFFFFF" style:vertical-align="middle"/>
    </style:style>
    <style:style style:name="Table33.Cell13" style:family="table-cell">
      <style:table-cell-properties fo:background-color="#FFFFFF" style:vertical-align="middle"/>
    </style:style>
    <style:style style:name="Table33.Cell14" style:family="table-cell">
      <style:table-cell-properties fo:background-color="#FFFFFF" style:vertical-align="middle"/>
    </style:style>
    <style:style style:name="Table33.Cell15" style:family="table-cell">
      <style:table-cell-properties fo:background-color="#FFFFFF" style:vertical-align="middle"/>
    </style:style>
    <style:style style:name="Table33.Cell16" style:family="table-cell">
      <style:table-cell-properties fo:background-color="#FFFFFF" style:vertical-align="middle"/>
    </style:style>
    <style:style style:name="Table33.Cell17" style:family="table-cell">
      <style:table-cell-properties fo:background-color="#FFFFFF" style:vertical-align="middle"/>
    </style:style>
    <style:style style:name="Table33.Cell18" style:family="table-cell">
      <style:table-cell-properties fo:background-color="#FFFFFF" style:vertical-align="middle"/>
    </style:style>
    <style:style style:name="Table33.Cell19" style:family="table-cell">
      <style:table-cell-properties fo:background-color="#FFFFFF" style:vertical-align="middle"/>
    </style:style>
    <style:style style:name="Table33.Cell20" style:family="table-cell">
      <style:table-cell-properties fo:background-color="#FFFFFF" style:vertical-align="middle"/>
    </style:style>
    <style:style style:name="Table33.Cell21" style:family="table-cell">
      <style:table-cell-properties fo:background-color="#FFFFFF" style:vertical-align="middle"/>
    </style:style>
    <style:style style:name="Table33.Cell22" style:family="table-cell">
      <style:table-cell-properties fo:background-color="#FFFFFF" style:vertical-align="middle"/>
    </style:style>
    <style:style style:name="Table33.Cell23" style:family="table-cell">
      <style:table-cell-properties fo:background-color="#FFFFFF" style:vertical-align="middle"/>
    </style:style>
    <style:style style:name="Table33.Cell24" style:family="table-cell">
      <style:table-cell-properties fo:background-color="#FFFFFF" style:vertical-align="middle"/>
    </style:style>
    <style:style style:name="Table33.Cell25" style:family="table-cell">
      <style:table-cell-properties fo:background-color="#FFFFFF" style:vertical-align="middle"/>
    </style:style>
    <style:style style:name="Table33.Cell26" style:family="table-cell">
      <style:table-cell-properties fo:background-color="#FFFFFF" style:vertical-align="middle"/>
    </style:style>
    <style:style style:name="Table33.Cell27" style:family="table-cell">
      <style:table-cell-properties fo:background-color="#FFFFFF" style:vertical-align="middle"/>
    </style:style>
    <style:style style:name="Table33.Cell28" style:family="table-cell">
      <style:table-cell-properties fo:background-color="#FFFFFF" style:vertical-align="middle"/>
    </style:style>
    <style:style style:name="Table33.Cell29" style:family="table-cell">
      <style:table-cell-properties fo:background-color="#FFFFFF" style:vertical-align="middle"/>
    </style:style>
    <style:style style:name="Table33.Cell30" style:family="table-cell">
      <style:table-cell-properties fo:background-color="#FFFFFF" style:vertical-align="middle"/>
    </style:style>
    <style:style style:name="Table33.Cell31" style:family="table-cell">
      <style:table-cell-properties fo:background-color="#FFFFFF" style:vertical-align="middle"/>
    </style:style>
    <style:style style:name="Table33.Cell32" style:family="table-cell">
      <style:table-cell-properties fo:background-color="#FFFFFF" style:vertical-align="middle"/>
    </style:style>
    <style:style style:name="Table33.Cell33" style:family="table-cell">
      <style:table-cell-properties fo:background-color="#FFFFFF" style:vertical-align="middle"/>
    </style:style>
    <style:style style:name="Table33.Cell34" style:family="table-cell">
      <style:table-cell-properties fo:background-color="#FFFFFF" style:vertical-align="middle"/>
    </style:style>
    <style:style style:name="Table33.Cell35" style:family="table-cell">
      <style:table-cell-properties fo:background-color="#FFFFFF" style:vertical-align="middle"/>
    </style:style>
    <style:style style:name="Table33.Cell36" style:family="table-cell">
      <style:table-cell-properties fo:background-color="#FFFFFF" style:vertical-align="middle"/>
    </style:style>
    <style:style style:name="Table33.Cell37" style:family="table-cell">
      <style:table-cell-properties fo:background-color="#FFFFFF" style:vertical-align="middle"/>
    </style:style>
    <style:style style:name="Table33.Cell38" style:family="table-cell">
      <style:table-cell-properties fo:background-color="#FFFFFF" style:vertical-align="middle"/>
    </style:style>
    <style:style style:name="Table33.Cell39" style:family="table-cell">
      <style:table-cell-properties fo:background-color="#FFFFFF" style:vertical-align="middle"/>
    </style:style>
    <style:style style:name="Table33.Cell40" style:family="table-cell">
      <style:table-cell-properties fo:background-color="#FFFFFF" style:vertical-align="middle"/>
    </style:style>
    <style:style style:name="Table33.Cell41" style:family="table-cell">
      <style:table-cell-properties fo:background-color="#FFFFFF" style:vertical-align="middle"/>
    </style:style>
    <style:style style:name="Table33.Cell42" style:family="table-cell">
      <style:table-cell-properties fo:background-color="#FFFFFF" style:vertical-align="middle"/>
    </style:style>
    <style:style style:name="Table33.Cell43" style:family="table-cell">
      <style:table-cell-properties fo:background-color="#FFFFFF" style:vertical-align="middle"/>
    </style:style>
    <style:style style:name="Table33.Cell44" style:family="table-cell">
      <style:table-cell-properties fo:background-color="#FFFFFF" style:vertical-align="middle"/>
    </style:style>
    <style:style style:name="Table33.Cell45" style:family="table-cell">
      <style:table-cell-properties fo:background-color="#FFFFFF" style:vertical-align="middle"/>
    </style:style>
    <style:style style:name="Table33.Cell46" style:family="table-cell">
      <style:table-cell-properties fo:background-color="#FFFFFF" style:vertical-align="middle"/>
    </style:style>
    <style:style style:name="Table33.Cell47" style:family="table-cell">
      <style:table-cell-properties fo:background-color="#FFFFFF" style:vertical-align="middle"/>
    </style:style>
    <style:style style:name="Table33.Cell48" style:family="table-cell">
      <style:table-cell-properties fo:background-color="#FFFFFF" style:vertical-align="middle"/>
    </style:style>
    <style:style style:name="Table33.Cell49" style:family="table-cell">
      <style:table-cell-properties fo:background-color="#FFFFFF" style:vertical-align="middle"/>
    </style:style>
    <style:style style:name="Table33.Cell50" style:family="table-cell">
      <style:table-cell-properties fo:background-color="#FFFFFF" style:vertical-align="middle"/>
    </style:style>
    <style:style style:name="Table33.Cell51" style:family="table-cell">
      <style:table-cell-properties fo:background-color="#FFFFFF" style:vertical-align="middle"/>
    </style:style>
    <style:style style:name="Table33.Cell52" style:family="table-cell">
      <style:table-cell-properties fo:background-color="#FFFFFF" style:vertical-align="middle"/>
    </style:style>
    <style:style style:name="Table33.Cell53" style:family="table-cell">
      <style:table-cell-properties fo:background-color="#FFFFFF" style:vertical-align="middle"/>
    </style:style>
    <style:style style:name="Table33.Cell54" style:family="table-cell">
      <style:table-cell-properties fo:background-color="#FFFFFF" style:vertical-align="middle"/>
    </style:style>
    <style:style style:name="Table33.Cell55" style:family="table-cell">
      <style:table-cell-properties fo:background-color="#FFFFFF" style:vertical-align="middle"/>
    </style:style>
    <style:style style:name="Table33.Cell56" style:family="table-cell">
      <style:table-cell-properties fo:background-color="#FFFFFF" style:vertical-align="middle"/>
    </style:style>
    <style:style style:name="Table33.Cell57" style:family="table-cell">
      <style:table-cell-properties fo:background-color="#FFFFFF" style:vertical-align="middle"/>
    </style:style>
    <style:style style:name="Table33.Cell58" style:family="table-cell">
      <style:table-cell-properties fo:background-color="#FFFFFF" style:vertical-align="middle"/>
    </style:style>
    <style:style style:name="Table33.Cell59" style:family="table-cell">
      <style:table-cell-properties fo:background-color="#FFFFFF" style:vertical-align="middle"/>
    </style:style>
    <style:style style:name="Table33.Cell60" style:family="table-cell">
      <style:table-cell-properties fo:background-color="#FFFFFF" style:vertical-align="middle"/>
    </style:style>
    <style:style style:name="Table33.Cell61" style:family="table-cell">
      <style:table-cell-properties fo:background-color="#FFFFFF" style:vertical-align="middle"/>
    </style:style>
    <style:style style:name="Table33.Cell62" style:family="table-cell">
      <style:table-cell-properties fo:background-color="#FFFFFF" style:vertical-align="middle"/>
    </style:style>
    <style:style style:name="Table33.Cell63" style:family="table-cell">
      <style:table-cell-properties fo:background-color="#FFFFFF" style:vertical-align="middle"/>
    </style:style>
    <style:style style:name="Table33.Cell64" style:family="table-cell">
      <style:table-cell-properties fo:background-color="#FFFFFF"/>
    </style:style>
    <style:style style:name="Table33.Cell65" style:family="table-cell">
      <style:table-cell-properties fo:background-color="#FFFFFF"/>
    </style:style>
    <style:style style:name="Table33.Cell66" style:family="table-cell">
      <style:table-cell-properties fo:background-color="#FFFFFF"/>
    </style:style>
    <style:style style:name="Table34" style:family="table">
      <style:table-properties style:writing-mode="lr-tb" style:width="16.417cm" table:align="center"/>
    </style:style>
    <style:style style:name="Table34.C1" style:family="table-column">
      <style:table-column-properties style:column-width="5.189cm"/>
    </style:style>
    <style:style style:name="Table34.C2" style:family="table-column">
      <style:table-column-properties style:column-width="1.490cm"/>
    </style:style>
    <style:style style:name="Table34.C3" style:family="table-column">
      <style:table-column-properties style:column-width="5.258cm"/>
    </style:style>
    <style:style style:name="Table34.C4" style:family="table-column">
      <style:table-column-properties style:column-width="4.479cm"/>
    </style:style>
    <style:style style:name="Table34.R1" style:family="table-row">
      <style:table-row-properties style:row-height="0.610cm"/>
    </style:style>
    <style:style style:name="Table34.R2" style:family="table-row">
      <style:table-row-properties style:row-height="0.744cm"/>
    </style:style>
    <style:style style:name="Table34.R3" style:family="table-row">
      <style:table-row-properties style:row-height="0.753cm"/>
    </style:style>
    <style:style style:name="Table34.R4" style:family="table-row">
      <style:table-row-properties style:row-height="0.914cm"/>
    </style:style>
    <style:style style:name="Table34.R5" style:family="table-row">
      <style:table-row-properties style:row-height="1.083cm"/>
    </style:style>
    <style:style style:name="Table34.R6" style:family="table-row">
      <style:table-row-properties style:row-height="1.633cm"/>
    </style:style>
    <style:style style:name="Table34.R7" style:family="table-row">
      <style:table-row-properties style:row-height="1.676cm"/>
    </style:style>
    <style:style style:name="Table34.R8" style:family="table-row">
      <style:table-row-properties style:row-height="1.109cm"/>
    </style:style>
    <style:style style:name="Table34.R9" style:family="table-row">
      <style:table-row-properties style:row-height="1.101cm"/>
    </style:style>
    <style:style style:name="Table34.R10" style:family="table-row">
      <style:table-row-properties style:row-height="1.083cm"/>
    </style:style>
    <style:style style:name="Table34.R11" style:family="table-row">
      <style:table-row-properties style:row-height="1.109cm"/>
    </style:style>
    <style:style style:name="Table34.R12" style:family="table-row">
      <style:table-row-properties style:row-height="1.076cm"/>
    </style:style>
    <style:style style:name="Table34.R13" style:family="table-row">
      <style:table-row-properties style:row-height="1.134cm"/>
    </style:style>
    <style:style style:name="Table34.R14" style:family="table-row">
      <style:table-row-properties style:row-height="1.092cm"/>
    </style:style>
    <style:style style:name="Table34.R15" style:family="table-row">
      <style:table-row-properties style:row-height="1.101cm"/>
    </style:style>
    <style:style style:name="Table34.R16" style:family="table-row">
      <style:table-row-properties style:row-height="1.092cm"/>
    </style:style>
    <style:style style:name="Table34.R17" style:family="table-row">
      <style:table-row-properties style:row-height="0.796cm"/>
    </style:style>
    <style:style style:name="Table34.Cell1" style:family="table-cell">
      <style:table-cell-properties fo:background-color="#FFFFFF" style:vertical-align="top"/>
    </style:style>
    <style:style style:name="Table34.Cell2" style:family="table-cell">
      <style:table-cell-properties fo:background-color="#FFFFFF" style:vertical-align="top"/>
    </style:style>
    <style:style style:name="Table34.Cell3" style:family="table-cell">
      <style:table-cell-properties fo:background-color="#FFFFFF" style:vertical-align="top"/>
    </style:style>
    <style:style style:name="Table34.Cell4" style:family="table-cell">
      <style:table-cell-properties fo:background-color="#FFFFFF" style:vertical-align="top"/>
    </style:style>
    <style:style style:name="Table34.Cell5" style:family="table-cell">
      <style:table-cell-properties fo:background-color="#FFFFFF" style:vertical-align="top"/>
    </style:style>
    <style:style style:name="Table34.Cell6" style:family="table-cell">
      <style:table-cell-properties fo:background-color="#FFFFFF" style:vertical-align="top"/>
    </style:style>
    <style:style style:name="Table34.Cell7" style:family="table-cell">
      <style:table-cell-properties fo:background-color="#FFFFFF" style:vertical-align="top"/>
    </style:style>
    <style:style style:name="Table34.Cell8" style:family="table-cell">
      <style:table-cell-properties fo:background-color="#FFFFFF" style:vertical-align="top"/>
    </style:style>
    <style:style style:name="Table34.Cell9" style:family="table-cell">
      <style:table-cell-properties fo:background-color="#FFFFFF"/>
    </style:style>
    <style:style style:name="Table34.Cell10" style:family="table-cell">
      <style:table-cell-properties fo:background-color="#FFFFFF" style:vertical-align="top"/>
    </style:style>
    <style:style style:name="Table34.Cell11" style:family="table-cell">
      <style:table-cell-properties fo:background-color="#FFFFFF" style:vertical-align="top"/>
    </style:style>
    <style:style style:name="Table34.Cell12" style:family="table-cell">
      <style:table-cell-properties fo:background-color="#FFFFFF" style:vertical-align="top"/>
    </style:style>
    <style:style style:name="Table34.Cell13" style:family="table-cell">
      <style:table-cell-properties fo:background-color="#FFFFFF" style:vertical-align="top"/>
    </style:style>
    <style:style style:name="Table34.Cell14" style:family="table-cell">
      <style:table-cell-properties fo:background-color="#FFFFFF" style:vertical-align="top"/>
    </style:style>
    <style:style style:name="Table34.Cell15" style:family="table-cell">
      <style:table-cell-properties fo:background-color="#FFFFFF" style:vertical-align="top"/>
    </style:style>
    <style:style style:name="Table34.Cell16" style:family="table-cell">
      <style:table-cell-properties fo:background-color="#FFFFFF" style:vertical-align="top"/>
    </style:style>
    <style:style style:name="Table34.Cell17" style:family="table-cell">
      <style:table-cell-properties fo:background-color="#FFFFFF" style:vertical-align="top"/>
    </style:style>
    <style:style style:name="Table34.Cell18" style:family="table-cell">
      <style:table-cell-properties fo:background-color="#FFFFFF" style:vertical-align="middle"/>
    </style:style>
    <style:style style:name="Table34.Cell19" style:family="table-cell">
      <style:table-cell-properties fo:background-color="#FFFFFF" style:vertical-align="middle"/>
    </style:style>
    <style:style style:name="Table34.Cell20" style:family="table-cell">
      <style:table-cell-properties fo:background-color="#FFFFFF" style:vertical-align="middle"/>
    </style:style>
    <style:style style:name="Table34.Cell21" style:family="table-cell">
      <style:table-cell-properties fo:background-color="#FFFFFF" style:vertical-align="top"/>
    </style:style>
    <style:style style:name="Table34.Cell22" style:family="table-cell">
      <style:table-cell-properties fo:background-color="#FFFFFF" style:vertical-align="top"/>
    </style:style>
    <style:style style:name="Table34.Cell23" style:family="table-cell">
      <style:table-cell-properties fo:background-color="#FFFFFF" style:vertical-align="top"/>
    </style:style>
    <style:style style:name="Table34.Cell24" style:family="table-cell">
      <style:table-cell-properties fo:background-color="#FFFFFF" style:vertical-align="top"/>
    </style:style>
    <style:style style:name="Table34.Cell25" style:family="table-cell">
      <style:table-cell-properties fo:background-color="#FFFFFF"/>
    </style:style>
    <style:style style:name="Table34.Cell26" style:family="table-cell">
      <style:table-cell-properties fo:background-color="#FFFFFF"/>
    </style:style>
    <style:style style:name="Table34.Cell27" style:family="table-cell">
      <style:table-cell-properties fo:background-color="#FFFFFF"/>
    </style:style>
    <style:style style:name="Table34.Cell28" style:family="table-cell">
      <style:table-cell-properties fo:background-color="#FFFFFF"/>
    </style:style>
    <style:style style:name="Table34.Cell29" style:family="table-cell">
      <style:table-cell-properties fo:background-color="#FFFFFF" style:vertical-align="top"/>
    </style:style>
    <style:style style:name="Table34.Cell30" style:family="table-cell">
      <style:table-cell-properties fo:background-color="#FFFFFF" style:vertical-align="middle"/>
    </style:style>
    <style:style style:name="Table34.Cell31" style:family="table-cell">
      <style:table-cell-properties fo:background-color="#FFFFFF" style:vertical-align="middle"/>
    </style:style>
    <style:style style:name="Table34.Cell32" style:family="table-cell">
      <style:table-cell-properties fo:background-color="#FFFFFF" style:vertical-align="middle"/>
    </style:style>
    <style:style style:name="Table34.Cell33" style:family="table-cell">
      <style:table-cell-properties fo:background-color="#FFFFFF" style:vertical-align="top"/>
    </style:style>
    <style:style style:name="Table34.Cell34" style:family="table-cell">
      <style:table-cell-properties fo:background-color="#FFFFFF" style:vertical-align="middle"/>
    </style:style>
    <style:style style:name="Table34.Cell35" style:family="table-cell">
      <style:table-cell-properties fo:background-color="#FFFFFF" style:vertical-align="middle"/>
    </style:style>
    <style:style style:name="Table34.Cell36" style:family="table-cell">
      <style:table-cell-properties fo:background-color="#FFFFFF" style:vertical-align="middle"/>
    </style:style>
    <style:style style:name="Table34.Cell37" style:family="table-cell">
      <style:table-cell-properties fo:background-color="#FFFFFF" style:vertical-align="top"/>
    </style:style>
    <style:style style:name="Table34.Cell38" style:family="table-cell">
      <style:table-cell-properties fo:background-color="#FFFFFF" style:vertical-align="middle"/>
    </style:style>
    <style:style style:name="Table34.Cell39" style:family="table-cell">
      <style:table-cell-properties fo:background-color="#FFFFFF" style:vertical-align="middle"/>
    </style:style>
    <style:style style:name="Table34.Cell40" style:family="table-cell">
      <style:table-cell-properties fo:background-color="#FFFFFF" style:vertical-align="middle"/>
    </style:style>
    <style:style style:name="Table34.Cell41" style:family="table-cell">
      <style:table-cell-properties fo:background-color="#FFFFFF" style:vertical-align="top"/>
    </style:style>
    <style:style style:name="Table34.Cell42" style:family="table-cell">
      <style:table-cell-properties fo:background-color="#FFFFFF" style:vertical-align="middle"/>
    </style:style>
    <style:style style:name="Table34.Cell43" style:family="table-cell">
      <style:table-cell-properties fo:background-color="#FFFFFF" style:vertical-align="middle"/>
    </style:style>
    <style:style style:name="Table34.Cell44" style:family="table-cell">
      <style:table-cell-properties fo:background-color="#FFFFFF" style:vertical-align="middle"/>
    </style:style>
    <style:style style:name="Table34.Cell45" style:family="table-cell">
      <style:table-cell-properties fo:background-color="#FFFFFF" style:vertical-align="top"/>
    </style:style>
    <style:style style:name="Table34.Cell46" style:family="table-cell">
      <style:table-cell-properties fo:background-color="#FFFFFF" style:vertical-align="middle"/>
    </style:style>
    <style:style style:name="Table34.Cell47" style:family="table-cell">
      <style:table-cell-properties fo:background-color="#FFFFFF" style:vertical-align="middle"/>
    </style:style>
    <style:style style:name="Table34.Cell48" style:family="table-cell">
      <style:table-cell-properties fo:background-color="#FFFFFF" style:vertical-align="middle"/>
    </style:style>
    <style:style style:name="Table34.Cell49" style:family="table-cell">
      <style:table-cell-properties fo:background-color="#FFFFFF" style:vertical-align="top"/>
    </style:style>
    <style:style style:name="Table34.Cell50" style:family="table-cell">
      <style:table-cell-properties fo:background-color="#FFFFFF" style:vertical-align="middle"/>
    </style:style>
    <style:style style:name="Table34.Cell51" style:family="table-cell">
      <style:table-cell-properties fo:background-color="#FFFFFF" style:vertical-align="middle"/>
    </style:style>
    <style:style style:name="Table34.Cell52" style:family="table-cell">
      <style:table-cell-properties fo:background-color="#FFFFFF" style:vertical-align="middle"/>
    </style:style>
    <style:style style:name="Table34.Cell53" style:family="table-cell">
      <style:table-cell-properties fo:background-color="#FFFFFF" style:vertical-align="top"/>
    </style:style>
    <style:style style:name="Table34.Cell54" style:family="table-cell">
      <style:table-cell-properties fo:background-color="#FFFFFF" style:vertical-align="middle"/>
    </style:style>
    <style:style style:name="Table34.Cell55" style:family="table-cell">
      <style:table-cell-properties fo:background-color="#FFFFFF" style:vertical-align="middle"/>
    </style:style>
    <style:style style:name="Table34.Cell56" style:family="table-cell">
      <style:table-cell-properties fo:background-color="#FFFFFF" style:vertical-align="middle"/>
    </style:style>
    <style:style style:name="Table34.Cell57" style:family="table-cell">
      <style:table-cell-properties fo:background-color="#FFFFFF" style:vertical-align="top"/>
    </style:style>
    <style:style style:name="Table34.Cell58" style:family="table-cell">
      <style:table-cell-properties fo:background-color="#FFFFFF" style:vertical-align="middle"/>
    </style:style>
    <style:style style:name="Table34.Cell59" style:family="table-cell">
      <style:table-cell-properties fo:background-color="#FFFFFF" style:vertical-align="middle"/>
    </style:style>
    <style:style style:name="Table34.Cell60" style:family="table-cell">
      <style:table-cell-properties fo:background-color="#FFFFFF" style:vertical-align="middle"/>
    </style:style>
    <style:style style:name="Table34.Cell61" style:family="table-cell">
      <style:table-cell-properties fo:background-color="#FFFFFF" style:vertical-align="top"/>
    </style:style>
    <style:style style:name="Table34.Cell62" style:family="table-cell">
      <style:table-cell-properties fo:background-color="#FFFFFF" style:vertical-align="middle"/>
    </style:style>
    <style:style style:name="Table34.Cell63" style:family="table-cell">
      <style:table-cell-properties fo:background-color="#FFFFFF" style:vertical-align="middle"/>
    </style:style>
    <style:style style:name="Table34.Cell64" style:family="table-cell">
      <style:table-cell-properties fo:background-color="#FFFFFF" style:vertical-align="middle"/>
    </style:style>
    <style:style style:name="Table34.Cell65" style:family="table-cell">
      <style:table-cell-properties fo:background-color="#FFFFFF" style:vertical-align="top"/>
    </style:style>
    <style:style style:name="Table34.Cell66" style:family="table-cell">
      <style:table-cell-properties fo:background-color="#FFFFFF" style:vertical-align="top"/>
    </style:style>
    <style:style style:name="Table34.Cell67" style:family="table-cell">
      <style:table-cell-properties fo:background-color="#FFFFFF" style:vertical-align="top"/>
    </style:style>
    <style:style style:name="Table34.Cell68" style:family="table-cell">
      <style:table-cell-properties fo:background-color="#FFFFFF"/>
    </style:style>
    <style:style style:name="Table35" style:family="table">
      <style:table-properties style:writing-mode="lr-tb" style:width="10.380cm" table:align="center"/>
    </style:style>
    <style:style style:name="Table35.C1" style:family="table-column">
      <style:table-column-properties style:column-width="0.660cm"/>
    </style:style>
    <style:style style:name="Table35.C2" style:family="table-column">
      <style:table-column-properties style:column-width="5.427cm"/>
    </style:style>
    <style:style style:name="Table35.C3" style:family="table-column">
      <style:table-column-properties style:column-width="4.293cm"/>
    </style:style>
    <style:style style:name="Table35.R1" style:family="table-row">
      <style:table-row-properties style:row-height="0.617cm"/>
    </style:style>
    <style:style style:name="Table35.R2" style:family="table-row">
      <style:table-row-properties style:row-height="1.109cm"/>
    </style:style>
    <style:style style:name="Table35.R3" style:family="table-row">
      <style:table-row-properties style:row-height="1.295cm"/>
    </style:style>
    <style:style style:name="Table35.R4" style:family="table-row">
      <style:table-row-properties style:row-height="1.092cm"/>
    </style:style>
    <style:style style:name="Table35.R5" style:family="table-row">
      <style:table-row-properties style:row-height="1.067cm"/>
    </style:style>
    <style:style style:name="Table35.R6" style:family="table-row">
      <style:table-row-properties style:row-height="1.101cm"/>
    </style:style>
    <style:style style:name="Table35.R7" style:family="table-row">
      <style:table-row-properties style:row-height="1.143cm"/>
    </style:style>
    <style:style style:name="Table35.R8" style:family="table-row">
      <style:table-row-properties style:row-height="1.101cm"/>
    </style:style>
    <style:style style:name="Table35.R9" style:family="table-row">
      <style:table-row-properties style:row-height="1.101cm"/>
    </style:style>
    <style:style style:name="Table35.R10" style:family="table-row">
      <style:table-row-properties style:row-height="1.101cm"/>
    </style:style>
    <style:style style:name="Table35.R11" style:family="table-row">
      <style:table-row-properties style:row-height="1.109cm"/>
    </style:style>
    <style:style style:name="Table35.R12" style:family="table-row">
      <style:table-row-properties style:row-height="1.101cm"/>
    </style:style>
    <style:style style:name="Table35.R13" style:family="table-row">
      <style:table-row-properties style:row-height="1.101cm"/>
    </style:style>
    <style:style style:name="Table35.R14" style:family="table-row">
      <style:table-row-properties style:row-height="1.101cm"/>
    </style:style>
    <style:style style:name="Table35.R15" style:family="table-row">
      <style:table-row-properties style:row-height="1.083cm"/>
    </style:style>
    <style:style style:name="Table35.R16" style:family="table-row">
      <style:table-row-properties style:row-height="1.092cm"/>
    </style:style>
    <style:style style:name="Table35.R17" style:family="table-row">
      <style:table-row-properties style:row-height="1.083cm"/>
    </style:style>
    <style:style style:name="Table35.R18" style:family="table-row">
      <style:table-row-properties style:row-height="1.134cm"/>
    </style:style>
    <style:style style:name="Table35.R19" style:family="table-row">
      <style:table-row-properties style:row-height="1.058cm"/>
    </style:style>
    <style:style style:name="Table35.R20" style:family="table-row">
      <style:table-row-properties style:row-height="1.143cm"/>
    </style:style>
    <style:style style:name="Table35.R21" style:family="table-row">
      <style:table-row-properties style:row-height="1.092cm"/>
    </style:style>
    <style:style style:name="Table35.R22" style:family="table-row">
      <style:table-row-properties style:row-height="1.312cm"/>
    </style:style>
    <style:style style:name="Table35.R23" style:family="table-row">
      <style:table-row-properties style:row-height="0.871cm"/>
    </style:style>
    <style:style style:name="Table35.Cell1" style:family="table-cell">
      <style:table-cell-properties fo:background-color="#FFFFFF" style:vertical-align="top"/>
    </style:style>
    <style:style style:name="Table35.Cell2" style:family="table-cell">
      <style:table-cell-properties fo:background-color="#FFFFFF" style:vertical-align="top"/>
    </style:style>
    <style:style style:name="Table35.Cell3" style:family="table-cell">
      <style:table-cell-properties fo:background-color="#FFFFFF" style:vertical-align="top"/>
    </style:style>
    <style:style style:name="Table35.Cell4" style:family="table-cell">
      <style:table-cell-properties fo:background-color="#FFFFFF" style:vertical-align="top"/>
    </style:style>
    <style:style style:name="Table35.Cell5" style:family="table-cell">
      <style:table-cell-properties fo:background-color="#FFFFFF" style:vertical-align="top"/>
    </style:style>
    <style:style style:name="Table35.Cell6" style:family="table-cell">
      <style:table-cell-properties fo:background-color="#FFFFFF" style:vertical-align="top"/>
    </style:style>
    <style:style style:name="Table35.Cell7" style:family="table-cell">
      <style:table-cell-properties fo:background-color="#FFFFFF" style:vertical-align="top"/>
    </style:style>
    <style:style style:name="Table35.Cell8" style:family="table-cell">
      <style:table-cell-properties fo:background-color="#FFFFFF" style:vertical-align="middle"/>
    </style:style>
    <style:style style:name="Table35.Cell9" style:family="table-cell">
      <style:table-cell-properties fo:background-color="#FFFFFF" style:vertical-align="middle"/>
    </style:style>
    <style:style style:name="Table35.Cell10" style:family="table-cell">
      <style:table-cell-properties fo:background-color="#FFFFFF" style:vertical-align="middle"/>
    </style:style>
    <style:style style:name="Table35.Cell11" style:family="table-cell">
      <style:table-cell-properties fo:background-color="#FFFFFF" style:vertical-align="middle"/>
    </style:style>
    <style:style style:name="Table35.Cell12" style:family="table-cell">
      <style:table-cell-properties fo:background-color="#FFFFFF" style:vertical-align="middle"/>
    </style:style>
    <style:style style:name="Table35.Cell13" style:family="table-cell">
      <style:table-cell-properties fo:background-color="#FFFFFF" style:vertical-align="middle"/>
    </style:style>
    <style:style style:name="Table35.Cell14" style:family="table-cell">
      <style:table-cell-properties fo:background-color="#FFFFFF" style:vertical-align="middle"/>
    </style:style>
    <style:style style:name="Table35.Cell15" style:family="table-cell">
      <style:table-cell-properties fo:background-color="#FFFFFF" style:vertical-align="middle"/>
    </style:style>
    <style:style style:name="Table35.Cell16" style:family="table-cell">
      <style:table-cell-properties fo:background-color="#FFFFFF" style:vertical-align="middle"/>
    </style:style>
    <style:style style:name="Table35.Cell17" style:family="table-cell">
      <style:table-cell-properties fo:background-color="#FFFFFF" style:vertical-align="middle"/>
    </style:style>
    <style:style style:name="Table35.Cell18" style:family="table-cell">
      <style:table-cell-properties fo:background-color="#FFFFFF" style:vertical-align="middle"/>
    </style:style>
    <style:style style:name="Table35.Cell19" style:family="table-cell">
      <style:table-cell-properties fo:background-color="#FFFFFF" style:vertical-align="middle"/>
    </style:style>
    <style:style style:name="Table35.Cell20" style:family="table-cell">
      <style:table-cell-properties fo:background-color="#FFFFFF" style:vertical-align="middle"/>
    </style:style>
    <style:style style:name="Table35.Cell21" style:family="table-cell">
      <style:table-cell-properties fo:background-color="#FFFFFF" style:vertical-align="middle"/>
    </style:style>
    <style:style style:name="Table35.Cell22" style:family="table-cell">
      <style:table-cell-properties fo:background-color="#FFFFFF" style:vertical-align="middle"/>
    </style:style>
    <style:style style:name="Table35.Cell23" style:family="table-cell">
      <style:table-cell-properties fo:background-color="#FFFFFF" style:vertical-align="middle"/>
    </style:style>
    <style:style style:name="Table35.Cell24" style:family="table-cell">
      <style:table-cell-properties fo:background-color="#FFFFFF" style:vertical-align="middle"/>
    </style:style>
    <style:style style:name="Table35.Cell25" style:family="table-cell">
      <style:table-cell-properties fo:background-color="#FFFFFF" style:vertical-align="middle"/>
    </style:style>
    <style:style style:name="Table35.Cell26" style:family="table-cell">
      <style:table-cell-properties fo:background-color="#FFFFFF" style:vertical-align="middle"/>
    </style:style>
    <style:style style:name="Table35.Cell27" style:family="table-cell">
      <style:table-cell-properties fo:background-color="#FFFFFF" style:vertical-align="middle"/>
    </style:style>
    <style:style style:name="Table35.Cell28" style:family="table-cell">
      <style:table-cell-properties fo:background-color="#FFFFFF" style:vertical-align="middle"/>
    </style:style>
    <style:style style:name="Table35.Cell29" style:family="table-cell">
      <style:table-cell-properties fo:background-color="#FFFFFF" style:vertical-align="middle"/>
    </style:style>
    <style:style style:name="Table35.Cell30" style:family="table-cell">
      <style:table-cell-properties fo:background-color="#FFFFFF" style:vertical-align="middle"/>
    </style:style>
    <style:style style:name="Table35.Cell31" style:family="table-cell">
      <style:table-cell-properties fo:background-color="#FFFFFF" style:vertical-align="middle"/>
    </style:style>
    <style:style style:name="Table35.Cell32" style:family="table-cell">
      <style:table-cell-properties fo:background-color="#FFFFFF" style:vertical-align="middle"/>
    </style:style>
    <style:style style:name="Table35.Cell33" style:family="table-cell">
      <style:table-cell-properties fo:background-color="#FFFFFF" style:vertical-align="middle"/>
    </style:style>
    <style:style style:name="Table35.Cell34" style:family="table-cell">
      <style:table-cell-properties fo:background-color="#FFFFFF" style:vertical-align="middle"/>
    </style:style>
    <style:style style:name="Table35.Cell35" style:family="table-cell">
      <style:table-cell-properties fo:background-color="#FFFFFF" style:vertical-align="middle"/>
    </style:style>
    <style:style style:name="Table35.Cell36" style:family="table-cell">
      <style:table-cell-properties fo:background-color="#FFFFFF" style:vertical-align="middle"/>
    </style:style>
    <style:style style:name="Table35.Cell37" style:family="table-cell">
      <style:table-cell-properties fo:background-color="#FFFFFF" style:vertical-align="middle"/>
    </style:style>
    <style:style style:name="Table35.Cell38" style:family="table-cell">
      <style:table-cell-properties fo:background-color="#FFFFFF" style:vertical-align="middle"/>
    </style:style>
    <style:style style:name="Table35.Cell39" style:family="table-cell">
      <style:table-cell-properties fo:background-color="#FFFFFF" style:vertical-align="middle"/>
    </style:style>
    <style:style style:name="Table35.Cell40" style:family="table-cell">
      <style:table-cell-properties fo:background-color="#FFFFFF" style:vertical-align="middle"/>
    </style:style>
    <style:style style:name="Table35.Cell41" style:family="table-cell">
      <style:table-cell-properties fo:background-color="#FFFFFF" style:vertical-align="middle"/>
    </style:style>
    <style:style style:name="Table35.Cell42" style:family="table-cell">
      <style:table-cell-properties fo:background-color="#FFFFFF" style:vertical-align="middle"/>
    </style:style>
    <style:style style:name="Table35.Cell43" style:family="table-cell">
      <style:table-cell-properties fo:background-color="#FFFFFF" style:vertical-align="middle"/>
    </style:style>
    <style:style style:name="Table35.Cell44" style:family="table-cell">
      <style:table-cell-properties fo:background-color="#FFFFFF" style:vertical-align="middle"/>
    </style:style>
    <style:style style:name="Table35.Cell45" style:family="table-cell">
      <style:table-cell-properties fo:background-color="#FFFFFF" style:vertical-align="middle"/>
    </style:style>
    <style:style style:name="Table35.Cell46" style:family="table-cell">
      <style:table-cell-properties fo:background-color="#FFFFFF" style:vertical-align="middle"/>
    </style:style>
    <style:style style:name="Table35.Cell47" style:family="table-cell">
      <style:table-cell-properties fo:background-color="#FFFFFF" style:vertical-align="middle"/>
    </style:style>
    <style:style style:name="Table35.Cell48" style:family="table-cell">
      <style:table-cell-properties fo:background-color="#FFFFFF" style:vertical-align="middle"/>
    </style:style>
    <style:style style:name="Table35.Cell49" style:family="table-cell">
      <style:table-cell-properties fo:background-color="#FFFFFF" style:vertical-align="middle"/>
    </style:style>
    <style:style style:name="Table35.Cell50" style:family="table-cell">
      <style:table-cell-properties fo:background-color="#FFFFFF" style:vertical-align="middle"/>
    </style:style>
    <style:style style:name="Table35.Cell51" style:family="table-cell">
      <style:table-cell-properties fo:background-color="#FFFFFF" style:vertical-align="middle"/>
    </style:style>
    <style:style style:name="Table35.Cell52" style:family="table-cell">
      <style:table-cell-properties fo:background-color="#FFFFFF" style:vertical-align="middle"/>
    </style:style>
    <style:style style:name="Table35.Cell53" style:family="table-cell">
      <style:table-cell-properties fo:background-color="#FFFFFF" style:vertical-align="middle"/>
    </style:style>
    <style:style style:name="Table35.Cell54" style:family="table-cell">
      <style:table-cell-properties fo:background-color="#FFFFFF" style:vertical-align="middle"/>
    </style:style>
    <style:style style:name="Table35.Cell55" style:family="table-cell">
      <style:table-cell-properties fo:background-color="#FFFFFF" style:vertical-align="middle"/>
    </style:style>
    <style:style style:name="Table35.Cell56" style:family="table-cell">
      <style:table-cell-properties fo:background-color="#FFFFFF" style:vertical-align="middle"/>
    </style:style>
    <style:style style:name="Table35.Cell57" style:family="table-cell">
      <style:table-cell-properties fo:background-color="#FFFFFF" style:vertical-align="middle"/>
    </style:style>
    <style:style style:name="Table35.Cell58" style:family="table-cell">
      <style:table-cell-properties fo:background-color="#FFFFFF" style:vertical-align="middle"/>
    </style:style>
    <style:style style:name="Table35.Cell59" style:family="table-cell">
      <style:table-cell-properties fo:background-color="#FFFFFF" style:vertical-align="middle"/>
    </style:style>
    <style:style style:name="Table35.Cell60" style:family="table-cell">
      <style:table-cell-properties fo:background-color="#FFFFFF" style:vertical-align="middle"/>
    </style:style>
    <style:style style:name="Table35.Cell61" style:family="table-cell">
      <style:table-cell-properties fo:background-color="#FFFFFF" style:vertical-align="middle"/>
    </style:style>
    <style:style style:name="Table35.Cell62" style:family="table-cell">
      <style:table-cell-properties fo:background-color="#FFFFFF" style:vertical-align="middle"/>
    </style:style>
    <style:style style:name="Table35.Cell63" style:family="table-cell">
      <style:table-cell-properties fo:background-color="#FFFFFF" style:vertical-align="middle"/>
    </style:style>
    <style:style style:name="Table35.Cell64" style:family="table-cell">
      <style:table-cell-properties fo:background-color="#FFFFFF" style:vertical-align="middle"/>
    </style:style>
    <style:style style:name="Table35.Cell65" style:family="table-cell">
      <style:table-cell-properties fo:background-color="#FFFFFF" style:vertical-align="middle"/>
    </style:style>
    <style:style style:name="Table35.Cell66" style:family="table-cell">
      <style:table-cell-properties fo:background-color="#FFFFFF" style:vertical-align="middle"/>
    </style:style>
    <style:style style:name="Table35.Cell67" style:family="table-cell">
      <style:table-cell-properties fo:background-color="#FFFFFF" style:vertical-align="top"/>
    </style:style>
    <style:style style:name="Table35.Cell68" style:family="table-cell">
      <style:table-cell-properties fo:background-color="#FFFFFF"/>
    </style:style>
    <style:style style:name="Table35.Cell69" style:family="table-cell">
      <style:table-cell-properties fo:background-color="#FFFFFF" style:vertical-align="top"/>
    </style:style>
    <style:style style:name="Table36" style:family="table">
      <style:table-properties style:writing-mode="lr-tb" style:width="10.380cm" table:align="center"/>
    </style:style>
    <style:style style:name="Table36.C1" style:family="table-column">
      <style:table-column-properties style:column-width="0.653cm"/>
    </style:style>
    <style:style style:name="Table36.C2" style:family="table-column">
      <style:table-column-properties style:column-width="5.419cm"/>
    </style:style>
    <style:style style:name="Table36.C3" style:family="table-column">
      <style:table-column-properties style:column-width="4.309cm"/>
    </style:style>
    <style:style style:name="Table36.R1" style:family="table-row">
      <style:table-row-properties style:row-height="0.991cm"/>
    </style:style>
    <style:style style:name="Table36.R2" style:family="table-row">
      <style:table-row-properties style:row-height="1.304cm"/>
    </style:style>
    <style:style style:name="Table36.R3" style:family="table-row">
      <style:table-row-properties style:row-height="1.092cm"/>
    </style:style>
    <style:style style:name="Table36.R4" style:family="table-row">
      <style:table-row-properties style:row-height="1.617cm"/>
    </style:style>
    <style:style style:name="Table36.R5" style:family="table-row">
      <style:table-row-properties style:row-height="1.642cm"/>
    </style:style>
    <style:style style:name="Table36.R6" style:family="table-row">
      <style:table-row-properties style:row-height="1.152cm"/>
    </style:style>
    <style:style style:name="Table36.R7" style:family="table-row">
      <style:table-row-properties style:row-height="1.058cm"/>
    </style:style>
    <style:style style:name="Table36.R8" style:family="table-row">
      <style:table-row-properties style:row-height="1.101cm"/>
    </style:style>
    <style:style style:name="Table36.R9" style:family="table-row">
      <style:table-row-properties style:row-height="1.134cm"/>
    </style:style>
    <style:style style:name="Table36.R10" style:family="table-row">
      <style:table-row-properties style:row-height="1.083cm"/>
    </style:style>
    <style:style style:name="Table36.R11" style:family="table-row">
      <style:table-row-properties style:row-height="1.118cm"/>
    </style:style>
    <style:style style:name="Table36.R12" style:family="table-row">
      <style:table-row-properties style:row-height="1.092cm"/>
    </style:style>
    <style:style style:name="Table36.R13" style:family="table-row">
      <style:table-row-properties style:row-height="1.076cm"/>
    </style:style>
    <style:style style:name="Table36.R14" style:family="table-row">
      <style:table-row-properties style:row-height="1.125cm"/>
    </style:style>
    <style:style style:name="Table36.R15" style:family="table-row">
      <style:table-row-properties style:row-height="1.109cm"/>
    </style:style>
    <style:style style:name="Table36.R16" style:family="table-row">
      <style:table-row-properties style:row-height="1.101cm"/>
    </style:style>
    <style:style style:name="Table36.R17" style:family="table-row">
      <style:table-row-properties style:row-height="1.083cm"/>
    </style:style>
    <style:style style:name="Table36.R18" style:family="table-row">
      <style:table-row-properties style:row-height="1.109cm"/>
    </style:style>
    <style:style style:name="Table36.R19" style:family="table-row">
      <style:table-row-properties style:row-height="1.101cm"/>
    </style:style>
    <style:style style:name="Table36.R20" style:family="table-row">
      <style:table-row-properties style:row-height="1.101cm"/>
    </style:style>
    <style:style style:name="Table36.R21" style:family="table-row">
      <style:table-row-properties style:row-height="0.813cm"/>
    </style:style>
    <style:style style:name="Table36.Cell1" style:family="table-cell">
      <style:table-cell-properties fo:background-color="#FFFFFF" style:vertical-align="top"/>
    </style:style>
    <style:style style:name="Table36.Cell2" style:family="table-cell">
      <style:table-cell-properties fo:background-color="#FFFFFF" style:vertical-align="top"/>
    </style:style>
    <style:style style:name="Table36.Cell3" style:family="table-cell">
      <style:table-cell-properties fo:background-color="#FFFFFF" style:vertical-align="top"/>
    </style:style>
    <style:style style:name="Table36.Cell4" style:family="table-cell">
      <style:table-cell-properties fo:background-color="#FFFFFF" style:vertical-align="top"/>
    </style:style>
    <style:style style:name="Table36.Cell5" style:family="table-cell">
      <style:table-cell-properties fo:background-color="#FFFFFF" style:vertical-align="middle"/>
    </style:style>
    <style:style style:name="Table36.Cell6" style:family="table-cell">
      <style:table-cell-properties fo:background-color="#FFFFFF" style:vertical-align="middle"/>
    </style:style>
    <style:style style:name="Table36.Cell7" style:family="table-cell">
      <style:table-cell-properties fo:background-color="#FFFFFF" style:vertical-align="middle"/>
    </style:style>
    <style:style style:name="Table36.Cell8" style:family="table-cell">
      <style:table-cell-properties fo:background-color="#FFFFFF" style:vertical-align="middle"/>
    </style:style>
    <style:style style:name="Table36.Cell9" style:family="table-cell">
      <style:table-cell-properties fo:background-color="#FFFFFF" style:vertical-align="middle"/>
    </style:style>
    <style:style style:name="Table36.Cell10" style:family="table-cell">
      <style:table-cell-properties fo:background-color="#FFFFFF" style:vertical-align="top"/>
    </style:style>
    <style:style style:name="Table36.Cell11" style:family="table-cell">
      <style:table-cell-properties fo:background-color="#FFFFFF" style:vertical-align="top"/>
    </style:style>
    <style:style style:name="Table36.Cell12" style:family="table-cell">
      <style:table-cell-properties fo:background-color="#FFFFFF" style:vertical-align="top"/>
    </style:style>
    <style:style style:name="Table36.Cell13" style:family="table-cell">
      <style:table-cell-properties fo:background-color="#FFFFFF"/>
    </style:style>
    <style:style style:name="Table36.Cell14" style:family="table-cell">
      <style:table-cell-properties fo:background-color="#FFFFFF"/>
    </style:style>
    <style:style style:name="Table36.Cell15" style:family="table-cell">
      <style:table-cell-properties fo:background-color="#FFFFFF"/>
    </style:style>
    <style:style style:name="Table36.Cell16" style:family="table-cell">
      <style:table-cell-properties fo:background-color="#FFFFFF" style:vertical-align="middle"/>
    </style:style>
    <style:style style:name="Table36.Cell17" style:family="table-cell">
      <style:table-cell-properties fo:background-color="#FFFFFF" style:vertical-align="middle"/>
    </style:style>
    <style:style style:name="Table36.Cell18" style:family="table-cell">
      <style:table-cell-properties fo:background-color="#FFFFFF" style:vertical-align="middle"/>
    </style:style>
    <style:style style:name="Table36.Cell19" style:family="table-cell">
      <style:table-cell-properties fo:background-color="#FFFFFF" style:vertical-align="middle"/>
    </style:style>
    <style:style style:name="Table36.Cell20" style:family="table-cell">
      <style:table-cell-properties fo:background-color="#FFFFFF" style:vertical-align="middle"/>
    </style:style>
    <style:style style:name="Table36.Cell21" style:family="table-cell">
      <style:table-cell-properties fo:background-color="#FFFFFF" style:vertical-align="middle"/>
    </style:style>
    <style:style style:name="Table36.Cell22" style:family="table-cell">
      <style:table-cell-properties fo:background-color="#FFFFFF" style:vertical-align="middle"/>
    </style:style>
    <style:style style:name="Table36.Cell23" style:family="table-cell">
      <style:table-cell-properties fo:background-color="#FFFFFF" style:vertical-align="middle"/>
    </style:style>
    <style:style style:name="Table36.Cell24" style:family="table-cell">
      <style:table-cell-properties fo:background-color="#FFFFFF" style:vertical-align="middle"/>
    </style:style>
    <style:style style:name="Table36.Cell25" style:family="table-cell">
      <style:table-cell-properties fo:background-color="#FFFFFF" style:vertical-align="middle"/>
    </style:style>
    <style:style style:name="Table36.Cell26" style:family="table-cell">
      <style:table-cell-properties fo:background-color="#FFFFFF" style:vertical-align="middle"/>
    </style:style>
    <style:style style:name="Table36.Cell27" style:family="table-cell">
      <style:table-cell-properties fo:background-color="#FFFFFF" style:vertical-align="middle"/>
    </style:style>
    <style:style style:name="Table36.Cell28" style:family="table-cell">
      <style:table-cell-properties fo:background-color="#FFFFFF" style:vertical-align="middle"/>
    </style:style>
    <style:style style:name="Table36.Cell29" style:family="table-cell">
      <style:table-cell-properties fo:background-color="#FFFFFF" style:vertical-align="middle"/>
    </style:style>
    <style:style style:name="Table36.Cell30" style:family="table-cell">
      <style:table-cell-properties fo:background-color="#FFFFFF" style:vertical-align="middle"/>
    </style:style>
    <style:style style:name="Table36.Cell31" style:family="table-cell">
      <style:table-cell-properties fo:background-color="#FFFFFF" style:vertical-align="middle"/>
    </style:style>
    <style:style style:name="Table36.Cell32" style:family="table-cell">
      <style:table-cell-properties fo:background-color="#FFFFFF" style:vertical-align="middle"/>
    </style:style>
    <style:style style:name="Table36.Cell33" style:family="table-cell">
      <style:table-cell-properties fo:background-color="#FFFFFF" style:vertical-align="middle"/>
    </style:style>
    <style:style style:name="Table36.Cell34" style:family="table-cell">
      <style:table-cell-properties fo:background-color="#FFFFFF" style:vertical-align="middle"/>
    </style:style>
    <style:style style:name="Table36.Cell35" style:family="table-cell">
      <style:table-cell-properties fo:background-color="#FFFFFF" style:vertical-align="middle"/>
    </style:style>
    <style:style style:name="Table36.Cell36" style:family="table-cell">
      <style:table-cell-properties fo:background-color="#FFFFFF" style:vertical-align="middle"/>
    </style:style>
    <style:style style:name="Table36.Cell37" style:family="table-cell">
      <style:table-cell-properties fo:background-color="#FFFFFF" style:vertical-align="middle"/>
    </style:style>
    <style:style style:name="Table36.Cell38" style:family="table-cell">
      <style:table-cell-properties fo:background-color="#FFFFFF" style:vertical-align="middle"/>
    </style:style>
    <style:style style:name="Table36.Cell39" style:family="table-cell">
      <style:table-cell-properties fo:background-color="#FFFFFF" style:vertical-align="middle"/>
    </style:style>
    <style:style style:name="Table36.Cell40" style:family="table-cell">
      <style:table-cell-properties fo:background-color="#FFFFFF" style:vertical-align="middle"/>
    </style:style>
    <style:style style:name="Table36.Cell41" style:family="table-cell">
      <style:table-cell-properties fo:background-color="#FFFFFF" style:vertical-align="middle"/>
    </style:style>
    <style:style style:name="Table36.Cell42" style:family="table-cell">
      <style:table-cell-properties fo:background-color="#FFFFFF" style:vertical-align="middle"/>
    </style:style>
    <style:style style:name="Table36.Cell43" style:family="table-cell">
      <style:table-cell-properties fo:background-color="#FFFFFF" style:vertical-align="middle"/>
    </style:style>
    <style:style style:name="Table36.Cell44" style:family="table-cell">
      <style:table-cell-properties fo:background-color="#FFFFFF" style:vertical-align="middle"/>
    </style:style>
    <style:style style:name="Table36.Cell45" style:family="table-cell">
      <style:table-cell-properties fo:background-color="#FFFFFF" style:vertical-align="middle"/>
    </style:style>
    <style:style style:name="Table36.Cell46" style:family="table-cell">
      <style:table-cell-properties fo:background-color="#FFFFFF" style:vertical-align="middle"/>
    </style:style>
    <style:style style:name="Table36.Cell47" style:family="table-cell">
      <style:table-cell-properties fo:background-color="#FFFFFF" style:vertical-align="middle"/>
    </style:style>
    <style:style style:name="Table36.Cell48" style:family="table-cell">
      <style:table-cell-properties fo:background-color="#FFFFFF" style:vertical-align="middle"/>
    </style:style>
    <style:style style:name="Table36.Cell49" style:family="table-cell">
      <style:table-cell-properties fo:background-color="#FFFFFF" style:vertical-align="middle"/>
    </style:style>
    <style:style style:name="Table36.Cell50" style:family="table-cell">
      <style:table-cell-properties fo:background-color="#FFFFFF" style:vertical-align="middle"/>
    </style:style>
    <style:style style:name="Table36.Cell51" style:family="table-cell">
      <style:table-cell-properties fo:background-color="#FFFFFF" style:vertical-align="middle"/>
    </style:style>
    <style:style style:name="Table36.Cell52" style:family="table-cell">
      <style:table-cell-properties fo:background-color="#FFFFFF" style:vertical-align="middle"/>
    </style:style>
    <style:style style:name="Table36.Cell53" style:family="table-cell">
      <style:table-cell-properties fo:background-color="#FFFFFF" style:vertical-align="middle"/>
    </style:style>
    <style:style style:name="Table36.Cell54" style:family="table-cell">
      <style:table-cell-properties fo:background-color="#FFFFFF" style:vertical-align="middle"/>
    </style:style>
    <style:style style:name="Table36.Cell55" style:family="table-cell">
      <style:table-cell-properties fo:background-color="#FFFFFF" style:vertical-align="middle"/>
    </style:style>
    <style:style style:name="Table36.Cell56" style:family="table-cell">
      <style:table-cell-properties fo:background-color="#FFFFFF" style:vertical-align="middle"/>
    </style:style>
    <style:style style:name="Table36.Cell57" style:family="table-cell">
      <style:table-cell-properties fo:background-color="#FFFFFF" style:vertical-align="middle"/>
    </style:style>
    <style:style style:name="Table36.Cell58" style:family="table-cell">
      <style:table-cell-properties fo:background-color="#FFFFFF" style:vertical-align="middle"/>
    </style:style>
    <style:style style:name="Table36.Cell59" style:family="table-cell">
      <style:table-cell-properties fo:background-color="#FFFFFF" style:vertical-align="middle"/>
    </style:style>
    <style:style style:name="Table36.Cell60" style:family="table-cell">
      <style:table-cell-properties fo:background-color="#FFFFFF" style:vertical-align="middle"/>
    </style:style>
    <style:style style:name="Table36.Cell61" style:family="table-cell">
      <style:table-cell-properties fo:background-color="#FFFFFF"/>
    </style:style>
    <style:style style:name="Table36.Cell62" style:family="table-cell">
      <style:table-cell-properties fo:background-color="#FFFFFF"/>
    </style:style>
    <style:style style:name="Table36.Cell63" style:family="table-cell">
      <style:table-cell-properties fo:background-color="#FFFFFF"/>
    </style:style>
    <style:style style:name="Table37" style:family="table">
      <style:table-properties style:writing-mode="lr-tb" style:width="16.138cm" table:align="center"/>
    </style:style>
    <style:style style:name="Table37.C1" style:family="table-column">
      <style:table-column-properties style:column-width="4.911cm"/>
    </style:style>
    <style:style style:name="Table37.C2" style:family="table-column">
      <style:table-column-properties style:column-width="1.600cm"/>
    </style:style>
    <style:style style:name="Table37.C3" style:family="table-column">
      <style:table-column-properties style:column-width="4.851cm"/>
    </style:style>
    <style:style style:name="Table37.C4" style:family="table-column">
      <style:table-column-properties style:column-width="4.775cm"/>
    </style:style>
    <style:style style:name="Table37.R1" style:family="table-row">
      <style:table-row-properties style:row-height="0.617cm"/>
    </style:style>
    <style:style style:name="Table37.R2" style:family="table-row">
      <style:table-row-properties style:row-height="0.753cm"/>
    </style:style>
    <style:style style:name="Table37.R3" style:family="table-row">
      <style:table-row-properties style:row-height="0.744cm"/>
    </style:style>
    <style:style style:name="Table37.R4" style:family="table-row">
      <style:table-row-properties style:row-height="0.914cm"/>
    </style:style>
    <style:style style:name="Table37.R5" style:family="table-row">
      <style:table-row-properties style:row-height="1.092cm"/>
    </style:style>
    <style:style style:name="Table37.R6" style:family="table-row">
      <style:table-row-properties style:row-height="1.101cm"/>
    </style:style>
    <style:style style:name="Table37.R7" style:family="table-row">
      <style:table-row-properties style:row-height="1.067cm"/>
    </style:style>
    <style:style style:name="Table37.R8" style:family="table-row">
      <style:table-row-properties style:row-height="1.134cm"/>
    </style:style>
    <style:style style:name="Table37.R9" style:family="table-row">
      <style:table-row-properties style:row-height="1.067cm"/>
    </style:style>
    <style:style style:name="Table37.R10" style:family="table-row">
      <style:table-row-properties style:row-height="1.101cm"/>
    </style:style>
    <style:style style:name="Table37.R11" style:family="table-row">
      <style:table-row-properties style:row-height="1.134cm"/>
    </style:style>
    <style:style style:name="Table37.R12" style:family="table-row">
      <style:table-row-properties style:row-height="0.771cm"/>
    </style:style>
    <style:style style:name="Table37.Cell1" style:family="table-cell">
      <style:table-cell-properties fo:background-color="#FFFFFF" style:vertical-align="top"/>
    </style:style>
    <style:style style:name="Table37.Cell2" style:family="table-cell">
      <style:table-cell-properties fo:background-color="#FFFFFF" style:vertical-align="top"/>
    </style:style>
    <style:style style:name="Table37.Cell3" style:family="table-cell">
      <style:table-cell-properties fo:background-color="#FFFFFF" style:vertical-align="top"/>
    </style:style>
    <style:style style:name="Table37.Cell4" style:family="table-cell">
      <style:table-cell-properties fo:background-color="#FFFFFF" style:vertical-align="top"/>
    </style:style>
    <style:style style:name="Table37.Cell5" style:family="table-cell">
      <style:table-cell-properties fo:background-color="#FFFFFF"/>
    </style:style>
    <style:style style:name="Table37.Cell6" style:family="table-cell">
      <style:table-cell-properties fo:background-color="#FFFFFF" style:vertical-align="top"/>
    </style:style>
    <style:style style:name="Table37.Cell7" style:family="table-cell">
      <style:table-cell-properties fo:background-color="#FFFFFF" style:vertical-align="top"/>
    </style:style>
    <style:style style:name="Table37.Cell8" style:family="table-cell">
      <style:table-cell-properties fo:background-color="#FFFFFF" style:vertical-align="top"/>
    </style:style>
    <style:style style:name="Table37.Cell9" style:family="table-cell">
      <style:table-cell-properties fo:background-color="#FFFFFF" style:vertical-align="top"/>
    </style:style>
    <style:style style:name="Table37.Cell10" style:family="table-cell">
      <style:table-cell-properties fo:background-color="#FFFFFF" style:vertical-align="middle"/>
    </style:style>
    <style:style style:name="Table37.Cell11" style:family="table-cell">
      <style:table-cell-properties fo:background-color="#FFFFFF" style:vertical-align="top"/>
    </style:style>
    <style:style style:name="Table37.Cell12" style:family="table-cell">
      <style:table-cell-properties fo:background-color="#FFFFFF" style:vertical-align="middle"/>
    </style:style>
    <style:style style:name="Table37.Cell13" style:family="table-cell">
      <style:table-cell-properties fo:background-color="#FFFFFF" style:vertical-align="top"/>
    </style:style>
    <style:style style:name="Table37.Cell14" style:family="table-cell">
      <style:table-cell-properties fo:background-color="#FFFFFF" style:vertical-align="middle"/>
    </style:style>
    <style:style style:name="Table37.Cell15" style:family="table-cell">
      <style:table-cell-properties fo:background-color="#FFFFFF" style:vertical-align="top"/>
    </style:style>
    <style:style style:name="Table37.Cell16" style:family="table-cell">
      <style:table-cell-properties fo:background-color="#FFFFFF" style:vertical-align="middle"/>
    </style:style>
    <style:style style:name="Table37.Cell17" style:family="table-cell">
      <style:table-cell-properties fo:background-color="#FFFFFF" style:vertical-align="top"/>
    </style:style>
    <style:style style:name="Table37.Cell18" style:family="table-cell">
      <style:table-cell-properties fo:background-color="#FFFFFF" style:vertical-align="middle"/>
    </style:style>
    <style:style style:name="Table37.Cell19" style:family="table-cell">
      <style:table-cell-properties fo:background-color="#FFFFFF" style:vertical-align="top"/>
    </style:style>
    <style:style style:name="Table37.Cell20" style:family="table-cell">
      <style:table-cell-properties fo:background-color="#FFFFFF" style:vertical-align="middle"/>
    </style:style>
    <style:style style:name="Table37.Cell21" style:family="table-cell">
      <style:table-cell-properties fo:background-color="#FFFFFF" style:vertical-align="top"/>
    </style:style>
    <style:style style:name="Table37.Cell22" style:family="table-cell">
      <style:table-cell-properties fo:background-color="#FFFFFF" style:vertical-align="middle"/>
    </style:style>
    <style:style style:name="Table37.Cell23" style:family="table-cell">
      <style:table-cell-properties fo:background-color="#FFFFFF" style:vertical-align="top"/>
    </style:style>
    <style:style style:name="Table37.Cell24" style:family="table-cell">
      <style:table-cell-properties fo:background-color="#FFFFFF"/>
    </style:style>
    <style:style style:name="Table37.Cell25" style:family="table-cell">
      <style:table-cell-properties fo:background-color="#FFFFFF" style:vertical-align="top"/>
    </style:style>
    <style:style style:name="Table37.Cell26" style:family="table-cell">
      <style:table-cell-properties fo:background-color="#FFFFFF" style:vertical-align="top"/>
    </style:style>
    <style:style style:name="Table37.Cell27" style:family="table-cell">
      <style:table-cell-properties fo:background-color="#FFFFFF" style:vertical-align="top"/>
    </style:style>
    <style:style style:name="Table37.Cell28" style:family="table-cell">
      <style:table-cell-properties fo:background-color="#FFFFFF" style:vertical-align="top"/>
    </style:style>
    <style:style style:name="Table37.Cell29" style:family="table-cell">
      <style:table-cell-properties fo:background-color="#FFFFFF" style:vertical-align="top"/>
    </style:style>
    <style:style style:name="Table37.Cell30" style:family="table-cell">
      <style:table-cell-properties fo:background-color="#FFFFFF" style:vertical-align="top"/>
    </style:style>
    <style:style style:name="Table37.Cell31" style:family="table-cell">
      <style:table-cell-properties fo:background-color="#FFFFFF" style:vertical-align="top"/>
    </style:style>
    <style:style style:name="Table37.Cell32" style:family="table-cell">
      <style:table-cell-properties fo:background-color="#FFFFFF" style:vertical-align="top"/>
    </style:style>
    <style:style style:name="Table37.Cell33" style:family="table-cell">
      <style:table-cell-properties fo:background-color="#FFFFFF" style:vertical-align="top"/>
    </style:style>
    <style:style style:name="Table37.Cell34" style:family="table-cell">
      <style:table-cell-properties fo:background-color="#FFFFFF" style:vertical-align="top"/>
    </style:style>
    <style:style style:name="Table37.Cell35" style:family="table-cell">
      <style:table-cell-properties fo:background-color="#FFFFFF" style:vertical-align="top"/>
    </style:style>
    <style:style style:name="Table37.Cell36" style:family="table-cell">
      <style:table-cell-properties fo:background-color="#FFFFFF" style:vertical-align="top"/>
    </style:style>
    <style:style style:name="Table37.Cell37" style:family="table-cell">
      <style:table-cell-properties fo:background-color="#FFFFFF" style:vertical-align="top"/>
    </style:style>
    <style:style style:name="Table37.Cell38" style:family="table-cell">
      <style:table-cell-properties fo:background-color="#FFFFFF" style:vertical-align="top"/>
    </style:style>
    <style:style style:name="Table37.Cell39" style:family="table-cell">
      <style:table-cell-properties fo:background-color="#FFFFFF" style:vertical-align="top"/>
    </style:style>
    <style:style style:name="Table37.Cell40" style:family="table-cell">
      <style:table-cell-properties fo:background-color="#FFFFFF" style:vertical-align="top"/>
    </style:style>
    <style:style style:name="Table37.Cell41" style:family="table-cell">
      <style:table-cell-properties fo:background-color="#FFFFFF" style:vertical-align="top"/>
    </style:style>
    <style:style style:name="Table37.Cell42" style:family="table-cell">
      <style:table-cell-properties fo:background-color="#FFFFFF" style:vertical-align="top"/>
    </style:style>
    <style:style style:name="Table37.Cell43" style:family="table-cell">
      <style:table-cell-properties fo:background-color="#FFFFFF" style:vertical-align="top"/>
    </style:style>
    <style:style style:name="Table37.Cell44" style:family="table-cell">
      <style:table-cell-properties fo:background-color="#FFFFFF" style:vertical-align="top"/>
    </style:style>
    <style:style style:name="Table37.Cell45" style:family="table-cell">
      <style:table-cell-properties fo:background-color="#FFFFFF" style:vertical-align="top"/>
    </style:style>
    <style:style style:name="Table37.Cell46" style:family="table-cell">
      <style:table-cell-properties fo:background-color="#FFFFFF" style:vertical-align="top"/>
    </style:style>
    <style:style style:name="Table37.Cell47" style:family="table-cell">
      <style:table-cell-properties fo:background-color="#FFFFFF" style:vertical-align="top"/>
    </style:style>
    <style:style style:name="Table37.Cell48" style:family="table-cell">
      <style:table-cell-properties fo:background-color="#FFFFFF" style:vertical-align="top"/>
    </style:style>
    <style:style style:name="Table38" style:family="table">
      <style:table-properties style:writing-mode="lr-tb" style:width="16.434cm" table:align="center"/>
    </style:style>
    <style:style style:name="Table38.C1" style:family="table-column">
      <style:table-column-properties style:column-width="5.198cm"/>
    </style:style>
    <style:style style:name="Table38.C2" style:family="table-column">
      <style:table-column-properties style:column-width="1.506cm"/>
    </style:style>
    <style:style style:name="Table38.C3" style:family="table-column">
      <style:table-column-properties style:column-width="5.410cm"/>
    </style:style>
    <style:style style:name="Table38.C4" style:family="table-column">
      <style:table-column-properties style:column-width="4.318cm"/>
    </style:style>
    <style:style style:name="Table38.R1" style:family="table-row">
      <style:table-row-properties style:row-height="0.617cm"/>
    </style:style>
    <style:style style:name="Table38.R2" style:family="table-row">
      <style:table-row-properties style:row-height="0.744cm"/>
    </style:style>
    <style:style style:name="Table38.R3" style:family="table-row">
      <style:table-row-properties style:row-height="0.744cm"/>
    </style:style>
    <style:style style:name="Table38.R4" style:family="table-row">
      <style:table-row-properties style:row-height="0.914cm"/>
    </style:style>
    <style:style style:name="Table38.R5" style:family="table-row">
      <style:table-row-properties style:row-height="1.083cm"/>
    </style:style>
    <style:style style:name="Table38.R6" style:family="table-row">
      <style:table-row-properties style:row-height="1.101cm"/>
    </style:style>
    <style:style style:name="Table38.R7" style:family="table-row">
      <style:table-row-properties style:row-height="1.118cm"/>
    </style:style>
    <style:style style:name="Table38.R8" style:family="table-row">
      <style:table-row-properties style:row-height="1.101cm"/>
    </style:style>
    <style:style style:name="Table38.R9" style:family="table-row">
      <style:table-row-properties style:row-height="1.101cm"/>
    </style:style>
    <style:style style:name="Table38.R10" style:family="table-row">
      <style:table-row-properties style:row-height="1.101cm"/>
    </style:style>
    <style:style style:name="Table38.R11" style:family="table-row">
      <style:table-row-properties style:row-height="1.092cm"/>
    </style:style>
    <style:style style:name="Table38.R12" style:family="table-row">
      <style:table-row-properties style:row-height="1.109cm"/>
    </style:style>
    <style:style style:name="Table38.R13" style:family="table-row">
      <style:table-row-properties style:row-height="1.083cm"/>
    </style:style>
    <style:style style:name="Table38.R14" style:family="table-row">
      <style:table-row-properties style:row-height="1.109cm"/>
    </style:style>
    <style:style style:name="Table38.R15" style:family="table-row">
      <style:table-row-properties style:row-height="1.076cm"/>
    </style:style>
    <style:style style:name="Table38.R16" style:family="table-row">
      <style:table-row-properties style:row-height="1.101cm"/>
    </style:style>
    <style:style style:name="Table38.R17" style:family="table-row">
      <style:table-row-properties style:row-height="1.134cm"/>
    </style:style>
    <style:style style:name="Table38.R18" style:family="table-row">
      <style:table-row-properties style:row-height="0.780cm"/>
    </style:style>
    <style:style style:name="Table38.Cell1" style:family="table-cell">
      <style:table-cell-properties fo:background-color="#FFFFFF" style:vertical-align="top"/>
    </style:style>
    <style:style style:name="Table38.Cell2" style:family="table-cell">
      <style:table-cell-properties fo:background-color="#FFFFFF" style:vertical-align="top"/>
    </style:style>
    <style:style style:name="Table38.Cell3" style:family="table-cell">
      <style:table-cell-properties fo:background-color="#FFFFFF" style:vertical-align="top"/>
    </style:style>
    <style:style style:name="Table38.Cell4" style:family="table-cell">
      <style:table-cell-properties fo:background-color="#FFFFFF" style:vertical-align="top"/>
    </style:style>
    <style:style style:name="Table38.Cell5" style:family="table-cell">
      <style:table-cell-properties fo:background-color="#FFFFFF"/>
    </style:style>
    <style:style style:name="Table38.Cell6" style:family="table-cell">
      <style:table-cell-properties fo:background-color="#FFFFFF" style:vertical-align="top"/>
    </style:style>
    <style:style style:name="Table38.Cell7" style:family="table-cell">
      <style:table-cell-properties fo:background-color="#FFFFFF" style:vertical-align="top"/>
    </style:style>
    <style:style style:name="Table38.Cell8" style:family="table-cell">
      <style:table-cell-properties fo:background-color="#FFFFFF" style:vertical-align="top"/>
    </style:style>
    <style:style style:name="Table38.Cell9" style:family="table-cell">
      <style:table-cell-properties fo:background-color="#FFFFFF" style:vertical-align="middle"/>
    </style:style>
    <style:style style:name="Table38.Cell10" style:family="table-cell">
      <style:table-cell-properties fo:background-color="#FFFFFF" style:vertical-align="middle"/>
    </style:style>
    <style:style style:name="Table38.Cell11" style:family="table-cell">
      <style:table-cell-properties fo:background-color="#FFFFFF" style:vertical-align="top"/>
    </style:style>
    <style:style style:name="Table38.Cell12" style:family="table-cell">
      <style:table-cell-properties fo:background-color="#FFFFFF" style:vertical-align="middle"/>
    </style:style>
    <style:style style:name="Table38.Cell13" style:family="table-cell">
      <style:table-cell-properties fo:background-color="#FFFFFF" style:vertical-align="top"/>
    </style:style>
    <style:style style:name="Table38.Cell14" style:family="table-cell">
      <style:table-cell-properties fo:background-color="#FFFFFF" style:vertical-align="middle"/>
    </style:style>
    <style:style style:name="Table38.Cell15" style:family="table-cell">
      <style:table-cell-properties fo:background-color="#FFFFFF" style:vertical-align="top"/>
    </style:style>
    <style:style style:name="Table38.Cell16" style:family="table-cell">
      <style:table-cell-properties fo:background-color="#FFFFFF" style:vertical-align="middle"/>
    </style:style>
    <style:style style:name="Table38.Cell17" style:family="table-cell">
      <style:table-cell-properties fo:background-color="#FFFFFF" style:vertical-align="top"/>
    </style:style>
    <style:style style:name="Table38.Cell18" style:family="table-cell">
      <style:table-cell-properties fo:background-color="#FFFFFF" style:vertical-align="middle"/>
    </style:style>
    <style:style style:name="Table38.Cell19" style:family="table-cell">
      <style:table-cell-properties fo:background-color="#FFFFFF" style:vertical-align="top"/>
    </style:style>
    <style:style style:name="Table38.Cell20" style:family="table-cell">
      <style:table-cell-properties fo:background-color="#FFFFFF" style:vertical-align="middle"/>
    </style:style>
    <style:style style:name="Table38.Cell21" style:family="table-cell">
      <style:table-cell-properties fo:background-color="#FFFFFF" style:vertical-align="top"/>
    </style:style>
    <style:style style:name="Table38.Cell22" style:family="table-cell">
      <style:table-cell-properties fo:background-color="#FFFFFF" style:vertical-align="middle"/>
    </style:style>
    <style:style style:name="Table38.Cell23" style:family="table-cell">
      <style:table-cell-properties fo:background-color="#FFFFFF" style:vertical-align="top"/>
    </style:style>
    <style:style style:name="Table38.Cell24" style:family="table-cell">
      <style:table-cell-properties fo:background-color="#FFFFFF" style:vertical-align="middle"/>
    </style:style>
    <style:style style:name="Table38.Cell25" style:family="table-cell">
      <style:table-cell-properties fo:background-color="#FFFFFF" style:vertical-align="top"/>
    </style:style>
    <style:style style:name="Table38.Cell26" style:family="table-cell">
      <style:table-cell-properties fo:background-color="#FFFFFF" style:vertical-align="middle"/>
    </style:style>
    <style:style style:name="Table38.Cell27" style:family="table-cell">
      <style:table-cell-properties fo:background-color="#FFFFFF" style:vertical-align="top"/>
    </style:style>
    <style:style style:name="Table38.Cell28" style:family="table-cell">
      <style:table-cell-properties fo:background-color="#FFFFFF" style:vertical-align="middle"/>
    </style:style>
    <style:style style:name="Table38.Cell29" style:family="table-cell">
      <style:table-cell-properties fo:background-color="#FFFFFF" style:vertical-align="top"/>
    </style:style>
    <style:style style:name="Table38.Cell30" style:family="table-cell">
      <style:table-cell-properties fo:background-color="#FFFFFF" style:vertical-align="middle"/>
    </style:style>
    <style:style style:name="Table38.Cell31" style:family="table-cell">
      <style:table-cell-properties fo:background-color="#FFFFFF" style:vertical-align="top"/>
    </style:style>
    <style:style style:name="Table38.Cell32" style:family="table-cell">
      <style:table-cell-properties fo:background-color="#FFFFFF" style:vertical-align="middle"/>
    </style:style>
    <style:style style:name="Table38.Cell33" style:family="table-cell">
      <style:table-cell-properties fo:background-color="#FFFFFF" style:vertical-align="top"/>
    </style:style>
    <style:style style:name="Table38.Cell34" style:family="table-cell">
      <style:table-cell-properties fo:background-color="#FFFFFF" style:vertical-align="middle"/>
    </style:style>
    <style:style style:name="Table38.Cell35" style:family="table-cell">
      <style:table-cell-properties fo:background-color="#FFFFFF" style:vertical-align="top"/>
    </style:style>
    <style:style style:name="Table38.Cell36" style:family="table-cell">
      <style:table-cell-properties fo:background-color="#FFFFFF"/>
    </style:style>
    <style:style style:name="Table38.Cell37" style:family="table-cell">
      <style:table-cell-properties fo:background-color="#FFFFFF" style:vertical-align="top"/>
    </style:style>
    <style:style style:name="Table38.Cell38" style:family="table-cell">
      <style:table-cell-properties fo:background-color="#FFFFFF" style:vertical-align="top"/>
    </style:style>
    <style:style style:name="Table38.Cell39" style:family="table-cell">
      <style:table-cell-properties fo:background-color="#FFFFFF" style:vertical-align="top"/>
    </style:style>
    <style:style style:name="Table38.Cell40" style:family="table-cell">
      <style:table-cell-properties fo:background-color="#FFFFFF" style:vertical-align="top"/>
    </style:style>
    <style:style style:name="Table38.Cell41" style:family="table-cell">
      <style:table-cell-properties fo:background-color="#FFFFFF" style:vertical-align="top"/>
    </style:style>
    <style:style style:name="Table38.Cell42" style:family="table-cell">
      <style:table-cell-properties fo:background-color="#FFFFFF" style:vertical-align="top"/>
    </style:style>
    <style:style style:name="Table38.Cell43" style:family="table-cell">
      <style:table-cell-properties fo:background-color="#FFFFFF" style:vertical-align="top"/>
    </style:style>
    <style:style style:name="Table38.Cell44" style:family="table-cell">
      <style:table-cell-properties fo:background-color="#FFFFFF" style:vertical-align="top"/>
    </style:style>
    <style:style style:name="Table38.Cell45" style:family="table-cell">
      <style:table-cell-properties fo:background-color="#FFFFFF" style:vertical-align="top"/>
    </style:style>
    <style:style style:name="Table38.Cell46" style:family="table-cell">
      <style:table-cell-properties fo:background-color="#FFFFFF" style:vertical-align="top"/>
    </style:style>
    <style:style style:name="Table38.Cell47" style:family="table-cell">
      <style:table-cell-properties fo:background-color="#FFFFFF" style:vertical-align="top"/>
    </style:style>
    <style:style style:name="Table38.Cell48" style:family="table-cell">
      <style:table-cell-properties fo:background-color="#FFFFFF" style:vertical-align="top"/>
    </style:style>
    <style:style style:name="Table38.Cell49" style:family="table-cell">
      <style:table-cell-properties fo:background-color="#FFFFFF" style:vertical-align="top"/>
    </style:style>
    <style:style style:name="Table38.Cell50" style:family="table-cell">
      <style:table-cell-properties fo:background-color="#FFFFFF" style:vertical-align="top"/>
    </style:style>
    <style:style style:name="Table38.Cell51" style:family="table-cell">
      <style:table-cell-properties fo:background-color="#FFFFFF" style:vertical-align="top"/>
    </style:style>
    <style:style style:name="Table38.Cell52" style:family="table-cell">
      <style:table-cell-properties fo:background-color="#FFFFFF" style:vertical-align="top"/>
    </style:style>
    <style:style style:name="Table38.Cell53" style:family="table-cell">
      <style:table-cell-properties fo:background-color="#FFFFFF" style:vertical-align="top"/>
    </style:style>
    <style:style style:name="Table38.Cell54" style:family="table-cell">
      <style:table-cell-properties fo:background-color="#FFFFFF" style:vertical-align="top"/>
    </style:style>
    <style:style style:name="Table38.Cell55" style:family="table-cell">
      <style:table-cell-properties fo:background-color="#FFFFFF" style:vertical-align="top"/>
    </style:style>
    <style:style style:name="Table38.Cell56" style:family="table-cell">
      <style:table-cell-properties fo:background-color="#FFFFFF" style:vertical-align="top"/>
    </style:style>
    <style:style style:name="Table38.Cell57" style:family="table-cell">
      <style:table-cell-properties fo:background-color="#FFFFFF" style:vertical-align="top"/>
    </style:style>
    <style:style style:name="Table38.Cell58" style:family="table-cell">
      <style:table-cell-properties fo:background-color="#FFFFFF" style:vertical-align="top"/>
    </style:style>
    <style:style style:name="Table38.Cell59" style:family="table-cell">
      <style:table-cell-properties fo:background-color="#FFFFFF" style:vertical-align="top"/>
    </style:style>
    <style:style style:name="Table38.Cell60" style:family="table-cell">
      <style:table-cell-properties fo:background-color="#FFFFFF" style:vertical-align="top"/>
    </style:style>
    <style:style style:name="Table38.Cell61" style:family="table-cell">
      <style:table-cell-properties fo:background-color="#FFFFFF" style:vertical-align="top"/>
    </style:style>
    <style:style style:name="Table38.Cell62" style:family="table-cell">
      <style:table-cell-properties fo:background-color="#FFFFFF" style:vertical-align="top"/>
    </style:style>
    <style:style style:name="Table38.Cell63" style:family="table-cell">
      <style:table-cell-properties fo:background-color="#FFFFFF" style:vertical-align="top"/>
    </style:style>
    <style:style style:name="Table38.Cell64" style:family="table-cell">
      <style:table-cell-properties fo:background-color="#FFFFFF" style:vertical-align="top"/>
    </style:style>
    <style:style style:name="Table38.Cell65" style:family="table-cell">
      <style:table-cell-properties fo:background-color="#FFFFFF" style:vertical-align="top"/>
    </style:style>
    <style:style style:name="Table38.Cell66" style:family="table-cell">
      <style:table-cell-properties fo:background-color="#FFFFFF" style:vertical-align="top"/>
    </style:style>
    <style:style style:name="Table38.Cell67" style:family="table-cell">
      <style:table-cell-properties fo:background-color="#FFFFFF" style:vertical-align="top"/>
    </style:style>
    <style:style style:name="Table38.Cell68" style:family="table-cell">
      <style:table-cell-properties fo:background-color="#FFFFFF" style:vertical-align="top"/>
    </style:style>
    <style:style style:name="Table38.Cell69" style:family="table-cell">
      <style:table-cell-properties fo:background-color="#FFFFFF" style:vertical-align="top"/>
    </style:style>
    <style:style style:name="Table38.Cell70" style:family="table-cell">
      <style:table-cell-properties fo:background-color="#FFFFFF" style:vertical-align="top"/>
    </style:style>
    <style:style style:name="Table38.Cell71" style:family="table-cell">
      <style:table-cell-properties fo:background-color="#FFFFFF" style:vertical-align="top"/>
    </style:style>
    <style:style style:name="Table38.Cell72" style:family="table-cell">
      <style:table-cell-properties fo:background-color="#FFFFFF" style:vertical-align="top"/>
    </style:style>
    <style:style style:name="Table39" style:family="table">
      <style:table-properties style:writing-mode="lr-tb" style:width="16.425cm" table:align="center"/>
    </style:style>
    <style:style style:name="Table39.C1" style:family="table-column">
      <style:table-column-properties style:column-width="4.632cm"/>
    </style:style>
    <style:style style:name="Table39.C2" style:family="table-column">
      <style:table-column-properties style:column-width="1.965cm"/>
    </style:style>
    <style:style style:name="Table39.C3" style:family="table-column">
      <style:table-column-properties style:column-width="6.486cm"/>
    </style:style>
    <style:style style:name="Table39.C4" style:family="table-column">
      <style:table-column-properties style:column-width="3.344cm"/>
    </style:style>
    <style:style style:name="Table39.R1" style:family="table-row">
      <style:table-row-properties style:row-height="0.787cm"/>
    </style:style>
    <style:style style:name="Table39.R2" style:family="table-row">
      <style:table-row-properties style:row-height="1.076cm"/>
    </style:style>
    <style:style style:name="Table39.R3" style:family="table-row">
      <style:table-row-properties style:row-height="0.838cm"/>
    </style:style>
    <style:style style:name="Table39.Cell1" style:family="table-cell">
      <style:table-cell-properties fo:background-color="#FFFFFF" style:vertical-align="top"/>
    </style:style>
    <style:style style:name="Table39.Cell2" style:family="table-cell">
      <style:table-cell-properties fo:background-color="#FFFFFF" style:vertical-align="middle"/>
    </style:style>
    <style:style style:name="Table39.Cell3" style:family="table-cell">
      <style:table-cell-properties fo:background-color="#FFFFFF" style:vertical-align="top"/>
    </style:style>
    <style:style style:name="Table39.Cell4" style:family="table-cell">
      <style:table-cell-properties fo:background-color="#FFFFFF" style:vertical-align="top"/>
    </style:style>
    <style:style style:name="Table39.Cell5" style:family="table-cell">
      <style:table-cell-properties fo:background-color="#FFFFFF" style:vertical-align="top"/>
    </style:style>
    <style:style style:name="Table39.Cell6" style:family="table-cell">
      <style:table-cell-properties fo:background-color="#FFFFFF" style:vertical-align="middle"/>
    </style:style>
    <style:style style:name="Table39.Cell7" style:family="table-cell">
      <style:table-cell-properties fo:background-color="#FFFFFF" style:vertical-align="middle"/>
    </style:style>
    <style:style style:name="Table39.Cell8" style:family="table-cell">
      <style:table-cell-properties fo:background-color="#FFFFFF" style:vertical-align="middle"/>
    </style:style>
    <style:style style:name="Table39.Cell9" style:family="table-cell">
      <style:table-cell-properties fo:background-color="#FFFFFF" style:vertical-align="top"/>
    </style:style>
    <style:style style:name="Table39.Cell10" style:family="table-cell">
      <style:table-cell-properties fo:background-color="#FFFFFF"/>
    </style:style>
    <style:style style:name="Table39.Cell11" style:family="table-cell">
      <style:table-cell-properties fo:background-color="#FFFFFF"/>
    </style:style>
    <style:style style:name="Table39.Cell12" style:family="table-cell">
      <style:table-cell-properties fo:background-color="#FFFFFF"/>
    </style:style>
    <style:style style:name="Table40" style:family="table">
      <style:table-properties style:writing-mode="lr-tb" style:width="16.434cm" table:align="center"/>
    </style:style>
    <style:style style:name="Table40.C1" style:family="table-column">
      <style:table-column-properties style:column-width="5.198cm"/>
    </style:style>
    <style:style style:name="Table40.C2" style:family="table-column">
      <style:table-column-properties style:column-width="1.542cm"/>
    </style:style>
    <style:style style:name="Table40.C3" style:family="table-column">
      <style:table-column-properties style:column-width="4.860cm"/>
    </style:style>
    <style:style style:name="Table40.C4" style:family="table-column">
      <style:table-column-properties style:column-width="4.835cm"/>
    </style:style>
    <style:style style:name="Table40.R1" style:family="table-row">
      <style:table-row-properties style:row-height="0.617cm"/>
    </style:style>
    <style:style style:name="Table40.R2" style:family="table-row">
      <style:table-row-properties style:row-height="0.744cm"/>
    </style:style>
    <style:style style:name="Table40.R3" style:family="table-row">
      <style:table-row-properties style:row-height="0.744cm"/>
    </style:style>
    <style:style style:name="Table40.R4" style:family="table-row">
      <style:table-row-properties style:row-height="0.923cm"/>
    </style:style>
    <style:style style:name="Table40.R5" style:family="table-row">
      <style:table-row-properties style:row-height="1.076cm"/>
    </style:style>
    <style:style style:name="Table40.R6" style:family="table-row">
      <style:table-row-properties style:row-height="1.109cm"/>
    </style:style>
    <style:style style:name="Table40.R7" style:family="table-row">
      <style:table-row-properties style:row-height="1.109cm"/>
    </style:style>
    <style:style style:name="Table40.R8" style:family="table-row">
      <style:table-row-properties style:row-height="1.058cm"/>
    </style:style>
    <style:style style:name="Table40.R9" style:family="table-row">
      <style:table-row-properties style:row-height="1.101cm"/>
    </style:style>
    <style:style style:name="Table40.R10" style:family="table-row">
      <style:table-row-properties style:row-height="1.134cm"/>
    </style:style>
    <style:style style:name="Table40.R11" style:family="table-row">
      <style:table-row-properties style:row-height="1.076cm"/>
    </style:style>
    <style:style style:name="Table40.R12" style:family="table-row">
      <style:table-row-properties style:row-height="1.101cm"/>
    </style:style>
    <style:style style:name="Table40.R13" style:family="table-row">
      <style:table-row-properties style:row-height="1.125cm"/>
    </style:style>
    <style:style style:name="Table40.R14" style:family="table-row">
      <style:table-row-properties style:row-height="1.101cm"/>
    </style:style>
    <style:style style:name="Table40.R15" style:family="table-row">
      <style:table-row-properties style:row-height="1.067cm"/>
    </style:style>
    <style:style style:name="Table40.R16" style:family="table-row">
      <style:table-row-properties style:row-height="1.101cm"/>
    </style:style>
    <style:style style:name="Table40.R17" style:family="table-row">
      <style:table-row-properties style:row-height="1.101cm"/>
    </style:style>
    <style:style style:name="Table40.R18" style:family="table-row">
      <style:table-row-properties style:row-height="1.109cm"/>
    </style:style>
    <style:style style:name="Table40.R19" style:family="table-row">
      <style:table-row-properties style:row-height="1.651cm"/>
    </style:style>
    <style:style style:name="Table40.R20" style:family="table-row">
      <style:table-row-properties style:row-height="1.863cm"/>
    </style:style>
    <style:style style:name="Table40.R21" style:family="table-row">
      <style:table-row-properties style:row-height="1.016cm"/>
    </style:style>
    <style:style style:name="Table40.Cell1" style:family="table-cell">
      <style:table-cell-properties fo:background-color="#FFFFFF" style:vertical-align="top"/>
    </style:style>
    <style:style style:name="Table40.Cell2" style:family="table-cell">
      <style:table-cell-properties fo:background-color="#FFFFFF" style:vertical-align="top"/>
    </style:style>
    <style:style style:name="Table40.Cell3" style:family="table-cell">
      <style:table-cell-properties fo:background-color="#FFFFFF" style:vertical-align="top"/>
    </style:style>
    <style:style style:name="Table40.Cell4" style:family="table-cell">
      <style:table-cell-properties fo:background-color="#FFFFFF" style:vertical-align="top"/>
    </style:style>
    <style:style style:name="Table40.Cell5" style:family="table-cell">
      <style:table-cell-properties fo:background-color="#FFFFFF"/>
    </style:style>
    <style:style style:name="Table40.Cell6" style:family="table-cell">
      <style:table-cell-properties fo:background-color="#FFFFFF" style:vertical-align="top"/>
    </style:style>
    <style:style style:name="Table40.Cell7" style:family="table-cell">
      <style:table-cell-properties fo:background-color="#FFFFFF" style:vertical-align="top"/>
    </style:style>
    <style:style style:name="Table40.Cell8" style:family="table-cell">
      <style:table-cell-properties fo:background-color="#FFFFFF" style:vertical-align="top"/>
    </style:style>
    <style:style style:name="Table40.Cell9" style:family="table-cell">
      <style:table-cell-properties fo:background-color="#FFFFFF" style:vertical-align="middle"/>
    </style:style>
    <style:style style:name="Table40.Cell10" style:family="table-cell">
      <style:table-cell-properties fo:background-color="#FFFFFF" style:vertical-align="middle"/>
    </style:style>
    <style:style style:name="Table40.Cell11" style:family="table-cell">
      <style:table-cell-properties fo:background-color="#FFFFFF" style:vertical-align="top"/>
    </style:style>
    <style:style style:name="Table40.Cell12" style:family="table-cell">
      <style:table-cell-properties fo:background-color="#FFFFFF" style:vertical-align="middle"/>
    </style:style>
    <style:style style:name="Table40.Cell13" style:family="table-cell">
      <style:table-cell-properties fo:background-color="#FFFFFF" style:vertical-align="top"/>
    </style:style>
    <style:style style:name="Table40.Cell14" style:family="table-cell">
      <style:table-cell-properties fo:background-color="#FFFFFF" style:vertical-align="middle"/>
    </style:style>
    <style:style style:name="Table40.Cell15" style:family="table-cell">
      <style:table-cell-properties fo:background-color="#FFFFFF" style:vertical-align="top"/>
    </style:style>
    <style:style style:name="Table40.Cell16" style:family="table-cell">
      <style:table-cell-properties fo:background-color="#FFFFFF" style:vertical-align="middle"/>
    </style:style>
    <style:style style:name="Table40.Cell17" style:family="table-cell">
      <style:table-cell-properties fo:background-color="#FFFFFF" style:vertical-align="top"/>
    </style:style>
    <style:style style:name="Table40.Cell18" style:family="table-cell">
      <style:table-cell-properties fo:background-color="#FFFFFF" style:vertical-align="middle"/>
    </style:style>
    <style:style style:name="Table40.Cell19" style:family="table-cell">
      <style:table-cell-properties fo:background-color="#FFFFFF" style:vertical-align="top"/>
    </style:style>
    <style:style style:name="Table40.Cell20" style:family="table-cell">
      <style:table-cell-properties fo:background-color="#FFFFFF" style:vertical-align="middle"/>
    </style:style>
    <style:style style:name="Table40.Cell21" style:family="table-cell">
      <style:table-cell-properties fo:background-color="#FFFFFF" style:vertical-align="top"/>
    </style:style>
    <style:style style:name="Table40.Cell22" style:family="table-cell">
      <style:table-cell-properties fo:background-color="#FFFFFF" style:vertical-align="middle"/>
    </style:style>
    <style:style style:name="Table40.Cell23" style:family="table-cell">
      <style:table-cell-properties fo:background-color="#FFFFFF" style:vertical-align="top"/>
    </style:style>
    <style:style style:name="Table40.Cell24" style:family="table-cell">
      <style:table-cell-properties fo:background-color="#FFFFFF" style:vertical-align="middle"/>
    </style:style>
    <style:style style:name="Table40.Cell25" style:family="table-cell">
      <style:table-cell-properties fo:background-color="#FFFFFF" style:vertical-align="top"/>
    </style:style>
    <style:style style:name="Table40.Cell26" style:family="table-cell">
      <style:table-cell-properties fo:background-color="#FFFFFF" style:vertical-align="middle"/>
    </style:style>
    <style:style style:name="Table40.Cell27" style:family="table-cell">
      <style:table-cell-properties fo:background-color="#FFFFFF" style:vertical-align="top"/>
    </style:style>
    <style:style style:name="Table40.Cell28" style:family="table-cell">
      <style:table-cell-properties fo:background-color="#FFFFFF" style:vertical-align="middle"/>
    </style:style>
    <style:style style:name="Table40.Cell29" style:family="table-cell">
      <style:table-cell-properties fo:background-color="#FFFFFF" style:vertical-align="top"/>
    </style:style>
    <style:style style:name="Table40.Cell30" style:family="table-cell">
      <style:table-cell-properties fo:background-color="#FFFFFF" style:vertical-align="middle"/>
    </style:style>
    <style:style style:name="Table40.Cell31" style:family="table-cell">
      <style:table-cell-properties fo:background-color="#FFFFFF" style:vertical-align="top"/>
    </style:style>
    <style:style style:name="Table40.Cell32" style:family="table-cell">
      <style:table-cell-properties fo:background-color="#FFFFFF" style:vertical-align="middle"/>
    </style:style>
    <style:style style:name="Table40.Cell33" style:family="table-cell">
      <style:table-cell-properties fo:background-color="#FFFFFF" style:vertical-align="top"/>
    </style:style>
    <style:style style:name="Table40.Cell34" style:family="table-cell">
      <style:table-cell-properties fo:background-color="#FFFFFF" style:vertical-align="middle"/>
    </style:style>
    <style:style style:name="Table40.Cell35" style:family="table-cell">
      <style:table-cell-properties fo:background-color="#FFFFFF" style:vertical-align="top"/>
    </style:style>
    <style:style style:name="Table40.Cell36" style:family="table-cell">
      <style:table-cell-properties fo:background-color="#FFFFFF" style:vertical-align="middle"/>
    </style:style>
    <style:style style:name="Table40.Cell37" style:family="table-cell">
      <style:table-cell-properties fo:background-color="#FFFFFF" style:vertical-align="top"/>
    </style:style>
    <style:style style:name="Table40.Cell38" style:family="table-cell">
      <style:table-cell-properties fo:background-color="#FFFFFF" style:vertical-align="top"/>
    </style:style>
    <style:style style:name="Table40.Cell39" style:family="table-cell">
      <style:table-cell-properties fo:background-color="#FFFFFF" style:vertical-align="middle"/>
    </style:style>
    <style:style style:name="Table40.Cell40" style:family="table-cell">
      <style:table-cell-properties fo:background-color="#FFFFFF"/>
    </style:style>
    <style:style style:name="Table40.Cell41" style:family="table-cell">
      <style:table-cell-properties fo:background-color="#FFFFFF" style:vertical-align="top"/>
    </style:style>
    <style:style style:name="Table40.Cell42" style:family="table-cell">
      <style:table-cell-properties fo:background-color="#FFFFFF"/>
    </style:style>
    <style:style style:name="Table40.Cell43" style:family="table-cell">
      <style:table-cell-properties fo:background-color="#FFFFFF" style:vertical-align="top"/>
    </style:style>
    <style:style style:name="Table40.Cell44" style:family="table-cell">
      <style:table-cell-properties fo:background-color="#FFFFFF" style:vertical-align="top"/>
    </style:style>
    <style:style style:name="Table40.Cell45" style:family="table-cell">
      <style:table-cell-properties fo:background-color="#FFFFFF" style:vertical-align="top"/>
    </style:style>
    <style:style style:name="Table40.Cell46" style:family="table-cell">
      <style:table-cell-properties fo:background-color="#FFFFFF" style:vertical-align="top"/>
    </style:style>
    <style:style style:name="Table40.Cell47" style:family="table-cell">
      <style:table-cell-properties fo:background-color="#FFFFFF" style:vertical-align="top"/>
    </style:style>
    <style:style style:name="Table40.Cell48" style:family="table-cell">
      <style:table-cell-properties fo:background-color="#FFFFFF" style:vertical-align="top"/>
    </style:style>
    <style:style style:name="Table40.Cell49" style:family="table-cell">
      <style:table-cell-properties fo:background-color="#FFFFFF" style:vertical-align="top"/>
    </style:style>
    <style:style style:name="Table40.Cell50" style:family="table-cell">
      <style:table-cell-properties fo:background-color="#FFFFFF" style:vertical-align="top"/>
    </style:style>
    <style:style style:name="Table40.Cell51" style:family="table-cell">
      <style:table-cell-properties fo:background-color="#FFFFFF" style:vertical-align="top"/>
    </style:style>
    <style:style style:name="Table40.Cell52" style:family="table-cell">
      <style:table-cell-properties fo:background-color="#FFFFFF" style:vertical-align="top"/>
    </style:style>
    <style:style style:name="Table40.Cell53" style:family="table-cell">
      <style:table-cell-properties fo:background-color="#FFFFFF" style:vertical-align="top"/>
    </style:style>
    <style:style style:name="Table40.Cell54" style:family="table-cell">
      <style:table-cell-properties fo:background-color="#FFFFFF" style:vertical-align="top"/>
    </style:style>
    <style:style style:name="Table40.Cell55" style:family="table-cell">
      <style:table-cell-properties fo:background-color="#FFFFFF" style:vertical-align="top"/>
    </style:style>
    <style:style style:name="Table40.Cell56" style:family="table-cell">
      <style:table-cell-properties fo:background-color="#FFFFFF" style:vertical-align="top"/>
    </style:style>
    <style:style style:name="Table40.Cell57" style:family="table-cell">
      <style:table-cell-properties fo:background-color="#FFFFFF" style:vertical-align="top"/>
    </style:style>
    <style:style style:name="Table40.Cell58" style:family="table-cell">
      <style:table-cell-properties fo:background-color="#FFFFFF" style:vertical-align="top"/>
    </style:style>
    <style:style style:name="Table40.Cell59" style:family="table-cell">
      <style:table-cell-properties fo:background-color="#FFFFFF" style:vertical-align="top"/>
    </style:style>
    <style:style style:name="Table40.Cell60" style:family="table-cell">
      <style:table-cell-properties fo:background-color="#FFFFFF" style:vertical-align="top"/>
    </style:style>
    <style:style style:name="Table40.Cell61" style:family="table-cell">
      <style:table-cell-properties fo:background-color="#FFFFFF" style:vertical-align="top"/>
    </style:style>
    <style:style style:name="Table40.Cell62" style:family="table-cell">
      <style:table-cell-properties fo:background-color="#FFFFFF" style:vertical-align="top"/>
    </style:style>
    <style:style style:name="Table40.Cell63" style:family="table-cell">
      <style:table-cell-properties fo:background-color="#FFFFFF" style:vertical-align="top"/>
    </style:style>
    <style:style style:name="Table40.Cell64" style:family="table-cell">
      <style:table-cell-properties fo:background-color="#FFFFFF" style:vertical-align="top"/>
    </style:style>
    <style:style style:name="Table40.Cell65" style:family="table-cell">
      <style:table-cell-properties fo:background-color="#FFFFFF" style:vertical-align="top"/>
    </style:style>
    <style:style style:name="Table40.Cell66" style:family="table-cell">
      <style:table-cell-properties fo:background-color="#FFFFFF" style:vertical-align="top"/>
    </style:style>
    <style:style style:name="Table40.Cell67" style:family="table-cell">
      <style:table-cell-properties fo:background-color="#FFFFFF" style:vertical-align="top"/>
    </style:style>
    <style:style style:name="Table40.Cell68" style:family="table-cell">
      <style:table-cell-properties fo:background-color="#FFFFFF" style:vertical-align="top"/>
    </style:style>
    <style:style style:name="Table40.Cell69" style:family="table-cell">
      <style:table-cell-properties fo:background-color="#FFFFFF" style:vertical-align="top"/>
    </style:style>
    <style:style style:name="Table40.Cell70" style:family="table-cell">
      <style:table-cell-properties fo:background-color="#FFFFFF" style:vertical-align="top"/>
    </style:style>
    <style:style style:name="Table40.Cell71" style:family="table-cell">
      <style:table-cell-properties fo:background-color="#FFFFFF" style:vertical-align="top"/>
    </style:style>
    <style:style style:name="Table40.Cell72" style:family="table-cell">
      <style:table-cell-properties fo:background-color="#FFFFFF" style:vertical-align="top"/>
    </style:style>
    <style:style style:name="Table40.Cell73" style:family="table-cell">
      <style:table-cell-properties fo:background-color="#FFFFFF" style:vertical-align="top"/>
    </style:style>
    <style:style style:name="Table40.Cell74" style:family="table-cell">
      <style:table-cell-properties fo:background-color="#FFFFFF" style:vertical-align="top"/>
    </style:style>
    <style:style style:name="Table40.Cell75" style:family="table-cell">
      <style:table-cell-properties fo:background-color="#FFFFFF" style:vertical-align="top"/>
    </style:style>
    <style:style style:name="Table40.Cell76" style:family="table-cell">
      <style:table-cell-properties fo:background-color="#FFFFFF" style:vertical-align="top"/>
    </style:style>
    <style:style style:name="Table40.Cell77" style:family="table-cell">
      <style:table-cell-properties fo:background-color="#FFFFFF" style:vertical-align="top"/>
    </style:style>
    <style:style style:name="Table40.Cell78" style:family="table-cell">
      <style:table-cell-properties fo:background-color="#FFFFFF" style:vertical-align="top"/>
    </style:style>
    <style:style style:name="Table40.Cell79" style:family="table-cell">
      <style:table-cell-properties fo:background-color="#FFFFFF" style:vertical-align="top"/>
    </style:style>
    <style:style style:name="Table40.Cell80" style:family="table-cell">
      <style:table-cell-properties fo:background-color="#FFFFFF" style:vertical-align="top"/>
    </style:style>
    <style:style style:name="Table40.Cell81" style:family="table-cell">
      <style:table-cell-properties fo:background-color="#FFFFFF" style:vertical-align="top"/>
    </style:style>
    <style:style style:name="Table40.Cell82" style:family="table-cell">
      <style:table-cell-properties fo:background-color="#FFFFFF" style:vertical-align="top"/>
    </style:style>
    <style:style style:name="Table40.Cell83" style:family="table-cell">
      <style:table-cell-properties fo:background-color="#FFFFFF" style:vertical-align="top"/>
    </style:style>
    <style:style style:name="Table40.Cell84" style:family="table-cell">
      <style:table-cell-properties fo:background-color="#FFFFFF" style:vertical-align="top"/>
    </style:style>
    <style:style style:name="Table41" style:family="table">
      <style:table-properties style:writing-mode="lr-tb" style:width="10.389cm" table:align="center"/>
    </style:style>
    <style:style style:name="Table41.C1" style:family="table-column">
      <style:table-column-properties style:column-width="0.653cm"/>
    </style:style>
    <style:style style:name="Table41.C2" style:family="table-column">
      <style:table-column-properties style:column-width="4.935cm"/>
    </style:style>
    <style:style style:name="Table41.C3" style:family="table-column">
      <style:table-column-properties style:column-width="4.801cm"/>
    </style:style>
    <style:style style:name="Table41.R1" style:family="table-row">
      <style:table-row-properties style:row-height="0.610cm"/>
    </style:style>
    <style:style style:name="Table41.R2" style:family="table-row">
      <style:table-row-properties style:row-height="1.109cm"/>
    </style:style>
    <style:style style:name="Table41.R3" style:family="table-row">
      <style:table-row-properties style:row-height="1.304cm"/>
    </style:style>
    <style:style style:name="Table41.R4" style:family="table-row">
      <style:table-row-properties style:row-height="1.083cm"/>
    </style:style>
    <style:style style:name="Table41.R5" style:family="table-row">
      <style:table-row-properties style:row-height="1.076cm"/>
    </style:style>
    <style:style style:name="Table41.R6" style:family="table-row">
      <style:table-row-properties style:row-height="1.109cm"/>
    </style:style>
    <style:style style:name="Table41.R7" style:family="table-row">
      <style:table-row-properties style:row-height="1.118cm"/>
    </style:style>
    <style:style style:name="Table41.R8" style:family="table-row">
      <style:table-row-properties style:row-height="1.101cm"/>
    </style:style>
    <style:style style:name="Table41.R9" style:family="table-row">
      <style:table-row-properties style:row-height="1.076cm"/>
    </style:style>
    <style:style style:name="Table41.R10" style:family="table-row">
      <style:table-row-properties style:row-height="1.134cm"/>
    </style:style>
    <style:style style:name="Table41.R11" style:family="table-row">
      <style:table-row-properties style:row-height="1.076cm"/>
    </style:style>
    <style:style style:name="Table41.R12" style:family="table-row">
      <style:table-row-properties style:row-height="1.101cm"/>
    </style:style>
    <style:style style:name="Table41.R13" style:family="table-row">
      <style:table-row-properties style:row-height="1.101cm"/>
    </style:style>
    <style:style style:name="Table41.R14" style:family="table-row">
      <style:table-row-properties style:row-height="1.092cm"/>
    </style:style>
    <style:style style:name="Table41.R15" style:family="table-row">
      <style:table-row-properties style:row-height="1.125cm"/>
    </style:style>
    <style:style style:name="Table41.R16" style:family="table-row">
      <style:table-row-properties style:row-height="1.101cm"/>
    </style:style>
    <style:style style:name="Table41.R17" style:family="table-row">
      <style:table-row-properties style:row-height="0.822cm"/>
    </style:style>
    <style:style style:name="Table41.Cell1" style:family="table-cell">
      <style:table-cell-properties fo:background-color="#FFFFFF" style:vertical-align="top"/>
    </style:style>
    <style:style style:name="Table41.Cell2" style:family="table-cell">
      <style:table-cell-properties fo:background-color="#FFFFFF" style:vertical-align="top"/>
    </style:style>
    <style:style style:name="Table41.Cell3" style:family="table-cell">
      <style:table-cell-properties fo:background-color="#FFFFFF" style:vertical-align="top"/>
    </style:style>
    <style:style style:name="Table41.Cell4" style:family="table-cell">
      <style:table-cell-properties fo:background-color="#FFFFFF" style:vertical-align="top"/>
    </style:style>
    <style:style style:name="Table41.Cell5" style:family="table-cell">
      <style:table-cell-properties fo:background-color="#FFFFFF" style:vertical-align="top"/>
    </style:style>
    <style:style style:name="Table41.Cell6" style:family="table-cell">
      <style:table-cell-properties fo:background-color="#FFFFFF" style:vertical-align="top"/>
    </style:style>
    <style:style style:name="Table41.Cell7" style:family="table-cell">
      <style:table-cell-properties fo:background-color="#FFFFFF" style:vertical-align="top"/>
    </style:style>
    <style:style style:name="Table41.Cell8" style:family="table-cell">
      <style:table-cell-properties fo:background-color="#FFFFFF" style:vertical-align="middle"/>
    </style:style>
    <style:style style:name="Table41.Cell9" style:family="table-cell">
      <style:table-cell-properties fo:background-color="#FFFFFF" style:vertical-align="middle"/>
    </style:style>
    <style:style style:name="Table41.Cell10" style:family="table-cell">
      <style:table-cell-properties fo:background-color="#FFFFFF" style:vertical-align="middle"/>
    </style:style>
    <style:style style:name="Table41.Cell11" style:family="table-cell">
      <style:table-cell-properties fo:background-color="#FFFFFF" style:vertical-align="middle"/>
    </style:style>
    <style:style style:name="Table41.Cell12" style:family="table-cell">
      <style:table-cell-properties fo:background-color="#FFFFFF" style:vertical-align="middle"/>
    </style:style>
    <style:style style:name="Table41.Cell13" style:family="table-cell">
      <style:table-cell-properties fo:background-color="#FFFFFF" style:vertical-align="middle"/>
    </style:style>
    <style:style style:name="Table41.Cell14" style:family="table-cell">
      <style:table-cell-properties fo:background-color="#FFFFFF" style:vertical-align="middle"/>
    </style:style>
    <style:style style:name="Table41.Cell15" style:family="table-cell">
      <style:table-cell-properties fo:background-color="#FFFFFF" style:vertical-align="middle"/>
    </style:style>
    <style:style style:name="Table41.Cell16" style:family="table-cell">
      <style:table-cell-properties fo:background-color="#FFFFFF" style:vertical-align="middle"/>
    </style:style>
    <style:style style:name="Table41.Cell17" style:family="table-cell">
      <style:table-cell-properties fo:background-color="#FFFFFF" style:vertical-align="middle"/>
    </style:style>
    <style:style style:name="Table41.Cell18" style:family="table-cell">
      <style:table-cell-properties fo:background-color="#FFFFFF" style:vertical-align="middle"/>
    </style:style>
    <style:style style:name="Table41.Cell19" style:family="table-cell">
      <style:table-cell-properties fo:background-color="#FFFFFF" style:vertical-align="middle"/>
    </style:style>
    <style:style style:name="Table41.Cell20" style:family="table-cell">
      <style:table-cell-properties fo:background-color="#FFFFFF" style:vertical-align="middle"/>
    </style:style>
    <style:style style:name="Table41.Cell21" style:family="table-cell">
      <style:table-cell-properties fo:background-color="#FFFFFF" style:vertical-align="middle"/>
    </style:style>
    <style:style style:name="Table41.Cell22" style:family="table-cell">
      <style:table-cell-properties fo:background-color="#FFFFFF" style:vertical-align="middle"/>
    </style:style>
    <style:style style:name="Table41.Cell23" style:family="table-cell">
      <style:table-cell-properties fo:background-color="#FFFFFF" style:vertical-align="middle"/>
    </style:style>
    <style:style style:name="Table41.Cell24" style:family="table-cell">
      <style:table-cell-properties fo:background-color="#FFFFFF" style:vertical-align="middle"/>
    </style:style>
    <style:style style:name="Table41.Cell25" style:family="table-cell">
      <style:table-cell-properties fo:background-color="#FFFFFF" style:vertical-align="middle"/>
    </style:style>
    <style:style style:name="Table41.Cell26" style:family="table-cell">
      <style:table-cell-properties fo:background-color="#FFFFFF" style:vertical-align="middle"/>
    </style:style>
    <style:style style:name="Table41.Cell27" style:family="table-cell">
      <style:table-cell-properties fo:background-color="#FFFFFF" style:vertical-align="middle"/>
    </style:style>
    <style:style style:name="Table41.Cell28" style:family="table-cell">
      <style:table-cell-properties fo:background-color="#FFFFFF" style:vertical-align="middle"/>
    </style:style>
    <style:style style:name="Table41.Cell29" style:family="table-cell">
      <style:table-cell-properties fo:background-color="#FFFFFF" style:vertical-align="middle"/>
    </style:style>
    <style:style style:name="Table41.Cell30" style:family="table-cell">
      <style:table-cell-properties fo:background-color="#FFFFFF" style:vertical-align="middle"/>
    </style:style>
    <style:style style:name="Table41.Cell31" style:family="table-cell">
      <style:table-cell-properties fo:background-color="#FFFFFF" style:vertical-align="middle"/>
    </style:style>
    <style:style style:name="Table41.Cell32" style:family="table-cell">
      <style:table-cell-properties fo:background-color="#FFFFFF" style:vertical-align="middle"/>
    </style:style>
    <style:style style:name="Table41.Cell33" style:family="table-cell">
      <style:table-cell-properties fo:background-color="#FFFFFF" style:vertical-align="middle"/>
    </style:style>
    <style:style style:name="Table41.Cell34" style:family="table-cell">
      <style:table-cell-properties fo:background-color="#FFFFFF" style:vertical-align="middle"/>
    </style:style>
    <style:style style:name="Table41.Cell35" style:family="table-cell">
      <style:table-cell-properties fo:background-color="#FFFFFF" style:vertical-align="middle"/>
    </style:style>
    <style:style style:name="Table41.Cell36" style:family="table-cell">
      <style:table-cell-properties fo:background-color="#FFFFFF" style:vertical-align="middle"/>
    </style:style>
    <style:style style:name="Table41.Cell37" style:family="table-cell">
      <style:table-cell-properties fo:background-color="#FFFFFF" style:vertical-align="middle"/>
    </style:style>
    <style:style style:name="Table41.Cell38" style:family="table-cell">
      <style:table-cell-properties fo:background-color="#FFFFFF" style:vertical-align="middle"/>
    </style:style>
    <style:style style:name="Table41.Cell39" style:family="table-cell">
      <style:table-cell-properties fo:background-color="#FFFFFF" style:vertical-align="middle"/>
    </style:style>
    <style:style style:name="Table41.Cell40" style:family="table-cell">
      <style:table-cell-properties fo:background-color="#FFFFFF" style:vertical-align="middle"/>
    </style:style>
    <style:style style:name="Table41.Cell41" style:family="table-cell">
      <style:table-cell-properties fo:background-color="#FFFFFF" style:vertical-align="middle"/>
    </style:style>
    <style:style style:name="Table41.Cell42" style:family="table-cell">
      <style:table-cell-properties fo:background-color="#FFFFFF" style:vertical-align="middle"/>
    </style:style>
    <style:style style:name="Table41.Cell43" style:family="table-cell">
      <style:table-cell-properties fo:background-color="#FFFFFF" style:vertical-align="middle"/>
    </style:style>
    <style:style style:name="Table41.Cell44" style:family="table-cell">
      <style:table-cell-properties fo:background-color="#FFFFFF" style:vertical-align="middle"/>
    </style:style>
    <style:style style:name="Table41.Cell45" style:family="table-cell">
      <style:table-cell-properties fo:background-color="#FFFFFF" style:vertical-align="middle"/>
    </style:style>
    <style:style style:name="Table41.Cell46" style:family="table-cell">
      <style:table-cell-properties fo:background-color="#FFFFFF" style:vertical-align="middle"/>
    </style:style>
    <style:style style:name="Table41.Cell47" style:family="table-cell">
      <style:table-cell-properties fo:background-color="#FFFFFF" style:vertical-align="middle"/>
    </style:style>
    <style:style style:name="Table41.Cell48" style:family="table-cell">
      <style:table-cell-properties fo:background-color="#FFFFFF" style:vertical-align="middle"/>
    </style:style>
    <style:style style:name="Table41.Cell49" style:family="table-cell">
      <style:table-cell-properties fo:background-color="#FFFFFF"/>
    </style:style>
    <style:style style:name="Table41.Cell50" style:family="table-cell">
      <style:table-cell-properties fo:background-color="#FFFFFF"/>
    </style:style>
    <style:style style:name="Table41.Cell51" style:family="table-cell">
      <style:table-cell-properties fo:background-color="#FFFFFF"/>
    </style:style>
    <style:style style:name="Table42" style:family="table">
      <style:table-properties style:writing-mode="lr-tb" style:width="16.120cm" table:align="center"/>
    </style:style>
    <style:style style:name="Table42.C1" style:family="table-column">
      <style:table-column-properties style:column-width="4.911cm"/>
    </style:style>
    <style:style style:name="Table42.C2" style:family="table-column">
      <style:table-column-properties style:column-width="1.533cm"/>
    </style:style>
    <style:style style:name="Table42.C3" style:family="table-column">
      <style:table-column-properties style:column-width="5.198cm"/>
    </style:style>
    <style:style style:name="Table42.C4" style:family="table-column">
      <style:table-column-properties style:column-width="4.479cm"/>
    </style:style>
    <style:style style:name="Table42.R1" style:family="table-row">
      <style:table-row-properties style:row-height="0.610cm"/>
    </style:style>
    <style:style style:name="Table42.R2" style:family="table-row">
      <style:table-row-properties style:row-height="0.744cm"/>
    </style:style>
    <style:style style:name="Table42.R3" style:family="table-row">
      <style:table-row-properties style:row-height="0.753cm"/>
    </style:style>
    <style:style style:name="Table42.R4" style:family="table-row">
      <style:table-row-properties style:row-height="0.923cm"/>
    </style:style>
    <style:style style:name="Table42.R5" style:family="table-row">
      <style:table-row-properties style:row-height="1.092cm"/>
    </style:style>
    <style:style style:name="Table42.R6" style:family="table-row">
      <style:table-row-properties style:row-height="1.109cm"/>
    </style:style>
    <style:style style:name="Table42.R7" style:family="table-row">
      <style:table-row-properties style:row-height="1.101cm"/>
    </style:style>
    <style:style style:name="Table42.R8" style:family="table-row">
      <style:table-row-properties style:row-height="1.101cm"/>
    </style:style>
    <style:style style:name="Table42.R9" style:family="table-row">
      <style:table-row-properties style:row-height="1.092cm"/>
    </style:style>
    <style:style style:name="Table42.R10" style:family="table-row">
      <style:table-row-properties style:row-height="1.101cm"/>
    </style:style>
    <style:style style:name="Table42.R11" style:family="table-row">
      <style:table-row-properties style:row-height="1.101cm"/>
    </style:style>
    <style:style style:name="Table42.R12" style:family="table-row">
      <style:table-row-properties style:row-height="1.067cm"/>
    </style:style>
    <style:style style:name="Table42.R13" style:family="table-row">
      <style:table-row-properties style:row-height="0.813cm"/>
    </style:style>
    <style:style style:name="Table42.Cell1" style:family="table-cell">
      <style:table-cell-properties fo:background-color="#FFFFFF" style:vertical-align="top"/>
    </style:style>
    <style:style style:name="Table42.Cell2" style:family="table-cell">
      <style:table-cell-properties fo:background-color="#FFFFFF" style:vertical-align="top"/>
    </style:style>
    <style:style style:name="Table42.Cell3" style:family="table-cell">
      <style:table-cell-properties fo:background-color="#FFFFFF" style:vertical-align="top"/>
    </style:style>
    <style:style style:name="Table42.Cell4" style:family="table-cell">
      <style:table-cell-properties fo:background-color="#FFFFFF" style:vertical-align="top"/>
    </style:style>
    <style:style style:name="Table42.Cell5" style:family="table-cell">
      <style:table-cell-properties fo:background-color="#FFFFFF"/>
    </style:style>
    <style:style style:name="Table42.Cell6" style:family="table-cell">
      <style:table-cell-properties fo:background-color="#FFFFFF" style:vertical-align="top"/>
    </style:style>
    <style:style style:name="Table42.Cell7" style:family="table-cell">
      <style:table-cell-properties fo:background-color="#FFFFFF" style:vertical-align="top"/>
    </style:style>
    <style:style style:name="Table42.Cell8" style:family="table-cell">
      <style:table-cell-properties fo:background-color="#FFFFFF" style:vertical-align="top"/>
    </style:style>
    <style:style style:name="Table42.Cell9" style:family="table-cell">
      <style:table-cell-properties fo:background-color="#FFFFFF" style:vertical-align="top"/>
    </style:style>
    <style:style style:name="Table42.Cell10" style:family="table-cell">
      <style:table-cell-properties fo:background-color="#FFFFFF" style:vertical-align="middle"/>
    </style:style>
    <style:style style:name="Table42.Cell11" style:family="table-cell">
      <style:table-cell-properties fo:background-color="#FFFFFF" style:vertical-align="top"/>
    </style:style>
    <style:style style:name="Table42.Cell12" style:family="table-cell">
      <style:table-cell-properties fo:background-color="#FFFFFF" style:vertical-align="middle"/>
    </style:style>
    <style:style style:name="Table42.Cell13" style:family="table-cell">
      <style:table-cell-properties fo:background-color="#FFFFFF" style:vertical-align="top"/>
    </style:style>
    <style:style style:name="Table42.Cell14" style:family="table-cell">
      <style:table-cell-properties fo:background-color="#FFFFFF" style:vertical-align="middle"/>
    </style:style>
    <style:style style:name="Table42.Cell15" style:family="table-cell">
      <style:table-cell-properties fo:background-color="#FFFFFF" style:vertical-align="top"/>
    </style:style>
    <style:style style:name="Table42.Cell16" style:family="table-cell">
      <style:table-cell-properties fo:background-color="#FFFFFF" style:vertical-align="middle"/>
    </style:style>
    <style:style style:name="Table42.Cell17" style:family="table-cell">
      <style:table-cell-properties fo:background-color="#FFFFFF" style:vertical-align="top"/>
    </style:style>
    <style:style style:name="Table42.Cell18" style:family="table-cell">
      <style:table-cell-properties fo:background-color="#FFFFFF" style:vertical-align="middle"/>
    </style:style>
    <style:style style:name="Table42.Cell19" style:family="table-cell">
      <style:table-cell-properties fo:background-color="#FFFFFF" style:vertical-align="top"/>
    </style:style>
    <style:style style:name="Table42.Cell20" style:family="table-cell">
      <style:table-cell-properties fo:background-color="#FFFFFF" style:vertical-align="middle"/>
    </style:style>
    <style:style style:name="Table42.Cell21" style:family="table-cell">
      <style:table-cell-properties fo:background-color="#FFFFFF" style:vertical-align="top"/>
    </style:style>
    <style:style style:name="Table42.Cell22" style:family="table-cell">
      <style:table-cell-properties fo:background-color="#FFFFFF" style:vertical-align="middle"/>
    </style:style>
    <style:style style:name="Table42.Cell23" style:family="table-cell">
      <style:table-cell-properties fo:background-color="#FFFFFF" style:vertical-align="top"/>
    </style:style>
    <style:style style:name="Table42.Cell24" style:family="table-cell">
      <style:table-cell-properties fo:background-color="#FFFFFF" style:vertical-align="middle"/>
    </style:style>
    <style:style style:name="Table42.Cell25" style:family="table-cell">
      <style:table-cell-properties fo:background-color="#FFFFFF" style:vertical-align="top"/>
    </style:style>
    <style:style style:name="Table42.Cell26" style:family="table-cell">
      <style:table-cell-properties fo:background-color="#FFFFFF"/>
    </style:style>
    <style:style style:name="Table42.Cell27" style:family="table-cell">
      <style:table-cell-properties fo:background-color="#FFFFFF" style:vertical-align="top"/>
    </style:style>
    <style:style style:name="Table42.Cell28" style:family="table-cell">
      <style:table-cell-properties fo:background-color="#FFFFFF" style:vertical-align="top"/>
    </style:style>
    <style:style style:name="Table42.Cell29" style:family="table-cell">
      <style:table-cell-properties fo:background-color="#FFFFFF" style:vertical-align="top"/>
    </style:style>
    <style:style style:name="Table42.Cell30" style:family="table-cell">
      <style:table-cell-properties fo:background-color="#FFFFFF" style:vertical-align="top"/>
    </style:style>
    <style:style style:name="Table42.Cell31" style:family="table-cell">
      <style:table-cell-properties fo:background-color="#FFFFFF" style:vertical-align="top"/>
    </style:style>
    <style:style style:name="Table42.Cell32" style:family="table-cell">
      <style:table-cell-properties fo:background-color="#FFFFFF" style:vertical-align="top"/>
    </style:style>
    <style:style style:name="Table42.Cell33" style:family="table-cell">
      <style:table-cell-properties fo:background-color="#FFFFFF" style:vertical-align="top"/>
    </style:style>
    <style:style style:name="Table42.Cell34" style:family="table-cell">
      <style:table-cell-properties fo:background-color="#FFFFFF" style:vertical-align="top"/>
    </style:style>
    <style:style style:name="Table42.Cell35" style:family="table-cell">
      <style:table-cell-properties fo:background-color="#FFFFFF" style:vertical-align="top"/>
    </style:style>
    <style:style style:name="Table42.Cell36" style:family="table-cell">
      <style:table-cell-properties fo:background-color="#FFFFFF" style:vertical-align="top"/>
    </style:style>
    <style:style style:name="Table42.Cell37" style:family="table-cell">
      <style:table-cell-properties fo:background-color="#FFFFFF" style:vertical-align="top"/>
    </style:style>
    <style:style style:name="Table42.Cell38" style:family="table-cell">
      <style:table-cell-properties fo:background-color="#FFFFFF" style:vertical-align="top"/>
    </style:style>
    <style:style style:name="Table42.Cell39" style:family="table-cell">
      <style:table-cell-properties fo:background-color="#FFFFFF" style:vertical-align="top"/>
    </style:style>
    <style:style style:name="Table42.Cell40" style:family="table-cell">
      <style:table-cell-properties fo:background-color="#FFFFFF" style:vertical-align="top"/>
    </style:style>
    <style:style style:name="Table42.Cell41" style:family="table-cell">
      <style:table-cell-properties fo:background-color="#FFFFFF" style:vertical-align="top"/>
    </style:style>
    <style:style style:name="Table42.Cell42" style:family="table-cell">
      <style:table-cell-properties fo:background-color="#FFFFFF" style:vertical-align="top"/>
    </style:style>
    <style:style style:name="Table42.Cell43" style:family="table-cell">
      <style:table-cell-properties fo:background-color="#FFFFFF" style:vertical-align="top"/>
    </style:style>
    <style:style style:name="Table42.Cell44" style:family="table-cell">
      <style:table-cell-properties fo:background-color="#FFFFFF" style:vertical-align="top"/>
    </style:style>
    <style:style style:name="Table42.Cell45" style:family="table-cell">
      <style:table-cell-properties fo:background-color="#FFFFFF" style:vertical-align="top"/>
    </style:style>
    <style:style style:name="Table42.Cell46" style:family="table-cell">
      <style:table-cell-properties fo:background-color="#FFFFFF" style:vertical-align="top"/>
    </style:style>
    <style:style style:name="Table42.Cell47" style:family="table-cell">
      <style:table-cell-properties fo:background-color="#FFFFFF" style:vertical-align="top"/>
    </style:style>
    <style:style style:name="Table42.Cell48" style:family="table-cell">
      <style:table-cell-properties fo:background-color="#FFFFFF" style:vertical-align="top"/>
    </style:style>
    <style:style style:name="Table42.Cell49" style:family="table-cell">
      <style:table-cell-properties fo:background-color="#FFFFFF" style:vertical-align="top"/>
    </style:style>
    <style:style style:name="Table42.Cell50" style:family="table-cell">
      <style:table-cell-properties fo:background-color="#FFFFFF" style:vertical-align="top"/>
    </style:style>
    <style:style style:name="Table42.Cell51" style:family="table-cell">
      <style:table-cell-properties fo:background-color="#FFFFFF" style:vertical-align="top"/>
    </style:style>
    <style:style style:name="Table42.Cell52" style:family="table-cell">
      <style:table-cell-properties fo:background-color="#FFFFFF" style:vertical-align="top"/>
    </style:style>
    <style:style style:name="Table43" style:family="table">
      <style:table-properties style:writing-mode="lr-tb" style:width="11.058cm" table:align="center"/>
    </style:style>
    <style:style style:name="Table43.C1" style:family="table-column">
      <style:table-column-properties style:column-width="6.417cm"/>
    </style:style>
    <style:style style:name="Table43.C2" style:family="table-column">
      <style:table-column-properties style:column-width="4.639cm"/>
    </style:style>
    <style:style style:name="Table43.R1" style:family="table-row">
      <style:table-row-properties style:row-height="1.727cm"/>
    </style:style>
    <style:style style:name="Table43.R2" style:family="table-row">
      <style:table-row-properties style:row-height="1.295cm"/>
    </style:style>
    <style:style style:name="Table43.R3" style:family="table-row">
      <style:table-row-properties style:row-height="1.058cm"/>
    </style:style>
    <style:style style:name="Table43.R4" style:family="table-row">
      <style:table-row-properties style:row-height="1.101cm"/>
    </style:style>
    <style:style style:name="Table43.R5" style:family="table-row">
      <style:table-row-properties style:row-height="1.125cm"/>
    </style:style>
    <style:style style:name="Table43.R6" style:family="table-row">
      <style:table-row-properties style:row-height="1.076cm"/>
    </style:style>
    <style:style style:name="Table43.R7" style:family="table-row">
      <style:table-row-properties style:row-height="1.101cm"/>
    </style:style>
    <style:style style:name="Table43.R8" style:family="table-row">
      <style:table-row-properties style:row-height="1.143cm"/>
    </style:style>
    <style:style style:name="Table43.R9" style:family="table-row">
      <style:table-row-properties style:row-height="1.067cm"/>
    </style:style>
    <style:style style:name="Table43.R10" style:family="table-row">
      <style:table-row-properties style:row-height="1.125cm"/>
    </style:style>
    <style:style style:name="Table43.R11" style:family="table-row">
      <style:table-row-properties style:row-height="1.109cm"/>
    </style:style>
    <style:style style:name="Table43.R12" style:family="table-row">
      <style:table-row-properties style:row-height="1.101cm"/>
    </style:style>
    <style:style style:name="Table43.R13" style:family="table-row">
      <style:table-row-properties style:row-height="1.109cm"/>
    </style:style>
    <style:style style:name="Table43.R14" style:family="table-row">
      <style:table-row-properties style:row-height="1.058cm"/>
    </style:style>
    <style:style style:name="Table43.R15" style:family="table-row">
      <style:table-row-properties style:row-height="1.101cm"/>
    </style:style>
    <style:style style:name="Table43.R16" style:family="table-row">
      <style:table-row-properties style:row-height="1.134cm"/>
    </style:style>
    <style:style style:name="Table43.R17" style:family="table-row">
      <style:table-row-properties style:row-height="1.101cm"/>
    </style:style>
    <style:style style:name="Table43.R18" style:family="table-row">
      <style:table-row-properties style:row-height="1.058cm"/>
    </style:style>
    <style:style style:name="Table43.R19" style:family="table-row">
      <style:table-row-properties style:row-height="1.109cm"/>
    </style:style>
    <style:style style:name="Table43.R20" style:family="table-row">
      <style:table-row-properties style:row-height="0.838cm"/>
    </style:style>
    <style:style style:name="Table43.Cell1" style:family="table-cell">
      <style:table-cell-properties fo:background-color="#FFFFFF" style:vertical-align="top"/>
    </style:style>
    <style:style style:name="Table43.Cell2" style:family="table-cell">
      <style:table-cell-properties fo:background-color="#FFFFFF" style:vertical-align="top"/>
    </style:style>
    <style:style style:name="Table43.Cell3" style:family="table-cell">
      <style:table-cell-properties fo:background-color="#FFFFFF" style:vertical-align="middle"/>
    </style:style>
    <style:style style:name="Table43.Cell4" style:family="table-cell">
      <style:table-cell-properties fo:background-color="#FFFFFF" style:vertical-align="middle"/>
    </style:style>
    <style:style style:name="Table43.Cell5" style:family="table-cell">
      <style:table-cell-properties fo:background-color="#FFFFFF" style:vertical-align="middle"/>
    </style:style>
    <style:style style:name="Table43.Cell6" style:family="table-cell">
      <style:table-cell-properties fo:background-color="#FFFFFF" style:vertical-align="middle"/>
    </style:style>
    <style:style style:name="Table43.Cell7" style:family="table-cell">
      <style:table-cell-properties fo:background-color="#FFFFFF" style:vertical-align="middle"/>
    </style:style>
    <style:style style:name="Table43.Cell8" style:family="table-cell">
      <style:table-cell-properties fo:background-color="#FFFFFF" style:vertical-align="middle"/>
    </style:style>
    <style:style style:name="Table43.Cell9" style:family="table-cell">
      <style:table-cell-properties fo:background-color="#FFFFFF" style:vertical-align="middle"/>
    </style:style>
    <style:style style:name="Table43.Cell10" style:family="table-cell">
      <style:table-cell-properties fo:background-color="#FFFFFF" style:vertical-align="middle"/>
    </style:style>
    <style:style style:name="Table43.Cell11" style:family="table-cell">
      <style:table-cell-properties fo:background-color="#FFFFFF" style:vertical-align="middle"/>
    </style:style>
    <style:style style:name="Table43.Cell12" style:family="table-cell">
      <style:table-cell-properties fo:background-color="#FFFFFF" style:vertical-align="middle"/>
    </style:style>
    <style:style style:name="Table43.Cell13" style:family="table-cell">
      <style:table-cell-properties fo:background-color="#FFFFFF" style:vertical-align="middle"/>
    </style:style>
    <style:style style:name="Table43.Cell14" style:family="table-cell">
      <style:table-cell-properties fo:background-color="#FFFFFF" style:vertical-align="middle"/>
    </style:style>
    <style:style style:name="Table43.Cell15" style:family="table-cell">
      <style:table-cell-properties fo:background-color="#FFFFFF" style:vertical-align="middle"/>
    </style:style>
    <style:style style:name="Table43.Cell16" style:family="table-cell">
      <style:table-cell-properties fo:background-color="#FFFFFF" style:vertical-align="middle"/>
    </style:style>
    <style:style style:name="Table43.Cell17" style:family="table-cell">
      <style:table-cell-properties fo:background-color="#FFFFFF" style:vertical-align="middle"/>
    </style:style>
    <style:style style:name="Table43.Cell18" style:family="table-cell">
      <style:table-cell-properties fo:background-color="#FFFFFF" style:vertical-align="middle"/>
    </style:style>
    <style:style style:name="Table43.Cell19" style:family="table-cell">
      <style:table-cell-properties fo:background-color="#FFFFFF" style:vertical-align="middle"/>
    </style:style>
    <style:style style:name="Table43.Cell20" style:family="table-cell">
      <style:table-cell-properties fo:background-color="#FFFFFF" style:vertical-align="middle"/>
    </style:style>
    <style:style style:name="Table43.Cell21" style:family="table-cell">
      <style:table-cell-properties fo:background-color="#FFFFFF" style:vertical-align="middle"/>
    </style:style>
    <style:style style:name="Table43.Cell22" style:family="table-cell">
      <style:table-cell-properties fo:background-color="#FFFFFF" style:vertical-align="middle"/>
    </style:style>
    <style:style style:name="Table43.Cell23" style:family="table-cell">
      <style:table-cell-properties fo:background-color="#FFFFFF" style:vertical-align="middle"/>
    </style:style>
    <style:style style:name="Table43.Cell24" style:family="table-cell">
      <style:table-cell-properties fo:background-color="#FFFFFF" style:vertical-align="middle"/>
    </style:style>
    <style:style style:name="Table43.Cell25" style:family="table-cell">
      <style:table-cell-properties fo:background-color="#FFFFFF" style:vertical-align="middle"/>
    </style:style>
    <style:style style:name="Table43.Cell26" style:family="table-cell">
      <style:table-cell-properties fo:background-color="#FFFFFF" style:vertical-align="middle"/>
    </style:style>
    <style:style style:name="Table43.Cell27" style:family="table-cell">
      <style:table-cell-properties fo:background-color="#FFFFFF" style:vertical-align="middle"/>
    </style:style>
    <style:style style:name="Table43.Cell28" style:family="table-cell">
      <style:table-cell-properties fo:background-color="#FFFFFF" style:vertical-align="middle"/>
    </style:style>
    <style:style style:name="Table43.Cell29" style:family="table-cell">
      <style:table-cell-properties fo:background-color="#FFFFFF" style:vertical-align="middle"/>
    </style:style>
    <style:style style:name="Table43.Cell30" style:family="table-cell">
      <style:table-cell-properties fo:background-color="#FFFFFF" style:vertical-align="middle"/>
    </style:style>
    <style:style style:name="Table43.Cell31" style:family="table-cell">
      <style:table-cell-properties fo:background-color="#FFFFFF" style:vertical-align="middle"/>
    </style:style>
    <style:style style:name="Table43.Cell32" style:family="table-cell">
      <style:table-cell-properties fo:background-color="#FFFFFF" style:vertical-align="middle"/>
    </style:style>
    <style:style style:name="Table43.Cell33" style:family="table-cell">
      <style:table-cell-properties fo:background-color="#FFFFFF" style:vertical-align="middle"/>
    </style:style>
    <style:style style:name="Table43.Cell34" style:family="table-cell">
      <style:table-cell-properties fo:background-color="#FFFFFF" style:vertical-align="middle"/>
    </style:style>
    <style:style style:name="Table43.Cell35" style:family="table-cell">
      <style:table-cell-properties fo:background-color="#FFFFFF" style:vertical-align="middle"/>
    </style:style>
    <style:style style:name="Table43.Cell36" style:family="table-cell">
      <style:table-cell-properties fo:background-color="#FFFFFF" style:vertical-align="middle"/>
    </style:style>
    <style:style style:name="Table43.Cell37" style:family="table-cell">
      <style:table-cell-properties fo:background-color="#FFFFFF" style:vertical-align="middle"/>
    </style:style>
    <style:style style:name="Table43.Cell38" style:family="table-cell">
      <style:table-cell-properties fo:background-color="#FFFFFF" style:vertical-align="middle"/>
    </style:style>
    <style:style style:name="Table43.Cell39" style:family="table-cell">
      <style:table-cell-properties fo:background-color="#FFFFFF"/>
    </style:style>
    <style:style style:name="Table43.Cell40" style:family="table-cell">
      <style:table-cell-properties fo:background-color="#FFFFFF"/>
    </style:style>
    <style:style style:name="Table44" style:family="table">
      <style:table-properties style:writing-mode="lr-tb" style:width="11.049cm" table:align="center"/>
    </style:style>
    <style:style style:name="Table44.C1" style:family="table-column">
      <style:table-column-properties style:column-width="0.617cm"/>
    </style:style>
    <style:style style:name="Table44.C2" style:family="table-column">
      <style:table-column-properties style:column-width="5.597cm"/>
    </style:style>
    <style:style style:name="Table44.C3" style:family="table-column">
      <style:table-column-properties style:column-width="4.835cm"/>
    </style:style>
    <style:style style:name="Table44.R1" style:family="table-row">
      <style:table-row-properties style:row-height="1.718cm"/>
    </style:style>
    <style:style style:name="Table44.R2" style:family="table-row">
      <style:table-row-properties style:row-height="1.304cm"/>
    </style:style>
    <style:style style:name="Table44.R3" style:family="table-row">
      <style:table-row-properties style:row-height="1.083cm"/>
    </style:style>
    <style:style style:name="Table44.R4" style:family="table-row">
      <style:table-row-properties style:row-height="1.118cm"/>
    </style:style>
    <style:style style:name="Table44.R5" style:family="table-row">
      <style:table-row-properties style:row-height="1.092cm"/>
    </style:style>
    <style:style style:name="Table44.R6" style:family="table-row">
      <style:table-row-properties style:row-height="1.109cm"/>
    </style:style>
    <style:style style:name="Table44.R7" style:family="table-row">
      <style:table-row-properties style:row-height="1.109cm"/>
    </style:style>
    <style:style style:name="Table44.R8" style:family="table-row">
      <style:table-row-properties style:row-height="1.058cm"/>
    </style:style>
    <style:style style:name="Table44.R9" style:family="table-row">
      <style:table-row-properties style:row-height="1.092cm"/>
    </style:style>
    <style:style style:name="Table44.R10" style:family="table-row">
      <style:table-row-properties style:row-height="1.101cm"/>
    </style:style>
    <style:style style:name="Table44.R11" style:family="table-row">
      <style:table-row-properties style:row-height="0.822cm"/>
    </style:style>
    <style:style style:name="Table44.Cell1" style:family="table-cell">
      <style:table-cell-properties fo:background-color="#FFFFFF" style:vertical-align="top"/>
    </style:style>
    <style:style style:name="Table44.Cell2" style:family="table-cell">
      <style:table-cell-properties fo:background-color="#FFFFFF" style:vertical-align="middle"/>
    </style:style>
    <style:style style:name="Table44.Cell3" style:family="table-cell">
      <style:table-cell-properties fo:background-color="#FFFFFF" style:vertical-align="middle"/>
    </style:style>
    <style:style style:name="Table44.Cell4" style:family="table-cell">
      <style:table-cell-properties fo:background-color="#FFFFFF" style:vertical-align="middle"/>
    </style:style>
    <style:style style:name="Table44.Cell5" style:family="table-cell">
      <style:table-cell-properties fo:background-color="#FFFFFF" style:vertical-align="middle"/>
    </style:style>
    <style:style style:name="Table44.Cell6" style:family="table-cell">
      <style:table-cell-properties fo:background-color="#FFFFFF" style:vertical-align="middle"/>
    </style:style>
    <style:style style:name="Table44.Cell7" style:family="table-cell">
      <style:table-cell-properties fo:background-color="#FFFFFF" style:vertical-align="middle"/>
    </style:style>
    <style:style style:name="Table44.Cell8" style:family="table-cell">
      <style:table-cell-properties fo:background-color="#FFFFFF" style:vertical-align="middle"/>
    </style:style>
    <style:style style:name="Table44.Cell9" style:family="table-cell">
      <style:table-cell-properties fo:background-color="#FFFFFF" style:vertical-align="middle"/>
    </style:style>
    <style:style style:name="Table44.Cell10" style:family="table-cell">
      <style:table-cell-properties fo:background-color="#FFFFFF" style:vertical-align="middle"/>
    </style:style>
    <style:style style:name="Table44.Cell11" style:family="table-cell">
      <style:table-cell-properties fo:background-color="#FFFFFF"/>
    </style:style>
    <style:style style:name="Table44.Cell12" style:family="table-cell">
      <style:table-cell-properties fo:background-color="#FFFFFF" style:vertical-align="top"/>
    </style:style>
    <style:style style:name="Table44.Cell13" style:family="table-cell">
      <style:table-cell-properties fo:background-color="#FFFFFF" style:vertical-align="top"/>
    </style:style>
    <style:style style:name="Table44.Cell14" style:family="table-cell">
      <style:table-cell-properties fo:background-color="#FFFFFF" style:vertical-align="top"/>
    </style:style>
    <style:style style:name="Table44.Cell15" style:family="table-cell">
      <style:table-cell-properties fo:background-color="#FFFFFF" style:vertical-align="top"/>
    </style:style>
    <style:style style:name="Table44.Cell16" style:family="table-cell">
      <style:table-cell-properties fo:background-color="#FFFFFF" style:vertical-align="top"/>
    </style:style>
    <style:style style:name="Table44.Cell17" style:family="table-cell">
      <style:table-cell-properties fo:background-color="#FFFFFF" style:vertical-align="top"/>
    </style:style>
    <style:style style:name="Table44.Cell18" style:family="table-cell">
      <style:table-cell-properties fo:background-color="#FFFFFF" style:vertical-align="top"/>
    </style:style>
    <style:style style:name="Table44.Cell19" style:family="table-cell">
      <style:table-cell-properties fo:background-color="#FFFFFF" style:vertical-align="top"/>
    </style:style>
    <style:style style:name="Table44.Cell20" style:family="table-cell">
      <style:table-cell-properties fo:background-color="#FFFFFF" style:vertical-align="top"/>
    </style:style>
    <style:style style:name="Table44.Cell21" style:family="table-cell">
      <style:table-cell-properties fo:background-color="#FFFFFF" style:vertical-align="top"/>
    </style:style>
    <style:style style:name="Table44.Cell22" style:family="table-cell">
      <style:table-cell-properties fo:background-color="#FFFFFF" style:vertical-align="top"/>
    </style:style>
    <style:style style:name="Table44.Cell23" style:family="table-cell">
      <style:table-cell-properties fo:background-color="#FFFFFF" style:vertical-align="top"/>
    </style:style>
    <style:style style:name="Table44.Cell24" style:family="table-cell">
      <style:table-cell-properties fo:background-color="#FFFFFF" style:vertical-align="top"/>
    </style:style>
    <style:style style:name="Table44.Cell25" style:family="table-cell">
      <style:table-cell-properties fo:background-color="#FFFFFF" style:vertical-align="top"/>
    </style:style>
    <style:style style:name="Table44.Cell26" style:family="table-cell">
      <style:table-cell-properties fo:background-color="#FFFFFF" style:vertical-align="top"/>
    </style:style>
    <style:style style:name="Table44.Cell27" style:family="table-cell">
      <style:table-cell-properties fo:background-color="#FFFFFF" style:vertical-align="top"/>
    </style:style>
    <style:style style:name="Table44.Cell28" style:family="table-cell">
      <style:table-cell-properties fo:background-color="#FFFFFF" style:vertical-align="top"/>
    </style:style>
    <style:style style:name="Table44.Cell29" style:family="table-cell">
      <style:table-cell-properties fo:background-color="#FFFFFF" style:vertical-align="top"/>
    </style:style>
    <style:style style:name="Table44.Cell30" style:family="table-cell">
      <style:table-cell-properties fo:background-color="#FFFFFF" style:vertical-align="top"/>
    </style:style>
    <style:style style:name="Table44.Cell31" style:family="table-cell">
      <style:table-cell-properties fo:background-color="#FFFFFF" style:vertical-align="top"/>
    </style:style>
    <style:style style:name="Table44.Cell32" style:family="table-cell">
      <style:table-cell-properties fo:background-color="#FFFFFF" style:vertical-align="top"/>
    </style:style>
    <style:style style:name="Table44.Cell33" style:family="table-cell">
      <style:table-cell-properties fo:background-color="#FFFFFF" style:vertical-align="top"/>
    </style:style>
    <style:style style:name="Table45" style:family="table">
      <style:table-properties style:writing-mode="lr-tb" style:width="10.380cm" table:align="center"/>
    </style:style>
    <style:style style:name="Table45.C1" style:family="table-column">
      <style:table-column-properties style:column-width="0.653cm"/>
    </style:style>
    <style:style style:name="Table45.C2" style:family="table-column">
      <style:table-column-properties style:column-width="5.376cm"/>
    </style:style>
    <style:style style:name="Table45.C3" style:family="table-column">
      <style:table-column-properties style:column-width="4.352cm"/>
    </style:style>
    <style:style style:name="Table45.R1" style:family="table-row">
      <style:table-row-properties style:row-height="0.617cm"/>
    </style:style>
    <style:style style:name="Table45.R2" style:family="table-row">
      <style:table-row-properties style:row-height="1.109cm"/>
    </style:style>
    <style:style style:name="Table45.R3" style:family="table-row">
      <style:table-row-properties style:row-height="1.304cm"/>
    </style:style>
    <style:style style:name="Table45.R4" style:family="table-row">
      <style:table-row-properties style:row-height="1.058cm"/>
    </style:style>
    <style:style style:name="Table45.R5" style:family="table-row">
      <style:table-row-properties style:row-height="1.092cm"/>
    </style:style>
    <style:style style:name="Table45.R6" style:family="table-row">
      <style:table-row-properties style:row-height="1.101cm"/>
    </style:style>
    <style:style style:name="Table45.R7" style:family="table-row">
      <style:table-row-properties style:row-height="1.101cm"/>
    </style:style>
    <style:style style:name="Table45.R8" style:family="table-row">
      <style:table-row-properties style:row-height="1.143cm"/>
    </style:style>
    <style:style style:name="Table45.R9" style:family="table-row">
      <style:table-row-properties style:row-height="1.092cm"/>
    </style:style>
    <style:style style:name="Table45.R10" style:family="table-row">
      <style:table-row-properties style:row-height="1.109cm"/>
    </style:style>
    <style:style style:name="Table45.R11" style:family="table-row">
      <style:table-row-properties style:row-height="1.101cm"/>
    </style:style>
    <style:style style:name="Table45.R12" style:family="table-row">
      <style:table-row-properties style:row-height="1.101cm"/>
    </style:style>
    <style:style style:name="Table45.R13" style:family="table-row">
      <style:table-row-properties style:row-height="1.092cm"/>
    </style:style>
    <style:style style:name="Table45.R14" style:family="table-row">
      <style:table-row-properties style:row-height="1.092cm"/>
    </style:style>
    <style:style style:name="Table45.R15" style:family="table-row">
      <style:table-row-properties style:row-height="1.083cm"/>
    </style:style>
    <style:style style:name="Table45.R16" style:family="table-row">
      <style:table-row-properties style:row-height="1.134cm"/>
    </style:style>
    <style:style style:name="Table45.R17" style:family="table-row">
      <style:table-row-properties style:row-height="1.067cm"/>
    </style:style>
    <style:style style:name="Table45.R18" style:family="table-row">
      <style:table-row-properties style:row-height="1.092cm"/>
    </style:style>
    <style:style style:name="Table45.R19" style:family="table-row">
      <style:table-row-properties style:row-height="1.143cm"/>
    </style:style>
    <style:style style:name="Table45.R20" style:family="table-row">
      <style:table-row-properties style:row-height="1.058cm"/>
    </style:style>
    <style:style style:name="Table45.R21" style:family="table-row">
      <style:table-row-properties style:row-height="1.101cm"/>
    </style:style>
    <style:style style:name="Table45.R22" style:family="table-row">
      <style:table-row-properties style:row-height="0.804cm"/>
    </style:style>
    <style:style style:name="Table45.Cell1" style:family="table-cell">
      <style:table-cell-properties fo:background-color="#FFFFFF" style:vertical-align="top"/>
    </style:style>
    <style:style style:name="Table45.Cell2" style:family="table-cell">
      <style:table-cell-properties fo:background-color="#FFFFFF" style:vertical-align="top"/>
    </style:style>
    <style:style style:name="Table45.Cell3" style:family="table-cell">
      <style:table-cell-properties fo:background-color="#FFFFFF" style:vertical-align="top"/>
    </style:style>
    <style:style style:name="Table45.Cell4" style:family="table-cell">
      <style:table-cell-properties fo:background-color="#FFFFFF" style:vertical-align="top"/>
    </style:style>
    <style:style style:name="Table45.Cell5" style:family="table-cell">
      <style:table-cell-properties fo:background-color="#FFFFFF" style:vertical-align="top"/>
    </style:style>
    <style:style style:name="Table45.Cell6" style:family="table-cell">
      <style:table-cell-properties fo:background-color="#FFFFFF" style:vertical-align="top"/>
    </style:style>
    <style:style style:name="Table45.Cell7" style:family="table-cell">
      <style:table-cell-properties fo:background-color="#FFFFFF" style:vertical-align="top"/>
    </style:style>
    <style:style style:name="Table45.Cell8" style:family="table-cell">
      <style:table-cell-properties fo:background-color="#FFFFFF" style:vertical-align="middle"/>
    </style:style>
    <style:style style:name="Table45.Cell9" style:family="table-cell">
      <style:table-cell-properties fo:background-color="#FFFFFF" style:vertical-align="middle"/>
    </style:style>
    <style:style style:name="Table45.Cell10" style:family="table-cell">
      <style:table-cell-properties fo:background-color="#FFFFFF" style:vertical-align="middle"/>
    </style:style>
    <style:style style:name="Table45.Cell11" style:family="table-cell">
      <style:table-cell-properties fo:background-color="#FFFFFF" style:vertical-align="middle"/>
    </style:style>
    <style:style style:name="Table45.Cell12" style:family="table-cell">
      <style:table-cell-properties fo:background-color="#FFFFFF" style:vertical-align="middle"/>
    </style:style>
    <style:style style:name="Table45.Cell13" style:family="table-cell">
      <style:table-cell-properties fo:background-color="#FFFFFF" style:vertical-align="middle"/>
    </style:style>
    <style:style style:name="Table45.Cell14" style:family="table-cell">
      <style:table-cell-properties fo:background-color="#FFFFFF" style:vertical-align="middle"/>
    </style:style>
    <style:style style:name="Table45.Cell15" style:family="table-cell">
      <style:table-cell-properties fo:background-color="#FFFFFF" style:vertical-align="middle"/>
    </style:style>
    <style:style style:name="Table45.Cell16" style:family="table-cell">
      <style:table-cell-properties fo:background-color="#FFFFFF" style:vertical-align="middle"/>
    </style:style>
    <style:style style:name="Table45.Cell17" style:family="table-cell">
      <style:table-cell-properties fo:background-color="#FFFFFF" style:vertical-align="middle"/>
    </style:style>
    <style:style style:name="Table45.Cell18" style:family="table-cell">
      <style:table-cell-properties fo:background-color="#FFFFFF" style:vertical-align="middle"/>
    </style:style>
    <style:style style:name="Table45.Cell19" style:family="table-cell">
      <style:table-cell-properties fo:background-color="#FFFFFF" style:vertical-align="middle"/>
    </style:style>
    <style:style style:name="Table45.Cell20" style:family="table-cell">
      <style:table-cell-properties fo:background-color="#FFFFFF" style:vertical-align="middle"/>
    </style:style>
    <style:style style:name="Table45.Cell21" style:family="table-cell">
      <style:table-cell-properties fo:background-color="#FFFFFF" style:vertical-align="middle"/>
    </style:style>
    <style:style style:name="Table45.Cell22" style:family="table-cell">
      <style:table-cell-properties fo:background-color="#FFFFFF" style:vertical-align="middle"/>
    </style:style>
    <style:style style:name="Table45.Cell23" style:family="table-cell">
      <style:table-cell-properties fo:background-color="#FFFFFF" style:vertical-align="middle"/>
    </style:style>
    <style:style style:name="Table45.Cell24" style:family="table-cell">
      <style:table-cell-properties fo:background-color="#FFFFFF" style:vertical-align="middle"/>
    </style:style>
    <style:style style:name="Table45.Cell25" style:family="table-cell">
      <style:table-cell-properties fo:background-color="#FFFFFF" style:vertical-align="middle"/>
    </style:style>
    <style:style style:name="Table45.Cell26" style:family="table-cell">
      <style:table-cell-properties fo:background-color="#FFFFFF" style:vertical-align="middle"/>
    </style:style>
    <style:style style:name="Table45.Cell27" style:family="table-cell">
      <style:table-cell-properties fo:background-color="#FFFFFF" style:vertical-align="middle"/>
    </style:style>
    <style:style style:name="Table45.Cell28" style:family="table-cell">
      <style:table-cell-properties fo:background-color="#FFFFFF" style:vertical-align="middle"/>
    </style:style>
    <style:style style:name="Table45.Cell29" style:family="table-cell">
      <style:table-cell-properties fo:background-color="#FFFFFF" style:vertical-align="middle"/>
    </style:style>
    <style:style style:name="Table45.Cell30" style:family="table-cell">
      <style:table-cell-properties fo:background-color="#FFFFFF" style:vertical-align="middle"/>
    </style:style>
    <style:style style:name="Table45.Cell31" style:family="table-cell">
      <style:table-cell-properties fo:background-color="#FFFFFF" style:vertical-align="middle"/>
    </style:style>
    <style:style style:name="Table45.Cell32" style:family="table-cell">
      <style:table-cell-properties fo:background-color="#FFFFFF" style:vertical-align="middle"/>
    </style:style>
    <style:style style:name="Table45.Cell33" style:family="table-cell">
      <style:table-cell-properties fo:background-color="#FFFFFF" style:vertical-align="middle"/>
    </style:style>
    <style:style style:name="Table45.Cell34" style:family="table-cell">
      <style:table-cell-properties fo:background-color="#FFFFFF" style:vertical-align="middle"/>
    </style:style>
    <style:style style:name="Table45.Cell35" style:family="table-cell">
      <style:table-cell-properties fo:background-color="#FFFFFF" style:vertical-align="middle"/>
    </style:style>
    <style:style style:name="Table45.Cell36" style:family="table-cell">
      <style:table-cell-properties fo:background-color="#FFFFFF" style:vertical-align="middle"/>
    </style:style>
    <style:style style:name="Table45.Cell37" style:family="table-cell">
      <style:table-cell-properties fo:background-color="#FFFFFF" style:vertical-align="middle"/>
    </style:style>
    <style:style style:name="Table45.Cell38" style:family="table-cell">
      <style:table-cell-properties fo:background-color="#FFFFFF" style:vertical-align="middle"/>
    </style:style>
    <style:style style:name="Table45.Cell39" style:family="table-cell">
      <style:table-cell-properties fo:background-color="#FFFFFF" style:vertical-align="middle"/>
    </style:style>
    <style:style style:name="Table45.Cell40" style:family="table-cell">
      <style:table-cell-properties fo:background-color="#FFFFFF" style:vertical-align="middle"/>
    </style:style>
    <style:style style:name="Table45.Cell41" style:family="table-cell">
      <style:table-cell-properties fo:background-color="#FFFFFF" style:vertical-align="middle"/>
    </style:style>
    <style:style style:name="Table45.Cell42" style:family="table-cell">
      <style:table-cell-properties fo:background-color="#FFFFFF" style:vertical-align="middle"/>
    </style:style>
    <style:style style:name="Table45.Cell43" style:family="table-cell">
      <style:table-cell-properties fo:background-color="#FFFFFF" style:vertical-align="middle"/>
    </style:style>
    <style:style style:name="Table45.Cell44" style:family="table-cell">
      <style:table-cell-properties fo:background-color="#FFFFFF" style:vertical-align="middle"/>
    </style:style>
    <style:style style:name="Table45.Cell45" style:family="table-cell">
      <style:table-cell-properties fo:background-color="#FFFFFF" style:vertical-align="middle"/>
    </style:style>
    <style:style style:name="Table45.Cell46" style:family="table-cell">
      <style:table-cell-properties fo:background-color="#FFFFFF" style:vertical-align="middle"/>
    </style:style>
    <style:style style:name="Table45.Cell47" style:family="table-cell">
      <style:table-cell-properties fo:background-color="#FFFFFF" style:vertical-align="middle"/>
    </style:style>
    <style:style style:name="Table45.Cell48" style:family="table-cell">
      <style:table-cell-properties fo:background-color="#FFFFFF" style:vertical-align="middle"/>
    </style:style>
    <style:style style:name="Table45.Cell49" style:family="table-cell">
      <style:table-cell-properties fo:background-color="#FFFFFF" style:vertical-align="middle"/>
    </style:style>
    <style:style style:name="Table45.Cell50" style:family="table-cell">
      <style:table-cell-properties fo:background-color="#FFFFFF" style:vertical-align="middle"/>
    </style:style>
    <style:style style:name="Table45.Cell51" style:family="table-cell">
      <style:table-cell-properties fo:background-color="#FFFFFF" style:vertical-align="middle"/>
    </style:style>
    <style:style style:name="Table45.Cell52" style:family="table-cell">
      <style:table-cell-properties fo:background-color="#FFFFFF" style:vertical-align="middle"/>
    </style:style>
    <style:style style:name="Table45.Cell53" style:family="table-cell">
      <style:table-cell-properties fo:background-color="#FFFFFF" style:vertical-align="middle"/>
    </style:style>
    <style:style style:name="Table45.Cell54" style:family="table-cell">
      <style:table-cell-properties fo:background-color="#FFFFFF" style:vertical-align="middle"/>
    </style:style>
    <style:style style:name="Table45.Cell55" style:family="table-cell">
      <style:table-cell-properties fo:background-color="#FFFFFF" style:vertical-align="middle"/>
    </style:style>
    <style:style style:name="Table45.Cell56" style:family="table-cell">
      <style:table-cell-properties fo:background-color="#FFFFFF" style:vertical-align="middle"/>
    </style:style>
    <style:style style:name="Table45.Cell57" style:family="table-cell">
      <style:table-cell-properties fo:background-color="#FFFFFF" style:vertical-align="middle"/>
    </style:style>
    <style:style style:name="Table45.Cell58" style:family="table-cell">
      <style:table-cell-properties fo:background-color="#FFFFFF" style:vertical-align="middle"/>
    </style:style>
    <style:style style:name="Table45.Cell59" style:family="table-cell">
      <style:table-cell-properties fo:background-color="#FFFFFF" style:vertical-align="middle"/>
    </style:style>
    <style:style style:name="Table45.Cell60" style:family="table-cell">
      <style:table-cell-properties fo:background-color="#FFFFFF" style:vertical-align="middle"/>
    </style:style>
    <style:style style:name="Table45.Cell61" style:family="table-cell">
      <style:table-cell-properties fo:background-color="#FFFFFF" style:vertical-align="middle"/>
    </style:style>
    <style:style style:name="Table45.Cell62" style:family="table-cell">
      <style:table-cell-properties fo:background-color="#FFFFFF" style:vertical-align="middle"/>
    </style:style>
    <style:style style:name="Table45.Cell63" style:family="table-cell">
      <style:table-cell-properties fo:background-color="#FFFFFF" style:vertical-align="middle"/>
    </style:style>
    <style:style style:name="Table45.Cell64" style:family="table-cell">
      <style:table-cell-properties fo:background-color="#FFFFFF"/>
    </style:style>
    <style:style style:name="Table45.Cell65" style:family="table-cell">
      <style:table-cell-properties fo:background-color="#FFFFFF"/>
    </style:style>
    <style:style style:name="Table45.Cell66" style:family="table-cell">
      <style:table-cell-properties fo:background-color="#FFFFFF"/>
    </style:style>
    <style:style style:name="Table46" style:family="table">
      <style:table-properties style:writing-mode="lr-tb" style:width="16.120cm" table:align="center"/>
    </style:style>
    <style:style style:name="Table46.C1" style:family="table-column">
      <style:table-column-properties style:column-width="4.919cm"/>
    </style:style>
    <style:style style:name="Table46.C2" style:family="table-column">
      <style:table-column-properties style:column-width="1.566cm"/>
    </style:style>
    <style:style style:name="Table46.C3" style:family="table-column">
      <style:table-column-properties style:column-width="5.368cm"/>
    </style:style>
    <style:style style:name="Table46.C4" style:family="table-column">
      <style:table-column-properties style:column-width="4.267cm"/>
    </style:style>
    <style:style style:name="Table46.R1" style:family="table-row">
      <style:table-row-properties style:row-height="0.610cm"/>
    </style:style>
    <style:style style:name="Table46.R2" style:family="table-row">
      <style:table-row-properties style:row-height="0.744cm"/>
    </style:style>
    <style:style style:name="Table46.R3" style:family="table-row">
      <style:table-row-properties style:row-height="0.753cm"/>
    </style:style>
    <style:style style:name="Table46.R4" style:family="table-row">
      <style:table-row-properties style:row-height="0.923cm"/>
    </style:style>
    <style:style style:name="Table46.R5" style:family="table-row">
      <style:table-row-properties style:row-height="1.050cm"/>
    </style:style>
    <style:style style:name="Table46.R6" style:family="table-row">
      <style:table-row-properties style:row-height="1.101cm"/>
    </style:style>
    <style:style style:name="Table46.R7" style:family="table-row">
      <style:table-row-properties style:row-height="1.109cm"/>
    </style:style>
    <style:style style:name="Table46.R8" style:family="table-row">
      <style:table-row-properties style:row-height="1.134cm"/>
    </style:style>
    <style:style style:name="Table46.R9" style:family="table-row">
      <style:table-row-properties style:row-height="0.780cm"/>
    </style:style>
    <style:style style:name="Table46.Cell1" style:family="table-cell">
      <style:table-cell-properties fo:background-color="#FFFFFF" style:vertical-align="top"/>
    </style:style>
    <style:style style:name="Table46.Cell2" style:family="table-cell">
      <style:table-cell-properties fo:background-color="#FFFFFF" style:vertical-align="top"/>
    </style:style>
    <style:style style:name="Table46.Cell3" style:family="table-cell">
      <style:table-cell-properties fo:background-color="#FFFFFF" style:vertical-align="top"/>
    </style:style>
    <style:style style:name="Table46.Cell4" style:family="table-cell">
      <style:table-cell-properties fo:background-color="#FFFFFF" style:vertical-align="top"/>
    </style:style>
    <style:style style:name="Table46.Cell5" style:family="table-cell">
      <style:table-cell-properties fo:background-color="#FFFFFF"/>
    </style:style>
    <style:style style:name="Table46.Cell6" style:family="table-cell">
      <style:table-cell-properties fo:background-color="#FFFFFF" style:vertical-align="top"/>
    </style:style>
    <style:style style:name="Table46.Cell7" style:family="table-cell">
      <style:table-cell-properties fo:background-color="#FFFFFF" style:vertical-align="top"/>
    </style:style>
    <style:style style:name="Table46.Cell8" style:family="table-cell">
      <style:table-cell-properties fo:background-color="#FFFFFF" style:vertical-align="top"/>
    </style:style>
    <style:style style:name="Table46.Cell9" style:family="table-cell">
      <style:table-cell-properties fo:background-color="#FFFFFF" style:vertical-align="top"/>
    </style:style>
    <style:style style:name="Table46.Cell10" style:family="table-cell">
      <style:table-cell-properties fo:background-color="#FFFFFF" style:vertical-align="middle"/>
    </style:style>
    <style:style style:name="Table46.Cell11" style:family="table-cell">
      <style:table-cell-properties fo:background-color="#FFFFFF" style:vertical-align="top"/>
    </style:style>
    <style:style style:name="Table46.Cell12" style:family="table-cell">
      <style:table-cell-properties fo:background-color="#FFFFFF" style:vertical-align="middle"/>
    </style:style>
    <style:style style:name="Table46.Cell13" style:family="table-cell">
      <style:table-cell-properties fo:background-color="#FFFFFF" style:vertical-align="top"/>
    </style:style>
    <style:style style:name="Table46.Cell14" style:family="table-cell">
      <style:table-cell-properties fo:background-color="#FFFFFF" style:vertical-align="middle"/>
    </style:style>
    <style:style style:name="Table46.Cell15" style:family="table-cell">
      <style:table-cell-properties fo:background-color="#FFFFFF" style:vertical-align="top"/>
    </style:style>
    <style:style style:name="Table46.Cell16" style:family="table-cell">
      <style:table-cell-properties fo:background-color="#FFFFFF" style:vertical-align="middle"/>
    </style:style>
    <style:style style:name="Table46.Cell17" style:family="table-cell">
      <style:table-cell-properties fo:background-color="#FFFFFF" style:vertical-align="top"/>
    </style:style>
    <style:style style:name="Table46.Cell18" style:family="table-cell">
      <style:table-cell-properties fo:background-color="#FFFFFF"/>
    </style:style>
    <style:style style:name="Table46.Cell19" style:family="table-cell">
      <style:table-cell-properties fo:background-color="#FFFFFF" style:vertical-align="top"/>
    </style:style>
    <style:style style:name="Table46.Cell20" style:family="table-cell">
      <style:table-cell-properties fo:background-color="#FFFFFF" style:vertical-align="top"/>
    </style:style>
    <style:style style:name="Table46.Cell21" style:family="table-cell">
      <style:table-cell-properties fo:background-color="#FFFFFF" style:vertical-align="top"/>
    </style:style>
    <style:style style:name="Table46.Cell22" style:family="table-cell">
      <style:table-cell-properties fo:background-color="#FFFFFF" style:vertical-align="top"/>
    </style:style>
    <style:style style:name="Table46.Cell23" style:family="table-cell">
      <style:table-cell-properties fo:background-color="#FFFFFF" style:vertical-align="top"/>
    </style:style>
    <style:style style:name="Table46.Cell24" style:family="table-cell">
      <style:table-cell-properties fo:background-color="#FFFFFF" style:vertical-align="top"/>
    </style:style>
    <style:style style:name="Table46.Cell25" style:family="table-cell">
      <style:table-cell-properties fo:background-color="#FFFFFF" style:vertical-align="top"/>
    </style:style>
    <style:style style:name="Table46.Cell26" style:family="table-cell">
      <style:table-cell-properties fo:background-color="#FFFFFF" style:vertical-align="top"/>
    </style:style>
    <style:style style:name="Table46.Cell27" style:family="table-cell">
      <style:table-cell-properties fo:background-color="#FFFFFF" style:vertical-align="top"/>
    </style:style>
    <style:style style:name="Table46.Cell28" style:family="table-cell">
      <style:table-cell-properties fo:background-color="#FFFFFF" style:vertical-align="top"/>
    </style:style>
    <style:style style:name="Table46.Cell29" style:family="table-cell">
      <style:table-cell-properties fo:background-color="#FFFFFF" style:vertical-align="top"/>
    </style:style>
    <style:style style:name="Table46.Cell30" style:family="table-cell">
      <style:table-cell-properties fo:background-color="#FFFFFF" style:vertical-align="top"/>
    </style:style>
    <style:style style:name="Table46.Cell31" style:family="table-cell">
      <style:table-cell-properties fo:background-color="#FFFFFF" style:vertical-align="top"/>
    </style:style>
    <style:style style:name="Table46.Cell32" style:family="table-cell">
      <style:table-cell-properties fo:background-color="#FFFFFF" style:vertical-align="top"/>
    </style:style>
    <style:style style:name="Table46.Cell33" style:family="table-cell">
      <style:table-cell-properties fo:background-color="#FFFFFF" style:vertical-align="top"/>
    </style:style>
    <style:style style:name="Table46.Cell34" style:family="table-cell">
      <style:table-cell-properties fo:background-color="#FFFFFF" style:vertical-align="top"/>
    </style:style>
    <style:style style:name="Table46.Cell35" style:family="table-cell">
      <style:table-cell-properties fo:background-color="#FFFFFF" style:vertical-align="top"/>
    </style:style>
    <style:style style:name="Table46.Cell36" style:family="table-cell">
      <style:table-cell-properties fo:background-color="#FFFFFF" style:vertical-align="top"/>
    </style:style>
    <style:style style:name="Table47" style:family="table">
      <style:table-properties style:writing-mode="lr-tb" style:width="10.380cm" table:align="center"/>
    </style:style>
    <style:style style:name="Table47.C1" style:family="table-column">
      <style:table-column-properties style:column-width="0.660cm"/>
    </style:style>
    <style:style style:name="Table47.C2" style:family="table-column">
      <style:table-column-properties style:column-width="5.706cm"/>
    </style:style>
    <style:style style:name="Table47.C3" style:family="table-column">
      <style:table-column-properties style:column-width="4.013cm"/>
    </style:style>
    <style:style style:name="Table47.R1" style:family="table-row">
      <style:table-row-properties style:row-height="0.617cm"/>
    </style:style>
    <style:style style:name="Table47.R2" style:family="table-row">
      <style:table-row-properties style:row-height="1.109cm"/>
    </style:style>
    <style:style style:name="Table47.R3" style:family="table-row">
      <style:table-row-properties style:row-height="1.295cm"/>
    </style:style>
    <style:style style:name="Table47.R4" style:family="table-row">
      <style:table-row-properties style:row-height="1.058cm"/>
    </style:style>
    <style:style style:name="Table47.R5" style:family="table-row">
      <style:table-row-properties style:row-height="1.134cm"/>
    </style:style>
    <style:style style:name="Table47.R6" style:family="table-row">
      <style:table-row-properties style:row-height="1.076cm"/>
    </style:style>
    <style:style style:name="Table47.R7" style:family="table-row">
      <style:table-row-properties style:row-height="1.134cm"/>
    </style:style>
    <style:style style:name="Table47.R8" style:family="table-row">
      <style:table-row-properties style:row-height="1.101cm"/>
    </style:style>
    <style:style style:name="Table47.R9" style:family="table-row">
      <style:table-row-properties style:row-height="1.101cm"/>
    </style:style>
    <style:style style:name="Table47.R10" style:family="table-row">
      <style:table-row-properties style:row-height="1.092cm"/>
    </style:style>
    <style:style style:name="Table47.R11" style:family="table-row">
      <style:table-row-properties style:row-height="1.109cm"/>
    </style:style>
    <style:style style:name="Table47.R12" style:family="table-row">
      <style:table-row-properties style:row-height="1.067cm"/>
    </style:style>
    <style:style style:name="Table47.R13" style:family="table-row">
      <style:table-row-properties style:row-height="1.118cm"/>
    </style:style>
    <style:style style:name="Table47.R14" style:family="table-row">
      <style:table-row-properties style:row-height="1.101cm"/>
    </style:style>
    <style:style style:name="Table47.R15" style:family="table-row">
      <style:table-row-properties style:row-height="1.076cm"/>
    </style:style>
    <style:style style:name="Table47.R16" style:family="table-row">
      <style:table-row-properties style:row-height="1.134cm"/>
    </style:style>
    <style:style style:name="Table47.R17" style:family="table-row">
      <style:table-row-properties style:row-height="1.067cm"/>
    </style:style>
    <style:style style:name="Table47.R18" style:family="table-row">
      <style:table-row-properties style:row-height="1.101cm"/>
    </style:style>
    <style:style style:name="Table47.R19" style:family="table-row">
      <style:table-row-properties style:row-height="1.101cm"/>
    </style:style>
    <style:style style:name="Table47.R20" style:family="table-row">
      <style:table-row-properties style:row-height="1.125cm"/>
    </style:style>
    <style:style style:name="Table47.R21" style:family="table-row">
      <style:table-row-properties style:row-height="1.076cm"/>
    </style:style>
    <style:style style:name="Table47.R22" style:family="table-row">
      <style:table-row-properties style:row-height="0.847cm"/>
    </style:style>
    <style:style style:name="Table47.Cell1" style:family="table-cell">
      <style:table-cell-properties fo:background-color="#FFFFFF" style:vertical-align="top"/>
    </style:style>
    <style:style style:name="Table47.Cell2" style:family="table-cell">
      <style:table-cell-properties fo:background-color="#FFFFFF" style:vertical-align="top"/>
    </style:style>
    <style:style style:name="Table47.Cell3" style:family="table-cell">
      <style:table-cell-properties fo:background-color="#FFFFFF" style:vertical-align="top"/>
    </style:style>
    <style:style style:name="Table47.Cell4" style:family="table-cell">
      <style:table-cell-properties fo:background-color="#FFFFFF" style:vertical-align="top"/>
    </style:style>
    <style:style style:name="Table47.Cell5" style:family="table-cell">
      <style:table-cell-properties fo:background-color="#FFFFFF" style:vertical-align="top"/>
    </style:style>
    <style:style style:name="Table47.Cell6" style:family="table-cell">
      <style:table-cell-properties fo:background-color="#FFFFFF" style:vertical-align="top"/>
    </style:style>
    <style:style style:name="Table47.Cell7" style:family="table-cell">
      <style:table-cell-properties fo:background-color="#FFFFFF" style:vertical-align="top"/>
    </style:style>
    <style:style style:name="Table47.Cell8" style:family="table-cell">
      <style:table-cell-properties fo:background-color="#FFFFFF" style:vertical-align="middle"/>
    </style:style>
    <style:style style:name="Table47.Cell9" style:family="table-cell">
      <style:table-cell-properties fo:background-color="#FFFFFF" style:vertical-align="middle"/>
    </style:style>
    <style:style style:name="Table47.Cell10" style:family="table-cell">
      <style:table-cell-properties fo:background-color="#FFFFFF" style:vertical-align="middle"/>
    </style:style>
    <style:style style:name="Table47.Cell11" style:family="table-cell">
      <style:table-cell-properties fo:background-color="#FFFFFF" style:vertical-align="middle"/>
    </style:style>
    <style:style style:name="Table47.Cell12" style:family="table-cell">
      <style:table-cell-properties fo:background-color="#FFFFFF" style:vertical-align="middle"/>
    </style:style>
    <style:style style:name="Table47.Cell13" style:family="table-cell">
      <style:table-cell-properties fo:background-color="#FFFFFF" style:vertical-align="middle"/>
    </style:style>
    <style:style style:name="Table47.Cell14" style:family="table-cell">
      <style:table-cell-properties fo:background-color="#FFFFFF" style:vertical-align="middle"/>
    </style:style>
    <style:style style:name="Table47.Cell15" style:family="table-cell">
      <style:table-cell-properties fo:background-color="#FFFFFF" style:vertical-align="middle"/>
    </style:style>
    <style:style style:name="Table47.Cell16" style:family="table-cell">
      <style:table-cell-properties fo:background-color="#FFFFFF" style:vertical-align="middle"/>
    </style:style>
    <style:style style:name="Table47.Cell17" style:family="table-cell">
      <style:table-cell-properties fo:background-color="#FFFFFF" style:vertical-align="middle"/>
    </style:style>
    <style:style style:name="Table47.Cell18" style:family="table-cell">
      <style:table-cell-properties fo:background-color="#FFFFFF" style:vertical-align="middle"/>
    </style:style>
    <style:style style:name="Table47.Cell19" style:family="table-cell">
      <style:table-cell-properties fo:background-color="#FFFFFF" style:vertical-align="middle"/>
    </style:style>
    <style:style style:name="Table47.Cell20" style:family="table-cell">
      <style:table-cell-properties fo:background-color="#FFFFFF" style:vertical-align="middle"/>
    </style:style>
    <style:style style:name="Table47.Cell21" style:family="table-cell">
      <style:table-cell-properties fo:background-color="#FFFFFF" style:vertical-align="middle"/>
    </style:style>
    <style:style style:name="Table47.Cell22" style:family="table-cell">
      <style:table-cell-properties fo:background-color="#FFFFFF" style:vertical-align="middle"/>
    </style:style>
    <style:style style:name="Table47.Cell23" style:family="table-cell">
      <style:table-cell-properties fo:background-color="#FFFFFF" style:vertical-align="middle"/>
    </style:style>
    <style:style style:name="Table47.Cell24" style:family="table-cell">
      <style:table-cell-properties fo:background-color="#FFFFFF" style:vertical-align="middle"/>
    </style:style>
    <style:style style:name="Table47.Cell25" style:family="table-cell">
      <style:table-cell-properties fo:background-color="#FFFFFF" style:vertical-align="middle"/>
    </style:style>
    <style:style style:name="Table47.Cell26" style:family="table-cell">
      <style:table-cell-properties fo:background-color="#FFFFFF" style:vertical-align="middle"/>
    </style:style>
    <style:style style:name="Table47.Cell27" style:family="table-cell">
      <style:table-cell-properties fo:background-color="#FFFFFF" style:vertical-align="middle"/>
    </style:style>
    <style:style style:name="Table47.Cell28" style:family="table-cell">
      <style:table-cell-properties fo:background-color="#FFFFFF" style:vertical-align="middle"/>
    </style:style>
    <style:style style:name="Table47.Cell29" style:family="table-cell">
      <style:table-cell-properties fo:background-color="#FFFFFF" style:vertical-align="middle"/>
    </style:style>
    <style:style style:name="Table47.Cell30" style:family="table-cell">
      <style:table-cell-properties fo:background-color="#FFFFFF" style:vertical-align="middle"/>
    </style:style>
    <style:style style:name="Table47.Cell31" style:family="table-cell">
      <style:table-cell-properties fo:background-color="#FFFFFF" style:vertical-align="middle"/>
    </style:style>
    <style:style style:name="Table47.Cell32" style:family="table-cell">
      <style:table-cell-properties fo:background-color="#FFFFFF" style:vertical-align="middle"/>
    </style:style>
    <style:style style:name="Table47.Cell33" style:family="table-cell">
      <style:table-cell-properties fo:background-color="#FFFFFF" style:vertical-align="middle"/>
    </style:style>
    <style:style style:name="Table47.Cell34" style:family="table-cell">
      <style:table-cell-properties fo:background-color="#FFFFFF" style:vertical-align="middle"/>
    </style:style>
    <style:style style:name="Table47.Cell35" style:family="table-cell">
      <style:table-cell-properties fo:background-color="#FFFFFF" style:vertical-align="middle"/>
    </style:style>
    <style:style style:name="Table47.Cell36" style:family="table-cell">
      <style:table-cell-properties fo:background-color="#FFFFFF" style:vertical-align="middle"/>
    </style:style>
    <style:style style:name="Table47.Cell37" style:family="table-cell">
      <style:table-cell-properties fo:background-color="#FFFFFF" style:vertical-align="middle"/>
    </style:style>
    <style:style style:name="Table47.Cell38" style:family="table-cell">
      <style:table-cell-properties fo:background-color="#FFFFFF" style:vertical-align="middle"/>
    </style:style>
    <style:style style:name="Table47.Cell39" style:family="table-cell">
      <style:table-cell-properties fo:background-color="#FFFFFF" style:vertical-align="middle"/>
    </style:style>
    <style:style style:name="Table47.Cell40" style:family="table-cell">
      <style:table-cell-properties fo:background-color="#FFFFFF" style:vertical-align="middle"/>
    </style:style>
    <style:style style:name="Table47.Cell41" style:family="table-cell">
      <style:table-cell-properties fo:background-color="#FFFFFF" style:vertical-align="middle"/>
    </style:style>
    <style:style style:name="Table47.Cell42" style:family="table-cell">
      <style:table-cell-properties fo:background-color="#FFFFFF" style:vertical-align="middle"/>
    </style:style>
    <style:style style:name="Table47.Cell43" style:family="table-cell">
      <style:table-cell-properties fo:background-color="#FFFFFF" style:vertical-align="middle"/>
    </style:style>
    <style:style style:name="Table47.Cell44" style:family="table-cell">
      <style:table-cell-properties fo:background-color="#FFFFFF" style:vertical-align="middle"/>
    </style:style>
    <style:style style:name="Table47.Cell45" style:family="table-cell">
      <style:table-cell-properties fo:background-color="#FFFFFF" style:vertical-align="middle"/>
    </style:style>
    <style:style style:name="Table47.Cell46" style:family="table-cell">
      <style:table-cell-properties fo:background-color="#FFFFFF" style:vertical-align="middle"/>
    </style:style>
    <style:style style:name="Table47.Cell47" style:family="table-cell">
      <style:table-cell-properties fo:background-color="#FFFFFF" style:vertical-align="middle"/>
    </style:style>
    <style:style style:name="Table47.Cell48" style:family="table-cell">
      <style:table-cell-properties fo:background-color="#FFFFFF" style:vertical-align="middle"/>
    </style:style>
    <style:style style:name="Table47.Cell49" style:family="table-cell">
      <style:table-cell-properties fo:background-color="#FFFFFF" style:vertical-align="middle"/>
    </style:style>
    <style:style style:name="Table47.Cell50" style:family="table-cell">
      <style:table-cell-properties fo:background-color="#FFFFFF" style:vertical-align="middle"/>
    </style:style>
    <style:style style:name="Table47.Cell51" style:family="table-cell">
      <style:table-cell-properties fo:background-color="#FFFFFF" style:vertical-align="middle"/>
    </style:style>
    <style:style style:name="Table47.Cell52" style:family="table-cell">
      <style:table-cell-properties fo:background-color="#FFFFFF" style:vertical-align="middle"/>
    </style:style>
    <style:style style:name="Table47.Cell53" style:family="table-cell">
      <style:table-cell-properties fo:background-color="#FFFFFF" style:vertical-align="middle"/>
    </style:style>
    <style:style style:name="Table47.Cell54" style:family="table-cell">
      <style:table-cell-properties fo:background-color="#FFFFFF" style:vertical-align="middle"/>
    </style:style>
    <style:style style:name="Table47.Cell55" style:family="table-cell">
      <style:table-cell-properties fo:background-color="#FFFFFF" style:vertical-align="middle"/>
    </style:style>
    <style:style style:name="Table47.Cell56" style:family="table-cell">
      <style:table-cell-properties fo:background-color="#FFFFFF" style:vertical-align="middle"/>
    </style:style>
    <style:style style:name="Table47.Cell57" style:family="table-cell">
      <style:table-cell-properties fo:background-color="#FFFFFF" style:vertical-align="middle"/>
    </style:style>
    <style:style style:name="Table47.Cell58" style:family="table-cell">
      <style:table-cell-properties fo:background-color="#FFFFFF" style:vertical-align="middle"/>
    </style:style>
    <style:style style:name="Table47.Cell59" style:family="table-cell">
      <style:table-cell-properties fo:background-color="#FFFFFF" style:vertical-align="middle"/>
    </style:style>
    <style:style style:name="Table47.Cell60" style:family="table-cell">
      <style:table-cell-properties fo:background-color="#FFFFFF" style:vertical-align="middle"/>
    </style:style>
    <style:style style:name="Table47.Cell61" style:family="table-cell">
      <style:table-cell-properties fo:background-color="#FFFFFF" style:vertical-align="middle"/>
    </style:style>
    <style:style style:name="Table47.Cell62" style:family="table-cell">
      <style:table-cell-properties fo:background-color="#FFFFFF" style:vertical-align="middle"/>
    </style:style>
    <style:style style:name="Table47.Cell63" style:family="table-cell">
      <style:table-cell-properties fo:background-color="#FFFFFF" style:vertical-align="middle"/>
    </style:style>
    <style:style style:name="Table47.Cell64" style:family="table-cell">
      <style:table-cell-properties fo:background-color="#FFFFFF"/>
    </style:style>
    <style:style style:name="Table47.Cell65" style:family="table-cell">
      <style:table-cell-properties fo:background-color="#FFFFFF"/>
    </style:style>
    <style:style style:name="Table47.Cell66" style:family="table-cell">
      <style:table-cell-properties fo:background-color="#FFFFFF"/>
    </style:style>
    <style:style style:name="Table48" style:family="table">
      <style:table-properties style:writing-mode="lr-tb" style:width="10.363cm" table:align="center"/>
    </style:style>
    <style:style style:name="Table48.C1" style:family="table-column">
      <style:table-column-properties style:column-width="0.728cm"/>
    </style:style>
    <style:style style:name="Table48.C2" style:family="table-column">
      <style:table-column-properties style:column-width="4.817cm"/>
    </style:style>
    <style:style style:name="Table48.C3" style:family="table-column">
      <style:table-column-properties style:column-width="4.817cm"/>
    </style:style>
    <style:style style:name="Table48.R1" style:family="table-row">
      <style:table-row-properties style:row-height="0.610cm"/>
    </style:style>
    <style:style style:name="Table48.R2" style:family="table-row">
      <style:table-row-properties style:row-height="1.118cm"/>
    </style:style>
    <style:style style:name="Table48.R3" style:family="table-row">
      <style:table-row-properties style:row-height="1.295cm"/>
    </style:style>
    <style:style style:name="Table48.R4" style:family="table-row">
      <style:table-row-properties style:row-height="1.083cm"/>
    </style:style>
    <style:style style:name="Table48.R5" style:family="table-row">
      <style:table-row-properties style:row-height="1.076cm"/>
    </style:style>
    <style:style style:name="Table48.R6" style:family="table-row">
      <style:table-row-properties style:row-height="1.109cm"/>
    </style:style>
    <style:style style:name="Table48.R7" style:family="table-row">
      <style:table-row-properties style:row-height="1.092cm"/>
    </style:style>
    <style:style style:name="Table48.R8" style:family="table-row">
      <style:table-row-properties style:row-height="0.822cm"/>
    </style:style>
    <style:style style:name="Table48.Cell1" style:family="table-cell">
      <style:table-cell-properties fo:background-color="#FFFFFF" style:vertical-align="top"/>
    </style:style>
    <style:style style:name="Table48.Cell2" style:family="table-cell">
      <style:table-cell-properties fo:background-color="#FFFFFF" style:vertical-align="top"/>
    </style:style>
    <style:style style:name="Table48.Cell3" style:family="table-cell">
      <style:table-cell-properties fo:background-color="#FFFFFF" style:vertical-align="middle"/>
    </style:style>
    <style:style style:name="Table48.Cell4" style:family="table-cell">
      <style:table-cell-properties fo:background-color="#FFFFFF" style:vertical-align="middle"/>
    </style:style>
    <style:style style:name="Table48.Cell5" style:family="table-cell">
      <style:table-cell-properties fo:background-color="#FFFFFF" style:vertical-align="middle"/>
    </style:style>
    <style:style style:name="Table48.Cell6" style:family="table-cell">
      <style:table-cell-properties fo:background-color="#FFFFFF" style:vertical-align="middle"/>
    </style:style>
    <style:style style:name="Table48.Cell7" style:family="table-cell">
      <style:table-cell-properties fo:background-color="#FFFFFF" style:vertical-align="middle"/>
    </style:style>
    <style:style style:name="Table48.Cell8" style:family="table-cell">
      <style:table-cell-properties fo:background-color="#FFFFFF"/>
    </style:style>
    <style:style style:name="Table48.Cell9" style:family="table-cell">
      <style:table-cell-properties fo:background-color="#FFFFFF" style:vertical-align="top"/>
    </style:style>
    <style:style style:name="Table48.Cell10" style:family="table-cell">
      <style:table-cell-properties fo:background-color="#FFFFFF" style:vertical-align="top"/>
    </style:style>
    <style:style style:name="Table48.Cell11" style:family="table-cell">
      <style:table-cell-properties fo:background-color="#FFFFFF" style:vertical-align="top"/>
    </style:style>
    <style:style style:name="Table48.Cell12" style:family="table-cell">
      <style:table-cell-properties fo:background-color="#FFFFFF" style:vertical-align="top"/>
    </style:style>
    <style:style style:name="Table48.Cell13" style:family="table-cell">
      <style:table-cell-properties fo:background-color="#FFFFFF" style:vertical-align="top"/>
    </style:style>
    <style:style style:name="Table48.Cell14" style:family="table-cell">
      <style:table-cell-properties fo:background-color="#FFFFFF" style:vertical-align="top"/>
    </style:style>
    <style:style style:name="Table48.Cell15" style:family="table-cell">
      <style:table-cell-properties fo:background-color="#FFFFFF" style:vertical-align="top"/>
    </style:style>
    <style:style style:name="Table48.Cell16" style:family="table-cell">
      <style:table-cell-properties fo:background-color="#FFFFFF" style:vertical-align="top"/>
    </style:style>
    <style:style style:name="Table48.Cell17" style:family="table-cell">
      <style:table-cell-properties fo:background-color="#FFFFFF" style:vertical-align="top"/>
    </style:style>
    <style:style style:name="Table48.Cell18" style:family="table-cell">
      <style:table-cell-properties fo:background-color="#FFFFFF" style:vertical-align="top"/>
    </style:style>
    <style:style style:name="Table48.Cell19" style:family="table-cell">
      <style:table-cell-properties fo:background-color="#FFFFFF" style:vertical-align="top"/>
    </style:style>
    <style:style style:name="Table48.Cell20" style:family="table-cell">
      <style:table-cell-properties fo:background-color="#FFFFFF" style:vertical-align="top"/>
    </style:style>
    <style:style style:name="Table48.Cell21" style:family="table-cell">
      <style:table-cell-properties fo:background-color="#FFFFFF" style:vertical-align="top"/>
    </style:style>
    <style:style style:name="Table48.Cell22" style:family="table-cell">
      <style:table-cell-properties fo:background-color="#FFFFFF" style:vertical-align="top"/>
    </style:style>
    <style:style style:name="Table48.Cell23" style:family="table-cell">
      <style:table-cell-properties fo:background-color="#FFFFFF" style:vertical-align="top"/>
    </style:style>
    <style:style style:name="Table48.Cell24" style:family="table-cell">
      <style:table-cell-properties fo:background-color="#FFFFFF" style:vertical-align="top"/>
    </style:style>
    <style:style style:name="Table49" style:family="table">
      <style:table-properties style:writing-mode="lr-tb" style:width="10.380cm" table:align="center"/>
    </style:style>
    <style:style style:name="Table49.C1" style:family="table-column">
      <style:table-column-properties style:column-width="0.660cm"/>
    </style:style>
    <style:style style:name="Table49.C2" style:family="table-column">
      <style:table-column-properties style:column-width="6.283cm"/>
    </style:style>
    <style:style style:name="Table49.C3" style:family="table-column">
      <style:table-column-properties style:column-width="3.438cm"/>
    </style:style>
    <style:style style:name="Table49.R1" style:family="table-row">
      <style:table-row-properties style:row-height="0.780cm"/>
    </style:style>
    <style:style style:name="Table49.R2" style:family="table-row">
      <style:table-row-properties style:row-height="1.076cm"/>
    </style:style>
    <style:style style:name="Table49.R3" style:family="table-row">
      <style:table-row-properties style:row-height="1.143cm"/>
    </style:style>
    <style:style style:name="Table49.R4" style:family="table-row">
      <style:table-row-properties style:row-height="1.058cm"/>
    </style:style>
    <style:style style:name="Table49.R5" style:family="table-row">
      <style:table-row-properties style:row-height="1.101cm"/>
    </style:style>
    <style:style style:name="Table49.R6" style:family="table-row">
      <style:table-row-properties style:row-height="1.092cm"/>
    </style:style>
    <style:style style:name="Table49.R7" style:family="table-row">
      <style:table-row-properties style:row-height="1.143cm"/>
    </style:style>
    <style:style style:name="Table49.R8" style:family="table-row">
      <style:table-row-properties style:row-height="1.092cm"/>
    </style:style>
    <style:style style:name="Table49.R9" style:family="table-row">
      <style:table-row-properties style:row-height="1.101cm"/>
    </style:style>
    <style:style style:name="Table49.R10" style:family="table-row">
      <style:table-row-properties style:row-height="1.101cm"/>
    </style:style>
    <style:style style:name="Table49.R11" style:family="table-row">
      <style:table-row-properties style:row-height="1.101cm"/>
    </style:style>
    <style:style style:name="Table49.R12" style:family="table-row">
      <style:table-row-properties style:row-height="1.109cm"/>
    </style:style>
    <style:style style:name="Table49.R13" style:family="table-row">
      <style:table-row-properties style:row-height="1.058cm"/>
    </style:style>
    <style:style style:name="Table49.R14" style:family="table-row">
      <style:table-row-properties style:row-height="0.847cm"/>
    </style:style>
    <style:style style:name="Table49.Cell1" style:family="table-cell">
      <style:table-cell-properties fo:background-color="#FFFFFF" style:vertical-align="middle"/>
    </style:style>
    <style:style style:name="Table49.Cell2" style:family="table-cell">
      <style:table-cell-properties fo:background-color="#FFFFFF" style:vertical-align="top"/>
    </style:style>
    <style:style style:name="Table49.Cell3" style:family="table-cell">
      <style:table-cell-properties fo:background-color="#FFFFFF" style:vertical-align="top"/>
    </style:style>
    <style:style style:name="Table49.Cell4" style:family="table-cell">
      <style:table-cell-properties fo:background-color="#FFFFFF" style:vertical-align="middle"/>
    </style:style>
    <style:style style:name="Table49.Cell5" style:family="table-cell">
      <style:table-cell-properties fo:background-color="#FFFFFF" style:vertical-align="middle"/>
    </style:style>
    <style:style style:name="Table49.Cell6" style:family="table-cell">
      <style:table-cell-properties fo:background-color="#FFFFFF" style:vertical-align="middle"/>
    </style:style>
    <style:style style:name="Table49.Cell7" style:family="table-cell">
      <style:table-cell-properties fo:background-color="#FFFFFF" style:vertical-align="middle"/>
    </style:style>
    <style:style style:name="Table49.Cell8" style:family="table-cell">
      <style:table-cell-properties fo:background-color="#FFFFFF" style:vertical-align="middle"/>
    </style:style>
    <style:style style:name="Table49.Cell9" style:family="table-cell">
      <style:table-cell-properties fo:background-color="#FFFFFF" style:vertical-align="middle"/>
    </style:style>
    <style:style style:name="Table49.Cell10" style:family="table-cell">
      <style:table-cell-properties fo:background-color="#FFFFFF" style:vertical-align="middle"/>
    </style:style>
    <style:style style:name="Table49.Cell11" style:family="table-cell">
      <style:table-cell-properties fo:background-color="#FFFFFF" style:vertical-align="middle"/>
    </style:style>
    <style:style style:name="Table49.Cell12" style:family="table-cell">
      <style:table-cell-properties fo:background-color="#FFFFFF" style:vertical-align="middle"/>
    </style:style>
    <style:style style:name="Table49.Cell13" style:family="table-cell">
      <style:table-cell-properties fo:background-color="#FFFFFF" style:vertical-align="middle"/>
    </style:style>
    <style:style style:name="Table49.Cell14" style:family="table-cell">
      <style:table-cell-properties fo:background-color="#FFFFFF" style:vertical-align="middle"/>
    </style:style>
    <style:style style:name="Table49.Cell15" style:family="table-cell">
      <style:table-cell-properties fo:background-color="#FFFFFF" style:vertical-align="middle"/>
    </style:style>
    <style:style style:name="Table49.Cell16" style:family="table-cell">
      <style:table-cell-properties fo:background-color="#FFFFFF" style:vertical-align="middle"/>
    </style:style>
    <style:style style:name="Table49.Cell17" style:family="table-cell">
      <style:table-cell-properties fo:background-color="#FFFFFF" style:vertical-align="middle"/>
    </style:style>
    <style:style style:name="Table49.Cell18" style:family="table-cell">
      <style:table-cell-properties fo:background-color="#FFFFFF" style:vertical-align="middle"/>
    </style:style>
    <style:style style:name="Table49.Cell19" style:family="table-cell">
      <style:table-cell-properties fo:background-color="#FFFFFF" style:vertical-align="middle"/>
    </style:style>
    <style:style style:name="Table49.Cell20" style:family="table-cell">
      <style:table-cell-properties fo:background-color="#FFFFFF" style:vertical-align="middle"/>
    </style:style>
    <style:style style:name="Table49.Cell21" style:family="table-cell">
      <style:table-cell-properties fo:background-color="#FFFFFF" style:vertical-align="middle"/>
    </style:style>
    <style:style style:name="Table49.Cell22" style:family="table-cell">
      <style:table-cell-properties fo:background-color="#FFFFFF" style:vertical-align="middle"/>
    </style:style>
    <style:style style:name="Table49.Cell23" style:family="table-cell">
      <style:table-cell-properties fo:background-color="#FFFFFF" style:vertical-align="middle"/>
    </style:style>
    <style:style style:name="Table49.Cell24" style:family="table-cell">
      <style:table-cell-properties fo:background-color="#FFFFFF" style:vertical-align="middle"/>
    </style:style>
    <style:style style:name="Table49.Cell25" style:family="table-cell">
      <style:table-cell-properties fo:background-color="#FFFFFF" style:vertical-align="middle"/>
    </style:style>
    <style:style style:name="Table49.Cell26" style:family="table-cell">
      <style:table-cell-properties fo:background-color="#FFFFFF" style:vertical-align="middle"/>
    </style:style>
    <style:style style:name="Table49.Cell27" style:family="table-cell">
      <style:table-cell-properties fo:background-color="#FFFFFF" style:vertical-align="middle"/>
    </style:style>
    <style:style style:name="Table49.Cell28" style:family="table-cell">
      <style:table-cell-properties fo:background-color="#FFFFFF" style:vertical-align="middle"/>
    </style:style>
    <style:style style:name="Table49.Cell29" style:family="table-cell">
      <style:table-cell-properties fo:background-color="#FFFFFF" style:vertical-align="middle"/>
    </style:style>
    <style:style style:name="Table49.Cell30" style:family="table-cell">
      <style:table-cell-properties fo:background-color="#FFFFFF" style:vertical-align="middle"/>
    </style:style>
    <style:style style:name="Table49.Cell31" style:family="table-cell">
      <style:table-cell-properties fo:background-color="#FFFFFF" style:vertical-align="middle"/>
    </style:style>
    <style:style style:name="Table49.Cell32" style:family="table-cell">
      <style:table-cell-properties fo:background-color="#FFFFFF" style:vertical-align="middle"/>
    </style:style>
    <style:style style:name="Table49.Cell33" style:family="table-cell">
      <style:table-cell-properties fo:background-color="#FFFFFF" style:vertical-align="middle"/>
    </style:style>
    <style:style style:name="Table49.Cell34" style:family="table-cell">
      <style:table-cell-properties fo:background-color="#FFFFFF" style:vertical-align="middle"/>
    </style:style>
    <style:style style:name="Table49.Cell35" style:family="table-cell">
      <style:table-cell-properties fo:background-color="#FFFFFF" style:vertical-align="middle"/>
    </style:style>
    <style:style style:name="Table49.Cell36" style:family="table-cell">
      <style:table-cell-properties fo:background-color="#FFFFFF" style:vertical-align="middle"/>
    </style:style>
    <style:style style:name="Table49.Cell37" style:family="table-cell">
      <style:table-cell-properties fo:background-color="#FFFFFF" style:vertical-align="middle"/>
    </style:style>
    <style:style style:name="Table49.Cell38" style:family="table-cell">
      <style:table-cell-properties fo:background-color="#FFFFFF" style:vertical-align="middle"/>
    </style:style>
    <style:style style:name="Table49.Cell39" style:family="table-cell">
      <style:table-cell-properties fo:background-color="#FFFFFF" style:vertical-align="middle"/>
    </style:style>
    <style:style style:name="Table49.Cell40" style:family="table-cell">
      <style:table-cell-properties fo:background-color="#FFFFFF"/>
    </style:style>
    <style:style style:name="Table49.Cell41" style:family="table-cell">
      <style:table-cell-properties fo:background-color="#FFFFFF"/>
    </style:style>
    <style:style style:name="Table49.Cell42" style:family="table-cell">
      <style:table-cell-properties fo:background-color="#FFFFFF"/>
    </style:style>
    <style:style style:name="Table50" style:family="table">
      <style:table-properties style:writing-mode="lr-tb" style:width="10.354cm" table:align="center"/>
    </style:style>
    <style:style style:name="Table50.C1" style:family="table-column">
      <style:table-column-properties style:column-width="6.198cm"/>
    </style:style>
    <style:style style:name="Table50.C2" style:family="table-column">
      <style:table-column-properties style:column-width="4.157cm"/>
    </style:style>
    <style:style style:name="Table50.R1" style:family="table-row">
      <style:table-row-properties style:row-height="0.780cm"/>
    </style:style>
    <style:style style:name="Table50.R2" style:family="table-row">
      <style:table-row-properties style:row-height="0.813cm"/>
    </style:style>
    <style:style style:name="Table50.Cell1" style:family="table-cell">
      <style:table-cell-properties fo:background-color="#FFFFFF" style:vertical-align="top"/>
    </style:style>
    <style:style style:name="Table50.Cell2" style:family="table-cell">
      <style:table-cell-properties fo:background-color="#FFFFFF" style:vertical-align="top"/>
    </style:style>
    <style:style style:name="Table50.Cell3" style:family="table-cell">
      <style:table-cell-properties fo:background-color="#FFFFFF"/>
    </style:style>
    <style:style style:name="Table50.Cell4" style:family="table-cell">
      <style:table-cell-properties fo:background-color="#FFFFFF"/>
    </style:style>
    <style:style style:name="Table51" style:family="table">
      <style:table-properties style:writing-mode="lr-tb" style:width="10.389cm" table:align="center"/>
    </style:style>
    <style:style style:name="Table51.C1" style:family="table-column">
      <style:table-column-properties style:column-width="0.660cm"/>
    </style:style>
    <style:style style:name="Table51.C2" style:family="table-column">
      <style:table-column-properties style:column-width="4.893cm"/>
    </style:style>
    <style:style style:name="Table51.C3" style:family="table-column">
      <style:table-column-properties style:column-width="4.835cm"/>
    </style:style>
    <style:style style:name="Table51.R1" style:family="table-row">
      <style:table-row-properties style:row-height="1.727cm"/>
    </style:style>
    <style:style style:name="Table51.R2" style:family="table-row">
      <style:table-row-properties style:row-height="1.295cm"/>
    </style:style>
    <style:style style:name="Table51.R3" style:family="table-row">
      <style:table-row-properties style:row-height="1.101cm"/>
    </style:style>
    <style:style style:name="Table51.R4" style:family="table-row">
      <style:table-row-properties style:row-height="1.092cm"/>
    </style:style>
    <style:style style:name="Table51.R5" style:family="table-row">
      <style:table-row-properties style:row-height="1.109cm"/>
    </style:style>
    <style:style style:name="Table51.R6" style:family="table-row">
      <style:table-row-properties style:row-height="1.101cm"/>
    </style:style>
    <style:style style:name="Table51.R7" style:family="table-row">
      <style:table-row-properties style:row-height="1.067cm"/>
    </style:style>
    <style:style style:name="Table51.R8" style:family="table-row">
      <style:table-row-properties style:row-height="1.143cm"/>
    </style:style>
    <style:style style:name="Table51.R9" style:family="table-row">
      <style:table-row-properties style:row-height="1.058cm"/>
    </style:style>
    <style:style style:name="Table51.R10" style:family="table-row">
      <style:table-row-properties style:row-height="1.101cm"/>
    </style:style>
    <style:style style:name="Table51.R11" style:family="table-row">
      <style:table-row-properties style:row-height="1.101cm"/>
    </style:style>
    <style:style style:name="Table51.R12" style:family="table-row">
      <style:table-row-properties style:row-height="1.125cm"/>
    </style:style>
    <style:style style:name="Table51.R13" style:family="table-row">
      <style:table-row-properties style:row-height="1.067cm"/>
    </style:style>
    <style:style style:name="Table51.R14" style:family="table-row">
      <style:table-row-properties style:row-height="1.101cm"/>
    </style:style>
    <style:style style:name="Table51.R15" style:family="table-row">
      <style:table-row-properties style:row-height="1.143cm"/>
    </style:style>
    <style:style style:name="Table51.R16" style:family="table-row">
      <style:table-row-properties style:row-height="1.092cm"/>
    </style:style>
    <style:style style:name="Table51.R17" style:family="table-row">
      <style:table-row-properties style:row-height="1.109cm"/>
    </style:style>
    <style:style style:name="Table51.R18" style:family="table-row">
      <style:table-row-properties style:row-height="1.083cm"/>
    </style:style>
    <style:style style:name="Table51.R19" style:family="table-row">
      <style:table-row-properties style:row-height="1.118cm"/>
    </style:style>
    <style:style style:name="Table51.R20" style:family="table-row">
      <style:table-row-properties style:row-height="1.058cm"/>
    </style:style>
    <style:style style:name="Table51.R21" style:family="table-row">
      <style:table-row-properties style:row-height="0.847cm"/>
    </style:style>
    <style:style style:name="Table51.Cell1" style:family="table-cell">
      <style:table-cell-properties fo:background-color="#FFFFFF" style:vertical-align="top"/>
    </style:style>
    <style:style style:name="Table51.Cell2" style:family="table-cell">
      <style:table-cell-properties fo:background-color="#FFFFFF" style:vertical-align="top"/>
    </style:style>
    <style:style style:name="Table51.Cell3" style:family="table-cell">
      <style:table-cell-properties fo:background-color="#FFFFFF" style:vertical-align="top"/>
    </style:style>
    <style:style style:name="Table51.Cell4" style:family="table-cell">
      <style:table-cell-properties fo:background-color="#FFFFFF" style:vertical-align="top"/>
    </style:style>
    <style:style style:name="Table51.Cell5" style:family="table-cell">
      <style:table-cell-properties fo:background-color="#FFFFFF" style:vertical-align="middle"/>
    </style:style>
    <style:style style:name="Table51.Cell6" style:family="table-cell">
      <style:table-cell-properties fo:background-color="#FFFFFF" style:vertical-align="middle"/>
    </style:style>
    <style:style style:name="Table51.Cell7" style:family="table-cell">
      <style:table-cell-properties fo:background-color="#FFFFFF" style:vertical-align="middle"/>
    </style:style>
    <style:style style:name="Table51.Cell8" style:family="table-cell">
      <style:table-cell-properties fo:background-color="#FFFFFF" style:vertical-align="middle"/>
    </style:style>
    <style:style style:name="Table51.Cell9" style:family="table-cell">
      <style:table-cell-properties fo:background-color="#FFFFFF" style:vertical-align="middle"/>
    </style:style>
    <style:style style:name="Table51.Cell10" style:family="table-cell">
      <style:table-cell-properties fo:background-color="#FFFFFF" style:vertical-align="middle"/>
    </style:style>
    <style:style style:name="Table51.Cell11" style:family="table-cell">
      <style:table-cell-properties fo:background-color="#FFFFFF" style:vertical-align="middle"/>
    </style:style>
    <style:style style:name="Table51.Cell12" style:family="table-cell">
      <style:table-cell-properties fo:background-color="#FFFFFF" style:vertical-align="middle"/>
    </style:style>
    <style:style style:name="Table51.Cell13" style:family="table-cell">
      <style:table-cell-properties fo:background-color="#FFFFFF" style:vertical-align="middle"/>
    </style:style>
    <style:style style:name="Table51.Cell14" style:family="table-cell">
      <style:table-cell-properties fo:background-color="#FFFFFF" style:vertical-align="middle"/>
    </style:style>
    <style:style style:name="Table51.Cell15" style:family="table-cell">
      <style:table-cell-properties fo:background-color="#FFFFFF" style:vertical-align="middle"/>
    </style:style>
    <style:style style:name="Table51.Cell16" style:family="table-cell">
      <style:table-cell-properties fo:background-color="#FFFFFF" style:vertical-align="middle"/>
    </style:style>
    <style:style style:name="Table51.Cell17" style:family="table-cell">
      <style:table-cell-properties fo:background-color="#FFFFFF" style:vertical-align="middle"/>
    </style:style>
    <style:style style:name="Table51.Cell18" style:family="table-cell">
      <style:table-cell-properties fo:background-color="#FFFFFF" style:vertical-align="middle"/>
    </style:style>
    <style:style style:name="Table51.Cell19" style:family="table-cell">
      <style:table-cell-properties fo:background-color="#FFFFFF" style:vertical-align="middle"/>
    </style:style>
    <style:style style:name="Table51.Cell20" style:family="table-cell">
      <style:table-cell-properties fo:background-color="#FFFFFF" style:vertical-align="middle"/>
    </style:style>
    <style:style style:name="Table51.Cell21" style:family="table-cell">
      <style:table-cell-properties fo:background-color="#FFFFFF" style:vertical-align="middle"/>
    </style:style>
    <style:style style:name="Table51.Cell22" style:family="table-cell">
      <style:table-cell-properties fo:background-color="#FFFFFF" style:vertical-align="middle"/>
    </style:style>
    <style:style style:name="Table51.Cell23" style:family="table-cell">
      <style:table-cell-properties fo:background-color="#FFFFFF" style:vertical-align="middle"/>
    </style:style>
    <style:style style:name="Table51.Cell24" style:family="table-cell">
      <style:table-cell-properties fo:background-color="#FFFFFF" style:vertical-align="middle"/>
    </style:style>
    <style:style style:name="Table51.Cell25" style:family="table-cell">
      <style:table-cell-properties fo:background-color="#FFFFFF" style:vertical-align="middle"/>
    </style:style>
    <style:style style:name="Table51.Cell26" style:family="table-cell">
      <style:table-cell-properties fo:background-color="#FFFFFF" style:vertical-align="middle"/>
    </style:style>
    <style:style style:name="Table51.Cell27" style:family="table-cell">
      <style:table-cell-properties fo:background-color="#FFFFFF" style:vertical-align="middle"/>
    </style:style>
    <style:style style:name="Table51.Cell28" style:family="table-cell">
      <style:table-cell-properties fo:background-color="#FFFFFF" style:vertical-align="middle"/>
    </style:style>
    <style:style style:name="Table51.Cell29" style:family="table-cell">
      <style:table-cell-properties fo:background-color="#FFFFFF" style:vertical-align="middle"/>
    </style:style>
    <style:style style:name="Table51.Cell30" style:family="table-cell">
      <style:table-cell-properties fo:background-color="#FFFFFF" style:vertical-align="middle"/>
    </style:style>
    <style:style style:name="Table51.Cell31" style:family="table-cell">
      <style:table-cell-properties fo:background-color="#FFFFFF" style:vertical-align="middle"/>
    </style:style>
    <style:style style:name="Table51.Cell32" style:family="table-cell">
      <style:table-cell-properties fo:background-color="#FFFFFF" style:vertical-align="middle"/>
    </style:style>
    <style:style style:name="Table51.Cell33" style:family="table-cell">
      <style:table-cell-properties fo:background-color="#FFFFFF" style:vertical-align="middle"/>
    </style:style>
    <style:style style:name="Table51.Cell34" style:family="table-cell">
      <style:table-cell-properties fo:background-color="#FFFFFF" style:vertical-align="middle"/>
    </style:style>
    <style:style style:name="Table51.Cell35" style:family="table-cell">
      <style:table-cell-properties fo:background-color="#FFFFFF" style:vertical-align="middle"/>
    </style:style>
    <style:style style:name="Table51.Cell36" style:family="table-cell">
      <style:table-cell-properties fo:background-color="#FFFFFF" style:vertical-align="middle"/>
    </style:style>
    <style:style style:name="Table51.Cell37" style:family="table-cell">
      <style:table-cell-properties fo:background-color="#FFFFFF" style:vertical-align="middle"/>
    </style:style>
    <style:style style:name="Table51.Cell38" style:family="table-cell">
      <style:table-cell-properties fo:background-color="#FFFFFF" style:vertical-align="middle"/>
    </style:style>
    <style:style style:name="Table51.Cell39" style:family="table-cell">
      <style:table-cell-properties fo:background-color="#FFFFFF" style:vertical-align="middle"/>
    </style:style>
    <style:style style:name="Table51.Cell40" style:family="table-cell">
      <style:table-cell-properties fo:background-color="#FFFFFF" style:vertical-align="middle"/>
    </style:style>
    <style:style style:name="Table51.Cell41" style:family="table-cell">
      <style:table-cell-properties fo:background-color="#FFFFFF" style:vertical-align="middle"/>
    </style:style>
    <style:style style:name="Table51.Cell42" style:family="table-cell">
      <style:table-cell-properties fo:background-color="#FFFFFF" style:vertical-align="middle"/>
    </style:style>
    <style:style style:name="Table51.Cell43" style:family="table-cell">
      <style:table-cell-properties fo:background-color="#FFFFFF" style:vertical-align="middle"/>
    </style:style>
    <style:style style:name="Table51.Cell44" style:family="table-cell">
      <style:table-cell-properties fo:background-color="#FFFFFF" style:vertical-align="middle"/>
    </style:style>
    <style:style style:name="Table51.Cell45" style:family="table-cell">
      <style:table-cell-properties fo:background-color="#FFFFFF" style:vertical-align="middle"/>
    </style:style>
    <style:style style:name="Table51.Cell46" style:family="table-cell">
      <style:table-cell-properties fo:background-color="#FFFFFF" style:vertical-align="middle"/>
    </style:style>
    <style:style style:name="Table51.Cell47" style:family="table-cell">
      <style:table-cell-properties fo:background-color="#FFFFFF" style:vertical-align="middle"/>
    </style:style>
    <style:style style:name="Table51.Cell48" style:family="table-cell">
      <style:table-cell-properties fo:background-color="#FFFFFF" style:vertical-align="middle"/>
    </style:style>
    <style:style style:name="Table51.Cell49" style:family="table-cell">
      <style:table-cell-properties fo:background-color="#FFFFFF" style:vertical-align="middle"/>
    </style:style>
    <style:style style:name="Table51.Cell50" style:family="table-cell">
      <style:table-cell-properties fo:background-color="#FFFFFF" style:vertical-align="middle"/>
    </style:style>
    <style:style style:name="Table51.Cell51" style:family="table-cell">
      <style:table-cell-properties fo:background-color="#FFFFFF" style:vertical-align="middle"/>
    </style:style>
    <style:style style:name="Table51.Cell52" style:family="table-cell">
      <style:table-cell-properties fo:background-color="#FFFFFF" style:vertical-align="middle"/>
    </style:style>
    <style:style style:name="Table51.Cell53" style:family="table-cell">
      <style:table-cell-properties fo:background-color="#FFFFFF" style:vertical-align="middle"/>
    </style:style>
    <style:style style:name="Table51.Cell54" style:family="table-cell">
      <style:table-cell-properties fo:background-color="#FFFFFF" style:vertical-align="middle"/>
    </style:style>
    <style:style style:name="Table51.Cell55" style:family="table-cell">
      <style:table-cell-properties fo:background-color="#FFFFFF" style:vertical-align="middle"/>
    </style:style>
    <style:style style:name="Table51.Cell56" style:family="table-cell">
      <style:table-cell-properties fo:background-color="#FFFFFF" style:vertical-align="middle"/>
    </style:style>
    <style:style style:name="Table51.Cell57" style:family="table-cell">
      <style:table-cell-properties fo:background-color="#FFFFFF" style:vertical-align="middle"/>
    </style:style>
    <style:style style:name="Table51.Cell58" style:family="table-cell">
      <style:table-cell-properties fo:background-color="#FFFFFF" style:vertical-align="middle"/>
    </style:style>
    <style:style style:name="Table51.Cell59" style:family="table-cell">
      <style:table-cell-properties fo:background-color="#FFFFFF" style:vertical-align="middle"/>
    </style:style>
    <style:style style:name="Table51.Cell60" style:family="table-cell">
      <style:table-cell-properties fo:background-color="#FFFFFF" style:vertical-align="middle"/>
    </style:style>
    <style:style style:name="Table51.Cell61" style:family="table-cell">
      <style:table-cell-properties fo:background-color="#FFFFFF"/>
    </style:style>
    <style:style style:name="Table51.Cell62" style:family="table-cell">
      <style:table-cell-properties fo:background-color="#FFFFFF"/>
    </style:style>
    <style:style style:name="Table51.Cell63" style:family="table-cell">
      <style:table-cell-properties fo:background-color="#FFFFFF"/>
    </style:style>
    <style:style style:name="Table52" style:family="table">
      <style:table-properties style:writing-mode="lr-tb" style:width="16.138cm" table:align="center"/>
    </style:style>
    <style:style style:name="Table52.C1" style:family="table-column">
      <style:table-column-properties style:column-width="4.902cm"/>
    </style:style>
    <style:style style:name="Table52.C2" style:family="table-column">
      <style:table-column-properties style:column-width="1.584cm"/>
    </style:style>
    <style:style style:name="Table52.C3" style:family="table-column">
      <style:table-column-properties style:column-width="4.817cm"/>
    </style:style>
    <style:style style:name="Table52.C4" style:family="table-column">
      <style:table-column-properties style:column-width="4.835cm"/>
    </style:style>
    <style:style style:name="Table52.R1" style:family="table-row">
      <style:table-row-properties style:row-height="0.610cm"/>
    </style:style>
    <style:style style:name="Table52.R2" style:family="table-row">
      <style:table-row-properties style:row-height="0.744cm"/>
    </style:style>
    <style:style style:name="Table52.R3" style:family="table-row">
      <style:table-row-properties style:row-height="0.753cm"/>
    </style:style>
    <style:style style:name="Table52.R4" style:family="table-row">
      <style:table-row-properties style:row-height="0.914cm"/>
    </style:style>
    <style:style style:name="Table52.R5" style:family="table-row">
      <style:table-row-properties style:row-height="1.092cm"/>
    </style:style>
    <style:style style:name="Table52.R6" style:family="table-row">
      <style:table-row-properties style:row-height="1.101cm"/>
    </style:style>
    <style:style style:name="Table52.R7" style:family="table-row">
      <style:table-row-properties style:row-height="1.067cm"/>
    </style:style>
    <style:style style:name="Table52.R8" style:family="table-row">
      <style:table-row-properties style:row-height="1.101cm"/>
    </style:style>
    <style:style style:name="Table52.R9" style:family="table-row">
      <style:table-row-properties style:row-height="1.125cm"/>
    </style:style>
    <style:style style:name="Table52.R10" style:family="table-row">
      <style:table-row-properties style:row-height="1.118cm"/>
    </style:style>
    <style:style style:name="Table52.R11" style:family="table-row">
      <style:table-row-properties style:row-height="1.058cm"/>
    </style:style>
    <style:style style:name="Table52.R12" style:family="table-row">
      <style:table-row-properties style:row-height="0.822cm"/>
    </style:style>
    <style:style style:name="Table52.Cell1" style:family="table-cell">
      <style:table-cell-properties fo:background-color="#FFFFFF" style:vertical-align="top"/>
    </style:style>
    <style:style style:name="Table52.Cell2" style:family="table-cell">
      <style:table-cell-properties fo:background-color="#FFFFFF" style:vertical-align="top"/>
    </style:style>
    <style:style style:name="Table52.Cell3" style:family="table-cell">
      <style:table-cell-properties fo:background-color="#FFFFFF" style:vertical-align="top"/>
    </style:style>
    <style:style style:name="Table52.Cell4" style:family="table-cell">
      <style:table-cell-properties fo:background-color="#FFFFFF" style:vertical-align="top"/>
    </style:style>
    <style:style style:name="Table52.Cell5" style:family="table-cell">
      <style:table-cell-properties fo:background-color="#FFFFFF"/>
    </style:style>
    <style:style style:name="Table52.Cell6" style:family="table-cell">
      <style:table-cell-properties fo:background-color="#FFFFFF" style:vertical-align="top"/>
    </style:style>
    <style:style style:name="Table52.Cell7" style:family="table-cell">
      <style:table-cell-properties fo:background-color="#FFFFFF" style:vertical-align="top"/>
    </style:style>
    <style:style style:name="Table52.Cell8" style:family="table-cell">
      <style:table-cell-properties fo:background-color="#FFFFFF" style:vertical-align="top"/>
    </style:style>
    <style:style style:name="Table52.Cell9" style:family="table-cell">
      <style:table-cell-properties fo:background-color="#FFFFFF" style:vertical-align="top"/>
    </style:style>
    <style:style style:name="Table52.Cell10" style:family="table-cell">
      <style:table-cell-properties fo:background-color="#FFFFFF" style:vertical-align="middle"/>
    </style:style>
    <style:style style:name="Table52.Cell11" style:family="table-cell">
      <style:table-cell-properties fo:background-color="#FFFFFF" style:vertical-align="top"/>
    </style:style>
    <style:style style:name="Table52.Cell12" style:family="table-cell">
      <style:table-cell-properties fo:background-color="#FFFFFF" style:vertical-align="middle"/>
    </style:style>
    <style:style style:name="Table52.Cell13" style:family="table-cell">
      <style:table-cell-properties fo:background-color="#FFFFFF" style:vertical-align="top"/>
    </style:style>
    <style:style style:name="Table52.Cell14" style:family="table-cell">
      <style:table-cell-properties fo:background-color="#FFFFFF" style:vertical-align="middle"/>
    </style:style>
    <style:style style:name="Table52.Cell15" style:family="table-cell">
      <style:table-cell-properties fo:background-color="#FFFFFF" style:vertical-align="top"/>
    </style:style>
    <style:style style:name="Table52.Cell16" style:family="table-cell">
      <style:table-cell-properties fo:background-color="#FFFFFF" style:vertical-align="middle"/>
    </style:style>
    <style:style style:name="Table52.Cell17" style:family="table-cell">
      <style:table-cell-properties fo:background-color="#FFFFFF" style:vertical-align="top"/>
    </style:style>
    <style:style style:name="Table52.Cell18" style:family="table-cell">
      <style:table-cell-properties fo:background-color="#FFFFFF" style:vertical-align="middle"/>
    </style:style>
    <style:style style:name="Table52.Cell19" style:family="table-cell">
      <style:table-cell-properties fo:background-color="#FFFFFF" style:vertical-align="top"/>
    </style:style>
    <style:style style:name="Table52.Cell20" style:family="table-cell">
      <style:table-cell-properties fo:background-color="#FFFFFF" style:vertical-align="middle"/>
    </style:style>
    <style:style style:name="Table52.Cell21" style:family="table-cell">
      <style:table-cell-properties fo:background-color="#FFFFFF" style:vertical-align="top"/>
    </style:style>
    <style:style style:name="Table52.Cell22" style:family="table-cell">
      <style:table-cell-properties fo:background-color="#FFFFFF" style:vertical-align="middle"/>
    </style:style>
    <style:style style:name="Table52.Cell23" style:family="table-cell">
      <style:table-cell-properties fo:background-color="#FFFFFF" style:vertical-align="top"/>
    </style:style>
    <style:style style:name="Table52.Cell24" style:family="table-cell">
      <style:table-cell-properties fo:background-color="#FFFFFF"/>
    </style:style>
    <style:style style:name="Table52.Cell25" style:family="table-cell">
      <style:table-cell-properties fo:background-color="#FFFFFF" style:vertical-align="top"/>
    </style:style>
    <style:style style:name="Table52.Cell26" style:family="table-cell">
      <style:table-cell-properties fo:background-color="#FFFFFF" style:vertical-align="top"/>
    </style:style>
    <style:style style:name="Table52.Cell27" style:family="table-cell">
      <style:table-cell-properties fo:background-color="#FFFFFF" style:vertical-align="top"/>
    </style:style>
    <style:style style:name="Table52.Cell28" style:family="table-cell">
      <style:table-cell-properties fo:background-color="#FFFFFF" style:vertical-align="top"/>
    </style:style>
    <style:style style:name="Table52.Cell29" style:family="table-cell">
      <style:table-cell-properties fo:background-color="#FFFFFF" style:vertical-align="top"/>
    </style:style>
    <style:style style:name="Table52.Cell30" style:family="table-cell">
      <style:table-cell-properties fo:background-color="#FFFFFF" style:vertical-align="top"/>
    </style:style>
    <style:style style:name="Table52.Cell31" style:family="table-cell">
      <style:table-cell-properties fo:background-color="#FFFFFF" style:vertical-align="top"/>
    </style:style>
    <style:style style:name="Table52.Cell32" style:family="table-cell">
      <style:table-cell-properties fo:background-color="#FFFFFF" style:vertical-align="top"/>
    </style:style>
    <style:style style:name="Table52.Cell33" style:family="table-cell">
      <style:table-cell-properties fo:background-color="#FFFFFF" style:vertical-align="top"/>
    </style:style>
    <style:style style:name="Table52.Cell34" style:family="table-cell">
      <style:table-cell-properties fo:background-color="#FFFFFF" style:vertical-align="top"/>
    </style:style>
    <style:style style:name="Table52.Cell35" style:family="table-cell">
      <style:table-cell-properties fo:background-color="#FFFFFF" style:vertical-align="top"/>
    </style:style>
    <style:style style:name="Table52.Cell36" style:family="table-cell">
      <style:table-cell-properties fo:background-color="#FFFFFF" style:vertical-align="top"/>
    </style:style>
    <style:style style:name="Table52.Cell37" style:family="table-cell">
      <style:table-cell-properties fo:background-color="#FFFFFF" style:vertical-align="top"/>
    </style:style>
    <style:style style:name="Table52.Cell38" style:family="table-cell">
      <style:table-cell-properties fo:background-color="#FFFFFF" style:vertical-align="top"/>
    </style:style>
    <style:style style:name="Table52.Cell39" style:family="table-cell">
      <style:table-cell-properties fo:background-color="#FFFFFF" style:vertical-align="top"/>
    </style:style>
    <style:style style:name="Table52.Cell40" style:family="table-cell">
      <style:table-cell-properties fo:background-color="#FFFFFF" style:vertical-align="top"/>
    </style:style>
    <style:style style:name="Table52.Cell41" style:family="table-cell">
      <style:table-cell-properties fo:background-color="#FFFFFF" style:vertical-align="top"/>
    </style:style>
    <style:style style:name="Table52.Cell42" style:family="table-cell">
      <style:table-cell-properties fo:background-color="#FFFFFF" style:vertical-align="top"/>
    </style:style>
    <style:style style:name="Table52.Cell43" style:family="table-cell">
      <style:table-cell-properties fo:background-color="#FFFFFF" style:vertical-align="top"/>
    </style:style>
    <style:style style:name="Table52.Cell44" style:family="table-cell">
      <style:table-cell-properties fo:background-color="#FFFFFF" style:vertical-align="top"/>
    </style:style>
    <style:style style:name="Table52.Cell45" style:family="table-cell">
      <style:table-cell-properties fo:background-color="#FFFFFF" style:vertical-align="top"/>
    </style:style>
    <style:style style:name="Table52.Cell46" style:family="table-cell">
      <style:table-cell-properties fo:background-color="#FFFFFF" style:vertical-align="top"/>
    </style:style>
    <style:style style:name="Table52.Cell47" style:family="table-cell">
      <style:table-cell-properties fo:background-color="#FFFFFF" style:vertical-align="top"/>
    </style:style>
    <style:style style:name="Table52.Cell48" style:family="table-cell">
      <style:table-cell-properties fo:background-color="#FFFFFF" style:vertical-align="top"/>
    </style:style>
    <style:style style:name="Table53" style:family="table">
      <style:table-properties style:writing-mode="lr-tb" style:width="16.180cm" table:align="center"/>
    </style:style>
    <style:style style:name="Table53.C1" style:family="table-column">
      <style:table-column-properties style:column-width="4.082cm"/>
    </style:style>
    <style:style style:name="Table53.C2" style:family="table-column">
      <style:table-column-properties style:column-width="2.362cm"/>
    </style:style>
    <style:style style:name="Table53.C3" style:family="table-column">
      <style:table-column-properties style:column-width="5.902cm"/>
    </style:style>
    <style:style style:name="Table53.C4" style:family="table-column">
      <style:table-column-properties style:column-width="3.835cm"/>
    </style:style>
    <style:style style:name="Table53.R1" style:family="table-row">
      <style:table-row-properties style:row-height="0.787cm"/>
    </style:style>
    <style:style style:name="Table53.R2" style:family="table-row">
      <style:table-row-properties style:row-height="1.109cm"/>
    </style:style>
    <style:style style:name="Table53.R3" style:family="table-row">
      <style:table-row-properties style:row-height="1.092cm"/>
    </style:style>
    <style:style style:name="Table53.R4" style:family="table-row">
      <style:table-row-properties style:row-height="1.109cm"/>
    </style:style>
    <style:style style:name="Table53.R5" style:family="table-row">
      <style:table-row-properties style:row-height="1.067cm"/>
    </style:style>
    <style:style style:name="Table53.R6" style:family="table-row">
      <style:table-row-properties style:row-height="1.092cm"/>
    </style:style>
    <style:style style:name="Table53.R7" style:family="table-row">
      <style:table-row-properties style:row-height="1.125cm"/>
    </style:style>
    <style:style style:name="Table53.R8" style:family="table-row">
      <style:table-row-properties style:row-height="1.109cm"/>
    </style:style>
    <style:style style:name="Table53.R9" style:family="table-row">
      <style:table-row-properties style:row-height="1.067cm"/>
    </style:style>
    <style:style style:name="Table53.R10" style:family="table-row">
      <style:table-row-properties style:row-height="1.101cm"/>
    </style:style>
    <style:style style:name="Table53.R11" style:family="table-row">
      <style:table-row-properties style:row-height="0.804cm"/>
    </style:style>
    <style:style style:name="Table53.Cell1" style:family="table-cell">
      <style:table-cell-properties fo:background-color="#FFFFFF" style:vertical-align="top"/>
    </style:style>
    <style:style style:name="Table53.Cell2" style:family="table-cell">
      <style:table-cell-properties fo:background-color="#FFFFFF" style:vertical-align="middle"/>
    </style:style>
    <style:style style:name="Table53.Cell3" style:family="table-cell">
      <style:table-cell-properties fo:background-color="#FFFFFF" style:vertical-align="top"/>
    </style:style>
    <style:style style:name="Table53.Cell4" style:family="table-cell">
      <style:table-cell-properties fo:background-color="#FFFFFF" style:vertical-align="top"/>
    </style:style>
    <style:style style:name="Table53.Cell5" style:family="table-cell">
      <style:table-cell-properties fo:background-color="#FFFFFF" style:vertical-align="top"/>
    </style:style>
    <style:style style:name="Table53.Cell6" style:family="table-cell">
      <style:table-cell-properties fo:background-color="#FFFFFF" style:vertical-align="middle"/>
    </style:style>
    <style:style style:name="Table53.Cell7" style:family="table-cell">
      <style:table-cell-properties fo:background-color="#FFFFFF" style:vertical-align="middle"/>
    </style:style>
    <style:style style:name="Table53.Cell8" style:family="table-cell">
      <style:table-cell-properties fo:background-color="#FFFFFF" style:vertical-align="middle"/>
    </style:style>
    <style:style style:name="Table53.Cell9" style:family="table-cell">
      <style:table-cell-properties fo:background-color="#FFFFFF" style:vertical-align="top"/>
    </style:style>
    <style:style style:name="Table53.Cell10" style:family="table-cell">
      <style:table-cell-properties fo:background-color="#FFFFFF" style:vertical-align="middle"/>
    </style:style>
    <style:style style:name="Table53.Cell11" style:family="table-cell">
      <style:table-cell-properties fo:background-color="#FFFFFF" style:vertical-align="middle"/>
    </style:style>
    <style:style style:name="Table53.Cell12" style:family="table-cell">
      <style:table-cell-properties fo:background-color="#FFFFFF" style:vertical-align="middle"/>
    </style:style>
    <style:style style:name="Table53.Cell13" style:family="table-cell">
      <style:table-cell-properties fo:background-color="#FFFFFF" style:vertical-align="top"/>
    </style:style>
    <style:style style:name="Table53.Cell14" style:family="table-cell">
      <style:table-cell-properties fo:background-color="#FFFFFF" style:vertical-align="middle"/>
    </style:style>
    <style:style style:name="Table53.Cell15" style:family="table-cell">
      <style:table-cell-properties fo:background-color="#FFFFFF" style:vertical-align="middle"/>
    </style:style>
    <style:style style:name="Table53.Cell16" style:family="table-cell">
      <style:table-cell-properties fo:background-color="#FFFFFF" style:vertical-align="middle"/>
    </style:style>
    <style:style style:name="Table53.Cell17" style:family="table-cell">
      <style:table-cell-properties fo:background-color="#FFFFFF" style:vertical-align="top"/>
    </style:style>
    <style:style style:name="Table53.Cell18" style:family="table-cell">
      <style:table-cell-properties fo:background-color="#FFFFFF" style:vertical-align="middle"/>
    </style:style>
    <style:style style:name="Table53.Cell19" style:family="table-cell">
      <style:table-cell-properties fo:background-color="#FFFFFF" style:vertical-align="middle"/>
    </style:style>
    <style:style style:name="Table53.Cell20" style:family="table-cell">
      <style:table-cell-properties fo:background-color="#FFFFFF" style:vertical-align="middle"/>
    </style:style>
    <style:style style:name="Table53.Cell21" style:family="table-cell">
      <style:table-cell-properties fo:background-color="#FFFFFF" style:vertical-align="top"/>
    </style:style>
    <style:style style:name="Table53.Cell22" style:family="table-cell">
      <style:table-cell-properties fo:background-color="#FFFFFF" style:vertical-align="middle"/>
    </style:style>
    <style:style style:name="Table53.Cell23" style:family="table-cell">
      <style:table-cell-properties fo:background-color="#FFFFFF" style:vertical-align="middle"/>
    </style:style>
    <style:style style:name="Table53.Cell24" style:family="table-cell">
      <style:table-cell-properties fo:background-color="#FFFFFF" style:vertical-align="middle"/>
    </style:style>
    <style:style style:name="Table53.Cell25" style:family="table-cell">
      <style:table-cell-properties fo:background-color="#FFFFFF" style:vertical-align="top"/>
    </style:style>
    <style:style style:name="Table53.Cell26" style:family="table-cell">
      <style:table-cell-properties fo:background-color="#FFFFFF" style:vertical-align="middle"/>
    </style:style>
    <style:style style:name="Table53.Cell27" style:family="table-cell">
      <style:table-cell-properties fo:background-color="#FFFFFF" style:vertical-align="middle"/>
    </style:style>
    <style:style style:name="Table53.Cell28" style:family="table-cell">
      <style:table-cell-properties fo:background-color="#FFFFFF" style:vertical-align="middle"/>
    </style:style>
    <style:style style:name="Table53.Cell29" style:family="table-cell">
      <style:table-cell-properties fo:background-color="#FFFFFF" style:vertical-align="top"/>
    </style:style>
    <style:style style:name="Table53.Cell30" style:family="table-cell">
      <style:table-cell-properties fo:background-color="#FFFFFF" style:vertical-align="middle"/>
    </style:style>
    <style:style style:name="Table53.Cell31" style:family="table-cell">
      <style:table-cell-properties fo:background-color="#FFFFFF" style:vertical-align="middle"/>
    </style:style>
    <style:style style:name="Table53.Cell32" style:family="table-cell">
      <style:table-cell-properties fo:background-color="#FFFFFF" style:vertical-align="middle"/>
    </style:style>
    <style:style style:name="Table53.Cell33" style:family="table-cell">
      <style:table-cell-properties fo:background-color="#FFFFFF" style:vertical-align="top"/>
    </style:style>
    <style:style style:name="Table53.Cell34" style:family="table-cell">
      <style:table-cell-properties fo:background-color="#FFFFFF" style:vertical-align="middle"/>
    </style:style>
    <style:style style:name="Table53.Cell35" style:family="table-cell">
      <style:table-cell-properties fo:background-color="#FFFFFF" style:vertical-align="middle"/>
    </style:style>
    <style:style style:name="Table53.Cell36" style:family="table-cell">
      <style:table-cell-properties fo:background-color="#FFFFFF" style:vertical-align="middle"/>
    </style:style>
    <style:style style:name="Table53.Cell37" style:family="table-cell">
      <style:table-cell-properties fo:background-color="#FFFFFF" style:vertical-align="top"/>
    </style:style>
    <style:style style:name="Table53.Cell38" style:family="table-cell">
      <style:table-cell-properties fo:background-color="#FFFFFF" style:vertical-align="middle"/>
    </style:style>
    <style:style style:name="Table53.Cell39" style:family="table-cell">
      <style:table-cell-properties fo:background-color="#FFFFFF" style:vertical-align="middle"/>
    </style:style>
    <style:style style:name="Table53.Cell40" style:family="table-cell">
      <style:table-cell-properties fo:background-color="#FFFFFF" style:vertical-align="middle"/>
    </style:style>
    <style:style style:name="Table53.Cell41" style:family="table-cell">
      <style:table-cell-properties fo:background-color="#FFFFFF" style:vertical-align="top"/>
    </style:style>
    <style:style style:name="Table53.Cell42" style:family="table-cell">
      <style:table-cell-properties fo:background-color="#FFFFFF"/>
    </style:style>
    <style:style style:name="Table53.Cell43" style:family="table-cell">
      <style:table-cell-properties fo:background-color="#FFFFFF"/>
    </style:style>
    <style:style style:name="Table53.Cell44" style:family="table-cell">
      <style:table-cell-properties fo:background-color="#FFFFFF"/>
    </style:style>
    <style:style style:name="Table54" style:family="table">
      <style:table-properties style:writing-mode="lr-tb" style:width="16.443cm" table:align="center"/>
    </style:style>
    <style:style style:name="Table54.C1" style:family="table-column">
      <style:table-column-properties style:column-width="13.538cm"/>
    </style:style>
    <style:style style:name="Table54.C2" style:family="table-column">
      <style:table-column-properties style:column-width="2.903cm"/>
    </style:style>
    <style:style style:name="Table54.R1" style:family="table-row">
      <style:table-row-properties style:row-height="2.117cm"/>
    </style:style>
    <style:style style:name="Table54.Cell1" style:family="table-cell">
      <style:table-cell-properties fo:background-color="#FFFFFF"/>
    </style:style>
    <style:style style:name="Table54.Cell2" style:family="table-cell">
      <style:table-cell-properties fo:background-color="#FFFFFF" style:vertical-align="top"/>
    </style:style>
    <style:style style:name="Table55" style:family="table">
      <style:table-properties style:writing-mode="lr-tb" style:width="10.389cm" table:align="center"/>
    </style:style>
    <style:style style:name="Table55.C1" style:family="table-column">
      <style:table-column-properties style:column-width="0.669cm"/>
    </style:style>
    <style:style style:name="Table55.C2" style:family="table-column">
      <style:table-column-properties style:column-width="5.173cm"/>
    </style:style>
    <style:style style:name="Table55.C3" style:family="table-column">
      <style:table-column-properties style:column-width="4.547cm"/>
    </style:style>
    <style:style style:name="Table55.R1" style:family="table-row">
      <style:table-row-properties style:row-height="0.617cm"/>
    </style:style>
    <style:style style:name="Table55.R2" style:family="table-row">
      <style:table-row-properties style:row-height="1.109cm"/>
    </style:style>
    <style:style style:name="Table55.R3" style:family="table-row">
      <style:table-row-properties style:row-height="1.304cm"/>
    </style:style>
    <style:style style:name="Table55.R4" style:family="table-row">
      <style:table-row-properties style:row-height="1.083cm"/>
    </style:style>
    <style:style style:name="Table55.R5" style:family="table-row">
      <style:table-row-properties style:row-height="1.092cm"/>
    </style:style>
    <style:style style:name="Table55.R6" style:family="table-row">
      <style:table-row-properties style:row-height="1.118cm"/>
    </style:style>
    <style:style style:name="Table55.R7" style:family="table-row">
      <style:table-row-properties style:row-height="1.092cm"/>
    </style:style>
    <style:style style:name="Table55.R8" style:family="table-row">
      <style:table-row-properties style:row-height="1.067cm"/>
    </style:style>
    <style:style style:name="Table55.R9" style:family="table-row">
      <style:table-row-properties style:row-height="1.101cm"/>
    </style:style>
    <style:style style:name="Table55.R10" style:family="table-row">
      <style:table-row-properties style:row-height="1.125cm"/>
    </style:style>
    <style:style style:name="Table55.R11" style:family="table-row">
      <style:table-row-properties style:row-height="1.076cm"/>
    </style:style>
    <style:style style:name="Table55.R12" style:family="table-row">
      <style:table-row-properties style:row-height="1.134cm"/>
    </style:style>
    <style:style style:name="Table55.R13" style:family="table-row">
      <style:table-row-properties style:row-height="1.067cm"/>
    </style:style>
    <style:style style:name="Table55.R14" style:family="table-row">
      <style:table-row-properties style:row-height="1.101cm"/>
    </style:style>
    <style:style style:name="Table55.R15" style:family="table-row">
      <style:table-row-properties style:row-height="1.109cm"/>
    </style:style>
    <style:style style:name="Table55.R16" style:family="table-row">
      <style:table-row-properties style:row-height="1.101cm"/>
    </style:style>
    <style:style style:name="Table55.R17" style:family="table-row">
      <style:table-row-properties style:row-height="1.092cm"/>
    </style:style>
    <style:style style:name="Table55.R18" style:family="table-row">
      <style:table-row-properties style:row-height="1.152cm"/>
    </style:style>
    <style:style style:name="Table55.R19" style:family="table-row">
      <style:table-row-properties style:row-height="1.050cm"/>
    </style:style>
    <style:style style:name="Table55.R20" style:family="table-row">
      <style:table-row-properties style:row-height="1.143cm"/>
    </style:style>
    <style:style style:name="Table55.R21" style:family="table-row">
      <style:table-row-properties style:row-height="1.058cm"/>
    </style:style>
    <style:style style:name="Table55.R22" style:family="table-row">
      <style:table-row-properties style:row-height="0.804cm"/>
    </style:style>
    <style:style style:name="Table55.Cell1" style:family="table-cell">
      <style:table-cell-properties fo:background-color="#FFFFFF" style:vertical-align="top"/>
    </style:style>
    <style:style style:name="Table55.Cell2" style:family="table-cell">
      <style:table-cell-properties fo:background-color="#FFFFFF" style:vertical-align="top"/>
    </style:style>
    <style:style style:name="Table55.Cell3" style:family="table-cell">
      <style:table-cell-properties fo:background-color="#FFFFFF" style:vertical-align="top"/>
    </style:style>
    <style:style style:name="Table55.Cell4" style:family="table-cell">
      <style:table-cell-properties fo:background-color="#FFFFFF" style:vertical-align="top"/>
    </style:style>
    <style:style style:name="Table55.Cell5" style:family="table-cell">
      <style:table-cell-properties fo:background-color="#FFFFFF" style:vertical-align="top"/>
    </style:style>
    <style:style style:name="Table55.Cell6" style:family="table-cell">
      <style:table-cell-properties fo:background-color="#FFFFFF" style:vertical-align="top"/>
    </style:style>
    <style:style style:name="Table55.Cell7" style:family="table-cell">
      <style:table-cell-properties fo:background-color="#FFFFFF" style:vertical-align="top"/>
    </style:style>
    <style:style style:name="Table55.Cell8" style:family="table-cell">
      <style:table-cell-properties fo:background-color="#FFFFFF" style:vertical-align="middle"/>
    </style:style>
    <style:style style:name="Table55.Cell9" style:family="table-cell">
      <style:table-cell-properties fo:background-color="#FFFFFF" style:vertical-align="middle"/>
    </style:style>
    <style:style style:name="Table55.Cell10" style:family="table-cell">
      <style:table-cell-properties fo:background-color="#FFFFFF" style:vertical-align="middle"/>
    </style:style>
    <style:style style:name="Table55.Cell11" style:family="table-cell">
      <style:table-cell-properties fo:background-color="#FFFFFF" style:vertical-align="middle"/>
    </style:style>
    <style:style style:name="Table55.Cell12" style:family="table-cell">
      <style:table-cell-properties fo:background-color="#FFFFFF" style:vertical-align="middle"/>
    </style:style>
    <style:style style:name="Table55.Cell13" style:family="table-cell">
      <style:table-cell-properties fo:background-color="#FFFFFF" style:vertical-align="middle"/>
    </style:style>
    <style:style style:name="Table55.Cell14" style:family="table-cell">
      <style:table-cell-properties fo:background-color="#FFFFFF" style:vertical-align="middle"/>
    </style:style>
    <style:style style:name="Table55.Cell15" style:family="table-cell">
      <style:table-cell-properties fo:background-color="#FFFFFF" style:vertical-align="middle"/>
    </style:style>
    <style:style style:name="Table55.Cell16" style:family="table-cell">
      <style:table-cell-properties fo:background-color="#FFFFFF" style:vertical-align="middle"/>
    </style:style>
    <style:style style:name="Table55.Cell17" style:family="table-cell">
      <style:table-cell-properties fo:background-color="#FFFFFF" style:vertical-align="middle"/>
    </style:style>
    <style:style style:name="Table55.Cell18" style:family="table-cell">
      <style:table-cell-properties fo:background-color="#FFFFFF" style:vertical-align="middle"/>
    </style:style>
    <style:style style:name="Table55.Cell19" style:family="table-cell">
      <style:table-cell-properties fo:background-color="#FFFFFF" style:vertical-align="middle"/>
    </style:style>
    <style:style style:name="Table55.Cell20" style:family="table-cell">
      <style:table-cell-properties fo:background-color="#FFFFFF" style:vertical-align="middle"/>
    </style:style>
    <style:style style:name="Table55.Cell21" style:family="table-cell">
      <style:table-cell-properties fo:background-color="#FFFFFF" style:vertical-align="middle"/>
    </style:style>
    <style:style style:name="Table55.Cell22" style:family="table-cell">
      <style:table-cell-properties fo:background-color="#FFFFFF" style:vertical-align="middle"/>
    </style:style>
    <style:style style:name="Table55.Cell23" style:family="table-cell">
      <style:table-cell-properties fo:background-color="#FFFFFF" style:vertical-align="middle"/>
    </style:style>
    <style:style style:name="Table55.Cell24" style:family="table-cell">
      <style:table-cell-properties fo:background-color="#FFFFFF" style:vertical-align="middle"/>
    </style:style>
    <style:style style:name="Table55.Cell25" style:family="table-cell">
      <style:table-cell-properties fo:background-color="#FFFFFF" style:vertical-align="middle"/>
    </style:style>
    <style:style style:name="Table55.Cell26" style:family="table-cell">
      <style:table-cell-properties fo:background-color="#FFFFFF" style:vertical-align="middle"/>
    </style:style>
    <style:style style:name="Table55.Cell27" style:family="table-cell">
      <style:table-cell-properties fo:background-color="#FFFFFF" style:vertical-align="middle"/>
    </style:style>
    <style:style style:name="Table55.Cell28" style:family="table-cell">
      <style:table-cell-properties fo:background-color="#FFFFFF" style:vertical-align="middle"/>
    </style:style>
    <style:style style:name="Table55.Cell29" style:family="table-cell">
      <style:table-cell-properties fo:background-color="#FFFFFF" style:vertical-align="middle"/>
    </style:style>
    <style:style style:name="Table55.Cell30" style:family="table-cell">
      <style:table-cell-properties fo:background-color="#FFFFFF" style:vertical-align="middle"/>
    </style:style>
    <style:style style:name="Table55.Cell31" style:family="table-cell">
      <style:table-cell-properties fo:background-color="#FFFFFF" style:vertical-align="middle"/>
    </style:style>
    <style:style style:name="Table55.Cell32" style:family="table-cell">
      <style:table-cell-properties fo:background-color="#FFFFFF" style:vertical-align="middle"/>
    </style:style>
    <style:style style:name="Table55.Cell33" style:family="table-cell">
      <style:table-cell-properties fo:background-color="#FFFFFF" style:vertical-align="middle"/>
    </style:style>
    <style:style style:name="Table55.Cell34" style:family="table-cell">
      <style:table-cell-properties fo:background-color="#FFFFFF" style:vertical-align="middle"/>
    </style:style>
    <style:style style:name="Table55.Cell35" style:family="table-cell">
      <style:table-cell-properties fo:background-color="#FFFFFF" style:vertical-align="middle"/>
    </style:style>
    <style:style style:name="Table55.Cell36" style:family="table-cell">
      <style:table-cell-properties fo:background-color="#FFFFFF" style:vertical-align="middle"/>
    </style:style>
    <style:style style:name="Table55.Cell37" style:family="table-cell">
      <style:table-cell-properties fo:background-color="#FFFFFF" style:vertical-align="middle"/>
    </style:style>
    <style:style style:name="Table55.Cell38" style:family="table-cell">
      <style:table-cell-properties fo:background-color="#FFFFFF" style:vertical-align="middle"/>
    </style:style>
    <style:style style:name="Table55.Cell39" style:family="table-cell">
      <style:table-cell-properties fo:background-color="#FFFFFF" style:vertical-align="middle"/>
    </style:style>
    <style:style style:name="Table55.Cell40" style:family="table-cell">
      <style:table-cell-properties fo:background-color="#FFFFFF" style:vertical-align="middle"/>
    </style:style>
    <style:style style:name="Table55.Cell41" style:family="table-cell">
      <style:table-cell-properties fo:background-color="#FFFFFF" style:vertical-align="middle"/>
    </style:style>
    <style:style style:name="Table55.Cell42" style:family="table-cell">
      <style:table-cell-properties fo:background-color="#FFFFFF" style:vertical-align="middle"/>
    </style:style>
    <style:style style:name="Table55.Cell43" style:family="table-cell">
      <style:table-cell-properties fo:background-color="#FFFFFF" style:vertical-align="middle"/>
    </style:style>
    <style:style style:name="Table55.Cell44" style:family="table-cell">
      <style:table-cell-properties fo:background-color="#FFFFFF" style:vertical-align="middle"/>
    </style:style>
    <style:style style:name="Table55.Cell45" style:family="table-cell">
      <style:table-cell-properties fo:background-color="#FFFFFF" style:vertical-align="middle"/>
    </style:style>
    <style:style style:name="Table55.Cell46" style:family="table-cell">
      <style:table-cell-properties fo:background-color="#FFFFFF" style:vertical-align="middle"/>
    </style:style>
    <style:style style:name="Table55.Cell47" style:family="table-cell">
      <style:table-cell-properties fo:background-color="#FFFFFF" style:vertical-align="middle"/>
    </style:style>
    <style:style style:name="Table55.Cell48" style:family="table-cell">
      <style:table-cell-properties fo:background-color="#FFFFFF" style:vertical-align="middle"/>
    </style:style>
    <style:style style:name="Table55.Cell49" style:family="table-cell">
      <style:table-cell-properties fo:background-color="#FFFFFF" style:vertical-align="middle"/>
    </style:style>
    <style:style style:name="Table55.Cell50" style:family="table-cell">
      <style:table-cell-properties fo:background-color="#FFFFFF" style:vertical-align="middle"/>
    </style:style>
    <style:style style:name="Table55.Cell51" style:family="table-cell">
      <style:table-cell-properties fo:background-color="#FFFFFF" style:vertical-align="middle"/>
    </style:style>
    <style:style style:name="Table55.Cell52" style:family="table-cell">
      <style:table-cell-properties fo:background-color="#FFFFFF" style:vertical-align="middle"/>
    </style:style>
    <style:style style:name="Table55.Cell53" style:family="table-cell">
      <style:table-cell-properties fo:background-color="#FFFFFF" style:vertical-align="middle"/>
    </style:style>
    <style:style style:name="Table55.Cell54" style:family="table-cell">
      <style:table-cell-properties fo:background-color="#FFFFFF" style:vertical-align="middle"/>
    </style:style>
    <style:style style:name="Table55.Cell55" style:family="table-cell">
      <style:table-cell-properties fo:background-color="#FFFFFF" style:vertical-align="middle"/>
    </style:style>
    <style:style style:name="Table55.Cell56" style:family="table-cell">
      <style:table-cell-properties fo:background-color="#FFFFFF" style:vertical-align="middle"/>
    </style:style>
    <style:style style:name="Table55.Cell57" style:family="table-cell">
      <style:table-cell-properties fo:background-color="#FFFFFF" style:vertical-align="middle"/>
    </style:style>
    <style:style style:name="Table55.Cell58" style:family="table-cell">
      <style:table-cell-properties fo:background-color="#FFFFFF" style:vertical-align="middle"/>
    </style:style>
    <style:style style:name="Table55.Cell59" style:family="table-cell">
      <style:table-cell-properties fo:background-color="#FFFFFF" style:vertical-align="middle"/>
    </style:style>
    <style:style style:name="Table55.Cell60" style:family="table-cell">
      <style:table-cell-properties fo:background-color="#FFFFFF" style:vertical-align="middle"/>
    </style:style>
    <style:style style:name="Table55.Cell61" style:family="table-cell">
      <style:table-cell-properties fo:background-color="#FFFFFF" style:vertical-align="middle"/>
    </style:style>
    <style:style style:name="Table55.Cell62" style:family="table-cell">
      <style:table-cell-properties fo:background-color="#FFFFFF" style:vertical-align="middle"/>
    </style:style>
    <style:style style:name="Table55.Cell63" style:family="table-cell">
      <style:table-cell-properties fo:background-color="#FFFFFF" style:vertical-align="middle"/>
    </style:style>
    <style:style style:name="Table55.Cell64" style:family="table-cell">
      <style:table-cell-properties fo:background-color="#FFFFFF"/>
    </style:style>
    <style:style style:name="Table55.Cell65" style:family="table-cell">
      <style:table-cell-properties fo:background-color="#FFFFFF"/>
    </style:style>
    <style:style style:name="Table55.Cell66" style:family="table-cell">
      <style:table-cell-properties fo:background-color="#FFFFFF"/>
    </style:style>
    <style:style style:name="Table56" style:family="table">
      <style:table-properties style:writing-mode="lr-tb" style:width="16.138cm" table:align="center"/>
    </style:style>
    <style:style style:name="Table56.C1" style:family="table-column">
      <style:table-column-properties style:column-width="4.911cm"/>
    </style:style>
    <style:style style:name="Table56.C2" style:family="table-column">
      <style:table-column-properties style:column-width="1.533cm"/>
    </style:style>
    <style:style style:name="Table56.C3" style:family="table-column">
      <style:table-column-properties style:column-width="4.860cm"/>
    </style:style>
    <style:style style:name="Table56.C4" style:family="table-column">
      <style:table-column-properties style:column-width="4.835cm"/>
    </style:style>
    <style:style style:name="Table56.R1" style:family="table-row">
      <style:table-row-properties style:row-height="0.610cm"/>
    </style:style>
    <style:style style:name="Table56.R2" style:family="table-row">
      <style:table-row-properties style:row-height="1.499cm"/>
    </style:style>
    <style:style style:name="Table56.R3" style:family="table-row">
      <style:table-row-properties style:row-height="0.914cm"/>
    </style:style>
    <style:style style:name="Table56.R4" style:family="table-row">
      <style:table-row-properties style:row-height="1.058cm"/>
    </style:style>
    <style:style style:name="Table56.R5" style:family="table-row">
      <style:table-row-properties style:row-height="1.101cm"/>
    </style:style>
    <style:style style:name="Table56.R6" style:family="table-row">
      <style:table-row-properties style:row-height="1.101cm"/>
    </style:style>
    <style:style style:name="Table56.R7" style:family="table-row">
      <style:table-row-properties style:row-height="1.101cm"/>
    </style:style>
    <style:style style:name="Table56.R8" style:family="table-row">
      <style:table-row-properties style:row-height="0.804cm"/>
    </style:style>
    <style:style style:name="Table56.Cell1" style:family="table-cell">
      <style:table-cell-properties fo:background-color="#FFFFFF" style:vertical-align="top"/>
    </style:style>
    <style:style style:name="Table56.Cell2" style:family="table-cell">
      <style:table-cell-properties fo:background-color="#FFFFFF" style:vertical-align="top"/>
    </style:style>
    <style:style style:name="Table56.Cell3" style:family="table-cell">
      <style:table-cell-properties fo:background-color="#FFFFFF" style:vertical-align="top"/>
    </style:style>
    <style:style style:name="Table56.Cell4" style:family="table-cell">
      <style:table-cell-properties fo:background-color="#FFFFFF" style:vertical-align="top"/>
    </style:style>
    <style:style style:name="Table56.Cell5" style:family="table-cell">
      <style:table-cell-properties fo:background-color="#FFFFFF" style:vertical-align="top"/>
    </style:style>
    <style:style style:name="Table56.Cell6" style:family="table-cell">
      <style:table-cell-properties fo:background-color="#FFFFFF" style:vertical-align="top"/>
    </style:style>
    <style:style style:name="Table56.Cell7" style:family="table-cell">
      <style:table-cell-properties fo:background-color="#FFFFFF" style:vertical-align="top"/>
    </style:style>
    <style:style style:name="Table56.Cell8" style:family="table-cell">
      <style:table-cell-properties fo:background-color="#FFFFFF" style:vertical-align="middle"/>
    </style:style>
    <style:style style:name="Table56.Cell9" style:family="table-cell">
      <style:table-cell-properties fo:background-color="#FFFFFF" style:vertical-align="top"/>
    </style:style>
    <style:style style:name="Table56.Cell10" style:family="table-cell">
      <style:table-cell-properties fo:background-color="#FFFFFF" style:vertical-align="middle"/>
    </style:style>
    <style:style style:name="Table56.Cell11" style:family="table-cell">
      <style:table-cell-properties fo:background-color="#FFFFFF" style:vertical-align="top"/>
    </style:style>
    <style:style style:name="Table56.Cell12" style:family="table-cell">
      <style:table-cell-properties fo:background-color="#FFFFFF" style:vertical-align="middle"/>
    </style:style>
    <style:style style:name="Table56.Cell13" style:family="table-cell">
      <style:table-cell-properties fo:background-color="#FFFFFF" style:vertical-align="top"/>
    </style:style>
    <style:style style:name="Table56.Cell14" style:family="table-cell">
      <style:table-cell-properties fo:background-color="#FFFFFF" style:vertical-align="middle"/>
    </style:style>
    <style:style style:name="Table56.Cell15" style:family="table-cell">
      <style:table-cell-properties fo:background-color="#FFFFFF" style:vertical-align="top"/>
    </style:style>
    <style:style style:name="Table56.Cell16" style:family="table-cell">
      <style:table-cell-properties fo:background-color="#FFFFFF"/>
    </style:style>
    <style:style style:name="Table56.Cell17" style:family="table-cell">
      <style:table-cell-properties fo:background-color="#FFFFFF" style:vertical-align="top"/>
    </style:style>
    <style:style style:name="Table56.Cell18" style:family="table-cell">
      <style:table-cell-properties fo:background-color="#FFFFFF" style:vertical-align="top"/>
    </style:style>
    <style:style style:name="Table56.Cell19" style:family="table-cell">
      <style:table-cell-properties fo:background-color="#FFFFFF" style:vertical-align="top"/>
    </style:style>
    <style:style style:name="Table56.Cell20" style:family="table-cell">
      <style:table-cell-properties fo:background-color="#FFFFFF" style:vertical-align="top"/>
    </style:style>
    <style:style style:name="Table56.Cell21" style:family="table-cell">
      <style:table-cell-properties fo:background-color="#FFFFFF" style:vertical-align="top"/>
    </style:style>
    <style:style style:name="Table56.Cell22" style:family="table-cell">
      <style:table-cell-properties fo:background-color="#FFFFFF" style:vertical-align="top"/>
    </style:style>
    <style:style style:name="Table56.Cell23" style:family="table-cell">
      <style:table-cell-properties fo:background-color="#FFFFFF" style:vertical-align="top"/>
    </style:style>
    <style:style style:name="Table56.Cell24" style:family="table-cell">
      <style:table-cell-properties fo:background-color="#FFFFFF" style:vertical-align="top"/>
    </style:style>
    <style:style style:name="Table56.Cell25" style:family="table-cell">
      <style:table-cell-properties fo:background-color="#FFFFFF" style:vertical-align="top"/>
    </style:style>
    <style:style style:name="Table56.Cell26" style:family="table-cell">
      <style:table-cell-properties fo:background-color="#FFFFFF" style:vertical-align="top"/>
    </style:style>
    <style:style style:name="Table56.Cell27" style:family="table-cell">
      <style:table-cell-properties fo:background-color="#FFFFFF" style:vertical-align="top"/>
    </style:style>
    <style:style style:name="Table56.Cell28" style:family="table-cell">
      <style:table-cell-properties fo:background-color="#FFFFFF" style:vertical-align="top"/>
    </style:style>
    <style:style style:name="Table56.Cell29" style:family="table-cell">
      <style:table-cell-properties fo:background-color="#FFFFFF" style:vertical-align="top"/>
    </style:style>
    <style:style style:name="Table56.Cell30" style:family="table-cell">
      <style:table-cell-properties fo:background-color="#FFFFFF" style:vertical-align="top"/>
    </style:style>
    <style:style style:name="Table56.Cell31" style:family="table-cell">
      <style:table-cell-properties fo:background-color="#FFFFFF" style:vertical-align="top"/>
    </style:style>
    <style:style style:name="Table56.Cell32" style:family="table-cell">
      <style:table-cell-properties fo:background-color="#FFFFFF" style:vertical-align="top"/>
    </style:style>
    <style:style style:name="Table57" style:family="table">
      <style:table-properties style:writing-mode="lr-tb" style:width="10.389cm" table:align="center"/>
    </style:style>
    <style:style style:name="Table57.C1" style:family="table-column">
      <style:table-column-properties style:column-width="0.653cm"/>
    </style:style>
    <style:style style:name="Table57.C2" style:family="table-column">
      <style:table-column-properties style:column-width="5.648cm"/>
    </style:style>
    <style:style style:name="Table57.C3" style:family="table-column">
      <style:table-column-properties style:column-width="4.089cm"/>
    </style:style>
    <style:style style:name="Table57.R1" style:family="table-row">
      <style:table-row-properties style:row-height="0.610cm"/>
    </style:style>
    <style:style style:name="Table57.R2" style:family="table-row">
      <style:table-row-properties style:row-height="1.109cm"/>
    </style:style>
    <style:style style:name="Table57.R3" style:family="table-row">
      <style:table-row-properties style:row-height="1.304cm"/>
    </style:style>
    <style:style style:name="Table57.R4" style:family="table-row">
      <style:table-row-properties style:row-height="1.067cm"/>
    </style:style>
    <style:style style:name="Table57.R5" style:family="table-row">
      <style:table-row-properties style:row-height="1.101cm"/>
    </style:style>
    <style:style style:name="Table57.R6" style:family="table-row">
      <style:table-row-properties style:row-height="1.125cm"/>
    </style:style>
    <style:style style:name="Table57.R7" style:family="table-row">
      <style:table-row-properties style:row-height="1.076cm"/>
    </style:style>
    <style:style style:name="Table57.R8" style:family="table-row">
      <style:table-row-properties style:row-height="1.125cm"/>
    </style:style>
    <style:style style:name="Table57.R9" style:family="table-row">
      <style:table-row-properties style:row-height="1.067cm"/>
    </style:style>
    <style:style style:name="Table57.R10" style:family="table-row">
      <style:table-row-properties style:row-height="1.125cm"/>
    </style:style>
    <style:style style:name="Table57.R11" style:family="table-row">
      <style:table-row-properties style:row-height="1.101cm"/>
    </style:style>
    <style:style style:name="Table57.R12" style:family="table-row">
      <style:table-row-properties style:row-height="1.083cm"/>
    </style:style>
    <style:style style:name="Table57.R13" style:family="table-row">
      <style:table-row-properties style:row-height="1.125cm"/>
    </style:style>
    <style:style style:name="Table57.R14" style:family="table-row">
      <style:table-row-properties style:row-height="1.083cm"/>
    </style:style>
    <style:style style:name="Table57.R15" style:family="table-row">
      <style:table-row-properties style:row-height="1.134cm"/>
    </style:style>
    <style:style style:name="Table57.R16" style:family="table-row">
      <style:table-row-properties style:row-height="1.609cm"/>
    </style:style>
    <style:style style:name="Table57.R17" style:family="table-row">
      <style:table-row-properties style:row-height="1.642cm"/>
    </style:style>
    <style:style style:name="Table57.R18" style:family="table-row">
      <style:table-row-properties style:row-height="1.143cm"/>
    </style:style>
    <style:style style:name="Table57.R19" style:family="table-row">
      <style:table-row-properties style:row-height="1.058cm"/>
    </style:style>
    <style:style style:name="Table57.R20" style:family="table-row">
      <style:table-row-properties style:row-height="1.125cm"/>
    </style:style>
    <style:style style:name="Table57.R21" style:family="table-row">
      <style:table-row-properties style:row-height="1.076cm"/>
    </style:style>
    <style:style style:name="Table57.R22" style:family="table-row">
      <style:table-row-properties style:row-height="1.609cm"/>
    </style:style>
    <style:style style:name="Table57.R23" style:family="table-row">
      <style:table-row-properties style:row-height="1.219cm"/>
    </style:style>
    <style:style style:name="Table57.Cell1" style:family="table-cell">
      <style:table-cell-properties fo:background-color="#FFFFFF" style:vertical-align="top"/>
    </style:style>
    <style:style style:name="Table57.Cell2" style:family="table-cell">
      <style:table-cell-properties fo:background-color="#FFFFFF" style:vertical-align="top"/>
    </style:style>
    <style:style style:name="Table57.Cell3" style:family="table-cell">
      <style:table-cell-properties fo:background-color="#FFFFFF" style:vertical-align="top"/>
    </style:style>
    <style:style style:name="Table57.Cell4" style:family="table-cell">
      <style:table-cell-properties fo:background-color="#FFFFFF" style:vertical-align="top"/>
    </style:style>
    <style:style style:name="Table57.Cell5" style:family="table-cell">
      <style:table-cell-properties fo:background-color="#FFFFFF" style:vertical-align="top"/>
    </style:style>
    <style:style style:name="Table57.Cell6" style:family="table-cell">
      <style:table-cell-properties fo:background-color="#FFFFFF" style:vertical-align="top"/>
    </style:style>
    <style:style style:name="Table57.Cell7" style:family="table-cell">
      <style:table-cell-properties fo:background-color="#FFFFFF" style:vertical-align="top"/>
    </style:style>
    <style:style style:name="Table57.Cell8" style:family="table-cell">
      <style:table-cell-properties fo:background-color="#FFFFFF" style:vertical-align="middle"/>
    </style:style>
    <style:style style:name="Table57.Cell9" style:family="table-cell">
      <style:table-cell-properties fo:background-color="#FFFFFF" style:vertical-align="middle"/>
    </style:style>
    <style:style style:name="Table57.Cell10" style:family="table-cell">
      <style:table-cell-properties fo:background-color="#FFFFFF" style:vertical-align="middle"/>
    </style:style>
    <style:style style:name="Table57.Cell11" style:family="table-cell">
      <style:table-cell-properties fo:background-color="#FFFFFF" style:vertical-align="middle"/>
    </style:style>
    <style:style style:name="Table57.Cell12" style:family="table-cell">
      <style:table-cell-properties fo:background-color="#FFFFFF" style:vertical-align="middle"/>
    </style:style>
    <style:style style:name="Table57.Cell13" style:family="table-cell">
      <style:table-cell-properties fo:background-color="#FFFFFF" style:vertical-align="middle"/>
    </style:style>
    <style:style style:name="Table57.Cell14" style:family="table-cell">
      <style:table-cell-properties fo:background-color="#FFFFFF" style:vertical-align="middle"/>
    </style:style>
    <style:style style:name="Table57.Cell15" style:family="table-cell">
      <style:table-cell-properties fo:background-color="#FFFFFF" style:vertical-align="middle"/>
    </style:style>
    <style:style style:name="Table57.Cell16" style:family="table-cell">
      <style:table-cell-properties fo:background-color="#FFFFFF" style:vertical-align="middle"/>
    </style:style>
    <style:style style:name="Table57.Cell17" style:family="table-cell">
      <style:table-cell-properties fo:background-color="#FFFFFF" style:vertical-align="middle"/>
    </style:style>
    <style:style style:name="Table57.Cell18" style:family="table-cell">
      <style:table-cell-properties fo:background-color="#FFFFFF" style:vertical-align="middle"/>
    </style:style>
    <style:style style:name="Table57.Cell19" style:family="table-cell">
      <style:table-cell-properties fo:background-color="#FFFFFF" style:vertical-align="middle"/>
    </style:style>
    <style:style style:name="Table57.Cell20" style:family="table-cell">
      <style:table-cell-properties fo:background-color="#FFFFFF" style:vertical-align="middle"/>
    </style:style>
    <style:style style:name="Table57.Cell21" style:family="table-cell">
      <style:table-cell-properties fo:background-color="#FFFFFF" style:vertical-align="middle"/>
    </style:style>
    <style:style style:name="Table57.Cell22" style:family="table-cell">
      <style:table-cell-properties fo:background-color="#FFFFFF" style:vertical-align="middle"/>
    </style:style>
    <style:style style:name="Table57.Cell23" style:family="table-cell">
      <style:table-cell-properties fo:background-color="#FFFFFF" style:vertical-align="middle"/>
    </style:style>
    <style:style style:name="Table57.Cell24" style:family="table-cell">
      <style:table-cell-properties fo:background-color="#FFFFFF" style:vertical-align="middle"/>
    </style:style>
    <style:style style:name="Table57.Cell25" style:family="table-cell">
      <style:table-cell-properties fo:background-color="#FFFFFF" style:vertical-align="middle"/>
    </style:style>
    <style:style style:name="Table57.Cell26" style:family="table-cell">
      <style:table-cell-properties fo:background-color="#FFFFFF" style:vertical-align="middle"/>
    </style:style>
    <style:style style:name="Table57.Cell27" style:family="table-cell">
      <style:table-cell-properties fo:background-color="#FFFFFF" style:vertical-align="middle"/>
    </style:style>
    <style:style style:name="Table57.Cell28" style:family="table-cell">
      <style:table-cell-properties fo:background-color="#FFFFFF" style:vertical-align="middle"/>
    </style:style>
    <style:style style:name="Table57.Cell29" style:family="table-cell">
      <style:table-cell-properties fo:background-color="#FFFFFF" style:vertical-align="middle"/>
    </style:style>
    <style:style style:name="Table57.Cell30" style:family="table-cell">
      <style:table-cell-properties fo:background-color="#FFFFFF" style:vertical-align="middle"/>
    </style:style>
    <style:style style:name="Table57.Cell31" style:family="table-cell">
      <style:table-cell-properties fo:background-color="#FFFFFF" style:vertical-align="middle"/>
    </style:style>
    <style:style style:name="Table57.Cell32" style:family="table-cell">
      <style:table-cell-properties fo:background-color="#FFFFFF" style:vertical-align="middle"/>
    </style:style>
    <style:style style:name="Table57.Cell33" style:family="table-cell">
      <style:table-cell-properties fo:background-color="#FFFFFF" style:vertical-align="middle"/>
    </style:style>
    <style:style style:name="Table57.Cell34" style:family="table-cell">
      <style:table-cell-properties fo:background-color="#FFFFFF" style:vertical-align="middle"/>
    </style:style>
    <style:style style:name="Table57.Cell35" style:family="table-cell">
      <style:table-cell-properties fo:background-color="#FFFFFF" style:vertical-align="middle"/>
    </style:style>
    <style:style style:name="Table57.Cell36" style:family="table-cell">
      <style:table-cell-properties fo:background-color="#FFFFFF" style:vertical-align="middle"/>
    </style:style>
    <style:style style:name="Table57.Cell37" style:family="table-cell">
      <style:table-cell-properties fo:background-color="#FFFFFF" style:vertical-align="middle"/>
    </style:style>
    <style:style style:name="Table57.Cell38" style:family="table-cell">
      <style:table-cell-properties fo:background-color="#FFFFFF" style:vertical-align="middle"/>
    </style:style>
    <style:style style:name="Table57.Cell39" style:family="table-cell">
      <style:table-cell-properties fo:background-color="#FFFFFF" style:vertical-align="middle"/>
    </style:style>
    <style:style style:name="Table57.Cell40" style:family="table-cell">
      <style:table-cell-properties fo:background-color="#FFFFFF" style:vertical-align="middle"/>
    </style:style>
    <style:style style:name="Table57.Cell41" style:family="table-cell">
      <style:table-cell-properties fo:background-color="#FFFFFF" style:vertical-align="middle"/>
    </style:style>
    <style:style style:name="Table57.Cell42" style:family="table-cell">
      <style:table-cell-properties fo:background-color="#FFFFFF" style:vertical-align="middle"/>
    </style:style>
    <style:style style:name="Table57.Cell43" style:family="table-cell">
      <style:table-cell-properties fo:background-color="#FFFFFF" style:vertical-align="middle"/>
    </style:style>
    <style:style style:name="Table57.Cell44" style:family="table-cell">
      <style:table-cell-properties fo:background-color="#FFFFFF" style:vertical-align="middle"/>
    </style:style>
    <style:style style:name="Table57.Cell45" style:family="table-cell">
      <style:table-cell-properties fo:background-color="#FFFFFF" style:vertical-align="middle"/>
    </style:style>
    <style:style style:name="Table57.Cell46" style:family="table-cell">
      <style:table-cell-properties fo:background-color="#FFFFFF" style:vertical-align="top"/>
    </style:style>
    <style:style style:name="Table57.Cell47" style:family="table-cell">
      <style:table-cell-properties fo:background-color="#FFFFFF" style:vertical-align="top"/>
    </style:style>
    <style:style style:name="Table57.Cell48" style:family="table-cell">
      <style:table-cell-properties fo:background-color="#FFFFFF" style:vertical-align="top"/>
    </style:style>
    <style:style style:name="Table57.Cell49" style:family="table-cell">
      <style:table-cell-properties fo:background-color="#FFFFFF"/>
    </style:style>
    <style:style style:name="Table57.Cell50" style:family="table-cell">
      <style:table-cell-properties fo:background-color="#FFFFFF"/>
    </style:style>
    <style:style style:name="Table57.Cell51" style:family="table-cell">
      <style:table-cell-properties fo:background-color="#FFFFFF"/>
    </style:style>
    <style:style style:name="Table57.Cell52" style:family="table-cell">
      <style:table-cell-properties fo:background-color="#FFFFFF" style:vertical-align="middle"/>
    </style:style>
    <style:style style:name="Table57.Cell53" style:family="table-cell">
      <style:table-cell-properties fo:background-color="#FFFFFF" style:vertical-align="middle"/>
    </style:style>
    <style:style style:name="Table57.Cell54" style:family="table-cell">
      <style:table-cell-properties fo:background-color="#FFFFFF" style:vertical-align="middle"/>
    </style:style>
    <style:style style:name="Table57.Cell55" style:family="table-cell">
      <style:table-cell-properties fo:background-color="#FFFFFF" style:vertical-align="middle"/>
    </style:style>
    <style:style style:name="Table57.Cell56" style:family="table-cell">
      <style:table-cell-properties fo:background-color="#FFFFFF" style:vertical-align="middle"/>
    </style:style>
    <style:style style:name="Table57.Cell57" style:family="table-cell">
      <style:table-cell-properties fo:background-color="#FFFFFF" style:vertical-align="middle"/>
    </style:style>
    <style:style style:name="Table57.Cell58" style:family="table-cell">
      <style:table-cell-properties fo:background-color="#FFFFFF" style:vertical-align="middle"/>
    </style:style>
    <style:style style:name="Table57.Cell59" style:family="table-cell">
      <style:table-cell-properties fo:background-color="#FFFFFF" style:vertical-align="middle"/>
    </style:style>
    <style:style style:name="Table57.Cell60" style:family="table-cell">
      <style:table-cell-properties fo:background-color="#FFFFFF" style:vertical-align="middle"/>
    </style:style>
    <style:style style:name="Table57.Cell61" style:family="table-cell">
      <style:table-cell-properties fo:background-color="#FFFFFF" style:vertical-align="middle"/>
    </style:style>
    <style:style style:name="Table57.Cell62" style:family="table-cell">
      <style:table-cell-properties fo:background-color="#FFFFFF" style:vertical-align="middle"/>
    </style:style>
    <style:style style:name="Table57.Cell63" style:family="table-cell">
      <style:table-cell-properties fo:background-color="#FFFFFF" style:vertical-align="middle"/>
    </style:style>
    <style:style style:name="Table57.Cell64" style:family="table-cell">
      <style:table-cell-properties fo:background-color="#FFFFFF" style:vertical-align="middle"/>
    </style:style>
    <style:style style:name="Table57.Cell65" style:family="table-cell">
      <style:table-cell-properties fo:background-color="#FFFFFF" style:vertical-align="top"/>
    </style:style>
    <style:style style:name="Table57.Cell66" style:family="table-cell">
      <style:table-cell-properties fo:background-color="#FFFFFF" style:vertical-align="top"/>
    </style:style>
    <style:style style:name="Table57.Cell67" style:family="table-cell">
      <style:table-cell-properties fo:background-color="#FFFFFF" style:vertical-align="top"/>
    </style:style>
    <style:style style:name="Table57.Cell68" style:family="table-cell">
      <style:table-cell-properties fo:background-color="#FFFFFF"/>
    </style:style>
    <style:style style:name="Table57.Cell69" style:family="table-cell">
      <style:table-cell-properties fo:background-color="#FFFFFF" style:vertical-align="top"/>
    </style:style>
    <style:style style:name="Table58" style:family="table">
      <style:table-properties style:writing-mode="lr-tb" style:width="10.389cm" table:align="center"/>
    </style:style>
    <style:style style:name="Table58.C1" style:family="table-column">
      <style:table-column-properties style:column-width="0.669cm"/>
    </style:style>
    <style:style style:name="Table58.C2" style:family="table-column">
      <style:table-column-properties style:column-width="5.038cm"/>
    </style:style>
    <style:style style:name="Table58.C3" style:family="table-column">
      <style:table-column-properties style:column-width="4.681cm"/>
    </style:style>
    <style:style style:name="Table58.R1" style:family="table-row">
      <style:table-row-properties style:row-height="0.610cm"/>
    </style:style>
    <style:style style:name="Table58.R2" style:family="table-row">
      <style:table-row-properties style:row-height="1.109cm"/>
    </style:style>
    <style:style style:name="Table58.R3" style:family="table-row">
      <style:table-row-properties style:row-height="1.312cm"/>
    </style:style>
    <style:style style:name="Table58.R4" style:family="table-row">
      <style:table-row-properties style:row-height="1.058cm"/>
    </style:style>
    <style:style style:name="Table58.R5" style:family="table-row">
      <style:table-row-properties style:row-height="1.101cm"/>
    </style:style>
    <style:style style:name="Table58.R6" style:family="table-row">
      <style:table-row-properties style:row-height="1.101cm"/>
    </style:style>
    <style:style style:name="Table58.R7" style:family="table-row">
      <style:table-row-properties style:row-height="1.101cm"/>
    </style:style>
    <style:style style:name="Table58.R8" style:family="table-row">
      <style:table-row-properties style:row-height="1.092cm"/>
    </style:style>
    <style:style style:name="Table58.R9" style:family="table-row">
      <style:table-row-properties style:row-height="1.101cm"/>
    </style:style>
    <style:style style:name="Table58.R10" style:family="table-row">
      <style:table-row-properties style:row-height="1.125cm"/>
    </style:style>
    <style:style style:name="Table58.R11" style:family="table-row">
      <style:table-row-properties style:row-height="1.076cm"/>
    </style:style>
    <style:style style:name="Table58.R12" style:family="table-row">
      <style:table-row-properties style:row-height="1.101cm"/>
    </style:style>
    <style:style style:name="Table58.R13" style:family="table-row">
      <style:table-row-properties style:row-height="1.125cm"/>
    </style:style>
    <style:style style:name="Table58.R14" style:family="table-row">
      <style:table-row-properties style:row-height="1.118cm"/>
    </style:style>
    <style:style style:name="Table58.R15" style:family="table-row">
      <style:table-row-properties style:row-height="0.762cm"/>
    </style:style>
    <style:style style:name="Table58.Cell1" style:family="table-cell">
      <style:table-cell-properties fo:background-color="#FFFFFF" style:vertical-align="top"/>
    </style:style>
    <style:style style:name="Table58.Cell2" style:family="table-cell">
      <style:table-cell-properties fo:background-color="#FFFFFF" style:vertical-align="top"/>
    </style:style>
    <style:style style:name="Table58.Cell3" style:family="table-cell">
      <style:table-cell-properties fo:background-color="#FFFFFF" style:vertical-align="top"/>
    </style:style>
    <style:style style:name="Table58.Cell4" style:family="table-cell">
      <style:table-cell-properties fo:background-color="#FFFFFF" style:vertical-align="top"/>
    </style:style>
    <style:style style:name="Table58.Cell5" style:family="table-cell">
      <style:table-cell-properties fo:background-color="#FFFFFF" style:vertical-align="top"/>
    </style:style>
    <style:style style:name="Table58.Cell6" style:family="table-cell">
      <style:table-cell-properties fo:background-color="#FFFFFF" style:vertical-align="top"/>
    </style:style>
    <style:style style:name="Table58.Cell7" style:family="table-cell">
      <style:table-cell-properties fo:background-color="#FFFFFF" style:vertical-align="top"/>
    </style:style>
    <style:style style:name="Table58.Cell8" style:family="table-cell">
      <style:table-cell-properties fo:background-color="#FFFFFF" style:vertical-align="middle"/>
    </style:style>
    <style:style style:name="Table58.Cell9" style:family="table-cell">
      <style:table-cell-properties fo:background-color="#FFFFFF" style:vertical-align="middle"/>
    </style:style>
    <style:style style:name="Table58.Cell10" style:family="table-cell">
      <style:table-cell-properties fo:background-color="#FFFFFF" style:vertical-align="middle"/>
    </style:style>
    <style:style style:name="Table58.Cell11" style:family="table-cell">
      <style:table-cell-properties fo:background-color="#FFFFFF" style:vertical-align="middle"/>
    </style:style>
    <style:style style:name="Table58.Cell12" style:family="table-cell">
      <style:table-cell-properties fo:background-color="#FFFFFF" style:vertical-align="middle"/>
    </style:style>
    <style:style style:name="Table58.Cell13" style:family="table-cell">
      <style:table-cell-properties fo:background-color="#FFFFFF" style:vertical-align="middle"/>
    </style:style>
    <style:style style:name="Table58.Cell14" style:family="table-cell">
      <style:table-cell-properties fo:background-color="#FFFFFF" style:vertical-align="middle"/>
    </style:style>
    <style:style style:name="Table58.Cell15" style:family="table-cell">
      <style:table-cell-properties fo:background-color="#FFFFFF" style:vertical-align="middle"/>
    </style:style>
    <style:style style:name="Table58.Cell16" style:family="table-cell">
      <style:table-cell-properties fo:background-color="#FFFFFF" style:vertical-align="middle"/>
    </style:style>
    <style:style style:name="Table58.Cell17" style:family="table-cell">
      <style:table-cell-properties fo:background-color="#FFFFFF" style:vertical-align="middle"/>
    </style:style>
    <style:style style:name="Table58.Cell18" style:family="table-cell">
      <style:table-cell-properties fo:background-color="#FFFFFF" style:vertical-align="middle"/>
    </style:style>
    <style:style style:name="Table58.Cell19" style:family="table-cell">
      <style:table-cell-properties fo:background-color="#FFFFFF" style:vertical-align="middle"/>
    </style:style>
    <style:style style:name="Table58.Cell20" style:family="table-cell">
      <style:table-cell-properties fo:background-color="#FFFFFF" style:vertical-align="middle"/>
    </style:style>
    <style:style style:name="Table58.Cell21" style:family="table-cell">
      <style:table-cell-properties fo:background-color="#FFFFFF" style:vertical-align="middle"/>
    </style:style>
    <style:style style:name="Table58.Cell22" style:family="table-cell">
      <style:table-cell-properties fo:background-color="#FFFFFF" style:vertical-align="middle"/>
    </style:style>
    <style:style style:name="Table58.Cell23" style:family="table-cell">
      <style:table-cell-properties fo:background-color="#FFFFFF" style:vertical-align="middle"/>
    </style:style>
    <style:style style:name="Table58.Cell24" style:family="table-cell">
      <style:table-cell-properties fo:background-color="#FFFFFF" style:vertical-align="middle"/>
    </style:style>
    <style:style style:name="Table58.Cell25" style:family="table-cell">
      <style:table-cell-properties fo:background-color="#FFFFFF" style:vertical-align="middle"/>
    </style:style>
    <style:style style:name="Table58.Cell26" style:family="table-cell">
      <style:table-cell-properties fo:background-color="#FFFFFF" style:vertical-align="middle"/>
    </style:style>
    <style:style style:name="Table58.Cell27" style:family="table-cell">
      <style:table-cell-properties fo:background-color="#FFFFFF" style:vertical-align="middle"/>
    </style:style>
    <style:style style:name="Table58.Cell28" style:family="table-cell">
      <style:table-cell-properties fo:background-color="#FFFFFF" style:vertical-align="middle"/>
    </style:style>
    <style:style style:name="Table58.Cell29" style:family="table-cell">
      <style:table-cell-properties fo:background-color="#FFFFFF" style:vertical-align="middle"/>
    </style:style>
    <style:style style:name="Table58.Cell30" style:family="table-cell">
      <style:table-cell-properties fo:background-color="#FFFFFF" style:vertical-align="middle"/>
    </style:style>
    <style:style style:name="Table58.Cell31" style:family="table-cell">
      <style:table-cell-properties fo:background-color="#FFFFFF" style:vertical-align="middle"/>
    </style:style>
    <style:style style:name="Table58.Cell32" style:family="table-cell">
      <style:table-cell-properties fo:background-color="#FFFFFF" style:vertical-align="middle"/>
    </style:style>
    <style:style style:name="Table58.Cell33" style:family="table-cell">
      <style:table-cell-properties fo:background-color="#FFFFFF" style:vertical-align="middle"/>
    </style:style>
    <style:style style:name="Table58.Cell34" style:family="table-cell">
      <style:table-cell-properties fo:background-color="#FFFFFF" style:vertical-align="middle"/>
    </style:style>
    <style:style style:name="Table58.Cell35" style:family="table-cell">
      <style:table-cell-properties fo:background-color="#FFFFFF" style:vertical-align="middle"/>
    </style:style>
    <style:style style:name="Table58.Cell36" style:family="table-cell">
      <style:table-cell-properties fo:background-color="#FFFFFF" style:vertical-align="middle"/>
    </style:style>
    <style:style style:name="Table58.Cell37" style:family="table-cell">
      <style:table-cell-properties fo:background-color="#FFFFFF" style:vertical-align="middle"/>
    </style:style>
    <style:style style:name="Table58.Cell38" style:family="table-cell">
      <style:table-cell-properties fo:background-color="#FFFFFF" style:vertical-align="middle"/>
    </style:style>
    <style:style style:name="Table58.Cell39" style:family="table-cell">
      <style:table-cell-properties fo:background-color="#FFFFFF" style:vertical-align="middle"/>
    </style:style>
    <style:style style:name="Table58.Cell40" style:family="table-cell">
      <style:table-cell-properties fo:background-color="#FFFFFF" style:vertical-align="middle"/>
    </style:style>
    <style:style style:name="Table58.Cell41" style:family="table-cell">
      <style:table-cell-properties fo:background-color="#FFFFFF" style:vertical-align="middle"/>
    </style:style>
    <style:style style:name="Table58.Cell42" style:family="table-cell">
      <style:table-cell-properties fo:background-color="#FFFFFF" style:vertical-align="middle"/>
    </style:style>
    <style:style style:name="Table58.Cell43" style:family="table-cell">
      <style:table-cell-properties fo:background-color="#FFFFFF"/>
    </style:style>
    <style:style style:name="Table58.Cell44" style:family="table-cell">
      <style:table-cell-properties fo:background-color="#FFFFFF"/>
    </style:style>
    <style:style style:name="Table58.Cell45" style:family="table-cell">
      <style:table-cell-properties fo:background-color="#FFFFFF"/>
    </style:style>
    <style:style style:name="Table59" style:family="table">
      <style:table-properties style:writing-mode="lr-tb" style:width="16.434cm" table:align="center"/>
    </style:style>
    <style:style style:name="Table59.C1" style:family="table-column">
      <style:table-column-properties style:column-width="5.198cm"/>
    </style:style>
    <style:style style:name="Table59.C2" style:family="table-column">
      <style:table-column-properties style:column-width="1.542cm"/>
    </style:style>
    <style:style style:name="Table59.C3" style:family="table-column">
      <style:table-column-properties style:column-width="5.114cm"/>
    </style:style>
    <style:style style:name="Table59.C4" style:family="table-column">
      <style:table-column-properties style:column-width="4.581cm"/>
    </style:style>
    <style:style style:name="Table59.R1" style:family="table-row">
      <style:table-row-properties style:row-height="0.617cm"/>
    </style:style>
    <style:style style:name="Table59.R2" style:family="table-row">
      <style:table-row-properties style:row-height="0.744cm"/>
    </style:style>
    <style:style style:name="Table59.R3" style:family="table-row">
      <style:table-row-properties style:row-height="0.744cm"/>
    </style:style>
    <style:style style:name="Table59.R4" style:family="table-row">
      <style:table-row-properties style:row-height="0.914cm"/>
    </style:style>
    <style:style style:name="Table59.R5" style:family="table-row">
      <style:table-row-properties style:row-height="1.076cm"/>
    </style:style>
    <style:style style:name="Table59.R6" style:family="table-row">
      <style:table-row-properties style:row-height="1.125cm"/>
    </style:style>
    <style:style style:name="Table59.R7" style:family="table-row">
      <style:table-row-properties style:row-height="1.058cm"/>
    </style:style>
    <style:style style:name="Table59.R8" style:family="table-row">
      <style:table-row-properties style:row-height="1.143cm"/>
    </style:style>
    <style:style style:name="Table59.R9" style:family="table-row">
      <style:table-row-properties style:row-height="1.067cm"/>
    </style:style>
    <style:style style:name="Table59.R10" style:family="table-row">
      <style:table-row-properties style:row-height="1.101cm"/>
    </style:style>
    <style:style style:name="Table59.R11" style:family="table-row">
      <style:table-row-properties style:row-height="1.125cm"/>
    </style:style>
    <style:style style:name="Table59.R12" style:family="table-row">
      <style:table-row-properties style:row-height="1.067cm"/>
    </style:style>
    <style:style style:name="Table59.R13" style:family="table-row">
      <style:table-row-properties style:row-height="1.152cm"/>
    </style:style>
    <style:style style:name="Table59.R14" style:family="table-row">
      <style:table-row-properties style:row-height="1.101cm"/>
    </style:style>
    <style:style style:name="Table59.R15" style:family="table-row">
      <style:table-row-properties style:row-height="1.050cm"/>
    </style:style>
    <style:style style:name="Table59.R16" style:family="table-row">
      <style:table-row-properties style:row-height="1.101cm"/>
    </style:style>
    <style:style style:name="Table59.R17" style:family="table-row">
      <style:table-row-properties style:row-height="1.101cm"/>
    </style:style>
    <style:style style:name="Table59.R18" style:family="table-row">
      <style:table-row-properties style:row-height="1.101cm"/>
    </style:style>
    <style:style style:name="Table59.R19" style:family="table-row">
      <style:table-row-properties style:row-height="1.143cm"/>
    </style:style>
    <style:style style:name="Table59.R20" style:family="table-row">
      <style:table-row-properties style:row-height="1.617cm"/>
    </style:style>
    <style:style style:name="Table59.R21" style:family="table-row">
      <style:table-row-properties style:row-height="1.660cm"/>
    </style:style>
    <style:style style:name="Table59.R22" style:family="table-row">
      <style:table-row-properties style:row-height="0.787cm"/>
    </style:style>
    <style:style style:name="Table59.Cell1" style:family="table-cell">
      <style:table-cell-properties fo:background-color="#FFFFFF" style:vertical-align="top"/>
    </style:style>
    <style:style style:name="Table59.Cell2" style:family="table-cell">
      <style:table-cell-properties fo:background-color="#FFFFFF" style:vertical-align="top"/>
    </style:style>
    <style:style style:name="Table59.Cell3" style:family="table-cell">
      <style:table-cell-properties fo:background-color="#FFFFFF" style:vertical-align="top"/>
    </style:style>
    <style:style style:name="Table59.Cell4" style:family="table-cell">
      <style:table-cell-properties fo:background-color="#FFFFFF" style:vertical-align="top"/>
    </style:style>
    <style:style style:name="Table59.Cell5" style:family="table-cell">
      <style:table-cell-properties fo:background-color="#FFFFFF"/>
    </style:style>
    <style:style style:name="Table59.Cell6" style:family="table-cell">
      <style:table-cell-properties fo:background-color="#FFFFFF" style:vertical-align="top"/>
    </style:style>
    <style:style style:name="Table59.Cell7" style:family="table-cell">
      <style:table-cell-properties fo:background-color="#FFFFFF" style:vertical-align="top"/>
    </style:style>
    <style:style style:name="Table59.Cell8" style:family="table-cell">
      <style:table-cell-properties fo:background-color="#FFFFFF" style:vertical-align="top"/>
    </style:style>
    <style:style style:name="Table59.Cell9" style:family="table-cell">
      <style:table-cell-properties fo:background-color="#FFFFFF" style:vertical-align="middle"/>
    </style:style>
    <style:style style:name="Table59.Cell10" style:family="table-cell">
      <style:table-cell-properties fo:background-color="#FFFFFF" style:vertical-align="middle"/>
    </style:style>
    <style:style style:name="Table59.Cell11" style:family="table-cell">
      <style:table-cell-properties fo:background-color="#FFFFFF" style:vertical-align="top"/>
    </style:style>
    <style:style style:name="Table59.Cell12" style:family="table-cell">
      <style:table-cell-properties fo:background-color="#FFFFFF" style:vertical-align="middle"/>
    </style:style>
    <style:style style:name="Table59.Cell13" style:family="table-cell">
      <style:table-cell-properties fo:background-color="#FFFFFF" style:vertical-align="top"/>
    </style:style>
    <style:style style:name="Table59.Cell14" style:family="table-cell">
      <style:table-cell-properties fo:background-color="#FFFFFF" style:vertical-align="middle"/>
    </style:style>
    <style:style style:name="Table59.Cell15" style:family="table-cell">
      <style:table-cell-properties fo:background-color="#FFFFFF" style:vertical-align="top"/>
    </style:style>
    <style:style style:name="Table59.Cell16" style:family="table-cell">
      <style:table-cell-properties fo:background-color="#FFFFFF" style:vertical-align="middle"/>
    </style:style>
    <style:style style:name="Table59.Cell17" style:family="table-cell">
      <style:table-cell-properties fo:background-color="#FFFFFF" style:vertical-align="top"/>
    </style:style>
    <style:style style:name="Table59.Cell18" style:family="table-cell">
      <style:table-cell-properties fo:background-color="#FFFFFF" style:vertical-align="middle"/>
    </style:style>
    <style:style style:name="Table59.Cell19" style:family="table-cell">
      <style:table-cell-properties fo:background-color="#FFFFFF" style:vertical-align="top"/>
    </style:style>
    <style:style style:name="Table59.Cell20" style:family="table-cell">
      <style:table-cell-properties fo:background-color="#FFFFFF" style:vertical-align="middle"/>
    </style:style>
    <style:style style:name="Table59.Cell21" style:family="table-cell">
      <style:table-cell-properties fo:background-color="#FFFFFF" style:vertical-align="top"/>
    </style:style>
    <style:style style:name="Table59.Cell22" style:family="table-cell">
      <style:table-cell-properties fo:background-color="#FFFFFF" style:vertical-align="middle"/>
    </style:style>
    <style:style style:name="Table59.Cell23" style:family="table-cell">
      <style:table-cell-properties fo:background-color="#FFFFFF" style:vertical-align="top"/>
    </style:style>
    <style:style style:name="Table59.Cell24" style:family="table-cell">
      <style:table-cell-properties fo:background-color="#FFFFFF" style:vertical-align="middle"/>
    </style:style>
    <style:style style:name="Table59.Cell25" style:family="table-cell">
      <style:table-cell-properties fo:background-color="#FFFFFF" style:vertical-align="top"/>
    </style:style>
    <style:style style:name="Table59.Cell26" style:family="table-cell">
      <style:table-cell-properties fo:background-color="#FFFFFF" style:vertical-align="middle"/>
    </style:style>
    <style:style style:name="Table59.Cell27" style:family="table-cell">
      <style:table-cell-properties fo:background-color="#FFFFFF" style:vertical-align="top"/>
    </style:style>
    <style:style style:name="Table59.Cell28" style:family="table-cell">
      <style:table-cell-properties fo:background-color="#FFFFFF" style:vertical-align="middle"/>
    </style:style>
    <style:style style:name="Table59.Cell29" style:family="table-cell">
      <style:table-cell-properties fo:background-color="#FFFFFF" style:vertical-align="top"/>
    </style:style>
    <style:style style:name="Table59.Cell30" style:family="table-cell">
      <style:table-cell-properties fo:background-color="#FFFFFF" style:vertical-align="middle"/>
    </style:style>
    <style:style style:name="Table59.Cell31" style:family="table-cell">
      <style:table-cell-properties fo:background-color="#FFFFFF" style:vertical-align="top"/>
    </style:style>
    <style:style style:name="Table59.Cell32" style:family="table-cell">
      <style:table-cell-properties fo:background-color="#FFFFFF" style:vertical-align="middle"/>
    </style:style>
    <style:style style:name="Table59.Cell33" style:family="table-cell">
      <style:table-cell-properties fo:background-color="#FFFFFF" style:vertical-align="top"/>
    </style:style>
    <style:style style:name="Table59.Cell34" style:family="table-cell">
      <style:table-cell-properties fo:background-color="#FFFFFF" style:vertical-align="middle"/>
    </style:style>
    <style:style style:name="Table59.Cell35" style:family="table-cell">
      <style:table-cell-properties fo:background-color="#FFFFFF" style:vertical-align="top"/>
    </style:style>
    <style:style style:name="Table59.Cell36" style:family="table-cell">
      <style:table-cell-properties fo:background-color="#FFFFFF" style:vertical-align="middle"/>
    </style:style>
    <style:style style:name="Table59.Cell37" style:family="table-cell">
      <style:table-cell-properties fo:background-color="#FFFFFF" style:vertical-align="top"/>
    </style:style>
    <style:style style:name="Table59.Cell38" style:family="table-cell">
      <style:table-cell-properties fo:background-color="#FFFFFF" style:vertical-align="middle"/>
    </style:style>
    <style:style style:name="Table59.Cell39" style:family="table-cell">
      <style:table-cell-properties fo:background-color="#FFFFFF" style:vertical-align="top"/>
    </style:style>
    <style:style style:name="Table59.Cell40" style:family="table-cell">
      <style:table-cell-properties fo:background-color="#FFFFFF" style:vertical-align="top"/>
    </style:style>
    <style:style style:name="Table59.Cell41" style:family="table-cell">
      <style:table-cell-properties fo:background-color="#FFFFFF"/>
    </style:style>
    <style:style style:name="Table59.Cell42" style:family="table-cell">
      <style:table-cell-properties fo:background-color="#FFFFFF"/>
    </style:style>
    <style:style style:name="Table59.Cell43" style:family="table-cell">
      <style:table-cell-properties fo:background-color="#FFFFFF" style:vertical-align="top"/>
    </style:style>
    <style:style style:name="Table59.Cell44" style:family="table-cell">
      <style:table-cell-properties fo:background-color="#FFFFFF"/>
    </style:style>
    <style:style style:name="Table59.Cell45" style:family="table-cell">
      <style:table-cell-properties fo:background-color="#FFFFFF" style:vertical-align="top"/>
    </style:style>
    <style:style style:name="Table59.Cell46" style:family="table-cell">
      <style:table-cell-properties fo:background-color="#FFFFFF" style:vertical-align="top"/>
    </style:style>
    <style:style style:name="Table59.Cell47" style:family="table-cell">
      <style:table-cell-properties fo:background-color="#FFFFFF" style:vertical-align="top"/>
    </style:style>
    <style:style style:name="Table59.Cell48" style:family="table-cell">
      <style:table-cell-properties fo:background-color="#FFFFFF" style:vertical-align="top"/>
    </style:style>
    <style:style style:name="Table59.Cell49" style:family="table-cell">
      <style:table-cell-properties fo:background-color="#FFFFFF" style:vertical-align="top"/>
    </style:style>
    <style:style style:name="Table59.Cell50" style:family="table-cell">
      <style:table-cell-properties fo:background-color="#FFFFFF" style:vertical-align="top"/>
    </style:style>
    <style:style style:name="Table59.Cell51" style:family="table-cell">
      <style:table-cell-properties fo:background-color="#FFFFFF" style:vertical-align="top"/>
    </style:style>
    <style:style style:name="Table59.Cell52" style:family="table-cell">
      <style:table-cell-properties fo:background-color="#FFFFFF" style:vertical-align="top"/>
    </style:style>
    <style:style style:name="Table59.Cell53" style:family="table-cell">
      <style:table-cell-properties fo:background-color="#FFFFFF" style:vertical-align="top"/>
    </style:style>
    <style:style style:name="Table59.Cell54" style:family="table-cell">
      <style:table-cell-properties fo:background-color="#FFFFFF" style:vertical-align="top"/>
    </style:style>
    <style:style style:name="Table59.Cell55" style:family="table-cell">
      <style:table-cell-properties fo:background-color="#FFFFFF" style:vertical-align="top"/>
    </style:style>
    <style:style style:name="Table59.Cell56" style:family="table-cell">
      <style:table-cell-properties fo:background-color="#FFFFFF" style:vertical-align="top"/>
    </style:style>
    <style:style style:name="Table59.Cell57" style:family="table-cell">
      <style:table-cell-properties fo:background-color="#FFFFFF" style:vertical-align="top"/>
    </style:style>
    <style:style style:name="Table59.Cell58" style:family="table-cell">
      <style:table-cell-properties fo:background-color="#FFFFFF" style:vertical-align="top"/>
    </style:style>
    <style:style style:name="Table59.Cell59" style:family="table-cell">
      <style:table-cell-properties fo:background-color="#FFFFFF" style:vertical-align="top"/>
    </style:style>
    <style:style style:name="Table59.Cell60" style:family="table-cell">
      <style:table-cell-properties fo:background-color="#FFFFFF" style:vertical-align="top"/>
    </style:style>
    <style:style style:name="Table59.Cell61" style:family="table-cell">
      <style:table-cell-properties fo:background-color="#FFFFFF" style:vertical-align="top"/>
    </style:style>
    <style:style style:name="Table59.Cell62" style:family="table-cell">
      <style:table-cell-properties fo:background-color="#FFFFFF" style:vertical-align="top"/>
    </style:style>
    <style:style style:name="Table59.Cell63" style:family="table-cell">
      <style:table-cell-properties fo:background-color="#FFFFFF" style:vertical-align="top"/>
    </style:style>
    <style:style style:name="Table59.Cell64" style:family="table-cell">
      <style:table-cell-properties fo:background-color="#FFFFFF" style:vertical-align="top"/>
    </style:style>
    <style:style style:name="Table59.Cell65" style:family="table-cell">
      <style:table-cell-properties fo:background-color="#FFFFFF" style:vertical-align="top"/>
    </style:style>
    <style:style style:name="Table59.Cell66" style:family="table-cell">
      <style:table-cell-properties fo:background-color="#FFFFFF" style:vertical-align="top"/>
    </style:style>
    <style:style style:name="Table59.Cell67" style:family="table-cell">
      <style:table-cell-properties fo:background-color="#FFFFFF" style:vertical-align="top"/>
    </style:style>
    <style:style style:name="Table59.Cell68" style:family="table-cell">
      <style:table-cell-properties fo:background-color="#FFFFFF" style:vertical-align="top"/>
    </style:style>
    <style:style style:name="Table59.Cell69" style:family="table-cell">
      <style:table-cell-properties fo:background-color="#FFFFFF" style:vertical-align="top"/>
    </style:style>
    <style:style style:name="Table59.Cell70" style:family="table-cell">
      <style:table-cell-properties fo:background-color="#FFFFFF" style:vertical-align="top"/>
    </style:style>
    <style:style style:name="Table59.Cell71" style:family="table-cell">
      <style:table-cell-properties fo:background-color="#FFFFFF" style:vertical-align="top"/>
    </style:style>
    <style:style style:name="Table59.Cell72" style:family="table-cell">
      <style:table-cell-properties fo:background-color="#FFFFFF" style:vertical-align="top"/>
    </style:style>
    <style:style style:name="Table59.Cell73" style:family="table-cell">
      <style:table-cell-properties fo:background-color="#FFFFFF" style:vertical-align="top"/>
    </style:style>
    <style:style style:name="Table59.Cell74" style:family="table-cell">
      <style:table-cell-properties fo:background-color="#FFFFFF" style:vertical-align="top"/>
    </style:style>
    <style:style style:name="Table59.Cell75" style:family="table-cell">
      <style:table-cell-properties fo:background-color="#FFFFFF" style:vertical-align="top"/>
    </style:style>
    <style:style style:name="Table59.Cell76" style:family="table-cell">
      <style:table-cell-properties fo:background-color="#FFFFFF" style:vertical-align="top"/>
    </style:style>
    <style:style style:name="Table59.Cell77" style:family="table-cell">
      <style:table-cell-properties fo:background-color="#FFFFFF" style:vertical-align="top"/>
    </style:style>
    <style:style style:name="Table59.Cell78" style:family="table-cell">
      <style:table-cell-properties fo:background-color="#FFFFFF" style:vertical-align="top"/>
    </style:style>
    <style:style style:name="Table59.Cell79" style:family="table-cell">
      <style:table-cell-properties fo:background-color="#FFFFFF" style:vertical-align="top"/>
    </style:style>
    <style:style style:name="Table59.Cell80" style:family="table-cell">
      <style:table-cell-properties fo:background-color="#FFFFFF" style:vertical-align="top"/>
    </style:style>
    <style:style style:name="Table59.Cell81" style:family="table-cell">
      <style:table-cell-properties fo:background-color="#FFFFFF" style:vertical-align="top"/>
    </style:style>
    <style:style style:name="Table59.Cell82" style:family="table-cell">
      <style:table-cell-properties fo:background-color="#FFFFFF" style:vertical-align="top"/>
    </style:style>
    <style:style style:name="Table59.Cell83" style:family="table-cell">
      <style:table-cell-properties fo:background-color="#FFFFFF" style:vertical-align="top"/>
    </style:style>
    <style:style style:name="Table59.Cell84" style:family="table-cell">
      <style:table-cell-properties fo:background-color="#FFFFFF" style:vertical-align="top"/>
    </style:style>
    <style:style style:name="Table59.Cell85" style:family="table-cell">
      <style:table-cell-properties fo:background-color="#FFFFFF" style:vertical-align="top"/>
    </style:style>
    <style:style style:name="Table59.Cell86" style:family="table-cell">
      <style:table-cell-properties fo:background-color="#FFFFFF" style:vertical-align="top"/>
    </style:style>
    <style:style style:name="Table59.Cell87" style:family="table-cell">
      <style:table-cell-properties fo:background-color="#FFFFFF" style:vertical-align="top"/>
    </style:style>
    <style:style style:name="Table59.Cell88" style:family="table-cell">
      <style:table-cell-properties fo:background-color="#FFFFFF" style:vertical-align="top"/>
    </style:style>
    <style:style style:name="Table60" style:family="table">
      <style:table-properties style:writing-mode="lr-tb" style:width="10.389cm" table:align="center"/>
    </style:style>
    <style:style style:name="Table60.C1" style:family="table-column">
      <style:table-column-properties style:column-width="0.660cm"/>
    </style:style>
    <style:style style:name="Table60.C2" style:family="table-column">
      <style:table-column-properties style:column-width="5.512cm"/>
    </style:style>
    <style:style style:name="Table60.C3" style:family="table-column">
      <style:table-column-properties style:column-width="4.216cm"/>
    </style:style>
    <style:style style:name="Table60.R1" style:family="table-row">
      <style:table-row-properties style:row-height="0.610cm"/>
    </style:style>
    <style:style style:name="Table60.R2" style:family="table-row">
      <style:table-row-properties style:row-height="1.109cm"/>
    </style:style>
    <style:style style:name="Table60.R3" style:family="table-row">
      <style:table-row-properties style:row-height="1.304cm"/>
    </style:style>
    <style:style style:name="Table60.R4" style:family="table-row">
      <style:table-row-properties style:row-height="1.092cm"/>
    </style:style>
    <style:style style:name="Table60.R5" style:family="table-row">
      <style:table-row-properties style:row-height="1.076cm"/>
    </style:style>
    <style:style style:name="Table60.R6" style:family="table-row">
      <style:table-row-properties style:row-height="1.109cm"/>
    </style:style>
    <style:style style:name="Table60.R7" style:family="table-row">
      <style:table-row-properties style:row-height="1.125cm"/>
    </style:style>
    <style:style style:name="Table60.R8" style:family="table-row">
      <style:table-row-properties style:row-height="1.101cm"/>
    </style:style>
    <style:style style:name="Table60.R9" style:family="table-row">
      <style:table-row-properties style:row-height="1.067cm"/>
    </style:style>
    <style:style style:name="Table60.R10" style:family="table-row">
      <style:table-row-properties style:row-height="1.134cm"/>
    </style:style>
    <style:style style:name="Table60.R11" style:family="table-row">
      <style:table-row-properties style:row-height="1.092cm"/>
    </style:style>
    <style:style style:name="Table60.R12" style:family="table-row">
      <style:table-row-properties style:row-height="1.109cm"/>
    </style:style>
    <style:style style:name="Table60.R13" style:family="table-row">
      <style:table-row-properties style:row-height="1.092cm"/>
    </style:style>
    <style:style style:name="Table60.R14" style:family="table-row">
      <style:table-row-properties style:row-height="1.067cm"/>
    </style:style>
    <style:style style:name="Table60.R15" style:family="table-row">
      <style:table-row-properties style:row-height="1.143cm"/>
    </style:style>
    <style:style style:name="Table60.R16" style:family="table-row">
      <style:table-row-properties style:row-height="1.067cm"/>
    </style:style>
    <style:style style:name="Table60.R17" style:family="table-row">
      <style:table-row-properties style:row-height="1.134cm"/>
    </style:style>
    <style:style style:name="Table60.R18" style:family="table-row">
      <style:table-row-properties style:row-height="1.083cm"/>
    </style:style>
    <style:style style:name="Table60.R19" style:family="table-row">
      <style:table-row-properties style:row-height="1.076cm"/>
    </style:style>
    <style:style style:name="Table60.R20" style:family="table-row">
      <style:table-row-properties style:row-height="1.101cm"/>
    </style:style>
    <style:style style:name="Table60.R21" style:family="table-row">
      <style:table-row-properties style:row-height="1.134cm"/>
    </style:style>
    <style:style style:name="Table60.R22" style:family="table-row">
      <style:table-row-properties style:row-height="0.813cm"/>
    </style:style>
    <style:style style:name="Table60.Cell1" style:family="table-cell">
      <style:table-cell-properties fo:background-color="#FFFFFF" style:vertical-align="top"/>
    </style:style>
    <style:style style:name="Table60.Cell2" style:family="table-cell">
      <style:table-cell-properties fo:background-color="#FFFFFF" style:vertical-align="top"/>
    </style:style>
    <style:style style:name="Table60.Cell3" style:family="table-cell">
      <style:table-cell-properties fo:background-color="#FFFFFF" style:vertical-align="middle"/>
    </style:style>
    <style:style style:name="Table60.Cell4" style:family="table-cell">
      <style:table-cell-properties fo:background-color="#FFFFFF" style:vertical-align="middle"/>
    </style:style>
    <style:style style:name="Table60.Cell5" style:family="table-cell">
      <style:table-cell-properties fo:background-color="#FFFFFF" style:vertical-align="middle"/>
    </style:style>
    <style:style style:name="Table60.Cell6" style:family="table-cell">
      <style:table-cell-properties fo:background-color="#FFFFFF" style:vertical-align="middle"/>
    </style:style>
    <style:style style:name="Table60.Cell7" style:family="table-cell">
      <style:table-cell-properties fo:background-color="#FFFFFF" style:vertical-align="middle"/>
    </style:style>
    <style:style style:name="Table60.Cell8" style:family="table-cell">
      <style:table-cell-properties fo:background-color="#FFFFFF" style:vertical-align="middle"/>
    </style:style>
    <style:style style:name="Table60.Cell9" style:family="table-cell">
      <style:table-cell-properties fo:background-color="#FFFFFF" style:vertical-align="middle"/>
    </style:style>
    <style:style style:name="Table60.Cell10" style:family="table-cell">
      <style:table-cell-properties fo:background-color="#FFFFFF" style:vertical-align="middle"/>
    </style:style>
    <style:style style:name="Table60.Cell11" style:family="table-cell">
      <style:table-cell-properties fo:background-color="#FFFFFF" style:vertical-align="middle"/>
    </style:style>
    <style:style style:name="Table60.Cell12" style:family="table-cell">
      <style:table-cell-properties fo:background-color="#FFFFFF" style:vertical-align="middle"/>
    </style:style>
    <style:style style:name="Table60.Cell13" style:family="table-cell">
      <style:table-cell-properties fo:background-color="#FFFFFF" style:vertical-align="middle"/>
    </style:style>
    <style:style style:name="Table60.Cell14" style:family="table-cell">
      <style:table-cell-properties fo:background-color="#FFFFFF" style:vertical-align="middle"/>
    </style:style>
    <style:style style:name="Table60.Cell15" style:family="table-cell">
      <style:table-cell-properties fo:background-color="#FFFFFF" style:vertical-align="middle"/>
    </style:style>
    <style:style style:name="Table60.Cell16" style:family="table-cell">
      <style:table-cell-properties fo:background-color="#FFFFFF" style:vertical-align="middle"/>
    </style:style>
    <style:style style:name="Table60.Cell17" style:family="table-cell">
      <style:table-cell-properties fo:background-color="#FFFFFF" style:vertical-align="middle"/>
    </style:style>
    <style:style style:name="Table60.Cell18" style:family="table-cell">
      <style:table-cell-properties fo:background-color="#FFFFFF" style:vertical-align="middle"/>
    </style:style>
    <style:style style:name="Table60.Cell19" style:family="table-cell">
      <style:table-cell-properties fo:background-color="#FFFFFF" style:vertical-align="middle"/>
    </style:style>
    <style:style style:name="Table60.Cell20" style:family="table-cell">
      <style:table-cell-properties fo:background-color="#FFFFFF" style:vertical-align="middle"/>
    </style:style>
    <style:style style:name="Table60.Cell21" style:family="table-cell">
      <style:table-cell-properties fo:background-color="#FFFFFF" style:vertical-align="middle"/>
    </style:style>
    <style:style style:name="Table60.Cell22" style:family="table-cell">
      <style:table-cell-properties fo:background-color="#FFFFFF"/>
    </style:style>
    <style:style style:name="Table60.Cell23" style:family="table-cell">
      <style:table-cell-properties fo:background-color="#FFFFFF" style:vertical-align="top"/>
    </style:style>
    <style:style style:name="Table60.Cell24" style:family="table-cell">
      <style:table-cell-properties fo:background-color="#FFFFFF" style:vertical-align="top"/>
    </style:style>
    <style:style style:name="Table60.Cell25" style:family="table-cell">
      <style:table-cell-properties fo:background-color="#FFFFFF" style:vertical-align="top"/>
    </style:style>
    <style:style style:name="Table60.Cell26" style:family="table-cell">
      <style:table-cell-properties fo:background-color="#FFFFFF" style:vertical-align="top"/>
    </style:style>
    <style:style style:name="Table60.Cell27" style:family="table-cell">
      <style:table-cell-properties fo:background-color="#FFFFFF" style:vertical-align="top"/>
    </style:style>
    <style:style style:name="Table60.Cell28" style:family="table-cell">
      <style:table-cell-properties fo:background-color="#FFFFFF" style:vertical-align="top"/>
    </style:style>
    <style:style style:name="Table60.Cell29" style:family="table-cell">
      <style:table-cell-properties fo:background-color="#FFFFFF" style:vertical-align="top"/>
    </style:style>
    <style:style style:name="Table60.Cell30" style:family="table-cell">
      <style:table-cell-properties fo:background-color="#FFFFFF" style:vertical-align="top"/>
    </style:style>
    <style:style style:name="Table60.Cell31" style:family="table-cell">
      <style:table-cell-properties fo:background-color="#FFFFFF" style:vertical-align="top"/>
    </style:style>
    <style:style style:name="Table60.Cell32" style:family="table-cell">
      <style:table-cell-properties fo:background-color="#FFFFFF" style:vertical-align="top"/>
    </style:style>
    <style:style style:name="Table60.Cell33" style:family="table-cell">
      <style:table-cell-properties fo:background-color="#FFFFFF" style:vertical-align="top"/>
    </style:style>
    <style:style style:name="Table60.Cell34" style:family="table-cell">
      <style:table-cell-properties fo:background-color="#FFFFFF" style:vertical-align="top"/>
    </style:style>
    <style:style style:name="Table60.Cell35" style:family="table-cell">
      <style:table-cell-properties fo:background-color="#FFFFFF" style:vertical-align="top"/>
    </style:style>
    <style:style style:name="Table60.Cell36" style:family="table-cell">
      <style:table-cell-properties fo:background-color="#FFFFFF" style:vertical-align="top"/>
    </style:style>
    <style:style style:name="Table60.Cell37" style:family="table-cell">
      <style:table-cell-properties fo:background-color="#FFFFFF" style:vertical-align="top"/>
    </style:style>
    <style:style style:name="Table60.Cell38" style:family="table-cell">
      <style:table-cell-properties fo:background-color="#FFFFFF" style:vertical-align="top"/>
    </style:style>
    <style:style style:name="Table60.Cell39" style:family="table-cell">
      <style:table-cell-properties fo:background-color="#FFFFFF" style:vertical-align="top"/>
    </style:style>
    <style:style style:name="Table60.Cell40" style:family="table-cell">
      <style:table-cell-properties fo:background-color="#FFFFFF" style:vertical-align="top"/>
    </style:style>
    <style:style style:name="Table60.Cell41" style:family="table-cell">
      <style:table-cell-properties fo:background-color="#FFFFFF" style:vertical-align="top"/>
    </style:style>
    <style:style style:name="Table60.Cell42" style:family="table-cell">
      <style:table-cell-properties fo:background-color="#FFFFFF" style:vertical-align="top"/>
    </style:style>
    <style:style style:name="Table60.Cell43" style:family="table-cell">
      <style:table-cell-properties fo:background-color="#FFFFFF" style:vertical-align="top"/>
    </style:style>
    <style:style style:name="Table60.Cell44" style:family="table-cell">
      <style:table-cell-properties fo:background-color="#FFFFFF" style:vertical-align="top"/>
    </style:style>
    <style:style style:name="Table60.Cell45" style:family="table-cell">
      <style:table-cell-properties fo:background-color="#FFFFFF" style:vertical-align="top"/>
    </style:style>
    <style:style style:name="Table60.Cell46" style:family="table-cell">
      <style:table-cell-properties fo:background-color="#FFFFFF" style:vertical-align="top"/>
    </style:style>
    <style:style style:name="Table60.Cell47" style:family="table-cell">
      <style:table-cell-properties fo:background-color="#FFFFFF" style:vertical-align="top"/>
    </style:style>
    <style:style style:name="Table60.Cell48" style:family="table-cell">
      <style:table-cell-properties fo:background-color="#FFFFFF" style:vertical-align="top"/>
    </style:style>
    <style:style style:name="Table60.Cell49" style:family="table-cell">
      <style:table-cell-properties fo:background-color="#FFFFFF" style:vertical-align="top"/>
    </style:style>
    <style:style style:name="Table60.Cell50" style:family="table-cell">
      <style:table-cell-properties fo:background-color="#FFFFFF" style:vertical-align="top"/>
    </style:style>
    <style:style style:name="Table60.Cell51" style:family="table-cell">
      <style:table-cell-properties fo:background-color="#FFFFFF" style:vertical-align="top"/>
    </style:style>
    <style:style style:name="Table60.Cell52" style:family="table-cell">
      <style:table-cell-properties fo:background-color="#FFFFFF" style:vertical-align="top"/>
    </style:style>
    <style:style style:name="Table60.Cell53" style:family="table-cell">
      <style:table-cell-properties fo:background-color="#FFFFFF" style:vertical-align="top"/>
    </style:style>
    <style:style style:name="Table60.Cell54" style:family="table-cell">
      <style:table-cell-properties fo:background-color="#FFFFFF" style:vertical-align="top"/>
    </style:style>
    <style:style style:name="Table60.Cell55" style:family="table-cell">
      <style:table-cell-properties fo:background-color="#FFFFFF" style:vertical-align="top"/>
    </style:style>
    <style:style style:name="Table60.Cell56" style:family="table-cell">
      <style:table-cell-properties fo:background-color="#FFFFFF" style:vertical-align="top"/>
    </style:style>
    <style:style style:name="Table60.Cell57" style:family="table-cell">
      <style:table-cell-properties fo:background-color="#FFFFFF" style:vertical-align="top"/>
    </style:style>
    <style:style style:name="Table60.Cell58" style:family="table-cell">
      <style:table-cell-properties fo:background-color="#FFFFFF" style:vertical-align="top"/>
    </style:style>
    <style:style style:name="Table60.Cell59" style:family="table-cell">
      <style:table-cell-properties fo:background-color="#FFFFFF" style:vertical-align="top"/>
    </style:style>
    <style:style style:name="Table60.Cell60" style:family="table-cell">
      <style:table-cell-properties fo:background-color="#FFFFFF" style:vertical-align="top"/>
    </style:style>
    <style:style style:name="Table60.Cell61" style:family="table-cell">
      <style:table-cell-properties fo:background-color="#FFFFFF" style:vertical-align="top"/>
    </style:style>
    <style:style style:name="Table60.Cell62" style:family="table-cell">
      <style:table-cell-properties fo:background-color="#FFFFFF" style:vertical-align="top"/>
    </style:style>
    <style:style style:name="Table60.Cell63" style:family="table-cell">
      <style:table-cell-properties fo:background-color="#FFFFFF" style:vertical-align="top"/>
    </style:style>
    <style:style style:name="Table60.Cell64" style:family="table-cell">
      <style:table-cell-properties fo:background-color="#FFFFFF" style:vertical-align="top"/>
    </style:style>
    <style:style style:name="Table60.Cell65" style:family="table-cell">
      <style:table-cell-properties fo:background-color="#FFFFFF" style:vertical-align="top"/>
    </style:style>
    <style:style style:name="Table60.Cell66" style:family="table-cell">
      <style:table-cell-properties fo:background-color="#FFFFFF" style:vertical-align="top"/>
    </style:style>
    <style:style style:name="Table61" style:family="table">
      <style:table-properties style:writing-mode="lr-tb" style:width="16.434cm" table:align="center"/>
    </style:style>
    <style:style style:name="Table61.C1" style:family="table-column">
      <style:table-column-properties style:column-width="5.198cm"/>
    </style:style>
    <style:style style:name="Table61.C2" style:family="table-column">
      <style:table-column-properties style:column-width="1.490cm"/>
    </style:style>
    <style:style style:name="Table61.C3" style:family="table-column">
      <style:table-column-properties style:column-width="5.757cm"/>
    </style:style>
    <style:style style:name="Table61.C4" style:family="table-column">
      <style:table-column-properties style:column-width="3.988cm"/>
    </style:style>
    <style:style style:name="Table61.R1" style:family="table-row">
      <style:table-row-properties style:row-height="0.617cm"/>
    </style:style>
    <style:style style:name="Table61.R2" style:family="table-row">
      <style:table-row-properties style:row-height="0.744cm"/>
    </style:style>
    <style:style style:name="Table61.R3" style:family="table-row">
      <style:table-row-properties style:row-height="0.744cm"/>
    </style:style>
    <style:style style:name="Table61.R4" style:family="table-row">
      <style:table-row-properties style:row-height="0.914cm"/>
    </style:style>
    <style:style style:name="Table61.R5" style:family="table-row">
      <style:table-row-properties style:row-height="1.067cm"/>
    </style:style>
    <style:style style:name="Table61.R6" style:family="table-row">
      <style:table-row-properties style:row-height="1.134cm"/>
    </style:style>
    <style:style style:name="Table61.R7" style:family="table-row">
      <style:table-row-properties style:row-height="1.101cm"/>
    </style:style>
    <style:style style:name="Table61.R8" style:family="table-row">
      <style:table-row-properties style:row-height="1.101cm"/>
    </style:style>
    <style:style style:name="Table61.R9" style:family="table-row">
      <style:table-row-properties style:row-height="1.092cm"/>
    </style:style>
    <style:style style:name="Table61.R10" style:family="table-row">
      <style:table-row-properties style:row-height="1.109cm"/>
    </style:style>
    <style:style style:name="Table61.R11" style:family="table-row">
      <style:table-row-properties style:row-height="1.101cm"/>
    </style:style>
    <style:style style:name="Table61.R12" style:family="table-row">
      <style:table-row-properties style:row-height="1.058cm"/>
    </style:style>
    <style:style style:name="Table61.R13" style:family="table-row">
      <style:table-row-properties style:row-height="1.101cm"/>
    </style:style>
    <style:style style:name="Table61.R14" style:family="table-row">
      <style:table-row-properties style:row-height="1.109cm"/>
    </style:style>
    <style:style style:name="Table61.R15" style:family="table-row">
      <style:table-row-properties style:row-height="1.092cm"/>
    </style:style>
    <style:style style:name="Table61.R16" style:family="table-row">
      <style:table-row-properties style:row-height="1.143cm"/>
    </style:style>
    <style:style style:name="Table61.R17" style:family="table-row">
      <style:table-row-properties style:row-height="1.617cm"/>
    </style:style>
    <style:style style:name="Table61.R18" style:family="table-row">
      <style:table-row-properties style:row-height="1.669cm"/>
    </style:style>
    <style:style style:name="Table61.R19" style:family="table-row">
      <style:table-row-properties style:row-height="1.118cm"/>
    </style:style>
    <style:style style:name="Table61.R20" style:family="table-row">
      <style:table-row-properties style:row-height="1.101cm"/>
    </style:style>
    <style:style style:name="Table61.R21" style:family="table-row">
      <style:table-row-properties style:row-height="1.067cm"/>
    </style:style>
    <style:style style:name="Table61.R22" style:family="table-row">
      <style:table-row-properties style:row-height="0.796cm"/>
    </style:style>
    <style:style style:name="Table61.Cell1" style:family="table-cell">
      <style:table-cell-properties fo:background-color="#FFFFFF" style:vertical-align="top"/>
    </style:style>
    <style:style style:name="Table61.Cell2" style:family="table-cell">
      <style:table-cell-properties fo:background-color="#FFFFFF" style:vertical-align="top"/>
    </style:style>
    <style:style style:name="Table61.Cell3" style:family="table-cell">
      <style:table-cell-properties fo:background-color="#FFFFFF" style:vertical-align="top"/>
    </style:style>
    <style:style style:name="Table61.Cell4" style:family="table-cell">
      <style:table-cell-properties fo:background-color="#FFFFFF" style:vertical-align="top"/>
    </style:style>
    <style:style style:name="Table61.Cell5" style:family="table-cell">
      <style:table-cell-properties fo:background-color="#FFFFFF" style:vertical-align="top"/>
    </style:style>
    <style:style style:name="Table61.Cell6" style:family="table-cell">
      <style:table-cell-properties fo:background-color="#FFFFFF" style:vertical-align="top"/>
    </style:style>
    <style:style style:name="Table61.Cell7" style:family="table-cell">
      <style:table-cell-properties fo:background-color="#FFFFFF" style:vertical-align="top"/>
    </style:style>
    <style:style style:name="Table61.Cell8" style:family="table-cell">
      <style:table-cell-properties fo:background-color="#FFFFFF" style:vertical-align="top"/>
    </style:style>
    <style:style style:name="Table61.Cell9" style:family="table-cell">
      <style:table-cell-properties fo:background-color="#FFFFFF"/>
    </style:style>
    <style:style style:name="Table61.Cell10" style:family="table-cell">
      <style:table-cell-properties fo:background-color="#FFFFFF" style:vertical-align="top"/>
    </style:style>
    <style:style style:name="Table61.Cell11" style:family="table-cell">
      <style:table-cell-properties fo:background-color="#FFFFFF" style:vertical-align="top"/>
    </style:style>
    <style:style style:name="Table61.Cell12" style:family="table-cell">
      <style:table-cell-properties fo:background-color="#FFFFFF" style:vertical-align="top"/>
    </style:style>
    <style:style style:name="Table61.Cell13" style:family="table-cell">
      <style:table-cell-properties fo:background-color="#FFFFFF" style:vertical-align="top"/>
    </style:style>
    <style:style style:name="Table61.Cell14" style:family="table-cell">
      <style:table-cell-properties fo:background-color="#FFFFFF" style:vertical-align="top"/>
    </style:style>
    <style:style style:name="Table61.Cell15" style:family="table-cell">
      <style:table-cell-properties fo:background-color="#FFFFFF" style:vertical-align="top"/>
    </style:style>
    <style:style style:name="Table61.Cell16" style:family="table-cell">
      <style:table-cell-properties fo:background-color="#FFFFFF" style:vertical-align="top"/>
    </style:style>
    <style:style style:name="Table61.Cell17" style:family="table-cell">
      <style:table-cell-properties fo:background-color="#FFFFFF" style:vertical-align="middle"/>
    </style:style>
    <style:style style:name="Table61.Cell18" style:family="table-cell">
      <style:table-cell-properties fo:background-color="#FFFFFF" style:vertical-align="middle"/>
    </style:style>
    <style:style style:name="Table61.Cell19" style:family="table-cell">
      <style:table-cell-properties fo:background-color="#FFFFFF" style:vertical-align="middle"/>
    </style:style>
    <style:style style:name="Table61.Cell20" style:family="table-cell">
      <style:table-cell-properties fo:background-color="#FFFFFF" style:vertical-align="middle"/>
    </style:style>
    <style:style style:name="Table61.Cell21" style:family="table-cell">
      <style:table-cell-properties fo:background-color="#FFFFFF" style:vertical-align="top"/>
    </style:style>
    <style:style style:name="Table61.Cell22" style:family="table-cell">
      <style:table-cell-properties fo:background-color="#FFFFFF" style:vertical-align="middle"/>
    </style:style>
    <style:style style:name="Table61.Cell23" style:family="table-cell">
      <style:table-cell-properties fo:background-color="#FFFFFF" style:vertical-align="middle"/>
    </style:style>
    <style:style style:name="Table61.Cell24" style:family="table-cell">
      <style:table-cell-properties fo:background-color="#FFFFFF" style:vertical-align="middle"/>
    </style:style>
    <style:style style:name="Table61.Cell25" style:family="table-cell">
      <style:table-cell-properties fo:background-color="#FFFFFF" style:vertical-align="top"/>
    </style:style>
    <style:style style:name="Table61.Cell26" style:family="table-cell">
      <style:table-cell-properties fo:background-color="#FFFFFF" style:vertical-align="middle"/>
    </style:style>
    <style:style style:name="Table61.Cell27" style:family="table-cell">
      <style:table-cell-properties fo:background-color="#FFFFFF" style:vertical-align="middle"/>
    </style:style>
    <style:style style:name="Table61.Cell28" style:family="table-cell">
      <style:table-cell-properties fo:background-color="#FFFFFF" style:vertical-align="middle"/>
    </style:style>
    <style:style style:name="Table61.Cell29" style:family="table-cell">
      <style:table-cell-properties fo:background-color="#FFFFFF" style:vertical-align="top"/>
    </style:style>
    <style:style style:name="Table61.Cell30" style:family="table-cell">
      <style:table-cell-properties fo:background-color="#FFFFFF" style:vertical-align="middle"/>
    </style:style>
    <style:style style:name="Table61.Cell31" style:family="table-cell">
      <style:table-cell-properties fo:background-color="#FFFFFF" style:vertical-align="middle"/>
    </style:style>
    <style:style style:name="Table61.Cell32" style:family="table-cell">
      <style:table-cell-properties fo:background-color="#FFFFFF" style:vertical-align="middle"/>
    </style:style>
    <style:style style:name="Table61.Cell33" style:family="table-cell">
      <style:table-cell-properties fo:background-color="#FFFFFF" style:vertical-align="top"/>
    </style:style>
    <style:style style:name="Table61.Cell34" style:family="table-cell">
      <style:table-cell-properties fo:background-color="#FFFFFF" style:vertical-align="middle"/>
    </style:style>
    <style:style style:name="Table61.Cell35" style:family="table-cell">
      <style:table-cell-properties fo:background-color="#FFFFFF" style:vertical-align="middle"/>
    </style:style>
    <style:style style:name="Table61.Cell36" style:family="table-cell">
      <style:table-cell-properties fo:background-color="#FFFFFF" style:vertical-align="middle"/>
    </style:style>
    <style:style style:name="Table61.Cell37" style:family="table-cell">
      <style:table-cell-properties fo:background-color="#FFFFFF" style:vertical-align="top"/>
    </style:style>
    <style:style style:name="Table61.Cell38" style:family="table-cell">
      <style:table-cell-properties fo:background-color="#FFFFFF" style:vertical-align="middle"/>
    </style:style>
    <style:style style:name="Table61.Cell39" style:family="table-cell">
      <style:table-cell-properties fo:background-color="#FFFFFF" style:vertical-align="middle"/>
    </style:style>
    <style:style style:name="Table61.Cell40" style:family="table-cell">
      <style:table-cell-properties fo:background-color="#FFFFFF" style:vertical-align="middle"/>
    </style:style>
    <style:style style:name="Table61.Cell41" style:family="table-cell">
      <style:table-cell-properties fo:background-color="#FFFFFF" style:vertical-align="top"/>
    </style:style>
    <style:style style:name="Table61.Cell42" style:family="table-cell">
      <style:table-cell-properties fo:background-color="#FFFFFF" style:vertical-align="middle"/>
    </style:style>
    <style:style style:name="Table61.Cell43" style:family="table-cell">
      <style:table-cell-properties fo:background-color="#FFFFFF" style:vertical-align="middle"/>
    </style:style>
    <style:style style:name="Table61.Cell44" style:family="table-cell">
      <style:table-cell-properties fo:background-color="#FFFFFF" style:vertical-align="middle"/>
    </style:style>
    <style:style style:name="Table61.Cell45" style:family="table-cell">
      <style:table-cell-properties fo:background-color="#FFFFFF" style:vertical-align="top"/>
    </style:style>
    <style:style style:name="Table61.Cell46" style:family="table-cell">
      <style:table-cell-properties fo:background-color="#FFFFFF" style:vertical-align="middle"/>
    </style:style>
    <style:style style:name="Table61.Cell47" style:family="table-cell">
      <style:table-cell-properties fo:background-color="#FFFFFF" style:vertical-align="middle"/>
    </style:style>
    <style:style style:name="Table61.Cell48" style:family="table-cell">
      <style:table-cell-properties fo:background-color="#FFFFFF" style:vertical-align="middle"/>
    </style:style>
    <style:style style:name="Table61.Cell49" style:family="table-cell">
      <style:table-cell-properties fo:background-color="#FFFFFF" style:vertical-align="top"/>
    </style:style>
    <style:style style:name="Table61.Cell50" style:family="table-cell">
      <style:table-cell-properties fo:background-color="#FFFFFF" style:vertical-align="middle"/>
    </style:style>
    <style:style style:name="Table61.Cell51" style:family="table-cell">
      <style:table-cell-properties fo:background-color="#FFFFFF" style:vertical-align="middle"/>
    </style:style>
    <style:style style:name="Table61.Cell52" style:family="table-cell">
      <style:table-cell-properties fo:background-color="#FFFFFF" style:vertical-align="middle"/>
    </style:style>
    <style:style style:name="Table61.Cell53" style:family="table-cell">
      <style:table-cell-properties fo:background-color="#FFFFFF" style:vertical-align="top"/>
    </style:style>
    <style:style style:name="Table61.Cell54" style:family="table-cell">
      <style:table-cell-properties fo:background-color="#FFFFFF" style:vertical-align="middle"/>
    </style:style>
    <style:style style:name="Table61.Cell55" style:family="table-cell">
      <style:table-cell-properties fo:background-color="#FFFFFF" style:vertical-align="middle"/>
    </style:style>
    <style:style style:name="Table61.Cell56" style:family="table-cell">
      <style:table-cell-properties fo:background-color="#FFFFFF" style:vertical-align="middle"/>
    </style:style>
    <style:style style:name="Table61.Cell57" style:family="table-cell">
      <style:table-cell-properties fo:background-color="#FFFFFF" style:vertical-align="top"/>
    </style:style>
    <style:style style:name="Table61.Cell58" style:family="table-cell">
      <style:table-cell-properties fo:background-color="#FFFFFF" style:vertical-align="middle"/>
    </style:style>
    <style:style style:name="Table61.Cell59" style:family="table-cell">
      <style:table-cell-properties fo:background-color="#FFFFFF" style:vertical-align="middle"/>
    </style:style>
    <style:style style:name="Table61.Cell60" style:family="table-cell">
      <style:table-cell-properties fo:background-color="#FFFFFF" style:vertical-align="middle"/>
    </style:style>
    <style:style style:name="Table61.Cell61" style:family="table-cell">
      <style:table-cell-properties fo:background-color="#FFFFFF" style:vertical-align="top"/>
    </style:style>
    <style:style style:name="Table61.Cell62" style:family="table-cell">
      <style:table-cell-properties fo:background-color="#FFFFFF" style:vertical-align="middle"/>
    </style:style>
    <style:style style:name="Table61.Cell63" style:family="table-cell">
      <style:table-cell-properties fo:background-color="#FFFFFF" style:vertical-align="middle"/>
    </style:style>
    <style:style style:name="Table61.Cell64" style:family="table-cell">
      <style:table-cell-properties fo:background-color="#FFFFFF" style:vertical-align="middle"/>
    </style:style>
    <style:style style:name="Table61.Cell65" style:family="table-cell">
      <style:table-cell-properties fo:background-color="#FFFFFF" style:vertical-align="top"/>
    </style:style>
    <style:style style:name="Table61.Cell66" style:family="table-cell">
      <style:table-cell-properties fo:background-color="#FFFFFF" style:vertical-align="top"/>
    </style:style>
    <style:style style:name="Table61.Cell67" style:family="table-cell">
      <style:table-cell-properties fo:background-color="#FFFFFF" style:vertical-align="top"/>
    </style:style>
    <style:style style:name="Table61.Cell68" style:family="table-cell">
      <style:table-cell-properties fo:background-color="#FFFFFF" style:vertical-align="top"/>
    </style:style>
    <style:style style:name="Table61.Cell69" style:family="table-cell">
      <style:table-cell-properties fo:background-color="#FFFFFF"/>
    </style:style>
    <style:style style:name="Table61.Cell70" style:family="table-cell">
      <style:table-cell-properties fo:background-color="#FFFFFF"/>
    </style:style>
    <style:style style:name="Table61.Cell71" style:family="table-cell">
      <style:table-cell-properties fo:background-color="#FFFFFF"/>
    </style:style>
    <style:style style:name="Table61.Cell72" style:family="table-cell">
      <style:table-cell-properties fo:background-color="#FFFFFF"/>
    </style:style>
    <style:style style:name="Table61.Cell73" style:family="table-cell">
      <style:table-cell-properties fo:background-color="#FFFFFF" style:vertical-align="top"/>
    </style:style>
    <style:style style:name="Table61.Cell74" style:family="table-cell">
      <style:table-cell-properties fo:background-color="#FFFFFF" style:vertical-align="middle"/>
    </style:style>
    <style:style style:name="Table61.Cell75" style:family="table-cell">
      <style:table-cell-properties fo:background-color="#FFFFFF" style:vertical-align="middle"/>
    </style:style>
    <style:style style:name="Table61.Cell76" style:family="table-cell">
      <style:table-cell-properties fo:background-color="#FFFFFF" style:vertical-align="middle"/>
    </style:style>
    <style:style style:name="Table61.Cell77" style:family="table-cell">
      <style:table-cell-properties fo:background-color="#FFFFFF" style:vertical-align="top"/>
    </style:style>
    <style:style style:name="Table61.Cell78" style:family="table-cell">
      <style:table-cell-properties fo:background-color="#FFFFFF" style:vertical-align="middle"/>
    </style:style>
    <style:style style:name="Table61.Cell79" style:family="table-cell">
      <style:table-cell-properties fo:background-color="#FFFFFF" style:vertical-align="middle"/>
    </style:style>
    <style:style style:name="Table61.Cell80" style:family="table-cell">
      <style:table-cell-properties fo:background-color="#FFFFFF" style:vertical-align="middle"/>
    </style:style>
    <style:style style:name="Table61.Cell81" style:family="table-cell">
      <style:table-cell-properties fo:background-color="#FFFFFF" style:vertical-align="top"/>
    </style:style>
    <style:style style:name="Table61.Cell82" style:family="table-cell">
      <style:table-cell-properties fo:background-color="#FFFFFF" style:vertical-align="middle"/>
    </style:style>
    <style:style style:name="Table61.Cell83" style:family="table-cell">
      <style:table-cell-properties fo:background-color="#FFFFFF" style:vertical-align="middle"/>
    </style:style>
    <style:style style:name="Table61.Cell84" style:family="table-cell">
      <style:table-cell-properties fo:background-color="#FFFFFF" style:vertical-align="middle"/>
    </style:style>
    <style:style style:name="Table61.Cell85" style:family="table-cell">
      <style:table-cell-properties fo:background-color="#FFFFFF" style:vertical-align="top"/>
    </style:style>
    <style:style style:name="Table61.Cell86" style:family="table-cell">
      <style:table-cell-properties fo:background-color="#FFFFFF"/>
    </style:style>
    <style:style style:name="Table61.Cell87" style:family="table-cell">
      <style:table-cell-properties fo:background-color="#FFFFFF"/>
    </style:style>
    <style:style style:name="Table61.Cell88" style:family="table-cell">
      <style:table-cell-properties fo:background-color="#FFFFFF"/>
    </style:style>
    <style:style style:name="Table62" style:family="table">
      <style:table-properties style:writing-mode="lr-tb" style:width="16.104cm" table:align="center"/>
    </style:style>
    <style:style style:name="Table62.C1" style:family="table-column">
      <style:table-column-properties style:column-width="6.036cm"/>
    </style:style>
    <style:style style:name="Table62.C2" style:family="table-column">
      <style:table-column-properties style:column-width="10.067cm"/>
    </style:style>
    <style:style style:name="Table62.R1" style:family="table-row">
      <style:table-row-properties style:row-height="0.796cm"/>
    </style:style>
    <style:style style:name="Table62.R2" style:family="table-row">
      <style:table-row-properties style:row-height="2.150cm"/>
    </style:style>
    <style:style style:name="Table62.R3" style:family="table-row">
      <style:table-row-properties style:row-height="1.034cm"/>
    </style:style>
    <style:style style:name="Table62.R4" style:family="table-row">
      <style:table-row-properties style:row-height="1.050cm"/>
    </style:style>
    <style:style style:name="Table62.R5" style:family="table-row">
      <style:table-row-properties style:row-height="1.101cm"/>
    </style:style>
    <style:style style:name="Table62.R6" style:family="table-row">
      <style:table-row-properties style:row-height="1.101cm"/>
    </style:style>
    <style:style style:name="Table62.R7" style:family="table-row">
      <style:table-row-properties style:row-height="1.092cm"/>
    </style:style>
    <style:style style:name="Table62.R8" style:family="table-row">
      <style:table-row-properties style:row-height="1.101cm"/>
    </style:style>
    <style:style style:name="Table62.R9" style:family="table-row">
      <style:table-row-properties style:row-height="1.101cm"/>
    </style:style>
    <style:style style:name="Table62.R10" style:family="table-row">
      <style:table-row-properties style:row-height="1.101cm"/>
    </style:style>
    <style:style style:name="Table62.R11" style:family="table-row">
      <style:table-row-properties style:row-height="1.109cm"/>
    </style:style>
    <style:style style:name="Table62.R12" style:family="table-row">
      <style:table-row-properties style:row-height="1.101cm"/>
    </style:style>
    <style:style style:name="Table62.R13" style:family="table-row">
      <style:table-row-properties style:row-height="1.092cm"/>
    </style:style>
    <style:style style:name="Table62.R14" style:family="table-row">
      <style:table-row-properties style:row-height="1.101cm"/>
    </style:style>
    <style:style style:name="Table62.R15" style:family="table-row">
      <style:table-row-properties style:row-height="1.101cm"/>
    </style:style>
    <style:style style:name="Table62.R16" style:family="table-row">
      <style:table-row-properties style:row-height="1.101cm"/>
    </style:style>
    <style:style style:name="Table62.R17" style:family="table-row">
      <style:table-row-properties style:row-height="1.101cm"/>
    </style:style>
    <style:style style:name="Table62.R18" style:family="table-row">
      <style:table-row-properties style:row-height="1.101cm"/>
    </style:style>
    <style:style style:name="Table62.R19" style:family="table-row">
      <style:table-row-properties style:row-height="1.464cm"/>
    </style:style>
    <style:style style:name="Table62.R20" style:family="table-row">
      <style:table-row-properties style:row-height="0.822cm"/>
    </style:style>
    <style:style style:name="Table62.Cell1" style:family="table-cell">
      <style:table-cell-properties fo:background-color="#FFFFFF" style:vertical-align="top"/>
    </style:style>
    <style:style style:name="Table62.Cell2" style:family="table-cell">
      <style:table-cell-properties fo:background-color="#FFFFFF" style:vertical-align="top"/>
    </style:style>
    <style:style style:name="Table62.Cell3" style:family="table-cell">
      <style:table-cell-properties fo:background-color="#FFFFFF" style:vertical-align="middle"/>
    </style:style>
    <style:style style:name="Table62.Cell4" style:family="table-cell">
      <style:table-cell-properties fo:background-color="#FFFFFF" style:vertical-align="top"/>
    </style:style>
    <style:style style:name="Table62.Cell5" style:family="table-cell">
      <style:table-cell-properties fo:background-color="#FFFFFF" style:vertical-align="middle"/>
    </style:style>
    <style:style style:name="Table62.Cell6" style:family="table-cell">
      <style:table-cell-properties fo:background-color="#FFFFFF" style:vertical-align="middle"/>
    </style:style>
    <style:style style:name="Table62.Cell7" style:family="table-cell">
      <style:table-cell-properties fo:background-color="#FFFFFF" style:vertical-align="middle"/>
    </style:style>
    <style:style style:name="Table62.Cell8" style:family="table-cell">
      <style:table-cell-properties fo:background-color="#FFFFFF" style:vertical-align="middle"/>
    </style:style>
    <style:style style:name="Table62.Cell9" style:family="table-cell">
      <style:table-cell-properties fo:background-color="#FFFFFF" style:vertical-align="middle"/>
    </style:style>
    <style:style style:name="Table62.Cell10" style:family="table-cell">
      <style:table-cell-properties fo:background-color="#FFFFFF" style:vertical-align="middle"/>
    </style:style>
    <style:style style:name="Table62.Cell11" style:family="table-cell">
      <style:table-cell-properties fo:background-color="#FFFFFF" style:vertical-align="middle"/>
    </style:style>
    <style:style style:name="Table62.Cell12" style:family="table-cell">
      <style:table-cell-properties fo:background-color="#FFFFFF" style:vertical-align="middle"/>
    </style:style>
    <style:style style:name="Table62.Cell13" style:family="table-cell">
      <style:table-cell-properties fo:background-color="#FFFFFF" style:vertical-align="middle"/>
    </style:style>
    <style:style style:name="Table62.Cell14" style:family="table-cell">
      <style:table-cell-properties fo:background-color="#FFFFFF" style:vertical-align="middle"/>
    </style:style>
    <style:style style:name="Table62.Cell15" style:family="table-cell">
      <style:table-cell-properties fo:background-color="#FFFFFF" style:vertical-align="middle"/>
    </style:style>
    <style:style style:name="Table62.Cell16" style:family="table-cell">
      <style:table-cell-properties fo:background-color="#FFFFFF" style:vertical-align="middle"/>
    </style:style>
    <style:style style:name="Table62.Cell17" style:family="table-cell">
      <style:table-cell-properties fo:background-color="#FFFFFF" style:vertical-align="middle"/>
    </style:style>
    <style:style style:name="Table62.Cell18" style:family="table-cell">
      <style:table-cell-properties fo:background-color="#FFFFFF" style:vertical-align="middle"/>
    </style:style>
    <style:style style:name="Table62.Cell19" style:family="table-cell">
      <style:table-cell-properties fo:background-color="#FFFFFF" style:vertical-align="middle"/>
    </style:style>
    <style:style style:name="Table62.Cell20" style:family="table-cell">
      <style:table-cell-properties fo:background-color="#FFFFFF" style:vertical-align="middle"/>
    </style:style>
    <style:style style:name="Table62.Cell21" style:family="table-cell">
      <style:table-cell-properties fo:background-color="#FFFFFF" style:vertical-align="middle"/>
    </style:style>
    <style:style style:name="Table62.Cell22" style:family="table-cell">
      <style:table-cell-properties fo:background-color="#FFFFFF" style:vertical-align="middle"/>
    </style:style>
    <style:style style:name="Table62.Cell23" style:family="table-cell">
      <style:table-cell-properties fo:background-color="#FFFFFF" style:vertical-align="middle"/>
    </style:style>
    <style:style style:name="Table62.Cell24" style:family="table-cell">
      <style:table-cell-properties fo:background-color="#FFFFFF" style:vertical-align="middle"/>
    </style:style>
    <style:style style:name="Table62.Cell25" style:family="table-cell">
      <style:table-cell-properties fo:background-color="#FFFFFF" style:vertical-align="middle"/>
    </style:style>
    <style:style style:name="Table62.Cell26" style:family="table-cell">
      <style:table-cell-properties fo:background-color="#FFFFFF" style:vertical-align="middle"/>
    </style:style>
    <style:style style:name="Table62.Cell27" style:family="table-cell">
      <style:table-cell-properties fo:background-color="#FFFFFF" style:vertical-align="middle"/>
    </style:style>
    <style:style style:name="Table62.Cell28" style:family="table-cell">
      <style:table-cell-properties fo:background-color="#FFFFFF" style:vertical-align="middle"/>
    </style:style>
    <style:style style:name="Table62.Cell29" style:family="table-cell">
      <style:table-cell-properties fo:background-color="#FFFFFF" style:vertical-align="middle"/>
    </style:style>
    <style:style style:name="Table62.Cell30" style:family="table-cell">
      <style:table-cell-properties fo:background-color="#FFFFFF" style:vertical-align="middle"/>
    </style:style>
    <style:style style:name="Table62.Cell31" style:family="table-cell">
      <style:table-cell-properties fo:background-color="#FFFFFF" style:vertical-align="middle"/>
    </style:style>
    <style:style style:name="Table62.Cell32" style:family="table-cell">
      <style:table-cell-properties fo:background-color="#FFFFFF" style:vertical-align="middle"/>
    </style:style>
    <style:style style:name="Table62.Cell33" style:family="table-cell">
      <style:table-cell-properties fo:background-color="#FFFFFF" style:vertical-align="middle"/>
    </style:style>
    <style:style style:name="Table62.Cell34" style:family="table-cell">
      <style:table-cell-properties fo:background-color="#FFFFFF" style:vertical-align="middle"/>
    </style:style>
    <style:style style:name="Table62.Cell35" style:family="table-cell">
      <style:table-cell-properties fo:background-color="#FFFFFF" style:vertical-align="middle"/>
    </style:style>
    <style:style style:name="Table62.Cell36" style:family="table-cell">
      <style:table-cell-properties fo:background-color="#FFFFFF" style:vertical-align="middle"/>
    </style:style>
    <style:style style:name="Table62.Cell37" style:family="table-cell">
      <style:table-cell-properties fo:background-color="#FFFFFF" style:vertical-align="middle"/>
    </style:style>
    <style:style style:name="Table62.Cell38" style:family="table-cell">
      <style:table-cell-properties fo:background-color="#FFFFFF" style:vertical-align="middle"/>
    </style:style>
    <style:style style:name="Table62.Cell39" style:family="table-cell">
      <style:table-cell-properties fo:background-color="#FFFFFF" style:vertical-align="top"/>
    </style:style>
    <style:style style:name="Table62.Cell40" style:family="table-cell">
      <style:table-cell-properties fo:background-color="#FFFFFF"/>
    </style:style>
    <text:list-style style:name="L0">
      <text:list-level-style-number text:start-value="2" style:num-format="1" text:level="1" text:style-name="CharStyle7" style:num-suffix="."/>
    </text:list-style>
    <text:list-style style:name="L2">
      <text:list-level-style-number text:start-value="1" style:num-format="a" text:level="1" text:style-name="CharStyle8" style:num-prefix="(" style:num-suffix=")"/>
    </text:list-style>
    <text:list-style style:name="L4">
      <text:list-level-style-number text:start-value="1" style:num-format="a" text:level="1" text:style-name="CharStyle8" style:num-prefix="(" style:num-suffix=")"/>
    </text:list-style>
    <text:list-style style:name="L6">
      <text:list-level-style-number text:start-value="2" style:num-format="1" text:level="1" text:style-name="CharStyle7" style:num-suffix="."/>
    </text:list-style>
    <text:list-style style:name="L8">
      <text:list-level-style-number text:start-value="1" style:num-format="a" text:level="1" text:style-name="CharStyle8" style:num-prefix="(" style:num-suffix=")"/>
    </text:list-style>
    <text:list-style style:name="L10">
      <text:list-level-style-number text:start-value="1" style:num-format="a" text:level="1" text:style-name="CharStyle22" style:num-prefix="(" style:num-suffix=")"/>
    </text:list-style>
    <text:list-style style:name="L12">
      <text:list-level-style-number text:start-value="1" style:num-format="1" text:level="1" text:style-name="CharStyle30" style:num-prefix="(" style:num-suffix=")"/>
    </text:list-style>
    <text:list-style style:name="L14">
      <text:list-level-style-number text:start-value="3" style:num-format="1" text:level="1" text:style-name="CharStyle7" style:num-suffix="."/>
    </text:list-style>
    <text:list-style style:name="L16">
      <text:list-level-style-number text:start-value="3" style:num-format="1" text:level="1" text:style-name="CharStyle7" style:num-suffix="."/>
    </text:list-style>
    <text:list-style style:name="L18">
      <text:list-level-style-number text:start-value="150" style:num-format="1" text:level="1" text:style-name="CharStyle32"/>
    </text:list-style>
    <style:style style:name="fr2" style:family="graphic" style:parent-style-name="Frame">
      <style:graphic-properties style:wrap-contour="false" fo:background-color="#ffffff" style:background-transparency="100%" style:flow-with-text="false" fo:margin-left="1.312cm" fo:margin-right="100" fo:margin-top="0" fo:margin-bottom="0.949cm" fo:border="none" style:wrap="left" style:vertical-rel="page-content" style:horizontal-rel="page" style:horizontal-pos="from-left" style:vertical-pos="from-top"/>
    </style:style>
    <style:style style:name="fr3" style:family="graphic" style:parent-style-name="Frame">
      <style:graphic-properties style:wrap-contour="false" fo:background-color="#ffffff" style:background-transparency="100%" style:flow-with-text="false" fo:margin-left="2.455cm" fo:margin-right="100" fo:margin-top="1.473cm" fo:margin-bottom="0" fo:border="none" style:wrap="left" style:vertical-rel="paragraph-content" style:horizontal-rel="page" style:horizontal-pos="from-left" style:vertical-pos="from-top"/>
    </style:style>
    <style:style style:name="fr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7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right" style:vertical-pos="from-top"/>
    </style:style>
    <style:style style:name="fr7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right" style:vertical-pos="from-top"/>
    </style:style>
    <style:style style:name="fr7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7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8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8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9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9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9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0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0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2" style:family="graphic" style:parent-style-name="Frame">
      <style:graphic-properties style:wrap-contour="false" fo:background-color="#ffffff" style:background-transparency="100%" style:flow-with-text="true" fo:margin-left="1.058cm" fo:margin-right="100" fo:margin-top="0" fo:margin-bottom="0" fo:border="none" style:wrap="left" style:vertical-rel="page-content" style:horizontal-rel="page" style:horizontal-pos="from-left" style:vertical-pos="from-top"/>
    </style:style>
    <style:style style:name="fr11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none" style:vertical-rel="paragraph-content" style:horizontal-rel="page" style:horizontal-pos="from-left" style:vertical-pos="from-top"/>
    </style:style>
    <style:style style:name="fr11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1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3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3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5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3" style:family="graphic" style:parent-style-name="Frame">
      <style:graphic-properties style:wrap-contour="false" fo:background-color="#ffffff" style:background-transparency="100%" style:flow-with-text="true" fo:margin-left="1.718cm" fo:margin-right="100" fo:margin-top="0" fo:margin-bottom="0" fo:border="none" style:wrap="left" style:vertical-rel="page-content" style:horizontal-rel="page" style:horizontal-pos="from-left" style:vertical-pos="from-top"/>
    </style:style>
    <style:style style:name="fr16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none" style:vertical-rel="paragraph-content" style:horizontal-rel="page" style:horizontal-pos="from-left" style:vertical-pos="from-top"/>
    </style:style>
    <style:style style:name="fr16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6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7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8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Sect0" style:family="section">
      <style:section-properties fo:margin-left="5.110cm" fo:margin-right="5.584cm">
        <style:columns fo:column-count="1" fo:column-gap="1.270cm"/>
      </style:section-properties>
    </style:style>
    <style:style style:name="Sect1" style:family="section">
      <style:section-properties fo:margin-left="2.492cm" fo:margin-right="2.480cm">
        <style:columns fo:column-count="1" fo:column-gap="1.270cm"/>
      </style:section-properties>
    </style:style>
    <style:style style:name="Sect2" style:family="section">
      <style:section-properties fo:margin-left="2.311cm" fo:margin-right="2.110cm">
        <style:columns fo:column-count="1" fo:column-gap="1.270cm"/>
      </style:section-properties>
    </style:style>
    <style:style style:name="Sect3" style:family="section">
      <style:section-properties fo:margin-left="10.359cm" fo:margin-right="10.368cm">
        <style:columns fo:column-count="1" fo:column-gap="1.270cm"/>
      </style:section-properties>
    </style:style>
    <style:style style:name="Sect4" style:family="section">
      <style:section-properties fo:margin-left="3.120cm" fo:margin-right="1.616cm">
        <style:columns fo:column-count="1" fo:column-gap="1.270cm"/>
      </style:section-properties>
    </style:style>
    <style:style style:name="Sect5" style:family="section">
      <style:section-properties fo:margin-left="2.697cm" fo:margin-right="1.607cm">
        <style:columns fo:column-count="1" fo:column-gap="1.270cm"/>
      </style:section-properties>
    </style:style>
    <style:style style:name="Sect6" style:family="section">
      <style:section-properties fo:margin-left="3.120cm" fo:margin-right="1.607cm">
        <style:columns fo:column-count="1" fo:column-gap="1.270cm"/>
      </style:section-properties>
    </style:style>
    <style:style style:name="Sect7" style:family="section">
      <style:section-properties fo:margin-left="2.697cm" fo:margin-right="1.607cm">
        <style:columns fo:column-count="1" fo:column-gap="1.270cm"/>
      </style:section-properties>
    </style:style>
    <style:style style:name="Sect8" style:family="section">
      <style:section-properties fo:margin-left="3.120cm" fo:margin-right="1.616cm">
        <style:columns fo:column-count="1" fo:column-gap="1.270cm"/>
      </style:section-properties>
    </style:style>
    <style:style style:name="Sect9" style:family="section">
      <style:section-properties fo:margin-left="4.957cm" fo:margin-right="1.607cm">
        <style:columns fo:column-count="1" fo:column-gap="1.270cm"/>
      </style:section-properties>
    </style:style>
    <style:style style:name="Sect10" style:family="section">
      <style:section-properties fo:margin-left="8.749cm" fo:margin-right="1.609cm">
        <style:columns fo:column-count="1" fo:column-gap="1.270cm"/>
      </style:section-properties>
    </style:style>
    <style:style style:name="Sect11" style:family="section">
      <style:section-properties fo:margin-left="10.282cm" fo:margin-right="1.642cm">
        <style:columns fo:column-count="1" fo:column-gap="1.270cm"/>
      </style:section-properties>
    </style:style>
    <style:style style:name="Sect12" style:family="section">
      <style:section-properties fo:margin-left="4.854cm" fo:margin-right="1.607cm">
        <style:columns fo:column-count="1" fo:column-gap="1.270cm"/>
      </style:section-properties>
    </style:style>
    <style:style style:name="Sect13" style:family="section">
      <style:section-properties fo:margin-left="2.282cm" fo:margin-right="1.607cm">
        <style:columns fo:column-count="1" fo:column-gap="1.270cm"/>
      </style:section-properties>
    </style:style>
    <style:style style:name="Sect14" style:family="section">
      <style:section-properties fo:margin-left="10.275cm" fo:margin-right="10.266cm">
        <style:columns fo:column-count="1" fo:column-gap="1.270cm"/>
      </style:section-properties>
    </style:style>
    <style:style style:name="Sect15" style:family="section">
      <style:section-properties fo:margin-left="3.120cm" fo:margin-right="1.607cm">
        <style:columns fo:column-count="1" fo:column-gap="1.270cm"/>
      </style:section-properties>
    </style:style>
    <style:style style:name="Sect16" style:family="section">
      <style:section-properties fo:margin-left="2.697cm" fo:margin-right="1.607cm">
        <style:columns fo:column-count="1" fo:column-gap="1.270cm"/>
      </style:section-properties>
    </style:style>
    <style:style style:name="Sect17" style:family="section">
      <style:section-properties fo:margin-left="10.273cm" fo:margin-right="1.625cm">
        <style:columns fo:column-count="1" fo:column-gap="1.270cm"/>
      </style:section-properties>
    </style:style>
    <style:style style:name="Sect18" style:family="section">
      <style:section-properties fo:margin-left="2.671cm" fo:margin-right="1.623cm">
        <style:columns fo:column-count="1" fo:column-gap="1.270cm"/>
      </style:section-properties>
    </style:style>
    <style:style style:name="Sect19" style:family="section">
      <style:section-properties fo:margin-left="2.697cm" fo:margin-right="1.607cm">
        <style:columns fo:column-count="1" fo:column-gap="1.270cm"/>
      </style:section-properties>
    </style:style>
    <style:style style:name="Sect20" style:family="section">
      <style:section-properties fo:margin-left="3.120cm" fo:margin-right="1.607cm">
        <style:columns fo:column-count="1" fo:column-gap="1.270cm"/>
      </style:section-properties>
    </style:style>
    <style:style style:name="Sect21" style:family="section">
      <style:section-properties fo:margin-left="4.203cm" fo:margin-right="1.616cm">
        <style:columns fo:column-count="1" fo:column-gap="1.270cm"/>
      </style:section-properties>
    </style:style>
    <style:style style:name="Sect22" style:family="section">
      <style:section-properties fo:margin-left="2.697cm" fo:margin-right="1.607cm">
        <style:columns fo:column-count="1" fo:column-gap="1.270cm"/>
      </style:section-properties>
    </style:style>
    <style:style style:name="Sect23" style:family="section">
      <style:section-properties fo:margin-left="2.803cm" fo:margin-right="1.501cm">
        <style:columns fo:column-count="1" fo:column-gap="1.270cm"/>
      </style:section-properties>
    </style:style>
    <style:style style:name="Sect24" style:family="section">
      <style:section-properties fo:margin-left="3.120cm" fo:margin-right="1.607cm">
        <style:columns fo:column-count="1" fo:column-gap="1.270cm"/>
      </style:section-properties>
    </style:style>
    <style:style style:name="Sect25" style:family="section">
      <style:section-properties fo:margin-left="2.815cm" fo:margin-right="1.513cm">
        <style:columns fo:column-count="1" fo:column-gap="1.270cm"/>
      </style:section-properties>
    </style:style>
    <style:style style:name="Sect26" style:family="section">
      <style:section-properties fo:margin-left="4.364cm" fo:margin-right="1.607cm">
        <style:columns fo:column-count="1" fo:column-gap="1.270cm"/>
      </style:section-properties>
    </style:style>
    <style:style style:name="Sect27" style:family="section">
      <style:section-properties fo:margin-left="2.697cm" fo:margin-right="1.607cm">
        <style:columns fo:column-count="1" fo:column-gap="1.270cm"/>
      </style:section-properties>
    </style:style>
    <style:style style:name="Sect28" style:family="section">
      <style:section-properties fo:margin-left="3.120cm" fo:margin-right="1.607cm">
        <style:columns fo:column-count="1" fo:column-gap="1.270cm"/>
      </style:section-properties>
    </style:style>
    <style:style style:name="Sect29" style:family="section">
      <style:section-properties fo:margin-left="3.713cm" fo:margin-right="3.713cm">
        <style:columns fo:column-count="1" fo:column-gap="1.270cm"/>
      </style:section-properties>
    </style:style>
    <style:style style:name="Sect30" style:family="section">
      <style:section-properties fo:margin-left="2.671cm" fo:margin-right="1.605cm">
        <style:columns fo:column-count="1" fo:column-gap="1.270cm"/>
      </style:section-properties>
    </style:style>
    <style:style style:name="Sect31" style:family="section">
      <style:section-properties fo:margin-left="4.838cm" fo:margin-right="1.607cm">
        <style:columns fo:column-count="1" fo:column-gap="1.270cm"/>
      </style:section-properties>
    </style:style>
    <style:style style:name="Sect32" style:family="section">
      <style:section-properties fo:margin-left="10.259cm" fo:margin-right="10.268cm">
        <style:columns fo:column-count="1" fo:column-gap="1.270cm"/>
      </style:section-properties>
    </style:style>
    <style:style style:name="Sect33" style:family="section">
      <style:section-properties fo:margin-left="4.551cm" fo:margin-right="4.551cm">
        <style:columns fo:column-count="1" fo:column-gap="1.270cm"/>
      </style:section-properties>
    </style:style>
    <style:style style:name="Sect34" style:family="section">
      <style:section-properties fo:margin-left="2.958cm" fo:margin-right="1.614cm">
        <style:columns fo:column-count="1" fo:column-gap="1.270cm"/>
      </style:section-properties>
    </style:style>
    <style:style style:name="Sect35" style:family="section">
      <style:section-properties fo:margin-left="4.761cm" fo:margin-right="1.614cm">
        <style:columns fo:column-count="1" fo:column-gap="1.270cm"/>
      </style:section-properties>
    </style:style>
    <style:style style:name="Sect36" style:family="section">
      <style:section-properties fo:margin-left="2.958cm" fo:margin-right="1.614cm">
        <style:columns fo:column-count="1" fo:column-gap="1.270cm"/>
      </style:section-properties>
    </style:style>
    <style:style style:name="Sect37" style:family="section">
      <style:section-properties fo:margin-left="3.221cm" fo:margin-right="1.632cm">
        <style:columns fo:column-count="1" fo:column-gap="1.270cm"/>
      </style:section-properties>
    </style:style>
    <style:style style:name="Sect38" style:family="section">
      <style:section-properties fo:margin-left="2.951cm" fo:margin-right="1.607cm">
        <style:columns fo:column-count="1" fo:column-gap="1.270cm"/>
      </style:section-properties>
    </style:style>
    <style:style style:name="Sect39" style:family="section">
      <style:section-properties fo:margin-left="10.259cm" fo:margin-right="10.259cm">
        <style:columns fo:column-count="1" fo:column-gap="1.270cm"/>
      </style:section-properties>
    </style:style>
    <style:style style:name="Sect40" style:family="section">
      <style:section-properties fo:margin-left="2.951cm" fo:margin-right="1.607cm">
        <style:columns fo:column-count="1" fo:column-gap="1.270cm"/>
      </style:section-properties>
    </style:style>
    <style:style style:name="Sect41" style:family="section">
      <style:section-properties fo:margin-left="3.247cm" fo:margin-right="1.607cm">
        <style:columns fo:column-count="1" fo:column-gap="1.270cm"/>
      </style:section-properties>
    </style:style>
    <style:style style:name="Sect42" style:family="section">
      <style:section-properties fo:margin-left="4.449cm" fo:margin-right="1.633cm">
        <style:columns fo:column-count="1" fo:column-gap="1.270cm"/>
      </style:section-properties>
    </style:style>
    <style:style style:name="Sect43" style:family="section">
      <style:section-properties fo:margin-left="3.247cm" fo:margin-right="1.625cm">
        <style:columns fo:column-count="1" fo:column-gap="1.270cm"/>
      </style:section-properties>
    </style:style>
    <style:style style:name="Sect44" style:family="section">
      <style:section-properties fo:margin-left="4.845cm" fo:margin-right="1.607cm">
        <style:columns fo:column-count="1" fo:column-gap="1.270cm"/>
      </style:section-properties>
    </style:style>
    <style:style style:name="Sect45" style:family="section">
      <style:section-properties fo:margin-left="10.264cm" fo:margin-right="1.625cm">
        <style:columns fo:column-count="1" fo:column-gap="1.270cm"/>
      </style:section-properties>
    </style:style>
    <style:style style:name="Sect46" style:family="section">
      <style:section-properties fo:margin-left="3.247cm" fo:margin-right="13.663cm">
        <style:columns fo:column-count="1" fo:column-gap="1.270cm"/>
      </style:section-properties>
    </style:style>
    <style:style style:name="Sect47" style:family="section">
      <style:section-properties fo:margin-left="4.177cm" fo:margin-right="1.614cm">
        <style:columns fo:column-count="1" fo:column-gap="1.270cm"/>
      </style:section-properties>
    </style:style>
    <style:style style:name="Sect48" style:family="section">
      <style:section-properties fo:margin-left="10.266cm" fo:margin-right="10.266cm">
        <style:columns fo:column-count="1" fo:column-gap="1.270cm"/>
      </style:section-properties>
    </style:style>
    <style:style style:name="Sect49" style:family="section">
      <style:section-properties fo:margin-left="3.247cm" fo:margin-right="1.625cm">
        <style:columns fo:column-count="1" fo:column-gap="1.270cm"/>
      </style:section-properties>
    </style:style>
    <style:style style:name="Sect50" style:family="section">
      <style:section-properties fo:margin-left="4.246cm" fo:margin-right="1.616cm">
        <style:columns fo:column-count="1" fo:column-gap="1.270cm"/>
      </style:section-properties>
    </style:style>
    <style:style style:name="Sect51" style:family="section">
      <style:section-properties fo:margin-left="2.958cm" fo:margin-right="1.614cm">
        <style:columns fo:column-count="1" fo:column-gap="1.270cm"/>
      </style:section-properties>
    </style:style>
    <style:style style:name="Sect52" style:family="section">
      <style:section-properties fo:margin-left="2.933cm" fo:margin-right="1.614cm">
        <style:columns fo:column-count="1" fo:column-gap="1.270cm"/>
      </style:section-properties>
    </style:style>
    <style:style style:name="Sect53" style:family="section">
      <style:section-properties fo:margin-left="5.057cm" fo:margin-right="1.607cm">
        <style:columns fo:column-count="1" fo:column-gap="1.270cm"/>
      </style:section-properties>
    </style:style>
    <style:style style:name="Sect54" style:family="section">
      <style:section-properties fo:margin-left="3.205cm" fo:margin-right="1.607cm">
        <style:columns fo:column-count="1" fo:column-gap="1.270cm"/>
      </style:section-properties>
    </style:style>
    <style:style style:name="Sect55" style:family="section">
      <style:section-properties fo:margin-left="2.925cm" fo:margin-right="1.614cm">
        <style:columns fo:column-count="1" fo:column-gap="1.270cm"/>
      </style:section-properties>
    </style:style>
    <style:style style:name="Sect56" style:family="section">
      <style:section-properties fo:margin-left="4.128cm" fo:margin-right="1.607cm">
        <style:columns fo:column-count="1" fo:column-gap="1.270cm"/>
      </style:section-properties>
    </style:style>
    <style:style style:name="Sect57" style:family="section">
      <style:section-properties fo:margin-left="10.264cm" fo:margin-right="1.642cm">
        <style:columns fo:column-count="1" fo:column-gap="1.270cm"/>
      </style:section-properties>
    </style:style>
    <style:style style:name="Sect58" style:family="section">
      <style:section-properties fo:margin-left="3.247cm" fo:margin-right="1.607cm">
        <style:columns fo:column-count="1" fo:column-gap="1.270cm"/>
      </style:section-properties>
    </style:style>
    <style:style style:name="Sect59" style:family="section">
      <style:section-properties fo:margin-left="5.050cm" fo:margin-right="1.633cm">
        <style:columns fo:column-count="1" fo:column-gap="1.270cm"/>
      </style:section-properties>
    </style:style>
    <style:style style:name="Sect60" style:family="section">
      <style:section-properties fo:margin-left="2.951cm" fo:margin-right="1.607cm">
        <style:columns fo:column-count="1" fo:column-gap="1.270cm"/>
      </style:section-properties>
    </style:style>
    <style:style style:name="Sect61" style:family="section">
      <style:section-properties fo:margin-left="3.247cm" fo:margin-right="13.663cm">
        <style:columns fo:column-count="1" fo:column-gap="1.270cm"/>
      </style:section-properties>
    </style:style>
    <style:style style:name="Sect62" style:family="section">
      <style:section-properties fo:margin-left="2.951cm" fo:margin-right="1.607cm">
        <style:columns fo:column-count="1" fo:column-gap="1.270cm"/>
      </style:section-properties>
    </style:style>
    <style:style style:name="Sect63" style:family="section">
      <style:section-properties fo:margin-left="3.247cm" fo:margin-right="1.607cm">
        <style:columns fo:column-count="1" fo:column-gap="1.270cm"/>
      </style:section-properties>
    </style:style>
    <style:style style:name="Sect64" style:family="section">
      <style:section-properties fo:margin-left="2.925cm" fo:margin-right="1.623cm">
        <style:columns fo:column-count="1" fo:column-gap="1.270cm"/>
      </style:section-properties>
    </style:style>
    <style:style style:name="Sect65" style:family="section">
      <style:section-properties fo:margin-left="2.951cm" fo:margin-right="1.607cm">
        <style:columns fo:column-count="1" fo:column-gap="1.270cm"/>
      </style:section-properties>
    </style:style>
    <style:style style:name="Sect66" style:family="section">
      <style:section-properties fo:margin-left="10.266cm" fo:margin-right="10.275cm">
        <style:columns fo:column-count="1" fo:column-gap="1.270cm"/>
      </style:section-properties>
    </style:style>
    <style:style style:name="Sect67" style:family="section">
      <style:section-properties fo:margin-left="2.485cm" fo:margin-right="2.401cm">
        <style:columns fo:column-count="1" fo:column-gap="1.270cm"/>
      </style:section-properties>
    </style:style>
    <style:style style:name="Sect68" style:family="section">
      <style:section-properties fo:margin-left="2.101cm" fo:margin-right="2.880cm">
        <style:columns fo:column-count="1" fo:column-gap="1.270cm"/>
      </style:section-properties>
    </style:style>
  </office:automatic-styles>
  <office:body>
    <office:text>
      <text:section text:style-name="Sect0" text:name="Section0">
        <text:p text:style-name="P3985"><text:span text:style-name="CharStyle3">SYOR-SYOR YANG DICADANGKAN BAGI<text:line-break/>BAHAGIAN-BAHAGIAN PILIHAN RAYA<text:line-break/>PERSEKUTUAN DAN NEGERI BAGI<text:line-break/>NEGERI JOHOR SEBAGAIMANA YANG<text:line-break/>TELAH DIKAJI SEMULA OLEH<text:line-break/>SURUHANJAYA PILIHAN RAYA DALAM<text:line-break/>TAHUN 2016</text:span></text:p>
        <text:p text:style-name="P2611"><text:span text:style-name="CharStyle5">PROPOSED RECOMMENDATIONS FOR<text:line-break/>FEDERAL AND STATE CONSTITUENCIES<text:line-break/>FOR THE STATE OF JOHOR AS REVIEWED<text:line-break/>BY THE ELECTION COMMISSION IN 2016</text:span></text:p>
      </text:section>
      <text:section text:style-name="Sect1" text:name="Section1">
        <text:p text:style-name="P3986"><text:span text:style-name="CharStyle7">PERLEMBAGAAN PERSEKUTUAN<text:line-break/>SEKSYEN 4</text:span><text:span text:style-name="CharStyle8">(a)</text:span><text:span text:style-name="CharStyle7"><text:s text:c="1"/>BAHAGIAN IIJADUAL KETIGA BELAS</text:span></text:p>
        <text:p text:style-name="P3153"><text:span text:style-name="CharStyle7">SYOR-SYOR YANG DICADANGKAN BAGI BAHAGIAN-BAHAGIAN PILIHAN RAYA<text:line-break/>PERSEKUTUAN DAN NEGERI BAGI NEGERI JOHOR SEBAGAIMANA YANG TELAH DIKAJI<text:line-break/>SEMULA OLEH SURUHANJAYA PILIHAN RAYA DALAM TAHUN 2016</text:span></text:p>
        <text:p text:style-name="P1756"><text:span text:style-name="CharStyle7">Suruhanjaya Pilihan Raya, mengikut kehendak Fasal (2) Perkara 113 Perlembagaan<text:line-break/>Persekutuan, telah mengkaji semula pembahagian bahagian-bahagian pilihan raya<text:line-break/>Persekutuan dan Negeri bagi Negeri Johor.</text:span></text:p>
        <text:list text:style-name="L0">
          <text:list-item>
            <text:p text:style-name="P3268"><text:span text:style-name="CharStyle7"><text:tab/>Berikutan dengan kajian semula itu, Suruhanjaya Pilihan Raya bercadang untuk<text:line-break/>mengesyorkan dalam laporannya syor-syor berikut:</text:span></text:p>
          </text:list-item>
        </text:list>
        <text:list text:style-name="L2">
          <text:list-item>
            <text:p text:style-name="P3193"><text:span text:style-name="CharStyle7"><text:tab/>tiada perubahan bilangan bahagian-bahagian pilihan raya Persekutuan<text:line-break/>bagi Negeri Johor;</text:span></text:p>
          </text:list-item>
          <text:list-item>
            <text:p text:style-name="P2669"><text:span text:style-name="CharStyle7"><text:tab/>tiada perubahan bilangan bahagian-bahagian pilihan raya Negeri bagi<text:line-break/>Negeri Johor;</text:span></text:p>
          </text:list-item>
          <text:list-item>
            <text:p text:style-name="P3762"><text:span text:style-name="CharStyle7"><text:tab/>terdapat pindaan dan perubahan nama kepada bahagian-bahagian pilihan<text:line-break/>raya Persekutuan yang melibatkan satu (1) bahagian pilihan raya<text:line-break/>Persekutuan dalam Negeri Johor; dan</text:span></text:p>
          </text:list-item>
          <text:list-item>
            <text:p text:style-name="P3148"><text:span text:style-name="CharStyle7"><text:tab/>terdapat pindaan dan perubahan nama kepada bahagian-bahagian pilihan<text:line-break/>raya Negeri yang melibatkan lapan (8) bahagian-bahagian pilihan raya<text:line-break/>Negeri dalam Negeri Johor.</text:span></text:p>
          </text:list-item>
        </text:list>
        <text:list text:style-name="L0">
          <text:list-item>
            <text:p text:style-name="P2499"><text:span text:style-name="CharStyle7"><text:tab/>Jumlah bilangan pemilih seramai 1,649,131 orang dalam Daftar Pemilih yang<text:line-break/>ditentukan oleh Suruhanjaya Pilihan Raya iaitu yang telah diperakui dan diwartakan<text:line-break/>pada 13 Mei 2016 </text:span><text:span text:style-name="CharStyle8">[P.U. (B) 217/2016]</text:span><text:span text:style-name="CharStyle7"><text:s text:c="1"/>dan dibaca bersama </text:span><text:span text:style-name="CharStyle8">P.U. (B] 399/2016</text:span><text:span text:style-name="CharStyle7"><text:s text:c="1"/>bertarikh<text:line-break/>6 September 2016 telah diguna pakai bagi maksud kajian semula persempadanan<text:line-break/>bahagian-bahagian pilihan raya Persekutuan dan Negeri di dalam Negeri Johor.</text:span></text:p>
          </text:list-item>
          <text:list-item>
            <text:p text:style-name="P1556"><text:span text:style-name="CharStyle7"><text:tab/>Butiran syor yang dicadangkan bagi Negeri Johor berkenaan dengan bahagian-<text:line-break/>bahagian pilihan raya Persekutuan dan Negeri yang baharu, pindaan dan perubahan<text:line-break/>nama sedia ada bagi bahagian-bahagian pilihan raya Persekutuan dan Negeri dan</text:span></text:p>
          </text:list-item>
        </text:list>
        <text:p text:style-name="P2974"><text:span text:style-name="CharStyle7">bahagian-bahagian pilihan raya Persekutuan yang terlibat dalam semakan semula dan<text:line-break/>tersentuh oleh syor tersebut adalah dinyatakan dalam Jadual Pertama.</text:span></text:p>
        <text:list text:style-name="L0" text:continue-numbering="true">
          <text:list-item>
            <text:p text:style-name="P3759"><text:span text:style-name="CharStyle7"><text:tab/>Berikutan kajian semula persempadanan bahagian-bahagian pilihan raya<text:line-break/>Persekutuan dan Negeri ini, bilangan pemilih bagi bahagian-bahagian pilihan raya<text:line-break/>Persekutuan dan Negeri dalam Negeri Johor adalah dinyatakan dalam Jadual Kedua.</text:span></text:p>
          </text:list-item>
          <text:list-item>
            <text:p text:style-name="P2150"><text:span text:style-name="CharStyle7"><text:tab/>Syor yang dicadangkan ini berserta dengan satu salinan rang pelan bahagian-<text:line-break/>bahagian pilihan raya bagi Negeri-Negeri Tanah Melayu dan satu salinan rang pelan<text:line-break/>bahagian-bahagian pilihan raya bagi Negeri Johor boleh diperiksa mulai 15 September<text:line-break/>2016 hingga dan termasuk 14 Oktober 2016 semasa waktu pejabat biasa di tempat-<text:line-break/>tempatyang dinyatakan dalam Jadual Ketiga.</text:span></text:p>
          </text:list-item>
          <text:list-item>
            <text:p text:style-name="P3072"><text:span text:style-name="CharStyle7"><text:tab/>Menurut<text:tab/>seksyen 4</text:span><text:span text:style-name="CharStyle8">(b),</text:span><text:span text:style-name="CharStyle7"><text:s text:c="1"/>Bahagian II, Jadual Ketiga Belas, Perlembagaan</text:span></text:p>
          </text:list-item>
        </text:list>
        <text:p text:style-name="P3747"><text:span text:style-name="CharStyle7">Persekutuan, representasi mengenai syor yang dicadangkan boleh dibuat kepada<text:line-break/>Suruhanjaya Pilihan Raya dalam masa satu bulan selepas tarikh penyiaran Notis ini.</text:span></text:p>
        <text:list text:style-name="L0" text:continue-numbering="true">
          <text:list-item>
            <text:p text:style-name="P3741"><text:span text:style-name="CharStyle7"><text:tab/>Selaras dengan seksyen 5, Bahagian II, Jadual Ketiga Belas, Perlembagaan<text:line-break/>Persekutuan, pihak-pihak yang boleh membuat representasi membantah syor yang<text:line-break/>dicadangkan itu adalah:</text:span></text:p>
          </text:list-item>
        </text:list>
        <text:list text:style-name="L4">
          <text:list-item>
            <text:p text:style-name="P2131"><text:span text:style-name="CharStyle7"><text:tab/>Kerajaan Negeri; atau</text:span></text:p>
          </text:list-item>
          <text:list-item>
            <text:p text:style-name="P2263"><text:span text:style-name="CharStyle7"><text:tab/>mana-mana pihak berkuasa tempatan yang keseluruhan atau sebahagian<text:line-break/>kawasannya termasuk di dalam bahagian-bahagian pilihan raya yang<text:line-break/>tersentuh oleh syor itu; atau</text:span></text:p>
          </text:list-item>
          <text:list-item>
            <text:p text:style-name="P1779"><text:span text:style-name="CharStyle7"><text:tab/>sekumpulan orang seramai satu ratus orang atau lebih yang nama mereka<text:line-break/>ditunjukkan dalam daftar pemilih semasa bagi bahagian-bahagian pilihan<text:line-break/>raya yang berkenaan.</text:span></text:p>
          </text:list-item>
        </text:list>
        <text:list text:style-name="L0">
          <text:list-item>
            <text:p text:style-name="P3890"><text:span text:style-name="CharStyle7"><text:tab/>Apa-apa representasi membantah syor yang dicadangkan hendaklah<text:line-break/>dikemukakan secara bertulis kepada Suruhanjaya Pilihan Raya dan dialamatkan kepada<text:line-break/>Pegawai Pilihan Raya Negeri Johor seperti di bawah:</text:span></text:p>
          </text:list-item>
        </text:list>
      </text:section>
      <text:section text:style-name="Sect2" text:name="Section2">
        <text:p text:style-name="P3987"><text:span text:style-name="CharStyle7">Pengarah Pilihan Raya Negeri Johor<text:line-break/>Tingkat 6 Blok B Wisma Persekutuan<text:line-break/>Jalan Ayer Molek<text:line-break/>80690 Johor Bahru<text:line-break/>Johor.</text:span></text:p>
        <text:p text:style-name="P2706"><text:span text:style-name="CharStyle7">FEDERAL CONSTITUTION<text:line-break/>SECTION </text:span><text:span text:style-name="CharStyle8">4(a)</text:span><text:span text:style-name="CharStyle7"><text:s text:c="1"/>PART II THIRTEENTH SCHEDULE</text:span></text:p>
        <text:p text:style-name="P1721"><text:span text:style-name="CharStyle7">PROPOSED RECOMMENDATIONS FOR FEDERAL AND STATE CONSTITUENCIES FOR<text:line-break/>THE STATE OF JOHOR AS REVIEWED BY THE ELECTION COMMISSION IN 2016</text:span></text:p>
        <text:p text:style-name="P1910"><text:span text:style-name="CharStyle7">The Election Commission, in accordance with the requirements of Clause (2) of Article<text:line-break/>113 of the Federal Constitution, has reviewed the division of the Federal constituencies<text:line-break/>and State constituencies for the State of Johor.</text:span></text:p>
        <text:list text:style-name="L6">
          <text:list-item>
            <text:p text:style-name="P3139"><text:span text:style-name="CharStyle7"><text:tab/>Consequent upon the review, the Election Commission proposes to recommend<text:line-break/>in their report such recommendations:</text:span></text:p>
          </text:list-item>
        </text:list>
        <text:list text:style-name="L8">
          <text:list-item>
            <text:p text:style-name="P2553"><text:span text:style-name="CharStyle7"><text:tab/>no alteration in the number of Federal constituencies for the State of<text:line-break/>Johor;</text:span></text:p>
          </text:list-item>
          <text:list-item>
            <text:p text:style-name="P2373"><text:span text:style-name="CharStyle7"><text:tab/>no alteration in the number of the State constituencies for the State of<text:line-break/>Johor;</text:span></text:p>
          </text:list-item>
          <text:list-item>
            <text:p text:style-name="P3775"><text:span text:style-name="CharStyle7"><text:tab/>there are amendments and alterations made to the names of the Federal<text:line-break/>constituencies involving one (1) Federal constituency in the State of<text:line-break/>Johor; and</text:span></text:p>
          </text:list-item>
          <text:list-item>
            <text:p text:style-name="P3737"><text:span text:style-name="CharStyle7"><text:tab/>there are amendments and alterations made to the names of the State<text:line-break/>constituencies involving eight (8) State constituencies in the State of<text:line-break/>Johor.</text:span></text:p>
          </text:list-item>
        </text:list>
        <text:list text:style-name="L6">
          <text:list-item>
            <text:p text:style-name="P3561"><text:span text:style-name="CharStyle7"><text:tab/>The total number of 1,649,131 electors in the Electoral Rolls determined by the<text:line-break/>Election Commission which was endorsed and gazetted on 13 May 2016 </text:span><text:span text:style-name="CharStyle8">[P.U. (B)</text:span></text:p>
          </text:list-item>
        </text:list>
        <text:p text:style-name="P1566"><text:span text:style-name="CharStyle19">3</text:span></text:p>
        <text:p text:style-name="P3453"><text:span text:style-name="CharStyle22">217/2016]</text:span><text:span text:style-name="CharStyle21"><text:s text:c="1"/>and read together with </text:span><text:span text:style-name="CharStyle22">P.U. (B) 399/2016</text:span><text:span text:style-name="CharStyle21"><text:s text:c="1"/>dated 6 September 2016 are used<text:line-break/>for the purpose of the review of the delimitation of Federal and State constituencies in<text:line-break/>the State of Johor.</text:span></text:p>
        <text:list text:style-name="L6" text:continue-numbering="true">
          <text:list-item>
            <text:p text:style-name="P3698"><text:span text:style-name="CharStyle21"><text:tab/>Particulars of the proposed recommendations for the State of Johor regarding<text:line-break/>the new Federal and State constituencies, amendments and alterations to the existing<text:line-break/>names of the Federal and State constituencies and the Federal constituencies involved<text:line-break/>in the revision and affected by the proposed recommendations are specified in the First<text:line-break/>Schedule.</text:span></text:p>
          </text:list-item>
          <text:list-item>
            <text:p text:style-name="P1905"><text:span text:style-name="CharStyle21"><text:tab/>Due to this review of the delimitation of the Federal and State constituencies, the<text:line-break/>number of electors for the Federal and State constituencies in the State of Johor are<text:line-break/>specified in the Second Schedule.</text:span></text:p>
          </text:list-item>
          <text:list-item>
            <text:p text:style-name="P2003"><text:span text:style-name="CharStyle21"><text:tab/>This proposed recommendations together with one copy of the draft<text:line-break/>constituencies plan for the States of Malaya and one copy of the draft constituencies<text:line-break/>plan for the State of Johor may be inspected from 15 September 2016 up to and<text:line-break/>including 14 October 2016 during normal office hours at the places specified in the<text:line-break/>Third Schedule.</text:span></text:p>
          </text:list-item>
          <text:list-item>
            <text:p text:style-name="P2717"><text:span text:style-name="CharStyle21"><text:tab/>According to section </text:span><text:span text:style-name="CharStyle22">4(b),</text:span><text:span text:style-name="CharStyle21"><text:s text:c="1"/>Part II of the Thirteenth Schedule to the Federal<text:line-break/>Constitution, representations with respect to the proposed recommendations may be<text:line-break/>made to the Election Commission within one month after the date of publication of this<text:line-break/>Notice.</text:span></text:p>
          </text:list-item>
          <text:list-item>
            <text:p text:style-name="P3089"><text:span text:style-name="CharStyle21"><text:tab/>In accordance with section 5, Part II of the Thirteenth Schedule to the Federal<text:line-break/>Constitution, parties who can make representations objecting to the proposed<text:line-break/>recommendations are:</text:span></text:p>
          </text:list-item>
        </text:list>
        <text:list text:style-name="L10">
          <text:list-item>
            <text:p text:style-name="P2414"><text:span text:style-name="CharStyle21"><text:tab/>the State Government; or</text:span></text:p>
          </text:list-item>
          <text:list-item>
            <text:p text:style-name="P3419"><text:span text:style-name="CharStyle21"><text:tab/>any local authority whose area is wholly or partly comprised in the<text:line-break/>constituencies affected by the recommendation; or</text:span></text:p>
          </text:list-item>
          <text:list-item>
            <text:p text:style-name="P1927"><text:span text:style-name="CharStyle21"><text:tab/>a body of one hundred or more persons whose names are shown on the<text:line-break/>current electoral rolls of the constituencies in question.</text:span></text:p>
          </text:list-item>
        </text:list>
        <text:p text:style-name="P2502"><text:span text:style-name="CharStyle19">4</text:span></text:p>
        <text:list text:style-name="L6">
          <text:list-item>
            <text:p text:style-name="P3764"><text:span text:style-name="CharStyle7"><text:tab/>Any representations objecting to the proposed recommendations shall be<text:line-break/>submitted in writing to the Election Commission and addressed to the Johor State<text:line-break/>Election Officer as below:</text:span></text:p>
          </text:list-item>
        </text:list>
        <text:p text:style-name="P2789"><text:span text:style-name="CharStyle7">Pengarah Pilihan Raya Negeri Johor<text:line-break/>Tingkat 6 Blok B Wisma Persekutuan<text:line-break/>Jalan Ayer Molek<text:line-break/>80690 Johor Bahru<text:line-break/>Johor.</text:span></text:p>
        <text:p text:style-name="P3469"><text:span text:style-name="CharStyle19">5</text:span></text:p>
        <text:p text:style-name="P2270"><text:span text:style-name="CharStyle24">JADUAL PERTAMA / </text:span><text:span text:style-name="CharStyle25">FIRST SCHEDULE</text:span></text:p>
        <text:p text:style-name="P1924"><text:span text:style-name="CharStyle24">SYOR YANG DICADANGKAN BAGI NEGERI JOHOR BERKAITAN DENGAN BAHAGIAN-<text:line-break/>BAHAGIAN PILIHAN RAYA PERSEKUTUAN DAN NEGERI YANG BAHARU, PINDAAN<text:line-break/>DAN PERUBAHAN NAMA SEDIA ADA BAGI BAHAGIAN-BAHAGIAN PILIHAN RAYA<text:line-break/>PERSEKUTUAN DAN NEGERI DAN BAHAGIAN-BAHAGIAN PILIHAN RAYA<text:line-break/>PERSEKUTUAN YANG TERLIBAT DALAM SEMAKAN SEMULA DAN TERSENTUH</text:span></text:p>
        <text:p text:style-name="P3234"><text:span text:style-name="CharStyle24">OLEH SYOR YANG DICADANGKAN</text:span></text:p>
        <text:p text:style-name="P2915"><text:span text:style-name="CharStyle27">PROPOSED RECOMMENDATIONS FOR THE STATE OF JOHOR REGARDING THE NEW<text:line-break/>FEDERAL AND STATE CONSTITUENCIES, AMENDMENTS AND ALTERATIONS TO THE<text:line-break/>EXISTING NAMES OF THE FEDERAL AND ST A TE CONSTITUENCIES AND THE FEDERAL<text:line-break/>CONSTITUENCIES INVOLVED IN THE REVISION AND AFFECTED BY THE PROPOSED</text:span></text:p>
        <text:p text:style-name="P3348"><text:span text:style-name="CharStyle27">RECOMMENDATIONS</text:span></text:p>
        <text:list text:style-name="L12">
          <text:list-item>
            <text:h text:outline-level="1" text:style-name="P3789">(1)<text:bookmark-start text:name="bookmark0"/><text:span text:style-name="CharStyle30"><text:tab/>(</text:span><text:span text:style-name="CharStyle31">2</text:span><text:span text:style-name="CharStyle30">)</text:span><text:bookmark-end text:name="bookmark0"/></text:h>
          </text:list-item>
        </text:list>
        <text:p text:style-name="P3784"><text:span text:style-name="CharStyle7">Bahagian Pilihan Raya<text:tab/>Bahagian<text:tab/>Pilihan<text:tab/>Raya<text:tab/>Negeri</text:span></text:p>
        <text:p text:style-name="P1888"><text:span text:style-name="CharStyle7">Persekutuan</text:span></text:p>
        <text:p text:style-name="P2754"><text:span text:style-name="CharStyle32">Federal Constituency<text:tab/>State<text:tab/>Constituency</text:span></text:p>
        <text:p text:style-name="P3188"><text:span text:style-name="CharStyle8">-</text:span><text:span text:style-name="CharStyle7"><text:s text:c="1"/>Tiada -<text:line-break/>- </text:span><text:span text:style-name="CharStyle8">Nil -</text:span></text:p>
        <text:list text:style-name="L14">
          <text:list-item>
            <text:p text:style-name="P2268"><text:span text:style-name="CharStyle7"><text:tab/>N. 13 Simpang Jeram<text:line-break/>(Nama Asal: Sungai Abong)</text:span></text:p>
          </text:list-item>
        </text:list>
        <text:p text:style-name="P3686"><text:span text:style-name="CharStyle34">6</text:span></text:p>
        <text:h text:outline-level="1" text:style-name="P2121"><text:bookmark-start text:name="bookmark1"/><text:span text:style-name="CharStyle29">(1)</text:span><text:bookmark-end text:name="bookmark1"/></text:h>
        <text:p text:style-name="P2166"><draw:frame draw:style-name="fr2" svg:x="12.859cm" svg:y="0.009cm" svg:width="5.376cm" fo:min-height="1.058cm" text:anchor-type="paragraph"><draw:text-box><text:p text:style-name="P2758"><text:span text:style-name="CharStyle13">(</text:span><text:span text:style-name="CharStyle14">2</text:span><text:span text:style-name="CharStyle13">)</text:span></text:p><text:p text:style-name="P2289"><text:span text:style-name="CharStyle15">Bahagian Pilihan Raya Negeri</text:span></text:p></draw:text-box></draw:frame><draw:frame draw:style-name="fr3" svg:x="13.859cm" svg:y="1.050cm" fo:min-width="3.378cm" fo:min-height="0.534cm" text:anchor-type="paragraph"><draw:text-box><text:p text:style-name="P3681"><text:span text:style-name="CharStyle17">State Constituency</text:span></text:p></draw:text-box></draw:frame><text:span text:style-name="CharStyle7">Bahagian Pilihan Raya<text:line-break/>Persekutuan<text:line-break/></text:span><text:span text:style-name="CharStyle8">Federal Constituency</text:span></text:p>
        <text:list text:style-name="L16">
          <text:list-item>
            <text:p text:style-name="P1908"><text:span text:style-name="CharStyle7"><text:tab/>N. 55 Pekan Nanas</text:span></text:p>
          </text:list-item>
        </text:list>
        <text:p text:style-name="P2212"><text:span text:style-name="CharStyle7">(Nama Asal: Pekan Nenas)</text:span></text:p>
        <text:p text:style-name="P3216"><text:span text:style-name="CharStyle7">Kecuali bahagian-bahagian pilihan raya Persekutuan yang terlibat dalam semakan<text:line-break/>semula dan tersentuh oleh syor yang dicadangkan iaitu P. 143 Pagoh, P. 144 Ledang, P.<text:line-break/>145 Bakri, P. 146 Muar, P. 147 Parit Sulong, P. 148 Ayer Hitam, P. 149 Sri Gading, P.</text:span></text:p>
        <text:list text:style-name="L18">
          <text:list-item>
            <text:p text:style-name="P3659"><text:span text:style-name="CharStyle7"><text:tab/>Batu Pahat, P. 151 Simpang Renggam, P. 152 Kluang, P. 153 Sembrong, P. 154<text:line-break/>Mersing, P. 155 Tenggara, P. 156 Kota Tinggi, P. 159 Pasir Gudang, P. 160 Johor Bahru,<text:line-break/>P. 161 Pulai, P. 162 Gelang Patah, P. 163 Kulai, P. 164 Pontian dan P. 165 Tanjung Piai,<text:line-break/>sempadan bahagian-bahagian pilihan raya Persekutuan yang tidak disebut tetap<text:line-break/>serupa seperti yang ada sekarang.</text:span></text:p>
          </text:list-item>
        </text:list>
        <text:p text:style-name="P2550"><text:span text:style-name="CharStyle32">Except for the Federal constituencies involved in the revision and affected by the<text:line-break/>proposed recommendations that is P. 143 Pagoh, P. 144 Ledang, P. 145 Bakri, P. 146<text:line-break/>Muar, P. 147 Parit Sulong, P. 148 Ayer Hitam, P. 149 Sri Gading, P. 150 Batu Pahat, P.</text:span></text:p>
        <text:list text:style-name="L18" text:continue-numbering="true">
          <text:list-item>
            <text:p text:style-name="P2135"><text:span text:style-name="CharStyle32"><text:tab/>Simpang Renggam, P. 152 Kluang, P. 153 Sembrong, P. 154 Mersing, P. 155<text:line-break/>Tenggara, P. 156 Kota Tinggi, P. 159 Pasir Gudang, P. 160 Johor Bahru, P. 161 Pulai, P.<text:line-break/>162 Gelang Patah, P. 163 Kulai, P. 164 Pontian and P. 165 Tanjung Piai, the boundaries<text:line-break/>of the Federal constituencies which are not mentioned remain the same as at present.</text:span></text:p>
          </text:list-item>
        </text:list>
        <text:p text:style-name="P2954"><text:span text:style-name="CharStyle19">7</text:span></text:p>
        <text:p text:style-name="P2217"><text:span text:style-name="CharStyle35">JADUAL KEDUA / </text:span><text:span text:style-name="CharStyle27">SECOND SCHEDULE</text:span></text:p>
        <text:p text:style-name="P3484"><text:span text:style-name="CharStyle24">BILANGAN PEMILIH BAGI BAHAGIAN-BAHAGIAN PILIHAN RAYA PERSEKUTUAN</text:span></text:p>
        <text:p text:style-name="P1868"><text:span text:style-name="CharStyle24">DAN NEGERI BAGI NEGERI JOHOR</text:span></text:p>
        <text:p text:style-name="P1716"><text:span text:style-name="CharStyle27">NUMBER OF ELECTORS FOR THE FEDERAL AND ST A TE CONSTITUENCIES FOR THE</text:span></text:p>
        <text:p text:style-name="P1619"><text:span text:style-name="CharStyle27">STATE OF JOHOR</text:span></text:p>
        <text:p text:style-name="P3050"><text:span text:style-name="CharStyle24">BAHAGIAN PILIHAN RAYA PERSEKUTUAN: P. 140 SEGAMAT</text:span></text:p>
        <text:p text:style-name="P3088"><text:span text:style-name="CharStyle7">3,453</text:span></text:p>
        <text:p text:style-name="P3253"><text:page-number/></text:p>
      </text:section>
      <text:section text:style-name="Sect3" text:name="Section3">
        <text:p text:style-name="P3988"><draw:frame draw:style-name="fr4" svg:x="10.359cm" svg:y="0.004cm" svg:width="0.263cm" fo:min-height="0.418cm" text:anchor-type="paragraph"><draw:text-box><text:p text:style-name="P3408"><text:span text:style-name="CharStyle38">9</text:span></text:p></draw:text-box></draw:frame></text:p>
        <text:p text:style-name="P3"/>
      </text:section>
      <text:section text:style-name="Sect4" text:name="Section4">
        <text:p text:style-name="P3989"><draw:frame draw:style-name="fr6" svg:x="3.120cm" svg:y="0.000cm" svg:width="4.082cm" fo:min-height="2.782cm" text:anchor-type="paragraph"><draw:text-box><text:h text:outline-level="1" text:style-name="P3858"><text:bookmark-start text:name="bookmark2"/><text:span text:style-name="CharStyle39">(</text:span><text:span text:style-name="CharStyle40">1</text:span><text:span text:style-name="CharStyle39">)</text:span><text:bookmark-end text:name="bookmark2"/></text:h><text:p text:style-name="P3381"><text:span text:style-name="CharStyle15">Bahagian Pilihan Raya<text:line-break/>Negeri<text:line-break/></text:span><text:span text:style-name="CharStyle41">State Constituency</text:span></text:p></draw:text-box></draw:frame><draw:frame draw:style-name="fr5" svg:x="8.759cm" svg:y="0.000cm" svg:width="10.617cm" fo:min-height="0.002cm" text:anchor-type="paragraph"><draw:text-box><table:table table:style-name="Table1"><table:table-column table:style-name="Table1.C1"/><table:table-column table:style-name="Table1.C2"/><table:table-row table:style-name="Table1.R1"><table:table-cell table:style-name="Table1.Cell1"><text:p text:style-name="P1529"><text:span text:style-name="CharStyle42">(2)</text:span></text:p></table:table-cell><table:table-cell table:style-name="Table1.Cell2"><text:p text:style-name="P1862"><text:span text:style-name="CharStyle42">(3)</text:span></text:p></table:table-cell></table:table-row><table:table-row table:style-name="Table1.R2"><table:table-cell table:style-name="Table1.Cell3"><text:p text:style-name="P3446"><text:span text:style-name="CharStyle42">Daerah Mengundi</text:span></text:p></table:table-cell><table:table-cell table:style-name="Table1.Cell4"><text:p text:style-name="P2668"><text:span text:style-name="CharStyle42">Bilangan Pemilih</text:span></text:p></table:table-cell></table:table-row><table:table-row table:style-name="Table1.R3"><table:table-cell table:style-name="Table1.Cell5"><text:p text:style-name="P1950"><text:span text:style-name="CharStyle43">Polling District</text:span></text:p></table:table-cell><table:table-cell table:style-name="Table1.Cell6"><text:p text:style-name="P2169"><text:span text:style-name="CharStyle43">Number of Electors</text:span></text:p></table:table-cell></table:table-row><table:table-row table:style-name="Table1.R4"><table:table-cell table:style-name="Table1.Cell7"><text:p text:style-name="P2111"><text:span text:style-name="CharStyle43">17.</text:span><text:span text:style-name="CharStyle42"><text:s text:c="1"/>Gemereh</text:span></text:p></table:table-cell><table:table-cell table:style-name="Table1.Cell8"><text:p text:style-name="P3010"><text:span text:style-name="CharStyle42">1,983</text:span></text:p></table:table-cell></table:table-row><table:table-row table:style-name="Table1.R5"><table:table-cell table:style-name="Table1.Cell9"><text:p text:style-name="P3437"><text:span text:style-name="CharStyle42">18. Berata</text:span></text:p></table:table-cell><table:table-cell table:style-name="Table1.Cell10"><text:p text:style-name="P1847"><text:span text:style-name="CharStyle42">1,511</text:span></text:p></table:table-cell></table:table-row><table:table-row table:style-name="Table1.R6"><table:table-cell table:style-name="Table1.Cell11"><text:p text:style-name="P2190"><text:span text:style-name="CharStyle42">19. Jalan Kolam Air</text:span></text:p></table:table-cell><table:table-cell table:style-name="Table1.Cell12"><text:p text:style-name="P1768"><text:span text:style-name="CharStyle42">821</text:span></text:p></table:table-cell></table:table-row><table:table-row table:style-name="Table1.R7"><table:table-cell table:style-name="Table1.Cell13"><text:p text:style-name="P3370"><text:span text:style-name="CharStyle42">20. Sungai Kapeh</text:span></text:p></table:table-cell><table:table-cell table:style-name="Table1.Cell14"><text:p text:style-name="P3410"><text:span text:style-name="CharStyle42">999</text:span></text:p></table:table-cell></table:table-row><table:table-row table:style-name="Table1.R8"><table:table-cell table:style-name="Table1.Cell15"><text:p text:style-name="P3488"><text:span text:style-name="CharStyle42">21. Pasar</text:span></text:p></table:table-cell><table:table-cell table:style-name="Table1.Cell16"><text:p text:style-name="P2140"><text:span text:style-name="CharStyle42">741</text:span></text:p></table:table-cell></table:table-row><table:table-row table:style-name="Table1.R9"><table:table-cell table:style-name="Table1.Cell17"><text:p text:style-name="P2862"><text:span text:style-name="CharStyle42">22. Bandar</text:span></text:p></table:table-cell><table:table-cell table:style-name="Table1.Cell18"><text:p text:style-name="P1784"><text:span text:style-name="CharStyle42">819</text:span></text:p></table:table-cell></table:table-row><table:table-row table:style-name="Table1.R10"><table:table-cell table:style-name="Table1.Cell19"><text:p text:style-name="P2931"><text:span text:style-name="CharStyle42">23. Jalan Gemereh</text:span></text:p></table:table-cell><table:table-cell table:style-name="Table1.Cell20"><text:p text:style-name="P1930"><text:span text:style-name="CharStyle42">1,360</text:span></text:p></table:table-cell></table:table-row><table:table-row table:style-name="Table1.R11"><table:table-cell table:style-name="Table1.Cell21"><text:p text:style-name="P3674"><text:span text:style-name="CharStyle42">24. Genuang</text:span></text:p></table:table-cell><table:table-cell table:style-name="Table1.Cell22"><text:p text:style-name="P1552"><text:span text:style-name="CharStyle42">294</text:span></text:p></table:table-cell></table:table-row><table:table-row table:style-name="Table1.R12"><table:table-cell table:style-name="Table1.Cell23"><text:p text:style-name="P3298"><text:span text:style-name="CharStyle42">25. Genuang Selatan</text:span></text:p></table:table-cell><table:table-cell table:style-name="Table1.Cell24"><text:p text:style-name="P3477"><text:span text:style-name="CharStyle42">2,169</text:span></text:p></table:table-cell></table:table-row><table:table-row table:style-name="Table1.R13"><table:table-cell table:style-name="Table1.Cell25"><text:p text:style-name="P3583"><text:span text:style-name="CharStyle42">26. Kampong Abdullah Utara</text:span></text:p></table:table-cell><table:table-cell table:style-name="Table1.Cell26"><text:p text:style-name="P2278"><text:span text:style-name="CharStyle42">3,517</text:span></text:p></table:table-cell></table:table-row><table:table-row table:style-name="Table1.R14"><table:table-cell table:style-name="Table1.Cell27"><text:p text:style-name="P3920"/></table:table-cell><table:table-cell table:style-name="Table1.Cell28"><text:p text:style-name="P3087"><text:span text:style-name="CharStyle42">29,609</text:span></text:p></table:table-cell></table:table-row></table:table></draw:text-box></draw:frame><draw:frame draw:style-name="fr7" svg:x="10.283cm" svg:y="26.351cm" svg:width="0.441cm" fo:min-height="0.437cm" text:anchor-type="paragraph"><draw:text-box><text:p text:style-name="P2247"><text:span text:style-name="CharStyle45">10</text:span></text:p></draw:text-box></draw:frame></text:p>
        <text:p text:style-name="P5"/>
        <text:p text:style-name="P6"/>
        <text:p text:style-name="P7"/>
        <text:p text:style-name="P8"/>
        <text:p text:style-name="P9"/>
        <text:p text:style-name="P10"/>
        <text:p text:style-name="P11"/>
        <text:p text:style-name="P12"/>
        <text:p text:style-name="P13"/>
        <text:p text:style-name="P14"/>
        <text:p text:style-name="P15"/>
        <text:p text:style-name="P16"/>
        <text:p text:style-name="P17"/>
        <text:p text:style-name="P18"/>
        <text:p text:style-name="P19"/>
        <text:p text:style-name="P20"/>
        <text:p text:style-name="P21"/>
        <text:p text:style-name="P22"/>
        <text:p text:style-name="P23"/>
        <text:p text:style-name="P24"/>
        <text:p text:style-name="P25"/>
        <text:p text:style-name="P26"/>
        <text:p text:style-name="P27"/>
        <text:p text:style-name="P28"/>
        <text:p text:style-name="P29"/>
        <text:p text:style-name="P30"/>
        <text:p text:style-name="P31"/>
        <text:p text:style-name="P32"/>
        <text:p text:style-name="P33"/>
        <text:p text:style-name="P34"/>
        <text:p text:style-name="P35"/>
        <text:p text:style-name="P36"/>
        <text:p text:style-name="P37"/>
        <text:p text:style-name="P38"/>
        <text:p text:style-name="P39"/>
        <text:p text:style-name="P40"/>
        <text:p text:style-name="P41"/>
        <text:p text:style-name="P42"/>
        <text:p text:style-name="P43"/>
        <text:p text:style-name="P44"/>
        <text:p text:style-name="P45"/>
        <text:p text:style-name="P46"/>
      </text:section>
      <text:section text:style-name="Sect5" text:name="Section5">
        <text:p text:style-name="P3990"><draw:frame draw:style-name="fr8" svg:x="0.000cm" svg:y="0.000cm" svg:width="16.688cm" fo:min-height="0.002cm" text:anchor-type="paragraph"><draw:text-box><table:table table:style-name="Table2"><table:table-column table:style-name="Table2.C1"/><table:table-column table:style-name="Table2.C2"/><table:table-column table:style-name="Table2.C3"/><table:table-column table:style-name="Table2.C4"/><table:table-row table:style-name="Table2.R1"><table:table-cell table:style-name="Table2.Cell1"><text:p text:style-name="P2260"><text:span text:style-name="CharStyle42">(1)</text:span></text:p></table:table-cell><table:table-cell table:style-name="Table2.Cell2"><text:p text:style-name="P3920"/></table:table-cell><table:table-cell table:style-name="Table2.Cell3"><text:p text:style-name="P2847"><text:span text:style-name="CharStyle42">(2)</text:span></text:p></table:table-cell><table:table-cell table:style-name="Table2.Cell4"><text:p text:style-name="P1875"><text:span text:style-name="CharStyle42">(3)</text:span></text:p></table:table-cell></table:table-row><table:table-row table:style-name="Table2.R2"><table:table-cell table:style-name="Table2.Cell5"><text:p text:style-name="P1774"><text:span text:style-name="CharStyle42">Bahagian Pilihan Raya</text:span></text:p></table:table-cell><table:table-cell table:style-name="Table2.Cell6"><text:p text:style-name="P3920"/></table:table-cell><table:table-cell table:style-name="Table2.Cell7"><text:p text:style-name="P1776"><text:span text:style-name="CharStyle42">Daerah Mengundi</text:span></text:p></table:table-cell><table:table-cell table:style-name="Table2.Cell8"><text:p text:style-name="P2055"><text:span text:style-name="CharStyle42">Bilangan Pemilih</text:span></text:p></table:table-cell></table:table-row><table:table-row table:style-name="Table2.R3"><table:table-cell table:style-name="Table2.Cell9"><text:p text:style-name="P2172"><text:span text:style-name="CharStyle42">Negeri</text:span></text:p></table:table-cell><table:table-cell table:style-name="Table2.Cell10"><text:p text:style-name="P3920"/></table:table-cell><table:table-cell table:style-name="Table2.Cell11"><text:p text:style-name="P3920"/></table:table-cell><table:table-cell table:style-name="Table2.Cell12"><text:p text:style-name="P3920"/></table:table-cell></table:table-row><table:table-row table:style-name="Table2.R4"><table:table-cell table:style-name="Table2.Cell13"><text:p text:style-name="P2249"><text:span text:style-name="CharStyle43">State Constituency</text:span></text:p></table:table-cell><table:table-cell table:style-name="Table2.Cell14"><text:p text:style-name="P3920"/></table:table-cell><table:table-cell table:style-name="Table2.Cell15"><text:p text:style-name="P1986"><text:span text:style-name="CharStyle43">Polling District</text:span></text:p></table:table-cell><table:table-cell table:style-name="Table2.Cell16"><text:p text:style-name="P2529"><text:span text:style-name="CharStyle43">Number of Electors</text:span></text:p></table:table-cell></table:table-row><table:table-row table:style-name="Table2.R5"><table:table-cell table:style-name="Table2.Cell17"><text:p text:style-name="P2587"><text:span text:style-name="CharStyle42">N. 03 PEMANIS</text:span></text:p></table:table-cell><table:table-cell table:style-name="Table2.Cell18"><text:p text:style-name="P1750"><text:span text:style-name="CharStyle42">1.</text:span></text:p></table:table-cell><table:table-cell table:style-name="Table2.Cell19"><text:p text:style-name="P3428"><text:span text:style-name="CharStyle42">Pemanis 1</text:span></text:p></table:table-cell><table:table-cell table:style-name="Table2.Cell20"><text:p text:style-name="P3888"><text:span text:style-name="CharStyle42">2,410</text:span></text:p></table:table-cell></table:table-row><table:table-row table:style-name="Table2.R6"><table:table-cell table:style-name="Table2.Cell21"><text:p text:style-name="P3920"/></table:table-cell><table:table-cell table:style-name="Table2.Cell22"><text:p text:style-name="P3416"><text:span text:style-name="CharStyle42">2.</text:span></text:p></table:table-cell><table:table-cell table:style-name="Table2.Cell23"><text:p text:style-name="P2615"><text:span text:style-name="CharStyle42">Pemanis 2</text:span></text:p></table:table-cell><table:table-cell table:style-name="Table2.Cell24"><text:p text:style-name="P2485"><text:span text:style-name="CharStyle42">1,995</text:span></text:p></table:table-cell></table:table-row><table:table-row table:style-name="Table2.R7"><table:table-cell table:style-name="Table2.Cell25"><text:p text:style-name="P3920"/></table:table-cell><table:table-cell table:style-name="Table2.Cell26"><text:p text:style-name="P3612"><text:span text:style-name="CharStyle42">3.</text:span></text:p></table:table-cell><table:table-cell table:style-name="Table2.Cell27"><text:p text:style-name="P2189"><text:span text:style-name="CharStyle42">Bumbun</text:span></text:p></table:table-cell><table:table-cell table:style-name="Table2.Cell28"><text:p text:style-name="P2877"><text:span text:style-name="CharStyle42">954</text:span></text:p></table:table-cell></table:table-row><table:table-row table:style-name="Table2.R8"><table:table-cell table:style-name="Table2.Cell29"><text:p text:style-name="P3920"/></table:table-cell><table:table-cell table:style-name="Table2.Cell30"><text:p text:style-name="P2269"><text:span text:style-name="CharStyle42">4.</text:span></text:p></table:table-cell><table:table-cell table:style-name="Table2.Cell31"><text:p text:style-name="P3412"><text:span text:style-name="CharStyle42">Sulir</text:span></text:p></table:table-cell><table:table-cell table:style-name="Table2.Cell32"><text:p text:style-name="P2126"><text:span text:style-name="CharStyle42">922</text:span></text:p></table:table-cell></table:table-row><table:table-row table:style-name="Table2.R9"><table:table-cell table:style-name="Table2.Cell33"><text:p text:style-name="P3920"/></table:table-cell><table:table-cell table:style-name="Table2.Cell34"><text:p text:style-name="P3351"><text:span text:style-name="CharStyle42">5.</text:span></text:p></table:table-cell><table:table-cell table:style-name="Table2.Cell35"><text:p text:style-name="P3334"><text:span text:style-name="CharStyle42">Pekan Jabi</text:span></text:p></table:table-cell><table:table-cell table:style-name="Table2.Cell36"><text:p text:style-name="P2558"><text:span text:style-name="CharStyle42">2,762</text:span></text:p></table:table-cell></table:table-row><table:table-row table:style-name="Table2.R10"><table:table-cell table:style-name="Table2.Cell37"><text:p text:style-name="P3920"/></table:table-cell><table:table-cell table:style-name="Table2.Cell38"><text:p text:style-name="P2753"><text:span text:style-name="CharStyle42">6.</text:span></text:p></table:table-cell><table:table-cell table:style-name="Table2.Cell39"><text:p text:style-name="P1627"><text:span text:style-name="CharStyle42">Tahang Rimau</text:span></text:p></table:table-cell><table:table-cell table:style-name="Table2.Cell40"><text:p text:style-name="P2490"><text:span text:style-name="CharStyle42">1,577</text:span></text:p></table:table-cell></table:table-row><table:table-row table:style-name="Table2.R11"><table:table-cell table:style-name="Table2.Cell41"><text:p text:style-name="P3920"/></table:table-cell><table:table-cell table:style-name="Table2.Cell42"><text:p text:style-name="P2209"><text:span text:style-name="CharStyle42">7.</text:span></text:p></table:table-cell><table:table-cell table:style-name="Table2.Cell43"><text:p text:style-name="P1834"><text:span text:style-name="CharStyle42">Jalan Buloh Kasap</text:span></text:p></table:table-cell><table:table-cell table:style-name="Table2.Cell44"><text:p text:style-name="P2020"><text:span text:style-name="CharStyle42">705</text:span></text:p></table:table-cell></table:table-row><table:table-row table:style-name="Table2.R12"><table:table-cell table:style-name="Table2.Cell45"><text:p text:style-name="P3920"/></table:table-cell><table:table-cell table:style-name="Table2.Cell46"><text:p text:style-name="P1683"><text:span text:style-name="CharStyle42">8.</text:span></text:p></table:table-cell><table:table-cell table:style-name="Table2.Cell47"><text:p text:style-name="P3025"><text:span text:style-name="CharStyle42">Kampong Mengkudu</text:span></text:p></table:table-cell><table:table-cell table:style-name="Table2.Cell48"><text:p text:style-name="P2449"><text:span text:style-name="CharStyle42">671</text:span></text:p></table:table-cell></table:table-row><table:table-row table:style-name="Table2.R13"><table:table-cell table:style-name="Table2.Cell49"><text:p text:style-name="P3920"/></table:table-cell><table:table-cell table:style-name="Table2.Cell50"><text:p text:style-name="P3327"><text:span text:style-name="CharStyle42">9.</text:span></text:p></table:table-cell><table:table-cell table:style-name="Table2.Cell51"><text:p text:style-name="P1901"><text:span text:style-name="CharStyle42">Kampong Tengah</text:span></text:p></table:table-cell><table:table-cell table:style-name="Table2.Cell52"><text:p text:style-name="P2962"><text:span text:style-name="CharStyle42">1,510</text:span></text:p></table:table-cell></table:table-row><table:table-row table:style-name="Table2.R14"><table:table-cell table:style-name="Table2.Cell53"><text:p text:style-name="P3920"/></table:table-cell><table:table-cell table:style-name="Table2.Cell54"><text:p text:style-name="P3880"><text:span text:style-name="CharStyle42">10.</text:span></text:p></table:table-cell><table:table-cell table:style-name="Table2.Cell55"><text:p text:style-name="P3753"><text:span text:style-name="CharStyle42">FELDA Medoi</text:span></text:p></table:table-cell><table:table-cell table:style-name="Table2.Cell56"><text:p text:style-name="P2679"><text:span text:style-name="CharStyle42">1,579</text:span></text:p></table:table-cell></table:table-row><table:table-row table:style-name="Table2.R15"><table:table-cell table:style-name="Table2.Cell57"><text:p text:style-name="P3920"/></table:table-cell><table:table-cell table:style-name="Table2.Cell58"><text:p text:style-name="P2419"><text:span text:style-name="CharStyle42">11.</text:span></text:p></table:table-cell><table:table-cell table:style-name="Table2.Cell59"><text:p text:style-name="P1872"><text:span text:style-name="CharStyle42">Kampong Jawa</text:span></text:p></table:table-cell><table:table-cell table:style-name="Table2.Cell60"><text:p text:style-name="P2917"><text:span text:style-name="CharStyle42">3,553</text:span></text:p></table:table-cell></table:table-row><table:table-row table:style-name="Table2.R16"><table:table-cell table:style-name="Table2.Cell61"><text:p text:style-name="P3920"/></table:table-cell><table:table-cell table:style-name="Table2.Cell62"><text:p text:style-name="P3492"><text:span text:style-name="CharStyle42">12.</text:span></text:p></table:table-cell><table:table-cell table:style-name="Table2.Cell63"><text:p text:style-name="P3322"><text:span text:style-name="CharStyle42">Gubah</text:span></text:p></table:table-cell><table:table-cell table:style-name="Table2.Cell64"><text:p text:style-name="P2065"><text:span text:style-name="CharStyle42">1,492</text:span></text:p></table:table-cell></table:table-row><table:table-row table:style-name="Table2.R17"><table:table-cell table:style-name="Table2.Cell65"><text:p text:style-name="P3920"/></table:table-cell><table:table-cell table:style-name="Table2.Cell66"><text:p text:style-name="P2387"><text:span text:style-name="CharStyle42">13.</text:span></text:p></table:table-cell><table:table-cell table:style-name="Table2.Cell67"><text:p text:style-name="P3203"><text:span text:style-name="CharStyle42">Kampong Abdullah Selatan</text:span></text:p></table:table-cell><table:table-cell table:style-name="Table2.Cell68"><text:p text:style-name="P1570"><text:span text:style-name="CharStyle43">676</text:span></text:p></table:table-cell></table:table-row><table:table-row table:style-name="Table2.R18"><table:table-cell table:style-name="Table2.Cell69"><text:p text:style-name="P3920"/></table:table-cell><table:table-cell table:style-name="Table2.Cell70"><text:p text:style-name="P3920"/></table:table-cell><table:table-cell table:style-name="Table2.Cell71"><text:p text:style-name="P3920"/></table:table-cell><table:table-cell table:style-name="Table2.Cell72"><text:p text:style-name="P1580"><text:span text:style-name="CharStyle42">20,806</text:span></text:p></table:table-cell></table:table-row><table:table-row table:style-name="Table2.R19"><table:table-cell table:style-name="Table2.Cell73"><text:p text:style-name="P1978"><text:span text:style-name="CharStyle42">N. 04 KEMELAH</text:span></text:p></table:table-cell><table:table-cell table:style-name="Table2.Cell74"><text:p text:style-name="P3172"><text:span text:style-name="CharStyle42">1.</text:span></text:p></table:table-cell><table:table-cell table:style-name="Table2.Cell75"><text:p text:style-name="P3274"><text:span text:style-name="CharStyle42">Segamat Baru</text:span></text:p></table:table-cell><table:table-cell table:style-name="Table2.Cell76"><text:p text:style-name="P3066"><text:span text:style-name="CharStyle42">4,833</text:span></text:p></table:table-cell></table:table-row><table:table-row table:style-name="Table2.R20"><table:table-cell table:style-name="Table2.Cell77"><text:p text:style-name="P3920"/></table:table-cell><table:table-cell table:style-name="Table2.Cell78"><text:p text:style-name="P3137"><text:span text:style-name="CharStyle42">2.</text:span></text:p></table:table-cell><table:table-cell table:style-name="Table2.Cell79"><text:p text:style-name="P1652"><text:span text:style-name="CharStyle42">Ladang Segamat</text:span></text:p></table:table-cell><table:table-cell table:style-name="Table2.Cell80"><text:p text:style-name="P3099"><text:span text:style-name="CharStyle42">510</text:span></text:p></table:table-cell></table:table-row><table:table-row table:style-name="Table2.R21"><table:table-cell table:style-name="Table2.Cell81"><text:p text:style-name="P3920"/></table:table-cell><table:table-cell table:style-name="Table2.Cell82"><text:p text:style-name="P2397"><text:span text:style-name="CharStyle42">3.</text:span></text:p></table:table-cell><table:table-cell table:style-name="Table2.Cell83"><text:p text:style-name="P1547"><text:span text:style-name="CharStyle42">FELDA Kemelah</text:span></text:p></table:table-cell><table:table-cell table:style-name="Table2.Cell84"><text:p text:style-name="P2192"><text:span text:style-name="CharStyle42">1,831</text:span></text:p></table:table-cell></table:table-row><table:table-row table:style-name="Table2.R22"><table:table-cell table:style-name="Table2.Cell85"><text:p text:style-name="P3920"/></table:table-cell><table:table-cell table:style-name="Table2.Cell86"><text:p text:style-name="P1845"><text:span text:style-name="CharStyle42">4.</text:span></text:p></table:table-cell><table:table-cell table:style-name="Table2.Cell87"><text:p text:style-name="P1848"><text:span text:style-name="CharStyle42">Redong</text:span></text:p></table:table-cell><table:table-cell table:style-name="Table2.Cell88"><text:p text:style-name="P2588"><text:span text:style-name="CharStyle42">3,221</text:span></text:p></table:table-cell></table:table-row></table:table><text:p text:style-name="P3222"><text:span text:style-name="CharStyle47">11</text:span></text:p></draw:text-box></draw:frame></text:p>
        <text:p text:style-name="P49"/>
      </text:section>
      <text:section text:style-name="Sect6" text:name="Section6">
        <text:p text:style-name="P3991"><draw:frame draw:style-name="fr11" svg:x="3.120cm" svg:y="0.000cm" svg:width="4.082cm" fo:min-height="2.782cm" text:anchor-type="paragraph"><draw:text-box><text:h text:outline-level="1" text:style-name="P1799"><text:bookmark-start text:name="bookmark3"/><text:span text:style-name="CharStyle39">(</text:span><text:span text:style-name="CharStyle40">1</text:span><text:span text:style-name="CharStyle39">)</text:span><text:bookmark-end text:name="bookmark3"/></text:h><text:p text:style-name="P2820"><text:span text:style-name="CharStyle15">Bahagian Pilihan Raya<text:line-break/>Negeri<text:line-break/></text:span><text:span text:style-name="CharStyle41">State Constituency</text:span></text:p></draw:text-box></draw:frame><draw:frame draw:style-name="fr10" svg:x="8.751cm" svg:y="0.000cm" svg:width="10.634cm" fo:min-height="0.002cm" text:anchor-type="paragraph"><draw:text-box><table:table table:style-name="Table3"><table:table-column table:style-name="Table3.C1"/><table:table-column table:style-name="Table3.C2"/><table:table-column table:style-name="Table3.C3"/><table:table-row table:style-name="Table3.R1"><table:table-cell table:style-name="Table3.Cell1"><text:p text:style-name="P3920"/></table:table-cell><table:table-cell table:style-name="Table3.Cell2"><text:p text:style-name="P2420"><text:span text:style-name="CharStyle42">(2)</text:span></text:p></table:table-cell><table:table-cell table:style-name="Table3.Cell3"><text:p text:style-name="P2320"><text:span text:style-name="CharStyle42">(3)</text:span></text:p></table:table-cell></table:table-row><table:table-row table:style-name="Table3.R2"><table:table-cell table:style-name="Table3.Cell4"><text:p text:style-name="P3920"/></table:table-cell><table:table-cell table:style-name="Table3.Cell5"><text:p text:style-name="P3560"><text:span text:style-name="CharStyle42">Daerah Mengundi</text:span></text:p></table:table-cell><table:table-cell table:style-name="Table3.Cell6"><text:p text:style-name="P3812"><text:span text:style-name="CharStyle42">Bilangan Pemilih</text:span></text:p></table:table-cell></table:table-row><table:table-row table:style-name="Table3.R3"><table:table-cell table:style-name="Table3.Cell7"><text:p text:style-name="P3920"/></table:table-cell><table:table-cell table:style-name="Table3.Cell8"><text:p text:style-name="P3362"><text:span text:style-name="CharStyle43">Polling District</text:span></text:p></table:table-cell><table:table-cell table:style-name="Table3.Cell9"><text:p text:style-name="P3541"><text:span text:style-name="CharStyle43">Number of Electors</text:span></text:p></table:table-cell></table:table-row><table:table-row table:style-name="Table3.R4"><table:table-cell table:style-name="Table3.Cell10"><text:p text:style-name="P2654"><text:span text:style-name="CharStyle42">5.</text:span></text:p></table:table-cell><table:table-cell table:style-name="Table3.Cell11"><text:p text:style-name="P3076"><text:span text:style-name="CharStyle42">Sekijang</text:span></text:p></table:table-cell><table:table-cell table:style-name="Table3.Cell12"><text:p text:style-name="P2889"><text:span text:style-name="CharStyle42">361</text:span></text:p></table:table-cell></table:table-row><table:table-row table:style-name="Table3.R5"><table:table-cell table:style-name="Table3.Cell13"><text:p text:style-name="P3400"><text:span text:style-name="CharStyle42">6.</text:span></text:p></table:table-cell><table:table-cell table:style-name="Table3.Cell14"><text:p text:style-name="P2884"><text:span text:style-name="CharStyle42">Chuan Moh San</text:span></text:p></table:table-cell><table:table-cell table:style-name="Table3.Cell15"><text:p text:style-name="P2011"><text:span text:style-name="CharStyle42">418</text:span></text:p></table:table-cell></table:table-row><table:table-row table:style-name="Table3.R6"><table:table-cell table:style-name="Table3.Cell16"><text:p text:style-name="P2100"><text:span text:style-name="CharStyle42">7.</text:span></text:p></table:table-cell><table:table-cell table:style-name="Table3.Cell17"><text:p text:style-name="P3910"><text:span text:style-name="CharStyle42">Kampong Melayu Raya</text:span></text:p></table:table-cell><table:table-cell table:style-name="Table3.Cell18"><text:p text:style-name="P1696"><text:span text:style-name="CharStyle42">886</text:span></text:p></table:table-cell></table:table-row><table:table-row table:style-name="Table3.R7"><table:table-cell table:style-name="Table3.Cell19"><text:p text:style-name="P3904"><text:span text:style-name="CharStyle42">8.</text:span></text:p></table:table-cell><table:table-cell table:style-name="Table3.Cell20"><text:p text:style-name="P3808"><text:span text:style-name="CharStyle42">Bukit Siput</text:span></text:p></table:table-cell><table:table-cell table:style-name="Table3.Cell21"><text:p text:style-name="P3906"><text:span text:style-name="CharStyle42">413</text:span></text:p></table:table-cell></table:table-row><table:table-row table:style-name="Table3.R8"><table:table-cell table:style-name="Table3.Cell22"><text:p text:style-name="P3810"><text:span text:style-name="CharStyle42">9.</text:span></text:p></table:table-cell><table:table-cell table:style-name="Table3.Cell23"><text:p text:style-name="P1672"><text:span text:style-name="CharStyle42">Pekan Bukit Siput Utara</text:span></text:p></table:table-cell><table:table-cell table:style-name="Table3.Cell24"><text:p text:style-name="P3908"><text:span text:style-name="CharStyle42">2,961</text:span></text:p></table:table-cell></table:table-row><table:table-row table:style-name="Table3.R9"><table:table-cell table:style-name="Table3.Cell25"><text:p text:style-name="P2684"><text:span text:style-name="CharStyle42">10.</text:span></text:p></table:table-cell><table:table-cell table:style-name="Table3.Cell26"><text:p text:style-name="P3475"><text:span text:style-name="CharStyle42">Paya Pulai</text:span></text:p></table:table-cell><table:table-cell table:style-name="Table3.Cell27"><text:p text:style-name="P2541"><text:span text:style-name="CharStyle42">1,793</text:span></text:p></table:table-cell></table:table-row><table:table-row table:style-name="Table3.R10"><table:table-cell table:style-name="Table3.Cell28"><text:p text:style-name="P3715"><text:span text:style-name="CharStyle42">11.</text:span></text:p></table:table-cell><table:table-cell table:style-name="Table3.Cell29"><text:p text:style-name="P3832"><text:span text:style-name="CharStyle42">Pogoh</text:span></text:p></table:table-cell><table:table-cell table:style-name="Table3.Cell30"><text:p text:style-name="P3912"><text:span text:style-name="CharStyle42">1,197</text:span></text:p></table:table-cell></table:table-row><table:table-row table:style-name="Table3.R11"><table:table-cell table:style-name="Table3.Cell31"><text:p text:style-name="P3236"><text:span text:style-name="CharStyle42">12.</text:span></text:p></table:table-cell><table:table-cell table:style-name="Table3.Cell32"><text:p text:style-name="P1550"><text:span text:style-name="CharStyle42">Ladang Labis Bahru</text:span></text:p></table:table-cell><table:table-cell table:style-name="Table3.Cell33"><text:p text:style-name="P3521"><text:span text:style-name="CharStyle42">202</text:span></text:p></table:table-cell></table:table-row><table:table-row table:style-name="Table3.R12"><table:table-cell table:style-name="Table3.Cell34"><text:p text:style-name="P3478"><text:span text:style-name="CharStyle42">13.</text:span></text:p></table:table-cell><table:table-cell table:style-name="Table3.Cell35"><text:p text:style-name="P1522"><text:span text:style-name="CharStyle42">Pekan Bukit Siput Selatan</text:span></text:p></table:table-cell><table:table-cell table:style-name="Table3.Cell36"><text:p text:style-name="P3158"><text:span text:style-name="CharStyle42">2,464</text:span></text:p></table:table-cell></table:table-row><table:table-row table:style-name="Table3.R13"><table:table-cell table:style-name="Table3.Cell37"><text:p text:style-name="P3920"/></table:table-cell><table:table-cell table:style-name="Table3.Cell38"><text:p text:style-name="P3920"/></table:table-cell><table:table-cell table:style-name="Table3.Cell39"><text:p text:style-name="P3495"><text:span text:style-name="CharStyle42">21,090</text:span></text:p></table:table-cell></table:table-row></table:table></draw:text-box></draw:frame><draw:frame draw:style-name="fr12" svg:x="10.283cm" svg:y="26.337cm" svg:width="0.441cm" fo:min-height="0.455cm" text:anchor-type="paragraph"><draw:text-box><text:p text:style-name="P2985"><text:span text:style-name="CharStyle51">12</text:span></text:p></draw:text-box></draw:frame></text:p>
        <text:p text:style-name="P51"/>
        <text:p text:style-name="P52"/>
        <text:p text:style-name="P53"/>
        <text:p text:style-name="P54"/>
        <text:p text:style-name="P55"/>
        <text:p text:style-name="P56"/>
        <text:p text:style-name="P57"/>
        <text:p text:style-name="P58"/>
        <text:p text:style-name="P59"/>
        <text:p text:style-name="P60"/>
        <text:p text:style-name="P61"/>
        <text:p text:style-name="P62"/>
        <text:p text:style-name="P63"/>
        <text:p text:style-name="P64"/>
        <text:p text:style-name="P65"/>
        <text:p text:style-name="P66"/>
        <text:p text:style-name="P67"/>
        <text:p text:style-name="P68"/>
        <text:p text:style-name="P69"/>
        <text:p text:style-name="P70"/>
        <text:p text:style-name="P71"/>
        <text:p text:style-name="P72"/>
        <text:p text:style-name="P73"/>
        <text:p text:style-name="P74"/>
        <text:p text:style-name="P75"/>
        <text:p text:style-name="P76"/>
        <text:p text:style-name="P77"/>
        <text:p text:style-name="P78"/>
        <text:p text:style-name="P79"/>
        <text:p text:style-name="P80"/>
        <text:p text:style-name="P81"/>
        <text:p text:style-name="P82"/>
        <text:p text:style-name="P83"/>
        <text:p text:style-name="P84"/>
        <text:p text:style-name="P85"/>
        <text:p text:style-name="P86"/>
        <text:p text:style-name="P87"/>
        <text:p text:style-name="P88"/>
        <text:p text:style-name="P89"/>
        <text:p text:style-name="P90"/>
        <text:p text:style-name="P91"/>
        <text:p text:style-name="P92"/>
      </text:section>
      <text:section text:style-name="Sect7" text:name="Section7">
        <text:p text:style-name="P3992"><draw:frame draw:style-name="fr13" svg:x="0.000cm" svg:y="0.000cm" svg:width="16.688cm" fo:min-height="0.002cm" text:anchor-type="paragraph"><draw:text-box><table:table table:style-name="Table4"><table:table-column table:style-name="Table4.C1"/><table:table-column table:style-name="Table4.C2"/><table:table-column table:style-name="Table4.C3"/><table:table-column table:style-name="Table4.C4"/><table:table-row table:style-name="Table4.R1"><table:table-cell table:style-name="Table4.Cell1"><text:p text:style-name="P3375"><text:span text:style-name="CharStyle42">(1)</text:span></text:p></table:table-cell><table:table-cell table:style-name="Table4.Cell2"><text:p text:style-name="P3920"/></table:table-cell><table:table-cell table:style-name="Table4.Cell3"><text:p text:style-name="P2839"><text:span text:style-name="CharStyle42">(2)</text:span></text:p></table:table-cell><table:table-cell table:style-name="Table4.Cell4"><text:p text:style-name="P3101"><text:span text:style-name="CharStyle42">(3)</text:span></text:p></table:table-cell></table:table-row><table:table-row table:style-name="Table4.R2"><table:table-cell table:style-name="Table4.Cell5"><text:p text:style-name="P3704"><text:span text:style-name="CharStyle42">Bahagian Pilihan Raya</text:span></text:p></table:table-cell><table:table-cell table:style-name="Table4.Cell6"><text:p text:style-name="P3920"/></table:table-cell><table:table-cell table:style-name="Table4.Cell7"><text:p text:style-name="P3444"><text:span text:style-name="CharStyle42">Daerah Mengundi</text:span></text:p></table:table-cell><table:table-cell table:style-name="Table4.Cell8"><text:p text:style-name="P3451"><text:span text:style-name="CharStyle42">Bilangan Pemilih</text:span></text:p></table:table-cell></table:table-row><table:table-row table:style-name="Table4.R3"><table:table-cell table:style-name="Table4.Cell9"><text:p text:style-name="P1731"><text:span text:style-name="CharStyle42">Negeri</text:span></text:p></table:table-cell><table:table-cell table:style-name="Table4.Cell10"><text:p text:style-name="P3920"/></table:table-cell><table:table-cell table:style-name="Table4.Cell11"><text:p text:style-name="P3920"/></table:table-cell><table:table-cell table:style-name="Table4.Cell12"><text:p text:style-name="P3920"/></table:table-cell></table:table-row><table:table-row table:style-name="Table4.R4"><table:table-cell table:style-name="Table4.Cell13"><text:p text:style-name="P3129"><text:span text:style-name="CharStyle43">State Constituency</text:span></text:p></table:table-cell><table:table-cell table:style-name="Table4.Cell14"><text:p text:style-name="P3920"/></table:table-cell><table:table-cell table:style-name="Table4.Cell15"><text:p text:style-name="P3257"><text:span text:style-name="CharStyle43">Polling District</text:span></text:p></table:table-cell><table:table-cell table:style-name="Table4.Cell16"><text:p text:style-name="P3459"><text:span text:style-name="CharStyle43">Number of Electors</text:span></text:p></table:table-cell></table:table-row><table:table-row table:style-name="Table4.R5"><table:table-cell table:style-name="Table4.Cell17"><text:p text:style-name="P3486"><text:span text:style-name="CharStyle42">N. 05 TENANG</text:span></text:p></table:table-cell><table:table-cell table:style-name="Table4.Cell18"><text:p text:style-name="P2712"><text:span text:style-name="CharStyle42">1.</text:span></text:p></table:table-cell><table:table-cell table:style-name="Table4.Cell19"><text:p text:style-name="P2364"><text:span text:style-name="CharStyle42">Kampong Redong</text:span></text:p></table:table-cell><table:table-cell table:style-name="Table4.Cell20"><text:p text:style-name="P3389"><text:span text:style-name="CharStyle42">724</text:span></text:p></table:table-cell></table:table-row><table:table-row table:style-name="Table4.R6"><table:table-cell table:style-name="Table4.Cell21"><text:p text:style-name="P3920"/></table:table-cell><table:table-cell table:style-name="Table4.Cell22"><text:p text:style-name="P2766"><text:span text:style-name="CharStyle42">2.</text:span></text:p></table:table-cell><table:table-cell table:style-name="Table4.Cell23"><text:p text:style-name="P3316"><text:span text:style-name="CharStyle42">Pekan Ayer Panas</text:span></text:p></table:table-cell><table:table-cell table:style-name="Table4.Cell24"><text:p text:style-name="P3117"><text:span text:style-name="CharStyle42">1,042</text:span></text:p></table:table-cell></table:table-row><table:table-row table:style-name="Table4.R7"><table:table-cell table:style-name="Table4.Cell25"><text:p text:style-name="P3920"/></table:table-cell><table:table-cell table:style-name="Table4.Cell26"><text:p text:style-name="P2939"><text:span text:style-name="CharStyle42">3.</text:span></text:p></table:table-cell><table:table-cell table:style-name="Table4.Cell27"><text:p text:style-name="P3751"><text:span text:style-name="CharStyle42">Ladang Labis Utara</text:span></text:p></table:table-cell><table:table-cell table:style-name="Table4.Cell28"><text:p text:style-name="P3426"><text:span text:style-name="CharStyle42">467</text:span></text:p></table:table-cell></table:table-row><table:table-row table:style-name="Table4.R8"><table:table-cell table:style-name="Table4.Cell29"><text:p text:style-name="P3920"/></table:table-cell><table:table-cell table:style-name="Table4.Cell30"><text:p text:style-name="P2810"><text:span text:style-name="CharStyle42">4.</text:span></text:p></table:table-cell><table:table-cell table:style-name="Table4.Cell31"><text:p text:style-name="P2514"><text:span text:style-name="CharStyle42">Bandar Labis Timor</text:span></text:p></table:table-cell><table:table-cell table:style-name="Table4.Cell32"><text:p text:style-name="P2929"><text:span text:style-name="CharStyle42">1,720</text:span></text:p></table:table-cell></table:table-row><table:table-row table:style-name="Table4.R9"><table:table-cell table:style-name="Table4.Cell33"><text:p text:style-name="P3920"/></table:table-cell><table:table-cell table:style-name="Table4.Cell34"><text:p text:style-name="P2399"><text:span text:style-name="CharStyle42">5.</text:span></text:p></table:table-cell><table:table-cell table:style-name="Table4.Cell35"><text:p text:style-name="P2033"><text:span text:style-name="CharStyle42">Bandar Labis Tengah</text:span></text:p></table:table-cell><table:table-cell table:style-name="Table4.Cell36"><text:p text:style-name="P3743"><text:span text:style-name="CharStyle42">2,131</text:span></text:p></table:table-cell></table:table-row><table:table-row table:style-name="Table4.R10"><table:table-cell table:style-name="Table4.Cell37"><text:p text:style-name="P3920"/></table:table-cell><table:table-cell table:style-name="Table4.Cell38"><text:p text:style-name="P1592"><text:span text:style-name="CharStyle42">6.</text:span></text:p></table:table-cell><table:table-cell table:style-name="Table4.Cell39"><text:p text:style-name="P3045"><text:span text:style-name="CharStyle42">Labis</text:span></text:p></table:table-cell><table:table-cell table:style-name="Table4.Cell40"><text:p text:style-name="P3779"><text:span text:style-name="CharStyle42">2,907</text:span></text:p></table:table-cell></table:table-row><table:table-row table:style-name="Table4.R11"><table:table-cell table:style-name="Table4.Cell41"><text:p text:style-name="P3920"/></table:table-cell><table:table-cell table:style-name="Table4.Cell42"><text:p text:style-name="P3091"><text:span text:style-name="CharStyle42">7.</text:span></text:p></table:table-cell><table:table-cell table:style-name="Table4.Cell43"><text:p text:style-name="P2904"><text:span text:style-name="CharStyle42">FELDA Tenang</text:span></text:p></table:table-cell><table:table-cell table:style-name="Table4.Cell44"><text:p text:style-name="P2174"><text:span text:style-name="CharStyle42">1,732</text:span></text:p></table:table-cell></table:table-row><table:table-row table:style-name="Table4.R12"><table:table-cell table:style-name="Table4.Cell45"><text:p text:style-name="P3920"/></table:table-cell><table:table-cell table:style-name="Table4.Cell46"><text:p text:style-name="P3296"><text:span text:style-name="CharStyle42">8.</text:span></text:p></table:table-cell><table:table-cell table:style-name="Table4.Cell47"><text:p text:style-name="P2147"><text:span text:style-name="CharStyle42">Sawah Bahru</text:span></text:p></table:table-cell><table:table-cell table:style-name="Table4.Cell48"><text:p text:style-name="P2473"><text:span text:style-name="CharStyle42">384</text:span></text:p></table:table-cell></table:table-row><table:table-row table:style-name="Table4.R13"><table:table-cell table:style-name="Table4.Cell49"><text:p text:style-name="P3920"/></table:table-cell><table:table-cell table:style-name="Table4.Cell50"><text:p text:style-name="P2780"><text:span text:style-name="CharStyle42">9.</text:span></text:p></table:table-cell><table:table-cell table:style-name="Table4.Cell51"><text:p text:style-name="P1777"><text:span text:style-name="CharStyle42">Tenang Station</text:span></text:p></table:table-cell><table:table-cell table:style-name="Table4.Cell52"><text:p text:style-name="P3663"><text:span text:style-name="CharStyle42">2,099</text:span></text:p></table:table-cell></table:table-row><table:table-row table:style-name="Table4.R14"><table:table-cell table:style-name="Table4.Cell53"><text:p text:style-name="P3920"/></table:table-cell><table:table-cell table:style-name="Table4.Cell54"><text:p text:style-name="P2062"><text:span text:style-name="CharStyle42">10.</text:span></text:p></table:table-cell><table:table-cell table:style-name="Table4.Cell55"><text:p text:style-name="P2606"><text:span text:style-name="CharStyle42">Ladang Bukit Dato</text:span></text:p></table:table-cell><table:table-cell table:style-name="Table4.Cell56"><text:p text:style-name="P3001"><text:span text:style-name="CharStyle42">874</text:span></text:p></table:table-cell></table:table-row><table:table-row table:style-name="Table4.R15"><table:table-cell table:style-name="Table4.Cell57"><text:p text:style-name="P3920"/></table:table-cell><table:table-cell table:style-name="Table4.Cell58"><text:p text:style-name="P2059"><text:span text:style-name="CharStyle42">11.</text:span></text:p></table:table-cell><table:table-cell table:style-name="Table4.Cell59"><text:p text:style-name="P2377"><text:span text:style-name="CharStyle42">Chemplak Barat</text:span></text:p></table:table-cell><table:table-cell table:style-name="Table4.Cell60"><text:p text:style-name="P3573"><text:span text:style-name="CharStyle42">2,339</text:span></text:p></table:table-cell></table:table-row><table:table-row table:style-name="Table4.R16"><table:table-cell table:style-name="Table4.Cell61"><text:p text:style-name="P3920"/></table:table-cell><table:table-cell table:style-name="Table4.Cell62"><text:p text:style-name="P3578"><text:span text:style-name="CharStyle42">12.</text:span></text:p></table:table-cell><table:table-cell table:style-name="Table4.Cell63"><text:p text:style-name="P1791"><text:span text:style-name="CharStyle42">Chemplak</text:span></text:p></table:table-cell><table:table-cell table:style-name="Table4.Cell64"><text:p text:style-name="P3187"><text:span text:style-name="CharStyle42">1,654</text:span></text:p></table:table-cell></table:table-row><table:table-row table:style-name="Table4.R17"><table:table-cell table:style-name="Table4.Cell65"><text:p text:style-name="P3920"/></table:table-cell><table:table-cell table:style-name="Table4.Cell66"><text:p text:style-name="P3920"/></table:table-cell><table:table-cell table:style-name="Table4.Cell67"><text:p text:style-name="P3920"/></table:table-cell><table:table-cell table:style-name="Table4.Cell68"><text:p text:style-name="P1535"><text:span text:style-name="CharStyle42">18,073</text:span></text:p></table:table-cell></table:table-row><table:table-row table:style-name="Table4.R18"><table:table-cell table:style-name="Table4.Cell69"><text:p text:style-name="P2441"><text:span text:style-name="CharStyle42">N. 06 BEKOK</text:span></text:p></table:table-cell><table:table-cell table:style-name="Table4.Cell70"><text:p text:style-name="P2317"><text:span text:style-name="CharStyle42">1.</text:span></text:p></table:table-cell><table:table-cell table:style-name="Table4.Cell71"><text:p text:style-name="P2772"><text:span text:style-name="CharStyle42">Bandar Labis Selatan</text:span></text:p></table:table-cell><table:table-cell table:style-name="Table4.Cell72"><text:p text:style-name="P2375"><text:span text:style-name="CharStyle42">1,832</text:span></text:p></table:table-cell></table:table-row><table:table-row table:style-name="Table4.R19"><table:table-cell table:style-name="Table4.Cell73"><text:p text:style-name="P3920"/></table:table-cell><table:table-cell table:style-name="Table4.Cell74"><text:p text:style-name="P3212"><text:span text:style-name="CharStyle42">2.</text:span></text:p></table:table-cell><table:table-cell table:style-name="Table4.Cell75"><text:p text:style-name="P2291"><text:span text:style-name="CharStyle42">Bandar Labis Barat</text:span></text:p></table:table-cell><table:table-cell table:style-name="Table4.Cell76"><text:p text:style-name="P2279"><text:span text:style-name="CharStyle42">1,179</text:span></text:p></table:table-cell></table:table-row><table:table-row table:style-name="Table4.R20"><table:table-cell table:style-name="Table4.Cell77"><text:p text:style-name="P3920"/></table:table-cell><table:table-cell table:style-name="Table4.Cell78"><text:p text:style-name="P1688"><text:span text:style-name="CharStyle42">3.</text:span></text:p></table:table-cell><table:table-cell table:style-name="Table4.Cell79"><text:p text:style-name="P3396"><text:span text:style-name="CharStyle42">Sungai Karas</text:span></text:p></table:table-cell><table:table-cell table:style-name="Table4.Cell80"><text:p text:style-name="P3647"><text:span text:style-name="CharStyle42">1,007</text:span></text:p></table:table-cell></table:table-row><table:table-row table:style-name="Table4.R21"><table:table-cell table:style-name="Table4.Cell81"><text:p text:style-name="P3920"/></table:table-cell><table:table-cell table:style-name="Table4.Cell82"><text:p text:style-name="P2155"><text:span text:style-name="CharStyle42">4.</text:span></text:p></table:table-cell><table:table-cell table:style-name="Table4.Cell83"><text:p text:style-name="P3219"><text:span text:style-name="CharStyle42">Kampong Panchajaya</text:span></text:p></table:table-cell><table:table-cell table:style-name="Table4.Cell84"><text:p text:style-name="P3401"><text:span text:style-name="CharStyle42">507</text:span></text:p></table:table-cell></table:table-row><table:table-row table:style-name="Table4.R22"><table:table-cell table:style-name="Table4.Cell85"><text:p text:style-name="P3920"/></table:table-cell><table:table-cell table:style-name="Table4.Cell86"><text:p text:style-name="P2865"><text:span text:style-name="CharStyle42">5.</text:span></text:p></table:table-cell><table:table-cell table:style-name="Table4.Cell87"><text:p text:style-name="P2921"><text:span text:style-name="CharStyle42">Kampong Kudong</text:span></text:p></table:table-cell><table:table-cell table:style-name="Table4.Cell88"><text:p text:style-name="P1962"><text:span text:style-name="CharStyle42">400</text:span></text:p></table:table-cell></table:table-row></table:table></draw:text-box></draw:frame></text:p>
        <text:p text:style-name="P2837"><text:span text:style-name="CharStyle19">13</text:span></text:p>
      </text:section>
      <text:section text:style-name="Sect8" text:name="Section8">
        <text:p text:style-name="P3993"><draw:frame draw:style-name="fr16" svg:x="3.120cm" svg:y="0.000cm" svg:width="4.082cm" fo:min-height="2.782cm" text:anchor-type="paragraph"><draw:text-box><text:h text:outline-level="1" text:style-name="P2894"><text:bookmark-start text:name="bookmark4"/><text:span text:style-name="CharStyle52">(1)</text:span><text:bookmark-end text:name="bookmark4"/></text:h><text:p text:style-name="P2675"><text:span text:style-name="CharStyle15">Bahagian Pilihan Raya<text:line-break/>Negeri<text:line-break/></text:span><text:span text:style-name="CharStyle41">State Constituency</text:span></text:p></draw:text-box></draw:frame><draw:frame draw:style-name="fr15" svg:x="8.751cm" svg:y="0.000cm" svg:width="10.626cm" fo:min-height="0.002cm" text:anchor-type="paragraph"><draw:text-box><table:table table:style-name="Table5"><table:table-column table:style-name="Table5.C1"/><table:table-column table:style-name="Table5.C2"/><table:table-row table:style-name="Table5.R1"><table:table-cell table:style-name="Table5.Cell1"><text:p text:style-name="P2623"><text:span text:style-name="CharStyle42">(2)</text:span></text:p></table:table-cell><table:table-cell table:style-name="Table5.Cell2"><text:p text:style-name="P2398"><text:span text:style-name="CharStyle42">(3)</text:span></text:p></table:table-cell></table:table-row><table:table-row table:style-name="Table5.R2"><table:table-cell table:style-name="Table5.Cell3"><text:p text:style-name="P2288"><text:span text:style-name="CharStyle42">Daerah Mengundi</text:span></text:p></table:table-cell><table:table-cell table:style-name="Table5.Cell4"><text:p text:style-name="P2234"><text:span text:style-name="CharStyle42">Bilangan Pemilih</text:span></text:p></table:table-cell></table:table-row><table:table-row table:style-name="Table5.R3"><table:table-cell table:style-name="Table5.Cell5"><text:p text:style-name="P1634"><text:span text:style-name="CharStyle43">Polling District</text:span></text:p></table:table-cell><table:table-cell table:style-name="Table5.Cell6"><text:p text:style-name="P1995"><text:span text:style-name="CharStyle43">Number of Electors</text:span></text:p></table:table-cell></table:table-row><table:table-row table:style-name="Table5.R4"><table:table-cell table:style-name="Table5.Cell7"><text:p text:style-name="P3397"><text:span text:style-name="CharStyle42">6. Ladang Kempas</text:span></text:p></table:table-cell><table:table-cell table:style-name="Table5.Cell8"><text:p text:style-name="P1676"><text:span text:style-name="CharStyle42">88</text:span></text:p></table:table-cell></table:table-row><table:table-row table:style-name="Table5.R5"><table:table-cell table:style-name="Table5.Cell9"><text:p text:style-name="P2495"><text:span text:style-name="CharStyle42">7. Kampong Bahru Bekok Barat</text:span></text:p></table:table-cell><table:table-cell table:style-name="Table5.Cell10"><text:p text:style-name="P2666"><text:span text:style-name="CharStyle42">965</text:span></text:p></table:table-cell></table:table-row><table:table-row table:style-name="Table5.R6"><table:table-cell table:style-name="Table5.Cell11"><text:p text:style-name="P2955"><text:span text:style-name="CharStyle42">8. Kampong Bahru Bekok Tengah</text:span></text:p></table:table-cell><table:table-cell table:style-name="Table5.Cell12"><text:p text:style-name="P2792"><text:span text:style-name="CharStyle42">618</text:span></text:p></table:table-cell></table:table-row><table:table-row table:style-name="Table5.R7"><table:table-cell table:style-name="Table5.Cell13"><text:p text:style-name="P2379"><text:span text:style-name="CharStyle42">9. Kampong Bahru Bekok Timor</text:span></text:p></table:table-cell><table:table-cell table:style-name="Table5.Cell14"><text:p text:style-name="P2784"><text:span text:style-name="CharStyle42">1,298</text:span></text:p></table:table-cell></table:table-row><table:table-row table:style-name="Table5.R8"><table:table-cell table:style-name="Table5.Cell15"><text:p text:style-name="P3886"><text:span text:style-name="CharStyle42">10. Bandar Bekok</text:span></text:p></table:table-cell><table:table-cell table:style-name="Table5.Cell16"><text:p text:style-name="P3406"><text:span text:style-name="CharStyle42">749</text:span></text:p></table:table-cell></table:table-row><table:table-row table:style-name="Table5.R9"><table:table-cell table:style-name="Table5.Cell17"><text:p text:style-name="P2997"><text:span text:style-name="CharStyle42">11. Ladang Getah Eldred Bekok</text:span></text:p></table:table-cell><table:table-cell table:style-name="Table5.Cell18"><text:p text:style-name="P2934"><text:span text:style-name="CharStyle42">202</text:span></text:p></table:table-cell></table:table-row><table:table-row table:style-name="Table5.R10"><table:table-cell table:style-name="Table5.Cell19"><text:p text:style-name="P2817"><text:span text:style-name="CharStyle42">12. Johor Labis‘A’</text:span></text:p></table:table-cell><table:table-cell table:style-name="Table5.Cell20"><text:p text:style-name="P2893"><text:span text:style-name="CharStyle42">411</text:span></text:p></table:table-cell></table:table-row><table:table-row table:style-name="Table5.R11"><table:table-cell table:style-name="Table5.Cell21"><text:p text:style-name="P3042"><text:span text:style-name="CharStyle42">13. Chaah Barat</text:span></text:p></table:table-cell><table:table-cell table:style-name="Table5.Cell22"><text:p text:style-name="P2928"><text:span text:style-name="CharStyle42">509</text:span></text:p></table:table-cell></table:table-row><table:table-row table:style-name="Table5.R12"><table:table-cell table:style-name="Table5.Cell23"><text:p text:style-name="P2168"><text:span text:style-name="CharStyle42">14. Bandar Chaah Utara</text:span></text:p></table:table-cell><table:table-cell table:style-name="Table5.Cell24"><text:p text:style-name="P2496"><text:span text:style-name="CharStyle42">1,567</text:span></text:p></table:table-cell></table:table-row><table:table-row table:style-name="Table5.R13"><table:table-cell table:style-name="Table5.Cell25"><text:p text:style-name="P1857"><text:span text:style-name="CharStyle42">15. Bandar Chaah Tengah</text:span></text:p></table:table-cell><table:table-cell table:style-name="Table5.Cell26"><text:p text:style-name="P3414"><text:span text:style-name="CharStyle42">1,280</text:span></text:p></table:table-cell></table:table-row><table:table-row table:style-name="Table5.R14"><table:table-cell table:style-name="Table5.Cell27"><text:p text:style-name="P3073"><text:span text:style-name="CharStyle42">16. Bandar Chaah Selatan</text:span></text:p></table:table-cell><table:table-cell table:style-name="Table5.Cell28"><text:p text:style-name="P1673"><text:span text:style-name="CharStyle42">669</text:span></text:p></table:table-cell></table:table-row><table:table-row table:style-name="Table5.R15"><table:table-cell table:style-name="Table5.Cell29"><text:p text:style-name="P1527"><text:span text:style-name="CharStyle42">17. Kampong Jawa Chaah</text:span></text:p></table:table-cell><table:table-cell table:style-name="Table5.Cell30"><text:p text:style-name="P3392"><text:span text:style-name="CharStyle42">3,707</text:span></text:p></table:table-cell></table:table-row><table:table-row table:style-name="Table5.R16"><table:table-cell table:style-name="Table5.Cell31"><text:p text:style-name="P3434"><text:span text:style-name="CharStyle42">18. Chaah Timor</text:span></text:p></table:table-cell><table:table-cell table:style-name="Table5.Cell32"><text:p text:style-name="P3876"><text:span text:style-name="CharStyle42">163</text:span></text:p></table:table-cell></table:table-row><table:table-row table:style-name="Table5.R17"><table:table-cell table:style-name="Table5.Cell33"><text:p text:style-name="P3333"><text:span text:style-name="CharStyle42">19. Chan Wing</text:span></text:p></table:table-cell><table:table-cell table:style-name="Table5.Cell34"><text:p text:style-name="P2763"><text:span text:style-name="CharStyle42">328</text:span></text:p></table:table-cell></table:table-row><table:table-row table:style-name="Table5.R18"><table:table-cell table:style-name="Table5.Cell35"><text:p text:style-name="P3884"><text:span text:style-name="CharStyle42">20. Ladang Gerchang</text:span></text:p></table:table-cell><table:table-cell table:style-name="Table5.Cell36"><text:p text:style-name="P3542"><text:span text:style-name="CharStyle42">479</text:span></text:p></table:table-cell></table:table-row><table:table-row table:style-name="Table5.R19"><table:table-cell table:style-name="Table5.Cell37"><text:p text:style-name="P1545"><text:span text:style-name="CharStyle42">21. Desa Temu Jodoh</text:span></text:p></table:table-cell><table:table-cell table:style-name="Table5.Cell38"><text:p text:style-name="P3013"><text:span text:style-name="CharStyle42">1,092</text:span></text:p></table:table-cell></table:table-row><table:table-row table:style-name="Table5.R20"><table:table-cell table:style-name="Table5.Cell39"><text:p text:style-name="P2494"><text:span text:style-name="CharStyle42">22. Perling</text:span></text:p></table:table-cell><table:table-cell table:style-name="Table5.Cell40"><text:p text:style-name="P2130"><text:span text:style-name="CharStyle42">445</text:span></text:p></table:table-cell></table:table-row><table:table-row table:style-name="Table5.R21"><table:table-cell table:style-name="Table5.Cell41"><text:p text:style-name="P3920"/></table:table-cell><table:table-cell table:style-name="Table5.Cell42"><text:p text:style-name="P2037"><text:span text:style-name="CharStyle42">19,495</text:span></text:p></table:table-cell></table:table-row></table:table></draw:text-box></draw:frame><draw:frame draw:style-name="fr17" svg:x="10.283cm" svg:y="26.337cm" svg:width="0.448cm" fo:min-height="0.455cm" text:anchor-type="paragraph"><draw:text-box><text:p text:style-name="P1963"><text:span text:style-name="CharStyle38">14</text:span></text:p></draw:text-box></draw:frame></text:p>
        <text:p text:style-name="P96"/>
        <text:p text:style-name="P97"/>
        <text:p text:style-name="P98"/>
        <text:p text:style-name="P99"/>
        <text:p text:style-name="P100"/>
        <text:p text:style-name="P101"/>
        <text:p text:style-name="P102"/>
        <text:p text:style-name="P103"/>
        <text:p text:style-name="P104"/>
        <text:p text:style-name="P105"/>
        <text:p text:style-name="P106"/>
        <text:p text:style-name="P107"/>
        <text:p text:style-name="P108"/>
        <text:p text:style-name="P109"/>
        <text:p text:style-name="P110"/>
        <text:p text:style-name="P111"/>
        <text:p text:style-name="P112"/>
        <text:p text:style-name="P113"/>
        <text:p text:style-name="P114"/>
        <text:p text:style-name="P115"/>
        <text:p text:style-name="P116"/>
        <text:p text:style-name="P117"/>
        <text:p text:style-name="P118"/>
        <text:p text:style-name="P119"/>
        <text:p text:style-name="P120"/>
        <text:p text:style-name="P121"/>
        <text:p text:style-name="P122"/>
        <text:p text:style-name="P123"/>
        <text:p text:style-name="P124"/>
        <text:p text:style-name="P125"/>
        <text:p text:style-name="P126"/>
        <text:p text:style-name="P127"/>
        <text:p text:style-name="P128"/>
        <text:p text:style-name="P129"/>
        <text:p text:style-name="P130"/>
        <text:p text:style-name="P131"/>
        <text:p text:style-name="P132"/>
        <text:p text:style-name="P133"/>
        <text:p text:style-name="P134"/>
        <text:p text:style-name="P135"/>
        <text:p text:style-name="P136"/>
        <text:p text:style-name="P137"/>
      </text:section>
      <text:section text:style-name="Sect9" text:name="Section9">
        <text:p text:style-name="P3994"><draw:frame draw:style-name="fr20" svg:x="4.957cm" svg:y="0.004cm" svg:width="11.083cm" fo:min-height="1.069cm" text:anchor-type="paragraph"><draw:text-box><text:p text:style-name="P2814"><text:span text:style-name="CharStyle53">BAHAGIAN PILIHAN RAYA PERSEKUTUAN: P. 143 PAG OH</text:span></text:p><text:p text:style-name="P2403"><text:span text:style-name="CharStyle55">FEDERAL CONSTITUENCY: P. 143 PAGOH</text:span></text:p></draw:text-box></draw:frame><draw:frame draw:style-name="fr19" svg:x="8.749cm" svg:y="1.702cm" svg:width="10.634cm" fo:min-height="0.002cm" text:anchor-type="paragraph"><draw:text-box><text:p text:style-name="P2194"><text:span text:style-name="CharStyle57">(2)<text:tab/>(3)</text:span></text:p><table:table table:style-name="Table6"><table:table-column table:style-name="Table6.C1"/><table:table-column table:style-name="Table6.C2"/><table:table-column table:style-name="Table6.C3"/><table:table-row table:style-name="Table6.R1"><table:table-cell table:style-name="Table6.Cell1"><text:p text:style-name="P3920"/></table:table-cell><table:table-cell table:style-name="Table6.Cell2"><text:p text:style-name="P2936"><text:span text:style-name="CharStyle42">Daerah Mengundi</text:span></text:p></table:table-cell><table:table-cell table:style-name="Table6.Cell3"><text:p text:style-name="P2733"><text:span text:style-name="CharStyle42">Bilangan Pemilih</text:span></text:p></table:table-cell></table:table-row><table:table-row table:style-name="Table6.R2"><table:table-cell table:style-name="Table6.Cell4"><text:p text:style-name="P3920"/></table:table-cell><table:table-cell table:style-name="Table6.Cell5"><text:p text:style-name="P2748"><text:span text:style-name="CharStyle43">Polling District</text:span></text:p></table:table-cell><table:table-cell table:style-name="Table6.Cell6"><text:p text:style-name="P1657"><text:span text:style-name="CharStyle43">Number of Electors</text:span></text:p></table:table-cell></table:table-row><table:table-row table:style-name="Table6.R3"><table:table-cell table:style-name="Table6.Cell7"><text:p text:style-name="P2513"><text:span text:style-name="CharStyle60">1</text:span><text:span text:style-name="CharStyle61">.</text:span></text:p></table:table-cell><table:table-cell table:style-name="Table6.Cell8"><text:p text:style-name="P3062"><text:span text:style-name="CharStyle42">Bandar Bukit Kepong</text:span></text:p></table:table-cell><table:table-cell table:style-name="Table6.Cell9"><text:p text:style-name="P2860"><text:span text:style-name="CharStyle42">496</text:span></text:p></table:table-cell></table:table-row><table:table-row table:style-name="Table6.R4"><table:table-cell table:style-name="Table6.Cell10"><text:p text:style-name="P3442"><text:span text:style-name="CharStyle42">2.</text:span></text:p></table:table-cell><table:table-cell table:style-name="Table6.Cell11"><text:p text:style-name="P3457"><text:span text:style-name="CharStyle42">FELCRA Paya Kepar</text:span></text:p></table:table-cell><table:table-cell table:style-name="Table6.Cell12"><text:p text:style-name="P2807"><text:span text:style-name="CharStyle42">1,373</text:span></text:p></table:table-cell></table:table-row><table:table-row table:style-name="Table6.R5"><table:table-cell table:style-name="Table6.Cell13"><text:p text:style-name="P3314"><text:span text:style-name="CharStyle42">3.</text:span></text:p></table:table-cell><table:table-cell table:style-name="Table6.Cell14"><text:p text:style-name="P2276"><text:span text:style-name="CharStyle42">Ma'okil</text:span></text:p></table:table-cell><table:table-cell table:style-name="Table6.Cell15"><text:p text:style-name="P2390"><text:span text:style-name="CharStyle42">3,022</text:span></text:p></table:table-cell></table:table-row><table:table-row table:style-name="Table6.R6"><table:table-cell table:style-name="Table6.Cell16"><text:p text:style-name="P3820"><text:span text:style-name="CharStyle42">4.</text:span></text:p></table:table-cell><table:table-cell table:style-name="Table6.Cell17"><text:p text:style-name="P3755"><text:span text:style-name="CharStyle42">Bukit Kepong</text:span></text:p></table:table-cell><table:table-cell table:style-name="Table6.Cell18"><text:p text:style-name="P2201"><text:span text:style-name="CharStyle42">1,297</text:span></text:p></table:table-cell></table:table-row><table:table-row table:style-name="Table6.R7"><table:table-cell table:style-name="Table6.Cell19"><text:p text:style-name="P2274"><text:span text:style-name="CharStyle42">5.</text:span></text:p></table:table-cell><table:table-cell table:style-name="Table6.Cell20"><text:p text:style-name="P3302"><text:span text:style-name="CharStyle42">Lenga Utara</text:span></text:p></table:table-cell><table:table-cell table:style-name="Table6.Cell21"><text:p text:style-name="P1904"><text:span text:style-name="CharStyle42">444</text:span></text:p></table:table-cell></table:table-row><table:table-row table:style-name="Table6.R8"><table:table-cell table:style-name="Table6.Cell22"><text:p text:style-name="P1916"><text:span text:style-name="CharStyle42">6.</text:span></text:p></table:table-cell><table:table-cell table:style-name="Table6.Cell23"><text:p text:style-name="P2799"><text:span text:style-name="CharStyle42">Lenga Selatan</text:span></text:p></table:table-cell><table:table-cell table:style-name="Table6.Cell24"><text:p text:style-name="P1911"><text:span text:style-name="CharStyle42">853</text:span></text:p></table:table-cell></table:table-row><table:table-row table:style-name="Table6.R9"><table:table-cell table:style-name="Table6.Cell25"><text:p text:style-name="P3538"><text:span text:style-name="CharStyle42">7.</text:span></text:p></table:table-cell><table:table-cell table:style-name="Table6.Cell26"><text:p text:style-name="P3175"><text:span text:style-name="CharStyle42">Kampong Bahru</text:span></text:p></table:table-cell><table:table-cell table:style-name="Table6.Cell27"><text:p text:style-name="P3155"><text:span text:style-name="CharStyle42">1,096</text:span></text:p></table:table-cell></table:table-row><table:table-row table:style-name="Table6.R10"><table:table-cell table:style-name="Table6.Cell28"><text:p text:style-name="P2302"><text:span text:style-name="CharStyle60">8</text:span><text:span text:style-name="CharStyle61">.</text:span></text:p></table:table-cell><table:table-cell table:style-name="Table6.Cell29"><text:p text:style-name="P2878"><text:span text:style-name="CharStyle42">Lenga</text:span></text:p></table:table-cell><table:table-cell table:style-name="Table6.Cell30"><text:p text:style-name="P2316"><text:span text:style-name="CharStyle42">932</text:span></text:p></table:table-cell></table:table-row><table:table-row table:style-name="Table6.R11"><table:table-cell table:style-name="Table6.Cell31"><text:p text:style-name="P2221"><text:span text:style-name="CharStyle42">9.</text:span></text:p></table:table-cell><table:table-cell table:style-name="Table6.Cell32"><text:p text:style-name="P2411"><text:span text:style-name="CharStyle42">Kampong Gombang</text:span></text:p></table:table-cell><table:table-cell table:style-name="Table6.Cell33"><text:p text:style-name="P3167"><text:span text:style-name="CharStyle42">348</text:span></text:p></table:table-cell></table:table-row><table:table-row table:style-name="Table6.R12"><table:table-cell table:style-name="Table6.Cell34"><text:p text:style-name="P2015"><text:span text:style-name="CharStyle42">10.</text:span></text:p></table:table-cell><table:table-cell table:style-name="Table6.Cell35"><text:p text:style-name="P1805"><text:span text:style-name="CharStyle42">Liang Batu</text:span></text:p></table:table-cell><table:table-cell table:style-name="Table6.Cell36"><text:p text:style-name="P3379"><text:span text:style-name="CharStyle42">650</text:span></text:p></table:table-cell></table:table-row><table:table-row table:style-name="Table6.R13"><table:table-cell table:style-name="Table6.Cell37"><text:p text:style-name="P1873"><text:span text:style-name="CharStyle42">11.</text:span></text:p></table:table-cell><table:table-cell table:style-name="Table6.Cell38"><text:p text:style-name="P2232"><text:span text:style-name="CharStyle42">Lenga Road</text:span></text:p></table:table-cell><table:table-cell table:style-name="Table6.Cell39"><text:p text:style-name="P2636"><text:span text:style-name="CharStyle42">914</text:span></text:p></table:table-cell></table:table-row><table:table-row table:style-name="Table6.R14"><table:table-cell table:style-name="Table6.Cell40"><text:p text:style-name="P3411"><text:span text:style-name="CharStyle42">12.</text:span></text:p></table:table-cell><table:table-cell table:style-name="Table6.Cell41"><text:p text:style-name="P3318"><text:span text:style-name="CharStyle42">Pagoh</text:span></text:p></table:table-cell><table:table-cell table:style-name="Table6.Cell42"><text:p text:style-name="P2064"><text:span text:style-name="CharStyle42">1,094</text:span></text:p></table:table-cell></table:table-row><table:table-row table:style-name="Table6.R15"><table:table-cell table:style-name="Table6.Cell43"><text:p text:style-name="P2357"><text:span text:style-name="CharStyle42">13.</text:span></text:p></table:table-cell><table:table-cell table:style-name="Table6.Cell44"><text:p text:style-name="P3288"><text:span text:style-name="CharStyle42">Bandar Pagoh Utara</text:span></text:p></table:table-cell><table:table-cell table:style-name="Table6.Cell45"><text:p text:style-name="P3508"><text:span text:style-name="CharStyle42">1,058</text:span></text:p></table:table-cell></table:table-row><table:table-row table:style-name="Table6.R16"><table:table-cell table:style-name="Table6.Cell46"><text:p text:style-name="P2343"><text:span text:style-name="CharStyle42">14.</text:span></text:p></table:table-cell><table:table-cell table:style-name="Table6.Cell47"><text:p text:style-name="P1735"><text:span text:style-name="CharStyle42">Bandar Pagoh Selatan</text:span></text:p></table:table-cell><table:table-cell table:style-name="Table6.Cell48"><text:p text:style-name="P1893"><text:span text:style-name="CharStyle42">1,142</text:span></text:p></table:table-cell></table:table-row><table:table-row table:style-name="Table6.R17"><table:table-cell table:style-name="Table6.Cell49"><text:p text:style-name="P3200"><text:span text:style-name="CharStyle42">15.</text:span></text:p></table:table-cell><table:table-cell table:style-name="Table6.Cell50"><text:p text:style-name="P2493"><text:span text:style-name="CharStyle42">Paya Redan</text:span></text:p></table:table-cell><table:table-cell table:style-name="Table6.Cell51"><text:p text:style-name="P1830"><text:span text:style-name="CharStyle42">1,076</text:span></text:p></table:table-cell></table:table-row></table:table><text:p text:style-name="P1877"><text:span text:style-name="CharStyle59">15,795</text:span></text:p></draw:text-box></draw:frame></text:p>
        <text:p text:style-name="P140"/>
        <text:p text:style-name="P141"/>
        <text:p text:style-name="P142"/>
        <text:p text:style-name="P143"/>
        <text:p text:style-name="P144"/>
        <text:p text:style-name="P145"/>
        <text:p text:style-name="P146"/>
        <text:p text:style-name="P147"/>
        <text:p text:style-name="P148"/>
        <text:p text:style-name="P149"/>
        <text:p text:style-name="P150"/>
        <text:p text:style-name="P151"/>
        <text:p text:style-name="P152"/>
        <text:p text:style-name="P153"/>
        <text:p text:style-name="P154"/>
        <text:p text:style-name="P155"/>
        <text:p text:style-name="P156"/>
        <text:p text:style-name="P157"/>
        <text:p text:style-name="P158"/>
        <text:p text:style-name="P159"/>
        <text:p text:style-name="P160"/>
        <text:p text:style-name="P161"/>
        <text:p text:style-name="P162"/>
        <text:p text:style-name="P163"/>
        <text:p text:style-name="P164"/>
        <text:p text:style-name="P165"/>
        <text:p text:style-name="P166"/>
        <text:p text:style-name="P167"/>
        <text:p text:style-name="P168"/>
        <text:p text:style-name="P169"/>
        <text:p text:style-name="P170"/>
        <text:p text:style-name="P171"/>
        <text:p text:style-name="P172"/>
        <text:p text:style-name="P173"/>
        <text:p text:style-name="P174"/>
        <text:p text:style-name="P175"/>
        <text:p text:style-name="P176"/>
      </text:section>
      <text:section text:style-name="Sect10" text:name="Section10">
        <text:p text:style-name="P3995"><draw:frame draw:style-name="fr21" svg:x="0.000cm" svg:y="0.000cm" svg:width="10.634cm" fo:min-height="0.002cm" text:anchor-type="paragraph"><draw:text-box><table:table table:style-name="Table7"><table:table-column table:style-name="Table7.C1"/><table:table-column table:style-name="Table7.C2"/><table:table-column table:style-name="Table7.C3"/><table:table-row table:style-name="Table7.R1"><table:table-cell table:style-name="Table7.Cell1"><text:p text:style-name="P3920"/></table:table-cell><table:table-cell table:style-name="Table7.Cell2"><text:p text:style-name="P1956"><text:span text:style-name="CharStyle42">(2)</text:span></text:p></table:table-cell><table:table-cell table:style-name="Table7.Cell3"><text:p text:style-name="P1564"><text:span text:style-name="CharStyle42">(3)</text:span></text:p></table:table-cell></table:table-row><table:table-row table:style-name="Table7.R2"><table:table-cell table:style-name="Table7.Cell4"><text:p text:style-name="P3920"/></table:table-cell><table:table-cell table:style-name="Table7.Cell5"><text:p text:style-name="P1861"><text:span text:style-name="CharStyle42">Daerah Mengundi</text:span></text:p></table:table-cell><table:table-cell table:style-name="Table7.Cell6"><text:p text:style-name="P3592"><text:span text:style-name="CharStyle42">Bilangan Pemilih</text:span></text:p></table:table-cell></table:table-row><table:table-row table:style-name="Table7.R3"><table:table-cell table:style-name="Table7.Cell7"><text:p text:style-name="P3920"/></table:table-cell><table:table-cell table:style-name="Table7.Cell8"><text:p text:style-name="P3305"><text:span text:style-name="CharStyle43">Polling District</text:span></text:p></table:table-cell><table:table-cell table:style-name="Table7.Cell9"><text:p text:style-name="P3739"><text:span text:style-name="CharStyle43">Number of Electors</text:span></text:p></table:table-cell></table:table-row><table:table-row table:style-name="Table7.R4"><table:table-cell table:style-name="Table7.Cell10"><text:p text:style-name="P1740"><text:span text:style-name="CharStyle60">1</text:span><text:span text:style-name="CharStyle61">.</text:span></text:p></table:table-cell><table:table-cell table:style-name="Table7.Cell11"><text:p text:style-name="P2694"><text:span text:style-name="CharStyle42">Samasih</text:span></text:p></table:table-cell><table:table-cell table:style-name="Table7.Cell12"><text:p text:style-name="P1912"><text:span text:style-name="CharStyle42">799</text:span></text:p></table:table-cell></table:table-row><table:table-row table:style-name="Table7.R5"><table:table-cell table:style-name="Table7.Cell13"><text:p text:style-name="P2726"><text:span text:style-name="CharStyle42">2.</text:span></text:p></table:table-cell><table:table-cell table:style-name="Table7.Cell14"><text:p text:style-name="P3838"><text:span text:style-name="CharStyle42">Kampong Raja</text:span></text:p></table:table-cell><table:table-cell table:style-name="Table7.Cell15"><text:p text:style-name="P3005"><text:span text:style-name="CharStyle42">1,327</text:span></text:p></table:table-cell></table:table-row><table:table-row table:style-name="Table7.R6"><table:table-cell table:style-name="Table7.Cell16"><text:p text:style-name="P3064"><text:span text:style-name="CharStyle42">3.</text:span></text:p></table:table-cell><table:table-cell table:style-name="Table7.Cell17"><text:p text:style-name="P2757"><text:span text:style-name="CharStyle42">Panchor</text:span></text:p></table:table-cell><table:table-cell table:style-name="Table7.Cell18"><text:p text:style-name="P2188"><text:span text:style-name="CharStyle42">854</text:span></text:p></table:table-cell></table:table-row><table:table-row table:style-name="Table7.R7"><table:table-cell table:style-name="Table7.Cell19"><text:p text:style-name="P2882"><text:span text:style-name="CharStyle42">4.</text:span></text:p></table:table-cell><table:table-cell table:style-name="Table7.Cell20"><text:p text:style-name="P3247"><text:span text:style-name="CharStyle42">Bandar Panchor</text:span></text:p></table:table-cell><table:table-cell table:style-name="Table7.Cell21"><text:p text:style-name="P2432"><text:span text:style-name="CharStyle42">907</text:span></text:p></table:table-cell></table:table-row><table:table-row table:style-name="Table7.R8"><table:table-cell table:style-name="Table7.Cell22"><text:p text:style-name="P1710"><text:span text:style-name="CharStyle42">5.</text:span></text:p></table:table-cell><table:table-cell table:style-name="Table7.Cell23"><text:p text:style-name="P3700"><text:span text:style-name="CharStyle42">Kampong Jawa</text:span></text:p></table:table-cell><table:table-cell table:style-name="Table7.Cell24"><text:p text:style-name="P2508"><text:span text:style-name="CharStyle42">1,078</text:span></text:p></table:table-cell></table:table-row><table:table-row table:style-name="Table7.R9"><table:table-cell table:style-name="Table7.Cell25"><text:p text:style-name="P3146"><text:span text:style-name="CharStyle42">6.</text:span></text:p></table:table-cell><table:table-cell table:style-name="Table7.Cell26"><text:p text:style-name="P3438"><text:span text:style-name="CharStyle42">Jorak</text:span></text:p></table:table-cell><table:table-cell table:style-name="Table7.Cell27"><text:p text:style-name="P3745"><text:span text:style-name="CharStyle42">1,197</text:span></text:p></table:table-cell></table:table-row><table:table-row table:style-name="Table7.R10"><table:table-cell table:style-name="Table7.Cell28"><text:p text:style-name="P1651"><text:span text:style-name="CharStyle42">7.</text:span></text:p></table:table-cell><table:table-cell table:style-name="Table7.Cell29"><text:p text:style-name="P2578"><text:span text:style-name="CharStyle42">Tanjong Selabu</text:span></text:p></table:table-cell><table:table-cell table:style-name="Table7.Cell30"><text:p text:style-name="P3506"><text:span text:style-name="CharStyle42">268</text:span></text:p></table:table-cell></table:table-row><table:table-row table:style-name="Table7.R11"><table:table-cell table:style-name="Table7.Cell31"><text:p text:style-name="P2756"><text:span text:style-name="CharStyle60">8</text:span><text:span text:style-name="CharStyle61">.</text:span></text:p></table:table-cell><table:table-cell table:style-name="Table7.Cell32"><text:p text:style-name="P1724"><text:span text:style-name="CharStyle42">Pergam</text:span></text:p></table:table-cell><table:table-cell table:style-name="Table7.Cell33"><text:p text:style-name="P3679"><text:span text:style-name="CharStyle42">246</text:span></text:p></table:table-cell></table:table-row><table:table-row table:style-name="Table7.R12"><table:table-cell table:style-name="Table7.Cell34"><text:p text:style-name="P1576"><text:span text:style-name="CharStyle42">9.</text:span></text:p></table:table-cell><table:table-cell table:style-name="Table7.Cell35"><text:p text:style-name="P2306"><text:span text:style-name="CharStyle42">Temiang</text:span></text:p></table:table-cell><table:table-cell table:style-name="Table7.Cell36"><text:p text:style-name="P3798"><text:span text:style-name="CharStyle42">2,670</text:span></text:p></table:table-cell></table:table-row><table:table-row table:style-name="Table7.R13"><table:table-cell table:style-name="Table7.Cell37"><text:p text:style-name="P3282"><text:span text:style-name="CharStyle42">10.</text:span></text:p></table:table-cell><table:table-cell table:style-name="Table7.Cell38"><text:p text:style-name="P2018"><text:span text:style-name="CharStyle42">Sungai Terap</text:span></text:p></table:table-cell><table:table-cell table:style-name="Table7.Cell39"><text:p text:style-name="P3136"><text:span text:style-name="CharStyle42">1,088</text:span></text:p></table:table-cell></table:table-row><table:table-row table:style-name="Table7.R14"><table:table-cell table:style-name="Table7.Cell40"><text:p text:style-name="P2516"><text:span text:style-name="CharStyle42">11.</text:span></text:p></table:table-cell><table:table-cell table:style-name="Table7.Cell41"><text:p text:style-name="P2086"><text:span text:style-name="CharStyle42">Sungai Raya</text:span></text:p></table:table-cell><table:table-cell table:style-name="Table7.Cell42"><text:p text:style-name="P1749"><text:span text:style-name="CharStyle42">2,034</text:span></text:p></table:table-cell></table:table-row><table:table-row table:style-name="Table7.R15"><table:table-cell table:style-name="Table7.Cell43"><text:p text:style-name="P2171"><text:span text:style-name="CharStyle42">12.</text:span></text:p></table:table-cell><table:table-cell table:style-name="Table7.Cell44"><text:p text:style-name="P1787"><text:span text:style-name="CharStyle42">Kampong Tengah</text:span></text:p></table:table-cell><table:table-cell table:style-name="Table7.Cell45"><text:p text:style-name="P2374"><text:span text:style-name="CharStyle42">358</text:span></text:p></table:table-cell></table:table-row><table:table-row table:style-name="Table7.R16"><table:table-cell table:style-name="Table7.Cell46"><text:p text:style-name="P2032"><text:span text:style-name="CharStyle42">13.</text:span></text:p></table:table-cell><table:table-cell table:style-name="Table7.Cell47"><text:p text:style-name="P2480"><text:span text:style-name="CharStyle42">Permatang Pasir</text:span></text:p></table:table-cell><table:table-cell table:style-name="Table7.Cell48"><text:p text:style-name="P2392"><text:span text:style-name="CharStyle42">699</text:span></text:p></table:table-cell></table:table-row><table:table-row table:style-name="Table7.R17"><table:table-cell table:style-name="Table7.Cell49"><text:p text:style-name="P3866"><text:span text:style-name="CharStyle42">14.</text:span></text:p></table:table-cell><table:table-cell table:style-name="Table7.Cell50"><text:p text:style-name="P3796"><text:span text:style-name="CharStyle42">Pekan Bukit Pasir Barat</text:span></text:p></table:table-cell><table:table-cell table:style-name="Table7.Cell51"><text:p text:style-name="P2603"><text:span text:style-name="CharStyle42">1,235</text:span></text:p></table:table-cell></table:table-row><table:table-row table:style-name="Table7.R18"><table:table-cell table:style-name="Table7.Cell52"><text:p text:style-name="P3840"><text:span text:style-name="CharStyle42">15.</text:span></text:p></table:table-cell><table:table-cell table:style-name="Table7.Cell53"><text:p text:style-name="P2261"><text:span text:style-name="CharStyle42">Pekan Bukit Pasir Utara</text:span></text:p></table:table-cell><table:table-cell table:style-name="Table7.Cell54"><text:p text:style-name="P2652"><text:span text:style-name="CharStyle42">1,525</text:span></text:p></table:table-cell></table:table-row><table:table-row table:style-name="Table7.R19"><table:table-cell table:style-name="Table7.Cell55"><text:p text:style-name="P3207"><text:span text:style-name="CharStyle42">16.</text:span></text:p></table:table-cell><table:table-cell table:style-name="Table7.Cell56"><text:p text:style-name="P2879"><text:span text:style-name="CharStyle42">Pekan Bukit Pasir Selatan</text:span></text:p></table:table-cell><table:table-cell table:style-name="Table7.Cell57"><text:p text:style-name="P3836"><text:span text:style-name="CharStyle42">1,051</text:span></text:p></table:table-cell></table:table-row><table:table-row table:style-name="Table7.R20"><table:table-cell table:style-name="Table7.Cell58"><text:p text:style-name="P3168"><text:span text:style-name="CharStyle42">17.</text:span></text:p></table:table-cell><table:table-cell table:style-name="Table7.Cell59"><text:p text:style-name="P2982"><text:span text:style-name="CharStyle42">Bukit Pasir</text:span></text:p></table:table-cell><table:table-cell table:style-name="Table7.Cell60"><text:p text:style-name="P2372"><text:span text:style-name="CharStyle42">704</text:span></text:p></table:table-cell></table:table-row><table:table-row table:style-name="Table7.R21"><table:table-cell table:style-name="Table7.Cell61"><text:p text:style-name="P1743"><text:span text:style-name="CharStyle42">18.</text:span></text:p></table:table-cell><table:table-cell table:style-name="Table7.Cell62"><text:p text:style-name="P1802"><text:span text:style-name="CharStyle42">Ladang Craigielea</text:span></text:p></table:table-cell><table:table-cell table:style-name="Table7.Cell63"><text:p text:style-name="P2443"><text:span text:style-name="CharStyle42">341</text:span></text:p></table:table-cell></table:table-row></table:table></draw:text-box></draw:frame></text:p>
        <text:p text:style-name="P178"/>
      </text:section>
      <text:section text:style-name="Sect11" text:name="Section11">
        <text:p text:style-name="P3996"><draw:frame draw:style-name="fr22" svg:x="10.282cm" svg:y="20.706cm" svg:width="0.441cm" fo:min-height="0.455cm" text:anchor-type="paragraph"><draw:text-box><text:p text:style-name="P2738"><text:span text:style-name="CharStyle63">17</text:span></text:p></draw:text-box></draw:frame><draw:frame draw:style-name="fr23" svg:x="17.969cm" svg:y="0.004cm" svg:width="1.379cm" fo:min-height="0.492cm" text:anchor-type="paragraph"><draw:text-box><text:p text:style-name="P3235"><text:span text:style-name="CharStyle64">20,592</text:span></text:p></draw:text-box></draw:frame></text:p>
        <text:p text:style-name="P180"/>
        <text:p text:style-name="P181"/>
        <text:p text:style-name="P182"/>
        <text:p text:style-name="P183"/>
        <text:p text:style-name="P184"/>
        <text:p text:style-name="P185"/>
        <text:p text:style-name="P186"/>
        <text:p text:style-name="P187"/>
        <text:p text:style-name="P188"/>
        <text:p text:style-name="P189"/>
        <text:p text:style-name="P190"/>
        <text:p text:style-name="P191"/>
        <text:p text:style-name="P192"/>
        <text:p text:style-name="P193"/>
        <text:p text:style-name="P194"/>
        <text:p text:style-name="P195"/>
        <text:p text:style-name="P196"/>
        <text:p text:style-name="P197"/>
        <text:p text:style-name="P198"/>
        <text:p text:style-name="P199"/>
        <text:p text:style-name="P200"/>
        <text:p text:style-name="P201"/>
        <text:p text:style-name="P202"/>
        <text:p text:style-name="P203"/>
        <text:p text:style-name="P204"/>
        <text:p text:style-name="P205"/>
        <text:p text:style-name="P206"/>
        <text:p text:style-name="P207"/>
        <text:p text:style-name="P208"/>
        <text:p text:style-name="P209"/>
        <text:p text:style-name="P210"/>
        <text:p text:style-name="P211"/>
        <text:p text:style-name="P212"/>
      </text:section>
      <text:section text:style-name="Sect12" text:name="Section12">
        <text:p text:style-name="P3997"><draw:frame draw:style-name="fr25" svg:x="4.854cm" svg:y="0.004cm" svg:width="11.269cm" fo:min-height="1.079cm" text:anchor-type="paragraph"><draw:text-box><text:p text:style-name="P3061"><text:span text:style-name="CharStyle53">BAHAGIAN PILIHAN RAYA PERSEKUTUAN: P. 144 LEDANG</text:span></text:p><text:p text:style-name="P1839"><text:span text:style-name="CharStyle55">FEDERAL CONSTITUENCY: P. 144 LEDANG</text:span></text:p></draw:text-box></draw:frame><draw:frame draw:style-name="fr24" svg:x="8.749cm" svg:y="1.711cm" svg:width="10.634cm" fo:min-height="0.002cm" text:anchor-type="paragraph"><draw:text-box><table:table table:style-name="Table8"><table:table-column table:style-name="Table8.C1"/><table:table-column table:style-name="Table8.C2"/><table:table-column table:style-name="Table8.C3"/><table:table-row table:style-name="Table8.R1"><table:table-cell table:style-name="Table8.Cell1"><text:p text:style-name="P3920"/></table:table-cell><table:table-cell table:style-name="Table8.Cell2"><text:p text:style-name="P3677"><text:span text:style-name="CharStyle42">(2)</text:span></text:p></table:table-cell><table:table-cell table:style-name="Table8.Cell3"><text:p text:style-name="P1823"><text:span text:style-name="CharStyle42">(3)</text:span></text:p></table:table-cell></table:table-row><table:table-row table:style-name="Table8.R2"><table:table-cell table:style-name="Table8.Cell4"><text:p text:style-name="P3920"/></table:table-cell><table:table-cell table:style-name="Table8.Cell5"><text:p text:style-name="P3594"><text:span text:style-name="CharStyle42">Daerah Mengundi</text:span></text:p></table:table-cell><table:table-cell table:style-name="Table8.Cell6"><text:p text:style-name="P2233"><text:span text:style-name="CharStyle42">Bilangan Pemilih</text:span></text:p></table:table-cell></table:table-row><table:table-row table:style-name="Table8.R3"><table:table-cell table:style-name="Table8.Cell7"><text:p text:style-name="P3920"/></table:table-cell><table:table-cell table:style-name="Table8.Cell8"><text:p text:style-name="P1531"><text:span text:style-name="CharStyle43">Polling District</text:span></text:p></table:table-cell><table:table-cell table:style-name="Table8.Cell9"><text:p text:style-name="P2960"><text:span text:style-name="CharStyle43">Number of Electors</text:span></text:p></table:table-cell></table:table-row><table:table-row table:style-name="Table8.R4"><table:table-cell table:style-name="Table8.Cell10"><text:p text:style-name="P3121"><text:span text:style-name="CharStyle60">1</text:span><text:span text:style-name="CharStyle61">.</text:span></text:p></table:table-cell><table:table-cell table:style-name="Table8.Cell11"><text:p text:style-name="P2334"><text:span text:style-name="CharStyle42">Kampong Teratai</text:span></text:p></table:table-cell><table:table-cell table:style-name="Table8.Cell12"><text:p text:style-name="P2476"><text:span text:style-name="CharStyle42">876</text:span></text:p></table:table-cell></table:table-row><table:table-row table:style-name="Table8.R5"><table:table-cell table:style-name="Table8.Cell13"><text:p text:style-name="P1793"><text:span text:style-name="CharStyle42">2.</text:span></text:p></table:table-cell><table:table-cell table:style-name="Table8.Cell14"><text:p text:style-name="P3294"><text:span text:style-name="CharStyle42">Sri Ledang</text:span></text:p></table:table-cell><table:table-cell table:style-name="Table8.Cell15"><text:p text:style-name="P3501"><text:span text:style-name="CharStyle42">1,195</text:span></text:p></table:table-cell></table:table-row><table:table-row table:style-name="Table8.R6"><table:table-cell table:style-name="Table8.Cell16"><text:p text:style-name="P1919"><text:span text:style-name="CharStyle42">3.</text:span></text:p></table:table-cell><table:table-cell table:style-name="Table8.Cell17"><text:p text:style-name="P3518"><text:span text:style-name="CharStyle42">FELDA Sri Jaya</text:span></text:p></table:table-cell><table:table-cell table:style-name="Table8.Cell18"><text:p text:style-name="P2471"><text:span text:style-name="CharStyle42">1,487</text:span></text:p></table:table-cell></table:table-row><table:table-row table:style-name="Table8.R7"><table:table-cell table:style-name="Table8.Cell19"><text:p text:style-name="P3202"><text:span text:style-name="CharStyle42">4.</text:span></text:p></table:table-cell><table:table-cell table:style-name="Table8.Cell20"><text:p text:style-name="P1543"><text:span text:style-name="CharStyle42">Durian Chondong</text:span></text:p></table:table-cell><table:table-cell table:style-name="Table8.Cell21"><text:p text:style-name="P2759"><text:span text:style-name="CharStyle42">565</text:span></text:p></table:table-cell></table:table-row><table:table-row table:style-name="Table8.R8"><table:table-cell table:style-name="Table8.Cell22"><text:p text:style-name="P2786"><text:span text:style-name="CharStyle42">5.</text:span></text:p></table:table-cell><table:table-cell table:style-name="Table8.Cell23"><text:p text:style-name="P3118"><text:span text:style-name="CharStyle42">Kundang Ulu</text:span></text:p></table:table-cell><table:table-cell table:style-name="Table8.Cell24"><text:p text:style-name="P2944"><text:span text:style-name="CharStyle42">1,551</text:span></text:p></table:table-cell></table:table-row><table:table-row table:style-name="Table8.R9"><table:table-cell table:style-name="Table8.Cell25"><text:p text:style-name="P2688"><text:span text:style-name="CharStyle42">6.</text:span></text:p></table:table-cell><table:table-cell table:style-name="Table8.Cell26"><text:p text:style-name="P1760"><text:span text:style-name="CharStyle42">Ladang Serampang</text:span></text:p></table:table-cell><table:table-cell table:style-name="Table8.Cell27"><text:p text:style-name="P2007"><text:span text:style-name="CharStyle42">274</text:span></text:p></table:table-cell></table:table-row><table:table-row table:style-name="Table8.R10"><table:table-cell table:style-name="Table8.Cell28"><text:p text:style-name="P3773"><text:span text:style-name="CharStyle42">7.</text:span></text:p></table:table-cell><table:table-cell table:style-name="Table8.Cell29"><text:p text:style-name="P2790"><text:span text:style-name="CharStyle42">Par it Raja</text:span></text:p></table:table-cell><table:table-cell table:style-name="Table8.Cell30"><text:p text:style-name="P3238"><text:span text:style-name="CharStyle42">1,658</text:span></text:p></table:table-cell></table:table-row><table:table-row table:style-name="Table8.R11"><table:table-cell table:style-name="Table8.Cell31"><text:p text:style-name="P2436"><text:span text:style-name="CharStyle60">8</text:span><text:span text:style-name="CharStyle61">.</text:span></text:p></table:table-cell><table:table-cell table:style-name="Table8.Cell32"><text:p text:style-name="P2627"><text:span text:style-name="CharStyle42">Bandar Grisek Timor</text:span></text:p></table:table-cell><table:table-cell table:style-name="Table8.Cell33"><text:p text:style-name="P2826"><text:span text:style-name="CharStyle42">669</text:span></text:p></table:table-cell></table:table-row><table:table-row table:style-name="Table8.R12"><table:table-cell table:style-name="Table8.Cell34"><text:p text:style-name="P3503"><text:span text:style-name="CharStyle42">9.</text:span></text:p></table:table-cell><table:table-cell table:style-name="Table8.Cell35"><text:p text:style-name="P3141"><text:span text:style-name="CharStyle42">Grisek</text:span></text:p></table:table-cell><table:table-cell table:style-name="Table8.Cell36"><text:p text:style-name="P1528"><text:span text:style-name="CharStyle42">1,324</text:span></text:p></table:table-cell></table:table-row><table:table-row table:style-name="Table8.R13"><table:table-cell table:style-name="Table8.Cell37"><text:p text:style-name="P3723"><text:span text:style-name="CharStyle42">10.</text:span></text:p></table:table-cell><table:table-cell table:style-name="Table8.Cell38"><text:p text:style-name="P3696"><text:span text:style-name="CharStyle42">Kampong Kundang Ulu</text:span></text:p></table:table-cell><table:table-cell table:style-name="Table8.Cell39"><text:p text:style-name="P3197"><text:span text:style-name="CharStyle42">869</text:span></text:p></table:table-cell></table:table-row><table:table-row table:style-name="Table8.R14"><table:table-cell table:style-name="Table8.Cell40"><text:p text:style-name="P1681"><text:span text:style-name="CharStyle42">11.</text:span></text:p></table:table-cell><table:table-cell table:style-name="Table8.Cell41"><text:p text:style-name="P1899"><text:span text:style-name="CharStyle42">Ladang Nordanal</text:span></text:p></table:table-cell><table:table-cell table:style-name="Table8.Cell42"><text:p text:style-name="P2058"><text:span text:style-name="CharStyle42">179</text:span></text:p></table:table-cell></table:table-row><table:table-row table:style-name="Table8.R15"><table:table-cell table:style-name="Table8.Cell43"><text:p text:style-name="P2218"><text:span text:style-name="CharStyle42">12.</text:span></text:p></table:table-cell><table:table-cell table:style-name="Table8.Cell44"><text:p text:style-name="P3421"><text:span text:style-name="CharStyle42">Kampong Babok</text:span></text:p></table:table-cell><table:table-cell table:style-name="Table8.Cell45"><text:p text:style-name="P2709"><text:span text:style-name="CharStyle42">1,359</text:span></text:p></table:table-cell></table:table-row><table:table-row table:style-name="Table8.R16"><table:table-cell table:style-name="Table8.Cell46"><text:p text:style-name="P2987"><text:span text:style-name="CharStyle42">13.</text:span></text:p></table:table-cell><table:table-cell table:style-name="Table8.Cell47"><text:p text:style-name="P3224"><text:span text:style-name="CharStyle42">Sengkang</text:span></text:p></table:table-cell><table:table-cell table:style-name="Table8.Cell48"><text:p text:style-name="P1715"><text:span text:style-name="CharStyle42">1,307</text:span></text:p></table:table-cell></table:table-row><table:table-row table:style-name="Table8.R17"><table:table-cell table:style-name="Table8.Cell49"><text:p text:style-name="P2000"><text:span text:style-name="CharStyle42">14.</text:span></text:p></table:table-cell><table:table-cell table:style-name="Table8.Cell50"><text:p text:style-name="P2265"><text:span text:style-name="CharStyle42">Sawah Ring</text:span></text:p></table:table-cell><table:table-cell table:style-name="Table8.Cell51"><text:p text:style-name="P3393"><text:span text:style-name="CharStyle42">1,080</text:span></text:p></table:table-cell></table:table-row><table:table-row table:style-name="Table8.R18"><table:table-cell table:style-name="Table8.Cell52"><text:p text:style-name="P2170"><text:span text:style-name="CharStyle42">15.</text:span></text:p></table:table-cell><table:table-cell table:style-name="Table8.Cell53"><text:p text:style-name="P3229"><text:span text:style-name="CharStyle42">Bukit Gambir</text:span></text:p></table:table-cell><table:table-cell table:style-name="Table8.Cell54"><text:p text:style-name="P1718"><text:span text:style-name="CharStyle42">1,994</text:span></text:p></table:table-cell></table:table-row><table:table-row table:style-name="Table8.R19"><table:table-cell table:style-name="Table8.Cell55"><text:p text:style-name="P2134"><text:span text:style-name="CharStyle42">16.</text:span></text:p></table:table-cell><table:table-cell table:style-name="Table8.Cell56"><text:p text:style-name="P2341"><text:span text:style-name="CharStyle42">Parit Kassan</text:span></text:p></table:table-cell><table:table-cell table:style-name="Table8.Cell57"><text:p text:style-name="P2551"><text:span text:style-name="CharStyle42">2,045</text:span></text:p></table:table-cell></table:table-row></table:table></draw:text-box></draw:frame></text:p>
        <text:p text:style-name="P214"/>
        <text:p text:style-name="P215"/>
        <text:p text:style-name="P216"/>
        <text:p text:style-name="P217"/>
        <text:p text:style-name="P218"/>
        <text:p text:style-name="P219"/>
        <text:p text:style-name="P220"/>
        <text:p text:style-name="P221"/>
        <text:p text:style-name="P222"/>
        <text:p text:style-name="P223"/>
        <text:p text:style-name="P224"/>
        <text:p text:style-name="P225"/>
        <text:p text:style-name="P226"/>
        <text:p text:style-name="P227"/>
        <text:p text:style-name="P228"/>
        <text:p text:style-name="P229"/>
        <text:p text:style-name="P230"/>
        <text:p text:style-name="P231"/>
        <text:p text:style-name="P232"/>
        <text:p text:style-name="P233"/>
        <text:p text:style-name="P234"/>
        <text:p text:style-name="P235"/>
        <text:p text:style-name="P236"/>
        <text:p text:style-name="P237"/>
        <text:p text:style-name="P238"/>
        <text:p text:style-name="P239"/>
        <text:p text:style-name="P240"/>
        <text:p text:style-name="P241"/>
        <text:p text:style-name="P242"/>
        <text:p text:style-name="P243"/>
        <text:p text:style-name="P244"/>
        <text:p text:style-name="P245"/>
        <text:p text:style-name="P246"/>
        <text:p text:style-name="P247"/>
        <text:p text:style-name="P248"/>
        <text:p text:style-name="P249"/>
        <text:p text:style-name="P250"/>
      </text:section>
      <text:section text:style-name="Sect13" text:name="Section13">
        <text:p text:style-name="P3998"><draw:frame draw:style-name="fr26" svg:x="0.000cm" svg:y="0.000cm" svg:width="16.316cm" fo:min-height="0.002cm" text:anchor-type="paragraph"><draw:text-box><table:table table:style-name="Table9"><table:table-column table:style-name="Table9.C1"/><table:table-column table:style-name="Table9.C2"/><table:table-column table:style-name="Table9.C3"/><table:table-column table:style-name="Table9.C4"/><table:table-row table:style-name="Table9.R1"><table:table-cell table:style-name="Table9.Cell1"><text:p text:style-name="P1602"><text:span text:style-name="CharStyle42">(1)</text:span></text:p></table:table-cell><table:table-cell table:style-name="Table9.Cell43"><text:p text:style-name="P3920"/></table:table-cell><table:table-cell table:style-name="Table9.Cell44"><text:p text:style-name="P3920"/></table:table-cell><table:table-cell table:style-name="Table9.Cell2"><text:p text:style-name="P2863"><text:span text:style-name="CharStyle42">(3)</text:span></text:p></table:table-cell></table:table-row><table:table-row table:style-name="Table9.R2"><table:table-cell table:style-name="Table9.Cell3"><text:p text:style-name="P3687"><text:span text:style-name="CharStyle42">Bahagian Pilihan Raya</text:span></text:p></table:table-cell><table:table-cell table:style-name="Table9.Cell45"><text:p text:style-name="P3920"/></table:table-cell><table:table-cell table:style-name="Table9.Cell46"><text:p text:style-name="P3920"/></table:table-cell><table:table-cell table:style-name="Table9.Cell4"><text:p text:style-name="P3721"><text:span text:style-name="CharStyle42">Bilangan Pemilih</text:span></text:p></table:table-cell></table:table-row><table:table-row table:style-name="Table9.R3"><table:table-cell table:style-name="Table9.Cell5"><text:p text:style-name="P1559"><text:span text:style-name="CharStyle42">Negeri</text:span></text:p></table:table-cell><table:table-cell table:style-name="Table9.Cell47"><text:p text:style-name="P3920"/></table:table-cell><table:table-cell table:style-name="Table9.Cell48"><text:p text:style-name="P3920"/></table:table-cell><table:table-cell table:style-name="Table9.Cell6"><text:p text:style-name="P3920"/></table:table-cell></table:table-row><table:table-row table:style-name="Table9.R4"><table:table-cell table:style-name="Table9.Cell7"><text:p text:style-name="P2004"><text:span text:style-name="CharStyle43">State Constituency</text:span></text:p></table:table-cell><table:table-cell table:style-name="Table9.Cell49"><text:p text:style-name="P3920"/></table:table-cell><table:table-cell table:style-name="Table9.Cell50"><text:p text:style-name="P3920"/></table:table-cell><table:table-cell table:style-name="Table9.Cell8"><text:p text:style-name="P3422"><text:span text:style-name="CharStyle43">Number of Electors</text:span></text:p></table:table-cell></table:table-row><table:table-row table:style-name="Table9.R5"><table:table-cell table:style-name="Table9.Cell9"><text:p text:style-name="P3920"/></table:table-cell><table:table-cell table:style-name="Table9.Cell51"><text:p text:style-name="P3920"/></table:table-cell><table:table-cell table:style-name="Table9.Cell52"><text:p text:style-name="P3920"/></table:table-cell><table:table-cell table:style-name="Table9.Cell10"><text:p text:style-name="P2023"><text:span text:style-name="CharStyle42">1,090</text:span></text:p></table:table-cell></table:table-row><table:table-row table:style-name="Table9.R6"><table:table-cell table:style-name="Table9.Cell11"><text:p text:style-name="P3920"/></table:table-cell><table:table-cell table:style-name="Table9.Cell53"><text:p text:style-name="P3920"/></table:table-cell><table:table-cell table:style-name="Table9.Cell54"><text:p text:style-name="P3920"/></table:table-cell><table:table-cell table:style-name="Table9.Cell12"><text:p text:style-name="P2619"><text:span text:style-name="CharStyle42">716</text:span></text:p></table:table-cell></table:table-row><table:table-row table:style-name="Table9.R7"><table:table-cell table:style-name="Table9.Cell13"><text:p text:style-name="P3920"/></table:table-cell><table:table-cell table:style-name="Table9.Cell55"><text:p text:style-name="P3920"/></table:table-cell><table:table-cell table:style-name="Table9.Cell56"><text:p text:style-name="P3920"/></table:table-cell><table:table-cell table:style-name="Table9.Cell14"><text:p text:style-name="P3311"><text:span text:style-name="CharStyle42">1,414</text:span></text:p></table:table-cell></table:table-row><table:table-row table:style-name="Table9.R8"><table:table-cell table:style-name="Table9.Cell15"><text:p text:style-name="P3920"/></table:table-cell><table:table-cell table:style-name="Table9.Cell57"><text:p text:style-name="P3920"/></table:table-cell><table:table-cell table:style-name="Table9.Cell58"><text:p text:style-name="P3920"/></table:table-cell><table:table-cell table:style-name="Table9.Cell16"><text:p text:style-name="P2512"><text:span text:style-name="CharStyle42">1,730</text:span></text:p></table:table-cell></table:table-row><table:table-row table:style-name="Table9.R9"><table:table-cell table:style-name="Table9.Cell17"><text:p text:style-name="P3920"/></table:table-cell><table:table-cell table:style-name="Table9.Cell59"><text:p text:style-name="P3920"/></table:table-cell><table:table-cell table:style-name="Table9.Cell60"><text:p text:style-name="P3920"/></table:table-cell><table:table-cell table:style-name="Table9.Cell18"><text:p text:style-name="P2946"><text:span text:style-name="CharStyle42">1,104</text:span></text:p></table:table-cell></table:table-row><table:table-row table:style-name="Table9.R10"><table:table-cell table:style-name="Table9.Cell19"><text:p text:style-name="P3920"/></table:table-cell><table:table-cell table:style-name="Table9.Cell61"><text:p text:style-name="P3920"/></table:table-cell><table:table-cell table:style-name="Table9.Cell62"><text:p text:style-name="P3920"/></table:table-cell><table:table-cell table:style-name="Table9.Cell20"><text:p text:style-name="P1918"><text:span text:style-name="CharStyle42">24,486</text:span></text:p></table:table-cell></table:table-row><table:table-row table:style-name="Table9.R11"><table:table-cell table:style-name="Table9.Cell21"><text:p text:style-name="P3472"><text:span text:style-name="CharStyle42">10 TANGKAK</text:span></text:p></table:table-cell><table:table-cell table:style-name="Table9.Cell63"><text:p text:style-name="P3920"/></table:table-cell><table:table-cell table:style-name="Table9.Cell64"><text:p text:style-name="P3920"/></table:table-cell><table:table-cell table:style-name="Table9.Cell22"><text:p text:style-name="P3000"><text:span text:style-name="CharStyle42">908</text:span></text:p></table:table-cell></table:table-row><table:table-row table:style-name="Table9.R12"><table:table-cell table:style-name="Table9.Cell23"><text:p text:style-name="P3920"/></table:table-cell><table:table-cell table:style-name="Table9.Cell65"><text:p text:style-name="P3920"/></table:table-cell><table:table-cell table:style-name="Table9.Cell66"><text:p text:style-name="P3920"/></table:table-cell><table:table-cell table:style-name="Table9.Cell24"><text:p text:style-name="P3039"><text:span text:style-name="CharStyle42">1,124</text:span></text:p></table:table-cell></table:table-row><table:table-row table:style-name="Table9.R13"><table:table-cell table:style-name="Table9.Cell25"><text:p text:style-name="P3920"/></table:table-cell><table:table-cell table:style-name="Table9.Cell67"><text:p text:style-name="P3920"/></table:table-cell><table:table-cell table:style-name="Table9.Cell68"><text:p text:style-name="P3920"/></table:table-cell><table:table-cell table:style-name="Table9.Cell26"><text:p text:style-name="P1815"><text:span text:style-name="CharStyle42">2,427</text:span></text:p></table:table-cell></table:table-row><table:table-row table:style-name="Table9.R14"><table:table-cell table:style-name="Table9.Cell27"><text:p text:style-name="P3920"/></table:table-cell><table:table-cell table:style-name="Table9.Cell69"><text:p text:style-name="P3920"/></table:table-cell><table:table-cell table:style-name="Table9.Cell70"><text:p text:style-name="P3920"/></table:table-cell><table:table-cell table:style-name="Table9.Cell28"><text:p text:style-name="P2984"><text:span text:style-name="CharStyle42">2,081</text:span></text:p></table:table-cell></table:table-row><table:table-row table:style-name="Table9.R15"><table:table-cell table:style-name="Table9.Cell29"><text:p text:style-name="P3920"/></table:table-cell><table:table-cell table:style-name="Table9.Cell71"><text:p text:style-name="P3920"/></table:table-cell><table:table-cell table:style-name="Table9.Cell72"><text:p text:style-name="P3920"/></table:table-cell><table:table-cell table:style-name="Table9.Cell30"><text:p text:style-name="P2875"><text:span text:style-name="CharStyle42">505</text:span></text:p></table:table-cell></table:table-row><table:table-row table:style-name="Table9.R16"><table:table-cell table:style-name="Table9.Cell31"><text:p text:style-name="P3920"/></table:table-cell><table:table-cell table:style-name="Table9.Cell74"><text:p text:style-name="P3920"/></table:table-cell><table:table-cell table:style-name="Table9.Cell73"><text:p text:style-name="P3920"/></table:table-cell><table:table-cell table:style-name="Table9.Cell32"><text:p text:style-name="P1569"><text:span text:style-name="CharStyle42">1,266</text:span></text:p></table:table-cell></table:table-row><table:table-row table:style-name="Table9.R17"><table:table-cell table:style-name="Table9.Cell33"><text:p text:style-name="P3920"/></table:table-cell><table:table-cell table:style-name="Table9.Cell76"><text:p text:style-name="P3920"/></table:table-cell><table:table-cell table:style-name="Table9.Cell75"><text:p text:style-name="P3920"/></table:table-cell><table:table-cell table:style-name="Table9.Cell34"><text:p text:style-name="P2250"><text:span text:style-name="CharStyle42">1,820</text:span></text:p></table:table-cell></table:table-row><table:table-row table:style-name="Table9.R18"><table:table-cell table:style-name="Table9.Cell35"><text:p text:style-name="P3920"/></table:table-cell><table:table-cell table:style-name="Table9.Cell78"><text:p text:style-name="P3920"/></table:table-cell><table:table-cell table:style-name="Table9.Cell77"><text:p text:style-name="P3920"/></table:table-cell><table:table-cell table:style-name="Table9.Cell36"><text:p text:style-name="P3385"><text:span text:style-name="CharStyle42">2,543</text:span></text:p></table:table-cell></table:table-row><table:table-row table:style-name="Table9.R19"><table:table-cell table:style-name="Table9.Cell37"><text:p text:style-name="P3920"/></table:table-cell><table:table-cell table:style-name="Table9.Cell80"><text:p text:style-name="P3920"/></table:table-cell><table:table-cell table:style-name="Table9.Cell79"><text:p text:style-name="P3920"/></table:table-cell><table:table-cell table:style-name="Table9.Cell38"><text:p text:style-name="P2557"><text:span text:style-name="CharStyle42">1,913</text:span></text:p></table:table-cell></table:table-row><table:table-row table:style-name="Table9.R20"><table:table-cell table:style-name="Table9.Cell39"><text:p text:style-name="P3920"/></table:table-cell><table:table-cell table:style-name="Table9.Cell82"><text:p text:style-name="P3920"/></table:table-cell><table:table-cell table:style-name="Table9.Cell81"><text:p text:style-name="P3920"/></table:table-cell><table:table-cell table:style-name="Table9.Cell40"><text:p text:style-name="P3914"><text:span text:style-name="CharStyle42">2,212</text:span></text:p></table:table-cell></table:table-row><table:table-row table:style-name="Table9.R21"><table:table-cell table:style-name="Table9.Cell41"><text:p text:style-name="P3920"/></table:table-cell><table:table-cell table:style-name="Table9.Cell84"><text:p text:style-name="P3920"/></table:table-cell><table:table-cell table:style-name="Table9.Cell83"><text:p text:style-name="P3920"/></table:table-cell><table:table-cell table:style-name="Table9.Cell42"><text:p text:style-name="P3424"><text:span text:style-name="CharStyle42">2,189</text:span></text:p></table:table-cell></table:table-row></table:table></draw:text-box></draw:frame></text:p>
        <text:p text:style-name="P252"/>
      </text:section>
      <text:section text:style-name="Sect14" text:name="Section14">
        <text:p text:style-name="P3999"><draw:frame draw:style-name="fr27" svg:x="10.275cm" svg:y="0.004cm" svg:width="0.448cm" fo:min-height="0.425cm" text:anchor-type="paragraph"><draw:text-box><text:p text:style-name="P3337"><text:page-number/></text:p></draw:text-box></draw:frame></text:p>
        <text:p text:style-name="P254"/>
      </text:section>
      <text:section text:style-name="Sect15" text:name="Section15">
        <text:p text:style-name="P4000"><draw:frame draw:style-name="fr29" svg:x="3.120cm" svg:y="0.000cm" svg:width="4.082cm" fo:min-height="2.782cm" text:anchor-type="paragraph"><draw:text-box><text:h text:outline-level="1" text:style-name="P1714"><text:bookmark-start text:name="bookmark5"/><text:span text:style-name="CharStyle52">(1)</text:span><text:bookmark-end text:name="bookmark5"/></text:h><text:p text:style-name="P3432"><text:span text:style-name="CharStyle15">Bahagian Pilihan Raya<text:line-break/>Negeri<text:line-break/></text:span><text:span text:style-name="CharStyle41">State Constituency</text:span></text:p></draw:text-box></draw:frame><draw:frame draw:style-name="fr28" svg:x="8.759cm" svg:y="0.000cm" svg:width="10.626cm" fo:min-height="0.002cm" text:anchor-type="paragraph"><draw:text-box><table:table table:style-name="Table10"><table:table-column table:style-name="Table10.C1"/><table:table-column table:style-name="Table10.C2"/><table:table-row table:style-name="Table10.R1"><table:table-cell table:style-name="Table10.Cell1"><text:p text:style-name="P1804"><text:span text:style-name="CharStyle42">(2)</text:span></text:p></table:table-cell><table:table-cell table:style-name="Table10.Cell2"><text:p text:style-name="P3731"><text:span text:style-name="CharStyle42">(3)</text:span></text:p></table:table-cell></table:table-row><table:table-row table:style-name="Table10.R2"><table:table-cell table:style-name="Table10.Cell3"><text:p text:style-name="P3387"><text:span text:style-name="CharStyle42">Daerah Mengundi</text:span></text:p></table:table-cell><table:table-cell table:style-name="Table10.Cell4"><text:p text:style-name="P3868"><text:span text:style-name="CharStyle42">Bilangan Pemilih</text:span></text:p></table:table-cell></table:table-row><table:table-row table:style-name="Table10.R3"><table:table-cell table:style-name="Table10.Cell5"><text:p text:style-name="P2724"><text:span text:style-name="CharStyle43">Polling District</text:span></text:p></table:table-cell><table:table-cell table:style-name="Table10.Cell6"><text:p text:style-name="P2812"><text:span text:style-name="CharStyle43">Number of Electors</text:span></text:p></table:table-cell></table:table-row><table:table-row table:style-name="Table10.R4"><table:table-cell table:style-name="Table10.Cell7"><text:p text:style-name="P3199"><text:span text:style-name="CharStyle42">11. Serom Baroh</text:span></text:p></table:table-cell><table:table-cell table:style-name="Table10.Cell8"><text:p text:style-name="P2866"><text:span text:style-name="CharStyle42">1,840</text:span></text:p></table:table-cell></table:table-row><table:table-row table:style-name="Table10.R5"><table:table-cell table:style-name="Table10.Cell9"><text:p text:style-name="P1574"><text:span text:style-name="CharStyle42">12. Bandar Serom</text:span></text:p></table:table-cell><table:table-cell table:style-name="Table10.Cell10"><text:p text:style-name="P2506"><text:span text:style-name="CharStyle42">832</text:span></text:p></table:table-cell></table:table-row><table:table-row table:style-name="Table10.R6"><table:table-cell table:style-name="Table10.Cell11"><text:p text:style-name="P3768"><text:span text:style-name="CharStyle42">13. Sungai Mati</text:span></text:p></table:table-cell><table:table-cell table:style-name="Table10.Cell12"><text:p text:style-name="P3655"><text:span text:style-name="CharStyle42">1,304</text:span></text:p></table:table-cell></table:table-row><table:table-row table:style-name="Table10.R7"><table:table-cell table:style-name="Table10.Cell13"><text:p text:style-name="P3300"><text:span text:style-name="CharStyle42">14. KesangTasek</text:span></text:p></table:table-cell><table:table-cell table:style-name="Table10.Cell14"><text:p text:style-name="P1608"><text:span text:style-name="CharStyle42">972</text:span></text:p></table:table-cell></table:table-row><table:table-row table:style-name="Table10.R8"><table:table-cell table:style-name="Table10.Cell15"><text:p text:style-name="P3427"><text:span text:style-name="CharStyle42">15. Bandar Sungai Mati</text:span></text:p></table:table-cell><table:table-cell table:style-name="Table10.Cell16"><text:p text:style-name="P2642"><text:span text:style-name="CharStyle42">1,168</text:span></text:p></table:table-cell></table:table-row><table:table-row table:style-name="Table10.R9"><table:table-cell table:style-name="Table10.Cell17"><text:p text:style-name="P2695"><text:span text:style-name="CharStyle42">16. Rawang</text:span></text:p></table:table-cell><table:table-cell table:style-name="Table10.Cell18"><text:p text:style-name="P3369"><text:span text:style-name="CharStyle42">1,623</text:span></text:p></table:table-cell></table:table-row><table:table-row table:style-name="Table10.R10"><table:table-cell table:style-name="Table10.Cell19"><text:p text:style-name="P2071"><text:span text:style-name="CharStyle42">17. Kampong Pantai Layang</text:span></text:p></table:table-cell><table:table-cell table:style-name="Table10.Cell20"><text:p text:style-name="P2307"><text:span text:style-name="CharStyle42">757</text:span></text:p></table:table-cell></table:table-row><table:table-row table:style-name="Table10.R11"><table:table-cell table:style-name="Table10.Cell21"><text:p text:style-name="P3429"><text:span text:style-name="CharStyle42">18. ParitBunga</text:span></text:p></table:table-cell><table:table-cell table:style-name="Table10.Cell22"><text:p text:style-name="P3210"><text:span text:style-name="CharStyle42">1,514</text:span></text:p></table:table-cell></table:table-row><table:table-row table:style-name="Table10.R12"><table:table-cell table:style-name="Table10.Cell23"><text:p text:style-name="P3413"><text:span text:style-name="CharStyle42">19. Kesang</text:span></text:p></table:table-cell><table:table-cell table:style-name="Table10.Cell24"><text:p text:style-name="P3006"><text:span text:style-name="CharStyle42">1,520</text:span></text:p></table:table-cell></table:table-row><table:table-row table:style-name="Table10.R13"><table:table-cell table:style-name="Table10.Cell25"><text:p text:style-name="P1989"><text:span text:style-name="CharStyle42">20. ParitPajar</text:span></text:p></table:table-cell><table:table-cell table:style-name="Table10.Cell26"><text:p text:style-name="P2203"><text:span text:style-name="CharStyle42">1,503</text:span></text:p></table:table-cell></table:table-row><table:table-row table:style-name="Table10.R14"><table:table-cell table:style-name="Table10.Cell27"><text:p text:style-name="P1846"><text:span text:style-name="CharStyle42">21. Tanjong Gading</text:span></text:p></table:table-cell><table:table-cell table:style-name="Table10.Cell28"><text:p text:style-name="P2456"><text:span text:style-name="CharStyle42">903</text:span></text:p></table:table-cell></table:table-row><table:table-row table:style-name="Table10.R15"><table:table-cell table:style-name="Table10.Cell29"><text:p text:style-name="P3272"><text:span text:style-name="CharStyle42">22. Tanjong Agas Utara</text:span></text:p></table:table-cell><table:table-cell table:style-name="Table10.Cell30"><text:p text:style-name="P1780"><text:span text:style-name="CharStyle42">1,518</text:span></text:p></table:table-cell></table:table-row><table:table-row table:style-name="Table10.R16"><table:table-cell table:style-name="Table10.Cell31"><text:p text:style-name="P2536"><text:span text:style-name="CharStyle42">23. Tanjong Agas Selatan</text:span></text:p></table:table-cell><table:table-cell table:style-name="Table10.Cell32"><text:p text:style-name="P3435"><text:span text:style-name="CharStyle42">2,584</text:span></text:p></table:table-cell></table:table-row><table:table-row table:style-name="Table10.R17"><table:table-cell table:style-name="Table10.Cell33"><text:p text:style-name="P3920"/></table:table-cell><table:table-cell table:style-name="Table10.Cell34"><text:p text:style-name="P2964"><text:span text:style-name="CharStyle42">27,403</text:span></text:p></table:table-cell></table:table-row></table:table></draw:text-box></draw:frame><draw:frame draw:style-name="fr30" svg:x="10.275cm" svg:y="26.337cm" svg:width="0.448cm" fo:min-height="0.455cm" text:anchor-type="paragraph"><draw:text-box><text:p text:style-name="P2938"><text:span text:style-name="CharStyle68">21</text:span></text:p></draw:text-box></draw:frame></text:p>
        <text:p text:style-name="P256"/>
        <text:p text:style-name="P257"/>
        <text:p text:style-name="P258"/>
        <text:p text:style-name="P259"/>
        <text:p text:style-name="P260"/>
        <text:p text:style-name="P261"/>
        <text:p text:style-name="P262"/>
        <text:p text:style-name="P263"/>
        <text:p text:style-name="P264"/>
        <text:p text:style-name="P265"/>
        <text:p text:style-name="P266"/>
        <text:p text:style-name="P267"/>
        <text:p text:style-name="P268"/>
        <text:p text:style-name="P269"/>
        <text:p text:style-name="P270"/>
        <text:p text:style-name="P271"/>
        <text:p text:style-name="P272"/>
        <text:p text:style-name="P273"/>
        <text:p text:style-name="P274"/>
        <text:p text:style-name="P275"/>
        <text:p text:style-name="P276"/>
        <text:p text:style-name="P277"/>
        <text:p text:style-name="P278"/>
        <text:p text:style-name="P279"/>
        <text:p text:style-name="P280"/>
        <text:p text:style-name="P281"/>
        <text:p text:style-name="P282"/>
        <text:p text:style-name="P283"/>
        <text:p text:style-name="P284"/>
        <text:p text:style-name="P285"/>
        <text:p text:style-name="P286"/>
        <text:p text:style-name="P287"/>
        <text:p text:style-name="P288"/>
        <text:p text:style-name="P289"/>
        <text:p text:style-name="P290"/>
        <text:p text:style-name="P291"/>
        <text:p text:style-name="P292"/>
        <text:p text:style-name="P293"/>
        <text:p text:style-name="P294"/>
        <text:p text:style-name="P295"/>
        <text:p text:style-name="P296"/>
        <text:p text:style-name="P297"/>
      </text:section>
      <text:section text:style-name="Sect16" text:name="Section16">
        <text:p text:style-name="P4001"><draw:frame draw:style-name="fr31" svg:x="0.000cm" svg:y="0.000cm" svg:width="16.688cm" fo:min-height="0.002cm" text:anchor-type="paragraph"><draw:text-box><table:table table:style-name="Table11"><table:table-column table:style-name="Table11.C1"/><table:table-column table:style-name="Table11.C2"/><table:table-column table:style-name="Table11.C3"/><table:table-column table:style-name="Table11.C4"/><table:table-row table:style-name="Table11.R1"><table:table-cell table:style-name="Table11.Cell1"><text:p text:style-name="P3716"><text:span text:style-name="CharStyle42">(1)</text:span></text:p></table:table-cell><table:table-cell table:style-name="Table11.Cell2"><text:p text:style-name="P3920"/></table:table-cell><table:table-cell table:style-name="Table11.Cell3"><text:p text:style-name="P2988"><text:span text:style-name="CharStyle42">(2)</text:span></text:p></table:table-cell><table:table-cell table:style-name="Table11.Cell4"><text:p text:style-name="P3195"><text:span text:style-name="CharStyle42">(3)</text:span></text:p></table:table-cell></table:table-row><table:table-row table:style-name="Table11.R2"><table:table-cell table:style-name="Table11.Cell5"><text:p text:style-name="P3440"><text:span text:style-name="CharStyle42">Bahagian Pilihan Raya</text:span></text:p></table:table-cell><table:table-cell table:style-name="Table11.Cell6"><text:p text:style-name="P3920"/></table:table-cell><table:table-cell table:style-name="Table11.Cell7"><text:p text:style-name="P3916"><text:span text:style-name="CharStyle42">Daerah Mengundi</text:span></text:p></table:table-cell><table:table-cell table:style-name="Table11.Cell8"><text:p text:style-name="P1606"><text:span text:style-name="CharStyle42">Bilangan Pemilih</text:span></text:p></table:table-cell></table:table-row><table:table-row table:style-name="Table11.R3"><table:table-cell table:style-name="Table11.Cell9"><text:p text:style-name="P3267"><text:span text:style-name="CharStyle42">Negeri</text:span></text:p></table:table-cell><table:table-cell table:style-name="Table11.Cell10"><text:p text:style-name="P3920"/></table:table-cell><table:table-cell table:style-name="Table11.Cell11"><text:p text:style-name="P3920"/></table:table-cell><table:table-cell table:style-name="Table11.Cell12"><text:p text:style-name="P3920"/></table:table-cell></table:table-row><table:table-row table:style-name="Table11.R4"><table:table-cell table:style-name="Table11.Cell13"><text:p text:style-name="P2143"><text:span text:style-name="CharStyle43">State Constituency</text:span></text:p></table:table-cell><table:table-cell table:style-name="Table11.Cell14"><text:p text:style-name="P3920"/></table:table-cell><table:table-cell table:style-name="Table11.Cell15"><text:p text:style-name="P3264"><text:span text:style-name="CharStyle43">Polling District</text:span></text:p></table:table-cell><table:table-cell table:style-name="Table11.Cell16"><text:p text:style-name="P3439"><text:span text:style-name="CharStyle43">Number of Electors</text:span></text:p></table:table-cell></table:table-row><table:table-row table:style-name="Table11.R5"><table:table-cell table:style-name="Table11.Cell17"><text:p text:style-name="P3830"><text:span text:style-name="CharStyle42">N.12 BENTAYAN</text:span></text:p></table:table-cell><table:table-cell table:style-name="Table11.Cell18"><text:p text:style-name="P1781"><text:span text:style-name="CharStyle42">1.</text:span></text:p></table:table-cell><table:table-cell table:style-name="Table11.Cell19"><text:p text:style-name="P3306"><text:span text:style-name="CharStyle42">Jalan Ismail</text:span></text:p></table:table-cell><table:table-cell table:style-name="Table11.Cell20"><text:p text:style-name="P2400"><text:span text:style-name="CharStyle42">1,371</text:span></text:p></table:table-cell></table:table-row><table:table-row table:style-name="Table11.R6"><table:table-cell table:style-name="Table11.Cell21"><text:p text:style-name="P3920"/></table:table-cell><table:table-cell table:style-name="Table11.Cell22"><text:p text:style-name="P2791"><text:span text:style-name="CharStyle42">2.</text:span></text:p></table:table-cell><table:table-cell table:style-name="Table11.Cell23"><text:p text:style-name="P2707"><text:span text:style-name="CharStyle42">Parit Beting</text:span></text:p></table:table-cell><table:table-cell table:style-name="Table11.Cell24"><text:p text:style-name="P2323"><text:span text:style-name="CharStyle42">4,418</text:span></text:p></table:table-cell></table:table-row><table:table-row table:style-name="Table11.R7"><table:table-cell table:style-name="Table11.Cell25"><text:p text:style-name="P3920"/></table:table-cell><table:table-cell table:style-name="Table11.Cell26"><text:p text:style-name="P3669"><text:span text:style-name="CharStyle42">3.</text:span></text:p></table:table-cell><table:table-cell table:style-name="Table11.Cell27"><text:p text:style-name="P1833"><text:span text:style-name="CharStyle42">Sabak Awor</text:span></text:p></table:table-cell><table:table-cell table:style-name="Table11.Cell28"><text:p text:style-name="P3185"><text:span text:style-name="CharStyle42">1,585</text:span></text:p></table:table-cell></table:table-row><table:table-row table:style-name="Table11.R8"><table:table-cell table:style-name="Table11.Cell29"><text:p text:style-name="P3920"/></table:table-cell><table:table-cell table:style-name="Table11.Cell30"><text:p text:style-name="P1523"><text:span text:style-name="CharStyle42">4.</text:span></text:p></table:table-cell><table:table-cell table:style-name="Table11.Cell31"><text:p text:style-name="P1633"><text:span text:style-name="CharStyle42">Parit Tiram</text:span></text:p></table:table-cell><table:table-cell table:style-name="Table11.Cell32"><text:p text:style-name="P1671"><text:span text:style-name="CharStyle42">2,540</text:span></text:p></table:table-cell></table:table-row><table:table-row table:style-name="Table11.R9"><table:table-cell table:style-name="Table11.Cell33"><text:p text:style-name="P3920"/></table:table-cell><table:table-cell table:style-name="Table11.Cell34"><text:p text:style-name="P2394"><text:span text:style-name="CharStyle42">5.</text:span></text:p></table:table-cell><table:table-cell table:style-name="Table11.Cell35"><text:p text:style-name="P2366"><text:span text:style-name="CharStyle42">Bentayan</text:span></text:p></table:table-cell><table:table-cell table:style-name="Table11.Cell36"><text:p text:style-name="P2539"><text:span text:style-name="CharStyle42">1,595</text:span></text:p></table:table-cell></table:table-row><table:table-row table:style-name="Table11.R10"><table:table-cell table:style-name="Table11.Cell37"><text:p text:style-name="P3920"/></table:table-cell><table:table-cell table:style-name="Table11.Cell38"><text:p text:style-name="P2869"><text:span text:style-name="CharStyle42">6.</text:span></text:p></table:table-cell><table:table-cell table:style-name="Table11.Cell39"><text:p text:style-name="P2953"><text:span text:style-name="CharStyle42">Pasar</text:span></text:p></table:table-cell><table:table-cell table:style-name="Table11.Cell40"><text:p text:style-name="P3040"><text:span text:style-name="CharStyle42">866</text:span></text:p></table:table-cell></table:table-row><table:table-row table:style-name="Table11.R11"><table:table-cell table:style-name="Table11.Cell41"><text:p text:style-name="P3920"/></table:table-cell><table:table-cell table:style-name="Table11.Cell42"><text:p text:style-name="P2088"><text:span text:style-name="CharStyle42">7.</text:span></text:p></table:table-cell><table:table-cell table:style-name="Table11.Cell43"><text:p text:style-name="P3343"><text:span text:style-name="CharStyle42">Bandar Timor</text:span></text:p></table:table-cell><table:table-cell table:style-name="Table11.Cell44"><text:p text:style-name="P1578"><text:span text:style-name="CharStyle42">1,370</text:span></text:p></table:table-cell></table:table-row><table:table-row table:style-name="Table11.R12"><table:table-cell table:style-name="Table11.Cell45"><text:p text:style-name="P3920"/></table:table-cell><table:table-cell table:style-name="Table11.Cell46"><text:p text:style-name="P2104"><text:span text:style-name="CharStyle42">8.</text:span></text:p></table:table-cell><table:table-cell table:style-name="Table11.Cell47"><text:p text:style-name="P3445"><text:span text:style-name="CharStyle42">Jalan Daud Timor</text:span></text:p></table:table-cell><table:table-cell table:style-name="Table11.Cell48"><text:p text:style-name="P3556"><text:span text:style-name="CharStyle42">3,654</text:span></text:p></table:table-cell></table:table-row><table:table-row table:style-name="Table11.R13"><table:table-cell table:style-name="Table11.Cell49"><text:p text:style-name="P3920"/></table:table-cell><table:table-cell table:style-name="Table11.Cell50"><text:p text:style-name="P3792"><text:span text:style-name="CharStyle42">9.</text:span></text:p></table:table-cell><table:table-cell table:style-name="Table11.Cell51"><text:p text:style-name="P1889"><text:span text:style-name="CharStyle42">Jalan Daud Barat</text:span></text:p></table:table-cell><table:table-cell table:style-name="Table11.Cell52"><text:p text:style-name="P3466"><text:span text:style-name="CharStyle42">552</text:span></text:p></table:table-cell></table:table-row><table:table-row table:style-name="Table11.R14"><table:table-cell table:style-name="Table11.Cell53"><text:p text:style-name="P3920"/></table:table-cell><table:table-cell table:style-name="Table11.Cell54"><text:p text:style-name="P2760"><text:span text:style-name="CharStyle42">10.</text:span></text:p></table:table-cell><table:table-cell table:style-name="Table11.Cell55"><text:p text:style-name="P3011"><text:span text:style-name="CharStyle42">Taman Orkid</text:span></text:p></table:table-cell><table:table-cell table:style-name="Table11.Cell56"><text:p text:style-name="P3138"><text:span text:style-name="CharStyle42">2,329</text:span></text:p></table:table-cell></table:table-row><table:table-row table:style-name="Table11.R15"><table:table-cell table:style-name="Table11.Cell57"><text:p text:style-name="P3920"/></table:table-cell><table:table-cell table:style-name="Table11.Cell58"><text:p text:style-name="P3447"><text:span text:style-name="CharStyle42">11.</text:span></text:p></table:table-cell><table:table-cell table:style-name="Table11.Cell59"><text:p text:style-name="P1726"><text:span text:style-name="CharStyle42">Sungai Abong Tengah</text:span></text:p></table:table-cell><table:table-cell table:style-name="Table11.Cell60"><text:p text:style-name="P3749"><text:span text:style-name="CharStyle42">2,239</text:span></text:p></table:table-cell></table:table-row><table:table-row table:style-name="Table11.R16"><table:table-cell table:style-name="Table11.Cell61"><text:p text:style-name="P3920"/></table:table-cell><table:table-cell table:style-name="Table11.Cell62"><text:p text:style-name="P2119"><text:span text:style-name="CharStyle42">12.</text:span></text:p></table:table-cell><table:table-cell table:style-name="Table11.Cell63"><text:p text:style-name="P1798"><text:span text:style-name="CharStyle42">Sungai Abong Baru</text:span></text:p></table:table-cell><table:table-cell table:style-name="Table11.Cell64"><text:p text:style-name="P1614"><text:span text:style-name="CharStyle42">2,452</text:span></text:p></table:table-cell></table:table-row><table:table-row table:style-name="Table11.R17"><table:table-cell table:style-name="Table11.Cell65"><text:p text:style-name="P3920"/></table:table-cell><table:table-cell table:style-name="Table11.Cell66"><text:p text:style-name="P1789"><text:span text:style-name="CharStyle42">13.</text:span></text:p></table:table-cell><table:table-cell table:style-name="Table11.Cell67"><text:p text:style-name="P1892"><text:span text:style-name="CharStyle42">Bandar Barat</text:span></text:p></table:table-cell><table:table-cell table:style-name="Table11.Cell68"><text:p text:style-name="P2040"><text:span text:style-name="CharStyle42">2,085</text:span></text:p></table:table-cell></table:table-row><table:table-row table:style-name="Table11.R18"><table:table-cell table:style-name="Table11.Cell69"><text:p text:style-name="P3920"/></table:table-cell><table:table-cell table:style-name="Table11.Cell70"><text:p text:style-name="P3920"/></table:table-cell><table:table-cell table:style-name="Table11.Cell71"><text:p text:style-name="P3920"/></table:table-cell><table:table-cell table:style-name="Table11.Cell72"><text:p text:style-name="P2924"><text:span text:style-name="CharStyle42">27,056</text:span></text:p></table:table-cell></table:table-row><table:table-row table:style-name="Table11.R19"><table:table-cell table:style-name="Table11.Cell73"><text:p text:style-name="P1738"><text:span text:style-name="CharStyle42">N.13 SIMPANG JERAM</text:span></text:p></table:table-cell><table:table-cell table:style-name="Table11.Cell74"><text:p text:style-name="P1914"><text:span text:style-name="CharStyle42">1.</text:span></text:p></table:table-cell><table:table-cell table:style-name="Table11.Cell75"><text:p text:style-name="P3482"><text:span text:style-name="CharStyle42">Jalan Sakeh</text:span></text:p></table:table-cell><table:table-cell table:style-name="Table11.Cell76"><text:p text:style-name="P2049"><text:span text:style-name="CharStyle42">5,295</text:span></text:p></table:table-cell></table:table-row><table:table-row table:style-name="Table11.R20"><table:table-cell table:style-name="Table11.Cell77"><text:p text:style-name="P3920"/></table:table-cell><table:table-cell table:style-name="Table11.Cell78"><text:p text:style-name="P2207"><text:span text:style-name="CharStyle42">2.</text:span></text:p></table:table-cell><table:table-cell table:style-name="Table11.Cell79"><text:p text:style-name="P2159"><text:span text:style-name="CharStyle42">Temenggong Ahmad Dalam</text:span></text:p></table:table-cell><table:table-cell table:style-name="Table11.Cell80"><text:p text:style-name="P3705"><text:span text:style-name="CharStyle42">3,000</text:span></text:p></table:table-cell></table:table-row><table:table-row table:style-name="Table11.R21"><table:table-cell table:style-name="Table11.Cell81"><text:p text:style-name="P3920"/></table:table-cell><table:table-cell table:style-name="Table11.Cell82"><text:p text:style-name="P1579"><text:span text:style-name="CharStyle42">3.</text:span></text:p></table:table-cell><table:table-cell table:style-name="Table11.Cell83"><text:p text:style-name="P1966"><text:span text:style-name="CharStyle42">Sungai Abong</text:span></text:p></table:table-cell><table:table-cell table:style-name="Table11.Cell84"><text:p text:style-name="P1947"><text:span text:style-name="CharStyle42">1,628</text:span></text:p></table:table-cell></table:table-row><table:table-row table:style-name="Table11.R22"><table:table-cell table:style-name="Table11.Cell85"><text:p text:style-name="P3920"/></table:table-cell><table:table-cell table:style-name="Table11.Cell86"><text:p text:style-name="P1856"><text:span text:style-name="CharStyle42">4.</text:span></text:p></table:table-cell><table:table-cell table:style-name="Table11.Cell87"><text:p text:style-name="P2845"><text:span text:style-name="CharStyle42">Jalan Haji Abdullah</text:span></text:p></table:table-cell><table:table-cell table:style-name="Table11.Cell88"><text:p text:style-name="P2328"><text:span text:style-name="CharStyle42">1,910</text:span></text:p></table:table-cell></table:table-row><table:table-row table:style-name="Table11.R23"><table:table-cell table:style-name="Table11.Cell89"><text:p text:style-name="P3920"/></table:table-cell><table:table-cell table:style-name="Table11.Cell90"><text:p text:style-name="P3920"/></table:table-cell><table:table-cell table:style-name="Table11.Cell91"><text:p text:style-name="P3160"><text:span text:style-name="CharStyle42">22</text:span></text:p></table:table-cell><table:table-cell table:style-name="Table11.Cell92"><text:p text:style-name="P3920"/></table:table-cell></table:table-row></table:table></draw:text-box></draw:frame></text:p>
        <text:p text:style-name="P300"/>
      </text:section>
      <text:section text:style-name="Sect17" text:name="Section17">
        <text:p text:style-name="P4002"><draw:frame draw:style-name="fr33" svg:x="10.273cm" svg:y="1.690cm" svg:width="0.441cm" fo:min-height="0.455cm" text:anchor-type="paragraph"><draw:text-box><text:p text:style-name="P3452"><text:page-number/></text:p></draw:text-box></draw:frame><draw:frame draw:style-name="fr34" svg:x="17.978cm" svg:y="0.004cm" svg:width="1.388cm" fo:min-height="0.474cm" text:anchor-type="paragraph"><draw:text-box><text:p text:style-name="P2595"><text:span text:style-name="CharStyle64">16,848</text:span></text:p></draw:text-box></draw:frame></text:p>
        <text:p text:style-name="P302"/>
        <text:p text:style-name="P303"/>
        <text:p text:style-name="P304"/>
      </text:section>
      <text:section text:style-name="Sect18" text:name="Section18">
        <text:p text:style-name="P4003"><draw:frame draw:style-name="fr36" svg:x="3.119cm" svg:y="0.004cm" svg:width="10.185cm" fo:min-height="2.778cm" text:anchor-type="paragraph"><draw:text-box><text:h text:outline-level="1" text:style-name="P3668"><text:bookmark-start text:name="bookmark6"/><text:span text:style-name="CharStyle72">(</text:span><text:span text:style-name="CharStyle73">1</text:span><text:span text:style-name="CharStyle72">) (</text:span><text:span text:style-name="CharStyle73">2</text:span><text:span text:style-name="CharStyle72">)</text:span><text:bookmark-end text:name="bookmark6"/></text:h><text:p text:style-name="P3802"><text:span text:style-name="CharStyle15">Bahagian Pilihan Raya<text:tab/>Daerah<text:tab/>Mengundi</text:span></text:p><text:p text:style-name="P1952"><text:span text:style-name="CharStyle74">Negeri<text:line-break/></text:span><text:span text:style-name="CharStyle17">State Constituency</text:span></text:p></draw:text-box></draw:frame><draw:frame draw:style-name="fr37" svg:x="10.291cm" svg:y="2.193cm" svg:width="2.760cm" fo:min-height="0.533cm" text:anchor-type="paragraph"><draw:text-box><text:p text:style-name="P1567"><text:span text:style-name="CharStyle17">Polling District</text:span></text:p></draw:text-box></draw:frame><draw:frame draw:style-name="fr38" svg:x="15.794cm" svg:y="2.193cm" svg:width="3.480cm" fo:min-height="0.533cm" text:anchor-type="paragraph"><draw:text-box><text:p text:style-name="P1940"><text:span text:style-name="CharStyle17">Number of Electors</text:span></text:p></draw:text-box></draw:frame><draw:frame draw:style-name="fr39" svg:x="2.671cm" svg:y="3.179cm" svg:width="12.217cm" fo:min-height="2.378cm" text:anchor-type="paragraph"><draw:text-box><text:p text:style-name="P2044"><text:span text:style-name="CharStyle15">Jumlah Bilangan Pemilih dalam Bahagian Pilihan Raya Persekutuan<text:line-break/>P. 145 Bakri:</text:span></text:p><text:p text:style-name="P2566"><text:span text:style-name="CharStyle17">Total Number of Electors in the Federal Constituency of<text:line-break/>P. 145 Bakri:</text:span></text:p></draw:text-box></draw:frame><draw:frame draw:style-name="fr40" svg:x="17.971cm" svg:y="3.293cm" svg:width="1.397cm" fo:min-height="0.526cm" text:anchor-type="paragraph"><draw:text-box><text:p text:style-name="P3695"><text:span text:style-name="CharStyle64">69,287</text:span></text:p></draw:text-box></draw:frame><draw:frame draw:style-name="fr41" svg:x="10.273cm" svg:y="26.337cm" svg:width="0.457cm" fo:min-height="0.455cm" text:anchor-type="paragraph"><draw:text-box><text:p text:style-name="P2755"><text:span text:style-name="CharStyle38">24</text:span></text:p></draw:text-box></draw:frame></text:p>
        <text:p text:style-name="P307"/>
        <text:p text:style-name="P308"/>
        <text:p text:style-name="P309"/>
        <text:p text:style-name="P310"/>
        <text:p text:style-name="P311"/>
        <text:p text:style-name="P312"/>
        <text:p text:style-name="P313"/>
        <text:p text:style-name="P314"/>
        <text:p text:style-name="P315"/>
        <text:p text:style-name="P316"/>
        <text:p text:style-name="P317"/>
        <text:p text:style-name="P318"/>
        <text:p text:style-name="P319"/>
        <text:p text:style-name="P320"/>
        <text:p text:style-name="P321"/>
        <text:p text:style-name="P322"/>
        <text:p text:style-name="P323"/>
        <text:p text:style-name="P324"/>
        <text:p text:style-name="P325"/>
        <text:p text:style-name="P326"/>
        <text:p text:style-name="P327"/>
        <text:p text:style-name="P328"/>
        <text:p text:style-name="P329"/>
        <text:p text:style-name="P330"/>
        <text:p text:style-name="P331"/>
        <text:p text:style-name="P332"/>
        <text:p text:style-name="P333"/>
        <text:p text:style-name="P334"/>
        <text:p text:style-name="P335"/>
        <text:p text:style-name="P336"/>
        <text:p text:style-name="P337"/>
        <text:p text:style-name="P338"/>
        <text:p text:style-name="P339"/>
        <text:p text:style-name="P340"/>
        <text:p text:style-name="P341"/>
        <text:p text:style-name="P342"/>
        <text:p text:style-name="P343"/>
        <text:p text:style-name="P344"/>
        <text:p text:style-name="P345"/>
      </text:section>
      <text:section text:style-name="Sect19" text:name="Section19">
        <text:p text:style-name="P4004"><text:span text:style-name="CharStyle10">BAHAGIAN PILIHAN RAYA PERSEKUTUAN: P. 146 MUAR</text:span></text:p>
        <text:p text:style-name="P2990"><text:span text:style-name="CharStyle75">FEDERAL CONSTITUENCY: P. 146 MUAR</text:span></text:p>
        <text:p text:style-name="P346"><draw:frame draw:style-name="fr42" svg:x="0.000cm" svg:y="0.000cm" svg:width="16.688cm" fo:min-height="0.002cm" text:anchor-type="paragraph"><draw:text-box><table:table table:style-name="Table12"><table:table-column table:style-name="Table12.C1"/><table:table-column table:style-name="Table12.C2"/><table:table-column table:style-name="Table12.C3"/><table:table-column table:style-name="Table12.C4"/><table:table-row table:style-name="Table12.R1"><table:table-cell table:style-name="Table12.Cell1"><text:p text:style-name="P2702"><text:span text:style-name="CharStyle42">(1)</text:span></text:p></table:table-cell><table:table-cell table:style-name="Table12.Cell47"><text:p text:style-name="P3920"/></table:table-cell><table:table-cell table:style-name="Table12.Cell48"><text:p text:style-name="P3920"/></table:table-cell><table:table-cell table:style-name="Table12.Cell2"><text:p text:style-name="P2393"><text:span text:style-name="CharStyle42">(3)</text:span></text:p></table:table-cell></table:table-row><table:table-row table:style-name="Table12.R2"><table:table-cell table:style-name="Table12.Cell3"><text:p text:style-name="P1886"><text:span text:style-name="CharStyle42">Bahagian Pilihan Raya</text:span></text:p></table:table-cell><table:table-cell table:style-name="Table12.Cell49"><text:p text:style-name="P3920"/></table:table-cell><table:table-cell table:style-name="Table12.Cell50"><text:p text:style-name="P3920"/></table:table-cell><table:table-cell table:style-name="Table12.Cell4"><text:p text:style-name="P3800"><text:span text:style-name="CharStyle42">Bilangan Pemilih</text:span></text:p></table:table-cell></table:table-row><table:table-row table:style-name="Table12.R3"><table:table-cell table:style-name="Table12.Cell5"><text:p text:style-name="P1797"><text:span text:style-name="CharStyle42">Negeri</text:span></text:p></table:table-cell><table:table-cell table:style-name="Table12.Cell51"><text:p text:style-name="P3920"/></table:table-cell><table:table-cell table:style-name="Table12.Cell52"><text:p text:style-name="P3920"/></table:table-cell><table:table-cell table:style-name="Table12.Cell6"><text:p text:style-name="P3920"/></table:table-cell></table:table-row><table:table-row table:style-name="Table12.R4"><table:table-cell table:style-name="Table12.Cell7"><text:p text:style-name="P2876"><text:span text:style-name="CharStyle43">State Constituency</text:span></text:p></table:table-cell><table:table-cell table:style-name="Table12.Cell53"><text:p text:style-name="P3920"/></table:table-cell><table:table-cell table:style-name="Table12.Cell54"><text:p text:style-name="P3920"/></table:table-cell><table:table-cell table:style-name="Table12.Cell8"><text:p text:style-name="P2077"><text:span text:style-name="CharStyle43">Number of Electors</text:span></text:p></table:table-cell></table:table-row><table:table-row table:style-name="Table12.R5"><table:table-cell table:style-name="Table12.Cell9"><text:p text:style-name="P2488"><text:span text:style-name="CharStyle42">N. 15 MAHARANI</text:span></text:p></table:table-cell><table:table-cell table:style-name="Table12.Cell55"><text:p text:style-name="P3920"/></table:table-cell><table:table-cell table:style-name="Table12.Cell56"><text:p text:style-name="P3920"/></table:table-cell><table:table-cell table:style-name="Table12.Cell10"><text:p text:style-name="P3255"><text:span text:style-name="CharStyle42">2,629</text:span></text:p></table:table-cell></table:table-row><table:table-row table:style-name="Table12.R6"><table:table-cell table:style-name="Table12.Cell11"><text:p text:style-name="P3920"/></table:table-cell><table:table-cell table:style-name="Table12.Cell57"><text:p text:style-name="P3920"/></table:table-cell><table:table-cell table:style-name="Table12.Cell58"><text:p text:style-name="P3920"/></table:table-cell><table:table-cell table:style-name="Table12.Cell12"><text:p text:style-name="P2670"><text:span text:style-name="CharStyle42">2,378</text:span></text:p></table:table-cell></table:table-row><table:table-row table:style-name="Table12.R7"><table:table-cell table:style-name="Table12.Cell13"><text:p text:style-name="P3920"/></table:table-cell><table:table-cell table:style-name="Table12.Cell59"><text:p text:style-name="P3920"/></table:table-cell><table:table-cell table:style-name="Table12.Cell60"><text:p text:style-name="P3920"/></table:table-cell><table:table-cell table:style-name="Table12.Cell14"><text:p text:style-name="P3454"><text:span text:style-name="CharStyle42">1,253</text:span></text:p></table:table-cell></table:table-row><table:table-row table:style-name="Table12.R8"><table:table-cell table:style-name="Table12.Cell15"><text:p text:style-name="P3920"/></table:table-cell><table:table-cell table:style-name="Table12.Cell61"><text:p text:style-name="P3920"/></table:table-cell><table:table-cell table:style-name="Table12.Cell62"><text:p text:style-name="P3920"/></table:table-cell><table:table-cell table:style-name="Table12.Cell16"><text:p text:style-name="P1703"><text:span text:style-name="CharStyle42">1,146</text:span></text:p></table:table-cell></table:table-row><table:table-row table:style-name="Table12.R9"><table:table-cell table:style-name="Table12.Cell17"><text:p text:style-name="P3920"/></table:table-cell><table:table-cell table:style-name="Table12.Cell63"><text:p text:style-name="P3920"/></table:table-cell><table:table-cell table:style-name="Table12.Cell64"><text:p text:style-name="P3920"/></table:table-cell><table:table-cell table:style-name="Table12.Cell18"><text:p text:style-name="P2452"><text:span text:style-name="CharStyle42">2,975</text:span></text:p></table:table-cell></table:table-row><table:table-row table:style-name="Table12.R10"><table:table-cell table:style-name="Table12.Cell19"><text:p text:style-name="P3920"/></table:table-cell><table:table-cell table:style-name="Table12.Cell65"><text:p text:style-name="P3920"/></table:table-cell><table:table-cell table:style-name="Table12.Cell66"><text:p text:style-name="P3920"/></table:table-cell><table:table-cell table:style-name="Table12.Cell20"><text:p text:style-name="P1581"><text:span text:style-name="CharStyle42">1,122</text:span></text:p></table:table-cell></table:table-row><table:table-row table:style-name="Table12.R11"><table:table-cell table:style-name="Table12.Cell21"><text:p text:style-name="P3920"/></table:table-cell><table:table-cell table:style-name="Table12.Cell67"><text:p text:style-name="P3920"/></table:table-cell><table:table-cell table:style-name="Table12.Cell68"><text:p text:style-name="P3920"/></table:table-cell><table:table-cell table:style-name="Table12.Cell22"><text:p text:style-name="P3007"><text:span text:style-name="CharStyle42">2,568</text:span></text:p></table:table-cell></table:table-row><table:table-row table:style-name="Table12.R12"><table:table-cell table:style-name="Table12.Cell23"><text:p text:style-name="P3920"/></table:table-cell><table:table-cell table:style-name="Table12.Cell69"><text:p text:style-name="P3920"/></table:table-cell><table:table-cell table:style-name="Table12.Cell70"><text:p text:style-name="P3920"/></table:table-cell><table:table-cell table:style-name="Table12.Cell24"><text:p text:style-name="P3070"><text:span text:style-name="CharStyle42">1,544</text:span></text:p></table:table-cell></table:table-row><table:table-row table:style-name="Table12.R13"><table:table-cell table:style-name="Table12.Cell25"><text:p text:style-name="P3920"/></table:table-cell><table:table-cell table:style-name="Table12.Cell71"><text:p text:style-name="P3920"/></table:table-cell><table:table-cell table:style-name="Table12.Cell72"><text:p text:style-name="P3920"/></table:table-cell><table:table-cell table:style-name="Table12.Cell26"><text:p text:style-name="P2081"><text:span text:style-name="CharStyle42">1,546</text:span></text:p></table:table-cell></table:table-row><table:table-row table:style-name="Table12.R14"><table:table-cell table:style-name="Table12.Cell27"><text:p text:style-name="P3920"/></table:table-cell><table:table-cell table:style-name="Table12.Cell73"><text:p text:style-name="P3920"/></table:table-cell><table:table-cell table:style-name="Table12.Cell74"><text:p text:style-name="P3920"/></table:table-cell><table:table-cell table:style-name="Table12.Cell28"><text:p text:style-name="P3794"><text:span text:style-name="CharStyle42">1,463</text:span></text:p></table:table-cell></table:table-row><table:table-row table:style-name="Table12.R15"><table:table-cell table:style-name="Table12.Cell29"><text:p text:style-name="P3920"/></table:table-cell><table:table-cell table:style-name="Table12.Cell75"><text:p text:style-name="P3920"/></table:table-cell><table:table-cell table:style-name="Table12.Cell76"><text:p text:style-name="P3920"/></table:table-cell><table:table-cell table:style-name="Table12.Cell30"><text:p text:style-name="P3098"><text:span text:style-name="CharStyle42">1,512</text:span></text:p></table:table-cell></table:table-row><table:table-row table:style-name="Table12.R16"><table:table-cell table:style-name="Table12.Cell31"><text:p text:style-name="P3920"/></table:table-cell><table:table-cell table:style-name="Table12.Cell78"><text:p text:style-name="P3920"/></table:table-cell><table:table-cell table:style-name="Table12.Cell77"><text:p text:style-name="P3920"/></table:table-cell><table:table-cell table:style-name="Table12.Cell32"><text:p text:style-name="P1744"><text:span text:style-name="CharStyle42">2,336</text:span></text:p></table:table-cell></table:table-row><table:table-row table:style-name="Table12.R17"><table:table-cell table:style-name="Table12.Cell33"><text:p text:style-name="P3920"/></table:table-cell><table:table-cell table:style-name="Table12.Cell80"><text:p text:style-name="P3920"/></table:table-cell><table:table-cell table:style-name="Table12.Cell79"><text:p text:style-name="P3920"/></table:table-cell><table:table-cell table:style-name="Table12.Cell34"><text:p text:style-name="P1526"><text:span text:style-name="CharStyle42">1,400</text:span></text:p></table:table-cell></table:table-row><table:table-row table:style-name="Table12.R18"><table:table-cell table:style-name="Table12.Cell35"><text:p text:style-name="P3920"/></table:table-cell><table:table-cell table:style-name="Table12.Cell82"><text:p text:style-name="P3920"/></table:table-cell><table:table-cell table:style-name="Table12.Cell81"><text:p text:style-name="P3920"/></table:table-cell><table:table-cell table:style-name="Table12.Cell36"><text:p text:style-name="P3834"><text:span text:style-name="CharStyle42">1,154</text:span></text:p></table:table-cell></table:table-row><table:table-row table:style-name="Table12.R19"><table:table-cell table:style-name="Table12.Cell37"><text:p text:style-name="P3920"/></table:table-cell><table:table-cell table:style-name="Table12.Cell84"><text:p text:style-name="P3920"/></table:table-cell><table:table-cell table:style-name="Table12.Cell83"><text:p text:style-name="P3920"/></table:table-cell><table:table-cell table:style-name="Table12.Cell38"><text:p text:style-name="P1822"><text:span text:style-name="CharStyle42">25,026</text:span></text:p></table:table-cell></table:table-row><table:table-row table:style-name="Table12.R20"><table:table-cell table:style-name="Table12.Cell39"><text:p text:style-name="P3154"><text:span text:style-name="CharStyle42">N. 16 SUNGAI BALANG</text:span></text:p></table:table-cell><table:table-cell table:style-name="Table12.Cell86"><text:p text:style-name="P3920"/></table:table-cell><table:table-cell table:style-name="Table12.Cell85"><text:p text:style-name="P3920"/></table:table-cell><table:table-cell table:style-name="Table12.Cell40"><text:p text:style-name="P3504"><text:span text:style-name="CharStyle42">645</text:span></text:p></table:table-cell></table:table-row><table:table-row table:style-name="Table12.R21"><table:table-cell table:style-name="Table12.Cell41"><text:p text:style-name="P3920"/></table:table-cell><table:table-cell table:style-name="Table12.Cell88"><text:p text:style-name="P3920"/></table:table-cell><table:table-cell table:style-name="Table12.Cell87"><text:p text:style-name="P3920"/></table:table-cell><table:table-cell table:style-name="Table12.Cell42"><text:p text:style-name="P3265"><text:span text:style-name="CharStyle42">1,649</text:span></text:p></table:table-cell></table:table-row><table:table-row table:style-name="Table12.R22"><table:table-cell table:style-name="Table12.Cell43"><text:p text:style-name="P3920"/></table:table-cell><table:table-cell table:style-name="Table12.Cell90"><text:p text:style-name="P3920"/></table:table-cell><table:table-cell table:style-name="Table12.Cell89"><text:p text:style-name="P3920"/></table:table-cell><table:table-cell table:style-name="Table12.Cell44"><text:p text:style-name="P2565"><text:span text:style-name="CharStyle42">1,110</text:span></text:p></table:table-cell></table:table-row><table:table-row table:style-name="Table12.R23"><table:table-cell table:style-name="Table12.Cell45"><text:p text:style-name="P3920"/></table:table-cell><table:table-cell table:style-name="Table12.Cell92"><text:p text:style-name="P3920"/></table:table-cell><table:table-cell table:style-name="Table12.Cell91"><text:p text:style-name="P3920"/></table:table-cell><table:table-cell table:style-name="Table12.Cell46"><text:p text:style-name="P3920"/></table:table-cell></table:table-row></table:table></draw:text-box></draw:frame></text:p>
        <text:p text:style-name="P347"/>
      </text:section>
      <text:section text:style-name="Sect20" text:name="Section20">
        <text:p text:style-name="P4005"><draw:frame draw:style-name="fr44" svg:x="3.120cm" svg:y="0.000cm" svg:width="4.082cm" fo:min-height="2.782cm" text:anchor-type="paragraph"><draw:text-box><text:h text:outline-level="1" text:style-name="P2957"><text:bookmark-start text:name="bookmark7"/><text:span text:style-name="CharStyle52">(1)</text:span><text:bookmark-end text:name="bookmark7"/></text:h><text:p text:style-name="P1687"><text:span text:style-name="CharStyle15">Bahagian Pilihan Raya<text:line-break/>Negeri<text:line-break/></text:span><text:span text:style-name="CharStyle41">State Constituency</text:span></text:p></draw:text-box></draw:frame><draw:frame draw:style-name="fr43" svg:x="8.751cm" svg:y="0.000cm" svg:width="10.634cm" fo:min-height="0.002cm" text:anchor-type="paragraph"><draw:text-box><table:table table:style-name="Table13"><table:table-column table:style-name="Table13.C1"/><table:table-column table:style-name="Table13.C2"/><table:table-row table:style-name="Table13.R1"><table:table-cell table:style-name="Table13.Cell1"><text:p text:style-name="P2412"><text:span text:style-name="CharStyle42">(2)</text:span></text:p></table:table-cell><table:table-cell table:style-name="Table13.Cell2"><text:p text:style-name="P3684"><text:span text:style-name="CharStyle42">(3)</text:span></text:p></table:table-cell></table:table-row><table:table-row table:style-name="Table13.R2"><table:table-cell table:style-name="Table13.Cell3"><text:p text:style-name="P2831"><text:span text:style-name="CharStyle42">Daerah Mengundi</text:span></text:p></table:table-cell><table:table-cell table:style-name="Table13.Cell4"><text:p text:style-name="P2834"><text:span text:style-name="CharStyle42">Bilangan Pemilih</text:span></text:p></table:table-cell></table:table-row><table:table-row table:style-name="Table13.R3"><table:table-cell table:style-name="Table13.Cell5"><text:p text:style-name="P3844"><text:span text:style-name="CharStyle43">Polling District</text:span></text:p></table:table-cell><table:table-cell table:style-name="Table13.Cell6"><text:p text:style-name="P3781"><text:span text:style-name="CharStyle43">Number of Electors</text:span></text:p></table:table-cell></table:table-row><table:table-row table:style-name="Table13.R4"><table:table-cell table:style-name="Table13.Cell7"><text:p text:style-name="P3151"><text:span text:style-name="CharStyle43">4.</text:span><text:span text:style-name="CharStyle42"><text:s text:c="1"/>ParitNawee</text:span></text:p></table:table-cell><table:table-cell table:style-name="Table13.Cell8"><text:p text:style-name="P3078"><text:span text:style-name="CharStyle42">795</text:span></text:p></table:table-cell></table:table-row><table:table-row table:style-name="Table13.R5"><table:table-cell table:style-name="Table13.Cell9"><text:p text:style-name="P1694"><text:span text:style-name="CharStyle42">5. Bandar Parit Jawa Utara</text:span></text:p></table:table-cell><table:table-cell table:style-name="Table13.Cell10"><text:p text:style-name="P1907"><text:span text:style-name="CharStyle42">2,257</text:span></text:p></table:table-cell></table:table-row><table:table-row table:style-name="Table13.R6"><table:table-cell table:style-name="Table13.Cell11"><text:p text:style-name="P2118"><text:span text:style-name="CharStyle42">6. Bandar Parit Jawa Selatan</text:span></text:p></table:table-cell><table:table-cell table:style-name="Table13.Cell12"><text:p text:style-name="P3629"><text:span text:style-name="CharStyle42">563</text:span></text:p></table:table-cell></table:table-row><table:table-row table:style-name="Table13.R7"><table:table-cell table:style-name="Table13.Cell13"><text:p text:style-name="P3777"><text:span text:style-name="CharStyle42">7. Parit Jawa</text:span></text:p></table:table-cell><table:table-cell table:style-name="Table13.Cell14"><text:p text:style-name="P3373"><text:span text:style-name="CharStyle42">1,151</text:span></text:p></table:table-cell></table:table-row><table:table-row table:style-name="Table13.R8"><table:table-cell table:style-name="Table13.Cell15"><text:p text:style-name="P3787"><text:span text:style-name="CharStyle42">8. Parit Tengah</text:span></text:p></table:table-cell><table:table-cell table:style-name="Table13.Cell16"><text:p text:style-name="P3065"><text:span text:style-name="CharStyle42">817</text:span></text:p></table:table-cell></table:table-row><table:table-row table:style-name="Table13.R9"><table:table-cell table:style-name="Table13.Cell17"><text:p text:style-name="P2649"><text:span text:style-name="CharStyle42">9. Parit Jamil Darat</text:span></text:p></table:table-cell><table:table-cell table:style-name="Table13.Cell18"><text:p text:style-name="P2718"><text:span text:style-name="CharStyle42">1,378</text:span></text:p></table:table-cell></table:table-row><table:table-row table:style-name="Table13.R10"><table:table-cell table:style-name="Table13.Cell19"><text:p text:style-name="P2779"><text:span text:style-name="CharStyle42">10. Parit Pechah</text:span></text:p></table:table-cell><table:table-cell table:style-name="Table13.Cell20"><text:p text:style-name="P2610"><text:span text:style-name="CharStyle42">1,103</text:span></text:p></table:table-cell></table:table-row><table:table-row table:style-name="Table13.R11"><table:table-cell table:style-name="Table13.Cell21"><text:p text:style-name="P2082"><text:span text:style-name="CharStyle42">11. Sri Menanti</text:span></text:p></table:table-cell><table:table-cell table:style-name="Table13.Cell22"><text:p text:style-name="P3132"><text:span text:style-name="CharStyle42">1,085</text:span></text:p></table:table-cell></table:table-row><table:table-row table:style-name="Table13.R12"><table:table-cell table:style-name="Table13.Cell23"><text:p text:style-name="P2599"><text:span text:style-name="CharStyle42">12. Sungai Sudah</text:span></text:p></table:table-cell><table:table-cell table:style-name="Table13.Cell24"><text:p text:style-name="P2433"><text:span text:style-name="CharStyle42">1,448</text:span></text:p></table:table-cell></table:table-row><table:table-row table:style-name="Table13.R13"><table:table-cell table:style-name="Table13.Cell25"><text:p text:style-name="P2259"><text:span text:style-name="CharStyle42">13. Sungai Balang</text:span></text:p></table:table-cell><table:table-cell table:style-name="Table13.Cell26"><text:p text:style-name="P3461"><text:span text:style-name="CharStyle42">1,396</text:span></text:p></table:table-cell></table:table-row><table:table-row table:style-name="Table13.R14"><table:table-cell table:style-name="Table13.Cell27"><text:p text:style-name="P3464"><text:span text:style-name="CharStyle42">14. Sungai Balang Besar</text:span></text:p></table:table-cell><table:table-cell table:style-name="Table13.Cell28"><text:p text:style-name="P3661"><text:span text:style-name="CharStyle42">1,344</text:span></text:p></table:table-cell></table:table-row><table:table-row table:style-name="Table13.R15"><table:table-cell table:style-name="Table13.Cell29"><text:p text:style-name="P2634"><text:span text:style-name="CharStyle42">15. Sungai Balang Darat</text:span></text:p></table:table-cell><table:table-cell table:style-name="Table13.Cell30"><text:p text:style-name="P3407"><text:span text:style-name="CharStyle42">332</text:span></text:p></table:table-cell></table:table-row><table:table-row table:style-name="Table13.R16"><table:table-cell table:style-name="Table13.Cell31"><text:p text:style-name="P2367"><text:span text:style-name="CharStyle42">16. Sarang Buaya Darat</text:span></text:p></table:table-cell><table:table-cell table:style-name="Table13.Cell32"><text:p text:style-name="P3340"><text:span text:style-name="CharStyle42">902</text:span></text:p></table:table-cell></table:table-row><table:table-row table:style-name="Table13.R17"><table:table-cell table:style-name="Table13.Cell33"><text:p text:style-name="P3312"><text:span text:style-name="CharStyle42">17. Parit Yusof</text:span></text:p></table:table-cell><table:table-cell table:style-name="Table13.Cell34"><text:p text:style-name="P2445"><text:span text:style-name="CharStyle42">1,883</text:span></text:p></table:table-cell></table:table-row><table:table-row table:style-name="Table13.R18"><table:table-cell table:style-name="Table13.Cell35"><text:p text:style-name="P2097"><text:span text:style-name="CharStyle42">18. Sarang Buaya laut</text:span></text:p></table:table-cell><table:table-cell table:style-name="Table13.Cell36"><text:p text:style-name="P2657"><text:span text:style-name="CharStyle42">866</text:span></text:p></table:table-cell></table:table-row><table:table-row table:style-name="Table13.R19"><table:table-cell table:style-name="Table13.Cell37"><text:p text:style-name="P2555"><text:span text:style-name="CharStyle42">19. Kampong Parit Bulat</text:span></text:p></table:table-cell><table:table-cell table:style-name="Table13.Cell38"><text:p text:style-name="P3290"><text:span text:style-name="CharStyle42">333</text:span></text:p></table:table-cell></table:table-row><table:table-row table:style-name="Table13.R20"><table:table-cell table:style-name="Table13.Cell39"><text:p text:style-name="P3920"/></table:table-cell><table:table-cell table:style-name="Table13.Cell40"><text:p text:style-name="P2335"><text:span text:style-name="CharStyle42">21,057</text:span></text:p></table:table-cell></table:table-row></table:table></draw:text-box></draw:frame><draw:frame draw:style-name="fr45" svg:x="10.275cm" svg:y="26.351cm" svg:width="0.448cm" fo:min-height="0.437cm" text:anchor-type="paragraph"><draw:text-box><text:p text:style-name="P2214"><text:span text:style-name="CharStyle77">26</text:span></text:p></draw:text-box></draw:frame></text:p>
        <text:p text:style-name="P349"/>
        <text:p text:style-name="P350"/>
        <text:p text:style-name="P351"/>
        <text:p text:style-name="P352"/>
        <text:p text:style-name="P353"/>
        <text:p text:style-name="P354"/>
        <text:p text:style-name="P355"/>
        <text:p text:style-name="P356"/>
        <text:p text:style-name="P357"/>
        <text:p text:style-name="P358"/>
        <text:p text:style-name="P359"/>
        <text:p text:style-name="P360"/>
        <text:p text:style-name="P361"/>
        <text:p text:style-name="P362"/>
        <text:p text:style-name="P363"/>
        <text:p text:style-name="P364"/>
        <text:p text:style-name="P365"/>
        <text:p text:style-name="P366"/>
        <text:p text:style-name="P367"/>
        <text:p text:style-name="P368"/>
        <text:p text:style-name="P369"/>
        <text:p text:style-name="P370"/>
        <text:p text:style-name="P371"/>
        <text:p text:style-name="P372"/>
        <text:p text:style-name="P373"/>
        <text:p text:style-name="P374"/>
        <text:p text:style-name="P375"/>
        <text:p text:style-name="P376"/>
        <text:p text:style-name="P377"/>
        <text:p text:style-name="P378"/>
        <text:p text:style-name="P379"/>
        <text:p text:style-name="P380"/>
        <text:p text:style-name="P381"/>
        <text:p text:style-name="P382"/>
        <text:p text:style-name="P383"/>
        <text:p text:style-name="P384"/>
        <text:p text:style-name="P385"/>
        <text:p text:style-name="P386"/>
        <text:p text:style-name="P387"/>
        <text:p text:style-name="P388"/>
        <text:p text:style-name="P389"/>
        <text:p text:style-name="P390"/>
      </text:section>
      <text:section text:style-name="Sect21" text:name="Section21">
        <text:p text:style-name="P4006"><draw:frame draw:style-name="fr48" svg:x="4.203cm" svg:y="0.004cm" svg:width="12.573cm" fo:min-height="1.069cm" text:anchor-type="paragraph"><draw:text-box><text:p text:style-name="P3063"><text:span text:style-name="CharStyle53">BAHAGIAN PILIHAN RAYA PERSEKUTUAN: P. 147 PARIT SULONG</text:span></text:p><text:p text:style-name="P2975"><text:span text:style-name="CharStyle55">FEDERAL CONSTITUENCY: P. 147 PARIT SULONG</text:span></text:p></draw:text-box></draw:frame><draw:frame draw:style-name="fr47" svg:x="8.751cm" svg:y="1.702cm" svg:width="10.626cm" fo:min-height="0.002cm" text:anchor-type="paragraph"><draw:text-box><table:table table:style-name="Table14"><table:table-column table:style-name="Table14.C1"/><table:table-column table:style-name="Table14.C2"/><table:table-column table:style-name="Table14.C3"/><table:table-row table:style-name="Table14.R1"><table:table-cell table:style-name="Table14.Cell1"><text:p text:style-name="P3920"/></table:table-cell><table:table-cell table:style-name="Table14.Cell2"><text:p text:style-name="P2528"><text:span text:style-name="CharStyle42">(2)</text:span></text:p></table:table-cell><table:table-cell table:style-name="Table14.Cell3"><text:p text:style-name="P3360"><text:span text:style-name="CharStyle42">(3)</text:span></text:p></table:table-cell></table:table-row><table:table-row table:style-name="Table14.R2"><table:table-cell table:style-name="Table14.Cell4"><text:p text:style-name="P3920"/></table:table-cell><table:table-cell table:style-name="Table14.Cell5"><text:p text:style-name="P3053"><text:span text:style-name="CharStyle42">Daerah Mengundi</text:span></text:p></table:table-cell><table:table-cell table:style-name="Table14.Cell6"><text:p text:style-name="P3708"><text:span text:style-name="CharStyle42">Bilangan Pemilih</text:span></text:p></table:table-cell></table:table-row><table:table-row table:style-name="Table14.R3"><table:table-cell table:style-name="Table14.Cell7"><text:p text:style-name="P3920"/></table:table-cell><table:table-cell table:style-name="Table14.Cell8"><text:p text:style-name="P3354"><text:span text:style-name="CharStyle43">Polling District</text:span></text:p></table:table-cell><table:table-cell table:style-name="Table14.Cell9"><text:p text:style-name="P2006"><text:span text:style-name="CharStyle43">Number of Electors</text:span></text:p></table:table-cell></table:table-row><table:table-row table:style-name="Table14.R4"><table:table-cell table:style-name="Table14.Cell10"><text:p text:style-name="P2196"><text:span text:style-name="CharStyle78">1</text:span><text:span text:style-name="CharStyle61">.</text:span></text:p></table:table-cell><table:table-cell table:style-name="Table14.Cell11"><text:p text:style-name="P2413"><text:span text:style-name="CharStyle42">Parit Nibong Darat</text:span></text:p></table:table-cell><table:table-cell table:style-name="Table14.Cell12"><text:p text:style-name="P2608"><text:span text:style-name="CharStyle42">1,542</text:span></text:p></table:table-cell></table:table-row><table:table-row table:style-name="Table14.R5"><table:table-cell table:style-name="Table14.Cell13"><text:p text:style-name="P3347"><text:span text:style-name="CharStyle42">2.</text:span></text:p></table:table-cell><table:table-cell table:style-name="Table14.Cell14"><text:p text:style-name="P2992"><text:span text:style-name="CharStyle42">Batu Puteh</text:span></text:p></table:table-cell><table:table-cell table:style-name="Table14.Cell15"><text:p text:style-name="P3710"><text:span text:style-name="CharStyle42">498</text:span></text:p></table:table-cell></table:table-row><table:table-row table:style-name="Table14.R6"><table:table-cell table:style-name="Table14.Cell16"><text:p text:style-name="P3712"><text:span text:style-name="CharStyle42">3.</text:span></text:p></table:table-cell><table:table-cell table:style-name="Table14.Cell17"><text:p text:style-name="P3330"><text:span text:style-name="CharStyle42">Separap</text:span></text:p></table:table-cell><table:table-cell table:style-name="Table14.Cell18"><text:p text:style-name="P1903"><text:span text:style-name="CharStyle42">1,542</text:span></text:p></table:table-cell></table:table-row><table:table-row table:style-name="Table14.R7"><table:table-cell table:style-name="Table14.Cell19"><text:p text:style-name="P2093"><text:span text:style-name="CharStyle42">4.</text:span></text:p></table:table-cell><table:table-cell table:style-name="Table14.Cell20"><text:p text:style-name="P2725"><text:span text:style-name="CharStyle42">Kampong Batu Puteh</text:span></text:p></table:table-cell><table:table-cell table:style-name="Table14.Cell21"><text:p text:style-name="P2888"><text:span text:style-name="CharStyle42">881</text:span></text:p></table:table-cell></table:table-row><table:table-row table:style-name="Table14.R8"><table:table-cell table:style-name="Table14.Cell22"><text:p text:style-name="P3384"><text:span text:style-name="CharStyle42">5.</text:span></text:p></table:table-cell><table:table-cell table:style-name="Table14.Cell23"><text:p text:style-name="P2617"><text:span text:style-name="CharStyle42">Semerah</text:span></text:p></table:table-cell><table:table-cell table:style-name="Table14.Cell24"><text:p text:style-name="P3523"><text:span text:style-name="CharStyle42">1,202</text:span></text:p></table:table-cell></table:table-row><table:table-row table:style-name="Table14.R9"><table:table-cell table:style-name="Table14.Cell25"><text:p text:style-name="P3513"><text:span text:style-name="CharStyle42">6.</text:span></text:p></table:table-cell><table:table-cell table:style-name="Table14.Cell26"><text:p text:style-name="P3181"><text:span text:style-name="CharStyle42">Bandar Semerah</text:span></text:p></table:table-cell><table:table-cell table:style-name="Table14.Cell27"><text:p text:style-name="P3449"><text:span text:style-name="CharStyle42">735</text:span></text:p></table:table-cell></table:table-row><table:table-row table:style-name="Table14.R10"><table:table-cell table:style-name="Table14.Cell28"><text:p text:style-name="P3279"><text:span text:style-name="CharStyle42">7.</text:span></text:p></table:table-cell><table:table-cell table:style-name="Table14.Cell29"><text:p text:style-name="P2663"><text:span text:style-name="CharStyle42">Lubok</text:span></text:p></table:table-cell><table:table-cell table:style-name="Table14.Cell30"><text:p text:style-name="P2843"><text:span text:style-name="CharStyle42">1,376</text:span></text:p></table:table-cell></table:table-row><table:table-row table:style-name="Table14.R11"><table:table-cell table:style-name="Table14.Cell31"><text:p text:style-name="P3095"><text:span text:style-name="CharStyle78">8</text:span><text:span text:style-name="CharStyle61">.</text:span></text:p></table:table-cell><table:table-cell table:style-name="Table14.Cell32"><text:p text:style-name="P1577"><text:span text:style-name="CharStyle42">Parit Kuda</text:span></text:p></table:table-cell><table:table-cell table:style-name="Table14.Cell33"><text:p text:style-name="P1542"><text:span text:style-name="CharStyle42">1,007</text:span></text:p></table:table-cell></table:table-row><table:table-row table:style-name="Table14.R12"><table:table-cell table:style-name="Table14.Cell34"><text:p text:style-name="P3120"><text:span text:style-name="CharStyle42">9.</text:span></text:p></table:table-cell><table:table-cell table:style-name="Table14.Cell35"><text:p text:style-name="P2972"><text:span text:style-name="CharStyle42">Parit Besar</text:span></text:p></table:table-cell><table:table-cell table:style-name="Table14.Cell36"><text:p text:style-name="P2774"><text:span text:style-name="CharStyle42">1,277</text:span></text:p></table:table-cell></table:table-row><table:table-row table:style-name="Table14.R13"><table:table-cell table:style-name="Table14.Cell37"><text:p text:style-name="P2531"><text:span text:style-name="CharStyle42">10.</text:span></text:p></table:table-cell><table:table-cell table:style-name="Table14.Cell38"><text:p text:style-name="P3353"><text:span text:style-name="CharStyle42">Gambut</text:span></text:p></table:table-cell><table:table-cell table:style-name="Table14.Cell39"><text:p text:style-name="P3057"><text:span text:style-name="CharStyle42">855</text:span></text:p></table:table-cell></table:table-row><table:table-row table:style-name="Table14.R14"><table:table-cell table:style-name="Table14.Cell40"><text:p text:style-name="P1546"><text:span text:style-name="CharStyle42">11.</text:span></text:p></table:table-cell><table:table-cell table:style-name="Table14.Cell41"><text:p text:style-name="P1792"><text:span text:style-name="CharStyle42">Bagan</text:span></text:p></table:table-cell><table:table-cell table:style-name="Table14.Cell42"><text:p text:style-name="P2101"><text:span text:style-name="CharStyle42">1,728</text:span></text:p></table:table-cell></table:table-row><table:table-row table:style-name="Table14.R15"><table:table-cell table:style-name="Table14.Cell43"><text:p text:style-name="P3458"><text:span text:style-name="CharStyle42">12.</text:span></text:p></table:table-cell><table:table-cell table:style-name="Table14.Cell44"><text:p text:style-name="P1818"><text:span text:style-name="CharStyle42">Kampong Bintang</text:span></text:p></table:table-cell><table:table-cell table:style-name="Table14.Cell45"><text:p text:style-name="P3239"><text:span text:style-name="CharStyle42">2,025</text:span></text:p></table:table-cell></table:table-row><table:table-row table:style-name="Table14.R16"><table:table-cell table:style-name="Table14.Cell46"><text:p text:style-name="P3676"><text:span text:style-name="CharStyle42">13.</text:span></text:p></table:table-cell><table:table-cell table:style-name="Table14.Cell47"><text:p text:style-name="P2690"><text:span text:style-name="CharStyle42">Mampan</text:span></text:p></table:table-cell><table:table-cell table:style-name="Table14.Cell48"><text:p text:style-name="P3320"><text:span text:style-name="CharStyle42">726</text:span></text:p></table:table-cell></table:table-row><table:table-row table:style-name="Table14.R17"><table:table-cell table:style-name="Table14.Cell49"><text:p text:style-name="P2775"><text:span text:style-name="CharStyle42">14.</text:span></text:p></table:table-cell><table:table-cell table:style-name="Table14.Cell50"><text:p text:style-name="P2998"><text:span text:style-name="CharStyle42">Simpang Lima</text:span></text:p></table:table-cell><table:table-cell table:style-name="Table14.Cell51"><text:p text:style-name="P3179"><text:span text:style-name="CharStyle42">1,189</text:span></text:p></table:table-cell></table:table-row><table:table-row table:style-name="Table14.R18"><table:table-cell table:style-name="Table14.Cell52"><text:p text:style-name="P1626"><text:span text:style-name="CharStyle42">15.</text:span></text:p></table:table-cell><table:table-cell table:style-name="Table14.Cell53"><text:p text:style-name="P3519"><text:span text:style-name="CharStyle42">Sungai Kajang</text:span></text:p></table:table-cell><table:table-cell table:style-name="Table14.Cell54"><text:p text:style-name="P3359"><text:span text:style-name="CharStyle42">825</text:span></text:p></table:table-cell></table:table-row><table:table-row table:style-name="Table14.R19"><table:table-cell table:style-name="Table14.Cell55"><text:p text:style-name="P3286"><text:span text:style-name="CharStyle42">16.</text:span></text:p></table:table-cell><table:table-cell table:style-name="Table14.Cell56"><text:p text:style-name="P3443"><text:span text:style-name="CharStyle42">Peserai</text:span></text:p></table:table-cell><table:table-cell table:style-name="Table14.Cell57"><text:p text:style-name="P3565"><text:span text:style-name="CharStyle42">3,560</text:span></text:p></table:table-cell></table:table-row><table:table-row table:style-name="Table14.R20"><table:table-cell table:style-name="Table14.Cell58"><text:p text:style-name="P1993"><text:span text:style-name="CharStyle42">17.</text:span></text:p></table:table-cell><table:table-cell table:style-name="Table14.Cell59"><text:p text:style-name="P2183"><text:span text:style-name="CharStyle42">Shahbandar</text:span></text:p></table:table-cell><table:table-cell table:style-name="Table14.Cell60"><text:p text:style-name="P2510"><text:span text:style-name="CharStyle42">1,673</text:span></text:p></table:table-cell></table:table-row><table:table-row table:style-name="Table14.R21"><table:table-cell table:style-name="Table14.Cell61"><text:p text:style-name="P3324"><text:span text:style-name="CharStyle42">18.</text:span></text:p></table:table-cell><table:table-cell table:style-name="Table14.Cell62"><text:p text:style-name="P3366"><text:span text:style-name="CharStyle42">Jalan Jenang</text:span></text:p></table:table-cell><table:table-cell table:style-name="Table14.Cell63"><text:p text:style-name="P3425"><text:span text:style-name="CharStyle42">1,622</text:span></text:p></table:table-cell></table:table-row><table:table-row table:style-name="Table14.R22"><table:table-cell table:style-name="Table14.Cell64"><text:p text:style-name="P1769"><text:span text:style-name="CharStyle42">19.</text:span></text:p></table:table-cell><table:table-cell table:style-name="Table14.Cell65"><text:p text:style-name="P1945"><text:span text:style-name="CharStyle42">Pasar</text:span></text:p></table:table-cell><table:table-cell table:style-name="Table14.Cell66"><text:p text:style-name="P2648"><text:span text:style-name="CharStyle42">1,039</text:span></text:p></table:table-cell></table:table-row></table:table></draw:text-box></draw:frame></text:p>
        <text:p text:style-name="P393"/>
        <text:p text:style-name="P394"/>
        <text:p text:style-name="P395"/>
        <text:p text:style-name="P396"/>
        <text:p text:style-name="P397"/>
        <text:p text:style-name="P398"/>
        <text:p text:style-name="P399"/>
        <text:p text:style-name="P400"/>
        <text:p text:style-name="P401"/>
        <text:p text:style-name="P402"/>
        <text:p text:style-name="P403"/>
        <text:p text:style-name="P404"/>
        <text:p text:style-name="P405"/>
        <text:p text:style-name="P406"/>
        <text:p text:style-name="P407"/>
        <text:p text:style-name="P408"/>
        <text:p text:style-name="P409"/>
        <text:p text:style-name="P410"/>
        <text:p text:style-name="P411"/>
        <text:p text:style-name="P412"/>
        <text:p text:style-name="P413"/>
        <text:p text:style-name="P414"/>
        <text:p text:style-name="P415"/>
        <text:p text:style-name="P416"/>
        <text:p text:style-name="P417"/>
        <text:p text:style-name="P418"/>
        <text:p text:style-name="P419"/>
        <text:p text:style-name="P420"/>
        <text:p text:style-name="P421"/>
        <text:p text:style-name="P422"/>
        <text:p text:style-name="P423"/>
        <text:p text:style-name="P424"/>
        <text:p text:style-name="P425"/>
        <text:p text:style-name="P426"/>
        <text:p text:style-name="P427"/>
        <text:p text:style-name="P428"/>
        <text:p text:style-name="P429"/>
        <text:p text:style-name="P430"/>
        <text:p text:style-name="P431"/>
      </text:section>
      <text:section text:style-name="Sect22" text:name="Section22">
        <text:p text:style-name="P4007"><draw:frame draw:style-name="fr57" svg:x="3.120cm" svg:y="0.004cm" svg:width="10.185cm" fo:min-height="2.778cm" text:anchor-type="paragraph"><draw:text-box><text:h text:outline-level="1" text:style-name="P1532"><text:bookmark-start text:name="bookmark8"/><text:span text:style-name="CharStyle80">(</text:span><text:span text:style-name="CharStyle81">1</text:span><text:span text:style-name="CharStyle80">) (</text:span><text:span text:style-name="CharStyle81">2</text:span><text:span text:style-name="CharStyle80">)</text:span><text:bookmark-end text:name="bookmark8"/></text:h><text:p text:style-name="P3049"><text:span text:style-name="CharStyle15">Bahagian Pilihan Raya<text:tab/>Daerah<text:tab/>Mengundi</text:span></text:p><text:p text:style-name="P1586"><text:span text:style-name="CharStyle74">Negeri<text:line-break/></text:span><text:span text:style-name="CharStyle17">State Constituency</text:span></text:p></draw:text-box></draw:frame><draw:frame draw:style-name="fr58" svg:x="10.292cm" svg:y="2.193cm" svg:width="2.760cm" fo:min-height="0.533cm" text:anchor-type="paragraph"><draw:text-box><text:p text:style-name="P2653"><text:span text:style-name="CharStyle17">Polling District</text:span></text:p></draw:text-box></draw:frame><draw:frame draw:style-name="fr59" svg:x="15.796cm" svg:y="2.193cm" svg:width="3.480cm" fo:min-height="0.533cm" text:anchor-type="paragraph"><draw:text-box><text:p text:style-name="P1723"><text:span text:style-name="CharStyle17">Number of Electors</text:span></text:p></draw:text-box></draw:frame><draw:frame draw:style-name="fr49" svg:x="8.759cm" svg:y="3.336cm" svg:width="2.930cm" fo:min-height="0.002cm" text:anchor-type="paragraph"><draw:text-box><table:table table:style-name="Table15"><table:table-column table:style-name="Table15.C1"/><table:table-column table:style-name="Table15.C2"/><table:table-row table:style-name="Table15.R1"><table:table-cell table:style-name="Table15.Cell1"><text:p text:style-name="P2272"><text:span text:style-name="CharStyle7">20.</text:span></text:p></table:table-cell><table:table-cell table:style-name="Table15.Cell2"><text:p text:style-name="P2220"><text:span text:style-name="CharStyle7">Jalan Engan</text:span></text:p></table:table-cell></table:table-row></table:table></draw:text-box></draw:frame><draw:frame draw:style-name="fr52" svg:x="8.759cm" svg:y="4.427cm" svg:width="10.617cm" fo:min-height="4.860cm" text:anchor-type="paragraph"><draw:text-box><table:table table:style-name="Table16"><table:table-column table:style-name="Table16.C1"/><table:table-column table:style-name="Table16.C2"/><table:table-row table:style-name="Table16.R1"><table:table-cell table:style-name="Table16.Cell1"><text:p text:style-name="P2094"><text:span text:style-name="CharStyle7">21. Panchoran Ayer</text:span></text:p></table:table-cell><table:table-cell table:style-name="Table16.Cell2"><text:p text:style-name="P1685"><text:span text:style-name="CharStyle7">1,035</text:span></text:p></table:table-cell></table:table-row><table:table-row table:style-name="Table16.R2"><table:table-cell table:style-name="Table16.Cell3"><text:p text:style-name="P1645"><text:span text:style-name="CharStyle7">22. Kampong Pantai Barat</text:span></text:p></table:table-cell><table:table-cell table:style-name="Table16.Cell4"><text:p text:style-name="P1593"><text:span text:style-name="CharStyle7">1,762</text:span></text:p></table:table-cell></table:table-row><table:table-row table:style-name="Table16.R3"><table:table-cell table:style-name="Table16.Cell5"><text:p text:style-name="P3460"><text:span text:style-name="CharStyle7">23. Kampong Pantai Timor</text:span></text:p></table:table-cell><table:table-cell table:style-name="Table16.Cell6"><text:p text:style-name="P1785"><text:span text:style-name="CharStyle7">1,866</text:span></text:p></table:table-cell></table:table-row><table:table-row table:style-name="Table16.R4"><table:table-cell table:style-name="Table16.Cell7"><text:p text:style-name="P2468"><text:span text:style-name="CharStyle7">24. Kampong Pantai</text:span></text:p></table:table-cell><table:table-cell table:style-name="Table16.Cell8"><text:p text:style-name="P2580"><text:span text:style-name="CharStyle7">206</text:span></text:p></table:table-cell></table:table-row><table:table-row table:style-name="Table16.R5"><table:table-cell table:style-name="Table16.Cell9"><text:p text:style-name="P2681"><text:span text:style-name="CharStyle7">25. Parit Maimon</text:span></text:p></table:table-cell><table:table-cell table:style-name="Table16.Cell10"><text:p text:style-name="P2767"><text:span text:style-name="CharStyle7">2,781</text:span></text:p></table:table-cell></table:table-row></table:table></draw:text-box></draw:frame><draw:frame draw:style-name="fr50" svg:x="18.614cm" svg:y="3.344cm" svg:width="0.753cm" fo:min-height="0.474cm" text:anchor-type="paragraph"><draw:text-box><text:p text:style-name="P2854"><text:span text:style-name="CharStyle57">261</text:span></text:p></draw:text-box></draw:frame><draw:frame draw:style-name="fr51" svg:x="18.623cm" svg:y="9.897cm" svg:width="0.762cm" fo:min-height="0.524cm" text:anchor-type="paragraph"><draw:text-box><text:p text:style-name="P2966"><text:span text:style-name="CharStyle57">564</text:span></text:p></draw:text-box></draw:frame><draw:frame draw:style-name="fr53" svg:x="8.759cm" svg:y="9.948cm" svg:width="2.861cm" fo:min-height="0.002cm" text:anchor-type="paragraph"><draw:text-box><table:table table:style-name="Table17"><table:table-column table:style-name="Table17.C1"/><table:table-column table:style-name="Table17.C2"/><table:table-row table:style-name="Table17.R1"><table:table-cell table:style-name="Table17.Cell1"><text:p text:style-name="P1765"><text:span text:style-name="CharStyle7">26.</text:span></text:p></table:table-cell><table:table-cell table:style-name="Table17.Cell2"><text:p text:style-name="P1990"><text:span text:style-name="CharStyle7">Parit Puasa</text:span></text:p></table:table-cell></table:table-row></table:table></draw:text-box></draw:frame><draw:frame draw:style-name="fr60" svg:x="17.971cm" svg:y="10.998cm" svg:width="1.397cm" fo:min-height="0.526cm" text:anchor-type="paragraph"><draw:text-box><text:p text:style-name="P3328"><text:span text:style-name="CharStyle64">33,777</text:span></text:p></draw:text-box></draw:frame><draw:frame draw:style-name="fr61" svg:x="2.697cm" svg:y="13.199cm" svg:width="3.108cm" fo:min-height="0.526cm" text:anchor-type="paragraph"><draw:text-box><text:p text:style-name="P2228"><text:span text:style-name="CharStyle15">N.18 SRI MEDAN</text:span></text:p></draw:text-box></draw:frame><draw:frame draw:style-name="fr54" svg:x="8.775cm" svg:y="13.250cm" svg:width="3.302cm" fo:min-height="0.002cm" text:anchor-type="paragraph"><draw:text-box><table:table table:style-name="Table18"><table:table-column table:style-name="Table18.C1"/><table:table-column table:style-name="Table18.C2"/><table:table-row table:style-name="Table18.R1"><table:table-cell table:style-name="Table18.Cell1"><text:p text:style-name="P1655"><text:span text:style-name="CharStyle7">1.</text:span></text:p></table:table-cell><table:table-cell table:style-name="Table18.Cell2"><text:p text:style-name="P2206"><text:span text:style-name="CharStyle7">Parit Gantong</text:span></text:p></table:table-cell></table:table-row></table:table></draw:text-box></draw:frame><draw:frame draw:style-name="fr55" svg:x="8.751cm" svg:y="13.250cm" svg:width="10.634cm" fo:min-height="0.002cm" text:anchor-type="paragraph"><draw:text-box><text:p text:style-name="P2327"><text:span text:style-name="CharStyle57">2,148</text:span></text:p><table:table table:style-name="Table19"><table:table-column table:style-name="Table19.C1"/><table:table-column table:style-name="Table19.C2"/><table:table-column table:style-name="Table19.C3"/><table:table-row table:style-name="Table19.R1"><table:table-cell table:style-name="Table19.Cell1"><text:p text:style-name="P3248"><text:span text:style-name="CharStyle7">2.</text:span></text:p></table:table-cell><table:table-cell table:style-name="Table19.Cell2"><text:p text:style-name="P3433"><text:span text:style-name="CharStyle7">Parit Jayos</text:span></text:p></table:table-cell><table:table-cell table:style-name="Table19.Cell3"><text:p text:style-name="P2014"><text:span text:style-name="CharStyle7">1,601</text:span></text:p></table:table-cell></table:table-row><table:table-row table:style-name="Table19.R2"><table:table-cell table:style-name="Table19.Cell4"><text:p text:style-name="P2085"><text:span text:style-name="CharStyle7">3.</text:span></text:p></table:table-cell><table:table-cell table:style-name="Table19.Cell5"><text:p text:style-name="P2333"><text:span text:style-name="CharStyle7">Parit Dayong</text:span></text:p></table:table-cell><table:table-cell table:style-name="Table19.Cell6"><text:p text:style-name="P2545"><text:span text:style-name="CharStyle7">1,354</text:span></text:p></table:table-cell></table:table-row><table:table-row table:style-name="Table19.R3"><table:table-cell table:style-name="Table19.Cell7"><text:p text:style-name="P2824"><text:span text:style-name="CharStyle7">4.</text:span></text:p></table:table-cell><table:table-cell table:style-name="Table19.Cell8"><text:p text:style-name="P3048"><text:span text:style-name="CharStyle7">Kampong Sri Pasir</text:span></text:p></table:table-cell><table:table-cell table:style-name="Table19.Cell9"><text:p text:style-name="P3218"><text:span text:style-name="CharStyle7">2,311</text:span></text:p></table:table-cell></table:table-row><table:table-row table:style-name="Table19.R4"><table:table-cell table:style-name="Table19.Cell10"><text:p text:style-name="P1584"><text:span text:style-name="CharStyle7">5.</text:span></text:p></table:table-cell><table:table-cell table:style-name="Table19.Cell11"><text:p text:style-name="P1803"><text:span text:style-name="CharStyle7">Sri Medan Barat</text:span></text:p></table:table-cell><table:table-cell table:style-name="Table19.Cell12"><text:p text:style-name="P1996"><text:span text:style-name="CharStyle7">1,148</text:span></text:p></table:table-cell></table:table-row><table:table-row table:style-name="Table19.R5"><table:table-cell table:style-name="Table19.Cell13"><text:p text:style-name="P2185"><text:span text:style-name="CharStyle7">6.</text:span></text:p></table:table-cell><table:table-cell table:style-name="Table19.Cell14"><text:p text:style-name="P2369"><text:span text:style-name="CharStyle7">Parit Warijo</text:span></text:p></table:table-cell><table:table-cell table:style-name="Table19.Cell15"><text:p text:style-name="P2568"><text:span text:style-name="CharStyle7">754</text:span></text:p></table:table-cell></table:table-row><table:table-row table:style-name="Table19.R6"><table:table-cell table:style-name="Table19.Cell16"><text:p text:style-name="P2729"><text:span text:style-name="CharStyle7">7.</text:span></text:p></table:table-cell><table:table-cell table:style-name="Table19.Cell17"><text:p text:style-name="P2895"><text:span text:style-name="CharStyle7">Parit Karjan</text:span></text:p></table:table-cell><table:table-cell table:style-name="Table19.Cell18"><text:p text:style-name="P3338"><text:span text:style-name="CharStyle7">778</text:span></text:p></table:table-cell></table:table-row><table:table-row table:style-name="Table19.R7"><table:table-cell table:style-name="Table19.Cell19"><text:p text:style-name="P3465"><text:span text:style-name="CharStyle7">8.</text:span></text:p></table:table-cell><table:table-cell table:style-name="Table19.Cell20"><text:p text:style-name="P3462"><text:span text:style-name="CharStyle7">Parit Sulong</text:span></text:p></table:table-cell><table:table-cell table:style-name="Table19.Cell21"><text:p text:style-name="P1859"><text:span text:style-name="CharStyle7">1,317</text:span></text:p></table:table-cell></table:table-row><table:table-row table:style-name="Table19.R8"><table:table-cell table:style-name="Table19.Cell22"><text:p text:style-name="P3467"><text:span text:style-name="CharStyle7">9.</text:span></text:p></table:table-cell><table:table-cell table:style-name="Table19.Cell23"><text:p text:style-name="P2160"><text:span text:style-name="CharStyle7">Bandar Parit Sulong</text:span></text:p></table:table-cell><table:table-cell table:style-name="Table19.Cell24"><text:p text:style-name="P2257"><text:span text:style-name="CharStyle7">1,775</text:span></text:p></table:table-cell></table:table-row><table:table-row table:style-name="Table19.R9"><table:table-cell table:style-name="Table19.Cell25"><text:p text:style-name="P2431"><text:span text:style-name="CharStyle7">10.</text:span></text:p></table:table-cell><table:table-cell table:style-name="Table19.Cell26"><text:p text:style-name="P3533"><text:span text:style-name="CharStyle7">Sentang Batu</text:span></text:p></table:table-cell><table:table-cell table:style-name="Table19.Cell27"><text:p text:style-name="P2292"><text:span text:style-name="CharStyle7">1,375</text:span></text:p></table:table-cell></table:table-row></table:table><text:p text:style-name="P2698"><text:span text:style-name="CharStyle57">1,832</text:span></text:p></draw:text-box></draw:frame><draw:frame draw:style-name="fr56" svg:x="8.775cm" svg:y="24.248cm" svg:width="3.217cm" fo:min-height="0.002cm" text:anchor-type="paragraph"><draw:text-box><table:table table:style-name="Table20"><table:table-column table:style-name="Table20.C1"/><table:table-column table:style-name="Table20.C2"/><table:table-row table:style-name="Table20.R1"><table:table-cell table:style-name="Table20.Cell1"><text:p text:style-name="P2787"><text:span text:style-name="CharStyle7">11.</text:span></text:p></table:table-cell><table:table-cell table:style-name="Table20.Cell2"><text:p text:style-name="P2983"><text:span text:style-name="CharStyle7">Parit Othman</text:span></text:p></table:table-cell></table:table-row></table:table></draw:text-box></draw:frame></text:p>
        <text:p text:style-name="P433"/>
        <text:p text:style-name="P434"/>
        <text:p text:style-name="P435"/>
        <text:p text:style-name="P436"/>
        <text:p text:style-name="P437"/>
        <text:p text:style-name="P438"/>
        <text:p text:style-name="P439"/>
        <text:p text:style-name="P440"/>
        <text:p text:style-name="P441"/>
        <text:p text:style-name="P442"/>
        <text:p text:style-name="P443"/>
        <text:p text:style-name="P444"/>
        <text:p text:style-name="P445"/>
        <text:p text:style-name="P446"/>
        <text:p text:style-name="P447"/>
        <text:p text:style-name="P448"/>
        <text:p text:style-name="P449"/>
        <text:p text:style-name="P450"/>
        <text:p text:style-name="P451"/>
        <text:p text:style-name="P452"/>
        <text:p text:style-name="P453"/>
        <text:p text:style-name="P454"/>
        <text:p text:style-name="P455"/>
        <text:p text:style-name="P456"/>
        <text:p text:style-name="P457"/>
        <text:p text:style-name="P458"/>
        <text:p text:style-name="P459"/>
        <text:p text:style-name="P460"/>
        <text:p text:style-name="P461"/>
        <text:p text:style-name="P462"/>
        <text:p text:style-name="P463"/>
        <text:p text:style-name="P464"/>
        <text:p text:style-name="P465"/>
        <text:p text:style-name="P466"/>
        <text:p text:style-name="P467"/>
        <text:p text:style-name="P468"/>
      </text:section>
      <text:section text:style-name="Sect23" text:name="Section23">
        <text:p text:style-name="P4008"><draw:frame draw:style-name="fr62" svg:x="0.000cm" svg:y="0.000cm" svg:width="16.265cm" fo:min-height="0.002cm" text:anchor-type="paragraph"><draw:text-box><table:table table:style-name="Table21"><table:table-column table:style-name="Table21.C1"/><table:table-column table:style-name="Table21.C2"/><table:table-column table:style-name="Table21.C3"/><table:table-column table:style-name="Table21.C4"/><table:table-row table:style-name="Table21.R1"><table:table-cell table:style-name="Table21.Cell1"><text:p text:style-name="P2384"><text:span text:style-name="CharStyle42">(1)</text:span></text:p></table:table-cell><table:table-cell table:style-name="Table21.Cell23"><text:p text:style-name="P3920"/></table:table-cell><table:table-cell table:style-name="Table21.Cell24"><text:p text:style-name="P3920"/></table:table-cell><table:table-cell table:style-name="Table21.Cell2"><text:p text:style-name="P2425"><text:span text:style-name="CharStyle42">(3)</text:span></text:p></table:table-cell></table:table-row><table:table-row table:style-name="Table21.R2"><table:table-cell table:style-name="Table21.Cell3"><text:p text:style-name="P1712"><text:span text:style-name="CharStyle42">Bahagian Pilihan Raya</text:span></text:p></table:table-cell><table:table-cell table:style-name="Table21.Cell25"><text:p text:style-name="P3920"/></table:table-cell><table:table-cell table:style-name="Table21.Cell26"><text:p text:style-name="P3920"/></table:table-cell><table:table-cell table:style-name="Table21.Cell4"><text:p text:style-name="P2483"><text:span text:style-name="CharStyle42">Bilangan Pemilih</text:span></text:p></table:table-cell></table:table-row><table:table-row table:style-name="Table21.R3"><table:table-cell table:style-name="Table21.Cell5"><text:p text:style-name="P2976"><text:span text:style-name="CharStyle42">Negeri</text:span></text:p></table:table-cell><table:table-cell table:style-name="Table21.Cell27"><text:p text:style-name="P3920"/></table:table-cell><table:table-cell table:style-name="Table21.Cell28"><text:p text:style-name="P3920"/></table:table-cell><table:table-cell table:style-name="Table21.Cell6"><text:p text:style-name="P3920"/></table:table-cell></table:table-row><table:table-row table:style-name="Table21.R4"><table:table-cell table:style-name="Table21.Cell7"><text:p text:style-name="P1675"><text:span text:style-name="CharStyle43">State Constituency</text:span></text:p></table:table-cell><table:table-cell table:style-name="Table21.Cell29"><text:p text:style-name="P3920"/></table:table-cell><table:table-cell table:style-name="Table21.Cell30"><text:p text:style-name="P3920"/></table:table-cell><table:table-cell table:style-name="Table21.Cell8"><text:p text:style-name="P3770"><text:span text:style-name="CharStyle43">Number of Electors</text:span></text:p></table:table-cell></table:table-row><table:table-row table:style-name="Table21.R5"><table:table-cell table:style-name="Table21.Cell9"><text:p text:style-name="P3920"/></table:table-cell><table:table-cell table:style-name="Table21.Cell31"><text:p text:style-name="P3920"/></table:table-cell><table:table-cell table:style-name="Table21.Cell32"><text:p text:style-name="P3920"/></table:table-cell><table:table-cell table:style-name="Table21.Cell10"><text:p text:style-name="P2113"><text:span text:style-name="CharStyle42">992</text:span></text:p></table:table-cell></table:table-row><table:table-row table:style-name="Table21.R6"><table:table-cell table:style-name="Table21.Cell11"><text:p text:style-name="P3920"/></table:table-cell><table:table-cell table:style-name="Table21.Cell33"><text:p text:style-name="P3920"/></table:table-cell><table:table-cell table:style-name="Table21.Cell34"><text:p text:style-name="P3920"/></table:table-cell><table:table-cell table:style-name="Table21.Cell12"><text:p text:style-name="P3198"><text:span text:style-name="CharStyle42">463</text:span></text:p></table:table-cell></table:table-row><table:table-row table:style-name="Table21.R7"><table:table-cell table:style-name="Table21.Cell13"><text:p text:style-name="P3920"/></table:table-cell><table:table-cell table:style-name="Table21.Cell35"><text:p text:style-name="P3920"/></table:table-cell><table:table-cell table:style-name="Table21.Cell36"><text:p text:style-name="P3920"/></table:table-cell><table:table-cell table:style-name="Table21.Cell14"><text:p text:style-name="P2993"><text:span text:style-name="CharStyle42">1,374</text:span></text:p></table:table-cell></table:table-row><table:table-row table:style-name="Table21.R8"><table:table-cell table:style-name="Table21.Cell15"><text:p text:style-name="P3920"/></table:table-cell><table:table-cell table:style-name="Table21.Cell37"><text:p text:style-name="P3920"/></table:table-cell><table:table-cell table:style-name="Table21.Cell38"><text:p text:style-name="P3920"/></table:table-cell><table:table-cell table:style-name="Table21.Cell16"><text:p text:style-name="P3147"><text:span text:style-name="CharStyle42">1,456</text:span></text:p></table:table-cell></table:table-row><table:table-row table:style-name="Table21.R9"><table:table-cell table:style-name="Table21.Cell17"><text:p text:style-name="P3920"/></table:table-cell><table:table-cell table:style-name="Table21.Cell39"><text:p text:style-name="P3920"/></table:table-cell><table:table-cell table:style-name="Table21.Cell40"><text:p text:style-name="P3920"/></table:table-cell><table:table-cell table:style-name="Table21.Cell18"><text:p text:style-name="P2802"><text:span text:style-name="CharStyle42">1,559</text:span></text:p></table:table-cell></table:table-row><table:table-row table:style-name="Table21.R10"><table:table-cell table:style-name="Table21.Cell19"><text:p text:style-name="P3920"/></table:table-cell><table:table-cell table:style-name="Table21.Cell41"><text:p text:style-name="P3920"/></table:table-cell><table:table-cell table:style-name="Table21.Cell42"><text:p text:style-name="P3920"/></table:table-cell><table:table-cell table:style-name="Table21.Cell20"><text:p text:style-name="P2943"><text:span text:style-name="CharStyle42">837</text:span></text:p></table:table-cell></table:table-row><table:table-row table:style-name="Table21.R11"><table:table-cell table:style-name="Table21.Cell21"><text:p text:style-name="P3920"/></table:table-cell><table:table-cell table:style-name="Table21.Cell43"><text:p text:style-name="P3920"/></table:table-cell><table:table-cell table:style-name="Table21.Cell44"><text:p text:style-name="P3920"/></table:table-cell><table:table-cell table:style-name="Table21.Cell22"><text:p text:style-name="P2857"><text:span text:style-name="CharStyle42">23,074</text:span></text:p></table:table-cell></table:table-row></table:table></draw:text-box></draw:frame></text:p>
        <text:p text:style-name="P1745"><text:span text:style-name="CharStyle19">29</text:span></text:p>
        <text:p text:style-name="P2429"><text:span text:style-name="CharStyle10">BAHAGIAN PILIHAN RAYA PERSEKUTUAN: P. 148 AYER HITAM</text:span></text:p>
        <text:p text:style-name="P3470"><text:span text:style-name="CharStyle75">FEDERAL CONSTITUENCY: P. 148 AYER HITAM</text:span></text:p>
        <text:p text:style-name="P470"><draw:frame draw:style-name="fr63" svg:x="0.000cm" svg:y="0.000cm" svg:width="16.688cm" fo:min-height="0.002cm" text:anchor-type="paragraph"><draw:text-box><table:table table:style-name="Table22"><table:table-column table:style-name="Table22.C1"/><table:table-column table:style-name="Table22.C2"/><table:table-column table:style-name="Table22.C3"/><table:table-column table:style-name="Table22.C4"/><table:table-row table:style-name="Table22.R1"><table:table-cell table:style-name="Table22.Cell1"><text:p text:style-name="P1827"><text:span text:style-name="CharStyle42">(1)</text:span></text:p></table:table-cell><table:table-cell table:style-name="Table22.Cell37"><text:p text:style-name="P3920"/></table:table-cell><table:table-cell table:style-name="Table22.Cell38"><text:p text:style-name="P3920"/></table:table-cell><table:table-cell table:style-name="Table22.Cell2"><text:p text:style-name="P1636"><text:span text:style-name="CharStyle42">(3)</text:span></text:p></table:table-cell></table:table-row><table:table-row table:style-name="Table22.R2"><table:table-cell table:style-name="Table22.Cell3"><text:p text:style-name="P3251"><text:span text:style-name="CharStyle42">Bahagian Pilihan Raya</text:span></text:p></table:table-cell><table:table-cell table:style-name="Table22.Cell39"><text:p text:style-name="P3920"/></table:table-cell><table:table-cell table:style-name="Table22.Cell40"><text:p text:style-name="P3920"/></table:table-cell><table:table-cell table:style-name="Table22.Cell4"><text:p text:style-name="P3159"><text:span text:style-name="CharStyle42">Bilangan Pemilih</text:span></text:p></table:table-cell></table:table-row><table:table-row table:style-name="Table22.R3"><table:table-cell table:style-name="Table22.Cell5"><text:p text:style-name="P3044"><text:span text:style-name="CharStyle42">Negeri</text:span></text:p></table:table-cell><table:table-cell table:style-name="Table22.Cell41"><text:p text:style-name="P3920"/></table:table-cell><table:table-cell table:style-name="Table22.Cell42"><text:p text:style-name="P3920"/></table:table-cell><table:table-cell table:style-name="Table22.Cell6"><text:p text:style-name="P3920"/></table:table-cell></table:table-row><table:table-row table:style-name="Table22.R4"><table:table-cell table:style-name="Table22.Cell7"><text:p text:style-name="P2569"><text:span text:style-name="CharStyle43">State Constituency</text:span></text:p></table:table-cell><table:table-cell table:style-name="Table22.Cell43"><text:p text:style-name="P3920"/></table:table-cell><table:table-cell table:style-name="Table22.Cell44"><text:p text:style-name="P3920"/></table:table-cell><table:table-cell table:style-name="Table22.Cell8"><text:p text:style-name="P2459"><text:span text:style-name="CharStyle43">Number of Electors</text:span></text:p></table:table-cell></table:table-row><table:table-row table:style-name="Table22.R5"><table:table-cell table:style-name="Table22.Cell9"><text:p text:style-name="P2925"><text:span text:style-name="CharStyle42">N. 19 YONGPENG</text:span></text:p></table:table-cell><table:table-cell table:style-name="Table22.Cell45"><text:p text:style-name="P3920"/></table:table-cell><table:table-cell table:style-name="Table22.Cell46"><text:p text:style-name="P3920"/></table:table-cell><table:table-cell table:style-name="Table22.Cell10"><text:p text:style-name="P2816"><text:span text:style-name="CharStyle42">374</text:span></text:p></table:table-cell></table:table-row><table:table-row table:style-name="Table22.R6"><table:table-cell table:style-name="Table22.Cell11"><text:p text:style-name="P3920"/></table:table-cell><table:table-cell table:style-name="Table22.Cell47"><text:p text:style-name="P3920"/></table:table-cell><table:table-cell table:style-name="Table22.Cell48"><text:p text:style-name="P3920"/></table:table-cell><table:table-cell table:style-name="Table22.Cell12"><text:p text:style-name="P3473"><text:span text:style-name="CharStyle42">745</text:span></text:p></table:table-cell></table:table-row><table:table-row table:style-name="Table22.R7"><table:table-cell table:style-name="Table22.Cell13"><text:p text:style-name="P3920"/></table:table-cell><table:table-cell table:style-name="Table22.Cell49"><text:p text:style-name="P3920"/></table:table-cell><table:table-cell table:style-name="Table22.Cell50"><text:p text:style-name="P3920"/></table:table-cell><table:table-cell table:style-name="Table22.Cell14"><text:p text:style-name="P1890"><text:span text:style-name="CharStyle42">568</text:span></text:p></table:table-cell></table:table-row><table:table-row table:style-name="Table22.R8"><table:table-cell table:style-name="Table22.Cell15"><text:p text:style-name="P3920"/></table:table-cell><table:table-cell table:style-name="Table22.Cell51"><text:p text:style-name="P3920"/></table:table-cell><table:table-cell table:style-name="Table22.Cell52"><text:p text:style-name="P3920"/></table:table-cell><table:table-cell table:style-name="Table22.Cell16"><text:p text:style-name="P3689"><text:span text:style-name="CharStyle42">821</text:span></text:p></table:table-cell></table:table-row><table:table-row table:style-name="Table22.R9"><table:table-cell table:style-name="Table22.Cell17"><text:p text:style-name="P3920"/></table:table-cell><table:table-cell table:style-name="Table22.Cell53"><text:p text:style-name="P3920"/></table:table-cell><table:table-cell table:style-name="Table22.Cell54"><text:p text:style-name="P3920"/></table:table-cell><table:table-cell table:style-name="Table22.Cell18"><text:p text:style-name="P3585"><text:span text:style-name="CharStyle42">2,493</text:span></text:p></table:table-cell></table:table-row><table:table-row table:style-name="Table22.R10"><table:table-cell table:style-name="Table22.Cell19"><text:p text:style-name="P3920"/></table:table-cell><table:table-cell table:style-name="Table22.Cell55"><text:p text:style-name="P3920"/></table:table-cell><table:table-cell table:style-name="Table22.Cell56"><text:p text:style-name="P3920"/></table:table-cell><table:table-cell table:style-name="Table22.Cell20"><text:p text:style-name="P3309"><text:span text:style-name="CharStyle42">5,721</text:span></text:p></table:table-cell></table:table-row><table:table-row table:style-name="Table22.R11"><table:table-cell table:style-name="Table22.Cell21"><text:p text:style-name="P3920"/></table:table-cell><table:table-cell table:style-name="Table22.Cell57"><text:p text:style-name="P3920"/></table:table-cell><table:table-cell table:style-name="Table22.Cell58"><text:p text:style-name="P3920"/></table:table-cell><table:table-cell table:style-name="Table22.Cell22"><text:p text:style-name="P3499"><text:span text:style-name="CharStyle42">1,918</text:span></text:p></table:table-cell></table:table-row><table:table-row table:style-name="Table22.R12"><table:table-cell table:style-name="Table22.Cell23"><text:p text:style-name="P3920"/></table:table-cell><table:table-cell table:style-name="Table22.Cell59"><text:p text:style-name="P3920"/></table:table-cell><table:table-cell table:style-name="Table22.Cell60"><text:p text:style-name="P3920"/></table:table-cell><table:table-cell table:style-name="Table22.Cell24"><text:p text:style-name="P3666"><text:span text:style-name="CharStyle42">1,284</text:span></text:p></table:table-cell></table:table-row><table:table-row table:style-name="Table22.R13"><table:table-cell table:style-name="Table22.Cell25"><text:p text:style-name="P3920"/></table:table-cell><table:table-cell table:style-name="Table22.Cell61"><text:p text:style-name="P3920"/></table:table-cell><table:table-cell table:style-name="Table22.Cell62"><text:p text:style-name="P3920"/></table:table-cell><table:table-cell table:style-name="Table22.Cell26"><text:p text:style-name="P1800"><text:span text:style-name="CharStyle42">1,168</text:span></text:p></table:table-cell></table:table-row><table:table-row table:style-name="Table22.R14"><table:table-cell table:style-name="Table22.Cell27"><text:p text:style-name="P3920"/></table:table-cell><table:table-cell table:style-name="Table22.Cell63"><text:p text:style-name="P3920"/></table:table-cell><table:table-cell table:style-name="Table22.Cell64"><text:p text:style-name="P3920"/></table:table-cell><table:table-cell table:style-name="Table22.Cell28"><text:p text:style-name="P2457"><text:span text:style-name="CharStyle42">3,354</text:span></text:p></table:table-cell></table:table-row><table:table-row table:style-name="Table22.R15"><table:table-cell table:style-name="Table22.Cell29"><text:p text:style-name="P3920"/></table:table-cell><table:table-cell table:style-name="Table22.Cell65"><text:p text:style-name="P3920"/></table:table-cell><table:table-cell table:style-name="Table22.Cell66"><text:p text:style-name="P3920"/></table:table-cell><table:table-cell table:style-name="Table22.Cell30"><text:p text:style-name="P2128"><text:span text:style-name="CharStyle42">925</text:span></text:p></table:table-cell></table:table-row><table:table-row table:style-name="Table22.R16"><table:table-cell table:style-name="Table22.Cell31"><text:p text:style-name="P3920"/></table:table-cell><table:table-cell table:style-name="Table22.Cell68"><text:p text:style-name="P3920"/></table:table-cell><table:table-cell table:style-name="Table22.Cell67"><text:p text:style-name="P3920"/></table:table-cell><table:table-cell table:style-name="Table22.Cell32"><text:p text:style-name="P3280"><text:span text:style-name="CharStyle42">1,576</text:span></text:p></table:table-cell></table:table-row><table:table-row table:style-name="Table22.R17"><table:table-cell table:style-name="Table22.Cell33"><text:p text:style-name="P3920"/></table:table-cell><table:table-cell table:style-name="Table22.Cell70"><text:p text:style-name="P3920"/></table:table-cell><table:table-cell table:style-name="Table22.Cell69"><text:p text:style-name="P3920"/></table:table-cell><table:table-cell table:style-name="Table22.Cell34"><text:p text:style-name="P2290"><text:span text:style-name="CharStyle42">1,788</text:span></text:p></table:table-cell></table:table-row><table:table-row table:style-name="Table22.R18"><table:table-cell table:style-name="Table22.Cell35"><text:p text:style-name="P3920"/></table:table-cell><table:table-cell table:style-name="Table22.Cell72"><text:p text:style-name="P3920"/></table:table-cell><table:table-cell table:style-name="Table22.Cell71"><text:p text:style-name="P3920"/></table:table-cell><table:table-cell table:style-name="Table22.Cell36"><text:p text:style-name="P2819"><text:span text:style-name="CharStyle42">22,735</text:span></text:p></table:table-cell></table:table-row></table:table></draw:text-box></draw:frame></text:p>
        <text:p text:style-name="P471"><draw:frame draw:style-name="fr64" svg:x="0.000cm" svg:y="0.000cm" svg:width="16.671cm" fo:min-height="0.002cm" text:anchor-type="paragraph"><draw:text-box><table:table table:style-name="Table23"><table:table-column table:style-name="Table23.C1"/><table:table-column table:style-name="Table23.C2"/><table:table-column table:style-name="Table23.C3"/><table:table-column table:style-name="Table23.C4"/><table:table-row table:style-name="Table23.R1"><table:table-cell table:style-name="Table23.Cell1"><text:p text:style-name="P2788"><text:span text:style-name="CharStyle42">N. 20 SEMARANG</text:span></text:p></table:table-cell><table:table-cell table:style-name="Table23.Cell2"><text:p text:style-name="P2932"><text:span text:style-name="CharStyle42">1.</text:span></text:p></table:table-cell><table:table-cell table:style-name="Table23.Cell3"><text:p text:style-name="P3100"><text:span text:style-name="CharStyle42">Parit Haji Yusof</text:span></text:p></table:table-cell><table:table-cell table:style-name="Table23.Cell4"><text:p text:style-name="P1894"><text:span text:style-name="CharStyle42">1,413</text:span></text:p></table:table-cell></table:table-row><table:table-row table:style-name="Table23.R2"><table:table-cell table:style-name="Table23.Cell5"><text:p text:style-name="P3920"/></table:table-cell><table:table-cell table:style-name="Table23.Cell6"><text:p text:style-name="P3545"><text:span text:style-name="CharStyle42">2.</text:span></text:p></table:table-cell><table:table-cell table:style-name="Table23.Cell7"><text:p text:style-name="P3648"><text:span text:style-name="CharStyle42">Sri Mendapat</text:span></text:p></table:table-cell><table:table-cell table:style-name="Table23.Cell8"><text:p text:style-name="P3190"><text:span text:style-name="CharStyle42">910</text:span></text:p></table:table-cell></table:table-row><table:table-row table:style-name="Table23.R3"><table:table-cell table:style-name="Table23.Cell9"><text:p text:style-name="P3920"/></table:table-cell><table:table-cell table:style-name="Table23.Cell10"><text:p text:style-name="P2439"><text:span text:style-name="CharStyle42">3.</text:span></text:p></table:table-cell><table:table-cell table:style-name="Table23.Cell11"><text:p text:style-name="P2605"><text:span text:style-name="CharStyle42">Kampong Haji Ghaffar</text:span></text:p></table:table-cell><table:table-cell table:style-name="Table23.Cell12"><text:p text:style-name="P2797"><text:span text:style-name="CharStyle42">887</text:span></text:p></table:table-cell></table:table-row></table:table><text:p text:style-name="P3657"><text:span text:style-name="CharStyle83">30</text:span></text:p></draw:text-box></draw:frame></text:p>
        <text:p text:style-name="P472"/>
      </text:section>
      <text:section text:style-name="Sect24" text:name="Section24">
        <text:p text:style-name="P4009"><draw:frame draw:style-name="fr66" svg:x="3.120cm" svg:y="0.000cm" svg:width="4.082cm" fo:min-height="2.782cm" text:anchor-type="paragraph"><draw:text-box><text:h text:outline-level="1" text:style-name="P2046"><text:bookmark-start text:name="bookmark9"/><text:span text:style-name="CharStyle52">(1)</text:span><text:bookmark-end text:name="bookmark9"/></text:h><text:p text:style-name="P2852"><text:span text:style-name="CharStyle15">Bahagian Pilihan Raya<text:line-break/>Negeri<text:line-break/></text:span><text:span text:style-name="CharStyle41">State Constituency</text:span></text:p></draw:text-box></draw:frame><draw:frame draw:style-name="fr65" svg:x="8.751cm" svg:y="0.000cm" svg:width="10.634cm" fo:min-height="0.002cm" text:anchor-type="paragraph"><draw:text-box><table:table table:style-name="Table24"><table:table-column table:style-name="Table24.C1"/><table:table-column table:style-name="Table24.C2"/><table:table-column table:style-name="Table24.C3"/><table:table-row table:style-name="Table24.R1"><table:table-cell table:style-name="Table24.Cell1"><text:p text:style-name="P3920"/></table:table-cell><table:table-cell table:style-name="Table24.Cell2"><text:p text:style-name="P2304"><text:span text:style-name="CharStyle42">(2)</text:span></text:p></table:table-cell><table:table-cell table:style-name="Table24.Cell3"><text:p text:style-name="P2280"><text:span text:style-name="CharStyle42">(3)</text:span></text:p></table:table-cell></table:table-row><table:table-row table:style-name="Table24.R2"><table:table-cell table:style-name="Table24.Cell4"><text:p text:style-name="P3920"/></table:table-cell><table:table-cell table:style-name="Table24.Cell5"><text:p text:style-name="P1557"><text:span text:style-name="CharStyle42">Daerah Mengundi</text:span></text:p></table:table-cell><table:table-cell table:style-name="Table24.Cell6"><text:p text:style-name="P2177"><text:span text:style-name="CharStyle42">Bilangan Pemilih</text:span></text:p></table:table-cell></table:table-row><table:table-row table:style-name="Table24.R3"><table:table-cell table:style-name="Table24.Cell7"><text:p text:style-name="P3920"/></table:table-cell><table:table-cell table:style-name="Table24.Cell8"><text:p text:style-name="P2053"><text:span text:style-name="CharStyle43">Polling District</text:span></text:p></table:table-cell><table:table-cell table:style-name="Table24.Cell9"><text:p text:style-name="P3471"><text:span text:style-name="CharStyle43">Number of Electors</text:span></text:p></table:table-cell></table:table-row><table:table-row table:style-name="Table24.R4"><table:table-cell table:style-name="Table24.Cell10"><text:p text:style-name="P3391"><text:span text:style-name="CharStyle42">4.</text:span></text:p></table:table-cell><table:table-cell table:style-name="Table24.Cell11"><text:p text:style-name="P2630"><text:span text:style-name="CharStyle42">Asam Bubok</text:span></text:p></table:table-cell><table:table-cell table:style-name="Table24.Cell12"><text:p text:style-name="P2828"><text:span text:style-name="CharStyle42">1,173</text:span></text:p></table:table-cell></table:table-row><table:table-row table:style-name="Table24.R5"><table:table-cell table:style-name="Table24.Cell13"><text:p text:style-name="P2202"><text:span text:style-name="CharStyle42">5.</text:span></text:p></table:table-cell><table:table-cell table:style-name="Table24.Cell14"><text:p text:style-name="P2721"><text:span text:style-name="CharStyle42">Sungai Rambot</text:span></text:p></table:table-cell><table:table-cell table:style-name="Table24.Cell15"><text:p text:style-name="P2102"><text:span text:style-name="CharStyle42">940</text:span></text:p></table:table-cell></table:table-row><table:table-row table:style-name="Table24.R6"><table:table-cell table:style-name="Table24.Cell16"><text:p text:style-name="P2846"><text:span text:style-name="CharStyle42">6.</text:span></text:p></table:table-cell><table:table-cell table:style-name="Table24.Cell17"><text:p text:style-name="P2478"><text:span text:style-name="CharStyle42">Ayer Hitam Selatan</text:span></text:p></table:table-cell><table:table-cell table:style-name="Table24.Cell18"><text:p text:style-name="P3894"><text:span text:style-name="CharStyle42">3,296</text:span></text:p></table:table-cell></table:table-row><table:table-row table:style-name="Table24.R7"><table:table-cell table:style-name="Table24.Cell19"><text:p text:style-name="P2451"><text:span text:style-name="CharStyle42">7.</text:span></text:p></table:table-cell><table:table-cell table:style-name="Table24.Cell20"><text:p text:style-name="P2157"><text:span text:style-name="CharStyle42">Ayer Hitam Utara</text:span></text:p></table:table-cell><table:table-cell table:style-name="Table24.Cell21"><text:p text:style-name="P3008"><text:span text:style-name="CharStyle42">726</text:span></text:p></table:table-cell></table:table-row><table:table-row table:style-name="Table24.R8"><table:table-cell table:style-name="Table24.Cell22"><text:p text:style-name="P2745"><text:span text:style-name="CharStyle42">8.</text:span></text:p></table:table-cell><table:table-cell table:style-name="Table24.Cell23"><text:p text:style-name="P2359"><text:span text:style-name="CharStyle42">Bandar Ayer Hitam Barat</text:span></text:p></table:table-cell><table:table-cell table:style-name="Table24.Cell24"><text:p text:style-name="P2891"><text:span text:style-name="CharStyle42">2,208</text:span></text:p></table:table-cell></table:table-row><table:table-row table:style-name="Table24.R9"><table:table-cell table:style-name="Table24.Cell25"><text:p text:style-name="P1704"><text:span text:style-name="CharStyle42">9.</text:span></text:p></table:table-cell><table:table-cell table:style-name="Table24.Cell26"><text:p text:style-name="P3539"><text:span text:style-name="CharStyle42">Bandar Ayer Hitam Timor</text:span></text:p></table:table-cell><table:table-cell table:style-name="Table24.Cell27"><text:p text:style-name="P1853"><text:span text:style-name="CharStyle42">1,760</text:span></text:p></table:table-cell></table:table-row><table:table-row table:style-name="Table24.R10"><table:table-cell table:style-name="Table24.Cell28"><text:p text:style-name="P1965"><text:span text:style-name="CharStyle42">10.</text:span></text:p></table:table-cell><table:table-cell table:style-name="Table24.Cell29"><text:p text:style-name="P3415"><text:span text:style-name="CharStyle42">Parit Semarang</text:span></text:p></table:table-cell><table:table-cell table:style-name="Table24.Cell30"><text:p text:style-name="P3718"><text:span text:style-name="CharStyle42">1,803</text:span></text:p></table:table-cell></table:table-row><table:table-row table:style-name="Table24.R11"><table:table-cell table:style-name="Table24.Cell31"><text:p text:style-name="P2621"><text:span text:style-name="CharStyle42">11.</text:span></text:p></table:table-cell><table:table-cell table:style-name="Table24.Cell32"><text:p text:style-name="P1734"><text:span text:style-name="CharStyle42">Parit Quarry</text:span></text:p></table:table-cell><table:table-cell table:style-name="Table24.Cell33"><text:p text:style-name="P1824"><text:span text:style-name="CharStyle42">2,049</text:span></text:p></table:table-cell></table:table-row><table:table-row table:style-name="Table24.R12"><table:table-cell table:style-name="Table24.Cell34"><text:p text:style-name="P1739"><text:span text:style-name="CharStyle42">12.</text:span></text:p></table:table-cell><table:table-cell table:style-name="Table24.Cell35"><text:p text:style-name="P1941"><text:span text:style-name="CharStyle42">Sabak Uni</text:span></text:p></table:table-cell><table:table-cell table:style-name="Table24.Cell36"><text:p text:style-name="P1796"><text:span text:style-name="CharStyle42">1,417</text:span></text:p></table:table-cell></table:table-row><table:table-row table:style-name="Table24.R13"><table:table-cell table:style-name="Table24.Cell37"><text:p text:style-name="P2597"><text:span text:style-name="CharStyle42">13.</text:span></text:p></table:table-cell><table:table-cell table:style-name="Table24.Cell38"><text:p text:style-name="P2388"><text:span text:style-name="CharStyle42">Parit Haji Ali</text:span></text:p></table:table-cell><table:table-cell table:style-name="Table24.Cell39"><text:p text:style-name="P3398"><text:span text:style-name="CharStyle42">754</text:span></text:p></table:table-cell></table:table-row><table:table-row table:style-name="Table24.R14"><table:table-cell table:style-name="Table24.Cell40"><text:p text:style-name="P2952"><text:span text:style-name="CharStyle42">14.</text:span></text:p></table:table-cell><table:table-cell table:style-name="Table24.Cell41"><text:p text:style-name="P3409"><text:span text:style-name="CharStyle42">Parit Simpang Tengah</text:span></text:p></table:table-cell><table:table-cell table:style-name="Table24.Cell42"><text:p text:style-name="P2314"><text:span text:style-name="CharStyle42">891</text:span></text:p></table:table-cell></table:table-row><table:table-row table:style-name="Table24.R15"><table:table-cell table:style-name="Table24.Cell43"><text:p text:style-name="P3920"/></table:table-cell><table:table-cell table:style-name="Table24.Cell44"><text:p text:style-name="P3920"/></table:table-cell><table:table-cell table:style-name="Table24.Cell45"><text:p text:style-name="P3757"><text:span text:style-name="CharStyle42">20,227</text:span></text:p></table:table-cell></table:table-row></table:table></draw:text-box></draw:frame><draw:frame draw:style-name="fr67" svg:x="10.266cm" svg:y="26.337cm" svg:width="0.457cm" fo:min-height="0.455cm" text:anchor-type="paragraph"><draw:text-box><text:p text:style-name="P2027"><text:span text:style-name="CharStyle38">31</text:span></text:p></draw:text-box></draw:frame></text:p>
        <text:p text:style-name="P474"/>
        <text:p text:style-name="P475"/>
        <text:p text:style-name="P476"/>
        <text:p text:style-name="P477"/>
        <text:p text:style-name="P478"/>
        <text:p text:style-name="P479"/>
        <text:p text:style-name="P480"/>
        <text:p text:style-name="P481"/>
        <text:p text:style-name="P482"/>
        <text:p text:style-name="P483"/>
        <text:p text:style-name="P484"/>
        <text:p text:style-name="P485"/>
        <text:p text:style-name="P486"/>
        <text:p text:style-name="P487"/>
        <text:p text:style-name="P488"/>
        <text:p text:style-name="P489"/>
        <text:p text:style-name="P490"/>
        <text:p text:style-name="P491"/>
        <text:p text:style-name="P492"/>
        <text:p text:style-name="P493"/>
        <text:p text:style-name="P494"/>
        <text:p text:style-name="P495"/>
        <text:p text:style-name="P496"/>
        <text:p text:style-name="P497"/>
        <text:p text:style-name="P498"/>
        <text:p text:style-name="P499"/>
        <text:p text:style-name="P500"/>
        <text:p text:style-name="P501"/>
        <text:p text:style-name="P502"/>
        <text:p text:style-name="P503"/>
        <text:p text:style-name="P504"/>
        <text:p text:style-name="P505"/>
        <text:p text:style-name="P506"/>
        <text:p text:style-name="P507"/>
        <text:p text:style-name="P508"/>
        <text:p text:style-name="P509"/>
        <text:p text:style-name="P510"/>
        <text:p text:style-name="P511"/>
        <text:p text:style-name="P512"/>
        <text:p text:style-name="P513"/>
        <text:p text:style-name="P514"/>
        <text:p text:style-name="P515"/>
      </text:section>
      <text:section text:style-name="Sect25" text:name="Section25">
        <text:p text:style-name="P4010"><text:span text:style-name="CharStyle10">BAHAGIAN PILIHAN RAYA PERSEKUTUAN: P. 149 SRI GADING</text:span></text:p>
        <text:p text:style-name="P3479"><text:span text:style-name="CharStyle75">FEDERAL CONSTITUENCY: P. 149 SRI GADING</text:span></text:p>
        <text:p text:style-name="P516"><draw:frame draw:style-name="fr68" svg:x="0.000cm" svg:y="0.000cm" svg:width="16.662cm" fo:min-height="0.002cm" text:anchor-type="paragraph"><draw:text-box><table:table table:style-name="Table25"><table:table-column table:style-name="Table25.C1"/><table:table-column table:style-name="Table25.C2"/><table:table-column table:style-name="Table25.C3"/><table:table-column table:style-name="Table25.C4"/><table:table-row table:style-name="Table25.R1"><table:table-cell table:style-name="Table25.Cell1"><text:p text:style-name="P3165"><text:span text:style-name="CharStyle7">(1)</text:span></text:p></table:table-cell><table:table-cell table:style-name="Table25.Cell37"><text:p text:style-name="P3920"/></table:table-cell><table:table-cell table:style-name="Table25.Cell38"><text:p text:style-name="P3920"/></table:table-cell><table:table-cell table:style-name="Table25.Cell2"><text:p text:style-name="P2213"><text:span text:style-name="CharStyle7">(3)</text:span></text:p></table:table-cell></table:table-row><table:table-row table:style-name="Table25.R2"><table:table-cell table:style-name="Table25.Cell3"><text:p text:style-name="P2437"><text:span text:style-name="CharStyle7">Bahagian Pilihan Raya</text:span></text:p></table:table-cell><table:table-cell table:style-name="Table25.Cell39"><text:p text:style-name="P3920"/></table:table-cell><table:table-cell table:style-name="Table25.Cell40"><text:p text:style-name="P3920"/></table:table-cell><table:table-cell table:style-name="Table25.Cell4"><text:p text:style-name="P1972"><text:span text:style-name="CharStyle7">Bilangan Pemilih</text:span></text:p></table:table-cell></table:table-row><table:table-row table:style-name="Table25.R3"><table:table-cell table:style-name="Table25.Cell5"><text:p text:style-name="P3365"><text:span text:style-name="CharStyle7">Negeri</text:span></text:p></table:table-cell><table:table-cell table:style-name="Table25.Cell41"><text:p text:style-name="P3920"/></table:table-cell><table:table-cell table:style-name="Table25.Cell42"><text:p text:style-name="P3920"/></table:table-cell><table:table-cell table:style-name="Table25.Cell6"><text:p text:style-name="P3920"/></table:table-cell></table:table-row><table:table-row table:style-name="Table25.R4"><table:table-cell table:style-name="Table25.Cell7"><text:p text:style-name="P1957"><text:span text:style-name="CharStyle8">State Constituency</text:span></text:p></table:table-cell><table:table-cell table:style-name="Table25.Cell43"><text:p text:style-name="P3920"/></table:table-cell><table:table-cell table:style-name="Table25.Cell44"><text:p text:style-name="P3920"/></table:table-cell><table:table-cell table:style-name="Table25.Cell8"><text:p text:style-name="P3564"><text:span text:style-name="CharStyle8">Number of Electors</text:span></text:p></table:table-cell></table:table-row><table:table-row table:style-name="Table25.R5"><table:table-cell table:style-name="Table25.Cell9"><text:p text:style-name="P2489"><text:span text:style-name="CharStyle7">N. 21 PARIT YAANI</text:span></text:p></table:table-cell><table:table-cell table:style-name="Table25.Cell45"><text:p text:style-name="P3920"/></table:table-cell><table:table-cell table:style-name="Table25.Cell46"><text:p text:style-name="P3920"/></table:table-cell><table:table-cell table:style-name="Table25.Cell10"><text:p text:style-name="P3481"><text:span text:style-name="CharStyle7">327</text:span></text:p></table:table-cell></table:table-row><table:table-row table:style-name="Table25.R6"><table:table-cell table:style-name="Table25.Cell11"><text:p text:style-name="P3920"/></table:table-cell><table:table-cell table:style-name="Table25.Cell47"><text:p text:style-name="P3920"/></table:table-cell><table:table-cell table:style-name="Table25.Cell48"><text:p text:style-name="P3920"/></table:table-cell><table:table-cell table:style-name="Table25.Cell12"><text:p text:style-name="P1867"><text:span text:style-name="CharStyle7">526</text:span></text:p></table:table-cell></table:table-row><table:table-row table:style-name="Table25.R7"><table:table-cell table:style-name="Table25.Cell13"><text:p text:style-name="P3920"/></table:table-cell><table:table-cell table:style-name="Table25.Cell49"><text:p text:style-name="P3920"/></table:table-cell><table:table-cell table:style-name="Table25.Cell50"><text:p text:style-name="P3920"/></table:table-cell><table:table-cell table:style-name="Table25.Cell14"><text:p text:style-name="P2264"><text:span text:style-name="CharStyle7">1,466</text:span></text:p></table:table-cell></table:table-row><table:table-row table:style-name="Table25.R8"><table:table-cell table:style-name="Table25.Cell15"><text:p text:style-name="P3920"/></table:table-cell><table:table-cell table:style-name="Table25.Cell51"><text:p text:style-name="P3920"/></table:table-cell><table:table-cell table:style-name="Table25.Cell52"><text:p text:style-name="P3920"/></table:table-cell><table:table-cell table:style-name="Table25.Cell16"><text:p text:style-name="P2864"><text:span text:style-name="CharStyle7">1,026</text:span></text:p></table:table-cell></table:table-row><table:table-row table:style-name="Table25.R9"><table:table-cell table:style-name="Table25.Cell17"><text:p text:style-name="P3920"/></table:table-cell><table:table-cell table:style-name="Table25.Cell53"><text:p text:style-name="P3920"/></table:table-cell><table:table-cell table:style-name="Table25.Cell54"><text:p text:style-name="P3920"/></table:table-cell><table:table-cell table:style-name="Table25.Cell18"><text:p text:style-name="P3804"><text:span text:style-name="CharStyle7">2,688</text:span></text:p></table:table-cell></table:table-row><table:table-row table:style-name="Table25.R10"><table:table-cell table:style-name="Table25.Cell19"><text:p text:style-name="P3920"/></table:table-cell><table:table-cell table:style-name="Table25.Cell55"><text:p text:style-name="P3920"/></table:table-cell><table:table-cell table:style-name="Table25.Cell56"><text:p text:style-name="P3920"/></table:table-cell><table:table-cell table:style-name="Table25.Cell20"><text:p text:style-name="P1938"><text:span text:style-name="CharStyle7">1,452</text:span></text:p></table:table-cell></table:table-row><table:table-row table:style-name="Table25.R11"><table:table-cell table:style-name="Table25.Cell21"><text:p text:style-name="P3920"/></table:table-cell><table:table-cell table:style-name="Table25.Cell57"><text:p text:style-name="P3920"/></table:table-cell><table:table-cell table:style-name="Table25.Cell58"><text:p text:style-name="P3920"/></table:table-cell><table:table-cell table:style-name="Table25.Cell22"><text:p text:style-name="P2321"><text:span text:style-name="CharStyle7">1,318</text:span></text:p></table:table-cell></table:table-row><table:table-row table:style-name="Table25.R12"><table:table-cell table:style-name="Table25.Cell23"><text:p text:style-name="P3920"/></table:table-cell><table:table-cell table:style-name="Table25.Cell59"><text:p text:style-name="P3920"/></table:table-cell><table:table-cell table:style-name="Table25.Cell60"><text:p text:style-name="P3920"/></table:table-cell><table:table-cell table:style-name="Table25.Cell24"><text:p text:style-name="P2720"><text:span text:style-name="CharStyle7">1,821</text:span></text:p></table:table-cell></table:table-row><table:table-row table:style-name="Table25.R13"><table:table-cell table:style-name="Table25.Cell25"><text:p text:style-name="P3920"/></table:table-cell><table:table-cell table:style-name="Table25.Cell61"><text:p text:style-name="P3920"/></table:table-cell><table:table-cell table:style-name="Table25.Cell62"><text:p text:style-name="P3920"/></table:table-cell><table:table-cell table:style-name="Table25.Cell26"><text:p text:style-name="P3152"><text:span text:style-name="CharStyle7">624</text:span></text:p></table:table-cell></table:table-row><table:table-row table:style-name="Table25.R14"><table:table-cell table:style-name="Table25.Cell27"><text:p text:style-name="P3920"/></table:table-cell><table:table-cell table:style-name="Table25.Cell63"><text:p text:style-name="P3920"/></table:table-cell><table:table-cell table:style-name="Table25.Cell64"><text:p text:style-name="P3920"/></table:table-cell><table:table-cell table:style-name="Table25.Cell28"><text:p text:style-name="P1843"><text:span text:style-name="CharStyle7">1,166</text:span></text:p></table:table-cell></table:table-row><table:table-row table:style-name="Table25.R15"><table:table-cell table:style-name="Table25.Cell29"><text:p text:style-name="P3920"/></table:table-cell><table:table-cell table:style-name="Table25.Cell65"><text:p text:style-name="P3920"/></table:table-cell><table:table-cell table:style-name="Table25.Cell66"><text:p text:style-name="P3920"/></table:table-cell><table:table-cell table:style-name="Table25.Cell30"><text:p text:style-name="P3806"><text:span text:style-name="CharStyle7">2,885</text:span></text:p></table:table-cell></table:table-row><table:table-row table:style-name="Table25.R16"><table:table-cell table:style-name="Table25.Cell31"><text:p text:style-name="P3920"/></table:table-cell><table:table-cell table:style-name="Table25.Cell68"><text:p text:style-name="P3920"/></table:table-cell><table:table-cell table:style-name="Table25.Cell67"><text:p text:style-name="P3920"/></table:table-cell><table:table-cell table:style-name="Table25.Cell32"><text:p text:style-name="P2945"><text:span text:style-name="CharStyle7">3,737</text:span></text:p></table:table-cell></table:table-row><table:table-row table:style-name="Table25.R17"><table:table-cell table:style-name="Table25.Cell33"><text:p text:style-name="P3920"/></table:table-cell><table:table-cell table:style-name="Table25.Cell70"><text:p text:style-name="P3920"/></table:table-cell><table:table-cell table:style-name="Table25.Cell69"><text:p text:style-name="P3920"/></table:table-cell><table:table-cell table:style-name="Table25.Cell34"><text:p text:style-name="P3079"><text:span text:style-name="CharStyle7">4,274</text:span></text:p></table:table-cell></table:table-row><table:table-row table:style-name="Table25.R18"><table:table-cell table:style-name="Table25.Cell35"><text:p text:style-name="P3920"/></table:table-cell><table:table-cell table:style-name="Table25.Cell72"><text:p text:style-name="P3920"/></table:table-cell><table:table-cell table:style-name="Table25.Cell71"><text:p text:style-name="P3920"/></table:table-cell><table:table-cell table:style-name="Table25.Cell36"><text:p text:style-name="P2504"><text:span text:style-name="CharStyle7">23,310</text:span></text:p></table:table-cell></table:table-row></table:table></draw:text-box></draw:frame></text:p>
        <text:p text:style-name="P517"><draw:frame draw:style-name="fr69" svg:x="0.000cm" svg:y="0.000cm" svg:width="16.646cm" fo:min-height="0.002cm" text:anchor-type="paragraph"><draw:text-box><table:table table:style-name="Table26"><table:table-column table:style-name="Table26.C1"/><table:table-column table:style-name="Table26.C2"/><table:table-column table:style-name="Table26.C3"/><table:table-column table:style-name="Table26.C4"/><table:table-row table:style-name="Table26.R1"><table:table-cell table:style-name="Table26.Cell1"><text:p text:style-name="P3483"><text:span text:style-name="CharStyle7">N. 22 PARIT RAJA</text:span></text:p></table:table-cell><table:table-cell table:style-name="Table26.Cell5"><text:p text:style-name="P3920"/></table:table-cell><table:table-cell table:style-name="Table26.Cell6"><text:p text:style-name="P3920"/></table:table-cell><table:table-cell table:style-name="Table26.Cell2"><text:p text:style-name="P2105"><text:span text:style-name="CharStyle7">1,887</text:span></text:p></table:table-cell></table:table-row><table:table-row table:style-name="Table26.R2"><table:table-cell table:style-name="Table26.Cell3"><text:p text:style-name="P3920"/></table:table-cell><table:table-cell table:style-name="Table26.Cell7"><text:p text:style-name="P3920"/></table:table-cell><table:table-cell table:style-name="Table26.Cell8"><text:p text:style-name="P3920"/></table:table-cell><table:table-cell table:style-name="Table26.Cell4"><text:p text:style-name="P2229"><text:span text:style-name="CharStyle7">1,251</text:span></text:p></table:table-cell></table:table-row></table:table></draw:text-box></draw:frame></text:p>
        <text:p text:style-name="P2867"><text:span text:style-name="CharStyle19">32</text:span></text:p>
        <text:p text:style-name="P2951"><text:span text:style-name="CharStyle7">(1)<text:tab/>(2)<text:tab/>(3)</text:span></text:p>
        <text:p text:style-name="P2129"><text:span text:style-name="CharStyle7">Bahagian Pilihan Raya<text:tab/>Daerah<text:tab/>Mengundi<text:tab/>Bilangan<text:tab/>Pemilih</text:span></text:p>
        <text:p text:style-name="P2827"><text:span text:style-name="CharStyle7">Negeri</text:span></text:p>
        <text:p text:style-name="P3162"><text:span text:style-name="CharStyle32">State Constituency<text:tab/>Polling<text:tab/>District<text:tab/>Number of<text:tab/>Electors</text:span></text:p>
        <text:p text:style-name="P518"><draw:frame draw:style-name="fr70" svg:x="0.000cm" svg:y="0.000cm" svg:width="10.626cm" fo:min-height="0.002cm" text:anchor-type="paragraph"><draw:text-box><table:table table:style-name="Table27"><table:table-column table:style-name="Table27.C1"/><table:table-column table:style-name="Table27.C2"/><table:table-column table:style-name="Table27.C3"/><table:table-row table:style-name="Table27.R1"><table:table-cell table:style-name="Table27.Cell1"><text:p text:style-name="P1661"><text:span text:style-name="CharStyle7">3.</text:span></text:p></table:table-cell><table:table-cell table:style-name="Table27.Cell2"><text:p text:style-name="P3221"><text:span text:style-name="CharStyle7">Batu Enam</text:span></text:p></table:table-cell><table:table-cell table:style-name="Table27.Cell3"><text:p text:style-name="P1915"><text:span text:style-name="CharStyle7">1,957</text:span></text:p></table:table-cell></table:table-row><table:table-row table:style-name="Table27.R2"><table:table-cell table:style-name="Table27.Cell4"><text:p text:style-name="P2313"><text:span text:style-name="CharStyle7">4.</text:span></text:p></table:table-cell><table:table-cell table:style-name="Table27.Cell5"><text:p text:style-name="P3142"><text:span text:style-name="CharStyle7">Sri Gading</text:span></text:p></table:table-cell><table:table-cell table:style-name="Table27.Cell6"><text:p text:style-name="P1662"><text:span text:style-name="CharStyle7">1,132</text:span></text:p></table:table-cell></table:table-row><table:table-row table:style-name="Table27.R3"><table:table-cell table:style-name="Table27.Cell7"><text:p text:style-name="P1897"><text:span text:style-name="CharStyle7">5.</text:span></text:p></table:table-cell><table:table-cell table:style-name="Table27.Cell8"><text:p text:style-name="P2216"><text:span text:style-name="CharStyle7">Bandar Sri Gading</text:span></text:p></table:table-cell><table:table-cell table:style-name="Table27.Cell9"><text:p text:style-name="P2404"><text:span text:style-name="CharStyle7">1,501</text:span></text:p></table:table-cell></table:table-row><table:table-row table:style-name="Table27.R4"><table:table-cell table:style-name="Table27.Cell10"><text:p text:style-name="P2732"><text:span text:style-name="CharStyle7">6.</text:span></text:p></table:table-cell><table:table-cell table:style-name="Table27.Cell11"><text:p text:style-name="P2958"><text:span text:style-name="CharStyle7">Tanjong Sembrong</text:span></text:p></table:table-cell><table:table-cell table:style-name="Table27.Cell12"><text:p text:style-name="P3192"><text:span text:style-name="CharStyle7">243</text:span></text:p></table:table-cell></table:table-row><table:table-row table:style-name="Table27.R5"><table:table-cell table:style-name="Table27.Cell13"><text:p text:style-name="P1864"><text:span text:style-name="CharStyle7">7.</text:span></text:p></table:table-cell><table:table-cell table:style-name="Table27.Cell14"><text:p text:style-name="P2057"><text:span text:style-name="CharStyle7">Bandar Parit Raja Utara</text:span></text:p></table:table-cell><table:table-cell table:style-name="Table27.Cell15"><text:p text:style-name="P1909"><text:span text:style-name="CharStyle7">1,238</text:span></text:p></table:table-cell></table:table-row><table:table-row table:style-name="Table27.R6"><table:table-cell table:style-name="Table27.Cell16"><text:p text:style-name="P3490"><text:span text:style-name="CharStyle7">8.</text:span></text:p></table:table-cell><table:table-cell table:style-name="Table27.Cell17"><text:p text:style-name="P3692"><text:span text:style-name="CharStyle7">Bandar Parit Raja Selatan</text:span></text:p></table:table-cell><table:table-cell table:style-name="Table27.Cell18"><text:p text:style-name="P2332"><text:span text:style-name="CharStyle7">1,465</text:span></text:p></table:table-cell></table:table-row><table:table-row table:style-name="Table27.R7"><table:table-cell table:style-name="Table27.Cell19"><text:p text:style-name="P2356"><text:span text:style-name="CharStyle7">9.</text:span></text:p></table:table-cell><table:table-cell table:style-name="Table27.Cell20"><text:p text:style-name="P1917"><text:span text:style-name="CharStyle7">Pintas Puding</text:span></text:p></table:table-cell><table:table-cell table:style-name="Table27.Cell21"><text:p text:style-name="P1719"><text:span text:style-name="CharStyle7">2,509</text:span></text:p></table:table-cell></table:table-row><table:table-row table:style-name="Table27.R8"><table:table-cell table:style-name="Table27.Cell22"><text:p text:style-name="P1811"><text:span text:style-name="CharStyle7">10.</text:span></text:p></table:table-cell><table:table-cell table:style-name="Table27.Cell23"><text:p text:style-name="P3485"><text:span text:style-name="CharStyle7">Parit Jelutong</text:span></text:p></table:table-cell><table:table-cell table:style-name="Table27.Cell24"><text:p text:style-name="P2380"><text:span text:style-name="CharStyle7">2,346</text:span></text:p></table:table-cell></table:table-row><table:table-row table:style-name="Table27.R9"><table:table-cell table:style-name="Table27.Cell25"><text:p text:style-name="P1976"><text:span text:style-name="CharStyle7">11.</text:span></text:p></table:table-cell><table:table-cell table:style-name="Table27.Cell26"><text:p text:style-name="P1533"><text:span text:style-name="CharStyle7">Pintas Raya</text:span></text:p></table:table-cell><table:table-cell table:style-name="Table27.Cell27"><text:p text:style-name="P2408"><text:span text:style-name="CharStyle7">1,145</text:span></text:p></table:table-cell></table:table-row><table:table-row table:style-name="Table27.R10"><table:table-cell table:style-name="Table27.Cell28"><text:p text:style-name="P2410"><text:span text:style-name="CharStyle7">12.</text:span></text:p></table:table-cell><table:table-cell table:style-name="Table27.Cell29"><text:p text:style-name="P3226"><text:span text:style-name="CharStyle7">Sri Gading Estate</text:span></text:p></table:table-cell><table:table-cell table:style-name="Table27.Cell30"><text:p text:style-name="P3292"><text:span text:style-name="CharStyle7">449</text:span></text:p></table:table-cell></table:table-row><table:table-row table:style-name="Table27.R11"><table:table-cell table:style-name="Table27.Cell31"><text:p text:style-name="P1621"><text:span text:style-name="CharStyle7">13.</text:span></text:p></table:table-cell><table:table-cell table:style-name="Table27.Cell32"><text:p text:style-name="P3487"><text:span text:style-name="CharStyle7">Parit Kampong Baru</text:span></text:p></table:table-cell><table:table-cell table:style-name="Table27.Cell33"><text:p text:style-name="P3262"><text:span text:style-name="CharStyle7">1,194</text:span></text:p></table:table-cell></table:table-row><table:table-row table:style-name="Table27.R12"><table:table-cell table:style-name="Table27.Cell34"><text:p text:style-name="P2112"><text:span text:style-name="CharStyle7">14.</text:span></text:p></table:table-cell><table:table-cell table:style-name="Table27.Cell35"><text:p text:style-name="P3376"><text:span text:style-name="CharStyle7">Parit Sri Pandan</text:span></text:p></table:table-cell><table:table-cell table:style-name="Table27.Cell36"><text:p text:style-name="P3496"><text:span text:style-name="CharStyle7">371</text:span></text:p></table:table-cell></table:table-row><table:table-row table:style-name="Table27.R13"><table:table-cell table:style-name="Table27.Cell37"><text:p text:style-name="P2829"><text:span text:style-name="CharStyle7">15.</text:span></text:p></table:table-cell><table:table-cell table:style-name="Table27.Cell38"><text:p text:style-name="P2463"><text:span text:style-name="CharStyle7">Parit Lapis Sempadan</text:span></text:p></table:table-cell><table:table-cell table:style-name="Table27.Cell39"><text:p text:style-name="P3344"><text:span text:style-name="CharStyle7">1,300</text:span></text:p></table:table-cell></table:table-row><table:table-row table:style-name="Table27.R14"><table:table-cell table:style-name="Table27.Cell40"><text:p text:style-name="P1900"><text:span text:style-name="CharStyle7">16.</text:span></text:p></table:table-cell><table:table-cell table:style-name="Table27.Cell41"><text:p text:style-name="P2266"><text:span text:style-name="CharStyle7">Parit Raja</text:span></text:p></table:table-cell><table:table-cell table:style-name="Table27.Cell42"><text:p text:style-name="P3489"><text:span text:style-name="CharStyle7">2,153</text:span></text:p></table:table-cell></table:table-row></table:table></draw:text-box></draw:frame></text:p>
        <text:p text:style-name="P1943"><text:span text:style-name="CharStyle7">22,141</text:span></text:p>
        <text:p text:style-name="P2505"><text:span text:style-name="CharStyle19">33</text:span></text:p>
      </text:section>
      <text:section text:style-name="Sect26" text:name="Section26">
        <text:p text:style-name="P4011"><draw:frame draw:style-name="fr73" svg:x="4.364cm" svg:y="0.004cm" svg:width="12.259cm" fo:min-height="1.087cm" text:anchor-type="paragraph"><draw:text-box><text:p text:style-name="P3540"><text:span text:style-name="CharStyle53">BAHAGIAN PILIHAN RAYA PERSEKUTUAN: P. 150 BATU PAHAT</text:span></text:p><text:p text:style-name="P3703"><text:span text:style-name="CharStyle55">FEDERAL CONSTITUENCY: P. 150 BATU PAHAT</text:span></text:p></draw:text-box></draw:frame><draw:frame draw:style-name="fr72" svg:x="8.749cm" svg:y="1.718cm" svg:width="10.634cm" fo:min-height="0.002cm" text:anchor-type="paragraph"><draw:text-box><table:table table:style-name="Table28"><table:table-column table:style-name="Table28.C1"/><table:table-column table:style-name="Table28.C2"/><table:table-column table:style-name="Table28.C3"/><table:table-row table:style-name="Table28.R1"><table:table-cell table:style-name="Table28.Cell1"><text:p text:style-name="P3920"/></table:table-cell><table:table-cell table:style-name="Table28.Cell2"><text:p text:style-name="P3033"><text:span text:style-name="CharStyle7">(2)</text:span></text:p></table:table-cell><table:table-cell table:style-name="Table28.Cell3"><text:p text:style-name="P3363"><text:span text:style-name="CharStyle7">(3)</text:span></text:p></table:table-cell></table:table-row><table:table-row table:style-name="Table28.R2"><table:table-cell table:style-name="Table28.Cell4"><text:p text:style-name="P3920"/></table:table-cell><table:table-cell table:style-name="Table28.Cell5"><text:p text:style-name="P1572"><text:span text:style-name="CharStyle7">Daerah Mengundi</text:span></text:p></table:table-cell><table:table-cell table:style-name="Table28.Cell6"><text:p text:style-name="P1666"><text:span text:style-name="CharStyle7">Bilangan Pemilih</text:span></text:p></table:table-cell></table:table-row><table:table-row table:style-name="Table28.R3"><table:table-cell table:style-name="Table28.Cell7"><text:p text:style-name="P3920"/></table:table-cell><table:table-cell table:style-name="Table28.Cell8"><text:p text:style-name="P1880"><text:span text:style-name="CharStyle8">Polling District</text:span></text:p></table:table-cell><table:table-cell table:style-name="Table28.Cell9"><text:p text:style-name="P1985"><text:span text:style-name="CharStyle8">Number of Electors</text:span></text:p></table:table-cell></table:table-row><table:table-row table:style-name="Table28.R4"><table:table-cell table:style-name="Table28.Cell10"><text:p text:style-name="P3491"><text:span text:style-name="CharStyle84">1</text:span><text:span text:style-name="CharStyle85">.</text:span></text:p></table:table-cell><table:table-cell table:style-name="Table28.Cell11"><text:p text:style-name="P2199"><text:span text:style-name="CharStyle7">Parit Bilal</text:span></text:p></table:table-cell><table:table-cell table:style-name="Table28.Cell12"><text:p text:style-name="P3342"><text:span text:style-name="CharStyle7">4,909</text:span></text:p></table:table-cell></table:table-row><table:table-row table:style-name="Table28.R5"><table:table-cell table:style-name="Table28.Cell13"><text:p text:style-name="P2417"><text:span text:style-name="CharStyle7">2.</text:span></text:p></table:table-cell><table:table-cell table:style-name="Table28.Cell14"><text:p text:style-name="P2527"><text:span text:style-name="CharStyle7">Linau</text:span></text:p></table:table-cell><table:table-cell table:style-name="Table28.Cell15"><text:p text:style-name="P2635"><text:span text:style-name="CharStyle7">1,141</text:span></text:p></table:table-cell></table:table-row><table:table-row table:style-name="Table28.R6"><table:table-cell table:style-name="Table28.Cell16"><text:p text:style-name="P2739"><text:span text:style-name="CharStyle7">3.</text:span></text:p></table:table-cell><table:table-cell table:style-name="Table28.Cell17"><text:p text:style-name="P2856"><text:span text:style-name="CharStyle7">Bakau Chondong</text:span></text:p></table:table-cell><table:table-cell table:style-name="Table28.Cell18"><text:p text:style-name="P2969"><text:span text:style-name="CharStyle7">3,077</text:span></text:p></table:table-cell></table:table-row><table:table-row table:style-name="Table28.R7"><table:table-cell table:style-name="Table28.Cell19"><text:p text:style-name="P3074"><text:span text:style-name="CharStyle7">4.</text:span></text:p></table:table-cell><table:table-cell table:style-name="Table28.Cell20"><text:p text:style-name="P3174"><text:span text:style-name="CharStyle7">Bukit Pasir</text:span></text:p></table:table-cell><table:table-cell table:style-name="Table28.Cell21"><text:p text:style-name="P1539"><text:span text:style-name="CharStyle7">2,509</text:span></text:p></table:table-cell></table:table-row><table:table-row table:style-name="Table28.R8"><table:table-cell table:style-name="Table28.Cell22"><text:p text:style-name="P1648"><text:span text:style-name="CharStyle7">5.</text:span></text:p></table:table-cell><table:table-cell table:style-name="Table28.Cell23"><text:p text:style-name="P1758"><text:span text:style-name="CharStyle7">Bakau Chondong Barat</text:span></text:p></table:table-cell><table:table-cell table:style-name="Table28.Cell24"><text:p text:style-name="P1876"><text:span text:style-name="CharStyle7">4,210</text:span></text:p></table:table-cell></table:table-row><table:table-row table:style-name="Table28.R9"><table:table-cell table:style-name="Table28.Cell25"><text:p text:style-name="P1982"><text:span text:style-name="CharStyle7">6.</text:span></text:p></table:table-cell><table:table-cell table:style-name="Table28.Cell26"><text:p text:style-name="P2096"><text:span text:style-name="CharStyle7">Kampong Kenangan Dato' Onn</text:span></text:p></table:table-cell><table:table-cell table:style-name="Table28.Cell27"><text:p text:style-name="P3468"><text:span text:style-name="CharStyle7">3,281</text:span></text:p></table:table-cell></table:table-row><table:table-row table:style-name="Table28.R10"><table:table-cell table:style-name="Table28.Cell28"><text:p text:style-name="P2298"><text:span text:style-name="CharStyle7">7.</text:span></text:p></table:table-cell><table:table-cell table:style-name="Table28.Cell29"><text:p text:style-name="P3374"><text:span text:style-name="CharStyle7">Gunong Soga</text:span></text:p></table:table-cell><table:table-cell table:style-name="Table28.Cell30"><text:p text:style-name="P3493"><text:span text:style-name="CharStyle7">4,286</text:span></text:p></table:table-cell></table:table-row><table:table-row table:style-name="Table28.R11"><table:table-cell table:style-name="Table28.Cell31"><text:p text:style-name="P2633"><text:span text:style-name="CharStyle84">8</text:span><text:span text:style-name="CharStyle85">.</text:span></text:p></table:table-cell><table:table-cell table:style-name="Table28.Cell32"><text:p text:style-name="P2737"><text:span text:style-name="CharStyle7">Kampong Merdeka Timor</text:span></text:p></table:table-cell><table:table-cell table:style-name="Table28.Cell33"><text:p text:style-name="P2855"><text:span text:style-name="CharStyle7">1,064</text:span></text:p></table:table-cell></table:table-row><table:table-row table:style-name="Table28.R12"><table:table-cell table:style-name="Table28.Cell34"><text:p text:style-name="P2968"><text:span text:style-name="CharStyle7">9.</text:span></text:p></table:table-cell><table:table-cell table:style-name="Table28.Cell35"><text:p text:style-name="P3349"><text:span text:style-name="CharStyle7">Kampong Merdeka Barat</text:span></text:p></table:table-cell><table:table-cell table:style-name="Table28.Cell36"><text:p text:style-name="P3171"><text:span text:style-name="CharStyle7">1,165</text:span></text:p></table:table-cell></table:table-row><table:table-row table:style-name="Table28.R13"><table:table-cell table:style-name="Table28.Cell37"><text:p text:style-name="P3509"><text:span text:style-name="CharStyle7">10.</text:span></text:p></table:table-cell><table:table-cell table:style-name="Table28.Cell38"><text:p text:style-name="P1647"><text:span text:style-name="CharStyle7">Jalan Zabedah Barat</text:span></text:p></table:table-cell><table:table-cell table:style-name="Table28.Cell39"><text:p text:style-name="P1755"><text:span text:style-name="CharStyle7">1,485</text:span></text:p></table:table-cell></table:table-row><table:table-row table:style-name="Table28.R14"><table:table-cell table:style-name="Table28.Cell40"><text:p text:style-name="P3511"><text:span text:style-name="CharStyle7">11.</text:span></text:p></table:table-cell><table:table-cell table:style-name="Table28.Cell41"><text:p text:style-name="P1981"><text:span text:style-name="CharStyle7">Jalan Abu Bakar</text:span></text:p></table:table-cell><table:table-cell table:style-name="Table28.Cell42"><text:p text:style-name="P2092"><text:span text:style-name="CharStyle7">1,637</text:span></text:p></table:table-cell></table:table-row><table:table-row table:style-name="Table28.R15"><table:table-cell table:style-name="Table28.Cell43"><text:p text:style-name="P2195"><text:span text:style-name="CharStyle7">12.</text:span></text:p></table:table-cell><table:table-cell table:style-name="Table28.Cell44"><text:p text:style-name="P2297"><text:span text:style-name="CharStyle7">Jalan Zabedah Timor</text:span></text:p></table:table-cell><table:table-cell table:style-name="Table28.Cell45"><text:p text:style-name="P3368"><text:span text:style-name="CharStyle7">2,328</text:span></text:p></table:table-cell></table:table-row><table:table-row table:style-name="Table28.R16"><table:table-cell table:style-name="Table28.Cell46"><text:p text:style-name="P2523"><text:span text:style-name="CharStyle7">13.</text:span></text:p></table:table-cell><table:table-cell table:style-name="Table28.Cell47"><text:p text:style-name="P2632"><text:span text:style-name="CharStyle7">Simpang Rantai</text:span></text:p></table:table-cell><table:table-cell table:style-name="Table28.Cell48"><text:p text:style-name="P3299"><text:span text:style-name="CharStyle7">1,203</text:span></text:p></table:table-cell></table:table-row><table:table-row table:style-name="Table28.R17"><table:table-cell table:style-name="Table28.Cell49"><text:p text:style-name="P2853"><text:span text:style-name="CharStyle7">14.</text:span></text:p></table:table-cell><table:table-cell table:style-name="Table28.Cell50"><text:p text:style-name="P2965"><text:span text:style-name="CharStyle7">Bentara Luar</text:span></text:p></table:table-cell><table:table-cell table:style-name="Table28.Cell51"><text:p text:style-name="P3693"><text:span text:style-name="CharStyle7">3,860</text:span></text:p></table:table-cell></table:table-row><table:table-row table:style-name="Table28.R18"><table:table-cell table:style-name="Table28.Cell52"><text:p text:style-name="P3169"><text:span text:style-name="CharStyle7">15.</text:span></text:p></table:table-cell><table:table-cell table:style-name="Table28.Cell53"><text:p text:style-name="P1536"><text:span text:style-name="CharStyle7">Bukit Bendera</text:span></text:p></table:table-cell><table:table-cell table:style-name="Table28.Cell54"><text:p text:style-name="P1644"><text:span text:style-name="CharStyle7">2,282</text:span></text:p></table:table-cell></table:table-row><table:table-row table:style-name="Table28.R19"><table:table-cell table:style-name="Table28.Cell55"><text:p text:style-name="P3293"><text:span text:style-name="CharStyle7">16.</text:span></text:p></table:table-cell><table:table-cell table:style-name="Table28.Cell56"><text:p text:style-name="P1871"><text:span text:style-name="CharStyle7">Taman Soga</text:span></text:p></table:table-cell><table:table-cell table:style-name="Table28.Cell57"><text:p text:style-name="P1980"><text:span text:style-name="CharStyle7">4,231</text:span></text:p></table:table-cell></table:table-row><table:table-row table:style-name="Table28.R20"><table:table-cell table:style-name="Table28.Cell58"><text:p text:style-name="P2091"><text:span text:style-name="CharStyle7">17.</text:span></text:p></table:table-cell><table:table-cell table:style-name="Table28.Cell59"><text:p text:style-name="P3345"><text:span text:style-name="CharStyle7">Kampung Istana</text:span></text:p></table:table-cell><table:table-cell table:style-name="Table28.Cell60"><text:p text:style-name="P2296"><text:span text:style-name="CharStyle7">956</text:span></text:p></table:table-cell></table:table-row><table:table-row table:style-name="Table28.R21"><table:table-cell table:style-name="Table28.Cell61"><text:p text:style-name="P2409"><text:span text:style-name="CharStyle7">18.</text:span></text:p></table:table-cell><table:table-cell table:style-name="Table28.Cell62"><text:p text:style-name="P2520"><text:span text:style-name="CharStyle7">Taman Murni</text:span></text:p></table:table-cell><table:table-cell table:style-name="Table28.Cell63"><text:p text:style-name="P2631"><text:span text:style-name="CharStyle7">2,125</text:span></text:p></table:table-cell></table:table-row></table:table><text:p text:style-name="P2742"><text:span text:style-name="CharStyle59">45,749</text:span></text:p></draw:text-box></draw:frame></text:p>
        <text:p text:style-name="P521"/>
        <text:p text:style-name="P522"/>
        <text:p text:style-name="P523"/>
        <text:p text:style-name="P524"/>
        <text:p text:style-name="P525"/>
        <text:p text:style-name="P526"/>
        <text:p text:style-name="P527"/>
        <text:p text:style-name="P528"/>
        <text:p text:style-name="P529"/>
        <text:p text:style-name="P530"/>
        <text:p text:style-name="P531"/>
        <text:p text:style-name="P532"/>
        <text:p text:style-name="P533"/>
        <text:p text:style-name="P534"/>
        <text:p text:style-name="P535"/>
        <text:p text:style-name="P536"/>
        <text:p text:style-name="P537"/>
        <text:p text:style-name="P538"/>
        <text:p text:style-name="P539"/>
        <text:p text:style-name="P540"/>
        <text:p text:style-name="P541"/>
        <text:p text:style-name="P542"/>
        <text:p text:style-name="P543"/>
        <text:p text:style-name="P544"/>
        <text:p text:style-name="P545"/>
        <text:p text:style-name="P546"/>
        <text:p text:style-name="P547"/>
        <text:p text:style-name="P548"/>
        <text:p text:style-name="P549"/>
        <text:p text:style-name="P550"/>
        <text:p text:style-name="P551"/>
        <text:p text:style-name="P552"/>
        <text:p text:style-name="P553"/>
        <text:p text:style-name="P554"/>
        <text:p text:style-name="P555"/>
        <text:p text:style-name="P556"/>
        <text:p text:style-name="P557"/>
        <text:p text:style-name="P558"/>
        <text:p text:style-name="P559"/>
      </text:section>
      <text:section text:style-name="Sect27" text:name="Section27">
        <text:p text:style-name="P4012"><draw:frame draw:style-name="fr74" svg:x="0.000cm" svg:y="0.000cm" svg:width="10.626cm" fo:min-height="0.002cm" text:anchor-type="paragraph"><draw:text-box><table:table table:style-name="Table29"><table:table-column table:style-name="Table29.C1"/><table:table-column table:style-name="Table29.C2"/><table:table-column table:style-name="Table29.C3"/><table:table-row table:style-name="Table29.R1"><table:table-cell table:style-name="Table29.Cell1"><text:p text:style-name="P3920"/></table:table-cell><table:table-cell table:style-name="Table29.Cell2"><text:p text:style-name="P2181"><text:span text:style-name="CharStyle7">(2)</text:span></text:p></table:table-cell><table:table-cell table:style-name="Table29.Cell3"><text:p text:style-name="P2073"><text:span text:style-name="CharStyle7">(3)</text:span></text:p></table:table-cell></table:table-row><table:table-row table:style-name="Table29.R2"><table:table-cell table:style-name="Table29.Cell4"><text:p text:style-name="P3920"/></table:table-cell><table:table-cell table:style-name="Table29.Cell5"><text:p text:style-name="P1609"><text:span text:style-name="CharStyle7">Daerah Mengundi</text:span></text:p></table:table-cell><table:table-cell table:style-name="Table29.Cell6"><text:p text:style-name="P1548"><text:span text:style-name="CharStyle7">Bilangan Pemilih</text:span></text:p></table:table-cell></table:table-row><table:table-row table:style-name="Table29.R3"><table:table-cell table:style-name="Table29.Cell7"><text:p text:style-name="P3920"/></table:table-cell><table:table-cell table:style-name="Table29.Cell8"><text:p text:style-name="P3209"><text:span text:style-name="CharStyle8">Polling District</text:span></text:p></table:table-cell><table:table-cell table:style-name="Table29.Cell9"><text:p text:style-name="P1729"><text:span text:style-name="CharStyle8">Number of Electors</text:span></text:p></table:table-cell></table:table-row><table:table-row table:style-name="Table29.R4"><table:table-cell table:style-name="Table29.Cell10"><text:p text:style-name="P3127"><text:span text:style-name="CharStyle86">1</text:span><text:span text:style-name="CharStyle85">.</text:span></text:p></table:table-cell><table:table-cell table:style-name="Table29.Cell11"><text:p text:style-name="P3080"><text:span text:style-name="CharStyle7">Parit Sri Menanti</text:span></text:p></table:table-cell><table:table-cell table:style-name="Table29.Cell12"><text:p text:style-name="P3038"><text:span text:style-name="CharStyle7">1,265</text:span></text:p></table:table-cell></table:table-row><table:table-row table:style-name="Table29.R5"><table:table-cell table:style-name="Table29.Cell13"><text:p text:style-name="P2664"><text:span text:style-name="CharStyle7">2.</text:span></text:p></table:table-cell><table:table-cell table:style-name="Table29.Cell14"><text:p text:style-name="P2560"><text:span text:style-name="CharStyle7">Minyak Beku</text:span></text:p></table:table-cell><table:table-cell table:style-name="Table29.Cell15"><text:p text:style-name="P2660"><text:span text:style-name="CharStyle7">2,719</text:span></text:p></table:table-cell></table:table-row><table:table-row table:style-name="Table29.R6"><table:table-cell table:style-name="Table29.Cell16"><text:p text:style-name="P2776"><text:span text:style-name="CharStyle7">3.</text:span></text:p></table:table-cell><table:table-cell table:style-name="Table29.Cell17"><text:p text:style-name="P2886"><text:span text:style-name="CharStyle7">Petani Kechik</text:span></text:p></table:table-cell><table:table-cell table:style-name="Table29.Cell18"><text:p text:style-name="P1700"><text:span text:style-name="CharStyle7">1,508</text:span></text:p></table:table-cell></table:table-row><table:table-row table:style-name="Table29.R7"><table:table-cell table:style-name="Table29.Cell19"><text:p text:style-name="P2963"><text:span text:style-name="CharStyle7">4.</text:span></text:p></table:table-cell><table:table-cell table:style-name="Table29.Cell20"><text:p text:style-name="P3497"><text:span text:style-name="CharStyle7">Banang</text:span></text:p></table:table-cell><table:table-cell table:style-name="Table29.Cell21"><text:p text:style-name="P3166"><text:span text:style-name="CharStyle7">2,072</text:span></text:p></table:table-cell></table:table-row><table:table-row table:style-name="Table29.R8"><table:table-cell table:style-name="Table29.Cell22"><text:p text:style-name="P1534"><text:span text:style-name="CharStyle7">5.</text:span></text:p></table:table-cell><table:table-cell table:style-name="Table29.Cell23"><text:p text:style-name="P1642"><text:span text:style-name="CharStyle7">Sungai Ayam</text:span></text:p></table:table-cell><table:table-cell table:style-name="Table29.Cell24"><text:p text:style-name="P1752"><text:span text:style-name="CharStyle7">1,411</text:span></text:p></table:table-cell></table:table-row><table:table-row table:style-name="Table29.R9"><table:table-cell table:style-name="Table29.Cell25"><text:p text:style-name="P1869"><text:span text:style-name="CharStyle7">6.</text:span></text:p></table:table-cell><table:table-cell table:style-name="Table29.Cell26"><text:p text:style-name="P1977"><text:span text:style-name="CharStyle7">Sungai Suloh</text:span></text:p></table:table-cell><table:table-cell table:style-name="Table29.Cell27"><text:p text:style-name="P2089"><text:span text:style-name="CharStyle7">1,957</text:span></text:p></table:table-cell></table:table-row><table:table-row table:style-name="Table29.R10"><table:table-cell table:style-name="Table29.Cell28"><text:p text:style-name="P2193"><text:span text:style-name="CharStyle7">7.</text:span></text:p></table:table-cell><table:table-cell table:style-name="Table29.Cell29"><text:p text:style-name="P3377"><text:span text:style-name="CharStyle7">Koris</text:span></text:p></table:table-cell><table:table-cell table:style-name="Table29.Cell30"><text:p text:style-name="P2406"><text:span text:style-name="CharStyle7">1,909</text:span></text:p></table:table-cell></table:table-row><table:table-row table:style-name="Table29.R11"><table:table-cell table:style-name="Table29.Cell31"><text:p text:style-name="P2519"><text:span text:style-name="CharStyle86">8</text:span><text:span text:style-name="CharStyle85">.</text:span></text:p></table:table-cell><table:table-cell table:style-name="Table29.Cell32"><text:p text:style-name="P2629"><text:span text:style-name="CharStyle7">Parit Tariman</text:span></text:p></table:table-cell><table:table-cell table:style-name="Table29.Cell33"><text:p text:style-name="P2734"><text:span text:style-name="CharStyle7">1,065</text:span></text:p></table:table-cell></table:table-row><table:table-row table:style-name="Table29.R12"><table:table-cell table:style-name="Table29.Cell34"><text:p text:style-name="P2851"><text:span text:style-name="CharStyle7">9.</text:span></text:p></table:table-cell><table:table-cell table:style-name="Table29.Cell35"><text:p text:style-name="P2961"><text:span text:style-name="CharStyle7">Parit Kadir</text:span></text:p></table:table-cell><table:table-cell table:style-name="Table29.Cell36"><text:p text:style-name="P3069"><text:span text:style-name="CharStyle7">1,755</text:span></text:p></table:table-cell></table:table-row><table:table-row table:style-name="Table29.R13"><table:table-cell table:style-name="Table29.Cell37"><text:p text:style-name="P3164"><text:span text:style-name="CharStyle7">10.</text:span></text:p></table:table-cell><table:table-cell table:style-name="Table29.Cell38"><text:p text:style-name="P3017"><text:span text:style-name="CharStyle7">Parit Kemang</text:span></text:p></table:table-cell><table:table-cell table:style-name="Table29.Cell39"><text:p text:style-name="P1958"><text:span text:style-name="CharStyle7">1,893</text:span></text:p></table:table-cell></table:table-row><table:table-row table:style-name="Table29.R14"><table:table-cell table:style-name="Table29.Cell40"><text:p text:style-name="P1720"><text:span text:style-name="CharStyle7">11.</text:span></text:p></table:table-cell><table:table-cell table:style-name="Table29.Cell41"><text:p text:style-name="P2517"><text:span text:style-name="CharStyle7">Sungai Lurus</text:span></text:p></table:table-cell><table:table-cell table:style-name="Table29.Cell42"><text:p text:style-name="P2262"><text:span text:style-name="CharStyle7">1,253</text:span></text:p></table:table-cell></table:table-row><table:table-row table:style-name="Table29.R15"><table:table-cell table:style-name="Table29.Cell43"><text:p text:style-name="P1999"><text:span text:style-name="CharStyle7">12.</text:span></text:p></table:table-cell><table:table-cell table:style-name="Table29.Cell44"><text:p text:style-name="P1751"><text:span text:style-name="CharStyle7">Bandar Senggarang Barat</text:span></text:p></table:table-cell><table:table-cell table:style-name="Table29.Cell45"><text:p text:style-name="P3259"><text:span text:style-name="CharStyle7">838</text:span></text:p></table:table-cell></table:table-row><table:table-row table:style-name="Table29.R16"><table:table-cell table:style-name="Table29.Cell46"><text:p text:style-name="P2986"><text:span text:style-name="CharStyle7">13.</text:span></text:p></table:table-cell><table:table-cell table:style-name="Table29.Cell47"><text:p text:style-name="P2339"><text:span text:style-name="CharStyle7">Bandar Senggarang Timor</text:span></text:p></table:table-cell><table:table-cell table:style-name="Table29.Cell48"><text:p text:style-name="P2025"><text:span text:style-name="CharStyle7">812</text:span></text:p></table:table-cell></table:table-row><table:table-row table:style-name="Table29.R17"><table:table-cell table:style-name="Table29.Cell49"><text:p text:style-name="P2132"><text:span text:style-name="CharStyle7">14.</text:span></text:p></table:table-cell><table:table-cell table:style-name="Table29.Cell50"><text:p text:style-name="P2873"><text:span text:style-name="CharStyle7">Senggarang</text:span></text:p></table:table-cell><table:table-cell table:style-name="Table29.Cell51"><text:p text:style-name="P2435"><text:span text:style-name="CharStyle7">653</text:span></text:p></table:table-cell></table:table-row><table:table-row table:style-name="Table29.R18"><table:table-cell table:style-name="Table29.Cell52"><text:p text:style-name="P2043"><text:span text:style-name="CharStyle7">15.</text:span></text:p></table:table-cell><table:table-cell table:style-name="Table29.Cell53"><text:p text:style-name="P2919"><text:span text:style-name="CharStyle7">Kampong Bahru</text:span></text:p></table:table-cell><table:table-cell table:style-name="Table29.Cell54"><text:p text:style-name="P3273"><text:span text:style-name="CharStyle7">2,903</text:span></text:p></table:table-cell></table:table-row><table:table-row table:style-name="Table29.R19"><table:table-cell table:style-name="Table29.Cell55"><text:p text:style-name="P3284"><text:span text:style-name="CharStyle7">16.</text:span></text:p></table:table-cell><table:table-cell table:style-name="Table29.Cell56"><text:p text:style-name="P2613"><text:span text:style-name="CharStyle7">Taman Senggarang</text:span></text:p></table:table-cell><table:table-cell table:style-name="Table29.Cell57"><text:p text:style-name="P2743"><text:span text:style-name="CharStyle7">2,058</text:span></text:p></table:table-cell></table:table-row><table:table-row table:style-name="Table29.R20"><table:table-cell table:style-name="Table29.Cell58"><text:p text:style-name="P3920"/></table:table-cell><table:table-cell table:style-name="Table29.Cell59"><text:p text:style-name="P3920"/></table:table-cell><table:table-cell table:style-name="Table29.Cell60"><text:p text:style-name="P3056"><text:span text:style-name="CharStyle87">26,071</text:span></text:p></table:table-cell></table:table-row></table:table></draw:text-box></draw:frame></text:p>
        <text:p text:style-name="P561"><draw:frame draw:style-name="fr75" svg:x="0.000cm" svg:y="0.000cm" svg:width="16.688cm" fo:min-height="0.002cm" text:anchor-type="paragraph"><draw:text-box><table:table table:style-name="Table30"><table:table-column table:style-name="Table30.C1"/><table:table-column table:style-name="Table30.C2"/><table:table-column table:style-name="Table30.C3"/><table:table-row table:style-name="Table30.R1"><table:table-cell table:style-name="Table30.Cell1"><text:p text:style-name="P3357"><text:span text:style-name="CharStyle7">N. 25 RENGIT</text:span></text:p></table:table-cell><table:table-cell table:style-name="Table30.Cell2"><text:p text:style-name="P3404"><text:span text:style-name="CharStyle7">1. Rejo Sari</text:span></text:p></table:table-cell><table:table-cell table:style-name="Table30.Cell3"><text:p text:style-name="P1641"><text:span text:style-name="CharStyle7">1,634</text:span></text:p></table:table-cell></table:table-row><table:table-row table:style-name="Table30.R2"><table:table-cell table:style-name="Table30.Cell4"><text:p text:style-name="P3920"/></table:table-cell><table:table-cell table:style-name="Table30.Cell5"><text:p text:style-name="P2215"><text:span text:style-name="CharStyle7">2. Perpat</text:span></text:p></table:table-cell><table:table-cell table:style-name="Table30.Cell6"><text:p text:style-name="P2021"><text:span text:style-name="CharStyle7">2,170</text:span></text:p></table:table-cell></table:table-row></table:table></draw:text-box></draw:frame></text:p>
        <text:p text:style-name="P1835"><text:span text:style-name="CharStyle19">35</text:span></text:p>
      </text:section>
      <text:section text:style-name="Sect28" text:name="Section28">
        <text:p text:style-name="P4013"><draw:frame draw:style-name="fr77" svg:x="3.120cm" svg:y="0.000cm" svg:width="4.082cm" fo:min-height="2.782cm" text:anchor-type="paragraph"><draw:text-box><text:h text:outline-level="1" text:style-name="P2475"><text:bookmark-start text:name="bookmark10"/><text:span text:style-name="CharStyle39">(</text:span><text:span text:style-name="CharStyle40">1</text:span><text:span text:style-name="CharStyle39">)</text:span><text:bookmark-end text:name="bookmark10"/></text:h><text:p text:style-name="P3420"><text:span text:style-name="CharStyle15">Bahagian Pilihan Raya<text:line-break/>Negeri<text:line-break/></text:span><text:span text:style-name="CharStyle41">State Constituency</text:span></text:p></draw:text-box></draw:frame><draw:frame draw:style-name="fr76" svg:x="8.751cm" svg:y="0.000cm" svg:width="10.634cm" fo:min-height="0.002cm" text:anchor-type="paragraph"><draw:text-box><table:table table:style-name="Table31"><table:table-column table:style-name="Table31.C1"/><table:table-column table:style-name="Table31.C2"/><table:table-column table:style-name="Table31.C3"/><table:table-row table:style-name="Table31.R1"><table:table-cell table:style-name="Table31.Cell1"><text:p text:style-name="P3920"/></table:table-cell><table:table-cell table:style-name="Table31.Cell2"><text:p text:style-name="P2859"><text:span text:style-name="CharStyle7">(2)</text:span></text:p></table:table-cell><table:table-cell table:style-name="Table31.Cell3"><text:p text:style-name="P2971"><text:span text:style-name="CharStyle7">(3)</text:span></text:p></table:table-cell></table:table-row><table:table-row table:style-name="Table31.R2"><table:table-cell table:style-name="Table31.Cell4"><text:p text:style-name="P3920"/></table:table-cell><table:table-cell table:style-name="Table31.Cell5"><text:p text:style-name="P3149"><text:span text:style-name="CharStyle7">Daerah Mengundi</text:span></text:p></table:table-cell><table:table-cell table:style-name="Table31.Cell6"><text:p text:style-name="P3270"><text:span text:style-name="CharStyle7">Bilangan Pemilih</text:span></text:p></table:table-cell></table:table-row><table:table-row table:style-name="Table31.R3"><table:table-cell table:style-name="Table31.Cell7"><text:p text:style-name="P3920"/></table:table-cell><table:table-cell table:style-name="Table31.Cell8"><text:p text:style-name="P1693"><text:span text:style-name="CharStyle8">Polling District</text:span></text:p></table:table-cell><table:table-cell table:style-name="Table31.Cell9"><text:p text:style-name="P1817"><text:span text:style-name="CharStyle8">Number of Electors</text:span></text:p></table:table-cell></table:table-row><table:table-row table:style-name="Table31.R4"><table:table-cell table:style-name="Table31.Cell10"><text:p text:style-name="P1934"><text:span text:style-name="CharStyle7">3.</text:span></text:p></table:table-cell><table:table-cell table:style-name="Table31.Cell11"><text:p text:style-name="P2038"><text:span text:style-name="CharStyle7">Sri Ladang</text:span></text:p></table:table-cell><table:table-cell table:style-name="Table31.Cell12"><text:p text:style-name="P2148"><text:span text:style-name="CharStyle7">2,194</text:span></text:p></table:table-cell></table:table-row><table:table-row table:style-name="Table31.R5"><table:table-cell table:style-name="Table31.Cell13"><text:p text:style-name="P2248"><text:span text:style-name="CharStyle7">4.</text:span></text:p></table:table-cell><table:table-cell table:style-name="Table31.Cell14"><text:p text:style-name="P2353"><text:span text:style-name="CharStyle7">Sri Merlong</text:span></text:p></table:table-cell><table:table-cell table:style-name="Table31.Cell15"><text:p text:style-name="P3505"><text:span text:style-name="CharStyle7">2,145</text:span></text:p></table:table-cell></table:table-row><table:table-row table:style-name="Table31.R6"><table:table-cell table:style-name="Table31.Cell16"><text:p text:style-name="P2585"><text:span text:style-name="CharStyle7">5.</text:span></text:p></table:table-cell><table:table-cell table:style-name="Table31.Cell17"><text:p text:style-name="P2686"><text:span text:style-name="CharStyle7">Belahan Tampok</text:span></text:p></table:table-cell><table:table-cell table:style-name="Table31.Cell18"><text:p text:style-name="P3582"><text:span text:style-name="CharStyle7">1,153</text:span></text:p></table:table-cell></table:table-row><table:table-row table:style-name="Table31.R7"><table:table-cell table:style-name="Table31.Cell19"><text:p text:style-name="P2912"><text:span text:style-name="CharStyle7">6.</text:span></text:p></table:table-cell><table:table-cell table:style-name="Table31.Cell20"><text:p text:style-name="P3030"><text:span text:style-name="CharStyle7">Sungai Merlong</text:span></text:p></table:table-cell><table:table-cell table:style-name="Table31.Cell21"><text:p text:style-name="P3115"><text:span text:style-name="CharStyle7">779</text:span></text:p></table:table-cell></table:table-row><table:table-row table:style-name="Table31.R8"><table:table-cell table:style-name="Table31.Cell22"><text:p text:style-name="P3237"><text:span text:style-name="CharStyle7">7.</text:span></text:p></table:table-cell><table:table-cell table:style-name="Table31.Cell23"><text:p text:style-name="P1599"><text:span text:style-name="CharStyle7">Sungai Kluang</text:span></text:p></table:table-cell><table:table-cell table:style-name="Table31.Cell24"><text:p text:style-name="P1690"><text:span text:style-name="CharStyle7">2,817</text:span></text:p></table:table-cell></table:table-row><table:table-row table:style-name="Table31.R9"><table:table-cell table:style-name="Table31.Cell25"><text:p text:style-name="P3297"><text:span text:style-name="CharStyle7">8.</text:span></text:p></table:table-cell><table:table-cell table:style-name="Table31.Cell26"><text:p text:style-name="P1931"><text:span text:style-name="CharStyle7">Bandar Rengit Selatan</text:span></text:p></table:table-cell><table:table-cell table:style-name="Table31.Cell27"><text:p text:style-name="P3323"><text:span text:style-name="CharStyle7">1,106</text:span></text:p></table:table-cell></table:table-row><table:table-row table:style-name="Table31.R10"><table:table-cell table:style-name="Table31.Cell28"><text:p text:style-name="P2145"><text:span text:style-name="CharStyle7">9.</text:span></text:p></table:table-cell><table:table-cell table:style-name="Table31.Cell29"><text:p text:style-name="P2245"><text:span text:style-name="CharStyle7">Bandar Rengit Utara</text:span></text:p></table:table-cell><table:table-cell table:style-name="Table31.Cell30"><text:p text:style-name="P2350"><text:span text:style-name="CharStyle7">1,432</text:span></text:p></table:table-cell></table:table-row><table:table-row table:style-name="Table31.R11"><table:table-cell table:style-name="Table31.Cell31"><text:p text:style-name="P3660"><text:span text:style-name="CharStyle7">10.</text:span></text:p></table:table-cell><table:table-cell table:style-name="Table31.Cell32"><text:p text:style-name="P3289"><text:span text:style-name="CharStyle7">Rengit</text:span></text:p></table:table-cell><table:table-cell table:style-name="Table31.Cell33"><text:p text:style-name="P3395"><text:span text:style-name="CharStyle7">1,790</text:span></text:p></table:table-cell></table:table-row><table:table-row table:style-name="Table31.R12"><table:table-cell table:style-name="Table31.Cell34"><text:p text:style-name="P3656"><text:span text:style-name="CharStyle7">11.</text:span></text:p></table:table-cell><table:table-cell table:style-name="Table31.Cell35"><text:p text:style-name="P2910"><text:span text:style-name="CharStyle7">Punggor</text:span></text:p></table:table-cell><table:table-cell table:style-name="Table31.Cell36"><text:p text:style-name="P3507"><text:span text:style-name="CharStyle7">2,288</text:span></text:p></table:table-cell></table:table-row><table:table-row table:style-name="Table31.R13"><table:table-cell table:style-name="Table31.Cell37"><text:p text:style-name="P3920"/></table:table-cell><table:table-cell table:style-name="Table31.Cell38"><text:p text:style-name="P3920"/></table:table-cell><table:table-cell table:style-name="Table31.Cell39"><text:p text:style-name="P3510"><text:span text:style-name="CharStyle7">19,508</text:span></text:p></table:table-cell></table:table-row></table:table></draw:text-box></draw:frame><draw:frame draw:style-name="fr78" svg:x="10.266cm" svg:y="26.337cm" svg:width="0.457cm" fo:min-height="0.455cm" text:anchor-type="paragraph"><draw:text-box><text:p text:style-name="P1596"><text:span text:style-name="CharStyle38">36</text:span></text:p></draw:text-box></draw:frame></text:p>
        <text:p text:style-name="P563"/>
        <text:p text:style-name="P564"/>
        <text:p text:style-name="P565"/>
        <text:p text:style-name="P566"/>
        <text:p text:style-name="P567"/>
        <text:p text:style-name="P568"/>
        <text:p text:style-name="P569"/>
        <text:p text:style-name="P570"/>
        <text:p text:style-name="P571"/>
        <text:p text:style-name="P572"/>
        <text:p text:style-name="P573"/>
        <text:p text:style-name="P574"/>
        <text:p text:style-name="P575"/>
        <text:p text:style-name="P576"/>
        <text:p text:style-name="P577"/>
        <text:p text:style-name="P578"/>
        <text:p text:style-name="P579"/>
        <text:p text:style-name="P580"/>
        <text:p text:style-name="P581"/>
        <text:p text:style-name="P582"/>
        <text:p text:style-name="P583"/>
        <text:p text:style-name="P584"/>
        <text:p text:style-name="P585"/>
        <text:p text:style-name="P586"/>
        <text:p text:style-name="P587"/>
        <text:p text:style-name="P588"/>
        <text:p text:style-name="P589"/>
        <text:p text:style-name="P590"/>
        <text:p text:style-name="P591"/>
        <text:p text:style-name="P592"/>
        <text:p text:style-name="P593"/>
        <text:p text:style-name="P594"/>
        <text:p text:style-name="P595"/>
        <text:p text:style-name="P596"/>
        <text:p text:style-name="P597"/>
        <text:p text:style-name="P598"/>
        <text:p text:style-name="P599"/>
        <text:p text:style-name="P600"/>
        <text:p text:style-name="P601"/>
        <text:p text:style-name="P602"/>
        <text:p text:style-name="P603"/>
        <text:p text:style-name="P604"/>
      </text:section>
      <text:section text:style-name="Sect29" text:name="Section29">
        <text:p text:style-name="P4014"><draw:frame draw:style-name="fr79" svg:x="3.713cm" svg:y="0.004cm" svg:width="13.564cm" fo:min-height="1.087cm" text:anchor-type="paragraph"><draw:text-box><text:p text:style-name="P2438"><text:span text:style-name="CharStyle53">BAHAGIAN PILIHAN RAYA PERSEKUTUAN: P. 151 SIMPANG RENGGAM</text:span></text:p><text:p text:style-name="P3177"><text:span text:style-name="CharStyle55">FEDERAL CONSTITUENCY: P. 151 SIMPANG RENGGAM</text:span></text:p></draw:text-box></draw:frame><draw:frame draw:style-name="fr80" svg:x="10.266cm" svg:y="26.345cm" svg:width="0.457cm" fo:min-height="0.455cm" text:anchor-type="paragraph"><draw:text-box><text:p text:style-name="P2574"><text:span text:style-name="CharStyle38">37</text:span></text:p></draw:text-box></draw:frame></text:p>
        <text:p text:style-name="P606"/>
        <text:p text:style-name="P607"/>
        <text:p text:style-name="P608"/>
        <text:p text:style-name="P609"/>
        <text:p text:style-name="P610"/>
        <text:p text:style-name="P611"/>
        <text:p text:style-name="P612"/>
        <text:p text:style-name="P613"/>
        <text:p text:style-name="P614"/>
        <text:p text:style-name="P615"/>
        <text:p text:style-name="P616"/>
        <text:p text:style-name="P617"/>
        <text:p text:style-name="P618"/>
        <text:p text:style-name="P619"/>
        <text:p text:style-name="P620"/>
        <text:p text:style-name="P621"/>
        <text:p text:style-name="P622"/>
        <text:p text:style-name="P623"/>
        <text:p text:style-name="P624"/>
        <text:p text:style-name="P625"/>
        <text:p text:style-name="P626"/>
        <text:p text:style-name="P627"/>
        <text:p text:style-name="P628"/>
        <text:p text:style-name="P629"/>
        <text:p text:style-name="P630"/>
        <text:p text:style-name="P631"/>
        <text:p text:style-name="P632"/>
        <text:p text:style-name="P633"/>
        <text:p text:style-name="P634"/>
        <text:p text:style-name="P635"/>
        <text:p text:style-name="P636"/>
        <text:p text:style-name="P637"/>
        <text:p text:style-name="P638"/>
        <text:p text:style-name="P639"/>
        <text:p text:style-name="P640"/>
        <text:p text:style-name="P641"/>
        <text:p text:style-name="P642"/>
        <text:p text:style-name="P643"/>
        <text:p text:style-name="P644"/>
        <text:p text:style-name="P645"/>
        <text:p text:style-name="P646"/>
        <text:p text:style-name="P647"/>
      </text:section>
      <text:section text:style-name="Sect30" text:name="Section30">
        <text:p text:style-name="P4015"><draw:frame draw:style-name="fr81" svg:x="0.000cm" svg:y="0.000cm" svg:width="16.713cm" fo:min-height="0.002cm" text:anchor-type="paragraph"><draw:text-box><table:table table:style-name="Table32"><table:table-column table:style-name="Table32.C1"/><table:table-column table:style-name="Table32.C2"/><table:table-column table:style-name="Table32.C3"/><table:table-column table:style-name="Table32.C4"/><table:table-row table:style-name="Table32.R1"><table:table-cell table:style-name="Table32.Cell1"><text:p text:style-name="P2793"><text:span text:style-name="CharStyle7">(1)</text:span></text:p></table:table-cell><table:table-cell table:style-name="Table32.Cell30"><text:p text:style-name="P3920"/></table:table-cell><table:table-cell table:style-name="Table32.Cell31"><text:p text:style-name="P3920"/></table:table-cell><table:table-cell table:style-name="Table32.Cell2"><text:p text:style-name="P2901"><text:span text:style-name="CharStyle7">(3)</text:span></text:p></table:table-cell></table:table-row><table:table-row table:style-name="Table32.R2"><table:table-cell table:style-name="Table32.Cell3"><text:p text:style-name="P3014"><text:span text:style-name="CharStyle7">Bahagian Pilihan Raya<text:line-break/>Negeri</text:span></text:p></table:table-cell><table:table-cell table:style-name="Table32.Cell32"><text:p text:style-name="P3920"/></table:table-cell><table:table-cell table:style-name="Table32.Cell33"><text:p text:style-name="P3920"/></table:table-cell><table:table-cell table:style-name="Table32.Cell4"><text:p text:style-name="P3104"><text:span text:style-name="CharStyle7">Bilangan Pemilih</text:span></text:p></table:table-cell></table:table-row><table:table-row table:style-name="Table32.R3"><table:table-cell table:style-name="Table32.Cell5"><text:p text:style-name="P3356"><text:span text:style-name="CharStyle8">State Constituency</text:span></text:p></table:table-cell><table:table-cell table:style-name="Table32.Cell34"><text:p text:style-name="P3920"/></table:table-cell><table:table-cell table:style-name="Table32.Cell35"><text:p text:style-name="P3920"/></table:table-cell><table:table-cell table:style-name="Table32.Cell6"><text:p text:style-name="P3405"><text:span text:style-name="CharStyle8">Number of<text:line-break/>Electors</text:span></text:p></table:table-cell></table:table-row><table:table-row table:style-name="Table32.R4"><table:table-cell table:style-name="Table32.Cell7"><text:p text:style-name="P3920"/></table:table-cell><table:table-cell table:style-name="Table32.Cell36"><text:p text:style-name="P3920"/></table:table-cell><table:table-cell table:style-name="Table32.Cell37"><text:p text:style-name="P3920"/></table:table-cell><table:table-cell table:style-name="Table32.Cell8"><text:p text:style-name="P1778"><text:span text:style-name="CharStyle7">2,956</text:span></text:p></table:table-cell></table:table-row><table:table-row table:style-name="Table32.R5"><table:table-cell table:style-name="Table32.Cell9"><text:p text:style-name="P3920"/></table:table-cell><table:table-cell table:style-name="Table32.Cell38"><text:p text:style-name="P3920"/></table:table-cell><table:table-cell table:style-name="Table32.Cell39"><text:p text:style-name="P3920"/></table:table-cell><table:table-cell table:style-name="Table32.Cell10"><text:p text:style-name="P1974"><text:span text:style-name="CharStyle7">759</text:span></text:p></table:table-cell></table:table-row><table:table-row table:style-name="Table32.R6"><table:table-cell table:style-name="Table32.Cell11"><text:p text:style-name="P3920"/></table:table-cell><table:table-cell table:style-name="Table32.Cell40"><text:p text:style-name="P3920"/></table:table-cell><table:table-cell table:style-name="Table32.Cell41"><text:p text:style-name="P3920"/></table:table-cell><table:table-cell table:style-name="Table32.Cell12"><text:p text:style-name="P2167"><text:span text:style-name="CharStyle7">176</text:span></text:p></table:table-cell></table:table-row><table:table-row table:style-name="Table32.R7"><table:table-cell table:style-name="Table32.Cell13"><text:p text:style-name="P3920"/></table:table-cell><table:table-cell table:style-name="Table32.Cell42"><text:p text:style-name="P3920"/></table:table-cell><table:table-cell table:style-name="Table32.Cell43"><text:p text:style-name="P3920"/></table:table-cell><table:table-cell table:style-name="Table32.Cell14"><text:p text:style-name="P2336"><text:span text:style-name="CharStyle7">1,491</text:span></text:p></table:table-cell></table:table-row><table:table-row table:style-name="Table32.R8"><table:table-cell table:style-name="Table32.Cell15"><text:p text:style-name="P3920"/></table:table-cell><table:table-cell table:style-name="Table32.Cell44"><text:p text:style-name="P3920"/></table:table-cell><table:table-cell table:style-name="Table32.Cell45"><text:p text:style-name="P3920"/></table:table-cell><table:table-cell table:style-name="Table32.Cell16"><text:p text:style-name="P2548"><text:span text:style-name="CharStyle7">1,085</text:span></text:p></table:table-cell></table:table-row><table:table-row table:style-name="Table32.R9"><table:table-cell table:style-name="Table32.Cell17"><text:p text:style-name="P3920"/></table:table-cell><table:table-cell table:style-name="Table32.Cell46"><text:p text:style-name="P3920"/></table:table-cell><table:table-cell table:style-name="Table32.Cell47"><text:p text:style-name="P3920"/></table:table-cell><table:table-cell table:style-name="Table32.Cell18"><text:p text:style-name="P2731"><text:span text:style-name="CharStyle7">3,159</text:span></text:p></table:table-cell></table:table-row><table:table-row table:style-name="Table32.R10"><table:table-cell table:style-name="Table32.Cell19"><text:p text:style-name="P3920"/></table:table-cell><table:table-cell table:style-name="Table32.Cell48"><text:p text:style-name="P3920"/></table:table-cell><table:table-cell table:style-name="Table32.Cell49"><text:p text:style-name="P3920"/></table:table-cell><table:table-cell table:style-name="Table32.Cell20"><text:p text:style-name="P2933"><text:span text:style-name="CharStyle7">1,815</text:span></text:p></table:table-cell></table:table-row><table:table-row table:style-name="Table32.R11"><table:table-cell table:style-name="Table32.Cell21"><text:p text:style-name="P3920"/></table:table-cell><table:table-cell table:style-name="Table32.Cell50"><text:p text:style-name="P3920"/></table:table-cell><table:table-cell table:style-name="Table32.Cell51"><text:p text:style-name="P3920"/></table:table-cell><table:table-cell table:style-name="Table32.Cell22"><text:p text:style-name="P3102"><text:span text:style-name="CharStyle8">111</text:span></text:p></table:table-cell></table:table-row><table:table-row table:style-name="Table32.R12"><table:table-cell table:style-name="Table32.Cell23"><text:p text:style-name="P3920"/></table:table-cell><table:table-cell table:style-name="Table32.Cell52"><text:p text:style-name="P3920"/></table:table-cell><table:table-cell table:style-name="Table32.Cell53"><text:p text:style-name="P3920"/></table:table-cell><table:table-cell table:style-name="Table32.Cell24"><text:p text:style-name="P1562"><text:span text:style-name="CharStyle7">159</text:span></text:p></table:table-cell></table:table-row><table:table-row table:style-name="Table32.R13"><table:table-cell table:style-name="Table32.Cell25"><text:p text:style-name="P3920"/></table:table-cell><table:table-cell table:style-name="Table32.Cell54"><text:p text:style-name="P3920"/></table:table-cell><table:table-cell table:style-name="Table32.Cell55"><text:p text:style-name="P3920"/></table:table-cell><table:table-cell table:style-name="Table32.Cell26"><text:p text:style-name="P1747"><text:span text:style-name="CharStyle7">684</text:span></text:p></table:table-cell></table:table-row><table:table-row table:style-name="Table32.R14"><table:table-cell table:style-name="Table32.Cell27"><text:p text:style-name="P3920"/></table:table-cell><table:table-cell table:style-name="Table32.Cell56"><text:p text:style-name="P3920"/></table:table-cell><table:table-cell table:style-name="Table32.Cell57"><text:p text:style-name="P3920"/></table:table-cell><table:table-cell table:style-name="Table32.Cell28"><text:p text:style-name="P1954"><text:span text:style-name="CharStyle7">526</text:span></text:p><text:p text:style-name="P1998"><text:span text:style-name="CharStyle7">19,263</text:span></text:p></table:table-cell></table:table-row><table:table-row table:style-name="Table32.R15"><table:table-cell table:style-name="Table32.Cell58" table:number-columns-spanned="2"><text:p text:style-name="P3920"/></table:table-cell><table:table-cell table:style-name="Table32.Cell59"><text:p text:style-name="P3920"/></table:table-cell><table:table-cell table:style-name="Table32.Cell29"><text:p text:style-name="P2110"><text:span text:style-name="CharStyle7">41,052</text:span></text:p></table:table-cell></table:table-row></table:table><text:p text:style-name="P3512"><text:span text:style-name="CharStyle88">P. 151 Simpang Renggam:</text:span></text:p><text:p text:style-name="P3455"><text:span text:style-name="CharStyle90">Total Number of Electors in the Federal Constituency of<text:line-break/>P. 151 Simpang Renggam:</text:span></text:p></draw:text-box></draw:frame></text:p>
        <text:p text:style-name="P3285"><text:span text:style-name="CharStyle19">38</text:span></text:p>
      </text:section>
      <text:section text:style-name="Sect31" text:name="Section31">
        <text:p text:style-name="P4016"><draw:frame draw:style-name="fr83" svg:x="4.838cm" svg:y="0.004cm" svg:width="11.303cm" fo:min-height="1.087cm" text:anchor-type="paragraph"><draw:text-box><text:p text:style-name="P1706"><text:span text:style-name="CharStyle53">BAHAGIAN PILIHAN RAYA PERSEKUTUAN: P. 152 KLUANG</text:span></text:p><text:p text:style-name="P2764"><text:span text:style-name="CharStyle55">FEDERAL CONSTITUENCY: P. 152 KLUANG</text:span></text:p></draw:text-box></draw:frame><draw:frame draw:style-name="fr82" svg:x="8.751cm" svg:y="1.718cm" svg:width="10.634cm" fo:min-height="0.002cm" text:anchor-type="paragraph"><draw:text-box><table:table table:style-name="Table33"><table:table-column table:style-name="Table33.C1"/><table:table-column table:style-name="Table33.C2"/><table:table-column table:style-name="Table33.C3"/><table:table-row table:style-name="Table33.R1"><table:table-cell table:style-name="Table33.Cell1"><text:p text:style-name="P3920"/></table:table-cell><table:table-cell table:style-name="Table33.Cell2"><text:p text:style-name="P3329"><text:span text:style-name="CharStyle7">(2)</text:span></text:p></table:table-cell><table:table-cell table:style-name="Table33.Cell3"><text:p text:style-name="P2204"><text:span text:style-name="CharStyle7">(3)</text:span></text:p></table:table-cell></table:table-row><table:table-row table:style-name="Table33.R2"><table:table-cell table:style-name="Table33.Cell4"><text:p text:style-name="P3920"/></table:table-cell><table:table-cell table:style-name="Table33.Cell5"><text:p text:style-name="P3278"><text:span text:style-name="CharStyle7">Daerah Mengundi</text:span></text:p></table:table-cell><table:table-cell table:style-name="Table33.Cell6"><text:p text:style-name="P2507"><text:span text:style-name="CharStyle7">Bilangan Pemilih</text:span></text:p></table:table-cell></table:table-row><table:table-row table:style-name="Table33.R3"><table:table-cell table:style-name="Table33.Cell7"><text:p text:style-name="P3920"/></table:table-cell><table:table-cell table:style-name="Table33.Cell8"><text:p text:style-name="P3448"><text:span text:style-name="CharStyle8">Polling District</text:span></text:p></table:table-cell><table:table-cell table:style-name="Table33.Cell9"><text:p text:style-name="P2813"><text:span text:style-name="CharStyle8">Number of Electors</text:span></text:p></table:table-cell></table:table-row><table:table-row table:style-name="Table33.R4"><table:table-cell table:style-name="Table33.Cell10"><text:p text:style-name="P2922"><text:span text:style-name="CharStyle86">1</text:span><text:span text:style-name="CharStyle85">.</text:span></text:p></table:table-cell><table:table-cell table:style-name="Table33.Cell11"><text:p text:style-name="P3514"><text:span text:style-name="CharStyle7">Ladang Coronation</text:span></text:p></table:table-cell><table:table-cell table:style-name="Table33.Cell12"><text:p text:style-name="P3130"><text:span text:style-name="CharStyle7">3,176</text:span></text:p></table:table-cell></table:table-row><table:table-row table:style-name="Table33.R5"><table:table-cell table:style-name="Table33.Cell13"><text:p text:style-name="P3246"><text:span text:style-name="CharStyle7">2.</text:span></text:p></table:table-cell><table:table-cell table:style-name="Table33.Cell14"><text:p text:style-name="P1611"><text:span text:style-name="CharStyle7">Pekan Sri Lalang Barat</text:span></text:p></table:table-cell><table:table-cell table:style-name="Table33.Cell15"><text:p text:style-name="P1702"><text:span text:style-name="CharStyle7">1,563</text:span></text:p></table:table-cell></table:table-row><table:table-row table:style-name="Table33.R6"><table:table-cell table:style-name="Table33.Cell16"><text:p text:style-name="P3525"><text:span text:style-name="CharStyle7">3.</text:span></text:p></table:table-cell><table:table-cell table:style-name="Table33.Cell17"><text:p text:style-name="P3527"><text:span text:style-name="CharStyle7">Pekan Sri Lalang Timor</text:span></text:p></table:table-cell><table:table-cell table:style-name="Table33.Cell18"><text:p text:style-name="P3529"><text:span text:style-name="CharStyle7">1,500</text:span></text:p></table:table-cell></table:table-row><table:table-row table:style-name="Table33.R7"><table:table-cell table:style-name="Table33.Cell19"><text:p text:style-name="P2154"><text:span text:style-name="CharStyle7">4.</text:span></text:p></table:table-cell><table:table-cell table:style-name="Table33.Cell20"><text:p text:style-name="P2254"><text:span text:style-name="CharStyle7">Ladang Mengkibol</text:span></text:p></table:table-cell><table:table-cell table:style-name="Table33.Cell21"><text:p text:style-name="P2360"><text:span text:style-name="CharStyle7">3,870</text:span></text:p></table:table-cell></table:table-row><table:table-row table:style-name="Table33.R8"><table:table-cell table:style-name="Table33.Cell22"><text:p text:style-name="P2481"><text:span text:style-name="CharStyle7">5.</text:span></text:p></table:table-cell><table:table-cell table:style-name="Table33.Cell23"><text:p text:style-name="P2592"><text:span text:style-name="CharStyle7">Mengkibol Barat</text:span></text:p></table:table-cell><table:table-cell table:style-name="Table33.Cell24"><text:p text:style-name="P2696"><text:span text:style-name="CharStyle7">4,945</text:span></text:p></table:table-cell></table:table-row><table:table-row table:style-name="Table33.R9"><table:table-cell table:style-name="Table33.Cell25"><text:p text:style-name="P2811"><text:span text:style-name="CharStyle7">6.</text:span></text:p></table:table-cell><table:table-cell table:style-name="Table33.Cell26"><text:p text:style-name="P2920"><text:span text:style-name="CharStyle7">Mengkibol Timor</text:span></text:p></table:table-cell><table:table-cell table:style-name="Table33.Cell27"><text:p text:style-name="P3037"><text:span text:style-name="CharStyle7">4,134</text:span></text:p></table:table-cell></table:table-row><table:table-row table:style-name="Table33.R10"><table:table-cell table:style-name="Table33.Cell28"><text:p text:style-name="P3125"><text:span text:style-name="CharStyle7">7.</text:span></text:p></table:table-cell><table:table-cell table:style-name="Table33.Cell29"><text:p text:style-name="P3243"><text:span text:style-name="CharStyle7">Taman Kurnia</text:span></text:p></table:table-cell><table:table-cell table:style-name="Table33.Cell30"><text:p text:style-name="P1607"><text:span text:style-name="CharStyle7">1,346</text:span></text:p></table:table-cell></table:table-row><table:table-row table:style-name="Table33.R11"><table:table-cell table:style-name="Table33.Cell31"><text:p text:style-name="P1699"><text:span text:style-name="CharStyle86">8</text:span><text:span text:style-name="CharStyle85">.</text:span></text:p></table:table-cell><table:table-cell table:style-name="Table33.Cell32"><text:p text:style-name="P1821"><text:span text:style-name="CharStyle7">Bakar Sampah</text:span></text:p></table:table-cell><table:table-cell table:style-name="Table33.Cell33"><text:p text:style-name="P1939"><text:span text:style-name="CharStyle7">1,989</text:span></text:p></table:table-cell></table:table-row><table:table-row table:style-name="Table33.R12"><table:table-cell table:style-name="Table33.Cell34"><text:p text:style-name="P3336"><text:span text:style-name="CharStyle7">9.</text:span></text:p></table:table-cell><table:table-cell table:style-name="Table33.Cell35"><text:p text:style-name="P2153"><text:span text:style-name="CharStyle7">Lambak</text:span></text:p></table:table-cell><table:table-cell table:style-name="Table33.Cell36"><text:p text:style-name="P2253"><text:span text:style-name="CharStyle7">1,197</text:span></text:p></table:table-cell></table:table-row><table:table-row table:style-name="Table33.R13"><table:table-cell table:style-name="Table33.Cell37"><text:p text:style-name="P2358"><text:span text:style-name="CharStyle7">10.</text:span></text:p></table:table-cell><table:table-cell table:style-name="Table33.Cell38"><text:p text:style-name="P2477"><text:span text:style-name="CharStyle7">Yap Tau Sah</text:span></text:p></table:table-cell><table:table-cell table:style-name="Table33.Cell39"><text:p text:style-name="P2591"><text:span text:style-name="CharStyle7">3,632</text:span></text:p></table:table-cell></table:table-row><table:table-row table:style-name="Table33.R14"><table:table-cell table:style-name="Table33.Cell40"><text:p text:style-name="P2692"><text:span text:style-name="CharStyle7">11.</text:span></text:p></table:table-cell><table:table-cell table:style-name="Table33.Cell41"><text:p text:style-name="P2809"><text:span text:style-name="CharStyle7">Yap Tau Sah Timor</text:span></text:p></table:table-cell><table:table-cell table:style-name="Table33.Cell42"><text:p text:style-name="P2916"><text:span text:style-name="CharStyle7">1,272</text:span></text:p></table:table-cell></table:table-row><table:table-row table:style-name="Table33.R15"><table:table-cell table:style-name="Table33.Cell43"><text:p text:style-name="P3035"><text:span text:style-name="CharStyle7">12.</text:span></text:p></table:table-cell><table:table-cell table:style-name="Table33.Cell44"><text:p text:style-name="P3122"><text:span text:style-name="CharStyle7">Jalan Mersing</text:span></text:p></table:table-cell><table:table-cell table:style-name="Table33.Cell45"><text:p text:style-name="P3240"><text:span text:style-name="CharStyle7">2,659</text:span></text:p></table:table-cell></table:table-row><table:table-row table:style-name="Table33.R16"><table:table-cell table:style-name="Table33.Cell46"><text:p text:style-name="P1604"><text:span text:style-name="CharStyle7">13.</text:span></text:p></table:table-cell><table:table-cell table:style-name="Table33.Cell47"><text:p text:style-name="P1695"><text:span text:style-name="CharStyle7">Jalan Johor Tenggara</text:span></text:p></table:table-cell><table:table-cell table:style-name="Table33.Cell48"><text:p text:style-name="P1819"><text:span text:style-name="CharStyle7">3,604</text:span></text:p></table:table-cell></table:table-row><table:table-row table:style-name="Table33.R17"><table:table-cell table:style-name="Table33.Cell49"><text:p text:style-name="P1935"><text:span text:style-name="CharStyle7">14.</text:span></text:p></table:table-cell><table:table-cell table:style-name="Table33.Cell50"><text:p text:style-name="P2041"><text:span text:style-name="CharStyle7">Kluang Layang</text:span></text:p></table:table-cell><table:table-cell table:style-name="Table33.Cell51"><text:p text:style-name="P2149"><text:span text:style-name="CharStyle7">530</text:span></text:p></table:table-cell></table:table-row><table:table-row table:style-name="Table33.R18"><table:table-cell table:style-name="Table33.Cell52"><text:p text:style-name="P3436"><text:span text:style-name="CharStyle7">15.</text:span></text:p></table:table-cell><table:table-cell table:style-name="Table33.Cell53"><text:p text:style-name="P3682"><text:span text:style-name="CharStyle7">Ladang Lambak</text:span></text:p></table:table-cell><table:table-cell table:style-name="Table33.Cell54"><text:p text:style-name="P3417"><text:span text:style-name="CharStyle7">748</text:span></text:p></table:table-cell></table:table-row><table:table-row table:style-name="Table33.R19"><table:table-cell table:style-name="Table33.Cell55"><text:p text:style-name="P2589"><text:span text:style-name="CharStyle7">16.</text:span></text:p></table:table-cell><table:table-cell table:style-name="Table33.Cell56"><text:p text:style-name="P2689"><text:span text:style-name="CharStyle7">Ladang Elaeis</text:span></text:p></table:table-cell><table:table-cell table:style-name="Table33.Cell57"><text:p text:style-name="P2806"><text:span text:style-name="CharStyle7">182</text:span></text:p></table:table-cell></table:table-row><table:table-row table:style-name="Table33.R20"><table:table-cell table:style-name="Table33.Cell58"><text:p text:style-name="P2914"><text:span text:style-name="CharStyle7">17.</text:span></text:p></table:table-cell><table:table-cell table:style-name="Table33.Cell59"><text:p text:style-name="P3032"><text:span text:style-name="CharStyle7">Kampung Gunung Lambak</text:span></text:p></table:table-cell><table:table-cell table:style-name="Table33.Cell60"><text:p text:style-name="P3119"><text:span text:style-name="CharStyle7">1,742</text:span></text:p></table:table-cell></table:table-row><table:table-row table:style-name="Table33.R21"><table:table-cell table:style-name="Table33.Cell61"><text:p text:style-name="P3515"><text:span text:style-name="CharStyle7">18.</text:span></text:p></table:table-cell><table:table-cell table:style-name="Table33.Cell62"><text:p text:style-name="P1601"><text:span text:style-name="CharStyle7">Taman Megah</text:span></text:p></table:table-cell><table:table-cell table:style-name="Table33.Cell63"><text:p text:style-name="P1692"><text:span text:style-name="CharStyle7">2,128</text:span></text:p></table:table-cell></table:table-row><table:table-row table:style-name="Table33.R22"><table:table-cell table:style-name="Table33.Cell64"><text:p text:style-name="P1816"><text:span text:style-name="CharStyle7">19.</text:span></text:p></table:table-cell><table:table-cell table:style-name="Table33.Cell65"><text:p text:style-name="P1933"><text:span text:style-name="CharStyle7">Kampong Paya Timor</text:span></text:p></table:table-cell><table:table-cell table:style-name="Table33.Cell66"><text:p text:style-name="P2036"><text:span text:style-name="CharStyle7">1,286</text:span></text:p></table:table-cell></table:table-row></table:table></draw:text-box></draw:frame></text:p>
        <text:p text:style-name="P650"/>
        <text:p text:style-name="P651"/>
        <text:p text:style-name="P652"/>
        <text:p text:style-name="P653"/>
        <text:p text:style-name="P654"/>
        <text:p text:style-name="P655"/>
        <text:p text:style-name="P656"/>
        <text:p text:style-name="P657"/>
        <text:p text:style-name="P658"/>
        <text:p text:style-name="P659"/>
        <text:p text:style-name="P660"/>
        <text:p text:style-name="P661"/>
        <text:p text:style-name="P662"/>
        <text:p text:style-name="P663"/>
        <text:p text:style-name="P664"/>
        <text:p text:style-name="P665"/>
        <text:p text:style-name="P666"/>
        <text:p text:style-name="P667"/>
        <text:p text:style-name="P668"/>
        <text:p text:style-name="P669"/>
        <text:p text:style-name="P670"/>
        <text:p text:style-name="P671"/>
        <text:p text:style-name="P672"/>
        <text:p text:style-name="P673"/>
        <text:p text:style-name="P674"/>
        <text:p text:style-name="P675"/>
        <text:p text:style-name="P676"/>
        <text:p text:style-name="P677"/>
        <text:p text:style-name="P678"/>
        <text:p text:style-name="P679"/>
        <text:p text:style-name="P680"/>
        <text:p text:style-name="P681"/>
        <text:p text:style-name="P682"/>
        <text:p text:style-name="P683"/>
        <text:p text:style-name="P684"/>
        <text:p text:style-name="P685"/>
        <text:p text:style-name="P686"/>
        <text:p text:style-name="P687"/>
        <text:p text:style-name="P688"/>
      </text:section>
      <text:section text:style-name="Sect32" text:name="Section32">
        <text:p text:style-name="P4017"><text:span text:style-name="CharStyle19">40</text:span></text:p>
        <text:p text:style-name="P2352"><text:span text:style-name="CharStyle19">41</text:span></text:p>
      </text:section>
      <text:section text:style-name="Sect33" text:name="Section33">
        <text:p text:style-name="P4018"><draw:frame draw:style-name="fr84" svg:x="4.551cm" svg:y="0.004cm" svg:width="11.887cm" fo:min-height="1.087cm" text:anchor-type="paragraph"><draw:text-box><text:p text:style-name="P3390"><text:span text:style-name="CharStyle53">BAHAGIAN PILIHAN RAYA PERSEKUTUAN: P. 153 SEMBRONG</text:span></text:p><text:p text:style-name="P1713"><text:span text:style-name="CharStyle55">FEDERAL CONSTITUENCY: P. 153 SEMBRONG</text:span></text:p></draw:text-box></draw:frame><draw:frame draw:style-name="fr85" svg:x="10.257cm" svg:y="26.345cm" svg:width="0.466cm" fo:min-height="0.455cm" text:anchor-type="paragraph"><draw:text-box><text:p text:style-name="P1772"><text:span text:style-name="CharStyle38">42</text:span></text:p></draw:text-box></draw:frame></text:p>
        <text:p text:style-name="P690"/>
        <text:p text:style-name="P691"/>
        <text:p text:style-name="P692"/>
        <text:p text:style-name="P693"/>
        <text:p text:style-name="P694"/>
        <text:p text:style-name="P695"/>
        <text:p text:style-name="P696"/>
        <text:p text:style-name="P697"/>
        <text:p text:style-name="P698"/>
        <text:p text:style-name="P699"/>
        <text:p text:style-name="P700"/>
        <text:p text:style-name="P701"/>
        <text:p text:style-name="P702"/>
        <text:p text:style-name="P703"/>
        <text:p text:style-name="P704"/>
        <text:p text:style-name="P705"/>
        <text:p text:style-name="P706"/>
        <text:p text:style-name="P707"/>
        <text:p text:style-name="P708"/>
        <text:p text:style-name="P709"/>
        <text:p text:style-name="P710"/>
        <text:p text:style-name="P711"/>
        <text:p text:style-name="P712"/>
        <text:p text:style-name="P713"/>
        <text:p text:style-name="P714"/>
        <text:p text:style-name="P715"/>
        <text:p text:style-name="P716"/>
        <text:p text:style-name="P717"/>
        <text:p text:style-name="P718"/>
        <text:p text:style-name="P719"/>
        <text:p text:style-name="P720"/>
        <text:p text:style-name="P721"/>
        <text:p text:style-name="P722"/>
        <text:p text:style-name="P723"/>
        <text:p text:style-name="P724"/>
        <text:p text:style-name="P725"/>
        <text:p text:style-name="P726"/>
        <text:p text:style-name="P727"/>
        <text:p text:style-name="P728"/>
        <text:p text:style-name="P729"/>
        <text:p text:style-name="P730"/>
        <text:p text:style-name="P731"/>
      </text:section>
      <text:section text:style-name="Sect34" text:name="Section34">
        <text:p text:style-name="P4019"><draw:frame draw:style-name="fr86" svg:x="0.000cm" svg:y="0.000cm" svg:width="16.417cm" fo:min-height="0.002cm" text:anchor-type="paragraph"><draw:text-box><table:table table:style-name="Table34"><table:table-column table:style-name="Table34.C1"/><table:table-column table:style-name="Table34.C2"/><table:table-column table:style-name="Table34.C3"/><table:table-column table:style-name="Table34.C4"/><table:table-row table:style-name="Table34.R1"><table:table-cell table:style-name="Table34.Cell1"><text:p text:style-name="P2672"><text:span text:style-name="CharStyle7">(1)</text:span></text:p></table:table-cell><table:table-cell table:style-name="Table34.Cell2"><text:p text:style-name="P3920"/></table:table-cell><table:table-cell table:style-name="Table34.Cell3"><text:p text:style-name="P2874"><text:span text:style-name="CharStyle7">(2)</text:span></text:p></table:table-cell><table:table-cell table:style-name="Table34.Cell4"><text:p text:style-name="P3536"><text:span text:style-name="CharStyle7">(3)</text:span></text:p></table:table-cell></table:table-row><table:table-row table:style-name="Table34.R2"><table:table-cell table:style-name="Table34.Cell5"><text:p text:style-name="P3534"><text:span text:style-name="CharStyle7">Bahagian Pilihan Raya</text:span></text:p></table:table-cell><table:table-cell table:style-name="Table34.Cell6"><text:p text:style-name="P3920"/></table:table-cell><table:table-cell table:style-name="Table34.Cell7"><text:p text:style-name="P3463"><text:span text:style-name="CharStyle7">Daerah Mengundi</text:span></text:p></table:table-cell><table:table-cell table:style-name="Table34.Cell8"><text:p text:style-name="P1638"><text:span text:style-name="CharStyle7">Bilangan Pemilih</text:span></text:p></table:table-cell></table:table-row><table:table-row table:style-name="Table34.R3"><table:table-cell table:style-name="Table34.Cell9"><text:p text:style-name="P1742"><text:span text:style-name="CharStyle7">Negeri</text:span></text:p></table:table-cell><table:table-cell table:style-name="Table34.Cell10"><text:p text:style-name="P3920"/></table:table-cell><table:table-cell table:style-name="Table34.Cell11"><text:p text:style-name="P3920"/></table:table-cell><table:table-cell table:style-name="Table34.Cell12"><text:p text:style-name="P3920"/></table:table-cell></table:table-row><table:table-row table:style-name="Table34.R4"><table:table-cell table:style-name="Table34.Cell13"><text:p text:style-name="P2108"><text:span text:style-name="CharStyle8">State Constituency</text:span></text:p></table:table-cell><table:table-cell table:style-name="Table34.Cell14"><text:p text:style-name="P3920"/></table:table-cell><table:table-cell table:style-name="Table34.Cell15"><text:p text:style-name="P2286"><text:span text:style-name="CharStyle8">Polling District</text:span></text:p></table:table-cell><table:table-cell table:style-name="Table34.Cell16"><text:p text:style-name="P2396"><text:span text:style-name="CharStyle8">Number of Electors</text:span></text:p></table:table-cell></table:table-row><table:table-row table:style-name="Table34.R5"><table:table-cell table:style-name="Table34.Cell17"><text:p text:style-name="P3920"/></table:table-cell><table:table-cell table:style-name="Table34.Cell18"><text:p text:style-name="P3531"><text:span text:style-name="CharStyle7">19.</text:span></text:p></table:table-cell><table:table-cell table:style-name="Table34.Cell19"><text:p text:style-name="P2699"><text:span text:style-name="CharStyle7">FELDA Kahang Barat</text:span></text:p></table:table-cell><table:table-cell table:style-name="Table34.Cell20"><text:p text:style-name="P3694"><text:span text:style-name="CharStyle7">2,454</text:span></text:p></table:table-cell></table:table-row><table:table-row table:style-name="Table34.R6"><table:table-cell table:style-name="Table34.Cell21"><text:p text:style-name="P3920"/></table:table-cell><table:table-cell table:style-name="Table34.Cell22"><text:p text:style-name="P3920"/></table:table-cell><table:table-cell table:style-name="Table34.Cell23"><text:p text:style-name="P3920"/></table:table-cell><table:table-cell table:style-name="Table34.Cell24"><text:p text:style-name="P3367"><text:span text:style-name="CharStyle7">20,544</text:span></text:p></table:table-cell></table:table-row><table:table-row table:style-name="Table34.R7"><table:table-cell table:style-name="Table34.Cell25"><text:p text:style-name="P1524"><text:span text:style-name="CharStyle7">N. 31 KAHANG</text:span></text:p></table:table-cell><table:table-cell table:style-name="Table34.Cell26"><text:p text:style-name="P3423"><text:span text:style-name="CharStyle86">1</text:span><text:span text:style-name="CharStyle85">.</text:span></text:p></table:table-cell><table:table-cell table:style-name="Table34.Cell27"><text:p text:style-name="P1737"><text:span text:style-name="CharStyle7">Kangkar Kahang Timor</text:span></text:p></table:table-cell><table:table-cell table:style-name="Table34.Cell28"><text:p text:style-name="P1855"><text:span text:style-name="CharStyle7">2,195</text:span></text:p></table:table-cell></table:table-row><table:table-row table:style-name="Table34.R8"><table:table-cell table:style-name="Table34.Cell29"><text:p text:style-name="P3920"/></table:table-cell><table:table-cell table:style-name="Table34.Cell30"><text:p text:style-name="P2050"><text:span text:style-name="CharStyle7">2.</text:span></text:p></table:table-cell><table:table-cell table:style-name="Table34.Cell31"><text:p text:style-name="P3522"><text:span text:style-name="CharStyle7">Kangkar Kahang Barat</text:span></text:p></table:table-cell><table:table-cell table:style-name="Table34.Cell32"><text:p text:style-name="P2255"><text:span text:style-name="CharStyle7">1,748</text:span></text:p></table:table-cell></table:table-row><table:table-row table:style-name="Table34.R9"><table:table-cell table:style-name="Table34.Cell33"><text:p text:style-name="P3920"/></table:table-cell><table:table-cell table:style-name="Table34.Cell34"><text:p text:style-name="P3714"><text:span text:style-name="CharStyle7">3.</text:span></text:p></table:table-cell><table:table-cell table:style-name="Table34.Cell35"><text:p text:style-name="P3474"><text:span text:style-name="CharStyle7">Kahang</text:span></text:p></table:table-cell><table:table-cell table:style-name="Table34.Cell36"><text:p text:style-name="P2667"><text:span text:style-name="CharStyle7">2,866</text:span></text:p></table:table-cell></table:table-row><table:table-row table:style-name="Table34.R10"><table:table-cell table:style-name="Table34.Cell37"><text:p text:style-name="P3920"/></table:table-cell><table:table-cell table:style-name="Table34.Cell38"><text:p text:style-name="P2870"><text:span text:style-name="CharStyle7">4.</text:span></text:p></table:table-cell><table:table-cell table:style-name="Table34.Cell39"><text:p text:style-name="P2980"><text:span text:style-name="CharStyle7">FELDA Kahang Timor</text:span></text:p></table:table-cell><table:table-cell table:style-name="Table34.Cell40"><text:p text:style-name="P3081"><text:span text:style-name="CharStyle7">2,868</text:span></text:p></table:table-cell></table:table-row><table:table-row table:style-name="Table34.R11"><table:table-cell table:style-name="Table34.Cell41"><text:p text:style-name="P3920"/></table:table-cell><table:table-cell table:style-name="Table34.Cell42"><text:p text:style-name="P1521"><text:span text:style-name="CharStyle7">5.</text:span></text:p></table:table-cell><table:table-cell table:style-name="Table34.Cell43"><text:p text:style-name="P1632"><text:span text:style-name="CharStyle7">FELDA Ulu Dengar</text:span></text:p></table:table-cell><table:table-cell table:style-name="Table34.Cell44"><text:p text:style-name="P1733"><text:span text:style-name="CharStyle7">1,635</text:span></text:p></table:table-cell></table:table-row><table:table-row table:style-name="Table34.R12"><table:table-cell table:style-name="Table34.Cell45"><text:p text:style-name="P3920"/></table:table-cell><table:table-cell table:style-name="Table34.Cell46"><text:p text:style-name="P1942"><text:span text:style-name="CharStyle7">6.</text:span></text:p></table:table-cell><table:table-cell table:style-name="Table34.Cell47"><text:p text:style-name="P2048"><text:span text:style-name="CharStyle7">Sri Lambak</text:span></text:p></table:table-cell><table:table-cell table:style-name="Table34.Cell48"><text:p text:style-name="P2156"><text:span text:style-name="CharStyle7">3,591</text:span></text:p></table:table-cell></table:table-row><table:table-row table:style-name="Table34.R13"><table:table-cell table:style-name="Table34.Cell49"><text:p text:style-name="P3920"/></table:table-cell><table:table-cell table:style-name="Table34.Cell50"><text:p text:style-name="P2325"><text:span text:style-name="CharStyle7">7.</text:span></text:p></table:table-cell><table:table-cell table:style-name="Table34.Cell51"><text:p text:style-name="P2454"><text:span text:style-name="CharStyle7">Sungai Sayong</text:span></text:p></table:table-cell><table:table-cell table:style-name="Table34.Cell52"><text:p text:style-name="P3283"><text:span text:style-name="CharStyle7">599</text:span></text:p></table:table-cell></table:table-row><table:table-row table:style-name="Table34.R14"><table:table-cell table:style-name="Table34.Cell53"><text:p text:style-name="P3920"/></table:table-cell><table:table-cell table:style-name="Table34.Cell54"><text:p text:style-name="P2749"><text:span text:style-name="CharStyle86">8</text:span><text:span text:style-name="CharStyle85">.</text:span></text:p></table:table-cell><table:table-cell table:style-name="Table34.Cell55"><text:p text:style-name="P3524"><text:span text:style-name="CharStyle7">FELDA Bukit Tongkat</text:span></text:p></table:table-cell><table:table-cell table:style-name="Table34.Cell56"><text:p text:style-name="P2977"><text:span text:style-name="CharStyle7">1,320</text:span></text:p></table:table-cell></table:table-row><table:table-row table:style-name="Table34.R15"><table:table-cell table:style-name="Table34.Cell57"><text:p text:style-name="P3920"/></table:table-cell><table:table-cell table:style-name="Table34.Cell58"><text:p text:style-name="P3157"><text:span text:style-name="CharStyle7">9.</text:span></text:p></table:table-cell><table:table-cell table:style-name="Table34.Cell59"><text:p text:style-name="P3276"><text:span text:style-name="CharStyle7">FELDA Ulu Belitong</text:span></text:p></table:table-cell><table:table-cell table:style-name="Table34.Cell60"><text:p text:style-name="P1629"><text:span text:style-name="CharStyle7">2,455</text:span></text:p></table:table-cell></table:table-row><table:table-row table:style-name="Table34.R16"><table:table-cell table:style-name="Table34.Cell61"><text:p text:style-name="P3920"/></table:table-cell><table:table-cell table:style-name="Table34.Cell62"><text:p text:style-name="P3526"><text:span text:style-name="CharStyle7">10.</text:span></text:p></table:table-cell><table:table-cell table:style-name="Table34.Cell63"><text:p text:style-name="P3528"><text:span text:style-name="CharStyle7">FELDA Ulu Pengeli</text:span></text:p></table:table-cell><table:table-cell table:style-name="Table34.Cell64"><text:p text:style-name="P3530"><text:span text:style-name="CharStyle7">1,808</text:span></text:p></table:table-cell></table:table-row><table:table-row table:style-name="Table34.R17"><table:table-cell table:style-name="Table34.Cell65"><text:p text:style-name="P3920"/></table:table-cell><table:table-cell table:style-name="Table34.Cell66"><text:p text:style-name="P3920"/></table:table-cell><table:table-cell table:style-name="Table34.Cell67"><text:p text:style-name="P3920"/></table:table-cell><table:table-cell table:style-name="Table34.Cell68"><text:p text:style-name="P2389"><text:span text:style-name="CharStyle7">21,085</text:span></text:p></table:table-cell></table:table-row></table:table></draw:text-box></draw:frame></text:p>
        <text:p text:style-name="P3281"><text:span text:style-name="CharStyle19">43</text:span></text:p>
      </text:section>
      <text:section text:style-name="Sect35" text:name="Section35">
        <text:p text:style-name="P4020"><draw:frame draw:style-name="fr88" svg:x="4.761cm" svg:y="0.004cm" svg:width="11.464cm" fo:min-height="1.087cm" text:anchor-type="paragraph"><draw:text-box><text:p text:style-name="P2010"><text:span text:style-name="CharStyle53">BAHAGIAN PILIHAN RAYA PERSEKUTUAN: P. 154 MERSING</text:span></text:p><text:p text:style-name="P1968"><text:span text:style-name="CharStyle55">FEDERAL CONSTITUENCY: P. 154 MERSING</text:span></text:p></draw:text-box></draw:frame><draw:frame draw:style-name="fr87" svg:x="8.994cm" svg:y="1.718cm" svg:width="10.380cm" fo:min-height="0.002cm" text:anchor-type="paragraph"><draw:text-box><table:table table:style-name="Table35"><table:table-column table:style-name="Table35.C1"/><table:table-column table:style-name="Table35.C2"/><table:table-column table:style-name="Table35.C3"/><table:table-row table:style-name="Table35.R1"><table:table-cell table:style-name="Table35.Cell1"><text:p text:style-name="P3920"/></table:table-cell><table:table-cell table:style-name="Table35.Cell2"><text:p text:style-name="P3083"><text:span text:style-name="CharStyle7">(2)</text:span></text:p></table:table-cell><table:table-cell table:style-name="Table35.Cell3"><text:p text:style-name="P3133"><text:span text:style-name="CharStyle7">(3)</text:span></text:p></table:table-cell></table:table-row><table:table-row table:style-name="Table35.R2"><table:table-cell table:style-name="Table35.Cell4"><text:p text:style-name="P3920"/></table:table-cell><table:table-cell table:style-name="Table35.Cell5"><text:p text:style-name="P3215"><text:span text:style-name="CharStyle7">Daerah Mengundi</text:span></text:p></table:table-cell><table:table-cell table:style-name="Table35.Cell6"><text:p text:style-name="P3532"><text:span text:style-name="CharStyle7">Bilangan Pemilih</text:span></text:p></table:table-cell></table:table-row><table:table-row table:style-name="Table35.R3"><table:table-cell table:style-name="Table35.Cell7"><text:p text:style-name="P3920"/></table:table-cell><table:table-cell table:style-name="Table35.Cell8"><text:p text:style-name="P2486"><text:span text:style-name="CharStyle8">Polling District</text:span></text:p></table:table-cell><table:table-cell table:style-name="Table35.Cell9"><text:p text:style-name="P3313"><text:span text:style-name="CharStyle8">Number of Electors</text:span></text:p></table:table-cell></table:table-row><table:table-row table:style-name="Table35.R4"><table:table-cell table:style-name="Table35.Cell10"><text:p text:style-name="P2052"><text:span text:style-name="CharStyle86">1</text:span><text:span text:style-name="CharStyle85">.</text:span></text:p></table:table-cell><table:table-cell table:style-name="Table35.Cell11"><text:p text:style-name="P2079"><text:span text:style-name="CharStyle7">Padang Endau</text:span></text:p></table:table-cell><table:table-cell table:style-name="Table35.Cell12"><text:p text:style-name="P3325"><text:span text:style-name="CharStyle7">1,707</text:span></text:p></table:table-cell></table:table-row><table:table-row table:style-name="Table35.R5"><table:table-cell table:style-name="Table35.Cell13"><text:p text:style-name="P3662"><text:span text:style-name="CharStyle7">2.</text:span></text:p></table:table-cell><table:table-cell table:style-name="Table35.Cell14"><text:p text:style-name="P2872"><text:span text:style-name="CharStyle7">Bandar Endau Utara</text:span></text:p></table:table-cell><table:table-cell table:style-name="Table35.Cell15"><text:p text:style-name="P3535"><text:span text:style-name="CharStyle7">1,798</text:span></text:p></table:table-cell></table:table-row><table:table-row table:style-name="Table35.R6"><table:table-cell table:style-name="Table35.Cell16"><text:p text:style-name="P3339"><text:span text:style-name="CharStyle7">3.</text:span></text:p></table:table-cell><table:table-cell table:style-name="Table35.Cell17"><text:p text:style-name="P3537"><text:span text:style-name="CharStyle7">Bandar Endau Selatan</text:span></text:p></table:table-cell><table:table-cell table:style-name="Table35.Cell18"><text:p text:style-name="P2582"><text:span text:style-name="CharStyle7">1,306</text:span></text:p></table:table-cell></table:table-row><table:table-row table:style-name="Table35.R7"><table:table-cell table:style-name="Table35.Cell19"><text:p text:style-name="P2682"><text:span text:style-name="CharStyle7">4.</text:span></text:p></table:table-cell><table:table-cell table:style-name="Table35.Cell20"><text:p text:style-name="P2770"><text:span text:style-name="CharStyle7">Kampung Hubong</text:span></text:p></table:table-cell><table:table-cell table:style-name="Table35.Cell21"><text:p text:style-name="P3646"><text:span text:style-name="CharStyle7">1,035</text:span></text:p></table:table-cell></table:table-row><table:table-row table:style-name="Table35.R8"><table:table-cell table:style-name="Table35.Cell22"><text:p text:style-name="P3024"><text:span text:style-name="CharStyle7">5.</text:span></text:p></table:table-cell><table:table-cell table:style-name="Table35.Cell23"><text:p text:style-name="P3112"><text:span text:style-name="CharStyle7">Kampung Hubong Barat</text:span></text:p></table:table-cell><table:table-cell table:style-name="Table35.Cell24"><text:p text:style-name="P3233"><text:span text:style-name="CharStyle7">632</text:span></text:p></table:table-cell></table:table-row><table:table-row table:style-name="Table35.R9"><table:table-cell table:style-name="Table35.Cell25"><text:p text:style-name="P1595"><text:span text:style-name="CharStyle7">6.</text:span></text:p></table:table-cell><table:table-cell table:style-name="Table35.Cell26"><text:p text:style-name="P1686"><text:span text:style-name="CharStyle7">Rancangan FELDA Endau</text:span></text:p></table:table-cell><table:table-cell table:style-name="Table35.Cell27"><text:p text:style-name="P3683"><text:span text:style-name="CharStyle7">788</text:span></text:p></table:table-cell></table:table-row><table:table-row table:style-name="Table35.R10"><table:table-cell table:style-name="Table35.Cell28"><text:p text:style-name="P1926"><text:span text:style-name="CharStyle7">7.</text:span></text:p></table:table-cell><table:table-cell table:style-name="Table35.Cell29"><text:p text:style-name="P3685"><text:span text:style-name="CharStyle7">Triang</text:span></text:p></table:table-cell><table:table-cell table:style-name="Table35.Cell30"><text:p text:style-name="P2138"><text:span text:style-name="CharStyle7">967</text:span></text:p></table:table-cell></table:table-row><table:table-row table:style-name="Table35.R11"><table:table-cell table:style-name="Table35.Cell31"><text:p text:style-name="P2243"><text:span text:style-name="CharStyle86">8</text:span><text:span text:style-name="CharStyle85">.</text:span></text:p></table:table-cell><table:table-cell table:style-name="Table35.Cell32"><text:p text:style-name="P2345"><text:span text:style-name="CharStyle7">Penyabong</text:span></text:p></table:table-cell><table:table-cell table:style-name="Table35.Cell33"><text:p text:style-name="P2466"><text:span text:style-name="CharStyle7">504</text:span></text:p></table:table-cell></table:table-row><table:table-row table:style-name="Table35.R12"><table:table-cell table:style-name="Table35.Cell34"><text:p text:style-name="P2577"><text:span text:style-name="CharStyle7">9.</text:span></text:p></table:table-cell><table:table-cell table:style-name="Table35.Cell35"><text:p text:style-name="P2678"><text:span text:style-name="CharStyle7">Tanjong Resang</text:span></text:p></table:table-cell><table:table-cell table:style-name="Table35.Cell36"><text:p text:style-name="P2798"><text:span text:style-name="CharStyle7">203</text:span></text:p></table:table-cell></table:table-row><table:table-row table:style-name="Table35.R13"><table:table-cell table:style-name="Table35.Cell37"><text:p text:style-name="P2906"><text:span text:style-name="CharStyle7">10.</text:span></text:p></table:table-cell><table:table-cell table:style-name="Table35.Cell38"><text:p text:style-name="P3020"><text:span text:style-name="CharStyle7">Ayer Papan</text:span></text:p></table:table-cell><table:table-cell table:style-name="Table35.Cell39"><text:p text:style-name="P3108"><text:span text:style-name="CharStyle7">339</text:span></text:p></table:table-cell></table:table-row><table:table-row table:style-name="Table35.R14"><table:table-cell table:style-name="Table35.Cell40"><text:p text:style-name="P3230"><text:span text:style-name="CharStyle7">11.</text:span></text:p></table:table-cell><table:table-cell table:style-name="Table35.Cell41"><text:p text:style-name="P1591"><text:span text:style-name="CharStyle7">Tanjong Genting</text:span></text:p></table:table-cell><table:table-cell table:style-name="Table35.Cell42"><text:p text:style-name="P1682"><text:span text:style-name="CharStyle7">540</text:span></text:p></table:table-cell></table:table-row><table:table-row table:style-name="Table35.R15"><table:table-cell table:style-name="Table35.Cell43"><text:p text:style-name="P1810"><text:span text:style-name="CharStyle7">12.</text:span></text:p></table:table-cell><table:table-cell table:style-name="Table35.Cell44"><text:p text:style-name="P1923"><text:span text:style-name="CharStyle7">Mersing Kanan</text:span></text:p></table:table-cell><table:table-cell table:style-name="Table35.Cell45"><text:p text:style-name="P3567"><text:span text:style-name="CharStyle7">1,162</text:span></text:p></table:table-cell></table:table-row><table:table-row table:style-name="Table35.R16"><table:table-cell table:style-name="Table35.Cell46"><text:p text:style-name="P3569"><text:span text:style-name="CharStyle7">13.</text:span></text:p></table:table-cell><table:table-cell table:style-name="Table35.Cell47"><text:p text:style-name="P3571"><text:span text:style-name="CharStyle7">Jalan Endau</text:span></text:p></table:table-cell><table:table-cell table:style-name="Table35.Cell48"><text:p text:style-name="P3574"><text:span text:style-name="CharStyle7">2,750</text:span></text:p></table:table-cell></table:table-row><table:table-row table:style-name="Table35.R17"><table:table-cell table:style-name="Table35.Cell49"><text:p text:style-name="P3543"><text:span text:style-name="CharStyle7">14.</text:span></text:p></table:table-cell><table:table-cell table:style-name="Table35.Cell50"><text:p text:style-name="P2573"><text:span text:style-name="CharStyle7">Jalan Abdullah</text:span></text:p></table:table-cell><table:table-cell table:style-name="Table35.Cell51"><text:p text:style-name="P3304"><text:span text:style-name="CharStyle7">543</text:span></text:p></table:table-cell></table:table-row><table:table-row table:style-name="Table35.R18"><table:table-cell table:style-name="Table35.Cell52"><text:p text:style-name="P2795"><text:span text:style-name="CharStyle7">15.</text:span></text:p></table:table-cell><table:table-cell table:style-name="Table35.Cell53"><text:p text:style-name="P3332"><text:span text:style-name="CharStyle7">Kampong Tengah</text:span></text:p></table:table-cell><table:table-cell table:style-name="Table35.Cell54"><text:p text:style-name="P3016"><text:span text:style-name="CharStyle7">756</text:span></text:p></table:table-cell></table:table-row><table:table-row table:style-name="Table35.R19"><table:table-cell table:style-name="Table35.Cell55"><text:p text:style-name="P3576"><text:span text:style-name="CharStyle7">16.</text:span></text:p></table:table-cell><table:table-cell table:style-name="Table35.Cell56"><text:p text:style-name="P3225"><text:span text:style-name="CharStyle7">Sawah Dato'</text:span></text:p></table:table-cell><table:table-cell table:style-name="Table35.Cell57"><text:p text:style-name="P1588"><text:span text:style-name="CharStyle7">1,429</text:span></text:p></table:table-cell></table:table-row><table:table-row table:style-name="Table35.R20"><table:table-cell table:style-name="Table35.Cell58"><text:p text:style-name="P1679"><text:span text:style-name="CharStyle7">17.</text:span></text:p></table:table-cell><table:table-cell table:style-name="Table35.Cell59"><text:p text:style-name="P1808"><text:span text:style-name="CharStyle7">Tenglu</text:span></text:p></table:table-cell><table:table-cell table:style-name="Table35.Cell60"><text:p text:style-name="P1921"><text:span text:style-name="CharStyle7">856</text:span></text:p></table:table-cell></table:table-row><table:table-row table:style-name="Table35.R21"><table:table-cell table:style-name="Table35.Cell61"><text:p text:style-name="P2024"><text:span text:style-name="CharStyle7">18.</text:span></text:p></table:table-cell><table:table-cell table:style-name="Table35.Cell62"><text:p text:style-name="P3580"><text:span text:style-name="CharStyle7">Tanah Abang</text:span></text:p></table:table-cell><table:table-cell table:style-name="Table35.Cell63"><text:p text:style-name="P2239"><text:span text:style-name="CharStyle7">324</text:span></text:p></table:table-cell></table:table-row><table:table-row table:style-name="Table35.R22"><table:table-cell table:style-name="Table35.Cell64"><text:p text:style-name="P2338"><text:span text:style-name="CharStyle7">19.</text:span></text:p></table:table-cell><table:table-cell table:style-name="Table35.Cell65"><text:p text:style-name="P2461"><text:span text:style-name="CharStyle7">Kampong Punan</text:span></text:p></table:table-cell><table:table-cell table:style-name="Table35.Cell66"><text:p text:style-name="P2571"><text:span text:style-name="CharStyle7">124</text:span></text:p></table:table-cell></table:table-row><table:table-row table:style-name="Table35.R23"><table:table-cell table:style-name="Table35.Cell67"><text:p text:style-name="P3920"/></table:table-cell><table:table-cell table:style-name="Table35.Cell68"><text:p text:style-name="P2762"><text:span text:style-name="CharStyle7">44</text:span></text:p></table:table-cell><table:table-cell table:style-name="Table35.Cell69"><text:p text:style-name="P3920"/></table:table-cell></table:table-row></table:table></draw:text-box></draw:frame></text:p>
        <text:p text:style-name="P734"/>
        <text:p text:style-name="P735"/>
        <text:p text:style-name="P736"/>
        <text:p text:style-name="P737"/>
        <text:p text:style-name="P738"/>
        <text:p text:style-name="P739"/>
        <text:p text:style-name="P740"/>
        <text:p text:style-name="P741"/>
        <text:p text:style-name="P742"/>
        <text:p text:style-name="P743"/>
        <text:p text:style-name="P744"/>
        <text:p text:style-name="P745"/>
        <text:p text:style-name="P746"/>
        <text:p text:style-name="P747"/>
        <text:p text:style-name="P748"/>
        <text:p text:style-name="P749"/>
        <text:p text:style-name="P750"/>
        <text:p text:style-name="P751"/>
        <text:p text:style-name="P752"/>
        <text:p text:style-name="P753"/>
        <text:p text:style-name="P754"/>
        <text:p text:style-name="P755"/>
        <text:p text:style-name="P756"/>
        <text:p text:style-name="P757"/>
        <text:p text:style-name="P758"/>
        <text:p text:style-name="P759"/>
        <text:p text:style-name="P760"/>
        <text:p text:style-name="P761"/>
        <text:p text:style-name="P762"/>
        <text:p text:style-name="P763"/>
        <text:p text:style-name="P764"/>
        <text:p text:style-name="P765"/>
        <text:p text:style-name="P766"/>
        <text:p text:style-name="P767"/>
        <text:p text:style-name="P768"/>
        <text:p text:style-name="P769"/>
        <text:p text:style-name="P770"/>
        <text:p text:style-name="P771"/>
        <text:p text:style-name="P772"/>
        <text:p text:style-name="P773"/>
        <text:p text:style-name="P774"/>
        <text:p text:style-name="P775"/>
      </text:section>
      <text:section text:style-name="Sect36" text:name="Section36">
        <text:p text:style-name="P4021"><draw:frame draw:style-name="fr91" svg:x="3.161cm" svg:y="0.000cm" svg:width="4.166cm" fo:min-height="2.798cm" text:anchor-type="paragraph"><draw:text-box><text:h text:outline-level="1" text:style-name="P1866"><text:bookmark-start text:name="bookmark11"/><text:span text:style-name="CharStyle93">(</text:span><text:span text:style-name="CharStyle94">1</text:span><text:span text:style-name="CharStyle93">)</text:span><text:bookmark-end text:name="bookmark11"/></text:h><text:p text:style-name="P1806"><text:span text:style-name="CharStyle15">Bahagian Pilihan Raya<text:line-break/>Negeri<text:line-break/></text:span><text:span text:style-name="CharStyle41">State Constituency</text:span></text:p></draw:text-box></draw:frame><draw:frame draw:style-name="fr92" svg:x="2.958cm" svg:y="6.620cm" svg:width="3.480cm" fo:min-height="0.526cm" text:anchor-type="paragraph"><draw:text-box><text:p text:style-name="P2019"><text:span text:style-name="CharStyle15">N. 33 TENGGAROH</text:span></text:p></draw:text-box></draw:frame><draw:frame draw:style-name="fr90" svg:x="8.994cm" svg:y="0.025cm" svg:width="10.380cm" fo:min-height="0.002cm" text:anchor-type="paragraph"><draw:text-box><text:p text:style-name="P3500"><text:span text:style-name="CharStyle57">(2)<text:tab/>(3)</text:span></text:p><table:table table:style-name="Table36"><table:table-column table:style-name="Table36.C1"/><table:table-column table:style-name="Table36.C2"/><table:table-column table:style-name="Table36.C3"/><table:table-row table:style-name="Table36.R1"><table:table-cell table:style-name="Table36.Cell1"><text:p text:style-name="P3920"/></table:table-cell><table:table-cell table:style-name="Table36.Cell2"><text:p text:style-name="P3295"><text:span text:style-name="CharStyle7">Daerah Mengundi</text:span></text:p></table:table-cell><table:table-cell table:style-name="Table36.Cell3"><text:p text:style-name="P2547"><text:span text:style-name="CharStyle7">Bilangan Pemilih</text:span></text:p></table:table-cell></table:table-row><table:table-row table:style-name="Table36.R2"><table:table-cell table:style-name="Table36.Cell4"><text:p text:style-name="P3920"/></table:table-cell><table:table-cell table:style-name="Table36.Cell5"><text:p text:style-name="P2730"><text:span text:style-name="CharStyle8">Polling District</text:span></text:p></table:table-cell><table:table-cell table:style-name="Table36.Cell6"><text:p text:style-name="P2849"><text:span text:style-name="CharStyle8">Number of Electors</text:span></text:p></table:table-cell></table:table-row><table:table-row table:style-name="Table36.R3"><table:table-cell table:style-name="Table36.Cell7"><text:p text:style-name="P1997"><text:span text:style-name="CharStyle7">20.</text:span></text:p></table:table-cell><table:table-cell table:style-name="Table36.Cell8"><text:p text:style-name="P1863"><text:span text:style-name="CharStyle7">Kampong Peta</text:span></text:p></table:table-cell><table:table-cell table:style-name="Table36.Cell9"><text:p text:style-name="P1970"><text:span text:style-name="CharStyle7">119</text:span></text:p></table:table-cell></table:table-row><table:table-row table:style-name="Table36.R4"><table:table-cell table:style-name="Table36.Cell10"><text:p text:style-name="P3920"/></table:table-cell><table:table-cell table:style-name="Table36.Cell11"><text:p text:style-name="P3920"/></table:table-cell><table:table-cell table:style-name="Table36.Cell12"><text:p text:style-name="P3085"><text:span text:style-name="CharStyle7">17,882</text:span></text:p></table:table-cell></table:table-row><table:table-row table:style-name="Table36.R5"><table:table-cell table:style-name="Table36.Cell13"><text:p text:style-name="P2237"><text:span text:style-name="CharStyle86">1</text:span><text:span text:style-name="CharStyle85">.</text:span></text:p></table:table-cell><table:table-cell table:style-name="Table36.Cell14"><text:p text:style-name="P2331"><text:span text:style-name="CharStyle7">Bandar Utara</text:span></text:p></table:table-cell><table:table-cell table:style-name="Table36.Cell15"><text:p text:style-name="P2460"><text:span text:style-name="CharStyle7">500</text:span></text:p></table:table-cell></table:table-row><table:table-row table:style-name="Table36.R6"><table:table-cell table:style-name="Table36.Cell16"><text:p text:style-name="P2570"><text:span text:style-name="CharStyle7">2.</text:span></text:p></table:table-cell><table:table-cell table:style-name="Table36.Cell17"><text:p text:style-name="P2673"><text:span text:style-name="CharStyle7">Jalan Jamaluang</text:span></text:p></table:table-cell><table:table-cell table:style-name="Table36.Cell18"><text:p text:style-name="P2785"><text:span text:style-name="CharStyle7">793</text:span></text:p></table:table-cell></table:table-row><table:table-row table:style-name="Table36.R7"><table:table-cell table:style-name="Table36.Cell19"><text:p text:style-name="P2897"><text:span text:style-name="CharStyle7">3.</text:span></text:p></table:table-cell><table:table-cell table:style-name="Table36.Cell20"><text:p text:style-name="P3586"><text:span text:style-name="CharStyle7">FELDA Nitar 2</text:span></text:p></table:table-cell><table:table-cell table:style-name="Table36.Cell21"><text:p text:style-name="P3588"><text:span text:style-name="CharStyle7">2,081</text:span></text:p></table:table-cell></table:table-row><table:table-row table:style-name="Table36.R8"><table:table-cell table:style-name="Table36.Cell22"><text:p text:style-name="P3590"><text:span text:style-name="CharStyle7">4.</text:span></text:p></table:table-cell><table:table-cell table:style-name="Table36.Cell23"><text:p text:style-name="P1583"><text:span text:style-name="CharStyle7">FELDA Nitar 1</text:span></text:p></table:table-cell><table:table-cell table:style-name="Table36.Cell24"><text:p text:style-name="P1674"><text:span text:style-name="CharStyle7">1,886</text:span></text:p></table:table-cell></table:table-row><table:table-row table:style-name="Table36.R9"><table:table-cell table:style-name="Table36.Cell25"><text:p text:style-name="P1801"><text:span text:style-name="CharStyle7">5.</text:span></text:p></table:table-cell><table:table-cell table:style-name="Table36.Cell26"><text:p text:style-name="P3335"><text:span text:style-name="CharStyle7">Pengkalan Batu</text:span></text:p></table:table-cell><table:table-cell table:style-name="Table36.Cell27"><text:p text:style-name="P2017"><text:span text:style-name="CharStyle7">1,691</text:span></text:p></table:table-cell></table:table-row><table:table-row table:style-name="Table36.R10"><table:table-cell table:style-name="Table36.Cell28"><text:p text:style-name="P3350"><text:span text:style-name="CharStyle7">6.</text:span></text:p></table:table-cell><table:table-cell table:style-name="Table36.Cell29"><text:p text:style-name="P2235"><text:span text:style-name="CharStyle7">Jalan Ismail</text:span></text:p></table:table-cell><table:table-cell table:style-name="Table36.Cell30"><text:p text:style-name="P2329"><text:span text:style-name="CharStyle7">355</text:span></text:p></table:table-cell></table:table-row><table:table-row table:style-name="Table36.R11"><table:table-cell table:style-name="Table36.Cell31"><text:p text:style-name="P2458"><text:span text:style-name="CharStyle7">7.</text:span></text:p></table:table-cell><table:table-cell table:style-name="Table36.Cell32"><text:p text:style-name="P2567"><text:span text:style-name="CharStyle7">Pejabat Kerajaan</text:span></text:p></table:table-cell><table:table-cell table:style-name="Table36.Cell33"><text:p text:style-name="P2671"><text:span text:style-name="CharStyle7">702</text:span></text:p></table:table-cell></table:table-row><table:table-row table:style-name="Table36.R12"><table:table-cell table:style-name="Table36.Cell34"><text:p text:style-name="P2781"><text:span text:style-name="CharStyle86">8</text:span><text:span text:style-name="CharStyle85">.</text:span></text:p></table:table-cell><table:table-cell table:style-name="Table36.Cell35"><text:p text:style-name="P3598"><text:span text:style-name="CharStyle7">Pekan Mersing Kechil</text:span></text:p></table:table-cell><table:table-cell table:style-name="Table36.Cell36"><text:p text:style-name="P3600"><text:span text:style-name="CharStyle7">2,771</text:span></text:p></table:table-cell></table:table-row><table:table-row table:style-name="Table36.R13"><table:table-cell table:style-name="Table36.Cell37"><text:p text:style-name="P3602"><text:span text:style-name="CharStyle7">9.</text:span></text:p></table:table-cell><table:table-cell table:style-name="Table36.Cell38"><text:p text:style-name="P3604"><text:span text:style-name="CharStyle7">Sri Pantai</text:span></text:p></table:table-cell><table:table-cell table:style-name="Table36.Cell39"><text:p text:style-name="P3606"><text:span text:style-name="CharStyle7">4,352</text:span></text:p></table:table-cell></table:table-row><table:table-row table:style-name="Table36.R14"><table:table-cell table:style-name="Table36.Cell40"><text:p text:style-name="P3608"><text:span text:style-name="CharStyle7">10.</text:span></text:p></table:table-cell><table:table-cell table:style-name="Table36.Cell41"><text:p text:style-name="P3610"><text:span text:style-name="CharStyle7">Bandar Jamaluang Timor</text:span></text:p></table:table-cell><table:table-cell table:style-name="Table36.Cell42"><text:p text:style-name="P3613"><text:span text:style-name="CharStyle7">840</text:span></text:p></table:table-cell></table:table-row><table:table-row table:style-name="Table36.R15"><table:table-cell table:style-name="Table36.Cell43"><text:p text:style-name="P3546"><text:span text:style-name="CharStyle7">11.</text:span></text:p></table:table-cell><table:table-cell table:style-name="Table36.Cell44"><text:p text:style-name="P3548"><text:span text:style-name="CharStyle7">Jamaluang Timor</text:span></text:p></table:table-cell><table:table-cell table:style-name="Table36.Cell45"><text:p text:style-name="P3615"><text:span text:style-name="CharStyle7">377</text:span></text:p></table:table-cell></table:table-row><table:table-row table:style-name="Table36.R16"><table:table-cell table:style-name="Table36.Cell46"><text:p text:style-name="P3617"><text:span text:style-name="CharStyle7">12.</text:span></text:p></table:table-cell><table:table-cell table:style-name="Table36.Cell47"><text:p text:style-name="P3619"><text:span text:style-name="CharStyle7">Jamaluang</text:span></text:p></table:table-cell><table:table-cell table:style-name="Table36.Cell48"><text:p text:style-name="P3621"><text:span text:style-name="CharStyle7">1,024</text:span></text:p></table:table-cell></table:table-row><table:table-row table:style-name="Table36.R17"><table:table-cell table:style-name="Table36.Cell49"><text:p text:style-name="P3623"><text:span text:style-name="CharStyle7">13.</text:span></text:p></table:table-cell><table:table-cell table:style-name="Table36.Cell50"><text:p text:style-name="P3625"><text:span text:style-name="CharStyle7">RISDA Sungai Ambat</text:span></text:p></table:table-cell><table:table-cell table:style-name="Table36.Cell51"><text:p text:style-name="P3627"><text:span text:style-name="CharStyle7">244</text:span></text:p></table:table-cell></table:table-row><table:table-row table:style-name="Table36.R18"><table:table-cell table:style-name="Table36.Cell52"><text:p text:style-name="P3550"><text:span text:style-name="CharStyle7">14.</text:span></text:p></table:table-cell><table:table-cell table:style-name="Table36.Cell53"><text:p text:style-name="P3552"><text:span text:style-name="CharStyle7">FELDA Tenggaroh 5</text:span></text:p></table:table-cell><table:table-cell table:style-name="Table36.Cell54"><text:p text:style-name="P3554"><text:span text:style-name="CharStyle7">2,238</text:span></text:p></table:table-cell></table:table-row><table:table-row table:style-name="Table36.R19"><table:table-cell table:style-name="Table36.Cell55"><text:p text:style-name="P3630"><text:span text:style-name="CharStyle7">15.</text:span></text:p></table:table-cell><table:table-cell table:style-name="Table36.Cell56"><text:p text:style-name="P3632"><text:span text:style-name="CharStyle7">FELDA Tenggaroh 3</text:span></text:p></table:table-cell><table:table-cell table:style-name="Table36.Cell57"><text:p text:style-name="P3557"><text:span text:style-name="CharStyle7">815</text:span></text:p></table:table-cell></table:table-row><table:table-row table:style-name="Table36.R20"><table:table-cell table:style-name="Table36.Cell58"><text:p text:style-name="P3634"><text:span text:style-name="CharStyle7">16.</text:span></text:p></table:table-cell><table:table-cell table:style-name="Table36.Cell59"><text:p text:style-name="P3636"><text:span text:style-name="CharStyle7">FELDA Tenggaroh 6</text:span></text:p></table:table-cell><table:table-cell table:style-name="Table36.Cell60"><text:p text:style-name="P3638"><text:span text:style-name="CharStyle7">1,206</text:span></text:p></table:table-cell></table:table-row><table:table-row table:style-name="Table36.R21"><table:table-cell table:style-name="Table36.Cell61"><text:p text:style-name="P3640"><text:span text:style-name="CharStyle7">17.</text:span></text:p></table:table-cell><table:table-cell table:style-name="Table36.Cell62"><text:p text:style-name="P3642"><text:span text:style-name="CharStyle7">FELDA Tenggaroh 4</text:span></text:p></table:table-cell><table:table-cell table:style-name="Table36.Cell63"><text:p text:style-name="P3644"><text:span text:style-name="CharStyle7">428</text:span></text:p></table:table-cell></table:table-row></table:table></draw:text-box></draw:frame></text:p>
        <text:p text:style-name="P778"/>
        <text:p text:style-name="P779"/>
        <text:p text:style-name="P780"/>
        <text:p text:style-name="P781"/>
        <text:p text:style-name="P782"/>
        <text:p text:style-name="P783"/>
        <text:p text:style-name="P784"/>
        <text:p text:style-name="P785"/>
        <text:p text:style-name="P786"/>
        <text:p text:style-name="P787"/>
        <text:p text:style-name="P788"/>
        <text:p text:style-name="P789"/>
        <text:p text:style-name="P790"/>
        <text:p text:style-name="P791"/>
        <text:p text:style-name="P792"/>
        <text:p text:style-name="P793"/>
        <text:p text:style-name="P794"/>
        <text:p text:style-name="P795"/>
        <text:p text:style-name="P796"/>
        <text:p text:style-name="P797"/>
        <text:p text:style-name="P798"/>
        <text:p text:style-name="P799"/>
        <text:p text:style-name="P800"/>
        <text:p text:style-name="P801"/>
        <text:p text:style-name="P802"/>
        <text:p text:style-name="P803"/>
        <text:p text:style-name="P804"/>
        <text:p text:style-name="P805"/>
        <text:p text:style-name="P806"/>
        <text:p text:style-name="P807"/>
        <text:p text:style-name="P808"/>
        <text:p text:style-name="P809"/>
        <text:p text:style-name="P810"/>
        <text:p text:style-name="P811"/>
        <text:p text:style-name="P812"/>
        <text:p text:style-name="P813"/>
        <text:p text:style-name="P814"/>
        <text:p text:style-name="P815"/>
      </text:section>
      <text:section text:style-name="Sect37" text:name="Section37">
        <text:p text:style-name="P4022"><draw:frame draw:style-name="fr93" svg:x="0.000cm" svg:y="0.000cm" svg:width="16.138cm" fo:min-height="0.002cm" text:anchor-type="paragraph"><draw:text-box><table:table table:style-name="Table37"><table:table-column table:style-name="Table37.C1"/><table:table-column table:style-name="Table37.C2"/><table:table-column table:style-name="Table37.C3"/><table:table-column table:style-name="Table37.C4"/><table:table-row table:style-name="Table37.R1"><table:table-cell table:style-name="Table37.Cell1"><text:p text:style-name="P2198"><text:span text:style-name="CharStyle7">(1)</text:span></text:p></table:table-cell><table:table-cell table:style-name="Table37.Cell25"><text:p text:style-name="P3920"/></table:table-cell><table:table-cell table:style-name="Table37.Cell26"><text:p text:style-name="P3920"/></table:table-cell><table:table-cell table:style-name="Table37.Cell2"><text:p text:style-name="P3418"><text:span text:style-name="CharStyle7">(3)</text:span></text:p></table:table-cell></table:table-row><table:table-row table:style-name="Table37.R2"><table:table-cell table:style-name="Table37.Cell3"><text:p text:style-name="P2448"><text:span text:style-name="CharStyle7">Bahagian Pilihan Raya</text:span></text:p></table:table-cell><table:table-cell table:style-name="Table37.Cell27"><text:p text:style-name="P3920"/></table:table-cell><table:table-cell table:style-name="Table37.Cell28"><text:p text:style-name="P3920"/></table:table-cell><table:table-cell table:style-name="Table37.Cell4"><text:p text:style-name="P2066"><text:span text:style-name="CharStyle7">Bilangan Pemilih</text:span></text:p></table:table-cell></table:table-row><table:table-row table:style-name="Table37.R3"><table:table-cell table:style-name="Table37.Cell5"><text:p text:style-name="P3371"><text:span text:style-name="CharStyle7">Negeri</text:span></text:p></table:table-cell><table:table-cell table:style-name="Table37.Cell29"><text:p text:style-name="P3920"/></table:table-cell><table:table-cell table:style-name="Table37.Cell30"><text:p text:style-name="P3920"/></table:table-cell><table:table-cell table:style-name="Table37.Cell6"><text:p text:style-name="P3920"/></table:table-cell></table:table-row><table:table-row table:style-name="Table37.R4"><table:table-cell table:style-name="Table37.Cell7"><text:p text:style-name="P2224"><text:span text:style-name="CharStyle8">State Constituency</text:span></text:p></table:table-cell><table:table-cell table:style-name="Table37.Cell31"><text:p text:style-name="P3920"/></table:table-cell><table:table-cell table:style-name="Table37.Cell32"><text:p text:style-name="P3920"/></table:table-cell><table:table-cell table:style-name="Table37.Cell8"><text:p text:style-name="P1879"><text:span text:style-name="CharStyle8">Number of Electors</text:span></text:p></table:table-cell></table:table-row><table:table-row table:style-name="Table37.R5"><table:table-cell table:style-name="Table37.Cell9"><text:p text:style-name="P3920"/></table:table-cell><table:table-cell table:style-name="Table37.Cell33"><text:p text:style-name="P3920"/></table:table-cell><table:table-cell table:style-name="Table37.Cell34"><text:p text:style-name="P3920"/></table:table-cell><table:table-cell table:style-name="Table37.Cell10"><text:p text:style-name="P3326"><text:span text:style-name="CharStyle7">2,580</text:span></text:p></table:table-cell></table:table-row><table:table-row table:style-name="Table37.R6"><table:table-cell table:style-name="Table37.Cell11"><text:p text:style-name="P3920"/></table:table-cell><table:table-cell table:style-name="Table37.Cell35"><text:p text:style-name="P3920"/></table:table-cell><table:table-cell table:style-name="Table37.Cell36"><text:p text:style-name="P3920"/></table:table-cell><table:table-cell table:style-name="Table37.Cell12"><text:p text:style-name="P3054"><text:span text:style-name="CharStyle7">1,695</text:span></text:p></table:table-cell></table:table-row><table:table-row table:style-name="Table37.R7"><table:table-cell table:style-name="Table37.Cell13"><text:p text:style-name="P3920"/></table:table-cell><table:table-cell table:style-name="Table37.Cell37"><text:p text:style-name="P3920"/></table:table-cell><table:table-cell table:style-name="Table37.Cell38"><text:p text:style-name="P3920"/></table:table-cell><table:table-cell table:style-name="Table37.Cell14"><text:p text:style-name="P3516"><text:span text:style-name="CharStyle7">118</text:span></text:p></table:table-cell></table:table-row><table:table-row table:style-name="Table37.R8"><table:table-cell table:style-name="Table37.Cell15"><text:p text:style-name="P3920"/></table:table-cell><table:table-cell table:style-name="Table37.Cell39"><text:p text:style-name="P3920"/></table:table-cell><table:table-cell table:style-name="Table37.Cell40"><text:p text:style-name="P3920"/></table:table-cell><table:table-cell table:style-name="Table37.Cell16"><text:p text:style-name="P3673"><text:span text:style-name="CharStyle7">131</text:span></text:p></table:table-cell></table:table-row><table:table-row table:style-name="Table37.R9"><table:table-cell table:style-name="Table37.Cell17"><text:p text:style-name="P3920"/></table:table-cell><table:table-cell table:style-name="Table37.Cell41"><text:p text:style-name="P3920"/></table:table-cell><table:table-cell table:style-name="Table37.Cell42"><text:p text:style-name="P3920"/></table:table-cell><table:table-cell table:style-name="Table37.Cell18"><text:p text:style-name="P2416"><text:span text:style-name="CharStyle7">39</text:span></text:p></table:table-cell></table:table-row><table:table-row table:style-name="Table37.R10"><table:table-cell table:style-name="Table37.Cell19"><text:p text:style-name="P3920"/></table:table-cell><table:table-cell table:style-name="Table37.Cell43"><text:p text:style-name="P3920"/></table:table-cell><table:table-cell table:style-name="Table37.Cell44"><text:p text:style-name="P3920"/></table:table-cell><table:table-cell table:style-name="Table37.Cell20"><text:p text:style-name="P2715"><text:span text:style-name="CharStyle7">163</text:span></text:p></table:table-cell></table:table-row><table:table-row table:style-name="Table37.R11"><table:table-cell table:style-name="Table37.Cell21"><text:p text:style-name="P3920"/></table:table-cell><table:table-cell table:style-name="Table37.Cell45"><text:p text:style-name="P3920"/></table:table-cell><table:table-cell table:style-name="Table37.Cell46"><text:p text:style-name="P3920"/></table:table-cell><table:table-cell table:style-name="Table37.Cell22"><text:p text:style-name="P2803"><text:span text:style-name="CharStyle7">74</text:span></text:p></table:table-cell></table:table-row><table:table-row table:style-name="Table37.R12"><table:table-cell table:style-name="Table37.Cell23"><text:p text:style-name="P3920"/></table:table-cell><table:table-cell table:style-name="Table37.Cell47"><text:p text:style-name="P3920"/></table:table-cell><table:table-cell table:style-name="Table37.Cell48"><text:p text:style-name="P3920"/></table:table-cell><table:table-cell table:style-name="Table37.Cell24"><text:p text:style-name="P2994"><text:span text:style-name="CharStyle7">27,103</text:span></text:p></table:table-cell></table:table-row></table:table></draw:text-box></draw:frame></text:p>
        <text:p text:style-name="P2382"><text:span text:style-name="CharStyle19">46</text:span></text:p>
      </text:section>
      <text:section text:style-name="Sect38" text:name="Section38">
        <text:p text:style-name="P4023"><draw:frame draw:style-name="fr94" svg:x="0.000cm" svg:y="0.000cm" svg:width="16.434cm" fo:min-height="0.002cm" text:anchor-type="paragraph"><draw:text-box><table:table table:style-name="Table38"><table:table-column table:style-name="Table38.C1"/><table:table-column table:style-name="Table38.C2"/><table:table-column table:style-name="Table38.C3"/><table:table-column table:style-name="Table38.C4"/><table:table-row table:style-name="Table38.R1"><table:table-cell table:style-name="Table38.Cell1"><text:p text:style-name="P3144"><text:span text:style-name="CharStyle7">(1)</text:span></text:p></table:table-cell><table:table-cell table:style-name="Table38.Cell37"><text:p text:style-name="P3920"/></table:table-cell><table:table-cell table:style-name="Table38.Cell38"><text:p text:style-name="P3920"/></table:table-cell><table:table-cell table:style-name="Table38.Cell2"><text:p text:style-name="P3261"><text:span text:style-name="CharStyle7">(3)</text:span></text:p></table:table-cell></table:table-row><table:table-row table:style-name="Table38.R2"><table:table-cell table:style-name="Table38.Cell3"><text:p text:style-name="P3562"><text:span text:style-name="CharStyle7">Bahagian Pilihan Raya</text:span></text:p></table:table-cell><table:table-cell table:style-name="Table38.Cell39"><text:p text:style-name="P3920"/></table:table-cell><table:table-cell table:style-name="Table38.Cell40"><text:p text:style-name="P3920"/></table:table-cell><table:table-cell table:style-name="Table38.Cell4"><text:p text:style-name="P3566"><text:span text:style-name="CharStyle7">Bilangan Pemilih</text:span></text:p></table:table-cell></table:table-row><table:table-row table:style-name="Table38.R3"><table:table-cell table:style-name="Table38.Cell5"><text:p text:style-name="P1836"><text:span text:style-name="CharStyle7">Negeri</text:span></text:p></table:table-cell><table:table-cell table:style-name="Table38.Cell41"><text:p text:style-name="P3920"/></table:table-cell><table:table-cell table:style-name="Table38.Cell42"><text:p text:style-name="P3920"/></table:table-cell><table:table-cell table:style-name="Table38.Cell6"><text:p text:style-name="P3920"/></table:table-cell></table:table-row><table:table-row table:style-name="Table38.R4"><table:table-cell table:style-name="Table38.Cell7"><text:p text:style-name="P3568"><text:span text:style-name="CharStyle8">State Constituency</text:span></text:p></table:table-cell><table:table-cell table:style-name="Table38.Cell43"><text:p text:style-name="P3920"/></table:table-cell><table:table-cell table:style-name="Table38.Cell44"><text:p text:style-name="P3920"/></table:table-cell><table:table-cell table:style-name="Table38.Cell8"><text:p text:style-name="P3570"><text:span text:style-name="CharStyle8">Number of Electors</text:span></text:p></table:table-cell></table:table-row><table:table-row table:style-name="Table38.R5"><table:table-cell table:style-name="Table38.Cell9"><text:p text:style-name="P3572"><text:span text:style-name="CharStyle7">N. 34 PANTI</text:span></text:p></table:table-cell><table:table-cell table:style-name="Table38.Cell45"><text:p text:style-name="P3920"/></table:table-cell><table:table-cell table:style-name="Table38.Cell46"><text:p text:style-name="P3920"/></table:table-cell><table:table-cell table:style-name="Table38.Cell10"><text:p text:style-name="P3575"><text:span text:style-name="CharStyle7">2,999</text:span></text:p></table:table-cell></table:table-row><table:table-row table:style-name="Table38.R6"><table:table-cell table:style-name="Table38.Cell11"><text:p text:style-name="P3920"/></table:table-cell><table:table-cell table:style-name="Table38.Cell47"><text:p text:style-name="P3920"/></table:table-cell><table:table-cell table:style-name="Table38.Cell48"><text:p text:style-name="P3920"/></table:table-cell><table:table-cell table:style-name="Table38.Cell12"><text:p text:style-name="P2552"><text:span text:style-name="CharStyle7">2,557</text:span></text:p></table:table-cell></table:table-row><table:table-row table:style-name="Table38.R7"><table:table-cell table:style-name="Table38.Cell13"><text:p text:style-name="P3920"/></table:table-cell><table:table-cell table:style-name="Table38.Cell49"><text:p text:style-name="P3920"/></table:table-cell><table:table-cell table:style-name="Table38.Cell50"><text:p text:style-name="P3920"/></table:table-cell><table:table-cell table:style-name="Table38.Cell14"><text:p text:style-name="P2735"><text:span text:style-name="CharStyle7">2,134</text:span></text:p></table:table-cell></table:table-row><table:table-row table:style-name="Table38.R8"><table:table-cell table:style-name="Table38.Cell15"><text:p text:style-name="P3920"/></table:table-cell><table:table-cell table:style-name="Table38.Cell51"><text:p text:style-name="P3920"/></table:table-cell><table:table-cell table:style-name="Table38.Cell52"><text:p text:style-name="P3920"/></table:table-cell><table:table-cell table:style-name="Table38.Cell16"><text:p text:style-name="P2935"><text:span text:style-name="CharStyle7">2,327</text:span></text:p></table:table-cell></table:table-row><table:table-row table:style-name="Table38.R9"><table:table-cell table:style-name="Table38.Cell17"><text:p text:style-name="P3920"/></table:table-cell><table:table-cell table:style-name="Table38.Cell53"><text:p text:style-name="P3920"/></table:table-cell><table:table-cell table:style-name="Table38.Cell54"><text:p text:style-name="P3920"/></table:table-cell><table:table-cell table:style-name="Table38.Cell18"><text:p text:style-name="P3577"><text:span text:style-name="CharStyle7">1,112</text:span></text:p></table:table-cell></table:table-row><table:table-row table:style-name="Table38.R10"><table:table-cell table:style-name="Table38.Cell19"><text:p text:style-name="P3920"/></table:table-cell><table:table-cell table:style-name="Table38.Cell55"><text:p text:style-name="P3920"/></table:table-cell><table:table-cell table:style-name="Table38.Cell56"><text:p text:style-name="P3920"/></table:table-cell><table:table-cell table:style-name="Table38.Cell20"><text:p text:style-name="P1565"><text:span text:style-name="CharStyle7">655</text:span></text:p></table:table-cell></table:table-row><table:table-row table:style-name="Table38.R11"><table:table-cell table:style-name="Table38.Cell21"><text:p text:style-name="P3920"/></table:table-cell><table:table-cell table:style-name="Table38.Cell57"><text:p text:style-name="P3920"/></table:table-cell><table:table-cell table:style-name="Table38.Cell58"><text:p text:style-name="P3920"/></table:table-cell><table:table-cell table:style-name="Table38.Cell22"><text:p text:style-name="P3579"><text:span text:style-name="CharStyle7">992</text:span></text:p></table:table-cell></table:table-row><table:table-row table:style-name="Table38.R12"><table:table-cell table:style-name="Table38.Cell23"><text:p text:style-name="P3920"/></table:table-cell><table:table-cell table:style-name="Table38.Cell59"><text:p text:style-name="P3920"/></table:table-cell><table:table-cell table:style-name="Table38.Cell60"><text:p text:style-name="P3920"/></table:table-cell><table:table-cell table:style-name="Table38.Cell24"><text:p text:style-name="P1955"><text:span text:style-name="CharStyle7">759</text:span></text:p></table:table-cell></table:table-row><table:table-row table:style-name="Table38.R13"><table:table-cell table:style-name="Table38.Cell25"><text:p text:style-name="P3920"/></table:table-cell><table:table-cell table:style-name="Table38.Cell61"><text:p text:style-name="P3920"/></table:table-cell><table:table-cell table:style-name="Table38.Cell62"><text:p text:style-name="P3920"/></table:table-cell><table:table-cell table:style-name="Table38.Cell26"><text:p text:style-name="P3581"><text:span text:style-name="CharStyle7">883</text:span></text:p></table:table-cell></table:table-row><table:table-row table:style-name="Table38.R14"><table:table-cell table:style-name="Table38.Cell27"><text:p text:style-name="P3920"/></table:table-cell><table:table-cell table:style-name="Table38.Cell63"><text:p text:style-name="P3920"/></table:table-cell><table:table-cell table:style-name="Table38.Cell64"><text:p text:style-name="P3920"/></table:table-cell><table:table-cell table:style-name="Table38.Cell28"><text:p text:style-name="P2312"><text:span text:style-name="CharStyle7">1,577</text:span></text:p></table:table-cell></table:table-row><table:table-row table:style-name="Table38.R15"><table:table-cell table:style-name="Table38.Cell29"><text:p text:style-name="P3920"/></table:table-cell><table:table-cell table:style-name="Table38.Cell65"><text:p text:style-name="P3920"/></table:table-cell><table:table-cell table:style-name="Table38.Cell66"><text:p text:style-name="P3920"/></table:table-cell><table:table-cell table:style-name="Table38.Cell30"><text:p text:style-name="P2518"><text:span text:style-name="CharStyle7">2,603</text:span></text:p></table:table-cell></table:table-row><table:table-row table:style-name="Table38.R16"><table:table-cell table:style-name="Table38.Cell31"><text:p text:style-name="P3920"/></table:table-cell><table:table-cell table:style-name="Table38.Cell68"><text:p text:style-name="P3920"/></table:table-cell><table:table-cell table:style-name="Table38.Cell67"><text:p text:style-name="P3920"/></table:table-cell><table:table-cell table:style-name="Table38.Cell32"><text:p text:style-name="P2708"><text:span text:style-name="CharStyle7">2,987</text:span></text:p></table:table-cell></table:table-row><table:table-row table:style-name="Table38.R17"><table:table-cell table:style-name="Table38.Cell33"><text:p text:style-name="P3920"/></table:table-cell><table:table-cell table:style-name="Table38.Cell70"><text:p text:style-name="P3920"/></table:table-cell><table:table-cell table:style-name="Table38.Cell69"><text:p text:style-name="P3920"/></table:table-cell><table:table-cell table:style-name="Table38.Cell34"><text:p text:style-name="P2900"><text:span text:style-name="CharStyle7">1,735</text:span></text:p></table:table-cell></table:table-row><table:table-row table:style-name="Table38.R18"><table:table-cell table:style-name="Table38.Cell35"><text:p text:style-name="P3920"/></table:table-cell><table:table-cell table:style-name="Table38.Cell72"><text:p text:style-name="P3920"/></table:table-cell><table:table-cell table:style-name="Table38.Cell71"><text:p text:style-name="P3920"/></table:table-cell><table:table-cell table:style-name="Table38.Cell36"><text:p text:style-name="P3086"><text:span text:style-name="CharStyle87">23,320</text:span></text:p></table:table-cell></table:table-row></table:table></draw:text-box></draw:frame></text:p>
        <text:p text:style-name="P819"><draw:frame draw:style-name="fr96" svg:x="0.000cm" svg:y="0.000cm" svg:width="16.425cm" fo:min-height="0.002cm" text:anchor-type="paragraph"><draw:text-box><table:table table:style-name="Table39"><table:table-column table:style-name="Table39.C1"/><table:table-column table:style-name="Table39.C2"/><table:table-column table:style-name="Table39.C3"/><table:table-column table:style-name="Table39.C4"/><table:table-row table:style-name="Table39.R1"><table:table-cell table:style-name="Table39.Cell1"><text:p text:style-name="P2491"><text:span text:style-name="CharStyle7">N. 35 PASIR RAJA</text:span></text:p></table:table-cell><table:table-cell table:style-name="Table39.Cell2"><text:p text:style-name="P2601"><text:span text:style-name="CharStyle7">1.</text:span></text:p></table:table-cell><table:table-cell table:style-name="Table39.Cell3"><text:p text:style-name="P2704"><text:span text:style-name="CharStyle7">FELDA Sungai Sayong</text:span></text:p></table:table-cell><table:table-cell table:style-name="Table39.Cell4"><text:p text:style-name="P2823"><text:span text:style-name="CharStyle7">1,973</text:span></text:p></table:table-cell></table:table-row><table:table-row table:style-name="Table39.R2"><table:table-cell table:style-name="Table39.Cell5"><text:p text:style-name="P3920"/></table:table-cell><table:table-cell table:style-name="Table39.Cell6"><text:p text:style-name="P3587"><text:span text:style-name="CharStyle7">2.</text:span></text:p></table:table-cell><table:table-cell table:style-name="Table39.Cell7"><text:p text:style-name="P3589"><text:span text:style-name="CharStyle7">FELDA Bukit Besar</text:span></text:p></table:table-cell><table:table-cell table:style-name="Table39.Cell8"><text:p text:style-name="P3591"><text:span text:style-name="CharStyle7">2,210</text:span></text:p></table:table-cell></table:table-row><table:table-row table:style-name="Table39.R3"><table:table-cell table:style-name="Table39.Cell9"><text:p text:style-name="P3920"/></table:table-cell><table:table-cell table:style-name="Table39.Cell10"><text:p text:style-name="P3593"><text:span text:style-name="CharStyle7">3.</text:span></text:p></table:table-cell><table:table-cell table:style-name="Table39.Cell11"><text:p text:style-name="P1771"><text:span text:style-name="CharStyle7">FELDA Pasir Raja</text:span></text:p></table:table-cell><table:table-cell table:style-name="Table39.Cell12"><text:p text:style-name="P1891"><text:span text:style-name="CharStyle7">1,648</text:span></text:p></table:table-cell></table:table-row></table:table><text:p text:style-name="P2211"><text:span text:style-name="CharStyle83">47</text:span></text:p></draw:text-box></draw:frame></text:p>
        <text:p text:style-name="P820"/>
      </text:section>
      <text:section text:style-name="Sect39" text:name="Section39">
        <text:p text:style-name="P4024"><draw:frame draw:style-name="fr97" svg:x="10.259cm" svg:y="0.004cm" svg:width="0.474cm" fo:min-height="0.418cm" text:anchor-type="paragraph"><draw:text-box><text:p text:style-name="P1646"><text:span text:style-name="CharStyle38">48</text:span></text:p></draw:text-box></draw:frame></text:p>
        <text:p text:style-name="P822"/>
      </text:section>
      <text:section text:style-name="Sect40" text:name="Section40">
        <text:p text:style-name="P4025"><draw:frame draw:style-name="fr98" svg:x="0.000cm" svg:y="0.000cm" svg:width="16.434cm" fo:min-height="0.002cm" text:anchor-type="paragraph"><draw:text-box><table:table table:style-name="Table40"><table:table-column table:style-name="Table40.C1"/><table:table-column table:style-name="Table40.C2"/><table:table-column table:style-name="Table40.C3"/><table:table-column table:style-name="Table40.C4"/><table:table-row table:style-name="Table40.R1"><table:table-cell table:style-name="Table40.Cell1"><text:p text:style-name="P2047"><text:span text:style-name="CharStyle7">(1)</text:span></text:p></table:table-cell><table:table-cell table:style-name="Table40.Cell43"><text:p text:style-name="P3920"/></table:table-cell><table:table-cell table:style-name="Table40.Cell44"><text:p text:style-name="P3920"/></table:table-cell><table:table-cell table:style-name="Table40.Cell2"><text:p text:style-name="P2362"><text:span text:style-name="CharStyle7">(3)</text:span></text:p></table:table-cell></table:table-row><table:table-row table:style-name="Table40.R2"><table:table-cell table:style-name="Table40.Cell3"><text:p text:style-name="P3595"><text:span text:style-name="CharStyle7">Bahagian Pilihan Raya</text:span></text:p></table:table-cell><table:table-cell table:style-name="Table40.Cell45"><text:p text:style-name="P3920"/></table:table-cell><table:table-cell table:style-name="Table40.Cell46"><text:p text:style-name="P3920"/></table:table-cell><table:table-cell table:style-name="Table40.Cell4"><text:p text:style-name="P2423"><text:span text:style-name="CharStyle7">Bilangan Pemilih</text:span></text:p></table:table-cell></table:table-row><table:table-row table:style-name="Table40.R3"><table:table-cell table:style-name="Table40.Cell5"><text:p text:style-name="P2534"><text:span text:style-name="CharStyle7">Negeri</text:span></text:p></table:table-cell><table:table-cell table:style-name="Table40.Cell47"><text:p text:style-name="P3920"/></table:table-cell><table:table-cell table:style-name="Table40.Cell48"><text:p text:style-name="P3920"/></table:table-cell><table:table-cell table:style-name="Table40.Cell6"><text:p text:style-name="P3920"/></table:table-cell></table:table-row><table:table-row table:style-name="Table40.R4"><table:table-cell table:style-name="Table40.Cell7"><text:p text:style-name="P2722"><text:span text:style-name="CharStyle8">State Constituency</text:span></text:p></table:table-cell><table:table-cell table:style-name="Table40.Cell49"><text:p text:style-name="P3920"/></table:table-cell><table:table-cell table:style-name="Table40.Cell50"><text:p text:style-name="P3920"/></table:table-cell><table:table-cell table:style-name="Table40.Cell8"><text:p text:style-name="P2840"><text:span text:style-name="CharStyle8">Number of Electors</text:span></text:p></table:table-cell></table:table-row><table:table-row table:style-name="Table40.R5"><table:table-cell table:style-name="Table40.Cell9"><text:p text:style-name="P2947"><text:span text:style-name="CharStyle7">N. 36 SEDILI</text:span></text:p></table:table-cell><table:table-cell table:style-name="Table40.Cell51"><text:p text:style-name="P3920"/></table:table-cell><table:table-cell table:style-name="Table40.Cell52"><text:p text:style-name="P3920"/></table:table-cell><table:table-cell table:style-name="Table40.Cell10"><text:p text:style-name="P3058"><text:span text:style-name="CharStyle7">1,013</text:span></text:p></table:table-cell></table:table-row><table:table-row table:style-name="Table40.R6"><table:table-cell table:style-name="Table40.Cell11"><text:p text:style-name="P3920"/></table:table-cell><table:table-cell table:style-name="Table40.Cell53"><text:p text:style-name="P3920"/></table:table-cell><table:table-cell table:style-name="Table40.Cell54"><text:p text:style-name="P3920"/></table:table-cell><table:table-cell table:style-name="Table40.Cell12"><text:p text:style-name="P3242"><text:span text:style-name="CharStyle7">477</text:span></text:p></table:table-cell></table:table-row><table:table-row table:style-name="Table40.R7"><table:table-cell table:style-name="Table40.Cell13"><text:p text:style-name="P3920"/></table:table-cell><table:table-cell table:style-name="Table40.Cell55"><text:p text:style-name="P3920"/></table:table-cell><table:table-cell table:style-name="Table40.Cell56"><text:p text:style-name="P3920"/></table:table-cell><table:table-cell table:style-name="Table40.Cell14"><text:p text:style-name="P1668"><text:span text:style-name="CharStyle7">388</text:span></text:p></table:table-cell></table:table-row><table:table-row table:style-name="Table40.R8"><table:table-cell table:style-name="Table40.Cell15"><text:p text:style-name="P3920"/></table:table-cell><table:table-cell table:style-name="Table40.Cell57"><text:p text:style-name="P3920"/></table:table-cell><table:table-cell table:style-name="Table40.Cell58"><text:p text:style-name="P3920"/></table:table-cell><table:table-cell table:style-name="Table40.Cell16"><text:p text:style-name="P1882"><text:span text:style-name="CharStyle7">1,471</text:span></text:p></table:table-cell></table:table-row><table:table-row table:style-name="Table40.R9"><table:table-cell table:style-name="Table40.Cell17"><text:p text:style-name="P3920"/></table:table-cell><table:table-cell table:style-name="Table40.Cell59"><text:p text:style-name="P3920"/></table:table-cell><table:table-cell table:style-name="Table40.Cell60"><text:p text:style-name="P3920"/></table:table-cell><table:table-cell table:style-name="Table40.Cell18"><text:p text:style-name="P3596"><text:span text:style-name="CharStyle7">1,281</text:span></text:p></table:table-cell></table:table-row><table:table-row table:style-name="Table40.R10"><table:table-cell table:style-name="Table40.Cell19"><text:p text:style-name="P3920"/></table:table-cell><table:table-cell table:style-name="Table40.Cell61"><text:p text:style-name="P3920"/></table:table-cell><table:table-cell table:style-name="Table40.Cell62"><text:p text:style-name="P3920"/></table:table-cell><table:table-cell table:style-name="Table40.Cell20"><text:p text:style-name="P2252"><text:span text:style-name="CharStyle7">773</text:span></text:p></table:table-cell></table:table-row><table:table-row table:style-name="Table40.R11"><table:table-cell table:style-name="Table40.Cell21"><text:p text:style-name="P3920"/></table:table-cell><table:table-cell table:style-name="Table40.Cell63"><text:p text:style-name="P3920"/></table:table-cell><table:table-cell table:style-name="Table40.Cell64"><text:p text:style-name="P3920"/></table:table-cell><table:table-cell table:style-name="Table40.Cell22"><text:p text:style-name="P2450"><text:span text:style-name="CharStyle7">874</text:span></text:p></table:table-cell></table:table-row><table:table-row table:style-name="Table40.R12"><table:table-cell table:style-name="Table40.Cell23"><text:p text:style-name="P3920"/></table:table-cell><table:table-cell table:style-name="Table40.Cell65"><text:p text:style-name="P3920"/></table:table-cell><table:table-cell table:style-name="Table40.Cell66"><text:p text:style-name="P3920"/></table:table-cell><table:table-cell table:style-name="Table40.Cell24"><text:p text:style-name="P2639"><text:span text:style-name="CharStyle7">1,769</text:span></text:p></table:table-cell></table:table-row><table:table-row table:style-name="Table40.R13"><table:table-cell table:style-name="Table40.Cell25"><text:p text:style-name="P3920"/></table:table-cell><table:table-cell table:style-name="Table40.Cell67"><text:p text:style-name="P3920"/></table:table-cell><table:table-cell table:style-name="Table40.Cell68"><text:p text:style-name="P3920"/></table:table-cell><table:table-cell table:style-name="Table40.Cell26"><text:p text:style-name="P2838"><text:span text:style-name="CharStyle7">1,948</text:span></text:p></table:table-cell></table:table-row><table:table-row table:style-name="Table40.R14"><table:table-cell table:style-name="Table40.Cell27"><text:p text:style-name="P3920"/></table:table-cell><table:table-cell table:style-name="Table40.Cell69"><text:p text:style-name="P3920"/></table:table-cell><table:table-cell table:style-name="Table40.Cell70"><text:p text:style-name="P3920"/></table:table-cell><table:table-cell table:style-name="Table40.Cell28"><text:p text:style-name="P3034"><text:span text:style-name="CharStyle7">2,612</text:span></text:p></table:table-cell></table:table-row><table:table-row table:style-name="Table40.R15"><table:table-cell table:style-name="Table40.Cell29"><text:p text:style-name="P3920"/></table:table-cell><table:table-cell table:style-name="Table40.Cell71"><text:p text:style-name="P3920"/></table:table-cell><table:table-cell table:style-name="Table40.Cell72"><text:p text:style-name="P3920"/></table:table-cell><table:table-cell table:style-name="Table40.Cell30"><text:p text:style-name="P3205"><text:span text:style-name="CharStyle7">805</text:span></text:p></table:table-cell></table:table-row><table:table-row table:style-name="Table40.R16"><table:table-cell table:style-name="Table40.Cell31"><text:p text:style-name="P3920"/></table:table-cell><table:table-cell table:style-name="Table40.Cell74"><text:p text:style-name="P3920"/></table:table-cell><table:table-cell table:style-name="Table40.Cell73"><text:p text:style-name="P3920"/></table:table-cell><table:table-cell table:style-name="Table40.Cell32"><text:p text:style-name="P1650"><text:span text:style-name="CharStyle7">1,644</text:span></text:p></table:table-cell></table:table-row><table:table-row table:style-name="Table40.R17"><table:table-cell table:style-name="Table40.Cell33"><text:p text:style-name="P3920"/></table:table-cell><table:table-cell table:style-name="Table40.Cell76"><text:p text:style-name="P3920"/></table:table-cell><table:table-cell table:style-name="Table40.Cell75"><text:p text:style-name="P3920"/></table:table-cell><table:table-cell table:style-name="Table40.Cell34"><text:p text:style-name="P1842"><text:span text:style-name="CharStyle7">2,835</text:span></text:p></table:table-cell></table:table-row><table:table-row table:style-name="Table40.R18"><table:table-cell table:style-name="Table40.Cell35"><text:p text:style-name="P3920"/></table:table-cell><table:table-cell table:style-name="Table40.Cell78"><text:p text:style-name="P3920"/></table:table-cell><table:table-cell table:style-name="Table40.Cell77"><text:p text:style-name="P3920"/></table:table-cell><table:table-cell table:style-name="Table40.Cell36"><text:p text:style-name="P2039"><text:span text:style-name="CharStyle7">1,502</text:span></text:p></table:table-cell></table:table-row><table:table-row table:style-name="Table40.R19"><table:table-cell table:style-name="Table40.Cell37"><text:p text:style-name="P3920"/></table:table-cell><table:table-cell table:style-name="Table40.Cell80"><text:p text:style-name="P3920"/></table:table-cell><table:table-cell table:style-name="Table40.Cell79"><text:p text:style-name="P3920"/></table:table-cell><table:table-cell table:style-name="Table40.Cell38"><text:p text:style-name="P3372"><text:span text:style-name="CharStyle7">19,392</text:span></text:p></table:table-cell></table:table-row><table:table-row table:style-name="Table40.R20"><table:table-cell table:style-name="Table40.Cell39"><text:p text:style-name="P2319"><text:span text:style-name="CharStyle7">N. 37 JOHOR LAMA</text:span></text:p></table:table-cell><table:table-cell table:style-name="Table40.Cell82"><text:p text:style-name="P3920"/></table:table-cell><table:table-cell table:style-name="Table40.Cell81"><text:p text:style-name="P3920"/></table:table-cell><table:table-cell table:style-name="Table40.Cell40"><text:p text:style-name="P2447"><text:span text:style-name="CharStyle7">2,182</text:span></text:p></table:table-cell></table:table-row><table:table-row table:style-name="Table40.R21"><table:table-cell table:style-name="Table40.Cell41"><text:p text:style-name="P3920"/></table:table-cell><table:table-cell table:style-name="Table40.Cell84"><text:p text:style-name="P3920"/></table:table-cell><table:table-cell table:style-name="Table40.Cell83"><text:p text:style-name="P3920"/></table:table-cell><table:table-cell table:style-name="Table40.Cell42"><text:p text:style-name="P3380"><text:span text:style-name="CharStyle7">1,978</text:span></text:p></table:table-cell></table:table-row></table:table></draw:text-box></draw:frame></text:p>
        <text:p text:style-name="P3317"><text:span text:style-name="CharStyle19">49</text:span></text:p>
      </text:section>
      <text:section text:style-name="Sect41" text:name="Section41">
        <text:p text:style-name="P4026"><draw:frame draw:style-name="fr101" svg:x="3.247cm" svg:y="0.000cm" svg:width="4.082cm" fo:min-height="2.782cm" text:anchor-type="paragraph"><draw:text-box><text:h text:outline-level="1" text:style-name="P2315"><text:bookmark-start text:name="bookmark12"/><text:span text:style-name="CharStyle52">(1)</text:span><text:bookmark-end text:name="bookmark12"/></text:h><text:p text:style-name="P2661"><text:span text:style-name="CharStyle15">Bahagian Pilihan Raya<text:line-break/>Negeri<text:line-break/></text:span><text:span text:style-name="CharStyle41">State Constituency</text:span></text:p></draw:text-box></draw:frame><draw:frame draw:style-name="fr100" svg:x="8.996cm" svg:y="0.000cm" svg:width="10.389cm" fo:min-height="0.002cm" text:anchor-type="paragraph"><draw:text-box><table:table table:style-name="Table41"><table:table-column table:style-name="Table41.C1"/><table:table-column table:style-name="Table41.C2"/><table:table-column table:style-name="Table41.C3"/><table:table-row table:style-name="Table41.R1"><table:table-cell table:style-name="Table41.Cell1"><text:p text:style-name="P3920"/></table:table-cell><table:table-cell table:style-name="Table41.Cell2"><text:p text:style-name="P3671"><text:span text:style-name="CharStyle7">(2)</text:span></text:p></table:table-cell><table:table-cell table:style-name="Table41.Cell3"><text:p text:style-name="P3382"><text:span text:style-name="CharStyle7">(3)</text:span></text:p></table:table-cell></table:table-row><table:table-row table:style-name="Table41.R2"><table:table-cell table:style-name="Table41.Cell4"><text:p text:style-name="P3920"/></table:table-cell><table:table-cell table:style-name="Table41.Cell5"><text:p text:style-name="P3386"><text:span text:style-name="CharStyle7">Daerah Mengundi</text:span></text:p></table:table-cell><table:table-cell table:style-name="Table41.Cell6"><text:p text:style-name="P3196"><text:span text:style-name="CharStyle7">Bilangan Pemilih</text:span></text:p></table:table-cell></table:table-row><table:table-row table:style-name="Table41.R3"><table:table-cell table:style-name="Table41.Cell7"><text:p text:style-name="P3920"/></table:table-cell><table:table-cell table:style-name="Table41.Cell8"><text:p text:style-name="P1643"><text:span text:style-name="CharStyle8">Polling District</text:span></text:p></table:table-cell><table:table-cell table:style-name="Table41.Cell9"><text:p text:style-name="P1753"><text:span text:style-name="CharStyle8">Number of Electors</text:span></text:p></table:table-cell></table:table-row><table:table-row table:style-name="Table41.R4"><table:table-cell table:style-name="Table41.Cell10"><text:p text:style-name="P1870"><text:span text:style-name="CharStyle7">3.</text:span></text:p></table:table-cell><table:table-cell table:style-name="Table41.Cell11"><text:p text:style-name="P1979"><text:span text:style-name="CharStyle7">Lok Heng Selatan</text:span></text:p></table:table-cell><table:table-cell table:style-name="Table41.Cell12"><text:p text:style-name="P2090"><text:span text:style-name="CharStyle7">1,713</text:span></text:p></table:table-cell></table:table-row><table:table-row table:style-name="Table41.R5"><table:table-cell table:style-name="Table41.Cell13"><text:p text:style-name="P3559"><text:span text:style-name="CharStyle7">4.</text:span></text:p></table:table-cell><table:table-cell table:style-name="Table41.Cell14"><text:p text:style-name="P2295"><text:span text:style-name="CharStyle7">Kota Kechil Timor</text:span></text:p></table:table-cell><table:table-cell table:style-name="Table41.Cell15"><text:p text:style-name="P2407"><text:span text:style-name="CharStyle7">1,726</text:span></text:p></table:table-cell></table:table-row><table:table-row table:style-name="Table41.R6"><table:table-cell table:style-name="Table41.Cell16"><text:p text:style-name="P3563"><text:span text:style-name="CharStyle7">5.</text:span></text:p></table:table-cell><table:table-cell table:style-name="Table41.Cell17"><text:p text:style-name="P3599"><text:span text:style-name="CharStyle7">Kota Kechil Barat</text:span></text:p></table:table-cell><table:table-cell table:style-name="Table41.Cell18"><text:p text:style-name="P3601"><text:span text:style-name="CharStyle7">1,022</text:span></text:p></table:table-cell></table:table-row><table:table-row table:style-name="Table41.R7"><table:table-cell table:style-name="Table41.Cell19"><text:p text:style-name="P3603"><text:span text:style-name="CharStyle7">6.</text:span></text:p></table:table-cell><table:table-cell table:style-name="Table41.Cell20"><text:p text:style-name="P3605"><text:span text:style-name="CharStyle7">Bukit Kerajaan</text:span></text:p></table:table-cell><table:table-cell table:style-name="Table41.Cell21"><text:p text:style-name="P3607"><text:span text:style-name="CharStyle7">1,111</text:span></text:p></table:table-cell></table:table-row><table:table-row table:style-name="Table41.R8"><table:table-cell table:style-name="Table41.Cell22"><text:p text:style-name="P3609"><text:span text:style-name="CharStyle7">7.</text:span></text:p></table:table-cell><table:table-cell table:style-name="Table41.Cell23"><text:p text:style-name="P3611"><text:span text:style-name="CharStyle7">Jalan Mawai</text:span></text:p></table:table-cell><table:table-cell table:style-name="Table41.Cell24"><text:p text:style-name="P3614"><text:span text:style-name="CharStyle7">1,895</text:span></text:p></table:table-cell></table:table-row><table:table-row table:style-name="Table41.R9"><table:table-cell table:style-name="Table41.Cell25"><text:p text:style-name="P3547"><text:span text:style-name="CharStyle7">8.</text:span></text:p></table:table-cell><table:table-cell table:style-name="Table41.Cell26"><text:p text:style-name="P3549"><text:span text:style-name="CharStyle7">Tembioh</text:span></text:p></table:table-cell><table:table-cell table:style-name="Table41.Cell27"><text:p text:style-name="P3616"><text:span text:style-name="CharStyle7">596</text:span></text:p></table:table-cell></table:table-row><table:table-row table:style-name="Table41.R10"><table:table-cell table:style-name="Table41.Cell28"><text:p text:style-name="P3618"><text:span text:style-name="CharStyle7">9.</text:span></text:p></table:table-cell><table:table-cell table:style-name="Table41.Cell29"><text:p text:style-name="P3620"><text:span text:style-name="CharStyle7">Kampong Makam</text:span></text:p></table:table-cell><table:table-cell table:style-name="Table41.Cell30"><text:p text:style-name="P3622"><text:span text:style-name="CharStyle7">1,328</text:span></text:p></table:table-cell></table:table-row><table:table-row table:style-name="Table41.R11"><table:table-cell table:style-name="Table41.Cell31"><text:p text:style-name="P3624"><text:span text:style-name="CharStyle7">10.</text:span></text:p></table:table-cell><table:table-cell table:style-name="Table41.Cell32"><text:p text:style-name="P3626"><text:span text:style-name="CharStyle7">FELDA Pasak</text:span></text:p></table:table-cell><table:table-cell table:style-name="Table41.Cell33"><text:p text:style-name="P3628"><text:span text:style-name="CharStyle7">1,759</text:span></text:p></table:table-cell></table:table-row><table:table-row table:style-name="Table41.R12"><table:table-cell table:style-name="Table41.Cell34"><text:p text:style-name="P3551"><text:span text:style-name="CharStyle7">11.</text:span></text:p></table:table-cell><table:table-cell table:style-name="Table41.Cell35"><text:p text:style-name="P3553"><text:span text:style-name="CharStyle7">Air Tawar 3</text:span></text:p></table:table-cell><table:table-cell table:style-name="Table41.Cell36"><text:p text:style-name="P3555"><text:span text:style-name="CharStyle7">2,641</text:span></text:p></table:table-cell></table:table-row><table:table-row table:style-name="Table41.R13"><table:table-cell table:style-name="Table41.Cell37"><text:p text:style-name="P3631"><text:span text:style-name="CharStyle7">12.</text:span></text:p></table:table-cell><table:table-cell table:style-name="Table41.Cell38"><text:p text:style-name="P3633"><text:span text:style-name="CharStyle7">Air Tawar 2</text:span></text:p></table:table-cell><table:table-cell table:style-name="Table41.Cell39"><text:p text:style-name="P3558"><text:span text:style-name="CharStyle7">3,980</text:span></text:p></table:table-cell></table:table-row><table:table-row table:style-name="Table41.R14"><table:table-cell table:style-name="Table41.Cell40"><text:p text:style-name="P3635"><text:span text:style-name="CharStyle7">13.</text:span></text:p></table:table-cell><table:table-cell table:style-name="Table41.Cell41"><text:p text:style-name="P3637"><text:span text:style-name="CharStyle7">Panchor</text:span></text:p></table:table-cell><table:table-cell table:style-name="Table41.Cell42"><text:p text:style-name="P3639"><text:span text:style-name="CharStyle7">371</text:span></text:p></table:table-cell></table:table-row><table:table-row table:style-name="Table41.R15"><table:table-cell table:style-name="Table41.Cell43"><text:p text:style-name="P3641"><text:span text:style-name="CharStyle7">14.</text:span></text:p></table:table-cell><table:table-cell table:style-name="Table41.Cell44"><text:p text:style-name="P3643"><text:span text:style-name="CharStyle7">Johor Lama</text:span></text:p></table:table-cell><table:table-cell table:style-name="Table41.Cell45"><text:p text:style-name="P3645"><text:span text:style-name="CharStyle7">204</text:span></text:p></table:table-cell></table:table-row><table:table-row table:style-name="Table41.R16"><table:table-cell table:style-name="Table41.Cell46"><text:p text:style-name="P2564"><text:span text:style-name="CharStyle7">15.</text:span></text:p></table:table-cell><table:table-cell table:style-name="Table41.Cell47"><text:p text:style-name="P2665"><text:span text:style-name="CharStyle7">Pekan Telok Sengat</text:span></text:p></table:table-cell><table:table-cell table:style-name="Table41.Cell48"><text:p text:style-name="P2778"><text:span text:style-name="CharStyle7">700</text:span></text:p></table:table-cell></table:table-row><table:table-row table:style-name="Table41.R17"><table:table-cell table:style-name="Table41.Cell49"><text:p text:style-name="P2892"><text:span text:style-name="CharStyle7">16.</text:span></text:p></table:table-cell><table:table-cell table:style-name="Table41.Cell50"><text:p text:style-name="P3004"><text:span text:style-name="CharStyle7">Telok Sengat</text:span></text:p></table:table-cell><table:table-cell table:style-name="Table41.Cell51"><text:p text:style-name="P3097"><text:span text:style-name="CharStyle7">263</text:span></text:p></table:table-cell></table:table-row></table:table><text:p text:style-name="P2521"><text:span text:style-name="CharStyle57">23,469</text:span></text:p></draw:text-box></draw:frame><draw:frame draw:style-name="fr102" svg:x="10.266cm" svg:y="26.337cm" svg:width="0.457cm" fo:min-height="0.455cm" text:anchor-type="paragraph"><draw:text-box><text:p text:style-name="P3184"><text:span text:style-name="CharStyle38">50</text:span></text:p></draw:text-box></draw:frame></text:p>
        <text:p text:style-name="P826"/>
        <text:p text:style-name="P827"/>
        <text:p text:style-name="P828"/>
        <text:p text:style-name="P829"/>
        <text:p text:style-name="P830"/>
        <text:p text:style-name="P831"/>
        <text:p text:style-name="P832"/>
        <text:p text:style-name="P833"/>
        <text:p text:style-name="P834"/>
        <text:p text:style-name="P835"/>
        <text:p text:style-name="P836"/>
        <text:p text:style-name="P837"/>
        <text:p text:style-name="P838"/>
        <text:p text:style-name="P839"/>
        <text:p text:style-name="P840"/>
        <text:p text:style-name="P841"/>
        <text:p text:style-name="P842"/>
        <text:p text:style-name="P843"/>
        <text:p text:style-name="P844"/>
        <text:p text:style-name="P845"/>
        <text:p text:style-name="P846"/>
        <text:p text:style-name="P847"/>
        <text:p text:style-name="P848"/>
        <text:p text:style-name="P849"/>
        <text:p text:style-name="P850"/>
        <text:p text:style-name="P851"/>
        <text:p text:style-name="P852"/>
        <text:p text:style-name="P853"/>
        <text:p text:style-name="P854"/>
        <text:p text:style-name="P855"/>
        <text:p text:style-name="P856"/>
        <text:p text:style-name="P857"/>
        <text:p text:style-name="P858"/>
        <text:p text:style-name="P859"/>
        <text:p text:style-name="P860"/>
        <text:p text:style-name="P861"/>
        <text:p text:style-name="P862"/>
        <text:p text:style-name="P863"/>
        <text:p text:style-name="P864"/>
        <text:p text:style-name="P865"/>
        <text:p text:style-name="P866"/>
        <text:p text:style-name="P867"/>
      </text:section>
      <text:section text:style-name="Sect42" text:name="Section42">
        <text:p text:style-name="P4027"><draw:frame draw:style-name="fr103" svg:x="4.449cm" svg:y="0.004cm" svg:width="12.083cm" fo:min-height="1.087cm" text:anchor-type="paragraph"><draw:text-box><text:p text:style-name="P2674"><text:span text:style-name="CharStyle53">BAHAGIAN PILIHAN RAYA PERSEKUTUAN: P. 157 PENGERANG</text:span></text:p><text:p text:style-name="P3071"><text:span text:style-name="CharStyle55">FEDERAL CONSTITUENCY: P. 157PENGERANG</text:span></text:p></draw:text-box></draw:frame><draw:frame draw:style-name="fr104" svg:x="17.971cm" svg:y="16.018cm" svg:width="1.388cm" fo:min-height="0.526cm" text:anchor-type="paragraph"><draw:text-box><text:p text:style-name="P2825"><text:span text:style-name="CharStyle96">20,121</text:span></text:p></draw:text-box></draw:frame><draw:frame draw:style-name="fr105" svg:x="10.266cm" svg:y="26.345cm" svg:width="0.457cm" fo:min-height="0.455cm" text:anchor-type="paragraph"><draw:text-box><text:p text:style-name="P3649"><text:page-number/></text:p></draw:text-box></draw:frame></text:p>
        <text:p text:style-name="P869"/>
        <text:p text:style-name="P870"/>
        <text:p text:style-name="P871"/>
        <text:p text:style-name="P872"/>
        <text:p text:style-name="P873"/>
        <text:p text:style-name="P874"/>
        <text:p text:style-name="P875"/>
        <text:p text:style-name="P876"/>
        <text:p text:style-name="P877"/>
        <text:p text:style-name="P878"/>
        <text:p text:style-name="P879"/>
        <text:p text:style-name="P880"/>
        <text:p text:style-name="P881"/>
        <text:p text:style-name="P882"/>
        <text:p text:style-name="P883"/>
        <text:p text:style-name="P884"/>
        <text:p text:style-name="P885"/>
        <text:p text:style-name="P886"/>
        <text:p text:style-name="P887"/>
        <text:p text:style-name="P888"/>
        <text:p text:style-name="P889"/>
        <text:p text:style-name="P890"/>
        <text:p text:style-name="P891"/>
        <text:p text:style-name="P892"/>
        <text:p text:style-name="P893"/>
        <text:p text:style-name="P894"/>
        <text:p text:style-name="P895"/>
        <text:p text:style-name="P896"/>
        <text:p text:style-name="P897"/>
        <text:p text:style-name="P898"/>
        <text:p text:style-name="P899"/>
        <text:p text:style-name="P900"/>
        <text:p text:style-name="P901"/>
        <text:p text:style-name="P902"/>
        <text:p text:style-name="P903"/>
        <text:p text:style-name="P904"/>
        <text:p text:style-name="P905"/>
        <text:p text:style-name="P906"/>
        <text:p text:style-name="P907"/>
        <text:p text:style-name="P908"/>
        <text:p text:style-name="P909"/>
        <text:p text:style-name="P910"/>
      </text:section>
      <text:section text:style-name="Sect43" text:name="Section43">
        <text:p text:style-name="P4028"><draw:frame draw:style-name="fr106" svg:x="0.000cm" svg:y="0.000cm" svg:width="16.120cm" fo:min-height="0.002cm" text:anchor-type="paragraph"><draw:text-box><table:table table:style-name="Table42"><table:table-column table:style-name="Table42.C1"/><table:table-column table:style-name="Table42.C2"/><table:table-column table:style-name="Table42.C3"/><table:table-column table:style-name="Table42.C4"/><table:table-row table:style-name="Table42.R1"><table:table-cell table:style-name="Table42.Cell1"><text:p text:style-name="P2880"><text:span text:style-name="CharStyle7">(1)</text:span></text:p></table:table-cell><table:table-cell table:style-name="Table42.Cell27"><text:p text:style-name="P3920"/></table:table-cell><table:table-cell table:style-name="Table42.Cell28"><text:p text:style-name="P3920"/></table:table-cell><table:table-cell table:style-name="Table42.Cell2"><text:p text:style-name="P2311"><text:span text:style-name="CharStyle7">(3)</text:span></text:p></table:table-cell></table:table-row><table:table-row table:style-name="Table42.R2"><table:table-cell table:style-name="Table42.Cell3"><text:p text:style-name="P2434"><text:span text:style-name="CharStyle7">Bahagian Pilihan Raya</text:span></text:p></table:table-cell><table:table-cell table:style-name="Table42.Cell29"><text:p text:style-name="P3920"/></table:table-cell><table:table-cell table:style-name="Table42.Cell30"><text:p text:style-name="P3920"/></table:table-cell><table:table-cell table:style-name="Table42.Cell4"><text:p text:style-name="P2544"><text:span text:style-name="CharStyle7">Bilangan Pemilih</text:span></text:p></table:table-cell></table:table-row><table:table-row table:style-name="Table42.R3"><table:table-cell table:style-name="Table42.Cell5"><text:p text:style-name="P2650"><text:span text:style-name="CharStyle7">Negeri</text:span></text:p></table:table-cell><table:table-cell table:style-name="Table42.Cell31"><text:p text:style-name="P3920"/></table:table-cell><table:table-cell table:style-name="Table42.Cell32"><text:p text:style-name="P3920"/></table:table-cell><table:table-cell table:style-name="Table42.Cell6"><text:p text:style-name="P3920"/></table:table-cell></table:table-row><table:table-row table:style-name="Table42.R4"><table:table-cell table:style-name="Table42.Cell7"><text:p text:style-name="P3584"><text:span text:style-name="CharStyle8">State Constituency</text:span></text:p></table:table-cell><table:table-cell table:style-name="Table42.Cell33"><text:p text:style-name="P3920"/></table:table-cell><table:table-cell table:style-name="Table42.Cell34"><text:p text:style-name="P3920"/></table:table-cell><table:table-cell table:style-name="Table42.Cell8"><text:p text:style-name="P2956"><text:span text:style-name="CharStyle8">Number of Electors</text:span></text:p></table:table-cell></table:table-row><table:table-row table:style-name="Table42.R5"><table:table-cell table:style-name="Table42.Cell9"><text:p text:style-name="P3920"/></table:table-cell><table:table-cell table:style-name="Table42.Cell35"><text:p text:style-name="P3920"/></table:table-cell><table:table-cell table:style-name="Table42.Cell36"><text:p text:style-name="P3920"/></table:table-cell><table:table-cell table:style-name="Table42.Cell10"><text:p text:style-name="P3690"><text:span text:style-name="CharStyle7">387</text:span></text:p></table:table-cell></table:table-row><table:table-row table:style-name="Table42.R6"><table:table-cell table:style-name="Table42.Cell11"><text:p text:style-name="P3920"/></table:table-cell><table:table-cell table:style-name="Table42.Cell37"><text:p text:style-name="P3920"/></table:table-cell><table:table-cell table:style-name="Table42.Cell38"><text:p text:style-name="P3920"/></table:table-cell><table:table-cell table:style-name="Table42.Cell12"><text:p text:style-name="P1582"><text:span text:style-name="CharStyle7">1,725</text:span></text:p></table:table-cell></table:table-row><table:table-row table:style-name="Table42.R7"><table:table-cell table:style-name="Table42.Cell13"><text:p text:style-name="P3920"/></table:table-cell><table:table-cell table:style-name="Table42.Cell39"><text:p text:style-name="P3920"/></table:table-cell><table:table-cell table:style-name="Table42.Cell40"><text:p text:style-name="P3920"/></table:table-cell><table:table-cell table:style-name="Table42.Cell14"><text:p text:style-name="P1770"><text:span text:style-name="CharStyle7">813</text:span></text:p></table:table-cell></table:table-row><table:table-row table:style-name="Table42.R8"><table:table-cell table:style-name="Table42.Cell15"><text:p text:style-name="P3920"/></table:table-cell><table:table-cell table:style-name="Table42.Cell41"><text:p text:style-name="P3920"/></table:table-cell><table:table-cell table:style-name="Table42.Cell42"><text:p text:style-name="P3920"/></table:table-cell><table:table-cell table:style-name="Table42.Cell16"><text:p text:style-name="P1967"><text:span text:style-name="CharStyle7">1,732</text:span></text:p></table:table-cell></table:table-row><table:table-row table:style-name="Table42.R9"><table:table-cell table:style-name="Table42.Cell17"><text:p text:style-name="P3920"/></table:table-cell><table:table-cell table:style-name="Table42.Cell43"><text:p text:style-name="P3920"/></table:table-cell><table:table-cell table:style-name="Table42.Cell44"><text:p text:style-name="P3920"/></table:table-cell><table:table-cell table:style-name="Table42.Cell18"><text:p text:style-name="P2162"><text:span text:style-name="CharStyle7">140</text:span></text:p></table:table-cell></table:table-row><table:table-row table:style-name="Table42.R10"><table:table-cell table:style-name="Table42.Cell19"><text:p text:style-name="P3920"/></table:table-cell><table:table-cell table:style-name="Table42.Cell45"><text:p text:style-name="P3920"/></table:table-cell><table:table-cell table:style-name="Table42.Cell46"><text:p text:style-name="P3920"/></table:table-cell><table:table-cell table:style-name="Table42.Cell20"><text:p text:style-name="P3651"><text:span text:style-name="CharStyle7">739</text:span></text:p></table:table-cell></table:table-row><table:table-row table:style-name="Table42.R11"><table:table-cell table:style-name="Table42.Cell21"><text:p text:style-name="P3920"/></table:table-cell><table:table-cell table:style-name="Table42.Cell47"><text:p text:style-name="P3920"/></table:table-cell><table:table-cell table:style-name="Table42.Cell48"><text:p text:style-name="P3920"/></table:table-cell><table:table-cell table:style-name="Table42.Cell22"><text:p text:style-name="P2543"><text:span text:style-name="CharStyle7">1,590</text:span></text:p></table:table-cell></table:table-row><table:table-row table:style-name="Table42.R12"><table:table-cell table:style-name="Table42.Cell23"><text:p text:style-name="P3920"/></table:table-cell><table:table-cell table:style-name="Table42.Cell49"><text:p text:style-name="P3920"/></table:table-cell><table:table-cell table:style-name="Table42.Cell50"><text:p text:style-name="P3920"/></table:table-cell><table:table-cell table:style-name="Table42.Cell24"><text:p text:style-name="P2728"><text:span text:style-name="CharStyle7">1,659</text:span></text:p></table:table-cell></table:table-row><table:table-row table:style-name="Table42.R13"><table:table-cell table:style-name="Table42.Cell25"><text:p text:style-name="P3920"/></table:table-cell><table:table-cell table:style-name="Table42.Cell51"><text:p text:style-name="P3920"/></table:table-cell><table:table-cell table:style-name="Table42.Cell52"><text:p text:style-name="P3920"/></table:table-cell><table:table-cell table:style-name="Table42.Cell26"><text:p text:style-name="P2927"><text:span text:style-name="CharStyle7">18,217</text:span></text:p></table:table-cell></table:table-row></table:table></draw:text-box></draw:frame></text:p>
        <text:p text:style-name="P3653"><text:span text:style-name="CharStyle19">52</text:span></text:p>
      </text:section>
      <text:section text:style-name="Sect44" text:name="Section44">
        <text:p text:style-name="P4029"><draw:frame draw:style-name="fr109" svg:x="4.845cm" svg:y="0.004cm" svg:width="11.294cm" fo:min-height="1.087cm" text:anchor-type="paragraph"><draw:text-box><text:p text:style-name="P2180"><text:span text:style-name="CharStyle53">BAHAGIAN PILIHAN RAYA PERSEKUTUAN: P. 158 TEBRAU</text:span></text:p><text:p text:style-name="P3161"><text:span text:style-name="CharStyle55">FEDERAL CONSTITUENCY: P. 158 TEBRAU</text:span></text:p></draw:text-box></draw:frame><draw:frame draw:style-name="fr108" svg:x="8.326cm" svg:y="1.718cm" svg:width="11.058cm" fo:min-height="0.002cm" text:anchor-type="paragraph"><draw:text-box><table:table table:style-name="Table43"><table:table-column table:style-name="Table43.C1"/><table:table-column table:style-name="Table43.C2"/><table:table-row table:style-name="Table43.R1"><table:table-cell table:style-name="Table43.Cell1"><text:p text:style-name="P2479"><text:span text:style-name="CharStyle7">(2)</text:span></text:p><text:p text:style-name="P2533"><text:span text:style-name="CharStyle7">Daerah Mengundi</text:span></text:p></table:table-cell><table:table-cell table:style-name="Table43.Cell2"><text:p text:style-name="P2641"><text:span text:style-name="CharStyle7">(3)</text:span></text:p><text:p text:style-name="P3719"><text:span text:style-name="CharStyle7">Bilangan Pemilih</text:span></text:p></table:table-cell></table:table-row><table:table-row table:style-name="Table43.R2"><table:table-cell table:style-name="Table43.Cell3"><text:p text:style-name="P3352"><text:span text:style-name="CharStyle8">Polling District</text:span></text:p></table:table-cell><table:table-cell table:style-name="Table43.Cell4"><text:p text:style-name="P2918"><text:span text:style-name="CharStyle8">Number of Electors</text:span></text:p></table:table-cell></table:table-row><table:table-row table:style-name="Table43.R3"><table:table-cell table:style-name="Table43.Cell5"><text:p text:style-name="P3036"><text:span text:style-name="CharStyle7">1. Ulu Tiram Barat</text:span></text:p></table:table-cell><table:table-cell table:style-name="Table43.Cell6"><text:p text:style-name="P3123"><text:span text:style-name="CharStyle7">2,822</text:span></text:p></table:table-cell></table:table-row><table:table-row table:style-name="Table43.R4"><table:table-cell table:style-name="Table43.Cell7"><text:p text:style-name="P3241"><text:span text:style-name="CharStyle7">2. Bandar Ulu Tiram Barat</text:span></text:p></table:table-cell><table:table-cell table:style-name="Table43.Cell8"><text:p text:style-name="P1605"><text:span text:style-name="CharStyle7">2,424</text:span></text:p></table:table-cell></table:table-row><table:table-row table:style-name="Table43.R5"><table:table-cell table:style-name="Table43.Cell9"><text:p text:style-name="P1697"><text:span text:style-name="CharStyle7">3. Bandar Ulu Tiram Tengah</text:span></text:p></table:table-cell><table:table-cell table:style-name="Table43.Cell10"><text:p text:style-name="P3520"><text:span text:style-name="CharStyle7">691</text:span></text:p></table:table-cell></table:table-row><table:table-row table:style-name="Table43.R6"><table:table-cell table:style-name="Table43.Cell11"><text:p text:style-name="P1936"><text:span text:style-name="CharStyle7">4. Bandar Ulu Tiram Utara</text:span></text:p></table:table-cell><table:table-cell table:style-name="Table43.Cell12"><text:p text:style-name="P2042"><text:span text:style-name="CharStyle7">1,507</text:span></text:p></table:table-cell></table:table-row><table:table-row table:style-name="Table43.R7"><table:table-cell table:style-name="Table43.Cell13"><text:p text:style-name="P2151"><text:span text:style-name="CharStyle7">5. Bandar Ulu Tiram Selatan</text:span></text:p></table:table-cell><table:table-cell table:style-name="Table43.Cell14"><text:p text:style-name="P2251"><text:span text:style-name="CharStyle7">3,584</text:span></text:p></table:table-cell></table:table-row><table:table-row table:style-name="Table43.R8"><table:table-cell table:style-name="Table43.Cell15"><text:p text:style-name="P1727"><text:span text:style-name="CharStyle7">6. Ara Cemerlang</text:span></text:p></table:table-cell><table:table-cell table:style-name="Table43.Cell16"><text:p text:style-name="P1844"><text:span text:style-name="CharStyle7">1,594</text:span></text:p></table:table-cell></table:table-row><table:table-row table:style-name="Table43.R9"><table:table-cell table:style-name="Table43.Cell17"><text:p text:style-name="P3358"><text:span text:style-name="CharStyle7">7. Ulu Tiram Timor</text:span></text:p></table:table-cell><table:table-cell table:style-name="Table43.Cell18"><text:p text:style-name="P2069"><text:span text:style-name="CharStyle7">3,020</text:span></text:p></table:table-cell></table:table-row><table:table-row table:style-name="Table43.R10"><table:table-cell table:style-name="Table43.Cell19"><text:p text:style-name="P3287"><text:span text:style-name="CharStyle7">8. Nam Heng</text:span></text:p></table:table-cell><table:table-cell table:style-name="Table43.Cell20"><text:p text:style-name="P3456"><text:span text:style-name="CharStyle7">690</text:span></text:p></table:table-cell></table:table-row><table:table-row table:style-name="Table43.R11"><table:table-cell table:style-name="Table43.Cell21"><text:p text:style-name="P2385"><text:span text:style-name="CharStyle7">9. Sungai Tiram</text:span></text:p></table:table-cell><table:table-cell table:style-name="Table43.Cell22"><text:p text:style-name="P3321"><text:span text:style-name="CharStyle7">3,032</text:span></text:p></table:table-cell></table:table-row><table:table-row table:style-name="Table43.R12"><table:table-cell table:style-name="Table43.Cell23"><text:p text:style-name="P2612"><text:span text:style-name="CharStyle7">10. Kong Kong</text:span></text:p></table:table-cell><table:table-cell table:style-name="Table43.Cell24"><text:p text:style-name="P2719"><text:span text:style-name="CharStyle7">1,028</text:span></text:p></table:table-cell></table:table-row><table:table-row table:style-name="Table43.R13"><table:table-cell table:style-name="Table43.Cell25"><text:p text:style-name="P2836"><text:span text:style-name="CharStyle7">11. Kampung Cahaya Baru</text:span></text:p></table:table-cell><table:table-cell table:style-name="Table43.Cell26"><text:p text:style-name="P3675"><text:span text:style-name="CharStyle7">2,622</text:span></text:p></table:table-cell></table:table-row><table:table-row table:style-name="Table43.R14"><table:table-cell table:style-name="Table43.Cell27"><text:p text:style-name="P3055"><text:span text:style-name="CharStyle7">12. Kota Masai</text:span></text:p></table:table-cell><table:table-cell table:style-name="Table43.Cell28"><text:p text:style-name="P3150"><text:span text:style-name="CharStyle7">2,802</text:span></text:p></table:table-cell></table:table-row><table:table-row table:style-name="Table43.R15"><table:table-cell table:style-name="Table43.Cell29"><text:p text:style-name="P3271"><text:span text:style-name="CharStyle7">13. Kota Delima</text:span></text:p></table:table-cell><table:table-cell table:style-name="Table43.Cell30"><text:p text:style-name="P1625"><text:span text:style-name="CharStyle7">3,993</text:span></text:p></table:table-cell></table:table-row><table:table-row table:style-name="Table43.R16"><table:table-cell table:style-name="Table43.Cell31"><text:p text:style-name="P1725"><text:span text:style-name="CharStyle7">14. Tanjong Langsat</text:span></text:p></table:table-cell><table:table-cell table:style-name="Table43.Cell32"><text:p text:style-name="P1841"><text:span text:style-name="CharStyle7">481</text:span></text:p></table:table-cell></table:table-row><table:table-row table:style-name="Table43.R17"><table:table-cell table:style-name="Table43.Cell33"><text:p text:style-name="P3430"><text:span text:style-name="CharStyle7">15. Tanjong Kopok</text:span></text:p></table:table-cell><table:table-cell table:style-name="Table43.Cell34"><text:p text:style-name="P2067"><text:span text:style-name="CharStyle7">450</text:span></text:p></table:table-cell></table:table-row><table:table-row table:style-name="Table43.R18"><table:table-cell table:style-name="Table43.Cell35"><text:p text:style-name="P3706"><text:span text:style-name="CharStyle7">16. Pasir Puteh</text:span></text:p></table:table-cell><table:table-cell table:style-name="Table43.Cell36"><text:p text:style-name="P2275"><text:span text:style-name="CharStyle7">3,217</text:span></text:p></table:table-cell></table:table-row><table:table-row table:style-name="Table43.R19"><table:table-cell table:style-name="Table43.Cell37"><text:p text:style-name="P2383"><text:span text:style-name="CharStyle7">17. Taman Pasir Puteh</text:span></text:p></table:table-cell><table:table-cell table:style-name="Table43.Cell38"><text:p text:style-name="P2501"><text:span text:style-name="CharStyle7">3,417</text:span></text:p></table:table-cell></table:table-row><table:table-row table:style-name="Table43.R20"><table:table-cell table:style-name="Table43.Cell39"><text:p text:style-name="P2609"><text:span text:style-name="CharStyle7">18. Desa Jaya</text:span></text:p></table:table-cell><table:table-cell table:style-name="Table43.Cell40"><text:p text:style-name="P3361"><text:span text:style-name="CharStyle7">2,927</text:span></text:p></table:table-cell></table:table-row></table:table></draw:text-box></draw:frame></text:p>
        <text:p text:style-name="P914"/>
        <text:p text:style-name="P915"/>
        <text:p text:style-name="P916"/>
        <text:p text:style-name="P917"/>
        <text:p text:style-name="P918"/>
        <text:p text:style-name="P919"/>
        <text:p text:style-name="P920"/>
        <text:p text:style-name="P921"/>
        <text:p text:style-name="P922"/>
        <text:p text:style-name="P923"/>
        <text:p text:style-name="P924"/>
        <text:p text:style-name="P925"/>
        <text:p text:style-name="P926"/>
        <text:p text:style-name="P927"/>
        <text:p text:style-name="P928"/>
        <text:p text:style-name="P929"/>
        <text:p text:style-name="P930"/>
        <text:p text:style-name="P931"/>
        <text:p text:style-name="P932"/>
        <text:p text:style-name="P933"/>
        <text:p text:style-name="P934"/>
        <text:p text:style-name="P935"/>
        <text:p text:style-name="P936"/>
        <text:p text:style-name="P937"/>
        <text:p text:style-name="P938"/>
        <text:p text:style-name="P939"/>
        <text:p text:style-name="P940"/>
        <text:p text:style-name="P941"/>
        <text:p text:style-name="P942"/>
        <text:p text:style-name="P943"/>
        <text:p text:style-name="P944"/>
        <text:p text:style-name="P945"/>
        <text:p text:style-name="P946"/>
        <text:p text:style-name="P947"/>
        <text:p text:style-name="P948"/>
        <text:p text:style-name="P949"/>
        <text:p text:style-name="P950"/>
        <text:p text:style-name="P951"/>
      </text:section>
      <text:section text:style-name="Sect45" text:name="Section45">
        <text:p text:style-name="P4030"><draw:frame draw:style-name="fr110" svg:x="10.264cm" svg:y="16.406cm" svg:width="0.466cm" fo:min-height="0.455cm" text:anchor-type="paragraph"><draw:text-box><text:p text:style-name="P3450"><text:page-number/></text:p></draw:text-box></draw:frame><draw:frame draw:style-name="fr111" svg:x="17.978cm" svg:y="0.004cm" svg:width="1.388cm" fo:min-height="0.492cm" text:anchor-type="paragraph"><draw:text-box><text:p text:style-name="P2075"><text:span text:style-name="CharStyle98">50,639</text:span></text:p></draw:text-box></draw:frame></text:p>
        <text:p text:style-name="P953"/>
        <text:p text:style-name="P954"/>
        <text:p text:style-name="P955"/>
        <text:p text:style-name="P956"/>
        <text:p text:style-name="P957"/>
        <text:p text:style-name="P958"/>
        <text:p text:style-name="P959"/>
        <text:p text:style-name="P960"/>
        <text:p text:style-name="P961"/>
        <text:p text:style-name="P962"/>
        <text:p text:style-name="P963"/>
        <text:p text:style-name="P964"/>
        <text:p text:style-name="P965"/>
        <text:p text:style-name="P966"/>
        <text:p text:style-name="P967"/>
        <text:p text:style-name="P968"/>
        <text:p text:style-name="P969"/>
        <text:p text:style-name="P970"/>
        <text:p text:style-name="P971"/>
        <text:p text:style-name="P972"/>
        <text:p text:style-name="P973"/>
        <text:p text:style-name="P974"/>
        <text:p text:style-name="P975"/>
        <text:p text:style-name="P976"/>
        <text:p text:style-name="P977"/>
        <text:p text:style-name="P978"/>
      </text:section>
      <text:section text:style-name="Sect46" text:name="Section46">
        <text:h text:outline-level="1" text:style-name="P4031"><text:bookmark-start text:name="bookmark13"/><text:span text:style-name="CharStyle29">(1)</text:span><text:bookmark-end text:name="bookmark13"/></text:h>
        <text:p text:style-name="P2426"><draw:frame draw:style-name="fr112" svg:x="8.336cm" svg:y="0.000cm" svg:width="11.049cm" fo:min-height="0.002cm" text:anchor-type="paragraph"><draw:text-box><table:table table:style-name="Table44"><table:table-column table:style-name="Table44.C1"/><table:table-column table:style-name="Table44.C2"/><table:table-column table:style-name="Table44.C3"/><table:table-row table:style-name="Table44.R1"><table:table-cell table:style-name="Table44.Cell12"><text:p text:style-name="P3920"/></table:table-cell><table:table-cell table:style-name="Table44.Cell13"><text:p text:style-name="P3920"/></table:table-cell><table:table-cell table:style-name="Table44.Cell1"><text:p text:style-name="P3301"><text:span text:style-name="CharStyle7">(3)</text:span></text:p><text:p text:style-name="P2616"><text:span text:style-name="CharStyle7">Bilangan Pemilih</text:span></text:p></table:table-cell></table:table-row><table:table-row table:style-name="Table44.R2"><table:table-cell table:style-name="Table44.Cell14"><text:p text:style-name="P3920"/></table:table-cell><table:table-cell table:style-name="Table44.Cell15"><text:p text:style-name="P3920"/></table:table-cell><table:table-cell table:style-name="Table44.Cell2"><text:p text:style-name="P2723"><text:span text:style-name="CharStyle8">Number of Electors</text:span></text:p></table:table-cell></table:table-row><table:table-row table:style-name="Table44.R3"><table:table-cell table:style-name="Table44.Cell16"><text:p text:style-name="P3920"/></table:table-cell><table:table-cell table:style-name="Table44.Cell17"><text:p text:style-name="P3920"/></table:table-cell><table:table-cell table:style-name="Table44.Cell3"><text:p text:style-name="P2842"><text:span text:style-name="CharStyle7">3,004</text:span></text:p></table:table-cell></table:table-row><table:table-row table:style-name="Table44.R4"><table:table-cell table:style-name="Table44.Cell18"><text:p text:style-name="P3920"/></table:table-cell><table:table-cell table:style-name="Table44.Cell19"><text:p text:style-name="P3920"/></table:table-cell><table:table-cell table:style-name="Table44.Cell4"><text:p text:style-name="P2949"><text:span text:style-name="CharStyle7">1,894</text:span></text:p></table:table-cell></table:table-row><table:table-row table:style-name="Table44.R5"><table:table-cell table:style-name="Table44.Cell20"><text:p text:style-name="P3920"/></table:table-cell><table:table-cell table:style-name="Table44.Cell21"><text:p text:style-name="P3920"/></table:table-cell><table:table-cell table:style-name="Table44.Cell5"><text:p text:style-name="P3059"><text:span text:style-name="CharStyle7">2,409</text:span></text:p></table:table-cell></table:table-row><table:table-row table:style-name="Table44.R6"><table:table-cell table:style-name="Table44.Cell22"><text:p text:style-name="P3920"/></table:table-cell><table:table-cell table:style-name="Table44.Cell23"><text:p text:style-name="P3920"/></table:table-cell><table:table-cell table:style-name="Table44.Cell6"><text:p text:style-name="P3156"><text:span text:style-name="CharStyle7">3,033</text:span></text:p></table:table-cell></table:table-row><table:table-row table:style-name="Table44.R7"><table:table-cell table:style-name="Table44.Cell24"><text:p text:style-name="P3920"/></table:table-cell><table:table-cell table:style-name="Table44.Cell25"><text:p text:style-name="P3920"/></table:table-cell><table:table-cell table:style-name="Table44.Cell7"><text:p text:style-name="P3275"><text:span text:style-name="CharStyle7">2,657</text:span></text:p></table:table-cell></table:table-row><table:table-row table:style-name="Table44.R8"><table:table-cell table:style-name="Table44.Cell26"><text:p text:style-name="P3920"/></table:table-cell><table:table-cell table:style-name="Table44.Cell27"><text:p text:style-name="P3920"/></table:table-cell><table:table-cell table:style-name="Table44.Cell8"><text:p text:style-name="P1628"><text:span text:style-name="CharStyle7">4,236</text:span></text:p></table:table-cell></table:table-row><table:table-row table:style-name="Table44.R9"><table:table-cell table:style-name="Table44.Cell28"><text:p text:style-name="P3920"/></table:table-cell><table:table-cell table:style-name="Table44.Cell29"><text:p text:style-name="P3920"/></table:table-cell><table:table-cell table:style-name="Table44.Cell9"><text:p text:style-name="P1728"><text:span text:style-name="CharStyle7">1,742</text:span></text:p></table:table-cell></table:table-row><table:table-row table:style-name="Table44.R10"><table:table-cell table:style-name="Table44.Cell30"><text:p text:style-name="P3920"/></table:table-cell><table:table-cell table:style-name="Table44.Cell31"><text:p text:style-name="P3920"/></table:table-cell><table:table-cell table:style-name="Table44.Cell10"><text:p text:style-name="P1849"><text:span text:style-name="CharStyle7">2,171</text:span></text:p></table:table-cell></table:table-row><table:table-row table:style-name="Table44.R11"><table:table-cell table:style-name="Table44.Cell32"><text:p text:style-name="P3920"/></table:table-cell><table:table-cell table:style-name="Table44.Cell33"><text:p text:style-name="P3920"/></table:table-cell><table:table-cell table:style-name="Table44.Cell11"><text:p text:style-name="P1964"><text:span text:style-name="CharStyle7">48,953</text:span></text:p></table:table-cell></table:table-row></table:table></draw:text-box></draw:frame><draw:frame draw:style-name="fr113" svg:x="10.266cm" svg:y="25.550cm" fo:min-width="0.448cm" fo:min-height="0.455cm" text:anchor-type="paragraph"><draw:text-box><text:p text:style-name="P3597"><text:span text:style-name="CharStyle38">55</text:span></text:p></draw:text-box></draw:frame><text:span text:style-name="CharStyle7">Bahagian Pilihan Raya<text:line-break/>Negeri<text:line-break/></text:span><text:span text:style-name="CharStyle8">State Constituency</text:span></text:p>
      </text:section>
      <text:section text:style-name="Sect47" text:name="Section47">
        <text:p text:style-name="P4032"><draw:frame draw:style-name="fr115" svg:x="4.177cm" svg:y="0.004cm" svg:width="12.624cm" fo:min-height="1.087cm" text:anchor-type="paragraph"><draw:text-box><text:p text:style-name="P2035"><text:span text:style-name="CharStyle53">BAHAGIAN PILIHAN RAYA PERSEKUTUAN: P. 159 PASIR GUDANG</text:span></text:p><text:p text:style-name="P2281"><text:span text:style-name="CharStyle55">FEDERAL CONSTITUENCY: P. 159 PASIR GUDANG</text:span></text:p></draw:text-box></draw:frame><draw:frame draw:style-name="fr114" svg:x="8.994cm" svg:y="1.718cm" svg:width="10.380cm" fo:min-height="0.002cm" text:anchor-type="paragraph"><draw:text-box><table:table table:style-name="Table45"><table:table-column table:style-name="Table45.C1"/><table:table-column table:style-name="Table45.C2"/><table:table-column table:style-name="Table45.C3"/><table:table-row table:style-name="Table45.R1"><table:table-cell table:style-name="Table45.Cell1"><text:p text:style-name="P3920"/></table:table-cell><table:table-cell table:style-name="Table45.Cell2"><text:p text:style-name="P3291"><text:span text:style-name="CharStyle7">(2)</text:span></text:p></table:table-cell><table:table-cell table:style-name="Table45.Cell3"><text:p text:style-name="P2525"><text:span text:style-name="CharStyle7">(3)</text:span></text:p></table:table-cell></table:table-row><table:table-row table:style-name="Table45.R2"><table:table-cell table:style-name="Table45.Cell4"><text:p text:style-name="P3920"/></table:table-cell><table:table-cell table:style-name="Table45.Cell5"><text:p text:style-name="P3517"><text:span text:style-name="CharStyle7">Daerah Mengundi</text:span></text:p></table:table-cell><table:table-cell table:style-name="Table45.Cell6"><text:p text:style-name="P2835"><text:span text:style-name="CharStyle7">Bilangan Pemilih</text:span></text:p></table:table-cell></table:table-row><table:table-row table:style-name="Table45.R3"><table:table-cell table:style-name="Table45.Cell7"><text:p text:style-name="P3920"/></table:table-cell><table:table-cell table:style-name="Table45.Cell8"><text:p text:style-name="P3027"><text:span text:style-name="CharStyle8">Polling District</text:span></text:p></table:table-cell><table:table-cell table:style-name="Table45.Cell9"><text:p text:style-name="P3114"><text:span text:style-name="CharStyle8">Number of Electors</text:span></text:p></table:table-cell></table:table-row><table:table-row table:style-name="Table45.R4"><table:table-cell table:style-name="Table45.Cell10"><text:p text:style-name="P3664"><text:span text:style-name="CharStyle86">1</text:span><text:span text:style-name="CharStyle85">.</text:span></text:p></table:table-cell><table:table-cell table:style-name="Table45.Cell11"><text:p text:style-name="P1598"><text:span text:style-name="CharStyle7">Sri Amar</text:span></text:p></table:table-cell><table:table-cell table:style-name="Table45.Cell12"><text:p text:style-name="P3303"><text:span text:style-name="CharStyle7">1,807</text:span></text:p></table:table-cell></table:table-row><table:table-row table:style-name="Table45.R5"><table:table-cell table:style-name="Table45.Cell13"><text:p text:style-name="P3319"><text:span text:style-name="CharStyle7">2.</text:span></text:p></table:table-cell><table:table-cell table:style-name="Table45.Cell14"><text:p text:style-name="P1929"><text:span text:style-name="CharStyle7">Belantik</text:span></text:p></table:table-cell><table:table-cell table:style-name="Table45.Cell15"><text:p text:style-name="P2031"><text:span text:style-name="CharStyle7">2,389</text:span></text:p></table:table-cell></table:table-row><table:table-row table:style-name="Table45.R6"><table:table-cell table:style-name="Table45.Cell16"><text:p text:style-name="P2142"><text:span text:style-name="CharStyle7">3.</text:span></text:p></table:table-cell><table:table-cell table:style-name="Table45.Cell17"><text:p text:style-name="P3378"><text:span text:style-name="CharStyle7">Pandan</text:span></text:p></table:table-cell><table:table-cell table:style-name="Table45.Cell18"><text:p text:style-name="P2347"><text:span text:style-name="CharStyle7">3,949</text:span></text:p></table:table-cell></table:table-row><table:table-row table:style-name="Table45.R7"><table:table-cell table:style-name="Table45.Cell19"><text:p text:style-name="P2469"><text:span text:style-name="CharStyle7">4.</text:span></text:p></table:table-cell><table:table-cell table:style-name="Table45.Cell20"><text:p text:style-name="P2581"><text:span text:style-name="CharStyle7">Taman Molek</text:span></text:p></table:table-cell><table:table-cell table:style-name="Table45.Cell21"><text:p text:style-name="P3670"><text:span text:style-name="CharStyle7">3,088</text:span></text:p></table:table-cell></table:table-row><table:table-row table:style-name="Table45.R8"><table:table-cell table:style-name="Table45.Cell22"><text:p text:style-name="P2801"><text:span text:style-name="CharStyle7">5.</text:span></text:p></table:table-cell><table:table-cell table:style-name="Table45.Cell23"><text:p text:style-name="P2909"><text:span text:style-name="CharStyle7">Johor Jaya Barat</text:span></text:p></table:table-cell><table:table-cell table:style-name="Table45.Cell24"><text:p text:style-name="P3022"><text:span text:style-name="CharStyle7">3,637</text:span></text:p></table:table-cell></table:table-row><table:table-row table:style-name="Table45.R9"><table:table-cell table:style-name="Table45.Cell25"><text:p text:style-name="P3110"><text:span text:style-name="CharStyle7">6.</text:span></text:p></table:table-cell><table:table-cell table:style-name="Table45.Cell26"><text:p text:style-name="P3232"><text:span text:style-name="CharStyle7">Johor Jaya Selatan</text:span></text:p></table:table-cell><table:table-cell table:style-name="Table45.Cell27"><text:p text:style-name="P1594"><text:span text:style-name="CharStyle7">2,232</text:span></text:p></table:table-cell></table:table-row><table:table-row table:style-name="Table45.R10"><table:table-cell table:style-name="Table45.Cell28"><text:p text:style-name="P3476"><text:span text:style-name="CharStyle7">7.</text:span></text:p></table:table-cell><table:table-cell table:style-name="Table45.Cell29"><text:p text:style-name="P1813"><text:span text:style-name="CharStyle7">Johor Jaya Timor</text:span></text:p></table:table-cell><table:table-cell table:style-name="Table45.Cell30"><text:p text:style-name="P3388"><text:span text:style-name="CharStyle7">3,348</text:span></text:p></table:table-cell></table:table-row><table:table-row table:style-name="Table45.R11"><table:table-cell table:style-name="Table45.Cell31"><text:p text:style-name="P2029"><text:span text:style-name="CharStyle86">8</text:span><text:span text:style-name="CharStyle85">.</text:span></text:p></table:table-cell><table:table-cell table:style-name="Table45.Cell32"><text:p text:style-name="P2137"><text:span text:style-name="CharStyle7">Johor Jaya Tengah</text:span></text:p></table:table-cell><table:table-cell table:style-name="Table45.Cell33"><text:p text:style-name="P2242"><text:span text:style-name="CharStyle7">2,505</text:span></text:p></table:table-cell></table:table-row><table:table-row table:style-name="Table45.R12"><table:table-cell table:style-name="Table45.Cell34"><text:p text:style-name="P2344"><text:span text:style-name="CharStyle7">9.</text:span></text:p></table:table-cell><table:table-cell table:style-name="Table45.Cell35"><text:p text:style-name="P2465"><text:span text:style-name="CharStyle7">Johor Jaya Utara</text:span></text:p></table:table-cell><table:table-cell table:style-name="Table45.Cell36"><text:p text:style-name="P2576"><text:span text:style-name="CharStyle7">3,656</text:span></text:p></table:table-cell></table:table-row><table:table-row table:style-name="Table45.R13"><table:table-cell table:style-name="Table45.Cell37"><text:p text:style-name="P2677"><text:span text:style-name="CharStyle7">10.</text:span></text:p></table:table-cell><table:table-cell table:style-name="Table45.Cell38"><text:p text:style-name="P3672"><text:span text:style-name="CharStyle7">Bandar Plentong Utara</text:span></text:p></table:table-cell><table:table-cell table:style-name="Table45.Cell39"><text:p text:style-name="P3383"><text:span text:style-name="CharStyle7">520</text:span></text:p></table:table-cell></table:table-row><table:table-row table:style-name="Table45.R14"><table:table-cell table:style-name="Table45.Cell40"><text:p text:style-name="P3019"><text:span text:style-name="CharStyle7">11.</text:span></text:p></table:table-cell><table:table-cell table:style-name="Table45.Cell41"><text:p text:style-name="P3107"><text:span text:style-name="CharStyle7">Bandar Plentong Selatan</text:span></text:p></table:table-cell><table:table-cell table:style-name="Table45.Cell42"><text:p text:style-name="P3228"><text:span text:style-name="CharStyle7">4,491</text:span></text:p></table:table-cell></table:table-row><table:table-row table:style-name="Table45.R15"><table:table-cell table:style-name="Table45.Cell43"><text:p text:style-name="P1590"><text:span text:style-name="CharStyle7">12.</text:span></text:p></table:table-cell><table:table-cell table:style-name="Table45.Cell44"><text:p text:style-name="P1680"><text:span text:style-name="CharStyle7">Taman Saujana</text:span></text:p></table:table-cell><table:table-cell table:style-name="Table45.Cell45"><text:p text:style-name="P1809"><text:span text:style-name="CharStyle7">2,665</text:span></text:p></table:table-cell></table:table-row><table:table-row table:style-name="Table45.R16"><table:table-cell table:style-name="Table45.Cell46"><text:p text:style-name="P1922"><text:span text:style-name="CharStyle7">13.</text:span></text:p></table:table-cell><table:table-cell table:style-name="Table45.Cell47"><text:p text:style-name="P2026"><text:span text:style-name="CharStyle7">Plentong</text:span></text:p></table:table-cell><table:table-cell table:style-name="Table45.Cell48"><text:p text:style-name="P2133"><text:span text:style-name="CharStyle7">1,223</text:span></text:p></table:table-cell></table:table-row><table:table-row table:style-name="Table45.R17"><table:table-cell table:style-name="Table45.Cell49"><text:p text:style-name="P2240"><text:span text:style-name="CharStyle7">14.</text:span></text:p></table:table-cell><table:table-cell table:style-name="Table45.Cell50"><text:p text:style-name="P2340"><text:span text:style-name="CharStyle7">Masai</text:span></text:p></table:table-cell><table:table-cell table:style-name="Table45.Cell51"><text:p text:style-name="P2462"><text:span text:style-name="CharStyle7">4,116</text:span></text:p></table:table-cell></table:table-row><table:table-row table:style-name="Table45.R18"><table:table-cell table:style-name="Table45.Cell52"><text:p text:style-name="P2572"><text:span text:style-name="CharStyle7">15.</text:span></text:p></table:table-cell><table:table-cell table:style-name="Table45.Cell53"><text:p text:style-name="P2676"><text:span text:style-name="CharStyle7">Teratai</text:span></text:p></table:table-cell><table:table-cell table:style-name="Table45.Cell54"><text:p text:style-name="P3480"><text:span text:style-name="CharStyle7">2,205</text:span></text:p></table:table-cell></table:table-row><table:table-row table:style-name="Table45.R19"><table:table-cell table:style-name="Table45.Cell55"><text:p text:style-name="P2903"><text:span text:style-name="CharStyle7">16.</text:span></text:p></table:table-cell><table:table-cell table:style-name="Table45.Cell56"><text:p text:style-name="P3015"><text:span text:style-name="CharStyle7">Keembong</text:span></text:p></table:table-cell><table:table-cell table:style-name="Table45.Cell57"><text:p text:style-name="P3105"><text:span text:style-name="CharStyle7">4,139</text:span></text:p></table:table-cell></table:table-row><table:table-row table:style-name="Table45.R20"><table:table-cell table:style-name="Table45.Cell58"><text:p text:style-name="P3223"><text:span text:style-name="CharStyle7">17.</text:span></text:p></table:table-cell><table:table-cell table:style-name="Table45.Cell59"><text:p text:style-name="P1587"><text:span text:style-name="CharStyle7">Seri Alam</text:span></text:p></table:table-cell><table:table-cell table:style-name="Table45.Cell60"><text:p text:style-name="P1677"><text:span text:style-name="CharStyle7">2,363</text:span></text:p></table:table-cell></table:table-row><table:table-row table:style-name="Table45.R21"><table:table-cell table:style-name="Table45.Cell61"><text:p text:style-name="P1807"><text:span text:style-name="CharStyle7">18.</text:span></text:p></table:table-cell><table:table-cell table:style-name="Table45.Cell62"><text:p text:style-name="P1920"><text:span text:style-name="CharStyle7">Molek Harmoni</text:span></text:p></table:table-cell><table:table-cell table:style-name="Table45.Cell63"><text:p text:style-name="P2022"><text:span text:style-name="CharStyle7">3,369</text:span></text:p></table:table-cell></table:table-row><table:table-row table:style-name="Table45.R22"><table:table-cell table:style-name="Table45.Cell64"><text:p text:style-name="P3702"><text:span text:style-name="CharStyle7">19.</text:span></text:p></table:table-cell><table:table-cell table:style-name="Table45.Cell65"><text:p text:style-name="P2238"><text:span text:style-name="CharStyle7">Tasek Seri Alam</text:span></text:p></table:table-cell><table:table-cell table:style-name="Table45.Cell66"><text:p text:style-name="P2337"><text:span text:style-name="CharStyle7">3,092</text:span></text:p></table:table-cell></table:table-row></table:table></draw:text-box></draw:frame></text:p>
        <text:p text:style-name="P980"/>
        <text:p text:style-name="P981"/>
        <text:p text:style-name="P982"/>
        <text:p text:style-name="P983"/>
        <text:p text:style-name="P984"/>
        <text:p text:style-name="P985"/>
        <text:p text:style-name="P986"/>
        <text:p text:style-name="P987"/>
        <text:p text:style-name="P988"/>
        <text:p text:style-name="P989"/>
        <text:p text:style-name="P990"/>
        <text:p text:style-name="P991"/>
        <text:p text:style-name="P992"/>
        <text:p text:style-name="P993"/>
        <text:p text:style-name="P994"/>
        <text:p text:style-name="P995"/>
        <text:p text:style-name="P996"/>
        <text:p text:style-name="P997"/>
        <text:p text:style-name="P998"/>
        <text:p text:style-name="P999"/>
        <text:p text:style-name="P1000"/>
        <text:p text:style-name="P1001"/>
        <text:p text:style-name="P1002"/>
        <text:p text:style-name="P1003"/>
        <text:p text:style-name="P1004"/>
        <text:p text:style-name="P1005"/>
        <text:p text:style-name="P1006"/>
        <text:p text:style-name="P1007"/>
        <text:p text:style-name="P1008"/>
        <text:p text:style-name="P1009"/>
        <text:p text:style-name="P1010"/>
        <text:p text:style-name="P1011"/>
        <text:p text:style-name="P1012"/>
        <text:p text:style-name="P1013"/>
        <text:p text:style-name="P1014"/>
        <text:p text:style-name="P1015"/>
        <text:p text:style-name="P1016"/>
        <text:p text:style-name="P1017"/>
        <text:p text:style-name="P1018"/>
      </text:section>
      <text:section text:style-name="Sect48" text:name="Section48">
        <text:p text:style-name="P4033"><text:span text:style-name="CharStyle19">57</text:span></text:p>
      </text:section>
      <text:section text:style-name="Sect49" text:name="Section49">
        <text:p text:style-name="P4034"><draw:frame draw:style-name="fr116" svg:x="0.000cm" svg:y="0.000cm" svg:width="16.120cm" fo:min-height="0.002cm" text:anchor-type="paragraph"><draw:text-box><table:table table:style-name="Table46"><table:table-column table:style-name="Table46.C1"/><table:table-column table:style-name="Table46.C2"/><table:table-column table:style-name="Table46.C3"/><table:table-column table:style-name="Table46.C4"/><table:table-row table:style-name="Table46.R1"><table:table-cell table:style-name="Table46.Cell1"><text:p text:style-name="P2693"><text:span text:style-name="CharStyle7">(1)</text:span></text:p></table:table-cell><table:table-cell table:style-name="Table46.Cell19"><text:p text:style-name="P3920"/></table:table-cell><table:table-cell table:style-name="Table46.Cell20"><text:p text:style-name="P3920"/></table:table-cell><table:table-cell table:style-name="Table46.Cell2"><text:p text:style-name="P2614"><text:span text:style-name="CharStyle7">(3)</text:span></text:p></table:table-cell></table:table-row><table:table-row table:style-name="Table46.R2"><table:table-cell table:style-name="Table46.Cell3"><text:p text:style-name="P3896"><text:span text:style-name="CharStyle7">Bahagian Pilihan Raya</text:span></text:p></table:table-cell><table:table-cell table:style-name="Table46.Cell21"><text:p text:style-name="P3920"/></table:table-cell><table:table-cell table:style-name="Table46.Cell22"><text:p text:style-name="P3920"/></table:table-cell><table:table-cell table:style-name="Table46.Cell4"><text:p text:style-name="P3678"><text:span text:style-name="CharStyle7">Bilangan Pemilih</text:span></text:p></table:table-cell></table:table-row><table:table-row table:style-name="Table46.R3"><table:table-cell table:style-name="Table46.Cell5"><text:p text:style-name="P3680"><text:span text:style-name="CharStyle7">Negeri</text:span></text:p></table:table-cell><table:table-cell table:style-name="Table46.Cell23"><text:p text:style-name="P3920"/></table:table-cell><table:table-cell table:style-name="Table46.Cell24"><text:p text:style-name="P3920"/></table:table-cell><table:table-cell table:style-name="Table46.Cell6"><text:p text:style-name="P3920"/></table:table-cell></table:table-row><table:table-row table:style-name="Table46.R4"><table:table-cell table:style-name="Table46.Cell7"><text:p text:style-name="P3135"><text:span text:style-name="CharStyle8">State Constituency</text:span></text:p></table:table-cell><table:table-cell table:style-name="Table46.Cell25"><text:p text:style-name="P3920"/></table:table-cell><table:table-cell table:style-name="Table46.Cell26"><text:p text:style-name="P3920"/></table:table-cell><table:table-cell table:style-name="Table46.Cell8"><text:p text:style-name="P3892"><text:span text:style-name="CharStyle8">Number of Electors</text:span></text:p></table:table-cell></table:table-row><table:table-row table:style-name="Table46.R5"><table:table-cell table:style-name="Table46.Cell9"><text:p text:style-name="P3920"/></table:table-cell><table:table-cell table:style-name="Table46.Cell27"><text:p text:style-name="P3920"/></table:table-cell><table:table-cell table:style-name="Table46.Cell28"><text:p text:style-name="P3920"/></table:table-cell><table:table-cell table:style-name="Table46.Cell10"><text:p text:style-name="P1656"><text:span text:style-name="CharStyle7">3,607</text:span></text:p></table:table-cell></table:table-row><table:table-row table:style-name="Table46.R6"><table:table-cell table:style-name="Table46.Cell11"><text:p text:style-name="P3920"/></table:table-cell><table:table-cell table:style-name="Table46.Cell29"><text:p text:style-name="P3920"/></table:table-cell><table:table-cell table:style-name="Table46.Cell30"><text:p text:style-name="P3920"/></table:table-cell><table:table-cell table:style-name="Table46.Cell12"><text:p text:style-name="P3194"><text:span text:style-name="CharStyle7">1,033</text:span></text:p></table:table-cell></table:table-row><table:table-row table:style-name="Table46.R7"><table:table-cell table:style-name="Table46.Cell13"><text:p text:style-name="P3920"/></table:table-cell><table:table-cell table:style-name="Table46.Cell31"><text:p text:style-name="P3920"/></table:table-cell><table:table-cell table:style-name="Table46.Cell32"><text:p text:style-name="P3920"/></table:table-cell><table:table-cell table:style-name="Table46.Cell14"><text:p text:style-name="P2230"><text:span text:style-name="CharStyle7">2,017</text:span></text:p></table:table-cell></table:table-row><table:table-row table:style-name="Table46.R8"><table:table-cell table:style-name="Table46.Cell15"><text:p text:style-name="P3920"/></table:table-cell><table:table-cell table:style-name="Table46.Cell33"><text:p text:style-name="P3920"/></table:table-cell><table:table-cell table:style-name="Table46.Cell34"><text:p text:style-name="P3920"/></table:table-cell><table:table-cell table:style-name="Table46.Cell16"><text:p text:style-name="P3898"><text:span text:style-name="CharStyle7">1,692</text:span></text:p></table:table-cell></table:table-row><table:table-row table:style-name="Table46.R9"><table:table-cell table:style-name="Table46.Cell17"><text:p text:style-name="P3920"/></table:table-cell><table:table-cell table:style-name="Table46.Cell35"><text:p text:style-name="P3920"/></table:table-cell><table:table-cell table:style-name="Table46.Cell36"><text:p text:style-name="P3920"/></table:table-cell><table:table-cell table:style-name="Table46.Cell18"><text:p text:style-name="P2563"><text:span text:style-name="CharStyle7">49,115</text:span></text:p></table:table-cell></table:table-row></table:table></draw:text-box></draw:frame></text:p>
        <text:p text:style-name="P3269"><text:span text:style-name="CharStyle19">58</text:span></text:p>
      </text:section>
      <text:section text:style-name="Sect50" text:name="Section50">
        <text:p text:style-name="P4035"><draw:frame draw:style-name="fr118" svg:x="4.246cm" svg:y="0.004cm" svg:width="12.506cm" fo:min-height="1.071cm" text:anchor-type="paragraph"><draw:text-box><text:p text:style-name="P2165"><text:span text:style-name="CharStyle53">BAHAGIAN PILIHAN RAYA PERSEKUTUAN: P. 160 JOHOR BAHRU</text:span></text:p><text:p text:style-name="P2549"><text:span text:style-name="CharStyle55">FEDERAL CONSTITUENCY: P. 160 JOHOR BAHRU</text:span></text:p></draw:text-box></draw:frame><draw:frame draw:style-name="fr117" svg:x="8.996cm" svg:y="1.702cm" svg:width="10.380cm" fo:min-height="0.002cm" text:anchor-type="paragraph"><draw:text-box><table:table table:style-name="Table47"><table:table-column table:style-name="Table47.C1"/><table:table-column table:style-name="Table47.C2"/><table:table-column table:style-name="Table47.C3"/><table:table-row table:style-name="Table47.R1"><table:table-cell table:style-name="Table47.Cell1"><text:p text:style-name="P3920"/></table:table-cell><table:table-cell table:style-name="Table47.Cell2"><text:p text:style-name="P2546"><text:span text:style-name="CharStyle7">(2)</text:span></text:p></table:table-cell><table:table-cell table:style-name="Table47.Cell3"><text:p text:style-name="P3544"><text:span text:style-name="CharStyle7">(3)</text:span></text:p></table:table-cell></table:table-row><table:table-row table:style-name="Table47.R2"><table:table-cell table:style-name="Table47.Cell4"><text:p text:style-name="P3920"/></table:table-cell><table:table-cell table:style-name="Table47.Cell5"><text:p text:style-name="P2848"><text:span text:style-name="CharStyle7">Daerah Mengundi</text:span></text:p></table:table-cell><table:table-cell table:style-name="Table47.Cell6"><text:p text:style-name="P3650"><text:span text:style-name="CharStyle7">Bilangan Pemilih</text:span></text:p></table:table-cell></table:table-row><table:table-row table:style-name="Table47.R3"><table:table-cell table:style-name="Table47.Cell7"><text:p text:style-name="P3920"/></table:table-cell><table:table-cell table:style-name="Table47.Cell8"><text:p text:style-name="P3140"><text:span text:style-name="CharStyle8">Polling District</text:span></text:p></table:table-cell><table:table-cell table:style-name="Table47.Cell9"><text:p text:style-name="P3258"><text:span text:style-name="CharStyle8">Number of Electors</text:span></text:p></table:table-cell></table:table-row><table:table-row table:style-name="Table47.R4"><table:table-cell table:style-name="Table47.Cell10"><text:p text:style-name="P3310"><text:span text:style-name="CharStyle86">1</text:span><text:span text:style-name="CharStyle85">.</text:span></text:p></table:table-cell><table:table-cell table:style-name="Table47.Cell11"><text:p text:style-name="P1711"><text:span text:style-name="CharStyle7">Bandar Baru Uda</text:span></text:p></table:table-cell><table:table-cell table:style-name="Table47.Cell12"><text:p text:style-name="P1831"><text:span text:style-name="CharStyle7">2,730</text:span></text:p></table:table-cell></table:table-row><table:table-row table:style-name="Table47.R5"><table:table-cell table:style-name="Table47.Cell13"><text:p text:style-name="P1951"><text:span text:style-name="CharStyle7">2.</text:span></text:p></table:table-cell><table:table-cell table:style-name="Table47.Cell14"><text:p text:style-name="P2054"><text:span text:style-name="CharStyle7">Uda Malinja</text:span></text:p></table:table-cell><table:table-cell table:style-name="Table47.Cell15"><text:p text:style-name="P2163"><text:span text:style-name="CharStyle7">2,833</text:span></text:p></table:table-cell></table:table-row><table:table-row table:style-name="Table47.R6"><table:table-cell table:style-name="Table47.Cell16"><text:p text:style-name="P3654"><text:span text:style-name="CharStyle7">3.</text:span></text:p></table:table-cell><table:table-cell table:style-name="Table47.Cell17"><text:p text:style-name="P2371"><text:span text:style-name="CharStyle7">Jalan Datin Halimah</text:span></text:p></table:table-cell><table:table-cell table:style-name="Table47.Cell18"><text:p text:style-name="P3308"><text:span text:style-name="CharStyle7">1,656</text:span></text:p></table:table-cell></table:table-row><table:table-row table:style-name="Table47.R7"><table:table-cell table:style-name="Table47.Cell19"><text:p text:style-name="P2600"><text:span text:style-name="CharStyle7">4.</text:span></text:p></table:table-cell><table:table-cell table:style-name="Table47.Cell20"><text:p text:style-name="P2703"><text:span text:style-name="CharStyle7">Kampong Ungku Mohsin</text:span></text:p></table:table-cell><table:table-cell table:style-name="Table47.Cell21"><text:p text:style-name="P2822"><text:span text:style-name="CharStyle7">2,805</text:span></text:p></table:table-cell></table:table-row><table:table-row table:style-name="Table47.R8"><table:table-cell table:style-name="Table47.Cell22"><text:p text:style-name="P3688"><text:span text:style-name="CharStyle7">5.</text:span></text:p></table:table-cell><table:table-cell table:style-name="Table47.Cell23"><text:p text:style-name="P3047"><text:span text:style-name="CharStyle7">Kampong Melayu Majedee I</text:span></text:p></table:table-cell><table:table-cell table:style-name="Table47.Cell24"><text:p text:style-name="P3691"><text:span text:style-name="CharStyle7">3,118</text:span></text:p></table:table-cell></table:table-row><table:table-row table:style-name="Table47.R9"><table:table-cell table:style-name="Table47.Cell25"><text:p text:style-name="P3256"><text:span text:style-name="CharStyle7">6.</text:span></text:p></table:table-cell><table:table-cell table:style-name="Table47.Cell26"><text:p text:style-name="P1617"><text:span text:style-name="CharStyle7">Kampong Melayu Majedee II</text:span></text:p></table:table-cell><table:table-cell table:style-name="Table47.Cell27"><text:p text:style-name="P1709"><text:span text:style-name="CharStyle7">1,859</text:span></text:p></table:table-cell></table:table-row><table:table-row table:style-name="Table47.R10"><table:table-cell table:style-name="Table47.Cell28"><text:p text:style-name="P1829"><text:span text:style-name="CharStyle7">7.</text:span></text:p></table:table-cell><table:table-cell table:style-name="Table47.Cell29"><text:p text:style-name="P1949"><text:span text:style-name="CharStyle7">Stulang Baru</text:span></text:p></table:table-cell><table:table-cell table:style-name="Table47.Cell30"><text:p text:style-name="P2016"><text:span text:style-name="CharStyle7">3,595</text:span></text:p></table:table-cell></table:table-row><table:table-row table:style-name="Table47.R11"><table:table-cell table:style-name="Table47.Cell31"><text:p text:style-name="P1540"><text:span text:style-name="CharStyle86">8</text:span><text:span text:style-name="CharStyle85">.</text:span></text:p></table:table-cell><table:table-cell table:style-name="Table47.Cell32"><text:p text:style-name="P3266"><text:span text:style-name="CharStyle7">Sepakat</text:span></text:p></table:table-cell><table:table-cell table:style-name="Table47.Cell33"><text:p text:style-name="P1623"><text:span text:style-name="CharStyle7">2,842</text:span></text:p></table:table-cell></table:table-row><table:table-row table:style-name="Table47.R12"><table:table-cell table:style-name="Table47.Cell34"><text:p text:style-name="P1722"><text:span text:style-name="CharStyle7">9.</text:span></text:p></table:table-cell><table:table-cell table:style-name="Table47.Cell35"><text:p text:style-name="P1838"><text:span text:style-name="CharStyle7">Taman Baru</text:span></text:p></table:table-cell><table:table-cell table:style-name="Table47.Cell36"><text:p text:style-name="P1960"><text:span text:style-name="CharStyle7">1,984</text:span></text:p></table:table-cell></table:table-row><table:table-row table:style-name="Table47.R13"><table:table-cell table:style-name="Table47.Cell37"><text:p text:style-name="P2063"><text:span text:style-name="CharStyle7">10.</text:span></text:p></table:table-cell><table:table-cell table:style-name="Table47.Cell38"><text:p text:style-name="P2175"><text:span text:style-name="CharStyle7">Rumah Pangsa Larkin</text:span></text:p></table:table-cell><table:table-cell table:style-name="Table47.Cell39"><text:p text:style-name="P2271"><text:span text:style-name="CharStyle7">3,671</text:span></text:p></table:table-cell></table:table-row><table:table-row table:style-name="Table47.R14"><table:table-cell table:style-name="Table47.Cell40"><text:p text:style-name="P2381"><text:span text:style-name="CharStyle7">11.</text:span></text:p></table:table-cell><table:table-cell table:style-name="Table47.Cell41"><text:p text:style-name="P2498"><text:span text:style-name="CharStyle7">Larkin Jaya</text:span></text:p></table:table-cell><table:table-cell table:style-name="Table47.Cell42"><text:p text:style-name="P2607"><text:span text:style-name="CharStyle7">1,651</text:span></text:p></table:table-cell></table:table-row><table:table-row table:style-name="Table47.R15"><table:table-cell table:style-name="Table47.Cell43"><text:p text:style-name="P2713"><text:span text:style-name="CharStyle7">12.</text:span></text:p></table:table-cell><table:table-cell table:style-name="Table47.Cell44"><text:p text:style-name="P3665"><text:span text:style-name="CharStyle7">Larkin</text:span></text:p></table:table-cell><table:table-cell table:style-name="Table47.Cell45"><text:p text:style-name="P2940"><text:span text:style-name="CharStyle7">2,985</text:span></text:p></table:table-cell></table:table-row><table:table-row table:style-name="Table47.R16"><table:table-cell table:style-name="Table47.Cell46"><text:p text:style-name="P3052"><text:span text:style-name="CharStyle7">13.</text:span></text:p></table:table-cell><table:table-cell table:style-name="Table47.Cell47"><text:p text:style-name="P3145"><text:span text:style-name="CharStyle7">Taman Majedee</text:span></text:p></table:table-cell><table:table-cell table:style-name="Table47.Cell48"><text:p text:style-name="P3263"><text:span text:style-name="CharStyle7">2,812</text:span></text:p></table:table-cell></table:table-row><table:table-row table:style-name="Table47.R17"><table:table-cell table:style-name="Table47.Cell49"><text:p text:style-name="P1622"><text:span text:style-name="CharStyle7">14.</text:span></text:p></table:table-cell><table:table-cell table:style-name="Table47.Cell50"><text:p text:style-name="P3667"><text:span text:style-name="CharStyle7">Taman Kebun Teh</text:span></text:p></table:table-cell><table:table-cell table:style-name="Table47.Cell51"><text:p text:style-name="P1837"><text:span text:style-name="CharStyle7">3,545</text:span></text:p></table:table-cell></table:table-row><table:table-row table:style-name="Table47.R18"><table:table-cell table:style-name="Table47.Cell52"><text:p text:style-name="P1959"><text:span text:style-name="CharStyle7">15.</text:span></text:p></table:table-cell><table:table-cell table:style-name="Table47.Cell53"><text:p text:style-name="P2060"><text:span text:style-name="CharStyle7">Taman Melodies</text:span></text:p></table:table-cell><table:table-cell table:style-name="Table47.Cell54"><text:p text:style-name="P2173"><text:span text:style-name="CharStyle7">2,208</text:span></text:p></table:table-cell></table:table-row><table:table-row table:style-name="Table47.R19"><table:table-cell table:style-name="Table47.Cell55"><text:p text:style-name="P2267"><text:span text:style-name="CharStyle7">16.</text:span></text:p></table:table-cell><table:table-cell table:style-name="Table47.Cell56"><text:p text:style-name="P2378"><text:span text:style-name="CharStyle7">Taman Abad</text:span></text:p></table:table-cell><table:table-cell table:style-name="Table47.Cell57"><text:p text:style-name="P2497"><text:span text:style-name="CharStyle7">2,072</text:span></text:p></table:table-cell></table:table-row><table:table-row table:style-name="Table47.R20"><table:table-cell table:style-name="Table47.Cell58"><text:p text:style-name="P2604"><text:span text:style-name="CharStyle7">17.</text:span></text:p></table:table-cell><table:table-cell table:style-name="Table47.Cell59"><text:p text:style-name="P2710"><text:span text:style-name="CharStyle7">Abad Jaya 1</text:span></text:p></table:table-cell><table:table-cell table:style-name="Table47.Cell60"><text:p text:style-name="P2830"><text:span text:style-name="CharStyle7">1,754</text:span></text:p></table:table-cell></table:table-row><table:table-row table:style-name="Table47.R21"><table:table-cell table:style-name="Table47.Cell61"><text:p text:style-name="P2937"><text:span text:style-name="CharStyle7">18.</text:span></text:p></table:table-cell><table:table-cell table:style-name="Table47.Cell62"><text:p text:style-name="P3051"><text:span text:style-name="CharStyle7">Taman Skudai Kanan</text:span></text:p></table:table-cell><table:table-cell table:style-name="Table47.Cell63"><text:p text:style-name="P3143"><text:span text:style-name="CharStyle7">1,846</text:span></text:p></table:table-cell></table:table-row><table:table-row table:style-name="Table47.R22"><table:table-cell table:style-name="Table47.Cell64"><text:p text:style-name="P3260"><text:span text:style-name="CharStyle7">19.</text:span></text:p></table:table-cell><table:table-cell table:style-name="Table47.Cell65"><text:p text:style-name="P1620"><text:span text:style-name="CharStyle7">Kampong Larkin Jaya</text:span></text:p></table:table-cell><table:table-cell table:style-name="Table47.Cell66"><text:p text:style-name="P1717"><text:span text:style-name="CharStyle7">1,840</text:span></text:p></table:table-cell></table:table-row></table:table></draw:text-box></draw:frame></text:p>
        <text:p text:style-name="P1021"/>
        <text:p text:style-name="P1022"/>
        <text:p text:style-name="P1023"/>
        <text:p text:style-name="P1024"/>
        <text:p text:style-name="P1025"/>
        <text:p text:style-name="P1026"/>
        <text:p text:style-name="P1027"/>
        <text:p text:style-name="P1028"/>
        <text:p text:style-name="P1029"/>
        <text:p text:style-name="P1030"/>
        <text:p text:style-name="P1031"/>
        <text:p text:style-name="P1032"/>
        <text:p text:style-name="P1033"/>
        <text:p text:style-name="P1034"/>
        <text:p text:style-name="P1035"/>
        <text:p text:style-name="P1036"/>
        <text:p text:style-name="P1037"/>
        <text:p text:style-name="P1038"/>
        <text:p text:style-name="P1039"/>
        <text:p text:style-name="P1040"/>
        <text:p text:style-name="P1041"/>
        <text:p text:style-name="P1042"/>
        <text:p text:style-name="P1043"/>
        <text:p text:style-name="P1044"/>
        <text:p text:style-name="P1045"/>
        <text:p text:style-name="P1046"/>
        <text:p text:style-name="P1047"/>
        <text:p text:style-name="P1048"/>
        <text:p text:style-name="P1049"/>
        <text:p text:style-name="P1050"/>
        <text:p text:style-name="P1051"/>
        <text:p text:style-name="P1052"/>
        <text:p text:style-name="P1053"/>
        <text:p text:style-name="P1054"/>
        <text:p text:style-name="P1055"/>
        <text:p text:style-name="P1056"/>
        <text:p text:style-name="P1057"/>
        <text:p text:style-name="P1058"/>
        <text:p text:style-name="P1059"/>
      </text:section>
      <text:section text:style-name="Sect51" text:name="Section51">
        <text:p text:style-name="P4036"><draw:frame draw:style-name="fr121" svg:x="3.246cm" svg:y="0.000cm" svg:width="4.082cm" fo:min-height="2.782cm" text:anchor-type="paragraph"><draw:text-box><text:h text:outline-level="1" text:style-name="P1563"><text:bookmark-start text:name="bookmark14"/><text:span text:style-name="CharStyle52">(1)</text:span><text:bookmark-end text:name="bookmark14"/></text:h><text:p text:style-name="P3307"><text:span text:style-name="CharStyle15">Bahagian Pilihan Raya<text:line-break/>Negeri<text:line-break/></text:span><text:span text:style-name="CharStyle41">State Constituency</text:span></text:p></draw:text-box></draw:frame><draw:frame draw:style-name="fr119" svg:x="9.003cm" svg:y="0.000cm" svg:width="10.363cm" fo:min-height="0.002cm" text:anchor-type="paragraph"><draw:text-box><table:table table:style-name="Table48"><table:table-column table:style-name="Table48.C1"/><table:table-column table:style-name="Table48.C2"/><table:table-column table:style-name="Table48.C3"/><table:table-row table:style-name="Table48.R1"><table:table-cell table:style-name="Table48.Cell9"><text:p text:style-name="P3920"/></table:table-cell><table:table-cell table:style-name="Table48.Cell10"><text:p text:style-name="P3920"/></table:table-cell><table:table-cell table:style-name="Table48.Cell1"><text:p text:style-name="P3697"><text:span text:style-name="CharStyle7">(3)</text:span></text:p></table:table-cell></table:table-row><table:table-row table:style-name="Table48.R2"><table:table-cell table:style-name="Table48.Cell11"><text:p text:style-name="P3920"/></table:table-cell><table:table-cell table:style-name="Table48.Cell12"><text:p text:style-name="P3920"/></table:table-cell><table:table-cell table:style-name="Table48.Cell2"><text:p text:style-name="P1971"><text:span text:style-name="CharStyle7">Bilangan Pemilih</text:span></text:p></table:table-cell></table:table-row><table:table-row table:style-name="Table48.R3"><table:table-cell table:style-name="Table48.Cell13"><text:p text:style-name="P3920"/></table:table-cell><table:table-cell table:style-name="Table48.Cell14"><text:p text:style-name="P3920"/></table:table-cell><table:table-cell table:style-name="Table48.Cell3"><text:p text:style-name="P3725"><text:span text:style-name="CharStyle8">Number of Electors</text:span></text:p></table:table-cell></table:table-row><table:table-row table:style-name="Table48.R4"><table:table-cell table:style-name="Table48.Cell15"><text:p text:style-name="P3920"/></table:table-cell><table:table-cell table:style-name="Table48.Cell16"><text:p text:style-name="P3920"/></table:table-cell><table:table-cell table:style-name="Table48.Cell4"><text:p text:style-name="P3727"><text:span text:style-name="CharStyle7">1,803</text:span></text:p></table:table-cell></table:table-row><table:table-row table:style-name="Table48.R5"><table:table-cell table:style-name="Table48.Cell17"><text:p text:style-name="P3920"/></table:table-cell><table:table-cell table:style-name="Table48.Cell18"><text:p text:style-name="P3920"/></table:table-cell><table:table-cell table:style-name="Table48.Cell5"><text:p text:style-name="P3729"><text:span text:style-name="CharStyle7">2,206</text:span></text:p></table:table-cell></table:table-row><table:table-row table:style-name="Table48.R6"><table:table-cell table:style-name="Table48.Cell19"><text:p text:style-name="P3920"/></table:table-cell><table:table-cell table:style-name="Table48.Cell20"><text:p text:style-name="P3920"/></table:table-cell><table:table-cell table:style-name="Table48.Cell6"><text:p text:style-name="P2401"><text:span text:style-name="CharStyle7">451</text:span></text:p></table:table-cell></table:table-row><table:table-row table:style-name="Table48.R7"><table:table-cell table:style-name="Table48.Cell21"><text:p text:style-name="P3920"/></table:table-cell><table:table-cell table:style-name="Table48.Cell22"><text:p text:style-name="P3920"/></table:table-cell><table:table-cell table:style-name="Table48.Cell7"><text:p text:style-name="P2515"><text:span text:style-name="CharStyle7">1,059</text:span></text:p></table:table-cell></table:table-row><table:table-row table:style-name="Table48.R8"><table:table-cell table:style-name="Table48.Cell23"><text:p text:style-name="P3920"/></table:table-cell><table:table-cell table:style-name="Table48.Cell24"><text:p text:style-name="P3920"/></table:table-cell><table:table-cell table:style-name="Table48.Cell8"><text:p text:style-name="P2625"><text:span text:style-name="CharStyle7">53,325</text:span></text:p></table:table-cell></table:table-row></table:table></draw:text-box></draw:frame><draw:frame draw:style-name="fr122" svg:x="2.958cm" svg:y="10.287cm" svg:width="2.776cm" fo:min-height="0.524cm" text:anchor-type="paragraph"><draw:text-box><text:p text:style-name="P2236"><text:span text:style-name="CharStyle15">N.45 STULANG</text:span></text:p></draw:text-box></draw:frame><draw:frame draw:style-name="fr120" svg:x="8.994cm" svg:y="10.329cm" svg:width="10.380cm" fo:min-height="0.002cm" text:anchor-type="paragraph"><draw:text-box><table:table table:style-name="Table49"><table:table-column table:style-name="Table49.C1"/><table:table-column table:style-name="Table49.C2"/><table:table-column table:style-name="Table49.C3"/><table:table-row table:style-name="Table49.R1"><table:table-cell table:style-name="Table49.Cell1"><text:p text:style-name="P3733"><text:span text:style-name="CharStyle86">1</text:span><text:span text:style-name="CharStyle85">.</text:span></text:p></table:table-cell><table:table-cell table:style-name="Table49.Cell2"><text:p text:style-name="P3735"><text:span text:style-name="CharStyle7">Majedee Bahru</text:span></text:p></table:table-cell><table:table-cell table:style-name="Table49.Cell3"><text:p text:style-name="P2701"><text:span text:style-name="CharStyle7">1,460</text:span></text:p></table:table-cell></table:table-row><table:table-row table:style-name="Table49.R2"><table:table-cell table:style-name="Table49.Cell4"><text:p text:style-name="P2821"><text:span text:style-name="CharStyle7">2.</text:span></text:p></table:table-cell><table:table-cell table:style-name="Table49.Cell5"><text:p text:style-name="P2930"><text:span text:style-name="CharStyle7">Sulaiman Menteri</text:span></text:p></table:table-cell><table:table-cell table:style-name="Table49.Cell6"><text:p text:style-name="P3046"><text:span text:style-name="CharStyle7">3,002</text:span></text:p></table:table-cell></table:table-row><table:table-row table:style-name="Table49.R3"><table:table-cell table:style-name="Table49.Cell7"><text:p text:style-name="P3699"><text:span text:style-name="CharStyle7">3.</text:span></text:p></table:table-cell><table:table-cell table:style-name="Table49.Cell8"><text:p text:style-name="P3254"><text:span text:style-name="CharStyle7">Setanggi</text:span></text:p></table:table-cell><table:table-cell table:style-name="Table49.Cell9"><text:p text:style-name="P1616"><text:span text:style-name="CharStyle7">2,380</text:span></text:p></table:table-cell></table:table-row><table:table-row table:style-name="Table49.R4"><table:table-cell table:style-name="Table49.Cell10"><text:p text:style-name="P1708"><text:span text:style-name="CharStyle7">4.</text:span></text:p></table:table-cell><table:table-cell table:style-name="Table49.Cell11"><text:p text:style-name="P1828"><text:span text:style-name="CharStyle7">Sentosa</text:span></text:p></table:table-cell><table:table-cell table:style-name="Table49.Cell12"><text:p text:style-name="P1948"><text:span text:style-name="CharStyle7">4,891</text:span></text:p></table:table-cell></table:table-row><table:table-row table:style-name="Table49.R5"><table:table-cell table:style-name="Table49.Cell13"><text:p text:style-name="P3701"><text:span text:style-name="CharStyle7">5.</text:span></text:p></table:table-cell><table:table-cell table:style-name="Table49.Cell14"><text:p text:style-name="P2161"><text:span text:style-name="CharStyle7">Sri Tebrau (1)</text:span></text:p></table:table-cell><table:table-cell table:style-name="Table49.Cell15"><text:p text:style-name="P2258"><text:span text:style-name="CharStyle7">3,342</text:span></text:p></table:table-cell></table:table-row><table:table-row table:style-name="Table49.R6"><table:table-cell table:style-name="Table49.Cell16"><text:p text:style-name="P2368"><text:span text:style-name="CharStyle7">6.</text:span></text:p></table:table-cell><table:table-cell table:style-name="Table49.Cell17"><text:p text:style-name="P2487"><text:span text:style-name="CharStyle7">Bakar Batu</text:span></text:p></table:table-cell><table:table-cell table:style-name="Table49.Cell18"><text:p text:style-name="P2598"><text:span text:style-name="CharStyle7">4,180</text:span></text:p></table:table-cell></table:table-row><table:table-row table:style-name="Table49.R7"><table:table-cell table:style-name="Table49.Cell19"><text:p text:style-name="P2700"><text:span text:style-name="CharStyle7">7.</text:span></text:p></table:table-cell><table:table-cell table:style-name="Table49.Cell20"><text:p text:style-name="P2818"><text:span text:style-name="CharStyle7">Pelangi</text:span></text:p></table:table-cell><table:table-cell table:style-name="Table49.Cell21"><text:p text:style-name="P2926"><text:span text:style-name="CharStyle7">2,241</text:span></text:p></table:table-cell></table:table-row><table:table-row table:style-name="Table49.R8"><table:table-cell table:style-name="Table49.Cell22"><text:p text:style-name="P3043"><text:span text:style-name="CharStyle86">8</text:span><text:span text:style-name="CharStyle85">.</text:span></text:p></table:table-cell><table:table-cell table:style-name="Table49.Cell23"><text:p text:style-name="P3134"><text:span text:style-name="CharStyle7">Taman Maju Jaya</text:span></text:p></table:table-cell><table:table-cell table:style-name="Table49.Cell24"><text:p text:style-name="P3250"><text:span text:style-name="CharStyle7">3,296</text:span></text:p></table:table-cell></table:table-row><table:table-row table:style-name="Table49.R9"><table:table-cell table:style-name="Table49.Cell25"><text:p text:style-name="P1615"><text:span text:style-name="CharStyle7">9.</text:span></text:p></table:table-cell><table:table-cell table:style-name="Table49.Cell26"><text:p text:style-name="P1707"><text:span text:style-name="CharStyle7">Kampong Wadi Hana</text:span></text:p></table:table-cell><table:table-cell table:style-name="Table49.Cell27"><text:p text:style-name="P1826"><text:span text:style-name="CharStyle7">2,114</text:span></text:p></table:table-cell></table:table-row><table:table-row table:style-name="Table49.R10"><table:table-cell table:style-name="Table49.Cell28"><text:p text:style-name="P1946"><text:span text:style-name="CharStyle7">10.</text:span></text:p></table:table-cell><table:table-cell table:style-name="Table49.Cell29"><text:p text:style-name="P2051"><text:span text:style-name="CharStyle7">Bukit Senyum</text:span></text:p></table:table-cell><table:table-cell table:style-name="Table49.Cell30"><text:p text:style-name="P2158"><text:span text:style-name="CharStyle7">2,653</text:span></text:p></table:table-cell></table:table-row><table:table-row table:style-name="Table49.R11"><table:table-cell table:style-name="Table49.Cell31"><text:p text:style-name="P2256"><text:span text:style-name="CharStyle7">11.</text:span></text:p></table:table-cell><table:table-cell table:style-name="Table49.Cell32"><text:p text:style-name="P2365"><text:span text:style-name="CharStyle7">Sri Pelangi</text:span></text:p></table:table-cell><table:table-cell table:style-name="Table49.Cell33"><text:p text:style-name="P2484"><text:span text:style-name="CharStyle7">3,560</text:span></text:p></table:table-cell></table:table-row><table:table-row table:style-name="Table49.R12"><table:table-cell table:style-name="Table49.Cell34"><text:p text:style-name="P2596"><text:span text:style-name="CharStyle7">12.</text:span></text:p></table:table-cell><table:table-cell table:style-name="Table49.Cell35"><text:p text:style-name="P3494"><text:span text:style-name="CharStyle7">Stulang</text:span></text:p></table:table-cell><table:table-cell table:style-name="Table49.Cell36"><text:p text:style-name="P2815"><text:span text:style-name="CharStyle7">3,164</text:span></text:p></table:table-cell></table:table-row><table:table-row table:style-name="Table49.R13"><table:table-cell table:style-name="Table49.Cell37"><text:p text:style-name="P2923"><text:span text:style-name="CharStyle7">13.</text:span></text:p></table:table-cell><table:table-cell table:style-name="Table49.Cell38"><text:p text:style-name="P3041"><text:span text:style-name="CharStyle7">Taman Sri Setia</text:span></text:p></table:table-cell><table:table-cell table:style-name="Table49.Cell39"><text:p text:style-name="P3131"><text:span text:style-name="CharStyle7">1,011</text:span></text:p></table:table-cell></table:table-row><table:table-row table:style-name="Table49.R14"><table:table-cell table:style-name="Table49.Cell40"><text:p text:style-name="P3249"><text:span text:style-name="CharStyle7">14.</text:span></text:p></table:table-cell><table:table-cell table:style-name="Table49.Cell41"><text:p text:style-name="P1613"><text:span text:style-name="CharStyle7">Sri Tebrau (2)</text:span></text:p></table:table-cell><table:table-cell table:style-name="Table49.Cell42"><text:p text:style-name="P3498"><text:span text:style-name="CharStyle7">1,203</text:span></text:p></table:table-cell></table:table-row></table:table></draw:text-box></draw:frame><draw:frame draw:style-name="fr123" svg:x="10.264cm" svg:y="26.351cm" svg:width="0.457cm" fo:min-height="0.437cm" text:anchor-type="paragraph"><draw:text-box><text:p text:style-name="P1766"><text:span text:style-name="CharStyle100">60</text:span></text:p></draw:text-box></draw:frame></text:p>
        <text:p text:style-name="P1061"/>
        <text:p text:style-name="P1062"/>
        <text:p text:style-name="P1063"/>
        <text:p text:style-name="P1064"/>
        <text:p text:style-name="P1065"/>
        <text:p text:style-name="P1066"/>
        <text:p text:style-name="P1067"/>
        <text:p text:style-name="P1068"/>
        <text:p text:style-name="P1069"/>
        <text:p text:style-name="P1070"/>
        <text:p text:style-name="P1071"/>
        <text:p text:style-name="P1072"/>
        <text:p text:style-name="P1073"/>
        <text:p text:style-name="P1074"/>
        <text:p text:style-name="P1075"/>
        <text:p text:style-name="P1076"/>
        <text:p text:style-name="P1077"/>
        <text:p text:style-name="P1078"/>
        <text:p text:style-name="P1079"/>
        <text:p text:style-name="P1080"/>
        <text:p text:style-name="P1081"/>
        <text:p text:style-name="P1082"/>
        <text:p text:style-name="P1083"/>
        <text:p text:style-name="P1084"/>
        <text:p text:style-name="P1085"/>
        <text:p text:style-name="P1086"/>
        <text:p text:style-name="P1087"/>
        <text:p text:style-name="P1088"/>
        <text:p text:style-name="P1089"/>
        <text:p text:style-name="P1090"/>
        <text:p text:style-name="P1091"/>
        <text:p text:style-name="P1092"/>
        <text:p text:style-name="P1093"/>
        <text:p text:style-name="P1094"/>
        <text:p text:style-name="P1095"/>
        <text:p text:style-name="P1096"/>
        <text:p text:style-name="P1097"/>
        <text:p text:style-name="P1098"/>
        <text:p text:style-name="P1099"/>
        <text:p text:style-name="P1100"/>
        <text:p text:style-name="P1101"/>
        <text:p text:style-name="P1102"/>
      </text:section>
      <text:section text:style-name="Sect52" text:name="Section52">
        <text:p text:style-name="P4037"><draw:frame draw:style-name="fr129" svg:x="3.247cm" svg:y="0.004cm" svg:width="10.058cm" fo:min-height="2.778cm" text:anchor-type="paragraph"><draw:text-box><text:h text:outline-level="1" text:style-name="P2308"><text:bookmark-start text:name="bookmark15"/><text:span text:style-name="CharStyle102">(</text:span><text:span text:style-name="CharStyle103">1</text:span><text:span text:style-name="CharStyle102">) (</text:span><text:span text:style-name="CharStyle103">2</text:span><text:span text:style-name="CharStyle102">)</text:span><text:bookmark-end text:name="bookmark15"/></text:h><text:p text:style-name="P2428"><text:span text:style-name="CharStyle15">Bahagian Pilihan Raya<text:tab/>Daerah<text:tab/>Mengundi</text:span></text:p><text:p text:style-name="P2283"><text:span text:style-name="CharStyle74">Negeri<text:line-break/></text:span><text:span text:style-name="CharStyle17">State Constituency</text:span></text:p></draw:text-box></draw:frame><draw:frame draw:style-name="fr130" svg:x="10.291cm" svg:y="2.193cm" svg:width="2.760cm" fo:min-height="0.533cm" text:anchor-type="paragraph"><draw:text-box><text:p text:style-name="P2562"><text:span text:style-name="CharStyle17">Polling District</text:span></text:p></draw:text-box></draw:frame><draw:frame draw:style-name="fr131" svg:x="15.794cm" svg:y="2.193cm" svg:width="3.480cm" fo:min-height="0.533cm" text:anchor-type="paragraph"><draw:text-box><text:p text:style-name="P2645"><text:span text:style-name="CharStyle17">Number of Electors</text:span></text:p></draw:text-box></draw:frame><draw:frame draw:style-name="fr128" svg:x="9.021cm" svg:y="4.436cm" svg:width="10.354cm" fo:min-height="1.591cm" text:anchor-type="paragraph"><draw:text-box><table:table table:style-name="Table50"><table:table-column table:style-name="Table50.C1"/><table:table-column table:style-name="Table50.C2"/><table:table-row table:style-name="Table50.R1"><table:table-cell table:style-name="Table50.Cell1"><text:p text:style-name="P2890"><text:span text:style-name="CharStyle7">16. BukitChagar</text:span></text:p></table:table-cell><table:table-cell table:style-name="Table50.Cell2"><text:p text:style-name="P3003"><text:span text:style-name="CharStyle7">2,203</text:span></text:p></table:table-cell></table:table-row><table:table-row table:style-name="Table50.R2"><table:table-cell table:style-name="Table50.Cell3"><text:p text:style-name="P3096"><text:span text:style-name="CharStyle7">17. Desa Majidi</text:span></text:p></table:table-cell><table:table-cell table:style-name="Table50.Cell4"><text:p text:style-name="P3214"><text:span text:style-name="CharStyle7">1,544</text:span></text:p></table:table-cell></table:table-row></table:table></draw:text-box></draw:frame><draw:frame draw:style-name="fr125" svg:x="9.021cm" svg:y="3.327cm" svg:width="3.090cm" fo:min-height="0.490cm" text:anchor-type="paragraph"><draw:text-box><text:p text:style-name="P1520"><text:span text:style-name="CharStyle57">15. Lumba Kuda</text:span></text:p></draw:text-box></draw:frame><draw:frame draw:style-name="fr126" svg:x="18.283cm" svg:y="3.327cm" svg:width="1.067cm" fo:min-height="0.492cm" text:anchor-type="paragraph"><draw:text-box><text:p text:style-name="P1630"><text:span text:style-name="CharStyle57">2,782</text:span></text:p></draw:text-box></draw:frame><draw:frame draw:style-name="fr127" svg:x="17.935cm" svg:y="6.595cm" svg:width="1.422cm" fo:min-height="0.526cm" text:anchor-type="paragraph"><draw:text-box><text:p text:style-name="P1730"><text:span text:style-name="CharStyle59">45,026</text:span></text:p></draw:text-box></draw:frame><draw:frame draw:style-name="fr132" svg:x="2.933cm" svg:y="8.682cm" svg:width="12.210cm" fo:min-height="2.378cm" text:anchor-type="paragraph"><draw:text-box><text:p text:style-name="P1913"><text:span text:style-name="CharStyle15">Jumlah Bilangan Pemilih dalam Bahagian Pilihan Raya Persekutuan<text:line-break/>P. 160 Johor Bahru:</text:span></text:p><text:p text:style-name="P1850"><text:span text:style-name="CharStyle17">Total Number of Electors in the Federal Constituency of<text:line-break/>P. 160 Johor Bahru:</text:span></text:p></draw:text-box></draw:frame><draw:frame draw:style-name="fr133" svg:x="17.944cm" svg:y="8.797cm" svg:width="1.406cm" fo:min-height="0.526cm" text:anchor-type="paragraph"><draw:text-box><text:p text:style-name="P2045"><text:span text:style-name="CharStyle64">98,351</text:span></text:p></draw:text-box></draw:frame><draw:frame draw:style-name="fr134" svg:x="10.266cm" svg:y="26.351cm" svg:width="0.457cm" fo:min-height="0.437cm" text:anchor-type="paragraph"><draw:text-box><text:p text:style-name="P2122"><text:span text:style-name="CharStyle105">61</text:span></text:p></draw:text-box></draw:frame></text:p>
        <text:p text:style-name="P1105"/>
        <text:p text:style-name="P1106"/>
        <text:p text:style-name="P1107"/>
        <text:p text:style-name="P1108"/>
        <text:p text:style-name="P1109"/>
        <text:p text:style-name="P1110"/>
        <text:p text:style-name="P1111"/>
        <text:p text:style-name="P1112"/>
        <text:p text:style-name="P1113"/>
        <text:p text:style-name="P1114"/>
        <text:p text:style-name="P1115"/>
        <text:p text:style-name="P1116"/>
        <text:p text:style-name="P1117"/>
        <text:p text:style-name="P1118"/>
        <text:p text:style-name="P1119"/>
        <text:p text:style-name="P1120"/>
        <text:p text:style-name="P1121"/>
        <text:p text:style-name="P1122"/>
        <text:p text:style-name="P1123"/>
        <text:p text:style-name="P1124"/>
        <text:p text:style-name="P1125"/>
        <text:p text:style-name="P1126"/>
        <text:p text:style-name="P1127"/>
        <text:p text:style-name="P1128"/>
        <text:p text:style-name="P1129"/>
        <text:p text:style-name="P1130"/>
        <text:p text:style-name="P1131"/>
        <text:p text:style-name="P1132"/>
        <text:p text:style-name="P1133"/>
        <text:p text:style-name="P1134"/>
        <text:p text:style-name="P1135"/>
        <text:p text:style-name="P1136"/>
        <text:p text:style-name="P1137"/>
        <text:p text:style-name="P1138"/>
        <text:p text:style-name="P1139"/>
        <text:p text:style-name="P1140"/>
        <text:p text:style-name="P1141"/>
        <text:p text:style-name="P1142"/>
        <text:p text:style-name="P1143"/>
      </text:section>
      <text:section text:style-name="Sect53" text:name="Section53">
        <text:p text:style-name="P4038"><draw:frame draw:style-name="fr136" svg:x="5.057cm" svg:y="0.004cm" svg:width="10.862cm" fo:min-height="1.069cm" text:anchor-type="paragraph"><draw:text-box><text:p text:style-name="P1573"><text:span text:style-name="CharStyle53">BAHAGIAN PILIHAN RAYA PERSEKUTUAN: P. 161 PULAI</text:span></text:p><text:p text:style-name="P2184"><text:span text:style-name="CharStyle55">FEDERAL CONSTITUENCY: P. 161 PULAI</text:span></text:p></draw:text-box></draw:frame><draw:frame draw:style-name="fr135" svg:x="8.994cm" svg:y="1.702cm" svg:width="10.389cm" fo:min-height="0.002cm" text:anchor-type="paragraph"><draw:text-box><table:table table:style-name="Table51"><table:table-column table:style-name="Table51.C1"/><table:table-column table:style-name="Table51.C2"/><table:table-column table:style-name="Table51.C3"/><table:table-row table:style-name="Table51.R1"><table:table-cell table:style-name="Table51.Cell1"><text:p text:style-name="P3920"/></table:table-cell><table:table-cell table:style-name="Table51.Cell2"><text:p text:style-name="P3431"><text:span text:style-name="CharStyle7">(2)</text:span></text:p><text:p text:style-name="P2009"><text:span text:style-name="CharStyle7">Daerah Mengundi</text:span></text:p></table:table-cell><table:table-cell table:style-name="Table51.Cell3"><text:p text:style-name="P2117"><text:span text:style-name="CharStyle7">(3)</text:span></text:p><text:p text:style-name="P3707"><text:span text:style-name="CharStyle7">Bilangan Pemilih</text:span></text:p></table:table-cell></table:table-row><table:table-row table:style-name="Table51.R2"><table:table-cell table:style-name="Table51.Cell4"><text:p text:style-name="P3920"/></table:table-cell><table:table-cell table:style-name="Table51.Cell5"><text:p text:style-name="P2354"><text:span text:style-name="CharStyle8">Polling District</text:span></text:p></table:table-cell><table:table-cell table:style-name="Table51.Cell6"><text:p text:style-name="P2472"><text:span text:style-name="CharStyle8">Number of Electors</text:span></text:p></table:table-cell></table:table-row><table:table-row table:style-name="Table51.R3"><table:table-cell table:style-name="Table51.Cell7"><text:p text:style-name="P2586"><text:span text:style-name="CharStyle86">1</text:span><text:span text:style-name="CharStyle85">.</text:span></text:p></table:table-cell><table:table-cell table:style-name="Table51.Cell8"><text:p text:style-name="P2687"><text:span text:style-name="CharStyle7">Belibis Perling</text:span></text:p></table:table-cell><table:table-cell table:style-name="Table51.Cell9"><text:p text:style-name="P2805"><text:span text:style-name="CharStyle7">3,074</text:span></text:p></table:table-cell></table:table-row><table:table-row table:style-name="Table51.R4"><table:table-cell table:style-name="Table51.Cell10"><text:p text:style-name="P2913"><text:span text:style-name="CharStyle7">2.</text:span></text:p></table:table-cell><table:table-cell table:style-name="Table51.Cell11"><text:p text:style-name="P3031"><text:span text:style-name="CharStyle7">Sri Jaya</text:span></text:p></table:table-cell><table:table-cell table:style-name="Table51.Cell12"><text:p text:style-name="P3116"><text:span text:style-name="CharStyle7">2,689</text:span></text:p></table:table-cell></table:table-row><table:table-row table:style-name="Table51.R5"><table:table-cell table:style-name="Table51.Cell13"><text:p text:style-name="P3709"><text:span text:style-name="CharStyle7">3.</text:span></text:p></table:table-cell><table:table-cell table:style-name="Table51.Cell14"><text:p text:style-name="P1600"><text:span text:style-name="CharStyle7">Kampong Pasir</text:span></text:p></table:table-cell><table:table-cell table:style-name="Table51.Cell15"><text:p text:style-name="P1691"><text:span text:style-name="CharStyle7">3,260</text:span></text:p></table:table-cell></table:table-row><table:table-row table:style-name="Table51.R6"><table:table-cell table:style-name="Table51.Cell16"><text:p text:style-name="P3355"><text:span text:style-name="CharStyle7">4.</text:span></text:p></table:table-cell><table:table-cell table:style-name="Table51.Cell17"><text:p text:style-name="P1932"><text:span text:style-name="CharStyle7">Pengkalan Rinting</text:span></text:p></table:table-cell><table:table-cell table:style-name="Table51.Cell18"><text:p text:style-name="P2034"><text:span text:style-name="CharStyle7">1,679</text:span></text:p></table:table-cell></table:table-row><table:table-row table:style-name="Table51.R7"><table:table-cell table:style-name="Table51.Cell19"><text:p text:style-name="P2146"><text:span text:style-name="CharStyle7">5.</text:span></text:p></table:table-cell><table:table-cell table:style-name="Table51.Cell20"><text:p text:style-name="P2246"><text:span text:style-name="CharStyle7">Skudai Kiri</text:span></text:p></table:table-cell><table:table-cell table:style-name="Table51.Cell21"><text:p text:style-name="P2351"><text:span text:style-name="CharStyle7">2,566</text:span></text:p></table:table-cell></table:table-row><table:table-row table:style-name="Table51.R8"><table:table-cell table:style-name="Table51.Cell22"><text:p text:style-name="P2470"><text:span text:style-name="CharStyle7">6.</text:span></text:p></table:table-cell><table:table-cell table:style-name="Table51.Cell23"><text:p text:style-name="P2583"><text:span text:style-name="CharStyle7">Sungai Danga</text:span></text:p></table:table-cell><table:table-cell table:style-name="Table51.Cell24"><text:p text:style-name="P2683"><text:span text:style-name="CharStyle7">1,036</text:span></text:p></table:table-cell></table:table-row><table:table-row table:style-name="Table51.R9"><table:table-cell table:style-name="Table51.Cell25"><text:p text:style-name="P3346"><text:span text:style-name="CharStyle7">7.</text:span></text:p></table:table-cell><table:table-cell table:style-name="Table51.Cell26"><text:p text:style-name="P2911"><text:span text:style-name="CharStyle7">Taman Sutera</text:span></text:p></table:table-cell><table:table-cell table:style-name="Table51.Cell27"><text:p text:style-name="P3026"><text:span text:style-name="CharStyle7">1,808</text:span></text:p></table:table-cell></table:table-row><table:table-row table:style-name="Table51.R10"><table:table-cell table:style-name="Table51.Cell28"><text:p text:style-name="P3711"><text:span text:style-name="CharStyle86">8</text:span><text:span text:style-name="CharStyle85">.</text:span></text:p></table:table-cell><table:table-cell table:style-name="Table51.Cell29"><text:p text:style-name="P3713"><text:span text:style-name="CharStyle7">Bukit Serene</text:span></text:p></table:table-cell><table:table-cell table:style-name="Table51.Cell30"><text:p text:style-name="P1597"><text:span text:style-name="CharStyle7">1,536</text:span></text:p></table:table-cell></table:table-row><table:table-row table:style-name="Table51.R11"><table:table-cell table:style-name="Table51.Cell31"><text:p text:style-name="P3331"><text:span text:style-name="CharStyle7">9.</text:span></text:p></table:table-cell><table:table-cell table:style-name="Table51.Cell32"><text:p text:style-name="P1814"><text:span text:style-name="CharStyle7">Tarom</text:span></text:p></table:table-cell><table:table-cell table:style-name="Table51.Cell33"><text:p text:style-name="P1928"><text:span text:style-name="CharStyle7">1,112</text:span></text:p></table:table-cell></table:table-row><table:table-row table:style-name="Table51.R12"><table:table-cell table:style-name="Table51.Cell34"><text:p text:style-name="P2030"><text:span text:style-name="CharStyle7">10.</text:span></text:p></table:table-cell><table:table-cell table:style-name="Table51.Cell35"><text:p text:style-name="P2141"><text:span text:style-name="CharStyle7">Nong Chik</text:span></text:p></table:table-cell><table:table-cell table:style-name="Table51.Cell36"><text:p text:style-name="P2244"><text:span text:style-name="CharStyle7">1,625</text:span></text:p></table:table-cell></table:table-row><table:table-row table:style-name="Table51.R13"><table:table-cell table:style-name="Table51.Cell37"><text:p text:style-name="P2346"><text:span text:style-name="CharStyle7">11.</text:span></text:p></table:table-cell><table:table-cell table:style-name="Table51.Cell38"><text:p text:style-name="P2467"><text:span text:style-name="CharStyle7">Tambatan</text:span></text:p></table:table-cell><table:table-cell table:style-name="Table51.Cell39"><text:p text:style-name="P2579"><text:span text:style-name="CharStyle7">2,050</text:span></text:p></table:table-cell></table:table-row><table:table-row table:style-name="Table51.R14"><table:table-cell table:style-name="Table51.Cell40"><text:p text:style-name="P2680"><text:span text:style-name="CharStyle7">12.</text:span></text:p></table:table-cell><table:table-cell table:style-name="Table51.Cell41"><text:p text:style-name="P2800"><text:span text:style-name="CharStyle7">Gertak Merah</text:span></text:p></table:table-cell><table:table-cell table:style-name="Table51.Cell42"><text:p text:style-name="P2908"><text:span text:style-name="CharStyle7">1,751</text:span></text:p></table:table-cell></table:table-row><table:table-row table:style-name="Table51.R15"><table:table-cell table:style-name="Table51.Cell43"><text:p text:style-name="P3021"><text:span text:style-name="CharStyle7">13.</text:span></text:p></table:table-cell><table:table-cell table:style-name="Table51.Cell44"><text:p text:style-name="P3109"><text:span text:style-name="CharStyle7">Kampong Bahru</text:span></text:p></table:table-cell><table:table-cell table:style-name="Table51.Cell45"><text:p text:style-name="P3231"><text:span text:style-name="CharStyle7">788</text:span></text:p></table:table-cell></table:table-row><table:table-row table:style-name="Table51.R16"><table:table-cell table:style-name="Table51.Cell46"><text:p text:style-name="P3315"><text:span text:style-name="CharStyle7">14.</text:span></text:p></table:table-cell><table:table-cell table:style-name="Table51.Cell47"><text:p text:style-name="P1684"><text:span text:style-name="CharStyle7">Yahya Awal</text:span></text:p></table:table-cell><table:table-cell table:style-name="Table51.Cell48"><text:p text:style-name="P1812"><text:span text:style-name="CharStyle7">1,691</text:span></text:p></table:table-cell></table:table-row><table:table-row table:style-name="Table51.R17"><table:table-cell table:style-name="Table51.Cell49"><text:p text:style-name="P1925"><text:span text:style-name="CharStyle7">15.</text:span></text:p></table:table-cell><table:table-cell table:style-name="Table51.Cell50"><text:p text:style-name="P2028"><text:span text:style-name="CharStyle7">Ngee Heng</text:span></text:p></table:table-cell><table:table-cell table:style-name="Table51.Cell51"><text:p text:style-name="P2136"><text:span text:style-name="CharStyle7">1,332</text:span></text:p></table:table-cell></table:table-row><table:table-row table:style-name="Table51.R18"><table:table-cell table:style-name="Table51.Cell52"><text:p text:style-name="P2241"><text:span text:style-name="CharStyle7">16.</text:span></text:p></table:table-cell><table:table-cell table:style-name="Table51.Cell53"><text:p text:style-name="P2342"><text:span text:style-name="CharStyle7">Ayer Molek</text:span></text:p></table:table-cell><table:table-cell table:style-name="Table51.Cell54"><text:p text:style-name="P2464"><text:span text:style-name="CharStyle7">1,088</text:span></text:p></table:table-cell></table:table-row><table:table-row table:style-name="Table51.R19"><table:table-cell table:style-name="Table51.Cell55"><text:p text:style-name="P2575"><text:span text:style-name="CharStyle7">17.</text:span></text:p></table:table-cell><table:table-cell table:style-name="Table51.Cell56"><text:p text:style-name="P3717"><text:span text:style-name="CharStyle7">Kampong Pahang</text:span></text:p></table:table-cell><table:table-cell table:style-name="Table51.Cell57"><text:p text:style-name="P2796"><text:span text:style-name="CharStyle7">774</text:span></text:p></table:table-cell></table:table-row><table:table-row table:style-name="Table51.R20"><table:table-cell table:style-name="Table51.Cell58"><text:p text:style-name="P2905"><text:span text:style-name="CharStyle7">18.</text:span></text:p></table:table-cell><table:table-cell table:style-name="Table51.Cell59"><text:p text:style-name="P3018"><text:span text:style-name="CharStyle7">Bandar</text:span></text:p></table:table-cell><table:table-cell table:style-name="Table51.Cell60"><text:p text:style-name="P3106"><text:span text:style-name="CharStyle7">1,843</text:span></text:p></table:table-cell></table:table-row><table:table-row table:style-name="Table51.R21"><table:table-cell table:style-name="Table51.Cell61"><text:p text:style-name="P3227"><text:span text:style-name="CharStyle7">19.</text:span></text:p></table:table-cell><table:table-cell table:style-name="Table51.Cell62"><text:p text:style-name="P1589"><text:span text:style-name="CharStyle7">Camar Perling</text:span></text:p></table:table-cell><table:table-cell table:style-name="Table51.Cell63"><text:p text:style-name="P3441"><text:span text:style-name="CharStyle7">2,966</text:span></text:p></table:table-cell></table:table-row></table:table></draw:text-box></draw:frame></text:p>
        <text:p text:style-name="P1145"/>
        <text:p text:style-name="P1146"/>
        <text:p text:style-name="P1147"/>
        <text:p text:style-name="P1148"/>
        <text:p text:style-name="P1149"/>
        <text:p text:style-name="P1150"/>
        <text:p text:style-name="P1151"/>
        <text:p text:style-name="P1152"/>
        <text:p text:style-name="P1153"/>
        <text:p text:style-name="P1154"/>
        <text:p text:style-name="P1155"/>
        <text:p text:style-name="P1156"/>
        <text:p text:style-name="P1157"/>
        <text:p text:style-name="P1158"/>
        <text:p text:style-name="P1159"/>
        <text:p text:style-name="P1160"/>
        <text:p text:style-name="P1161"/>
        <text:p text:style-name="P1162"/>
        <text:p text:style-name="P1163"/>
        <text:p text:style-name="P1164"/>
        <text:p text:style-name="P1165"/>
        <text:p text:style-name="P1166"/>
        <text:p text:style-name="P1167"/>
        <text:p text:style-name="P1168"/>
        <text:p text:style-name="P1169"/>
        <text:p text:style-name="P1170"/>
        <text:p text:style-name="P1171"/>
        <text:p text:style-name="P1172"/>
        <text:p text:style-name="P1173"/>
        <text:p text:style-name="P1174"/>
        <text:p text:style-name="P1175"/>
        <text:p text:style-name="P1176"/>
        <text:p text:style-name="P1177"/>
        <text:p text:style-name="P1178"/>
        <text:p text:style-name="P1179"/>
        <text:p text:style-name="P1180"/>
        <text:p text:style-name="P1181"/>
        <text:p text:style-name="P1182"/>
        <text:p text:style-name="P1183"/>
      </text:section>
      <text:section text:style-name="Sect54" text:name="Section54">
        <text:p text:style-name="P4039"><draw:frame draw:style-name="fr137" svg:x="0.000cm" svg:y="0.000cm" svg:width="16.138cm" fo:min-height="0.002cm" text:anchor-type="paragraph"><draw:text-box><table:table table:style-name="Table52"><table:table-column table:style-name="Table52.C1"/><table:table-column table:style-name="Table52.C2"/><table:table-column table:style-name="Table52.C3"/><table:table-column table:style-name="Table52.C4"/><table:table-row table:style-name="Table52.R1"><table:table-cell table:style-name="Table52.Cell1"><text:p text:style-name="P2643"><text:span text:style-name="CharStyle7">(1)</text:span></text:p></table:table-cell><table:table-cell table:style-name="Table52.Cell25"><text:p text:style-name="P3920"/></table:table-cell><table:table-cell table:style-name="Table52.Cell26"><text:p text:style-name="P3920"/></table:table-cell><table:table-cell table:style-name="Table52.Cell2"><text:p text:style-name="P2594"><text:span text:style-name="CharStyle7">(3)</text:span></text:p></table:table-cell></table:table-row><table:table-row table:style-name="Table52.R2"><table:table-cell table:style-name="Table52.Cell3"><text:p text:style-name="P2225"><text:span text:style-name="CharStyle7">Bahagian Pilihan Raya</text:span></text:p></table:table-cell><table:table-cell table:style-name="Table52.Cell27"><text:p text:style-name="P3920"/></table:table-cell><table:table-cell table:style-name="Table52.Cell28"><text:p text:style-name="P3920"/></table:table-cell><table:table-cell table:style-name="Table52.Cell4"><text:p text:style-name="P2841"><text:span text:style-name="CharStyle7">Bilangan Pemilih</text:span></text:p></table:table-cell></table:table-row><table:table-row table:style-name="Table52.R3"><table:table-cell table:style-name="Table52.Cell5"><text:p text:style-name="P2948"><text:span text:style-name="CharStyle7">Negeri</text:span></text:p></table:table-cell><table:table-cell table:style-name="Table52.Cell29"><text:p text:style-name="P3920"/></table:table-cell><table:table-cell table:style-name="Table52.Cell30"><text:p text:style-name="P3920"/></table:table-cell><table:table-cell table:style-name="Table52.Cell6"><text:p text:style-name="P3920"/></table:table-cell></table:table-row><table:table-row table:style-name="Table52.R4"><table:table-cell table:style-name="Table52.Cell7"><text:p text:style-name="P3128"><text:span text:style-name="CharStyle8">State Constituency</text:span></text:p></table:table-cell><table:table-cell table:style-name="Table52.Cell31"><text:p text:style-name="P3920"/></table:table-cell><table:table-cell table:style-name="Table52.Cell32"><text:p text:style-name="P3920"/></table:table-cell><table:table-cell table:style-name="Table52.Cell8"><text:p text:style-name="P3244"><text:span text:style-name="CharStyle8">Number of Electors</text:span></text:p></table:table-cell></table:table-row><table:table-row table:style-name="Table52.R5"><table:table-cell table:style-name="Table52.Cell9"><text:p text:style-name="P3920"/></table:table-cell><table:table-cell table:style-name="Table52.Cell33"><text:p text:style-name="P3920"/></table:table-cell><table:table-cell table:style-name="Table52.Cell34"><text:p text:style-name="P3920"/></table:table-cell><table:table-cell table:style-name="Table52.Cell10"><text:p text:style-name="P1669"><text:span text:style-name="CharStyle7">2,374</text:span></text:p></table:table-cell></table:table-row><table:table-row table:style-name="Table52.R6"><table:table-cell table:style-name="Table52.Cell11"><text:p text:style-name="P3920"/></table:table-cell><table:table-cell table:style-name="Table52.Cell35"><text:p text:style-name="P3920"/></table:table-cell><table:table-cell table:style-name="Table52.Cell36"><text:p text:style-name="P3920"/></table:table-cell><table:table-cell table:style-name="Table52.Cell12"><text:p text:style-name="P1884"><text:span text:style-name="CharStyle7">2,943</text:span></text:p></table:table-cell></table:table-row><table:table-row table:style-name="Table52.R7"><table:table-cell table:style-name="Table52.Cell13"><text:p text:style-name="P3920"/></table:table-cell><table:table-cell table:style-name="Table52.Cell37"><text:p text:style-name="P3920"/></table:table-cell><table:table-cell table:style-name="Table52.Cell38"><text:p text:style-name="P3920"/></table:table-cell><table:table-cell table:style-name="Table52.Cell14"><text:p text:style-name="P2070"><text:span text:style-name="CharStyle7">5,857</text:span></text:p></table:table-cell></table:table-row><table:table-row table:style-name="Table52.R8"><table:table-cell table:style-name="Table52.Cell15"><text:p text:style-name="P3920"/></table:table-cell><table:table-cell table:style-name="Table52.Cell39"><text:p text:style-name="P3920"/></table:table-cell><table:table-cell table:style-name="Table52.Cell40"><text:p text:style-name="P3920"/></table:table-cell><table:table-cell table:style-name="Table52.Cell16"><text:p text:style-name="P2503"><text:span text:style-name="CharStyle7">3,532</text:span></text:p></table:table-cell></table:table-row><table:table-row table:style-name="Table52.R9"><table:table-cell table:style-name="Table52.Cell17"><text:p text:style-name="P3920"/></table:table-cell><table:table-cell table:style-name="Table52.Cell41"><text:p text:style-name="P3920"/></table:table-cell><table:table-cell table:style-name="Table52.Cell42"><text:p text:style-name="P3920"/></table:table-cell><table:table-cell table:style-name="Table52.Cell18"><text:p text:style-name="P3720"><text:span text:style-name="CharStyle7">2,248</text:span></text:p></table:table-cell></table:table-row><table:table-row table:style-name="Table52.R10"><table:table-cell table:style-name="Table52.Cell19"><text:p text:style-name="P3920"/></table:table-cell><table:table-cell table:style-name="Table52.Cell43"><text:p text:style-name="P3920"/></table:table-cell><table:table-cell table:style-name="Table52.Cell44"><text:p text:style-name="P3920"/></table:table-cell><table:table-cell table:style-name="Table52.Cell20"><text:p text:style-name="P2001"><text:span text:style-name="CharStyle7">2,371</text:span></text:p></table:table-cell></table:table-row><table:table-row table:style-name="Table52.R11"><table:table-cell table:style-name="Table52.Cell21"><text:p text:style-name="P3920"/></table:table-cell><table:table-cell table:style-name="Table52.Cell45"><text:p text:style-name="P3920"/></table:table-cell><table:table-cell table:style-name="Table52.Cell46"><text:p text:style-name="P3920"/></table:table-cell><table:table-cell table:style-name="Table52.Cell22"><text:p text:style-name="P3722"><text:span text:style-name="CharStyle7">1,817</text:span></text:p></table:table-cell></table:table-row><table:table-row table:style-name="Table52.R12"><table:table-cell table:style-name="Table52.Cell23"><text:p text:style-name="P3920"/></table:table-cell><table:table-cell table:style-name="Table52.Cell47"><text:p text:style-name="P3920"/></table:table-cell><table:table-cell table:style-name="Table52.Cell48"><text:p text:style-name="P3920"/></table:table-cell><table:table-cell table:style-name="Table52.Cell24"><text:p text:style-name="P2376"><text:span text:style-name="CharStyle87">55,810</text:span></text:p></table:table-cell></table:table-row></table:table></draw:text-box></draw:frame></text:p>
        <text:p text:style-name="P1185"><draw:frame draw:style-name="fr138" svg:x="0.000cm" svg:y="0.000cm" svg:width="16.180cm" fo:min-height="0.002cm" text:anchor-type="paragraph"><draw:text-box><table:table table:style-name="Table53"><table:table-column table:style-name="Table53.C1"/><table:table-column table:style-name="Table53.C2"/><table:table-column table:style-name="Table53.C3"/><table:table-column table:style-name="Table53.C4"/><table:table-row table:style-name="Table53.R1"><table:table-cell table:style-name="Table53.Cell1"><text:p text:style-name="P2899"><text:span text:style-name="CharStyle7">[. 47 KEMPAS</text:span></text:p></table:table-cell><table:table-cell table:style-name="Table53.Cell2"><text:p text:style-name="P3502"><text:span text:style-name="CharStyle86">1</text:span><text:span text:style-name="CharStyle85">.</text:span></text:p></table:table-cell><table:table-cell table:style-name="Table53.Cell3"><text:p text:style-name="P3103"><text:span text:style-name="CharStyle7">Kempas</text:span></text:p></table:table-cell><table:table-cell table:style-name="Table53.Cell4"><text:p text:style-name="P3220"><text:span text:style-name="CharStyle7">2,500</text:span></text:p></table:table-cell></table:table-row><table:table-row table:style-name="Table53.R2"><table:table-cell table:style-name="Table53.Cell5"><text:p text:style-name="P3920"/></table:table-cell><table:table-cell table:style-name="Table53.Cell6"><text:p text:style-name="P3724"><text:span text:style-name="CharStyle7">2.</text:span></text:p></table:table-cell><table:table-cell table:style-name="Table53.Cell7"><text:p text:style-name="P1775"><text:span text:style-name="CharStyle7">Permatang</text:span></text:p></table:table-cell><table:table-cell table:style-name="Table53.Cell8"><text:p text:style-name="P1895"><text:span text:style-name="CharStyle7">1,293</text:span></text:p></table:table-cell></table:table-row><table:table-row table:style-name="Table53.R3"><table:table-cell table:style-name="Table53.Cell9"><text:p text:style-name="P3920"/></table:table-cell><table:table-cell table:style-name="Table53.Cell10"><text:p text:style-name="P3726"><text:span text:style-name="CharStyle7">3.</text:span></text:p></table:table-cell><table:table-cell table:style-name="Table53.Cell11"><text:p text:style-name="P3728"><text:span text:style-name="CharStyle7">Lembah Kempas</text:span></text:p></table:table-cell><table:table-cell table:style-name="Table53.Cell12"><text:p text:style-name="P3730"><text:span text:style-name="CharStyle7">2,924</text:span></text:p></table:table-cell></table:table-row><table:table-row table:style-name="Table53.R4"><table:table-cell table:style-name="Table53.Cell13"><text:p text:style-name="P3920"/></table:table-cell><table:table-cell table:style-name="Table53.Cell14"><text:p text:style-name="P2492"><text:span text:style-name="CharStyle7">4.</text:span></text:p></table:table-cell><table:table-cell table:style-name="Table53.Cell15"><text:p text:style-name="P2602"><text:span text:style-name="CharStyle7">Jalan Tampoi</text:span></text:p></table:table-cell><table:table-cell table:style-name="Table53.Cell16"><text:p text:style-name="P2705"><text:span text:style-name="CharStyle7">1,912</text:span></text:p></table:table-cell></table:table-row><table:table-row table:style-name="Table53.R5"><table:table-cell table:style-name="Table53.Cell17"><text:p text:style-name="P3920"/></table:table-cell><table:table-cell table:style-name="Table53.Cell18"><text:p text:style-name="P2898"><text:span text:style-name="CharStyle7">5.</text:span></text:p></table:table-cell><table:table-cell table:style-name="Table53.Cell19"><text:p text:style-name="P3012"><text:span text:style-name="CharStyle7">Denai</text:span></text:p></table:table-cell><table:table-cell table:style-name="Table53.Cell20"><text:p text:style-name="P3732"><text:span text:style-name="CharStyle7">3,797</text:span></text:p></table:table-cell></table:table-row><table:table-row table:style-name="Table53.R6"><table:table-cell table:style-name="Table53.Cell21"><text:p text:style-name="P3920"/></table:table-cell><table:table-cell table:style-name="Table53.Cell22"><text:p text:style-name="P1558"><text:span text:style-name="CharStyle7">6.</text:span></text:p></table:table-cell><table:table-cell table:style-name="Table53.Cell23"><text:p text:style-name="P1660"><text:span text:style-name="CharStyle7">Taman Siantan</text:span></text:p></table:table-cell><table:table-cell table:style-name="Table53.Cell24"><text:p text:style-name="P1773"><text:span text:style-name="CharStyle7">2,831</text:span></text:p></table:table-cell></table:table-row><table:table-row table:style-name="Table53.R7"><table:table-cell table:style-name="Table53.Cell25"><text:p text:style-name="P3920"/></table:table-cell><table:table-cell table:style-name="Table53.Cell26"><text:p text:style-name="P1969"><text:span text:style-name="CharStyle7">7.</text:span></text:p></table:table-cell><table:table-cell table:style-name="Table53.Cell27"><text:p text:style-name="P2083"><text:span text:style-name="CharStyle7">Taman Johor</text:span></text:p></table:table-cell><table:table-cell table:style-name="Table53.Cell28"><text:p text:style-name="P2186"><text:span text:style-name="CharStyle7">3,854</text:span></text:p></table:table-cell></table:table-row><table:table-row table:style-name="Table53.R8"><table:table-cell table:style-name="Table53.Cell29"><text:p text:style-name="P3920"/></table:table-cell><table:table-cell table:style-name="Table53.Cell30"><text:p text:style-name="P2370"><text:span text:style-name="CharStyle86">8</text:span><text:span text:style-name="CharStyle85">.</text:span></text:p></table:table-cell><table:table-cell table:style-name="Table53.Cell31"><text:p text:style-name="P3734"><text:span text:style-name="CharStyle7">Taman Cempaka</text:span></text:p></table:table-cell><table:table-cell table:style-name="Table53.Cell32"><text:p text:style-name="P3736"><text:span text:style-name="CharStyle7">3,997</text:span></text:p></table:table-cell></table:table-row><table:table-row table:style-name="Table53.R9"><table:table-cell table:style-name="Table53.Cell33"><text:p text:style-name="P3920"/></table:table-cell><table:table-cell table:style-name="Table53.Cell34"><text:p text:style-name="P2783"><text:span text:style-name="CharStyle7">9.</text:span></text:p></table:table-cell><table:table-cell table:style-name="Table53.Cell35"><text:p text:style-name="P2896"><text:span text:style-name="CharStyle7">Taman Dahlia</text:span></text:p></table:table-cell><table:table-cell table:style-name="Table53.Cell36"><text:p text:style-name="P3009"><text:span text:style-name="CharStyle7">2,706</text:span></text:p></table:table-cell></table:table-row><table:table-row table:style-name="Table53.R10"><table:table-cell table:style-name="Table53.Cell37"><text:p text:style-name="P3920"/></table:table-cell><table:table-cell table:style-name="Table53.Cell38"><text:p text:style-name="P3189"><text:span text:style-name="CharStyle7">10.</text:span></text:p></table:table-cell><table:table-cell table:style-name="Table53.Cell39"><text:p text:style-name="P1555"><text:span text:style-name="CharStyle7">Taman Kobena</text:span></text:p></table:table-cell><table:table-cell table:style-name="Table53.Cell40"><text:p text:style-name="P1659"><text:span text:style-name="CharStyle7">1,357</text:span></text:p></table:table-cell></table:table-row><table:table-row table:style-name="Table53.R11"><table:table-cell table:style-name="Table53.Cell41"><text:p text:style-name="P3920"/></table:table-cell><table:table-cell table:style-name="Table53.Cell42"><text:p text:style-name="P1860"><text:span text:style-name="CharStyle7">11.</text:span></text:p></table:table-cell><table:table-cell table:style-name="Table53.Cell43"><text:p text:style-name="P3738"><text:span text:style-name="CharStyle7">Desa Rahmat</text:span></text:p></table:table-cell><table:table-cell table:style-name="Table53.Cell44"><text:p text:style-name="P2080"><text:span text:style-name="CharStyle7">2,378</text:span></text:p></table:table-cell></table:table-row></table:table></draw:text-box></draw:frame></text:p>
        <text:p text:style-name="P2422"><text:span text:style-name="CharStyle19">63</text:span></text:p>
      </text:section>
      <text:section text:style-name="Sect55" text:name="Section55">
        <text:p text:style-name="P4040"><draw:frame draw:style-name="fr140" svg:x="3.246cm" svg:y="0.004cm" svg:width="10.058cm" fo:min-height="2.778cm" text:anchor-type="paragraph"><draw:text-box><text:h text:outline-level="1" text:style-name="P1887"><text:bookmark-start text:name="bookmark16"/><text:span text:style-name="CharStyle107">(</text:span><text:span text:style-name="CharStyle108">1</text:span><text:span text:style-name="CharStyle107">) (</text:span><text:span text:style-name="CharStyle108">2</text:span><text:span text:style-name="CharStyle107">)</text:span><text:bookmark-end text:name="bookmark16"/></text:h><text:p text:style-name="P1991"><text:span text:style-name="CharStyle15">Bahagian Pilihan Raya<text:tab/>Daerah<text:tab/>Mengundi</text:span></text:p><text:p text:style-name="P1852"><text:span text:style-name="CharStyle74">Negeri<text:line-break/></text:span><text:span text:style-name="CharStyle17">State Constituency</text:span></text:p></draw:text-box></draw:frame><draw:frame draw:style-name="fr141" svg:x="10.291cm" svg:y="2.193cm" svg:width="2.760cm" fo:min-height="0.533cm" text:anchor-type="paragraph"><draw:text-box><text:p text:style-name="P2124"><text:span text:style-name="CharStyle17">Polling District</text:span></text:p></draw:text-box></draw:frame><draw:frame draw:style-name="fr142" svg:x="15.794cm" svg:y="2.193cm" svg:width="3.480cm" fo:min-height="0.533cm" text:anchor-type="paragraph"><draw:text-box><text:p text:style-name="P2205"><text:span text:style-name="CharStyle17">Number of Electors</text:span></text:p></draw:text-box></draw:frame><draw:frame draw:style-name="fr143" svg:x="9.021cm" svg:y="3.293cm" svg:width="3.395cm" fo:min-height="0.533cm" text:anchor-type="paragraph"><draw:text-box><text:p text:style-name="P2282"><text:span text:style-name="CharStyle15">12. Pekan Tampoi</text:span></text:p></draw:text-box></draw:frame><draw:frame draw:style-name="fr144" svg:x="18.300cm" svg:y="3.293cm" svg:width="1.058cm" fo:min-height="0.526cm" text:anchor-type="paragraph"><draw:text-box><text:p text:style-name="P2363"><text:span text:style-name="CharStyle15">3,092</text:span></text:p></draw:text-box></draw:frame><draw:frame draw:style-name="fr145" svg:x="9.021cm" svg:y="4.394cm" svg:width="3.193cm" fo:min-height="0.526cm" text:anchor-type="paragraph"><draw:text-box><text:p text:style-name="P2455"><text:span text:style-name="CharStyle15">13. BukitMewah</text:span></text:p></draw:text-box></draw:frame><draw:frame draw:style-name="fr146" svg:x="18.300cm" svg:y="4.394cm" svg:width="1.058cm" fo:min-height="0.526cm" text:anchor-type="paragraph"><draw:text-box><text:p text:style-name="P2538"><text:span text:style-name="CharStyle15">3,873</text:span></text:p></draw:text-box></draw:frame><draw:frame draw:style-name="fr147" svg:x="9.021cm" svg:y="5.495cm" svg:width="3.311cm" fo:min-height="0.533cm" text:anchor-type="paragraph"><draw:text-box><text:p text:style-name="P2618"><text:span text:style-name="CharStyle15">14. BukitKempas</text:span></text:p></draw:text-box></draw:frame><draw:frame draw:style-name="fr148" svg:x="18.300cm" svg:y="5.495cm" svg:width="1.076cm" fo:min-height="0.524cm" text:anchor-type="paragraph"><draw:text-box><text:p text:style-name="P2697"><text:span text:style-name="CharStyle15">3,656</text:span></text:p></draw:text-box></draw:frame><draw:frame draw:style-name="fr149" svg:x="17.953cm" svg:y="6.595cm" svg:width="1.415cm" fo:min-height="0.526cm" text:anchor-type="paragraph"><draw:text-box><text:p text:style-name="P2777"><text:span text:style-name="CharStyle15">40,170</text:span></text:p></draw:text-box></draw:frame><draw:frame draw:style-name="fr139" svg:x="2.926cm" svg:y="8.830cm" svg:width="16.443cm" fo:min-height="0.002cm" text:anchor-type="paragraph"><draw:text-box><table:table table:style-name="Table54"><table:table-column table:style-name="Table54.C1"/><table:table-column table:style-name="Table54.C2"/><table:table-row table:style-name="Table54.R1"><table:table-cell table:style-name="Table54.Cell1"><text:p text:style-name="P3740"><text:span text:style-name="CharStyle7">Jumlah Bilangan Pemilih dalam Bahagian Pilihan Raya Persekutuan<text:line-break/>P. 161 Pulai:</text:span></text:p><text:p text:style-name="P3402"><text:span text:style-name="CharStyle8">Total Number of Electors in the Federal Constituency of<text:line-break/>P. 161 Pulai:</text:span></text:p></table:table-cell><table:table-cell table:style-name="Table54.Cell2"><text:p text:style-name="P3182"><text:span text:style-name="CharStyle7">95,980</text:span></text:p></table:table-cell></table:table-row></table:table></draw:text-box></draw:frame><draw:frame draw:style-name="fr150" svg:x="10.266cm" svg:y="26.337cm" svg:width="0.466cm" fo:min-height="0.455cm" text:anchor-type="paragraph"><draw:text-box><text:p text:style-name="P3766"><text:span text:style-name="CharStyle38">64</text:span></text:p></draw:text-box></draw:frame></text:p>
        <text:p text:style-name="P1187"/>
        <text:p text:style-name="P1188"/>
        <text:p text:style-name="P1189"/>
        <text:p text:style-name="P1190"/>
        <text:p text:style-name="P1191"/>
        <text:p text:style-name="P1192"/>
        <text:p text:style-name="P1193"/>
        <text:p text:style-name="P1194"/>
        <text:p text:style-name="P1195"/>
        <text:p text:style-name="P1196"/>
        <text:p text:style-name="P1197"/>
        <text:p text:style-name="P1198"/>
        <text:p text:style-name="P1199"/>
        <text:p text:style-name="P1200"/>
        <text:p text:style-name="P1201"/>
        <text:p text:style-name="P1202"/>
        <text:p text:style-name="P1203"/>
        <text:p text:style-name="P1204"/>
        <text:p text:style-name="P1205"/>
        <text:p text:style-name="P1206"/>
        <text:p text:style-name="P1207"/>
        <text:p text:style-name="P1208"/>
        <text:p text:style-name="P1209"/>
        <text:p text:style-name="P1210"/>
        <text:p text:style-name="P1211"/>
        <text:p text:style-name="P1212"/>
        <text:p text:style-name="P1213"/>
        <text:p text:style-name="P1214"/>
        <text:p text:style-name="P1215"/>
        <text:p text:style-name="P1216"/>
        <text:p text:style-name="P1217"/>
        <text:p text:style-name="P1218"/>
        <text:p text:style-name="P1219"/>
        <text:p text:style-name="P1220"/>
        <text:p text:style-name="P1221"/>
        <text:p text:style-name="P1222"/>
        <text:p text:style-name="P1223"/>
        <text:p text:style-name="P1224"/>
        <text:p text:style-name="P1225"/>
      </text:section>
      <text:section text:style-name="Sect56" text:name="Section56">
        <text:p text:style-name="P4041"><draw:frame draw:style-name="fr152" svg:x="4.128cm" svg:y="0.004cm" svg:width="12.734cm" fo:min-height="1.069cm" text:anchor-type="paragraph"><draw:text-box><text:p text:style-name="P1667"><text:span text:style-name="CharStyle53">BAHAGIAN PILIHAN RAYA PERSEKUTUAN: P. 162 GELANG PATAH</text:span></text:p><text:p text:style-name="P2453"><text:span text:style-name="CharStyle55">FEDERAL CONSTITUENCY: P. 162 GELANG PATAH</text:span></text:p></draw:text-box></draw:frame><draw:frame draw:style-name="fr151" svg:x="8.996cm" svg:y="1.702cm" svg:width="10.389cm" fo:min-height="0.002cm" text:anchor-type="paragraph"><draw:text-box><table:table table:style-name="Table55"><table:table-column table:style-name="Table55.C1"/><table:table-column table:style-name="Table55.C2"/><table:table-column table:style-name="Table55.C3"/><table:table-row table:style-name="Table55.R1"><table:table-cell table:style-name="Table55.Cell1"><text:p text:style-name="P3920"/></table:table-cell><table:table-cell table:style-name="Table55.Cell2"><text:p text:style-name="P2068"><text:span text:style-name="CharStyle7">(2)</text:span></text:p></table:table-cell><table:table-cell table:style-name="Table55.Cell3"><text:p text:style-name="P3742"><text:span text:style-name="CharStyle7">(3)</text:span></text:p></table:table-cell></table:table-row><table:table-row table:style-name="Table55.R2"><table:table-cell table:style-name="Table55.Cell4"><text:p text:style-name="P3920"/></table:table-cell><table:table-cell table:style-name="Table55.Cell5"><text:p text:style-name="P2355"><text:span text:style-name="CharStyle7">Daerah Mengundi</text:span></text:p></table:table-cell><table:table-cell table:style-name="Table55.Cell6"><text:p text:style-name="P2474"><text:span text:style-name="CharStyle7">Bilangan Pemilih</text:span></text:p></table:table-cell></table:table-row><table:table-row table:style-name="Table55.R3"><table:table-cell table:style-name="Table55.Cell7"><text:p text:style-name="P3920"/></table:table-cell><table:table-cell table:style-name="Table55.Cell8"><text:p text:style-name="P2659"><text:span text:style-name="CharStyle8">Polling District</text:span></text:p></table:table-cell><table:table-cell table:style-name="Table55.Cell9"><text:p text:style-name="P3744"><text:span text:style-name="CharStyle8">Number of Electors</text:span></text:p></table:table-cell></table:table-row><table:table-row table:style-name="Table55.R4"><table:table-cell table:style-name="Table55.Cell10"><text:p text:style-name="P2883"><text:span text:style-name="CharStyle86">1</text:span><text:span text:style-name="CharStyle85">.</text:span></text:p></table:table-cell><table:table-cell table:style-name="Table55.Cell11"><text:p text:style-name="P2995"><text:span text:style-name="CharStyle7">Jaya Mas</text:span></text:p></table:table-cell><table:table-cell table:style-name="Table55.Cell12"><text:p text:style-name="P3092"><text:span text:style-name="CharStyle7">2,478</text:span></text:p></table:table-cell></table:table-row><table:table-row table:style-name="Table55.R5"><table:table-cell table:style-name="Table55.Cell13"><text:p text:style-name="P3204"><text:span text:style-name="CharStyle7">2.</text:span></text:p></table:table-cell><table:table-cell table:style-name="Table55.Cell14"><text:p text:style-name="P1571"><text:span text:style-name="CharStyle7">Selesa Jaya</text:span></text:p></table:table-cell><table:table-cell table:style-name="Table55.Cell15"><text:p text:style-name="P1665"><text:span text:style-name="CharStyle7">2,935</text:span></text:p></table:table-cell></table:table-row><table:table-row table:style-name="Table55.R6"><table:table-cell table:style-name="Table55.Cell16"><text:p text:style-name="P1790"><text:span text:style-name="CharStyle7">3.</text:span></text:p></table:table-cell><table:table-cell table:style-name="Table55.Cell17"><text:p text:style-name="P1906"><text:span text:style-name="CharStyle7">Sri Sinding</text:span></text:p></table:table-cell><table:table-cell table:style-name="Table55.Cell18"><text:p text:style-name="P2008"><text:span text:style-name="CharStyle7">1,391</text:span></text:p></table:table-cell></table:table-row><table:table-row table:style-name="Table55.R7"><table:table-cell table:style-name="Table55.Cell19"><text:p text:style-name="P3816"><text:span text:style-name="CharStyle7">4.</text:span></text:p></table:table-cell><table:table-cell table:style-name="Table55.Cell20"><text:p text:style-name="P2223"><text:span text:style-name="CharStyle7">Impian Emas</text:span></text:p></table:table-cell><table:table-cell table:style-name="Table55.Cell21"><text:p text:style-name="P2318"><text:span text:style-name="CharStyle7">1,676</text:span></text:p></table:table-cell></table:table-row><table:table-row table:style-name="Table55.R8"><table:table-cell table:style-name="Table55.Cell22"><text:p text:style-name="P2446"><text:span text:style-name="CharStyle7">5.</text:span></text:p></table:table-cell><table:table-cell table:style-name="Table55.Cell23"><text:p text:style-name="P2556"><text:span text:style-name="CharStyle7">Sri Skudai</text:span></text:p></table:table-cell><table:table-cell table:style-name="Table55.Cell24"><text:p text:style-name="P2658"><text:span text:style-name="CharStyle7">4,489</text:span></text:p></table:table-cell></table:table-row><table:table-row table:style-name="Table55.R9"><table:table-cell table:style-name="Table55.Cell25"><text:p text:style-name="P2773"><text:span text:style-name="CharStyle7">6.</text:span></text:p></table:table-cell><table:table-cell table:style-name="Table55.Cell26"><text:p text:style-name="P3746"><text:span text:style-name="CharStyle7">Bandar Skudai Barat</text:span></text:p></table:table-cell><table:table-cell table:style-name="Table55.Cell27"><text:p text:style-name="P3748"><text:span text:style-name="CharStyle7">1,686</text:span></text:p></table:table-cell></table:table-row><table:table-row table:style-name="Table55.R10"><table:table-cell table:style-name="Table55.Cell28"><text:p text:style-name="P3814"><text:span text:style-name="CharStyle7">7.</text:span></text:p></table:table-cell><table:table-cell table:style-name="Table55.Cell29"><text:p text:style-name="P3750"><text:span text:style-name="CharStyle7">Bandar Skudai Tengah</text:span></text:p></table:table-cell><table:table-cell table:style-name="Table55.Cell30"><text:p text:style-name="P3752"><text:span text:style-name="CharStyle7">2,189</text:span></text:p></table:table-cell></table:table-row><table:table-row table:style-name="Table55.R11"><table:table-cell table:style-name="Table55.Cell31"><text:p text:style-name="P1664"><text:span text:style-name="CharStyle86">8</text:span><text:span text:style-name="CharStyle85">.</text:span></text:p></table:table-cell><table:table-cell table:style-name="Table55.Cell32"><text:p text:style-name="P1788"><text:span text:style-name="CharStyle7">Bandar Skudai Timor</text:span></text:p></table:table-cell><table:table-cell table:style-name="Table55.Cell33"><text:p text:style-name="P3754"><text:span text:style-name="CharStyle7">228</text:span></text:p></table:table-cell></table:table-row><table:table-row table:style-name="Table55.R12"><table:table-cell table:style-name="Table55.Cell34"><text:p text:style-name="P2005"><text:span text:style-name="CharStyle7">9.</text:span></text:p></table:table-cell><table:table-cell table:style-name="Table55.Cell35"><text:p text:style-name="P2116"><text:span text:style-name="CharStyle7">Hang Tuah</text:span></text:p></table:table-cell><table:table-cell table:style-name="Table55.Cell36"><text:p text:style-name="P2222"><text:span text:style-name="CharStyle7">5,453</text:span></text:p></table:table-cell></table:table-row><table:table-row table:style-name="Table55.R13"><table:table-cell table:style-name="Table55.Cell37"><text:p text:style-name="P3756"><text:span text:style-name="CharStyle7">10.</text:span></text:p></table:table-cell><table:table-cell table:style-name="Table55.Cell38"><text:p text:style-name="P2444"><text:span text:style-name="CharStyle7">Laksamana TUTA</text:span></text:p></table:table-cell><table:table-cell table:style-name="Table55.Cell39"><text:p text:style-name="P3818"><text:span text:style-name="CharStyle7">3,514</text:span></text:p></table:table-cell></table:table-row><table:table-row table:style-name="Table55.R14"><table:table-cell table:style-name="Table55.Cell40"><text:p text:style-name="P2656"><text:span text:style-name="CharStyle7">11.</text:span></text:p></table:table-cell><table:table-cell table:style-name="Table55.Cell41"><text:p text:style-name="P2771"><text:span text:style-name="CharStyle7">Nakhoda TUTA</text:span></text:p></table:table-cell><table:table-cell table:style-name="Table55.Cell42"><text:p text:style-name="P2881"><text:span text:style-name="CharStyle7">4,852</text:span></text:p></table:table-cell></table:table-row><table:table-row table:style-name="Table55.R15"><table:table-cell table:style-name="Table55.Cell43"><text:p text:style-name="P2991"><text:span text:style-name="CharStyle7">12.</text:span></text:p></table:table-cell><table:table-cell table:style-name="Table55.Cell44"><text:p text:style-name="P3090"><text:span text:style-name="CharStyle7">Flat Perkasa </text:span><text:span text:style-name="T77">'A' </text:span><text:span text:style-name="CharStyle7">TUTA</text:span></text:p></table:table-cell><table:table-cell table:style-name="Table55.Cell45"><text:p text:style-name="P3758"><text:span text:style-name="CharStyle7">3,145</text:span></text:p></table:table-cell></table:table-row><table:table-row table:style-name="Table55.R16"><table:table-cell table:style-name="Table55.Cell46"><text:p text:style-name="P3760"><text:span text:style-name="CharStyle7">13.</text:span></text:p></table:table-cell><table:table-cell table:style-name="Table55.Cell47"><text:p text:style-name="P1663"><text:span text:style-name="CharStyle7">Taman Damai Jaya</text:span></text:p></table:table-cell><table:table-cell table:style-name="Table55.Cell48"><text:p text:style-name="P1783"><text:span text:style-name="CharStyle7">5,042</text:span></text:p></table:table-cell></table:table-row><table:table-row table:style-name="Table55.R17"><table:table-cell table:style-name="Table55.Cell49"><text:p text:style-name="P3763"><text:span text:style-name="CharStyle7">14.</text:span></text:p></table:table-cell><table:table-cell table:style-name="Table55.Cell50"><text:p text:style-name="P2002"><text:span text:style-name="CharStyle7">Desa Skudai</text:span></text:p></table:table-cell><table:table-cell table:style-name="Table55.Cell51"><text:p text:style-name="P2114"><text:span text:style-name="CharStyle7">4,344</text:span></text:p></table:table-cell></table:table-row><table:table-row table:style-name="Table55.R18"><table:table-cell table:style-name="Table55.Cell52"><text:p text:style-name="P2219"><text:span text:style-name="CharStyle7">15.</text:span></text:p></table:table-cell><table:table-cell table:style-name="Table55.Cell53"><text:p text:style-name="P3822"><text:span text:style-name="CharStyle7">Hang Jebat</text:span></text:p></table:table-cell><table:table-cell table:style-name="Table55.Cell54"><text:p text:style-name="P2440"><text:span text:style-name="CharStyle7">6,289</text:span></text:p></table:table-cell></table:table-row><table:table-row table:style-name="Table55.R19"><table:table-cell table:style-name="Table55.Cell55"><text:p text:style-name="P2554"><text:span text:style-name="CharStyle7">16.</text:span></text:p></table:table-cell><table:table-cell table:style-name="Table55.Cell56"><text:p text:style-name="P2655"><text:span text:style-name="CharStyle7">Perwira TUTA</text:span></text:p></table:table-cell><table:table-cell table:style-name="Table55.Cell57"><text:p text:style-name="P2765"><text:span text:style-name="CharStyle7">3,364</text:span></text:p></table:table-cell></table:table-row><table:table-row table:style-name="Table55.R20"><table:table-cell table:style-name="Table55.Cell58"><text:p text:style-name="P3765"><text:span text:style-name="CharStyle7">17.</text:span></text:p></table:table-cell><table:table-cell table:style-name="Table55.Cell59"><text:p text:style-name="P2989"><text:span text:style-name="CharStyle7">Hulubalang TUTA</text:span></text:p></table:table-cell><table:table-cell table:style-name="Table55.Cell60"><text:p text:style-name="P3824"><text:span text:style-name="CharStyle7">3,115</text:span></text:p></table:table-cell></table:table-row><table:table-row table:style-name="Table55.R21"><table:table-cell table:style-name="Table55.Cell61"><text:p text:style-name="P3826"><text:span text:style-name="CharStyle7">18.</text:span></text:p></table:table-cell><table:table-cell table:style-name="Table55.Cell62"><text:p text:style-name="P3828"><text:span text:style-name="CharStyle7">Skudai Utara</text:span></text:p></table:table-cell><table:table-cell table:style-name="Table55.Cell63"><text:p text:style-name="P1653"><text:span text:style-name="CharStyle7">2,442</text:span></text:p></table:table-cell></table:table-row><table:table-row table:style-name="Table55.R22"><table:table-cell table:style-name="Table55.Cell64"><text:p text:style-name="P3277"><text:span text:style-name="CharStyle7">19.</text:span></text:p></table:table-cell><table:table-cell table:style-name="Table55.Cell65"><text:p text:style-name="P3767"><text:span text:style-name="CharStyle7">Flat Perkasa</text:span><text:span text:style-name="T77">'B'</text:span><text:span text:style-name="CharStyle7">TUTA</text:span></text:p></table:table-cell><table:table-cell table:style-name="Table55.Cell66"><text:p text:style-name="P1975"><text:span text:style-name="CharStyle7">3,598</text:span></text:p></table:table-cell></table:table-row></table:table></draw:text-box></draw:frame></text:p>
        <text:p text:style-name="P1227"/>
        <text:p text:style-name="P1228"/>
        <text:p text:style-name="P1229"/>
        <text:p text:style-name="P1230"/>
        <text:p text:style-name="P1231"/>
        <text:p text:style-name="P1232"/>
        <text:p text:style-name="P1233"/>
        <text:p text:style-name="P1234"/>
        <text:p text:style-name="P1235"/>
        <text:p text:style-name="P1236"/>
        <text:p text:style-name="P1237"/>
        <text:p text:style-name="P1238"/>
        <text:p text:style-name="P1239"/>
        <text:p text:style-name="P1240"/>
        <text:p text:style-name="P1241"/>
        <text:p text:style-name="P1242"/>
        <text:p text:style-name="P1243"/>
        <text:p text:style-name="P1244"/>
        <text:p text:style-name="P1245"/>
        <text:p text:style-name="P1246"/>
        <text:p text:style-name="P1247"/>
        <text:p text:style-name="P1248"/>
        <text:p text:style-name="P1249"/>
        <text:p text:style-name="P1250"/>
        <text:p text:style-name="P1251"/>
        <text:p text:style-name="P1252"/>
        <text:p text:style-name="P1253"/>
        <text:p text:style-name="P1254"/>
        <text:p text:style-name="P1255"/>
        <text:p text:style-name="P1256"/>
        <text:p text:style-name="P1257"/>
        <text:p text:style-name="P1258"/>
        <text:p text:style-name="P1259"/>
        <text:p text:style-name="P1260"/>
        <text:p text:style-name="P1261"/>
        <text:p text:style-name="P1262"/>
        <text:p text:style-name="P1263"/>
        <text:p text:style-name="P1264"/>
        <text:p text:style-name="P1265"/>
      </text:section>
      <text:section text:style-name="Sect57" text:name="Section57">
        <text:p text:style-name="P4042"><draw:frame draw:style-name="fr153" svg:x="10.264cm" svg:y="19.704cm" svg:width="0.457cm" fo:min-height="0.437cm" text:anchor-type="paragraph"><draw:text-box><text:p text:style-name="P3403"><text:span text:style-name="CharStyle110">66</text:span></text:p></draw:text-box></draw:frame><draw:frame draw:style-name="fr154" svg:x="17.969cm" svg:y="0.004cm" svg:width="1.379cm" fo:min-height="0.474cm" text:anchor-type="paragraph"><draw:text-box><text:p text:style-name="P2978"><text:span text:style-name="CharStyle112">69,132</text:span></text:p></draw:text-box></draw:frame></text:p>
        <text:p text:style-name="P1267"/>
        <text:p text:style-name="P1268"/>
        <text:p text:style-name="P1269"/>
        <text:p text:style-name="P1270"/>
        <text:p text:style-name="P1271"/>
        <text:p text:style-name="P1272"/>
        <text:p text:style-name="P1273"/>
        <text:p text:style-name="P1274"/>
        <text:p text:style-name="P1275"/>
        <text:p text:style-name="P1276"/>
        <text:p text:style-name="P1277"/>
        <text:p text:style-name="P1278"/>
        <text:p text:style-name="P1279"/>
        <text:p text:style-name="P1280"/>
        <text:p text:style-name="P1281"/>
        <text:p text:style-name="P1282"/>
        <text:p text:style-name="P1283"/>
        <text:p text:style-name="P1284"/>
        <text:p text:style-name="P1285"/>
        <text:p text:style-name="P1286"/>
        <text:p text:style-name="P1287"/>
        <text:p text:style-name="P1288"/>
        <text:p text:style-name="P1289"/>
        <text:p text:style-name="P1290"/>
        <text:p text:style-name="P1291"/>
        <text:p text:style-name="P1292"/>
        <text:p text:style-name="P1293"/>
        <text:p text:style-name="P1294"/>
        <text:p text:style-name="P1295"/>
        <text:p text:style-name="P1296"/>
        <text:p text:style-name="P1297"/>
      </text:section>
      <text:section text:style-name="Sect58" text:name="Section58">
        <text:p text:style-name="P4043"><draw:frame draw:style-name="fr155" svg:x="0.000cm" svg:y="0.000cm" svg:width="16.138cm" fo:min-height="0.002cm" text:anchor-type="paragraph"><draw:text-box><table:table table:style-name="Table56"><table:table-column table:style-name="Table56.C1"/><table:table-column table:style-name="Table56.C2"/><table:table-column table:style-name="Table56.C3"/><table:table-column table:style-name="Table56.C4"/><table:table-row table:style-name="Table56.R1"><table:table-cell table:style-name="Table56.Cell1"><text:p text:style-name="P2593"><text:span text:style-name="CharStyle7">(1)</text:span></text:p></table:table-cell><table:table-cell table:style-name="Table56.Cell17"><text:p text:style-name="P3920"/></table:table-cell><table:table-cell table:style-name="Table56.Cell18"><text:p text:style-name="P3920"/></table:table-cell><table:table-cell table:style-name="Table56.Cell2"><text:p text:style-name="P2482"><text:span text:style-name="CharStyle7">(3)</text:span></text:p></table:table-cell></table:table-row><table:table-row table:style-name="Table56.R2"><table:table-cell table:style-name="Table56.Cell3"><text:p text:style-name="P2361"><text:span text:style-name="CharStyle7">Bahagian Pilihan Raya<text:line-break/>Negeri</text:span></text:p></table:table-cell><table:table-cell table:style-name="Table56.Cell19"><text:p text:style-name="P3920"/></table:table-cell><table:table-cell table:style-name="Table56.Cell20"><text:p text:style-name="P3920"/></table:table-cell><table:table-cell table:style-name="Table56.Cell4"><text:p text:style-name="P2902"><text:span text:style-name="CharStyle7">Bilangan Pemilih</text:span></text:p></table:table-cell></table:table-row><table:table-row table:style-name="Table56.R3"><table:table-cell table:style-name="Table56.Cell5"><text:p text:style-name="P2794"><text:span text:style-name="CharStyle8">State Constituency</text:span></text:p></table:table-cell><table:table-cell table:style-name="Table56.Cell21"><text:p text:style-name="P3920"/></table:table-cell><table:table-cell table:style-name="Table56.Cell22"><text:p text:style-name="P3920"/></table:table-cell><table:table-cell table:style-name="Table56.Cell6"><text:p text:style-name="P1896"><text:span text:style-name="CharStyle8">Number of Electors</text:span></text:p></table:table-cell></table:table-row><table:table-row table:style-name="Table56.R4"><table:table-cell table:style-name="Table56.Cell7"><text:p text:style-name="P3920"/></table:table-cell><table:table-cell table:style-name="Table56.Cell23"><text:p text:style-name="P3920"/></table:table-cell><table:table-cell table:style-name="Table56.Cell24"><text:p text:style-name="P3920"/></table:table-cell><table:table-cell table:style-name="Table56.Cell8"><text:p text:style-name="P2747"><text:span text:style-name="CharStyle7">4,027</text:span></text:p></table:table-cell></table:table-row><table:table-row table:style-name="Table56.R5"><table:table-cell table:style-name="Table56.Cell9"><text:p text:style-name="P3920"/></table:table-cell><table:table-cell table:style-name="Table56.Cell25"><text:p text:style-name="P3920"/></table:table-cell><table:table-cell table:style-name="Table56.Cell26"><text:p text:style-name="P3920"/></table:table-cell><table:table-cell table:style-name="Table56.Cell10"><text:p text:style-name="P3769"><text:span text:style-name="CharStyle7">2,208</text:span></text:p></table:table-cell></table:table-row><table:table-row table:style-name="Table56.R6"><table:table-cell table:style-name="Table56.Cell11"><text:p text:style-name="P3920"/></table:table-cell><table:table-cell table:style-name="Table56.Cell27"><text:p text:style-name="P3920"/></table:table-cell><table:table-cell table:style-name="Table56.Cell28"><text:p text:style-name="P3920"/></table:table-cell><table:table-cell table:style-name="Table56.Cell12"><text:p text:style-name="P3126"><text:span text:style-name="CharStyle7">3,728</text:span></text:p></table:table-cell></table:table-row><table:table-row table:style-name="Table56.R7"><table:table-cell table:style-name="Table56.Cell13"><text:p text:style-name="P3920"/></table:table-cell><table:table-cell table:style-name="Table56.Cell29"><text:p text:style-name="P3920"/></table:table-cell><table:table-cell table:style-name="Table56.Cell30"><text:p text:style-name="P3920"/></table:table-cell><table:table-cell table:style-name="Table56.Cell14"><text:p text:style-name="P1575"><text:span text:style-name="CharStyle7">2,188</text:span></text:p></table:table-cell></table:table-row><table:table-row table:style-name="Table56.R8"><table:table-cell table:style-name="Table56.Cell15"><text:p text:style-name="P3920"/></table:table-cell><table:table-cell table:style-name="Table56.Cell31"><text:p text:style-name="P3920"/></table:table-cell><table:table-cell table:style-name="Table56.Cell32"><text:p text:style-name="P3920"/></table:table-cell><table:table-cell table:style-name="Table56.Cell16"><text:p text:style-name="P1763"><text:span text:style-name="CharStyle7">1,434</text:span></text:p></table:table-cell></table:table-row></table:table><text:p text:style-name="P2072"><text:span text:style-name="CharStyle113">42,949</text:span></text:p></draw:text-box></draw:frame></text:p>
        <text:p text:style-name="P1795"><text:span text:style-name="CharStyle19">67</text:span></text:p>
      </text:section>
      <text:section text:style-name="Sect59" text:name="Section59">
        <text:p text:style-name="P4044"><draw:frame draw:style-name="fr156" svg:x="5.050cm" svg:y="0.004cm" svg:width="10.888cm" fo:min-height="1.069cm" text:anchor-type="paragraph"><draw:text-box><text:p text:style-name="P3771"><text:span text:style-name="CharStyle53">BAHAGIAN PILIHAN RAYA PERSEKUTUAN: P. 163 KULAI</text:span></text:p><text:p text:style-name="P3842"><text:span text:style-name="CharStyle55">FEDERAL CONSTITUENCY: P. 163 KULAI</text:span></text:p></draw:text-box></draw:frame><draw:frame draw:style-name="fr157" svg:x="9.012cm" svg:y="24.807cm" svg:width="0.372cm" fo:min-height="0.526cm" text:anchor-type="paragraph"><draw:text-box><text:p text:style-name="P3774"><text:span text:style-name="CharStyle15">3.</text:span></text:p></draw:text-box></draw:frame><draw:frame draw:style-name="fr158" svg:x="18.309cm" svg:y="24.807cm" svg:width="1.050cm" fo:min-height="0.524cm" text:anchor-type="paragraph"><draw:text-box><text:p text:style-name="P1561"><text:span text:style-name="CharStyle15">1,152</text:span></text:p></draw:text-box></draw:frame><draw:frame draw:style-name="fr159" svg:x="10.266cm" svg:y="26.300cm" svg:width="0.466cm" fo:min-height="0.490cm" text:anchor-type="paragraph"><draw:text-box><text:p text:style-name="P1639"><text:page-number/></text:p></draw:text-box></draw:frame></text:p>
        <text:p text:style-name="P1300"/>
        <text:p text:style-name="P1301"/>
        <text:p text:style-name="P1302"/>
        <text:p text:style-name="P1303"/>
        <text:p text:style-name="P1304"/>
        <text:p text:style-name="P1305"/>
        <text:p text:style-name="P1306"/>
        <text:p text:style-name="P1307"/>
        <text:p text:style-name="P1308"/>
        <text:p text:style-name="P1309"/>
        <text:p text:style-name="P1310"/>
        <text:p text:style-name="P1311"/>
        <text:p text:style-name="P1312"/>
        <text:p text:style-name="P1313"/>
        <text:p text:style-name="P1314"/>
        <text:p text:style-name="P1315"/>
        <text:p text:style-name="P1316"/>
        <text:p text:style-name="P1317"/>
        <text:p text:style-name="P1318"/>
        <text:p text:style-name="P1319"/>
        <text:p text:style-name="P1320"/>
        <text:p text:style-name="P1321"/>
        <text:p text:style-name="P1322"/>
        <text:p text:style-name="P1323"/>
        <text:p text:style-name="P1324"/>
        <text:p text:style-name="P1325"/>
        <text:p text:style-name="P1326"/>
        <text:p text:style-name="P1327"/>
        <text:p text:style-name="P1328"/>
        <text:p text:style-name="P1329"/>
        <text:p text:style-name="P1330"/>
        <text:p text:style-name="P1331"/>
        <text:p text:style-name="P1332"/>
        <text:p text:style-name="P1333"/>
        <text:p text:style-name="P1334"/>
        <text:p text:style-name="P1335"/>
        <text:p text:style-name="P1336"/>
        <text:p text:style-name="P1337"/>
        <text:p text:style-name="P1338"/>
        <text:p text:style-name="P1339"/>
        <text:p text:style-name="P1340"/>
        <text:p text:style-name="P1341"/>
      </text:section>
      <text:section text:style-name="Sect60" text:name="Section60">
        <text:p text:style-name="P4045"><draw:frame draw:style-name="fr161" svg:x="3.247cm" svg:y="0.000cm" svg:width="4.082cm" fo:min-height="2.782cm" text:anchor-type="paragraph"><draw:text-box><text:h text:outline-level="1" text:style-name="P2210"><text:bookmark-start text:name="bookmark17"/><text:span text:style-name="CharStyle52">(1)</text:span><text:bookmark-end text:name="bookmark17"/></text:h><text:p text:style-name="P3776"><text:span text:style-name="CharStyle15">Bahagian Pilihan Raya<text:line-break/>Negeri<text:line-break/></text:span><text:span text:style-name="CharStyle41">State Constituency</text:span></text:p></draw:text-box></draw:frame><draw:frame draw:style-name="fr162" svg:x="2.951cm" svg:y="18.703cm" svg:width="2.226cm" fo:min-height="0.524cm" text:anchor-type="paragraph"><draw:text-box><text:p text:style-name="P2330"><text:span text:style-name="CharStyle15">N. 52 SENAI</text:span></text:p></draw:text-box></draw:frame><draw:frame draw:style-name="fr160" svg:x="8.996cm" svg:y="0.000cm" svg:width="10.389cm" fo:min-height="0.002cm" text:anchor-type="paragraph"><draw:text-box><table:table table:style-name="Table57"><table:table-column table:style-name="Table57.C1"/><table:table-column table:style-name="Table57.C2"/><table:table-column table:style-name="Table57.C3"/><table:table-row table:style-name="Table57.R1"><table:table-cell table:style-name="Table57.Cell1"><text:p text:style-name="P3920"/></table:table-cell><table:table-cell table:style-name="Table57.Cell2"><text:p text:style-name="P3778"><text:span text:style-name="CharStyle7">(2)</text:span></text:p></table:table-cell><table:table-cell table:style-name="Table57.Cell3"><text:p text:style-name="P2782"><text:span text:style-name="CharStyle7">(3)</text:span></text:p></table:table-cell></table:table-row><table:table-row table:style-name="Table57.R2"><table:table-cell table:style-name="Table57.Cell4"><text:p text:style-name="P3920"/></table:table-cell><table:table-cell table:style-name="Table57.Cell5"><text:p text:style-name="P3780"><text:span text:style-name="CharStyle7">Daerah Mengundi</text:span></text:p></table:table-cell><table:table-cell table:style-name="Table57.Cell6"><text:p text:style-name="P3084"><text:span text:style-name="CharStyle7">Bilangan Pemilih</text:span></text:p></table:table-cell></table:table-row><table:table-row table:style-name="Table57.R3"><table:table-cell table:style-name="Table57.Cell7"><text:p text:style-name="P3920"/></table:table-cell><table:table-cell table:style-name="Table57.Cell8"><text:p text:style-name="P1525"><text:span text:style-name="CharStyle8">Polling District</text:span></text:p></table:table-cell><table:table-cell table:style-name="Table57.Cell9"><text:p text:style-name="P1637"><text:span text:style-name="CharStyle8">Number of Electors</text:span></text:p></table:table-cell></table:table-row><table:table-row table:style-name="Table57.R4"><table:table-cell table:style-name="Table57.Cell10"><text:p text:style-name="P1741"><text:span text:style-name="CharStyle7">4.</text:span></text:p></table:table-cell><table:table-cell table:style-name="Table57.Cell11"><text:p text:style-name="P1858"><text:span text:style-name="CharStyle7">Sri Pulai</text:span></text:p></table:table-cell><table:table-cell table:style-name="Table57.Cell12"><text:p text:style-name="P3782"><text:span text:style-name="CharStyle7">3,692</text:span></text:p></table:table-cell></table:table-row><table:table-row table:style-name="Table57.R5"><table:table-cell table:style-name="Table57.Cell13"><text:p text:style-name="P3846"><text:span text:style-name="CharStyle7">5.</text:span></text:p></table:table-cell><table:table-cell table:style-name="Table57.Cell14"><text:p text:style-name="P3785"><text:span text:style-name="CharStyle7">Teratai</text:span></text:p></table:table-cell><table:table-cell table:style-name="Table57.Cell15"><text:p text:style-name="P2285"><text:span text:style-name="CharStyle7">2,250</text:span></text:p></table:table-cell></table:table-row><table:table-row table:style-name="Table57.R6"><table:table-cell table:style-name="Table57.Cell16"><text:p text:style-name="P3788"><text:span text:style-name="CharStyle7">6.</text:span></text:p></table:table-cell><table:table-cell table:style-name="Table57.Cell17"><text:p text:style-name="P2511"><text:span text:style-name="CharStyle7">Kampong Rahmat</text:span></text:p></table:table-cell><table:table-cell table:style-name="Table57.Cell18"><text:p text:style-name="P2622"><text:span text:style-name="CharStyle7">2,043</text:span></text:p></table:table-cell></table:table-row><table:table-row table:style-name="Table57.R7"><table:table-cell table:style-name="Table57.Cell19"><text:p text:style-name="P3848"><text:span text:style-name="CharStyle7">7.</text:span></text:p></table:table-cell><table:table-cell table:style-name="Table57.Cell20"><text:p text:style-name="P3790"><text:span text:style-name="CharStyle7">Bukit Batu</text:span></text:p></table:table-cell><table:table-cell table:style-name="Table57.Cell21"><text:p text:style-name="P3850"><text:span text:style-name="CharStyle7">2,935</text:span></text:p></table:table-cell></table:table-row><table:table-row table:style-name="Table57.R8"><table:table-cell table:style-name="Table57.Cell22"><text:p text:style-name="P3852"><text:span text:style-name="CharStyle86">8</text:span><text:span text:style-name="CharStyle85">.</text:span></text:p></table:table-cell><table:table-cell table:style-name="Table57.Cell23"><text:p text:style-name="P3854"><text:span text:style-name="CharStyle7">Ayer Manis</text:span></text:p></table:table-cell><table:table-cell table:style-name="Table57.Cell24"><text:p text:style-name="P3856"><text:span text:style-name="CharStyle7">897</text:span></text:p></table:table-cell></table:table-row><table:table-row table:style-name="Table57.R9"><table:table-cell table:style-name="Table57.Cell25"><text:p text:style-name="P1635"><text:span text:style-name="CharStyle7">9.</text:span></text:p></table:table-cell><table:table-cell table:style-name="Table57.Cell26"><text:p text:style-name="P1736"><text:span text:style-name="CharStyle7">FELDA Bukit Batu</text:span></text:p></table:table-cell><table:table-cell table:style-name="Table57.Cell27"><text:p text:style-name="P1854"><text:span text:style-name="CharStyle7">1,626</text:span></text:p></table:table-cell></table:table-row><table:table-row table:style-name="Table57.R10"><table:table-cell table:style-name="Table57.Cell28"><text:p text:style-name="P3793"><text:span text:style-name="CharStyle7">10.</text:span></text:p></table:table-cell><table:table-cell table:style-name="Table57.Cell29"><text:p text:style-name="P2078"><text:span text:style-name="CharStyle7">Ayer Bemban</text:span></text:p></table:table-cell><table:table-cell table:style-name="Table57.Cell30"><text:p text:style-name="P2182"><text:span text:style-name="CharStyle7">1,522</text:span></text:p></table:table-cell></table:table-row><table:table-row table:style-name="Table57.R11"><table:table-cell table:style-name="Table57.Cell31"><text:p text:style-name="P2284"><text:span text:style-name="CharStyle7">11.</text:span></text:p></table:table-cell><table:table-cell table:style-name="Table57.Cell32"><text:p text:style-name="P2395"><text:span text:style-name="CharStyle7">Midland Kulai Young</text:span></text:p></table:table-cell><table:table-cell table:style-name="Table57.Cell33"><text:p text:style-name="P2509"><text:span text:style-name="CharStyle7">600</text:span></text:p></table:table-cell></table:table-row><table:table-row table:style-name="Table57.R12"><table:table-cell table:style-name="Table57.Cell34"><text:p text:style-name="P2620"><text:span text:style-name="CharStyle7">12.</text:span></text:p></table:table-cell><table:table-cell table:style-name="Table57.Cell35"><text:p text:style-name="P2727"><text:span text:style-name="CharStyle7">Pekan Kelapa Sawit Barat</text:span></text:p></table:table-cell><table:table-cell table:style-name="Table57.Cell36"><text:p text:style-name="P2844"><text:span text:style-name="CharStyle7">1,726</text:span></text:p></table:table-cell></table:table-row><table:table-row table:style-name="Table57.R13"><table:table-cell table:style-name="Table57.Cell37"><text:p text:style-name="P3860"><text:span text:style-name="CharStyle7">13.</text:span></text:p></table:table-cell><table:table-cell table:style-name="Table57.Cell38"><text:p text:style-name="P3862"><text:span text:style-name="CharStyle7">Pekan Kelapa Sawit Tengah</text:span></text:p></table:table-cell><table:table-cell table:style-name="Table57.Cell39"><text:p text:style-name="P3864"><text:span text:style-name="CharStyle7">2,217</text:span></text:p></table:table-cell></table:table-row><table:table-row table:style-name="Table57.R14"><table:table-cell table:style-name="Table57.Cell40"><text:p text:style-name="P3795"><text:span text:style-name="CharStyle7">14.</text:span></text:p></table:table-cell><table:table-cell table:style-name="Table57.Cell41"><text:p text:style-name="P1631"><text:span text:style-name="CharStyle7">Pekan Kelapa Sawit Timor</text:span></text:p></table:table-cell><table:table-cell table:style-name="Table57.Cell42"><text:p text:style-name="P1732"><text:span text:style-name="CharStyle7">1,639</text:span></text:p></table:table-cell></table:table-row><table:table-row table:style-name="Table57.R15"><table:table-cell table:style-name="Table57.Cell43"><text:p text:style-name="P1851"><text:span text:style-name="CharStyle7">15.</text:span></text:p></table:table-cell><table:table-cell table:style-name="Table57.Cell44"><text:p text:style-name="P3797"><text:span text:style-name="CharStyle7">Kampong Sri Paya</text:span></text:p></table:table-cell><table:table-cell table:style-name="Table57.Cell45"><text:p text:style-name="P2076"><text:span text:style-name="CharStyle7">2,203</text:span></text:p></table:table-cell></table:table-row><table:table-row table:style-name="Table57.R16"><table:table-cell table:style-name="Table57.Cell46"><text:p text:style-name="P3920"/></table:table-cell><table:table-cell table:style-name="Table57.Cell47"><text:p text:style-name="P3920"/></table:table-cell><table:table-cell table:style-name="Table57.Cell48"><text:p text:style-name="P2324"><text:span text:style-name="CharStyle87">26,209</text:span></text:p></table:table-cell></table:table-row><table:table-row table:style-name="Table57.R17"><table:table-cell table:style-name="Table57.Cell49"><text:p text:style-name="P3799"><text:span text:style-name="CharStyle86">1</text:span><text:span text:style-name="CharStyle85">.</text:span></text:p></table:table-cell><table:table-cell table:style-name="Table57.Cell50"><text:p text:style-name="P2561"><text:span text:style-name="CharStyle7">UTM</text:span></text:p></table:table-cell><table:table-cell table:style-name="Table57.Cell51"><text:p text:style-name="P2662"><text:span text:style-name="CharStyle7">547</text:span></text:p></table:table-cell></table:table-row><table:table-row table:style-name="Table57.R18"><table:table-cell table:style-name="Table57.Cell52"><text:p text:style-name="P3801"><text:span text:style-name="CharStyle7">2.</text:span></text:p></table:table-cell><table:table-cell table:style-name="Table57.Cell53"><text:p text:style-name="P2887"><text:span text:style-name="CharStyle7">Saleng</text:span></text:p></table:table-cell><table:table-cell table:style-name="Table57.Cell54"><text:p text:style-name="P3002"><text:span text:style-name="CharStyle7">3,228</text:span></text:p></table:table-cell></table:table-row><table:table-row table:style-name="Table57.R19"><table:table-cell table:style-name="Table57.Cell55"><text:p text:style-name="P3094"><text:span text:style-name="CharStyle7">3.</text:span></text:p></table:table-cell><table:table-cell table:style-name="Table57.Cell56"><text:p text:style-name="P3211"><text:span text:style-name="CharStyle7">Bandar Senai Utara</text:span></text:p></table:table-cell><table:table-cell table:style-name="Table57.Cell57"><text:p text:style-name="P3803"><text:span text:style-name="CharStyle7">2,234</text:span></text:p></table:table-cell></table:table-row><table:table-row table:style-name="Table57.R20"><table:table-cell table:style-name="Table57.Cell58"><text:p text:style-name="P1670"><text:span text:style-name="CharStyle7">4.</text:span></text:p></table:table-cell><table:table-cell table:style-name="Table57.Cell59"><text:p text:style-name="P1794"><text:span text:style-name="CharStyle7">Bandar Senai Tengah</text:span></text:p></table:table-cell><table:table-cell table:style-name="Table57.Cell60"><text:p text:style-name="P3870"><text:span text:style-name="CharStyle7">1,718</text:span></text:p></table:table-cell></table:table-row><table:table-row table:style-name="Table57.R21"><table:table-cell table:style-name="Table57.Cell61"><text:p text:style-name="P3872"><text:span text:style-name="CharStyle7">5.</text:span></text:p></table:table-cell><table:table-cell table:style-name="Table57.Cell62"><text:p text:style-name="P3874"><text:span text:style-name="CharStyle7">Bandar Senai Selatan</text:span></text:p></table:table-cell><table:table-cell table:style-name="Table57.Cell63"><text:p text:style-name="P2226"><text:span text:style-name="CharStyle7">2,708</text:span></text:p></table:table-cell></table:table-row><table:table-row table:style-name="Table57.R22"><table:table-cell table:style-name="Table57.Cell64"><text:p text:style-name="P2322"><text:span text:style-name="CharStyle7">6.</text:span></text:p></table:table-cell><table:table-cell table:style-name="Table57.Cell65"><text:p text:style-name="P3805"><text:span text:style-name="CharStyle7">Taman Muhibbah</text:span></text:p></table:table-cell><table:table-cell table:style-name="Table57.Cell66"><text:p text:style-name="P2559"><text:span text:style-name="CharStyle7">4,038</text:span></text:p></table:table-cell></table:table-row><table:table-row table:style-name="Table57.R23"><table:table-cell table:style-name="Table57.Cell67"><text:p text:style-name="P3920"/></table:table-cell><table:table-cell table:style-name="Table57.Cell68"><text:p text:style-name="P2746"><text:span text:style-name="CharStyle7">69</text:span></text:p></table:table-cell><table:table-cell table:style-name="Table57.Cell69"><text:p text:style-name="P3920"/></table:table-cell></table:table-row></table:table></draw:text-box></draw:frame></text:p>
        <text:p text:style-name="P1343"/>
        <text:p text:style-name="P1344"/>
        <text:p text:style-name="P1345"/>
        <text:p text:style-name="P1346"/>
        <text:p text:style-name="P1347"/>
        <text:p text:style-name="P1348"/>
        <text:p text:style-name="P1349"/>
        <text:p text:style-name="P1350"/>
        <text:p text:style-name="P1351"/>
        <text:p text:style-name="P1352"/>
        <text:p text:style-name="P1353"/>
        <text:p text:style-name="P1354"/>
        <text:p text:style-name="P1355"/>
        <text:p text:style-name="P1356"/>
        <text:p text:style-name="P1357"/>
        <text:p text:style-name="P1358"/>
        <text:p text:style-name="P1359"/>
        <text:p text:style-name="P1360"/>
        <text:p text:style-name="P1361"/>
        <text:p text:style-name="P1362"/>
        <text:p text:style-name="P1363"/>
        <text:p text:style-name="P1364"/>
        <text:p text:style-name="P1365"/>
        <text:p text:style-name="P1366"/>
        <text:p text:style-name="P1367"/>
        <text:p text:style-name="P1368"/>
        <text:p text:style-name="P1369"/>
        <text:p text:style-name="P1370"/>
        <text:p text:style-name="P1371"/>
        <text:p text:style-name="P1372"/>
        <text:p text:style-name="P1373"/>
        <text:p text:style-name="P1374"/>
        <text:p text:style-name="P1375"/>
        <text:p text:style-name="P1376"/>
        <text:p text:style-name="P1377"/>
        <text:p text:style-name="P1378"/>
        <text:p text:style-name="P1379"/>
        <text:p text:style-name="P1380"/>
        <text:p text:style-name="P1381"/>
        <text:p text:style-name="P1382"/>
        <text:p text:style-name="P1383"/>
        <text:p text:style-name="P1384"/>
      </text:section>
      <text:section text:style-name="Sect61" text:name="Section61">
        <text:h text:outline-level="1" text:style-name="P4046"><text:bookmark-start text:name="bookmark18"/><text:span text:style-name="CharStyle29">(1)</text:span><text:bookmark-end text:name="bookmark18"/></text:h>
        <text:p text:style-name="P3124"><draw:frame draw:style-name="fr163" svg:x="8.996cm" svg:y="0.000cm" svg:width="10.389cm" fo:min-height="0.002cm" text:anchor-type="paragraph"><draw:text-box><table:table table:style-name="Table58"><table:table-column table:style-name="Table58.C1"/><table:table-column table:style-name="Table58.C2"/><table:table-column table:style-name="Table58.C3"/><table:table-row table:style-name="Table58.R1"><table:table-cell table:style-name="Table58.Cell1"><text:p text:style-name="P3920"/></table:table-cell><table:table-cell table:style-name="Table58.Cell2"><text:p text:style-name="P1698"><text:span text:style-name="CharStyle7">(2)</text:span></text:p></table:table-cell><table:table-cell table:style-name="Table58.Cell3"><text:p text:style-name="P1820"><text:span text:style-name="CharStyle7">(3)</text:span></text:p></table:table-cell></table:table-row><table:table-row table:style-name="Table58.R2"><table:table-cell table:style-name="Table58.Cell4"><text:p text:style-name="P3920"/></table:table-cell><table:table-cell table:style-name="Table58.Cell5"><text:p text:style-name="P2012"><text:span text:style-name="CharStyle7">Daerah Mengundi</text:span></text:p></table:table-cell><table:table-cell table:style-name="Table58.Cell6"><text:p text:style-name="P2120"><text:span text:style-name="CharStyle7">Bilangan Pemilih</text:span></text:p></table:table-cell></table:table-row><table:table-row table:style-name="Table58.R3"><table:table-cell table:style-name="Table58.Cell7"><text:p text:style-name="P3920"/></table:table-cell><table:table-cell table:style-name="Table58.Cell8"><text:p text:style-name="P2303"><text:span text:style-name="CharStyle8">Polling District</text:span></text:p></table:table-cell><table:table-cell table:style-name="Table58.Cell9"><text:p text:style-name="P2421"><text:span text:style-name="CharStyle8">Number of Electors</text:span></text:p></table:table-cell></table:table-row><table:table-row table:style-name="Table58.R4"><table:table-cell table:style-name="Table58.Cell10"><text:p text:style-name="P2532"><text:span text:style-name="CharStyle7">7.</text:span></text:p></table:table-cell><table:table-cell table:style-name="Table58.Cell11"><text:p text:style-name="P2640"><text:span text:style-name="CharStyle7">Taman Aman</text:span></text:p></table:table-cell><table:table-cell table:style-name="Table58.Cell12"><text:p text:style-name="P2744"><text:span text:style-name="CharStyle7">2,634</text:span></text:p></table:table-cell></table:table-row><table:table-row table:style-name="Table58.R5"><table:table-cell table:style-name="Table58.Cell13"><text:p text:style-name="P2861"><text:span text:style-name="CharStyle7">8.</text:span></text:p></table:table-cell><table:table-cell table:style-name="Table58.Cell14"><text:p text:style-name="P2973"><text:span text:style-name="CharStyle7">Dawani</text:span></text:p></table:table-cell><table:table-cell table:style-name="Table58.Cell15"><text:p text:style-name="P3077"><text:span text:style-name="CharStyle7">1,645</text:span></text:p></table:table-cell></table:table-row><table:table-row table:style-name="Table58.R6"><table:table-cell table:style-name="Table58.Cell16"><text:p text:style-name="P3178"><text:span text:style-name="CharStyle7">9.</text:span></text:p></table:table-cell><table:table-cell table:style-name="Table58.Cell17"><text:p text:style-name="P1544"><text:span text:style-name="CharStyle7">Kota Kulai</text:span></text:p></table:table-cell><table:table-cell table:style-name="Table58.Cell18"><text:p text:style-name="P3878"><text:span text:style-name="CharStyle7">2,431</text:span></text:p></table:table-cell></table:table-row><table:table-row table:style-name="Table58.R7"><table:table-cell table:style-name="Table58.Cell19"><text:p text:style-name="P1761"><text:span text:style-name="CharStyle7">10.</text:span></text:p></table:table-cell><table:table-cell table:style-name="Table58.Cell20"><text:p text:style-name="P1881"><text:span text:style-name="CharStyle7">Taman Putri</text:span></text:p></table:table-cell><table:table-cell table:style-name="Table58.Cell21"><text:p text:style-name="P1987"><text:span text:style-name="CharStyle7">2,431</text:span></text:p></table:table-cell></table:table-row><table:table-row table:style-name="Table58.R8"><table:table-cell table:style-name="Table58.Cell22"><text:p text:style-name="P2099"><text:span text:style-name="CharStyle7">11.</text:span></text:p></table:table-cell><table:table-cell table:style-name="Table58.Cell23"><text:p text:style-name="P2200"><text:span text:style-name="CharStyle7">Taman Permai</text:span></text:p></table:table-cell><table:table-cell table:style-name="Table58.Cell24"><text:p text:style-name="P2301"><text:span text:style-name="CharStyle7">2,477</text:span></text:p></table:table-cell></table:table-row><table:table-row table:style-name="Table58.R9"><table:table-cell table:style-name="Table58.Cell25"><text:p text:style-name="P2418"><text:span text:style-name="CharStyle7">12.</text:span></text:p></table:table-cell><table:table-cell table:style-name="Table58.Cell26"><text:p text:style-name="P3807"><text:span text:style-name="CharStyle7">Bandar Kulai Barat</text:span></text:p></table:table-cell><table:table-cell table:style-name="Table58.Cell27"><text:p text:style-name="P2637"><text:span text:style-name="CharStyle7">4,070</text:span></text:p></table:table-cell></table:table-row><table:table-row table:style-name="Table58.R10"><table:table-cell table:style-name="Table58.Cell28"><text:p text:style-name="P2740"><text:span text:style-name="CharStyle7">13.</text:span></text:p></table:table-cell><table:table-cell table:style-name="Table58.Cell29"><text:p text:style-name="P2858"><text:span text:style-name="CharStyle7">Bandar Kulai Tengah</text:span></text:p></table:table-cell><table:table-cell table:style-name="Table58.Cell30"><text:p text:style-name="P2970"><text:span text:style-name="CharStyle7">1,906</text:span></text:p></table:table-cell></table:table-row><table:table-row table:style-name="Table58.R11"><table:table-cell table:style-name="Table58.Cell31"><text:p text:style-name="P3075"><text:span text:style-name="CharStyle7">14.</text:span></text:p></table:table-cell><table:table-cell table:style-name="Table58.Cell32"><text:p text:style-name="P3176"><text:span text:style-name="CharStyle7">Bandar Kulai Timor</text:span></text:p></table:table-cell><table:table-cell table:style-name="Table58.Cell33"><text:p text:style-name="P1541"><text:span text:style-name="CharStyle7">2,110</text:span></text:p></table:table-cell></table:table-row><table:table-row table:style-name="Table58.R12"><table:table-cell table:style-name="Table58.Cell34"><text:p text:style-name="P1649"><text:span text:style-name="CharStyle7">15.</text:span></text:p></table:table-cell><table:table-cell table:style-name="Table58.Cell35"><text:p text:style-name="P1759"><text:span text:style-name="CharStyle7">Kulai</text:span></text:p></table:table-cell><table:table-cell table:style-name="Table58.Cell36"><text:p text:style-name="P1878"><text:span text:style-name="CharStyle7">5,288</text:span></text:p></table:table-cell></table:table-row><table:table-row table:style-name="Table58.R13"><table:table-cell table:style-name="Table58.Cell37"><text:p text:style-name="P1983"><text:span text:style-name="CharStyle7">16.</text:span></text:p></table:table-cell><table:table-cell table:style-name="Table58.Cell38"><text:p text:style-name="P2098"><text:span text:style-name="CharStyle7">Ladang Kulai Besar</text:span></text:p></table:table-cell><table:table-cell table:style-name="Table58.Cell39"><text:p text:style-name="P2197"><text:span text:style-name="CharStyle7">442</text:span></text:p></table:table-cell></table:table-row><table:table-row table:style-name="Table58.R14"><table:table-cell table:style-name="Table58.Cell40"><text:p text:style-name="P2299"><text:span text:style-name="CharStyle7">17.</text:span></text:p></table:table-cell><table:table-cell table:style-name="Table58.Cell41"><text:p text:style-name="P2415"><text:span text:style-name="CharStyle7">Lengkongan</text:span></text:p></table:table-cell><table:table-cell table:style-name="Table58.Cell42"><text:p text:style-name="P3900"><text:span text:style-name="CharStyle7">1,147</text:span></text:p></table:table-cell></table:table-row><table:table-row table:style-name="Table58.R15"><table:table-cell table:style-name="Table58.Cell43"><text:p text:style-name="P3902"><text:span text:style-name="CharStyle7">18.</text:span></text:p></table:table-cell><table:table-cell table:style-name="Table58.Cell44"><text:p text:style-name="P3809"><text:span text:style-name="CharStyle7">Taman Selatan</text:span></text:p></table:table-cell><table:table-cell table:style-name="Table58.Cell45"><text:p text:style-name="P3811"><text:span text:style-name="CharStyle7">2,969</text:span></text:p></table:table-cell></table:table-row></table:table><text:p text:style-name="P3180"><text:span text:style-name="CharStyle59">44,023</text:span></text:p></draw:text-box></draw:frame><draw:frame draw:style-name="fr164" svg:x="10.266cm" svg:y="25.550cm" fo:min-width="0.457cm" fo:min-height="0.455cm" text:anchor-type="paragraph"><draw:text-box><text:p text:style-name="P3813"><text:span text:style-name="CharStyle38">70</text:span></text:p></draw:text-box></draw:frame><text:span text:style-name="CharStyle7">Bahagian Pilihan Raya<text:line-break/>Negeri<text:line-break/></text:span><text:span text:style-name="CharStyle8">State Constituency</text:span></text:p>
      </text:section>
      <text:section text:style-name="Sect62" text:name="Section62">
        <text:p text:style-name="P4047"><text:span text:style-name="CharStyle10">BAHAGIAN PILIHAN RAYA PERSEKUTUAN: P. 164 PONTIAN</text:span></text:p>
        <text:p text:style-name="P2526"><text:span text:style-name="CharStyle75">FEDERAL CONSTITUENCY: P. 164 PONTIAN</text:span></text:p>
        <text:p text:style-name="P1385"><draw:frame draw:style-name="fr165" svg:x="0.000cm" svg:y="0.000cm" svg:width="16.434cm" fo:min-height="0.002cm" text:anchor-type="paragraph"><draw:text-box><table:table table:style-name="Table59"><table:table-column table:style-name="Table59.C1"/><table:table-column table:style-name="Table59.C2"/><table:table-column table:style-name="Table59.C3"/><table:table-column table:style-name="Table59.C4"/><table:table-row table:style-name="Table59.R1"><table:table-cell table:style-name="Table59.Cell1"><text:p text:style-name="P2300"><text:span text:style-name="CharStyle7">(1)</text:span></text:p></table:table-cell><table:table-cell table:style-name="Table59.Cell45"><text:p text:style-name="P3920"/></table:table-cell><table:table-cell table:style-name="Table59.Cell46"><text:p text:style-name="P3920"/></table:table-cell><table:table-cell table:style-name="Table59.Cell2"><text:p text:style-name="P3815"><text:span text:style-name="CharStyle7">(3)</text:span></text:p></table:table-cell></table:table-row><table:table-row table:style-name="Table59.R2"><table:table-cell table:style-name="Table59.Cell3"><text:p text:style-name="P3029"><text:span text:style-name="CharStyle7">Bahagian Pilihan Raya</text:span></text:p></table:table-cell><table:table-cell table:style-name="Table59.Cell47"><text:p text:style-name="P3920"/></table:table-cell><table:table-cell table:style-name="Table59.Cell48"><text:p text:style-name="P3920"/></table:table-cell><table:table-cell table:style-name="Table59.Cell4"><text:p text:style-name="P3817"><text:span text:style-name="CharStyle7">Bilangan Pemilih</text:span></text:p></table:table-cell></table:table-row><table:table-row table:style-name="Table59.R3"><table:table-cell table:style-name="Table59.Cell5"><text:p text:style-name="P2942"><text:span text:style-name="CharStyle7">Negeri</text:span></text:p></table:table-cell><table:table-cell table:style-name="Table59.Cell49"><text:p text:style-name="P3920"/></table:table-cell><table:table-cell table:style-name="Table59.Cell50"><text:p text:style-name="P3920"/></table:table-cell><table:table-cell table:style-name="Table59.Cell6"><text:p text:style-name="P3920"/></table:table-cell></table:table-row><table:table-row table:style-name="Table59.R4"><table:table-cell table:style-name="Table59.Cell7"><text:p text:style-name="P1984"><text:span text:style-name="CharStyle8">State Constituency</text:span></text:p></table:table-cell><table:table-cell table:style-name="Table59.Cell51"><text:p text:style-name="P3920"/></table:table-cell><table:table-cell table:style-name="Table59.Cell52"><text:p text:style-name="P3920"/></table:table-cell><table:table-cell table:style-name="Table59.Cell8"><text:p text:style-name="P2804"><text:span text:style-name="CharStyle8">Number of Electors</text:span></text:p></table:table-cell></table:table-row><table:table-row table:style-name="Table59.R5"><table:table-cell table:style-name="Table59.Cell9"><text:p text:style-name="P2716"><text:span text:style-name="CharStyle7">N. 53 BENUT</text:span></text:p></table:table-cell><table:table-cell table:style-name="Table59.Cell53"><text:p text:style-name="P3920"/></table:table-cell><table:table-cell table:style-name="Table59.Cell54"><text:p text:style-name="P3920"/></table:table-cell><table:table-cell table:style-name="Table59.Cell10"><text:p text:style-name="P2685"><text:span text:style-name="CharStyle7">1,175</text:span></text:p></table:table-cell></table:table-row><table:table-row table:style-name="Table59.R6"><table:table-cell table:style-name="Table59.Cell11"><text:p text:style-name="P3920"/></table:table-cell><table:table-cell table:style-name="Table59.Cell55"><text:p text:style-name="P3920"/></table:table-cell><table:table-cell table:style-name="Table59.Cell56"><text:p text:style-name="P3920"/></table:table-cell><table:table-cell table:style-name="Table59.Cell12"><text:p text:style-name="P1757"><text:span text:style-name="CharStyle7">1,011</text:span></text:p></table:table-cell></table:table-row><table:table-row table:style-name="Table59.R7"><table:table-cell table:style-name="Table59.Cell13"><text:p text:style-name="P3920"/></table:table-cell><table:table-cell table:style-name="Table59.Cell57"><text:p text:style-name="P3920"/></table:table-cell><table:table-cell table:style-name="Table59.Cell58"><text:p text:style-name="P3920"/></table:table-cell><table:table-cell table:style-name="Table59.Cell14"><text:p text:style-name="P2349"><text:span text:style-name="CharStyle7">794</text:span></text:p></table:table-cell></table:table-row><table:table-row table:style-name="Table59.R8"><table:table-cell table:style-name="Table59.Cell15"><text:p text:style-name="P3920"/></table:table-cell><table:table-cell table:style-name="Table59.Cell59"><text:p text:style-name="P3920"/></table:table-cell><table:table-cell table:style-name="Table59.Cell60"><text:p text:style-name="P3920"/></table:table-cell><table:table-cell table:style-name="Table59.Cell16"><text:p text:style-name="P3819"><text:span text:style-name="CharStyle7">1,266</text:span></text:p></table:table-cell></table:table-row><table:table-row table:style-name="Table59.R9"><table:table-cell table:style-name="Table59.Cell17"><text:p text:style-name="P3920"/></table:table-cell><table:table-cell table:style-name="Table59.Cell61"><text:p text:style-name="P3920"/></table:table-cell><table:table-cell table:style-name="Table59.Cell62"><text:p text:style-name="P3920"/></table:table-cell><table:table-cell table:style-name="Table59.Cell18"><text:p text:style-name="P2736"><text:span text:style-name="CharStyle7">1,609</text:span></text:p></table:table-cell></table:table-row><table:table-row table:style-name="Table59.R10"><table:table-cell table:style-name="Table59.Cell19"><text:p text:style-name="P3920"/></table:table-cell><table:table-cell table:style-name="Table59.Cell63"><text:p text:style-name="P3920"/></table:table-cell><table:table-cell table:style-name="Table59.Cell64"><text:p text:style-name="P3920"/></table:table-cell><table:table-cell table:style-name="Table59.Cell20"><text:p text:style-name="P2941"><text:span text:style-name="CharStyle7">1,660</text:span></text:p></table:table-cell></table:table-row><table:table-row table:style-name="Table59.R11"><table:table-cell table:style-name="Table59.Cell21"><text:p text:style-name="P3920"/></table:table-cell><table:table-cell table:style-name="Table59.Cell65"><text:p text:style-name="P3920"/></table:table-cell><table:table-cell table:style-name="Table59.Cell66"><text:p text:style-name="P3920"/></table:table-cell><table:table-cell table:style-name="Table59.Cell22"><text:p text:style-name="P3113"><text:span text:style-name="CharStyle7">1,371</text:span></text:p></table:table-cell></table:table-row><table:table-row table:style-name="Table59.R12"><table:table-cell table:style-name="Table59.Cell23"><text:p text:style-name="P3920"/></table:table-cell><table:table-cell table:style-name="Table59.Cell67"><text:p text:style-name="P3920"/></table:table-cell><table:table-cell table:style-name="Table59.Cell68"><text:p text:style-name="P3920"/></table:table-cell><table:table-cell table:style-name="Table59.Cell24"><text:p text:style-name="P3761"><text:span text:style-name="CharStyle7">833</text:span></text:p></table:table-cell></table:table-row><table:table-row table:style-name="Table59.R13"><table:table-cell table:style-name="Table59.Cell25"><text:p text:style-name="P3920"/></table:table-cell><table:table-cell table:style-name="Table59.Cell69"><text:p text:style-name="P3920"/></table:table-cell><table:table-cell table:style-name="Table59.Cell70"><text:p text:style-name="P3920"/></table:table-cell><table:table-cell table:style-name="Table59.Cell26"><text:p text:style-name="P1754"><text:span text:style-name="CharStyle7">2,063</text:span></text:p></table:table-cell></table:table-row><table:table-row table:style-name="Table59.R14"><table:table-cell table:style-name="Table59.Cell27"><text:p text:style-name="P3920"/></table:table-cell><table:table-cell table:style-name="Table59.Cell71"><text:p text:style-name="P3920"/></table:table-cell><table:table-cell table:style-name="Table59.Cell72"><text:p text:style-name="P3920"/></table:table-cell><table:table-cell table:style-name="Table59.Cell28"><text:p text:style-name="P3821"><text:span text:style-name="CharStyle7">2,273</text:span></text:p></table:table-cell></table:table-row><table:table-row table:style-name="Table59.R15"><table:table-cell table:style-name="Table59.Cell29"><text:p text:style-name="P3920"/></table:table-cell><table:table-cell table:style-name="Table59.Cell73"><text:p text:style-name="P3920"/></table:table-cell><table:table-cell table:style-name="Table59.Cell74"><text:p text:style-name="P3920"/></table:table-cell><table:table-cell table:style-name="Table59.Cell30"><text:p text:style-name="P2139"><text:span text:style-name="CharStyle7">931</text:span></text:p></table:table-cell></table:table-row><table:table-row table:style-name="Table59.R16"><table:table-cell table:style-name="Table59.Cell31"><text:p text:style-name="P3920"/></table:table-cell><table:table-cell table:style-name="Table59.Cell76"><text:p text:style-name="P3920"/></table:table-cell><table:table-cell table:style-name="Table59.Cell75"><text:p text:style-name="P3920"/></table:table-cell><table:table-cell table:style-name="Table59.Cell32"><text:p text:style-name="P3823"><text:span text:style-name="CharStyle7">1,714</text:span></text:p></table:table-cell></table:table-row><table:table-row table:style-name="Table59.R17"><table:table-cell table:style-name="Table59.Cell33"><text:p text:style-name="P3920"/></table:table-cell><table:table-cell table:style-name="Table59.Cell78"><text:p text:style-name="P3920"/></table:table-cell><table:table-cell table:style-name="Table59.Cell77"><text:p text:style-name="P3920"/></table:table-cell><table:table-cell table:style-name="Table59.Cell34"><text:p text:style-name="P2522"><text:span text:style-name="CharStyle7">613</text:span></text:p></table:table-cell></table:table-row><table:table-row table:style-name="Table59.R18"><table:table-cell table:style-name="Table59.Cell35"><text:p text:style-name="P3920"/></table:table-cell><table:table-cell table:style-name="Table59.Cell80"><text:p text:style-name="P3920"/></table:table-cell><table:table-cell table:style-name="Table59.Cell79"><text:p text:style-name="P3920"/></table:table-cell><table:table-cell table:style-name="Table59.Cell36"><text:p text:style-name="P2711"><text:span text:style-name="CharStyle7">1,499</text:span></text:p></table:table-cell></table:table-row><table:table-row table:style-name="Table59.R19"><table:table-cell table:style-name="Table59.Cell37"><text:p text:style-name="P3920"/></table:table-cell><table:table-cell table:style-name="Table59.Cell82"><text:p text:style-name="P3920"/></table:table-cell><table:table-cell table:style-name="Table59.Cell81"><text:p text:style-name="P3920"/></table:table-cell><table:table-cell table:style-name="Table59.Cell38"><text:p text:style-name="P2907"><text:span text:style-name="CharStyle7">912</text:span></text:p></table:table-cell></table:table-row><table:table-row table:style-name="Table59.R20"><table:table-cell table:style-name="Table59.Cell39"><text:p text:style-name="P3920"/></table:table-cell><table:table-cell table:style-name="Table59.Cell84"><text:p text:style-name="P3920"/></table:table-cell><table:table-cell table:style-name="Table59.Cell83"><text:p text:style-name="P3920"/></table:table-cell><table:table-cell table:style-name="Table59.Cell40"><text:p text:style-name="P3825"><text:span text:style-name="CharStyle7">19,724</text:span></text:p></table:table-cell></table:table-row><table:table-row table:style-name="Table59.R21"><table:table-cell table:style-name="Table59.Cell41"><text:p text:style-name="P3827"><text:span text:style-name="CharStyle7">N. 54 PULAI SEBATANG</text:span></text:p></table:table-cell><table:table-cell table:style-name="Table59.Cell86"><text:p text:style-name="P3920"/></table:table-cell><table:table-cell table:style-name="Table59.Cell85"><text:p text:style-name="P3920"/></table:table-cell><table:table-cell table:style-name="Table59.Cell42"><text:p text:style-name="P3829"><text:span text:style-name="CharStyle7">846</text:span></text:p></table:table-cell></table:table-row><table:table-row table:style-name="Table59.R22"><table:table-cell table:style-name="Table59.Cell43"><text:p text:style-name="P3920"/></table:table-cell><table:table-cell table:style-name="Table59.Cell88"><text:p text:style-name="P3920"/></table:table-cell><table:table-cell table:style-name="Table59.Cell87"><text:p text:style-name="P3920"/></table:table-cell><table:table-cell table:style-name="Table59.Cell44"><text:p text:style-name="P3831"><text:span text:style-name="CharStyle7">1,067</text:span></text:p></table:table-cell></table:table-row></table:table><text:p text:style-name="P1538"><text:span text:style-name="CharStyle115">71</text:span></text:p></draw:text-box></draw:frame></text:p>
        <text:p text:style-name="P1386"/>
      </text:section>
      <text:section text:style-name="Sect63" text:name="Section63">
        <text:p text:style-name="P4048"><draw:frame draw:style-name="fr168" svg:x="3.247cm" svg:y="0.000cm" svg:width="4.082cm" fo:min-height="2.782cm" text:anchor-type="paragraph"><draw:text-box><text:h text:outline-level="1" text:style-name="P1678"><text:bookmark-start text:name="bookmark19"/><text:span text:style-name="CharStyle52">(1)</text:span><text:bookmark-end text:name="bookmark19"/></text:h><text:p text:style-name="P3833"><text:span text:style-name="CharStyle15">Bahagian Pilihan Raya<text:line-break/>Negeri<text:line-break/></text:span><text:span text:style-name="CharStyle41">State Constituency</text:span></text:p></draw:text-box></draw:frame><draw:frame draw:style-name="fr167" svg:x="8.996cm" svg:y="0.000cm" svg:width="10.389cm" fo:min-height="0.002cm" text:anchor-type="paragraph"><draw:text-box><table:table table:style-name="Table60"><table:table-column table:style-name="Table60.C1"/><table:table-column table:style-name="Table60.C2"/><table:table-column table:style-name="Table60.C3"/><table:table-row table:style-name="Table60.R1"><table:table-cell table:style-name="Table60.Cell23"><text:p text:style-name="P3920"/></table:table-cell><table:table-cell table:style-name="Table60.Cell24"><text:p text:style-name="P3920"/></table:table-cell><table:table-cell table:style-name="Table60.Cell1"><text:p text:style-name="P2087"><text:span text:style-name="CharStyle7">(3)</text:span></text:p></table:table-cell></table:table-row><table:table-row table:style-name="Table60.R2"><table:table-cell table:style-name="Table60.Cell25"><text:p text:style-name="P3920"/></table:table-cell><table:table-cell table:style-name="Table60.Cell26"><text:p text:style-name="P3920"/></table:table-cell><table:table-cell table:style-name="Table60.Cell2"><text:p text:style-name="P2191"><text:span text:style-name="CharStyle7">Bilangan Pemilih</text:span></text:p></table:table-cell></table:table-row><table:table-row table:style-name="Table60.R3"><table:table-cell table:style-name="Table60.Cell27"><text:p text:style-name="P3920"/></table:table-cell><table:table-cell table:style-name="Table60.Cell28"><text:p text:style-name="P3920"/></table:table-cell><table:table-cell table:style-name="Table60.Cell3"><text:p text:style-name="P2294"><text:span text:style-name="CharStyle8">Number of Electors</text:span></text:p></table:table-cell></table:table-row><table:table-row table:style-name="Table60.R4"><table:table-cell table:style-name="Table60.Cell29"><text:p text:style-name="P3920"/></table:table-cell><table:table-cell table:style-name="Table60.Cell30"><text:p text:style-name="P3920"/></table:table-cell><table:table-cell table:style-name="Table60.Cell4"><text:p text:style-name="P2405"><text:span text:style-name="CharStyle7">426</text:span></text:p></table:table-cell></table:table-row><table:table-row table:style-name="Table60.R5"><table:table-cell table:style-name="Table60.Cell31"><text:p text:style-name="P3920"/></table:table-cell><table:table-cell table:style-name="Table60.Cell32"><text:p text:style-name="P3920"/></table:table-cell><table:table-cell table:style-name="Table60.Cell5"><text:p text:style-name="P3394"><text:span text:style-name="CharStyle7">667</text:span></text:p></table:table-cell></table:table-row><table:table-row table:style-name="Table60.R6"><table:table-cell table:style-name="Table60.Cell33"><text:p text:style-name="P3920"/></table:table-cell><table:table-cell table:style-name="Table60.Cell34"><text:p text:style-name="P3920"/></table:table-cell><table:table-cell table:style-name="Table60.Cell6"><text:p text:style-name="P2628"><text:span text:style-name="CharStyle7">1,987</text:span></text:p></table:table-cell></table:table-row><table:table-row table:style-name="Table60.R7"><table:table-cell table:style-name="Table60.Cell35"><text:p text:style-name="P3920"/></table:table-cell><table:table-cell table:style-name="Table60.Cell36"><text:p text:style-name="P3920"/></table:table-cell><table:table-cell table:style-name="Table60.Cell7"><text:p text:style-name="P3835"><text:span text:style-name="CharStyle7">309</text:span></text:p></table:table-cell></table:table-row><table:table-row table:style-name="Table60.R8"><table:table-cell table:style-name="Table60.Cell37"><text:p text:style-name="P3920"/></table:table-cell><table:table-cell table:style-name="Table60.Cell38"><text:p text:style-name="P3920"/></table:table-cell><table:table-cell table:style-name="Table60.Cell8"><text:p text:style-name="P2850"><text:span text:style-name="CharStyle7">805</text:span></text:p></table:table-cell></table:table-row><table:table-row table:style-name="Table60.R9"><table:table-cell table:style-name="Table60.Cell39"><text:p text:style-name="P3920"/></table:table-cell><table:table-cell table:style-name="Table60.Cell40"><text:p text:style-name="P3920"/></table:table-cell><table:table-cell table:style-name="Table60.Cell9"><text:p text:style-name="P2959"><text:span text:style-name="CharStyle7">2,117</text:span></text:p></table:table-cell></table:table-row><table:table-row table:style-name="Table60.R10"><table:table-cell table:style-name="Table60.Cell41"><text:p text:style-name="P3920"/></table:table-cell><table:table-cell table:style-name="Table60.Cell42"><text:p text:style-name="P3920"/></table:table-cell><table:table-cell table:style-name="Table60.Cell10"><text:p text:style-name="P3837"><text:span text:style-name="CharStyle7">565</text:span></text:p></table:table-cell></table:table-row><table:table-row table:style-name="Table60.R11"><table:table-cell table:style-name="Table60.Cell43"><text:p text:style-name="P3920"/></table:table-cell><table:table-cell table:style-name="Table60.Cell44"><text:p text:style-name="P3920"/></table:table-cell><table:table-cell table:style-name="Table60.Cell11"><text:p text:style-name="P3163"><text:span text:style-name="CharStyle7">2,407</text:span></text:p></table:table-cell></table:table-row><table:table-row table:style-name="Table60.R12"><table:table-cell table:style-name="Table60.Cell45"><text:p text:style-name="P3920"/></table:table-cell><table:table-cell table:style-name="Table60.Cell46"><text:p text:style-name="P3920"/></table:table-cell><table:table-cell table:style-name="Table60.Cell12"><text:p text:style-name="P1530"><text:span text:style-name="CharStyle7">560</text:span></text:p></table:table-cell></table:table-row><table:table-row table:style-name="Table60.R13"><table:table-cell table:style-name="Table60.Cell47"><text:p text:style-name="P3920"/></table:table-cell><table:table-cell table:style-name="Table60.Cell48"><text:p text:style-name="P3920"/></table:table-cell><table:table-cell table:style-name="Table60.Cell13"><text:p text:style-name="P1640"><text:span text:style-name="CharStyle7">2,196</text:span></text:p></table:table-cell></table:table-row><table:table-row table:style-name="Table60.R14"><table:table-cell table:style-name="Table60.Cell49"><text:p text:style-name="P3920"/></table:table-cell><table:table-cell table:style-name="Table60.Cell50"><text:p text:style-name="P3920"/></table:table-cell><table:table-cell table:style-name="Table60.Cell14"><text:p text:style-name="P1748"><text:span text:style-name="CharStyle7">1,765</text:span></text:p></table:table-cell></table:table-row><table:table-row table:style-name="Table60.R15"><table:table-cell table:style-name="Table60.Cell51"><text:p text:style-name="P3920"/></table:table-cell><table:table-cell table:style-name="Table60.Cell52"><text:p text:style-name="P3920"/></table:table-cell><table:table-cell table:style-name="Table60.Cell15"><text:p text:style-name="P1865"><text:span text:style-name="CharStyle7">3,484</text:span></text:p></table:table-cell></table:table-row><table:table-row table:style-name="Table60.R16"><table:table-cell table:style-name="Table60.Cell53"><text:p text:style-name="P3920"/></table:table-cell><table:table-cell table:style-name="Table60.Cell54"><text:p text:style-name="P3920"/></table:table-cell><table:table-cell table:style-name="Table60.Cell16"><text:p text:style-name="P1973"><text:span text:style-name="CharStyle7">351</text:span></text:p></table:table-cell></table:table-row><table:table-row table:style-name="Table60.R17"><table:table-cell table:style-name="Table60.Cell55"><text:p text:style-name="P3920"/></table:table-cell><table:table-cell table:style-name="Table60.Cell56"><text:p text:style-name="P3920"/></table:table-cell><table:table-cell table:style-name="Table60.Cell17"><text:p text:style-name="P3839"><text:span text:style-name="CharStyle7">847</text:span></text:p></table:table-cell></table:table-row><table:table-row table:style-name="Table60.R18"><table:table-cell table:style-name="Table60.Cell57"><text:p text:style-name="P3920"/></table:table-cell><table:table-cell table:style-name="Table60.Cell58"><text:p text:style-name="P3920"/></table:table-cell><table:table-cell table:style-name="Table60.Cell18"><text:p text:style-name="P2187"><text:span text:style-name="CharStyle7">2,134</text:span></text:p></table:table-cell></table:table-row><table:table-row table:style-name="Table60.R19"><table:table-cell table:style-name="Table60.Cell59"><text:p text:style-name="P3920"/></table:table-cell><table:table-cell table:style-name="Table60.Cell60"><text:p text:style-name="P3920"/></table:table-cell><table:table-cell table:style-name="Table60.Cell19"><text:p text:style-name="P2293"><text:span text:style-name="CharStyle7">2,334</text:span></text:p></table:table-cell></table:table-row><table:table-row table:style-name="Table60.R20"><table:table-cell table:style-name="Table60.Cell61"><text:p text:style-name="P3920"/></table:table-cell><table:table-cell table:style-name="Table60.Cell62"><text:p text:style-name="P3920"/></table:table-cell><table:table-cell table:style-name="Table60.Cell20"><text:p text:style-name="P2402"><text:span text:style-name="CharStyle7">1,992</text:span></text:p></table:table-cell></table:table-row><table:table-row table:style-name="Table60.R21"><table:table-cell table:style-name="Table60.Cell63"><text:p text:style-name="P3920"/></table:table-cell><table:table-cell table:style-name="Table60.Cell64"><text:p text:style-name="P3920"/></table:table-cell><table:table-cell table:style-name="Table60.Cell21"><text:p text:style-name="P3841"><text:span text:style-name="CharStyle7">3,433</text:span></text:p></table:table-cell></table:table-row><table:table-row table:style-name="Table60.R22"><table:table-cell table:style-name="Table60.Cell65"><text:p text:style-name="P3920"/></table:table-cell><table:table-cell table:style-name="Table60.Cell66"><text:p text:style-name="P3920"/></table:table-cell><table:table-cell table:style-name="Table60.Cell22"><text:p text:style-name="P2626"><text:span text:style-name="CharStyle7">2,644</text:span></text:p></table:table-cell></table:table-row></table:table><text:p text:style-name="P1898"><text:span text:style-name="CharStyle59">32,936</text:span></text:p></draw:text-box></draw:frame></text:p>
        <text:p text:style-name="P1389"/>
        <text:p text:style-name="P1390"/>
        <text:p text:style-name="P1391"/>
        <text:p text:style-name="P1392"/>
        <text:p text:style-name="P1393"/>
        <text:p text:style-name="P1394"/>
        <text:p text:style-name="P1395"/>
        <text:p text:style-name="P1396"/>
        <text:p text:style-name="P1397"/>
        <text:p text:style-name="P1398"/>
        <text:p text:style-name="P1399"/>
        <text:p text:style-name="P1400"/>
        <text:p text:style-name="P1401"/>
        <text:p text:style-name="P1402"/>
        <text:p text:style-name="P1403"/>
        <text:p text:style-name="P1404"/>
        <text:p text:style-name="P1405"/>
        <text:p text:style-name="P1406"/>
        <text:p text:style-name="P1407"/>
        <text:p text:style-name="P1408"/>
        <text:p text:style-name="P1409"/>
        <text:p text:style-name="P1410"/>
        <text:p text:style-name="P1411"/>
        <text:p text:style-name="P1412"/>
        <text:p text:style-name="P1413"/>
        <text:p text:style-name="P1414"/>
        <text:p text:style-name="P1415"/>
        <text:p text:style-name="P1416"/>
        <text:p text:style-name="P1417"/>
        <text:p text:style-name="P1418"/>
        <text:p text:style-name="P1419"/>
        <text:p text:style-name="P1420"/>
        <text:p text:style-name="P1421"/>
        <text:p text:style-name="P1422"/>
        <text:p text:style-name="P1423"/>
        <text:p text:style-name="P1424"/>
        <text:p text:style-name="P1425"/>
        <text:p text:style-name="P1426"/>
      </text:section>
      <text:section text:style-name="Sect64" text:name="Section64">
        <text:p text:style-name="P4049"><draw:frame draw:style-name="fr169" svg:x="3.246cm" svg:y="0.004cm" svg:width="10.058cm" fo:min-height="2.778cm" text:anchor-type="paragraph"><draw:text-box><text:h text:outline-level="1" text:style-name="P3772"><text:bookmark-start text:name="bookmark20"/><text:span text:style-name="CharStyle117">(</text:span><text:span text:style-name="CharStyle118">1</text:span><text:span text:style-name="CharStyle117">) (</text:span><text:span text:style-name="CharStyle118">2</text:span><text:span text:style-name="CharStyle117">)</text:span><text:bookmark-end text:name="bookmark20"/></text:h><text:p text:style-name="P3191"><text:span text:style-name="CharStyle15">Bahagian Pilihan Raya<text:tab/>Daerah<text:tab/>Mengundi</text:span></text:p><text:p text:style-name="P3068"><text:span text:style-name="CharStyle74">Negeri<text:line-break/></text:span><text:span text:style-name="CharStyle17">State Constituency</text:span></text:p></draw:text-box></draw:frame><draw:frame draw:style-name="fr170" svg:x="15.972cm" svg:y="0.000cm" svg:width="3.133cm" fo:min-height="1.228cm" text:anchor-type="paragraph"><draw:text-box><text:h text:outline-level="1" text:style-name="P1618"><text:bookmark-start text:name="bookmark21"/><text:span text:style-name="CharStyle52">(3)</text:span><text:bookmark-end text:name="bookmark21"/></text:h><text:p text:style-name="P3843"><text:span text:style-name="CharStyle15">Bilangan Pemilih</text:span></text:p></draw:text-box></draw:frame><draw:frame draw:style-name="fr171" svg:x="10.291cm" svg:y="2.193cm" svg:width="2.760cm" fo:min-height="0.533cm" text:anchor-type="paragraph"><draw:text-box><text:p text:style-name="P1746"><text:span text:style-name="CharStyle17">Polling District</text:span></text:p></draw:text-box></draw:frame><draw:frame draw:style-name="fr172" svg:x="15.794cm" svg:y="2.193cm" svg:width="3.480cm" fo:min-height="0.533cm" text:anchor-type="paragraph"><draw:text-box><text:p text:style-name="P1832"><text:span text:style-name="CharStyle17">Number of Electors</text:span></text:p></draw:text-box></draw:frame><draw:frame draw:style-name="fr173" svg:x="2.925cm" svg:y="3.179cm" svg:width="12.210cm" fo:min-height="2.378cm" text:anchor-type="paragraph"><draw:text-box><text:p text:style-name="P1953"><text:span text:style-name="CharStyle15">Jumlah Bilangan Pemilih dalam Bahagian Pilihan Raya Persekutuan<text:line-break/>P. 164 Pontian:</text:span></text:p><text:p text:style-name="P1585"><text:span text:style-name="CharStyle17">Total Number of Electors in the Federal Constituency of<text:line-break/>P. 164 Pontian:</text:span></text:p></draw:text-box></draw:frame><draw:frame draw:style-name="fr174" svg:x="17.978cm" svg:y="3.293cm" svg:width="1.388cm" fo:min-height="0.526cm" text:anchor-type="paragraph"><draw:text-box><text:p text:style-name="P2084"><text:span text:style-name="CharStyle64">52,660</text:span></text:p></draw:text-box></draw:frame><draw:frame draw:style-name="fr175" svg:x="10.266cm" svg:y="26.337cm" svg:width="0.448cm" fo:min-height="0.455cm" text:anchor-type="paragraph"><draw:text-box><text:p text:style-name="P2164"><text:span text:style-name="CharStyle38">73</text:span></text:p></draw:text-box></draw:frame></text:p>
        <text:p text:style-name="P1428"/>
        <text:p text:style-name="P1429"/>
        <text:p text:style-name="P1430"/>
        <text:p text:style-name="P1431"/>
        <text:p text:style-name="P1432"/>
        <text:p text:style-name="P1433"/>
        <text:p text:style-name="P1434"/>
        <text:p text:style-name="P1435"/>
        <text:p text:style-name="P1436"/>
        <text:p text:style-name="P1437"/>
        <text:p text:style-name="P1438"/>
        <text:p text:style-name="P1439"/>
        <text:p text:style-name="P1440"/>
        <text:p text:style-name="P1441"/>
        <text:p text:style-name="P1442"/>
        <text:p text:style-name="P1443"/>
        <text:p text:style-name="P1444"/>
        <text:p text:style-name="P1445"/>
        <text:p text:style-name="P1446"/>
        <text:p text:style-name="P1447"/>
        <text:p text:style-name="P1448"/>
        <text:p text:style-name="P1449"/>
        <text:p text:style-name="P1450"/>
        <text:p text:style-name="P1451"/>
        <text:p text:style-name="P1452"/>
        <text:p text:style-name="P1453"/>
        <text:p text:style-name="P1454"/>
        <text:p text:style-name="P1455"/>
        <text:p text:style-name="P1456"/>
        <text:p text:style-name="P1457"/>
        <text:p text:style-name="P1458"/>
        <text:p text:style-name="P1459"/>
        <text:p text:style-name="P1460"/>
        <text:p text:style-name="P1461"/>
        <text:p text:style-name="P1462"/>
        <text:p text:style-name="P1463"/>
        <text:p text:style-name="P1464"/>
        <text:p text:style-name="P1465"/>
        <text:p text:style-name="P1466"/>
        <text:p text:style-name="P1467"/>
        <text:p text:style-name="P1468"/>
        <text:p text:style-name="P1469"/>
      </text:section>
      <text:section text:style-name="Sect65" text:name="Section65">
        <text:p text:style-name="P4050"><draw:frame draw:style-name="fr176" svg:x="0.000cm" svg:y="0.000cm" svg:width="16.434cm" fo:min-height="0.002cm" text:anchor-type="paragraph"><draw:text-box><table:table table:style-name="Table61"><table:table-column table:style-name="Table61.C1"/><table:table-column table:style-name="Table61.C2"/><table:table-column table:style-name="Table61.C3"/><table:table-column table:style-name="Table61.C4"/><table:table-row table:style-name="Table61.R1"><table:table-cell table:style-name="Table61.Cell1"><text:p text:style-name="P2741"><text:span text:style-name="CharStyle7">(1)</text:span></text:p></table:table-cell><table:table-cell table:style-name="Table61.Cell2"><text:p text:style-name="P3920"/></table:table-cell><table:table-cell table:style-name="Table61.Cell3"><text:p text:style-name="P1554"><text:span text:style-name="CharStyle7">(2)</text:span></text:p></table:table-cell><table:table-cell table:style-name="Table61.Cell4"><text:p text:style-name="P1658"><text:span text:style-name="CharStyle7">(3)</text:span></text:p></table:table-cell></table:table-row><table:table-row table:style-name="Table61.R2"><table:table-cell table:style-name="Table61.Cell5"><text:p text:style-name="P3845"><text:span text:style-name="CharStyle7">Bahagian Pilihan Raya</text:span></text:p></table:table-cell><table:table-cell table:style-name="Table61.Cell6"><text:p text:style-name="P3920"/></table:table-cell><table:table-cell table:style-name="Table61.Cell7"><text:p text:style-name="P3783"><text:span text:style-name="CharStyle7">Daerah Mengundi</text:span></text:p></table:table-cell><table:table-cell table:style-name="Table61.Cell8"><text:p text:style-name="P3847"><text:span text:style-name="CharStyle7">Bilangan Pemilih</text:span></text:p></table:table-cell></table:table-row><table:table-row table:style-name="Table61.R3"><table:table-cell table:style-name="Table61.Cell9"><text:p text:style-name="P3786"><text:span text:style-name="CharStyle7">Negeri</text:span></text:p></table:table-cell><table:table-cell table:style-name="Table61.Cell10"><text:p text:style-name="P3920"/></table:table-cell><table:table-cell table:style-name="Table61.Cell11"><text:p text:style-name="P3920"/></table:table-cell><table:table-cell table:style-name="Table61.Cell12"><text:p text:style-name="P3920"/></table:table-cell></table:table-row><table:table-row table:style-name="Table61.R4"><table:table-cell table:style-name="Table61.Cell13"><text:p text:style-name="P2542"><text:span text:style-name="CharStyle8">State Constituency</text:span></text:p></table:table-cell><table:table-cell table:style-name="Table61.Cell14"><text:p text:style-name="P3920"/></table:table-cell><table:table-cell table:style-name="Table61.Cell15"><text:p text:style-name="P3849"><text:span text:style-name="CharStyle8">Polling District</text:span></text:p></table:table-cell><table:table-cell table:style-name="Table61.Cell16"><text:p text:style-name="P3791"><text:span text:style-name="CharStyle8">Number of Electors</text:span></text:p></table:table-cell></table:table-row><table:table-row table:style-name="Table61.R5"><table:table-cell table:style-name="Table61.Cell17"><text:p text:style-name="P3851"><text:span text:style-name="CharStyle7">N. 55 PEKAN NANAS</text:span></text:p></table:table-cell><table:table-cell table:style-name="Table61.Cell18"><text:p text:style-name="P3853"><text:span text:style-name="CharStyle7">1.</text:span></text:p></table:table-cell><table:table-cell table:style-name="Table61.Cell19"><text:p text:style-name="P3855"><text:span text:style-name="CharStyle7">Parit Kudus</text:span></text:p></table:table-cell><table:table-cell table:style-name="Table61.Cell20"><text:p text:style-name="P3857"><text:span text:style-name="CharStyle7">1,374</text:span></text:p></table:table-cell></table:table-row><table:table-row table:style-name="Table61.R6"><table:table-cell table:style-name="Table61.Cell21"><text:p text:style-name="P3920"/></table:table-cell><table:table-cell table:style-name="Table61.Cell22"><text:p text:style-name="P3859"><text:span text:style-name="CharStyle7">2.</text:span></text:p></table:table-cell><table:table-cell table:style-name="Table61.Cell23"><text:p text:style-name="P1825"><text:span text:style-name="CharStyle7">Tanjong Ayer Hitam</text:span></text:p></table:table-cell><table:table-cell table:style-name="Table61.Cell24"><text:p text:style-name="P1944"><text:span text:style-name="CharStyle7">944</text:span></text:p></table:table-cell></table:table-row><table:table-row table:style-name="Table61.R7"><table:table-cell table:style-name="Table61.Cell25"><text:p text:style-name="P3920"/></table:table-cell><table:table-cell table:style-name="Table61.Cell26"><text:p text:style-name="P2125"><text:span text:style-name="CharStyle7">3.</text:span></text:p></table:table-cell><table:table-cell table:style-name="Table61.Cell27"><text:p text:style-name="P2231"><text:span text:style-name="CharStyle7">Ladang South Malaya</text:span></text:p></table:table-cell><table:table-cell table:style-name="Table61.Cell28"><text:p text:style-name="P2326"><text:span text:style-name="CharStyle7">1,474</text:span></text:p></table:table-cell></table:table-row><table:table-row table:style-name="Table61.R8"><table:table-cell table:style-name="Table61.Cell29"><text:p text:style-name="P3920"/></table:table-cell><table:table-cell table:style-name="Table61.Cell30"><text:p text:style-name="P2540"><text:span text:style-name="CharStyle7">4.</text:span></text:p></table:table-cell><table:table-cell table:style-name="Table61.Cell31"><text:p text:style-name="P2647"><text:span text:style-name="CharStyle7">Melayu Raya</text:span></text:p></table:table-cell><table:table-cell table:style-name="Table61.Cell32"><text:p text:style-name="P2751"><text:span text:style-name="CharStyle7">1,297</text:span></text:p></table:table-cell></table:table-row><table:table-row table:style-name="Table61.R9"><table:table-cell table:style-name="Table61.Cell33"><text:p text:style-name="P3920"/></table:table-cell><table:table-cell table:style-name="Table61.Cell34"><text:p text:style-name="P3861"><text:span text:style-name="CharStyle7">5.</text:span></text:p></table:table-cell><table:table-cell table:style-name="Table61.Cell35"><text:p text:style-name="P3863"><text:span text:style-name="CharStyle7">Kampong Lubok Sawah</text:span></text:p></table:table-cell><table:table-cell table:style-name="Table61.Cell36"><text:p text:style-name="P3865"><text:span text:style-name="CharStyle7">1,272</text:span></text:p></table:table-cell></table:table-row><table:table-row table:style-name="Table61.R10"><table:table-cell table:style-name="Table61.Cell37"><text:p text:style-name="P3920"/></table:table-cell><table:table-cell table:style-name="Table61.Cell38"><text:p text:style-name="P1612"><text:span text:style-name="CharStyle7">6.</text:span></text:p></table:table-cell><table:table-cell table:style-name="Table61.Cell39"><text:p text:style-name="P1705"><text:span text:style-name="CharStyle7">Tenggayon</text:span></text:p></table:table-cell><table:table-cell table:style-name="Table61.Cell40"><text:p text:style-name="P3867"><text:span text:style-name="CharStyle7">3,178</text:span></text:p></table:table-cell></table:table-row><table:table-row table:style-name="Table61.R11"><table:table-cell table:style-name="Table61.Cell41"><text:p text:style-name="P3920"/></table:table-cell><table:table-cell table:style-name="Table61.Cell42"><text:p text:style-name="P2013"><text:span text:style-name="CharStyle7">7.</text:span></text:p></table:table-cell><table:table-cell table:style-name="Table61.Cell43"><text:p text:style-name="P2123"><text:span text:style-name="CharStyle7">Pengkalan Raja Pontian</text:span></text:p></table:table-cell><table:table-cell table:style-name="Table61.Cell44"><text:p text:style-name="P2227"><text:span text:style-name="CharStyle7">1,856</text:span></text:p></table:table-cell></table:table-row><table:table-row table:style-name="Table61.R12"><table:table-cell table:style-name="Table61.Cell45"><text:p text:style-name="P3920"/></table:table-cell><table:table-cell table:style-name="Table61.Cell46"><text:p text:style-name="P2427"><text:span text:style-name="CharStyle7">8.</text:span></text:p></table:table-cell><table:table-cell table:style-name="Table61.Cell47"><text:p text:style-name="P2537"><text:span text:style-name="CharStyle7">Bandar Pekan Nenas Barat</text:span></text:p></table:table-cell><table:table-cell table:style-name="Table61.Cell48"><text:p text:style-name="P2644"><text:span text:style-name="CharStyle7">2,370</text:span></text:p></table:table-cell></table:table-row><table:table-row table:style-name="Table61.R13"><table:table-cell table:style-name="Table61.Cell49"><text:p text:style-name="P3920"/></table:table-cell><table:table-cell table:style-name="Table61.Cell50"><text:p text:style-name="P3869"><text:span text:style-name="CharStyle7">9.</text:span></text:p></table:table-cell><table:table-cell table:style-name="Table61.Cell51"><text:p text:style-name="P2950"><text:span text:style-name="CharStyle7">Bandar Pekan Nenas Timor</text:span></text:p></table:table-cell><table:table-cell table:style-name="Table61.Cell52"><text:p text:style-name="P3060"><text:span text:style-name="CharStyle7">2,871</text:span></text:p></table:table-cell></table:table-row><table:table-row table:style-name="Table61.R14"><table:table-cell table:style-name="Table61.Cell53"><text:p text:style-name="P3920"/></table:table-cell><table:table-cell table:style-name="Table61.Cell54"><text:p text:style-name="P3245"><text:span text:style-name="CharStyle7">10.</text:span></text:p></table:table-cell><table:table-cell table:style-name="Table61.Cell55"><text:p text:style-name="P1610"><text:span text:style-name="CharStyle7">Bandar Pekan Nenas Tengah</text:span></text:p></table:table-cell><table:table-cell table:style-name="Table61.Cell56"><text:p text:style-name="P1701"><text:span text:style-name="CharStyle7">3,681</text:span></text:p></table:table-cell></table:table-row><table:table-row table:style-name="Table61.R15"><table:table-cell table:style-name="Table61.Cell57"><text:p text:style-name="P3920"/></table:table-cell><table:table-cell table:style-name="Table61.Cell58"><text:p text:style-name="P3871"><text:span text:style-name="CharStyle7">11.</text:span></text:p></table:table-cell><table:table-cell table:style-name="Table61.Cell59"><text:p text:style-name="P3873"><text:span text:style-name="CharStyle7">Bandar Pekan Nenas Selatan</text:span></text:p></table:table-cell><table:table-cell table:style-name="Table61.Cell60"><text:p text:style-name="P3875"><text:span text:style-name="CharStyle7">2,278</text:span></text:p></table:table-cell></table:table-row><table:table-row table:style-name="Table61.R16"><table:table-cell table:style-name="Table61.Cell61"><text:p text:style-name="P3920"/></table:table-cell><table:table-cell table:style-name="Table61.Cell62"><text:p text:style-name="P2305"><text:span text:style-name="CharStyle7">12.</text:span></text:p></table:table-cell><table:table-cell table:style-name="Table61.Cell63"><text:p text:style-name="P2424"><text:span text:style-name="CharStyle7">Ladang Sungai Burong</text:span></text:p></table:table-cell><table:table-cell table:style-name="Table61.Cell64"><text:p text:style-name="P2535"><text:span text:style-name="CharStyle7">2,506</text:span></text:p></table:table-cell></table:table-row><table:table-row table:style-name="Table61.R17"><table:table-cell table:style-name="Table61.Cell65"><text:p text:style-name="P3920"/></table:table-cell><table:table-cell table:style-name="Table61.Cell66"><text:p text:style-name="P3920"/></table:table-cell><table:table-cell table:style-name="Table61.Cell67"><text:p text:style-name="P3920"/></table:table-cell><table:table-cell table:style-name="Table61.Cell68"><text:p text:style-name="P2885"><text:span text:style-name="CharStyle7">25,101</text:span></text:p></table:table-cell></table:table-row><table:table-row table:style-name="Table61.R18"><table:table-cell table:style-name="Table61.Cell69"><text:p text:style-name="P2999"><text:span text:style-name="CharStyle7">N. 56 KUKUP</text:span></text:p></table:table-cell><table:table-cell table:style-name="Table61.Cell70"><text:p text:style-name="P3882"><text:span text:style-name="CharStyle7">1.</text:span></text:p></table:table-cell><table:table-cell table:style-name="Table61.Cell71"><text:p text:style-name="P3208"><text:span text:style-name="CharStyle7">Jalan Rimba Terjun</text:span></text:p></table:table-cell><table:table-cell table:style-name="Table61.Cell72"><text:p text:style-name="P3877"><text:span text:style-name="CharStyle7">1,706</text:span></text:p></table:table-cell></table:table-row><table:table-row table:style-name="Table61.R19"><table:table-cell table:style-name="Table61.Cell73"><text:p text:style-name="P3920"/></table:table-cell><table:table-cell table:style-name="Table61.Cell74"><text:p text:style-name="P1762"><text:span text:style-name="CharStyle7">2.</text:span></text:p></table:table-cell><table:table-cell table:style-name="Table61.Cell75"><text:p text:style-name="P1883"><text:span text:style-name="CharStyle7">Kampong Duku</text:span></text:p></table:table-cell><table:table-cell table:style-name="Table61.Cell76"><text:p text:style-name="P1988"><text:span text:style-name="CharStyle7">4,361</text:span></text:p></table:table-cell></table:table-row><table:table-row table:style-name="Table61.R20"><table:table-cell table:style-name="Table61.Cell77"><text:p text:style-name="P3920"/></table:table-cell><table:table-cell table:style-name="Table61.Cell78"><text:p text:style-name="P2179"><text:span text:style-name="CharStyle7">3.</text:span></text:p></table:table-cell><table:table-cell table:style-name="Table61.Cell79"><text:p text:style-name="P2277"><text:span text:style-name="CharStyle7">Kampong Rimba Terjun</text:span></text:p></table:table-cell><table:table-cell table:style-name="Table61.Cell80"><text:p text:style-name="P2386"><text:span text:style-name="CharStyle7">2,220</text:span></text:p></table:table-cell></table:table-row><table:table-row table:style-name="Table61.R21"><table:table-cell table:style-name="Table61.Cell81"><text:p text:style-name="P3920"/></table:table-cell><table:table-cell table:style-name="Table61.Cell82"><text:p text:style-name="P2590"><text:span text:style-name="CharStyle7">4.</text:span></text:p></table:table-cell><table:table-cell table:style-name="Table61.Cell83"><text:p text:style-name="P2691"><text:span text:style-name="CharStyle7">Parit Hj. Ismail</text:span></text:p></table:table-cell><table:table-cell table:style-name="Table61.Cell84"><text:p text:style-name="P2808"><text:span text:style-name="CharStyle7">1,183</text:span></text:p></table:table-cell></table:table-row><table:table-row table:style-name="Table61.R22"><table:table-cell table:style-name="Table61.Cell85"><text:p text:style-name="P3920"/></table:table-cell><table:table-cell table:style-name="Table61.Cell86"><text:p text:style-name="P2996"><text:span text:style-name="CharStyle7">5.</text:span></text:p></table:table-cell><table:table-cell table:style-name="Table61.Cell87"><text:p text:style-name="P3093"><text:span text:style-name="CharStyle7">Rambah</text:span></text:p></table:table-cell><table:table-cell table:style-name="Table61.Cell88"><text:p text:style-name="P3206"><text:span text:style-name="CharStyle7">1,895</text:span></text:p></table:table-cell></table:table-row></table:table><text:p text:style-name="P2638"><text:span text:style-name="CharStyle83">74</text:span></text:p></draw:text-box></draw:frame></text:p>
        <text:p text:style-name="P1472"/>
      </text:section>
      <text:section text:style-name="Sect66" text:name="Section66">
        <text:p text:style-name="P4051"><draw:frame draw:style-name="fr178" svg:x="10.266cm" svg:y="0.004cm" svg:width="0.448cm" fo:min-height="0.418cm" text:anchor-type="paragraph"><draw:text-box><text:p text:style-name="P1553"><text:span text:style-name="CharStyle38">75</text:span></text:p></draw:text-box></draw:frame></text:p>
        <text:p text:style-name="P1474"/>
      </text:section>
      <text:section text:style-name="Sect67" text:name="Section67">
        <text:p text:style-name="P4052"><text:span text:style-name="CharStyle24">JADUAL KETIGA / </text:span><text:span text:style-name="CharStyle25">THIRD SCHEDULE</text:span></text:p>
        <text:p text:style-name="P2115"><text:span text:style-name="CharStyle24">TEMPAT-TEMPAT YANG DITENTUKAN BAGI PEMERIKSAAN AWAM MENGENAI</text:span></text:p>
        <text:p text:style-name="P3881"><text:span text:style-name="CharStyle24">SYOR-SYOR YANG DICADANGKAN</text:span></text:p>
        <text:p text:style-name="P3918"><text:span text:style-name="CharStyle27">PLACES SPECIFIED FOR PUBLIC INSPECTION OF THE PROPOSED RECOMMEND A TIONS</text:span></text:p>
        <text:p text:style-name="P1475"><draw:frame draw:style-name="fr179" svg:x="0.000cm" svg:y="0.000cm" svg:width="16.104cm" fo:min-height="0.002cm" text:anchor-type="paragraph"><draw:text-box><table:table table:style-name="Table62"><table:table-column table:style-name="Table62.C1"/><table:table-column table:style-name="Table62.C2"/><table:table-row table:style-name="Table62.R1"><table:table-cell table:style-name="Table62.Cell1"><text:p text:style-name="P3920"/></table:table-cell><table:table-cell table:style-name="Table62.Cell2"><text:p text:style-name="P3023"><text:span text:style-name="CharStyle87">JOHOR</text:span></text:p></table:table-cell></table:table-row><table:table-row table:style-name="Table62.R2"><table:table-cell table:style-name="Table62.Cell3"><text:p text:style-name="P3111"><text:span text:style-name="CharStyle7">(1)</text:span></text:p><text:p text:style-name="P3170"><text:span text:style-name="CharStyle7">Bahagian Pilihan Raya<text:line-break/>Persekutuan</text:span></text:p></table:table-cell><table:table-cell table:style-name="Table62.Cell4"><text:p text:style-name="P1537"><text:span text:style-name="CharStyle7">(2)</text:span></text:p><text:p text:style-name="P3883"><text:span text:style-name="CharStyle7">Tempat Pemeriksaan</text:span></text:p></table:table-cell></table:table-row><table:table-row table:style-name="Table62.R3"><table:table-cell table:style-name="Table62.Cell5"><text:p text:style-name="P1782"><text:span text:style-name="CharStyle8">Federal Constituency</text:span></text:p></table:table-cell><table:table-cell table:style-name="Table62.Cell6"><text:p text:style-name="P1902"><text:span text:style-name="CharStyle8">Place of Inspection</text:span></text:p></table:table-cell></table:table-row><table:table-row table:style-name="Table62.R4"><table:table-cell table:style-name="Table62.Cell7"><text:p text:style-name="P1994"><text:span text:style-name="CharStyle7">P. 140 SEGAMAT</text:span></text:p></table:table-cell><table:table-cell table:style-name="Table62.Cell8"><text:p text:style-name="P3885"><text:span text:style-name="CharStyle7">Pejabat Majlis Daerah Segamat</text:span></text:p></table:table-cell></table:table-row><table:table-row table:style-name="Table62.R5"><table:table-cell table:style-name="Table62.Cell9"><text:p text:style-name="P2208"><text:span text:style-name="CharStyle7">P. 141 SEKIJANG</text:span></text:p></table:table-cell><table:table-cell table:style-name="Table62.Cell10"><text:p text:style-name="P2310"><text:span text:style-name="CharStyle7">Pejabat Daerah Segamat</text:span></text:p></table:table-cell></table:table-row><table:table-row table:style-name="Table62.R6"><table:table-cell table:style-name="Table62.Cell11"><text:p text:style-name="P2430"><text:span text:style-name="CharStyle7">P. 142 LABIS</text:span></text:p></table:table-cell><table:table-cell table:style-name="Table62.Cell12"><text:p text:style-name="P3887"><text:span text:style-name="CharStyle7">Pejabat Tanah Daerah Kecil Labis</text:span></text:p></table:table-cell></table:table-row><table:table-row table:style-name="Table62.R7"><table:table-cell table:style-name="Table62.Cell13"><text:p text:style-name="P3889"><text:span text:style-name="CharStyle7">P. 143 PAGOH</text:span></text:p></table:table-cell><table:table-cell table:style-name="Table62.Cell14"><text:p text:style-name="P2752"><text:span text:style-name="CharStyle7">Dewan Jubli Intan Sultan Ibrahim Muar</text:span></text:p></table:table-cell></table:table-row><table:table-row table:style-name="Table62.R8"><table:table-cell table:style-name="Table62.Cell15"><text:p text:style-name="P2871"><text:span text:style-name="CharStyle7">P. 144 LEDANG</text:span></text:p></table:table-cell><table:table-cell table:style-name="Table62.Cell16"><text:p text:style-name="P2981"><text:span text:style-name="CharStyle7">Pejabat Daerah Ledang</text:span></text:p></table:table-cell></table:table-row><table:table-row table:style-name="Table62.R9"><table:table-cell table:style-name="Table62.Cell17"><text:p text:style-name="P3082"><text:span text:style-name="CharStyle7">P. 145 BAKRI</text:span></text:p></table:table-cell><table:table-cell table:style-name="Table62.Cell18"><text:p text:style-name="P3186"><text:span text:style-name="CharStyle7">Dewan Jubli Intan Sultan Ibrahim Muar</text:span></text:p></table:table-cell></table:table-row><table:table-row table:style-name="Table62.R10"><table:table-cell table:style-name="Table62.Cell19"><text:p text:style-name="P1551"><text:span text:style-name="CharStyle7">P. 146 MUAR</text:span></text:p></table:table-cell><table:table-cell table:style-name="Table62.Cell20"><text:p text:style-name="P3891"><text:span text:style-name="CharStyle7">Dewan Jubli Intan Sultan Ibrahim Muar</text:span></text:p></table:table-cell></table:table-row><table:table-row table:style-name="Table62.R11"><table:table-cell table:style-name="Table62.Cell21"><text:p text:style-name="P1767"><text:span text:style-name="CharStyle7">P. 147 PARIT SULONG</text:span></text:p></table:table-cell><table:table-cell table:style-name="Table62.Cell22"><text:p text:style-name="P3893"><text:span text:style-name="CharStyle7">Pejabat Majlis Perbandaran Batu Pahat</text:span></text:p></table:table-cell></table:table-row><table:table-row table:style-name="Table62.R12"><table:table-cell table:style-name="Table62.Cell23"><text:p text:style-name="P1992"><text:span text:style-name="CharStyle7">P. 148 AYER HITAM</text:span></text:p></table:table-cell><table:table-cell table:style-name="Table62.Cell24"><text:p text:style-name="P2106"><text:span text:style-name="CharStyle7">Pejabat Majlis Daerah Yong Peng</text:span></text:p></table:table-cell></table:table-row><table:table-row table:style-name="Table62.R13"><table:table-cell table:style-name="Table62.Cell25"><text:p text:style-name="P3895"><text:span text:style-name="CharStyle7">P. 149 SRI GADING</text:span></text:p></table:table-cell><table:table-cell table:style-name="Table62.Cell26"><text:p text:style-name="P2309"><text:span text:style-name="CharStyle7">Pejabat Daerah Batu Pahat</text:span></text:p></table:table-cell></table:table-row><table:table-row table:style-name="Table62.R14"><table:table-cell table:style-name="Table62.Cell27"><text:p text:style-name="P3897"><text:span text:style-name="CharStyle7">P. 150 BATU PAHAT</text:span></text:p></table:table-cell><table:table-cell table:style-name="Table62.Cell28"><text:p text:style-name="P3399"><text:span text:style-name="CharStyle7">Pejabat Daerah Batu Pahat</text:span></text:p></table:table-cell></table:table-row><table:table-row table:style-name="Table62.R15"><table:table-cell table:style-name="Table62.Cell29"><text:p text:style-name="P2646"><text:span text:style-name="CharStyle7">P. 151 SIMPANG RENGGAM</text:span></text:p></table:table-cell><table:table-cell table:style-name="Table62.Cell30"><text:p text:style-name="P2750"><text:span text:style-name="CharStyle7">Pejabat Majlis Daerah Simpang Renggam</text:span></text:p></table:table-cell></table:table-row><table:table-row table:style-name="Table62.R16"><table:table-cell table:style-name="Table62.Cell31"><text:p text:style-name="P2868"><text:span text:style-name="CharStyle7">P. 152 KLUANG</text:span></text:p></table:table-cell><table:table-cell table:style-name="Table62.Cell32"><text:p text:style-name="P2979"><text:span text:style-name="CharStyle7">Pejabat Daerah Kluang</text:span></text:p></table:table-cell></table:table-row><table:table-row table:style-name="Table62.R17"><table:table-cell table:style-name="Table62.Cell33"><text:p text:style-name="P3899"><text:span text:style-name="CharStyle7">P. 153 SEMBRONG</text:span></text:p></table:table-cell><table:table-cell table:style-name="Table62.Cell34"><text:p text:style-name="P3183"><text:span text:style-name="CharStyle7">Pejabat Majlis Perbandaran Kluang</text:span></text:p></table:table-cell></table:table-row><table:table-row table:style-name="Table62.R18"><table:table-cell table:style-name="Table62.Cell35"><text:p text:style-name="P1549"><text:span text:style-name="CharStyle7">P. 154 MERSING</text:span></text:p></table:table-cell><table:table-cell table:style-name="Table62.Cell36"><text:p text:style-name="P1654"><text:span text:style-name="CharStyle7">Pejabat Daerah Mersing</text:span></text:p></table:table-cell></table:table-row><table:table-row table:style-name="Table62.R19"><table:table-cell table:style-name="Table62.Cell37"><text:p text:style-name="P1764"><text:span text:style-name="CharStyle7">P. 155 TENGGARA</text:span></text:p></table:table-cell><table:table-cell table:style-name="Table62.Cell38"><text:p text:style-name="P1885"><text:span text:style-name="CharStyle7">Pejabat Tanah Kota Tinggi</text:span></text:p></table:table-cell></table:table-row><table:table-row table:style-name="Table62.R20"><table:table-cell table:style-name="Table62.Cell39"><text:p text:style-name="P3920"/></table:table-cell><table:table-cell table:style-name="Table62.Cell40"><text:p text:style-name="P2074"><text:span text:style-name="CharStyle7">76</text:span></text:p></table:table-cell></table:table-row></table:table></draw:text-box></draw:frame></text:p>
        <text:p text:style-name="P1476"/>
      </text:section>
      <text:section text:style-name="Sect68" text:name="Section68">
        <text:p text:style-name="P4053"><draw:frame draw:style-name="fr180" svg:x="2.247cm" svg:y="0.007cm" svg:width="4.743cm" fo:min-height="14.462cm" text:anchor-type="paragraph"><draw:text-box><text:h text:outline-level="1" text:style-name="P3901"><text:bookmark-start text:name="bookmark22"/><text:span text:style-name="CharStyle121">(</text:span><text:span text:style-name="CharStyle122">1</text:span><text:span text:style-name="CharStyle121">)</text:span><text:bookmark-end text:name="bookmark22"/></text:h><text:p text:style-name="P3903"><text:span text:style-name="CharStyle15">Bahagian Pilihan Raya<text:line-break/>Persekutuan</text:span></text:p><text:p text:style-name="P3905"><text:span text:style-name="CharStyle17">Federal Constituency<text:line-break/></text:span><text:span text:style-name="CharStyle74">P. 156 KOTA TINGGI</text:span></text:p><text:p text:style-name="P3907"><text:span text:style-name="CharStyle15">P. 157 PENGERANG</text:span></text:p><text:p text:style-name="P3909"><text:span text:style-name="CharStyle15">P. 158 TEBRAU</text:span></text:p><text:p text:style-name="P3911"><text:span text:style-name="CharStyle15">P. 159 PASIRGUDANG</text:span></text:p><text:p text:style-name="P3913"><text:span text:style-name="CharStyle15">P. 160 JOHOR BAHRU</text:span></text:p><text:p text:style-name="P3915"><text:span text:style-name="CharStyle15">P. 161 PULAI<text:line-break/>P. 162 GELANG PATAH<text:line-break/>P. 163 KULAI<text:line-break/>P. 164 PONTIAN<text:line-break/>P. 165 TANJUNG PIAI</text:span></text:p></draw:text-box></draw:frame><draw:frame draw:style-name="fr181" svg:x="9.213cm" svg:y="0.000cm" svg:width="8.897cm" fo:min-height="14.489cm" text:anchor-type="paragraph"><draw:text-box><text:h text:outline-level="1" text:style-name="P3201"><text:bookmark-start text:name="bookmark23"/><text:span text:style-name="CharStyle52">(2]</text:span><text:bookmark-end text:name="bookmark23"/></text:h><text:p text:style-name="P3917"><text:span text:style-name="CharStyle15">Tempat Pemeriksaan</text:span></text:p><text:p text:style-name="P1624"><text:span text:style-name="CharStyle41">Place of Inspection<text:line-break/></text:span><text:span text:style-name="CharStyle15">Pejabat Daerah Kota Tinggi</text:span></text:p><text:p text:style-name="P1689"><text:span text:style-name="CharStyle15">Pejabat Majlis Daerah Kota Tinggi</text:span></text:p><text:p text:style-name="P1786"><text:span text:style-name="CharStyle15">Balairaya FELDA Ulu Tebrau</text:span></text:p><text:p text:style-name="P1874"><text:span text:style-name="CharStyle15">Pejabat Majlis Perbandaran Pasir Gudang</text:span></text:p><text:p text:style-name="P1961"><text:span text:style-name="CharStyle15">Pejabat Daerah Johor Bahru<text:line-break/>Pejabat Pilihan Raya Negeri Johor</text:span></text:p><text:p text:style-name="P2500"><text:span text:style-name="CharStyle15">Kaunter Setempat Majlis Bandaraya Johor Bahru<text:line-break/>Pejabat Majlis Perbandaran Johor Bahru Tengah<text:line-break/>Pejabat Daerah Kulai<text:line-break/>Pejabat Daerah Pontian<text:line-break/>Pejabat Daerah Pontian</text:span></text:p></draw:text-box></draw:frame><draw:frame draw:style-name="fr182" svg:x="2.101cm" svg:y="16.076cm" svg:width="1.778cm" fo:min-height="0.474cm" text:anchor-type="paragraph"><draw:text-box><text:p text:style-name="P2095"><text:span text:style-name="CharStyle15">Bertarikh</text:span></text:p></draw:text-box></draw:frame><draw:frame draw:style-name="fr183" svg:x="3.219cm" svg:y="15.646cm" svg:width="1.448cm" fo:min-height="0.891cm" text:anchor-type="paragraph"><draw:text-box><text:p text:style-name="P2176"><text:span text:style-name="CharStyle124">rikh5&lt;^</text:span></text:p></draw:text-box></draw:frame><draw:frame draw:style-name="fr184" svg:x="2.145cm" svg:y="16.635cm" svg:width="1.124cm" fo:min-height="0.531cm" text:anchor-type="paragraph"><draw:text-box><text:p text:style-name="P2273"><text:span text:style-name="CharStyle17">Dated</text:span></text:p></draw:text-box></draw:frame><draw:frame draw:style-name="fr185" svg:x="4.634cm" svg:y="15.951cm" svg:width="3.055cm" fo:min-height="1.238cm" text:anchor-type="paragraph"><draw:text-box><text:p text:style-name="P2348"><text:span text:style-name="CharStyle15">September 2016<text:line-break/></text:span><text:span text:style-name="CharStyle41">September 2016</text:span></text:p></draw:text-box></draw:frame><draw:frame draw:style-name="fr186" svg:x="2.196cm" svg:y="17.632cm" svg:width="3.270cm" fo:min-height="0.538cm" text:anchor-type="paragraph"><draw:text-box><text:p text:style-name="P2442"><text:span text:style-name="CharStyle15">[SPR(R]60/Jld.20]</text:span></text:p></draw:text-box></draw:frame><draw:frame draw:style-name="fr187" svg:x="2.203cm" svg:y="19.091cm" svg:width="7.779cm" fo:min-height="1.065cm" text:anchor-type="paragraph"><draw:text-box><text:p text:style-name="P2524"><text:span text:style-name="CharStyle15">Dengan Perintah Suruhanjaya Pilihan Raya<text:line-break/></text:span><text:span text:style-name="CharStyle41">By Order of the Election Commission</text:span></text:p></draw:text-box></draw:frame><draw:frame draw:style-name="fr188" svg:x="6.990cm" svg:y="20.472cm" svg:width="6.528cm" fo:min-height="3.374cm" text:anchor-type="paragraph"><draw:text-box><text:p text:style-name="P3919"><text:span text:style-name="CharStyle15">*</text:span></text:p><text:p text:style-name="P3173"><text:span text:style-name="CharStyle15">DATUK HAJI A&amp;DUL CfolANI BIN<text:line-break/>ciausaha/</text:span><text:span text:style-name="CharStyle41">Secretary<text:line-break/></text:span><text:span text:style-name="CharStyle15">Suruhanjgya'frlihan Raya / </text:span><text:span text:style-name="CharStyle41">Election<text:line-break/></text:span><text:span text:style-name="CharStyle15">Malaysia</text:span></text:p></draw:text-box></draw:frame><draw:frame draw:style-name="fr189" svg:x="13.614cm" svg:y="21.747cm" svg:width="2.171cm" fo:min-height="1.598cm" text:anchor-type="paragraph"><draw:text-box><text:p text:style-name="P2833"><text:span text:style-name="CharStyle15">SALLEH</text:span></text:p><text:p text:style-name="P2769"><text:span text:style-name="CharStyle17">Commission</text:span></text:p></draw:text-box></draw:frame><draw:frame draw:style-name="fr190" svg:x="10.197cm" svg:y="26.437cm" svg:width="0.452cm" fo:min-height="0.561cm" text:anchor-type="paragraph"><draw:text-box><text:p text:style-name="P2967"><text:span text:style-name="CharStyle125">77</text:span></text:p></draw:text-box></draw:frame></text:p>
        <text:p text:style-name="P1478"/>
        <text:p text:style-name="P1479"/>
        <text:p text:style-name="P1480"/>
        <text:p text:style-name="P1481"/>
        <text:p text:style-name="P1482"/>
        <text:p text:style-name="P1483"/>
        <text:p text:style-name="P1484"/>
        <text:p text:style-name="P1485"/>
        <text:p text:style-name="P1486"/>
        <text:p text:style-name="P1487"/>
        <text:p text:style-name="P1488"/>
        <text:p text:style-name="P1489"/>
        <text:p text:style-name="P1490"/>
        <text:p text:style-name="P1491"/>
        <text:p text:style-name="P1492"/>
        <text:p text:style-name="P1493"/>
        <text:p text:style-name="P1494"/>
        <text:p text:style-name="P1495"/>
        <text:p text:style-name="P1496"/>
        <text:p text:style-name="P1497"/>
        <text:p text:style-name="P1498"/>
        <text:p text:style-name="P1499"/>
        <text:p text:style-name="P1500"/>
        <text:p text:style-name="P1501"/>
        <text:p text:style-name="P1502"/>
        <text:p text:style-name="P1503"/>
        <text:p text:style-name="P1504"/>
        <text:p text:style-name="P1505"/>
        <text:p text:style-name="P1506"/>
        <text:p text:style-name="P1507"/>
        <text:p text:style-name="P1508"/>
        <text:p text:style-name="P1509"/>
        <text:p text:style-name="P1510"/>
        <text:p text:style-name="P1511"/>
        <text:p text:style-name="P1512"/>
        <text:p text:style-name="P1513"/>
        <text:p text:style-name="P1514"/>
        <text:p text:style-name="P1515"/>
        <text:p text:style-name="P1516"/>
        <text:p text:style-name="P1517"/>
        <text:p text:style-name="P1518"/>
        <text:p text:style-name="P151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svg="urn:oasis:names:tc:opendocument:xmlns:svg-compatible:1.0" xmlns:fo="urn:oasis:names:tc:opendocument:xmlns:xsl-fo-compatible:1.0" xmlns:text="urn:oasis:names:tc:opendocument:xmlns:text:1.0" xmlns:draw="urn:oasis:names:tc:opendocument:xmlns:drawing:1.0">
  <office:font-face-decls>
    <style:font-face style:name="Courier New" svg:font-family="'Courier New'"/>
    <style:font-face style:name="Times New Roman" svg:font-family="'Times New Roman'"/>
    <style:font-face style:name="AppleGothic" svg:font-family="'AppleGothic'"/>
    <style:font-face style:name="AppleMyungjo" svg:font-family="'AppleMyungjo'"/>
  </office:font-face-decls>
  <office:styles>
    <style:style style:family="text" style:name="DefaultFontStyle"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style>
    <style:style style:family="text" style:name="CharStyle3" style:display-name="CharStyle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text" style:name="CharStyle5" style:display-name="CharStyle5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text" style:name="CharStyle7" style:display-name="CharStyle7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8" style:display-name="CharStyle8" style:parent-style-name="CharStyle7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10" style:display-name="CharStyle1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11" style:display-name="CharStyle11" style:parent-style-name="CharStyle10">
      <style:text-properties fo:language="en" style:language-asian="en" style:language-complex="en" fo:country="US" style:country-asian="US" style:country-complex="US" fo:font-size="10pt" style:font-size-asian="10pt" style:font-size-complex="10pt" style:text-scale="100%" fo:letter-spacing="0.000cm" fo:color="#000000" style:text-position="0%"/>
    </style:style>
    <style:style style:family="text" style:name="CharStyle13" style:display-name="CharStyle1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14" style:display-name="CharStyle14" style:parent-style-name="CharStyle13">
      <style:text-properties fo:language="en" style:language-asian="en" style:language-complex="en" fo:country="US" style:country-asian="US" style:country-complex="US" fo:font-weight="bold" style:font-weight-asian="bold" style:font-weight-complex="bold" fo:font-size="11pt" style:font-size-asian="11pt" style:font-size-complex="11pt" style:text-scale="100%" fo:letter-spacing="0.000cm" fo:color="#000000" style:text-position="0%"/>
    </style:style>
    <style:style style:family="text" style:name="CharStyle15" style:display-name="CharStyle1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17" style:display-name="CharStyle17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19" style:display-name="CharStyle19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21" style:display-name="CharStyle21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3pt" style:font-size-asian="13pt" style:font-size-complex="13pt" style:font-name="Times New Roman" style:font-name-asian="Times New Roman" style:font-name-complex="Times New Roman"/>
    </style:style>
    <style:style style:family="text" style:name="CharStyle22" style:display-name="CharStyle22" style:parent-style-name="CharStyle21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24" style:display-name="CharStyle24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25" style:display-name="CharStyle25" style:parent-style-name="CharStyle24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27" style:display-name="CharStyle27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29" style:display-name="CharStyle29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30" style:display-name="CharStyle30" style:parent-style-name="CharStyle29">
      <style:text-properties fo:language="en" style:language-asian="en" style:language-complex="en" fo:country="US" style:country-asian="US" style:country-complex="US" fo:font-size="11.5pt" style:font-size-asian="11.5pt" style:font-size-complex="11.5pt" style:font-name="AppleGothic" style:font-name-asian="AppleGothic" style:font-name-complex="AppleGothic" style:text-scale="100%" fo:letter-spacing="0.000cm" fo:color="#000000" style:text-position="0%"/>
    </style:style>
    <style:style style:family="text" style:name="CharStyle31" style:display-name="CharStyle31" style:parent-style-name="CharStyle29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text-scale="100%" fo:letter-spacing="0.000cm" fo:color="#000000" style:text-position="0%"/>
    </style:style>
    <style:style style:family="text" style:name="CharStyle32" style:display-name="CharStyle32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34" style:display-name="CharStyle34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35" style:display-name="CharStyle35" style:parent-style-name="CharStyle27">
      <style:text-properties fo:language="en" style:language-asian="en" style:language-complex="en" fo:country="US" style:country-asian="US" style:country-complex="US" fo:font-style="normal" style:font-style-asian="normal" style:font-style-complex="normal" fo:font-size="12pt" style:font-size-asian="12pt" style:font-size-complex="12pt" style:text-scale="100%" fo:letter-spacing="0.000cm" fo:color="#000000" style:text-position="0%"/>
    </style:style>
    <style:style style:family="text" style:name="CharStyle37" style:display-name="CharStyle37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38" style:display-name="CharStyle38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39" style:display-name="CharStyle39" style:parent-style-name="CharStyle29">
      <style:text-properties fo:language="en" style:language-asian="en" style:language-complex="en" fo:country="US" style:country-asian="US" style:country-complex="US" fo:font-size="11.5pt" style:font-size-asian="11.5pt" style:font-size-complex="11.5pt" style:font-name="AppleGothic" style:font-name-asian="AppleGothic" style:font-name-complex="AppleGothic" style:text-scale="100%" fo:letter-spacing="0.000cm" fo:color="#000000" style:text-position="0%"/>
    </style:style>
    <style:style style:family="text" style:name="CharStyle40" style:display-name="CharStyle40" style:parent-style-name="CharStyle29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text-scale="100%" fo:letter-spacing="0.000cm" fo:color="#000000" style:text-position="0%"/>
    </style:style>
    <style:style style:family="text" style:name="CharStyle41" style:display-name="CharStyle41" style:parent-style-name="CharStyle7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42" style:display-name="CharStyle42" style:parent-style-name="CharStyle7">
      <style:text-properties fo:language="en" style:language-asian="en" style:language-complex="en" fo:country="US" style:country-asian="US" style:country-complex="US" fo:font-size="12pt" style:font-size-asian="12pt" style:font-size-complex="12pt" style:text-scale="100%" fo:letter-spacing="0.000cm" fo:color="#000000" style:text-position="0%"/>
    </style:style>
    <style:style style:family="text" style:name="CharStyle43" style:display-name="CharStyle43" style:parent-style-name="CharStyle7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45" style:display-name="CharStyle45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47" style:display-name="CharStyle47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18cm"/>
    </style:style>
    <style:style style:family="text" style:name="CharStyle48" style:display-name="CharStyle48" style:parent-style-name="CharStyle10">
      <style:text-properties fo:language="en" style:language-asian="en" style:language-complex="en" fo:country="US" style:country-asian="US" style:country-complex="US" style:text-scale="100%" fo:letter-spacing="0.000cm" fo:color="#000000" style:text-position="0%"/>
    </style:style>
    <style:style style:family="text" style:name="CharStyle49" style:display-name="CharStyle49" style:parent-style-name="CharStyle10">
      <style:text-properties fo:language="en" style:language-asian="en" style:language-complex="en" fo:country="US" style:country-asian="US" style:country-complex="US" fo:font-style="italic" style:font-style-asian="italic" style:font-style-complex="italic" style:text-scale="100%" fo:letter-spacing="0.000cm" fo:color="#000000" style:text-position="0%"/>
    </style:style>
    <style:style style:family="text" style:name="CharStyle51" style:display-name="CharStyle51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52" style:display-name="CharStyle52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53" style:display-name="CharStyle5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55" style:display-name="CharStyle55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57" style:display-name="CharStyle57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59" style:display-name="CharStyle59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60" style:display-name="CharStyle60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text-scale="100%" fo:letter-spacing="0.000cm" fo:color="#000000" style:text-position="0%"/>
    </style:style>
    <style:style style:family="text" style:name="CharStyle61" style:display-name="CharStyle61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6pt" style:font-size-asian="6pt" style:font-size-complex="6pt" style:text-scale="100%" fo:letter-spacing="0.000cm" fo:color="#000000" style:text-position="0%"/>
    </style:style>
    <style:style style:family="text" style:name="CharStyle63" style:display-name="CharStyle63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-0.035cm"/>
    </style:style>
    <style:style style:family="text" style:name="CharStyle64" style:display-name="CharStyle64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66" style:display-name="CharStyle66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1pt" style:font-size-asian="11pt" style:font-size-complex="11pt" style:font-name="Times New Roman" style:font-name-asian="Times New Roman" style:font-name-complex="Times New Roman"/>
    </style:style>
    <style:style style:family="text" style:name="CharStyle68" style:display-name="CharStyle68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35cm"/>
    </style:style>
    <style:style style:family="text" style:name="CharStyle69" style:display-name="CharStyle69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70" style:display-name="CharStyle70" style:parent-style-name="CharStyle10">
      <style:text-properties fo:language="en" style:language-asian="en" style:language-complex="en" fo:country="US" style:country-asian="US" style:country-complex="US" fo:font-size="11pt" style:font-size-asian="11pt" style:font-size-complex="11pt" style:text-scale="100%" fo:letter-spacing="0.000cm" fo:color="#000000" style:text-position="0%"/>
    </style:style>
    <style:style style:family="text" style:name="CharStyle72" style:display-name="CharStyle72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73" style:display-name="CharStyle73" style:parent-style-name="CharStyle72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74" style:display-name="CharStyle74" style:parent-style-name="CharStyle32">
      <style:text-properties fo:language="en" style:language-asian="en" style:language-complex="en" fo:country="US" style:country-asian="US" style:country-complex="US" fo:font-style="normal" style:font-style-asian="normal" style:font-style-complex="normal" fo:font-size="12pt" style:font-size-asian="12pt" style:font-size-complex="12pt" style:text-scale="100%" fo:letter-spacing="0.000cm" fo:color="#000000" style:text-position="0%"/>
    </style:style>
    <style:style style:family="text" style:name="CharStyle75" style:display-name="CharStyle75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77" style:display-name="CharStyle77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78" style:display-name="CharStyle78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text-scale="100%" fo:letter-spacing="0.000cm" fo:color="#000000" style:text-position="0%"/>
    </style:style>
    <style:style style:family="text" style:name="CharStyle80" style:display-name="CharStyle80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81" style:display-name="CharStyle81" style:parent-style-name="CharStyle80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83" style:display-name="CharStyle8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84" style:display-name="CharStyle84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text-scale="100%" fo:letter-spacing="0.000cm" fo:color="#000000" style:text-position="0%"/>
    </style:style>
    <style:style style:family="text" style:name="CharStyle85" style:display-name="CharStyle85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6pt" style:font-size-asian="6pt" style:font-size-complex="6pt" style:text-scale="100%" fo:letter-spacing="0.000cm" fo:color="#000000" style:text-position="0%"/>
    </style:style>
    <style:style style:family="text" style:name="CharStyle86" style:display-name="CharStyle86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text-scale="100%" fo:letter-spacing="0.000cm" fo:color="#000000" style:text-position="0%"/>
    </style:style>
    <style:style style:family="text" style:name="CharStyle87" style:display-name="CharStyle87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text-scale="100%" fo:letter-spacing="0.000cm" fo:color="#000000" style:text-position="0%"/>
    </style:style>
    <style:style style:family="text" style:name="CharStyle88" style:display-name="CharStyle88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90" style:display-name="CharStyle90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91" style:display-name="CharStyle91" style:parent-style-name="CharStyle10">
      <style:text-properties fo:language="en" style:language-asian="en" style:language-complex="en" fo:country="US" style:country-asian="US" style:country-complex="US" fo:font-size="10pt" style:font-size-asian="10pt" style:font-size-complex="10pt" style:text-scale="100%" fo:letter-spacing="0.000cm" fo:color="#000000" style:text-position="0%"/>
    </style:style>
    <style:style style:family="text" style:name="CharStyle93" style:display-name="CharStyle93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94" style:display-name="CharStyle94" style:parent-style-name="CharStyle93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96" style:display-name="CharStyle96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98" style:display-name="CharStyle98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100" style:display-name="CharStyle10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102" style:display-name="CharStyle102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103" style:display-name="CharStyle103" style:parent-style-name="CharStyle102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05" style:display-name="CharStyle105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107" style:display-name="CharStyle107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108" style:display-name="CharStyle108" style:parent-style-name="CharStyle107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10" style:display-name="CharStyle11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112" style:display-name="CharStyle112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113" style:display-name="CharStyle11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115" style:display-name="CharStyle115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35cm"/>
    </style:style>
    <style:style style:family="text" style:name="CharStyle117" style:display-name="CharStyle117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118" style:display-name="CharStyle118" style:parent-style-name="CharStyle117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19" style:display-name="CharStyle119" style:parent-style-name="CharStyle10">
      <style:text-properties fo:language="en" style:language-asian="en" style:language-complex="en" fo:country="US" style:country-asian="US" style:country-complex="US" fo:font-style="italic" style:font-style-asian="italic" style:font-style-complex="italic" style:text-scale="100%" fo:letter-spacing="0.000cm" fo:color="#000000" style:text-position="0%"/>
    </style:style>
    <style:style style:family="text" style:name="CharStyle121" style:display-name="CharStyle121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1pt" style:font-size-asian="11pt" style:font-size-complex="11pt" style:font-name="Times New Roman" style:font-name-asian="Times New Roman" style:font-name-complex="Times New Roman"/>
    </style:style>
    <style:style style:family="text" style:name="CharStyle122" style:display-name="CharStyle122" style:parent-style-name="CharStyle121">
      <style:text-properties fo:language="en" style:language-asian="en" style:language-complex="en" fo:country="US" style:country-asian="US" style:country-complex="US" fo:font-weight="normal" style:font-weight-asian="normal" style:font-weight-complex="normal" fo:font-size="12pt" style:font-size-asian="12pt" style:font-size-complex="12pt" style:font-name="AppleMyungjo" style:font-name-asian="AppleMyungjo" style:font-name-complex="AppleMyungjo" style:text-scale="100%" fo:letter-spacing="0.000cm" fo:color="#000000" style:text-position="0%"/>
    </style:style>
    <style:style style:family="text" style:name="CharStyle124" style:display-name="CharStyle124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125" style:display-name="CharStyle12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3pt" style:font-size-asian="13pt" style:font-size-complex="13pt" style:font-name="Times New Roman" style:font-name-asian="Times New Roman" style:font-name-complex="Times New Roman"/>
    </style:style>
    <style:default-style style:family="paragraph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default-style>
    <style:style style:family="paragraph" style:name="Body text (3)">
      <style:paragraph-properties fo:background-color="#FFFFFF" fo:margin-bottom="1.693cm" fo:line-height="0.66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paragraph" style:name="Body text (4)">
      <style:paragraph-properties fo:background-color="#FFFFFF" fo:margin-top="1.693cm" fo:line-height="0.660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paragraph" style:name="Body text (2)">
      <style:paragraph-properties fo:background-color="#FFFFFF" fo:margin-bottom="0.529cm" fo:line-height="0.567cm" fo:text-indent="-1.307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Header or footer">
      <style:paragraph-properties fo:background-color="#FFFFFF" fo:line-height="0.567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Body text (11)">
      <style:paragraph-properties fo:background-color="#FFFFFF" fo:margin-bottom="0.106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Body text (9)">
      <style:paragraph-properties fo:background-color="#FFFFFF" fo:margin-bottom="0.529cm" fo:line-height="0.567cm" fo:text-indent="-0.014cm" fo:text-align="justify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Body text (5)">
      <style:paragraph-properties fo:background-color="#FFFFFF" fo:margin-top="0.318cm" fo:line-height="0.000cm" fo:text-indent="-0.013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Body text (6)">
      <style:paragraph-properties fo:background-color="#FFFFFF" fo:margin-bottom="0.635cm" fo:line-height="0.745cm" fo:text-indent="-1.246cm" fo:text-align="justify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3pt" style:font-size-asian="13pt" style:font-size-complex="13pt" style:font-name="Times New Roman" style:font-name-asian="Times New Roman" style:font-name-complex="Times New Roman"/>
    </style:style>
    <style:style style:family="paragraph" style:name="Body text (7)">
      <style:paragraph-properties fo:background-color="#FFFFFF" fo:margin-bottom="0.741cm" fo:line-height="0.000cm" fo:text-indent="-0.006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Body text (8)">
      <style:paragraph-properties fo:background-color="#FFFFFF" fo:margin-top="0.529cm" fo:line-height="0.567cm" fo:text-indent="-0.001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Heading #1">
      <style:paragraph-properties fo:background-color="#FFFFFF" fo:margin-bottom="0.106cm" fo:line-height="0.000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Body text (10)">
      <style:paragraph-properties fo:background-color="#FFFFFF" fo:margin-top="1.376cm" fo:line-height="0.000cm" fo:text-indent="-0.01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Header or footer (2)">
      <style:paragraph-properties fo:background-color="#FFFFFF" fo:line-height="0.000cm" fo:text-indent="-0.013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Body text (12)">
      <style:paragraph-properties fo:background-color="#FFFFFF" fo:margin-top="7.408cm" fo:line-height="0.000cm" fo:text-indent="-0.010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Table caption (2)">
      <style:paragraph-properties fo:background-color="#FFFFFF" fo:line-height="0.000cm" fo:text-indent="0.051cm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18cm"/>
    </style:style>
    <style:style style:family="paragraph" style:name="Body text (13)">
      <style:paragraph-properties fo:background-color="#FFFFFF" fo:margin-top="8.467cm" fo:line-height="0.000cm" fo:text-indent="0.007cm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Header or footer (4)">
      <style:paragraph-properties fo:background-color="#FFFFFF" fo:line-height="0.567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Table caption">
      <style:paragraph-properties fo:background-color="#FFFFFF" fo:line-height="0.000cm" fo:text-indent="0.051cm" fo:text-align="justify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Table caption (3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Body text (14)">
      <style:paragraph-properties fo:background-color="#FFFFFF" fo:margin-top="15.875cm" fo:line-height="0.000cm" fo:text-indent="0.007cm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-0.035cm"/>
    </style:style>
    <style:style style:family="paragraph" style:name="Header or footer (3)">
      <style:paragraph-properties fo:background-color="#FFFFFF" fo:line-height="0.000cm" fo:text-indent="-0.004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1pt" style:font-size-asian="11pt" style:font-size-complex="11pt" style:font-name="Times New Roman" style:font-name-asian="Times New Roman" style:font-name-complex="Times New Roman"/>
    </style:style>
    <style:style style:family="paragraph" style:name="Body text (15)">
      <style:paragraph-properties fo:background-color="#FFFFFF" fo:margin-top="2.434cm" fo:line-height="0.000cm" fo:text-indent="-0.001cm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35cm"/>
    </style:style>
    <style:style style:family="paragraph" style:name="Heading #1 (5)">
      <style:paragraph-properties fo:background-color="#FFFFFF" fo:margin-bottom="0.318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Body text (16)">
      <style:paragraph-properties fo:background-color="#FFFFFF" fo:margin-top="0.847cm" fo:line-height="0.000cm" fo:text-indent="-0.00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Heading #1 (6)">
      <style:paragraph-properties fo:background-color="#FFFFFF" fo:margin-bottom="0.318cm" fo:line-height="0.000cm" fo:text-indent="0.013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Table caption (4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Table caption (5)">
      <style:paragraph-properties fo:background-color="#FFFFFF" fo:line-height="0.567cm" fo:text-indent="0.068cm" fo:text-align="justify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Heading #1 (11)">
      <style:paragraph-properties fo:background-color="#FFFFFF" fo:margin-bottom="0.212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Table of contents (4)">
      <style:paragraph-properties fo:background-color="#FFFFFF" fo:margin-bottom="1.799cm" fo:line-height="0.000cm" fo:text-align="right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Table of contents (3)">
      <style:paragraph-properties fo:background-color="#FFFFFF" fo:margin-bottom="0.953cm" fo:line-height="1.101cm" fo:text-align="right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Body text (17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Heading #1 (12)">
      <style:paragraph-properties fo:background-color="#FFFFFF" fo:margin-bottom="0.318cm" fo:line-height="0.000cm" fo:text-indent="0.013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Body text (18)">
      <style:paragraph-properties fo:background-color="#FFFFFF" fo:margin-top="15.134cm" fo:line-height="0.000cm" fo:text-indent="0.010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Heading #1 (14)">
      <style:paragraph-properties fo:background-color="#FFFFFF" fo:margin-bottom="0.318cm" fo:line-height="0.000cm" fo:text-indent="0.006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Body text (20)">
      <style:paragraph-properties fo:background-color="#FFFFFF" fo:margin-top="0.847cm" fo:line-height="0.000cm" fo:text-indent="-0.007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Table of contents">
      <style:paragraph-properties fo:background-color="#FFFFFF" fo:margin-top="0.741cm" fo:line-height="0.720cm" fo:text-indent="-0.017cm" fo:text-align="justify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Table caption (6)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35cm"/>
    </style:style>
    <style:style style:family="paragraph" style:name="Heading #1 (16)">
      <style:paragraph-properties fo:background-color="#FFFFFF" fo:line-height="0.728cm" fo:text-indent="-0.013cm" fo:text-align="justify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Heading #1 (15)">
      <style:paragraph-properties fo:background-color="#FFFFFF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1pt" style:font-size-asian="11pt" style:font-size-complex="11pt" style:font-name="Times New Roman" style:font-name-asian="Times New Roman" style:font-name-complex="Times New Roman"/>
    </style:style>
    <style:style style:family="paragraph" style:name="Body text (21)">
      <style:paragraph-properties fo:background-color="#FFFFFF" fo:line-height="0.000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name="Frame" style:family="graphic">
      <style:graphic-properties/>
    </style:style>
    <text:notes-configuration text:note-class="footnote" text:start-numbering-at="document" style:num-format="1" text:start-value="0"/>
  </office:styles>
  <office:automatic-styles>
    <style:style style:family="text" style:name="T5" style:display-name="T5" style:parent-style-name="CharStyle11">
      <style:text-properties fo:color="#000000"/>
    </style:style>
    <style:style style:family="text" style:name="T31" style:display-name="T31" style:parent-style-name="CharStyle48">
      <style:text-properties fo:color="#000000"/>
    </style:style>
    <style:style style:family="text" style:name="T32" style:display-name="T32" style:parent-style-name="CharStyle49">
      <style:text-properties fo:color="#000000"/>
    </style:style>
    <style:style style:family="text" style:name="T35" style:display-name="T35" style:parent-style-name="CharStyle37">
      <style:text-properties fo:color="#000000"/>
    </style:style>
    <style:style style:family="text" style:name="T47" style:display-name="T47" style:parent-style-name="CharStyle70">
      <style:text-properties fo:color="#000000"/>
    </style:style>
    <style:style style:family="text" style:name="T64" style:display-name="T64" style:parent-style-name="CharStyle91">
      <style:text-properties fo:color="#000000"/>
    </style:style>
    <style:style style:family="text" style:name="T67" style:display-name="T67" style:parent-style-name="CharStyle10">
      <style:text-properties fo:color="#000000"/>
    </style:style>
    <style:style style:family="text" style:name="T68" style:display-name="T68" style:parent-style-name="CharStyle75">
      <style:text-properties fo:color="#000000"/>
    </style:style>
    <style:style style:family="text" style:name="T84" style:display-name="T84" style:parent-style-name="CharStyle119">
      <style:text-properties fo:color="#000000"/>
    </style:style>
    <style:style style:family="paragraph" style:name="P1">
      <style:paragraph-properties style:page-number="auto"/>
      <style:text-properties fo:font-size="1pt" style:font-size-asian="1pt" style:font-size-complex="1pt"/>
    </style:style>
    <style:style style:family="paragraph" style:name="P48">
      <style:paragraph-properties style:page-number="auto"/>
      <style:text-properties fo:font-size="1pt" style:font-size-asian="1pt" style:font-size-complex="1pt"/>
    </style:style>
    <style:style style:family="paragraph" style:name="P94">
      <style:paragraph-properties style:page-number="auto"/>
      <style:text-properties fo:font-size="1pt" style:font-size-asian="1pt" style:font-size-complex="1pt"/>
    </style:style>
    <style:style style:family="paragraph" style:name="P139">
      <style:paragraph-properties style:page-number="auto"/>
      <style:text-properties fo:font-size="1pt" style:font-size-asian="1pt" style:font-size-complex="1pt"/>
    </style:style>
    <style:style style:family="paragraph" style:name="P299">
      <style:paragraph-properties style:page-number="auto"/>
      <style:text-properties fo:font-size="1pt" style:font-size-asian="1pt" style:font-size-complex="1pt"/>
    </style:style>
    <style:style style:family="paragraph" style:name="P306">
      <style:paragraph-properties style:page-number="auto"/>
      <style:text-properties fo:font-size="1pt" style:font-size-asian="1pt" style:font-size-complex="1pt"/>
    </style:style>
    <style:style style:family="paragraph" style:name="P392">
      <style:paragraph-properties style:page-number="auto"/>
      <style:text-properties fo:font-size="1pt" style:font-size-asian="1pt" style:font-size-complex="1pt"/>
    </style:style>
    <style:style style:family="paragraph" style:name="P520">
      <style:paragraph-properties style:page-number="auto"/>
      <style:text-properties fo:font-size="1pt" style:font-size-asian="1pt" style:font-size-complex="1pt"/>
    </style:style>
    <style:style style:family="paragraph" style:name="P777">
      <style:paragraph-properties style:page-number="auto"/>
      <style:text-properties fo:font-size="1pt" style:font-size-asian="1pt" style:font-size-complex="1pt"/>
    </style:style>
    <style:style style:family="paragraph" style:name="P818">
      <style:paragraph-properties style:page-number="auto"/>
      <style:text-properties fo:font-size="1pt" style:font-size-asian="1pt" style:font-size-complex="1pt"/>
    </style:style>
    <style:style style:family="paragraph" style:name="P824">
      <style:paragraph-properties style:page-number="auto"/>
      <style:text-properties fo:font-size="1pt" style:font-size-asian="1pt" style:font-size-complex="1pt"/>
    </style:style>
    <style:style style:family="paragraph" style:name="P913">
      <style:paragraph-properties style:page-number="auto"/>
      <style:text-properties fo:font-size="1pt" style:font-size-asian="1pt" style:font-size-complex="1pt"/>
    </style:style>
    <style:style style:family="paragraph" style:name="P1104">
      <style:paragraph-properties style:page-number="auto"/>
      <style:text-properties fo:font-size="1pt" style:font-size-asian="1pt" style:font-size-complex="1pt"/>
    </style:style>
    <style:style style:family="paragraph" style:name="P1388">
      <style:paragraph-properties style:page-number="auto"/>
      <style:text-properties fo:font-size="1pt" style:font-size-asian="1pt" style:font-size-complex="1pt"/>
    </style:style>
    <style:style style:family="paragraph" style:name="P1471">
      <style:paragraph-properties style:page-number="auto"/>
      <style:text-properties fo:font-size="1pt" style:font-size-asian="1pt" style:font-size-complex="1pt"/>
    </style:style>
    <style:style style:family="paragraph" style:name="P1560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56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603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840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937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056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061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103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109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127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144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287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391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530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651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714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76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067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213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217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652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65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879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922">
      <style:paragraph-properties style:page-number="auto"/>
      <style:text-properties fo:font-size="5.e-02pt" style:font-size-asian="5.e-02pt" style:font-size-complex="5.e-02pt"/>
    </style:style>
    <style:style style:name="Mfr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3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3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4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7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8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9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9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0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2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6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7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page-layout style:name="Mpm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9.110cm"/>
      </style:header-style>
      <style:footer-style>
        <style:header-footer-properties fo:min-height="9.110cm" fo:margin-top="9.110cm"/>
      </style:footer-style>
    </style:page-layout>
    <style:page-layout style:name="Mpm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92cm"/>
      </style:header-style>
      <style:footer-style>
        <style:header-footer-properties fo:min-height="1.732cm" fo:margin-top="1.732cm"/>
      </style:footer-style>
    </style:page-layout>
    <style:page-layout style:name="Mpm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78cm"/>
      </style:header-style>
      <style:footer-style>
        <style:header-footer-properties fo:min-height="1.162cm" fo:margin-top="1.162cm"/>
      </style:footer-style>
    </style:page-layout>
    <style:page-layout style:name="Mpm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8.134cm"/>
      </style:header-style>
      <style:footer-style>
        <style:header-footer-properties fo:min-height="1.134cm" fo:margin-top="1.134cm"/>
      </style:footer-style>
    </style:page-layout>
    <style:page-layout style:name="Mpm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18cm"/>
      </style:header-style>
      <style:footer-style>
        <style:header-footer-properties fo:min-height="1.108cm" fo:margin-top="1.108cm"/>
      </style:footer-style>
    </style:page-layout>
    <style:page-layout style:name="Mpm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71cm"/>
      </style:header-style>
      <style:footer-style>
        <style:header-footer-properties fo:min-height="1.134cm" fo:margin-top="1.134cm"/>
      </style:footer-style>
    </style:page-layout>
    <style:page-layout style:name="Mpm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9cm"/>
      </style:header-style>
      <style:footer-style>
        <style:header-footer-properties fo:min-height="1.607cm" fo:margin-top="1.607cm"/>
      </style:footer-style>
    </style:page-layout>
    <style:page-layout style:name="Mpm1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4cm"/>
      </style:header-style>
      <style:footer-style>
        <style:header-footer-properties fo:min-height="1.734cm" fo:margin-top="1.734cm"/>
      </style:footer-style>
    </style:page-layout>
    <style:page-layout style:name="Mpm1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7.391cm"/>
      </style:header-style>
      <style:footer-style>
        <style:header-footer-properties fo:min-height="1.134cm" fo:margin-top="1.134cm"/>
      </style:footer-style>
    </style:page-layout>
    <style:page-layout style:name="Mpm1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506cm"/>
      </style:header-style>
      <style:footer-style>
        <style:header-footer-properties fo:min-height="1.607cm" fo:margin-top="1.607cm"/>
      </style:footer-style>
    </style:page-layout>
    <style:page-layout style:name="Mpm1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4cm"/>
      </style:header-style>
      <style:footer-style>
        <style:header-footer-properties fo:min-height="1.734cm" fo:margin-top="1.734cm"/>
      </style:footer-style>
    </style:page-layout>
    <style:page-layout style:name="Mpm1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8.134cm"/>
      </style:header-style>
      <style:footer-style>
        <style:header-footer-properties fo:min-height="1.134cm" fo:margin-top="1.134cm"/>
      </style:footer-style>
    </style:page-layout>
    <style:page-layout style:name="Mpm1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1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45cm"/>
      </style:header-style>
      <style:footer-style>
        <style:header-footer-properties fo:min-height="1.108cm" fo:margin-top="1.108cm"/>
      </style:footer-style>
    </style:page-layout>
    <style:page-layout style:name="Mpm1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6.407cm"/>
      </style:header-style>
      <style:footer-style>
        <style:header-footer-properties fo:min-height="1.134cm" fo:margin-top="1.134cm"/>
      </style:footer-style>
    </style:page-layout>
    <style:page-layout style:name="Mpm1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113cm"/>
      </style:header-style>
      <style:footer-style>
        <style:header-footer-properties fo:min-height="1.134cm" fo:margin-top="1.134cm"/>
      </style:footer-style>
    </style:page-layout>
    <style:page-layout style:name="Mpm1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43cm"/>
      </style:header-style>
      <style:footer-style>
        <style:header-footer-properties fo:min-height="1.108cm" fo:margin-top="1.108cm"/>
      </style:footer-style>
    </style:page-layout>
    <style:page-layout style:name="Mpm2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2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9cm"/>
      </style:header-style>
      <style:footer-style>
        <style:header-footer-properties fo:min-height="1.607cm" fo:margin-top="1.607cm"/>
      </style:footer-style>
    </style:page-layout>
    <style:page-layout style:name="Mpm2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113cm"/>
      </style:header-style>
      <style:footer-style>
        <style:header-footer-properties fo:min-height="3.113cm" fo:margin-top="3.113cm"/>
      </style:footer-style>
    </style:page-layout>
    <style:page-layout style:name="Mpm2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07cm"/>
      </style:header-style>
      <style:footer-style>
        <style:header-footer-properties fo:min-height="1.081cm" fo:margin-top="1.081cm"/>
      </style:footer-style>
    </style:page-layout>
    <style:page-layout style:name="Mpm2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2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4cm"/>
      </style:header-style>
      <style:footer-style>
        <style:header-footer-properties fo:min-height="1.108cm" fo:margin-top="1.108cm"/>
      </style:footer-style>
    </style:page-layout>
    <style:page-layout style:name="Mpm2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52cm"/>
      </style:header-style>
      <style:footer-style>
        <style:header-footer-properties fo:min-height="1.607cm" fo:margin-top="1.607cm"/>
      </style:footer-style>
    </style:page-layout>
    <style:page-layout style:name="Mpm2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4cm"/>
      </style:header-style>
      <style:footer-style>
        <style:header-footer-properties fo:min-height="1.108cm" fo:margin-top="1.108cm"/>
      </style:footer-style>
    </style:page-layout>
    <style:page-layout style:name="Mpm2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2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52cm"/>
      </style:header-style>
      <style:footer-style>
        <style:header-footer-properties fo:min-height="1.134cm" fo:margin-top="1.134cm"/>
      </style:footer-style>
    </style:page-layout>
    <style:page-layout style:name="Mpm3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3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52cm"/>
      </style:header-style>
      <style:footer-style>
        <style:header-footer-properties fo:min-height="1.607cm" fo:margin-top="1.607cm"/>
      </style:footer-style>
    </style:page-layout>
    <style:page-layout style:name="Mpm3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8.160cm"/>
      </style:header-style>
      <style:footer-style>
        <style:header-footer-properties fo:min-height="1.161cm" fo:margin-top="1.161cm"/>
      </style:footer-style>
    </style:page-layout>
    <style:page-layout style:name="Mpm3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52cm"/>
      </style:header-style>
      <style:footer-style>
        <style:header-footer-properties fo:min-height="1.134cm" fo:margin-top="1.134cm"/>
      </style:footer-style>
    </style:page-layout>
    <style:page-layout style:name="Mpm3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3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52cm"/>
      </style:header-style>
      <style:footer-style>
        <style:header-footer-properties fo:min-height="1.134cm" fo:margin-top="1.134cm"/>
      </style:footer-style>
    </style:page-layout>
    <style:page-layout style:name="Mpm3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6cm"/>
      </style:header-style>
      <style:footer-style>
        <style:header-footer-properties fo:min-height="1.607cm" fo:margin-top="1.607cm"/>
      </style:footer-style>
    </style:page-layout>
    <style:page-layout style:name="Mpm3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50cm"/>
      </style:header-style>
      <style:footer-style>
        <style:header-footer-properties fo:min-height="1.138cm" fo:margin-top="1.138cm"/>
      </style:footer-style>
    </style:page-layout>
    <style:page-layout style:name="Mpm3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18cm"/>
      </style:header-style>
      <style:footer-style>
        <style:header-footer-properties fo:min-height="2.454cm" fo:margin-top="2.454cm"/>
      </style:footer-style>
    </style:page-layout>
    <style:page-layout style:name="Mpm3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8.134cm"/>
      </style:header-style>
      <style:footer-style>
        <style:header-footer-properties fo:min-height="1.134cm" fo:margin-top="1.134cm"/>
      </style:footer-style>
    </style:page-layout>
    <style:page-layout style:name="Mpm4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71cm"/>
      </style:header-style>
      <style:footer-style>
        <style:header-footer-properties fo:min-height="1.134cm" fo:margin-top="1.134cm"/>
      </style:footer-style>
    </style:page-layout>
    <style:page-layout style:name="Mpm4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4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52cm"/>
      </style:header-style>
      <style:footer-style>
        <style:header-footer-properties fo:min-height="1.134cm" fo:margin-top="1.134cm"/>
      </style:footer-style>
    </style:page-layout>
    <style:page-layout style:name="Mpm4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4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52cm"/>
      </style:header-style>
      <style:footer-style>
        <style:header-footer-properties fo:min-height="1.607cm" fo:margin-top="1.607cm"/>
      </style:footer-style>
    </style:page-layout>
    <style:page-layout style:name="Mpm4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1.693cm"/>
      </style:header-style>
      <style:footer-style>
        <style:header-footer-properties fo:min-height="1.134cm" fo:margin-top="1.134cm"/>
      </style:footer-style>
    </style:page-layout>
    <style:page-layout style:name="Mpm4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7cm"/>
      </style:header-style>
      <style:footer-style>
        <style:header-footer-properties fo:min-height="1.161cm" fo:margin-top="1.161cm"/>
      </style:footer-style>
    </style:page-layout>
    <style:page-layout style:name="Mpm4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52cm"/>
      </style:header-style>
      <style:footer-style>
        <style:header-footer-properties fo:min-height="1.607cm" fo:margin-top="1.607cm"/>
      </style:footer-style>
    </style:page-layout>
    <style:page-layout style:name="Mpm4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8.160cm"/>
      </style:header-style>
      <style:footer-style>
        <style:header-footer-properties fo:min-height="1.161cm" fo:margin-top="1.161cm"/>
      </style:footer-style>
    </style:page-layout>
    <style:page-layout style:name="Mpm4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5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9cm"/>
      </style:header-style>
      <style:footer-style>
        <style:header-footer-properties fo:min-height="1.607cm" fo:margin-top="1.607cm"/>
      </style:footer-style>
    </style:page-layout>
    <style:page-layout style:name="Mpm5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5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122cm"/>
      </style:header-style>
      <style:footer-style>
        <style:header-footer-properties fo:min-height="1.134cm" fo:margin-top="1.134cm"/>
      </style:footer-style>
    </style:page-layout>
    <style:page-layout style:name="Mpm5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9cm"/>
      </style:header-style>
      <style:footer-style>
        <style:header-footer-properties fo:min-height="1.607cm" fo:margin-top="1.607cm"/>
      </style:footer-style>
    </style:page-layout>
    <style:page-layout style:name="Mpm5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4cm"/>
      </style:header-style>
      <style:footer-style>
        <style:header-footer-properties fo:min-height="1.108cm" fo:margin-top="1.108cm"/>
      </style:footer-style>
    </style:page-layout>
    <style:page-layout style:name="Mpm5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113cm"/>
      </style:header-style>
      <style:footer-style>
        <style:header-footer-properties fo:min-height="1.134cm" fo:margin-top="1.134cm"/>
      </style:footer-style>
    </style:page-layout>
    <style:page-layout style:name="Mpm5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9cm"/>
      </style:header-style>
      <style:footer-style>
        <style:header-footer-properties fo:min-height="1.607cm" fo:margin-top="1.607cm"/>
      </style:footer-style>
    </style:page-layout>
    <style:page-layout style:name="Mpm5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8.407cm"/>
      </style:header-style>
      <style:footer-style>
        <style:header-footer-properties fo:min-height="1.134cm" fo:margin-top="1.134cm"/>
      </style:footer-style>
    </style:page-layout>
    <style:page-layout style:name="Mpm5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5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9cm"/>
      </style:header-style>
      <style:footer-style>
        <style:header-footer-properties fo:min-height="1.134cm" fo:margin-top="1.134cm"/>
      </style:footer-style>
    </style:page-layout>
    <style:page-layout style:name="Mpm6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6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7cm"/>
      </style:header-style>
      <style:footer-style>
        <style:header-footer-properties fo:min-height="1.161cm" fo:margin-top="1.161cm"/>
      </style:footer-style>
    </style:page-layout>
    <style:page-layout style:name="Mpm6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43cm"/>
      </style:header-style>
      <style:footer-style>
        <style:header-footer-properties fo:min-height="1.743cm" fo:margin-top="1.743cm"/>
      </style:footer-style>
    </style:page-layout>
    <style:page-layout style:name="Mpm6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607cm" fo:margin-top="1.607cm"/>
      </style:footer-style>
    </style:page-layout>
    <style:page-layout style:name="Mpm6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6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45cm"/>
      </style:header-style>
      <style:footer-style>
        <style:header-footer-properties fo:min-height="1.108cm" fo:margin-top="1.108cm"/>
      </style:footer-style>
    </style:page-layout>
    <style:page-layout style:name="Mpm6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8.134cm"/>
      </style:header-style>
      <style:footer-style>
        <style:header-footer-properties fo:min-height="1.134cm" fo:margin-top="1.134cm"/>
      </style:footer-style>
    </style:page-layout>
    <style:page-layout style:name="Mpm6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4cm"/>
      </style:header-style>
      <style:footer-style>
        <style:header-footer-properties fo:min-height="1.108cm" fo:margin-top="1.108cm"/>
      </style:footer-style>
    </style:page-layout>
    <style:page-layout style:name="Mpm6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579cm"/>
      </style:header-style>
      <style:footer-style>
        <style:header-footer-properties fo:min-height="1.132cm" fo:margin-top="1.132cm"/>
      </style:footer-style>
    </style:page-layout>
  </office:automatic-styles>
  <office:master-styles>
    <style:master-page style:name="PageStyle0" style:page-layout-name="Mpm0">
      <style:header>
        <text:p text:style-name="P3922"/>
      </style:header>
      <style:footer>
        <text:p text:style-name="P3922"/>
      </style:footer>
    </style:master-page>
    <style:master-page style:name="PageStyle1" style:page-layout-name="Mpm1">
      <style:header>
        <text:p text:style-name="P3922"/>
      </style:header>
      <style:footer>
        <text:p text:style-name="P1"><draw:frame draw:style-name="Mfr1" svg:x="10.425cm" svg:y="28.233cm" fo:min-width="0.145cm" fo:min-height="0.245cm" text:anchor-type="paragraph"><draw:text-box><text:p text:style-name="P3067"><text:page-number/></text:p></draw:text-box></draw:frame></text:p>
      </style:footer>
    </style:master-page>
    <style:master-page style:name="PageStyle2" style:page-layout-name="Mpm2">
      <style:header>
        <text:p text:style-name="P3922"/>
      </style:header>
      <style:footer>
        <text:p text:style-name="P3922"/>
      </style:footer>
    </style:master-page>
    <style:master-page style:name="PageStyle3" style:page-layout-name="Mpm3">
      <style:header>
        <text:p text:style-name="P3922"/>
      </style:header>
      <style:footer>
        <text:p text:style-name="P3922"/>
      </style:footer>
    </style:master-page>
    <style:master-page style:name="PageStyle4" style:page-layout-name="Mpm4">
      <style:header>
        <text:p text:style-name="P3922"/>
      </style:header>
      <style:footer>
        <text:p text:style-name="P3922"/>
      </style:footer>
    </style:master-page>
    <style:master-page style:name="PageStyle5" style:page-layout-name="Mpm5">
      <style:header>
        <text:p text:style-name="P48"><draw:frame draw:style-name="Mfr9" svg:x="4.771cm" svg:y="1.864cm" fo:min-width="11.430cm" fo:min-height="0.931cm" text:anchor-type="paragraph"><draw:text-box><text:p text:style-name="P1568"><text:span text:style-name="CharStyle48">BAHAGIAN PILIHAN RAYA PERSEKUTUAN: P. 141 SEKIJANG</text:span></text:p><text:p text:style-name="P2391"><text:span text:style-name="CharStyle49">FEDERAL CONSTITUENCY: P. 141 SEKIJANG</text:span></text:p></draw:text-box></draw:frame></text:p>
      </style:header>
      <style:header-left>
        <text:p text:style-name="P48"><draw:frame draw:style-name="Mfr9" svg:x="4.771cm" svg:y="1.864cm" fo:min-width="11.430cm" fo:min-height="0.931cm" text:anchor-type="paragraph"><draw:text-box><text:p text:style-name="P1568"><text:span text:style-name="CharStyle48">BAHAGIAN PILIHAN RAYA PERSEKUTUAN: P. 141 SEKIJANG</text:span></text:p><text:p text:style-name="P2391"><text:span text:style-name="CharStyle49">FEDERAL CONSTITUENCY: P. 141 SEKIJANG</text:span></text:p></draw:text-box></draw:frame></text:p>
      </style:header-left>
      <style:footer>
        <text:p text:style-name="P3922"/>
      </style:footer>
      <style:footer-left>
        <text:p text:style-name="P3922"/>
      </style:footer-left>
    </style:master-page>
    <style:master-page style:name="PageStyle6" style:page-layout-name="Mpm6">
      <style:header>
        <text:p text:style-name="P3922"/>
      </style:header>
      <style:header-left>
        <text:p text:style-name="P94"><draw:frame draw:style-name="Mfr14" svg:x="5.135cm" svg:y="1.864cm" fo:min-width="10.710cm" fo:min-height="0.855cm" text:anchor-type="paragraph"><draw:text-box><text:p text:style-name="P2651"><text:span text:style-name="CharStyle48">BAHAGIAN PILIHAN RAYA PERSEKUTUAN: P. 142 LABIS</text:span></text:p><text:p text:style-name="P2127"><text:span text:style-name="CharStyle49">FEDERAL CONSTITUENCY: P. 142 LABIS</text:span></text:p></draw:text-box></draw:frame></text:p>
      </style:header-left>
      <style:footer>
        <text:p text:style-name="P3922"/>
      </style:footer>
      <style:footer-left>
        <text:p text:style-name="P3922"/>
      </style:footer-left>
    </style:master-page>
    <style:master-page style:name="PageStyle7" style:page-layout-name="Mpm7">
      <style:header>
        <text:p text:style-name="P3922"/>
      </style:header>
      <style:header-left>
        <text:p text:style-name="P94"><draw:frame draw:style-name="Mfr14" svg:x="5.135cm" svg:y="1.864cm" fo:min-width="10.710cm" fo:min-height="0.855cm" text:anchor-type="paragraph"><draw:text-box><text:p text:style-name="P2651"><text:span text:style-name="CharStyle48">BAHAGIAN PILIHAN RAYA PERSEKUTUAN: P. 142 LABIS</text:span></text:p><text:p text:style-name="P2127"><text:span text:style-name="CharStyle49">FEDERAL CONSTITUENCY: P. 142 LABIS</text:span></text:p></draw:text-box></draw:frame></text:p>
      </style:header-left>
      <style:footer>
        <text:p text:style-name="P3922"/>
      </style:footer>
      <style:footer-left>
        <text:p text:style-name="P3922"/>
      </style:footer-left>
    </style:master-page>
    <style:master-page style:name="PageStyle8" style:page-layout-name="Mpm8">
      <style:header>
        <text:p text:style-name="P3922"/>
      </style:header>
      <style:header-left>
        <text:p text:style-name="P94"><draw:frame draw:style-name="Mfr14" svg:x="5.135cm" svg:y="1.864cm" fo:min-width="10.710cm" fo:min-height="0.855cm" text:anchor-type="paragraph"><draw:text-box><text:p text:style-name="P2651"><text:span text:style-name="CharStyle48">BAHAGIAN PILIHAN RAYA PERSEKUTUAN: P. 142 LABIS</text:span></text:p><text:p text:style-name="P2127"><text:span text:style-name="CharStyle49">FEDERAL CONSTITUENCY: P. 142 LABIS</text:span></text:p></draw:text-box></draw:frame></text:p>
      </style:header-left>
      <style:footer>
        <text:p text:style-name="P3922"/>
      </style:footer>
      <style:footer-left>
        <text:p text:style-name="P3922"/>
      </style:footer-left>
    </style:master-page>
    <style:master-page style:name="PageStyle9" style:page-layout-name="Mpm9">
      <style:header>
        <text:p text:style-name="P3922"/>
      </style:header>
      <style:footer>
        <text:p text:style-name="P139"><draw:frame draw:style-name="Mfr18" svg:x="10.333cm" svg:y="28.229cm" fo:min-width="0.330cm" fo:min-height="0.245cm" text:anchor-type="paragraph"><draw:text-box><text:p text:style-name="P1560"><text:page-number/></text:p></draw:text-box></draw:frame></text:p>
      </style:footer>
    </style:master-page>
    <style:master-page style:name="PageStyle10" style:page-layout-name="Mpm10">
      <style:header>
        <text:p text:style-name="P3922"/>
      </style:header>
      <style:footer>
        <text:p text:style-name="P139"><draw:frame draw:style-name="Mfr18" svg:x="10.333cm" svg:y="28.229cm" fo:min-width="0.330cm" fo:min-height="0.245cm" text:anchor-type="paragraph"><draw:text-box><text:p text:style-name="P1560"><text:page-number/></text:p></draw:text-box></draw:frame></text:p>
      </style:footer>
    </style:master-page>
    <style:master-page style:name="PageStyle11" style:page-layout-name="Mpm11">
      <style:header>
        <text:p text:style-name="P3922"/>
      </style:header>
      <style:footer>
        <text:p text:style-name="P3922"/>
      </style:footer>
    </style:master-page>
    <style:master-page style:name="PageStyle12" style:page-layout-name="Mpm12">
      <style:header>
        <text:p text:style-name="P3922"/>
      </style:header>
      <style:footer>
        <text:p text:style-name="P139"><draw:frame draw:style-name="Mfr18" svg:x="10.333cm" svg:y="28.229cm" fo:min-width="0.330cm" fo:min-height="0.245cm" text:anchor-type="paragraph"><draw:text-box><text:p text:style-name="P1560"><text:page-number/></text:p></draw:text-box></draw:frame></text:p>
      </style:footer>
    </style:master-page>
    <style:master-page style:name="PageStyle13" style:page-layout-name="Mpm13">
      <style:header>
        <text:p text:style-name="P3922"/>
      </style:header>
      <style:footer>
        <text:p text:style-name="P139"><draw:frame draw:style-name="Mfr18" svg:x="10.333cm" svg:y="28.229cm" fo:min-width="0.330cm" fo:min-height="0.245cm" text:anchor-type="paragraph"><draw:text-box><text:p text:style-name="P1560"><text:page-number/></text:p></draw:text-box></draw:frame></text:p>
      </style:footer>
    </style:master-page>
    <style:master-page style:name="PageStyle14" style:page-layout-name="Mpm14">
      <style:header>
        <text:p text:style-name="P3922"/>
      </style:header>
      <style:footer>
        <text:p text:style-name="P3922"/>
      </style:footer>
    </style:master-page>
    <style:master-page style:name="PageStyle15" style:page-layout-name="Mpm15">
      <style:header>
        <text:p text:style-name="P3922"/>
      </style:header>
      <style:footer>
        <text:p text:style-name="P3922"/>
      </style:footer>
    </style:master-page>
    <style:master-page style:name="PageStyle16" style:page-layout-name="Mpm16">
      <style:header>
        <text:p text:style-name="P299"><draw:frame draw:style-name="Mfr32" svg:x="5.075cm" svg:y="1.847cm" fo:min-width="10.829cm" fo:min-height="0.871cm" text:anchor-type="paragraph"><draw:text-box><text:p text:style-name="P1840"><text:span text:style-name="CharStyle48">BAHAGIAN PILIHAN RAYA PERSEKUTUAN: P. 145 BAKRI</text:span></text:p><text:p text:style-name="P3217"><text:span text:style-name="CharStyle49">FEDERAL CONSTITUENCY: P. 145 BAKRI</text:span></text:p></draw:text-box></draw:frame></text:p>
      </style:header>
      <style:header-left>
        <text:p text:style-name="P299"><draw:frame draw:style-name="Mfr32" svg:x="5.075cm" svg:y="1.847cm" fo:min-width="10.829cm" fo:min-height="0.871cm" text:anchor-type="paragraph"><draw:text-box><text:p text:style-name="P1840"><text:span text:style-name="CharStyle48">BAHAGIAN PILIHAN RAYA PERSEKUTUAN: P. 145 BAKRI</text:span></text:p><text:p text:style-name="P3217"><text:span text:style-name="CharStyle49">FEDERAL CONSTITUENCY: P. 145 BAKRI</text:span></text:p></draw:text-box></draw:frame></text:p>
      </style:header-left>
      <style:footer>
        <text:p text:style-name="P3922"/>
      </style:footer>
      <style:footer-left>
        <text:p text:style-name="P3922"/>
      </style:footer-left>
    </style:master-page>
    <style:master-page style:name="PageStyle17" style:page-layout-name="Mpm17">
      <style:header>
        <text:p text:style-name="P306"><draw:frame draw:style-name="Mfr35" svg:x="16.023cm" svg:y="1.856cm" fo:min-width="3.030cm" fo:min-height="1.125cm" text:anchor-type="paragraph"><draw:text-box><text:p text:style-name="P2530"><text:span text:style-name="CharStyle70">(3)</text:span></text:p><text:p text:style-name="P1937"><text:span text:style-name="CharStyle70">Bilangan Pemilih</text:span></text:p></draw:text-box></draw:frame></text:p>
      </style:header>
      <style:header-left>
        <text:p text:style-name="P3922"/>
      </style:header-left>
      <style:footer>
        <text:p text:style-name="P3922"/>
      </style:footer>
      <style:footer-left>
        <text:p text:style-name="P3922"/>
      </style:footer-left>
    </style:master-page>
    <style:master-page style:name="PageStyle18" style:page-layout-name="Mpm18">
      <style:header>
        <text:p text:style-name="P306"><draw:frame draw:style-name="Mfr35" svg:x="16.023cm" svg:y="1.856cm" fo:min-width="3.030cm" fo:min-height="1.125cm" text:anchor-type="paragraph"><draw:text-box><text:p text:style-name="P2530"><text:span text:style-name="CharStyle70">(3)</text:span></text:p><text:p text:style-name="P1937"><text:span text:style-name="CharStyle70">Bilangan Pemilih</text:span></text:p></draw:text-box></draw:frame></text:p>
      </style:header>
      <style:header-left>
        <text:p text:style-name="P3922"/>
      </style:header-left>
      <style:footer>
        <text:p text:style-name="P3922"/>
      </style:footer>
      <style:footer-left>
        <text:p text:style-name="P3922"/>
      </style:footer-left>
    </style:master-page>
    <style:master-page style:name="PageStyle19" style:page-layout-name="Mpm19">
      <style:header>
        <text:p text:style-name="P3922"/>
      </style:header>
      <style:footer>
        <text:p text:style-name="P3922"/>
      </style:footer>
    </style:master-page>
    <style:master-page style:name="PageStyle20" style:page-layout-name="Mpm20">
      <style:header>
        <text:p text:style-name="P3922"/>
      </style:header>
      <style:footer>
        <text:p text:style-name="P3922"/>
      </style:footer>
    </style:master-page>
    <style:master-page style:name="PageStyle21" style:page-layout-name="Mpm21">
      <style:header>
        <text:p text:style-name="P3922"/>
      </style:header>
      <style:footer>
        <text:p text:style-name="P392"><draw:frame draw:style-name="Mfr46" svg:x="10.324cm" svg:y="28.229cm" fo:min-width="0.347cm" fo:min-height="0.245cm" text:anchor-type="paragraph"><draw:text-box><text:p text:style-name="P2103"><text:page-number/></text:p></draw:text-box></draw:frame></text:p>
      </style:footer>
    </style:master-page>
    <style:master-page style:name="PageStyle22" style:page-layout-name="Mpm22">
      <style:header>
        <text:p text:style-name="P306"><draw:frame draw:style-name="Mfr35" svg:x="16.023cm" svg:y="1.856cm" fo:min-width="3.030cm" fo:min-height="1.125cm" text:anchor-type="paragraph"><draw:text-box><text:p text:style-name="P2530"><text:span text:style-name="CharStyle70">(3)</text:span></text:p><text:p text:style-name="P1937"><text:span text:style-name="CharStyle70">Bilangan Pemilih</text:span></text:p></draw:text-box></draw:frame></text:p>
      </style:header>
      <style:footer>
        <text:p text:style-name="P3922"/>
      </style:footer>
    </style:master-page>
    <style:master-page style:name="PageStyle23" style:page-layout-name="Mpm23">
      <style:header>
        <text:p text:style-name="P3922"/>
      </style:header>
      <style:footer>
        <text:p text:style-name="P3922"/>
      </style:footer>
    </style:master-page>
    <style:master-page style:name="PageStyle24" style:page-layout-name="Mpm24">
      <style:header>
        <text:p text:style-name="P3922"/>
      </style:header>
      <style:footer>
        <text:p text:style-name="P3922"/>
      </style:footer>
    </style:master-page>
    <style:master-page style:name="PageStyle25" style:page-layout-name="Mpm25">
      <style:header>
        <text:p text:style-name="P3922"/>
      </style:header>
      <style:footer>
        <text:p text:style-name="P3922"/>
      </style:footer>
    </style:master-page>
    <style:master-page style:name="PageStyle26" style:page-layout-name="Mpm26">
      <style:header>
        <text:p text:style-name="P3922"/>
      </style:header>
      <style:footer>
        <text:p text:style-name="P520"><draw:frame draw:style-name="Mfr71" svg:x="10.315cm" svg:y="28.229cm" fo:min-width="0.363cm" fo:min-height="0.245cm" text:anchor-type="paragraph"><draw:text-box><text:p text:style-name="P3213"><text:page-number/></text:p></draw:text-box></draw:frame></text:p>
      </style:footer>
    </style:master-page>
    <style:master-page style:name="PageStyle27" style:page-layout-name="Mpm27">
      <style:header>
        <text:p text:style-name="P3922"/>
      </style:header>
      <style:footer>
        <text:p text:style-name="P3922"/>
      </style:footer>
    </style:master-page>
    <style:master-page style:name="PageStyle28" style:page-layout-name="Mpm28">
      <style:header>
        <text:p text:style-name="P3922"/>
      </style:header>
      <style:footer>
        <text:p text:style-name="P3922"/>
      </style:footer>
    </style:master-page>
    <style:master-page style:name="PageStyle29" style:page-layout-name="Mpm29">
      <style:header>
        <text:p text:style-name="P3922"/>
      </style:header>
      <style:footer>
        <text:p text:style-name="P3922"/>
      </style:footer>
    </style:master-page>
    <style:master-page style:name="PageStyle30" style:page-layout-name="Mpm30">
      <style:header>
        <text:p text:style-name="P3922"/>
      </style:header>
      <style:footer>
        <text:p text:style-name="P3922"/>
      </style:footer>
    </style:master-page>
    <style:master-page style:name="PageStyle31" style:page-layout-name="Mpm31">
      <style:header>
        <text:p text:style-name="P3922"/>
      </style:header>
      <style:footer>
        <text:p text:style-name="P520"><draw:frame draw:style-name="Mfr71" svg:x="10.315cm" svg:y="28.229cm" fo:min-width="0.363cm" fo:min-height="0.245cm" text:anchor-type="paragraph"><draw:text-box><text:p text:style-name="P3213"><text:page-number/></text:p></draw:text-box></draw:frame></text:p>
      </style:footer>
    </style:master-page>
    <style:master-page style:name="PageStyle32" style:page-layout-name="Mpm32">
      <style:header>
        <text:p text:style-name="P3922"/>
      </style:header>
      <style:footer>
        <text:p text:style-name="P3922"/>
      </style:footer>
    </style:master-page>
    <style:master-page style:name="PageStyle33" style:page-layout-name="Mpm33">
      <style:header>
        <text:p text:style-name="P3922"/>
      </style:header>
      <style:footer>
        <text:p text:style-name="P3922"/>
      </style:footer>
    </style:master-page>
    <style:master-page style:name="PageStyle34" style:page-layout-name="Mpm34">
      <style:header>
        <text:p text:style-name="P3922"/>
      </style:header>
      <style:footer>
        <text:p text:style-name="P3922"/>
      </style:footer>
    </style:master-page>
    <style:master-page style:name="PageStyle35" style:page-layout-name="Mpm35">
      <style:header>
        <text:p text:style-name="P3922"/>
      </style:header>
      <style:footer>
        <text:p text:style-name="P3922"/>
      </style:footer>
    </style:master-page>
    <style:master-page style:name="PageStyle36" style:page-layout-name="Mpm36">
      <style:header>
        <text:p text:style-name="P3922"/>
      </style:header>
      <style:footer>
        <text:p text:style-name="P777"><draw:frame draw:style-name="Mfr89" svg:x="10.308cm" svg:y="28.229cm" fo:min-width="0.356cm" fo:min-height="0.245cm" text:anchor-type="paragraph"><draw:text-box><text:p text:style-name="P2144"><text:page-number/></text:p></draw:text-box></draw:frame></text:p>
      </style:footer>
    </style:master-page>
    <style:master-page style:name="PageStyle37" style:page-layout-name="Mpm37">
      <style:header>
        <text:p text:style-name="P3922"/>
      </style:header>
      <style:footer>
        <text:p text:style-name="P3922"/>
      </style:footer>
    </style:master-page>
    <style:master-page style:name="PageStyle38" style:page-layout-name="Mpm38">
      <style:header>
        <text:p text:style-name="P818"><draw:frame draw:style-name="Mfr95" svg:x="4.627cm" svg:y="1.847cm" fo:min-width="11.751cm" fo:min-height="0.871cm" text:anchor-type="paragraph"><draw:text-box><text:p text:style-name="P2056"><text:span text:style-name="CharStyle10">BAHAGIAN PILIHAN RAYA PERSEKUTUAN: P. 155 TENGGARA</text:span></text:p><text:p text:style-name="P2109"><text:span text:style-name="CharStyle75">FEDERAL CONSTITUENCY: P. 155 TENGGARA</text:span></text:p></draw:text-box></draw:frame></text:p>
      </style:header>
      <style:header-left>
        <text:p text:style-name="P818"><draw:frame draw:style-name="Mfr95" svg:x="4.627cm" svg:y="1.847cm" fo:min-width="11.751cm" fo:min-height="0.871cm" text:anchor-type="paragraph"><draw:text-box><text:p text:style-name="P2056"><text:span text:style-name="CharStyle10">BAHAGIAN PILIHAN RAYA PERSEKUTUAN: P. 155 TENGGARA</text:span></text:p><text:p text:style-name="P2109"><text:span text:style-name="CharStyle75">FEDERAL CONSTITUENCY: P. 155 TENGGARA</text:span></text:p></draw:text-box></draw:frame></text:p>
      </style:header-left>
      <style:footer>
        <text:p text:style-name="P3922"/>
      </style:footer>
      <style:footer-left>
        <text:p text:style-name="P3922"/>
      </style:footer-left>
    </style:master-page>
    <style:master-page style:name="PageStyle39" style:page-layout-name="Mpm39">
      <style:header>
        <text:p text:style-name="P3922"/>
      </style:header>
      <style:header-left>
        <text:p text:style-name="P824"><draw:frame draw:style-name="Mfr99" svg:x="4.397cm" svg:y="1.847cm" fo:min-width="12.192cm" fo:min-height="0.871cm" text:anchor-type="paragraph"><draw:text-box><text:p text:style-name="P2714"><text:span text:style-name="CharStyle10">BAHAGIAN PILIHAN RAYA PERSEKUTUAN: P. 156 KOTA TINGGI</text:span></text:p><text:p text:style-name="P2768"><text:span text:style-name="CharStyle75">FEDERAL CONSTITUENCY: P. 156 KOTA TINGGI</text:span></text:p></draw:text-box></draw:frame></text:p>
      </style:header-left>
      <style:footer>
        <text:p text:style-name="P3922"/>
      </style:footer>
      <style:footer-left>
        <text:p text:style-name="P3922"/>
      </style:footer-left>
    </style:master-page>
    <style:master-page style:name="PageStyle40" style:page-layout-name="Mpm40">
      <style:header>
        <text:p text:style-name="P3922"/>
      </style:header>
      <style:header-left>
        <text:p text:style-name="P824"><draw:frame draw:style-name="Mfr99" svg:x="4.397cm" svg:y="1.847cm" fo:min-width="12.192cm" fo:min-height="0.871cm" text:anchor-type="paragraph"><draw:text-box><text:p text:style-name="P2714"><text:span text:style-name="CharStyle10">BAHAGIAN PILIHAN RAYA PERSEKUTUAN: P. 156 KOTA TINGGI</text:span></text:p><text:p text:style-name="P2768"><text:span text:style-name="CharStyle75">FEDERAL CONSTITUENCY: P. 156 KOTA TINGGI</text:span></text:p></draw:text-box></draw:frame></text:p>
      </style:header-left>
      <style:footer>
        <text:p text:style-name="P3922"/>
      </style:footer>
      <style:footer-left>
        <text:p text:style-name="P3922"/>
      </style:footer-left>
    </style:master-page>
    <style:master-page style:name="PageStyle41" style:page-layout-name="Mpm41">
      <style:header>
        <text:p text:style-name="P3922"/>
      </style:header>
      <style:footer>
        <text:p text:style-name="P3922"/>
      </style:footer>
    </style:master-page>
    <style:master-page style:name="PageStyle42" style:page-layout-name="Mpm42">
      <style:header>
        <text:p text:style-name="P3922"/>
      </style:header>
      <style:footer>
        <text:p text:style-name="P3922"/>
      </style:footer>
    </style:master-page>
    <style:master-page style:name="PageStyle43" style:page-layout-name="Mpm43">
      <style:header>
        <text:p text:style-name="P3922"/>
      </style:header>
      <style:footer>
        <text:p text:style-name="P3922"/>
      </style:footer>
    </style:master-page>
    <style:master-page style:name="PageStyle44" style:page-layout-name="Mpm44">
      <style:header>
        <text:p text:style-name="P3922"/>
      </style:header>
      <style:footer>
        <text:p text:style-name="P913"><draw:frame draw:style-name="Mfr107" svg:x="10.315cm" svg:y="28.229cm" fo:min-width="0.347cm" fo:min-height="0.245cm" text:anchor-type="paragraph"><draw:text-box><text:p text:style-name="P3658"><text:page-number/></text:p></draw:text-box></draw:frame></text:p>
      </style:footer>
    </style:master-page>
    <style:master-page style:name="PageStyle45" style:page-layout-name="Mpm45">
      <style:header>
        <text:p text:style-name="P3922"/>
      </style:header>
      <style:footer>
        <text:p text:style-name="P3922"/>
      </style:footer>
    </style:master-page>
    <style:master-page style:name="PageStyle46" style:page-layout-name="Mpm46">
      <style:header>
        <text:p text:style-name="P3922"/>
      </style:header>
      <style:footer>
        <text:p text:style-name="P3922"/>
      </style:footer>
    </style:master-page>
    <style:master-page style:name="PageStyle47" style:page-layout-name="Mpm47">
      <style:header>
        <text:p text:style-name="P3922"/>
      </style:header>
      <style:footer>
        <text:p text:style-name="P913"><draw:frame draw:style-name="Mfr107" svg:x="10.315cm" svg:y="28.229cm" fo:min-width="0.347cm" fo:min-height="0.245cm" text:anchor-type="paragraph"><draw:text-box><text:p text:style-name="P3658"><text:page-number/></text:p></draw:text-box></draw:frame></text:p>
      </style:footer>
    </style:master-page>
    <style:master-page style:name="PageStyle48" style:page-layout-name="Mpm48">
      <style:header>
        <text:p text:style-name="P3922"/>
      </style:header>
      <style:footer>
        <text:p text:style-name="P3922"/>
      </style:footer>
    </style:master-page>
    <style:master-page style:name="PageStyle49" style:page-layout-name="Mpm49">
      <style:header>
        <text:p text:style-name="P3922"/>
      </style:header>
      <style:footer>
        <text:p text:style-name="P3922"/>
      </style:footer>
    </style:master-page>
    <style:master-page style:name="PageStyle50" style:page-layout-name="Mpm50">
      <style:header>
        <text:p text:style-name="P3922"/>
      </style:header>
      <style:footer>
        <text:p text:style-name="P913"><draw:frame draw:style-name="Mfr107" svg:x="10.315cm" svg:y="28.229cm" fo:min-width="0.347cm" fo:min-height="0.245cm" text:anchor-type="paragraph"><draw:text-box><text:p text:style-name="P3658"><text:page-number/></text:p></draw:text-box></draw:frame></text:p>
      </style:footer>
    </style:master-page>
    <style:master-page style:name="PageStyle51" style:page-layout-name="Mpm51">
      <style:header>
        <text:p text:style-name="P3922"/>
      </style:header>
      <style:header-left>
        <text:p text:style-name="P3922"/>
      </style:header-left>
      <style:footer>
        <text:p text:style-name="P3922"/>
      </style:footer>
      <style:footer-left>
        <text:p text:style-name="P3922"/>
      </style:footer-left>
    </style:master-page>
    <style:master-page style:name="PageStyle52" style:page-layout-name="Mpm52">
      <style:header>
        <text:p text:style-name="P1104"><draw:frame draw:style-name="Mfr124" svg:x="16.023cm" svg:y="1.856cm" fo:min-width="3.030cm" fo:min-height="1.134cm" text:anchor-type="paragraph"><draw:text-box><text:p text:style-name="P2287"><text:span text:style-name="CharStyle70">(3)</text:span></text:p><text:p text:style-name="P3652"><text:span text:style-name="CharStyle70">Bilangan Pemilih</text:span></text:p></draw:text-box></draw:frame></text:p>
      </style:header>
      <style:footer>
        <text:p text:style-name="P3922"/>
      </style:footer>
    </style:master-page>
    <style:master-page style:name="PageStyle53" style:page-layout-name="Mpm53">
      <style:header>
        <text:p text:style-name="P3922"/>
      </style:header>
      <style:footer>
        <text:p text:style-name="P913"><draw:frame draw:style-name="Mfr107" svg:x="10.315cm" svg:y="28.229cm" fo:min-width="0.347cm" fo:min-height="0.245cm" text:anchor-type="paragraph"><draw:text-box><text:p text:style-name="P3658"><text:page-number/></text:p></draw:text-box></draw:frame></text:p>
      </style:footer>
    </style:master-page>
    <style:master-page style:name="PageStyle54" style:page-layout-name="Mpm54">
      <style:header>
        <text:p text:style-name="P3922"/>
      </style:header>
      <style:header-left>
        <text:p text:style-name="P3922"/>
      </style:header-left>
      <style:footer>
        <text:p text:style-name="P3922"/>
      </style:footer>
      <style:footer-left>
        <text:p text:style-name="P3922"/>
      </style:footer-left>
    </style:master-page>
    <style:master-page style:name="PageStyle55" style:page-layout-name="Mpm55">
      <style:header>
        <text:p text:style-name="P1104"><draw:frame draw:style-name="Mfr124" svg:x="16.023cm" svg:y="1.856cm" fo:min-width="3.030cm" fo:min-height="1.134cm" text:anchor-type="paragraph"><draw:text-box><text:p text:style-name="P2287"><text:span text:style-name="CharStyle70">(3)</text:span></text:p><text:p text:style-name="P3652"><text:span text:style-name="CharStyle70">Bilangan Pemilih</text:span></text:p></draw:text-box></draw:frame></text:p>
      </style:header>
      <style:footer>
        <text:p text:style-name="P3922"/>
      </style:footer>
    </style:master-page>
    <style:master-page style:name="PageStyle56" style:page-layout-name="Mpm56">
      <style:header>
        <text:p text:style-name="P3922"/>
      </style:header>
      <style:footer>
        <text:p text:style-name="P913"><draw:frame draw:style-name="Mfr107" svg:x="10.315cm" svg:y="28.229cm" fo:min-width="0.347cm" fo:min-height="0.245cm" text:anchor-type="paragraph"><draw:text-box><text:p text:style-name="P3658"><text:page-number/></text:p></draw:text-box></draw:frame></text:p>
      </style:footer>
    </style:master-page>
    <style:master-page style:name="PageStyle57" style:page-layout-name="Mpm57">
      <style:header>
        <text:p text:style-name="P3922"/>
      </style:header>
      <style:footer>
        <text:p text:style-name="P3922"/>
      </style:footer>
    </style:master-page>
    <style:master-page style:name="PageStyle58" style:page-layout-name="Mpm58">
      <style:header>
        <text:p text:style-name="P3922"/>
      </style:header>
      <style:footer>
        <text:p text:style-name="P3922"/>
      </style:footer>
    </style:master-page>
    <style:master-page style:name="PageStyle59" style:page-layout-name="Mpm59">
      <style:header>
        <text:p text:style-name="P3922"/>
      </style:header>
      <style:footer>
        <text:p text:style-name="P3922"/>
      </style:footer>
    </style:master-page>
    <style:master-page style:name="PageStyle60" style:page-layout-name="Mpm60">
      <style:header>
        <text:p text:style-name="P3922"/>
      </style:header>
      <style:footer>
        <text:p text:style-name="P3922"/>
      </style:footer>
    </style:master-page>
    <style:master-page style:name="PageStyle61" style:page-layout-name="Mpm61">
      <style:header>
        <text:p text:style-name="P3922"/>
      </style:header>
      <style:footer>
        <text:p text:style-name="P3922"/>
      </style:footer>
    </style:master-page>
    <style:master-page style:name="PageStyle62" style:page-layout-name="Mpm62">
      <style:header>
        <text:p text:style-name="P3922"/>
      </style:header>
      <style:footer>
        <text:p text:style-name="P3922"/>
      </style:footer>
    </style:master-page>
    <style:master-page style:name="PageStyle63" style:page-layout-name="Mpm63">
      <style:header>
        <text:p text:style-name="P3922"/>
      </style:header>
      <style:footer>
        <text:p text:style-name="P1388"><draw:frame draw:style-name="Mfr166" svg:x="10.317cm" svg:y="28.229cm" fo:min-width="0.356cm" fo:min-height="0.245cm" text:anchor-type="paragraph"><draw:text-box><text:p text:style-name="P2061"><text:page-number/></text:p></draw:text-box></draw:frame></text:p>
      </style:footer>
    </style:master-page>
    <style:master-page style:name="PageStyle64" style:page-layout-name="Mpm64">
      <style:header>
        <text:p text:style-name="P3922"/>
      </style:header>
      <style:header-left>
        <text:p text:style-name="P3922"/>
      </style:header-left>
      <style:footer>
        <text:p text:style-name="P3922"/>
      </style:footer>
      <style:footer-left>
        <text:p text:style-name="P3922"/>
      </style:footer-left>
    </style:master-page>
    <style:master-page style:name="PageStyle65" style:page-layout-name="Mpm65">
      <style:header>
        <text:p text:style-name="P1471"><draw:frame draw:style-name="Mfr177" svg:x="4.339cm" svg:y="1.847cm" fo:min-width="12.310cm" fo:min-height="0.949cm" text:anchor-type="paragraph"><draw:text-box><text:p text:style-name="P1603"><text:span text:style-name="CharStyle10">BAHAGIAN PILIHAN RAYA PERSEKUTUAN: P. 165 TANJUNG PIAI</text:span></text:p><text:p text:style-name="P3879"><text:span text:style-name="CharStyle119">FEDERAL CONSTITUENCY: P. 165 TANJUNG PIAI</text:span></text:p></draw:text-box></draw:frame></text:p>
      </style:header>
      <style:footer>
        <text:p text:style-name="P3922"/>
      </style:footer>
    </style:master-page>
    <style:master-page style:name="PageStyle66" style:page-layout-name="Mpm66">
      <style:header>
        <text:p text:style-name="P3922"/>
      </style:header>
      <style:footer>
        <text:p text:style-name="P3922"/>
      </style:footer>
    </style:master-page>
    <style:master-page style:name="PageStyle67" style:page-layout-name="Mpm67">
      <style:header>
        <text:p text:style-name="P3922"/>
      </style:header>
      <style:footer>
        <text:p text:style-name="P3922"/>
      </style:footer>
    </style:master-page>
    <style:master-page style:name="PageStyle68" style:page-layout-name="Mpm68">
      <style:header>
        <text:p text:style-name="P3922"/>
      </style:header>
      <style:footer>
        <text:p text:style-name="P392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>
  <office:meta>
    <dc:title/>
    <dc:subject/>
    <meta:initial-creator>SPR16</meta:initial-creator>
    <meta:keyword/>
  </office:meta>
</office:document-meta>
</file>